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shapes>
          <draw:frame draw:z-index="0" draw:style-name="gr1" draw:text-style-name="P1" svg:width="19.338cm" svg:height="9.872cm" svg:x="7.501cm" svg:y="1378.495cm">
            <draw:object draw:notify-on-update-of-ranges="Feuil1.A2:Feuil1.A3483 Feuil1.B2:Feuil1.B348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Age (date)</text:p>
          </table:table-cell>
          <table:table-cell office:value-type="string" calcext:value-type="string">
            <text:p>delta 18O</text:p>
          </table:table-cell>
          <table:table-cell table:number-columns-repeated="62"/>
        </table:table-row>
        <table:table-row table:style-name="ro1">
          <table:table-cell table:style-name="ce1" office:value-type="float" office:value="2002.81925" calcext:value-type="float">
            <text:p>2002,81925</text:p>
          </table:table-cell>
          <table:table-cell table:style-name="ce1" office:value-type="float" office:value="-43.261109" calcext:value-type="float">
            <text:p>-43,261109</text:p>
          </table:table-cell>
          <table:table-cell table:number-columns-repeated="62"/>
        </table:table-row>
        <table:table-row table:style-name="ro1">
          <table:table-cell table:style-name="ce1" office:value-type="float" office:value="2002.69875" calcext:value-type="float">
            <text:p>2002,69875</text:p>
          </table:table-cell>
          <table:table-cell table:style-name="ce1" office:value-type="float" office:value="-44.429961" calcext:value-type="float">
            <text:p>-44,429961</text:p>
          </table:table-cell>
          <table:table-cell table:number-columns-repeated="62"/>
        </table:table-row>
        <table:table-row table:style-name="ro1">
          <table:table-cell table:style-name="ce1" office:value-type="float" office:value="2002.5783" calcext:value-type="float">
            <text:p>2002,5783</text:p>
          </table:table-cell>
          <table:table-cell table:style-name="ce1" office:value-type="float" office:value="-39.670718" calcext:value-type="float">
            <text:p>-39,670718</text:p>
          </table:table-cell>
          <table:table-cell table:number-columns-repeated="62"/>
        </table:table-row>
        <table:table-row table:style-name="ro1">
          <table:table-cell table:style-name="ce1" office:value-type="float" office:value="2002.45785" calcext:value-type="float">
            <text:p>2002,45785</text:p>
          </table:table-cell>
          <table:table-cell table:style-name="ce1" office:value-type="float" office:value="-42.180868" calcext:value-type="float">
            <text:p>-42,180868</text:p>
          </table:table-cell>
          <table:table-cell table:number-columns-repeated="62"/>
        </table:table-row>
        <table:table-row table:style-name="ro1">
          <table:table-cell table:style-name="ce1" office:value-type="float" office:value="2002.33735" calcext:value-type="float">
            <text:p>2002,33735</text:p>
          </table:table-cell>
          <table:table-cell table:style-name="ce1" office:value-type="float" office:value="-43.502779" calcext:value-type="float">
            <text:p>-43,502779</text:p>
          </table:table-cell>
          <table:table-cell table:number-columns-repeated="62"/>
        </table:table-row>
        <table:table-row table:style-name="ro1">
          <table:table-cell table:style-name="ce1" office:value-type="float" office:value="2002.21685" calcext:value-type="float">
            <text:p>2002,21685</text:p>
          </table:table-cell>
          <table:table-cell table:style-name="ce1" office:value-type="float" office:value="-46.965028" calcext:value-type="float">
            <text:p>-46,965028</text:p>
          </table:table-cell>
          <table:table-cell table:number-columns-repeated="62"/>
        </table:table-row>
        <table:table-row table:style-name="ro1">
          <table:table-cell table:style-name="ce1" office:value-type="float" office:value="2002.09625" calcext:value-type="float">
            <text:p>2002,09625</text:p>
          </table:table-cell>
          <table:table-cell table:style-name="ce1" office:value-type="float" office:value="-47.37663" calcext:value-type="float">
            <text:p>-47,37663</text:p>
          </table:table-cell>
          <table:table-cell table:number-columns-repeated="62"/>
        </table:table-row>
        <table:table-row table:style-name="ro1">
          <table:table-cell table:style-name="ce1" office:value-type="float" office:value="2001.95205" calcext:value-type="float">
            <text:p>2001,95205</text:p>
          </table:table-cell>
          <table:table-cell table:style-name="ce1" office:value-type="float" office:value="-44.749417" calcext:value-type="float">
            <text:p>-44,749417</text:p>
          </table:table-cell>
          <table:table-cell table:number-columns-repeated="62"/>
        </table:table-row>
        <table:table-row table:style-name="ro1">
          <table:table-cell table:style-name="ce1" office:value-type="float" office:value="2001.77415" calcext:value-type="float">
            <text:p>2001,77415</text:p>
          </table:table-cell>
          <table:table-cell table:style-name="ce1" office:value-type="float" office:value="-44.637389" calcext:value-type="float">
            <text:p>-44,637389</text:p>
          </table:table-cell>
          <table:table-cell table:number-columns-repeated="62"/>
        </table:table-row>
        <table:table-row table:style-name="ro1">
          <table:table-cell table:style-name="ce1" office:value-type="float" office:value="2001.58605" calcext:value-type="float">
            <text:p>2001,58605</text:p>
          </table:table-cell>
          <table:table-cell table:style-name="ce1" office:value-type="float" office:value="-41.489314" calcext:value-type="float">
            <text:p>-41,489314</text:p>
          </table:table-cell>
          <table:table-cell table:number-columns-repeated="62"/>
        </table:table-row>
        <table:table-row table:style-name="ro1">
          <table:table-cell table:style-name="ce1" office:value-type="float" office:value="2001.39795" calcext:value-type="float">
            <text:p>2001,39795</text:p>
          </table:table-cell>
          <table:table-cell table:style-name="ce1" office:value-type="float" office:value="-41.59706" calcext:value-type="float">
            <text:p>-41,59706</text:p>
          </table:table-cell>
          <table:table-cell table:number-columns-repeated="62"/>
        </table:table-row>
        <table:table-row table:style-name="ro1">
          <table:table-cell table:style-name="ce1" office:value-type="float" office:value="2001.20985" calcext:value-type="float">
            <text:p>2001,20985</text:p>
          </table:table-cell>
          <table:table-cell table:style-name="ce1" office:value-type="float" office:value="-40.467982" calcext:value-type="float">
            <text:p>-40,467982</text:p>
          </table:table-cell>
          <table:table-cell table:number-columns-repeated="62"/>
        </table:table-row>
        <table:table-row table:style-name="ro1">
          <table:table-cell table:style-name="ce1" office:value-type="float" office:value="2001.02175" calcext:value-type="float">
            <text:p>2001,02175</text:p>
          </table:table-cell>
          <table:table-cell table:style-name="ce1" office:value-type="float" office:value="-37.728238" calcext:value-type="float">
            <text:p>-37,728238</text:p>
          </table:table-cell>
          <table:table-cell table:number-columns-repeated="62"/>
        </table:table-row>
        <table:table-row table:style-name="ro1">
          <table:table-cell table:style-name="ce1" office:value-type="float" office:value="2000.6456" calcext:value-type="float">
            <text:p>2000,6456</text:p>
          </table:table-cell>
          <table:table-cell table:style-name="ce1" office:value-type="float" office:value="-41.522288" calcext:value-type="float">
            <text:p>-41,522288</text:p>
          </table:table-cell>
          <table:table-cell table:number-columns-repeated="62"/>
        </table:table-row>
        <table:table-row table:style-name="ro1">
          <table:table-cell table:style-name="ce1" office:value-type="float" office:value="2000.45745" calcext:value-type="float">
            <text:p>2000,45745</text:p>
          </table:table-cell>
          <table:table-cell table:style-name="ce1" office:value-type="float" office:value="-43.052644" calcext:value-type="float">
            <text:p>-43,052644</text:p>
          </table:table-cell>
          <table:table-cell table:number-columns-repeated="62"/>
        </table:table-row>
        <table:table-row table:style-name="ro1">
          <table:table-cell table:style-name="ce1" office:value-type="float" office:value="2000.26935" calcext:value-type="float">
            <text:p>2000,26935</text:p>
          </table:table-cell>
          <table:table-cell table:style-name="ce1" office:value-type="float" office:value="-44.089581" calcext:value-type="float">
            <text:p>-44,089581</text:p>
          </table:table-cell>
          <table:table-cell table:number-columns-repeated="62"/>
        </table:table-row>
        <table:table-row table:style-name="ro1">
          <table:table-cell table:style-name="ce1" office:value-type="float" office:value="2000.07665" calcext:value-type="float">
            <text:p>2000,07665</text:p>
          </table:table-cell>
          <table:table-cell table:style-name="ce1" office:value-type="float" office:value="-45.893082" calcext:value-type="float">
            <text:p>-45,893082</text:p>
          </table:table-cell>
          <table:table-cell table:number-columns-repeated="62"/>
        </table:table-row>
        <table:table-row table:style-name="ro1">
          <table:table-cell table:style-name="ce1" office:value-type="float" office:value="1999.8168" calcext:value-type="float">
            <text:p>1999,8168</text:p>
          </table:table-cell>
          <table:table-cell table:style-name="ce1" office:value-type="float" office:value="-43.959427" calcext:value-type="float">
            <text:p>-43,959427</text:p>
          </table:table-cell>
          <table:table-cell table:number-columns-repeated="62"/>
        </table:table-row>
        <table:table-row table:style-name="ro1">
          <table:table-cell table:style-name="ce1" office:value-type="float" office:value="1999.49435" calcext:value-type="float">
            <text:p>1999,49435</text:p>
          </table:table-cell>
          <table:table-cell table:style-name="ce1" office:value-type="float" office:value="-41.458842" calcext:value-type="float">
            <text:p>-41,458842</text:p>
          </table:table-cell>
          <table:table-cell table:number-columns-repeated="62"/>
        </table:table-row>
        <table:table-row table:style-name="ro1">
          <table:table-cell table:style-name="ce1" office:value-type="float" office:value="1999.1733" calcext:value-type="float">
            <text:p>1999,1733</text:p>
          </table:table-cell>
          <table:table-cell table:style-name="ce1" office:value-type="float" office:value="-40.65401" calcext:value-type="float">
            <text:p>-40,65401</text:p>
          </table:table-cell>
          <table:table-cell table:number-columns-repeated="62"/>
        </table:table-row>
        <table:table-row table:style-name="ro1">
          <table:table-cell table:style-name="ce1" office:value-type="float" office:value="1998.6321" calcext:value-type="float">
            <text:p>1998,6321</text:p>
          </table:table-cell>
          <table:table-cell table:style-name="ce1" office:value-type="float" office:value="-38.971093" calcext:value-type="float">
            <text:p>-38,971093</text:p>
          </table:table-cell>
          <table:table-cell table:number-columns-repeated="62"/>
        </table:table-row>
        <table:table-row table:style-name="ro1">
          <table:table-cell table:style-name="ce1" office:value-type="float" office:value="1998.38125" calcext:value-type="float">
            <text:p>1998,38125</text:p>
          </table:table-cell>
          <table:table-cell table:style-name="ce1" office:value-type="float" office:value="-41.207595" calcext:value-type="float">
            <text:p>-41,207595</text:p>
          </table:table-cell>
          <table:table-cell table:number-columns-repeated="62"/>
        </table:table-row>
        <table:table-row table:style-name="ro1">
          <table:table-cell table:style-name="ce1" office:value-type="float" office:value="1998.1352" calcext:value-type="float">
            <text:p>1998,1352</text:p>
          </table:table-cell>
          <table:table-cell table:style-name="ce1" office:value-type="float" office:value="-40.643432" calcext:value-type="float">
            <text:p>-40,643432</text:p>
          </table:table-cell>
          <table:table-cell table:number-columns-repeated="62"/>
        </table:table-row>
        <table:table-row table:style-name="ro1">
          <table:table-cell table:style-name="ce1" office:value-type="float" office:value="1997.95015" calcext:value-type="float">
            <text:p>1997,95015</text:p>
          </table:table-cell>
          <table:table-cell table:style-name="ce1" office:value-type="float" office:value="-40.064919" calcext:value-type="float">
            <text:p>-40,064919</text:p>
          </table:table-cell>
          <table:table-cell table:number-columns-repeated="62"/>
        </table:table-row>
        <table:table-row table:style-name="ro1">
          <table:table-cell table:style-name="ce1" office:value-type="float" office:value="1997.82735" calcext:value-type="float">
            <text:p>1997,82735</text:p>
          </table:table-cell>
          <table:table-cell table:style-name="ce1" office:value-type="float" office:value="-43.410107" calcext:value-type="float">
            <text:p>-43,410107</text:p>
          </table:table-cell>
          <table:table-cell table:number-columns-repeated="62"/>
        </table:table-row>
        <table:table-row table:style-name="ro1">
          <table:table-cell table:style-name="ce1" office:value-type="float" office:value="1997.7107" calcext:value-type="float">
            <text:p>1997,7107</text:p>
          </table:table-cell>
          <table:table-cell table:style-name="ce1" office:value-type="float" office:value="-43.950603" calcext:value-type="float">
            <text:p>-43,950603</text:p>
          </table:table-cell>
          <table:table-cell table:number-columns-repeated="62"/>
        </table:table-row>
        <table:table-row table:style-name="ro1">
          <table:table-cell table:style-name="ce1" office:value-type="float" office:value="1997.5941" calcext:value-type="float">
            <text:p>1997,5941</text:p>
          </table:table-cell>
          <table:table-cell table:style-name="ce1" office:value-type="float" office:value="-39.763326" calcext:value-type="float">
            <text:p>-39,763326</text:p>
          </table:table-cell>
          <table:table-cell table:number-columns-repeated="62"/>
        </table:table-row>
        <table:table-row table:style-name="ro1">
          <table:table-cell table:style-name="ce1" office:value-type="float" office:value="1997.47745" calcext:value-type="float">
            <text:p>1997,47745</text:p>
          </table:table-cell>
          <table:table-cell table:style-name="ce1" office:value-type="float" office:value="-36.823948" calcext:value-type="float">
            <text:p>-36,823948</text:p>
          </table:table-cell>
          <table:table-cell table:number-columns-repeated="62"/>
        </table:table-row>
        <table:table-row table:style-name="ro1">
          <table:table-cell table:style-name="ce1" office:value-type="float" office:value="1997.36075" calcext:value-type="float">
            <text:p>1997,36075</text:p>
          </table:table-cell>
          <table:table-cell table:style-name="ce1" office:value-type="float" office:value="-36.278163" calcext:value-type="float">
            <text:p>-36,278163</text:p>
          </table:table-cell>
          <table:table-cell table:number-columns-repeated="62"/>
        </table:table-row>
        <table:table-row table:style-name="ro1">
          <table:table-cell table:style-name="ce1" office:value-type="float" office:value="1997.2441" calcext:value-type="float">
            <text:p>1997,2441</text:p>
          </table:table-cell>
          <table:table-cell table:style-name="ce1" office:value-type="float" office:value="-39.139748" calcext:value-type="float">
            <text:p>-39,139748</text:p>
          </table:table-cell>
          <table:table-cell table:number-columns-repeated="62"/>
        </table:table-row>
        <table:table-row table:style-name="ro1">
          <table:table-cell table:style-name="ce1" office:value-type="float" office:value="1997.12745" calcext:value-type="float">
            <text:p>1997,12745</text:p>
          </table:table-cell>
          <table:table-cell table:style-name="ce1" office:value-type="float" office:value="-38.234723" calcext:value-type="float">
            <text:p>-38,234723</text:p>
          </table:table-cell>
          <table:table-cell table:number-columns-repeated="62"/>
        </table:table-row>
        <table:table-row table:style-name="ro1">
          <table:table-cell table:style-name="ce1" office:value-type="float" office:value="1997.0189" calcext:value-type="float">
            <text:p>1997,0189</text:p>
          </table:table-cell>
          <table:table-cell table:style-name="ce1" office:value-type="float" office:value="-37.791399" calcext:value-type="float">
            <text:p>-37,791399</text:p>
          </table:table-cell>
          <table:table-cell table:number-columns-repeated="62"/>
        </table:table-row>
        <table:table-row table:style-name="ro1">
          <table:table-cell table:style-name="ce1" office:value-type="float" office:value="1996.9303" calcext:value-type="float">
            <text:p>1996,9303</text:p>
          </table:table-cell>
          <table:table-cell table:style-name="ce1" office:value-type="float" office:value="-41.061819" calcext:value-type="float">
            <text:p>-41,061819</text:p>
          </table:table-cell>
          <table:table-cell table:number-columns-repeated="62"/>
        </table:table-row>
        <table:table-row table:style-name="ro1">
          <table:table-cell table:style-name="ce1" office:value-type="float" office:value="1996.85355" calcext:value-type="float">
            <text:p>1996,85355</text:p>
          </table:table-cell>
          <table:table-cell table:style-name="ce1" office:value-type="float" office:value="-35.705184" calcext:value-type="float">
            <text:p>-35,705184</text:p>
          </table:table-cell>
          <table:table-cell table:number-columns-repeated="62"/>
        </table:table-row>
        <table:table-row table:style-name="ro1">
          <table:table-cell table:style-name="ce1" office:value-type="float" office:value="1996.7768" calcext:value-type="float">
            <text:p>1996,7768</text:p>
          </table:table-cell>
          <table:table-cell table:style-name="ce1" office:value-type="float" office:value="-37.319372" calcext:value-type="float">
            <text:p>-37,319372</text:p>
          </table:table-cell>
          <table:table-cell table:number-columns-repeated="62"/>
        </table:table-row>
        <table:table-row table:style-name="ro1">
          <table:table-cell table:style-name="ce1" office:value-type="float" office:value="1996.7" calcext:value-type="float">
            <text:p>1996,7</text:p>
          </table:table-cell>
          <table:table-cell table:style-name="ce1" office:value-type="float" office:value="-36.920859" calcext:value-type="float">
            <text:p>-36,920859</text:p>
          </table:table-cell>
          <table:table-cell table:number-columns-repeated="62"/>
        </table:table-row>
        <table:table-row table:style-name="ro1">
          <table:table-cell table:style-name="ce1" office:value-type="float" office:value="1996.6232" calcext:value-type="float">
            <text:p>1996,6232</text:p>
          </table:table-cell>
          <table:table-cell table:style-name="ce1" office:value-type="float" office:value="-39.933743" calcext:value-type="float">
            <text:p>-39,933743</text:p>
          </table:table-cell>
          <table:table-cell table:number-columns-repeated="62"/>
        </table:table-row>
        <table:table-row table:style-name="ro1">
          <table:table-cell table:style-name="ce1" office:value-type="float" office:value="1996.5464" calcext:value-type="float">
            <text:p>1996,5464</text:p>
          </table:table-cell>
          <table:table-cell table:style-name="ce1" office:value-type="float" office:value="-42.271447" calcext:value-type="float">
            <text:p>-42,271447</text:p>
          </table:table-cell>
          <table:table-cell table:number-columns-repeated="62"/>
        </table:table-row>
        <table:table-row table:style-name="ro1">
          <table:table-cell table:style-name="ce1" office:value-type="float" office:value="1996.46965" calcext:value-type="float">
            <text:p>1996,46965</text:p>
          </table:table-cell>
          <table:table-cell table:style-name="ce1" office:value-type="float" office:value="-42.466799" calcext:value-type="float">
            <text:p>-42,466799</text:p>
          </table:table-cell>
          <table:table-cell table:number-columns-repeated="62"/>
        </table:table-row>
        <table:table-row table:style-name="ro1">
          <table:table-cell table:style-name="ce1" office:value-type="float" office:value="1996.3929" calcext:value-type="float">
            <text:p>1996,3929</text:p>
          </table:table-cell>
          <table:table-cell table:style-name="ce1" office:value-type="float" office:value="-44.027366" calcext:value-type="float">
            <text:p>-44,027366</text:p>
          </table:table-cell>
          <table:table-cell table:number-columns-repeated="62"/>
        </table:table-row>
        <table:table-row table:style-name="ro1">
          <table:table-cell table:style-name="ce1" office:value-type="float" office:value="1996.3161" calcext:value-type="float">
            <text:p>1996,3161</text:p>
          </table:table-cell>
          <table:table-cell table:style-name="ce1" office:value-type="float" office:value="-43.222787" calcext:value-type="float">
            <text:p>-43,222787</text:p>
          </table:table-cell>
          <table:table-cell table:number-columns-repeated="62"/>
        </table:table-row>
        <table:table-row table:style-name="ro1">
          <table:table-cell table:style-name="ce1" office:value-type="float" office:value="1997.0992" calcext:value-type="float">
            <text:p>1997,0992</text:p>
          </table:table-cell>
          <table:table-cell table:style-name="ce1" office:value-type="float" office:value="-41.874188" calcext:value-type="float">
            <text:p>-41,874188</text:p>
          </table:table-cell>
          <table:table-cell table:number-columns-repeated="62"/>
        </table:table-row>
        <table:table-row table:style-name="ro1">
          <table:table-cell table:style-name="ce1" office:value-type="float" office:value="1997.88965" calcext:value-type="float">
            <text:p>1997,88965</text:p>
          </table:table-cell>
          <table:table-cell table:style-name="ce1" office:value-type="float" office:value="-45.339571" calcext:value-type="float">
            <text:p>-45,339571</text:p>
          </table:table-cell>
          <table:table-cell table:number-columns-repeated="62"/>
        </table:table-row>
        <table:table-row table:style-name="ro1">
          <table:table-cell table:style-name="ce1" office:value-type="float" office:value="1997.8275" calcext:value-type="float">
            <text:p>1997,8275</text:p>
          </table:table-cell>
          <table:table-cell table:style-name="ce1" office:value-type="float" office:value="-45.183283" calcext:value-type="float">
            <text:p>-45,183283</text:p>
          </table:table-cell>
          <table:table-cell table:number-columns-repeated="62"/>
        </table:table-row>
        <table:table-row table:style-name="ro1">
          <table:table-cell table:style-name="ce1" office:value-type="float" office:value="1997.76535" calcext:value-type="float">
            <text:p>1997,76535</text:p>
          </table:table-cell>
          <table:table-cell table:style-name="ce1" office:value-type="float" office:value="-46.127" calcext:value-type="float">
            <text:p>-46,127</text:p>
          </table:table-cell>
          <table:table-cell table:number-columns-repeated="62"/>
        </table:table-row>
        <table:table-row table:style-name="ro1">
          <table:table-cell table:style-name="ce1" office:value-type="float" office:value="1997.70325" calcext:value-type="float">
            <text:p>1997,70325</text:p>
          </table:table-cell>
          <table:table-cell table:style-name="ce1" office:value-type="float" office:value="-45.891944" calcext:value-type="float">
            <text:p>-45,891944</text:p>
          </table:table-cell>
          <table:table-cell table:number-columns-repeated="62"/>
        </table:table-row>
        <table:table-row table:style-name="ro1">
          <table:table-cell table:style-name="ce1" office:value-type="float" office:value="1997.64115" calcext:value-type="float">
            <text:p>1997,64115</text:p>
          </table:table-cell>
          <table:table-cell table:style-name="ce1" office:value-type="float" office:value="-45.334339" calcext:value-type="float">
            <text:p>-45,334339</text:p>
          </table:table-cell>
          <table:table-cell table:number-columns-repeated="62"/>
        </table:table-row>
        <table:table-row table:style-name="ro1">
          <table:table-cell table:style-name="ce1" office:value-type="float" office:value="1997.579" calcext:value-type="float">
            <text:p>1997,579</text:p>
          </table:table-cell>
          <table:table-cell table:style-name="ce1" office:value-type="float" office:value="-44.819901" calcext:value-type="float">
            <text:p>-44,819901</text:p>
          </table:table-cell>
          <table:table-cell table:number-columns-repeated="62"/>
        </table:table-row>
        <table:table-row table:style-name="ro1">
          <table:table-cell table:style-name="ce1" office:value-type="float" office:value="1997.51685" calcext:value-type="float">
            <text:p>1997,51685</text:p>
          </table:table-cell>
          <table:table-cell table:style-name="ce1" office:value-type="float" office:value="-45.153014" calcext:value-type="float">
            <text:p>-45,153014</text:p>
          </table:table-cell>
          <table:table-cell table:number-columns-repeated="62"/>
        </table:table-row>
        <table:table-row table:style-name="ro1">
          <table:table-cell table:style-name="ce1" office:value-type="float" office:value="1997.4547" calcext:value-type="float">
            <text:p>1997,4547</text:p>
          </table:table-cell>
          <table:table-cell table:style-name="ce1" office:value-type="float" office:value="-45.119491" calcext:value-type="float">
            <text:p>-45,119491</text:p>
          </table:table-cell>
          <table:table-cell table:number-columns-repeated="62"/>
        </table:table-row>
        <table:table-row table:style-name="ro1">
          <table:table-cell table:style-name="ce1" office:value-type="float" office:value="1997.39255" calcext:value-type="float">
            <text:p>1997,39255</text:p>
          </table:table-cell>
          <table:table-cell table:style-name="ce1" office:value-type="float" office:value="-41.200265" calcext:value-type="float">
            <text:p>-41,200265</text:p>
          </table:table-cell>
          <table:table-cell table:number-columns-repeated="62"/>
        </table:table-row>
        <table:table-row table:style-name="ro1">
          <table:table-cell table:style-name="ce1" office:value-type="float" office:value="1997.33045" calcext:value-type="float">
            <text:p>1997,33045</text:p>
          </table:table-cell>
          <table:table-cell table:style-name="ce1" office:value-type="float" office:value="-39.041441" calcext:value-type="float">
            <text:p>-39,041441</text:p>
          </table:table-cell>
          <table:table-cell table:number-columns-repeated="62"/>
        </table:table-row>
        <table:table-row table:style-name="ro1">
          <table:table-cell table:style-name="ce1" office:value-type="float" office:value="1997.26835" calcext:value-type="float">
            <text:p>1997,26835</text:p>
          </table:table-cell>
          <table:table-cell table:style-name="ce1" office:value-type="float" office:value="-39.395454" calcext:value-type="float">
            <text:p>-39,395454</text:p>
          </table:table-cell>
          <table:table-cell table:number-columns-repeated="62"/>
        </table:table-row>
        <table:table-row table:style-name="ro1">
          <table:table-cell table:style-name="ce1" office:value-type="float" office:value="1997.20625" calcext:value-type="float">
            <text:p>1997,20625</text:p>
          </table:table-cell>
          <table:table-cell table:style-name="ce1" office:value-type="float" office:value="-40.537575" calcext:value-type="float">
            <text:p>-40,537575</text:p>
          </table:table-cell>
          <table:table-cell table:number-columns-repeated="62"/>
        </table:table-row>
        <table:table-row table:style-name="ro1">
          <table:table-cell table:style-name="ce1" office:value-type="float" office:value="1997.1441" calcext:value-type="float">
            <text:p>1997,1441</text:p>
          </table:table-cell>
          <table:table-cell table:style-name="ce1" office:value-type="float" office:value="-41.334111" calcext:value-type="float">
            <text:p>-41,334111</text:p>
          </table:table-cell>
          <table:table-cell table:number-columns-repeated="62"/>
        </table:table-row>
        <table:table-row table:style-name="ro1">
          <table:table-cell table:style-name="ce1" office:value-type="float" office:value="1997.08195" calcext:value-type="float">
            <text:p>1997,08195</text:p>
          </table:table-cell>
          <table:table-cell table:style-name="ce1" office:value-type="float" office:value="-41.353115" calcext:value-type="float">
            <text:p>-41,353115</text:p>
          </table:table-cell>
          <table:table-cell table:number-columns-repeated="62"/>
        </table:table-row>
        <table:table-row table:style-name="ro1">
          <table:table-cell table:style-name="ce1" office:value-type="float" office:value="1997.02375" calcext:value-type="float">
            <text:p>1997,02375</text:p>
          </table:table-cell>
          <table:table-cell table:style-name="ce1" office:value-type="float" office:value="-41.77524" calcext:value-type="float">
            <text:p>-41,77524</text:p>
          </table:table-cell>
          <table:table-cell table:number-columns-repeated="62"/>
        </table:table-row>
        <table:table-row table:style-name="ro1">
          <table:table-cell table:style-name="ce1" office:value-type="float" office:value="1996.97415" calcext:value-type="float">
            <text:p>1996,97415</text:p>
          </table:table-cell>
          <table:table-cell table:style-name="ce1" office:value-type="float" office:value="-41.478388" calcext:value-type="float">
            <text:p>-41,478388</text:p>
          </table:table-cell>
          <table:table-cell table:number-columns-repeated="62"/>
        </table:table-row>
        <table:table-row table:style-name="ro1">
          <table:table-cell table:style-name="ce1" office:value-type="float" office:value="1996.93125" calcext:value-type="float">
            <text:p>1996,93125</text:p>
          </table:table-cell>
          <table:table-cell table:style-name="ce1" office:value-type="float" office:value="-40.741837" calcext:value-type="float">
            <text:p>-40,741837</text:p>
          </table:table-cell>
          <table:table-cell table:number-columns-repeated="62"/>
        </table:table-row>
        <table:table-row table:style-name="ro1">
          <table:table-cell table:style-name="ce1" office:value-type="float" office:value="1996.89035" calcext:value-type="float">
            <text:p>1996,89035</text:p>
          </table:table-cell>
          <table:table-cell table:style-name="ce1" office:value-type="float" office:value="-39.43135" calcext:value-type="float">
            <text:p>-39,43135</text:p>
          </table:table-cell>
          <table:table-cell table:number-columns-repeated="62"/>
        </table:table-row>
        <table:table-row table:style-name="ro1">
          <table:table-cell table:style-name="ce1" office:value-type="float" office:value="1996.8495" calcext:value-type="float">
            <text:p>1996,8495</text:p>
          </table:table-cell>
          <table:table-cell table:style-name="ce1" office:value-type="float" office:value="-38.150544" calcext:value-type="float">
            <text:p>-38,150544</text:p>
          </table:table-cell>
          <table:table-cell table:number-columns-repeated="62"/>
        </table:table-row>
        <table:table-row table:style-name="ro1">
          <table:table-cell table:style-name="ce1" office:value-type="float" office:value="1996.8086" calcext:value-type="float">
            <text:p>1996,8086</text:p>
          </table:table-cell>
          <table:table-cell table:style-name="ce1" office:value-type="float" office:value="-38.287444" calcext:value-type="float">
            <text:p>-38,287444</text:p>
          </table:table-cell>
          <table:table-cell table:number-columns-repeated="62"/>
        </table:table-row>
        <table:table-row table:style-name="ro1">
          <table:table-cell table:style-name="ce1" office:value-type="float" office:value="1996.76765" calcext:value-type="float">
            <text:p>1996,76765</text:p>
          </table:table-cell>
          <table:table-cell table:style-name="ce1" office:value-type="float" office:value="-38.439254" calcext:value-type="float">
            <text:p>-38,439254</text:p>
          </table:table-cell>
          <table:table-cell table:number-columns-repeated="62"/>
        </table:table-row>
        <table:table-row table:style-name="ro1">
          <table:table-cell table:style-name="ce1" office:value-type="float" office:value="1996.7268" calcext:value-type="float">
            <text:p>1996,7268</text:p>
          </table:table-cell>
          <table:table-cell table:style-name="ce1" office:value-type="float" office:value="-37.999186" calcext:value-type="float">
            <text:p>-37,999186</text:p>
          </table:table-cell>
          <table:table-cell table:number-columns-repeated="62"/>
        </table:table-row>
        <table:table-row table:style-name="ro1">
          <table:table-cell table:style-name="ce1" office:value-type="float" office:value="1996.68595" calcext:value-type="float">
            <text:p>1996,68595</text:p>
          </table:table-cell>
          <table:table-cell table:style-name="ce1" office:value-type="float" office:value="-39.938643" calcext:value-type="float">
            <text:p>-39,938643</text:p>
          </table:table-cell>
          <table:table-cell table:number-columns-repeated="62"/>
        </table:table-row>
        <table:table-row table:style-name="ro1">
          <table:table-cell table:style-name="ce1" office:value-type="float" office:value="1996.64505" calcext:value-type="float">
            <text:p>1996,64505</text:p>
          </table:table-cell>
          <table:table-cell table:style-name="ce1" office:value-type="float" office:value="-42.641132" calcext:value-type="float">
            <text:p>-42,641132</text:p>
          </table:table-cell>
          <table:table-cell table:number-columns-repeated="62"/>
        </table:table-row>
        <table:table-row table:style-name="ro1">
          <table:table-cell table:style-name="ce1" office:value-type="float" office:value="1996.60415" calcext:value-type="float">
            <text:p>1996,60415</text:p>
          </table:table-cell>
          <table:table-cell table:style-name="ce1" office:value-type="float" office:value="-44.221502" calcext:value-type="float">
            <text:p>-44,221502</text:p>
          </table:table-cell>
          <table:table-cell table:number-columns-repeated="62"/>
        </table:table-row>
        <table:table-row table:style-name="ro1">
          <table:table-cell table:style-name="ce1" office:value-type="float" office:value="1996.56325" calcext:value-type="float">
            <text:p>1996,56325</text:p>
          </table:table-cell>
          <table:table-cell table:style-name="ce1" office:value-type="float" office:value="-44.810296" calcext:value-type="float">
            <text:p>-44,810296</text:p>
          </table:table-cell>
          <table:table-cell table:number-columns-repeated="62"/>
        </table:table-row>
        <table:table-row table:style-name="ro1">
          <table:table-cell table:style-name="ce1" office:value-type="float" office:value="1996.52235" calcext:value-type="float">
            <text:p>1996,52235</text:p>
          </table:table-cell>
          <table:table-cell table:style-name="ce1" office:value-type="float" office:value="-44.732911" calcext:value-type="float">
            <text:p>-44,732911</text:p>
          </table:table-cell>
          <table:table-cell table:number-columns-repeated="62"/>
        </table:table-row>
        <table:table-row table:style-name="ro1">
          <table:table-cell table:style-name="ce1" office:value-type="float" office:value="1996.48145" calcext:value-type="float">
            <text:p>1996,48145</text:p>
          </table:table-cell>
          <table:table-cell table:style-name="ce1" office:value-type="float" office:value="-44.62668" calcext:value-type="float">
            <text:p>-44,62668</text:p>
          </table:table-cell>
          <table:table-cell table:number-columns-repeated="62"/>
        </table:table-row>
        <table:table-row table:style-name="ro1">
          <table:table-cell table:style-name="ce1" office:value-type="float" office:value="1996.44055" calcext:value-type="float">
            <text:p>1996,44055</text:p>
          </table:table-cell>
          <table:table-cell table:style-name="ce1" office:value-type="float" office:value="-44.228644" calcext:value-type="float">
            <text:p>-44,228644</text:p>
          </table:table-cell>
          <table:table-cell table:number-columns-repeated="62"/>
        </table:table-row>
        <table:table-row table:style-name="ro1">
          <table:table-cell table:style-name="ce1" office:value-type="float" office:value="1996.39965" calcext:value-type="float">
            <text:p>1996,39965</text:p>
          </table:table-cell>
          <table:table-cell table:style-name="ce1" office:value-type="float" office:value="-45.867423" calcext:value-type="float">
            <text:p>-45,867423</text:p>
          </table:table-cell>
          <table:table-cell table:number-columns-repeated="62"/>
        </table:table-row>
        <table:table-row table:style-name="ro1">
          <table:table-cell table:style-name="ce1" office:value-type="float" office:value="1996.35875" calcext:value-type="float">
            <text:p>1996,35875</text:p>
          </table:table-cell>
          <table:table-cell table:style-name="ce1" office:value-type="float" office:value="-46.769218" calcext:value-type="float">
            <text:p>-46,769218</text:p>
          </table:table-cell>
          <table:table-cell table:number-columns-repeated="62"/>
        </table:table-row>
        <table:table-row table:style-name="ro1">
          <table:table-cell table:style-name="ce1" office:value-type="float" office:value="1996.31785" calcext:value-type="float">
            <text:p>1996,31785</text:p>
          </table:table-cell>
          <table:table-cell table:style-name="ce1" office:value-type="float" office:value="-47.202315" calcext:value-type="float">
            <text:p>-47,202315</text:p>
          </table:table-cell>
          <table:table-cell table:number-columns-repeated="62"/>
        </table:table-row>
        <table:table-row table:style-name="ro1">
          <table:table-cell table:style-name="ce1" office:value-type="float" office:value="1996.277" calcext:value-type="float">
            <text:p>1996,277</text:p>
          </table:table-cell>
          <table:table-cell table:style-name="ce1" office:value-type="float" office:value="-47.207282" calcext:value-type="float">
            <text:p>-47,207282</text:p>
          </table:table-cell>
          <table:table-cell table:number-columns-repeated="62"/>
        </table:table-row>
        <table:table-row table:style-name="ro1">
          <table:table-cell table:style-name="ce1" office:value-type="float" office:value="1996.2361" calcext:value-type="float">
            <text:p>1996,2361</text:p>
          </table:table-cell>
          <table:table-cell table:style-name="ce1" office:value-type="float" office:value="-47.022168" calcext:value-type="float">
            <text:p>-47,022168</text:p>
          </table:table-cell>
          <table:table-cell table:number-columns-repeated="62"/>
        </table:table-row>
        <table:table-row table:style-name="ro1">
          <table:table-cell table:style-name="ce1" office:value-type="float" office:value="1996.19515" calcext:value-type="float">
            <text:p>1996,19515</text:p>
          </table:table-cell>
          <table:table-cell table:style-name="ce1" office:value-type="float" office:value="-46.443479" calcext:value-type="float">
            <text:p>-46,443479</text:p>
          </table:table-cell>
          <table:table-cell table:number-columns-repeated="62"/>
        </table:table-row>
        <table:table-row table:style-name="ro1">
          <table:table-cell table:style-name="ce1" office:value-type="float" office:value="1996.1543" calcext:value-type="float">
            <text:p>1996,1543</text:p>
          </table:table-cell>
          <table:table-cell table:style-name="ce1" office:value-type="float" office:value="-44.902975" calcext:value-type="float">
            <text:p>-44,902975</text:p>
          </table:table-cell>
          <table:table-cell table:number-columns-repeated="62"/>
        </table:table-row>
        <table:table-row table:style-name="ro1">
          <table:table-cell table:style-name="ce1" office:value-type="float" office:value="1996.11345" calcext:value-type="float">
            <text:p>1996,11345</text:p>
          </table:table-cell>
          <table:table-cell table:style-name="ce1" office:value-type="float" office:value="-42.870991" calcext:value-type="float">
            <text:p>-42,870991</text:p>
          </table:table-cell>
          <table:table-cell table:number-columns-repeated="62"/>
        </table:table-row>
        <table:table-row table:style-name="ro1">
          <table:table-cell table:style-name="ce1" office:value-type="float" office:value="1996.07255" calcext:value-type="float">
            <text:p>1996,07255</text:p>
          </table:table-cell>
          <table:table-cell table:style-name="ce1" office:value-type="float" office:value="-42.438118" calcext:value-type="float">
            <text:p>-42,438118</text:p>
          </table:table-cell>
          <table:table-cell table:number-columns-repeated="62"/>
        </table:table-row>
        <table:table-row table:style-name="ro1">
          <table:table-cell table:style-name="ce1" office:value-type="float" office:value="1996.0315" calcext:value-type="float">
            <text:p>1996,0315</text:p>
          </table:table-cell>
          <table:table-cell table:style-name="ce1" office:value-type="float" office:value="-41.886191" calcext:value-type="float">
            <text:p>-41,886191</text:p>
          </table:table-cell>
          <table:table-cell table:number-columns-repeated="62"/>
        </table:table-row>
        <table:table-row table:style-name="ro1">
          <table:table-cell table:style-name="ce1" office:value-type="float" office:value="1995.98875" calcext:value-type="float">
            <text:p>1995,98875</text:p>
          </table:table-cell>
          <table:table-cell table:style-name="ce1" office:value-type="float" office:value="-41.758497" calcext:value-type="float">
            <text:p>-41,758497</text:p>
          </table:table-cell>
          <table:table-cell table:number-columns-repeated="62"/>
        </table:table-row>
        <table:table-row table:style-name="ro1">
          <table:table-cell table:style-name="ce1" office:value-type="float" office:value="1995.94375" calcext:value-type="float">
            <text:p>1995,94375</text:p>
          </table:table-cell>
          <table:table-cell table:style-name="ce1" office:value-type="float" office:value="-41.255377" calcext:value-type="float">
            <text:p>-41,255377</text:p>
          </table:table-cell>
          <table:table-cell table:number-columns-repeated="62"/>
        </table:table-row>
        <table:table-row table:style-name="ro1">
          <table:table-cell table:style-name="ce1" office:value-type="float" office:value="1995.89805" calcext:value-type="float">
            <text:p>1995,89805</text:p>
          </table:table-cell>
          <table:table-cell table:style-name="ce1" office:value-type="float" office:value="-41.708317" calcext:value-type="float">
            <text:p>-41,708317</text:p>
          </table:table-cell>
          <table:table-cell table:number-columns-repeated="62"/>
        </table:table-row>
        <table:table-row table:style-name="ro1">
          <table:table-cell table:style-name="ce1" office:value-type="float" office:value="1995.8523" calcext:value-type="float">
            <text:p>1995,8523</text:p>
          </table:table-cell>
          <table:table-cell table:style-name="ce1" office:value-type="float" office:value="-43.263157" calcext:value-type="float">
            <text:p>-43,263157</text:p>
          </table:table-cell>
          <table:table-cell table:number-columns-repeated="62"/>
        </table:table-row>
        <table:table-row table:style-name="ro1">
          <table:table-cell table:style-name="ce1" office:value-type="float" office:value="1995.8065" calcext:value-type="float">
            <text:p>1995,8065</text:p>
          </table:table-cell>
          <table:table-cell table:style-name="ce1" office:value-type="float" office:value="-44.626956" calcext:value-type="float">
            <text:p>-44,626956</text:p>
          </table:table-cell>
          <table:table-cell table:number-columns-repeated="62"/>
        </table:table-row>
        <table:table-row table:style-name="ro1">
          <table:table-cell table:style-name="ce1" office:value-type="float" office:value="1995.76065" calcext:value-type="float">
            <text:p>1995,76065</text:p>
          </table:table-cell>
          <table:table-cell table:style-name="ce1" office:value-type="float" office:value="-45.349535" calcext:value-type="float">
            <text:p>-45,349535</text:p>
          </table:table-cell>
          <table:table-cell table:number-columns-repeated="62"/>
        </table:table-row>
        <table:table-row table:style-name="ro1">
          <table:table-cell table:style-name="ce1" office:value-type="float" office:value="1995.7148" calcext:value-type="float">
            <text:p>1995,7148</text:p>
          </table:table-cell>
          <table:table-cell table:style-name="ce1" office:value-type="float" office:value="-44.639961" calcext:value-type="float">
            <text:p>-44,639961</text:p>
          </table:table-cell>
          <table:table-cell table:number-columns-repeated="62"/>
        </table:table-row>
        <table:table-row table:style-name="ro1">
          <table:table-cell table:style-name="ce1" office:value-type="float" office:value="1995.66925" calcext:value-type="float">
            <text:p>1995,66925</text:p>
          </table:table-cell>
          <table:table-cell table:style-name="ce1" office:value-type="float" office:value="-37.969555" calcext:value-type="float">
            <text:p>-37,969555</text:p>
          </table:table-cell>
          <table:table-cell table:number-columns-repeated="62"/>
        </table:table-row>
        <table:table-row table:style-name="ro1">
          <table:table-cell table:style-name="ce1" office:value-type="float" office:value="1995.62395" calcext:value-type="float">
            <text:p>1995,62395</text:p>
          </table:table-cell>
          <table:table-cell table:style-name="ce1" office:value-type="float" office:value="-39.626957" calcext:value-type="float">
            <text:p>-39,626957</text:p>
          </table:table-cell>
          <table:table-cell table:number-columns-repeated="62"/>
        </table:table-row>
        <table:table-row table:style-name="ro1">
          <table:table-cell table:style-name="ce1" office:value-type="float" office:value="1995.5786" calcext:value-type="float">
            <text:p>1995,5786</text:p>
          </table:table-cell>
          <table:table-cell table:style-name="ce1" office:value-type="float" office:value="-40.781361" calcext:value-type="float">
            <text:p>-40,781361</text:p>
          </table:table-cell>
          <table:table-cell table:number-columns-repeated="62"/>
        </table:table-row>
        <table:table-row table:style-name="ro1">
          <table:table-cell table:style-name="ce1" office:value-type="float" office:value="1995.53325" calcext:value-type="float">
            <text:p>1995,53325</text:p>
          </table:table-cell>
          <table:table-cell table:style-name="ce1" office:value-type="float" office:value="-43.105793" calcext:value-type="float">
            <text:p>-43,105793</text:p>
          </table:table-cell>
          <table:table-cell table:number-columns-repeated="62"/>
        </table:table-row>
        <table:table-row table:style-name="ro1">
          <table:table-cell table:style-name="ce1" office:value-type="float" office:value="1995.48795" calcext:value-type="float">
            <text:p>1995,48795</text:p>
          </table:table-cell>
          <table:table-cell table:style-name="ce1" office:value-type="float" office:value="-44.309065" calcext:value-type="float">
            <text:p>-44,309065</text:p>
          </table:table-cell>
          <table:table-cell table:number-columns-repeated="62"/>
        </table:table-row>
        <table:table-row table:style-name="ro1">
          <table:table-cell table:style-name="ce1" office:value-type="float" office:value="1995.4426" calcext:value-type="float">
            <text:p>1995,4426</text:p>
          </table:table-cell>
          <table:table-cell table:style-name="ce1" office:value-type="float" office:value="-45.226294" calcext:value-type="float">
            <text:p>-45,226294</text:p>
          </table:table-cell>
          <table:table-cell table:number-columns-repeated="62"/>
        </table:table-row>
        <table:table-row table:style-name="ro1">
          <table:table-cell table:style-name="ce1" office:value-type="float" office:value="1995.39725" calcext:value-type="float">
            <text:p>1995,39725</text:p>
          </table:table-cell>
          <table:table-cell table:style-name="ce1" office:value-type="float" office:value="-45.426473" calcext:value-type="float">
            <text:p>-45,426473</text:p>
          </table:table-cell>
          <table:table-cell table:number-columns-repeated="62"/>
        </table:table-row>
        <table:table-row table:style-name="ro1">
          <table:table-cell table:style-name="ce1" office:value-type="float" office:value="1995.35195" calcext:value-type="float">
            <text:p>1995,35195</text:p>
          </table:table-cell>
          <table:table-cell table:style-name="ce1" office:value-type="float" office:value="-45.187603" calcext:value-type="float">
            <text:p>-45,187603</text:p>
          </table:table-cell>
          <table:table-cell table:number-columns-repeated="62"/>
        </table:table-row>
        <table:table-row table:style-name="ro1">
          <table:table-cell table:style-name="ce1" office:value-type="float" office:value="1995.3066" calcext:value-type="float">
            <text:p>1995,3066</text:p>
          </table:table-cell>
          <table:table-cell table:style-name="ce1" office:value-type="float" office:value="-44.594203" calcext:value-type="float">
            <text:p>-44,594203</text:p>
          </table:table-cell>
          <table:table-cell table:number-columns-repeated="62"/>
        </table:table-row>
        <table:table-row table:style-name="ro1">
          <table:table-cell table:style-name="ce1" office:value-type="float" office:value="1995.26125" calcext:value-type="float">
            <text:p>1995,26125</text:p>
          </table:table-cell>
          <table:table-cell table:style-name="ce1" office:value-type="float" office:value="-44.565724" calcext:value-type="float">
            <text:p>-44,565724</text:p>
          </table:table-cell>
          <table:table-cell table:number-columns-repeated="62"/>
        </table:table-row>
        <table:table-row table:style-name="ro1">
          <table:table-cell table:style-name="ce1" office:value-type="float" office:value="1995.21595" calcext:value-type="float">
            <text:p>1995,21595</text:p>
          </table:table-cell>
          <table:table-cell table:style-name="ce1" office:value-type="float" office:value="-43.937944" calcext:value-type="float">
            <text:p>-43,937944</text:p>
          </table:table-cell>
          <table:table-cell table:number-columns-repeated="62"/>
        </table:table-row>
        <table:table-row table:style-name="ro1">
          <table:table-cell table:style-name="ce1" office:value-type="float" office:value="1995.17065" calcext:value-type="float">
            <text:p>1995,17065</text:p>
          </table:table-cell>
          <table:table-cell table:style-name="ce1" office:value-type="float" office:value="-38.567749" calcext:value-type="float">
            <text:p>-38,567749</text:p>
          </table:table-cell>
          <table:table-cell table:number-columns-repeated="62"/>
        </table:table-row>
        <table:table-row table:style-name="ro1">
          <table:table-cell table:style-name="ce1" office:value-type="float" office:value="1995.1253" calcext:value-type="float">
            <text:p>1995,1253</text:p>
          </table:table-cell>
          <table:table-cell table:style-name="ce1" office:value-type="float" office:value="-42.430313" calcext:value-type="float">
            <text:p>-42,430313</text:p>
          </table:table-cell>
          <table:table-cell table:number-columns-repeated="62"/>
        </table:table-row>
        <table:table-row table:style-name="ro1">
          <table:table-cell table:style-name="ce1" office:value-type="float" office:value="1995.07995" calcext:value-type="float">
            <text:p>1995,07995</text:p>
          </table:table-cell>
          <table:table-cell table:style-name="ce1" office:value-type="float" office:value="-40.289808" calcext:value-type="float">
            <text:p>-40,289808</text:p>
          </table:table-cell>
          <table:table-cell table:number-columns-repeated="62"/>
        </table:table-row>
        <table:table-row table:style-name="ro1">
          <table:table-cell table:style-name="ce1" office:value-type="float" office:value="1995.0325" calcext:value-type="float">
            <text:p>1995,0325</text:p>
          </table:table-cell>
          <table:table-cell table:style-name="ce1" office:value-type="float" office:value="-38.851385" calcext:value-type="float">
            <text:p>-38,851385</text:p>
          </table:table-cell>
          <table:table-cell table:number-columns-repeated="62"/>
        </table:table-row>
        <table:table-row table:style-name="ro1">
          <table:table-cell table:style-name="ce1" office:value-type="float" office:value="1994.9777" calcext:value-type="float">
            <text:p>1994,9777</text:p>
          </table:table-cell>
          <table:table-cell table:style-name="ce1" office:value-type="float" office:value="-38.809173" calcext:value-type="float">
            <text:p>-38,809173</text:p>
          </table:table-cell>
          <table:table-cell table:number-columns-repeated="62"/>
        </table:table-row>
        <table:table-row table:style-name="ro1">
          <table:table-cell table:style-name="ce1" office:value-type="float" office:value="1994.9122" calcext:value-type="float">
            <text:p>1994,9122</text:p>
          </table:table-cell>
          <table:table-cell table:style-name="ce1" office:value-type="float" office:value="-39.093158" calcext:value-type="float">
            <text:p>-39,093158</text:p>
          </table:table-cell>
          <table:table-cell table:number-columns-repeated="62"/>
        </table:table-row>
        <table:table-row table:style-name="ro1">
          <table:table-cell table:style-name="ce1" office:value-type="float" office:value="1994.8411" calcext:value-type="float">
            <text:p>1994,8411</text:p>
          </table:table-cell>
          <table:table-cell table:style-name="ce1" office:value-type="float" office:value="-39.383989" calcext:value-type="float">
            <text:p>-39,383989</text:p>
          </table:table-cell>
          <table:table-cell table:number-columns-repeated="62"/>
        </table:table-row>
        <table:table-row table:style-name="ro1">
          <table:table-cell table:style-name="ce1" office:value-type="float" office:value="1994.77" calcext:value-type="float">
            <text:p>1994,77</text:p>
          </table:table-cell>
          <table:table-cell table:style-name="ce1" office:value-type="float" office:value="-39.577081" calcext:value-type="float">
            <text:p>-39,577081</text:p>
          </table:table-cell>
          <table:table-cell table:number-columns-repeated="62"/>
        </table:table-row>
        <table:table-row table:style-name="ro1">
          <table:table-cell table:style-name="ce1" office:value-type="float" office:value="1994.699" calcext:value-type="float">
            <text:p>1994,699</text:p>
          </table:table-cell>
          <table:table-cell table:style-name="ce1" office:value-type="float" office:value="-40.421803" calcext:value-type="float">
            <text:p>-40,421803</text:p>
          </table:table-cell>
          <table:table-cell table:number-columns-repeated="62"/>
        </table:table-row>
        <table:table-row table:style-name="ro1">
          <table:table-cell table:style-name="ce1" office:value-type="float" office:value="1994.62795" calcext:value-type="float">
            <text:p>1994,62795</text:p>
          </table:table-cell>
          <table:table-cell table:style-name="ce1" office:value-type="float" office:value="-40.482938" calcext:value-type="float">
            <text:p>-40,482938</text:p>
          </table:table-cell>
          <table:table-cell table:number-columns-repeated="62"/>
        </table:table-row>
        <table:table-row table:style-name="ro1">
          <table:table-cell table:style-name="ce1" office:value-type="float" office:value="1994.5569" calcext:value-type="float">
            <text:p>1994,5569</text:p>
          </table:table-cell>
          <table:table-cell table:style-name="ce1" office:value-type="float" office:value="-40.876977" calcext:value-type="float">
            <text:p>-40,876977</text:p>
          </table:table-cell>
          <table:table-cell table:number-columns-repeated="62"/>
        </table:table-row>
        <table:table-row table:style-name="ro1">
          <table:table-cell table:style-name="ce1" office:value-type="float" office:value="1994.48585" calcext:value-type="float">
            <text:p>1994,48585</text:p>
          </table:table-cell>
          <table:table-cell table:style-name="ce1" office:value-type="float" office:value="-41.823756" calcext:value-type="float">
            <text:p>-41,823756</text:p>
          </table:table-cell>
          <table:table-cell table:number-columns-repeated="62"/>
        </table:table-row>
        <table:table-row table:style-name="ro1">
          <table:table-cell table:style-name="ce1" office:value-type="float" office:value="1994.4148" calcext:value-type="float">
            <text:p>1994,4148</text:p>
          </table:table-cell>
          <table:table-cell table:style-name="ce1" office:value-type="float" office:value="-43.159107" calcext:value-type="float">
            <text:p>-43,159107</text:p>
          </table:table-cell>
          <table:table-cell table:number-columns-repeated="62"/>
        </table:table-row>
        <table:table-row table:style-name="ro1">
          <table:table-cell table:style-name="ce1" office:value-type="float" office:value="1994.3438" calcext:value-type="float">
            <text:p>1994,3438</text:p>
          </table:table-cell>
          <table:table-cell table:style-name="ce1" office:value-type="float" office:value="-43.93744" calcext:value-type="float">
            <text:p>-43,93744</text:p>
          </table:table-cell>
          <table:table-cell table:number-columns-repeated="62"/>
        </table:table-row>
        <table:table-row table:style-name="ro1">
          <table:table-cell table:style-name="ce1" office:value-type="float" office:value="1994.27275" calcext:value-type="float">
            <text:p>1994,27275</text:p>
          </table:table-cell>
          <table:table-cell table:style-name="ce1" office:value-type="float" office:value="-43.585654" calcext:value-type="float">
            <text:p>-43,585654</text:p>
          </table:table-cell>
          <table:table-cell table:number-columns-repeated="62"/>
        </table:table-row>
        <table:table-row table:style-name="ro1">
          <table:table-cell table:style-name="ce1" office:value-type="float" office:value="1994.2017" calcext:value-type="float">
            <text:p>1994,2017</text:p>
          </table:table-cell>
          <table:table-cell table:style-name="ce1" office:value-type="float" office:value="-42.584713" calcext:value-type="float">
            <text:p>-42,584713</text:p>
          </table:table-cell>
          <table:table-cell table:number-columns-repeated="62"/>
        </table:table-row>
        <table:table-row table:style-name="ro1">
          <table:table-cell table:style-name="ce1" office:value-type="float" office:value="1994.1307" calcext:value-type="float">
            <text:p>1994,1307</text:p>
          </table:table-cell>
          <table:table-cell table:style-name="ce1" office:value-type="float" office:value="-41.476647" calcext:value-type="float">
            <text:p>-41,476647</text:p>
          </table:table-cell>
          <table:table-cell table:number-columns-repeated="62"/>
        </table:table-row>
        <table:table-row table:style-name="ro1">
          <table:table-cell table:style-name="ce1" office:value-type="float" office:value="1994.05965" calcext:value-type="float">
            <text:p>1994,05965</text:p>
          </table:table-cell>
          <table:table-cell table:style-name="ce1" office:value-type="float" office:value="-40.264152" calcext:value-type="float">
            <text:p>-40,264152</text:p>
          </table:table-cell>
          <table:table-cell table:number-columns-repeated="62"/>
        </table:table-row>
        <table:table-row table:style-name="ro1">
          <table:table-cell table:style-name="ce1" office:value-type="float" office:value="1993.99065" calcext:value-type="float">
            <text:p>1993,99065</text:p>
          </table:table-cell>
          <table:table-cell table:style-name="ce1" office:value-type="float" office:value="-39.604131" calcext:value-type="float">
            <text:p>-39,604131</text:p>
          </table:table-cell>
          <table:table-cell table:number-columns-repeated="62"/>
        </table:table-row>
        <table:table-row table:style-name="ro1">
          <table:table-cell table:style-name="ce1" office:value-type="float" office:value="1993.92445" calcext:value-type="float">
            <text:p>1993,92445</text:p>
          </table:table-cell>
          <table:table-cell table:style-name="ce1" office:value-type="float" office:value="-39.831648" calcext:value-type="float">
            <text:p>-39,831648</text:p>
          </table:table-cell>
          <table:table-cell table:number-columns-repeated="62"/>
        </table:table-row>
        <table:table-row table:style-name="ro1">
          <table:table-cell table:style-name="ce1" office:value-type="float" office:value="1993.8591" calcext:value-type="float">
            <text:p>1993,8591</text:p>
          </table:table-cell>
          <table:table-cell table:style-name="ce1" office:value-type="float" office:value="-40.478681" calcext:value-type="float">
            <text:p>-40,478681</text:p>
          </table:table-cell>
          <table:table-cell table:number-columns-repeated="62"/>
        </table:table-row>
        <table:table-row table:style-name="ro1">
          <table:table-cell table:style-name="ce1" office:value-type="float" office:value="1993.7939" calcext:value-type="float">
            <text:p>1993,7939</text:p>
          </table:table-cell>
          <table:table-cell table:style-name="ce1" office:value-type="float" office:value="-41.381987" calcext:value-type="float">
            <text:p>-41,381987</text:p>
          </table:table-cell>
          <table:table-cell table:number-columns-repeated="62"/>
        </table:table-row>
        <table:table-row table:style-name="ro1">
          <table:table-cell table:style-name="ce1" office:value-type="float" office:value="1993.7287" calcext:value-type="float">
            <text:p>1993,7287</text:p>
          </table:table-cell>
          <table:table-cell table:style-name="ce1" office:value-type="float" office:value="-42.329993" calcext:value-type="float">
            <text:p>-42,329993</text:p>
          </table:table-cell>
          <table:table-cell table:number-columns-repeated="62"/>
        </table:table-row>
        <table:table-row table:style-name="ro1">
          <table:table-cell table:style-name="ce1" office:value-type="float" office:value="1993.6635" calcext:value-type="float">
            <text:p>1993,6635</text:p>
          </table:table-cell>
          <table:table-cell table:style-name="ce1" office:value-type="float" office:value="-43.282581" calcext:value-type="float">
            <text:p>-43,282581</text:p>
          </table:table-cell>
          <table:table-cell table:number-columns-repeated="62"/>
        </table:table-row>
        <table:table-row table:style-name="ro1">
          <table:table-cell table:style-name="ce1" office:value-type="float" office:value="1993.5983" calcext:value-type="float">
            <text:p>1993,5983</text:p>
          </table:table-cell>
          <table:table-cell table:style-name="ce1" office:value-type="float" office:value="-44.186953" calcext:value-type="float">
            <text:p>-44,186953</text:p>
          </table:table-cell>
          <table:table-cell table:number-columns-repeated="62"/>
        </table:table-row>
        <table:table-row table:style-name="ro1">
          <table:table-cell table:style-name="ce1" office:value-type="float" office:value="1993.5331" calcext:value-type="float">
            <text:p>1993,5331</text:p>
          </table:table-cell>
          <table:table-cell table:style-name="ce1" office:value-type="float" office:value="-44.332752" calcext:value-type="float">
            <text:p>-44,332752</text:p>
          </table:table-cell>
          <table:table-cell table:number-columns-repeated="62"/>
        </table:table-row>
        <table:table-row table:style-name="ro1">
          <table:table-cell table:style-name="ce1" office:value-type="float" office:value="1993.4679" calcext:value-type="float">
            <text:p>1993,4679</text:p>
          </table:table-cell>
          <table:table-cell table:style-name="ce1" office:value-type="float" office:value="-44.067809" calcext:value-type="float">
            <text:p>-44,067809</text:p>
          </table:table-cell>
          <table:table-cell table:number-columns-repeated="62"/>
        </table:table-row>
        <table:table-row table:style-name="ro1">
          <table:table-cell table:style-name="ce1" office:value-type="float" office:value="1993.4027" calcext:value-type="float">
            <text:p>1993,4027</text:p>
          </table:table-cell>
          <table:table-cell table:style-name="ce1" office:value-type="float" office:value="-43.60534" calcext:value-type="float">
            <text:p>-43,60534</text:p>
          </table:table-cell>
          <table:table-cell table:number-columns-repeated="62"/>
        </table:table-row>
        <table:table-row table:style-name="ro1">
          <table:table-cell table:style-name="ce1" office:value-type="float" office:value="1993.3375" calcext:value-type="float">
            <text:p>1993,3375</text:p>
          </table:table-cell>
          <table:table-cell table:style-name="ce1" office:value-type="float" office:value="-43.133058" calcext:value-type="float">
            <text:p>-43,133058</text:p>
          </table:table-cell>
          <table:table-cell table:number-columns-repeated="62"/>
        </table:table-row>
        <table:table-row table:style-name="ro1">
          <table:table-cell table:style-name="ce1" office:value-type="float" office:value="1993.2723" calcext:value-type="float">
            <text:p>1993,2723</text:p>
          </table:table-cell>
          <table:table-cell table:style-name="ce1" office:value-type="float" office:value="-42.391827" calcext:value-type="float">
            <text:p>-42,391827</text:p>
          </table:table-cell>
          <table:table-cell table:number-columns-repeated="62"/>
        </table:table-row>
        <table:table-row table:style-name="ro1">
          <table:table-cell table:style-name="ce1" office:value-type="float" office:value="1993.2071" calcext:value-type="float">
            <text:p>1993,2071</text:p>
          </table:table-cell>
          <table:table-cell table:style-name="ce1" office:value-type="float" office:value="-41.136755" calcext:value-type="float">
            <text:p>-41,136755</text:p>
          </table:table-cell>
          <table:table-cell table:number-columns-repeated="62"/>
        </table:table-row>
        <table:table-row table:style-name="ro1">
          <table:table-cell table:style-name="ce1" office:value-type="float" office:value="1993.1419" calcext:value-type="float">
            <text:p>1993,1419</text:p>
          </table:table-cell>
          <table:table-cell table:style-name="ce1" office:value-type="float" office:value="-40.147372" calcext:value-type="float">
            <text:p>-40,147372</text:p>
          </table:table-cell>
          <table:table-cell table:number-columns-repeated="62"/>
        </table:table-row>
        <table:table-row table:style-name="ro1">
          <table:table-cell table:style-name="ce1" office:value-type="float" office:value="1993.07615" calcext:value-type="float">
            <text:p>1993,07615</text:p>
          </table:table-cell>
          <table:table-cell table:style-name="ce1" office:value-type="float" office:value="-38.758442" calcext:value-type="float">
            <text:p>-38,758442</text:p>
          </table:table-cell>
          <table:table-cell table:number-columns-repeated="62"/>
        </table:table-row>
        <table:table-row table:style-name="ro1">
          <table:table-cell table:style-name="ce1" office:value-type="float" office:value="1993.00695" calcext:value-type="float">
            <text:p>1993,00695</text:p>
          </table:table-cell>
          <table:table-cell table:style-name="ce1" office:value-type="float" office:value="-38.467467" calcext:value-type="float">
            <text:p>-38,467467</text:p>
          </table:table-cell>
          <table:table-cell table:number-columns-repeated="62"/>
        </table:table-row>
        <table:table-row table:style-name="ro1">
          <table:table-cell table:style-name="ce1" office:value-type="float" office:value="1992.926" calcext:value-type="float">
            <text:p>1992,926</text:p>
          </table:table-cell>
          <table:table-cell table:style-name="ce1" office:value-type="float" office:value="-39.260049" calcext:value-type="float">
            <text:p>-39,260049</text:p>
          </table:table-cell>
          <table:table-cell table:number-columns-repeated="62"/>
        </table:table-row>
        <table:table-row table:style-name="ro1">
          <table:table-cell table:style-name="ce1" office:value-type="float" office:value="1992.83625" calcext:value-type="float">
            <text:p>1992,83625</text:p>
          </table:table-cell>
          <table:table-cell table:style-name="ce1" office:value-type="float" office:value="-42.041413" calcext:value-type="float">
            <text:p>-42,041413</text:p>
          </table:table-cell>
          <table:table-cell table:number-columns-repeated="62"/>
        </table:table-row>
        <table:table-row table:style-name="ro1">
          <table:table-cell table:style-name="ce1" office:value-type="float" office:value="1992.74655" calcext:value-type="float">
            <text:p>1992,74655</text:p>
          </table:table-cell>
          <table:table-cell table:style-name="ce1" office:value-type="float" office:value="-43.612075" calcext:value-type="float">
            <text:p>-43,612075</text:p>
          </table:table-cell>
          <table:table-cell table:number-columns-repeated="62"/>
        </table:table-row>
        <table:table-row table:style-name="ro1">
          <table:table-cell table:style-name="ce1" office:value-type="float" office:value="1992.65685" calcext:value-type="float">
            <text:p>1992,65685</text:p>
          </table:table-cell>
          <table:table-cell table:style-name="ce1" office:value-type="float" office:value="-44.936576" calcext:value-type="float">
            <text:p>-44,936576</text:p>
          </table:table-cell>
          <table:table-cell table:number-columns-repeated="62"/>
        </table:table-row>
        <table:table-row table:style-name="ro1">
          <table:table-cell table:style-name="ce1" office:value-type="float" office:value="1992.56715" calcext:value-type="float">
            <text:p>1992,56715</text:p>
          </table:table-cell>
          <table:table-cell table:style-name="ce1" office:value-type="float" office:value="-45.71562" calcext:value-type="float">
            <text:p>-45,71562</text:p>
          </table:table-cell>
          <table:table-cell table:number-columns-repeated="62"/>
        </table:table-row>
        <table:table-row table:style-name="ro1">
          <table:table-cell table:style-name="ce1" office:value-type="float" office:value="1992.4774" calcext:value-type="float">
            <text:p>1992,4774</text:p>
          </table:table-cell>
          <table:table-cell table:style-name="ce1" office:value-type="float" office:value="-45.871448" calcext:value-type="float">
            <text:p>-45,871448</text:p>
          </table:table-cell>
          <table:table-cell table:number-columns-repeated="62"/>
        </table:table-row>
        <table:table-row table:style-name="ro1">
          <table:table-cell table:style-name="ce1" office:value-type="float" office:value="1992.38765" calcext:value-type="float">
            <text:p>1992,38765</text:p>
          </table:table-cell>
          <table:table-cell table:style-name="ce1" office:value-type="float" office:value="-45.644045" calcext:value-type="float">
            <text:p>-45,644045</text:p>
          </table:table-cell>
          <table:table-cell table:number-columns-repeated="62"/>
        </table:table-row>
        <table:table-row table:style-name="ro1">
          <table:table-cell table:style-name="ce1" office:value-type="float" office:value="1992.29795" calcext:value-type="float">
            <text:p>1992,29795</text:p>
          </table:table-cell>
          <table:table-cell table:style-name="ce1" office:value-type="float" office:value="-44.98733" calcext:value-type="float">
            <text:p>-44,98733</text:p>
          </table:table-cell>
          <table:table-cell table:number-columns-repeated="62"/>
        </table:table-row>
        <table:table-row table:style-name="ro1">
          <table:table-cell table:style-name="ce1" office:value-type="float" office:value="1992.20825" calcext:value-type="float">
            <text:p>1992,20825</text:p>
          </table:table-cell>
          <table:table-cell table:style-name="ce1" office:value-type="float" office:value="-44.025135" calcext:value-type="float">
            <text:p>-44,025135</text:p>
          </table:table-cell>
          <table:table-cell table:number-columns-repeated="62"/>
        </table:table-row>
        <table:table-row table:style-name="ro1">
          <table:table-cell table:style-name="ce1" office:value-type="float" office:value="1992.11855" calcext:value-type="float">
            <text:p>1992,11855</text:p>
          </table:table-cell>
          <table:table-cell table:style-name="ce1" office:value-type="float" office:value="-43.571497" calcext:value-type="float">
            <text:p>-43,571497</text:p>
          </table:table-cell>
          <table:table-cell table:number-columns-repeated="62"/>
        </table:table-row>
        <table:table-row table:style-name="ro1">
          <table:table-cell table:style-name="ce1" office:value-type="float" office:value="1992.0311" calcext:value-type="float">
            <text:p>1992,0311</text:p>
          </table:table-cell>
          <table:table-cell table:style-name="ce1" office:value-type="float" office:value="-43.006288" calcext:value-type="float">
            <text:p>-43,006288</text:p>
          </table:table-cell>
          <table:table-cell table:number-columns-repeated="62"/>
        </table:table-row>
        <table:table-row table:style-name="ro1">
          <table:table-cell table:style-name="ce1" office:value-type="float" office:value="1991.9564" calcext:value-type="float">
            <text:p>1991,9564</text:p>
          </table:table-cell>
          <table:table-cell table:style-name="ce1" office:value-type="float" office:value="-42.676053" calcext:value-type="float">
            <text:p>-42,676053</text:p>
          </table:table-cell>
          <table:table-cell table:number-columns-repeated="62"/>
        </table:table-row>
        <table:table-row table:style-name="ro1">
          <table:table-cell table:style-name="ce1" office:value-type="float" office:value="1991.89215" calcext:value-type="float">
            <text:p>1991,89215</text:p>
          </table:table-cell>
          <table:table-cell table:style-name="ce1" office:value-type="float" office:value="-43.349494" calcext:value-type="float">
            <text:p>-43,349494</text:p>
          </table:table-cell>
          <table:table-cell table:number-columns-repeated="62"/>
        </table:table-row>
        <table:table-row table:style-name="ro1">
          <table:table-cell table:style-name="ce1" office:value-type="float" office:value="1991.8279" calcext:value-type="float">
            <text:p>1991,8279</text:p>
          </table:table-cell>
          <table:table-cell table:style-name="ce1" office:value-type="float" office:value="-44.394448" calcext:value-type="float">
            <text:p>-44,394448</text:p>
          </table:table-cell>
          <table:table-cell table:number-columns-repeated="62"/>
        </table:table-row>
        <table:table-row table:style-name="ro1">
          <table:table-cell table:style-name="ce1" office:value-type="float" office:value="1991.76365" calcext:value-type="float">
            <text:p>1991,76365</text:p>
          </table:table-cell>
          <table:table-cell table:style-name="ce1" office:value-type="float" office:value="-45.117606" calcext:value-type="float">
            <text:p>-45,117606</text:p>
          </table:table-cell>
          <table:table-cell table:number-columns-repeated="62"/>
        </table:table-row>
        <table:table-row table:style-name="ro1">
          <table:table-cell table:style-name="ce1" office:value-type="float" office:value="1991.6994" calcext:value-type="float">
            <text:p>1991,6994</text:p>
          </table:table-cell>
          <table:table-cell table:style-name="ce1" office:value-type="float" office:value="-45.167122" calcext:value-type="float">
            <text:p>-45,167122</text:p>
          </table:table-cell>
          <table:table-cell table:number-columns-repeated="62"/>
        </table:table-row>
        <table:table-row table:style-name="ro1">
          <table:table-cell table:style-name="ce1" office:value-type="float" office:value="1991.63515" calcext:value-type="float">
            <text:p>1991,63515</text:p>
          </table:table-cell>
          <table:table-cell table:style-name="ce1" office:value-type="float" office:value="-45.374197" calcext:value-type="float">
            <text:p>-45,374197</text:p>
          </table:table-cell>
          <table:table-cell table:number-columns-repeated="62"/>
        </table:table-row>
        <table:table-row table:style-name="ro1">
          <table:table-cell table:style-name="ce1" office:value-type="float" office:value="1991.5709" calcext:value-type="float">
            <text:p>1991,5709</text:p>
          </table:table-cell>
          <table:table-cell table:style-name="ce1" office:value-type="float" office:value="-45.395873" calcext:value-type="float">
            <text:p>-45,395873</text:p>
          </table:table-cell>
          <table:table-cell table:number-columns-repeated="62"/>
        </table:table-row>
        <table:table-row table:style-name="ro1">
          <table:table-cell table:style-name="ce1" office:value-type="float" office:value="1991.50665" calcext:value-type="float">
            <text:p>1991,50665</text:p>
          </table:table-cell>
          <table:table-cell table:style-name="ce1" office:value-type="float" office:value="-44.935491" calcext:value-type="float">
            <text:p>-44,935491</text:p>
          </table:table-cell>
          <table:table-cell table:number-columns-repeated="62"/>
        </table:table-row>
        <table:table-row table:style-name="ro1">
          <table:table-cell table:style-name="ce1" office:value-type="float" office:value="1991.4424" calcext:value-type="float">
            <text:p>1991,4424</text:p>
          </table:table-cell>
          <table:table-cell table:style-name="ce1" office:value-type="float" office:value="-44.007459" calcext:value-type="float">
            <text:p>-44,007459</text:p>
          </table:table-cell>
          <table:table-cell table:number-columns-repeated="62"/>
        </table:table-row>
        <table:table-row table:style-name="ro1">
          <table:table-cell table:style-name="ce1" office:value-type="float" office:value="1991.37815" calcext:value-type="float">
            <text:p>1991,37815</text:p>
          </table:table-cell>
          <table:table-cell table:style-name="ce1" office:value-type="float" office:value="-42.859478" calcext:value-type="float">
            <text:p>-42,859478</text:p>
          </table:table-cell>
          <table:table-cell table:number-columns-repeated="62"/>
        </table:table-row>
        <table:table-row table:style-name="ro1">
          <table:table-cell table:style-name="ce1" office:value-type="float" office:value="1991.3139" calcext:value-type="float">
            <text:p>1991,3139</text:p>
          </table:table-cell>
          <table:table-cell table:style-name="ce1" office:value-type="float" office:value="-42.027261" calcext:value-type="float">
            <text:p>-42,027261</text:p>
          </table:table-cell>
          <table:table-cell table:number-columns-repeated="62"/>
        </table:table-row>
        <table:table-row table:style-name="ro1">
          <table:table-cell table:style-name="ce1" office:value-type="float" office:value="1991.24965" calcext:value-type="float">
            <text:p>1991,24965</text:p>
          </table:table-cell>
          <table:table-cell table:style-name="ce1" office:value-type="float" office:value="-41.163265" calcext:value-type="float">
            <text:p>-41,163265</text:p>
          </table:table-cell>
          <table:table-cell table:number-columns-repeated="62"/>
        </table:table-row>
        <table:table-row table:style-name="ro1">
          <table:table-cell table:style-name="ce1" office:value-type="float" office:value="1991.1854" calcext:value-type="float">
            <text:p>1991,1854</text:p>
          </table:table-cell>
          <table:table-cell table:style-name="ce1" office:value-type="float" office:value="-40.317414" calcext:value-type="float">
            <text:p>-40,317414</text:p>
          </table:table-cell>
          <table:table-cell table:number-columns-repeated="62"/>
        </table:table-row>
        <table:table-row table:style-name="ro1">
          <table:table-cell table:style-name="ce1" office:value-type="float" office:value="1991.12115" calcext:value-type="float">
            <text:p>1991,12115</text:p>
          </table:table-cell>
          <table:table-cell table:style-name="ce1" office:value-type="float" office:value="-39.767158" calcext:value-type="float">
            <text:p>-39,767158</text:p>
          </table:table-cell>
          <table:table-cell table:number-columns-repeated="62"/>
        </table:table-row>
        <table:table-row table:style-name="ro1">
          <table:table-cell table:style-name="ce1" office:value-type="float" office:value="1991.0569" calcext:value-type="float">
            <text:p>1991,0569</text:p>
          </table:table-cell>
          <table:table-cell table:style-name="ce1" office:value-type="float" office:value="-39.788631" calcext:value-type="float">
            <text:p>-39,788631</text:p>
          </table:table-cell>
          <table:table-cell table:number-columns-repeated="62"/>
        </table:table-row>
        <table:table-row table:style-name="ro1">
          <table:table-cell table:style-name="ce1" office:value-type="float" office:value="1990.98945" calcext:value-type="float">
            <text:p>1990,98945</text:p>
          </table:table-cell>
          <table:table-cell table:style-name="ce1" office:value-type="float" office:value="-40.392031" calcext:value-type="float">
            <text:p>-40,392031</text:p>
          </table:table-cell>
          <table:table-cell table:number-columns-repeated="62"/>
        </table:table-row>
        <table:table-row table:style-name="ro1">
          <table:table-cell table:style-name="ce1" office:value-type="float" office:value="1990.9168" calcext:value-type="float">
            <text:p>1990,9168</text:p>
          </table:table-cell>
          <table:table-cell table:style-name="ce1" office:value-type="float" office:value="-41.85263" calcext:value-type="float">
            <text:p>-41,85263</text:p>
          </table:table-cell>
          <table:table-cell table:number-columns-repeated="62"/>
        </table:table-row>
        <table:table-row table:style-name="ro1">
          <table:table-cell table:style-name="ce1" office:value-type="float" office:value="1990.84215" calcext:value-type="float">
            <text:p>1990,84215</text:p>
          </table:table-cell>
          <table:table-cell table:style-name="ce1" office:value-type="float" office:value="-43.942893" calcext:value-type="float">
            <text:p>-43,942893</text:p>
          </table:table-cell>
          <table:table-cell table:number-columns-repeated="62"/>
        </table:table-row>
        <table:table-row table:style-name="ro1">
          <table:table-cell table:style-name="ce1" office:value-type="float" office:value="1990.76745" calcext:value-type="float">
            <text:p>1990,76745</text:p>
          </table:table-cell>
          <table:table-cell table:style-name="ce1" office:value-type="float" office:value="-44.705327" calcext:value-type="float">
            <text:p>-44,705327</text:p>
          </table:table-cell>
          <table:table-cell table:number-columns-repeated="62"/>
        </table:table-row>
        <table:table-row table:style-name="ro1">
          <table:table-cell table:style-name="ce1" office:value-type="float" office:value="1990.6928" calcext:value-type="float">
            <text:p>1990,6928</text:p>
          </table:table-cell>
          <table:table-cell table:style-name="ce1" office:value-type="float" office:value="-44.448109" calcext:value-type="float">
            <text:p>-44,448109</text:p>
          </table:table-cell>
          <table:table-cell table:number-columns-repeated="62"/>
        </table:table-row>
        <table:table-row table:style-name="ro1">
          <table:table-cell table:style-name="ce1" office:value-type="float" office:value="1990.61815" calcext:value-type="float">
            <text:p>1990,61815</text:p>
          </table:table-cell>
          <table:table-cell table:style-name="ce1" office:value-type="float" office:value="-43.762822" calcext:value-type="float">
            <text:p>-43,762822</text:p>
          </table:table-cell>
          <table:table-cell table:number-columns-repeated="62"/>
        </table:table-row>
        <table:table-row table:style-name="ro1">
          <table:table-cell table:style-name="ce1" office:value-type="float" office:value="1990.54345" calcext:value-type="float">
            <text:p>1990,54345</text:p>
          </table:table-cell>
          <table:table-cell table:style-name="ce1" office:value-type="float" office:value="-42.672102" calcext:value-type="float">
            <text:p>-42,672102</text:p>
          </table:table-cell>
          <table:table-cell table:number-columns-repeated="62"/>
        </table:table-row>
        <table:table-row table:style-name="ro1">
          <table:table-cell table:style-name="ce1" office:value-type="float" office:value="1990.4688" calcext:value-type="float">
            <text:p>1990,4688</text:p>
          </table:table-cell>
          <table:table-cell table:style-name="ce1" office:value-type="float" office:value="-41.224159" calcext:value-type="float">
            <text:p>-41,224159</text:p>
          </table:table-cell>
          <table:table-cell table:number-columns-repeated="62"/>
        </table:table-row>
        <table:table-row table:style-name="ro1">
          <table:table-cell table:style-name="ce1" office:value-type="float" office:value="1990.39415" calcext:value-type="float">
            <text:p>1990,39415</text:p>
          </table:table-cell>
          <table:table-cell table:style-name="ce1" office:value-type="float" office:value="-39.994043" calcext:value-type="float">
            <text:p>-39,994043</text:p>
          </table:table-cell>
          <table:table-cell table:number-columns-repeated="62"/>
        </table:table-row>
        <table:table-row table:style-name="ro1">
          <table:table-cell table:style-name="ce1" office:value-type="float" office:value="1990.3195" calcext:value-type="float">
            <text:p>1990,3195</text:p>
          </table:table-cell>
          <table:table-cell table:style-name="ce1" office:value-type="float" office:value="-39.261526" calcext:value-type="float">
            <text:p>-39,261526</text:p>
          </table:table-cell>
          <table:table-cell table:number-columns-repeated="62"/>
        </table:table-row>
        <table:table-row table:style-name="ro1">
          <table:table-cell table:style-name="ce1" office:value-type="float" office:value="1990.24485" calcext:value-type="float">
            <text:p>1990,24485</text:p>
          </table:table-cell>
          <table:table-cell table:style-name="ce1" office:value-type="float" office:value="-39.287756" calcext:value-type="float">
            <text:p>-39,287756</text:p>
          </table:table-cell>
          <table:table-cell table:number-columns-repeated="62"/>
        </table:table-row>
        <table:table-row table:style-name="ro1">
          <table:table-cell table:style-name="ce1" office:value-type="float" office:value="1990.17015" calcext:value-type="float">
            <text:p>1990,17015</text:p>
          </table:table-cell>
          <table:table-cell table:style-name="ce1" office:value-type="float" office:value="-39.293721" calcext:value-type="float">
            <text:p>-39,293721</text:p>
          </table:table-cell>
          <table:table-cell table:number-columns-repeated="62"/>
        </table:table-row>
        <table:table-row table:style-name="ro1">
          <table:table-cell table:style-name="ce1" office:value-type="float" office:value="1990.0955" calcext:value-type="float">
            <text:p>1990,0955</text:p>
          </table:table-cell>
          <table:table-cell table:style-name="ce1" office:value-type="float" office:value="-39.036542" calcext:value-type="float">
            <text:p>-39,036542</text:p>
          </table:table-cell>
          <table:table-cell table:number-columns-repeated="62"/>
        </table:table-row>
        <table:table-row table:style-name="ro1">
          <table:table-cell table:style-name="ce1" office:value-type="float" office:value="1990.02085" calcext:value-type="float">
            <text:p>1990,02085</text:p>
          </table:table-cell>
          <table:table-cell table:style-name="ce1" office:value-type="float" office:value="-38.9463" calcext:value-type="float">
            <text:p>-38,9463</text:p>
          </table:table-cell>
          <table:table-cell table:number-columns-repeated="62"/>
        </table:table-row>
        <table:table-row table:style-name="ro1">
          <table:table-cell table:style-name="ce1" office:value-type="float" office:value="1989.94605" calcext:value-type="float">
            <text:p>1989,94605</text:p>
          </table:table-cell>
          <table:table-cell table:style-name="ce1" office:value-type="float" office:value="-39.57403" calcext:value-type="float">
            <text:p>-39,57403</text:p>
          </table:table-cell>
          <table:table-cell table:number-columns-repeated="62"/>
        </table:table-row>
        <table:table-row table:style-name="ro1">
          <table:table-cell table:style-name="ce1" office:value-type="float" office:value="1989.8712" calcext:value-type="float">
            <text:p>1989,8712</text:p>
          </table:table-cell>
          <table:table-cell table:style-name="ce1" office:value-type="float" office:value="-40.660531" calcext:value-type="float">
            <text:p>-40,660531</text:p>
          </table:table-cell>
          <table:table-cell table:number-columns-repeated="62"/>
        </table:table-row>
        <table:table-row table:style-name="ro1">
          <table:table-cell table:style-name="ce1" office:value-type="float" office:value="1989.7964" calcext:value-type="float">
            <text:p>1989,7964</text:p>
          </table:table-cell>
          <table:table-cell table:style-name="ce1" office:value-type="float" office:value="-42.28548" calcext:value-type="float">
            <text:p>-42,28548</text:p>
          </table:table-cell>
          <table:table-cell table:number-columns-repeated="62"/>
        </table:table-row>
        <table:table-row table:style-name="ro1">
          <table:table-cell table:style-name="ce1" office:value-type="float" office:value="1989.72155" calcext:value-type="float">
            <text:p>1989,72155</text:p>
          </table:table-cell>
          <table:table-cell table:style-name="ce1" office:value-type="float" office:value="-43.414004" calcext:value-type="float">
            <text:p>-43,414004</text:p>
          </table:table-cell>
          <table:table-cell table:number-columns-repeated="62"/>
        </table:table-row>
        <table:table-row table:style-name="ro1">
          <table:table-cell table:style-name="ce1" office:value-type="float" office:value="1989.6467" calcext:value-type="float">
            <text:p>1989,6467</text:p>
          </table:table-cell>
          <table:table-cell table:style-name="ce1" office:value-type="float" office:value="-44.66722" calcext:value-type="float">
            <text:p>-44,66722</text:p>
          </table:table-cell>
          <table:table-cell table:number-columns-repeated="62"/>
        </table:table-row>
        <table:table-row table:style-name="ro1">
          <table:table-cell table:style-name="ce1" office:value-type="float" office:value="1989.5719" calcext:value-type="float">
            <text:p>1989,5719</text:p>
          </table:table-cell>
          <table:table-cell table:style-name="ce1" office:value-type="float" office:value="-45.94175" calcext:value-type="float">
            <text:p>-45,94175</text:p>
          </table:table-cell>
          <table:table-cell table:number-columns-repeated="62"/>
        </table:table-row>
        <table:table-row table:style-name="ro1">
          <table:table-cell table:style-name="ce1" office:value-type="float" office:value="1989.4971" calcext:value-type="float">
            <text:p>1989,4971</text:p>
          </table:table-cell>
          <table:table-cell table:style-name="ce1" office:value-type="float" office:value="-46.271207" calcext:value-type="float">
            <text:p>-46,271207</text:p>
          </table:table-cell>
          <table:table-cell table:number-columns-repeated="62"/>
        </table:table-row>
        <table:table-row table:style-name="ro1">
          <table:table-cell table:style-name="ce1" office:value-type="float" office:value="1989.42225" calcext:value-type="float">
            <text:p>1989,42225</text:p>
          </table:table-cell>
          <table:table-cell table:style-name="ce1" office:value-type="float" office:value="-46.083048" calcext:value-type="float">
            <text:p>-46,083048</text:p>
          </table:table-cell>
          <table:table-cell table:number-columns-repeated="62"/>
        </table:table-row>
        <table:table-row table:style-name="ro1">
          <table:table-cell table:style-name="ce1" office:value-type="float" office:value="1989.3474" calcext:value-type="float">
            <text:p>1989,3474</text:p>
          </table:table-cell>
          <table:table-cell table:style-name="ce1" office:value-type="float" office:value="-42.325569" calcext:value-type="float">
            <text:p>-42,325569</text:p>
          </table:table-cell>
          <table:table-cell table:number-columns-repeated="62"/>
        </table:table-row>
        <table:table-row table:style-name="ro1">
          <table:table-cell table:style-name="ce1" office:value-type="float" office:value="1989.27265" calcext:value-type="float">
            <text:p>1989,27265</text:p>
          </table:table-cell>
          <table:table-cell table:style-name="ce1" office:value-type="float" office:value="-41.653377" calcext:value-type="float">
            <text:p>-41,653377</text:p>
          </table:table-cell>
          <table:table-cell table:number-columns-repeated="62"/>
        </table:table-row>
        <table:table-row table:style-name="ro1">
          <table:table-cell table:style-name="ce1" office:value-type="float" office:value="1989.1979" calcext:value-type="float">
            <text:p>1989,1979</text:p>
          </table:table-cell>
          <table:table-cell table:style-name="ce1" office:value-type="float" office:value="-41.024281" calcext:value-type="float">
            <text:p>-41,024281</text:p>
          </table:table-cell>
          <table:table-cell table:number-columns-repeated="62"/>
        </table:table-row>
        <table:table-row table:style-name="ro1">
          <table:table-cell table:style-name="ce1" office:value-type="float" office:value="1989.12315" calcext:value-type="float">
            <text:p>1989,12315</text:p>
          </table:table-cell>
          <table:table-cell table:style-name="ce1" office:value-type="float" office:value="-40.876032" calcext:value-type="float">
            <text:p>-40,876032</text:p>
          </table:table-cell>
          <table:table-cell table:number-columns-repeated="62"/>
        </table:table-row>
        <table:table-row table:style-name="ro1">
          <table:table-cell table:style-name="ce1" office:value-type="float" office:value="1989.0485" calcext:value-type="float">
            <text:p>1989,0485</text:p>
          </table:table-cell>
          <table:table-cell table:style-name="ce1" office:value-type="float" office:value="-40.616322" calcext:value-type="float">
            <text:p>-40,616322</text:p>
          </table:table-cell>
          <table:table-cell table:number-columns-repeated="62"/>
        </table:table-row>
        <table:table-row table:style-name="ro1">
          <table:table-cell table:style-name="ce1" office:value-type="float" office:value="1988.98095" calcext:value-type="float">
            <text:p>1988,98095</text:p>
          </table:table-cell>
          <table:table-cell table:style-name="ce1" office:value-type="float" office:value="-40.807698" calcext:value-type="float">
            <text:p>-40,807698</text:p>
          </table:table-cell>
          <table:table-cell table:number-columns-repeated="62"/>
        </table:table-row>
        <table:table-row table:style-name="ro1">
          <table:table-cell table:style-name="ce1" office:value-type="float" office:value="1988.9218" calcext:value-type="float">
            <text:p>1988,9218</text:p>
          </table:table-cell>
          <table:table-cell table:style-name="ce1" office:value-type="float" office:value="-40.829055" calcext:value-type="float">
            <text:p>-40,829055</text:p>
          </table:table-cell>
          <table:table-cell table:number-columns-repeated="62"/>
        </table:table-row>
        <table:table-row table:style-name="ro1">
          <table:table-cell table:style-name="ce1" office:value-type="float" office:value="1988.86395" calcext:value-type="float">
            <text:p>1988,86395</text:p>
          </table:table-cell>
          <table:table-cell table:style-name="ce1" office:value-type="float" office:value="-41.016413" calcext:value-type="float">
            <text:p>-41,016413</text:p>
          </table:table-cell>
          <table:table-cell table:number-columns-repeated="62"/>
        </table:table-row>
        <table:table-row table:style-name="ro1">
          <table:table-cell table:style-name="ce1" office:value-type="float" office:value="1988.8061" calcext:value-type="float">
            <text:p>1988,8061</text:p>
          </table:table-cell>
          <table:table-cell table:style-name="ce1" office:value-type="float" office:value="-41.356171" calcext:value-type="float">
            <text:p>-41,356171</text:p>
          </table:table-cell>
          <table:table-cell table:number-columns-repeated="62"/>
        </table:table-row>
        <table:table-row table:style-name="ro1">
          <table:table-cell table:style-name="ce1" office:value-type="float" office:value="1988.7483" calcext:value-type="float">
            <text:p>1988,7483</text:p>
          </table:table-cell>
          <table:table-cell table:style-name="ce1" office:value-type="float" office:value="-41.645906" calcext:value-type="float">
            <text:p>-41,645906</text:p>
          </table:table-cell>
          <table:table-cell table:number-columns-repeated="62"/>
        </table:table-row>
        <table:table-row table:style-name="ro1">
          <table:table-cell table:style-name="ce1" office:value-type="float" office:value="1988.69045" calcext:value-type="float">
            <text:p>1988,69045</text:p>
          </table:table-cell>
          <table:table-cell table:style-name="ce1" office:value-type="float" office:value="-42.154413" calcext:value-type="float">
            <text:p>-42,154413</text:p>
          </table:table-cell>
          <table:table-cell table:number-columns-repeated="62"/>
        </table:table-row>
        <table:table-row table:style-name="ro1">
          <table:table-cell table:style-name="ce1" office:value-type="float" office:value="1988.6326" calcext:value-type="float">
            <text:p>1988,6326</text:p>
          </table:table-cell>
          <table:table-cell table:style-name="ce1" office:value-type="float" office:value="-42.322984" calcext:value-type="float">
            <text:p>-42,322984</text:p>
          </table:table-cell>
          <table:table-cell table:number-columns-repeated="62"/>
        </table:table-row>
        <table:table-row table:style-name="ro1">
          <table:table-cell table:style-name="ce1" office:value-type="float" office:value="1988.57475" calcext:value-type="float">
            <text:p>1988,57475</text:p>
          </table:table-cell>
          <table:table-cell table:style-name="ce1" office:value-type="float" office:value="-43.149998" calcext:value-type="float">
            <text:p>-43,149998</text:p>
          </table:table-cell>
          <table:table-cell table:number-columns-repeated="62"/>
        </table:table-row>
        <table:table-row table:style-name="ro1">
          <table:table-cell table:style-name="ce1" office:value-type="float" office:value="1988.5169" calcext:value-type="float">
            <text:p>1988,5169</text:p>
          </table:table-cell>
          <table:table-cell table:style-name="ce1" office:value-type="float" office:value="-43.96347" calcext:value-type="float">
            <text:p>-43,96347</text:p>
          </table:table-cell>
          <table:table-cell table:number-columns-repeated="62"/>
        </table:table-row>
        <table:table-row table:style-name="ro1">
          <table:table-cell table:style-name="ce1" office:value-type="float" office:value="1988.4591" calcext:value-type="float">
            <text:p>1988,4591</text:p>
          </table:table-cell>
          <table:table-cell table:style-name="ce1" office:value-type="float" office:value="-44.338127" calcext:value-type="float">
            <text:p>-44,338127</text:p>
          </table:table-cell>
          <table:table-cell table:number-columns-repeated="62"/>
        </table:table-row>
        <table:table-row table:style-name="ro1">
          <table:table-cell table:style-name="ce1" office:value-type="float" office:value="1988.40125" calcext:value-type="float">
            <text:p>1988,40125</text:p>
          </table:table-cell>
          <table:table-cell table:style-name="ce1" office:value-type="float" office:value="-44.24229" calcext:value-type="float">
            <text:p>-44,24229</text:p>
          </table:table-cell>
          <table:table-cell table:number-columns-repeated="62"/>
        </table:table-row>
        <table:table-row table:style-name="ro1">
          <table:table-cell table:style-name="ce1" office:value-type="float" office:value="1988.34335" calcext:value-type="float">
            <text:p>1988,34335</text:p>
          </table:table-cell>
          <table:table-cell table:style-name="ce1" office:value-type="float" office:value="-43.969711" calcext:value-type="float">
            <text:p>-43,969711</text:p>
          </table:table-cell>
          <table:table-cell table:number-columns-repeated="62"/>
        </table:table-row>
        <table:table-row table:style-name="ro1">
          <table:table-cell table:style-name="ce1" office:value-type="float" office:value="1988.2855" calcext:value-type="float">
            <text:p>1988,2855</text:p>
          </table:table-cell>
          <table:table-cell table:style-name="ce1" office:value-type="float" office:value="-43.161357" calcext:value-type="float">
            <text:p>-43,161357</text:p>
          </table:table-cell>
          <table:table-cell table:number-columns-repeated="62"/>
        </table:table-row>
        <table:table-row table:style-name="ro1">
          <table:table-cell table:style-name="ce1" office:value-type="float" office:value="1988.2277" calcext:value-type="float">
            <text:p>1988,2277</text:p>
          </table:table-cell>
          <table:table-cell table:style-name="ce1" office:value-type="float" office:value="-41.625227" calcext:value-type="float">
            <text:p>-41,625227</text:p>
          </table:table-cell>
          <table:table-cell table:number-columns-repeated="62"/>
        </table:table-row>
        <table:table-row table:style-name="ro1">
          <table:table-cell table:style-name="ce1" office:value-type="float" office:value="1988.16985" calcext:value-type="float">
            <text:p>1988,16985</text:p>
          </table:table-cell>
          <table:table-cell table:style-name="ce1" office:value-type="float" office:value="-39.452518" calcext:value-type="float">
            <text:p>-39,452518</text:p>
          </table:table-cell>
          <table:table-cell table:number-columns-repeated="62"/>
        </table:table-row>
        <table:table-row table:style-name="ro1">
          <table:table-cell table:style-name="ce1" office:value-type="float" office:value="1988.112" calcext:value-type="float">
            <text:p>1988,112</text:p>
          </table:table-cell>
          <table:table-cell table:style-name="ce1" office:value-type="float" office:value="-37.916135" calcext:value-type="float">
            <text:p>-37,916135</text:p>
          </table:table-cell>
          <table:table-cell table:number-columns-repeated="62"/>
        </table:table-row>
        <table:table-row table:style-name="ro1">
          <table:table-cell table:style-name="ce1" office:value-type="float" office:value="1988.05165" calcext:value-type="float">
            <text:p>1988,05165</text:p>
          </table:table-cell>
          <table:table-cell table:style-name="ce1" office:value-type="float" office:value="-37.748076" calcext:value-type="float">
            <text:p>-37,748076</text:p>
          </table:table-cell>
          <table:table-cell table:number-columns-repeated="62"/>
        </table:table-row>
        <table:table-row table:style-name="ro1">
          <table:table-cell table:style-name="ce1" office:value-type="float" office:value="1987.9767" calcext:value-type="float">
            <text:p>1987,9767</text:p>
          </table:table-cell>
          <table:table-cell table:style-name="ce1" office:value-type="float" office:value="-38.59672" calcext:value-type="float">
            <text:p>-38,59672</text:p>
          </table:table-cell>
          <table:table-cell table:number-columns-repeated="62"/>
        </table:table-row>
        <table:table-row table:style-name="ro1">
          <table:table-cell table:style-name="ce1" office:value-type="float" office:value="1987.8739" calcext:value-type="float">
            <text:p>1987,8739</text:p>
          </table:table-cell>
          <table:table-cell table:style-name="ce1" office:value-type="float" office:value="-40.251746" calcext:value-type="float">
            <text:p>-40,251746</text:p>
          </table:table-cell>
          <table:table-cell table:number-columns-repeated="62"/>
        </table:table-row>
        <table:table-row table:style-name="ro1">
          <table:table-cell table:style-name="ce1" office:value-type="float" office:value="1987.7554" calcext:value-type="float">
            <text:p>1987,7554</text:p>
          </table:table-cell>
          <table:table-cell table:style-name="ce1" office:value-type="float" office:value="-42.145889" calcext:value-type="float">
            <text:p>-42,145889</text:p>
          </table:table-cell>
          <table:table-cell table:number-columns-repeated="62"/>
        </table:table-row>
        <table:table-row table:style-name="ro1">
          <table:table-cell table:style-name="ce1" office:value-type="float" office:value="1987.63695" calcext:value-type="float">
            <text:p>1987,63695</text:p>
          </table:table-cell>
          <table:table-cell table:style-name="ce1" office:value-type="float" office:value="-43.182762" calcext:value-type="float">
            <text:p>-43,182762</text:p>
          </table:table-cell>
          <table:table-cell table:number-columns-repeated="62"/>
        </table:table-row>
        <table:table-row table:style-name="ro1">
          <table:table-cell table:style-name="ce1" office:value-type="float" office:value="1987.51845" calcext:value-type="float">
            <text:p>1987,51845</text:p>
          </table:table-cell>
          <table:table-cell table:style-name="ce1" office:value-type="float" office:value="-43.705939" calcext:value-type="float">
            <text:p>-43,705939</text:p>
          </table:table-cell>
          <table:table-cell table:number-columns-repeated="62"/>
        </table:table-row>
        <table:table-row table:style-name="ro1">
          <table:table-cell table:style-name="ce1" office:value-type="float" office:value="1987.3999" calcext:value-type="float">
            <text:p>1987,3999</text:p>
          </table:table-cell>
          <table:table-cell table:style-name="ce1" office:value-type="float" office:value="-43.864294" calcext:value-type="float">
            <text:p>-43,864294</text:p>
          </table:table-cell>
          <table:table-cell table:number-columns-repeated="62"/>
        </table:table-row>
        <table:table-row table:style-name="ro1">
          <table:table-cell table:style-name="ce1" office:value-type="float" office:value="1987.28135" calcext:value-type="float">
            <text:p>1987,28135</text:p>
          </table:table-cell>
          <table:table-cell table:style-name="ce1" office:value-type="float" office:value="-43.102982" calcext:value-type="float">
            <text:p>-43,102982</text:p>
          </table:table-cell>
          <table:table-cell table:number-columns-repeated="62"/>
        </table:table-row>
        <table:table-row table:style-name="ro1">
          <table:table-cell table:style-name="ce1" office:value-type="float" office:value="1987.16295" calcext:value-type="float">
            <text:p>1987,16295</text:p>
          </table:table-cell>
          <table:table-cell table:style-name="ce1" office:value-type="float" office:value="-42.04687" calcext:value-type="float">
            <text:p>-42,04687</text:p>
          </table:table-cell>
          <table:table-cell table:number-columns-repeated="62"/>
        </table:table-row>
        <table:table-row table:style-name="ro1">
          <table:table-cell table:style-name="ce1" office:value-type="float" office:value="1987.04625" calcext:value-type="float">
            <text:p>1987,04625</text:p>
          </table:table-cell>
          <table:table-cell table:style-name="ce1" office:value-type="float" office:value="-41.969002" calcext:value-type="float">
            <text:p>-41,969002</text:p>
          </table:table-cell>
          <table:table-cell table:number-columns-repeated="62"/>
        </table:table-row>
        <table:table-row table:style-name="ro1">
          <table:table-cell table:style-name="ce1" office:value-type="float" office:value="1986.94375" calcext:value-type="float">
            <text:p>1986,94375</text:p>
          </table:table-cell>
          <table:table-cell table:style-name="ce1" office:value-type="float" office:value="-42.803233" calcext:value-type="float">
            <text:p>-42,803233</text:p>
          </table:table-cell>
          <table:table-cell table:number-columns-repeated="62"/>
        </table:table-row>
        <table:table-row table:style-name="ro1">
          <table:table-cell table:style-name="ce1" office:value-type="float" office:value="1986.8538" calcext:value-type="float">
            <text:p>1986,8538</text:p>
          </table:table-cell>
          <table:table-cell table:style-name="ce1" office:value-type="float" office:value="-44.469825" calcext:value-type="float">
            <text:p>-44,469825</text:p>
          </table:table-cell>
          <table:table-cell table:number-columns-repeated="62"/>
        </table:table-row>
        <table:table-row table:style-name="ro1">
          <table:table-cell table:style-name="ce1" office:value-type="float" office:value="1986.7638" calcext:value-type="float">
            <text:p>1986,7638</text:p>
          </table:table-cell>
          <table:table-cell table:style-name="ce1" office:value-type="float" office:value="-45.965525" calcext:value-type="float">
            <text:p>-45,965525</text:p>
          </table:table-cell>
          <table:table-cell table:number-columns-repeated="62"/>
        </table:table-row>
        <table:table-row table:style-name="ro1">
          <table:table-cell table:style-name="ce1" office:value-type="float" office:value="1986.6738" calcext:value-type="float">
            <text:p>1986,6738</text:p>
          </table:table-cell>
          <table:table-cell table:style-name="ce1" office:value-type="float" office:value="-46.862153" calcext:value-type="float">
            <text:p>-46,862153</text:p>
          </table:table-cell>
          <table:table-cell table:number-columns-repeated="62"/>
        </table:table-row>
        <table:table-row table:style-name="ro1">
          <table:table-cell table:style-name="ce1" office:value-type="float" office:value="1986.58385" calcext:value-type="float">
            <text:p>1986,58385</text:p>
          </table:table-cell>
          <table:table-cell table:style-name="ce1" office:value-type="float" office:value="-46.622085" calcext:value-type="float">
            <text:p>-46,622085</text:p>
          </table:table-cell>
          <table:table-cell table:number-columns-repeated="62"/>
        </table:table-row>
        <table:table-row table:style-name="ro1">
          <table:table-cell table:style-name="ce1" office:value-type="float" office:value="1986.49385" calcext:value-type="float">
            <text:p>1986,49385</text:p>
          </table:table-cell>
          <table:table-cell table:style-name="ce1" office:value-type="float" office:value="-46.476101" calcext:value-type="float">
            <text:p>-46,476101</text:p>
          </table:table-cell>
          <table:table-cell table:number-columns-repeated="62"/>
        </table:table-row>
        <table:table-row table:style-name="ro1">
          <table:table-cell table:style-name="ce1" office:value-type="float" office:value="1986.4038" calcext:value-type="float">
            <text:p>1986,4038</text:p>
          </table:table-cell>
          <table:table-cell table:style-name="ce1" office:value-type="float" office:value="-46.228353" calcext:value-type="float">
            <text:p>-46,228353</text:p>
          </table:table-cell>
          <table:table-cell table:number-columns-repeated="62"/>
        </table:table-row>
        <table:table-row table:style-name="ro1">
          <table:table-cell table:style-name="ce1" office:value-type="float" office:value="1986.3138" calcext:value-type="float">
            <text:p>1986,3138</text:p>
          </table:table-cell>
          <table:table-cell table:style-name="ce1" office:value-type="float" office:value="-45.704113" calcext:value-type="float">
            <text:p>-45,704113</text:p>
          </table:table-cell>
          <table:table-cell table:number-columns-repeated="62"/>
        </table:table-row>
        <table:table-row table:style-name="ro1">
          <table:table-cell table:style-name="ce1" office:value-type="float" office:value="1986.22385" calcext:value-type="float">
            <text:p>1986,22385</text:p>
          </table:table-cell>
          <table:table-cell table:style-name="ce1" office:value-type="float" office:value="-45.32484" calcext:value-type="float">
            <text:p>-45,32484</text:p>
          </table:table-cell>
          <table:table-cell table:number-columns-repeated="62"/>
        </table:table-row>
        <table:table-row table:style-name="ro1">
          <table:table-cell table:style-name="ce1" office:value-type="float" office:value="1986.1339" calcext:value-type="float">
            <text:p>1986,1339</text:p>
          </table:table-cell>
          <table:table-cell table:style-name="ce1" office:value-type="float" office:value="-44.834213" calcext:value-type="float">
            <text:p>-44,834213</text:p>
          </table:table-cell>
          <table:table-cell table:number-columns-repeated="62"/>
        </table:table-row>
        <table:table-row table:style-name="ro1">
          <table:table-cell table:style-name="ce1" office:value-type="float" office:value="1986.04225" calcext:value-type="float">
            <text:p>1986,04225</text:p>
          </table:table-cell>
          <table:table-cell table:style-name="ce1" office:value-type="float" office:value="-44.16405" calcext:value-type="float">
            <text:p>-44,16405</text:p>
          </table:table-cell>
          <table:table-cell table:number-columns-repeated="62"/>
        </table:table-row>
        <table:table-row table:style-name="ro1">
          <table:table-cell table:style-name="ce1" office:value-type="float" office:value="1985.94435" calcext:value-type="float">
            <text:p>1985,94435</text:p>
          </table:table-cell>
          <table:table-cell table:style-name="ce1" office:value-type="float" office:value="-42.539609" calcext:value-type="float">
            <text:p>-42,539609</text:p>
          </table:table-cell>
          <table:table-cell table:number-columns-repeated="62"/>
        </table:table-row>
        <table:table-row table:style-name="ro1">
          <table:table-cell table:style-name="ce1" office:value-type="float" office:value="1985.8403" calcext:value-type="float">
            <text:p>1985,8403</text:p>
          </table:table-cell>
          <table:table-cell table:style-name="ce1" office:value-type="float" office:value="-41.717764" calcext:value-type="float">
            <text:p>-41,717764</text:p>
          </table:table-cell>
          <table:table-cell table:number-columns-repeated="62"/>
        </table:table-row>
        <table:table-row table:style-name="ro1">
          <table:table-cell table:style-name="ce1" office:value-type="float" office:value="1985.7347" calcext:value-type="float">
            <text:p>1985,7347</text:p>
          </table:table-cell>
          <table:table-cell table:style-name="ce1" office:value-type="float" office:value="-42.281253" calcext:value-type="float">
            <text:p>-42,281253</text:p>
          </table:table-cell>
          <table:table-cell table:number-columns-repeated="62"/>
        </table:table-row>
        <table:table-row table:style-name="ro1">
          <table:table-cell table:style-name="ce1" office:value-type="float" office:value="1985.62905" calcext:value-type="float">
            <text:p>1985,62905</text:p>
          </table:table-cell>
          <table:table-cell table:style-name="ce1" office:value-type="float" office:value="-43.169234" calcext:value-type="float">
            <text:p>-43,169234</text:p>
          </table:table-cell>
          <table:table-cell table:number-columns-repeated="62"/>
        </table:table-row>
        <table:table-row table:style-name="ro1">
          <table:table-cell table:style-name="ce1" office:value-type="float" office:value="1985.52345" calcext:value-type="float">
            <text:p>1985,52345</text:p>
          </table:table-cell>
          <table:table-cell table:style-name="ce1" office:value-type="float" office:value="-43.346787" calcext:value-type="float">
            <text:p>-43,346787</text:p>
          </table:table-cell>
          <table:table-cell table:number-columns-repeated="62"/>
        </table:table-row>
        <table:table-row table:style-name="ro1">
          <table:table-cell table:style-name="ce1" office:value-type="float" office:value="1985.41785" calcext:value-type="float">
            <text:p>1985,41785</text:p>
          </table:table-cell>
          <table:table-cell table:style-name="ce1" office:value-type="float" office:value="-44.062919" calcext:value-type="float">
            <text:p>-44,062919</text:p>
          </table:table-cell>
          <table:table-cell table:number-columns-repeated="62"/>
        </table:table-row>
        <table:table-row table:style-name="ro1">
          <table:table-cell table:style-name="ce1" office:value-type="float" office:value="1985.3399" calcext:value-type="float">
            <text:p>1985,3399</text:p>
          </table:table-cell>
          <table:table-cell table:style-name="ce1" office:value-type="float" office:value="-43.62029" calcext:value-type="float">
            <text:p>-43,62029</text:p>
          </table:table-cell>
          <table:table-cell table:number-columns-repeated="62"/>
        </table:table-row>
        <table:table-row table:style-name="ro1">
          <table:table-cell table:style-name="ce1" office:value-type="float" office:value="1985.26195" calcext:value-type="float">
            <text:p>1985,26195</text:p>
          </table:table-cell>
          <table:table-cell table:style-name="ce1" office:value-type="float" office:value="-44.478505" calcext:value-type="float">
            <text:p>-44,478505</text:p>
          </table:table-cell>
          <table:table-cell table:number-columns-repeated="62"/>
        </table:table-row>
        <table:table-row table:style-name="ro1">
          <table:table-cell table:style-name="ce1" office:value-type="float" office:value="1985.15625" calcext:value-type="float">
            <text:p>1985,15625</text:p>
          </table:table-cell>
          <table:table-cell table:style-name="ce1" office:value-type="float" office:value="-44.399673" calcext:value-type="float">
            <text:p>-44,399673</text:p>
          </table:table-cell>
          <table:table-cell table:number-columns-repeated="62"/>
        </table:table-row>
        <table:table-row table:style-name="ro1">
          <table:table-cell table:style-name="ce1" office:value-type="float" office:value="1985.04915" calcext:value-type="float">
            <text:p>1985,04915</text:p>
          </table:table-cell>
          <table:table-cell table:style-name="ce1" office:value-type="float" office:value="-44.15001" calcext:value-type="float">
            <text:p>-44,15001</text:p>
          </table:table-cell>
          <table:table-cell table:number-columns-repeated="62"/>
        </table:table-row>
        <table:table-row table:style-name="ro1">
          <table:table-cell table:style-name="ce1" office:value-type="float" office:value="1984.93365" calcext:value-type="float">
            <text:p>1984,93365</text:p>
          </table:table-cell>
          <table:table-cell table:style-name="ce1" office:value-type="float" office:value="-43.847482" calcext:value-type="float">
            <text:p>-43,847482</text:p>
          </table:table-cell>
          <table:table-cell table:number-columns-repeated="62"/>
        </table:table-row>
        <table:table-row table:style-name="ro1">
          <table:table-cell table:style-name="ce1" office:value-type="float" office:value="1984.81005" calcext:value-type="float">
            <text:p>1984,81005</text:p>
          </table:table-cell>
          <table:table-cell table:style-name="ce1" office:value-type="float" office:value="-44.726879" calcext:value-type="float">
            <text:p>-44,726879</text:p>
          </table:table-cell>
          <table:table-cell table:number-columns-repeated="62"/>
        </table:table-row>
        <table:table-row table:style-name="ro1">
          <table:table-cell table:style-name="ce1" office:value-type="float" office:value="1984.68535" calcext:value-type="float">
            <text:p>1984,68535</text:p>
          </table:table-cell>
          <table:table-cell table:style-name="ce1" office:value-type="float" office:value="-46.181265" calcext:value-type="float">
            <text:p>-46,181265</text:p>
          </table:table-cell>
          <table:table-cell table:number-columns-repeated="62"/>
        </table:table-row>
        <table:table-row table:style-name="ro1">
          <table:table-cell table:style-name="ce1" office:value-type="float" office:value="1984.56065" calcext:value-type="float">
            <text:p>1984,56065</text:p>
          </table:table-cell>
          <table:table-cell table:style-name="ce1" office:value-type="float" office:value="-47.407162" calcext:value-type="float">
            <text:p>-47,407162</text:p>
          </table:table-cell>
          <table:table-cell table:number-columns-repeated="62"/>
        </table:table-row>
        <table:table-row table:style-name="ro1">
          <table:table-cell table:style-name="ce1" office:value-type="float" office:value="1984.43595" calcext:value-type="float">
            <text:p>1984,43595</text:p>
          </table:table-cell>
          <table:table-cell table:style-name="ce1" office:value-type="float" office:value="-48.301848" calcext:value-type="float">
            <text:p>-48,301848</text:p>
          </table:table-cell>
          <table:table-cell table:number-columns-repeated="62"/>
        </table:table-row>
        <table:table-row table:style-name="ro1">
          <table:table-cell table:style-name="ce1" office:value-type="float" office:value="1984.31125" calcext:value-type="float">
            <text:p>1984,31125</text:p>
          </table:table-cell>
          <table:table-cell table:style-name="ce1" office:value-type="float" office:value="-47.735375" calcext:value-type="float">
            <text:p>-47,735375</text:p>
          </table:table-cell>
          <table:table-cell table:number-columns-repeated="62"/>
        </table:table-row>
        <table:table-row table:style-name="ro1">
          <table:table-cell table:style-name="ce1" office:value-type="float" office:value="1984.18655" calcext:value-type="float">
            <text:p>1984,18655</text:p>
          </table:table-cell>
          <table:table-cell table:style-name="ce1" office:value-type="float" office:value="-46.902017" calcext:value-type="float">
            <text:p>-46,902017</text:p>
          </table:table-cell>
          <table:table-cell table:number-columns-repeated="62"/>
        </table:table-row>
        <table:table-row table:style-name="ro1">
          <table:table-cell table:style-name="ce1" office:value-type="float" office:value="1984.06225" calcext:value-type="float">
            <text:p>1984,06225</text:p>
          </table:table-cell>
          <table:table-cell table:style-name="ce1" office:value-type="float" office:value="-45.674091" calcext:value-type="float">
            <text:p>-45,674091</text:p>
          </table:table-cell>
          <table:table-cell table:number-columns-repeated="62"/>
        </table:table-row>
        <table:table-row table:style-name="ro1">
          <table:table-cell table:style-name="ce1" office:value-type="float" office:value="1983.9391" calcext:value-type="float">
            <text:p>1983,9391</text:p>
          </table:table-cell>
          <table:table-cell table:style-name="ce1" office:value-type="float" office:value="-44.324255" calcext:value-type="float">
            <text:p>-44,324255</text:p>
          </table:table-cell>
          <table:table-cell table:number-columns-repeated="62"/>
        </table:table-row>
        <table:table-row table:style-name="ro1">
          <table:table-cell table:style-name="ce1" office:value-type="float" office:value="1983.8171" calcext:value-type="float">
            <text:p>1983,8171</text:p>
          </table:table-cell>
          <table:table-cell table:style-name="ce1" office:value-type="float" office:value="-44.098596" calcext:value-type="float">
            <text:p>-44,098596</text:p>
          </table:table-cell>
          <table:table-cell table:number-columns-repeated="62"/>
        </table:table-row>
        <table:table-row table:style-name="ro1">
          <table:table-cell table:style-name="ce1" office:value-type="float" office:value="1983.69545" calcext:value-type="float">
            <text:p>1983,69545</text:p>
          </table:table-cell>
          <table:table-cell table:style-name="ce1" office:value-type="float" office:value="-43.660772" calcext:value-type="float">
            <text:p>-43,660772</text:p>
          </table:table-cell>
          <table:table-cell table:number-columns-repeated="62"/>
        </table:table-row>
        <table:table-row table:style-name="ro1">
          <table:table-cell table:style-name="ce1" office:value-type="float" office:value="1983.5738" calcext:value-type="float">
            <text:p>1983,5738</text:p>
          </table:table-cell>
          <table:table-cell table:style-name="ce1" office:value-type="float" office:value="-43.069347" calcext:value-type="float">
            <text:p>-43,069347</text:p>
          </table:table-cell>
          <table:table-cell table:number-columns-repeated="62"/>
        </table:table-row>
        <table:table-row table:style-name="ro1">
          <table:table-cell table:style-name="ce1" office:value-type="float" office:value="1983.45225" calcext:value-type="float">
            <text:p>1983,45225</text:p>
          </table:table-cell>
          <table:table-cell table:style-name="ce1" office:value-type="float" office:value="-42.877291" calcext:value-type="float">
            <text:p>-42,877291</text:p>
          </table:table-cell>
          <table:table-cell table:number-columns-repeated="62"/>
        </table:table-row>
        <table:table-row table:style-name="ro1">
          <table:table-cell table:style-name="ce1" office:value-type="float" office:value="1983.3307" calcext:value-type="float">
            <text:p>1983,3307</text:p>
          </table:table-cell>
          <table:table-cell table:style-name="ce1" office:value-type="float" office:value="-42.382829" calcext:value-type="float">
            <text:p>-42,382829</text:p>
          </table:table-cell>
          <table:table-cell table:number-columns-repeated="62"/>
        </table:table-row>
        <table:table-row table:style-name="ro1">
          <table:table-cell table:style-name="ce1" office:value-type="float" office:value="1983.2091" calcext:value-type="float">
            <text:p>1983,2091</text:p>
          </table:table-cell>
          <table:table-cell table:style-name="ce1" office:value-type="float" office:value="-42.454777" calcext:value-type="float">
            <text:p>-42,454777</text:p>
          </table:table-cell>
          <table:table-cell table:number-columns-repeated="62"/>
        </table:table-row>
        <table:table-row table:style-name="ro1">
          <table:table-cell table:style-name="ce1" office:value-type="float" office:value="1983.0844" calcext:value-type="float">
            <text:p>1983,0844</text:p>
          </table:table-cell>
          <table:table-cell table:style-name="ce1" office:value-type="float" office:value="-42.305922" calcext:value-type="float">
            <text:p>-42,305922</text:p>
          </table:table-cell>
          <table:table-cell table:number-columns-repeated="62"/>
        </table:table-row>
        <table:table-row table:style-name="ro1">
          <table:table-cell table:style-name="ce1" office:value-type="float" office:value="1982.93725" calcext:value-type="float">
            <text:p>1982,93725</text:p>
          </table:table-cell>
          <table:table-cell table:style-name="ce1" office:value-type="float" office:value="-42.256909" calcext:value-type="float">
            <text:p>-42,256909</text:p>
          </table:table-cell>
          <table:table-cell table:number-columns-repeated="62"/>
        </table:table-row>
        <table:table-row table:style-name="ro1">
          <table:table-cell table:style-name="ce1" office:value-type="float" office:value="1982.76045" calcext:value-type="float">
            <text:p>1982,76045</text:p>
          </table:table-cell>
          <table:table-cell table:style-name="ce1" office:value-type="float" office:value="-42.161815" calcext:value-type="float">
            <text:p>-42,161815</text:p>
          </table:table-cell>
          <table:table-cell table:number-columns-repeated="62"/>
        </table:table-row>
        <table:table-row table:style-name="ro1">
          <table:table-cell table:style-name="ce1" office:value-type="float" office:value="1982.57335" calcext:value-type="float">
            <text:p>1982,57335</text:p>
          </table:table-cell>
          <table:table-cell table:style-name="ce1" office:value-type="float" office:value="-42.712745" calcext:value-type="float">
            <text:p>-42,712745</text:p>
          </table:table-cell>
          <table:table-cell table:number-columns-repeated="62"/>
        </table:table-row>
        <table:table-row table:style-name="ro1">
          <table:table-cell table:style-name="ce1" office:value-type="float" office:value="1982.38625" calcext:value-type="float">
            <text:p>1982,38625</text:p>
          </table:table-cell>
          <table:table-cell table:style-name="ce1" office:value-type="float" office:value="-43.451005" calcext:value-type="float">
            <text:p>-43,451005</text:p>
          </table:table-cell>
          <table:table-cell table:number-columns-repeated="62"/>
        </table:table-row>
        <table:table-row table:style-name="ro1">
          <table:table-cell table:style-name="ce1" office:value-type="float" office:value="1982.19915" calcext:value-type="float">
            <text:p>1982,19915</text:p>
          </table:table-cell>
          <table:table-cell table:style-name="ce1" office:value-type="float" office:value="-43.482631" calcext:value-type="float">
            <text:p>-43,482631</text:p>
          </table:table-cell>
          <table:table-cell table:number-columns-repeated="62"/>
        </table:table-row>
        <table:table-row table:style-name="ro1">
          <table:table-cell table:style-name="ce1" office:value-type="float" office:value="1982.0154" calcext:value-type="float">
            <text:p>1982,0154</text:p>
          </table:table-cell>
          <table:table-cell table:style-name="ce1" office:value-type="float" office:value="-43.116535" calcext:value-type="float">
            <text:p>-43,116535</text:p>
          </table:table-cell>
          <table:table-cell table:number-columns-repeated="62"/>
        </table:table-row>
        <table:table-row table:style-name="ro1">
          <table:table-cell table:style-name="ce1" office:value-type="float" office:value="1981.8379" calcext:value-type="float">
            <text:p>1981,8379</text:p>
          </table:table-cell>
          <table:table-cell table:style-name="ce1" office:value-type="float" office:value="-41.990708" calcext:value-type="float">
            <text:p>-41,990708</text:p>
          </table:table-cell>
          <table:table-cell table:number-columns-repeated="62"/>
        </table:table-row>
        <table:table-row table:style-name="ro1">
          <table:table-cell table:style-name="ce1" office:value-type="float" office:value="1981.6638" calcext:value-type="float">
            <text:p>1981,6638</text:p>
          </table:table-cell>
          <table:table-cell table:style-name="ce1" office:value-type="float" office:value="-41.441743" calcext:value-type="float">
            <text:p>-41,441743</text:p>
          </table:table-cell>
          <table:table-cell table:number-columns-repeated="62"/>
        </table:table-row>
        <table:table-row table:style-name="ro1">
          <table:table-cell table:style-name="ce1" office:value-type="float" office:value="1981.4901" calcext:value-type="float">
            <text:p>1981,4901</text:p>
          </table:table-cell>
          <table:table-cell table:style-name="ce1" office:value-type="float" office:value="-41.427387" calcext:value-type="float">
            <text:p>-41,427387</text:p>
          </table:table-cell>
          <table:table-cell table:number-columns-repeated="62"/>
        </table:table-row>
        <table:table-row table:style-name="ro1">
          <table:table-cell table:style-name="ce1" office:value-type="float" office:value="1981.31635" calcext:value-type="float">
            <text:p>1981,31635</text:p>
          </table:table-cell>
          <table:table-cell table:style-name="ce1" office:value-type="float" office:value="-42.127797" calcext:value-type="float">
            <text:p>-42,127797</text:p>
          </table:table-cell>
          <table:table-cell table:number-columns-repeated="62"/>
        </table:table-row>
        <table:table-row table:style-name="ro1">
          <table:table-cell table:style-name="ce1" office:value-type="float" office:value="1981.14435" calcext:value-type="float">
            <text:p>1981,14435</text:p>
          </table:table-cell>
          <table:table-cell table:style-name="ce1" office:value-type="float" office:value="-42.443709" calcext:value-type="float">
            <text:p>-42,443709</text:p>
          </table:table-cell>
          <table:table-cell table:number-columns-repeated="62"/>
        </table:table-row>
        <table:table-row table:style-name="ro1">
          <table:table-cell table:style-name="ce1" office:value-type="float" office:value="1981.00255" calcext:value-type="float">
            <text:p>1981,00255</text:p>
          </table:table-cell>
          <table:table-cell table:style-name="ce1" office:value-type="float" office:value="-43.358864" calcext:value-type="float">
            <text:p>-43,358864</text:p>
          </table:table-cell>
          <table:table-cell table:number-columns-repeated="62"/>
        </table:table-row>
        <table:table-row table:style-name="ro1">
          <table:table-cell table:style-name="ce1" office:value-type="float" office:value="1980.906" calcext:value-type="float">
            <text:p>1980,906</text:p>
          </table:table-cell>
          <table:table-cell table:style-name="ce1" office:value-type="float" office:value="-43.991909" calcext:value-type="float">
            <text:p>-43,991909</text:p>
          </table:table-cell>
          <table:table-cell table:number-columns-repeated="62"/>
        </table:table-row>
        <table:table-row table:style-name="ro1">
          <table:table-cell table:style-name="ce1" office:value-type="float" office:value="1980.82625" calcext:value-type="float">
            <text:p>1980,82625</text:p>
          </table:table-cell>
          <table:table-cell table:style-name="ce1" office:value-type="float" office:value="-44.454461" calcext:value-type="float">
            <text:p>-44,454461</text:p>
          </table:table-cell>
          <table:table-cell table:number-columns-repeated="62"/>
        </table:table-row>
        <table:table-row table:style-name="ro1">
          <table:table-cell table:style-name="ce1" office:value-type="float" office:value="1980.74655" calcext:value-type="float">
            <text:p>1980,74655</text:p>
          </table:table-cell>
          <table:table-cell table:style-name="ce1" office:value-type="float" office:value="-44.741531" calcext:value-type="float">
            <text:p>-44,741531</text:p>
          </table:table-cell>
          <table:table-cell table:number-columns-repeated="62"/>
        </table:table-row>
        <table:table-row table:style-name="ro1">
          <table:table-cell table:style-name="ce1" office:value-type="float" office:value="1980.6668" calcext:value-type="float">
            <text:p>1980,6668</text:p>
          </table:table-cell>
          <table:table-cell table:style-name="ce1" office:value-type="float" office:value="-46.1857" calcext:value-type="float">
            <text:p>-46,1857</text:p>
          </table:table-cell>
          <table:table-cell table:number-columns-repeated="62"/>
        </table:table-row>
        <table:table-row table:style-name="ro1">
          <table:table-cell table:style-name="ce1" office:value-type="float" office:value="1980.58705" calcext:value-type="float">
            <text:p>1980,58705</text:p>
          </table:table-cell>
          <table:table-cell table:style-name="ce1" office:value-type="float" office:value="-47.377612" calcext:value-type="float">
            <text:p>-47,377612</text:p>
          </table:table-cell>
          <table:table-cell table:number-columns-repeated="62"/>
        </table:table-row>
        <table:table-row table:style-name="ro1">
          <table:table-cell table:style-name="ce1" office:value-type="float" office:value="1980.50735" calcext:value-type="float">
            <text:p>1980,50735</text:p>
          </table:table-cell>
          <table:table-cell table:style-name="ce1" office:value-type="float" office:value="-48.361987" calcext:value-type="float">
            <text:p>-48,361987</text:p>
          </table:table-cell>
          <table:table-cell table:number-columns-repeated="62"/>
        </table:table-row>
        <table:table-row table:style-name="ro1">
          <table:table-cell table:style-name="ce1" office:value-type="float" office:value="1980.4276" calcext:value-type="float">
            <text:p>1980,4276</text:p>
          </table:table-cell>
          <table:table-cell table:style-name="ce1" office:value-type="float" office:value="-48.801854" calcext:value-type="float">
            <text:p>-48,801854</text:p>
          </table:table-cell>
          <table:table-cell table:number-columns-repeated="62"/>
        </table:table-row>
        <table:table-row table:style-name="ro1">
          <table:table-cell table:style-name="ce1" office:value-type="float" office:value="1980.34785" calcext:value-type="float">
            <text:p>1980,34785</text:p>
          </table:table-cell>
          <table:table-cell table:style-name="ce1" office:value-type="float" office:value="-49.496928" calcext:value-type="float">
            <text:p>-49,496928</text:p>
          </table:table-cell>
          <table:table-cell table:number-columns-repeated="62"/>
        </table:table-row>
        <table:table-row table:style-name="ro1">
          <table:table-cell table:style-name="ce1" office:value-type="float" office:value="1980.26815" calcext:value-type="float">
            <text:p>1980,26815</text:p>
          </table:table-cell>
          <table:table-cell table:style-name="ce1" office:value-type="float" office:value="-49.283648" calcext:value-type="float">
            <text:p>-49,283648</text:p>
          </table:table-cell>
          <table:table-cell table:number-columns-repeated="62"/>
        </table:table-row>
        <table:table-row table:style-name="ro1">
          <table:table-cell table:style-name="ce1" office:value-type="float" office:value="1980.1884" calcext:value-type="float">
            <text:p>1980,1884</text:p>
          </table:table-cell>
          <table:table-cell table:style-name="ce1" office:value-type="float" office:value="-49.264135" calcext:value-type="float">
            <text:p>-49,264135</text:p>
          </table:table-cell>
          <table:table-cell table:number-columns-repeated="62"/>
        </table:table-row>
        <table:table-row table:style-name="ro1">
          <table:table-cell table:style-name="ce1" office:value-type="float" office:value="1980.1087" calcext:value-type="float">
            <text:p>1980,1087</text:p>
          </table:table-cell>
          <table:table-cell table:style-name="ce1" office:value-type="float" office:value="-48.866212" calcext:value-type="float">
            <text:p>-48,866212</text:p>
          </table:table-cell>
          <table:table-cell table:number-columns-repeated="62"/>
        </table:table-row>
        <table:table-row table:style-name="ro1">
          <table:table-cell table:style-name="ce1" office:value-type="float" office:value="1980.03045" calcext:value-type="float">
            <text:p>1980,03045</text:p>
          </table:table-cell>
          <table:table-cell table:style-name="ce1" office:value-type="float" office:value="-47.960278" calcext:value-type="float">
            <text:p>-47,960278</text:p>
          </table:table-cell>
          <table:table-cell table:number-columns-repeated="62"/>
        </table:table-row>
        <table:table-row table:style-name="ro1">
          <table:table-cell table:style-name="ce1" office:value-type="float" office:value="1979.96305" calcext:value-type="float">
            <text:p>1979,96305</text:p>
          </table:table-cell>
          <table:table-cell table:style-name="ce1" office:value-type="float" office:value="-46.453215" calcext:value-type="float">
            <text:p>-46,453215</text:p>
          </table:table-cell>
          <table:table-cell table:number-columns-repeated="62"/>
        </table:table-row>
        <table:table-row table:style-name="ro1">
          <table:table-cell table:style-name="ce1" office:value-type="float" office:value="1979.90515" calcext:value-type="float">
            <text:p>1979,90515</text:p>
          </table:table-cell>
          <table:table-cell table:style-name="ce1" office:value-type="float" office:value="-45.594705" calcext:value-type="float">
            <text:p>-45,594705</text:p>
          </table:table-cell>
          <table:table-cell table:number-columns-repeated="62"/>
        </table:table-row>
        <table:table-row table:style-name="ro1">
          <table:table-cell table:style-name="ce1" office:value-type="float" office:value="1979.84725" calcext:value-type="float">
            <text:p>1979,84725</text:p>
          </table:table-cell>
          <table:table-cell table:style-name="ce1" office:value-type="float" office:value="-45.079842" calcext:value-type="float">
            <text:p>-45,079842</text:p>
          </table:table-cell>
          <table:table-cell table:number-columns-repeated="62"/>
        </table:table-row>
        <table:table-row table:style-name="ro1">
          <table:table-cell table:style-name="ce1" office:value-type="float" office:value="1979.78935" calcext:value-type="float">
            <text:p>1979,78935</text:p>
          </table:table-cell>
          <table:table-cell table:style-name="ce1" office:value-type="float" office:value="-44.723223" calcext:value-type="float">
            <text:p>-44,723223</text:p>
          </table:table-cell>
          <table:table-cell table:number-columns-repeated="62"/>
        </table:table-row>
        <table:table-row table:style-name="ro1">
          <table:table-cell table:style-name="ce1" office:value-type="float" office:value="1979.72605" calcext:value-type="float">
            <text:p>1979,72605</text:p>
          </table:table-cell>
          <table:table-cell table:style-name="ce1" office:value-type="float" office:value="-44.632456" calcext:value-type="float">
            <text:p>-44,632456</text:p>
          </table:table-cell>
          <table:table-cell table:number-columns-repeated="62"/>
        </table:table-row>
        <table:table-row table:style-name="ro1">
          <table:table-cell table:style-name="ce1" office:value-type="float" office:value="1979.66305" calcext:value-type="float">
            <text:p>1979,66305</text:p>
          </table:table-cell>
          <table:table-cell table:style-name="ce1" office:value-type="float" office:value="-44.180389" calcext:value-type="float">
            <text:p>-44,180389</text:p>
          </table:table-cell>
          <table:table-cell table:number-columns-repeated="62"/>
        </table:table-row>
        <table:table-row table:style-name="ro1">
          <table:table-cell table:style-name="ce1" office:value-type="float" office:value="1979.60575" calcext:value-type="float">
            <text:p>1979,60575</text:p>
          </table:table-cell>
          <table:table-cell table:style-name="ce1" office:value-type="float" office:value="-44.287936" calcext:value-type="float">
            <text:p>-44,287936</text:p>
          </table:table-cell>
          <table:table-cell table:number-columns-repeated="62"/>
        </table:table-row>
        <table:table-row table:style-name="ro1">
          <table:table-cell table:style-name="ce1" office:value-type="float" office:value="1979.5485" calcext:value-type="float">
            <text:p>1979,5485</text:p>
          </table:table-cell>
          <table:table-cell table:style-name="ce1" office:value-type="float" office:value="-43.847157" calcext:value-type="float">
            <text:p>-43,847157</text:p>
          </table:table-cell>
          <table:table-cell table:number-columns-repeated="62"/>
        </table:table-row>
        <table:table-row table:style-name="ro1">
          <table:table-cell table:style-name="ce1" office:value-type="float" office:value="1979.49125" calcext:value-type="float">
            <text:p>1979,49125</text:p>
          </table:table-cell>
          <table:table-cell table:style-name="ce1" office:value-type="float" office:value="-43.72014" calcext:value-type="float">
            <text:p>-43,72014</text:p>
          </table:table-cell>
          <table:table-cell table:number-columns-repeated="62"/>
        </table:table-row>
        <table:table-row table:style-name="ro1">
          <table:table-cell table:style-name="ce1" office:value-type="float" office:value="1979.43395" calcext:value-type="float">
            <text:p>1979,43395</text:p>
          </table:table-cell>
          <table:table-cell table:style-name="ce1" office:value-type="float" office:value="-43.690884" calcext:value-type="float">
            <text:p>-43,690884</text:p>
          </table:table-cell>
          <table:table-cell table:number-columns-repeated="62"/>
        </table:table-row>
        <table:table-row table:style-name="ro1">
          <table:table-cell table:style-name="ce1" office:value-type="float" office:value="1979.3767" calcext:value-type="float">
            <text:p>1979,3767</text:p>
          </table:table-cell>
          <table:table-cell table:style-name="ce1" office:value-type="float" office:value="-43.981151" calcext:value-type="float">
            <text:p>-43,981151</text:p>
          </table:table-cell>
          <table:table-cell table:number-columns-repeated="62"/>
        </table:table-row>
        <table:table-row table:style-name="ro1">
          <table:table-cell table:style-name="ce1" office:value-type="float" office:value="1979.3195" calcext:value-type="float">
            <text:p>1979,3195</text:p>
          </table:table-cell>
          <table:table-cell table:style-name="ce1" office:value-type="float" office:value="-44.225197" calcext:value-type="float">
            <text:p>-44,225197</text:p>
          </table:table-cell>
          <table:table-cell table:number-columns-repeated="62"/>
        </table:table-row>
        <table:table-row table:style-name="ro1">
          <table:table-cell table:style-name="ce1" office:value-type="float" office:value="1979.26225" calcext:value-type="float">
            <text:p>1979,26225</text:p>
          </table:table-cell>
          <table:table-cell table:style-name="ce1" office:value-type="float" office:value="-44.019617" calcext:value-type="float">
            <text:p>-44,019617</text:p>
          </table:table-cell>
          <table:table-cell table:number-columns-repeated="62"/>
        </table:table-row>
        <table:table-row table:style-name="ro1">
          <table:table-cell table:style-name="ce1" office:value-type="float" office:value="1979.20495" calcext:value-type="float">
            <text:p>1979,20495</text:p>
          </table:table-cell>
          <table:table-cell table:style-name="ce1" office:value-type="float" office:value="-43.618993" calcext:value-type="float">
            <text:p>-43,618993</text:p>
          </table:table-cell>
          <table:table-cell table:number-columns-repeated="62"/>
        </table:table-row>
        <table:table-row table:style-name="ro1">
          <table:table-cell table:style-name="ce1" office:value-type="float" office:value="1979.14765" calcext:value-type="float">
            <text:p>1979,14765</text:p>
          </table:table-cell>
          <table:table-cell table:style-name="ce1" office:value-type="float" office:value="-43.197088" calcext:value-type="float">
            <text:p>-43,197088</text:p>
          </table:table-cell>
          <table:table-cell table:number-columns-repeated="62"/>
        </table:table-row>
        <table:table-row table:style-name="ro1">
          <table:table-cell table:style-name="ce1" office:value-type="float" office:value="1979.09035" calcext:value-type="float">
            <text:p>1979,09035</text:p>
          </table:table-cell>
          <table:table-cell table:style-name="ce1" office:value-type="float" office:value="-42.818222" calcext:value-type="float">
            <text:p>-42,818222</text:p>
          </table:table-cell>
          <table:table-cell table:number-columns-repeated="62"/>
        </table:table-row>
        <table:table-row table:style-name="ro1">
          <table:table-cell table:style-name="ce1" office:value-type="float" office:value="1979.0323" calcext:value-type="float">
            <text:p>1979,0323</text:p>
          </table:table-cell>
          <table:table-cell table:style-name="ce1" office:value-type="float" office:value="-42.156889" calcext:value-type="float">
            <text:p>-42,156889</text:p>
          </table:table-cell>
          <table:table-cell table:number-columns-repeated="62"/>
        </table:table-row>
        <table:table-row table:style-name="ro1">
          <table:table-cell table:style-name="ce1" office:value-type="float" office:value="1978.95525" calcext:value-type="float">
            <text:p>1978,95525</text:p>
          </table:table-cell>
          <table:table-cell table:style-name="ce1" office:value-type="float" office:value="-41.89385" calcext:value-type="float">
            <text:p>-41,89385</text:p>
          </table:table-cell>
          <table:table-cell table:number-columns-repeated="62"/>
        </table:table-row>
        <table:table-row table:style-name="ro1">
          <table:table-cell table:style-name="ce1" office:value-type="float" office:value="1978.8575" calcext:value-type="float">
            <text:p>1978,8575</text:p>
          </table:table-cell>
          <table:table-cell table:style-name="ce1" office:value-type="float" office:value="-41.912893" calcext:value-type="float">
            <text:p>-41,912893</text:p>
          </table:table-cell>
          <table:table-cell table:number-columns-repeated="62"/>
        </table:table-row>
        <table:table-row table:style-name="ro1">
          <table:table-cell table:style-name="ce1" office:value-type="float" office:value="1978.7573" calcext:value-type="float">
            <text:p>1978,7573</text:p>
          </table:table-cell>
          <table:table-cell table:style-name="ce1" office:value-type="float" office:value="-41.533369" calcext:value-type="float">
            <text:p>-41,533369</text:p>
          </table:table-cell>
          <table:table-cell table:number-columns-repeated="62"/>
        </table:table-row>
        <table:table-row table:style-name="ro1">
          <table:table-cell table:style-name="ce1" office:value-type="float" office:value="1978.65705" calcext:value-type="float">
            <text:p>1978,65705</text:p>
          </table:table-cell>
          <table:table-cell table:style-name="ce1" office:value-type="float" office:value="-41.992737" calcext:value-type="float">
            <text:p>-41,992737</text:p>
          </table:table-cell>
          <table:table-cell table:number-columns-repeated="62"/>
        </table:table-row>
        <table:table-row table:style-name="ro1">
          <table:table-cell table:style-name="ce1" office:value-type="float" office:value="1978.5568" calcext:value-type="float">
            <text:p>1978,5568</text:p>
          </table:table-cell>
          <table:table-cell table:style-name="ce1" office:value-type="float" office:value="-41.562035" calcext:value-type="float">
            <text:p>-41,562035</text:p>
          </table:table-cell>
          <table:table-cell table:number-columns-repeated="62"/>
        </table:table-row>
        <table:table-row table:style-name="ro1">
          <table:table-cell table:style-name="ce1" office:value-type="float" office:value="1978.4566" calcext:value-type="float">
            <text:p>1978,4566</text:p>
          </table:table-cell>
          <table:table-cell table:style-name="ce1" office:value-type="float" office:value="-41.152091" calcext:value-type="float">
            <text:p>-41,152091</text:p>
          </table:table-cell>
          <table:table-cell table:number-columns-repeated="62"/>
        </table:table-row>
        <table:table-row table:style-name="ro1">
          <table:table-cell table:style-name="ce1" office:value-type="float" office:value="1978.35635" calcext:value-type="float">
            <text:p>1978,35635</text:p>
          </table:table-cell>
          <table:table-cell table:style-name="ce1" office:value-type="float" office:value="-40.702623" calcext:value-type="float">
            <text:p>-40,702623</text:p>
          </table:table-cell>
          <table:table-cell table:number-columns-repeated="62"/>
        </table:table-row>
        <table:table-row table:style-name="ro1">
          <table:table-cell table:style-name="ce1" office:value-type="float" office:value="1978.2561" calcext:value-type="float">
            <text:p>1978,2561</text:p>
          </table:table-cell>
          <table:table-cell table:style-name="ce1" office:value-type="float" office:value="-40.438276" calcext:value-type="float">
            <text:p>-40,438276</text:p>
          </table:table-cell>
          <table:table-cell table:number-columns-repeated="62"/>
        </table:table-row>
        <table:table-row table:style-name="ro1">
          <table:table-cell table:style-name="ce1" office:value-type="float" office:value="1978.1559" calcext:value-type="float">
            <text:p>1978,1559</text:p>
          </table:table-cell>
          <table:table-cell table:style-name="ce1" office:value-type="float" office:value="-40.5789" calcext:value-type="float">
            <text:p>-40,5789</text:p>
          </table:table-cell>
          <table:table-cell table:number-columns-repeated="62"/>
        </table:table-row>
        <table:table-row table:style-name="ro1">
          <table:table-cell table:style-name="ce1" office:value-type="float" office:value="1978.06035" calcext:value-type="float">
            <text:p>1978,06035</text:p>
          </table:table-cell>
          <table:table-cell table:style-name="ce1" office:value-type="float" office:value="-40.415032" calcext:value-type="float">
            <text:p>-40,415032</text:p>
          </table:table-cell>
          <table:table-cell table:number-columns-repeated="62"/>
        </table:table-row>
        <table:table-row table:style-name="ro1">
          <table:table-cell table:style-name="ce1" office:value-type="float" office:value="1977.9831" calcext:value-type="float">
            <text:p>1977,9831</text:p>
          </table:table-cell>
          <table:table-cell table:style-name="ce1" office:value-type="float" office:value="-40.821263" calcext:value-type="float">
            <text:p>-40,821263</text:p>
          </table:table-cell>
          <table:table-cell table:number-columns-repeated="62"/>
        </table:table-row>
        <table:table-row table:style-name="ro1">
          <table:table-cell table:style-name="ce1" office:value-type="float" office:value="1977.9256" calcext:value-type="float">
            <text:p>1977,9256</text:p>
          </table:table-cell>
          <table:table-cell table:style-name="ce1" office:value-type="float" office:value="-41.009407" calcext:value-type="float">
            <text:p>-41,009407</text:p>
          </table:table-cell>
          <table:table-cell table:number-columns-repeated="62"/>
        </table:table-row>
        <table:table-row table:style-name="ro1">
          <table:table-cell table:style-name="ce1" office:value-type="float" office:value="1977.87415" calcext:value-type="float">
            <text:p>1977,87415</text:p>
          </table:table-cell>
          <table:table-cell table:style-name="ce1" office:value-type="float" office:value="-41.789959" calcext:value-type="float">
            <text:p>-41,789959</text:p>
          </table:table-cell>
          <table:table-cell table:number-columns-repeated="62"/>
        </table:table-row>
        <table:table-row table:style-name="ro1">
          <table:table-cell table:style-name="ce1" office:value-type="float" office:value="1977.82265" calcext:value-type="float">
            <text:p>1977,82265</text:p>
          </table:table-cell>
          <table:table-cell table:style-name="ce1" office:value-type="float" office:value="-43.117367" calcext:value-type="float">
            <text:p>-43,117367</text:p>
          </table:table-cell>
          <table:table-cell table:number-columns-repeated="62"/>
        </table:table-row>
        <table:table-row table:style-name="ro1">
          <table:table-cell table:style-name="ce1" office:value-type="float" office:value="1977.77115" calcext:value-type="float">
            <text:p>1977,77115</text:p>
          </table:table-cell>
          <table:table-cell table:style-name="ce1" office:value-type="float" office:value="-44.552148" calcext:value-type="float">
            <text:p>-44,552148</text:p>
          </table:table-cell>
          <table:table-cell table:number-columns-repeated="62"/>
        </table:table-row>
        <table:table-row table:style-name="ro1">
          <table:table-cell table:style-name="ce1" office:value-type="float" office:value="1977.7196" calcext:value-type="float">
            <text:p>1977,7196</text:p>
          </table:table-cell>
          <table:table-cell table:style-name="ce1" office:value-type="float" office:value="-46.18167" calcext:value-type="float">
            <text:p>-46,18167</text:p>
          </table:table-cell>
          <table:table-cell table:number-columns-repeated="62"/>
        </table:table-row>
        <table:table-row table:style-name="ro1">
          <table:table-cell table:style-name="ce1" office:value-type="float" office:value="1977.66805" calcext:value-type="float">
            <text:p>1977,66805</text:p>
          </table:table-cell>
          <table:table-cell table:style-name="ce1" office:value-type="float" office:value="-46.817387" calcext:value-type="float">
            <text:p>-46,817387</text:p>
          </table:table-cell>
          <table:table-cell table:number-columns-repeated="62"/>
        </table:table-row>
        <table:table-row table:style-name="ro1">
          <table:table-cell table:style-name="ce1" office:value-type="float" office:value="1977.61655" calcext:value-type="float">
            <text:p>1977,61655</text:p>
          </table:table-cell>
          <table:table-cell table:style-name="ce1" office:value-type="float" office:value="-47.536061" calcext:value-type="float">
            <text:p>-47,536061</text:p>
          </table:table-cell>
          <table:table-cell table:number-columns-repeated="62"/>
        </table:table-row>
        <table:table-row table:style-name="ro1">
          <table:table-cell table:style-name="ce1" office:value-type="float" office:value="1977.5651" calcext:value-type="float">
            <text:p>1977,5651</text:p>
          </table:table-cell>
          <table:table-cell table:style-name="ce1" office:value-type="float" office:value="-48.000027" calcext:value-type="float">
            <text:p>-48,000027</text:p>
          </table:table-cell>
          <table:table-cell table:number-columns-repeated="62"/>
        </table:table-row>
        <table:table-row table:style-name="ro1">
          <table:table-cell table:style-name="ce1" office:value-type="float" office:value="1977.51365" calcext:value-type="float">
            <text:p>1977,51365</text:p>
          </table:table-cell>
          <table:table-cell table:style-name="ce1" office:value-type="float" office:value="-48.147116" calcext:value-type="float">
            <text:p>-48,147116</text:p>
          </table:table-cell>
          <table:table-cell table:number-columns-repeated="62"/>
        </table:table-row>
        <table:table-row table:style-name="ro1">
          <table:table-cell table:style-name="ce1" office:value-type="float" office:value="1977.4621" calcext:value-type="float">
            <text:p>1977,4621</text:p>
          </table:table-cell>
          <table:table-cell table:style-name="ce1" office:value-type="float" office:value="-47.942769" calcext:value-type="float">
            <text:p>-47,942769</text:p>
          </table:table-cell>
          <table:table-cell table:number-columns-repeated="62"/>
        </table:table-row>
        <table:table-row table:style-name="ro1">
          <table:table-cell table:style-name="ce1" office:value-type="float" office:value="1977.41055" calcext:value-type="float">
            <text:p>1977,41055</text:p>
          </table:table-cell>
          <table:table-cell table:style-name="ce1" office:value-type="float" office:value="-47.599156" calcext:value-type="float">
            <text:p>-47,599156</text:p>
          </table:table-cell>
          <table:table-cell table:number-columns-repeated="62"/>
        </table:table-row>
        <table:table-row table:style-name="ro1">
          <table:table-cell table:style-name="ce1" office:value-type="float" office:value="1977.35905" calcext:value-type="float">
            <text:p>1977,35905</text:p>
          </table:table-cell>
          <table:table-cell table:style-name="ce1" office:value-type="float" office:value="-46.980914" calcext:value-type="float">
            <text:p>-46,980914</text:p>
          </table:table-cell>
          <table:table-cell table:number-columns-repeated="62"/>
        </table:table-row>
        <table:table-row table:style-name="ro1">
          <table:table-cell table:style-name="ce1" office:value-type="float" office:value="1977.30755" calcext:value-type="float">
            <text:p>1977,30755</text:p>
          </table:table-cell>
          <table:table-cell table:style-name="ce1" office:value-type="float" office:value="-46.328054" calcext:value-type="float">
            <text:p>-46,328054</text:p>
          </table:table-cell>
          <table:table-cell table:number-columns-repeated="62"/>
        </table:table-row>
        <table:table-row table:style-name="ro1">
          <table:table-cell table:style-name="ce1" office:value-type="float" office:value="1977.25605" calcext:value-type="float">
            <text:p>1977,25605</text:p>
          </table:table-cell>
          <table:table-cell table:style-name="ce1" office:value-type="float" office:value="-45.359284" calcext:value-type="float">
            <text:p>-45,359284</text:p>
          </table:table-cell>
          <table:table-cell table:number-columns-repeated="62"/>
        </table:table-row>
        <table:table-row table:style-name="ro1">
          <table:table-cell table:style-name="ce1" office:value-type="float" office:value="1977.2046" calcext:value-type="float">
            <text:p>1977,2046</text:p>
          </table:table-cell>
          <table:table-cell table:style-name="ce1" office:value-type="float" office:value="-44.503742" calcext:value-type="float">
            <text:p>-44,503742</text:p>
          </table:table-cell>
          <table:table-cell table:number-columns-repeated="62"/>
        </table:table-row>
        <table:table-row table:style-name="ro1">
          <table:table-cell table:style-name="ce1" office:value-type="float" office:value="1977.1531" calcext:value-type="float">
            <text:p>1977,1531</text:p>
          </table:table-cell>
          <table:table-cell table:style-name="ce1" office:value-type="float" office:value="-43.283332" calcext:value-type="float">
            <text:p>-43,283332</text:p>
          </table:table-cell>
          <table:table-cell table:number-columns-repeated="62"/>
        </table:table-row>
        <table:table-row table:style-name="ro1">
          <table:table-cell table:style-name="ce1" office:value-type="float" office:value="1977.10155" calcext:value-type="float">
            <text:p>1977,10155</text:p>
          </table:table-cell>
          <table:table-cell table:style-name="ce1" office:value-type="float" office:value="-41.588288" calcext:value-type="float">
            <text:p>-41,588288</text:p>
          </table:table-cell>
          <table:table-cell table:number-columns-repeated="62"/>
        </table:table-row>
        <table:table-row table:style-name="ro1">
          <table:table-cell table:style-name="ce1" office:value-type="float" office:value="1977.05005" calcext:value-type="float">
            <text:p>1977,05005</text:p>
          </table:table-cell>
          <table:table-cell table:style-name="ce1" office:value-type="float" office:value="-41.317179" calcext:value-type="float">
            <text:p>-41,317179</text:p>
          </table:table-cell>
          <table:table-cell table:number-columns-repeated="62"/>
        </table:table-row>
        <table:table-row table:style-name="ro1">
          <table:table-cell table:style-name="ce1" office:value-type="float" office:value="1976.99285" calcext:value-type="float">
            <text:p>1976,99285</text:p>
          </table:table-cell>
          <table:table-cell table:style-name="ce1" office:value-type="float" office:value="-40.967288" calcext:value-type="float">
            <text:p>-40,967288</text:p>
          </table:table-cell>
          <table:table-cell table:number-columns-repeated="62"/>
        </table:table-row>
        <table:table-row table:style-name="ro1">
          <table:table-cell table:style-name="ce1" office:value-type="float" office:value="1976.92485" calcext:value-type="float">
            <text:p>1976,92485</text:p>
          </table:table-cell>
          <table:table-cell table:style-name="ce1" office:value-type="float" office:value="-41.675289" calcext:value-type="float">
            <text:p>-41,675289</text:p>
          </table:table-cell>
          <table:table-cell table:number-columns-repeated="62"/>
        </table:table-row>
        <table:table-row table:style-name="ro1">
          <table:table-cell table:style-name="ce1" office:value-type="float" office:value="1976.8517" calcext:value-type="float">
            <text:p>1976,8517</text:p>
          </table:table-cell>
          <table:table-cell table:style-name="ce1" office:value-type="float" office:value="-42.323706" calcext:value-type="float">
            <text:p>-42,323706</text:p>
          </table:table-cell>
          <table:table-cell table:number-columns-repeated="62"/>
        </table:table-row>
        <table:table-row table:style-name="ro1">
          <table:table-cell table:style-name="ce1" office:value-type="float" office:value="1976.7786" calcext:value-type="float">
            <text:p>1976,7786</text:p>
          </table:table-cell>
          <table:table-cell table:style-name="ce1" office:value-type="float" office:value="-43.330151" calcext:value-type="float">
            <text:p>-43,330151</text:p>
          </table:table-cell>
          <table:table-cell table:number-columns-repeated="62"/>
        </table:table-row>
        <table:table-row table:style-name="ro1">
          <table:table-cell table:style-name="ce1" office:value-type="float" office:value="1976.7055" calcext:value-type="float">
            <text:p>1976,7055</text:p>
          </table:table-cell>
          <table:table-cell table:style-name="ce1" office:value-type="float" office:value="-45.172713" calcext:value-type="float">
            <text:p>-45,172713</text:p>
          </table:table-cell>
          <table:table-cell table:number-columns-repeated="62"/>
        </table:table-row>
        <table:table-row table:style-name="ro1">
          <table:table-cell table:style-name="ce1" office:value-type="float" office:value="1976.63235" calcext:value-type="float">
            <text:p>1976,63235</text:p>
          </table:table-cell>
          <table:table-cell table:style-name="ce1" office:value-type="float" office:value="-46.303835" calcext:value-type="float">
            <text:p>-46,303835</text:p>
          </table:table-cell>
          <table:table-cell table:number-columns-repeated="62"/>
        </table:table-row>
        <table:table-row table:style-name="ro1">
          <table:table-cell table:style-name="ce1" office:value-type="float" office:value="1976.55925" calcext:value-type="float">
            <text:p>1976,55925</text:p>
          </table:table-cell>
          <table:table-cell table:style-name="ce1" office:value-type="float" office:value="-46.280951" calcext:value-type="float">
            <text:p>-46,280951</text:p>
          </table:table-cell>
          <table:table-cell table:number-columns-repeated="62"/>
        </table:table-row>
        <table:table-row table:style-name="ro1">
          <table:table-cell table:style-name="ce1" office:value-type="float" office:value="1976.50515" calcext:value-type="float">
            <text:p>1976,50515</text:p>
          </table:table-cell>
          <table:table-cell table:style-name="ce1" office:value-type="float" office:value="-46.285847" calcext:value-type="float">
            <text:p>-46,285847</text:p>
          </table:table-cell>
          <table:table-cell table:number-columns-repeated="62"/>
        </table:table-row>
        <table:table-row table:style-name="ro1">
          <table:table-cell table:style-name="ce1" office:value-type="float" office:value="1976.45015" calcext:value-type="float">
            <text:p>1976,45015</text:p>
          </table:table-cell>
          <table:table-cell table:style-name="ce1" office:value-type="float" office:value="-46.061218" calcext:value-type="float">
            <text:p>-46,061218</text:p>
          </table:table-cell>
          <table:table-cell table:number-columns-repeated="62"/>
        </table:table-row>
        <table:table-row table:style-name="ro1">
          <table:table-cell table:style-name="ce1" office:value-type="float" office:value="1976.37525" calcext:value-type="float">
            <text:p>1976,37525</text:p>
          </table:table-cell>
          <table:table-cell table:style-name="ce1" office:value-type="float" office:value="-45.484106" calcext:value-type="float">
            <text:p>-45,484106</text:p>
          </table:table-cell>
          <table:table-cell table:number-columns-repeated="62"/>
        </table:table-row>
        <table:table-row table:style-name="ro1">
          <table:table-cell table:style-name="ce1" office:value-type="float" office:value="1976.3004" calcext:value-type="float">
            <text:p>1976,3004</text:p>
          </table:table-cell>
          <table:table-cell table:style-name="ce1" office:value-type="float" office:value="-44.578674" calcext:value-type="float">
            <text:p>-44,578674</text:p>
          </table:table-cell>
          <table:table-cell table:number-columns-repeated="62"/>
        </table:table-row>
        <table:table-row table:style-name="ro1">
          <table:table-cell table:style-name="ce1" office:value-type="float" office:value="1976.22555" calcext:value-type="float">
            <text:p>1976,22555</text:p>
          </table:table-cell>
          <table:table-cell table:style-name="ce1" office:value-type="float" office:value="-43.706786" calcext:value-type="float">
            <text:p>-43,706786</text:p>
          </table:table-cell>
          <table:table-cell table:number-columns-repeated="62"/>
        </table:table-row>
        <table:table-row table:style-name="ro1">
          <table:table-cell table:style-name="ce1" office:value-type="float" office:value="1976.15065" calcext:value-type="float">
            <text:p>1976,15065</text:p>
          </table:table-cell>
          <table:table-cell table:style-name="ce1" office:value-type="float" office:value="-43.092123" calcext:value-type="float">
            <text:p>-43,092123</text:p>
          </table:table-cell>
          <table:table-cell table:number-columns-repeated="62"/>
        </table:table-row>
        <table:table-row table:style-name="ro1">
          <table:table-cell table:style-name="ce1" office:value-type="float" office:value="1976.07575" calcext:value-type="float">
            <text:p>1976,07575</text:p>
          </table:table-cell>
          <table:table-cell table:style-name="ce1" office:value-type="float" office:value="-41.417546" calcext:value-type="float">
            <text:p>-41,417546</text:p>
          </table:table-cell>
          <table:table-cell table:number-columns-repeated="62"/>
        </table:table-row>
        <table:table-row table:style-name="ro1">
          <table:table-cell table:style-name="ce1" office:value-type="float" office:value="1975.9927" calcext:value-type="float">
            <text:p>1975,9927</text:p>
          </table:table-cell>
          <table:table-cell table:style-name="ce1" office:value-type="float" office:value="-42.117024" calcext:value-type="float">
            <text:p>-42,117024</text:p>
          </table:table-cell>
          <table:table-cell table:number-columns-repeated="62"/>
        </table:table-row>
        <table:table-row table:style-name="ro1">
          <table:table-cell table:style-name="ce1" office:value-type="float" office:value="1975.8933" calcext:value-type="float">
            <text:p>1975,8933</text:p>
          </table:table-cell>
          <table:table-cell table:style-name="ce1" office:value-type="float" office:value="-43.569092" calcext:value-type="float">
            <text:p>-43,569092</text:p>
          </table:table-cell>
          <table:table-cell table:number-columns-repeated="62"/>
        </table:table-row>
        <table:table-row table:style-name="ro1">
          <table:table-cell table:style-name="ce1" office:value-type="float" office:value="1975.7856" calcext:value-type="float">
            <text:p>1975,7856</text:p>
          </table:table-cell>
          <table:table-cell table:style-name="ce1" office:value-type="float" office:value="-45.486704" calcext:value-type="float">
            <text:p>-45,486704</text:p>
          </table:table-cell>
          <table:table-cell table:number-columns-repeated="62"/>
        </table:table-row>
        <table:table-row table:style-name="ro1">
          <table:table-cell table:style-name="ce1" office:value-type="float" office:value="1975.6778" calcext:value-type="float">
            <text:p>1975,6778</text:p>
          </table:table-cell>
          <table:table-cell table:style-name="ce1" office:value-type="float" office:value="-46.092879" calcext:value-type="float">
            <text:p>-46,092879</text:p>
          </table:table-cell>
          <table:table-cell table:number-columns-repeated="62"/>
        </table:table-row>
        <table:table-row table:style-name="ro1">
          <table:table-cell table:style-name="ce1" office:value-type="float" office:value="1975.57" calcext:value-type="float">
            <text:p>1975,57</text:p>
          </table:table-cell>
          <table:table-cell table:style-name="ce1" office:value-type="float" office:value="-45.266946" calcext:value-type="float">
            <text:p>-45,266946</text:p>
          </table:table-cell>
          <table:table-cell table:number-columns-repeated="62"/>
        </table:table-row>
        <table:table-row table:style-name="ro1">
          <table:table-cell table:style-name="ce1" office:value-type="float" office:value="1975.4622" calcext:value-type="float">
            <text:p>1975,4622</text:p>
          </table:table-cell>
          <table:table-cell table:style-name="ce1" office:value-type="float" office:value="-43.957721" calcext:value-type="float">
            <text:p>-43,957721</text:p>
          </table:table-cell>
          <table:table-cell table:number-columns-repeated="62"/>
        </table:table-row>
        <table:table-row table:style-name="ro1">
          <table:table-cell table:style-name="ce1" office:value-type="float" office:value="1975.3544" calcext:value-type="float">
            <text:p>1975,3544</text:p>
          </table:table-cell>
          <table:table-cell table:style-name="ce1" office:value-type="float" office:value="-43.798529" calcext:value-type="float">
            <text:p>-43,798529</text:p>
          </table:table-cell>
          <table:table-cell table:number-columns-repeated="62"/>
        </table:table-row>
        <table:table-row table:style-name="ro1">
          <table:table-cell table:style-name="ce1" office:value-type="float" office:value="1975.24655" calcext:value-type="float">
            <text:p>1975,24655</text:p>
          </table:table-cell>
          <table:table-cell table:style-name="ce1" office:value-type="float" office:value="-44.584889" calcext:value-type="float">
            <text:p>-44,584889</text:p>
          </table:table-cell>
          <table:table-cell table:number-columns-repeated="62"/>
        </table:table-row>
        <table:table-row table:style-name="ro1">
          <table:table-cell table:style-name="ce1" office:value-type="float" office:value="1975.1387" calcext:value-type="float">
            <text:p>1975,1387</text:p>
          </table:table-cell>
          <table:table-cell table:style-name="ce1" office:value-type="float" office:value="-45.068785" calcext:value-type="float">
            <text:p>-45,068785</text:p>
          </table:table-cell>
          <table:table-cell table:number-columns-repeated="62"/>
        </table:table-row>
        <table:table-row table:style-name="ro1">
          <table:table-cell table:style-name="ce1" office:value-type="float" office:value="1975.03135" calcext:value-type="float">
            <text:p>1975,03135</text:p>
          </table:table-cell>
          <table:table-cell table:style-name="ce1" office:value-type="float" office:value="-45.791665" calcext:value-type="float">
            <text:p>-45,791665</text:p>
          </table:table-cell>
          <table:table-cell table:number-columns-repeated="62"/>
        </table:table-row>
        <table:table-row table:style-name="ro1">
          <table:table-cell table:style-name="ce1" office:value-type="float" office:value="1974.92605" calcext:value-type="float">
            <text:p>1974,92605</text:p>
          </table:table-cell>
          <table:table-cell table:style-name="ce1" office:value-type="float" office:value="-45.923119" calcext:value-type="float">
            <text:p>-45,923119</text:p>
          </table:table-cell>
          <table:table-cell table:number-columns-repeated="62"/>
        </table:table-row>
        <table:table-row table:style-name="ro1">
          <table:table-cell table:style-name="ce1" office:value-type="float" office:value="1974.8224" calcext:value-type="float">
            <text:p>1974,8224</text:p>
          </table:table-cell>
          <table:table-cell table:style-name="ce1" office:value-type="float" office:value="-46.186994" calcext:value-type="float">
            <text:p>-46,186994</text:p>
          </table:table-cell>
          <table:table-cell table:number-columns-repeated="62"/>
        </table:table-row>
        <table:table-row table:style-name="ro1">
          <table:table-cell table:style-name="ce1" office:value-type="float" office:value="1974.71875" calcext:value-type="float">
            <text:p>1974,71875</text:p>
          </table:table-cell>
          <table:table-cell table:style-name="ce1" office:value-type="float" office:value="-45.822948" calcext:value-type="float">
            <text:p>-45,822948</text:p>
          </table:table-cell>
          <table:table-cell table:number-columns-repeated="62"/>
        </table:table-row>
        <table:table-row table:style-name="ro1">
          <table:table-cell table:style-name="ce1" office:value-type="float" office:value="1974.61505" calcext:value-type="float">
            <text:p>1974,61505</text:p>
          </table:table-cell>
          <table:table-cell table:style-name="ce1" office:value-type="float" office:value="-45.459813" calcext:value-type="float">
            <text:p>-45,459813</text:p>
          </table:table-cell>
          <table:table-cell table:number-columns-repeated="62"/>
        </table:table-row>
        <table:table-row table:style-name="ro1">
          <table:table-cell table:style-name="ce1" office:value-type="float" office:value="1974.51135" calcext:value-type="float">
            <text:p>1974,51135</text:p>
          </table:table-cell>
          <table:table-cell table:style-name="ce1" office:value-type="float" office:value="-44.990648" calcext:value-type="float">
            <text:p>-44,990648</text:p>
          </table:table-cell>
          <table:table-cell table:number-columns-repeated="62"/>
        </table:table-row>
        <table:table-row table:style-name="ro1">
          <table:table-cell table:style-name="ce1" office:value-type="float" office:value="1974.4077" calcext:value-type="float">
            <text:p>1974,4077</text:p>
          </table:table-cell>
          <table:table-cell table:style-name="ce1" office:value-type="float" office:value="-44.215489" calcext:value-type="float">
            <text:p>-44,215489</text:p>
          </table:table-cell>
          <table:table-cell table:number-columns-repeated="62"/>
        </table:table-row>
        <table:table-row table:style-name="ro1">
          <table:table-cell table:style-name="ce1" office:value-type="float" office:value="1974.30405" calcext:value-type="float">
            <text:p>1974,30405</text:p>
          </table:table-cell>
          <table:table-cell table:style-name="ce1" office:value-type="float" office:value="-43.000584" calcext:value-type="float">
            <text:p>-43,000584</text:p>
          </table:table-cell>
          <table:table-cell table:number-columns-repeated="62"/>
        </table:table-row>
        <table:table-row table:style-name="ro1">
          <table:table-cell table:style-name="ce1" office:value-type="float" office:value="1974.20035" calcext:value-type="float">
            <text:p>1974,20035</text:p>
          </table:table-cell>
          <table:table-cell table:style-name="ce1" office:value-type="float" office:value="-42.114861" calcext:value-type="float">
            <text:p>-42,114861</text:p>
          </table:table-cell>
          <table:table-cell table:number-columns-repeated="62"/>
        </table:table-row>
        <table:table-row table:style-name="ro1">
          <table:table-cell table:style-name="ce1" office:value-type="float" office:value="1974.09665" calcext:value-type="float">
            <text:p>1974,09665</text:p>
          </table:table-cell>
          <table:table-cell table:style-name="ce1" office:value-type="float" office:value="-41.278076" calcext:value-type="float">
            <text:p>-41,278076</text:p>
          </table:table-cell>
          <table:table-cell table:number-columns-repeated="62"/>
        </table:table-row>
        <table:table-row table:style-name="ro1">
          <table:table-cell table:style-name="ce1" office:value-type="float" office:value="1973.9969" calcext:value-type="float">
            <text:p>1973,9969</text:p>
          </table:table-cell>
          <table:table-cell table:style-name="ce1" office:value-type="float" office:value="-41.059529" calcext:value-type="float">
            <text:p>-41,059529</text:p>
          </table:table-cell>
          <table:table-cell table:number-columns-repeated="62"/>
        </table:table-row>
        <table:table-row table:style-name="ro1">
          <table:table-cell table:style-name="ce1" office:value-type="float" office:value="1973.90405" calcext:value-type="float">
            <text:p>1973,90405</text:p>
          </table:table-cell>
          <table:table-cell table:style-name="ce1" office:value-type="float" office:value="-41.190321" calcext:value-type="float">
            <text:p>-41,190321</text:p>
          </table:table-cell>
          <table:table-cell table:number-columns-repeated="62"/>
        </table:table-row>
        <table:table-row table:style-name="ro1">
          <table:table-cell table:style-name="ce1" office:value-type="float" office:value="1973.8142" calcext:value-type="float">
            <text:p>1973,8142</text:p>
          </table:table-cell>
          <table:table-cell table:style-name="ce1" office:value-type="float" office:value="-41.984367" calcext:value-type="float">
            <text:p>-41,984367</text:p>
          </table:table-cell>
          <table:table-cell table:number-columns-repeated="62"/>
        </table:table-row>
        <table:table-row table:style-name="ro1">
          <table:table-cell table:style-name="ce1" office:value-type="float" office:value="1973.72435" calcext:value-type="float">
            <text:p>1973,72435</text:p>
          </table:table-cell>
          <table:table-cell table:style-name="ce1" office:value-type="float" office:value="-42.664167" calcext:value-type="float">
            <text:p>-42,664167</text:p>
          </table:table-cell>
          <table:table-cell table:number-columns-repeated="62"/>
        </table:table-row>
        <table:table-row table:style-name="ro1">
          <table:table-cell table:style-name="ce1" office:value-type="float" office:value="1973.6345" calcext:value-type="float">
            <text:p>1973,6345</text:p>
          </table:table-cell>
          <table:table-cell table:style-name="ce1" office:value-type="float" office:value="-43.213346" calcext:value-type="float">
            <text:p>-43,213346</text:p>
          </table:table-cell>
          <table:table-cell table:number-columns-repeated="62"/>
        </table:table-row>
        <table:table-row table:style-name="ro1">
          <table:table-cell table:style-name="ce1" office:value-type="float" office:value="1973.54465" calcext:value-type="float">
            <text:p>1973,54465</text:p>
          </table:table-cell>
          <table:table-cell table:style-name="ce1" office:value-type="float" office:value="-43.175007" calcext:value-type="float">
            <text:p>-43,175007</text:p>
          </table:table-cell>
          <table:table-cell table:number-columns-repeated="62"/>
        </table:table-row>
        <table:table-row table:style-name="ro1">
          <table:table-cell table:style-name="ce1" office:value-type="float" office:value="1973.45475" calcext:value-type="float">
            <text:p>1973,45475</text:p>
          </table:table-cell>
          <table:table-cell table:style-name="ce1" office:value-type="float" office:value="-42.893655" calcext:value-type="float">
            <text:p>-42,893655</text:p>
          </table:table-cell>
          <table:table-cell table:number-columns-repeated="62"/>
        </table:table-row>
        <table:table-row table:style-name="ro1">
          <table:table-cell table:style-name="ce1" office:value-type="float" office:value="1973.3649" calcext:value-type="float">
            <text:p>1973,3649</text:p>
          </table:table-cell>
          <table:table-cell table:style-name="ce1" office:value-type="float" office:value="-41.776945" calcext:value-type="float">
            <text:p>-41,776945</text:p>
          </table:table-cell>
          <table:table-cell table:number-columns-repeated="62"/>
        </table:table-row>
        <table:table-row table:style-name="ro1">
          <table:table-cell table:style-name="ce1" office:value-type="float" office:value="1973.2751" calcext:value-type="float">
            <text:p>1973,2751</text:p>
          </table:table-cell>
          <table:table-cell table:style-name="ce1" office:value-type="float" office:value="-40.204996" calcext:value-type="float">
            <text:p>-40,204996</text:p>
          </table:table-cell>
          <table:table-cell table:number-columns-repeated="62"/>
        </table:table-row>
        <table:table-row table:style-name="ro1">
          <table:table-cell table:style-name="ce1" office:value-type="float" office:value="1973.18525" calcext:value-type="float">
            <text:p>1973,18525</text:p>
          </table:table-cell>
          <table:table-cell table:style-name="ce1" office:value-type="float" office:value="-39.139377" calcext:value-type="float">
            <text:p>-39,139377</text:p>
          </table:table-cell>
          <table:table-cell table:number-columns-repeated="62"/>
        </table:table-row>
        <table:table-row table:style-name="ro1">
          <table:table-cell table:style-name="ce1" office:value-type="float" office:value="1973.09535" calcext:value-type="float">
            <text:p>1973,09535</text:p>
          </table:table-cell>
          <table:table-cell table:style-name="ce1" office:value-type="float" office:value="-39.014815" calcext:value-type="float">
            <text:p>-39,014815</text:p>
          </table:table-cell>
          <table:table-cell table:number-columns-repeated="62"/>
        </table:table-row>
        <table:table-row table:style-name="ro1">
          <table:table-cell table:style-name="ce1" office:value-type="float" office:value="1972.99615" calcext:value-type="float">
            <text:p>1972,99615</text:p>
          </table:table-cell>
          <table:table-cell table:style-name="ce1" office:value-type="float" office:value="-39.541695" calcext:value-type="float">
            <text:p>-39,541695</text:p>
          </table:table-cell>
          <table:table-cell table:number-columns-repeated="62"/>
        </table:table-row>
        <table:table-row table:style-name="ro1">
          <table:table-cell table:style-name="ce1" office:value-type="float" office:value="1972.87865" calcext:value-type="float">
            <text:p>1972,87865</text:p>
          </table:table-cell>
          <table:table-cell table:style-name="ce1" office:value-type="float" office:value="-40.789757" calcext:value-type="float">
            <text:p>-40,789757</text:p>
          </table:table-cell>
          <table:table-cell table:number-columns-repeated="62"/>
        </table:table-row>
        <table:table-row table:style-name="ro1">
          <table:table-cell table:style-name="ce1" office:value-type="float" office:value="1972.7512" calcext:value-type="float">
            <text:p>1972,7512</text:p>
          </table:table-cell>
          <table:table-cell table:style-name="ce1" office:value-type="float" office:value="-42.058891" calcext:value-type="float">
            <text:p>-42,058891</text:p>
          </table:table-cell>
          <table:table-cell table:number-columns-repeated="62"/>
        </table:table-row>
        <table:table-row table:style-name="ro1">
          <table:table-cell table:style-name="ce1" office:value-type="float" office:value="1972.62285" calcext:value-type="float">
            <text:p>1972,62285</text:p>
          </table:table-cell>
          <table:table-cell table:style-name="ce1" office:value-type="float" office:value="-43.567032" calcext:value-type="float">
            <text:p>-43,567032</text:p>
          </table:table-cell>
          <table:table-cell table:number-columns-repeated="62"/>
        </table:table-row>
        <table:table-row table:style-name="ro1">
          <table:table-cell table:style-name="ce1" office:value-type="float" office:value="1972.4945" calcext:value-type="float">
            <text:p>1972,4945</text:p>
          </table:table-cell>
          <table:table-cell table:style-name="ce1" office:value-type="float" office:value="-44.605065" calcext:value-type="float">
            <text:p>-44,605065</text:p>
          </table:table-cell>
          <table:table-cell table:number-columns-repeated="62"/>
        </table:table-row>
        <table:table-row table:style-name="ro1">
          <table:table-cell table:style-name="ce1" office:value-type="float" office:value="1972.3661" calcext:value-type="float">
            <text:p>1972,3661</text:p>
          </table:table-cell>
          <table:table-cell table:style-name="ce1" office:value-type="float" office:value="-44.816039" calcext:value-type="float">
            <text:p>-44,816039</text:p>
          </table:table-cell>
          <table:table-cell table:number-columns-repeated="62"/>
        </table:table-row>
        <table:table-row table:style-name="ro1">
          <table:table-cell table:style-name="ce1" office:value-type="float" office:value="1972.23775" calcext:value-type="float">
            <text:p>1972,23775</text:p>
          </table:table-cell>
          <table:table-cell table:style-name="ce1" office:value-type="float" office:value="-44.914456" calcext:value-type="float">
            <text:p>-44,914456</text:p>
          </table:table-cell>
          <table:table-cell table:number-columns-repeated="62"/>
        </table:table-row>
        <table:table-row table:style-name="ro1">
          <table:table-cell table:style-name="ce1" office:value-type="float" office:value="1972.11065" calcext:value-type="float">
            <text:p>1972,11065</text:p>
          </table:table-cell>
          <table:table-cell table:style-name="ce1" office:value-type="float" office:value="-44.677581" calcext:value-type="float">
            <text:p>-44,677581</text:p>
          </table:table-cell>
          <table:table-cell table:number-columns-repeated="62"/>
        </table:table-row>
        <table:table-row table:style-name="ro1">
          <table:table-cell table:style-name="ce1" office:value-type="float" office:value="1971.9927" calcext:value-type="float">
            <text:p>1971,9927</text:p>
          </table:table-cell>
          <table:table-cell table:style-name="ce1" office:value-type="float" office:value="-44.699249" calcext:value-type="float">
            <text:p>-44,699249</text:p>
          </table:table-cell>
          <table:table-cell table:number-columns-repeated="62"/>
        </table:table-row>
        <table:table-row table:style-name="ro1">
          <table:table-cell table:style-name="ce1" office:value-type="float" office:value="1971.9152" calcext:value-type="float">
            <text:p>1971,9152</text:p>
          </table:table-cell>
          <table:table-cell table:style-name="ce1" office:value-type="float" office:value="-44.274444" calcext:value-type="float">
            <text:p>-44,274444</text:p>
          </table:table-cell>
          <table:table-cell table:number-columns-repeated="62"/>
        </table:table-row>
        <table:table-row table:style-name="ro1">
          <table:table-cell table:style-name="ce1" office:value-type="float" office:value="1971.8457" calcext:value-type="float">
            <text:p>1971,8457</text:p>
          </table:table-cell>
          <table:table-cell table:style-name="ce1" office:value-type="float" office:value="-44.382431" calcext:value-type="float">
            <text:p>-44,382431</text:p>
          </table:table-cell>
          <table:table-cell table:number-columns-repeated="62"/>
        </table:table-row>
        <table:table-row table:style-name="ro1">
          <table:table-cell table:style-name="ce1" office:value-type="float" office:value="1971.7517" calcext:value-type="float">
            <text:p>1971,7517</text:p>
          </table:table-cell>
          <table:table-cell table:style-name="ce1" office:value-type="float" office:value="-44.777429" calcext:value-type="float">
            <text:p>-44,777429</text:p>
          </table:table-cell>
          <table:table-cell table:number-columns-repeated="62"/>
        </table:table-row>
        <table:table-row table:style-name="ro1">
          <table:table-cell table:style-name="ce1" office:value-type="float" office:value="1971.65765" calcext:value-type="float">
            <text:p>1971,65765</text:p>
          </table:table-cell>
          <table:table-cell table:style-name="ce1" office:value-type="float" office:value="-45.113021" calcext:value-type="float">
            <text:p>-45,113021</text:p>
          </table:table-cell>
          <table:table-cell table:number-columns-repeated="62"/>
        </table:table-row>
        <table:table-row table:style-name="ro1">
          <table:table-cell table:style-name="ce1" office:value-type="float" office:value="1971.5636" calcext:value-type="float">
            <text:p>1971,5636</text:p>
          </table:table-cell>
          <table:table-cell table:style-name="ce1" office:value-type="float" office:value="-44.955896" calcext:value-type="float">
            <text:p>-44,955896</text:p>
          </table:table-cell>
          <table:table-cell table:number-columns-repeated="62"/>
        </table:table-row>
        <table:table-row table:style-name="ro1">
          <table:table-cell table:style-name="ce1" office:value-type="float" office:value="1971.4696" calcext:value-type="float">
            <text:p>1971,4696</text:p>
          </table:table-cell>
          <table:table-cell table:style-name="ce1" office:value-type="float" office:value="-44.813934" calcext:value-type="float">
            <text:p>-44,813934</text:p>
          </table:table-cell>
          <table:table-cell table:number-columns-repeated="62"/>
        </table:table-row>
        <table:table-row table:style-name="ro1">
          <table:table-cell table:style-name="ce1" office:value-type="float" office:value="1971.3756" calcext:value-type="float">
            <text:p>1971,3756</text:p>
          </table:table-cell>
          <table:table-cell table:style-name="ce1" office:value-type="float" office:value="-43.986766" calcext:value-type="float">
            <text:p>-43,986766</text:p>
          </table:table-cell>
          <table:table-cell table:number-columns-repeated="62"/>
        </table:table-row>
        <table:table-row table:style-name="ro1">
          <table:table-cell table:style-name="ce1" office:value-type="float" office:value="1971.2816" calcext:value-type="float">
            <text:p>1971,2816</text:p>
          </table:table-cell>
          <table:table-cell table:style-name="ce1" office:value-type="float" office:value="-43.210286" calcext:value-type="float">
            <text:p>-43,210286</text:p>
          </table:table-cell>
          <table:table-cell table:number-columns-repeated="62"/>
        </table:table-row>
        <table:table-row table:style-name="ro1">
          <table:table-cell table:style-name="ce1" office:value-type="float" office:value="1971.18755" calcext:value-type="float">
            <text:p>1971,18755</text:p>
          </table:table-cell>
          <table:table-cell table:style-name="ce1" office:value-type="float" office:value="-42.28699" calcext:value-type="float">
            <text:p>-42,28699</text:p>
          </table:table-cell>
          <table:table-cell table:number-columns-repeated="62"/>
        </table:table-row>
        <table:table-row table:style-name="ro1">
          <table:table-cell table:style-name="ce1" office:value-type="float" office:value="1971.09295" calcext:value-type="float">
            <text:p>1971,09295</text:p>
          </table:table-cell>
          <table:table-cell table:style-name="ce1" office:value-type="float" office:value="-41.672633" calcext:value-type="float">
            <text:p>-41,672633</text:p>
          </table:table-cell>
          <table:table-cell table:number-columns-repeated="62"/>
        </table:table-row>
        <table:table-row table:style-name="ro1">
          <table:table-cell table:style-name="ce1" office:value-type="float" office:value="1970.9938" calcext:value-type="float">
            <text:p>1970,9938</text:p>
          </table:table-cell>
          <table:table-cell table:style-name="ce1" office:value-type="float" office:value="-41.935708" calcext:value-type="float">
            <text:p>-41,935708</text:p>
          </table:table-cell>
          <table:table-cell table:number-columns-repeated="62"/>
        </table:table-row>
        <table:table-row table:style-name="ro1">
          <table:table-cell table:style-name="ce1" office:value-type="float" office:value="1970.885" calcext:value-type="float">
            <text:p>1970,885</text:p>
          </table:table-cell>
          <table:table-cell table:style-name="ce1" office:value-type="float" office:value="-42.485788" calcext:value-type="float">
            <text:p>-42,485788</text:p>
          </table:table-cell>
          <table:table-cell table:number-columns-repeated="62"/>
        </table:table-row>
        <table:table-row table:style-name="ro1">
          <table:table-cell table:style-name="ce1" office:value-type="float" office:value="1970.7706" calcext:value-type="float">
            <text:p>1970,7706</text:p>
          </table:table-cell>
          <table:table-cell table:style-name="ce1" office:value-type="float" office:value="-43.125106" calcext:value-type="float">
            <text:p>-43,125106</text:p>
          </table:table-cell>
          <table:table-cell table:number-columns-repeated="62"/>
        </table:table-row>
        <table:table-row table:style-name="ro1">
          <table:table-cell table:style-name="ce1" office:value-type="float" office:value="1970.65615" calcext:value-type="float">
            <text:p>1970,65615</text:p>
          </table:table-cell>
          <table:table-cell table:style-name="ce1" office:value-type="float" office:value="-43.359244" calcext:value-type="float">
            <text:p>-43,359244</text:p>
          </table:table-cell>
          <table:table-cell table:number-columns-repeated="62"/>
        </table:table-row>
        <table:table-row table:style-name="ro1">
          <table:table-cell table:style-name="ce1" office:value-type="float" office:value="1970.5417" calcext:value-type="float">
            <text:p>1970,5417</text:p>
          </table:table-cell>
          <table:table-cell table:style-name="ce1" office:value-type="float" office:value="-43.069162" calcext:value-type="float">
            <text:p>-43,069162</text:p>
          </table:table-cell>
          <table:table-cell table:number-columns-repeated="62"/>
        </table:table-row>
        <table:table-row table:style-name="ro1">
          <table:table-cell table:style-name="ce1" office:value-type="float" office:value="1970.42725" calcext:value-type="float">
            <text:p>1970,42725</text:p>
          </table:table-cell>
          <table:table-cell table:style-name="ce1" office:value-type="float" office:value="-42.800158" calcext:value-type="float">
            <text:p>-42,800158</text:p>
          </table:table-cell>
          <table:table-cell table:number-columns-repeated="62"/>
        </table:table-row>
        <table:table-row table:style-name="ro1">
          <table:table-cell table:style-name="ce1" office:value-type="float" office:value="1970.31275" calcext:value-type="float">
            <text:p>1970,31275</text:p>
          </table:table-cell>
          <table:table-cell table:style-name="ce1" office:value-type="float" office:value="-42.636595" calcext:value-type="float">
            <text:p>-42,636595</text:p>
          </table:table-cell>
          <table:table-cell table:number-columns-repeated="62"/>
        </table:table-row>
        <table:table-row table:style-name="ro1">
          <table:table-cell table:style-name="ce1" office:value-type="float" office:value="1970.1983" calcext:value-type="float">
            <text:p>1970,1983</text:p>
          </table:table-cell>
          <table:table-cell table:style-name="ce1" office:value-type="float" office:value="-42.346504" calcext:value-type="float">
            <text:p>-42,346504</text:p>
          </table:table-cell>
          <table:table-cell table:number-columns-repeated="62"/>
        </table:table-row>
        <table:table-row table:style-name="ro1">
          <table:table-cell table:style-name="ce1" office:value-type="float" office:value="1970.08535" calcext:value-type="float">
            <text:p>1970,08535</text:p>
          </table:table-cell>
          <table:table-cell table:style-name="ce1" office:value-type="float" office:value="-42.583892" calcext:value-type="float">
            <text:p>-42,583892</text:p>
          </table:table-cell>
          <table:table-cell table:number-columns-repeated="62"/>
        </table:table-row>
        <table:table-row table:style-name="ro1">
          <table:table-cell table:style-name="ce1" office:value-type="float" office:value="1969.97875" calcext:value-type="float">
            <text:p>1969,97875</text:p>
          </table:table-cell>
          <table:table-cell table:style-name="ce1" office:value-type="float" office:value="-43.130583" calcext:value-type="float">
            <text:p>-43,130583</text:p>
          </table:table-cell>
          <table:table-cell table:number-columns-repeated="62"/>
        </table:table-row>
        <table:table-row table:style-name="ro1">
          <table:table-cell table:style-name="ce1" office:value-type="float" office:value="1969.8809" calcext:value-type="float">
            <text:p>1969,8809</text:p>
          </table:table-cell>
          <table:table-cell table:style-name="ce1" office:value-type="float" office:value="-44.206307" calcext:value-type="float">
            <text:p>-44,206307</text:p>
          </table:table-cell>
          <table:table-cell table:number-columns-repeated="62"/>
        </table:table-row>
        <table:table-row table:style-name="ro1">
          <table:table-cell table:style-name="ce1" office:value-type="float" office:value="1969.7869" calcext:value-type="float">
            <text:p>1969,7869</text:p>
          </table:table-cell>
          <table:table-cell table:style-name="ce1" office:value-type="float" office:value="-45.106301" calcext:value-type="float">
            <text:p>-45,106301</text:p>
          </table:table-cell>
          <table:table-cell table:number-columns-repeated="62"/>
        </table:table-row>
        <table:table-row table:style-name="ro1">
          <table:table-cell table:style-name="ce1" office:value-type="float" office:value="1969.6929" calcext:value-type="float">
            <text:p>1969,6929</text:p>
          </table:table-cell>
          <table:table-cell table:style-name="ce1" office:value-type="float" office:value="-45.895943" calcext:value-type="float">
            <text:p>-45,895943</text:p>
          </table:table-cell>
          <table:table-cell table:number-columns-repeated="62"/>
        </table:table-row>
        <table:table-row table:style-name="ro1">
          <table:table-cell table:style-name="ce1" office:value-type="float" office:value="1969.5989" calcext:value-type="float">
            <text:p>1969,5989</text:p>
          </table:table-cell>
          <table:table-cell table:style-name="ce1" office:value-type="float" office:value="-46.209274" calcext:value-type="float">
            <text:p>-46,209274</text:p>
          </table:table-cell>
          <table:table-cell table:number-columns-repeated="62"/>
        </table:table-row>
        <table:table-row table:style-name="ro1">
          <table:table-cell table:style-name="ce1" office:value-type="float" office:value="1969.50485" calcext:value-type="float">
            <text:p>1969,50485</text:p>
          </table:table-cell>
          <table:table-cell table:style-name="ce1" office:value-type="float" office:value="-46.121275" calcext:value-type="float">
            <text:p>-46,121275</text:p>
          </table:table-cell>
          <table:table-cell table:number-columns-repeated="62"/>
        </table:table-row>
        <table:table-row table:style-name="ro1">
          <table:table-cell table:style-name="ce1" office:value-type="float" office:value="1969.4108" calcext:value-type="float">
            <text:p>1969,4108</text:p>
          </table:table-cell>
          <table:table-cell table:style-name="ce1" office:value-type="float" office:value="-45.497546" calcext:value-type="float">
            <text:p>-45,497546</text:p>
          </table:table-cell>
          <table:table-cell table:number-columns-repeated="62"/>
        </table:table-row>
        <table:table-row table:style-name="ro1">
          <table:table-cell table:style-name="ce1" office:value-type="float" office:value="1969.3168" calcext:value-type="float">
            <text:p>1969,3168</text:p>
          </table:table-cell>
          <table:table-cell table:style-name="ce1" office:value-type="float" office:value="-44.36881" calcext:value-type="float">
            <text:p>-44,36881</text:p>
          </table:table-cell>
          <table:table-cell table:number-columns-repeated="62"/>
        </table:table-row>
        <table:table-row table:style-name="ro1">
          <table:table-cell table:style-name="ce1" office:value-type="float" office:value="1969.2228" calcext:value-type="float">
            <text:p>1969,2228</text:p>
          </table:table-cell>
          <table:table-cell table:style-name="ce1" office:value-type="float" office:value="-42.765789" calcext:value-type="float">
            <text:p>-42,765789</text:p>
          </table:table-cell>
          <table:table-cell table:number-columns-repeated="62"/>
        </table:table-row>
        <table:table-row table:style-name="ro1">
          <table:table-cell table:style-name="ce1" office:value-type="float" office:value="1969.1288" calcext:value-type="float">
            <text:p>1969,1288</text:p>
          </table:table-cell>
          <table:table-cell table:style-name="ce1" office:value-type="float" office:value="-41.143638" calcext:value-type="float">
            <text:p>-41,143638</text:p>
          </table:table-cell>
          <table:table-cell table:number-columns-repeated="62"/>
        </table:table-row>
        <table:table-row table:style-name="ro1">
          <table:table-cell table:style-name="ce1" office:value-type="float" office:value="1969.033" calcext:value-type="float">
            <text:p>1969,033</text:p>
          </table:table-cell>
          <table:table-cell table:style-name="ce1" office:value-type="float" office:value="-39.970577" calcext:value-type="float">
            <text:p>-39,970577</text:p>
          </table:table-cell>
          <table:table-cell table:number-columns-repeated="62"/>
        </table:table-row>
        <table:table-row table:style-name="ro1">
          <table:table-cell table:style-name="ce1" office:value-type="float" office:value="1968.93265" calcext:value-type="float">
            <text:p>1968,93265</text:p>
          </table:table-cell>
          <table:table-cell table:style-name="ce1" office:value-type="float" office:value="-39.367786" calcext:value-type="float">
            <text:p>-39,367786</text:p>
          </table:table-cell>
          <table:table-cell table:number-columns-repeated="62"/>
        </table:table-row>
        <table:table-row table:style-name="ro1">
          <table:table-cell table:style-name="ce1" office:value-type="float" office:value="1968.8284" calcext:value-type="float">
            <text:p>1968,8284</text:p>
          </table:table-cell>
          <table:table-cell table:style-name="ce1" office:value-type="float" office:value="-39.492563" calcext:value-type="float">
            <text:p>-39,492563</text:p>
          </table:table-cell>
          <table:table-cell table:number-columns-repeated="62"/>
        </table:table-row>
        <table:table-row table:style-name="ro1">
          <table:table-cell table:style-name="ce1" office:value-type="float" office:value="1968.7231" calcext:value-type="float">
            <text:p>1968,7231</text:p>
          </table:table-cell>
          <table:table-cell table:style-name="ce1" office:value-type="float" office:value="-41.348181" calcext:value-type="float">
            <text:p>-41,348181</text:p>
          </table:table-cell>
          <table:table-cell table:number-columns-repeated="62"/>
        </table:table-row>
        <table:table-row table:style-name="ro1">
          <table:table-cell table:style-name="ce1" office:value-type="float" office:value="1968.6178" calcext:value-type="float">
            <text:p>1968,6178</text:p>
          </table:table-cell>
          <table:table-cell table:style-name="ce1" office:value-type="float" office:value="-42.645031" calcext:value-type="float">
            <text:p>-42,645031</text:p>
          </table:table-cell>
          <table:table-cell table:number-columns-repeated="62"/>
        </table:table-row>
        <table:table-row table:style-name="ro1">
          <table:table-cell table:style-name="ce1" office:value-type="float" office:value="1968.5125" calcext:value-type="float">
            <text:p>1968,5125</text:p>
          </table:table-cell>
          <table:table-cell table:style-name="ce1" office:value-type="float" office:value="-43.750794" calcext:value-type="float">
            <text:p>-43,750794</text:p>
          </table:table-cell>
          <table:table-cell table:number-columns-repeated="62"/>
        </table:table-row>
        <table:table-row table:style-name="ro1">
          <table:table-cell table:style-name="ce1" office:value-type="float" office:value="1968.40725" calcext:value-type="float">
            <text:p>1968,40725</text:p>
          </table:table-cell>
          <table:table-cell table:style-name="ce1" office:value-type="float" office:value="-44.147072" calcext:value-type="float">
            <text:p>-44,147072</text:p>
          </table:table-cell>
          <table:table-cell table:number-columns-repeated="62"/>
        </table:table-row>
        <table:table-row table:style-name="ro1">
          <table:table-cell table:style-name="ce1" office:value-type="float" office:value="1968.30195" calcext:value-type="float">
            <text:p>1968,30195</text:p>
          </table:table-cell>
          <table:table-cell table:style-name="ce1" office:value-type="float" office:value="-43.868426" calcext:value-type="float">
            <text:p>-43,868426</text:p>
          </table:table-cell>
          <table:table-cell table:number-columns-repeated="62"/>
        </table:table-row>
        <table:table-row table:style-name="ro1">
          <table:table-cell table:style-name="ce1" office:value-type="float" office:value="1968.19665" calcext:value-type="float">
            <text:p>1968,19665</text:p>
          </table:table-cell>
          <table:table-cell table:style-name="ce1" office:value-type="float" office:value="-43.198057" calcext:value-type="float">
            <text:p>-43,198057</text:p>
          </table:table-cell>
          <table:table-cell table:number-columns-repeated="62"/>
        </table:table-row>
        <table:table-row table:style-name="ro1">
          <table:table-cell table:style-name="ce1" office:value-type="float" office:value="1968.09135" calcext:value-type="float">
            <text:p>1968,09135</text:p>
          </table:table-cell>
          <table:table-cell table:style-name="ce1" office:value-type="float" office:value="-42.567005" calcext:value-type="float">
            <text:p>-42,567005</text:p>
          </table:table-cell>
          <table:table-cell table:number-columns-repeated="62"/>
        </table:table-row>
        <table:table-row table:style-name="ro1">
          <table:table-cell table:style-name="ce1" office:value-type="float" office:value="1968.0016" calcext:value-type="float">
            <text:p>1968,0016</text:p>
          </table:table-cell>
          <table:table-cell table:style-name="ce1" office:value-type="float" office:value="-42.22583" calcext:value-type="float">
            <text:p>-42,22583</text:p>
          </table:table-cell>
          <table:table-cell table:number-columns-repeated="62"/>
        </table:table-row>
        <table:table-row table:style-name="ro1">
          <table:table-cell table:style-name="ce1" office:value-type="float" office:value="1967.9345" calcext:value-type="float">
            <text:p>1967,9345</text:p>
          </table:table-cell>
          <table:table-cell table:style-name="ce1" office:value-type="float" office:value="-42.308929" calcext:value-type="float">
            <text:p>-42,308929</text:p>
          </table:table-cell>
          <table:table-cell table:number-columns-repeated="62"/>
        </table:table-row>
        <table:table-row table:style-name="ro1">
          <table:table-cell table:style-name="ce1" office:value-type="float" office:value="1967.87525" calcext:value-type="float">
            <text:p>1967,87525</text:p>
          </table:table-cell>
          <table:table-cell table:style-name="ce1" office:value-type="float" office:value="-42.696439" calcext:value-type="float">
            <text:p>-42,696439</text:p>
          </table:table-cell>
          <table:table-cell table:number-columns-repeated="62"/>
        </table:table-row>
        <table:table-row table:style-name="ro1">
          <table:table-cell table:style-name="ce1" office:value-type="float" office:value="1967.8168" calcext:value-type="float">
            <text:p>1967,8168</text:p>
          </table:table-cell>
          <table:table-cell table:style-name="ce1" office:value-type="float" office:value="-43.563671" calcext:value-type="float">
            <text:p>-43,563671</text:p>
          </table:table-cell>
          <table:table-cell table:number-columns-repeated="62"/>
        </table:table-row>
        <table:table-row table:style-name="ro1">
          <table:table-cell table:style-name="ce1" office:value-type="float" office:value="1967.75835" calcext:value-type="float">
            <text:p>1967,75835</text:p>
          </table:table-cell>
          <table:table-cell table:style-name="ce1" office:value-type="float" office:value="-44.186084" calcext:value-type="float">
            <text:p>-44,186084</text:p>
          </table:table-cell>
          <table:table-cell table:number-columns-repeated="62"/>
        </table:table-row>
        <table:table-row table:style-name="ro1">
          <table:table-cell table:style-name="ce1" office:value-type="float" office:value="1967.69985" calcext:value-type="float">
            <text:p>1967,69985</text:p>
          </table:table-cell>
          <table:table-cell table:style-name="ce1" office:value-type="float" office:value="-44.369743" calcext:value-type="float">
            <text:p>-44,369743</text:p>
          </table:table-cell>
          <table:table-cell table:number-columns-repeated="62"/>
        </table:table-row>
        <table:table-row table:style-name="ro1">
          <table:table-cell table:style-name="ce1" office:value-type="float" office:value="1967.64135" calcext:value-type="float">
            <text:p>1967,64135</text:p>
          </table:table-cell>
          <table:table-cell table:style-name="ce1" office:value-type="float" office:value="-44.26346" calcext:value-type="float">
            <text:p>-44,26346</text:p>
          </table:table-cell>
          <table:table-cell table:number-columns-repeated="62"/>
        </table:table-row>
        <table:table-row table:style-name="ro1">
          <table:table-cell table:style-name="ce1" office:value-type="float" office:value="1967.58285" calcext:value-type="float">
            <text:p>1967,58285</text:p>
          </table:table-cell>
          <table:table-cell table:style-name="ce1" office:value-type="float" office:value="-43.742425" calcext:value-type="float">
            <text:p>-43,742425</text:p>
          </table:table-cell>
          <table:table-cell table:number-columns-repeated="62"/>
        </table:table-row>
        <table:table-row table:style-name="ro1">
          <table:table-cell table:style-name="ce1" office:value-type="float" office:value="1967.52435" calcext:value-type="float">
            <text:p>1967,52435</text:p>
          </table:table-cell>
          <table:table-cell table:style-name="ce1" office:value-type="float" office:value="-42.67799" calcext:value-type="float">
            <text:p>-42,67799</text:p>
          </table:table-cell>
          <table:table-cell table:number-columns-repeated="62"/>
        </table:table-row>
        <table:table-row table:style-name="ro1">
          <table:table-cell table:style-name="ce1" office:value-type="float" office:value="1967.46585" calcext:value-type="float">
            <text:p>1967,46585</text:p>
          </table:table-cell>
          <table:table-cell table:style-name="ce1" office:value-type="float" office:value="-41.378338" calcext:value-type="float">
            <text:p>-41,378338</text:p>
          </table:table-cell>
          <table:table-cell table:number-columns-repeated="62"/>
        </table:table-row>
        <table:table-row table:style-name="ro1">
          <table:table-cell table:style-name="ce1" office:value-type="float" office:value="1967.4074" calcext:value-type="float">
            <text:p>1967,4074</text:p>
          </table:table-cell>
          <table:table-cell table:style-name="ce1" office:value-type="float" office:value="-39.363432" calcext:value-type="float">
            <text:p>-39,363432</text:p>
          </table:table-cell>
          <table:table-cell table:number-columns-repeated="62"/>
        </table:table-row>
        <table:table-row table:style-name="ro1">
          <table:table-cell table:style-name="ce1" office:value-type="float" office:value="1967.34895" calcext:value-type="float">
            <text:p>1967,34895</text:p>
          </table:table-cell>
          <table:table-cell table:style-name="ce1" office:value-type="float" office:value="-38.698389" calcext:value-type="float">
            <text:p>-38,698389</text:p>
          </table:table-cell>
          <table:table-cell table:number-columns-repeated="62"/>
        </table:table-row>
        <table:table-row table:style-name="ro1">
          <table:table-cell table:style-name="ce1" office:value-type="float" office:value="1967.2905" calcext:value-type="float">
            <text:p>1967,2905</text:p>
          </table:table-cell>
          <table:table-cell table:style-name="ce1" office:value-type="float" office:value="-38.648078" calcext:value-type="float">
            <text:p>-38,648078</text:p>
          </table:table-cell>
          <table:table-cell table:number-columns-repeated="62"/>
        </table:table-row>
        <table:table-row table:style-name="ro1">
          <table:table-cell table:style-name="ce1" office:value-type="float" office:value="1967.23205" calcext:value-type="float">
            <text:p>1967,23205</text:p>
          </table:table-cell>
          <table:table-cell table:style-name="ce1" office:value-type="float" office:value="-38.815417" calcext:value-type="float">
            <text:p>-38,815417</text:p>
          </table:table-cell>
          <table:table-cell table:number-columns-repeated="62"/>
        </table:table-row>
        <table:table-row table:style-name="ro1">
          <table:table-cell table:style-name="ce1" office:value-type="float" office:value="1967.1736" calcext:value-type="float">
            <text:p>1967,1736</text:p>
          </table:table-cell>
          <table:table-cell table:style-name="ce1" office:value-type="float" office:value="-39.599122" calcext:value-type="float">
            <text:p>-39,599122</text:p>
          </table:table-cell>
          <table:table-cell table:number-columns-repeated="62"/>
        </table:table-row>
        <table:table-row table:style-name="ro1">
          <table:table-cell table:style-name="ce1" office:value-type="float" office:value="1967.1152" calcext:value-type="float">
            <text:p>1967,1152</text:p>
          </table:table-cell>
          <table:table-cell table:style-name="ce1" office:value-type="float" office:value="-41.324654" calcext:value-type="float">
            <text:p>-41,324654</text:p>
          </table:table-cell>
          <table:table-cell table:number-columns-repeated="62"/>
        </table:table-row>
        <table:table-row table:style-name="ro1">
          <table:table-cell table:style-name="ce1" office:value-type="float" office:value="1967.0568" calcext:value-type="float">
            <text:p>1967,0568</text:p>
          </table:table-cell>
          <table:table-cell table:style-name="ce1" office:value-type="float" office:value="-41.59952" calcext:value-type="float">
            <text:p>-41,59952</text:p>
          </table:table-cell>
          <table:table-cell table:number-columns-repeated="62"/>
        </table:table-row>
        <table:table-row table:style-name="ro1">
          <table:table-cell table:style-name="ce1" office:value-type="float" office:value="1966.9926" calcext:value-type="float">
            <text:p>1966,9926</text:p>
          </table:table-cell>
          <table:table-cell table:style-name="ce1" office:value-type="float" office:value="-41.896468" calcext:value-type="float">
            <text:p>-41,896468</text:p>
          </table:table-cell>
          <table:table-cell table:number-columns-repeated="62"/>
        </table:table-row>
        <table:table-row table:style-name="ro1">
          <table:table-cell table:style-name="ce1" office:value-type="float" office:value="1966.91795" calcext:value-type="float">
            <text:p>1966,91795</text:p>
          </table:table-cell>
          <table:table-cell table:style-name="ce1" office:value-type="float" office:value="-42.53904" calcext:value-type="float">
            <text:p>-42,53904</text:p>
          </table:table-cell>
          <table:table-cell table:number-columns-repeated="62"/>
        </table:table-row>
        <table:table-row table:style-name="ro1">
          <table:table-cell table:style-name="ce1" office:value-type="float" office:value="1966.83845" calcext:value-type="float">
            <text:p>1966,83845</text:p>
          </table:table-cell>
          <table:table-cell table:style-name="ce1" office:value-type="float" office:value="-43.453311" calcext:value-type="float">
            <text:p>-43,453311</text:p>
          </table:table-cell>
          <table:table-cell table:number-columns-repeated="62"/>
        </table:table-row>
        <table:table-row table:style-name="ro1">
          <table:table-cell table:style-name="ce1" office:value-type="float" office:value="1966.75875" calcext:value-type="float">
            <text:p>1966,75875</text:p>
          </table:table-cell>
          <table:table-cell table:style-name="ce1" office:value-type="float" office:value="-44.531754" calcext:value-type="float">
            <text:p>-44,531754</text:p>
          </table:table-cell>
          <table:table-cell table:number-columns-repeated="62"/>
        </table:table-row>
        <table:table-row table:style-name="ro1">
          <table:table-cell table:style-name="ce1" office:value-type="float" office:value="1966.6791" calcext:value-type="float">
            <text:p>1966,6791</text:p>
          </table:table-cell>
          <table:table-cell table:style-name="ce1" office:value-type="float" office:value="-45.80509" calcext:value-type="float">
            <text:p>-45,80509</text:p>
          </table:table-cell>
          <table:table-cell table:number-columns-repeated="62"/>
        </table:table-row>
        <table:table-row table:style-name="ro1">
          <table:table-cell table:style-name="ce1" office:value-type="float" office:value="1966.59945" calcext:value-type="float">
            <text:p>1966,59945</text:p>
          </table:table-cell>
          <table:table-cell table:style-name="ce1" office:value-type="float" office:value="-46.926058" calcext:value-type="float">
            <text:p>-46,926058</text:p>
          </table:table-cell>
          <table:table-cell table:number-columns-repeated="62"/>
        </table:table-row>
        <table:table-row table:style-name="ro1">
          <table:table-cell table:style-name="ce1" office:value-type="float" office:value="1966.5198" calcext:value-type="float">
            <text:p>1966,5198</text:p>
          </table:table-cell>
          <table:table-cell table:style-name="ce1" office:value-type="float" office:value="-47.646393" calcext:value-type="float">
            <text:p>-47,646393</text:p>
          </table:table-cell>
          <table:table-cell table:number-columns-repeated="62"/>
        </table:table-row>
        <table:table-row table:style-name="ro1">
          <table:table-cell table:style-name="ce1" office:value-type="float" office:value="1966.4401" calcext:value-type="float">
            <text:p>1966,4401</text:p>
          </table:table-cell>
          <table:table-cell table:style-name="ce1" office:value-type="float" office:value="-47.788767" calcext:value-type="float">
            <text:p>-47,788767</text:p>
          </table:table-cell>
          <table:table-cell table:number-columns-repeated="62"/>
        </table:table-row>
        <table:table-row table:style-name="ro1">
          <table:table-cell table:style-name="ce1" office:value-type="float" office:value="1966.36035" calcext:value-type="float">
            <text:p>1966,36035</text:p>
          </table:table-cell>
          <table:table-cell table:style-name="ce1" office:value-type="float" office:value="-47.571116" calcext:value-type="float">
            <text:p>-47,571116</text:p>
          </table:table-cell>
          <table:table-cell table:number-columns-repeated="62"/>
        </table:table-row>
        <table:table-row table:style-name="ro1">
          <table:table-cell table:style-name="ce1" office:value-type="float" office:value="1966.2807" calcext:value-type="float">
            <text:p>1966,2807</text:p>
          </table:table-cell>
          <table:table-cell table:style-name="ce1" office:value-type="float" office:value="-45.185633" calcext:value-type="float">
            <text:p>-45,185633</text:p>
          </table:table-cell>
          <table:table-cell table:number-columns-repeated="62"/>
        </table:table-row>
        <table:table-row table:style-name="ro1">
          <table:table-cell table:style-name="ce1" office:value-type="float" office:value="1966.20105" calcext:value-type="float">
            <text:p>1966,20105</text:p>
          </table:table-cell>
          <table:table-cell table:style-name="ce1" office:value-type="float" office:value="-46.51561" calcext:value-type="float">
            <text:p>-46,51561</text:p>
          </table:table-cell>
          <table:table-cell table:number-columns-repeated="62"/>
        </table:table-row>
        <table:table-row table:style-name="ro1">
          <table:table-cell table:style-name="ce1" office:value-type="float" office:value="1966.1214" calcext:value-type="float">
            <text:p>1966,1214</text:p>
          </table:table-cell>
          <table:table-cell table:style-name="ce1" office:value-type="float" office:value="-45.811206" calcext:value-type="float">
            <text:p>-45,811206</text:p>
          </table:table-cell>
          <table:table-cell table:number-columns-repeated="62"/>
        </table:table-row>
        <table:table-row table:style-name="ro1">
          <table:table-cell table:style-name="ce1" office:value-type="float" office:value="1966.041" calcext:value-type="float">
            <text:p>1966,041</text:p>
          </table:table-cell>
          <table:table-cell table:style-name="ce1" office:value-type="float" office:value="-45.050158" calcext:value-type="float">
            <text:p>-45,050158</text:p>
          </table:table-cell>
          <table:table-cell table:number-columns-repeated="62"/>
        </table:table-row>
        <table:table-row table:style-name="ro1">
          <table:table-cell table:style-name="ce1" office:value-type="float" office:value="1965.95595" calcext:value-type="float">
            <text:p>1965,95595</text:p>
          </table:table-cell>
          <table:table-cell table:style-name="ce1" office:value-type="float" office:value="-44.26609" calcext:value-type="float">
            <text:p>-44,26609</text:p>
          </table:table-cell>
          <table:table-cell table:number-columns-repeated="62"/>
        </table:table-row>
        <table:table-row table:style-name="ro1">
          <table:table-cell table:style-name="ce1" office:value-type="float" office:value="1965.86615" calcext:value-type="float">
            <text:p>1965,86615</text:p>
          </table:table-cell>
          <table:table-cell table:style-name="ce1" office:value-type="float" office:value="-44.131986" calcext:value-type="float">
            <text:p>-44,131986</text:p>
          </table:table-cell>
          <table:table-cell table:number-columns-repeated="62"/>
        </table:table-row>
        <table:table-row table:style-name="ro1">
          <table:table-cell table:style-name="ce1" office:value-type="float" office:value="1965.7755" calcext:value-type="float">
            <text:p>1965,7755</text:p>
          </table:table-cell>
          <table:table-cell table:style-name="ce1" office:value-type="float" office:value="-44.458018" calcext:value-type="float">
            <text:p>-44,458018</text:p>
          </table:table-cell>
          <table:table-cell table:number-columns-repeated="62"/>
        </table:table-row>
        <table:table-row table:style-name="ro1">
          <table:table-cell table:style-name="ce1" office:value-type="float" office:value="1965.68485" calcext:value-type="float">
            <text:p>1965,68485</text:p>
          </table:table-cell>
          <table:table-cell table:style-name="ce1" office:value-type="float" office:value="-44.880731" calcext:value-type="float">
            <text:p>-44,880731</text:p>
          </table:table-cell>
          <table:table-cell table:number-columns-repeated="62"/>
        </table:table-row>
        <table:table-row table:style-name="ro1">
          <table:table-cell table:style-name="ce1" office:value-type="float" office:value="1965.59415" calcext:value-type="float">
            <text:p>1965,59415</text:p>
          </table:table-cell>
          <table:table-cell table:style-name="ce1" office:value-type="float" office:value="-45.193997" calcext:value-type="float">
            <text:p>-45,193997</text:p>
          </table:table-cell>
          <table:table-cell table:number-columns-repeated="62"/>
        </table:table-row>
        <table:table-row table:style-name="ro1">
          <table:table-cell table:style-name="ce1" office:value-type="float" office:value="1965.5035" calcext:value-type="float">
            <text:p>1965,5035</text:p>
          </table:table-cell>
          <table:table-cell table:style-name="ce1" office:value-type="float" office:value="-45.389175" calcext:value-type="float">
            <text:p>-45,389175</text:p>
          </table:table-cell>
          <table:table-cell table:number-columns-repeated="62"/>
        </table:table-row>
        <table:table-row table:style-name="ro1">
          <table:table-cell table:style-name="ce1" office:value-type="float" office:value="1965.41285" calcext:value-type="float">
            <text:p>1965,41285</text:p>
          </table:table-cell>
          <table:table-cell table:style-name="ce1" office:value-type="float" office:value="-45.378919" calcext:value-type="float">
            <text:p>-45,378919</text:p>
          </table:table-cell>
          <table:table-cell table:number-columns-repeated="62"/>
        </table:table-row>
        <table:table-row table:style-name="ro1">
          <table:table-cell table:style-name="ce1" office:value-type="float" office:value="1965.3222" calcext:value-type="float">
            <text:p>1965,3222</text:p>
          </table:table-cell>
          <table:table-cell table:style-name="ce1" office:value-type="float" office:value="-45.650901" calcext:value-type="float">
            <text:p>-45,650901</text:p>
          </table:table-cell>
          <table:table-cell table:number-columns-repeated="62"/>
        </table:table-row>
        <table:table-row table:style-name="ro1">
          <table:table-cell table:style-name="ce1" office:value-type="float" office:value="1965.23155" calcext:value-type="float">
            <text:p>1965,23155</text:p>
          </table:table-cell>
          <table:table-cell table:style-name="ce1" office:value-type="float" office:value="-46.088975" calcext:value-type="float">
            <text:p>-46,088975</text:p>
          </table:table-cell>
          <table:table-cell table:number-columns-repeated="62"/>
        </table:table-row>
        <table:table-row table:style-name="ro1">
          <table:table-cell table:style-name="ce1" office:value-type="float" office:value="1965.1409" calcext:value-type="float">
            <text:p>1965,1409</text:p>
          </table:table-cell>
          <table:table-cell table:style-name="ce1" office:value-type="float" office:value="-46.668177" calcext:value-type="float">
            <text:p>-46,668177</text:p>
          </table:table-cell>
          <table:table-cell table:number-columns-repeated="62"/>
        </table:table-row>
        <table:table-row table:style-name="ro1">
          <table:table-cell table:style-name="ce1" office:value-type="float" office:value="1965.0492" calcext:value-type="float">
            <text:p>1965,0492</text:p>
          </table:table-cell>
          <table:table-cell table:style-name="ce1" office:value-type="float" office:value="-47.11201" calcext:value-type="float">
            <text:p>-47,11201</text:p>
          </table:table-cell>
          <table:table-cell table:number-columns-repeated="62"/>
        </table:table-row>
        <table:table-row table:style-name="ro1">
          <table:table-cell table:style-name="ce1" office:value-type="float" office:value="1964.95165" calcext:value-type="float">
            <text:p>1964,95165</text:p>
          </table:table-cell>
          <table:table-cell table:style-name="ce1" office:value-type="float" office:value="-47.340789" calcext:value-type="float">
            <text:p>-47,340789</text:p>
          </table:table-cell>
          <table:table-cell table:number-columns-repeated="62"/>
        </table:table-row>
        <table:table-row table:style-name="ro1">
          <table:table-cell table:style-name="ce1" office:value-type="float" office:value="1964.84795" calcext:value-type="float">
            <text:p>1964,84795</text:p>
          </table:table-cell>
          <table:table-cell table:style-name="ce1" office:value-type="float" office:value="-47.324097" calcext:value-type="float">
            <text:p>-47,324097</text:p>
          </table:table-cell>
          <table:table-cell table:number-columns-repeated="62"/>
        </table:table-row>
        <table:table-row table:style-name="ro1">
          <table:table-cell table:style-name="ce1" office:value-type="float" office:value="1964.74275" calcext:value-type="float">
            <text:p>1964,74275</text:p>
          </table:table-cell>
          <table:table-cell table:style-name="ce1" office:value-type="float" office:value="-47.411746" calcext:value-type="float">
            <text:p>-47,411746</text:p>
          </table:table-cell>
          <table:table-cell table:number-columns-repeated="62"/>
        </table:table-row>
        <table:table-row table:style-name="ro1">
          <table:table-cell table:style-name="ce1" office:value-type="float" office:value="1964.63755" calcext:value-type="float">
            <text:p>1964,63755</text:p>
          </table:table-cell>
          <table:table-cell table:style-name="ce1" office:value-type="float" office:value="-47.203697" calcext:value-type="float">
            <text:p>-47,203697</text:p>
          </table:table-cell>
          <table:table-cell table:number-columns-repeated="62"/>
        </table:table-row>
        <table:table-row table:style-name="ro1">
          <table:table-cell table:style-name="ce1" office:value-type="float" office:value="1964.53245" calcext:value-type="float">
            <text:p>1964,53245</text:p>
          </table:table-cell>
          <table:table-cell table:style-name="ce1" office:value-type="float" office:value="-46.860279" calcext:value-type="float">
            <text:p>-46,860279</text:p>
          </table:table-cell>
          <table:table-cell table:number-columns-repeated="62"/>
        </table:table-row>
        <table:table-row table:style-name="ro1">
          <table:table-cell table:style-name="ce1" office:value-type="float" office:value="1964.4273" calcext:value-type="float">
            <text:p>1964,4273</text:p>
          </table:table-cell>
          <table:table-cell table:style-name="ce1" office:value-type="float" office:value="-46.405495" calcext:value-type="float">
            <text:p>-46,405495</text:p>
          </table:table-cell>
          <table:table-cell table:number-columns-repeated="62"/>
        </table:table-row>
        <table:table-row table:style-name="ro1">
          <table:table-cell table:style-name="ce1" office:value-type="float" office:value="1964.32215" calcext:value-type="float">
            <text:p>1964,32215</text:p>
          </table:table-cell>
          <table:table-cell table:style-name="ce1" office:value-type="float" office:value="-45.748158" calcext:value-type="float">
            <text:p>-45,748158</text:p>
          </table:table-cell>
          <table:table-cell table:number-columns-repeated="62"/>
        </table:table-row>
        <table:table-row table:style-name="ro1">
          <table:table-cell table:style-name="ce1" office:value-type="float" office:value="1964.217" calcext:value-type="float">
            <text:p>1964,217</text:p>
          </table:table-cell>
          <table:table-cell table:style-name="ce1" office:value-type="float" office:value="-44.829665" calcext:value-type="float">
            <text:p>-44,829665</text:p>
          </table:table-cell>
          <table:table-cell table:number-columns-repeated="62"/>
        </table:table-row>
        <table:table-row table:style-name="ro1">
          <table:table-cell table:style-name="ce1" office:value-type="float" office:value="1964.1118" calcext:value-type="float">
            <text:p>1964,1118</text:p>
          </table:table-cell>
          <table:table-cell table:style-name="ce1" office:value-type="float" office:value="-43.850689" calcext:value-type="float">
            <text:p>-43,850689</text:p>
          </table:table-cell>
          <table:table-cell table:number-columns-repeated="62"/>
        </table:table-row>
        <table:table-row table:style-name="ro1">
          <table:table-cell table:style-name="ce1" office:value-type="float" office:value="1964.0015" calcext:value-type="float">
            <text:p>1964,0015</text:p>
          </table:table-cell>
          <table:table-cell table:style-name="ce1" office:value-type="float" office:value="-42.877474" calcext:value-type="float">
            <text:p>-42,877474</text:p>
          </table:table-cell>
          <table:table-cell table:number-columns-repeated="62"/>
        </table:table-row>
        <table:table-row table:style-name="ro1">
          <table:table-cell table:style-name="ce1" office:value-type="float" office:value="1963.88195" calcext:value-type="float">
            <text:p>1963,88195</text:p>
          </table:table-cell>
          <table:table-cell table:style-name="ce1" office:value-type="float" office:value="-42.240281" calcext:value-type="float">
            <text:p>-42,240281</text:p>
          </table:table-cell>
          <table:table-cell table:number-columns-repeated="62"/>
        </table:table-row>
        <table:table-row table:style-name="ro1">
          <table:table-cell table:style-name="ce1" office:value-type="float" office:value="1963.7575" calcext:value-type="float">
            <text:p>1963,7575</text:p>
          </table:table-cell>
          <table:table-cell table:style-name="ce1" office:value-type="float" office:value="-42.13592" calcext:value-type="float">
            <text:p>-42,13592</text:p>
          </table:table-cell>
          <table:table-cell table:number-columns-repeated="62"/>
        </table:table-row>
        <table:table-row table:style-name="ro1">
          <table:table-cell table:style-name="ce1" office:value-type="float" office:value="1963.6323" calcext:value-type="float">
            <text:p>1963,6323</text:p>
          </table:table-cell>
          <table:table-cell table:style-name="ce1" office:value-type="float" office:value="-42.630635" calcext:value-type="float">
            <text:p>-42,630635</text:p>
          </table:table-cell>
          <table:table-cell table:number-columns-repeated="62"/>
        </table:table-row>
        <table:table-row table:style-name="ro1">
          <table:table-cell table:style-name="ce1" office:value-type="float" office:value="1963.5071" calcext:value-type="float">
            <text:p>1963,5071</text:p>
          </table:table-cell>
          <table:table-cell table:style-name="ce1" office:value-type="float" office:value="-43.670705" calcext:value-type="float">
            <text:p>-43,670705</text:p>
          </table:table-cell>
          <table:table-cell table:number-columns-repeated="62"/>
        </table:table-row>
        <table:table-row table:style-name="ro1">
          <table:table-cell table:style-name="ce1" office:value-type="float" office:value="1963.3819" calcext:value-type="float">
            <text:p>1963,3819</text:p>
          </table:table-cell>
          <table:table-cell table:style-name="ce1" office:value-type="float" office:value="-44.649095" calcext:value-type="float">
            <text:p>-44,649095</text:p>
          </table:table-cell>
          <table:table-cell table:number-columns-repeated="62"/>
        </table:table-row>
        <table:table-row table:style-name="ro1">
          <table:table-cell table:style-name="ce1" office:value-type="float" office:value="1963.2567" calcext:value-type="float">
            <text:p>1963,2567</text:p>
          </table:table-cell>
          <table:table-cell table:style-name="ce1" office:value-type="float" office:value="-45.50442" calcext:value-type="float">
            <text:p>-45,50442</text:p>
          </table:table-cell>
          <table:table-cell table:number-columns-repeated="62"/>
        </table:table-row>
        <table:table-row table:style-name="ro1">
          <table:table-cell table:style-name="ce1" office:value-type="float" office:value="1963.14295" calcext:value-type="float">
            <text:p>1963,14295</text:p>
          </table:table-cell>
          <table:table-cell table:style-name="ce1" office:value-type="float" office:value="-45.83089" calcext:value-type="float">
            <text:p>-45,83089</text:p>
          </table:table-cell>
          <table:table-cell table:number-columns-repeated="62"/>
        </table:table-row>
        <table:table-row table:style-name="ro1">
          <table:table-cell table:style-name="ce1" office:value-type="float" office:value="1963.03715" calcext:value-type="float">
            <text:p>1963,03715</text:p>
          </table:table-cell>
          <table:table-cell table:style-name="ce1" office:value-type="float" office:value="-45.739596" calcext:value-type="float">
            <text:p>-45,739596</text:p>
          </table:table-cell>
          <table:table-cell table:number-columns-repeated="62"/>
        </table:table-row>
        <table:table-row table:style-name="ro1">
          <table:table-cell table:style-name="ce1" office:value-type="float" office:value="1962.94825" calcext:value-type="float">
            <text:p>1962,94825</text:p>
          </table:table-cell>
          <table:table-cell table:style-name="ce1" office:value-type="float" office:value="-45.273746" calcext:value-type="float">
            <text:p>-45,273746</text:p>
          </table:table-cell>
          <table:table-cell table:number-columns-repeated="62"/>
        </table:table-row>
        <table:table-row table:style-name="ro1">
          <table:table-cell table:style-name="ce1" office:value-type="float" office:value="1962.8798" calcext:value-type="float">
            <text:p>1962,8798</text:p>
          </table:table-cell>
          <table:table-cell table:style-name="ce1" office:value-type="float" office:value="-44.977716" calcext:value-type="float">
            <text:p>-44,977716</text:p>
          </table:table-cell>
          <table:table-cell table:number-columns-repeated="62"/>
        </table:table-row>
        <table:table-row table:style-name="ro1">
          <table:table-cell table:style-name="ce1" office:value-type="float" office:value="1962.8114" calcext:value-type="float">
            <text:p>1962,8114</text:p>
          </table:table-cell>
          <table:table-cell table:style-name="ce1" office:value-type="float" office:value="-45.526447" calcext:value-type="float">
            <text:p>-45,526447</text:p>
          </table:table-cell>
          <table:table-cell table:number-columns-repeated="62"/>
        </table:table-row>
        <table:table-row table:style-name="ro1">
          <table:table-cell table:style-name="ce1" office:value-type="float" office:value="1962.743" calcext:value-type="float">
            <text:p>1962,743</text:p>
          </table:table-cell>
          <table:table-cell table:style-name="ce1" office:value-type="float" office:value="-46.315077" calcext:value-type="float">
            <text:p>-46,315077</text:p>
          </table:table-cell>
          <table:table-cell table:number-columns-repeated="62"/>
        </table:table-row>
        <table:table-row table:style-name="ro1">
          <table:table-cell table:style-name="ce1" office:value-type="float" office:value="1962.6746" calcext:value-type="float">
            <text:p>1962,6746</text:p>
          </table:table-cell>
          <table:table-cell table:style-name="ce1" office:value-type="float" office:value="-47.156387" calcext:value-type="float">
            <text:p>-47,156387</text:p>
          </table:table-cell>
          <table:table-cell table:number-columns-repeated="62"/>
        </table:table-row>
        <table:table-row table:style-name="ro1">
          <table:table-cell table:style-name="ce1" office:value-type="float" office:value="1962.6062" calcext:value-type="float">
            <text:p>1962,6062</text:p>
          </table:table-cell>
          <table:table-cell table:style-name="ce1" office:value-type="float" office:value="-47.812277" calcext:value-type="float">
            <text:p>-47,812277</text:p>
          </table:table-cell>
          <table:table-cell table:number-columns-repeated="62"/>
        </table:table-row>
        <table:table-row table:style-name="ro1">
          <table:table-cell table:style-name="ce1" office:value-type="float" office:value="1962.5378" calcext:value-type="float">
            <text:p>1962,5378</text:p>
          </table:table-cell>
          <table:table-cell table:style-name="ce1" office:value-type="float" office:value="-48.10697" calcext:value-type="float">
            <text:p>-48,10697</text:p>
          </table:table-cell>
          <table:table-cell table:number-columns-repeated="62"/>
        </table:table-row>
        <table:table-row table:style-name="ro1">
          <table:table-cell table:style-name="ce1" office:value-type="float" office:value="1962.46945" calcext:value-type="float">
            <text:p>1962,46945</text:p>
          </table:table-cell>
          <table:table-cell table:style-name="ce1" office:value-type="float" office:value="-48.431269" calcext:value-type="float">
            <text:p>-48,431269</text:p>
          </table:table-cell>
          <table:table-cell table:number-columns-repeated="62"/>
        </table:table-row>
        <table:table-row table:style-name="ro1">
          <table:table-cell table:style-name="ce1" office:value-type="float" office:value="1962.4011" calcext:value-type="float">
            <text:p>1962,4011</text:p>
          </table:table-cell>
          <table:table-cell table:style-name="ce1" office:value-type="float" office:value="-48.249493" calcext:value-type="float">
            <text:p>-48,249493</text:p>
          </table:table-cell>
          <table:table-cell table:number-columns-repeated="62"/>
        </table:table-row>
        <table:table-row table:style-name="ro1">
          <table:table-cell table:style-name="ce1" office:value-type="float" office:value="1962.3327" calcext:value-type="float">
            <text:p>1962,3327</text:p>
          </table:table-cell>
          <table:table-cell table:style-name="ce1" office:value-type="float" office:value="-47.895746" calcext:value-type="float">
            <text:p>-47,895746</text:p>
          </table:table-cell>
          <table:table-cell table:number-columns-repeated="62"/>
        </table:table-row>
        <table:table-row table:style-name="ro1">
          <table:table-cell table:style-name="ce1" office:value-type="float" office:value="1962.26425" calcext:value-type="float">
            <text:p>1962,26425</text:p>
          </table:table-cell>
          <table:table-cell table:style-name="ce1" office:value-type="float" office:value="-47.104093" calcext:value-type="float">
            <text:p>-47,104093</text:p>
          </table:table-cell>
          <table:table-cell table:number-columns-repeated="62"/>
        </table:table-row>
        <table:table-row table:style-name="ro1">
          <table:table-cell table:style-name="ce1" office:value-type="float" office:value="1962.19585" calcext:value-type="float">
            <text:p>1962,19585</text:p>
          </table:table-cell>
          <table:table-cell table:style-name="ce1" office:value-type="float" office:value="-46.200958" calcext:value-type="float">
            <text:p>-46,200958</text:p>
          </table:table-cell>
          <table:table-cell table:number-columns-repeated="62"/>
        </table:table-row>
        <table:table-row table:style-name="ro1">
          <table:table-cell table:style-name="ce1" office:value-type="float" office:value="1962.1275" calcext:value-type="float">
            <text:p>1962,1275</text:p>
          </table:table-cell>
          <table:table-cell table:style-name="ce1" office:value-type="float" office:value="-45.207462" calcext:value-type="float">
            <text:p>-45,207462</text:p>
          </table:table-cell>
          <table:table-cell table:number-columns-repeated="62"/>
        </table:table-row>
        <table:table-row table:style-name="ro1">
          <table:table-cell table:style-name="ce1" office:value-type="float" office:value="1962.0591" calcext:value-type="float">
            <text:p>1962,0591</text:p>
          </table:table-cell>
          <table:table-cell table:style-name="ce1" office:value-type="float" office:value="-44.246493" calcext:value-type="float">
            <text:p>-44,246493</text:p>
          </table:table-cell>
          <table:table-cell table:number-columns-repeated="62"/>
        </table:table-row>
        <table:table-row table:style-name="ro1">
          <table:table-cell table:style-name="ce1" office:value-type="float" office:value="1961.9847" calcext:value-type="float">
            <text:p>1961,9847</text:p>
          </table:table-cell>
          <table:table-cell table:style-name="ce1" office:value-type="float" office:value="-43.593586" calcext:value-type="float">
            <text:p>-43,593586</text:p>
          </table:table-cell>
          <table:table-cell table:number-columns-repeated="62"/>
        </table:table-row>
        <table:table-row table:style-name="ro1">
          <table:table-cell table:style-name="ce1" office:value-type="float" office:value="1961.9014" calcext:value-type="float">
            <text:p>1961,9014</text:p>
          </table:table-cell>
          <table:table-cell table:style-name="ce1" office:value-type="float" office:value="-42.939602" calcext:value-type="float">
            <text:p>-42,939602</text:p>
          </table:table-cell>
          <table:table-cell table:number-columns-repeated="62"/>
        </table:table-row>
        <table:table-row table:style-name="ro1">
          <table:table-cell table:style-name="ce1" office:value-type="float" office:value="1961.815" calcext:value-type="float">
            <text:p>1961,815</text:p>
          </table:table-cell>
          <table:table-cell table:style-name="ce1" office:value-type="float" office:value="-43.416976" calcext:value-type="float">
            <text:p>-43,416976</text:p>
          </table:table-cell>
          <table:table-cell table:number-columns-repeated="62"/>
        </table:table-row>
        <table:table-row table:style-name="ro1">
          <table:table-cell table:style-name="ce1" office:value-type="float" office:value="1961.7284" calcext:value-type="float">
            <text:p>1961,7284</text:p>
          </table:table-cell>
          <table:table-cell table:style-name="ce1" office:value-type="float" office:value="-44.588651" calcext:value-type="float">
            <text:p>-44,588651</text:p>
          </table:table-cell>
          <table:table-cell table:number-columns-repeated="62"/>
        </table:table-row>
        <table:table-row table:style-name="ro1">
          <table:table-cell table:style-name="ce1" office:value-type="float" office:value="1961.64175" calcext:value-type="float">
            <text:p>1961,64175</text:p>
          </table:table-cell>
          <table:table-cell table:style-name="ce1" office:value-type="float" office:value="-45.637318" calcext:value-type="float">
            <text:p>-45,637318</text:p>
          </table:table-cell>
          <table:table-cell table:number-columns-repeated="62"/>
        </table:table-row>
        <table:table-row table:style-name="ro1">
          <table:table-cell table:style-name="ce1" office:value-type="float" office:value="1961.5551" calcext:value-type="float">
            <text:p>1961,5551</text:p>
          </table:table-cell>
          <table:table-cell table:style-name="ce1" office:value-type="float" office:value="-46.018629" calcext:value-type="float">
            <text:p>-46,018629</text:p>
          </table:table-cell>
          <table:table-cell table:number-columns-repeated="62"/>
        </table:table-row>
        <table:table-row table:style-name="ro1">
          <table:table-cell table:style-name="ce1" office:value-type="float" office:value="1961.46845" calcext:value-type="float">
            <text:p>1961,46845</text:p>
          </table:table-cell>
          <table:table-cell table:style-name="ce1" office:value-type="float" office:value="-45.629864" calcext:value-type="float">
            <text:p>-45,629864</text:p>
          </table:table-cell>
          <table:table-cell table:number-columns-repeated="62"/>
        </table:table-row>
        <table:table-row table:style-name="ro1">
          <table:table-cell table:style-name="ce1" office:value-type="float" office:value="1961.38185" calcext:value-type="float">
            <text:p>1961,38185</text:p>
          </table:table-cell>
          <table:table-cell table:style-name="ce1" office:value-type="float" office:value="-44.565109" calcext:value-type="float">
            <text:p>-44,565109</text:p>
          </table:table-cell>
          <table:table-cell table:number-columns-repeated="62"/>
        </table:table-row>
        <table:table-row table:style-name="ro1">
          <table:table-cell table:style-name="ce1" office:value-type="float" office:value="1961.2953" calcext:value-type="float">
            <text:p>1961,2953</text:p>
          </table:table-cell>
          <table:table-cell table:style-name="ce1" office:value-type="float" office:value="-43.38311" calcext:value-type="float">
            <text:p>-43,38311</text:p>
          </table:table-cell>
          <table:table-cell table:number-columns-repeated="62"/>
        </table:table-row>
        <table:table-row table:style-name="ro1">
          <table:table-cell table:style-name="ce1" office:value-type="float" office:value="1961.20865" calcext:value-type="float">
            <text:p>1961,20865</text:p>
          </table:table-cell>
          <table:table-cell table:style-name="ce1" office:value-type="float" office:value="-42.472687" calcext:value-type="float">
            <text:p>-42,472687</text:p>
          </table:table-cell>
          <table:table-cell table:number-columns-repeated="62"/>
        </table:table-row>
        <table:table-row table:style-name="ro1">
          <table:table-cell table:style-name="ce1" office:value-type="float" office:value="1961.122" calcext:value-type="float">
            <text:p>1961,122</text:p>
          </table:table-cell>
          <table:table-cell table:style-name="ce1" office:value-type="float" office:value="-41.89528" calcext:value-type="float">
            <text:p>-41,89528</text:p>
          </table:table-cell>
          <table:table-cell table:number-columns-repeated="62"/>
        </table:table-row>
        <table:table-row table:style-name="ro1">
          <table:table-cell table:style-name="ce1" office:value-type="float" office:value="1961.03575" calcext:value-type="float">
            <text:p>1961,03575</text:p>
          </table:table-cell>
          <table:table-cell table:style-name="ce1" office:value-type="float" office:value="-41.47712" calcext:value-type="float">
            <text:p>-41,47712</text:p>
          </table:table-cell>
          <table:table-cell table:number-columns-repeated="62"/>
        </table:table-row>
        <table:table-row table:style-name="ro1">
          <table:table-cell table:style-name="ce1" office:value-type="float" office:value="1960.95125" calcext:value-type="float">
            <text:p>1960,95125</text:p>
          </table:table-cell>
          <table:table-cell table:style-name="ce1" office:value-type="float" office:value="-41.301921" calcext:value-type="float">
            <text:p>-41,301921</text:p>
          </table:table-cell>
          <table:table-cell table:number-columns-repeated="62"/>
        </table:table-row>
        <table:table-row table:style-name="ro1">
          <table:table-cell table:style-name="ce1" office:value-type="float" office:value="1960.8684" calcext:value-type="float">
            <text:p>1960,8684</text:p>
          </table:table-cell>
          <table:table-cell table:style-name="ce1" office:value-type="float" office:value="-41.250131" calcext:value-type="float">
            <text:p>-41,250131</text:p>
          </table:table-cell>
          <table:table-cell table:number-columns-repeated="62"/>
        </table:table-row>
        <table:table-row table:style-name="ro1">
          <table:table-cell table:style-name="ce1" office:value-type="float" office:value="1960.78575" calcext:value-type="float">
            <text:p>1960,78575</text:p>
          </table:table-cell>
          <table:table-cell table:style-name="ce1" office:value-type="float" office:value="-41.307674" calcext:value-type="float">
            <text:p>-41,307674</text:p>
          </table:table-cell>
          <table:table-cell table:number-columns-repeated="62"/>
        </table:table-row>
        <table:table-row table:style-name="ro1">
          <table:table-cell table:style-name="ce1" office:value-type="float" office:value="1960.70305" calcext:value-type="float">
            <text:p>1960,70305</text:p>
          </table:table-cell>
          <table:table-cell table:style-name="ce1" office:value-type="float" office:value="-41.453421" calcext:value-type="float">
            <text:p>-41,453421</text:p>
          </table:table-cell>
          <table:table-cell table:number-columns-repeated="62"/>
        </table:table-row>
        <table:table-row table:style-name="ro1">
          <table:table-cell table:style-name="ce1" office:value-type="float" office:value="1960.62035" calcext:value-type="float">
            <text:p>1960,62035</text:p>
          </table:table-cell>
          <table:table-cell table:style-name="ce1" office:value-type="float" office:value="-41.86306" calcext:value-type="float">
            <text:p>-41,86306</text:p>
          </table:table-cell>
          <table:table-cell table:number-columns-repeated="62"/>
        </table:table-row>
        <table:table-row table:style-name="ro1">
          <table:table-cell table:style-name="ce1" office:value-type="float" office:value="1960.5377" calcext:value-type="float">
            <text:p>1960,5377</text:p>
          </table:table-cell>
          <table:table-cell table:style-name="ce1" office:value-type="float" office:value="-42.498156" calcext:value-type="float">
            <text:p>-42,498156</text:p>
          </table:table-cell>
          <table:table-cell table:number-columns-repeated="62"/>
        </table:table-row>
        <table:table-row table:style-name="ro1">
          <table:table-cell table:style-name="ce1" office:value-type="float" office:value="1960.45505" calcext:value-type="float">
            <text:p>1960,45505</text:p>
          </table:table-cell>
          <table:table-cell table:style-name="ce1" office:value-type="float" office:value="-43.738946" calcext:value-type="float">
            <text:p>-43,738946</text:p>
          </table:table-cell>
          <table:table-cell table:number-columns-repeated="62"/>
        </table:table-row>
        <table:table-row table:style-name="ro1">
          <table:table-cell table:style-name="ce1" office:value-type="float" office:value="1960.37235" calcext:value-type="float">
            <text:p>1960,37235</text:p>
          </table:table-cell>
          <table:table-cell table:style-name="ce1" office:value-type="float" office:value="-45.260003" calcext:value-type="float">
            <text:p>-45,260003</text:p>
          </table:table-cell>
          <table:table-cell table:number-columns-repeated="62"/>
        </table:table-row>
        <table:table-row table:style-name="ro1">
          <table:table-cell table:style-name="ce1" office:value-type="float" office:value="1960.28965" calcext:value-type="float">
            <text:p>1960,28965</text:p>
          </table:table-cell>
          <table:table-cell table:style-name="ce1" office:value-type="float" office:value="-46.492826" calcext:value-type="float">
            <text:p>-46,492826</text:p>
          </table:table-cell>
          <table:table-cell table:number-columns-repeated="62"/>
        </table:table-row>
        <table:table-row table:style-name="ro1">
          <table:table-cell table:style-name="ce1" office:value-type="float" office:value="1960.207" calcext:value-type="float">
            <text:p>1960,207</text:p>
          </table:table-cell>
          <table:table-cell table:style-name="ce1" office:value-type="float" office:value="-47.288763" calcext:value-type="float">
            <text:p>-47,288763</text:p>
          </table:table-cell>
          <table:table-cell table:number-columns-repeated="62"/>
        </table:table-row>
        <table:table-row table:style-name="ro1">
          <table:table-cell table:style-name="ce1" office:value-type="float" office:value="1960.12435" calcext:value-type="float">
            <text:p>1960,12435</text:p>
          </table:table-cell>
          <table:table-cell table:style-name="ce1" office:value-type="float" office:value="-47.484374" calcext:value-type="float">
            <text:p>-47,484374</text:p>
          </table:table-cell>
          <table:table-cell table:number-columns-repeated="62"/>
        </table:table-row>
        <table:table-row table:style-name="ro1">
          <table:table-cell table:style-name="ce1" office:value-type="float" office:value="1960.03885" calcext:value-type="float">
            <text:p>1960,03885</text:p>
          </table:table-cell>
          <table:table-cell table:style-name="ce1" office:value-type="float" office:value="-47.35063" calcext:value-type="float">
            <text:p>-47,35063</text:p>
          </table:table-cell>
          <table:table-cell table:number-columns-repeated="62"/>
        </table:table-row>
        <table:table-row table:style-name="ro1">
          <table:table-cell table:style-name="ce1" office:value-type="float" office:value="1959.9373" calcext:value-type="float">
            <text:p>1959,9373</text:p>
          </table:table-cell>
          <table:table-cell table:style-name="ce1" office:value-type="float" office:value="-46.940374" calcext:value-type="float">
            <text:p>-46,940374</text:p>
          </table:table-cell>
          <table:table-cell table:number-columns-repeated="62"/>
        </table:table-row>
        <table:table-row table:style-name="ro1">
          <table:table-cell table:style-name="ce1" office:value-type="float" office:value="1959.81965" calcext:value-type="float">
            <text:p>1959,81965</text:p>
          </table:table-cell>
          <table:table-cell table:style-name="ce1" office:value-type="float" office:value="-46.400297" calcext:value-type="float">
            <text:p>-46,400297</text:p>
          </table:table-cell>
          <table:table-cell table:number-columns-repeated="62"/>
        </table:table-row>
        <table:table-row table:style-name="ro1">
          <table:table-cell table:style-name="ce1" office:value-type="float" office:value="1959.6992" calcext:value-type="float">
            <text:p>1959,6992</text:p>
          </table:table-cell>
          <table:table-cell table:style-name="ce1" office:value-type="float" office:value="-45.714171" calcext:value-type="float">
            <text:p>-45,714171</text:p>
          </table:table-cell>
          <table:table-cell table:number-columns-repeated="62"/>
        </table:table-row>
        <table:table-row table:style-name="ro1">
          <table:table-cell table:style-name="ce1" office:value-type="float" office:value="1959.57875" calcext:value-type="float">
            <text:p>1959,57875</text:p>
          </table:table-cell>
          <table:table-cell table:style-name="ce1" office:value-type="float" office:value="-44.787909" calcext:value-type="float">
            <text:p>-44,787909</text:p>
          </table:table-cell>
          <table:table-cell table:number-columns-repeated="62"/>
        </table:table-row>
        <table:table-row table:style-name="ro1">
          <table:table-cell table:style-name="ce1" office:value-type="float" office:value="1959.4582" calcext:value-type="float">
            <text:p>1959,4582</text:p>
          </table:table-cell>
          <table:table-cell table:style-name="ce1" office:value-type="float" office:value="-43.865365" calcext:value-type="float">
            <text:p>-43,865365</text:p>
          </table:table-cell>
          <table:table-cell table:number-columns-repeated="62"/>
        </table:table-row>
        <table:table-row table:style-name="ro1">
          <table:table-cell table:style-name="ce1" office:value-type="float" office:value="1959.32465" calcext:value-type="float">
            <text:p>1959,32465</text:p>
          </table:table-cell>
          <table:table-cell table:style-name="ce1" office:value-type="float" office:value="-42.805409" calcext:value-type="float">
            <text:p>-42,805409</text:p>
          </table:table-cell>
          <table:table-cell table:number-columns-repeated="62"/>
        </table:table-row>
        <table:table-row table:style-name="ro1">
          <table:table-cell table:style-name="ce1" office:value-type="float" office:value="1959.19105" calcext:value-type="float">
            <text:p>1959,19105</text:p>
          </table:table-cell>
          <table:table-cell table:style-name="ce1" office:value-type="float" office:value="-41.775091" calcext:value-type="float">
            <text:p>-41,775091</text:p>
          </table:table-cell>
          <table:table-cell table:number-columns-repeated="62"/>
        </table:table-row>
        <table:table-row table:style-name="ro1">
          <table:table-cell table:style-name="ce1" office:value-type="float" office:value="1959.06965" calcext:value-type="float">
            <text:p>1959,06965</text:p>
          </table:table-cell>
          <table:table-cell table:style-name="ce1" office:value-type="float" office:value="-41.371571" calcext:value-type="float">
            <text:p>-41,371571</text:p>
          </table:table-cell>
          <table:table-cell table:number-columns-repeated="62"/>
        </table:table-row>
        <table:table-row table:style-name="ro1">
          <table:table-cell table:style-name="ce1" office:value-type="float" office:value="1958.9394" calcext:value-type="float">
            <text:p>1958,9394</text:p>
          </table:table-cell>
          <table:table-cell table:style-name="ce1" office:value-type="float" office:value="-41.180103" calcext:value-type="float">
            <text:p>-41,180103</text:p>
          </table:table-cell>
          <table:table-cell table:number-columns-repeated="62"/>
        </table:table-row>
        <table:table-row table:style-name="ro1">
          <table:table-cell table:style-name="ce1" office:value-type="float" office:value="1958.7996" calcext:value-type="float">
            <text:p>1958,7996</text:p>
          </table:table-cell>
          <table:table-cell table:style-name="ce1" office:value-type="float" office:value="-41.029797" calcext:value-type="float">
            <text:p>-41,029797</text:p>
          </table:table-cell>
          <table:table-cell table:number-columns-repeated="62"/>
        </table:table-row>
        <table:table-row table:style-name="ro1">
          <table:table-cell table:style-name="ce1" office:value-type="float" office:value="1958.65835" calcext:value-type="float">
            <text:p>1958,65835</text:p>
          </table:table-cell>
          <table:table-cell table:style-name="ce1" office:value-type="float" office:value="-41.410478" calcext:value-type="float">
            <text:p>-41,410478</text:p>
          </table:table-cell>
          <table:table-cell table:number-columns-repeated="62"/>
        </table:table-row>
        <table:table-row table:style-name="ro1">
          <table:table-cell table:style-name="ce1" office:value-type="float" office:value="1958.5171" calcext:value-type="float">
            <text:p>1958,5171</text:p>
          </table:table-cell>
          <table:table-cell table:style-name="ce1" office:value-type="float" office:value="-41.920913" calcext:value-type="float">
            <text:p>-41,920913</text:p>
          </table:table-cell>
          <table:table-cell table:number-columns-repeated="62"/>
        </table:table-row>
        <table:table-row table:style-name="ro1">
          <table:table-cell table:style-name="ce1" office:value-type="float" office:value="1958.37585" calcext:value-type="float">
            <text:p>1958,37585</text:p>
          </table:table-cell>
          <table:table-cell table:style-name="ce1" office:value-type="float" office:value="-42.714189" calcext:value-type="float">
            <text:p>-42,714189</text:p>
          </table:table-cell>
          <table:table-cell table:number-columns-repeated="62"/>
        </table:table-row>
        <table:table-row table:style-name="ro1">
          <table:table-cell table:style-name="ce1" office:value-type="float" office:value="1958.2346" calcext:value-type="float">
            <text:p>1958,2346</text:p>
          </table:table-cell>
          <table:table-cell table:style-name="ce1" office:value-type="float" office:value="-43.146573" calcext:value-type="float">
            <text:p>-43,146573</text:p>
          </table:table-cell>
          <table:table-cell table:number-columns-repeated="62"/>
        </table:table-row>
        <table:table-row table:style-name="ro1">
          <table:table-cell table:style-name="ce1" office:value-type="float" office:value="1958.0971" calcext:value-type="float">
            <text:p>1958,0971</text:p>
          </table:table-cell>
          <table:table-cell table:style-name="ce1" office:value-type="float" office:value="-43.54515" calcext:value-type="float">
            <text:p>-43,54515</text:p>
          </table:table-cell>
          <table:table-cell table:number-columns-repeated="62"/>
        </table:table-row>
        <table:table-row table:style-name="ro1">
          <table:table-cell table:style-name="ce1" office:value-type="float" office:value="1957.9754" calcext:value-type="float">
            <text:p>1957,9754</text:p>
          </table:table-cell>
          <table:table-cell table:style-name="ce1" office:value-type="float" office:value="-43.992497" calcext:value-type="float">
            <text:p>-43,992497</text:p>
          </table:table-cell>
          <table:table-cell table:number-columns-repeated="62"/>
        </table:table-row>
        <table:table-row table:style-name="ro1">
          <table:table-cell table:style-name="ce1" office:value-type="float" office:value="1957.87335" calcext:value-type="float">
            <text:p>1957,87335</text:p>
          </table:table-cell>
          <table:table-cell table:style-name="ce1" office:value-type="float" office:value="-44.509202" calcext:value-type="float">
            <text:p>-44,509202</text:p>
          </table:table-cell>
          <table:table-cell table:number-columns-repeated="62"/>
        </table:table-row>
        <table:table-row table:style-name="ro1">
          <table:table-cell table:style-name="ce1" office:value-type="float" office:value="1957.7788" calcext:value-type="float">
            <text:p>1957,7788</text:p>
          </table:table-cell>
          <table:table-cell table:style-name="ce1" office:value-type="float" office:value="-44.721371" calcext:value-type="float">
            <text:p>-44,721371</text:p>
          </table:table-cell>
          <table:table-cell table:number-columns-repeated="62"/>
        </table:table-row>
        <table:table-row table:style-name="ro1">
          <table:table-cell table:style-name="ce1" office:value-type="float" office:value="1957.6842" calcext:value-type="float">
            <text:p>1957,6842</text:p>
          </table:table-cell>
          <table:table-cell table:style-name="ce1" office:value-type="float" office:value="-44.991923" calcext:value-type="float">
            <text:p>-44,991923</text:p>
          </table:table-cell>
          <table:table-cell table:number-columns-repeated="62"/>
        </table:table-row>
        <table:table-row table:style-name="ro1">
          <table:table-cell table:style-name="ce1" office:value-type="float" office:value="1957.5896" calcext:value-type="float">
            <text:p>1957,5896</text:p>
          </table:table-cell>
          <table:table-cell table:style-name="ce1" office:value-type="float" office:value="-45.073555" calcext:value-type="float">
            <text:p>-45,073555</text:p>
          </table:table-cell>
          <table:table-cell table:number-columns-repeated="62"/>
        </table:table-row>
        <table:table-row table:style-name="ro1">
          <table:table-cell table:style-name="ce1" office:value-type="float" office:value="1957.495" calcext:value-type="float">
            <text:p>1957,495</text:p>
          </table:table-cell>
          <table:table-cell table:style-name="ce1" office:value-type="float" office:value="-45.121404" calcext:value-type="float">
            <text:p>-45,121404</text:p>
          </table:table-cell>
          <table:table-cell table:number-columns-repeated="62"/>
        </table:table-row>
        <table:table-row table:style-name="ro1">
          <table:table-cell table:style-name="ce1" office:value-type="float" office:value="1957.4004" calcext:value-type="float">
            <text:p>1957,4004</text:p>
          </table:table-cell>
          <table:table-cell table:style-name="ce1" office:value-type="float" office:value="-44.864492" calcext:value-type="float">
            <text:p>-44,864492</text:p>
          </table:table-cell>
          <table:table-cell table:number-columns-repeated="62"/>
        </table:table-row>
        <table:table-row table:style-name="ro1">
          <table:table-cell table:style-name="ce1" office:value-type="float" office:value="1957.3058" calcext:value-type="float">
            <text:p>1957,3058</text:p>
          </table:table-cell>
          <table:table-cell table:style-name="ce1" office:value-type="float" office:value="-44.48401" calcext:value-type="float">
            <text:p>-44,48401</text:p>
          </table:table-cell>
          <table:table-cell table:number-columns-repeated="62"/>
        </table:table-row>
        <table:table-row table:style-name="ro1">
          <table:table-cell table:style-name="ce1" office:value-type="float" office:value="1957.2112" calcext:value-type="float">
            <text:p>1957,2112</text:p>
          </table:table-cell>
          <table:table-cell table:style-name="ce1" office:value-type="float" office:value="-43.845336" calcext:value-type="float">
            <text:p>-43,845336</text:p>
          </table:table-cell>
          <table:table-cell table:number-columns-repeated="62"/>
        </table:table-row>
        <table:table-row table:style-name="ro1">
          <table:table-cell table:style-name="ce1" office:value-type="float" office:value="1957.1166" calcext:value-type="float">
            <text:p>1957,1166</text:p>
          </table:table-cell>
          <table:table-cell table:style-name="ce1" office:value-type="float" office:value="-43.149856" calcext:value-type="float">
            <text:p>-43,149856</text:p>
          </table:table-cell>
          <table:table-cell table:number-columns-repeated="62"/>
        </table:table-row>
        <table:table-row table:style-name="ro1">
          <table:table-cell table:style-name="ce1" office:value-type="float" office:value="1957.01845" calcext:value-type="float">
            <text:p>1957,01845</text:p>
          </table:table-cell>
          <table:table-cell table:style-name="ce1" office:value-type="float" office:value="-42.411127" calcext:value-type="float">
            <text:p>-42,411127</text:p>
          </table:table-cell>
          <table:table-cell table:number-columns-repeated="62"/>
        </table:table-row>
        <table:table-row table:style-name="ro1">
          <table:table-cell table:style-name="ce1" office:value-type="float" office:value="1956.912" calcext:value-type="float">
            <text:p>1956,912</text:p>
          </table:table-cell>
          <table:table-cell table:style-name="ce1" office:value-type="float" office:value="-41.989168" calcext:value-type="float">
            <text:p>-41,989168</text:p>
          </table:table-cell>
          <table:table-cell table:number-columns-repeated="62"/>
        </table:table-row>
        <table:table-row table:style-name="ro1">
          <table:table-cell table:style-name="ce1" office:value-type="float" office:value="1956.79975" calcext:value-type="float">
            <text:p>1956,79975</text:p>
          </table:table-cell>
          <table:table-cell table:style-name="ce1" office:value-type="float" office:value="-41.985742" calcext:value-type="float">
            <text:p>-41,985742</text:p>
          </table:table-cell>
          <table:table-cell table:number-columns-repeated="62"/>
        </table:table-row>
        <table:table-row table:style-name="ro1">
          <table:table-cell table:style-name="ce1" office:value-type="float" office:value="1956.6865" calcext:value-type="float">
            <text:p>1956,6865</text:p>
          </table:table-cell>
          <table:table-cell table:style-name="ce1" office:value-type="float" office:value="-42.30187" calcext:value-type="float">
            <text:p>-42,30187</text:p>
          </table:table-cell>
          <table:table-cell table:number-columns-repeated="62"/>
        </table:table-row>
        <table:table-row table:style-name="ro1">
          <table:table-cell table:style-name="ce1" office:value-type="float" office:value="1956.5732" calcext:value-type="float">
            <text:p>1956,5732</text:p>
          </table:table-cell>
          <table:table-cell table:style-name="ce1" office:value-type="float" office:value="-42.677567" calcext:value-type="float">
            <text:p>-42,677567</text:p>
          </table:table-cell>
          <table:table-cell table:number-columns-repeated="62"/>
        </table:table-row>
        <table:table-row table:style-name="ro1">
          <table:table-cell table:style-name="ce1" office:value-type="float" office:value="1956.45985" calcext:value-type="float">
            <text:p>1956,45985</text:p>
          </table:table-cell>
          <table:table-cell table:style-name="ce1" office:value-type="float" office:value="-42.626079" calcext:value-type="float">
            <text:p>-42,626079</text:p>
          </table:table-cell>
          <table:table-cell table:number-columns-repeated="62"/>
        </table:table-row>
        <table:table-row table:style-name="ro1">
          <table:table-cell table:style-name="ce1" office:value-type="float" office:value="1956.3466" calcext:value-type="float">
            <text:p>1956,3466</text:p>
          </table:table-cell>
          <table:table-cell table:style-name="ce1" office:value-type="float" office:value="-42.132998" calcext:value-type="float">
            <text:p>-42,132998</text:p>
          </table:table-cell>
          <table:table-cell table:number-columns-repeated="62"/>
        </table:table-row>
        <table:table-row table:style-name="ro1">
          <table:table-cell table:style-name="ce1" office:value-type="float" office:value="1956.2333" calcext:value-type="float">
            <text:p>1956,2333</text:p>
          </table:table-cell>
          <table:table-cell table:style-name="ce1" office:value-type="float" office:value="-41.456285" calcext:value-type="float">
            <text:p>-41,456285</text:p>
          </table:table-cell>
          <table:table-cell table:number-columns-repeated="62"/>
        </table:table-row>
        <table:table-row table:style-name="ro1">
          <table:table-cell table:style-name="ce1" office:value-type="float" office:value="1956.12" calcext:value-type="float">
            <text:p>1956,12</text:p>
          </table:table-cell>
          <table:table-cell table:style-name="ce1" office:value-type="float" office:value="-40.806404" calcext:value-type="float">
            <text:p>-40,806404</text:p>
          </table:table-cell>
          <table:table-cell table:number-columns-repeated="62"/>
        </table:table-row>
        <table:table-row table:style-name="ro1">
          <table:table-cell table:style-name="ce1" office:value-type="float" office:value="1956.0087" calcext:value-type="float">
            <text:p>1956,0087</text:p>
          </table:table-cell>
          <table:table-cell table:style-name="ce1" office:value-type="float" office:value="-40.471369" calcext:value-type="float">
            <text:p>-40,471369</text:p>
          </table:table-cell>
          <table:table-cell table:number-columns-repeated="62"/>
        </table:table-row>
        <table:table-row table:style-name="ro1">
          <table:table-cell table:style-name="ce1" office:value-type="float" office:value="1955.9019" calcext:value-type="float">
            <text:p>1955,9019</text:p>
          </table:table-cell>
          <table:table-cell table:style-name="ce1" office:value-type="float" office:value="-40.4963" calcext:value-type="float">
            <text:p>-40,4963</text:p>
          </table:table-cell>
          <table:table-cell table:number-columns-repeated="62"/>
        </table:table-row>
        <table:table-row table:style-name="ro1">
          <table:table-cell table:style-name="ce1" office:value-type="float" office:value="1955.79765" calcext:value-type="float">
            <text:p>1955,79765</text:p>
          </table:table-cell>
          <table:table-cell table:style-name="ce1" office:value-type="float" office:value="-41.026162" calcext:value-type="float">
            <text:p>-41,026162</text:p>
          </table:table-cell>
          <table:table-cell table:number-columns-repeated="62"/>
        </table:table-row>
        <table:table-row table:style-name="ro1">
          <table:table-cell table:style-name="ce1" office:value-type="float" office:value="1955.6934" calcext:value-type="float">
            <text:p>1955,6934</text:p>
          </table:table-cell>
          <table:table-cell table:style-name="ce1" office:value-type="float" office:value="-41.96783" calcext:value-type="float">
            <text:p>-41,96783</text:p>
          </table:table-cell>
          <table:table-cell table:number-columns-repeated="62"/>
        </table:table-row>
        <table:table-row table:style-name="ro1">
          <table:table-cell table:style-name="ce1" office:value-type="float" office:value="1955.5892" calcext:value-type="float">
            <text:p>1955,5892</text:p>
          </table:table-cell>
          <table:table-cell table:style-name="ce1" office:value-type="float" office:value="-42.97569" calcext:value-type="float">
            <text:p>-42,97569</text:p>
          </table:table-cell>
          <table:table-cell table:number-columns-repeated="62"/>
        </table:table-row>
        <table:table-row table:style-name="ro1">
          <table:table-cell table:style-name="ce1" office:value-type="float" office:value="1955.48495" calcext:value-type="float">
            <text:p>1955,48495</text:p>
          </table:table-cell>
          <table:table-cell table:style-name="ce1" office:value-type="float" office:value="-43.732929" calcext:value-type="float">
            <text:p>-43,732929</text:p>
          </table:table-cell>
          <table:table-cell table:number-columns-repeated="62"/>
        </table:table-row>
        <table:table-row table:style-name="ro1">
          <table:table-cell table:style-name="ce1" office:value-type="float" office:value="1955.3807" calcext:value-type="float">
            <text:p>1955,3807</text:p>
          </table:table-cell>
          <table:table-cell table:style-name="ce1" office:value-type="float" office:value="-44.201146" calcext:value-type="float">
            <text:p>-44,201146</text:p>
          </table:table-cell>
          <table:table-cell table:number-columns-repeated="62"/>
        </table:table-row>
        <table:table-row table:style-name="ro1">
          <table:table-cell table:style-name="ce1" office:value-type="float" office:value="1955.27645" calcext:value-type="float">
            <text:p>1955,27645</text:p>
          </table:table-cell>
          <table:table-cell table:style-name="ce1" office:value-type="float" office:value="-44.449085" calcext:value-type="float">
            <text:p>-44,449085</text:p>
          </table:table-cell>
          <table:table-cell table:number-columns-repeated="62"/>
        </table:table-row>
        <table:table-row table:style-name="ro1">
          <table:table-cell table:style-name="ce1" office:value-type="float" office:value="1955.1722" calcext:value-type="float">
            <text:p>1955,1722</text:p>
          </table:table-cell>
          <table:table-cell table:style-name="ce1" office:value-type="float" office:value="-44.571541" calcext:value-type="float">
            <text:p>-44,571541</text:p>
          </table:table-cell>
          <table:table-cell table:number-columns-repeated="62"/>
        </table:table-row>
        <table:table-row table:style-name="ro1">
          <table:table-cell table:style-name="ce1" office:value-type="float" office:value="1955.0658" calcext:value-type="float">
            <text:p>1955,0658</text:p>
          </table:table-cell>
          <table:table-cell table:style-name="ce1" office:value-type="float" office:value="-44.51442" calcext:value-type="float">
            <text:p>-44,51442</text:p>
          </table:table-cell>
          <table:table-cell table:number-columns-repeated="62"/>
        </table:table-row>
        <table:table-row table:style-name="ro1">
          <table:table-cell table:style-name="ce1" office:value-type="float" office:value="1954.95055" calcext:value-type="float">
            <text:p>1954,95055</text:p>
          </table:table-cell>
          <table:table-cell table:style-name="ce1" office:value-type="float" office:value="-44.381407" calcext:value-type="float">
            <text:p>-44,381407</text:p>
          </table:table-cell>
          <table:table-cell table:number-columns-repeated="62"/>
        </table:table-row>
        <table:table-row table:style-name="ro1">
          <table:table-cell table:style-name="ce1" office:value-type="float" office:value="1954.8244" calcext:value-type="float">
            <text:p>1954,8244</text:p>
          </table:table-cell>
          <table:table-cell table:style-name="ce1" office:value-type="float" office:value="-44.40195" calcext:value-type="float">
            <text:p>-44,40195</text:p>
          </table:table-cell>
          <table:table-cell table:number-columns-repeated="62"/>
        </table:table-row>
        <table:table-row table:style-name="ro1">
          <table:table-cell table:style-name="ce1" office:value-type="float" office:value="1954.6941" calcext:value-type="float">
            <text:p>1954,6941</text:p>
          </table:table-cell>
          <table:table-cell table:style-name="ce1" office:value-type="float" office:value="-44.465645" calcext:value-type="float">
            <text:p>-44,465645</text:p>
          </table:table-cell>
          <table:table-cell table:number-columns-repeated="62"/>
        </table:table-row>
        <table:table-row table:style-name="ro1">
          <table:table-cell table:style-name="ce1" office:value-type="float" office:value="1954.5638" calcext:value-type="float">
            <text:p>1954,5638</text:p>
          </table:table-cell>
          <table:table-cell table:style-name="ce1" office:value-type="float" office:value="-44.802901" calcext:value-type="float">
            <text:p>-44,802901</text:p>
          </table:table-cell>
          <table:table-cell table:number-columns-repeated="62"/>
        </table:table-row>
        <table:table-row table:style-name="ro1">
          <table:table-cell table:style-name="ce1" office:value-type="float" office:value="1954.43345" calcext:value-type="float">
            <text:p>1954,43345</text:p>
          </table:table-cell>
          <table:table-cell table:style-name="ce1" office:value-type="float" office:value="-45.110345" calcext:value-type="float">
            <text:p>-45,110345</text:p>
          </table:table-cell>
          <table:table-cell table:number-columns-repeated="62"/>
        </table:table-row>
        <table:table-row table:style-name="ro1">
          <table:table-cell table:style-name="ce1" office:value-type="float" office:value="1954.3032" calcext:value-type="float">
            <text:p>1954,3032</text:p>
          </table:table-cell>
          <table:table-cell table:style-name="ce1" office:value-type="float" office:value="-45.187332" calcext:value-type="float">
            <text:p>-45,187332</text:p>
          </table:table-cell>
          <table:table-cell table:number-columns-repeated="62"/>
        </table:table-row>
        <table:table-row table:style-name="ro1">
          <table:table-cell table:style-name="ce1" office:value-type="float" office:value="1954.17295" calcext:value-type="float">
            <text:p>1954,17295</text:p>
          </table:table-cell>
          <table:table-cell table:style-name="ce1" office:value-type="float" office:value="-45.140426" calcext:value-type="float">
            <text:p>-45,140426</text:p>
          </table:table-cell>
          <table:table-cell table:number-columns-repeated="62"/>
        </table:table-row>
        <table:table-row table:style-name="ro1">
          <table:table-cell table:style-name="ce1" office:value-type="float" office:value="1954.04025" calcext:value-type="float">
            <text:p>1954,04025</text:p>
          </table:table-cell>
          <table:table-cell table:style-name="ce1" office:value-type="float" office:value="-45.004223" calcext:value-type="float">
            <text:p>-45,004223</text:p>
          </table:table-cell>
          <table:table-cell table:number-columns-repeated="62"/>
        </table:table-row>
        <table:table-row table:style-name="ro1">
          <table:table-cell table:style-name="ce1" office:value-type="float" office:value="1953.90145" calcext:value-type="float">
            <text:p>1953,90145</text:p>
          </table:table-cell>
          <table:table-cell table:style-name="ce1" office:value-type="float" office:value="-44.958132" calcext:value-type="float">
            <text:p>-44,958132</text:p>
          </table:table-cell>
          <table:table-cell table:number-columns-repeated="62"/>
        </table:table-row>
        <table:table-row table:style-name="ro1">
          <table:table-cell table:style-name="ce1" office:value-type="float" office:value="1953.7578" calcext:value-type="float">
            <text:p>1953,7578</text:p>
          </table:table-cell>
          <table:table-cell table:style-name="ce1" office:value-type="float" office:value="-45.153919" calcext:value-type="float">
            <text:p>-45,153919</text:p>
          </table:table-cell>
          <table:table-cell table:number-columns-repeated="62"/>
        </table:table-row>
        <table:table-row table:style-name="ro1">
          <table:table-cell table:style-name="ce1" office:value-type="float" office:value="1953.59765" calcext:value-type="float">
            <text:p>1953,59765</text:p>
          </table:table-cell>
          <table:table-cell table:style-name="ce1" office:value-type="float" office:value="-45.633827" calcext:value-type="float">
            <text:p>-45,633827</text:p>
          </table:table-cell>
          <table:table-cell table:number-columns-repeated="62"/>
        </table:table-row>
        <table:table-row table:style-name="ro1">
          <table:table-cell table:style-name="ce1" office:value-type="float" office:value="1953.4372" calcext:value-type="float">
            <text:p>1953,4372</text:p>
          </table:table-cell>
          <table:table-cell table:style-name="ce1" office:value-type="float" office:value="-46.53706" calcext:value-type="float">
            <text:p>-46,53706</text:p>
          </table:table-cell>
          <table:table-cell table:number-columns-repeated="62"/>
        </table:table-row>
        <table:table-row table:style-name="ro1">
          <table:table-cell table:style-name="ce1" office:value-type="float" office:value="1953.29175" calcext:value-type="float">
            <text:p>1953,29175</text:p>
          </table:table-cell>
          <table:table-cell table:style-name="ce1" office:value-type="float" office:value="-46.828704" calcext:value-type="float">
            <text:p>-46,828704</text:p>
          </table:table-cell>
          <table:table-cell table:number-columns-repeated="62"/>
        </table:table-row>
        <table:table-row table:style-name="ro1">
          <table:table-cell table:style-name="ce1" office:value-type="float" office:value="1953.147" calcext:value-type="float">
            <text:p>1953,147</text:p>
          </table:table-cell>
          <table:table-cell table:style-name="ce1" office:value-type="float" office:value="-46.920611" calcext:value-type="float">
            <text:p>-46,920611</text:p>
          </table:table-cell>
          <table:table-cell table:number-columns-repeated="62"/>
        </table:table-row>
        <table:table-row table:style-name="ro1">
          <table:table-cell table:style-name="ce1" office:value-type="float" office:value="1953.00515" calcext:value-type="float">
            <text:p>1953,00515</text:p>
          </table:table-cell>
          <table:table-cell table:style-name="ce1" office:value-type="float" office:value="-46.572774" calcext:value-type="float">
            <text:p>-46,572774</text:p>
          </table:table-cell>
          <table:table-cell table:number-columns-repeated="62"/>
        </table:table-row>
        <table:table-row table:style-name="ro1">
          <table:table-cell table:style-name="ce1" office:value-type="float" office:value="1952.86985" calcext:value-type="float">
            <text:p>1952,86985</text:p>
          </table:table-cell>
          <table:table-cell table:style-name="ce1" office:value-type="float" office:value="-45.943597" calcext:value-type="float">
            <text:p>-45,943597</text:p>
          </table:table-cell>
          <table:table-cell table:number-columns-repeated="62"/>
        </table:table-row>
        <table:table-row table:style-name="ro1">
          <table:table-cell table:style-name="ce1" office:value-type="float" office:value="1952.7389" calcext:value-type="float">
            <text:p>1952,7389</text:p>
          </table:table-cell>
          <table:table-cell table:style-name="ce1" office:value-type="float" office:value="-45.213567" calcext:value-type="float">
            <text:p>-45,213567</text:p>
          </table:table-cell>
          <table:table-cell table:number-columns-repeated="62"/>
        </table:table-row>
        <table:table-row table:style-name="ro1">
          <table:table-cell table:style-name="ce1" office:value-type="float" office:value="1952.60795" calcext:value-type="float">
            <text:p>1952,60795</text:p>
          </table:table-cell>
          <table:table-cell table:style-name="ce1" office:value-type="float" office:value="-44.699494" calcext:value-type="float">
            <text:p>-44,699494</text:p>
          </table:table-cell>
          <table:table-cell table:number-columns-repeated="62"/>
        </table:table-row>
        <table:table-row table:style-name="ro1">
          <table:table-cell table:style-name="ce1" office:value-type="float" office:value="1952.47705" calcext:value-type="float">
            <text:p>1952,47705</text:p>
          </table:table-cell>
          <table:table-cell table:style-name="ce1" office:value-type="float" office:value="-44.190172" calcext:value-type="float">
            <text:p>-44,190172</text:p>
          </table:table-cell>
          <table:table-cell table:number-columns-repeated="62"/>
        </table:table-row>
        <table:table-row table:style-name="ro1">
          <table:table-cell table:style-name="ce1" office:value-type="float" office:value="1952.34615" calcext:value-type="float">
            <text:p>1952,34615</text:p>
          </table:table-cell>
          <table:table-cell table:style-name="ce1" office:value-type="float" office:value="-43.383189" calcext:value-type="float">
            <text:p>-43,383189</text:p>
          </table:table-cell>
          <table:table-cell table:number-columns-repeated="62"/>
        </table:table-row>
        <table:table-row table:style-name="ro1">
          <table:table-cell table:style-name="ce1" office:value-type="float" office:value="1952.21525" calcext:value-type="float">
            <text:p>1952,21525</text:p>
          </table:table-cell>
          <table:table-cell table:style-name="ce1" office:value-type="float" office:value="-41.60501" calcext:value-type="float">
            <text:p>-41,60501</text:p>
          </table:table-cell>
          <table:table-cell table:number-columns-repeated="62"/>
        </table:table-row>
        <table:table-row table:style-name="ro1">
          <table:table-cell table:style-name="ce1" office:value-type="float" office:value="1952.08435" calcext:value-type="float">
            <text:p>1952,08435</text:p>
          </table:table-cell>
          <table:table-cell table:style-name="ce1" office:value-type="float" office:value="-40.232908" calcext:value-type="float">
            <text:p>-40,232908</text:p>
          </table:table-cell>
          <table:table-cell table:number-columns-repeated="62"/>
        </table:table-row>
        <table:table-row table:style-name="ro1">
          <table:table-cell table:style-name="ce1" office:value-type="float" office:value="1951.95345" calcext:value-type="float">
            <text:p>1951,95345</text:p>
          </table:table-cell>
          <table:table-cell table:style-name="ce1" office:value-type="float" office:value="-39.325638" calcext:value-type="float">
            <text:p>-39,325638</text:p>
          </table:table-cell>
          <table:table-cell table:number-columns-repeated="62"/>
        </table:table-row>
        <table:table-row table:style-name="ro1">
          <table:table-cell table:style-name="ce1" office:value-type="float" office:value="1951.82255" calcext:value-type="float">
            <text:p>1951,82255</text:p>
          </table:table-cell>
          <table:table-cell table:style-name="ce1" office:value-type="float" office:value="-38.642211" calcext:value-type="float">
            <text:p>-38,642211</text:p>
          </table:table-cell>
          <table:table-cell table:number-columns-repeated="62"/>
        </table:table-row>
        <table:table-row table:style-name="ro1">
          <table:table-cell table:style-name="ce1" office:value-type="float" office:value="1951.69165" calcext:value-type="float">
            <text:p>1951,69165</text:p>
          </table:table-cell>
          <table:table-cell table:style-name="ce1" office:value-type="float" office:value="-38.353113" calcext:value-type="float">
            <text:p>-38,353113</text:p>
          </table:table-cell>
          <table:table-cell table:number-columns-repeated="62"/>
        </table:table-row>
        <table:table-row table:style-name="ro1">
          <table:table-cell table:style-name="ce1" office:value-type="float" office:value="1951.5607" calcext:value-type="float">
            <text:p>1951,5607</text:p>
          </table:table-cell>
          <table:table-cell table:style-name="ce1" office:value-type="float" office:value="-38.355817" calcext:value-type="float">
            <text:p>-38,355817</text:p>
          </table:table-cell>
          <table:table-cell table:number-columns-repeated="62"/>
        </table:table-row>
        <table:table-row table:style-name="ro1">
          <table:table-cell table:style-name="ce1" office:value-type="float" office:value="1951.4298" calcext:value-type="float">
            <text:p>1951,4298</text:p>
          </table:table-cell>
          <table:table-cell table:style-name="ce1" office:value-type="float" office:value="-38.64648" calcext:value-type="float">
            <text:p>-38,64648</text:p>
          </table:table-cell>
          <table:table-cell table:number-columns-repeated="62"/>
        </table:table-row>
        <table:table-row table:style-name="ro1">
          <table:table-cell table:style-name="ce1" office:value-type="float" office:value="1951.2989" calcext:value-type="float">
            <text:p>1951,2989</text:p>
          </table:table-cell>
          <table:table-cell table:style-name="ce1" office:value-type="float" office:value="-39.19246" calcext:value-type="float">
            <text:p>-39,19246</text:p>
          </table:table-cell>
          <table:table-cell table:number-columns-repeated="62"/>
        </table:table-row>
        <table:table-row table:style-name="ro1">
          <table:table-cell table:style-name="ce1" office:value-type="float" office:value="1951.16795" calcext:value-type="float">
            <text:p>1951,16795</text:p>
          </table:table-cell>
          <table:table-cell table:style-name="ce1" office:value-type="float" office:value="-39.847827" calcext:value-type="float">
            <text:p>-39,847827</text:p>
          </table:table-cell>
          <table:table-cell table:number-columns-repeated="62"/>
        </table:table-row>
        <table:table-row table:style-name="ro1">
          <table:table-cell table:style-name="ce1" office:value-type="float" office:value="1951.04525" calcext:value-type="float">
            <text:p>1951,04525</text:p>
          </table:table-cell>
          <table:table-cell table:style-name="ce1" office:value-type="float" office:value="-40.766187" calcext:value-type="float">
            <text:p>-40,766187</text:p>
          </table:table-cell>
          <table:table-cell table:number-columns-repeated="62"/>
        </table:table-row>
        <table:table-row table:style-name="ro1">
          <table:table-cell table:style-name="ce1" office:value-type="float" office:value="1950.9485" calcext:value-type="float">
            <text:p>1950,9485</text:p>
          </table:table-cell>
          <table:table-cell table:style-name="ce1" office:value-type="float" office:value="-41.554371" calcext:value-type="float">
            <text:p>-41,554371</text:p>
          </table:table-cell>
          <table:table-cell table:number-columns-repeated="62"/>
        </table:table-row>
        <table:table-row table:style-name="ro1">
          <table:table-cell table:style-name="ce1" office:value-type="float" office:value="1950.8716" calcext:value-type="float">
            <text:p>1950,8716</text:p>
          </table:table-cell>
          <table:table-cell table:style-name="ce1" office:value-type="float" office:value="-42.118305" calcext:value-type="float">
            <text:p>-42,118305</text:p>
          </table:table-cell>
          <table:table-cell table:number-columns-repeated="62"/>
        </table:table-row>
        <table:table-row table:style-name="ro1">
          <table:table-cell table:style-name="ce1" office:value-type="float" office:value="1950.79675" calcext:value-type="float">
            <text:p>1950,79675</text:p>
          </table:table-cell>
          <table:table-cell table:style-name="ce1" office:value-type="float" office:value="-42.436413" calcext:value-type="float">
            <text:p>-42,436413</text:p>
          </table:table-cell>
          <table:table-cell table:number-columns-repeated="62"/>
        </table:table-row>
        <table:table-row table:style-name="ro1">
          <table:table-cell table:style-name="ce1" office:value-type="float" office:value="1950.7219" calcext:value-type="float">
            <text:p>1950,7219</text:p>
          </table:table-cell>
          <table:table-cell table:style-name="ce1" office:value-type="float" office:value="-43.264241" calcext:value-type="float">
            <text:p>-43,264241</text:p>
          </table:table-cell>
          <table:table-cell table:number-columns-repeated="62"/>
        </table:table-row>
        <table:table-row table:style-name="ro1">
          <table:table-cell table:style-name="ce1" office:value-type="float" office:value="1950.64715" calcext:value-type="float">
            <text:p>1950,64715</text:p>
          </table:table-cell>
          <table:table-cell table:style-name="ce1" office:value-type="float" office:value="-44.125612" calcext:value-type="float">
            <text:p>-44,125612</text:p>
          </table:table-cell>
          <table:table-cell table:number-columns-repeated="62"/>
        </table:table-row>
        <table:table-row table:style-name="ro1">
          <table:table-cell table:style-name="ce1" office:value-type="float" office:value="1950.5724" calcext:value-type="float">
            <text:p>1950,5724</text:p>
          </table:table-cell>
          <table:table-cell table:style-name="ce1" office:value-type="float" office:value="-44.729638" calcext:value-type="float">
            <text:p>-44,729638</text:p>
          </table:table-cell>
          <table:table-cell table:number-columns-repeated="62"/>
        </table:table-row>
        <table:table-row table:style-name="ro1">
          <table:table-cell table:style-name="ce1" office:value-type="float" office:value="1950.49755" calcext:value-type="float">
            <text:p>1950,49755</text:p>
          </table:table-cell>
          <table:table-cell table:style-name="ce1" office:value-type="float" office:value="-45.254885" calcext:value-type="float">
            <text:p>-45,254885</text:p>
          </table:table-cell>
          <table:table-cell table:number-columns-repeated="62"/>
        </table:table-row>
        <table:table-row table:style-name="ro1">
          <table:table-cell table:style-name="ce1" office:value-type="float" office:value="1950.4227" calcext:value-type="float">
            <text:p>1950,4227</text:p>
          </table:table-cell>
          <table:table-cell table:style-name="ce1" office:value-type="float" office:value="-45.565032" calcext:value-type="float">
            <text:p>-45,565032</text:p>
          </table:table-cell>
          <table:table-cell table:number-columns-repeated="62"/>
        </table:table-row>
        <table:table-row table:style-name="ro1">
          <table:table-cell table:style-name="ce1" office:value-type="float" office:value="1950.3479" calcext:value-type="float">
            <text:p>1950,3479</text:p>
          </table:table-cell>
          <table:table-cell table:style-name="ce1" office:value-type="float" office:value="-45.756216" calcext:value-type="float">
            <text:p>-45,756216</text:p>
          </table:table-cell>
          <table:table-cell table:number-columns-repeated="62"/>
        </table:table-row>
        <table:table-row table:style-name="ro1">
          <table:table-cell table:style-name="ce1" office:value-type="float" office:value="1950.2731" calcext:value-type="float">
            <text:p>1950,2731</text:p>
          </table:table-cell>
          <table:table-cell table:style-name="ce1" office:value-type="float" office:value="-45.545919" calcext:value-type="float">
            <text:p>-45,545919</text:p>
          </table:table-cell>
          <table:table-cell table:number-columns-repeated="62"/>
        </table:table-row>
        <table:table-row table:style-name="ro1">
          <table:table-cell table:style-name="ce1" office:value-type="float" office:value="1950.1983" calcext:value-type="float">
            <text:p>1950,1983</text:p>
          </table:table-cell>
          <table:table-cell table:style-name="ce1" office:value-type="float" office:value="-44.809321" calcext:value-type="float">
            <text:p>-44,809321</text:p>
          </table:table-cell>
          <table:table-cell table:number-columns-repeated="62"/>
        </table:table-row>
        <table:table-row table:style-name="ro1">
          <table:table-cell table:style-name="ce1" office:value-type="float" office:value="1950.1235" calcext:value-type="float">
            <text:p>1950,1235</text:p>
          </table:table-cell>
          <table:table-cell table:style-name="ce1" office:value-type="float" office:value="-43.736774" calcext:value-type="float">
            <text:p>-43,736774</text:p>
          </table:table-cell>
          <table:table-cell table:number-columns-repeated="62"/>
        </table:table-row>
        <table:table-row table:style-name="ro1">
          <table:table-cell table:style-name="ce1" office:value-type="float" office:value="1950.04455" calcext:value-type="float">
            <text:p>1950,04455</text:p>
          </table:table-cell>
          <table:table-cell table:style-name="ce1" office:value-type="float" office:value="-42.361774" calcext:value-type="float">
            <text:p>-42,361774</text:p>
          </table:table-cell>
          <table:table-cell table:number-columns-repeated="62"/>
        </table:table-row>
        <table:table-row table:style-name="ro1">
          <table:table-cell table:style-name="ce1" office:value-type="float" office:value="1949.94815" calcext:value-type="float">
            <text:p>1949,94815</text:p>
          </table:table-cell>
          <table:table-cell table:style-name="ce1" office:value-type="float" office:value="-40.991637" calcext:value-type="float">
            <text:p>-40,991637</text:p>
          </table:table-cell>
          <table:table-cell table:number-columns-repeated="62"/>
        </table:table-row>
        <table:table-row table:style-name="ro1">
          <table:table-cell table:style-name="ce1" office:value-type="float" office:value="1949.83045" calcext:value-type="float">
            <text:p>1949,83045</text:p>
          </table:table-cell>
          <table:table-cell table:style-name="ce1" office:value-type="float" office:value="-39.906456" calcext:value-type="float">
            <text:p>-39,906456</text:p>
          </table:table-cell>
          <table:table-cell table:number-columns-repeated="62"/>
        </table:table-row>
        <table:table-row table:style-name="ro1">
          <table:table-cell table:style-name="ce1" office:value-type="float" office:value="1949.70475" calcext:value-type="float">
            <text:p>1949,70475</text:p>
          </table:table-cell>
          <table:table-cell table:style-name="ce1" office:value-type="float" office:value="-39.339626" calcext:value-type="float">
            <text:p>-39,339626</text:p>
          </table:table-cell>
          <table:table-cell table:number-columns-repeated="62"/>
        </table:table-row>
        <table:table-row table:style-name="ro1">
          <table:table-cell table:style-name="ce1" office:value-type="float" office:value="1949.579" calcext:value-type="float">
            <text:p>1949,579</text:p>
          </table:table-cell>
          <table:table-cell table:style-name="ce1" office:value-type="float" office:value="-39.191304" calcext:value-type="float">
            <text:p>-39,191304</text:p>
          </table:table-cell>
          <table:table-cell table:number-columns-repeated="62"/>
        </table:table-row>
        <table:table-row table:style-name="ro1">
          <table:table-cell table:style-name="ce1" office:value-type="float" office:value="1949.4533" calcext:value-type="float">
            <text:p>1949,4533</text:p>
          </table:table-cell>
          <table:table-cell table:style-name="ce1" office:value-type="float" office:value="-39.452849" calcext:value-type="float">
            <text:p>-39,452849</text:p>
          </table:table-cell>
          <table:table-cell table:number-columns-repeated="62"/>
        </table:table-row>
        <table:table-row table:style-name="ro1">
          <table:table-cell table:style-name="ce1" office:value-type="float" office:value="1949.32765" calcext:value-type="float">
            <text:p>1949,32765</text:p>
          </table:table-cell>
          <table:table-cell table:style-name="ce1" office:value-type="float" office:value="-39.81514" calcext:value-type="float">
            <text:p>-39,81514</text:p>
          </table:table-cell>
          <table:table-cell table:number-columns-repeated="62"/>
        </table:table-row>
        <table:table-row table:style-name="ro1">
          <table:table-cell table:style-name="ce1" office:value-type="float" office:value="1949.20195" calcext:value-type="float">
            <text:p>1949,20195</text:p>
          </table:table-cell>
          <table:table-cell table:style-name="ce1" office:value-type="float" office:value="-40.226334" calcext:value-type="float">
            <text:p>-40,226334</text:p>
          </table:table-cell>
          <table:table-cell table:number-columns-repeated="62"/>
        </table:table-row>
        <table:table-row table:style-name="ro1">
          <table:table-cell table:style-name="ce1" office:value-type="float" office:value="1949.07565" calcext:value-type="float">
            <text:p>1949,07565</text:p>
          </table:table-cell>
          <table:table-cell table:style-name="ce1" office:value-type="float" office:value="-40.408239" calcext:value-type="float">
            <text:p>-40,408239</text:p>
          </table:table-cell>
          <table:table-cell table:number-columns-repeated="62"/>
        </table:table-row>
        <table:table-row table:style-name="ro1">
          <table:table-cell table:style-name="ce1" office:value-type="float" office:value="1948.945" calcext:value-type="float">
            <text:p>1948,945</text:p>
          </table:table-cell>
          <table:table-cell table:style-name="ce1" office:value-type="float" office:value="-40.068551" calcext:value-type="float">
            <text:p>-40,068551</text:p>
          </table:table-cell>
          <table:table-cell table:number-columns-repeated="62"/>
        </table:table-row>
        <table:table-row table:style-name="ro1">
          <table:table-cell table:style-name="ce1" office:value-type="float" office:value="1948.8096" calcext:value-type="float">
            <text:p>1948,8096</text:p>
          </table:table-cell>
          <table:table-cell table:style-name="ce1" office:value-type="float" office:value="-39.190253" calcext:value-type="float">
            <text:p>-39,190253</text:p>
          </table:table-cell>
          <table:table-cell table:number-columns-repeated="62"/>
        </table:table-row>
        <table:table-row table:style-name="ro1">
          <table:table-cell table:style-name="ce1" office:value-type="float" office:value="1948.6731" calcext:value-type="float">
            <text:p>1948,6731</text:p>
          </table:table-cell>
          <table:table-cell table:style-name="ce1" office:value-type="float" office:value="-38.315671" calcext:value-type="float">
            <text:p>-38,315671</text:p>
          </table:table-cell>
          <table:table-cell table:number-columns-repeated="62"/>
        </table:table-row>
        <table:table-row table:style-name="ro1">
          <table:table-cell table:style-name="ce1" office:value-type="float" office:value="1948.5365" calcext:value-type="float">
            <text:p>1948,5365</text:p>
          </table:table-cell>
          <table:table-cell table:style-name="ce1" office:value-type="float" office:value="-37.57167" calcext:value-type="float">
            <text:p>-37,57167</text:p>
          </table:table-cell>
          <table:table-cell table:number-columns-repeated="62"/>
        </table:table-row>
        <table:table-row table:style-name="ro1">
          <table:table-cell table:style-name="ce1" office:value-type="float" office:value="1948.39995" calcext:value-type="float">
            <text:p>1948,39995</text:p>
          </table:table-cell>
          <table:table-cell table:style-name="ce1" office:value-type="float" office:value="-37.014814" calcext:value-type="float">
            <text:p>-37,014814</text:p>
          </table:table-cell>
          <table:table-cell table:number-columns-repeated="62"/>
        </table:table-row>
        <table:table-row table:style-name="ro1">
          <table:table-cell table:style-name="ce1" office:value-type="float" office:value="1948.25755" calcext:value-type="float">
            <text:p>1948,25755</text:p>
          </table:table-cell>
          <table:table-cell table:style-name="ce1" office:value-type="float" office:value="-37.134699" calcext:value-type="float">
            <text:p>-37,134699</text:p>
          </table:table-cell>
          <table:table-cell table:number-columns-repeated="62"/>
        </table:table-row>
        <table:table-row table:style-name="ro1">
          <table:table-cell table:style-name="ce1" office:value-type="float" office:value="1948.1147" calcext:value-type="float">
            <text:p>1948,1147</text:p>
          </table:table-cell>
          <table:table-cell table:style-name="ce1" office:value-type="float" office:value="-38.277878" calcext:value-type="float">
            <text:p>-38,277878</text:p>
          </table:table-cell>
          <table:table-cell table:number-columns-repeated="62"/>
        </table:table-row>
        <table:table-row table:style-name="ro1">
          <table:table-cell table:style-name="ce1" office:value-type="float" office:value="1947.98685" calcext:value-type="float">
            <text:p>1947,98685</text:p>
          </table:table-cell>
          <table:table-cell table:style-name="ce1" office:value-type="float" office:value="-39.349961" calcext:value-type="float">
            <text:p>-39,349961</text:p>
          </table:table-cell>
          <table:table-cell table:number-columns-repeated="62"/>
        </table:table-row>
        <table:table-row table:style-name="ro1">
          <table:table-cell table:style-name="ce1" office:value-type="float" office:value="1947.87245" calcext:value-type="float">
            <text:p>1947,87245</text:p>
          </table:table-cell>
          <table:table-cell table:style-name="ce1" office:value-type="float" office:value="-40.775264" calcext:value-type="float">
            <text:p>-40,775264</text:p>
          </table:table-cell>
          <table:table-cell table:number-columns-repeated="62"/>
        </table:table-row>
        <table:table-row table:style-name="ro1">
          <table:table-cell table:style-name="ce1" office:value-type="float" office:value="1947.7623" calcext:value-type="float">
            <text:p>1947,7623</text:p>
          </table:table-cell>
          <table:table-cell table:style-name="ce1" office:value-type="float" office:value="-42.253918" calcext:value-type="float">
            <text:p>-42,253918</text:p>
          </table:table-cell>
          <table:table-cell table:number-columns-repeated="62"/>
        </table:table-row>
        <table:table-row table:style-name="ro1">
          <table:table-cell table:style-name="ce1" office:value-type="float" office:value="1947.6525" calcext:value-type="float">
            <text:p>1947,6525</text:p>
          </table:table-cell>
          <table:table-cell table:style-name="ce1" office:value-type="float" office:value="-43.531211" calcext:value-type="float">
            <text:p>-43,531211</text:p>
          </table:table-cell>
          <table:table-cell table:number-columns-repeated="62"/>
        </table:table-row>
        <table:table-row table:style-name="ro1">
          <table:table-cell table:style-name="ce1" office:value-type="float" office:value="1947.5427" calcext:value-type="float">
            <text:p>1947,5427</text:p>
          </table:table-cell>
          <table:table-cell table:style-name="ce1" office:value-type="float" office:value="-44.333256" calcext:value-type="float">
            <text:p>-44,333256</text:p>
          </table:table-cell>
          <table:table-cell table:number-columns-repeated="62"/>
        </table:table-row>
        <table:table-row table:style-name="ro1">
          <table:table-cell table:style-name="ce1" office:value-type="float" office:value="1947.4329" calcext:value-type="float">
            <text:p>1947,4329</text:p>
          </table:table-cell>
          <table:table-cell table:style-name="ce1" office:value-type="float" office:value="-44.377816" calcext:value-type="float">
            <text:p>-44,377816</text:p>
          </table:table-cell>
          <table:table-cell table:number-columns-repeated="62"/>
        </table:table-row>
        <table:table-row table:style-name="ro1">
          <table:table-cell table:style-name="ce1" office:value-type="float" office:value="1947.32315" calcext:value-type="float">
            <text:p>1947,32315</text:p>
          </table:table-cell>
          <table:table-cell table:style-name="ce1" office:value-type="float" office:value="-43.940409" calcext:value-type="float">
            <text:p>-43,940409</text:p>
          </table:table-cell>
          <table:table-cell table:number-columns-repeated="62"/>
        </table:table-row>
        <table:table-row table:style-name="ro1">
          <table:table-cell table:style-name="ce1" office:value-type="float" office:value="1947.2134" calcext:value-type="float">
            <text:p>1947,2134</text:p>
          </table:table-cell>
          <table:table-cell table:style-name="ce1" office:value-type="float" office:value="-43.003756" calcext:value-type="float">
            <text:p>-43,003756</text:p>
          </table:table-cell>
          <table:table-cell table:number-columns-repeated="62"/>
        </table:table-row>
        <table:table-row table:style-name="ro1">
          <table:table-cell table:style-name="ce1" office:value-type="float" office:value="1947.1042" calcext:value-type="float">
            <text:p>1947,1042</text:p>
          </table:table-cell>
          <table:table-cell table:style-name="ce1" office:value-type="float" office:value="-42.678559" calcext:value-type="float">
            <text:p>-42,678559</text:p>
          </table:table-cell>
          <table:table-cell table:number-columns-repeated="62"/>
        </table:table-row>
        <table:table-row table:style-name="ro1">
          <table:table-cell table:style-name="ce1" office:value-type="float" office:value="1947.00205" calcext:value-type="float">
            <text:p>1947,00205</text:p>
          </table:table-cell>
          <table:table-cell table:style-name="ce1" office:value-type="float" office:value="-43.058898" calcext:value-type="float">
            <text:p>-43,058898</text:p>
          </table:table-cell>
          <table:table-cell table:number-columns-repeated="62"/>
        </table:table-row>
        <table:table-row table:style-name="ro1">
          <table:table-cell table:style-name="ce1" office:value-type="float" office:value="1946.91305" calcext:value-type="float">
            <text:p>1946,91305</text:p>
          </table:table-cell>
          <table:table-cell table:style-name="ce1" office:value-type="float" office:value="-44.090052" calcext:value-type="float">
            <text:p>-44,090052</text:p>
          </table:table-cell>
          <table:table-cell table:number-columns-repeated="62"/>
        </table:table-row>
        <table:table-row table:style-name="ro1">
          <table:table-cell table:style-name="ce1" office:value-type="float" office:value="1946.83075" calcext:value-type="float">
            <text:p>1946,83075</text:p>
          </table:table-cell>
          <table:table-cell table:style-name="ce1" office:value-type="float" office:value="-45.329468" calcext:value-type="float">
            <text:p>-45,329468</text:p>
          </table:table-cell>
          <table:table-cell table:number-columns-repeated="62"/>
        </table:table-row>
        <table:table-row table:style-name="ro1">
          <table:table-cell table:style-name="ce1" office:value-type="float" office:value="1946.7484" calcext:value-type="float">
            <text:p>1946,7484</text:p>
          </table:table-cell>
          <table:table-cell table:style-name="ce1" office:value-type="float" office:value="-46.403712" calcext:value-type="float">
            <text:p>-46,403712</text:p>
          </table:table-cell>
          <table:table-cell table:number-columns-repeated="62"/>
        </table:table-row>
        <table:table-row table:style-name="ro1">
          <table:table-cell table:style-name="ce1" office:value-type="float" office:value="1946.66605" calcext:value-type="float">
            <text:p>1946,66605</text:p>
          </table:table-cell>
          <table:table-cell table:style-name="ce1" office:value-type="float" office:value="-47.137104" calcext:value-type="float">
            <text:p>-47,137104</text:p>
          </table:table-cell>
          <table:table-cell table:number-columns-repeated="62"/>
        </table:table-row>
        <table:table-row table:style-name="ro1">
          <table:table-cell table:style-name="ce1" office:value-type="float" office:value="1946.58375" calcext:value-type="float">
            <text:p>1946,58375</text:p>
          </table:table-cell>
          <table:table-cell table:style-name="ce1" office:value-type="float" office:value="-47.649637" calcext:value-type="float">
            <text:p>-47,649637</text:p>
          </table:table-cell>
          <table:table-cell table:number-columns-repeated="62"/>
        </table:table-row>
        <table:table-row table:style-name="ro1">
          <table:table-cell table:style-name="ce1" office:value-type="float" office:value="1946.50145" calcext:value-type="float">
            <text:p>1946,50145</text:p>
          </table:table-cell>
          <table:table-cell table:style-name="ce1" office:value-type="float" office:value="-47.280059" calcext:value-type="float">
            <text:p>-47,280059</text:p>
          </table:table-cell>
          <table:table-cell table:number-columns-repeated="62"/>
        </table:table-row>
        <table:table-row table:style-name="ro1">
          <table:table-cell table:style-name="ce1" office:value-type="float" office:value="1946.41915" calcext:value-type="float">
            <text:p>1946,41915</text:p>
          </table:table-cell>
          <table:table-cell table:style-name="ce1" office:value-type="float" office:value="-46.918977" calcext:value-type="float">
            <text:p>-46,918977</text:p>
          </table:table-cell>
          <table:table-cell table:number-columns-repeated="62"/>
        </table:table-row>
        <table:table-row table:style-name="ro1">
          <table:table-cell table:style-name="ce1" office:value-type="float" office:value="1946.3368" calcext:value-type="float">
            <text:p>1946,3368</text:p>
          </table:table-cell>
          <table:table-cell table:style-name="ce1" office:value-type="float" office:value="-46.151703" calcext:value-type="float">
            <text:p>-46,151703</text:p>
          </table:table-cell>
          <table:table-cell table:number-columns-repeated="62"/>
        </table:table-row>
        <table:table-row table:style-name="ro1">
          <table:table-cell table:style-name="ce1" office:value-type="float" office:value="1946.25445" calcext:value-type="float">
            <text:p>1946,25445</text:p>
          </table:table-cell>
          <table:table-cell table:style-name="ce1" office:value-type="float" office:value="-44.839026" calcext:value-type="float">
            <text:p>-44,839026</text:p>
          </table:table-cell>
          <table:table-cell table:number-columns-repeated="62"/>
        </table:table-row>
        <table:table-row table:style-name="ro1">
          <table:table-cell table:style-name="ce1" office:value-type="float" office:value="1946.17215" calcext:value-type="float">
            <text:p>1946,17215</text:p>
          </table:table-cell>
          <table:table-cell table:style-name="ce1" office:value-type="float" office:value="-44.176289" calcext:value-type="float">
            <text:p>-44,176289</text:p>
          </table:table-cell>
          <table:table-cell table:number-columns-repeated="62"/>
        </table:table-row>
        <table:table-row table:style-name="ro1">
          <table:table-cell table:style-name="ce1" office:value-type="float" office:value="1946.0898" calcext:value-type="float">
            <text:p>1946,0898</text:p>
          </table:table-cell>
          <table:table-cell table:style-name="ce1" office:value-type="float" office:value="-44.08956" calcext:value-type="float">
            <text:p>-44,08956</text:p>
          </table:table-cell>
          <table:table-cell table:number-columns-repeated="62"/>
        </table:table-row>
        <table:table-row table:style-name="ro1">
          <table:table-cell table:style-name="ce1" office:value-type="float" office:value="1946.0061" calcext:value-type="float">
            <text:p>1946,0061</text:p>
          </table:table-cell>
          <table:table-cell table:style-name="ce1" office:value-type="float" office:value="-44.492423" calcext:value-type="float">
            <text:p>-44,492423</text:p>
          </table:table-cell>
          <table:table-cell table:number-columns-repeated="62"/>
        </table:table-row>
        <table:table-row table:style-name="ro1">
          <table:table-cell table:style-name="ce1" office:value-type="float" office:value="1945.91995" calcext:value-type="float">
            <text:p>1945,91995</text:p>
          </table:table-cell>
          <table:table-cell table:style-name="ce1" office:value-type="float" office:value="-44.955708" calcext:value-type="float">
            <text:p>-44,955708</text:p>
          </table:table-cell>
          <table:table-cell table:number-columns-repeated="62"/>
        </table:table-row>
        <table:table-row table:style-name="ro1">
          <table:table-cell table:style-name="ce1" office:value-type="float" office:value="1945.83235" calcext:value-type="float">
            <text:p>1945,83235</text:p>
          </table:table-cell>
          <table:table-cell table:style-name="ce1" office:value-type="float" office:value="-45.446771" calcext:value-type="float">
            <text:p>-45,446771</text:p>
          </table:table-cell>
          <table:table-cell table:number-columns-repeated="62"/>
        </table:table-row>
        <table:table-row table:style-name="ro1">
          <table:table-cell table:style-name="ce1" office:value-type="float" office:value="1945.7445" calcext:value-type="float">
            <text:p>1945,7445</text:p>
          </table:table-cell>
          <table:table-cell table:style-name="ce1" office:value-type="float" office:value="-46.250762" calcext:value-type="float">
            <text:p>-46,250762</text:p>
          </table:table-cell>
          <table:table-cell table:number-columns-repeated="62"/>
        </table:table-row>
        <table:table-row table:style-name="ro1">
          <table:table-cell table:style-name="ce1" office:value-type="float" office:value="1945.6567" calcext:value-type="float">
            <text:p>1945,6567</text:p>
          </table:table-cell>
          <table:table-cell table:style-name="ce1" office:value-type="float" office:value="-46.420319" calcext:value-type="float">
            <text:p>-46,420319</text:p>
          </table:table-cell>
          <table:table-cell table:number-columns-repeated="62"/>
        </table:table-row>
        <table:table-row table:style-name="ro1">
          <table:table-cell table:style-name="ce1" office:value-type="float" office:value="1945.5689" calcext:value-type="float">
            <text:p>1945,5689</text:p>
          </table:table-cell>
          <table:table-cell table:style-name="ce1" office:value-type="float" office:value="-46.083521" calcext:value-type="float">
            <text:p>-46,083521</text:p>
          </table:table-cell>
          <table:table-cell table:number-columns-repeated="62"/>
        </table:table-row>
        <table:table-row table:style-name="ro1">
          <table:table-cell table:style-name="ce1" office:value-type="float" office:value="1945.4811" calcext:value-type="float">
            <text:p>1945,4811</text:p>
          </table:table-cell>
          <table:table-cell table:style-name="ce1" office:value-type="float" office:value="-45.332861" calcext:value-type="float">
            <text:p>-45,332861</text:p>
          </table:table-cell>
          <table:table-cell table:number-columns-repeated="62"/>
        </table:table-row>
        <table:table-row table:style-name="ro1">
          <table:table-cell table:style-name="ce1" office:value-type="float" office:value="1945.39325" calcext:value-type="float">
            <text:p>1945,39325</text:p>
          </table:table-cell>
          <table:table-cell table:style-name="ce1" office:value-type="float" office:value="-44.212367" calcext:value-type="float">
            <text:p>-44,212367</text:p>
          </table:table-cell>
          <table:table-cell table:number-columns-repeated="62"/>
        </table:table-row>
        <table:table-row table:style-name="ro1">
          <table:table-cell table:style-name="ce1" office:value-type="float" office:value="1945.3054" calcext:value-type="float">
            <text:p>1945,3054</text:p>
          </table:table-cell>
          <table:table-cell table:style-name="ce1" office:value-type="float" office:value="-42.913383" calcext:value-type="float">
            <text:p>-42,913383</text:p>
          </table:table-cell>
          <table:table-cell table:number-columns-repeated="62"/>
        </table:table-row>
        <table:table-row table:style-name="ro1">
          <table:table-cell table:style-name="ce1" office:value-type="float" office:value="1945.2176" calcext:value-type="float">
            <text:p>1945,2176</text:p>
          </table:table-cell>
          <table:table-cell table:style-name="ce1" office:value-type="float" office:value="-41.792917" calcext:value-type="float">
            <text:p>-41,792917</text:p>
          </table:table-cell>
          <table:table-cell table:number-columns-repeated="62"/>
        </table:table-row>
        <table:table-row table:style-name="ro1">
          <table:table-cell table:style-name="ce1" office:value-type="float" office:value="1945.1298" calcext:value-type="float">
            <text:p>1945,1298</text:p>
          </table:table-cell>
          <table:table-cell table:style-name="ce1" office:value-type="float" office:value="-40.860569" calcext:value-type="float">
            <text:p>-40,860569</text:p>
          </table:table-cell>
          <table:table-cell table:number-columns-repeated="62"/>
        </table:table-row>
        <table:table-row table:style-name="ro1">
          <table:table-cell table:style-name="ce1" office:value-type="float" office:value="1945.0409" calcext:value-type="float">
            <text:p>1945,0409</text:p>
          </table:table-cell>
          <table:table-cell table:style-name="ce1" office:value-type="float" office:value="-40.244989" calcext:value-type="float">
            <text:p>-40,244989</text:p>
          </table:table-cell>
          <table:table-cell table:number-columns-repeated="62"/>
        </table:table-row>
        <table:table-row table:style-name="ro1">
          <table:table-cell table:style-name="ce1" office:value-type="float" office:value="1944.9481" calcext:value-type="float">
            <text:p>1944,9481</text:p>
          </table:table-cell>
          <table:table-cell table:style-name="ce1" office:value-type="float" office:value="-40.053703" calcext:value-type="float">
            <text:p>-40,053703</text:p>
          </table:table-cell>
          <table:table-cell table:number-columns-repeated="62"/>
        </table:table-row>
        <table:table-row table:style-name="ro1">
          <table:table-cell table:style-name="ce1" office:value-type="float" office:value="1944.8515" calcext:value-type="float">
            <text:p>1944,8515</text:p>
          </table:table-cell>
          <table:table-cell table:style-name="ce1" office:value-type="float" office:value="-40.248308" calcext:value-type="float">
            <text:p>-40,248308</text:p>
          </table:table-cell>
          <table:table-cell table:number-columns-repeated="62"/>
        </table:table-row>
        <table:table-row table:style-name="ro1">
          <table:table-cell table:style-name="ce1" office:value-type="float" office:value="1944.7539" calcext:value-type="float">
            <text:p>1944,7539</text:p>
          </table:table-cell>
          <table:table-cell table:style-name="ce1" office:value-type="float" office:value="-40.669113" calcext:value-type="float">
            <text:p>-40,669113</text:p>
          </table:table-cell>
          <table:table-cell table:number-columns-repeated="62"/>
        </table:table-row>
        <table:table-row table:style-name="ro1">
          <table:table-cell table:style-name="ce1" office:value-type="float" office:value="1944.65635" calcext:value-type="float">
            <text:p>1944,65635</text:p>
          </table:table-cell>
          <table:table-cell table:style-name="ce1" office:value-type="float" office:value="-41.284135" calcext:value-type="float">
            <text:p>-41,284135</text:p>
          </table:table-cell>
          <table:table-cell table:number-columns-repeated="62"/>
        </table:table-row>
        <table:table-row table:style-name="ro1">
          <table:table-cell table:style-name="ce1" office:value-type="float" office:value="1944.5588" calcext:value-type="float">
            <text:p>1944,5588</text:p>
          </table:table-cell>
          <table:table-cell table:style-name="ce1" office:value-type="float" office:value="-42.033397" calcext:value-type="float">
            <text:p>-42,033397</text:p>
          </table:table-cell>
          <table:table-cell table:number-columns-repeated="62"/>
        </table:table-row>
        <table:table-row table:style-name="ro1">
          <table:table-cell table:style-name="ce1" office:value-type="float" office:value="1944.4612" calcext:value-type="float">
            <text:p>1944,4612</text:p>
          </table:table-cell>
          <table:table-cell table:style-name="ce1" office:value-type="float" office:value="-42.541616" calcext:value-type="float">
            <text:p>-42,541616</text:p>
          </table:table-cell>
          <table:table-cell table:number-columns-repeated="62"/>
        </table:table-row>
        <table:table-row table:style-name="ro1">
          <table:table-cell table:style-name="ce1" office:value-type="float" office:value="1944.3636" calcext:value-type="float">
            <text:p>1944,3636</text:p>
          </table:table-cell>
          <table:table-cell table:style-name="ce1" office:value-type="float" office:value="-42.715666" calcext:value-type="float">
            <text:p>-42,715666</text:p>
          </table:table-cell>
          <table:table-cell table:number-columns-repeated="62"/>
        </table:table-row>
        <table:table-row table:style-name="ro1">
          <table:table-cell table:style-name="ce1" office:value-type="float" office:value="1944.26605" calcext:value-type="float">
            <text:p>1944,26605</text:p>
          </table:table-cell>
          <table:table-cell table:style-name="ce1" office:value-type="float" office:value="-42.745642" calcext:value-type="float">
            <text:p>-42,745642</text:p>
          </table:table-cell>
          <table:table-cell table:number-columns-repeated="62"/>
        </table:table-row>
        <table:table-row table:style-name="ro1">
          <table:table-cell table:style-name="ce1" office:value-type="float" office:value="1944.1685" calcext:value-type="float">
            <text:p>1944,1685</text:p>
          </table:table-cell>
          <table:table-cell table:style-name="ce1" office:value-type="float" office:value="-42.527857" calcext:value-type="float">
            <text:p>-42,527857</text:p>
          </table:table-cell>
          <table:table-cell table:number-columns-repeated="62"/>
        </table:table-row>
        <table:table-row table:style-name="ro1">
          <table:table-cell table:style-name="ce1" office:value-type="float" office:value="1944.0709" calcext:value-type="float">
            <text:p>1944,0709</text:p>
          </table:table-cell>
          <table:table-cell table:style-name="ce1" office:value-type="float" office:value="-42.080553" calcext:value-type="float">
            <text:p>-42,080553</text:p>
          </table:table-cell>
          <table:table-cell table:number-columns-repeated="62"/>
        </table:table-row>
        <table:table-row table:style-name="ro1">
          <table:table-cell table:style-name="ce1" office:value-type="float" office:value="1943.98275" calcext:value-type="float">
            <text:p>1943,98275</text:p>
          </table:table-cell>
          <table:table-cell table:style-name="ce1" office:value-type="float" office:value="-41.403731" calcext:value-type="float">
            <text:p>-41,403731</text:p>
          </table:table-cell>
          <table:table-cell table:number-columns-repeated="62"/>
        </table:table-row>
        <table:table-row table:style-name="ro1">
          <table:table-cell table:style-name="ce1" office:value-type="float" office:value="1943.9068" calcext:value-type="float">
            <text:p>1943,9068</text:p>
          </table:table-cell>
          <table:table-cell table:style-name="ce1" office:value-type="float" office:value="-40.76429" calcext:value-type="float">
            <text:p>-40,76429</text:p>
          </table:table-cell>
          <table:table-cell table:number-columns-repeated="62"/>
        </table:table-row>
        <table:table-row table:style-name="ro1">
          <table:table-cell table:style-name="ce1" office:value-type="float" office:value="1943.83365" calcext:value-type="float">
            <text:p>1943,83365</text:p>
          </table:table-cell>
          <table:table-cell table:style-name="ce1" office:value-type="float" office:value="-40.328158" calcext:value-type="float">
            <text:p>-40,328158</text:p>
          </table:table-cell>
          <table:table-cell table:number-columns-repeated="62"/>
        </table:table-row>
        <table:table-row table:style-name="ro1">
          <table:table-cell table:style-name="ce1" office:value-type="float" office:value="1943.7444" calcext:value-type="float">
            <text:p>1943,7444</text:p>
          </table:table-cell>
          <table:table-cell table:style-name="ce1" office:value-type="float" office:value="-40.498824" calcext:value-type="float">
            <text:p>-40,498824</text:p>
          </table:table-cell>
          <table:table-cell table:number-columns-repeated="62"/>
        </table:table-row>
        <table:table-row table:style-name="ro1">
          <table:table-cell table:style-name="ce1" office:value-type="float" office:value="1943.65535" calcext:value-type="float">
            <text:p>1943,65535</text:p>
          </table:table-cell>
          <table:table-cell table:style-name="ce1" office:value-type="float" office:value="-41.236823" calcext:value-type="float">
            <text:p>-41,236823</text:p>
          </table:table-cell>
          <table:table-cell table:number-columns-repeated="62"/>
        </table:table-row>
        <table:table-row table:style-name="ro1">
          <table:table-cell table:style-name="ce1" office:value-type="float" office:value="1943.58265" calcext:value-type="float">
            <text:p>1943,58265</text:p>
          </table:table-cell>
          <table:table-cell table:style-name="ce1" office:value-type="float" office:value="-41.779825" calcext:value-type="float">
            <text:p>-41,779825</text:p>
          </table:table-cell>
          <table:table-cell table:number-columns-repeated="62"/>
        </table:table-row>
        <table:table-row table:style-name="ro1">
          <table:table-cell table:style-name="ce1" office:value-type="float" office:value="1943.50995" calcext:value-type="float">
            <text:p>1943,50995</text:p>
          </table:table-cell>
          <table:table-cell table:style-name="ce1" office:value-type="float" office:value="-42.441856" calcext:value-type="float">
            <text:p>-42,441856</text:p>
          </table:table-cell>
          <table:table-cell table:number-columns-repeated="62"/>
        </table:table-row>
        <table:table-row table:style-name="ro1">
          <table:table-cell table:style-name="ce1" office:value-type="float" office:value="1943.43725" calcext:value-type="float">
            <text:p>1943,43725</text:p>
          </table:table-cell>
          <table:table-cell table:style-name="ce1" office:value-type="float" office:value="-42.838847" calcext:value-type="float">
            <text:p>-42,838847</text:p>
          </table:table-cell>
          <table:table-cell table:number-columns-repeated="62"/>
        </table:table-row>
        <table:table-row table:style-name="ro1">
          <table:table-cell table:style-name="ce1" office:value-type="float" office:value="1943.36455" calcext:value-type="float">
            <text:p>1943,36455</text:p>
          </table:table-cell>
          <table:table-cell table:style-name="ce1" office:value-type="float" office:value="-43.16665" calcext:value-type="float">
            <text:p>-43,16665</text:p>
          </table:table-cell>
          <table:table-cell table:number-columns-repeated="62"/>
        </table:table-row>
        <table:table-row table:style-name="ro1">
          <table:table-cell table:style-name="ce1" office:value-type="float" office:value="1943.29185" calcext:value-type="float">
            <text:p>1943,29185</text:p>
          </table:table-cell>
          <table:table-cell table:style-name="ce1" office:value-type="float" office:value="-43.230372" calcext:value-type="float">
            <text:p>-43,230372</text:p>
          </table:table-cell>
          <table:table-cell table:number-columns-repeated="62"/>
        </table:table-row>
        <table:table-row table:style-name="ro1">
          <table:table-cell table:style-name="ce1" office:value-type="float" office:value="1943.21915" calcext:value-type="float">
            <text:p>1943,21915</text:p>
          </table:table-cell>
          <table:table-cell table:style-name="ce1" office:value-type="float" office:value="-42.988752" calcext:value-type="float">
            <text:p>-42,988752</text:p>
          </table:table-cell>
          <table:table-cell table:number-columns-repeated="62"/>
        </table:table-row>
        <table:table-row table:style-name="ro1">
          <table:table-cell table:style-name="ce1" office:value-type="float" office:value="1943.14645" calcext:value-type="float">
            <text:p>1943,14645</text:p>
          </table:table-cell>
          <table:table-cell table:style-name="ce1" office:value-type="float" office:value="-42.476308" calcext:value-type="float">
            <text:p>-42,476308</text:p>
          </table:table-cell>
          <table:table-cell table:number-columns-repeated="62"/>
        </table:table-row>
        <table:table-row table:style-name="ro1">
          <table:table-cell table:style-name="ce1" office:value-type="float" office:value="1943.0733" calcext:value-type="float">
            <text:p>1943,0733</text:p>
          </table:table-cell>
          <table:table-cell table:style-name="ce1" office:value-type="float" office:value="-41.90534" calcext:value-type="float">
            <text:p>-41,90534</text:p>
          </table:table-cell>
          <table:table-cell table:number-columns-repeated="62"/>
        </table:table-row>
        <table:table-row table:style-name="ro1">
          <table:table-cell table:style-name="ce1" office:value-type="float" office:value="1942.9938" calcext:value-type="float">
            <text:p>1942,9938</text:p>
          </table:table-cell>
          <table:table-cell table:style-name="ce1" office:value-type="float" office:value="-41.637522" calcext:value-type="float">
            <text:p>-41,637522</text:p>
          </table:table-cell>
          <table:table-cell table:number-columns-repeated="62"/>
        </table:table-row>
        <table:table-row table:style-name="ro1">
          <table:table-cell table:style-name="ce1" office:value-type="float" office:value="1942.9008" calcext:value-type="float">
            <text:p>1942,9008</text:p>
          </table:table-cell>
          <table:table-cell table:style-name="ce1" office:value-type="float" office:value="-42.461231" calcext:value-type="float">
            <text:p>-42,461231</text:p>
          </table:table-cell>
          <table:table-cell table:number-columns-repeated="62"/>
        </table:table-row>
        <table:table-row table:style-name="ro1">
          <table:table-cell table:style-name="ce1" office:value-type="float" office:value="1942.8002" calcext:value-type="float">
            <text:p>1942,8002</text:p>
          </table:table-cell>
          <table:table-cell table:style-name="ce1" office:value-type="float" office:value="-43.043909" calcext:value-type="float">
            <text:p>-43,043909</text:p>
          </table:table-cell>
          <table:table-cell table:number-columns-repeated="62"/>
        </table:table-row>
        <table:table-row table:style-name="ro1">
          <table:table-cell table:style-name="ce1" office:value-type="float" office:value="1942.69955" calcext:value-type="float">
            <text:p>1942,69955</text:p>
          </table:table-cell>
          <table:table-cell table:style-name="ce1" office:value-type="float" office:value="-43.561223" calcext:value-type="float">
            <text:p>-43,561223</text:p>
          </table:table-cell>
          <table:table-cell table:number-columns-repeated="62"/>
        </table:table-row>
        <table:table-row table:style-name="ro1">
          <table:table-cell table:style-name="ce1" office:value-type="float" office:value="1942.5989" calcext:value-type="float">
            <text:p>1942,5989</text:p>
          </table:table-cell>
          <table:table-cell table:style-name="ce1" office:value-type="float" office:value="-44.047744" calcext:value-type="float">
            <text:p>-44,047744</text:p>
          </table:table-cell>
          <table:table-cell table:number-columns-repeated="62"/>
        </table:table-row>
        <table:table-row table:style-name="ro1">
          <table:table-cell table:style-name="ce1" office:value-type="float" office:value="1942.49825" calcext:value-type="float">
            <text:p>1942,49825</text:p>
          </table:table-cell>
          <table:table-cell table:style-name="ce1" office:value-type="float" office:value="-44.084928" calcext:value-type="float">
            <text:p>-44,084928</text:p>
          </table:table-cell>
          <table:table-cell table:number-columns-repeated="62"/>
        </table:table-row>
        <table:table-row table:style-name="ro1">
          <table:table-cell table:style-name="ce1" office:value-type="float" office:value="1942.39755" calcext:value-type="float">
            <text:p>1942,39755</text:p>
          </table:table-cell>
          <table:table-cell table:style-name="ce1" office:value-type="float" office:value="-43.666963" calcext:value-type="float">
            <text:p>-43,666963</text:p>
          </table:table-cell>
          <table:table-cell table:number-columns-repeated="62"/>
        </table:table-row>
        <table:table-row table:style-name="ro1">
          <table:table-cell table:style-name="ce1" office:value-type="float" office:value="1942.29685" calcext:value-type="float">
            <text:p>1942,29685</text:p>
          </table:table-cell>
          <table:table-cell table:style-name="ce1" office:value-type="float" office:value="-42.916754" calcext:value-type="float">
            <text:p>-42,916754</text:p>
          </table:table-cell>
          <table:table-cell table:number-columns-repeated="62"/>
        </table:table-row>
        <table:table-row table:style-name="ro1">
          <table:table-cell table:style-name="ce1" office:value-type="float" office:value="1942.1962" calcext:value-type="float">
            <text:p>1942,1962</text:p>
          </table:table-cell>
          <table:table-cell table:style-name="ce1" office:value-type="float" office:value="-42.115598" calcext:value-type="float">
            <text:p>-42,115598</text:p>
          </table:table-cell>
          <table:table-cell table:number-columns-repeated="62"/>
        </table:table-row>
        <table:table-row table:style-name="ro1">
          <table:table-cell table:style-name="ce1" office:value-type="float" office:value="1942.09555" calcext:value-type="float">
            <text:p>1942,09555</text:p>
          </table:table-cell>
          <table:table-cell table:style-name="ce1" office:value-type="float" office:value="-41.65616" calcext:value-type="float">
            <text:p>-41,65616</text:p>
          </table:table-cell>
          <table:table-cell table:number-columns-repeated="62"/>
        </table:table-row>
        <table:table-row table:style-name="ro1">
          <table:table-cell table:style-name="ce1" office:value-type="float" office:value="1941.997" calcext:value-type="float">
            <text:p>1941,997</text:p>
          </table:table-cell>
          <table:table-cell table:style-name="ce1" office:value-type="float" office:value="-41.626722" calcext:value-type="float">
            <text:p>-41,626722</text:p>
          </table:table-cell>
          <table:table-cell table:number-columns-repeated="62"/>
        </table:table-row>
        <table:table-row table:style-name="ro1">
          <table:table-cell table:style-name="ce1" office:value-type="float" office:value="1941.90195" calcext:value-type="float">
            <text:p>1941,90195</text:p>
          </table:table-cell>
          <table:table-cell table:style-name="ce1" office:value-type="float" office:value="-42.097454" calcext:value-type="float">
            <text:p>-42,097454</text:p>
          </table:table-cell>
          <table:table-cell table:number-columns-repeated="62"/>
        </table:table-row>
        <table:table-row table:style-name="ro1">
          <table:table-cell table:style-name="ce1" office:value-type="float" office:value="1941.80835" calcext:value-type="float">
            <text:p>1941,80835</text:p>
          </table:table-cell>
          <table:table-cell table:style-name="ce1" office:value-type="float" office:value="-42.523769" calcext:value-type="float">
            <text:p>-42,523769</text:p>
          </table:table-cell>
          <table:table-cell table:number-columns-repeated="62"/>
        </table:table-row>
        <table:table-row table:style-name="ro1">
          <table:table-cell table:style-name="ce1" office:value-type="float" office:value="1941.71485" calcext:value-type="float">
            <text:p>1941,71485</text:p>
          </table:table-cell>
          <table:table-cell table:style-name="ce1" office:value-type="float" office:value="-43.101315" calcext:value-type="float">
            <text:p>-43,101315</text:p>
          </table:table-cell>
          <table:table-cell table:number-columns-repeated="62"/>
        </table:table-row>
        <table:table-row table:style-name="ro1">
          <table:table-cell table:style-name="ce1" office:value-type="float" office:value="1941.6214" calcext:value-type="float">
            <text:p>1941,6214</text:p>
          </table:table-cell>
          <table:table-cell table:style-name="ce1" office:value-type="float" office:value="-43.286178" calcext:value-type="float">
            <text:p>-43,286178</text:p>
          </table:table-cell>
          <table:table-cell table:number-columns-repeated="62"/>
        </table:table-row>
        <table:table-row table:style-name="ro1">
          <table:table-cell table:style-name="ce1" office:value-type="float" office:value="1941.52795" calcext:value-type="float">
            <text:p>1941,52795</text:p>
          </table:table-cell>
          <table:table-cell table:style-name="ce1" office:value-type="float" office:value="-43.026549" calcext:value-type="float">
            <text:p>-43,026549</text:p>
          </table:table-cell>
          <table:table-cell table:number-columns-repeated="62"/>
        </table:table-row>
        <table:table-row table:style-name="ro1">
          <table:table-cell table:style-name="ce1" office:value-type="float" office:value="1941.43445" calcext:value-type="float">
            <text:p>1941,43445</text:p>
          </table:table-cell>
          <table:table-cell table:style-name="ce1" office:value-type="float" office:value="-42.472093" calcext:value-type="float">
            <text:p>-42,472093</text:p>
          </table:table-cell>
          <table:table-cell table:number-columns-repeated="62"/>
        </table:table-row>
        <table:table-row table:style-name="ro1">
          <table:table-cell table:style-name="ce1" office:value-type="float" office:value="1941.341" calcext:value-type="float">
            <text:p>1941,341</text:p>
          </table:table-cell>
          <table:table-cell table:style-name="ce1" office:value-type="float" office:value="-41.829346" calcext:value-type="float">
            <text:p>-41,829346</text:p>
          </table:table-cell>
          <table:table-cell table:number-columns-repeated="62"/>
        </table:table-row>
        <table:table-row table:style-name="ro1">
          <table:table-cell table:style-name="ce1" office:value-type="float" office:value="1941.2475" calcext:value-type="float">
            <text:p>1941,2475</text:p>
          </table:table-cell>
          <table:table-cell table:style-name="ce1" office:value-type="float" office:value="-39.880859" calcext:value-type="float">
            <text:p>-39,880859</text:p>
          </table:table-cell>
          <table:table-cell table:number-columns-repeated="62"/>
        </table:table-row>
        <table:table-row table:style-name="ro1">
          <table:table-cell table:style-name="ce1" office:value-type="float" office:value="1941.15395" calcext:value-type="float">
            <text:p>1941,15395</text:p>
          </table:table-cell>
          <table:table-cell table:style-name="ce1" office:value-type="float" office:value="-38.585243" calcext:value-type="float">
            <text:p>-38,585243</text:p>
          </table:table-cell>
          <table:table-cell table:number-columns-repeated="62"/>
        </table:table-row>
        <table:table-row table:style-name="ro1">
          <table:table-cell table:style-name="ce1" office:value-type="float" office:value="1941.0588" calcext:value-type="float">
            <text:p>1941,0588</text:p>
          </table:table-cell>
          <table:table-cell table:style-name="ce1" office:value-type="float" office:value="-38.915083" calcext:value-type="float">
            <text:p>-38,915083</text:p>
          </table:table-cell>
          <table:table-cell table:number-columns-repeated="62"/>
        </table:table-row>
        <table:table-row table:style-name="ro1">
          <table:table-cell table:style-name="ce1" office:value-type="float" office:value="1940.9545" calcext:value-type="float">
            <text:p>1940,9545</text:p>
          </table:table-cell>
          <table:table-cell table:style-name="ce1" office:value-type="float" office:value="-39.576158" calcext:value-type="float">
            <text:p>-39,576158</text:p>
          </table:table-cell>
          <table:table-cell table:number-columns-repeated="62"/>
        </table:table-row>
        <table:table-row table:style-name="ro1">
          <table:table-cell table:style-name="ce1" office:value-type="float" office:value="1940.83915" calcext:value-type="float">
            <text:p>1940,83915</text:p>
          </table:table-cell>
          <table:table-cell table:style-name="ce1" office:value-type="float" office:value="-40.36833" calcext:value-type="float">
            <text:p>-40,36833</text:p>
          </table:table-cell>
          <table:table-cell table:number-columns-repeated="62"/>
        </table:table-row>
        <table:table-row table:style-name="ro1">
          <table:table-cell table:style-name="ce1" office:value-type="float" office:value="1940.7202" calcext:value-type="float">
            <text:p>1940,7202</text:p>
          </table:table-cell>
          <table:table-cell table:style-name="ce1" office:value-type="float" office:value="-41.105251" calcext:value-type="float">
            <text:p>-41,105251</text:p>
          </table:table-cell>
          <table:table-cell table:number-columns-repeated="62"/>
        </table:table-row>
        <table:table-row table:style-name="ro1">
          <table:table-cell table:style-name="ce1" office:value-type="float" office:value="1940.6012" calcext:value-type="float">
            <text:p>1940,6012</text:p>
          </table:table-cell>
          <table:table-cell table:style-name="ce1" office:value-type="float" office:value="-41.422607" calcext:value-type="float">
            <text:p>-41,422607</text:p>
          </table:table-cell>
          <table:table-cell table:number-columns-repeated="62"/>
        </table:table-row>
        <table:table-row table:style-name="ro1">
          <table:table-cell table:style-name="ce1" office:value-type="float" office:value="1940.48225" calcext:value-type="float">
            <text:p>1940,48225</text:p>
          </table:table-cell>
          <table:table-cell table:style-name="ce1" office:value-type="float" office:value="-41.203268" calcext:value-type="float">
            <text:p>-41,203268</text:p>
          </table:table-cell>
          <table:table-cell table:number-columns-repeated="62"/>
        </table:table-row>
        <table:table-row table:style-name="ro1">
          <table:table-cell table:style-name="ce1" office:value-type="float" office:value="1940.3633" calcext:value-type="float">
            <text:p>1940,3633</text:p>
          </table:table-cell>
          <table:table-cell table:style-name="ce1" office:value-type="float" office:value="-40.546123" calcext:value-type="float">
            <text:p>-40,546123</text:p>
          </table:table-cell>
          <table:table-cell table:number-columns-repeated="62"/>
        </table:table-row>
        <table:table-row table:style-name="ro1">
          <table:table-cell table:style-name="ce1" office:value-type="float" office:value="1940.2443" calcext:value-type="float">
            <text:p>1940,2443</text:p>
          </table:table-cell>
          <table:table-cell table:style-name="ce1" office:value-type="float" office:value="-40.079079" calcext:value-type="float">
            <text:p>-40,079079</text:p>
          </table:table-cell>
          <table:table-cell table:number-columns-repeated="62"/>
        </table:table-row>
        <table:table-row table:style-name="ro1">
          <table:table-cell table:style-name="ce1" office:value-type="float" office:value="1940.12535" calcext:value-type="float">
            <text:p>1940,12535</text:p>
          </table:table-cell>
          <table:table-cell table:style-name="ce1" office:value-type="float" office:value="-39.802134" calcext:value-type="float">
            <text:p>-39,802134</text:p>
          </table:table-cell>
          <table:table-cell table:number-columns-repeated="62"/>
        </table:table-row>
        <table:table-row table:style-name="ro1">
          <table:table-cell table:style-name="ce1" office:value-type="float" office:value="1940.01565" calcext:value-type="float">
            <text:p>1940,01565</text:p>
          </table:table-cell>
          <table:table-cell table:style-name="ce1" office:value-type="float" office:value="-39.983194" calcext:value-type="float">
            <text:p>-39,983194</text:p>
          </table:table-cell>
          <table:table-cell table:number-columns-repeated="62"/>
        </table:table-row>
        <table:table-row table:style-name="ro1">
          <table:table-cell table:style-name="ce1" office:value-type="float" office:value="1939.92355" calcext:value-type="float">
            <text:p>1939,92355</text:p>
          </table:table-cell>
          <table:table-cell table:style-name="ce1" office:value-type="float" office:value="-40.383119" calcext:value-type="float">
            <text:p>-40,383119</text:p>
          </table:table-cell>
          <table:table-cell table:number-columns-repeated="62"/>
        </table:table-row>
        <table:table-row table:style-name="ro1">
          <table:table-cell table:style-name="ce1" office:value-type="float" office:value="1939.8408" calcext:value-type="float">
            <text:p>1939,8408</text:p>
          </table:table-cell>
          <table:table-cell table:style-name="ce1" office:value-type="float" office:value="-41.103715" calcext:value-type="float">
            <text:p>-41,103715</text:p>
          </table:table-cell>
          <table:table-cell table:number-columns-repeated="62"/>
        </table:table-row>
        <table:table-row table:style-name="ro1">
          <table:table-cell table:style-name="ce1" office:value-type="float" office:value="1939.759" calcext:value-type="float">
            <text:p>1939,759</text:p>
          </table:table-cell>
          <table:table-cell table:style-name="ce1" office:value-type="float" office:value="-42.02841" calcext:value-type="float">
            <text:p>-42,02841</text:p>
          </table:table-cell>
          <table:table-cell table:number-columns-repeated="62"/>
        </table:table-row>
        <table:table-row table:style-name="ro1">
          <table:table-cell table:style-name="ce1" office:value-type="float" office:value="1939.67725" calcext:value-type="float">
            <text:p>1939,67725</text:p>
          </table:table-cell>
          <table:table-cell table:style-name="ce1" office:value-type="float" office:value="-42.80949" calcext:value-type="float">
            <text:p>-42,80949</text:p>
          </table:table-cell>
          <table:table-cell table:number-columns-repeated="62"/>
        </table:table-row>
        <table:table-row table:style-name="ro1">
          <table:table-cell table:style-name="ce1" office:value-type="float" office:value="1939.5955" calcext:value-type="float">
            <text:p>1939,5955</text:p>
          </table:table-cell>
          <table:table-cell table:style-name="ce1" office:value-type="float" office:value="-43.328464" calcext:value-type="float">
            <text:p>-43,328464</text:p>
          </table:table-cell>
          <table:table-cell table:number-columns-repeated="62"/>
        </table:table-row>
        <table:table-row table:style-name="ro1">
          <table:table-cell table:style-name="ce1" office:value-type="float" office:value="1939.5137" calcext:value-type="float">
            <text:p>1939,5137</text:p>
          </table:table-cell>
          <table:table-cell table:style-name="ce1" office:value-type="float" office:value="-43.439397" calcext:value-type="float">
            <text:p>-43,439397</text:p>
          </table:table-cell>
          <table:table-cell table:number-columns-repeated="62"/>
        </table:table-row>
        <table:table-row table:style-name="ro1">
          <table:table-cell table:style-name="ce1" office:value-type="float" office:value="1939.4319" calcext:value-type="float">
            <text:p>1939,4319</text:p>
          </table:table-cell>
          <table:table-cell table:style-name="ce1" office:value-type="float" office:value="-43.515766" calcext:value-type="float">
            <text:p>-43,515766</text:p>
          </table:table-cell>
          <table:table-cell table:number-columns-repeated="62"/>
        </table:table-row>
        <table:table-row table:style-name="ro1">
          <table:table-cell table:style-name="ce1" office:value-type="float" office:value="1939.3501" calcext:value-type="float">
            <text:p>1939,3501</text:p>
          </table:table-cell>
          <table:table-cell table:style-name="ce1" office:value-type="float" office:value="-43.571013" calcext:value-type="float">
            <text:p>-43,571013</text:p>
          </table:table-cell>
          <table:table-cell table:number-columns-repeated="62"/>
        </table:table-row>
        <table:table-row table:style-name="ro1">
          <table:table-cell table:style-name="ce1" office:value-type="float" office:value="1939.2683" calcext:value-type="float">
            <text:p>1939,2683</text:p>
          </table:table-cell>
          <table:table-cell table:style-name="ce1" office:value-type="float" office:value="-43.419841" calcext:value-type="float">
            <text:p>-43,419841</text:p>
          </table:table-cell>
          <table:table-cell table:number-columns-repeated="62"/>
        </table:table-row>
        <table:table-row table:style-name="ro1">
          <table:table-cell table:style-name="ce1" office:value-type="float" office:value="1939.1865" calcext:value-type="float">
            <text:p>1939,1865</text:p>
          </table:table-cell>
          <table:table-cell table:style-name="ce1" office:value-type="float" office:value="-42.923996" calcext:value-type="float">
            <text:p>-42,923996</text:p>
          </table:table-cell>
          <table:table-cell table:number-columns-repeated="62"/>
        </table:table-row>
        <table:table-row table:style-name="ro1">
          <table:table-cell table:style-name="ce1" office:value-type="float" office:value="1939.10485" calcext:value-type="float">
            <text:p>1939,10485</text:p>
          </table:table-cell>
          <table:table-cell table:style-name="ce1" office:value-type="float" office:value="-42.304299" calcext:value-type="float">
            <text:p>-42,304299</text:p>
          </table:table-cell>
          <table:table-cell table:number-columns-repeated="62"/>
        </table:table-row>
        <table:table-row table:style-name="ro1">
          <table:table-cell table:style-name="ce1" office:value-type="float" office:value="1939.01875" calcext:value-type="float">
            <text:p>1939,01875</text:p>
          </table:table-cell>
          <table:table-cell table:style-name="ce1" office:value-type="float" office:value="-41.85742" calcext:value-type="float">
            <text:p>-41,85742</text:p>
          </table:table-cell>
          <table:table-cell table:number-columns-repeated="62"/>
        </table:table-row>
        <table:table-row table:style-name="ro1">
          <table:table-cell table:style-name="ce1" office:value-type="float" office:value="1938.9179" calcext:value-type="float">
            <text:p>1938,9179</text:p>
          </table:table-cell>
          <table:table-cell table:style-name="ce1" office:value-type="float" office:value="-41.316975" calcext:value-type="float">
            <text:p>-41,316975</text:p>
          </table:table-cell>
          <table:table-cell table:number-columns-repeated="62"/>
        </table:table-row>
        <table:table-row table:style-name="ro1">
          <table:table-cell table:style-name="ce1" office:value-type="float" office:value="1938.8057" calcext:value-type="float">
            <text:p>1938,8057</text:p>
          </table:table-cell>
          <table:table-cell table:style-name="ce1" office:value-type="float" office:value="-41.034272" calcext:value-type="float">
            <text:p>-41,034272</text:p>
          </table:table-cell>
          <table:table-cell table:number-columns-repeated="62"/>
        </table:table-row>
        <table:table-row table:style-name="ro1">
          <table:table-cell table:style-name="ce1" office:value-type="float" office:value="1938.69235" calcext:value-type="float">
            <text:p>1938,69235</text:p>
          </table:table-cell>
          <table:table-cell table:style-name="ce1" office:value-type="float" office:value="-40.798614" calcext:value-type="float">
            <text:p>-40,798614</text:p>
          </table:table-cell>
          <table:table-cell table:number-columns-repeated="62"/>
        </table:table-row>
        <table:table-row table:style-name="ro1">
          <table:table-cell table:style-name="ce1" office:value-type="float" office:value="1938.579" calcext:value-type="float">
            <text:p>1938,579</text:p>
          </table:table-cell>
          <table:table-cell table:style-name="ce1" office:value-type="float" office:value="-40.714649" calcext:value-type="float">
            <text:p>-40,714649</text:p>
          </table:table-cell>
          <table:table-cell table:number-columns-repeated="62"/>
        </table:table-row>
        <table:table-row table:style-name="ro1">
          <table:table-cell table:style-name="ce1" office:value-type="float" office:value="1938.4656" calcext:value-type="float">
            <text:p>1938,4656</text:p>
          </table:table-cell>
          <table:table-cell table:style-name="ce1" office:value-type="float" office:value="-40.673889" calcext:value-type="float">
            <text:p>-40,673889</text:p>
          </table:table-cell>
          <table:table-cell table:number-columns-repeated="62"/>
        </table:table-row>
        <table:table-row table:style-name="ro1">
          <table:table-cell table:style-name="ce1" office:value-type="float" office:value="1938.3522" calcext:value-type="float">
            <text:p>1938,3522</text:p>
          </table:table-cell>
          <table:table-cell table:style-name="ce1" office:value-type="float" office:value="-40.543841" calcext:value-type="float">
            <text:p>-40,543841</text:p>
          </table:table-cell>
          <table:table-cell table:number-columns-repeated="62"/>
        </table:table-row>
        <table:table-row table:style-name="ro1">
          <table:table-cell table:style-name="ce1" office:value-type="float" office:value="1938.2388" calcext:value-type="float">
            <text:p>1938,2388</text:p>
          </table:table-cell>
          <table:table-cell table:style-name="ce1" office:value-type="float" office:value="-40.543405" calcext:value-type="float">
            <text:p>-40,543405</text:p>
          </table:table-cell>
          <table:table-cell table:number-columns-repeated="62"/>
        </table:table-row>
        <table:table-row table:style-name="ro1">
          <table:table-cell table:style-name="ce1" office:value-type="float" office:value="1938.12545" calcext:value-type="float">
            <text:p>1938,12545</text:p>
          </table:table-cell>
          <table:table-cell table:style-name="ce1" office:value-type="float" office:value="-40.512246" calcext:value-type="float">
            <text:p>-40,512246</text:p>
          </table:table-cell>
          <table:table-cell table:number-columns-repeated="62"/>
        </table:table-row>
        <table:table-row table:style-name="ro1">
          <table:table-cell table:style-name="ce1" office:value-type="float" office:value="1938.0131" calcext:value-type="float">
            <text:p>1938,0131</text:p>
          </table:table-cell>
          <table:table-cell table:style-name="ce1" office:value-type="float" office:value="-40.578092" calcext:value-type="float">
            <text:p>-40,578092</text:p>
          </table:table-cell>
          <table:table-cell table:number-columns-repeated="62"/>
        </table:table-row>
        <table:table-row table:style-name="ro1">
          <table:table-cell table:style-name="ce1" office:value-type="float" office:value="1937.903" calcext:value-type="float">
            <text:p>1937,903</text:p>
          </table:table-cell>
          <table:table-cell table:style-name="ce1" office:value-type="float" office:value="-40.857041" calcext:value-type="float">
            <text:p>-40,857041</text:p>
          </table:table-cell>
          <table:table-cell table:number-columns-repeated="62"/>
        </table:table-row>
        <table:table-row table:style-name="ro1">
          <table:table-cell table:style-name="ce1" office:value-type="float" office:value="1937.7943" calcext:value-type="float">
            <text:p>1937,7943</text:p>
          </table:table-cell>
          <table:table-cell table:style-name="ce1" office:value-type="float" office:value="-41.007861" calcext:value-type="float">
            <text:p>-41,007861</text:p>
          </table:table-cell>
          <table:table-cell table:number-columns-repeated="62"/>
        </table:table-row>
        <table:table-row table:style-name="ro1">
          <table:table-cell table:style-name="ce1" office:value-type="float" office:value="1937.68565" calcext:value-type="float">
            <text:p>1937,68565</text:p>
          </table:table-cell>
          <table:table-cell table:style-name="ce1" office:value-type="float" office:value="-41.261846" calcext:value-type="float">
            <text:p>-41,261846</text:p>
          </table:table-cell>
          <table:table-cell table:number-columns-repeated="62"/>
        </table:table-row>
        <table:table-row table:style-name="ro1">
          <table:table-cell table:style-name="ce1" office:value-type="float" office:value="1937.577" calcext:value-type="float">
            <text:p>1937,577</text:p>
          </table:table-cell>
          <table:table-cell table:style-name="ce1" office:value-type="float" office:value="-41.262369" calcext:value-type="float">
            <text:p>-41,262369</text:p>
          </table:table-cell>
          <table:table-cell table:number-columns-repeated="62"/>
        </table:table-row>
        <table:table-row table:style-name="ro1">
          <table:table-cell table:style-name="ce1" office:value-type="float" office:value="1937.46835" calcext:value-type="float">
            <text:p>1937,46835</text:p>
          </table:table-cell>
          <table:table-cell table:style-name="ce1" office:value-type="float" office:value="-41.162084" calcext:value-type="float">
            <text:p>-41,162084</text:p>
          </table:table-cell>
          <table:table-cell table:number-columns-repeated="62"/>
        </table:table-row>
        <table:table-row table:style-name="ro1">
          <table:table-cell table:style-name="ce1" office:value-type="float" office:value="1937.3597" calcext:value-type="float">
            <text:p>1937,3597</text:p>
          </table:table-cell>
          <table:table-cell table:style-name="ce1" office:value-type="float" office:value="-40.770894" calcext:value-type="float">
            <text:p>-40,770894</text:p>
          </table:table-cell>
          <table:table-cell table:number-columns-repeated="62"/>
        </table:table-row>
        <table:table-row table:style-name="ro1">
          <table:table-cell table:style-name="ce1" office:value-type="float" office:value="1937.2511" calcext:value-type="float">
            <text:p>1937,2511</text:p>
          </table:table-cell>
          <table:table-cell table:style-name="ce1" office:value-type="float" office:value="-40.462271" calcext:value-type="float">
            <text:p>-40,462271</text:p>
          </table:table-cell>
          <table:table-cell table:number-columns-repeated="62"/>
        </table:table-row>
        <table:table-row table:style-name="ro1">
          <table:table-cell table:style-name="ce1" office:value-type="float" office:value="1937.14245" calcext:value-type="float">
            <text:p>1937,14245</text:p>
          </table:table-cell>
          <table:table-cell table:style-name="ce1" office:value-type="float" office:value="-40.151729" calcext:value-type="float">
            <text:p>-40,151729</text:p>
          </table:table-cell>
          <table:table-cell table:number-columns-repeated="62"/>
        </table:table-row>
        <table:table-row table:style-name="ro1">
          <table:table-cell table:style-name="ce1" office:value-type="float" office:value="1937.0338" calcext:value-type="float">
            <text:p>1937,0338</text:p>
          </table:table-cell>
          <table:table-cell table:style-name="ce1" office:value-type="float" office:value="-39.924714" calcext:value-type="float">
            <text:p>-39,924714</text:p>
          </table:table-cell>
          <table:table-cell table:number-columns-repeated="62"/>
        </table:table-row>
        <table:table-row table:style-name="ro1">
          <table:table-cell table:style-name="ce1" office:value-type="float" office:value="1936.92515" calcext:value-type="float">
            <text:p>1936,92515</text:p>
          </table:table-cell>
          <table:table-cell table:style-name="ce1" office:value-type="float" office:value="-39.806188" calcext:value-type="float">
            <text:p>-39,806188</text:p>
          </table:table-cell>
          <table:table-cell table:number-columns-repeated="62"/>
        </table:table-row>
        <table:table-row table:style-name="ro1">
          <table:table-cell table:style-name="ce1" office:value-type="float" office:value="1936.8165" calcext:value-type="float">
            <text:p>1936,8165</text:p>
          </table:table-cell>
          <table:table-cell table:style-name="ce1" office:value-type="float" office:value="-39.773109" calcext:value-type="float">
            <text:p>-39,773109</text:p>
          </table:table-cell>
          <table:table-cell table:number-columns-repeated="62"/>
        </table:table-row>
        <table:table-row table:style-name="ro1">
          <table:table-cell table:style-name="ce1" office:value-type="float" office:value="1936.70785" calcext:value-type="float">
            <text:p>1936,70785</text:p>
          </table:table-cell>
          <table:table-cell table:style-name="ce1" office:value-type="float" office:value="-39.801476" calcext:value-type="float">
            <text:p>-39,801476</text:p>
          </table:table-cell>
          <table:table-cell table:number-columns-repeated="62"/>
        </table:table-row>
        <table:table-row table:style-name="ro1">
          <table:table-cell table:style-name="ce1" office:value-type="float" office:value="1936.59915" calcext:value-type="float">
            <text:p>1936,59915</text:p>
          </table:table-cell>
          <table:table-cell table:style-name="ce1" office:value-type="float" office:value="-40.023778" calcext:value-type="float">
            <text:p>-40,023778</text:p>
          </table:table-cell>
          <table:table-cell table:number-columns-repeated="62"/>
        </table:table-row>
        <table:table-row table:style-name="ro1">
          <table:table-cell table:style-name="ce1" office:value-type="float" office:value="1936.4905" calcext:value-type="float">
            <text:p>1936,4905</text:p>
          </table:table-cell>
          <table:table-cell table:style-name="ce1" office:value-type="float" office:value="-40.273922" calcext:value-type="float">
            <text:p>-40,273922</text:p>
          </table:table-cell>
          <table:table-cell table:number-columns-repeated="62"/>
        </table:table-row>
        <table:table-row table:style-name="ro1">
          <table:table-cell table:style-name="ce1" office:value-type="float" office:value="1936.38185" calcext:value-type="float">
            <text:p>1936,38185</text:p>
          </table:table-cell>
          <table:table-cell table:style-name="ce1" office:value-type="float" office:value="-40.535781" calcext:value-type="float">
            <text:p>-40,535781</text:p>
          </table:table-cell>
          <table:table-cell table:number-columns-repeated="62"/>
        </table:table-row>
        <table:table-row table:style-name="ro1">
          <table:table-cell table:style-name="ce1" office:value-type="float" office:value="1936.2732" calcext:value-type="float">
            <text:p>1936,2732</text:p>
          </table:table-cell>
          <table:table-cell table:style-name="ce1" office:value-type="float" office:value="-41.016142" calcext:value-type="float">
            <text:p>-41,016142</text:p>
          </table:table-cell>
          <table:table-cell table:number-columns-repeated="62"/>
        </table:table-row>
        <table:table-row table:style-name="ro1">
          <table:table-cell table:style-name="ce1" office:value-type="float" office:value="1936.16455" calcext:value-type="float">
            <text:p>1936,16455</text:p>
          </table:table-cell>
          <table:table-cell table:style-name="ce1" office:value-type="float" office:value="-41.226584" calcext:value-type="float">
            <text:p>-41,226584</text:p>
          </table:table-cell>
          <table:table-cell table:number-columns-repeated="62"/>
        </table:table-row>
        <table:table-row table:style-name="ro1">
          <table:table-cell table:style-name="ce1" office:value-type="float" office:value="1936.0531" calcext:value-type="float">
            <text:p>1936,0531</text:p>
          </table:table-cell>
          <table:table-cell table:style-name="ce1" office:value-type="float" office:value="-41.416742" calcext:value-type="float">
            <text:p>-41,416742</text:p>
          </table:table-cell>
          <table:table-cell table:number-columns-repeated="62"/>
        </table:table-row>
        <table:table-row table:style-name="ro1">
          <table:table-cell table:style-name="ce1" office:value-type="float" office:value="1935.93375" calcext:value-type="float">
            <text:p>1935,93375</text:p>
          </table:table-cell>
          <table:table-cell table:style-name="ce1" office:value-type="float" office:value="-41.798799" calcext:value-type="float">
            <text:p>-41,798799</text:p>
          </table:table-cell>
          <table:table-cell table:number-columns-repeated="62"/>
        </table:table-row>
        <table:table-row table:style-name="ro1">
          <table:table-cell table:style-name="ce1" office:value-type="float" office:value="1935.8063" calcext:value-type="float">
            <text:p>1935,8063</text:p>
          </table:table-cell>
          <table:table-cell table:style-name="ce1" office:value-type="float" office:value="-42.341706" calcext:value-type="float">
            <text:p>-42,341706</text:p>
          </table:table-cell>
          <table:table-cell table:number-columns-repeated="62"/>
        </table:table-row>
        <table:table-row table:style-name="ro1">
          <table:table-cell table:style-name="ce1" office:value-type="float" office:value="1935.6759" calcext:value-type="float">
            <text:p>1935,6759</text:p>
          </table:table-cell>
          <table:table-cell table:style-name="ce1" office:value-type="float" office:value="-42.994273" calcext:value-type="float">
            <text:p>-42,994273</text:p>
          </table:table-cell>
          <table:table-cell table:number-columns-repeated="62"/>
        </table:table-row>
        <table:table-row table:style-name="ro1">
          <table:table-cell table:style-name="ce1" office:value-type="float" office:value="1935.54555" calcext:value-type="float">
            <text:p>1935,54555</text:p>
          </table:table-cell>
          <table:table-cell table:style-name="ce1" office:value-type="float" office:value="-43.670717" calcext:value-type="float">
            <text:p>-43,670717</text:p>
          </table:table-cell>
          <table:table-cell table:number-columns-repeated="62"/>
        </table:table-row>
        <table:table-row table:style-name="ro1">
          <table:table-cell table:style-name="ce1" office:value-type="float" office:value="1935.4152" calcext:value-type="float">
            <text:p>1935,4152</text:p>
          </table:table-cell>
          <table:table-cell table:style-name="ce1" office:value-type="float" office:value="-44.086851" calcext:value-type="float">
            <text:p>-44,086851</text:p>
          </table:table-cell>
          <table:table-cell table:number-columns-repeated="62"/>
        </table:table-row>
        <table:table-row table:style-name="ro1">
          <table:table-cell table:style-name="ce1" office:value-type="float" office:value="1935.28485" calcext:value-type="float">
            <text:p>1935,28485</text:p>
          </table:table-cell>
          <table:table-cell table:style-name="ce1" office:value-type="float" office:value="-44.193044" calcext:value-type="float">
            <text:p>-44,193044</text:p>
          </table:table-cell>
          <table:table-cell table:number-columns-repeated="62"/>
        </table:table-row>
        <table:table-row table:style-name="ro1">
          <table:table-cell table:style-name="ce1" office:value-type="float" office:value="1935.155" calcext:value-type="float">
            <text:p>1935,155</text:p>
          </table:table-cell>
          <table:table-cell table:style-name="ce1" office:value-type="float" office:value="-44.033606" calcext:value-type="float">
            <text:p>-44,033606</text:p>
          </table:table-cell>
          <table:table-cell table:number-columns-repeated="62"/>
        </table:table-row>
        <table:table-row table:style-name="ro1">
          <table:table-cell table:style-name="ce1" office:value-type="float" office:value="1935.0305" calcext:value-type="float">
            <text:p>1935,0305</text:p>
          </table:table-cell>
          <table:table-cell table:style-name="ce1" office:value-type="float" office:value="-43.532382" calcext:value-type="float">
            <text:p>-43,532382</text:p>
          </table:table-cell>
          <table:table-cell table:number-columns-repeated="62"/>
        </table:table-row>
        <table:table-row table:style-name="ro1">
          <table:table-cell table:style-name="ce1" office:value-type="float" office:value="1934.9241" calcext:value-type="float">
            <text:p>1934,9241</text:p>
          </table:table-cell>
          <table:table-cell table:style-name="ce1" office:value-type="float" office:value="-43.155851" calcext:value-type="float">
            <text:p>-43,155851</text:p>
          </table:table-cell>
          <table:table-cell table:number-columns-repeated="62"/>
        </table:table-row>
        <table:table-row table:style-name="ro1">
          <table:table-cell table:style-name="ce1" office:value-type="float" office:value="1934.8309" calcext:value-type="float">
            <text:p>1934,8309</text:p>
          </table:table-cell>
          <table:table-cell table:style-name="ce1" office:value-type="float" office:value="-42.997138" calcext:value-type="float">
            <text:p>-42,997138</text:p>
          </table:table-cell>
          <table:table-cell table:number-columns-repeated="62"/>
        </table:table-row>
        <table:table-row table:style-name="ro1">
          <table:table-cell table:style-name="ce1" office:value-type="float" office:value="1934.73775" calcext:value-type="float">
            <text:p>1934,73775</text:p>
          </table:table-cell>
          <table:table-cell table:style-name="ce1" office:value-type="float" office:value="-42.957356" calcext:value-type="float">
            <text:p>-42,957356</text:p>
          </table:table-cell>
          <table:table-cell table:number-columns-repeated="62"/>
        </table:table-row>
        <table:table-row table:style-name="ro1">
          <table:table-cell table:style-name="ce1" office:value-type="float" office:value="1934.64465" calcext:value-type="float">
            <text:p>1934,64465</text:p>
          </table:table-cell>
          <table:table-cell table:style-name="ce1" office:value-type="float" office:value="-42.922254" calcext:value-type="float">
            <text:p>-42,922254</text:p>
          </table:table-cell>
          <table:table-cell table:number-columns-repeated="62"/>
        </table:table-row>
        <table:table-row table:style-name="ro1">
          <table:table-cell table:style-name="ce1" office:value-type="float" office:value="1934.55155" calcext:value-type="float">
            <text:p>1934,55155</text:p>
          </table:table-cell>
          <table:table-cell table:style-name="ce1" office:value-type="float" office:value="-42.893753" calcext:value-type="float">
            <text:p>-42,893753</text:p>
          </table:table-cell>
          <table:table-cell table:number-columns-repeated="62"/>
        </table:table-row>
        <table:table-row table:style-name="ro1">
          <table:table-cell table:style-name="ce1" office:value-type="float" office:value="1934.4584" calcext:value-type="float">
            <text:p>1934,4584</text:p>
          </table:table-cell>
          <table:table-cell table:style-name="ce1" office:value-type="float" office:value="-42.836331" calcext:value-type="float">
            <text:p>-42,836331</text:p>
          </table:table-cell>
          <table:table-cell table:number-columns-repeated="62"/>
        </table:table-row>
        <table:table-row table:style-name="ro1">
          <table:table-cell table:style-name="ce1" office:value-type="float" office:value="1934.36525" calcext:value-type="float">
            <text:p>1934,36525</text:p>
          </table:table-cell>
          <table:table-cell table:style-name="ce1" office:value-type="float" office:value="-42.789351" calcext:value-type="float">
            <text:p>-42,789351</text:p>
          </table:table-cell>
          <table:table-cell table:number-columns-repeated="62"/>
        </table:table-row>
        <table:table-row table:style-name="ro1">
          <table:table-cell table:style-name="ce1" office:value-type="float" office:value="1934.27215" calcext:value-type="float">
            <text:p>1934,27215</text:p>
          </table:table-cell>
          <table:table-cell table:style-name="ce1" office:value-type="float" office:value="-42.724011" calcext:value-type="float">
            <text:p>-42,724011</text:p>
          </table:table-cell>
          <table:table-cell table:number-columns-repeated="62"/>
        </table:table-row>
        <table:table-row table:style-name="ro1">
          <table:table-cell table:style-name="ce1" office:value-type="float" office:value="1934.17905" calcext:value-type="float">
            <text:p>1934,17905</text:p>
          </table:table-cell>
          <table:table-cell table:style-name="ce1" office:value-type="float" office:value="-42.634253" calcext:value-type="float">
            <text:p>-42,634253</text:p>
          </table:table-cell>
          <table:table-cell table:number-columns-repeated="62"/>
        </table:table-row>
        <table:table-row table:style-name="ro1">
          <table:table-cell table:style-name="ce1" office:value-type="float" office:value="1934.0861" calcext:value-type="float">
            <text:p>1934,0861</text:p>
          </table:table-cell>
          <table:table-cell table:style-name="ce1" office:value-type="float" office:value="-42.516713" calcext:value-type="float">
            <text:p>-42,516713</text:p>
          </table:table-cell>
          <table:table-cell table:number-columns-repeated="62"/>
        </table:table-row>
        <table:table-row table:style-name="ro1">
          <table:table-cell table:style-name="ce1" office:value-type="float" office:value="1934.0173" calcext:value-type="float">
            <text:p>1934,0173</text:p>
          </table:table-cell>
          <table:table-cell table:style-name="ce1" office:value-type="float" office:value="-42.231046" calcext:value-type="float">
            <text:p>-42,231046</text:p>
          </table:table-cell>
          <table:table-cell table:number-columns-repeated="62"/>
        </table:table-row>
        <table:table-row table:style-name="ro1">
          <table:table-cell table:style-name="ce1" office:value-type="float" office:value="1933.9536" calcext:value-type="float">
            <text:p>1933,9536</text:p>
          </table:table-cell>
          <table:table-cell table:style-name="ce1" office:value-type="float" office:value="-42.831375" calcext:value-type="float">
            <text:p>-42,831375</text:p>
          </table:table-cell>
          <table:table-cell table:number-columns-repeated="62"/>
        </table:table-row>
        <table:table-row table:style-name="ro1">
          <table:table-cell table:style-name="ce1" office:value-type="float" office:value="1933.871" calcext:value-type="float">
            <text:p>1933,871</text:p>
          </table:table-cell>
          <table:table-cell table:style-name="ce1" office:value-type="float" office:value="-43.35574" calcext:value-type="float">
            <text:p>-43,35574</text:p>
          </table:table-cell>
          <table:table-cell table:number-columns-repeated="62"/>
        </table:table-row>
        <table:table-row table:style-name="ro1">
          <table:table-cell table:style-name="ce1" office:value-type="float" office:value="1933.7884" calcext:value-type="float">
            <text:p>1933,7884</text:p>
          </table:table-cell>
          <table:table-cell table:style-name="ce1" office:value-type="float" office:value="-44.160312" calcext:value-type="float">
            <text:p>-44,160312</text:p>
          </table:table-cell>
          <table:table-cell table:number-columns-repeated="62"/>
        </table:table-row>
        <table:table-row table:style-name="ro1">
          <table:table-cell table:style-name="ce1" office:value-type="float" office:value="1933.7058" calcext:value-type="float">
            <text:p>1933,7058</text:p>
          </table:table-cell>
          <table:table-cell table:style-name="ce1" office:value-type="float" office:value="-45.220129" calcext:value-type="float">
            <text:p>-45,220129</text:p>
          </table:table-cell>
          <table:table-cell table:number-columns-repeated="62"/>
        </table:table-row>
        <table:table-row table:style-name="ro1">
          <table:table-cell table:style-name="ce1" office:value-type="float" office:value="1933.6232" calcext:value-type="float">
            <text:p>1933,6232</text:p>
          </table:table-cell>
          <table:table-cell table:style-name="ce1" office:value-type="float" office:value="-46.235663" calcext:value-type="float">
            <text:p>-46,235663</text:p>
          </table:table-cell>
          <table:table-cell table:number-columns-repeated="62"/>
        </table:table-row>
        <table:table-row table:style-name="ro1">
          <table:table-cell table:style-name="ce1" office:value-type="float" office:value="1933.5406" calcext:value-type="float">
            <text:p>1933,5406</text:p>
          </table:table-cell>
          <table:table-cell table:style-name="ce1" office:value-type="float" office:value="-46.798051" calcext:value-type="float">
            <text:p>-46,798051</text:p>
          </table:table-cell>
          <table:table-cell table:number-columns-repeated="62"/>
        </table:table-row>
        <table:table-row table:style-name="ro1">
          <table:table-cell table:style-name="ce1" office:value-type="float" office:value="1933.458" calcext:value-type="float">
            <text:p>1933,458</text:p>
          </table:table-cell>
          <table:table-cell table:style-name="ce1" office:value-type="float" office:value="-46.887763" calcext:value-type="float">
            <text:p>-46,887763</text:p>
          </table:table-cell>
          <table:table-cell table:number-columns-repeated="62"/>
        </table:table-row>
        <table:table-row table:style-name="ro1">
          <table:table-cell table:style-name="ce1" office:value-type="float" office:value="1933.3754" calcext:value-type="float">
            <text:p>1933,3754</text:p>
          </table:table-cell>
          <table:table-cell table:style-name="ce1" office:value-type="float" office:value="-46.721443" calcext:value-type="float">
            <text:p>-46,721443</text:p>
          </table:table-cell>
          <table:table-cell table:number-columns-repeated="62"/>
        </table:table-row>
        <table:table-row table:style-name="ro1">
          <table:table-cell table:style-name="ce1" office:value-type="float" office:value="1933.2928" calcext:value-type="float">
            <text:p>1933,2928</text:p>
          </table:table-cell>
          <table:table-cell table:style-name="ce1" office:value-type="float" office:value="-46.105292" calcext:value-type="float">
            <text:p>-46,105292</text:p>
          </table:table-cell>
          <table:table-cell table:number-columns-repeated="62"/>
        </table:table-row>
        <table:table-row table:style-name="ro1">
          <table:table-cell table:style-name="ce1" office:value-type="float" office:value="1933.2102" calcext:value-type="float">
            <text:p>1933,2102</text:p>
          </table:table-cell>
          <table:table-cell table:style-name="ce1" office:value-type="float" office:value="-45.254779" calcext:value-type="float">
            <text:p>-45,254779</text:p>
          </table:table-cell>
          <table:table-cell table:number-columns-repeated="62"/>
        </table:table-row>
        <table:table-row table:style-name="ro1">
          <table:table-cell table:style-name="ce1" office:value-type="float" office:value="1933.1276" calcext:value-type="float">
            <text:p>1933,1276</text:p>
          </table:table-cell>
          <table:table-cell table:style-name="ce1" office:value-type="float" office:value="-43.734053" calcext:value-type="float">
            <text:p>-43,734053</text:p>
          </table:table-cell>
          <table:table-cell table:number-columns-repeated="62"/>
        </table:table-row>
        <table:table-row table:style-name="ro1">
          <table:table-cell table:style-name="ce1" office:value-type="float" office:value="1933.04285" calcext:value-type="float">
            <text:p>1933,04285</text:p>
          </table:table-cell>
          <table:table-cell table:style-name="ce1" office:value-type="float" office:value="-42.533909" calcext:value-type="float">
            <text:p>-42,533909</text:p>
          </table:table-cell>
          <table:table-cell table:number-columns-repeated="62"/>
        </table:table-row>
        <table:table-row table:style-name="ro1">
          <table:table-cell table:style-name="ce1" office:value-type="float" office:value="1932.9333" calcext:value-type="float">
            <text:p>1932,9333</text:p>
          </table:table-cell>
          <table:table-cell table:style-name="ce1" office:value-type="float" office:value="-41.791516" calcext:value-type="float">
            <text:p>-41,791516</text:p>
          </table:table-cell>
          <table:table-cell table:number-columns-repeated="62"/>
        </table:table-row>
        <table:table-row table:style-name="ro1">
          <table:table-cell table:style-name="ce1" office:value-type="float" office:value="1932.79765" calcext:value-type="float">
            <text:p>1932,79765</text:p>
          </table:table-cell>
          <table:table-cell table:style-name="ce1" office:value-type="float" office:value="-41.530933" calcext:value-type="float">
            <text:p>-41,530933</text:p>
          </table:table-cell>
          <table:table-cell table:number-columns-repeated="62"/>
        </table:table-row>
        <table:table-row table:style-name="ro1">
          <table:table-cell table:style-name="ce1" office:value-type="float" office:value="1932.65855" calcext:value-type="float">
            <text:p>1932,65855</text:p>
          </table:table-cell>
          <table:table-cell table:style-name="ce1" office:value-type="float" office:value="-42.129447" calcext:value-type="float">
            <text:p>-42,129447</text:p>
          </table:table-cell>
          <table:table-cell table:number-columns-repeated="62"/>
        </table:table-row>
        <table:table-row table:style-name="ro1">
          <table:table-cell table:style-name="ce1" office:value-type="float" office:value="1932.51945" calcext:value-type="float">
            <text:p>1932,51945</text:p>
          </table:table-cell>
          <table:table-cell table:style-name="ce1" office:value-type="float" office:value="-43.025464" calcext:value-type="float">
            <text:p>-43,025464</text:p>
          </table:table-cell>
          <table:table-cell table:number-columns-repeated="62"/>
        </table:table-row>
        <table:table-row table:style-name="ro1">
          <table:table-cell table:style-name="ce1" office:value-type="float" office:value="1932.3804" calcext:value-type="float">
            <text:p>1932,3804</text:p>
          </table:table-cell>
          <table:table-cell table:style-name="ce1" office:value-type="float" office:value="-43.976055" calcext:value-type="float">
            <text:p>-43,976055</text:p>
          </table:table-cell>
          <table:table-cell table:number-columns-repeated="62"/>
        </table:table-row>
        <table:table-row table:style-name="ro1">
          <table:table-cell table:style-name="ce1" office:value-type="float" office:value="1932.2413" calcext:value-type="float">
            <text:p>1932,2413</text:p>
          </table:table-cell>
          <table:table-cell table:style-name="ce1" office:value-type="float" office:value="-44.585657" calcext:value-type="float">
            <text:p>-44,585657</text:p>
          </table:table-cell>
          <table:table-cell table:number-columns-repeated="62"/>
        </table:table-row>
        <table:table-row table:style-name="ro1">
          <table:table-cell table:style-name="ce1" office:value-type="float" office:value="1932.1068" calcext:value-type="float">
            <text:p>1932,1068</text:p>
          </table:table-cell>
          <table:table-cell table:style-name="ce1" office:value-type="float" office:value="-44.910919" calcext:value-type="float">
            <text:p>-44,910919</text:p>
          </table:table-cell>
          <table:table-cell table:number-columns-repeated="62"/>
        </table:table-row>
        <table:table-row table:style-name="ro1">
          <table:table-cell table:style-name="ce1" office:value-type="float" office:value="1931.995" calcext:value-type="float">
            <text:p>1931,995</text:p>
          </table:table-cell>
          <table:table-cell table:style-name="ce1" office:value-type="float" office:value="-44.934616" calcext:value-type="float">
            <text:p>-44,934616</text:p>
          </table:table-cell>
          <table:table-cell table:number-columns-repeated="62"/>
        </table:table-row>
        <table:table-row table:style-name="ro1">
          <table:table-cell table:style-name="ce1" office:value-type="float" office:value="1931.91425" calcext:value-type="float">
            <text:p>1931,91425</text:p>
          </table:table-cell>
          <table:table-cell table:style-name="ce1" office:value-type="float" office:value="-44.673069" calcext:value-type="float">
            <text:p>-44,673069</text:p>
          </table:table-cell>
          <table:table-cell table:number-columns-repeated="62"/>
        </table:table-row>
        <table:table-row table:style-name="ro1">
          <table:table-cell table:style-name="ce1" office:value-type="float" office:value="1931.8465" calcext:value-type="float">
            <text:p>1931,8465</text:p>
          </table:table-cell>
          <table:table-cell table:style-name="ce1" office:value-type="float" office:value="-44.34996" calcext:value-type="float">
            <text:p>-44,34996</text:p>
          </table:table-cell>
          <table:table-cell table:number-columns-repeated="62"/>
        </table:table-row>
        <table:table-row table:style-name="ro1">
          <table:table-cell table:style-name="ce1" office:value-type="float" office:value="1931.7787" calcext:value-type="float">
            <text:p>1931,7787</text:p>
          </table:table-cell>
          <table:table-cell table:style-name="ce1" office:value-type="float" office:value="-44.139054" calcext:value-type="float">
            <text:p>-44,139054</text:p>
          </table:table-cell>
          <table:table-cell table:number-columns-repeated="62"/>
        </table:table-row>
        <table:table-row table:style-name="ro1">
          <table:table-cell table:style-name="ce1" office:value-type="float" office:value="1931.71095" calcext:value-type="float">
            <text:p>1931,71095</text:p>
          </table:table-cell>
          <table:table-cell table:style-name="ce1" office:value-type="float" office:value="-44.049951" calcext:value-type="float">
            <text:p>-44,049951</text:p>
          </table:table-cell>
          <table:table-cell table:number-columns-repeated="62"/>
        </table:table-row>
        <table:table-row table:style-name="ro1">
          <table:table-cell table:style-name="ce1" office:value-type="float" office:value="1931.6432" calcext:value-type="float">
            <text:p>1931,6432</text:p>
          </table:table-cell>
          <table:table-cell table:style-name="ce1" office:value-type="float" office:value="-43.720723" calcext:value-type="float">
            <text:p>-43,720723</text:p>
          </table:table-cell>
          <table:table-cell table:number-columns-repeated="62"/>
        </table:table-row>
        <table:table-row table:style-name="ro1">
          <table:table-cell table:style-name="ce1" office:value-type="float" office:value="1931.5754" calcext:value-type="float">
            <text:p>1931,5754</text:p>
          </table:table-cell>
          <table:table-cell table:style-name="ce1" office:value-type="float" office:value="-43.481617" calcext:value-type="float">
            <text:p>-43,481617</text:p>
          </table:table-cell>
          <table:table-cell table:number-columns-repeated="62"/>
        </table:table-row>
        <table:table-row table:style-name="ro1">
          <table:table-cell table:style-name="ce1" office:value-type="float" office:value="1931.50765" calcext:value-type="float">
            <text:p>1931,50765</text:p>
          </table:table-cell>
          <table:table-cell table:style-name="ce1" office:value-type="float" office:value="-42.856461" calcext:value-type="float">
            <text:p>-42,856461</text:p>
          </table:table-cell>
          <table:table-cell table:number-columns-repeated="62"/>
        </table:table-row>
        <table:table-row table:style-name="ro1">
          <table:table-cell table:style-name="ce1" office:value-type="float" office:value="1931.4399" calcext:value-type="float">
            <text:p>1931,4399</text:p>
          </table:table-cell>
          <table:table-cell table:style-name="ce1" office:value-type="float" office:value="-41.878855" calcext:value-type="float">
            <text:p>-41,878855</text:p>
          </table:table-cell>
          <table:table-cell table:number-columns-repeated="62"/>
        </table:table-row>
        <table:table-row table:style-name="ro1">
          <table:table-cell table:style-name="ce1" office:value-type="float" office:value="1931.3721" calcext:value-type="float">
            <text:p>1931,3721</text:p>
          </table:table-cell>
          <table:table-cell table:style-name="ce1" office:value-type="float" office:value="-40.738883" calcext:value-type="float">
            <text:p>-40,738883</text:p>
          </table:table-cell>
          <table:table-cell table:number-columns-repeated="62"/>
        </table:table-row>
        <table:table-row table:style-name="ro1">
          <table:table-cell table:style-name="ce1" office:value-type="float" office:value="1931.30435" calcext:value-type="float">
            <text:p>1931,30435</text:p>
          </table:table-cell>
          <table:table-cell table:style-name="ce1" office:value-type="float" office:value="-39.971277" calcext:value-type="float">
            <text:p>-39,971277</text:p>
          </table:table-cell>
          <table:table-cell table:number-columns-repeated="62"/>
        </table:table-row>
        <table:table-row table:style-name="ro1">
          <table:table-cell table:style-name="ce1" office:value-type="float" office:value="1931.2366" calcext:value-type="float">
            <text:p>1931,2366</text:p>
          </table:table-cell>
          <table:table-cell table:style-name="ce1" office:value-type="float" office:value="-39.140908" calcext:value-type="float">
            <text:p>-39,140908</text:p>
          </table:table-cell>
          <table:table-cell table:number-columns-repeated="62"/>
        </table:table-row>
        <table:table-row table:style-name="ro1">
          <table:table-cell table:style-name="ce1" office:value-type="float" office:value="1931.1688" calcext:value-type="float">
            <text:p>1931,1688</text:p>
          </table:table-cell>
          <table:table-cell table:style-name="ce1" office:value-type="float" office:value="-38.92945" calcext:value-type="float">
            <text:p>-38,92945</text:p>
          </table:table-cell>
          <table:table-cell table:number-columns-repeated="62"/>
        </table:table-row>
        <table:table-row table:style-name="ro1">
          <table:table-cell table:style-name="ce1" office:value-type="float" office:value="1931.101" calcext:value-type="float">
            <text:p>1931,101</text:p>
          </table:table-cell>
          <table:table-cell table:style-name="ce1" office:value-type="float" office:value="-39.025185" calcext:value-type="float">
            <text:p>-39,025185</text:p>
          </table:table-cell>
          <table:table-cell table:number-columns-repeated="62"/>
        </table:table-row>
        <table:table-row table:style-name="ro1">
          <table:table-cell table:style-name="ce1" office:value-type="float" office:value="1931.0293" calcext:value-type="float">
            <text:p>1931,0293</text:p>
          </table:table-cell>
          <table:table-cell table:style-name="ce1" office:value-type="float" office:value="-39.455955" calcext:value-type="float">
            <text:p>-39,455955</text:p>
          </table:table-cell>
          <table:table-cell table:number-columns-repeated="62"/>
        </table:table-row>
        <table:table-row table:style-name="ro1">
          <table:table-cell table:style-name="ce1" office:value-type="float" office:value="1930.94445" calcext:value-type="float">
            <text:p>1930,94445</text:p>
          </table:table-cell>
          <table:table-cell table:style-name="ce1" office:value-type="float" office:value="-40.066224" calcext:value-type="float">
            <text:p>-40,066224</text:p>
          </table:table-cell>
          <table:table-cell table:number-columns-repeated="62"/>
        </table:table-row>
        <table:table-row table:style-name="ro1">
          <table:table-cell table:style-name="ce1" office:value-type="float" office:value="1930.8466" calcext:value-type="float">
            <text:p>1930,8466</text:p>
          </table:table-cell>
          <table:table-cell table:style-name="ce1" office:value-type="float" office:value="-41.007685" calcext:value-type="float">
            <text:p>-41,007685</text:p>
          </table:table-cell>
          <table:table-cell table:number-columns-repeated="62"/>
        </table:table-row>
        <table:table-row table:style-name="ro1">
          <table:table-cell table:style-name="ce1" office:value-type="float" office:value="1930.74495" calcext:value-type="float">
            <text:p>1930,74495</text:p>
          </table:table-cell>
          <table:table-cell table:style-name="ce1" office:value-type="float" office:value="-41.930866" calcext:value-type="float">
            <text:p>-41,930866</text:p>
          </table:table-cell>
          <table:table-cell table:number-columns-repeated="62"/>
        </table:table-row>
        <table:table-row table:style-name="ro1">
          <table:table-cell table:style-name="ce1" office:value-type="float" office:value="1930.6433" calcext:value-type="float">
            <text:p>1930,6433</text:p>
          </table:table-cell>
          <table:table-cell table:style-name="ce1" office:value-type="float" office:value="-42.597668" calcext:value-type="float">
            <text:p>-42,597668</text:p>
          </table:table-cell>
          <table:table-cell table:number-columns-repeated="62"/>
        </table:table-row>
        <table:table-row table:style-name="ro1">
          <table:table-cell table:style-name="ce1" office:value-type="float" office:value="1930.54165" calcext:value-type="float">
            <text:p>1930,54165</text:p>
          </table:table-cell>
          <table:table-cell table:style-name="ce1" office:value-type="float" office:value="-43.039776" calcext:value-type="float">
            <text:p>-43,039776</text:p>
          </table:table-cell>
          <table:table-cell table:number-columns-repeated="62"/>
        </table:table-row>
        <table:table-row table:style-name="ro1">
          <table:table-cell table:style-name="ce1" office:value-type="float" office:value="1930.44" calcext:value-type="float">
            <text:p>1930,44</text:p>
          </table:table-cell>
          <table:table-cell table:style-name="ce1" office:value-type="float" office:value="-43.311913" calcext:value-type="float">
            <text:p>-43,311913</text:p>
          </table:table-cell>
          <table:table-cell table:number-columns-repeated="62"/>
        </table:table-row>
        <table:table-row table:style-name="ro1">
          <table:table-cell table:style-name="ce1" office:value-type="float" office:value="1930.33835" calcext:value-type="float">
            <text:p>1930,33835</text:p>
          </table:table-cell>
          <table:table-cell table:style-name="ce1" office:value-type="float" office:value="-43.419249" calcext:value-type="float">
            <text:p>-43,419249</text:p>
          </table:table-cell>
          <table:table-cell table:number-columns-repeated="62"/>
        </table:table-row>
        <table:table-row table:style-name="ro1">
          <table:table-cell table:style-name="ce1" office:value-type="float" office:value="1930.2367" calcext:value-type="float">
            <text:p>1930,2367</text:p>
          </table:table-cell>
          <table:table-cell table:style-name="ce1" office:value-type="float" office:value="-43.559751" calcext:value-type="float">
            <text:p>-43,559751</text:p>
          </table:table-cell>
          <table:table-cell table:number-columns-repeated="62"/>
        </table:table-row>
        <table:table-row table:style-name="ro1">
          <table:table-cell table:style-name="ce1" office:value-type="float" office:value="1930.135" calcext:value-type="float">
            <text:p>1930,135</text:p>
          </table:table-cell>
          <table:table-cell table:style-name="ce1" office:value-type="float" office:value="-43.574448" calcext:value-type="float">
            <text:p>-43,574448</text:p>
          </table:table-cell>
          <table:table-cell table:number-columns-repeated="62"/>
        </table:table-row>
        <table:table-row table:style-name="ro1">
          <table:table-cell table:style-name="ce1" office:value-type="float" office:value="1930.03065" calcext:value-type="float">
            <text:p>1930,03065</text:p>
          </table:table-cell>
          <table:table-cell table:style-name="ce1" office:value-type="float" office:value="-44.189154" calcext:value-type="float">
            <text:p>-44,189154</text:p>
          </table:table-cell>
          <table:table-cell table:number-columns-repeated="62"/>
        </table:table-row>
        <table:table-row table:style-name="ro1">
          <table:table-cell table:style-name="ce1" office:value-type="float" office:value="1929.91115" calcext:value-type="float">
            <text:p>1929,91115</text:p>
          </table:table-cell>
          <table:table-cell table:style-name="ce1" office:value-type="float" office:value="-44.441878" calcext:value-type="float">
            <text:p>-44,441878</text:p>
          </table:table-cell>
          <table:table-cell table:number-columns-repeated="62"/>
        </table:table-row>
        <table:table-row table:style-name="ro1">
          <table:table-cell table:style-name="ce1" office:value-type="float" office:value="1929.779" calcext:value-type="float">
            <text:p>1929,779</text:p>
          </table:table-cell>
          <table:table-cell table:style-name="ce1" office:value-type="float" office:value="-44.529435" calcext:value-type="float">
            <text:p>-44,529435</text:p>
          </table:table-cell>
          <table:table-cell table:number-columns-repeated="62"/>
        </table:table-row>
        <table:table-row table:style-name="ro1">
          <table:table-cell table:style-name="ce1" office:value-type="float" office:value="1929.64685" calcext:value-type="float">
            <text:p>1929,64685</text:p>
          </table:table-cell>
          <table:table-cell table:style-name="ce1" office:value-type="float" office:value="-44.629439" calcext:value-type="float">
            <text:p>-44,629439</text:p>
          </table:table-cell>
          <table:table-cell table:number-columns-repeated="62"/>
        </table:table-row>
        <table:table-row table:style-name="ro1">
          <table:table-cell table:style-name="ce1" office:value-type="float" office:value="1929.51475" calcext:value-type="float">
            <text:p>1929,51475</text:p>
          </table:table-cell>
          <table:table-cell table:style-name="ce1" office:value-type="float" office:value="-44.495151" calcext:value-type="float">
            <text:p>-44,495151</text:p>
          </table:table-cell>
          <table:table-cell table:number-columns-repeated="62"/>
        </table:table-row>
        <table:table-row table:style-name="ro1">
          <table:table-cell table:style-name="ce1" office:value-type="float" office:value="1929.3826" calcext:value-type="float">
            <text:p>1929,3826</text:p>
          </table:table-cell>
          <table:table-cell table:style-name="ce1" office:value-type="float" office:value="-44.23986" calcext:value-type="float">
            <text:p>-44,23986</text:p>
          </table:table-cell>
          <table:table-cell table:number-columns-repeated="62"/>
        </table:table-row>
        <table:table-row table:style-name="ro1">
          <table:table-cell table:style-name="ce1" office:value-type="float" office:value="1929.28485" calcext:value-type="float">
            <text:p>1929,28485</text:p>
          </table:table-cell>
          <table:table-cell table:style-name="ce1" office:value-type="float" office:value="-43.89237" calcext:value-type="float">
            <text:p>-43,89237</text:p>
          </table:table-cell>
          <table:table-cell table:number-columns-repeated="62"/>
        </table:table-row>
        <table:table-row table:style-name="ro1">
          <table:table-cell table:style-name="ce1" office:value-type="float" office:value="1929.18775" calcext:value-type="float">
            <text:p>1929,18775</text:p>
          </table:table-cell>
          <table:table-cell table:style-name="ce1" office:value-type="float" office:value="-43.933653" calcext:value-type="float">
            <text:p>-43,933653</text:p>
          </table:table-cell>
          <table:table-cell table:number-columns-repeated="62"/>
        </table:table-row>
        <table:table-row table:style-name="ro1">
          <table:table-cell table:style-name="ce1" office:value-type="float" office:value="1929.0569" calcext:value-type="float">
            <text:p>1929,0569</text:p>
          </table:table-cell>
          <table:table-cell table:style-name="ce1" office:value-type="float" office:value="-43.770455" calcext:value-type="float">
            <text:p>-43,770455</text:p>
          </table:table-cell>
          <table:table-cell table:number-columns-repeated="62"/>
        </table:table-row>
        <table:table-row table:style-name="ro1">
          <table:table-cell table:style-name="ce1" office:value-type="float" office:value="1928.92605" calcext:value-type="float">
            <text:p>1928,92605</text:p>
          </table:table-cell>
          <table:table-cell table:style-name="ce1" office:value-type="float" office:value="-43.590774" calcext:value-type="float">
            <text:p>-43,590774</text:p>
          </table:table-cell>
          <table:table-cell table:number-columns-repeated="62"/>
        </table:table-row>
        <table:table-row table:style-name="ro1">
          <table:table-cell table:style-name="ce1" office:value-type="float" office:value="1928.79515" calcext:value-type="float">
            <text:p>1928,79515</text:p>
          </table:table-cell>
          <table:table-cell table:style-name="ce1" office:value-type="float" office:value="-43.974677" calcext:value-type="float">
            <text:p>-43,974677</text:p>
          </table:table-cell>
          <table:table-cell table:number-columns-repeated="62"/>
        </table:table-row>
        <table:table-row table:style-name="ro1">
          <table:table-cell table:style-name="ce1" office:value-type="float" office:value="1928.6643" calcext:value-type="float">
            <text:p>1928,6643</text:p>
          </table:table-cell>
          <table:table-cell table:style-name="ce1" office:value-type="float" office:value="-44.12717" calcext:value-type="float">
            <text:p>-44,12717</text:p>
          </table:table-cell>
          <table:table-cell table:number-columns-repeated="62"/>
        </table:table-row>
        <table:table-row table:style-name="ro1">
          <table:table-cell table:style-name="ce1" office:value-type="float" office:value="1928.53345" calcext:value-type="float">
            <text:p>1928,53345</text:p>
          </table:table-cell>
          <table:table-cell table:style-name="ce1" office:value-type="float" office:value="-44.024253" calcext:value-type="float">
            <text:p>-44,024253</text:p>
          </table:table-cell>
          <table:table-cell table:number-columns-repeated="62"/>
        </table:table-row>
        <table:table-row table:style-name="ro1">
          <table:table-cell table:style-name="ce1" office:value-type="float" office:value="1928.40255" calcext:value-type="float">
            <text:p>1928,40255</text:p>
          </table:table-cell>
          <table:table-cell table:style-name="ce1" office:value-type="float" office:value="-43.645765" calcext:value-type="float">
            <text:p>-43,645765</text:p>
          </table:table-cell>
          <table:table-cell table:number-columns-repeated="62"/>
        </table:table-row>
        <table:table-row table:style-name="ro1">
          <table:table-cell table:style-name="ce1" office:value-type="float" office:value="1928.27165" calcext:value-type="float">
            <text:p>1928,27165</text:p>
          </table:table-cell>
          <table:table-cell table:style-name="ce1" office:value-type="float" office:value="-43.001308" calcext:value-type="float">
            <text:p>-43,001308</text:p>
          </table:table-cell>
          <table:table-cell table:number-columns-repeated="62"/>
        </table:table-row>
        <table:table-row table:style-name="ro1">
          <table:table-cell table:style-name="ce1" office:value-type="float" office:value="1928.14075" calcext:value-type="float">
            <text:p>1928,14075</text:p>
          </table:table-cell>
          <table:table-cell table:style-name="ce1" office:value-type="float" office:value="-42.309774" calcext:value-type="float">
            <text:p>-42,309774</text:p>
          </table:table-cell>
          <table:table-cell table:number-columns-repeated="62"/>
        </table:table-row>
        <table:table-row table:style-name="ro1">
          <table:table-cell table:style-name="ce1" office:value-type="float" office:value="1928.0186" calcext:value-type="float">
            <text:p>1928,0186</text:p>
          </table:table-cell>
          <table:table-cell table:style-name="ce1" office:value-type="float" office:value="-41.990707" calcext:value-type="float">
            <text:p>-41,990707</text:p>
          </table:table-cell>
          <table:table-cell table:number-columns-repeated="62"/>
        </table:table-row>
        <table:table-row table:style-name="ro1">
          <table:table-cell table:style-name="ce1" office:value-type="float" office:value="1927.9119" calcext:value-type="float">
            <text:p>1927,9119</text:p>
          </table:table-cell>
          <table:table-cell table:style-name="ce1" office:value-type="float" office:value="-41.932343" calcext:value-type="float">
            <text:p>-41,932343</text:p>
          </table:table-cell>
          <table:table-cell table:number-columns-repeated="62"/>
        </table:table-row>
        <table:table-row table:style-name="ro1">
          <table:table-cell table:style-name="ce1" office:value-type="float" office:value="1927.81345" calcext:value-type="float">
            <text:p>1927,81345</text:p>
          </table:table-cell>
          <table:table-cell table:style-name="ce1" office:value-type="float" office:value="-42.248727" calcext:value-type="float">
            <text:p>-42,248727</text:p>
          </table:table-cell>
          <table:table-cell table:number-columns-repeated="62"/>
        </table:table-row>
        <table:table-row table:style-name="ro1">
          <table:table-cell table:style-name="ce1" office:value-type="float" office:value="1927.7165" calcext:value-type="float">
            <text:p>1927,7165</text:p>
          </table:table-cell>
          <table:table-cell table:style-name="ce1" office:value-type="float" office:value="-42.702364" calcext:value-type="float">
            <text:p>-42,702364</text:p>
          </table:table-cell>
          <table:table-cell table:number-columns-repeated="62"/>
        </table:table-row>
        <table:table-row table:style-name="ro1">
          <table:table-cell table:style-name="ce1" office:value-type="float" office:value="1927.61955" calcext:value-type="float">
            <text:p>1927,61955</text:p>
          </table:table-cell>
          <table:table-cell table:style-name="ce1" office:value-type="float" office:value="-43.137725" calcext:value-type="float">
            <text:p>-43,137725</text:p>
          </table:table-cell>
          <table:table-cell table:number-columns-repeated="62"/>
        </table:table-row>
        <table:table-row table:style-name="ro1">
          <table:table-cell table:style-name="ce1" office:value-type="float" office:value="1927.5226" calcext:value-type="float">
            <text:p>1927,5226</text:p>
          </table:table-cell>
          <table:table-cell table:style-name="ce1" office:value-type="float" office:value="-43.299435" calcext:value-type="float">
            <text:p>-43,299435</text:p>
          </table:table-cell>
          <table:table-cell table:number-columns-repeated="62"/>
        </table:table-row>
        <table:table-row table:style-name="ro1">
          <table:table-cell table:style-name="ce1" office:value-type="float" office:value="1927.42565" calcext:value-type="float">
            <text:p>1927,42565</text:p>
          </table:table-cell>
          <table:table-cell table:style-name="ce1" office:value-type="float" office:value="-43.155815" calcext:value-type="float">
            <text:p>-43,155815</text:p>
          </table:table-cell>
          <table:table-cell table:number-columns-repeated="62"/>
        </table:table-row>
        <table:table-row table:style-name="ro1">
          <table:table-cell table:style-name="ce1" office:value-type="float" office:value="1927.3287" calcext:value-type="float">
            <text:p>1927,3287</text:p>
          </table:table-cell>
          <table:table-cell table:style-name="ce1" office:value-type="float" office:value="-42.70684" calcext:value-type="float">
            <text:p>-42,70684</text:p>
          </table:table-cell>
          <table:table-cell table:number-columns-repeated="62"/>
        </table:table-row>
        <table:table-row table:style-name="ro1">
          <table:table-cell table:style-name="ce1" office:value-type="float" office:value="1927.23175" calcext:value-type="float">
            <text:p>1927,23175</text:p>
          </table:table-cell>
          <table:table-cell table:style-name="ce1" office:value-type="float" office:value="-42.275159" calcext:value-type="float">
            <text:p>-42,275159</text:p>
          </table:table-cell>
          <table:table-cell table:number-columns-repeated="62"/>
        </table:table-row>
        <table:table-row table:style-name="ro1">
          <table:table-cell table:style-name="ce1" office:value-type="float" office:value="1927.1348" calcext:value-type="float">
            <text:p>1927,1348</text:p>
          </table:table-cell>
          <table:table-cell table:style-name="ce1" office:value-type="float" office:value="-41.748375" calcext:value-type="float">
            <text:p>-41,748375</text:p>
          </table:table-cell>
          <table:table-cell table:number-columns-repeated="62"/>
        </table:table-row>
        <table:table-row table:style-name="ro1">
          <table:table-cell table:style-name="ce1" office:value-type="float" office:value="1927.0305" calcext:value-type="float">
            <text:p>1927,0305</text:p>
          </table:table-cell>
          <table:table-cell table:style-name="ce1" office:value-type="float" office:value="-41.245541" calcext:value-type="float">
            <text:p>-41,245541</text:p>
          </table:table-cell>
          <table:table-cell table:number-columns-repeated="62"/>
        </table:table-row>
        <table:table-row table:style-name="ro1">
          <table:table-cell table:style-name="ce1" office:value-type="float" office:value="1926.9067" calcext:value-type="float">
            <text:p>1926,9067</text:p>
          </table:table-cell>
          <table:table-cell table:style-name="ce1" office:value-type="float" office:value="-40.965605" calcext:value-type="float">
            <text:p>-40,965605</text:p>
          </table:table-cell>
          <table:table-cell table:number-columns-repeated="62"/>
        </table:table-row>
        <table:table-row table:style-name="ro1">
          <table:table-cell table:style-name="ce1" office:value-type="float" office:value="1926.76595" calcext:value-type="float">
            <text:p>1926,76595</text:p>
          </table:table-cell>
          <table:table-cell table:style-name="ce1" office:value-type="float" office:value="-41.12512" calcext:value-type="float">
            <text:p>-41,12512</text:p>
          </table:table-cell>
          <table:table-cell table:number-columns-repeated="62"/>
        </table:table-row>
        <table:table-row table:style-name="ro1">
          <table:table-cell table:style-name="ce1" office:value-type="float" office:value="1926.6205" calcext:value-type="float">
            <text:p>1926,6205</text:p>
          </table:table-cell>
          <table:table-cell table:style-name="ce1" office:value-type="float" office:value="-41.48429" calcext:value-type="float">
            <text:p>-41,48429</text:p>
          </table:table-cell>
          <table:table-cell table:number-columns-repeated="62"/>
        </table:table-row>
        <table:table-row table:style-name="ro1">
          <table:table-cell table:style-name="ce1" office:value-type="float" office:value="1926.4751" calcext:value-type="float">
            <text:p>1926,4751</text:p>
          </table:table-cell>
          <table:table-cell table:style-name="ce1" office:value-type="float" office:value="-41.959595" calcext:value-type="float">
            <text:p>-41,959595</text:p>
          </table:table-cell>
          <table:table-cell table:number-columns-repeated="62"/>
        </table:table-row>
        <table:table-row table:style-name="ro1">
          <table:table-cell table:style-name="ce1" office:value-type="float" office:value="1926.32965" calcext:value-type="float">
            <text:p>1926,32965</text:p>
          </table:table-cell>
          <table:table-cell table:style-name="ce1" office:value-type="float" office:value="-42.516463" calcext:value-type="float">
            <text:p>-42,516463</text:p>
          </table:table-cell>
          <table:table-cell table:number-columns-repeated="62"/>
        </table:table-row>
        <table:table-row table:style-name="ro1">
          <table:table-cell table:style-name="ce1" office:value-type="float" office:value="1926.1842" calcext:value-type="float">
            <text:p>1926,1842</text:p>
          </table:table-cell>
          <table:table-cell table:style-name="ce1" office:value-type="float" office:value="-42.826562" calcext:value-type="float">
            <text:p>-42,826562</text:p>
          </table:table-cell>
          <table:table-cell table:number-columns-repeated="62"/>
        </table:table-row>
        <table:table-row table:style-name="ro1">
          <table:table-cell table:style-name="ce1" office:value-type="float" office:value="1926.03645" calcext:value-type="float">
            <text:p>1926,03645</text:p>
          </table:table-cell>
          <table:table-cell table:style-name="ce1" office:value-type="float" office:value="-43.120308" calcext:value-type="float">
            <text:p>-43,120308</text:p>
          </table:table-cell>
          <table:table-cell table:number-columns-repeated="62"/>
        </table:table-row>
        <table:table-row table:style-name="ro1">
          <table:table-cell table:style-name="ce1" office:value-type="float" office:value="1925.8798" calcext:value-type="float">
            <text:p>1925,8798</text:p>
          </table:table-cell>
          <table:table-cell table:style-name="ce1" office:value-type="float" office:value="-43.37081" calcext:value-type="float">
            <text:p>-43,37081</text:p>
          </table:table-cell>
          <table:table-cell table:number-columns-repeated="62"/>
        </table:table-row>
        <table:table-row table:style-name="ro1">
          <table:table-cell table:style-name="ce1" office:value-type="float" office:value="1925.71645" calcext:value-type="float">
            <text:p>1925,71645</text:p>
          </table:table-cell>
          <table:table-cell table:style-name="ce1" office:value-type="float" office:value="-43.636642" calcext:value-type="float">
            <text:p>-43,636642</text:p>
          </table:table-cell>
          <table:table-cell table:number-columns-repeated="62"/>
        </table:table-row>
        <table:table-row table:style-name="ro1">
          <table:table-cell table:style-name="ce1" office:value-type="float" office:value="1925.5529" calcext:value-type="float">
            <text:p>1925,5529</text:p>
          </table:table-cell>
          <table:table-cell table:style-name="ce1" office:value-type="float" office:value="-43.822754" calcext:value-type="float">
            <text:p>-43,822754</text:p>
          </table:table-cell>
          <table:table-cell table:number-columns-repeated="62"/>
        </table:table-row>
        <table:table-row table:style-name="ro1">
          <table:table-cell table:style-name="ce1" office:value-type="float" office:value="1925.3893" calcext:value-type="float">
            <text:p>1925,3893</text:p>
          </table:table-cell>
          <table:table-cell table:style-name="ce1" office:value-type="float" office:value="-43.891706" calcext:value-type="float">
            <text:p>-43,891706</text:p>
          </table:table-cell>
          <table:table-cell table:number-columns-repeated="62"/>
        </table:table-row>
        <table:table-row table:style-name="ro1">
          <table:table-cell table:style-name="ce1" office:value-type="float" office:value="1925.2258" calcext:value-type="float">
            <text:p>1925,2258</text:p>
          </table:table-cell>
          <table:table-cell table:style-name="ce1" office:value-type="float" office:value="-44.120968" calcext:value-type="float">
            <text:p>-44,120968</text:p>
          </table:table-cell>
          <table:table-cell table:number-columns-repeated="62"/>
        </table:table-row>
        <table:table-row table:style-name="ro1">
          <table:table-cell table:style-name="ce1" office:value-type="float" office:value="1925.0664" calcext:value-type="float">
            <text:p>1925,0664</text:p>
          </table:table-cell>
          <table:table-cell table:style-name="ce1" office:value-type="float" office:value="-44.346341" calcext:value-type="float">
            <text:p>-44,346341</text:p>
          </table:table-cell>
          <table:table-cell table:number-columns-repeated="62"/>
        </table:table-row>
        <table:table-row table:style-name="ro1">
          <table:table-cell table:style-name="ce1" office:value-type="float" office:value="1924.942" calcext:value-type="float">
            <text:p>1924,942</text:p>
          </table:table-cell>
          <table:table-cell table:style-name="ce1" office:value-type="float" office:value="-44.324372" calcext:value-type="float">
            <text:p>-44,324372</text:p>
          </table:table-cell>
          <table:table-cell table:number-columns-repeated="62"/>
        </table:table-row>
        <table:table-row table:style-name="ro1">
          <table:table-cell table:style-name="ce1" office:value-type="float" office:value="1924.8485" calcext:value-type="float">
            <text:p>1924,8485</text:p>
          </table:table-cell>
          <table:table-cell table:style-name="ce1" office:value-type="float" office:value="-44.870629" calcext:value-type="float">
            <text:p>-44,870629</text:p>
          </table:table-cell>
          <table:table-cell table:number-columns-repeated="62"/>
        </table:table-row>
        <table:table-row table:style-name="ro1">
          <table:table-cell table:style-name="ce1" office:value-type="float" office:value="1924.755" calcext:value-type="float">
            <text:p>1924,755</text:p>
          </table:table-cell>
          <table:table-cell table:style-name="ce1" office:value-type="float" office:value="-45.306469" calcext:value-type="float">
            <text:p>-45,306469</text:p>
          </table:table-cell>
          <table:table-cell table:number-columns-repeated="62"/>
        </table:table-row>
        <table:table-row table:style-name="ro1">
          <table:table-cell table:style-name="ce1" office:value-type="float" office:value="1924.66155" calcext:value-type="float">
            <text:p>1924,66155</text:p>
          </table:table-cell>
          <table:table-cell table:style-name="ce1" office:value-type="float" office:value="-45.60117" calcext:value-type="float">
            <text:p>-45,60117</text:p>
          </table:table-cell>
          <table:table-cell table:number-columns-repeated="62"/>
        </table:table-row>
        <table:table-row table:style-name="ro1">
          <table:table-cell table:style-name="ce1" office:value-type="float" office:value="1924.56805" calcext:value-type="float">
            <text:p>1924,56805</text:p>
          </table:table-cell>
          <table:table-cell table:style-name="ce1" office:value-type="float" office:value="-45.682724" calcext:value-type="float">
            <text:p>-45,682724</text:p>
          </table:table-cell>
          <table:table-cell table:number-columns-repeated="62"/>
        </table:table-row>
        <table:table-row table:style-name="ro1">
          <table:table-cell table:style-name="ce1" office:value-type="float" office:value="1924.47455" calcext:value-type="float">
            <text:p>1924,47455</text:p>
          </table:table-cell>
          <table:table-cell table:style-name="ce1" office:value-type="float" office:value="-45.513687" calcext:value-type="float">
            <text:p>-45,513687</text:p>
          </table:table-cell>
          <table:table-cell table:number-columns-repeated="62"/>
        </table:table-row>
        <table:table-row table:style-name="ro1">
          <table:table-cell table:style-name="ce1" office:value-type="float" office:value="1924.3811" calcext:value-type="float">
            <text:p>1924,3811</text:p>
          </table:table-cell>
          <table:table-cell table:style-name="ce1" office:value-type="float" office:value="-44.982687" calcext:value-type="float">
            <text:p>-44,982687</text:p>
          </table:table-cell>
          <table:table-cell table:number-columns-repeated="62"/>
        </table:table-row>
        <table:table-row table:style-name="ro1">
          <table:table-cell table:style-name="ce1" office:value-type="float" office:value="1924.2876" calcext:value-type="float">
            <text:p>1924,2876</text:p>
          </table:table-cell>
          <table:table-cell table:style-name="ce1" office:value-type="float" office:value="-44.396003" calcext:value-type="float">
            <text:p>-44,396003</text:p>
          </table:table-cell>
          <table:table-cell table:number-columns-repeated="62"/>
        </table:table-row>
        <table:table-row table:style-name="ro1">
          <table:table-cell table:style-name="ce1" office:value-type="float" office:value="1924.1941" calcext:value-type="float">
            <text:p>1924,1941</text:p>
          </table:table-cell>
          <table:table-cell table:style-name="ce1" office:value-type="float" office:value="-43.659544" calcext:value-type="float">
            <text:p>-43,659544</text:p>
          </table:table-cell>
          <table:table-cell table:number-columns-repeated="62"/>
        </table:table-row>
        <table:table-row table:style-name="ro1">
          <table:table-cell table:style-name="ce1" office:value-type="float" office:value="1924.10065" calcext:value-type="float">
            <text:p>1924,10065</text:p>
          </table:table-cell>
          <table:table-cell table:style-name="ce1" office:value-type="float" office:value="-43.222642" calcext:value-type="float">
            <text:p>-43,222642</text:p>
          </table:table-cell>
          <table:table-cell table:number-columns-repeated="62"/>
        </table:table-row>
        <table:table-row table:style-name="ro1">
          <table:table-cell table:style-name="ce1" office:value-type="float" office:value="1924.00945" calcext:value-type="float">
            <text:p>1924,00945</text:p>
          </table:table-cell>
          <table:table-cell table:style-name="ce1" office:value-type="float" office:value="-43.095671" calcext:value-type="float">
            <text:p>-43,095671</text:p>
          </table:table-cell>
          <table:table-cell table:number-columns-repeated="62"/>
        </table:table-row>
        <table:table-row table:style-name="ro1">
          <table:table-cell table:style-name="ce1" office:value-type="float" office:value="1923.9224" calcext:value-type="float">
            <text:p>1923,9224</text:p>
          </table:table-cell>
          <table:table-cell table:style-name="ce1" office:value-type="float" office:value="-43.327964" calcext:value-type="float">
            <text:p>-43,327964</text:p>
          </table:table-cell>
          <table:table-cell table:number-columns-repeated="62"/>
        </table:table-row>
        <table:table-row table:style-name="ro1">
          <table:table-cell table:style-name="ce1" office:value-type="float" office:value="1923.8376" calcext:value-type="float">
            <text:p>1923,8376</text:p>
          </table:table-cell>
          <table:table-cell table:style-name="ce1" office:value-type="float" office:value="-43.564097" calcext:value-type="float">
            <text:p>-43,564097</text:p>
          </table:table-cell>
          <table:table-cell table:number-columns-repeated="62"/>
        </table:table-row>
        <table:table-row table:style-name="ro1">
          <table:table-cell table:style-name="ce1" office:value-type="float" office:value="1923.7403" calcext:value-type="float">
            <text:p>1923,7403</text:p>
          </table:table-cell>
          <table:table-cell table:style-name="ce1" office:value-type="float" office:value="-43.61685" calcext:value-type="float">
            <text:p>-43,61685</text:p>
          </table:table-cell>
          <table:table-cell table:number-columns-repeated="62"/>
        </table:table-row>
        <table:table-row table:style-name="ro1">
          <table:table-cell table:style-name="ce1" office:value-type="float" office:value="1923.64275" calcext:value-type="float">
            <text:p>1923,64275</text:p>
          </table:table-cell>
          <table:table-cell table:style-name="ce1" office:value-type="float" office:value="-43.772333" calcext:value-type="float">
            <text:p>-43,772333</text:p>
          </table:table-cell>
          <table:table-cell table:number-columns-repeated="62"/>
        </table:table-row>
        <table:table-row table:style-name="ro1">
          <table:table-cell table:style-name="ce1" office:value-type="float" office:value="1923.55785" calcext:value-type="float">
            <text:p>1923,55785</text:p>
          </table:table-cell>
          <table:table-cell table:style-name="ce1" office:value-type="float" office:value="-43.781881" calcext:value-type="float">
            <text:p>-43,781881</text:p>
          </table:table-cell>
          <table:table-cell table:number-columns-repeated="62"/>
        </table:table-row>
        <table:table-row table:style-name="ro1">
          <table:table-cell table:style-name="ce1" office:value-type="float" office:value="1923.47295" calcext:value-type="float">
            <text:p>1923,47295</text:p>
          </table:table-cell>
          <table:table-cell table:style-name="ce1" office:value-type="float" office:value="-43.607091" calcext:value-type="float">
            <text:p>-43,607091</text:p>
          </table:table-cell>
          <table:table-cell table:number-columns-repeated="62"/>
        </table:table-row>
        <table:table-row table:style-name="ro1">
          <table:table-cell table:style-name="ce1" office:value-type="float" office:value="1923.38805" calcext:value-type="float">
            <text:p>1923,38805</text:p>
          </table:table-cell>
          <table:table-cell table:style-name="ce1" office:value-type="float" office:value="-43.217375" calcext:value-type="float">
            <text:p>-43,217375</text:p>
          </table:table-cell>
          <table:table-cell table:number-columns-repeated="62"/>
        </table:table-row>
        <table:table-row table:style-name="ro1">
          <table:table-cell table:style-name="ce1" office:value-type="float" office:value="1923.3031" calcext:value-type="float">
            <text:p>1923,3031</text:p>
          </table:table-cell>
          <table:table-cell table:style-name="ce1" office:value-type="float" office:value="-42.663351" calcext:value-type="float">
            <text:p>-42,663351</text:p>
          </table:table-cell>
          <table:table-cell table:number-columns-repeated="62"/>
        </table:table-row>
        <table:table-row table:style-name="ro1">
          <table:table-cell table:style-name="ce1" office:value-type="float" office:value="1923.2182" calcext:value-type="float">
            <text:p>1923,2182</text:p>
          </table:table-cell>
          <table:table-cell table:style-name="ce1" office:value-type="float" office:value="-42.087247" calcext:value-type="float">
            <text:p>-42,087247</text:p>
          </table:table-cell>
          <table:table-cell table:number-columns-repeated="62"/>
        </table:table-row>
        <table:table-row table:style-name="ro1">
          <table:table-cell table:style-name="ce1" office:value-type="float" office:value="1923.1333" calcext:value-type="float">
            <text:p>1923,1333</text:p>
          </table:table-cell>
          <table:table-cell table:style-name="ce1" office:value-type="float" office:value="-41.380526" calcext:value-type="float">
            <text:p>-41,380526</text:p>
          </table:table-cell>
          <table:table-cell table:number-columns-repeated="62"/>
        </table:table-row>
        <table:table-row table:style-name="ro1">
          <table:table-cell table:style-name="ce1" office:value-type="float" office:value="1923.04825" calcext:value-type="float">
            <text:p>1923,04825</text:p>
          </table:table-cell>
          <table:table-cell table:style-name="ce1" office:value-type="float" office:value="-40.845711" calcext:value-type="float">
            <text:p>-40,845711</text:p>
          </table:table-cell>
          <table:table-cell table:number-columns-repeated="62"/>
        </table:table-row>
        <table:table-row table:style-name="ro1">
          <table:table-cell table:style-name="ce1" office:value-type="float" office:value="1922.9539" calcext:value-type="float">
            <text:p>1922,9539</text:p>
          </table:table-cell>
          <table:table-cell table:style-name="ce1" office:value-type="float" office:value="-40.708506" calcext:value-type="float">
            <text:p>-40,708506</text:p>
          </table:table-cell>
          <table:table-cell table:number-columns-repeated="62"/>
        </table:table-row>
        <table:table-row table:style-name="ro1">
          <table:table-cell table:style-name="ce1" office:value-type="float" office:value="1922.84945" calcext:value-type="float">
            <text:p>1922,84945</text:p>
          </table:table-cell>
          <table:table-cell table:style-name="ce1" office:value-type="float" office:value="-40.888954" calcext:value-type="float">
            <text:p>-40,888954</text:p>
          </table:table-cell>
          <table:table-cell table:number-columns-repeated="62"/>
        </table:table-row>
        <table:table-row table:style-name="ro1">
          <table:table-cell table:style-name="ce1" office:value-type="float" office:value="1922.74415" calcext:value-type="float">
            <text:p>1922,74415</text:p>
          </table:table-cell>
          <table:table-cell table:style-name="ce1" office:value-type="float" office:value="-41.493889" calcext:value-type="float">
            <text:p>-41,493889</text:p>
          </table:table-cell>
          <table:table-cell table:number-columns-repeated="62"/>
        </table:table-row>
        <table:table-row table:style-name="ro1">
          <table:table-cell table:style-name="ce1" office:value-type="float" office:value="1922.63885" calcext:value-type="float">
            <text:p>1922,63885</text:p>
          </table:table-cell>
          <table:table-cell table:style-name="ce1" office:value-type="float" office:value="-42.354068" calcext:value-type="float">
            <text:p>-42,354068</text:p>
          </table:table-cell>
          <table:table-cell table:number-columns-repeated="62"/>
        </table:table-row>
        <table:table-row table:style-name="ro1">
          <table:table-cell table:style-name="ce1" office:value-type="float" office:value="1922.53355" calcext:value-type="float">
            <text:p>1922,53355</text:p>
          </table:table-cell>
          <table:table-cell table:style-name="ce1" office:value-type="float" office:value="-43.240165" calcext:value-type="float">
            <text:p>-43,240165</text:p>
          </table:table-cell>
          <table:table-cell table:number-columns-repeated="62"/>
        </table:table-row>
        <table:table-row table:style-name="ro1">
          <table:table-cell table:style-name="ce1" office:value-type="float" office:value="1922.42825" calcext:value-type="float">
            <text:p>1922,42825</text:p>
          </table:table-cell>
          <table:table-cell table:style-name="ce1" office:value-type="float" office:value="-43.819996" calcext:value-type="float">
            <text:p>-43,819996</text:p>
          </table:table-cell>
          <table:table-cell table:number-columns-repeated="62"/>
        </table:table-row>
        <table:table-row table:style-name="ro1">
          <table:table-cell table:style-name="ce1" office:value-type="float" office:value="1922.32295" calcext:value-type="float">
            <text:p>1922,32295</text:p>
          </table:table-cell>
          <table:table-cell table:style-name="ce1" office:value-type="float" office:value="-44.158021" calcext:value-type="float">
            <text:p>-44,158021</text:p>
          </table:table-cell>
          <table:table-cell table:number-columns-repeated="62"/>
        </table:table-row>
        <table:table-row table:style-name="ro1">
          <table:table-cell table:style-name="ce1" office:value-type="float" office:value="1922.21765" calcext:value-type="float">
            <text:p>1922,21765</text:p>
          </table:table-cell>
          <table:table-cell table:style-name="ce1" office:value-type="float" office:value="-44.317339" calcext:value-type="float">
            <text:p>-44,317339</text:p>
          </table:table-cell>
          <table:table-cell table:number-columns-repeated="62"/>
        </table:table-row>
        <table:table-row table:style-name="ro1">
          <table:table-cell table:style-name="ce1" office:value-type="float" office:value="1922.11235" calcext:value-type="float">
            <text:p>1922,11235</text:p>
          </table:table-cell>
          <table:table-cell table:style-name="ce1" office:value-type="float" office:value="-44.247973" calcext:value-type="float">
            <text:p>-44,247973</text:p>
          </table:table-cell>
          <table:table-cell table:number-columns-repeated="62"/>
        </table:table-row>
        <table:table-row table:style-name="ro1">
          <table:table-cell table:style-name="ce1" office:value-type="float" office:value="1922.0099" calcext:value-type="float">
            <text:p>1922,0099</text:p>
          </table:table-cell>
          <table:table-cell table:style-name="ce1" office:value-type="float" office:value="-44.238318" calcext:value-type="float">
            <text:p>-44,238318</text:p>
          </table:table-cell>
          <table:table-cell table:number-columns-repeated="62"/>
        </table:table-row>
        <table:table-row table:style-name="ro1">
          <table:table-cell table:style-name="ce1" office:value-type="float" office:value="1921.91275" calcext:value-type="float">
            <text:p>1921,91275</text:p>
          </table:table-cell>
          <table:table-cell table:style-name="ce1" office:value-type="float" office:value="-44.271867" calcext:value-type="float">
            <text:p>-44,271867</text:p>
          </table:table-cell>
          <table:table-cell table:number-columns-repeated="62"/>
        </table:table-row>
        <table:table-row table:style-name="ro1">
          <table:table-cell table:style-name="ce1" office:value-type="float" office:value="1921.81835" calcext:value-type="float">
            <text:p>1921,81835</text:p>
          </table:table-cell>
          <table:table-cell table:style-name="ce1" office:value-type="float" office:value="-44.474385" calcext:value-type="float">
            <text:p>-44,474385</text:p>
          </table:table-cell>
          <table:table-cell table:number-columns-repeated="62"/>
        </table:table-row>
        <table:table-row table:style-name="ro1">
          <table:table-cell table:style-name="ce1" office:value-type="float" office:value="1921.7243" calcext:value-type="float">
            <text:p>1921,7243</text:p>
          </table:table-cell>
          <table:table-cell table:style-name="ce1" office:value-type="float" office:value="-44.606818" calcext:value-type="float">
            <text:p>-44,606818</text:p>
          </table:table-cell>
          <table:table-cell table:number-columns-repeated="62"/>
        </table:table-row>
        <table:table-row table:style-name="ro1">
          <table:table-cell table:style-name="ce1" office:value-type="float" office:value="1921.6303" calcext:value-type="float">
            <text:p>1921,6303</text:p>
          </table:table-cell>
          <table:table-cell table:style-name="ce1" office:value-type="float" office:value="-44.748852" calcext:value-type="float">
            <text:p>-44,748852</text:p>
          </table:table-cell>
          <table:table-cell table:number-columns-repeated="62"/>
        </table:table-row>
        <table:table-row table:style-name="ro1">
          <table:table-cell table:style-name="ce1" office:value-type="float" office:value="1921.5363" calcext:value-type="float">
            <text:p>1921,5363</text:p>
          </table:table-cell>
          <table:table-cell table:style-name="ce1" office:value-type="float" office:value="-44.811201" calcext:value-type="float">
            <text:p>-44,811201</text:p>
          </table:table-cell>
          <table:table-cell table:number-columns-repeated="62"/>
        </table:table-row>
        <table:table-row table:style-name="ro1">
          <table:table-cell table:style-name="ce1" office:value-type="float" office:value="1921.4423" calcext:value-type="float">
            <text:p>1921,4423</text:p>
          </table:table-cell>
          <table:table-cell table:style-name="ce1" office:value-type="float" office:value="-44.686339" calcext:value-type="float">
            <text:p>-44,686339</text:p>
          </table:table-cell>
          <table:table-cell table:number-columns-repeated="62"/>
        </table:table-row>
        <table:table-row table:style-name="ro1">
          <table:table-cell table:style-name="ce1" office:value-type="float" office:value="1921.3483" calcext:value-type="float">
            <text:p>1921,3483</text:p>
          </table:table-cell>
          <table:table-cell table:style-name="ce1" office:value-type="float" office:value="-44.382349" calcext:value-type="float">
            <text:p>-44,382349</text:p>
          </table:table-cell>
          <table:table-cell table:number-columns-repeated="62"/>
        </table:table-row>
        <table:table-row table:style-name="ro1">
          <table:table-cell table:style-name="ce1" office:value-type="float" office:value="1921.2543" calcext:value-type="float">
            <text:p>1921,2543</text:p>
          </table:table-cell>
          <table:table-cell table:style-name="ce1" office:value-type="float" office:value="-43.851522" calcext:value-type="float">
            <text:p>-43,851522</text:p>
          </table:table-cell>
          <table:table-cell table:number-columns-repeated="62"/>
        </table:table-row>
        <table:table-row table:style-name="ro1">
          <table:table-cell table:style-name="ce1" office:value-type="float" office:value="1921.1603" calcext:value-type="float">
            <text:p>1921,1603</text:p>
          </table:table-cell>
          <table:table-cell table:style-name="ce1" office:value-type="float" office:value="-43.147705" calcext:value-type="float">
            <text:p>-43,147705</text:p>
          </table:table-cell>
          <table:table-cell table:number-columns-repeated="62"/>
        </table:table-row>
        <table:table-row table:style-name="ro1">
          <table:table-cell table:style-name="ce1" office:value-type="float" office:value="1921.06485" calcext:value-type="float">
            <text:p>1921,06485</text:p>
          </table:table-cell>
          <table:table-cell table:style-name="ce1" office:value-type="float" office:value="-42.567789" calcext:value-type="float">
            <text:p>-42,567789</text:p>
          </table:table-cell>
          <table:table-cell table:number-columns-repeated="62"/>
        </table:table-row>
        <table:table-row table:style-name="ro1">
          <table:table-cell table:style-name="ce1" office:value-type="float" office:value="1920.95005" calcext:value-type="float">
            <text:p>1920,95005</text:p>
          </table:table-cell>
          <table:table-cell table:style-name="ce1" office:value-type="float" office:value="-41.948513" calcext:value-type="float">
            <text:p>-41,948513</text:p>
          </table:table-cell>
          <table:table-cell table:number-columns-repeated="62"/>
        </table:table-row>
        <table:table-row table:style-name="ro1">
          <table:table-cell table:style-name="ce1" office:value-type="float" office:value="1920.8106" calcext:value-type="float">
            <text:p>1920,8106</text:p>
          </table:table-cell>
          <table:table-cell table:style-name="ce1" office:value-type="float" office:value="-41.357081" calcext:value-type="float">
            <text:p>-41,357081</text:p>
          </table:table-cell>
          <table:table-cell table:number-columns-repeated="62"/>
        </table:table-row>
        <table:table-row table:style-name="ro1">
          <table:table-cell table:style-name="ce1" office:value-type="float" office:value="1920.66435" calcext:value-type="float">
            <text:p>1920,66435</text:p>
          </table:table-cell>
          <table:table-cell table:style-name="ce1" office:value-type="float" office:value="-41.27063" calcext:value-type="float">
            <text:p>-41,27063</text:p>
          </table:table-cell>
          <table:table-cell table:number-columns-repeated="62"/>
        </table:table-row>
        <table:table-row table:style-name="ro1">
          <table:table-cell table:style-name="ce1" office:value-type="float" office:value="1920.5181" calcext:value-type="float">
            <text:p>1920,5181</text:p>
          </table:table-cell>
          <table:table-cell table:style-name="ce1" office:value-type="float" office:value="-41.379066" calcext:value-type="float">
            <text:p>-41,379066</text:p>
          </table:table-cell>
          <table:table-cell table:number-columns-repeated="62"/>
        </table:table-row>
        <table:table-row table:style-name="ro1">
          <table:table-cell table:style-name="ce1" office:value-type="float" office:value="1920.3719" calcext:value-type="float">
            <text:p>1920,3719</text:p>
          </table:table-cell>
          <table:table-cell table:style-name="ce1" office:value-type="float" office:value="-41.270534" calcext:value-type="float">
            <text:p>-41,270534</text:p>
          </table:table-cell>
          <table:table-cell table:number-columns-repeated="62"/>
        </table:table-row>
        <table:table-row table:style-name="ro1">
          <table:table-cell table:style-name="ce1" office:value-type="float" office:value="1920.22565" calcext:value-type="float">
            <text:p>1920,22565</text:p>
          </table:table-cell>
          <table:table-cell table:style-name="ce1" office:value-type="float" office:value="-41.331928" calcext:value-type="float">
            <text:p>-41,331928</text:p>
          </table:table-cell>
          <table:table-cell table:number-columns-repeated="62"/>
        </table:table-row>
        <table:table-row table:style-name="ro1">
          <table:table-cell table:style-name="ce1" office:value-type="float" office:value="1920.0785" calcext:value-type="float">
            <text:p>1920,0785</text:p>
          </table:table-cell>
          <table:table-cell table:style-name="ce1" office:value-type="float" office:value="-41.272492" calcext:value-type="float">
            <text:p>-41,272492</text:p>
          </table:table-cell>
          <table:table-cell table:number-columns-repeated="62"/>
        </table:table-row>
        <table:table-row table:style-name="ro1">
          <table:table-cell table:style-name="ce1" office:value-type="float" office:value="1919.92815" calcext:value-type="float">
            <text:p>1919,92815</text:p>
          </table:table-cell>
          <table:table-cell table:style-name="ce1" office:value-type="float" office:value="-41.296444" calcext:value-type="float">
            <text:p>-41,296444</text:p>
          </table:table-cell>
          <table:table-cell table:number-columns-repeated="62"/>
        </table:table-row>
        <table:table-row table:style-name="ro1">
          <table:table-cell table:style-name="ce1" office:value-type="float" office:value="1919.7744" calcext:value-type="float">
            <text:p>1919,7744</text:p>
          </table:table-cell>
          <table:table-cell table:style-name="ce1" office:value-type="float" office:value="-41.466454" calcext:value-type="float">
            <text:p>-41,466454</text:p>
          </table:table-cell>
          <table:table-cell table:number-columns-repeated="62"/>
        </table:table-row>
        <table:table-row table:style-name="ro1">
          <table:table-cell table:style-name="ce1" office:value-type="float" office:value="1919.6196" calcext:value-type="float">
            <text:p>1919,6196</text:p>
          </table:table-cell>
          <table:table-cell table:style-name="ce1" office:value-type="float" office:value="-41.820654" calcext:value-type="float">
            <text:p>-41,820654</text:p>
          </table:table-cell>
          <table:table-cell table:number-columns-repeated="62"/>
        </table:table-row>
        <table:table-row table:style-name="ro1">
          <table:table-cell table:style-name="ce1" office:value-type="float" office:value="1919.46475" calcext:value-type="float">
            <text:p>1919,46475</text:p>
          </table:table-cell>
          <table:table-cell table:style-name="ce1" office:value-type="float" office:value="-42.362056" calcext:value-type="float">
            <text:p>-42,362056</text:p>
          </table:table-cell>
          <table:table-cell table:number-columns-repeated="62"/>
        </table:table-row>
        <table:table-row table:style-name="ro1">
          <table:table-cell table:style-name="ce1" office:value-type="float" office:value="1919.3099" calcext:value-type="float">
            <text:p>1919,3099</text:p>
          </table:table-cell>
          <table:table-cell table:style-name="ce1" office:value-type="float" office:value="-42.651086" calcext:value-type="float">
            <text:p>-42,651086</text:p>
          </table:table-cell>
          <table:table-cell table:number-columns-repeated="62"/>
        </table:table-row>
        <table:table-row table:style-name="ro1">
          <table:table-cell table:style-name="ce1" office:value-type="float" office:value="1919.15505" calcext:value-type="float">
            <text:p>1919,15505</text:p>
          </table:table-cell>
          <table:table-cell table:style-name="ce1" office:value-type="float" office:value="-43.29795" calcext:value-type="float">
            <text:p>-43,29795</text:p>
          </table:table-cell>
          <table:table-cell table:number-columns-repeated="62"/>
        </table:table-row>
        <table:table-row table:style-name="ro1">
          <table:table-cell table:style-name="ce1" office:value-type="float" office:value="1919.0174" calcext:value-type="float">
            <text:p>1919,0174</text:p>
          </table:table-cell>
          <table:table-cell table:style-name="ce1" office:value-type="float" office:value="-43.91793" calcext:value-type="float">
            <text:p>-43,91793</text:p>
          </table:table-cell>
          <table:table-cell table:number-columns-repeated="62"/>
        </table:table-row>
        <table:table-row table:style-name="ro1">
          <table:table-cell table:style-name="ce1" office:value-type="float" office:value="1918.91055" calcext:value-type="float">
            <text:p>1918,91055</text:p>
          </table:table-cell>
          <table:table-cell table:style-name="ce1" office:value-type="float" office:value="-44.666561" calcext:value-type="float">
            <text:p>-44,666561</text:p>
          </table:table-cell>
          <table:table-cell table:number-columns-repeated="62"/>
        </table:table-row>
        <table:table-row table:style-name="ro1">
          <table:table-cell table:style-name="ce1" office:value-type="float" office:value="1918.81855" calcext:value-type="float">
            <text:p>1918,81855</text:p>
          </table:table-cell>
          <table:table-cell table:style-name="ce1" office:value-type="float" office:value="-45.324942" calcext:value-type="float">
            <text:p>-45,324942</text:p>
          </table:table-cell>
          <table:table-cell table:number-columns-repeated="62"/>
        </table:table-row>
        <table:table-row table:style-name="ro1">
          <table:table-cell table:style-name="ce1" office:value-type="float" office:value="1918.7278" calcext:value-type="float">
            <text:p>1918,7278</text:p>
          </table:table-cell>
          <table:table-cell table:style-name="ce1" office:value-type="float" office:value="-45.782665" calcext:value-type="float">
            <text:p>-45,782665</text:p>
          </table:table-cell>
          <table:table-cell table:number-columns-repeated="62"/>
        </table:table-row>
        <table:table-row table:style-name="ro1">
          <table:table-cell table:style-name="ce1" office:value-type="float" office:value="1918.63705" calcext:value-type="float">
            <text:p>1918,63705</text:p>
          </table:table-cell>
          <table:table-cell table:style-name="ce1" office:value-type="float" office:value="-46.28167" calcext:value-type="float">
            <text:p>-46,28167</text:p>
          </table:table-cell>
          <table:table-cell table:number-columns-repeated="62"/>
        </table:table-row>
        <table:table-row table:style-name="ro1">
          <table:table-cell table:style-name="ce1" office:value-type="float" office:value="1918.5463" calcext:value-type="float">
            <text:p>1918,5463</text:p>
          </table:table-cell>
          <table:table-cell table:style-name="ce1" office:value-type="float" office:value="-46.29391" calcext:value-type="float">
            <text:p>-46,29391</text:p>
          </table:table-cell>
          <table:table-cell table:number-columns-repeated="62"/>
        </table:table-row>
        <table:table-row table:style-name="ro1">
          <table:table-cell table:style-name="ce1" office:value-type="float" office:value="1918.4555" calcext:value-type="float">
            <text:p>1918,4555</text:p>
          </table:table-cell>
          <table:table-cell table:style-name="ce1" office:value-type="float" office:value="-45.785784" calcext:value-type="float">
            <text:p>-45,785784</text:p>
          </table:table-cell>
          <table:table-cell table:number-columns-repeated="62"/>
        </table:table-row>
        <table:table-row table:style-name="ro1">
          <table:table-cell table:style-name="ce1" office:value-type="float" office:value="1918.3883" calcext:value-type="float">
            <text:p>1918,3883</text:p>
          </table:table-cell>
          <table:table-cell table:style-name="ce1" office:value-type="float" office:value="-45.391908" calcext:value-type="float">
            <text:p>-45,391908</text:p>
          </table:table-cell>
          <table:table-cell table:number-columns-repeated="62"/>
        </table:table-row>
        <table:table-row table:style-name="ro1">
          <table:table-cell table:style-name="ce1" office:value-type="float" office:value="1918.32185" calcext:value-type="float">
            <text:p>1918,32185</text:p>
          </table:table-cell>
          <table:table-cell table:style-name="ce1" office:value-type="float" office:value="-44.539834" calcext:value-type="float">
            <text:p>-44,539834</text:p>
          </table:table-cell>
          <table:table-cell table:number-columns-repeated="62"/>
        </table:table-row>
        <table:table-row table:style-name="ro1">
          <table:table-cell table:style-name="ce1" office:value-type="float" office:value="1918.2326" calcext:value-type="float">
            <text:p>1918,2326</text:p>
          </table:table-cell>
          <table:table-cell table:style-name="ce1" office:value-type="float" office:value="-43.927061" calcext:value-type="float">
            <text:p>-43,927061</text:p>
          </table:table-cell>
          <table:table-cell table:number-columns-repeated="62"/>
        </table:table-row>
        <table:table-row table:style-name="ro1">
          <table:table-cell table:style-name="ce1" office:value-type="float" office:value="1918.14335" calcext:value-type="float">
            <text:p>1918,14335</text:p>
          </table:table-cell>
          <table:table-cell table:style-name="ce1" office:value-type="float" office:value="-43.122273" calcext:value-type="float">
            <text:p>-43,122273</text:p>
          </table:table-cell>
          <table:table-cell table:number-columns-repeated="62"/>
        </table:table-row>
        <table:table-row table:style-name="ro1">
          <table:table-cell table:style-name="ce1" office:value-type="float" office:value="1918.0541" calcext:value-type="float">
            <text:p>1918,0541</text:p>
          </table:table-cell>
          <table:table-cell table:style-name="ce1" office:value-type="float" office:value="-42.650635" calcext:value-type="float">
            <text:p>-42,650635</text:p>
          </table:table-cell>
          <table:table-cell table:number-columns-repeated="62"/>
        </table:table-row>
        <table:table-row table:style-name="ro1">
          <table:table-cell table:style-name="ce1" office:value-type="float" office:value="1917.96485" calcext:value-type="float">
            <text:p>1917,96485</text:p>
          </table:table-cell>
          <table:table-cell table:style-name="ce1" office:value-type="float" office:value="-42.365253" calcext:value-type="float">
            <text:p>-42,365253</text:p>
          </table:table-cell>
          <table:table-cell table:number-columns-repeated="62"/>
        </table:table-row>
        <table:table-row table:style-name="ro1">
          <table:table-cell table:style-name="ce1" office:value-type="float" office:value="1917.87555" calcext:value-type="float">
            <text:p>1917,87555</text:p>
          </table:table-cell>
          <table:table-cell table:style-name="ce1" office:value-type="float" office:value="-42.368855" calcext:value-type="float">
            <text:p>-42,368855</text:p>
          </table:table-cell>
          <table:table-cell table:number-columns-repeated="62"/>
        </table:table-row>
        <table:table-row table:style-name="ro1">
          <table:table-cell table:style-name="ce1" office:value-type="float" office:value="1917.7863" calcext:value-type="float">
            <text:p>1917,7863</text:p>
          </table:table-cell>
          <table:table-cell table:style-name="ce1" office:value-type="float" office:value="-42.604797" calcext:value-type="float">
            <text:p>-42,604797</text:p>
          </table:table-cell>
          <table:table-cell table:number-columns-repeated="62"/>
        </table:table-row>
        <table:table-row table:style-name="ro1">
          <table:table-cell table:style-name="ce1" office:value-type="float" office:value="1917.69705" calcext:value-type="float">
            <text:p>1917,69705</text:p>
          </table:table-cell>
          <table:table-cell table:style-name="ce1" office:value-type="float" office:value="-43.095159" calcext:value-type="float">
            <text:p>-43,095159</text:p>
          </table:table-cell>
          <table:table-cell table:number-columns-repeated="62"/>
        </table:table-row>
        <table:table-row table:style-name="ro1">
          <table:table-cell table:style-name="ce1" office:value-type="float" office:value="1917.6078" calcext:value-type="float">
            <text:p>1917,6078</text:p>
          </table:table-cell>
          <table:table-cell table:style-name="ce1" office:value-type="float" office:value="-43.560559" calcext:value-type="float">
            <text:p>-43,560559</text:p>
          </table:table-cell>
          <table:table-cell table:number-columns-repeated="62"/>
        </table:table-row>
        <table:table-row table:style-name="ro1">
          <table:table-cell table:style-name="ce1" office:value-type="float" office:value="1917.51855" calcext:value-type="float">
            <text:p>1917,51855</text:p>
          </table:table-cell>
          <table:table-cell table:style-name="ce1" office:value-type="float" office:value="-44.064361" calcext:value-type="float">
            <text:p>-44,064361</text:p>
          </table:table-cell>
          <table:table-cell table:number-columns-repeated="62"/>
        </table:table-row>
        <table:table-row table:style-name="ro1">
          <table:table-cell table:style-name="ce1" office:value-type="float" office:value="1917.42925" calcext:value-type="float">
            <text:p>1917,42925</text:p>
          </table:table-cell>
          <table:table-cell table:style-name="ce1" office:value-type="float" office:value="-44.249229" calcext:value-type="float">
            <text:p>-44,249229</text:p>
          </table:table-cell>
          <table:table-cell table:number-columns-repeated="62"/>
        </table:table-row>
        <table:table-row table:style-name="ro1">
          <table:table-cell table:style-name="ce1" office:value-type="float" office:value="1917.33995" calcext:value-type="float">
            <text:p>1917,33995</text:p>
          </table:table-cell>
          <table:table-cell table:style-name="ce1" office:value-type="float" office:value="-44.399722" calcext:value-type="float">
            <text:p>-44,399722</text:p>
          </table:table-cell>
          <table:table-cell table:number-columns-repeated="62"/>
        </table:table-row>
        <table:table-row table:style-name="ro1">
          <table:table-cell table:style-name="ce1" office:value-type="float" office:value="1917.25065" calcext:value-type="float">
            <text:p>1917,25065</text:p>
          </table:table-cell>
          <table:table-cell table:style-name="ce1" office:value-type="float" office:value="-44.057644" calcext:value-type="float">
            <text:p>-44,057644</text:p>
          </table:table-cell>
          <table:table-cell table:number-columns-repeated="62"/>
        </table:table-row>
        <table:table-row table:style-name="ro1">
          <table:table-cell table:style-name="ce1" office:value-type="float" office:value="1917.1614" calcext:value-type="float">
            <text:p>1917,1614</text:p>
          </table:table-cell>
          <table:table-cell table:style-name="ce1" office:value-type="float" office:value="-43.632093" calcext:value-type="float">
            <text:p>-43,632093</text:p>
          </table:table-cell>
          <table:table-cell table:number-columns-repeated="62"/>
        </table:table-row>
        <table:table-row table:style-name="ro1">
          <table:table-cell table:style-name="ce1" office:value-type="float" office:value="1917.06965" calcext:value-type="float">
            <text:p>1917,06965</text:p>
          </table:table-cell>
          <table:table-cell table:style-name="ce1" office:value-type="float" office:value="-43.05581" calcext:value-type="float">
            <text:p>-43,05581</text:p>
          </table:table-cell>
          <table:table-cell table:number-columns-repeated="62"/>
        </table:table-row>
        <table:table-row table:style-name="ro1">
          <table:table-cell table:style-name="ce1" office:value-type="float" office:value="1916.9686" calcext:value-type="float">
            <text:p>1916,9686</text:p>
          </table:table-cell>
          <table:table-cell table:style-name="ce1" office:value-type="float" office:value="-42.580387" calcext:value-type="float">
            <text:p>-42,580387</text:p>
          </table:table-cell>
          <table:table-cell table:number-columns-repeated="62"/>
        </table:table-row>
        <table:table-row table:style-name="ro1">
          <table:table-cell table:style-name="ce1" office:value-type="float" office:value="1916.8531" calcext:value-type="float">
            <text:p>1916,8531</text:p>
          </table:table-cell>
          <table:table-cell table:style-name="ce1" office:value-type="float" office:value="-42.230683" calcext:value-type="float">
            <text:p>-42,230683</text:p>
          </table:table-cell>
          <table:table-cell table:number-columns-repeated="62"/>
        </table:table-row>
        <table:table-row table:style-name="ro1">
          <table:table-cell table:style-name="ce1" office:value-type="float" office:value="1916.72985" calcext:value-type="float">
            <text:p>1916,72985</text:p>
          </table:table-cell>
          <table:table-cell table:style-name="ce1" office:value-type="float" office:value="-42.396538" calcext:value-type="float">
            <text:p>-42,396538</text:p>
          </table:table-cell>
          <table:table-cell table:number-columns-repeated="62"/>
        </table:table-row>
        <table:table-row table:style-name="ro1">
          <table:table-cell table:style-name="ce1" office:value-type="float" office:value="1916.6066" calcext:value-type="float">
            <text:p>1916,6066</text:p>
          </table:table-cell>
          <table:table-cell table:style-name="ce1" office:value-type="float" office:value="-42.705443" calcext:value-type="float">
            <text:p>-42,705443</text:p>
          </table:table-cell>
          <table:table-cell table:number-columns-repeated="62"/>
        </table:table-row>
        <table:table-row table:style-name="ro1">
          <table:table-cell table:style-name="ce1" office:value-type="float" office:value="1916.4833" calcext:value-type="float">
            <text:p>1916,4833</text:p>
          </table:table-cell>
          <table:table-cell table:style-name="ce1" office:value-type="float" office:value="-43.054618" calcext:value-type="float">
            <text:p>-43,054618</text:p>
          </table:table-cell>
          <table:table-cell table:number-columns-repeated="62"/>
        </table:table-row>
        <table:table-row table:style-name="ro1">
          <table:table-cell table:style-name="ce1" office:value-type="float" office:value="1916.35995" calcext:value-type="float">
            <text:p>1916,35995</text:p>
          </table:table-cell>
          <table:table-cell table:style-name="ce1" office:value-type="float" office:value="-43.43438" calcext:value-type="float">
            <text:p>-43,43438</text:p>
          </table:table-cell>
          <table:table-cell table:number-columns-repeated="62"/>
        </table:table-row>
        <table:table-row table:style-name="ro1">
          <table:table-cell table:style-name="ce1" office:value-type="float" office:value="1916.2367" calcext:value-type="float">
            <text:p>1916,2367</text:p>
          </table:table-cell>
          <table:table-cell table:style-name="ce1" office:value-type="float" office:value="-43.828678" calcext:value-type="float">
            <text:p>-43,828678</text:p>
          </table:table-cell>
          <table:table-cell table:number-columns-repeated="62"/>
        </table:table-row>
        <table:table-row table:style-name="ro1">
          <table:table-cell table:style-name="ce1" office:value-type="float" office:value="1916.1141" calcext:value-type="float">
            <text:p>1916,1141</text:p>
          </table:table-cell>
          <table:table-cell table:style-name="ce1" office:value-type="float" office:value="-44.061735" calcext:value-type="float">
            <text:p>-44,061735</text:p>
          </table:table-cell>
          <table:table-cell table:number-columns-repeated="62"/>
        </table:table-row>
        <table:table-row table:style-name="ro1">
          <table:table-cell table:style-name="ce1" office:value-type="float" office:value="1915.9953" calcext:value-type="float">
            <text:p>1915,9953</text:p>
          </table:table-cell>
          <table:table-cell table:style-name="ce1" office:value-type="float" office:value="-44.379278" calcext:value-type="float">
            <text:p>-44,379278</text:p>
          </table:table-cell>
          <table:table-cell table:number-columns-repeated="62"/>
        </table:table-row>
        <table:table-row table:style-name="ro1">
          <table:table-cell table:style-name="ce1" office:value-type="float" office:value="1915.88355" calcext:value-type="float">
            <text:p>1915,88355</text:p>
          </table:table-cell>
          <table:table-cell table:style-name="ce1" office:value-type="float" office:value="-44.722742" calcext:value-type="float">
            <text:p>-44,722742</text:p>
          </table:table-cell>
          <table:table-cell table:number-columns-repeated="62"/>
        </table:table-row>
        <table:table-row table:style-name="ro1">
          <table:table-cell table:style-name="ce1" office:value-type="float" office:value="1915.7757" calcext:value-type="float">
            <text:p>1915,7757</text:p>
          </table:table-cell>
          <table:table-cell table:style-name="ce1" office:value-type="float" office:value="-45.101728" calcext:value-type="float">
            <text:p>-45,101728</text:p>
          </table:table-cell>
          <table:table-cell table:number-columns-repeated="62"/>
        </table:table-row>
        <table:table-row table:style-name="ro1">
          <table:table-cell table:style-name="ce1" office:value-type="float" office:value="1915.66785" calcext:value-type="float">
            <text:p>1915,66785</text:p>
          </table:table-cell>
          <table:table-cell table:style-name="ce1" office:value-type="float" office:value="-45.470152" calcext:value-type="float">
            <text:p>-45,470152</text:p>
          </table:table-cell>
          <table:table-cell table:number-columns-repeated="62"/>
        </table:table-row>
        <table:table-row table:style-name="ro1">
          <table:table-cell table:style-name="ce1" office:value-type="float" office:value="1915.55995" calcext:value-type="float">
            <text:p>1915,55995</text:p>
          </table:table-cell>
          <table:table-cell table:style-name="ce1" office:value-type="float" office:value="-45.687847" calcext:value-type="float">
            <text:p>-45,687847</text:p>
          </table:table-cell>
          <table:table-cell table:number-columns-repeated="62"/>
        </table:table-row>
        <table:table-row table:style-name="ro1">
          <table:table-cell table:style-name="ce1" office:value-type="float" office:value="1915.4521" calcext:value-type="float">
            <text:p>1915,4521</text:p>
          </table:table-cell>
          <table:table-cell table:style-name="ce1" office:value-type="float" office:value="-45.701099" calcext:value-type="float">
            <text:p>-45,701099</text:p>
          </table:table-cell>
          <table:table-cell table:number-columns-repeated="62"/>
        </table:table-row>
        <table:table-row table:style-name="ro1">
          <table:table-cell table:style-name="ce1" office:value-type="float" office:value="1915.34425" calcext:value-type="float">
            <text:p>1915,34425</text:p>
          </table:table-cell>
          <table:table-cell table:style-name="ce1" office:value-type="float" office:value="-45.364837" calcext:value-type="float">
            <text:p>-45,364837</text:p>
          </table:table-cell>
          <table:table-cell table:number-columns-repeated="62"/>
        </table:table-row>
        <table:table-row table:style-name="ro1">
          <table:table-cell table:style-name="ce1" office:value-type="float" office:value="1915.23635" calcext:value-type="float">
            <text:p>1915,23635</text:p>
          </table:table-cell>
          <table:table-cell table:style-name="ce1" office:value-type="float" office:value="-44.61455" calcext:value-type="float">
            <text:p>-44,61455</text:p>
          </table:table-cell>
          <table:table-cell table:number-columns-repeated="62"/>
        </table:table-row>
        <table:table-row table:style-name="ro1">
          <table:table-cell table:style-name="ce1" office:value-type="float" office:value="1915.12845" calcext:value-type="float">
            <text:p>1915,12845</text:p>
          </table:table-cell>
          <table:table-cell table:style-name="ce1" office:value-type="float" office:value="-43.79826" calcext:value-type="float">
            <text:p>-43,79826</text:p>
          </table:table-cell>
          <table:table-cell table:number-columns-repeated="62"/>
        </table:table-row>
        <table:table-row table:style-name="ro1">
          <table:table-cell table:style-name="ce1" office:value-type="float" office:value="1915.0261" calcext:value-type="float">
            <text:p>1915,0261</text:p>
          </table:table-cell>
          <table:table-cell table:style-name="ce1" office:value-type="float" office:value="-42.919568" calcext:value-type="float">
            <text:p>-42,919568</text:p>
          </table:table-cell>
          <table:table-cell table:number-columns-repeated="62"/>
        </table:table-row>
        <table:table-row table:style-name="ro1">
          <table:table-cell table:style-name="ce1" office:value-type="float" office:value="1914.9375" calcext:value-type="float">
            <text:p>1914,9375</text:p>
          </table:table-cell>
          <table:table-cell table:style-name="ce1" office:value-type="float" office:value="-42.347135" calcext:value-type="float">
            <text:p>-42,347135</text:p>
          </table:table-cell>
          <table:table-cell table:number-columns-repeated="62"/>
        </table:table-row>
        <table:table-row table:style-name="ro1">
          <table:table-cell table:style-name="ce1" office:value-type="float" office:value="1914.8581" calcext:value-type="float">
            <text:p>1914,8581</text:p>
          </table:table-cell>
          <table:table-cell table:style-name="ce1" office:value-type="float" office:value="-42.309507" calcext:value-type="float">
            <text:p>-42,309507</text:p>
          </table:table-cell>
          <table:table-cell table:number-columns-repeated="62"/>
        </table:table-row>
        <table:table-row table:style-name="ro1">
          <table:table-cell table:style-name="ce1" office:value-type="float" office:value="1914.77965" calcext:value-type="float">
            <text:p>1914,77965</text:p>
          </table:table-cell>
          <table:table-cell table:style-name="ce1" office:value-type="float" office:value="-42.697132" calcext:value-type="float">
            <text:p>-42,697132</text:p>
          </table:table-cell>
          <table:table-cell table:number-columns-repeated="62"/>
        </table:table-row>
        <table:table-row table:style-name="ro1">
          <table:table-cell table:style-name="ce1" office:value-type="float" office:value="1914.7012" calcext:value-type="float">
            <text:p>1914,7012</text:p>
          </table:table-cell>
          <table:table-cell table:style-name="ce1" office:value-type="float" office:value="-43.32957" calcext:value-type="float">
            <text:p>-43,32957</text:p>
          </table:table-cell>
          <table:table-cell table:number-columns-repeated="62"/>
        </table:table-row>
        <table:table-row table:style-name="ro1">
          <table:table-cell table:style-name="ce1" office:value-type="float" office:value="1914.62275" calcext:value-type="float">
            <text:p>1914,62275</text:p>
          </table:table-cell>
          <table:table-cell table:style-name="ce1" office:value-type="float" office:value="-44.054122" calcext:value-type="float">
            <text:p>-44,054122</text:p>
          </table:table-cell>
          <table:table-cell table:number-columns-repeated="62"/>
        </table:table-row>
        <table:table-row table:style-name="ro1">
          <table:table-cell table:style-name="ce1" office:value-type="float" office:value="1914.5443" calcext:value-type="float">
            <text:p>1914,5443</text:p>
          </table:table-cell>
          <table:table-cell table:style-name="ce1" office:value-type="float" office:value="-44.625115" calcext:value-type="float">
            <text:p>-44,625115</text:p>
          </table:table-cell>
          <table:table-cell table:number-columns-repeated="62"/>
        </table:table-row>
        <table:table-row table:style-name="ro1">
          <table:table-cell table:style-name="ce1" office:value-type="float" office:value="1914.46585" calcext:value-type="float">
            <text:p>1914,46585</text:p>
          </table:table-cell>
          <table:table-cell table:style-name="ce1" office:value-type="float" office:value="-45.108845" calcext:value-type="float">
            <text:p>-45,108845</text:p>
          </table:table-cell>
          <table:table-cell table:number-columns-repeated="62"/>
        </table:table-row>
        <table:table-row table:style-name="ro1">
          <table:table-cell table:style-name="ce1" office:value-type="float" office:value="1914.3874" calcext:value-type="float">
            <text:p>1914,3874</text:p>
          </table:table-cell>
          <table:table-cell table:style-name="ce1" office:value-type="float" office:value="-45.215171" calcext:value-type="float">
            <text:p>-45,215171</text:p>
          </table:table-cell>
          <table:table-cell table:number-columns-repeated="62"/>
        </table:table-row>
        <table:table-row table:style-name="ro1">
          <table:table-cell table:style-name="ce1" office:value-type="float" office:value="1914.309" calcext:value-type="float">
            <text:p>1914,309</text:p>
          </table:table-cell>
          <table:table-cell table:style-name="ce1" office:value-type="float" office:value="-45.108366" calcext:value-type="float">
            <text:p>-45,108366</text:p>
          </table:table-cell>
          <table:table-cell table:number-columns-repeated="62"/>
        </table:table-row>
        <table:table-row table:style-name="ro1">
          <table:table-cell table:style-name="ce1" office:value-type="float" office:value="1914.23055" calcext:value-type="float">
            <text:p>1914,23055</text:p>
          </table:table-cell>
          <table:table-cell table:style-name="ce1" office:value-type="float" office:value="-44.748106" calcext:value-type="float">
            <text:p>-44,748106</text:p>
          </table:table-cell>
          <table:table-cell table:number-columns-repeated="62"/>
        </table:table-row>
        <table:table-row table:style-name="ro1">
          <table:table-cell table:style-name="ce1" office:value-type="float" office:value="1914.1521" calcext:value-type="float">
            <text:p>1914,1521</text:p>
          </table:table-cell>
          <table:table-cell table:style-name="ce1" office:value-type="float" office:value="-44.048707" calcext:value-type="float">
            <text:p>-44,048707</text:p>
          </table:table-cell>
          <table:table-cell table:number-columns-repeated="62"/>
        </table:table-row>
        <table:table-row table:style-name="ro1">
          <table:table-cell table:style-name="ce1" office:value-type="float" office:value="1914.07365" calcext:value-type="float">
            <text:p>1914,07365</text:p>
          </table:table-cell>
          <table:table-cell table:style-name="ce1" office:value-type="float" office:value="-44.088142" calcext:value-type="float">
            <text:p>-44,088142</text:p>
          </table:table-cell>
          <table:table-cell table:number-columns-repeated="62"/>
        </table:table-row>
        <table:table-row table:style-name="ro1">
          <table:table-cell table:style-name="ce1" office:value-type="float" office:value="1913.9952" calcext:value-type="float">
            <text:p>1913,9952</text:p>
          </table:table-cell>
          <table:table-cell table:style-name="ce1" office:value-type="float" office:value="-44.214877" calcext:value-type="float">
            <text:p>-44,214877</text:p>
          </table:table-cell>
          <table:table-cell table:number-columns-repeated="62"/>
        </table:table-row>
        <table:table-row table:style-name="ro1">
          <table:table-cell table:style-name="ce1" office:value-type="float" office:value="1913.91675" calcext:value-type="float">
            <text:p>1913,91675</text:p>
          </table:table-cell>
          <table:table-cell table:style-name="ce1" office:value-type="float" office:value="-44.400108" calcext:value-type="float">
            <text:p>-44,400108</text:p>
          </table:table-cell>
          <table:table-cell table:number-columns-repeated="62"/>
        </table:table-row>
        <table:table-row table:style-name="ro1">
          <table:table-cell table:style-name="ce1" office:value-type="float" office:value="1913.8258" calcext:value-type="float">
            <text:p>1913,8258</text:p>
          </table:table-cell>
          <table:table-cell table:style-name="ce1" office:value-type="float" office:value="-44.59897" calcext:value-type="float">
            <text:p>-44,59897</text:p>
          </table:table-cell>
          <table:table-cell table:number-columns-repeated="62"/>
        </table:table-row>
        <table:table-row table:style-name="ro1">
          <table:table-cell table:style-name="ce1" office:value-type="float" office:value="1913.73355" calcext:value-type="float">
            <text:p>1913,73355</text:p>
          </table:table-cell>
          <table:table-cell table:style-name="ce1" office:value-type="float" office:value="-44.86374" calcext:value-type="float">
            <text:p>-44,86374</text:p>
          </table:table-cell>
          <table:table-cell table:number-columns-repeated="62"/>
        </table:table-row>
        <table:table-row table:style-name="ro1">
          <table:table-cell table:style-name="ce1" office:value-type="float" office:value="1913.6525" calcext:value-type="float">
            <text:p>1913,6525</text:p>
          </table:table-cell>
          <table:table-cell table:style-name="ce1" office:value-type="float" office:value="-45.041067" calcext:value-type="float">
            <text:p>-45,041067</text:p>
          </table:table-cell>
          <table:table-cell table:number-columns-repeated="62"/>
        </table:table-row>
        <table:table-row table:style-name="ro1">
          <table:table-cell table:style-name="ce1" office:value-type="float" office:value="1913.57145" calcext:value-type="float">
            <text:p>1913,57145</text:p>
          </table:table-cell>
          <table:table-cell table:style-name="ce1" office:value-type="float" office:value="-45.158793" calcext:value-type="float">
            <text:p>-45,158793</text:p>
          </table:table-cell>
          <table:table-cell table:number-columns-repeated="62"/>
        </table:table-row>
        <table:table-row table:style-name="ro1">
          <table:table-cell table:style-name="ce1" office:value-type="float" office:value="1913.4904" calcext:value-type="float">
            <text:p>1913,4904</text:p>
          </table:table-cell>
          <table:table-cell table:style-name="ce1" office:value-type="float" office:value="-45.354217" calcext:value-type="float">
            <text:p>-45,354217</text:p>
          </table:table-cell>
          <table:table-cell table:number-columns-repeated="62"/>
        </table:table-row>
        <table:table-row table:style-name="ro1">
          <table:table-cell table:style-name="ce1" office:value-type="float" office:value="1913.40935" calcext:value-type="float">
            <text:p>1913,40935</text:p>
          </table:table-cell>
          <table:table-cell table:style-name="ce1" office:value-type="float" office:value="-45.301859" calcext:value-type="float">
            <text:p>-45,301859</text:p>
          </table:table-cell>
          <table:table-cell table:number-columns-repeated="62"/>
        </table:table-row>
        <table:table-row table:style-name="ro1">
          <table:table-cell table:style-name="ce1" office:value-type="float" office:value="1913.3283" calcext:value-type="float">
            <text:p>1913,3283</text:p>
          </table:table-cell>
          <table:table-cell table:style-name="ce1" office:value-type="float" office:value="-44.937479" calcext:value-type="float">
            <text:p>-44,937479</text:p>
          </table:table-cell>
          <table:table-cell table:number-columns-repeated="62"/>
        </table:table-row>
        <table:table-row table:style-name="ro1">
          <table:table-cell table:style-name="ce1" office:value-type="float" office:value="1913.24725" calcext:value-type="float">
            <text:p>1913,24725</text:p>
          </table:table-cell>
          <table:table-cell table:style-name="ce1" office:value-type="float" office:value="-44.408705" calcext:value-type="float">
            <text:p>-44,408705</text:p>
          </table:table-cell>
          <table:table-cell table:number-columns-repeated="62"/>
        </table:table-row>
        <table:table-row table:style-name="ro1">
          <table:table-cell table:style-name="ce1" office:value-type="float" office:value="1913.1662" calcext:value-type="float">
            <text:p>1913,1662</text:p>
          </table:table-cell>
          <table:table-cell table:style-name="ce1" office:value-type="float" office:value="-43.871438" calcext:value-type="float">
            <text:p>-43,871438</text:p>
          </table:table-cell>
          <table:table-cell table:number-columns-repeated="62"/>
        </table:table-row>
        <table:table-row table:style-name="ro1">
          <table:table-cell table:style-name="ce1" office:value-type="float" office:value="1913.08515" calcext:value-type="float">
            <text:p>1913,08515</text:p>
          </table:table-cell>
          <table:table-cell table:style-name="ce1" office:value-type="float" office:value="-43.227312" calcext:value-type="float">
            <text:p>-43,227312</text:p>
          </table:table-cell>
          <table:table-cell table:number-columns-repeated="62"/>
        </table:table-row>
        <table:table-row table:style-name="ro1">
          <table:table-cell table:style-name="ce1" office:value-type="float" office:value="1912.99595" calcext:value-type="float">
            <text:p>1912,99595</text:p>
          </table:table-cell>
          <table:table-cell table:style-name="ce1" office:value-type="float" office:value="-42.769376" calcext:value-type="float">
            <text:p>-42,769376</text:p>
          </table:table-cell>
          <table:table-cell table:number-columns-repeated="62"/>
        </table:table-row>
        <table:table-row table:style-name="ro1">
          <table:table-cell table:style-name="ce1" office:value-type="float" office:value="1912.89285" calcext:value-type="float">
            <text:p>1912,89285</text:p>
          </table:table-cell>
          <table:table-cell table:style-name="ce1" office:value-type="float" office:value="-42.694446" calcext:value-type="float">
            <text:p>-42,694446</text:p>
          </table:table-cell>
          <table:table-cell table:number-columns-repeated="62"/>
        </table:table-row>
        <table:table-row table:style-name="ro1">
          <table:table-cell table:style-name="ce1" office:value-type="float" office:value="1912.78265" calcext:value-type="float">
            <text:p>1912,78265</text:p>
          </table:table-cell>
          <table:table-cell table:style-name="ce1" office:value-type="float" office:value="-42.932433" calcext:value-type="float">
            <text:p>-42,932433</text:p>
          </table:table-cell>
          <table:table-cell table:number-columns-repeated="62"/>
        </table:table-row>
        <table:table-row table:style-name="ro1">
          <table:table-cell table:style-name="ce1" office:value-type="float" office:value="1912.6712" calcext:value-type="float">
            <text:p>1912,6712</text:p>
          </table:table-cell>
          <table:table-cell table:style-name="ce1" office:value-type="float" office:value="-43.308599" calcext:value-type="float">
            <text:p>-43,308599</text:p>
          </table:table-cell>
          <table:table-cell table:number-columns-repeated="62"/>
        </table:table-row>
        <table:table-row table:style-name="ro1">
          <table:table-cell table:style-name="ce1" office:value-type="float" office:value="1912.55975" calcext:value-type="float">
            <text:p>1912,55975</text:p>
          </table:table-cell>
          <table:table-cell table:style-name="ce1" office:value-type="float" office:value="-43.712534" calcext:value-type="float">
            <text:p>-43,712534</text:p>
          </table:table-cell>
          <table:table-cell table:number-columns-repeated="62"/>
        </table:table-row>
        <table:table-row table:style-name="ro1">
          <table:table-cell table:style-name="ce1" office:value-type="float" office:value="1912.4483" calcext:value-type="float">
            <text:p>1912,4483</text:p>
          </table:table-cell>
          <table:table-cell table:style-name="ce1" office:value-type="float" office:value="-43.974124" calcext:value-type="float">
            <text:p>-43,974124</text:p>
          </table:table-cell>
          <table:table-cell table:number-columns-repeated="62"/>
        </table:table-row>
        <table:table-row table:style-name="ro1">
          <table:table-cell table:style-name="ce1" office:value-type="float" office:value="1912.33685" calcext:value-type="float">
            <text:p>1912,33685</text:p>
          </table:table-cell>
          <table:table-cell table:style-name="ce1" office:value-type="float" office:value="-43.914861" calcext:value-type="float">
            <text:p>-43,914861</text:p>
          </table:table-cell>
          <table:table-cell table:number-columns-repeated="62"/>
        </table:table-row>
        <table:table-row table:style-name="ro1">
          <table:table-cell table:style-name="ce1" office:value-type="float" office:value="1912.22535" calcext:value-type="float">
            <text:p>1912,22535</text:p>
          </table:table-cell>
          <table:table-cell table:style-name="ce1" office:value-type="float" office:value="-43.758784" calcext:value-type="float">
            <text:p>-43,758784</text:p>
          </table:table-cell>
          <table:table-cell table:number-columns-repeated="62"/>
        </table:table-row>
        <table:table-row table:style-name="ro1">
          <table:table-cell table:style-name="ce1" office:value-type="float" office:value="1912.1139" calcext:value-type="float">
            <text:p>1912,1139</text:p>
          </table:table-cell>
          <table:table-cell table:style-name="ce1" office:value-type="float" office:value="-43.212047" calcext:value-type="float">
            <text:p>-43,212047</text:p>
          </table:table-cell>
          <table:table-cell table:number-columns-repeated="62"/>
        </table:table-row>
        <table:table-row table:style-name="ro1">
          <table:table-cell table:style-name="ce1" office:value-type="float" office:value="1912.00245" calcext:value-type="float">
            <text:p>1912,00245</text:p>
          </table:table-cell>
          <table:table-cell table:style-name="ce1" office:value-type="float" office:value="-42.522028" calcext:value-type="float">
            <text:p>-42,522028</text:p>
          </table:table-cell>
          <table:table-cell table:number-columns-repeated="62"/>
        </table:table-row>
        <table:table-row table:style-name="ro1">
          <table:table-cell table:style-name="ce1" office:value-type="float" office:value="1911.891" calcext:value-type="float">
            <text:p>1911,891</text:p>
          </table:table-cell>
          <table:table-cell table:style-name="ce1" office:value-type="float" office:value="-41.789697" calcext:value-type="float">
            <text:p>-41,789697</text:p>
          </table:table-cell>
          <table:table-cell table:number-columns-repeated="62"/>
        </table:table-row>
        <table:table-row table:style-name="ro1">
          <table:table-cell table:style-name="ce1" office:value-type="float" office:value="1911.7796" calcext:value-type="float">
            <text:p>1911,7796</text:p>
          </table:table-cell>
          <table:table-cell table:style-name="ce1" office:value-type="float" office:value="-41.389336" calcext:value-type="float">
            <text:p>-41,389336</text:p>
          </table:table-cell>
          <table:table-cell table:number-columns-repeated="62"/>
        </table:table-row>
        <table:table-row table:style-name="ro1">
          <table:table-cell table:style-name="ce1" office:value-type="float" office:value="1911.66815" calcext:value-type="float">
            <text:p>1911,66815</text:p>
          </table:table-cell>
          <table:table-cell table:style-name="ce1" office:value-type="float" office:value="-41.43274" calcext:value-type="float">
            <text:p>-41,43274</text:p>
          </table:table-cell>
          <table:table-cell table:number-columns-repeated="62"/>
        </table:table-row>
        <table:table-row table:style-name="ro1">
          <table:table-cell table:style-name="ce1" office:value-type="float" office:value="1911.5567" calcext:value-type="float">
            <text:p>1911,5567</text:p>
          </table:table-cell>
          <table:table-cell table:style-name="ce1" office:value-type="float" office:value="-41.942515" calcext:value-type="float">
            <text:p>-41,942515</text:p>
          </table:table-cell>
          <table:table-cell table:number-columns-repeated="62"/>
        </table:table-row>
        <table:table-row table:style-name="ro1">
          <table:table-cell table:style-name="ce1" office:value-type="float" office:value="1911.44525" calcext:value-type="float">
            <text:p>1911,44525</text:p>
          </table:table-cell>
          <table:table-cell table:style-name="ce1" office:value-type="float" office:value="-42.883411" calcext:value-type="float">
            <text:p>-42,883411</text:p>
          </table:table-cell>
          <table:table-cell table:number-columns-repeated="62"/>
        </table:table-row>
        <table:table-row table:style-name="ro1">
          <table:table-cell table:style-name="ce1" office:value-type="float" office:value="1911.33375" calcext:value-type="float">
            <text:p>1911,33375</text:p>
          </table:table-cell>
          <table:table-cell table:style-name="ce1" office:value-type="float" office:value="-43.793376" calcext:value-type="float">
            <text:p>-43,793376</text:p>
          </table:table-cell>
          <table:table-cell table:number-columns-repeated="62"/>
        </table:table-row>
        <table:table-row table:style-name="ro1">
          <table:table-cell table:style-name="ce1" office:value-type="float" office:value="1911.2223" calcext:value-type="float">
            <text:p>1911,2223</text:p>
          </table:table-cell>
          <table:table-cell table:style-name="ce1" office:value-type="float" office:value="-44.440973" calcext:value-type="float">
            <text:p>-44,440973</text:p>
          </table:table-cell>
          <table:table-cell table:number-columns-repeated="62"/>
        </table:table-row>
        <table:table-row table:style-name="ro1">
          <table:table-cell table:style-name="ce1" office:value-type="float" office:value="1911.11085" calcext:value-type="float">
            <text:p>1911,11085</text:p>
          </table:table-cell>
          <table:table-cell table:style-name="ce1" office:value-type="float" office:value="-44.869728" calcext:value-type="float">
            <text:p>-44,869728</text:p>
          </table:table-cell>
          <table:table-cell table:number-columns-repeated="62"/>
        </table:table-row>
        <table:table-row table:style-name="ro1">
          <table:table-cell table:style-name="ce1" office:value-type="float" office:value="1910.9994" calcext:value-type="float">
            <text:p>1910,9994</text:p>
          </table:table-cell>
          <table:table-cell table:style-name="ce1" office:value-type="float" office:value="-45.155362" calcext:value-type="float">
            <text:p>-45,155362</text:p>
          </table:table-cell>
          <table:table-cell table:number-columns-repeated="62"/>
        </table:table-row>
        <table:table-row table:style-name="ro1">
          <table:table-cell table:style-name="ce1" office:value-type="float" office:value="1910.88795" calcext:value-type="float">
            <text:p>1910,88795</text:p>
          </table:table-cell>
          <table:table-cell table:style-name="ce1" office:value-type="float" office:value="-45.412123" calcext:value-type="float">
            <text:p>-45,412123</text:p>
          </table:table-cell>
          <table:table-cell table:number-columns-repeated="62"/>
        </table:table-row>
        <table:table-row table:style-name="ro1">
          <table:table-cell table:style-name="ce1" office:value-type="float" office:value="1910.7765" calcext:value-type="float">
            <text:p>1910,7765</text:p>
          </table:table-cell>
          <table:table-cell table:style-name="ce1" office:value-type="float" office:value="-45.487455" calcext:value-type="float">
            <text:p>-45,487455</text:p>
          </table:table-cell>
          <table:table-cell table:number-columns-repeated="62"/>
        </table:table-row>
        <table:table-row table:style-name="ro1">
          <table:table-cell table:style-name="ce1" office:value-type="float" office:value="1910.6651" calcext:value-type="float">
            <text:p>1910,6651</text:p>
          </table:table-cell>
          <table:table-cell table:style-name="ce1" office:value-type="float" office:value="-45.615421" calcext:value-type="float">
            <text:p>-45,615421</text:p>
          </table:table-cell>
          <table:table-cell table:number-columns-repeated="62"/>
        </table:table-row>
        <table:table-row table:style-name="ro1">
          <table:table-cell table:style-name="ce1" office:value-type="float" office:value="1910.55365" calcext:value-type="float">
            <text:p>1910,55365</text:p>
          </table:table-cell>
          <table:table-cell table:style-name="ce1" office:value-type="float" office:value="-45.877722" calcext:value-type="float">
            <text:p>-45,877722</text:p>
          </table:table-cell>
          <table:table-cell table:number-columns-repeated="62"/>
        </table:table-row>
        <table:table-row table:style-name="ro1">
          <table:table-cell table:style-name="ce1" office:value-type="float" office:value="1910.4422" calcext:value-type="float">
            <text:p>1910,4422</text:p>
          </table:table-cell>
          <table:table-cell table:style-name="ce1" office:value-type="float" office:value="-46.041066" calcext:value-type="float">
            <text:p>-46,041066</text:p>
          </table:table-cell>
          <table:table-cell table:number-columns-repeated="62"/>
        </table:table-row>
        <table:table-row table:style-name="ro1">
          <table:table-cell table:style-name="ce1" office:value-type="float" office:value="1910.3307" calcext:value-type="float">
            <text:p>1910,3307</text:p>
          </table:table-cell>
          <table:table-cell table:style-name="ce1" office:value-type="float" office:value="-45.966249" calcext:value-type="float">
            <text:p>-45,966249</text:p>
          </table:table-cell>
          <table:table-cell table:number-columns-repeated="62"/>
        </table:table-row>
        <table:table-row table:style-name="ro1">
          <table:table-cell table:style-name="ce1" office:value-type="float" office:value="1910.2192" calcext:value-type="float">
            <text:p>1910,2192</text:p>
          </table:table-cell>
          <table:table-cell table:style-name="ce1" office:value-type="float" office:value="-45.457489" calcext:value-type="float">
            <text:p>-45,457489</text:p>
          </table:table-cell>
          <table:table-cell table:number-columns-repeated="62"/>
        </table:table-row>
        <table:table-row table:style-name="ro1">
          <table:table-cell table:style-name="ce1" office:value-type="float" office:value="1910.1078" calcext:value-type="float">
            <text:p>1910,1078</text:p>
          </table:table-cell>
          <table:table-cell table:style-name="ce1" office:value-type="float" office:value="-44.703682" calcext:value-type="float">
            <text:p>-44,703682</text:p>
          </table:table-cell>
          <table:table-cell table:number-columns-repeated="62"/>
        </table:table-row>
        <table:table-row table:style-name="ro1">
          <table:table-cell table:style-name="ce1" office:value-type="float" office:value="1909.995" calcext:value-type="float">
            <text:p>1909,995</text:p>
          </table:table-cell>
          <table:table-cell table:style-name="ce1" office:value-type="float" office:value="-44.582439" calcext:value-type="float">
            <text:p>-44,582439</text:p>
          </table:table-cell>
          <table:table-cell table:number-columns-repeated="62"/>
        </table:table-row>
        <table:table-row table:style-name="ro1">
          <table:table-cell table:style-name="ce1" office:value-type="float" office:value="1909.8798" calcext:value-type="float">
            <text:p>1909,8798</text:p>
          </table:table-cell>
          <table:table-cell table:style-name="ce1" office:value-type="float" office:value="-44.491947" calcext:value-type="float">
            <text:p>-44,491947</text:p>
          </table:table-cell>
          <table:table-cell table:number-columns-repeated="62"/>
        </table:table-row>
        <table:table-row table:style-name="ro1">
          <table:table-cell table:style-name="ce1" office:value-type="float" office:value="1909.7636" calcext:value-type="float">
            <text:p>1909,7636</text:p>
          </table:table-cell>
          <table:table-cell table:style-name="ce1" office:value-type="float" office:value="-44.734425" calcext:value-type="float">
            <text:p>-44,734425</text:p>
          </table:table-cell>
          <table:table-cell table:number-columns-repeated="62"/>
        </table:table-row>
        <table:table-row table:style-name="ro1">
          <table:table-cell table:style-name="ce1" office:value-type="float" office:value="1909.64735" calcext:value-type="float">
            <text:p>1909,64735</text:p>
          </table:table-cell>
          <table:table-cell table:style-name="ce1" office:value-type="float" office:value="-45.06232" calcext:value-type="float">
            <text:p>-45,06232</text:p>
          </table:table-cell>
          <table:table-cell table:number-columns-repeated="62"/>
        </table:table-row>
        <table:table-row table:style-name="ro1">
          <table:table-cell table:style-name="ce1" office:value-type="float" office:value="1909.53105" calcext:value-type="float">
            <text:p>1909,53105</text:p>
          </table:table-cell>
          <table:table-cell table:style-name="ce1" office:value-type="float" office:value="-45.191416" calcext:value-type="float">
            <text:p>-45,191416</text:p>
          </table:table-cell>
          <table:table-cell table:number-columns-repeated="62"/>
        </table:table-row>
        <table:table-row table:style-name="ro1">
          <table:table-cell table:style-name="ce1" office:value-type="float" office:value="1909.41475" calcext:value-type="float">
            <text:p>1909,41475</text:p>
          </table:table-cell>
          <table:table-cell table:style-name="ce1" office:value-type="float" office:value="-45.128434" calcext:value-type="float">
            <text:p>-45,128434</text:p>
          </table:table-cell>
          <table:table-cell table:number-columns-repeated="62"/>
        </table:table-row>
        <table:table-row table:style-name="ro1">
          <table:table-cell table:style-name="ce1" office:value-type="float" office:value="1909.29845" calcext:value-type="float">
            <text:p>1909,29845</text:p>
          </table:table-cell>
          <table:table-cell table:style-name="ce1" office:value-type="float" office:value="-44.607464" calcext:value-type="float">
            <text:p>-44,607464</text:p>
          </table:table-cell>
          <table:table-cell table:number-columns-repeated="62"/>
        </table:table-row>
        <table:table-row table:style-name="ro1">
          <table:table-cell table:style-name="ce1" office:value-type="float" office:value="1909.18215" calcext:value-type="float">
            <text:p>1909,18215</text:p>
          </table:table-cell>
          <table:table-cell table:style-name="ce1" office:value-type="float" office:value="-43.876137" calcext:value-type="float">
            <text:p>-43,876137</text:p>
          </table:table-cell>
          <table:table-cell table:number-columns-repeated="62"/>
        </table:table-row>
        <table:table-row table:style-name="ro1">
          <table:table-cell table:style-name="ce1" office:value-type="float" office:value="1909.06565" calcext:value-type="float">
            <text:p>1909,06565</text:p>
          </table:table-cell>
          <table:table-cell table:style-name="ce1" office:value-type="float" office:value="-43.059316" calcext:value-type="float">
            <text:p>-43,059316</text:p>
          </table:table-cell>
          <table:table-cell table:number-columns-repeated="62"/>
        </table:table-row>
        <table:table-row table:style-name="ro1">
          <table:table-cell table:style-name="ce1" office:value-type="float" office:value="1908.9485" calcext:value-type="float">
            <text:p>1908,9485</text:p>
          </table:table-cell>
          <table:table-cell table:style-name="ce1" office:value-type="float" office:value="-42.203062" calcext:value-type="float">
            <text:p>-42,203062</text:p>
          </table:table-cell>
          <table:table-cell table:number-columns-repeated="62"/>
        </table:table-row>
        <table:table-row table:style-name="ro1">
          <table:table-cell table:style-name="ce1" office:value-type="float" office:value="1908.8307" calcext:value-type="float">
            <text:p>1908,8307</text:p>
          </table:table-cell>
          <table:table-cell table:style-name="ce1" office:value-type="float" office:value="-41.46386" calcext:value-type="float">
            <text:p>-41,46386</text:p>
          </table:table-cell>
          <table:table-cell table:number-columns-repeated="62"/>
        </table:table-row>
        <table:table-row table:style-name="ro1">
          <table:table-cell table:style-name="ce1" office:value-type="float" office:value="1908.6881" calcext:value-type="float">
            <text:p>1908,6881</text:p>
          </table:table-cell>
          <table:table-cell table:style-name="ce1" office:value-type="float" office:value="-41.464772" calcext:value-type="float">
            <text:p>-41,464772</text:p>
          </table:table-cell>
          <table:table-cell table:number-columns-repeated="62"/>
        </table:table-row>
        <table:table-row table:style-name="ro1">
          <table:table-cell table:style-name="ce1" office:value-type="float" office:value="1908.5467" calcext:value-type="float">
            <text:p>1908,5467</text:p>
          </table:table-cell>
          <table:table-cell table:style-name="ce1" office:value-type="float" office:value="-42.052528" calcext:value-type="float">
            <text:p>-42,052528</text:p>
          </table:table-cell>
          <table:table-cell table:number-columns-repeated="62"/>
        </table:table-row>
        <table:table-row table:style-name="ro1">
          <table:table-cell table:style-name="ce1" office:value-type="float" office:value="1908.4311" calcext:value-type="float">
            <text:p>1908,4311</text:p>
          </table:table-cell>
          <table:table-cell table:style-name="ce1" office:value-type="float" office:value="-42.296989" calcext:value-type="float">
            <text:p>-42,296989</text:p>
          </table:table-cell>
          <table:table-cell table:number-columns-repeated="62"/>
        </table:table-row>
        <table:table-row table:style-name="ro1">
          <table:table-cell table:style-name="ce1" office:value-type="float" office:value="1908.3155" calcext:value-type="float">
            <text:p>1908,3155</text:p>
          </table:table-cell>
          <table:table-cell table:style-name="ce1" office:value-type="float" office:value="-42.442562" calcext:value-type="float">
            <text:p>-42,442562</text:p>
          </table:table-cell>
          <table:table-cell table:number-columns-repeated="62"/>
        </table:table-row>
        <table:table-row table:style-name="ro1">
          <table:table-cell table:style-name="ce1" office:value-type="float" office:value="1908.19995" calcext:value-type="float">
            <text:p>1908,19995</text:p>
          </table:table-cell>
          <table:table-cell table:style-name="ce1" office:value-type="float" office:value="-42.758068" calcext:value-type="float">
            <text:p>-42,758068</text:p>
          </table:table-cell>
          <table:table-cell table:number-columns-repeated="62"/>
        </table:table-row>
        <table:table-row table:style-name="ro1">
          <table:table-cell table:style-name="ce1" office:value-type="float" office:value="1908.07565" calcext:value-type="float">
            <text:p>1908,07565</text:p>
          </table:table-cell>
          <table:table-cell table:style-name="ce1" office:value-type="float" office:value="-43.04093" calcext:value-type="float">
            <text:p>-43,04093</text:p>
          </table:table-cell>
          <table:table-cell table:number-columns-repeated="62"/>
        </table:table-row>
        <table:table-row table:style-name="ro1">
          <table:table-cell table:style-name="ce1" office:value-type="float" office:value="1907.92285" calcext:value-type="float">
            <text:p>1907,92285</text:p>
          </table:table-cell>
          <table:table-cell table:style-name="ce1" office:value-type="float" office:value="-43.257591" calcext:value-type="float">
            <text:p>-43,257591</text:p>
          </table:table-cell>
          <table:table-cell table:number-columns-repeated="62"/>
        </table:table-row>
        <table:table-row table:style-name="ro1">
          <table:table-cell table:style-name="ce1" office:value-type="float" office:value="1907.73045" calcext:value-type="float">
            <text:p>1907,73045</text:p>
          </table:table-cell>
          <table:table-cell table:style-name="ce1" office:value-type="float" office:value="-43.53849" calcext:value-type="float">
            <text:p>-43,53849</text:p>
          </table:table-cell>
          <table:table-cell table:number-columns-repeated="62"/>
        </table:table-row>
        <table:table-row table:style-name="ro1">
          <table:table-cell table:style-name="ce1" office:value-type="float" office:value="1907.51815" calcext:value-type="float">
            <text:p>1907,51815</text:p>
          </table:table-cell>
          <table:table-cell table:style-name="ce1" office:value-type="float" office:value="-43.770468" calcext:value-type="float">
            <text:p>-43,770468</text:p>
          </table:table-cell>
          <table:table-cell table:number-columns-repeated="62"/>
        </table:table-row>
        <table:table-row table:style-name="ro1">
          <table:table-cell table:style-name="ce1" office:value-type="float" office:value="1907.30585" calcext:value-type="float">
            <text:p>1907,30585</text:p>
          </table:table-cell>
          <table:table-cell table:style-name="ce1" office:value-type="float" office:value="-44.168537" calcext:value-type="float">
            <text:p>-44,168537</text:p>
          </table:table-cell>
          <table:table-cell table:number-columns-repeated="62"/>
        </table:table-row>
        <table:table-row table:style-name="ro1">
          <table:table-cell table:style-name="ce1" office:value-type="float" office:value="1907.10695" calcext:value-type="float">
            <text:p>1907,10695</text:p>
          </table:table-cell>
          <table:table-cell table:style-name="ce1" office:value-type="float" office:value="-44.611729" calcext:value-type="float">
            <text:p>-44,611729</text:p>
          </table:table-cell>
          <table:table-cell table:number-columns-repeated="62"/>
        </table:table-row>
        <table:table-row table:style-name="ro1">
          <table:table-cell table:style-name="ce1" office:value-type="float" office:value="1906.9493" calcext:value-type="float">
            <text:p>1906,9493</text:p>
          </table:table-cell>
          <table:table-cell table:style-name="ce1" office:value-type="float" office:value="-45.090127" calcext:value-type="float">
            <text:p>-45,090127</text:p>
          </table:table-cell>
          <table:table-cell table:number-columns-repeated="62"/>
        </table:table-row>
        <table:table-row table:style-name="ro1">
          <table:table-cell table:style-name="ce1" office:value-type="float" office:value="1906.82985" calcext:value-type="float">
            <text:p>1906,82985</text:p>
          </table:table-cell>
          <table:table-cell table:style-name="ce1" office:value-type="float" office:value="-45.586121" calcext:value-type="float">
            <text:p>-45,586121</text:p>
          </table:table-cell>
          <table:table-cell table:number-columns-repeated="62"/>
        </table:table-row>
        <table:table-row table:style-name="ro1">
          <table:table-cell table:style-name="ce1" office:value-type="float" office:value="1906.7207" calcext:value-type="float">
            <text:p>1906,7207</text:p>
          </table:table-cell>
          <table:table-cell table:style-name="ce1" office:value-type="float" office:value="-46.218444" calcext:value-type="float">
            <text:p>-46,218444</text:p>
          </table:table-cell>
          <table:table-cell table:number-columns-repeated="62"/>
        </table:table-row>
        <table:table-row table:style-name="ro1">
          <table:table-cell table:style-name="ce1" office:value-type="float" office:value="1906.61155" calcext:value-type="float">
            <text:p>1906,61155</text:p>
          </table:table-cell>
          <table:table-cell table:style-name="ce1" office:value-type="float" office:value="-46.671234" calcext:value-type="float">
            <text:p>-46,671234</text:p>
          </table:table-cell>
          <table:table-cell table:number-columns-repeated="62"/>
        </table:table-row>
        <table:table-row table:style-name="ro1">
          <table:table-cell table:style-name="ce1" office:value-type="float" office:value="1906.50245" calcext:value-type="float">
            <text:p>1906,50245</text:p>
          </table:table-cell>
          <table:table-cell table:style-name="ce1" office:value-type="float" office:value="-46.994415" calcext:value-type="float">
            <text:p>-46,994415</text:p>
          </table:table-cell>
          <table:table-cell table:number-columns-repeated="62"/>
        </table:table-row>
        <table:table-row table:style-name="ro1">
          <table:table-cell table:style-name="ce1" office:value-type="float" office:value="1906.39335" calcext:value-type="float">
            <text:p>1906,39335</text:p>
          </table:table-cell>
          <table:table-cell table:style-name="ce1" office:value-type="float" office:value="-46.968175" calcext:value-type="float">
            <text:p>-46,968175</text:p>
          </table:table-cell>
          <table:table-cell table:number-columns-repeated="62"/>
        </table:table-row>
        <table:table-row table:style-name="ro1">
          <table:table-cell table:style-name="ce1" office:value-type="float" office:value="1906.2842" calcext:value-type="float">
            <text:p>1906,2842</text:p>
          </table:table-cell>
          <table:table-cell table:style-name="ce1" office:value-type="float" office:value="-46.669235" calcext:value-type="float">
            <text:p>-46,669235</text:p>
          </table:table-cell>
          <table:table-cell table:number-columns-repeated="62"/>
        </table:table-row>
        <table:table-row table:style-name="ro1">
          <table:table-cell table:style-name="ce1" office:value-type="float" office:value="1906.17505" calcext:value-type="float">
            <text:p>1906,17505</text:p>
          </table:table-cell>
          <table:table-cell table:style-name="ce1" office:value-type="float" office:value="-46.338656" calcext:value-type="float">
            <text:p>-46,338656</text:p>
          </table:table-cell>
          <table:table-cell table:number-columns-repeated="62"/>
        </table:table-row>
        <table:table-row table:style-name="ro1">
          <table:table-cell table:style-name="ce1" office:value-type="float" office:value="1906.0668" calcext:value-type="float">
            <text:p>1906,0668</text:p>
          </table:table-cell>
          <table:table-cell table:style-name="ce1" office:value-type="float" office:value="-45.754578" calcext:value-type="float">
            <text:p>-45,754578</text:p>
          </table:table-cell>
          <table:table-cell table:number-columns-repeated="62"/>
        </table:table-row>
        <table:table-row table:style-name="ro1">
          <table:table-cell table:style-name="ce1" office:value-type="float" office:value="1905.96145" calcext:value-type="float">
            <text:p>1905,96145</text:p>
          </table:table-cell>
          <table:table-cell table:style-name="ce1" office:value-type="float" office:value="-45.016891" calcext:value-type="float">
            <text:p>-45,016891</text:p>
          </table:table-cell>
          <table:table-cell table:number-columns-repeated="62"/>
        </table:table-row>
        <table:table-row table:style-name="ro1">
          <table:table-cell table:style-name="ce1" office:value-type="float" office:value="1905.85945" calcext:value-type="float">
            <text:p>1905,85945</text:p>
          </table:table-cell>
          <table:table-cell table:style-name="ce1" office:value-type="float" office:value="-44.069553" calcext:value-type="float">
            <text:p>-44,069553</text:p>
          </table:table-cell>
          <table:table-cell table:number-columns-repeated="62"/>
        </table:table-row>
        <table:table-row table:style-name="ro1">
          <table:table-cell table:style-name="ce1" office:value-type="float" office:value="1905.7587" calcext:value-type="float">
            <text:p>1905,7587</text:p>
          </table:table-cell>
          <table:table-cell table:style-name="ce1" office:value-type="float" office:value="-43.254104" calcext:value-type="float">
            <text:p>-43,254104</text:p>
          </table:table-cell>
          <table:table-cell table:number-columns-repeated="62"/>
        </table:table-row>
        <table:table-row table:style-name="ro1">
          <table:table-cell table:style-name="ce1" office:value-type="float" office:value="1905.65795" calcext:value-type="float">
            <text:p>1905,65795</text:p>
          </table:table-cell>
          <table:table-cell table:style-name="ce1" office:value-type="float" office:value="-42.810242" calcext:value-type="float">
            <text:p>-42,810242</text:p>
          </table:table-cell>
          <table:table-cell table:number-columns-repeated="62"/>
        </table:table-row>
        <table:table-row table:style-name="ro1">
          <table:table-cell table:style-name="ce1" office:value-type="float" office:value="1905.5572" calcext:value-type="float">
            <text:p>1905,5572</text:p>
          </table:table-cell>
          <table:table-cell table:style-name="ce1" office:value-type="float" office:value="-42.283729" calcext:value-type="float">
            <text:p>-42,283729</text:p>
          </table:table-cell>
          <table:table-cell table:number-columns-repeated="62"/>
        </table:table-row>
        <table:table-row table:style-name="ro1">
          <table:table-cell table:style-name="ce1" office:value-type="float" office:value="1905.45645" calcext:value-type="float">
            <text:p>1905,45645</text:p>
          </table:table-cell>
          <table:table-cell table:style-name="ce1" office:value-type="float" office:value="-41.831184" calcext:value-type="float">
            <text:p>-41,831184</text:p>
          </table:table-cell>
          <table:table-cell table:number-columns-repeated="62"/>
        </table:table-row>
        <table:table-row table:style-name="ro1">
          <table:table-cell table:style-name="ce1" office:value-type="float" office:value="1905.35575" calcext:value-type="float">
            <text:p>1905,35575</text:p>
          </table:table-cell>
          <table:table-cell table:style-name="ce1" office:value-type="float" office:value="-41.114624" calcext:value-type="float">
            <text:p>-41,114624</text:p>
          </table:table-cell>
          <table:table-cell table:number-columns-repeated="62"/>
        </table:table-row>
        <table:table-row table:style-name="ro1">
          <table:table-cell table:style-name="ce1" office:value-type="float" office:value="1905.255" calcext:value-type="float">
            <text:p>1905,255</text:p>
          </table:table-cell>
          <table:table-cell table:style-name="ce1" office:value-type="float" office:value="-40.584316" calcext:value-type="float">
            <text:p>-40,584316</text:p>
          </table:table-cell>
          <table:table-cell table:number-columns-repeated="62"/>
        </table:table-row>
        <table:table-row table:style-name="ro1">
          <table:table-cell table:style-name="ce1" office:value-type="float" office:value="1905.15425" calcext:value-type="float">
            <text:p>1905,15425</text:p>
          </table:table-cell>
          <table:table-cell table:style-name="ce1" office:value-type="float" office:value="-39.978164" calcext:value-type="float">
            <text:p>-39,978164</text:p>
          </table:table-cell>
          <table:table-cell table:number-columns-repeated="62"/>
        </table:table-row>
        <table:table-row table:style-name="ro1">
          <table:table-cell table:style-name="ce1" office:value-type="float" office:value="1905.04875" calcext:value-type="float">
            <text:p>1905,04875</text:p>
          </table:table-cell>
          <table:table-cell table:style-name="ce1" office:value-type="float" office:value="-39.399855" calcext:value-type="float">
            <text:p>-39,399855</text:p>
          </table:table-cell>
          <table:table-cell table:number-columns-repeated="62"/>
        </table:table-row>
        <table:table-row table:style-name="ro1">
          <table:table-cell table:style-name="ce1" office:value-type="float" office:value="1904.93005" calcext:value-type="float">
            <text:p>1904,93005</text:p>
          </table:table-cell>
          <table:table-cell table:style-name="ce1" office:value-type="float" office:value="-39.084601" calcext:value-type="float">
            <text:p>-39,084601</text:p>
          </table:table-cell>
          <table:table-cell table:number-columns-repeated="62"/>
        </table:table-row>
        <table:table-row table:style-name="ro1">
          <table:table-cell table:style-name="ce1" office:value-type="float" office:value="1904.79755" calcext:value-type="float">
            <text:p>1904,79755</text:p>
          </table:table-cell>
          <table:table-cell table:style-name="ce1" office:value-type="float" office:value="-39.040687" calcext:value-type="float">
            <text:p>-39,040687</text:p>
          </table:table-cell>
          <table:table-cell table:number-columns-repeated="62"/>
        </table:table-row>
        <table:table-row table:style-name="ro1">
          <table:table-cell table:style-name="ce1" office:value-type="float" office:value="1904.6597" calcext:value-type="float">
            <text:p>1904,6597</text:p>
          </table:table-cell>
          <table:table-cell table:style-name="ce1" office:value-type="float" office:value="-39.531878" calcext:value-type="float">
            <text:p>-39,531878</text:p>
          </table:table-cell>
          <table:table-cell table:number-columns-repeated="62"/>
        </table:table-row>
        <table:table-row table:style-name="ro1">
          <table:table-cell table:style-name="ce1" office:value-type="float" office:value="1904.52185" calcext:value-type="float">
            <text:p>1904,52185</text:p>
          </table:table-cell>
          <table:table-cell table:style-name="ce1" office:value-type="float" office:value="-40.146915" calcext:value-type="float">
            <text:p>-40,146915</text:p>
          </table:table-cell>
          <table:table-cell table:number-columns-repeated="62"/>
        </table:table-row>
        <table:table-row table:style-name="ro1">
          <table:table-cell table:style-name="ce1" office:value-type="float" office:value="1904.384" calcext:value-type="float">
            <text:p>1904,384</text:p>
          </table:table-cell>
          <table:table-cell table:style-name="ce1" office:value-type="float" office:value="-40.74851" calcext:value-type="float">
            <text:p>-40,74851</text:p>
          </table:table-cell>
          <table:table-cell table:number-columns-repeated="62"/>
        </table:table-row>
        <table:table-row table:style-name="ro1">
          <table:table-cell table:style-name="ce1" office:value-type="float" office:value="1904.24615" calcext:value-type="float">
            <text:p>1904,24615</text:p>
          </table:table-cell>
          <table:table-cell table:style-name="ce1" office:value-type="float" office:value="-41.516237" calcext:value-type="float">
            <text:p>-41,516237</text:p>
          </table:table-cell>
          <table:table-cell table:number-columns-repeated="62"/>
        </table:table-row>
        <table:table-row table:style-name="ro1">
          <table:table-cell table:style-name="ce1" office:value-type="float" office:value="1904.1119" calcext:value-type="float">
            <text:p>1904,1119</text:p>
          </table:table-cell>
          <table:table-cell table:style-name="ce1" office:value-type="float" office:value="-42.066948" calcext:value-type="float">
            <text:p>-42,066948</text:p>
          </table:table-cell>
          <table:table-cell table:number-columns-repeated="62"/>
        </table:table-row>
        <table:table-row table:style-name="ro1">
          <table:table-cell table:style-name="ce1" office:value-type="float" office:value="1903.9921" calcext:value-type="float">
            <text:p>1903,9921</text:p>
          </table:table-cell>
          <table:table-cell table:style-name="ce1" office:value-type="float" office:value="-42.269161" calcext:value-type="float">
            <text:p>-42,269161</text:p>
          </table:table-cell>
          <table:table-cell table:number-columns-repeated="62"/>
        </table:table-row>
        <table:table-row table:style-name="ro1">
          <table:table-cell table:style-name="ce1" office:value-type="float" office:value="1903.894" calcext:value-type="float">
            <text:p>1903,894</text:p>
          </table:table-cell>
          <table:table-cell table:style-name="ce1" office:value-type="float" office:value="-42.824671" calcext:value-type="float">
            <text:p>-42,824671</text:p>
          </table:table-cell>
          <table:table-cell table:number-columns-repeated="62"/>
        </table:table-row>
        <table:table-row table:style-name="ro1">
          <table:table-cell table:style-name="ce1" office:value-type="float" office:value="1903.80675" calcext:value-type="float">
            <text:p>1903,80675</text:p>
          </table:table-cell>
          <table:table-cell table:style-name="ce1" office:value-type="float" office:value="-43.432024" calcext:value-type="float">
            <text:p>-43,432024</text:p>
          </table:table-cell>
          <table:table-cell table:number-columns-repeated="62"/>
        </table:table-row>
        <table:table-row table:style-name="ro1">
          <table:table-cell table:style-name="ce1" office:value-type="float" office:value="1903.7194" calcext:value-type="float">
            <text:p>1903,7194</text:p>
          </table:table-cell>
          <table:table-cell table:style-name="ce1" office:value-type="float" office:value="-44.008654" calcext:value-type="float">
            <text:p>-44,008654</text:p>
          </table:table-cell>
          <table:table-cell table:number-columns-repeated="62"/>
        </table:table-row>
        <table:table-row table:style-name="ro1">
          <table:table-cell table:style-name="ce1" office:value-type="float" office:value="1903.63205" calcext:value-type="float">
            <text:p>1903,63205</text:p>
          </table:table-cell>
          <table:table-cell table:style-name="ce1" office:value-type="float" office:value="-44.767332" calcext:value-type="float">
            <text:p>-44,767332</text:p>
          </table:table-cell>
          <table:table-cell table:number-columns-repeated="62"/>
        </table:table-row>
        <table:table-row table:style-name="ro1">
          <table:table-cell table:style-name="ce1" office:value-type="float" office:value="1903.5448" calcext:value-type="float">
            <text:p>1903,5448</text:p>
          </table:table-cell>
          <table:table-cell table:style-name="ce1" office:value-type="float" office:value="-45.406406" calcext:value-type="float">
            <text:p>-45,406406</text:p>
          </table:table-cell>
          <table:table-cell table:number-columns-repeated="62"/>
        </table:table-row>
        <table:table-row table:style-name="ro1">
          <table:table-cell table:style-name="ce1" office:value-type="float" office:value="1903.45755" calcext:value-type="float">
            <text:p>1903,45755</text:p>
          </table:table-cell>
          <table:table-cell table:style-name="ce1" office:value-type="float" office:value="-45.679659" calcext:value-type="float">
            <text:p>-45,679659</text:p>
          </table:table-cell>
          <table:table-cell table:number-columns-repeated="62"/>
        </table:table-row>
        <table:table-row table:style-name="ro1">
          <table:table-cell table:style-name="ce1" office:value-type="float" office:value="1903.3702" calcext:value-type="float">
            <text:p>1903,3702</text:p>
          </table:table-cell>
          <table:table-cell table:style-name="ce1" office:value-type="float" office:value="-45.498811" calcext:value-type="float">
            <text:p>-45,498811</text:p>
          </table:table-cell>
          <table:table-cell table:number-columns-repeated="62"/>
        </table:table-row>
        <table:table-row table:style-name="ro1">
          <table:table-cell table:style-name="ce1" office:value-type="float" office:value="1903.28285" calcext:value-type="float">
            <text:p>1903,28285</text:p>
          </table:table-cell>
          <table:table-cell table:style-name="ce1" office:value-type="float" office:value="-44.908024" calcext:value-type="float">
            <text:p>-44,908024</text:p>
          </table:table-cell>
          <table:table-cell table:number-columns-repeated="62"/>
        </table:table-row>
        <table:table-row table:style-name="ro1">
          <table:table-cell table:style-name="ce1" office:value-type="float" office:value="1903.19555" calcext:value-type="float">
            <text:p>1903,19555</text:p>
          </table:table-cell>
          <table:table-cell table:style-name="ce1" office:value-type="float" office:value="-44.654256" calcext:value-type="float">
            <text:p>-44,654256</text:p>
          </table:table-cell>
          <table:table-cell table:number-columns-repeated="62"/>
        </table:table-row>
        <table:table-row table:style-name="ro1">
          <table:table-cell table:style-name="ce1" office:value-type="float" office:value="1903.108" calcext:value-type="float">
            <text:p>1903,108</text:p>
          </table:table-cell>
          <table:table-cell table:style-name="ce1" office:value-type="float" office:value="-43.910824" calcext:value-type="float">
            <text:p>-43,910824</text:p>
          </table:table-cell>
          <table:table-cell table:number-columns-repeated="62"/>
        </table:table-row>
        <table:table-row table:style-name="ro1">
          <table:table-cell table:style-name="ce1" office:value-type="float" office:value="1903.0184" calcext:value-type="float">
            <text:p>1903,0184</text:p>
          </table:table-cell>
          <table:table-cell table:style-name="ce1" office:value-type="float" office:value="-43.188513" calcext:value-type="float">
            <text:p>-43,188513</text:p>
          </table:table-cell>
          <table:table-cell table:number-columns-repeated="62"/>
        </table:table-row>
        <table:table-row table:style-name="ro1">
          <table:table-cell table:style-name="ce1" office:value-type="float" office:value="1902.9198" calcext:value-type="float">
            <text:p>1902,9198</text:p>
          </table:table-cell>
          <table:table-cell table:style-name="ce1" office:value-type="float" office:value="-42.636131" calcext:value-type="float">
            <text:p>-42,636131</text:p>
          </table:table-cell>
          <table:table-cell table:number-columns-repeated="62"/>
        </table:table-row>
        <table:table-row table:style-name="ro1">
          <table:table-cell table:style-name="ce1" office:value-type="float" office:value="1902.814" calcext:value-type="float">
            <text:p>1902,814</text:p>
          </table:table-cell>
          <table:table-cell table:style-name="ce1" office:value-type="float" office:value="-42.128871" calcext:value-type="float">
            <text:p>-42,128871</text:p>
          </table:table-cell>
          <table:table-cell table:number-columns-repeated="62"/>
        </table:table-row>
        <table:table-row table:style-name="ro1">
          <table:table-cell table:style-name="ce1" office:value-type="float" office:value="1902.7082" calcext:value-type="float">
            <text:p>1902,7082</text:p>
          </table:table-cell>
          <table:table-cell table:style-name="ce1" office:value-type="float" office:value="-42.060351" calcext:value-type="float">
            <text:p>-42,060351</text:p>
          </table:table-cell>
          <table:table-cell table:number-columns-repeated="62"/>
        </table:table-row>
        <table:table-row table:style-name="ro1">
          <table:table-cell table:style-name="ce1" office:value-type="float" office:value="1902.6024" calcext:value-type="float">
            <text:p>1902,6024</text:p>
          </table:table-cell>
          <table:table-cell table:style-name="ce1" office:value-type="float" office:value="-41.99951" calcext:value-type="float">
            <text:p>-41,99951</text:p>
          </table:table-cell>
          <table:table-cell table:number-columns-repeated="62"/>
        </table:table-row>
        <table:table-row table:style-name="ro1">
          <table:table-cell table:style-name="ce1" office:value-type="float" office:value="1902.4966" calcext:value-type="float">
            <text:p>1902,4966</text:p>
          </table:table-cell>
          <table:table-cell table:style-name="ce1" office:value-type="float" office:value="-42.033714" calcext:value-type="float">
            <text:p>-42,033714</text:p>
          </table:table-cell>
          <table:table-cell table:number-columns-repeated="62"/>
        </table:table-row>
        <table:table-row table:style-name="ro1">
          <table:table-cell table:style-name="ce1" office:value-type="float" office:value="1902.39075" calcext:value-type="float">
            <text:p>1902,39075</text:p>
          </table:table-cell>
          <table:table-cell table:style-name="ce1" office:value-type="float" office:value="-41.86523" calcext:value-type="float">
            <text:p>-41,86523</text:p>
          </table:table-cell>
          <table:table-cell table:number-columns-repeated="62"/>
        </table:table-row>
        <table:table-row table:style-name="ro1">
          <table:table-cell table:style-name="ce1" office:value-type="float" office:value="1902.2849" calcext:value-type="float">
            <text:p>1902,2849</text:p>
          </table:table-cell>
          <table:table-cell table:style-name="ce1" office:value-type="float" office:value="-41.71817" calcext:value-type="float">
            <text:p>-41,71817</text:p>
          </table:table-cell>
          <table:table-cell table:number-columns-repeated="62"/>
        </table:table-row>
        <table:table-row table:style-name="ro1">
          <table:table-cell table:style-name="ce1" office:value-type="float" office:value="1902.1791" calcext:value-type="float">
            <text:p>1902,1791</text:p>
          </table:table-cell>
          <table:table-cell table:style-name="ce1" office:value-type="float" office:value="-41.368678" calcext:value-type="float">
            <text:p>-41,368678</text:p>
          </table:table-cell>
          <table:table-cell table:number-columns-repeated="62"/>
        </table:table-row>
        <table:table-row table:style-name="ro1">
          <table:table-cell table:style-name="ce1" office:value-type="float" office:value="1902.07575" calcext:value-type="float">
            <text:p>1902,07575</text:p>
          </table:table-cell>
          <table:table-cell table:style-name="ce1" office:value-type="float" office:value="-40.976883" calcext:value-type="float">
            <text:p>-40,976883</text:p>
          </table:table-cell>
          <table:table-cell table:number-columns-repeated="62"/>
        </table:table-row>
        <table:table-row table:style-name="ro1">
          <table:table-cell table:style-name="ce1" office:value-type="float" office:value="1901.97925" calcext:value-type="float">
            <text:p>1901,97925</text:p>
          </table:table-cell>
          <table:table-cell table:style-name="ce1" office:value-type="float" office:value="-40.635914" calcext:value-type="float">
            <text:p>-40,635914</text:p>
          </table:table-cell>
          <table:table-cell table:number-columns-repeated="62"/>
        </table:table-row>
        <table:table-row table:style-name="ro1">
          <table:table-cell table:style-name="ce1" office:value-type="float" office:value="1901.8919" calcext:value-type="float">
            <text:p>1901,8919</text:p>
          </table:table-cell>
          <table:table-cell table:style-name="ce1" office:value-type="float" office:value="-40.673162" calcext:value-type="float">
            <text:p>-40,673162</text:p>
          </table:table-cell>
          <table:table-cell table:number-columns-repeated="62"/>
        </table:table-row>
        <table:table-row table:style-name="ro1">
          <table:table-cell table:style-name="ce1" office:value-type="float" office:value="1901.8093" calcext:value-type="float">
            <text:p>1901,8093</text:p>
          </table:table-cell>
          <table:table-cell table:style-name="ce1" office:value-type="float" office:value="-40.934049" calcext:value-type="float">
            <text:p>-40,934049</text:p>
          </table:table-cell>
          <table:table-cell table:number-columns-repeated="62"/>
        </table:table-row>
        <table:table-row table:style-name="ro1">
          <table:table-cell table:style-name="ce1" office:value-type="float" office:value="1901.72665" calcext:value-type="float">
            <text:p>1901,72665</text:p>
          </table:table-cell>
          <table:table-cell table:style-name="ce1" office:value-type="float" office:value="-41.464658" calcext:value-type="float">
            <text:p>-41,464658</text:p>
          </table:table-cell>
          <table:table-cell table:number-columns-repeated="62"/>
        </table:table-row>
        <table:table-row table:style-name="ro1">
          <table:table-cell table:style-name="ce1" office:value-type="float" office:value="1901.64395" calcext:value-type="float">
            <text:p>1901,64395</text:p>
          </table:table-cell>
          <table:table-cell table:style-name="ce1" office:value-type="float" office:value="-42.266906" calcext:value-type="float">
            <text:p>-42,266906</text:p>
          </table:table-cell>
          <table:table-cell table:number-columns-repeated="62"/>
        </table:table-row>
        <table:table-row table:style-name="ro1">
          <table:table-cell table:style-name="ce1" office:value-type="float" office:value="1901.56125" calcext:value-type="float">
            <text:p>1901,56125</text:p>
          </table:table-cell>
          <table:table-cell table:style-name="ce1" office:value-type="float" office:value="-43.027806" calcext:value-type="float">
            <text:p>-43,027806</text:p>
          </table:table-cell>
          <table:table-cell table:number-columns-repeated="62"/>
        </table:table-row>
        <table:table-row table:style-name="ro1">
          <table:table-cell table:style-name="ce1" office:value-type="float" office:value="1901.4786" calcext:value-type="float">
            <text:p>1901,4786</text:p>
          </table:table-cell>
          <table:table-cell table:style-name="ce1" office:value-type="float" office:value="-43.576851" calcext:value-type="float">
            <text:p>-43,576851</text:p>
          </table:table-cell>
          <table:table-cell table:number-columns-repeated="62"/>
        </table:table-row>
        <table:table-row table:style-name="ro1">
          <table:table-cell table:style-name="ce1" office:value-type="float" office:value="1901.39595" calcext:value-type="float">
            <text:p>1901,39595</text:p>
          </table:table-cell>
          <table:table-cell table:style-name="ce1" office:value-type="float" office:value="-44.062977" calcext:value-type="float">
            <text:p>-44,062977</text:p>
          </table:table-cell>
          <table:table-cell table:number-columns-repeated="62"/>
        </table:table-row>
        <table:table-row table:style-name="ro1">
          <table:table-cell table:style-name="ce1" office:value-type="float" office:value="1901.31325" calcext:value-type="float">
            <text:p>1901,31325</text:p>
          </table:table-cell>
          <table:table-cell table:style-name="ce1" office:value-type="float" office:value="-43.905636" calcext:value-type="float">
            <text:p>-43,905636</text:p>
          </table:table-cell>
          <table:table-cell table:number-columns-repeated="62"/>
        </table:table-row>
        <table:table-row table:style-name="ro1">
          <table:table-cell table:style-name="ce1" office:value-type="float" office:value="1901.23055" calcext:value-type="float">
            <text:p>1901,23055</text:p>
          </table:table-cell>
          <table:table-cell table:style-name="ce1" office:value-type="float" office:value="-43.946168" calcext:value-type="float">
            <text:p>-43,946168</text:p>
          </table:table-cell>
          <table:table-cell table:number-columns-repeated="62"/>
        </table:table-row>
        <table:table-row table:style-name="ro1">
          <table:table-cell table:style-name="ce1" office:value-type="float" office:value="1901.1479" calcext:value-type="float">
            <text:p>1901,1479</text:p>
          </table:table-cell>
          <table:table-cell table:style-name="ce1" office:value-type="float" office:value="-43.472042" calcext:value-type="float">
            <text:p>-43,472042</text:p>
          </table:table-cell>
          <table:table-cell table:number-columns-repeated="62"/>
        </table:table-row>
        <table:table-row table:style-name="ro1">
          <table:table-cell table:style-name="ce1" office:value-type="float" office:value="1901.05895" calcext:value-type="float">
            <text:p>1901,05895</text:p>
          </table:table-cell>
          <table:table-cell table:style-name="ce1" office:value-type="float" office:value="-42.808723" calcext:value-type="float">
            <text:p>-42,808723</text:p>
          </table:table-cell>
          <table:table-cell table:number-columns-repeated="62"/>
        </table:table-row>
        <table:table-row table:style-name="ro1">
          <table:table-cell table:style-name="ce1" office:value-type="float" office:value="1900.95035" calcext:value-type="float">
            <text:p>1900,95035</text:p>
          </table:table-cell>
          <table:table-cell table:style-name="ce1" office:value-type="float" office:value="-42.572575" calcext:value-type="float">
            <text:p>-42,572575</text:p>
          </table:table-cell>
          <table:table-cell table:number-columns-repeated="62"/>
        </table:table-row>
        <table:table-row table:style-name="ro1">
          <table:table-cell table:style-name="ce1" office:value-type="float" office:value="1900.8116" calcext:value-type="float">
            <text:p>1900,8116</text:p>
          </table:table-cell>
          <table:table-cell table:style-name="ce1" office:value-type="float" office:value="-42.128165" calcext:value-type="float">
            <text:p>-42,128165</text:p>
          </table:table-cell>
          <table:table-cell table:number-columns-repeated="62"/>
        </table:table-row>
        <table:table-row table:style-name="ro1">
          <table:table-cell table:style-name="ce1" office:value-type="float" office:value="1900.656" calcext:value-type="float">
            <text:p>1900,656</text:p>
          </table:table-cell>
          <table:table-cell table:style-name="ce1" office:value-type="float" office:value="-41.618275" calcext:value-type="float">
            <text:p>-41,618275</text:p>
          </table:table-cell>
          <table:table-cell table:number-columns-repeated="62"/>
        </table:table-row>
        <table:table-row table:style-name="ro1">
          <table:table-cell table:style-name="ce1" office:value-type="float" office:value="1900.50035" calcext:value-type="float">
            <text:p>1900,50035</text:p>
          </table:table-cell>
          <table:table-cell table:style-name="ce1" office:value-type="float" office:value="-41.513593" calcext:value-type="float">
            <text:p>-41,513593</text:p>
          </table:table-cell>
          <table:table-cell table:number-columns-repeated="62"/>
        </table:table-row>
        <table:table-row table:style-name="ro1">
          <table:table-cell table:style-name="ce1" office:value-type="float" office:value="1900.3447" calcext:value-type="float">
            <text:p>1900,3447</text:p>
          </table:table-cell>
          <table:table-cell table:style-name="ce1" office:value-type="float" office:value="-41.393923" calcext:value-type="float">
            <text:p>-41,393923</text:p>
          </table:table-cell>
          <table:table-cell table:number-columns-repeated="62"/>
        </table:table-row>
        <table:table-row table:style-name="ro1">
          <table:table-cell table:style-name="ce1" office:value-type="float" office:value="1900.1906" calcext:value-type="float">
            <text:p>1900,1906</text:p>
          </table:table-cell>
          <table:table-cell table:style-name="ce1" office:value-type="float" office:value="-41.482016" calcext:value-type="float">
            <text:p>-41,482016</text:p>
          </table:table-cell>
          <table:table-cell table:number-columns-repeated="62"/>
        </table:table-row>
        <table:table-row table:style-name="ro1">
          <table:table-cell table:style-name="ce1" office:value-type="float" office:value="1900.0446" calcext:value-type="float">
            <text:p>1900,0446</text:p>
          </table:table-cell>
          <table:table-cell table:style-name="ce1" office:value-type="float" office:value="-41.360642" calcext:value-type="float">
            <text:p>-41,360642</text:p>
          </table:table-cell>
          <table:table-cell table:number-columns-repeated="62"/>
        </table:table-row>
        <table:table-row table:style-name="ro1">
          <table:table-cell table:style-name="ce1" office:value-type="float" office:value="1899.9308" calcext:value-type="float">
            <text:p>1899,9308</text:p>
          </table:table-cell>
          <table:table-cell table:style-name="ce1" office:value-type="float" office:value="-41.216165" calcext:value-type="float">
            <text:p>-41,216165</text:p>
          </table:table-cell>
          <table:table-cell table:number-columns-repeated="62"/>
        </table:table-row>
        <table:table-row table:style-name="ro1">
          <table:table-cell table:style-name="ce1" office:value-type="float" office:value="1899.8426" calcext:value-type="float">
            <text:p>1899,8426</text:p>
          </table:table-cell>
          <table:table-cell table:style-name="ce1" office:value-type="float" office:value="-40.850816" calcext:value-type="float">
            <text:p>-40,850816</text:p>
          </table:table-cell>
          <table:table-cell table:number-columns-repeated="62"/>
        </table:table-row>
        <table:table-row table:style-name="ro1">
          <table:table-cell table:style-name="ce1" office:value-type="float" office:value="1899.7544" calcext:value-type="float">
            <text:p>1899,7544</text:p>
          </table:table-cell>
          <table:table-cell table:style-name="ce1" office:value-type="float" office:value="-40.730219" calcext:value-type="float">
            <text:p>-40,730219</text:p>
          </table:table-cell>
          <table:table-cell table:number-columns-repeated="62"/>
        </table:table-row>
        <table:table-row table:style-name="ro1">
          <table:table-cell table:style-name="ce1" office:value-type="float" office:value="1899.66625" calcext:value-type="float">
            <text:p>1899,66625</text:p>
          </table:table-cell>
          <table:table-cell table:style-name="ce1" office:value-type="float" office:value="-40.881254" calcext:value-type="float">
            <text:p>-40,881254</text:p>
          </table:table-cell>
          <table:table-cell table:number-columns-repeated="62"/>
        </table:table-row>
        <table:table-row table:style-name="ro1">
          <table:table-cell table:style-name="ce1" office:value-type="float" office:value="1899.5781" calcext:value-type="float">
            <text:p>1899,5781</text:p>
          </table:table-cell>
          <table:table-cell table:style-name="ce1" office:value-type="float" office:value="-40.853659" calcext:value-type="float">
            <text:p>-40,853659</text:p>
          </table:table-cell>
          <table:table-cell table:number-columns-repeated="62"/>
        </table:table-row>
        <table:table-row table:style-name="ro1">
          <table:table-cell table:style-name="ce1" office:value-type="float" office:value="1899.4899" calcext:value-type="float">
            <text:p>1899,4899</text:p>
          </table:table-cell>
          <table:table-cell table:style-name="ce1" office:value-type="float" office:value="-41.19658" calcext:value-type="float">
            <text:p>-41,19658</text:p>
          </table:table-cell>
          <table:table-cell table:number-columns-repeated="62"/>
        </table:table-row>
        <table:table-row table:style-name="ro1">
          <table:table-cell table:style-name="ce1" office:value-type="float" office:value="1899.4017" calcext:value-type="float">
            <text:p>1899,4017</text:p>
          </table:table-cell>
          <table:table-cell table:style-name="ce1" office:value-type="float" office:value="-41.519278" calcext:value-type="float">
            <text:p>-41,519278</text:p>
          </table:table-cell>
          <table:table-cell table:number-columns-repeated="62"/>
        </table:table-row>
        <table:table-row table:style-name="ro1">
          <table:table-cell table:style-name="ce1" office:value-type="float" office:value="1899.3135" calcext:value-type="float">
            <text:p>1899,3135</text:p>
          </table:table-cell>
          <table:table-cell table:style-name="ce1" office:value-type="float" office:value="-41.579822" calcext:value-type="float">
            <text:p>-41,579822</text:p>
          </table:table-cell>
          <table:table-cell table:number-columns-repeated="62"/>
        </table:table-row>
        <table:table-row table:style-name="ro1">
          <table:table-cell table:style-name="ce1" office:value-type="float" office:value="1899.2253" calcext:value-type="float">
            <text:p>1899,2253</text:p>
          </table:table-cell>
          <table:table-cell table:style-name="ce1" office:value-type="float" office:value="-41.575921" calcext:value-type="float">
            <text:p>-41,575921</text:p>
          </table:table-cell>
          <table:table-cell table:number-columns-repeated="62"/>
        </table:table-row>
        <table:table-row table:style-name="ro1">
          <table:table-cell table:style-name="ce1" office:value-type="float" office:value="1899.13715" calcext:value-type="float">
            <text:p>1899,13715</text:p>
          </table:table-cell>
          <table:table-cell table:style-name="ce1" office:value-type="float" office:value="-41.277226" calcext:value-type="float">
            <text:p>-41,277226</text:p>
          </table:table-cell>
          <table:table-cell table:number-columns-repeated="62"/>
        </table:table-row>
        <table:table-row table:style-name="ro1">
          <table:table-cell table:style-name="ce1" office:value-type="float" office:value="1899.04405" calcext:value-type="float">
            <text:p>1899,04405</text:p>
          </table:table-cell>
          <table:table-cell table:style-name="ce1" office:value-type="float" office:value="-40.73654" calcext:value-type="float">
            <text:p>-40,73654</text:p>
          </table:table-cell>
          <table:table-cell table:number-columns-repeated="62"/>
        </table:table-row>
        <table:table-row table:style-name="ro1">
          <table:table-cell table:style-name="ce1" office:value-type="float" office:value="1898.9281" calcext:value-type="float">
            <text:p>1898,9281</text:p>
          </table:table-cell>
          <table:table-cell table:style-name="ce1" office:value-type="float" office:value="-40.261077" calcext:value-type="float">
            <text:p>-40,261077</text:p>
          </table:table-cell>
          <table:table-cell table:number-columns-repeated="62"/>
        </table:table-row>
        <table:table-row table:style-name="ro1">
          <table:table-cell table:style-name="ce1" office:value-type="float" office:value="1898.7877" calcext:value-type="float">
            <text:p>1898,7877</text:p>
          </table:table-cell>
          <table:table-cell table:style-name="ce1" office:value-type="float" office:value="-40.373096" calcext:value-type="float">
            <text:p>-40,373096</text:p>
          </table:table-cell>
          <table:table-cell table:number-columns-repeated="62"/>
        </table:table-row>
        <table:table-row table:style-name="ro1">
          <table:table-cell table:style-name="ce1" office:value-type="float" office:value="1898.6407" calcext:value-type="float">
            <text:p>1898,6407</text:p>
          </table:table-cell>
          <table:table-cell table:style-name="ce1" office:value-type="float" office:value="-40.622338" calcext:value-type="float">
            <text:p>-40,622338</text:p>
          </table:table-cell>
          <table:table-cell table:number-columns-repeated="62"/>
        </table:table-row>
        <table:table-row table:style-name="ro1">
          <table:table-cell table:style-name="ce1" office:value-type="float" office:value="1898.49375" calcext:value-type="float">
            <text:p>1898,49375</text:p>
          </table:table-cell>
          <table:table-cell table:style-name="ce1" office:value-type="float" office:value="-40.90032" calcext:value-type="float">
            <text:p>-40,90032</text:p>
          </table:table-cell>
          <table:table-cell table:number-columns-repeated="62"/>
        </table:table-row>
        <table:table-row table:style-name="ro1">
          <table:table-cell table:style-name="ce1" office:value-type="float" office:value="1898.3468" calcext:value-type="float">
            <text:p>1898,3468</text:p>
          </table:table-cell>
          <table:table-cell table:style-name="ce1" office:value-type="float" office:value="-40.994874" calcext:value-type="float">
            <text:p>-40,994874</text:p>
          </table:table-cell>
          <table:table-cell table:number-columns-repeated="62"/>
        </table:table-row>
        <table:table-row table:style-name="ro1">
          <table:table-cell table:style-name="ce1" office:value-type="float" office:value="1898.1999" calcext:value-type="float">
            <text:p>1898,1999</text:p>
          </table:table-cell>
          <table:table-cell table:style-name="ce1" office:value-type="float" office:value="-40.869518" calcext:value-type="float">
            <text:p>-40,869518</text:p>
          </table:table-cell>
          <table:table-cell table:number-columns-repeated="62"/>
        </table:table-row>
        <table:table-row table:style-name="ro1">
          <table:table-cell table:style-name="ce1" office:value-type="float" office:value="1898.05365" calcext:value-type="float">
            <text:p>1898,05365</text:p>
          </table:table-cell>
          <table:table-cell table:style-name="ce1" office:value-type="float" office:value="-40.31141" calcext:value-type="float">
            <text:p>-40,31141</text:p>
          </table:table-cell>
          <table:table-cell table:number-columns-repeated="62"/>
        </table:table-row>
        <table:table-row table:style-name="ro1">
          <table:table-cell table:style-name="ce1" office:value-type="float" office:value="1897.911" calcext:value-type="float">
            <text:p>1897,911</text:p>
          </table:table-cell>
          <table:table-cell table:style-name="ce1" office:value-type="float" office:value="-40.603485" calcext:value-type="float">
            <text:p>-40,603485</text:p>
          </table:table-cell>
          <table:table-cell table:number-columns-repeated="62"/>
        </table:table-row>
        <table:table-row table:style-name="ro1">
          <table:table-cell table:style-name="ce1" office:value-type="float" office:value="1897.7716" calcext:value-type="float">
            <text:p>1897,7716</text:p>
          </table:table-cell>
          <table:table-cell table:style-name="ce1" office:value-type="float" office:value="-40.242675" calcext:value-type="float">
            <text:p>-40,242675</text:p>
          </table:table-cell>
          <table:table-cell table:number-columns-repeated="62"/>
        </table:table-row>
        <table:table-row table:style-name="ro1">
          <table:table-cell table:style-name="ce1" office:value-type="float" office:value="1897.66875" calcext:value-type="float">
            <text:p>1897,66875</text:p>
          </table:table-cell>
          <table:table-cell table:style-name="ce1" office:value-type="float" office:value="-40.249497" calcext:value-type="float">
            <text:p>-40,249497</text:p>
          </table:table-cell>
          <table:table-cell table:number-columns-repeated="62"/>
        </table:table-row>
        <table:table-row table:style-name="ro1">
          <table:table-cell table:style-name="ce1" office:value-type="float" office:value="1897.5676" calcext:value-type="float">
            <text:p>1897,5676</text:p>
          </table:table-cell>
          <table:table-cell table:style-name="ce1" office:value-type="float" office:value="-40.694034" calcext:value-type="float">
            <text:p>-40,694034</text:p>
          </table:table-cell>
          <table:table-cell table:number-columns-repeated="62"/>
        </table:table-row>
        <table:table-row table:style-name="ro1">
          <table:table-cell table:style-name="ce1" office:value-type="float" office:value="1897.4319" calcext:value-type="float">
            <text:p>1897,4319</text:p>
          </table:table-cell>
          <table:table-cell table:style-name="ce1" office:value-type="float" office:value="-41.092427" calcext:value-type="float">
            <text:p>-41,092427</text:p>
          </table:table-cell>
          <table:table-cell table:number-columns-repeated="62"/>
        </table:table-row>
        <table:table-row table:style-name="ro1">
          <table:table-cell table:style-name="ce1" office:value-type="float" office:value="1897.2962" calcext:value-type="float">
            <text:p>1897,2962</text:p>
          </table:table-cell>
          <table:table-cell table:style-name="ce1" office:value-type="float" office:value="-41.333313" calcext:value-type="float">
            <text:p>-41,333313</text:p>
          </table:table-cell>
          <table:table-cell table:number-columns-repeated="62"/>
        </table:table-row>
        <table:table-row table:style-name="ro1">
          <table:table-cell table:style-name="ce1" office:value-type="float" office:value="1897.1615" calcext:value-type="float">
            <text:p>1897,1615</text:p>
          </table:table-cell>
          <table:table-cell table:style-name="ce1" office:value-type="float" office:value="-41.34565" calcext:value-type="float">
            <text:p>-41,34565</text:p>
          </table:table-cell>
          <table:table-cell table:number-columns-repeated="62"/>
        </table:table-row>
        <table:table-row table:style-name="ro1">
          <table:table-cell table:style-name="ce1" office:value-type="float" office:value="1897.0316" calcext:value-type="float">
            <text:p>1897,0316</text:p>
          </table:table-cell>
          <table:table-cell table:style-name="ce1" office:value-type="float" office:value="-41.864807" calcext:value-type="float">
            <text:p>-41,864807</text:p>
          </table:table-cell>
          <table:table-cell table:number-columns-repeated="62"/>
        </table:table-row>
        <table:table-row table:style-name="ro1">
          <table:table-cell table:style-name="ce1" office:value-type="float" office:value="1896.9189" calcext:value-type="float">
            <text:p>1896,9189</text:p>
          </table:table-cell>
          <table:table-cell table:style-name="ce1" office:value-type="float" office:value="-42.086304" calcext:value-type="float">
            <text:p>-42,086304</text:p>
          </table:table-cell>
          <table:table-cell table:number-columns-repeated="62"/>
        </table:table-row>
        <table:table-row table:style-name="ro1">
          <table:table-cell table:style-name="ce1" office:value-type="float" office:value="1896.81975" calcext:value-type="float">
            <text:p>1896,81975</text:p>
          </table:table-cell>
          <table:table-cell table:style-name="ce1" office:value-type="float" office:value="-42.094613" calcext:value-type="float">
            <text:p>-42,094613</text:p>
          </table:table-cell>
          <table:table-cell table:number-columns-repeated="62"/>
        </table:table-row>
        <table:table-row table:style-name="ro1">
          <table:table-cell table:style-name="ce1" office:value-type="float" office:value="1896.7206" calcext:value-type="float">
            <text:p>1896,7206</text:p>
          </table:table-cell>
          <table:table-cell table:style-name="ce1" office:value-type="float" office:value="-42.619359" calcext:value-type="float">
            <text:p>-42,619359</text:p>
          </table:table-cell>
          <table:table-cell table:number-columns-repeated="62"/>
        </table:table-row>
        <table:table-row table:style-name="ro1">
          <table:table-cell table:style-name="ce1" office:value-type="float" office:value="1896.62145" calcext:value-type="float">
            <text:p>1896,62145</text:p>
          </table:table-cell>
          <table:table-cell table:style-name="ce1" office:value-type="float" office:value="-42.985639" calcext:value-type="float">
            <text:p>-42,985639</text:p>
          </table:table-cell>
          <table:table-cell table:number-columns-repeated="62"/>
        </table:table-row>
        <table:table-row table:style-name="ro1">
          <table:table-cell table:style-name="ce1" office:value-type="float" office:value="1896.5223" calcext:value-type="float">
            <text:p>1896,5223</text:p>
          </table:table-cell>
          <table:table-cell table:style-name="ce1" office:value-type="float" office:value="-43.347598" calcext:value-type="float">
            <text:p>-43,347598</text:p>
          </table:table-cell>
          <table:table-cell table:number-columns-repeated="62"/>
        </table:table-row>
        <table:table-row table:style-name="ro1">
          <table:table-cell table:style-name="ce1" office:value-type="float" office:value="1896.4231" calcext:value-type="float">
            <text:p>1896,4231</text:p>
          </table:table-cell>
          <table:table-cell table:style-name="ce1" office:value-type="float" office:value="-43.903644" calcext:value-type="float">
            <text:p>-43,903644</text:p>
          </table:table-cell>
          <table:table-cell table:number-columns-repeated="62"/>
        </table:table-row>
        <table:table-row table:style-name="ro1">
          <table:table-cell table:style-name="ce1" office:value-type="float" office:value="1896.3239" calcext:value-type="float">
            <text:p>1896,3239</text:p>
          </table:table-cell>
          <table:table-cell table:style-name="ce1" office:value-type="float" office:value="-44.306112" calcext:value-type="float">
            <text:p>-44,306112</text:p>
          </table:table-cell>
          <table:table-cell table:number-columns-repeated="62"/>
        </table:table-row>
        <table:table-row table:style-name="ro1">
          <table:table-cell table:style-name="ce1" office:value-type="float" office:value="1896.2247" calcext:value-type="float">
            <text:p>1896,2247</text:p>
          </table:table-cell>
          <table:table-cell table:style-name="ce1" office:value-type="float" office:value="-44.577074" calcext:value-type="float">
            <text:p>-44,577074</text:p>
          </table:table-cell>
          <table:table-cell table:number-columns-repeated="62"/>
        </table:table-row>
        <table:table-row table:style-name="ro1">
          <table:table-cell table:style-name="ce1" office:value-type="float" office:value="1896.1255" calcext:value-type="float">
            <text:p>1896,1255</text:p>
          </table:table-cell>
          <table:table-cell table:style-name="ce1" office:value-type="float" office:value="-44.408574" calcext:value-type="float">
            <text:p>-44,408574</text:p>
          </table:table-cell>
          <table:table-cell table:number-columns-repeated="62"/>
        </table:table-row>
        <table:table-row table:style-name="ro1">
          <table:table-cell table:style-name="ce1" office:value-type="float" office:value="1896.02375" calcext:value-type="float">
            <text:p>1896,02375</text:p>
          </table:table-cell>
          <table:table-cell table:style-name="ce1" office:value-type="float" office:value="-43.910792" calcext:value-type="float">
            <text:p>-43,910792</text:p>
          </table:table-cell>
          <table:table-cell table:number-columns-repeated="62"/>
        </table:table-row>
        <table:table-row table:style-name="ro1">
          <table:table-cell table:style-name="ce1" office:value-type="float" office:value="1895.91345" calcext:value-type="float">
            <text:p>1895,91345</text:p>
          </table:table-cell>
          <table:table-cell table:style-name="ce1" office:value-type="float" office:value="-43.371713" calcext:value-type="float">
            <text:p>-43,371713</text:p>
          </table:table-cell>
          <table:table-cell table:number-columns-repeated="62"/>
        </table:table-row>
        <table:table-row table:style-name="ro1">
          <table:table-cell table:style-name="ce1" office:value-type="float" office:value="1895.7967" calcext:value-type="float">
            <text:p>1895,7967</text:p>
          </table:table-cell>
          <table:table-cell table:style-name="ce1" office:value-type="float" office:value="-42.809487" calcext:value-type="float">
            <text:p>-42,809487</text:p>
          </table:table-cell>
          <table:table-cell table:number-columns-repeated="62"/>
        </table:table-row>
        <table:table-row table:style-name="ro1">
          <table:table-cell table:style-name="ce1" office:value-type="float" office:value="1895.6795" calcext:value-type="float">
            <text:p>1895,6795</text:p>
          </table:table-cell>
          <table:table-cell table:style-name="ce1" office:value-type="float" office:value="-42.38462" calcext:value-type="float">
            <text:p>-42,38462</text:p>
          </table:table-cell>
          <table:table-cell table:number-columns-repeated="62"/>
        </table:table-row>
        <table:table-row table:style-name="ro1">
          <table:table-cell table:style-name="ce1" office:value-type="float" office:value="1895.56235" calcext:value-type="float">
            <text:p>1895,56235</text:p>
          </table:table-cell>
          <table:table-cell table:style-name="ce1" office:value-type="float" office:value="-42.183233" calcext:value-type="float">
            <text:p>-42,183233</text:p>
          </table:table-cell>
          <table:table-cell table:number-columns-repeated="62"/>
        </table:table-row>
        <table:table-row table:style-name="ro1">
          <table:table-cell table:style-name="ce1" office:value-type="float" office:value="1895.44515" calcext:value-type="float">
            <text:p>1895,44515</text:p>
          </table:table-cell>
          <table:table-cell table:style-name="ce1" office:value-type="float" office:value="-42.60948" calcext:value-type="float">
            <text:p>-42,60948</text:p>
          </table:table-cell>
          <table:table-cell table:number-columns-repeated="62"/>
        </table:table-row>
        <table:table-row table:style-name="ro1">
          <table:table-cell table:style-name="ce1" office:value-type="float" office:value="1895.3279" calcext:value-type="float">
            <text:p>1895,3279</text:p>
          </table:table-cell>
          <table:table-cell table:style-name="ce1" office:value-type="float" office:value="-42.919543" calcext:value-type="float">
            <text:p>-42,919543</text:p>
          </table:table-cell>
          <table:table-cell table:number-columns-repeated="62"/>
        </table:table-row>
        <table:table-row table:style-name="ro1">
          <table:table-cell table:style-name="ce1" office:value-type="float" office:value="1895.2107" calcext:value-type="float">
            <text:p>1895,2107</text:p>
          </table:table-cell>
          <table:table-cell table:style-name="ce1" office:value-type="float" office:value="-43.186316" calcext:value-type="float">
            <text:p>-43,186316</text:p>
          </table:table-cell>
          <table:table-cell table:number-columns-repeated="62"/>
        </table:table-row>
        <table:table-row table:style-name="ro1">
          <table:table-cell table:style-name="ce1" office:value-type="float" office:value="1895.0935" calcext:value-type="float">
            <text:p>1895,0935</text:p>
          </table:table-cell>
          <table:table-cell table:style-name="ce1" office:value-type="float" office:value="-43.091339" calcext:value-type="float">
            <text:p>-43,091339</text:p>
          </table:table-cell>
          <table:table-cell table:number-columns-repeated="62"/>
        </table:table-row>
        <table:table-row table:style-name="ro1">
          <table:table-cell table:style-name="ce1" office:value-type="float" office:value="1894.9697" calcext:value-type="float">
            <text:p>1894,9697</text:p>
          </table:table-cell>
          <table:table-cell table:style-name="ce1" office:value-type="float" office:value="-42.558669" calcext:value-type="float">
            <text:p>-42,558669</text:p>
          </table:table-cell>
          <table:table-cell table:number-columns-repeated="62"/>
        </table:table-row>
        <table:table-row table:style-name="ro1">
          <table:table-cell table:style-name="ce1" office:value-type="float" office:value="1894.83675" calcext:value-type="float">
            <text:p>1894,83675</text:p>
          </table:table-cell>
          <table:table-cell table:style-name="ce1" office:value-type="float" office:value="-41.747673" calcext:value-type="float">
            <text:p>-41,747673</text:p>
          </table:table-cell>
          <table:table-cell table:number-columns-repeated="62"/>
        </table:table-row>
        <table:table-row table:style-name="ro1">
          <table:table-cell table:style-name="ce1" office:value-type="float" office:value="1894.70115" calcext:value-type="float">
            <text:p>1894,70115</text:p>
          </table:table-cell>
          <table:table-cell table:style-name="ce1" office:value-type="float" office:value="-41.058518" calcext:value-type="float">
            <text:p>-41,058518</text:p>
          </table:table-cell>
          <table:table-cell table:number-columns-repeated="62"/>
        </table:table-row>
        <table:table-row table:style-name="ro1">
          <table:table-cell table:style-name="ce1" office:value-type="float" office:value="1894.5654" calcext:value-type="float">
            <text:p>1894,5654</text:p>
          </table:table-cell>
          <table:table-cell table:style-name="ce1" office:value-type="float" office:value="-40.489336" calcext:value-type="float">
            <text:p>-40,489336</text:p>
          </table:table-cell>
          <table:table-cell table:number-columns-repeated="62"/>
        </table:table-row>
        <table:table-row table:style-name="ro1">
          <table:table-cell table:style-name="ce1" office:value-type="float" office:value="1894.4297" calcext:value-type="float">
            <text:p>1894,4297</text:p>
          </table:table-cell>
          <table:table-cell table:style-name="ce1" office:value-type="float" office:value="-40.191691" calcext:value-type="float">
            <text:p>-40,191691</text:p>
          </table:table-cell>
          <table:table-cell table:number-columns-repeated="62"/>
        </table:table-row>
        <table:table-row table:style-name="ro1">
          <table:table-cell table:style-name="ce1" office:value-type="float" office:value="1894.294" calcext:value-type="float">
            <text:p>1894,294</text:p>
          </table:table-cell>
          <table:table-cell table:style-name="ce1" office:value-type="float" office:value="-39.710669" calcext:value-type="float">
            <text:p>-39,710669</text:p>
          </table:table-cell>
          <table:table-cell table:number-columns-repeated="62"/>
        </table:table-row>
        <table:table-row table:style-name="ro1">
          <table:table-cell table:style-name="ce1" office:value-type="float" office:value="1894.15825" calcext:value-type="float">
            <text:p>1894,15825</text:p>
          </table:table-cell>
          <table:table-cell table:style-name="ce1" office:value-type="float" office:value="-39.236056" calcext:value-type="float">
            <text:p>-39,236056</text:p>
          </table:table-cell>
          <table:table-cell table:number-columns-repeated="62"/>
        </table:table-row>
        <table:table-row table:style-name="ro1">
          <table:table-cell table:style-name="ce1" office:value-type="float" office:value="1894.0277" calcext:value-type="float">
            <text:p>1894,0277</text:p>
          </table:table-cell>
          <table:table-cell table:style-name="ce1" office:value-type="float" office:value="-39.038018" calcext:value-type="float">
            <text:p>-39,038018</text:p>
          </table:table-cell>
          <table:table-cell table:number-columns-repeated="62"/>
        </table:table-row>
        <table:table-row table:style-name="ro1">
          <table:table-cell table:style-name="ce1" office:value-type="float" office:value="1893.91085" calcext:value-type="float">
            <text:p>1893,91085</text:p>
          </table:table-cell>
          <table:table-cell table:style-name="ce1" office:value-type="float" office:value="-38.862017" calcext:value-type="float">
            <text:p>-38,862017</text:p>
          </table:table-cell>
          <table:table-cell table:number-columns-repeated="62"/>
        </table:table-row>
        <table:table-row table:style-name="ro1">
          <table:table-cell table:style-name="ce1" office:value-type="float" office:value="1893.803" calcext:value-type="float">
            <text:p>1893,803</text:p>
          </table:table-cell>
          <table:table-cell table:style-name="ce1" office:value-type="float" office:value="-38.712852" calcext:value-type="float">
            <text:p>-38,712852</text:p>
          </table:table-cell>
          <table:table-cell table:number-columns-repeated="62"/>
        </table:table-row>
        <table:table-row table:style-name="ro1">
          <table:table-cell table:style-name="ce1" office:value-type="float" office:value="1893.6956" calcext:value-type="float">
            <text:p>1893,6956</text:p>
          </table:table-cell>
          <table:table-cell table:style-name="ce1" office:value-type="float" office:value="-38.864014" calcext:value-type="float">
            <text:p>-38,864014</text:p>
          </table:table-cell>
          <table:table-cell table:number-columns-repeated="62"/>
        </table:table-row>
        <table:table-row table:style-name="ro1">
          <table:table-cell table:style-name="ce1" office:value-type="float" office:value="1893.58815" calcext:value-type="float">
            <text:p>1893,58815</text:p>
          </table:table-cell>
          <table:table-cell table:style-name="ce1" office:value-type="float" office:value="-38.831853" calcext:value-type="float">
            <text:p>-38,831853</text:p>
          </table:table-cell>
          <table:table-cell table:number-columns-repeated="62"/>
        </table:table-row>
        <table:table-row table:style-name="ro1">
          <table:table-cell table:style-name="ce1" office:value-type="float" office:value="1893.4807" calcext:value-type="float">
            <text:p>1893,4807</text:p>
          </table:table-cell>
          <table:table-cell table:style-name="ce1" office:value-type="float" office:value="-39.064543" calcext:value-type="float">
            <text:p>-39,064543</text:p>
          </table:table-cell>
          <table:table-cell table:number-columns-repeated="62"/>
        </table:table-row>
        <table:table-row table:style-name="ro1">
          <table:table-cell table:style-name="ce1" office:value-type="float" office:value="1893.3733" calcext:value-type="float">
            <text:p>1893,3733</text:p>
          </table:table-cell>
          <table:table-cell table:style-name="ce1" office:value-type="float" office:value="-39.527475" calcext:value-type="float">
            <text:p>-39,527475</text:p>
          </table:table-cell>
          <table:table-cell table:number-columns-repeated="62"/>
        </table:table-row>
        <table:table-row table:style-name="ro1">
          <table:table-cell table:style-name="ce1" office:value-type="float" office:value="1893.2658" calcext:value-type="float">
            <text:p>1893,2658</text:p>
          </table:table-cell>
          <table:table-cell table:style-name="ce1" office:value-type="float" office:value="-39.687156" calcext:value-type="float">
            <text:p>-39,687156</text:p>
          </table:table-cell>
          <table:table-cell table:number-columns-repeated="62"/>
        </table:table-row>
        <table:table-row table:style-name="ro1">
          <table:table-cell table:style-name="ce1" office:value-type="float" office:value="1893.1583" calcext:value-type="float">
            <text:p>1893,1583</text:p>
          </table:table-cell>
          <table:table-cell table:style-name="ce1" office:value-type="float" office:value="-40.123169" calcext:value-type="float">
            <text:p>-40,123169</text:p>
          </table:table-cell>
          <table:table-cell table:number-columns-repeated="62"/>
        </table:table-row>
        <table:table-row table:style-name="ro1">
          <table:table-cell table:style-name="ce1" office:value-type="float" office:value="1893.0562" calcext:value-type="float">
            <text:p>1893,0562</text:p>
          </table:table-cell>
          <table:table-cell table:style-name="ce1" office:value-type="float" office:value="-40.530602" calcext:value-type="float">
            <text:p>-40,530602</text:p>
          </table:table-cell>
          <table:table-cell table:number-columns-repeated="62"/>
        </table:table-row>
        <table:table-row table:style-name="ro1">
          <table:table-cell table:style-name="ce1" office:value-type="float" office:value="1892.96715" calcext:value-type="float">
            <text:p>1892,96715</text:p>
          </table:table-cell>
          <table:table-cell table:style-name="ce1" office:value-type="float" office:value="-40.469401" calcext:value-type="float">
            <text:p>-40,469401</text:p>
          </table:table-cell>
          <table:table-cell table:number-columns-repeated="62"/>
        </table:table-row>
        <table:table-row table:style-name="ro1">
          <table:table-cell table:style-name="ce1" office:value-type="float" office:value="1892.8907" calcext:value-type="float">
            <text:p>1892,8907</text:p>
          </table:table-cell>
          <table:table-cell table:style-name="ce1" office:value-type="float" office:value="-40.721001" calcext:value-type="float">
            <text:p>-40,721001</text:p>
          </table:table-cell>
          <table:table-cell table:number-columns-repeated="62"/>
        </table:table-row>
        <table:table-row table:style-name="ro1">
          <table:table-cell table:style-name="ce1" office:value-type="float" office:value="1892.8191" calcext:value-type="float">
            <text:p>1892,8191</text:p>
          </table:table-cell>
          <table:table-cell table:style-name="ce1" office:value-type="float" office:value="-41.176006" calcext:value-type="float">
            <text:p>-41,176006</text:p>
          </table:table-cell>
          <table:table-cell table:number-columns-repeated="62"/>
        </table:table-row>
        <table:table-row table:style-name="ro1">
          <table:table-cell table:style-name="ce1" office:value-type="float" office:value="1892.74745" calcext:value-type="float">
            <text:p>1892,74745</text:p>
          </table:table-cell>
          <table:table-cell table:style-name="ce1" office:value-type="float" office:value="-42.1271" calcext:value-type="float">
            <text:p>-42,1271</text:p>
          </table:table-cell>
          <table:table-cell table:number-columns-repeated="62"/>
        </table:table-row>
        <table:table-row table:style-name="ro1">
          <table:table-cell table:style-name="ce1" office:value-type="float" office:value="1892.6758" calcext:value-type="float">
            <text:p>1892,6758</text:p>
          </table:table-cell>
          <table:table-cell table:style-name="ce1" office:value-type="float" office:value="-42.695275" calcext:value-type="float">
            <text:p>-42,695275</text:p>
          </table:table-cell>
          <table:table-cell table:number-columns-repeated="62"/>
        </table:table-row>
        <table:table-row table:style-name="ro1">
          <table:table-cell table:style-name="ce1" office:value-type="float" office:value="1892.6042" calcext:value-type="float">
            <text:p>1892,6042</text:p>
          </table:table-cell>
          <table:table-cell table:style-name="ce1" office:value-type="float" office:value="-43.685641" calcext:value-type="float">
            <text:p>-43,685641</text:p>
          </table:table-cell>
          <table:table-cell table:number-columns-repeated="62"/>
        </table:table-row>
        <table:table-row table:style-name="ro1">
          <table:table-cell table:style-name="ce1" office:value-type="float" office:value="1892.5326" calcext:value-type="float">
            <text:p>1892,5326</text:p>
          </table:table-cell>
          <table:table-cell table:style-name="ce1" office:value-type="float" office:value="-44.499403" calcext:value-type="float">
            <text:p>-44,499403</text:p>
          </table:table-cell>
          <table:table-cell table:number-columns-repeated="62"/>
        </table:table-row>
        <table:table-row table:style-name="ro1">
          <table:table-cell table:style-name="ce1" office:value-type="float" office:value="1892.46095" calcext:value-type="float">
            <text:p>1892,46095</text:p>
          </table:table-cell>
          <table:table-cell table:style-name="ce1" office:value-type="float" office:value="-44.924485" calcext:value-type="float">
            <text:p>-44,924485</text:p>
          </table:table-cell>
          <table:table-cell table:number-columns-repeated="62"/>
        </table:table-row>
        <table:table-row table:style-name="ro1">
          <table:table-cell table:style-name="ce1" office:value-type="float" office:value="1892.3893" calcext:value-type="float">
            <text:p>1892,3893</text:p>
          </table:table-cell>
          <table:table-cell table:style-name="ce1" office:value-type="float" office:value="-45.653726" calcext:value-type="float">
            <text:p>-45,653726</text:p>
          </table:table-cell>
          <table:table-cell table:number-columns-repeated="62"/>
        </table:table-row>
        <table:table-row table:style-name="ro1">
          <table:table-cell table:style-name="ce1" office:value-type="float" office:value="1892.3184" calcext:value-type="float">
            <text:p>1892,3184</text:p>
          </table:table-cell>
          <table:table-cell table:style-name="ce1" office:value-type="float" office:value="-45.853093" calcext:value-type="float">
            <text:p>-45,853093</text:p>
          </table:table-cell>
          <table:table-cell table:number-columns-repeated="62"/>
        </table:table-row>
        <table:table-row table:style-name="ro1">
          <table:table-cell table:style-name="ce1" office:value-type="float" office:value="1892.2482" calcext:value-type="float">
            <text:p>1892,2482</text:p>
          </table:table-cell>
          <table:table-cell table:style-name="ce1" office:value-type="float" office:value="-45.556403" calcext:value-type="float">
            <text:p>-45,556403</text:p>
          </table:table-cell>
          <table:table-cell table:number-columns-repeated="62"/>
        </table:table-row>
        <table:table-row table:style-name="ro1">
          <table:table-cell table:style-name="ce1" office:value-type="float" office:value="1892.178" calcext:value-type="float">
            <text:p>1892,178</text:p>
          </table:table-cell>
          <table:table-cell table:style-name="ce1" office:value-type="float" office:value="-45.136847" calcext:value-type="float">
            <text:p>-45,136847</text:p>
          </table:table-cell>
          <table:table-cell table:number-columns-repeated="62"/>
        </table:table-row>
        <table:table-row table:style-name="ro1">
          <table:table-cell table:style-name="ce1" office:value-type="float" office:value="1892.1078" calcext:value-type="float">
            <text:p>1892,1078</text:p>
          </table:table-cell>
          <table:table-cell table:style-name="ce1" office:value-type="float" office:value="-44.599223" calcext:value-type="float">
            <text:p>-44,599223</text:p>
          </table:table-cell>
          <table:table-cell table:number-columns-repeated="62"/>
        </table:table-row>
        <table:table-row table:style-name="ro1">
          <table:table-cell table:style-name="ce1" office:value-type="float" office:value="1892.0239" calcext:value-type="float">
            <text:p>1892,0239</text:p>
          </table:table-cell>
          <table:table-cell table:style-name="ce1" office:value-type="float" office:value="-43.925279" calcext:value-type="float">
            <text:p>-43,925279</text:p>
          </table:table-cell>
          <table:table-cell table:number-columns-repeated="62"/>
        </table:table-row>
        <table:table-row table:style-name="ro1">
          <table:table-cell table:style-name="ce1" office:value-type="float" office:value="1891.9114" calcext:value-type="float">
            <text:p>1891,9114</text:p>
          </table:table-cell>
          <table:table-cell table:style-name="ce1" office:value-type="float" office:value="-42.957673" calcext:value-type="float">
            <text:p>-42,957673</text:p>
          </table:table-cell>
          <table:table-cell table:number-columns-repeated="62"/>
        </table:table-row>
        <table:table-row table:style-name="ro1">
          <table:table-cell table:style-name="ce1" office:value-type="float" office:value="1891.7687" calcext:value-type="float">
            <text:p>1891,7687</text:p>
          </table:table-cell>
          <table:table-cell table:style-name="ce1" office:value-type="float" office:value="-42.04857" calcext:value-type="float">
            <text:p>-42,04857</text:p>
          </table:table-cell>
          <table:table-cell table:number-columns-repeated="62"/>
        </table:table-row>
        <table:table-row table:style-name="ro1">
          <table:table-cell table:style-name="ce1" office:value-type="float" office:value="1891.61075" calcext:value-type="float">
            <text:p>1891,61075</text:p>
          </table:table-cell>
          <table:table-cell table:style-name="ce1" office:value-type="float" office:value="-41.425399" calcext:value-type="float">
            <text:p>-41,425399</text:p>
          </table:table-cell>
          <table:table-cell table:number-columns-repeated="62"/>
        </table:table-row>
        <table:table-row table:style-name="ro1">
          <table:table-cell table:style-name="ce1" office:value-type="float" office:value="1891.45285" calcext:value-type="float">
            <text:p>1891,45285</text:p>
          </table:table-cell>
          <table:table-cell table:style-name="ce1" office:value-type="float" office:value="-41.11407" calcext:value-type="float">
            <text:p>-41,11407</text:p>
          </table:table-cell>
          <table:table-cell table:number-columns-repeated="62"/>
        </table:table-row>
        <table:table-row table:style-name="ro1">
          <table:table-cell table:style-name="ce1" office:value-type="float" office:value="1891.2949" calcext:value-type="float">
            <text:p>1891,2949</text:p>
          </table:table-cell>
          <table:table-cell table:style-name="ce1" office:value-type="float" office:value="-41.062763" calcext:value-type="float">
            <text:p>-41,062763</text:p>
          </table:table-cell>
          <table:table-cell table:number-columns-repeated="62"/>
        </table:table-row>
        <table:table-row table:style-name="ro1">
          <table:table-cell table:style-name="ce1" office:value-type="float" office:value="1891.13695" calcext:value-type="float">
            <text:p>1891,13695</text:p>
          </table:table-cell>
          <table:table-cell table:style-name="ce1" office:value-type="float" office:value="-41.109303" calcext:value-type="float">
            <text:p>-41,109303</text:p>
          </table:table-cell>
          <table:table-cell table:number-columns-repeated="62"/>
        </table:table-row>
        <table:table-row table:style-name="ro1">
          <table:table-cell table:style-name="ce1" office:value-type="float" office:value="1890.9905" calcext:value-type="float">
            <text:p>1890,9905</text:p>
          </table:table-cell>
          <table:table-cell table:style-name="ce1" office:value-type="float" office:value="-40.956207" calcext:value-type="float">
            <text:p>-40,956207</text:p>
          </table:table-cell>
          <table:table-cell table:number-columns-repeated="62"/>
        </table:table-row>
        <table:table-row table:style-name="ro1">
          <table:table-cell table:style-name="ce1" office:value-type="float" office:value="1890.85835" calcext:value-type="float">
            <text:p>1890,85835</text:p>
          </table:table-cell>
          <table:table-cell table:style-name="ce1" office:value-type="float" office:value="-40.980607" calcext:value-type="float">
            <text:p>-40,980607</text:p>
          </table:table-cell>
          <table:table-cell table:number-columns-repeated="62"/>
        </table:table-row>
        <table:table-row table:style-name="ro1">
          <table:table-cell table:style-name="ce1" office:value-type="float" office:value="1890.73055" calcext:value-type="float">
            <text:p>1890,73055</text:p>
          </table:table-cell>
          <table:table-cell table:style-name="ce1" office:value-type="float" office:value="-40.758016" calcext:value-type="float">
            <text:p>-40,758016</text:p>
          </table:table-cell>
          <table:table-cell table:number-columns-repeated="62"/>
        </table:table-row>
        <table:table-row table:style-name="ro1">
          <table:table-cell table:style-name="ce1" office:value-type="float" office:value="1890.6042" calcext:value-type="float">
            <text:p>1890,6042</text:p>
          </table:table-cell>
          <table:table-cell table:style-name="ce1" office:value-type="float" office:value="-40.605469" calcext:value-type="float">
            <text:p>-40,605469</text:p>
          </table:table-cell>
          <table:table-cell table:number-columns-repeated="62"/>
        </table:table-row>
        <table:table-row table:style-name="ro1">
          <table:table-cell table:style-name="ce1" office:value-type="float" office:value="1890.4778" calcext:value-type="float">
            <text:p>1890,4778</text:p>
          </table:table-cell>
          <table:table-cell table:style-name="ce1" office:value-type="float" office:value="-40.713636" calcext:value-type="float">
            <text:p>-40,713636</text:p>
          </table:table-cell>
          <table:table-cell table:number-columns-repeated="62"/>
        </table:table-row>
        <table:table-row table:style-name="ro1">
          <table:table-cell table:style-name="ce1" office:value-type="float" office:value="1890.35145" calcext:value-type="float">
            <text:p>1890,35145</text:p>
          </table:table-cell>
          <table:table-cell table:style-name="ce1" office:value-type="float" office:value="-40.717103" calcext:value-type="float">
            <text:p>-40,717103</text:p>
          </table:table-cell>
          <table:table-cell table:number-columns-repeated="62"/>
        </table:table-row>
        <table:table-row table:style-name="ro1">
          <table:table-cell table:style-name="ce1" office:value-type="float" office:value="1890.22515" calcext:value-type="float">
            <text:p>1890,22515</text:p>
          </table:table-cell>
          <table:table-cell table:style-name="ce1" office:value-type="float" office:value="-40.24947" calcext:value-type="float">
            <text:p>-40,24947</text:p>
          </table:table-cell>
          <table:table-cell table:number-columns-repeated="62"/>
        </table:table-row>
        <table:table-row table:style-name="ro1">
          <table:table-cell table:style-name="ce1" office:value-type="float" office:value="1890.10065" calcext:value-type="float">
            <text:p>1890,10065</text:p>
          </table:table-cell>
          <table:table-cell table:style-name="ce1" office:value-type="float" office:value="-40.743079" calcext:value-type="float">
            <text:p>-40,743079</text:p>
          </table:table-cell>
          <table:table-cell table:number-columns-repeated="62"/>
        </table:table-row>
        <table:table-row table:style-name="ro1">
          <table:table-cell table:style-name="ce1" office:value-type="float" office:value="1889.98605" calcext:value-type="float">
            <text:p>1889,98605</text:p>
          </table:table-cell>
          <table:table-cell table:style-name="ce1" office:value-type="float" office:value="-40.457391" calcext:value-type="float">
            <text:p>-40,457391</text:p>
          </table:table-cell>
          <table:table-cell table:number-columns-repeated="62"/>
        </table:table-row>
        <table:table-row table:style-name="ro1">
          <table:table-cell table:style-name="ce1" office:value-type="float" office:value="1889.886" calcext:value-type="float">
            <text:p>1889,886</text:p>
          </table:table-cell>
          <table:table-cell table:style-name="ce1" office:value-type="float" office:value="-40.507459" calcext:value-type="float">
            <text:p>-40,507459</text:p>
          </table:table-cell>
          <table:table-cell table:number-columns-repeated="62"/>
        </table:table-row>
        <table:table-row table:style-name="ro1">
          <table:table-cell table:style-name="ce1" office:value-type="float" office:value="1889.7924" calcext:value-type="float">
            <text:p>1889,7924</text:p>
          </table:table-cell>
          <table:table-cell table:style-name="ce1" office:value-type="float" office:value="-40.406768" calcext:value-type="float">
            <text:p>-40,406768</text:p>
          </table:table-cell>
          <table:table-cell table:number-columns-repeated="62"/>
        </table:table-row>
        <table:table-row table:style-name="ro1">
          <table:table-cell table:style-name="ce1" office:value-type="float" office:value="1889.6988" calcext:value-type="float">
            <text:p>1889,6988</text:p>
          </table:table-cell>
          <table:table-cell table:style-name="ce1" office:value-type="float" office:value="-40.489388" calcext:value-type="float">
            <text:p>-40,489388</text:p>
          </table:table-cell>
          <table:table-cell table:number-columns-repeated="62"/>
        </table:table-row>
        <table:table-row table:style-name="ro1">
          <table:table-cell table:style-name="ce1" office:value-type="float" office:value="1889.6052" calcext:value-type="float">
            <text:p>1889,6052</text:p>
          </table:table-cell>
          <table:table-cell table:style-name="ce1" office:value-type="float" office:value="-40.414259" calcext:value-type="float">
            <text:p>-40,414259</text:p>
          </table:table-cell>
          <table:table-cell table:number-columns-repeated="62"/>
        </table:table-row>
        <table:table-row table:style-name="ro1">
          <table:table-cell table:style-name="ce1" office:value-type="float" office:value="1889.5116" calcext:value-type="float">
            <text:p>1889,5116</text:p>
          </table:table-cell>
          <table:table-cell table:style-name="ce1" office:value-type="float" office:value="-40.881217" calcext:value-type="float">
            <text:p>-40,881217</text:p>
          </table:table-cell>
          <table:table-cell table:number-columns-repeated="62"/>
        </table:table-row>
        <table:table-row table:style-name="ro1">
          <table:table-cell table:style-name="ce1" office:value-type="float" office:value="1889.418" calcext:value-type="float">
            <text:p>1889,418</text:p>
          </table:table-cell>
          <table:table-cell table:style-name="ce1" office:value-type="float" office:value="-41.018934" calcext:value-type="float">
            <text:p>-41,018934</text:p>
          </table:table-cell>
          <table:table-cell table:number-columns-repeated="62"/>
        </table:table-row>
        <table:table-row table:style-name="ro1">
          <table:table-cell table:style-name="ce1" office:value-type="float" office:value="1889.3244" calcext:value-type="float">
            <text:p>1889,3244</text:p>
          </table:table-cell>
          <table:table-cell table:style-name="ce1" office:value-type="float" office:value="-41.354222" calcext:value-type="float">
            <text:p>-41,354222</text:p>
          </table:table-cell>
          <table:table-cell table:number-columns-repeated="62"/>
        </table:table-row>
        <table:table-row table:style-name="ro1">
          <table:table-cell table:style-name="ce1" office:value-type="float" office:value="1889.23085" calcext:value-type="float">
            <text:p>1889,23085</text:p>
          </table:table-cell>
          <table:table-cell table:style-name="ce1" office:value-type="float" office:value="-41.424562" calcext:value-type="float">
            <text:p>-41,424562</text:p>
          </table:table-cell>
          <table:table-cell table:number-columns-repeated="62"/>
        </table:table-row>
        <table:table-row table:style-name="ro1">
          <table:table-cell table:style-name="ce1" office:value-type="float" office:value="1889.1373" calcext:value-type="float">
            <text:p>1889,1373</text:p>
          </table:table-cell>
          <table:table-cell table:style-name="ce1" office:value-type="float" office:value="-41.23955" calcext:value-type="float">
            <text:p>-41,23955</text:p>
          </table:table-cell>
          <table:table-cell table:number-columns-repeated="62"/>
        </table:table-row>
        <table:table-row table:style-name="ro1">
          <table:table-cell table:style-name="ce1" office:value-type="float" office:value="1889.0463" calcext:value-type="float">
            <text:p>1889,0463</text:p>
          </table:table-cell>
          <table:table-cell table:style-name="ce1" office:value-type="float" office:value="-40.803096" calcext:value-type="float">
            <text:p>-40,803096</text:p>
          </table:table-cell>
          <table:table-cell table:number-columns-repeated="62"/>
        </table:table-row>
        <table:table-row table:style-name="ro1">
          <table:table-cell table:style-name="ce1" office:value-type="float" office:value="1888.96025" calcext:value-type="float">
            <text:p>1888,96025</text:p>
          </table:table-cell>
          <table:table-cell table:style-name="ce1" office:value-type="float" office:value="-40.62171" calcext:value-type="float">
            <text:p>-40,62171</text:p>
          </table:table-cell>
          <table:table-cell table:number-columns-repeated="62"/>
        </table:table-row>
        <table:table-row table:style-name="ro1">
          <table:table-cell table:style-name="ce1" office:value-type="float" office:value="1888.8789" calcext:value-type="float">
            <text:p>1888,8789</text:p>
          </table:table-cell>
          <table:table-cell table:style-name="ce1" office:value-type="float" office:value="-40.482444" calcext:value-type="float">
            <text:p>-40,482444</text:p>
          </table:table-cell>
          <table:table-cell table:number-columns-repeated="62"/>
        </table:table-row>
        <table:table-row table:style-name="ro1">
          <table:table-cell table:style-name="ce1" office:value-type="float" office:value="1888.7999" calcext:value-type="float">
            <text:p>1888,7999</text:p>
          </table:table-cell>
          <table:table-cell table:style-name="ce1" office:value-type="float" office:value="-40.61948" calcext:value-type="float">
            <text:p>-40,61948</text:p>
          </table:table-cell>
          <table:table-cell table:number-columns-repeated="62"/>
        </table:table-row>
        <table:table-row table:style-name="ro1">
          <table:table-cell table:style-name="ce1" office:value-type="float" office:value="1888.72095" calcext:value-type="float">
            <text:p>1888,72095</text:p>
          </table:table-cell>
          <table:table-cell table:style-name="ce1" office:value-type="float" office:value="-40.752142" calcext:value-type="float">
            <text:p>-40,752142</text:p>
          </table:table-cell>
          <table:table-cell table:number-columns-repeated="62"/>
        </table:table-row>
        <table:table-row table:style-name="ro1">
          <table:table-cell table:style-name="ce1" office:value-type="float" office:value="1888.64205" calcext:value-type="float">
            <text:p>1888,64205</text:p>
          </table:table-cell>
          <table:table-cell table:style-name="ce1" office:value-type="float" office:value="-40.971348" calcext:value-type="float">
            <text:p>-40,971348</text:p>
          </table:table-cell>
          <table:table-cell table:number-columns-repeated="62"/>
        </table:table-row>
        <table:table-row table:style-name="ro1">
          <table:table-cell table:style-name="ce1" office:value-type="float" office:value="1888.5631" calcext:value-type="float">
            <text:p>1888,5631</text:p>
          </table:table-cell>
          <table:table-cell table:style-name="ce1" office:value-type="float" office:value="-42.015653" calcext:value-type="float">
            <text:p>-42,015653</text:p>
          </table:table-cell>
          <table:table-cell table:number-columns-repeated="62"/>
        </table:table-row>
        <table:table-row table:style-name="ro1">
          <table:table-cell table:style-name="ce1" office:value-type="float" office:value="1888.4841" calcext:value-type="float">
            <text:p>1888,4841</text:p>
          </table:table-cell>
          <table:table-cell table:style-name="ce1" office:value-type="float" office:value="-42.768145" calcext:value-type="float">
            <text:p>-42,768145</text:p>
          </table:table-cell>
          <table:table-cell table:number-columns-repeated="62"/>
        </table:table-row>
        <table:table-row table:style-name="ro1">
          <table:table-cell table:style-name="ce1" office:value-type="float" office:value="1888.4051" calcext:value-type="float">
            <text:p>1888,4051</text:p>
          </table:table-cell>
          <table:table-cell table:style-name="ce1" office:value-type="float" office:value="-43.403466" calcext:value-type="float">
            <text:p>-43,403466</text:p>
          </table:table-cell>
          <table:table-cell table:number-columns-repeated="62"/>
        </table:table-row>
        <table:table-row table:style-name="ro1">
          <table:table-cell table:style-name="ce1" office:value-type="float" office:value="1888.3261" calcext:value-type="float">
            <text:p>1888,3261</text:p>
          </table:table-cell>
          <table:table-cell table:style-name="ce1" office:value-type="float" office:value="-44.004139" calcext:value-type="float">
            <text:p>-44,004139</text:p>
          </table:table-cell>
          <table:table-cell table:number-columns-repeated="62"/>
        </table:table-row>
        <table:table-row table:style-name="ro1">
          <table:table-cell table:style-name="ce1" office:value-type="float" office:value="1888.2471" calcext:value-type="float">
            <text:p>1888,2471</text:p>
          </table:table-cell>
          <table:table-cell table:style-name="ce1" office:value-type="float" office:value="-44.053914" calcext:value-type="float">
            <text:p>-44,053914</text:p>
          </table:table-cell>
          <table:table-cell table:number-columns-repeated="62"/>
        </table:table-row>
        <table:table-row table:style-name="ro1">
          <table:table-cell table:style-name="ce1" office:value-type="float" office:value="1888.16815" calcext:value-type="float">
            <text:p>1888,16815</text:p>
          </table:table-cell>
          <table:table-cell table:style-name="ce1" office:value-type="float" office:value="-44.080556" calcext:value-type="float">
            <text:p>-44,080556</text:p>
          </table:table-cell>
          <table:table-cell table:number-columns-repeated="62"/>
        </table:table-row>
        <table:table-row table:style-name="ro1">
          <table:table-cell table:style-name="ce1" office:value-type="float" office:value="1888.0861" calcext:value-type="float">
            <text:p>1888,0861</text:p>
          </table:table-cell>
          <table:table-cell table:style-name="ce1" office:value-type="float" office:value="-43.842253" calcext:value-type="float">
            <text:p>-43,842253</text:p>
          </table:table-cell>
          <table:table-cell table:number-columns-repeated="62"/>
        </table:table-row>
        <table:table-row table:style-name="ro1">
          <table:table-cell table:style-name="ce1" office:value-type="float" office:value="1887.99455" calcext:value-type="float">
            <text:p>1887,99455</text:p>
          </table:table-cell>
          <table:table-cell table:style-name="ce1" office:value-type="float" office:value="-43.675746" calcext:value-type="float">
            <text:p>-43,675746</text:p>
          </table:table-cell>
          <table:table-cell table:number-columns-repeated="62"/>
        </table:table-row>
        <table:table-row table:style-name="ro1">
          <table:table-cell table:style-name="ce1" office:value-type="float" office:value="1887.87665" calcext:value-type="float">
            <text:p>1887,87665</text:p>
          </table:table-cell>
          <table:table-cell table:style-name="ce1" office:value-type="float" office:value="-43.039256" calcext:value-type="float">
            <text:p>-43,039256</text:p>
          </table:table-cell>
          <table:table-cell table:number-columns-repeated="62"/>
        </table:table-row>
        <table:table-row table:style-name="ro1">
          <table:table-cell table:style-name="ce1" office:value-type="float" office:value="1887.7375" calcext:value-type="float">
            <text:p>1887,7375</text:p>
          </table:table-cell>
          <table:table-cell table:style-name="ce1" office:value-type="float" office:value="-42.671936" calcext:value-type="float">
            <text:p>-42,671936</text:p>
          </table:table-cell>
          <table:table-cell table:number-columns-repeated="62"/>
        </table:table-row>
        <table:table-row table:style-name="ro1">
          <table:table-cell table:style-name="ce1" office:value-type="float" office:value="1887.5971" calcext:value-type="float">
            <text:p>1887,5971</text:p>
          </table:table-cell>
          <table:table-cell table:style-name="ce1" office:value-type="float" office:value="-42.41288" calcext:value-type="float">
            <text:p>-42,41288</text:p>
          </table:table-cell>
          <table:table-cell table:number-columns-repeated="62"/>
        </table:table-row>
        <table:table-row table:style-name="ro1">
          <table:table-cell table:style-name="ce1" office:value-type="float" office:value="1887.4567" calcext:value-type="float">
            <text:p>1887,4567</text:p>
          </table:table-cell>
          <table:table-cell table:style-name="ce1" office:value-type="float" office:value="-42.570237" calcext:value-type="float">
            <text:p>-42,570237</text:p>
          </table:table-cell>
          <table:table-cell table:number-columns-repeated="62"/>
        </table:table-row>
        <table:table-row table:style-name="ro1">
          <table:table-cell table:style-name="ce1" office:value-type="float" office:value="1887.3163" calcext:value-type="float">
            <text:p>1887,3163</text:p>
          </table:table-cell>
          <table:table-cell table:style-name="ce1" office:value-type="float" office:value="-42.589311" calcext:value-type="float">
            <text:p>-42,589311</text:p>
          </table:table-cell>
          <table:table-cell table:number-columns-repeated="62"/>
        </table:table-row>
        <table:table-row table:style-name="ro1">
          <table:table-cell table:style-name="ce1" office:value-type="float" office:value="1887.1771" calcext:value-type="float">
            <text:p>1887,1771</text:p>
          </table:table-cell>
          <table:table-cell table:style-name="ce1" office:value-type="float" office:value="-42.994995" calcext:value-type="float">
            <text:p>-42,994995</text:p>
          </table:table-cell>
          <table:table-cell table:number-columns-repeated="62"/>
        </table:table-row>
        <table:table-row table:style-name="ro1">
          <table:table-cell table:style-name="ce1" office:value-type="float" office:value="1887.04105" calcext:value-type="float">
            <text:p>1887,04105</text:p>
          </table:table-cell>
          <table:table-cell table:style-name="ce1" office:value-type="float" office:value="-43.407102" calcext:value-type="float">
            <text:p>-43,407102</text:p>
          </table:table-cell>
          <table:table-cell table:number-columns-repeated="62"/>
        </table:table-row>
        <table:table-row table:style-name="ro1">
          <table:table-cell table:style-name="ce1" office:value-type="float" office:value="1886.9208" calcext:value-type="float">
            <text:p>1886,9208</text:p>
          </table:table-cell>
          <table:table-cell table:style-name="ce1" office:value-type="float" office:value="-43.804892" calcext:value-type="float">
            <text:p>-43,804892</text:p>
          </table:table-cell>
          <table:table-cell table:number-columns-repeated="62"/>
        </table:table-row>
        <table:table-row table:style-name="ro1">
          <table:table-cell table:style-name="ce1" office:value-type="float" office:value="1886.81445" calcext:value-type="float">
            <text:p>1886,81445</text:p>
          </table:table-cell>
          <table:table-cell table:style-name="ce1" office:value-type="float" office:value="-44.198741" calcext:value-type="float">
            <text:p>-44,198741</text:p>
          </table:table-cell>
          <table:table-cell table:number-columns-repeated="62"/>
        </table:table-row>
        <table:table-row table:style-name="ro1">
          <table:table-cell table:style-name="ce1" office:value-type="float" office:value="1886.7081" calcext:value-type="float">
            <text:p>1886,7081</text:p>
          </table:table-cell>
          <table:table-cell table:style-name="ce1" office:value-type="float" office:value="-44.528198" calcext:value-type="float">
            <text:p>-44,528198</text:p>
          </table:table-cell>
          <table:table-cell table:number-columns-repeated="62"/>
        </table:table-row>
        <table:table-row table:style-name="ro1">
          <table:table-cell table:style-name="ce1" office:value-type="float" office:value="1886.6017" calcext:value-type="float">
            <text:p>1886,6017</text:p>
          </table:table-cell>
          <table:table-cell table:style-name="ce1" office:value-type="float" office:value="-44.458475" calcext:value-type="float">
            <text:p>-44,458475</text:p>
          </table:table-cell>
          <table:table-cell table:number-columns-repeated="62"/>
        </table:table-row>
        <table:table-row table:style-name="ro1">
          <table:table-cell table:style-name="ce1" office:value-type="float" office:value="1886.49535" calcext:value-type="float">
            <text:p>1886,49535</text:p>
          </table:table-cell>
          <table:table-cell table:style-name="ce1" office:value-type="float" office:value="-45.053434" calcext:value-type="float">
            <text:p>-45,053434</text:p>
          </table:table-cell>
          <table:table-cell table:number-columns-repeated="62"/>
        </table:table-row>
        <table:table-row table:style-name="ro1">
          <table:table-cell table:style-name="ce1" office:value-type="float" office:value="1886.389" calcext:value-type="float">
            <text:p>1886,389</text:p>
          </table:table-cell>
          <table:table-cell table:style-name="ce1" office:value-type="float" office:value="-45.112838" calcext:value-type="float">
            <text:p>-45,112838</text:p>
          </table:table-cell>
          <table:table-cell table:number-columns-repeated="62"/>
        </table:table-row>
        <table:table-row table:style-name="ro1">
          <table:table-cell table:style-name="ce1" office:value-type="float" office:value="1886.2826" calcext:value-type="float">
            <text:p>1886,2826</text:p>
          </table:table-cell>
          <table:table-cell table:style-name="ce1" office:value-type="float" office:value="-44.949358" calcext:value-type="float">
            <text:p>-44,949358</text:p>
          </table:table-cell>
          <table:table-cell table:number-columns-repeated="62"/>
        </table:table-row>
        <table:table-row table:style-name="ro1">
          <table:table-cell table:style-name="ce1" office:value-type="float" office:value="1886.17625" calcext:value-type="float">
            <text:p>1886,17625</text:p>
          </table:table-cell>
          <table:table-cell table:style-name="ce1" office:value-type="float" office:value="-44.567134" calcext:value-type="float">
            <text:p>-44,567134</text:p>
          </table:table-cell>
          <table:table-cell table:number-columns-repeated="62"/>
        </table:table-row>
        <table:table-row table:style-name="ro1">
          <table:table-cell table:style-name="ce1" office:value-type="float" office:value="1886.07065" calcext:value-type="float">
            <text:p>1886,07065</text:p>
          </table:table-cell>
          <table:table-cell table:style-name="ce1" office:value-type="float" office:value="-44.311473" calcext:value-type="float">
            <text:p>-44,311473</text:p>
          </table:table-cell>
          <table:table-cell table:number-columns-repeated="62"/>
        </table:table-row>
        <table:table-row table:style-name="ro1">
          <table:table-cell table:style-name="ce1" office:value-type="float" office:value="1885.97325" calcext:value-type="float">
            <text:p>1885,97325</text:p>
          </table:table-cell>
          <table:table-cell table:style-name="ce1" office:value-type="float" office:value="-44.087198" calcext:value-type="float">
            <text:p>-44,087198</text:p>
          </table:table-cell>
          <table:table-cell table:number-columns-repeated="62"/>
        </table:table-row>
        <table:table-row table:style-name="ro1">
          <table:table-cell table:style-name="ce1" office:value-type="float" office:value="1885.88575" calcext:value-type="float">
            <text:p>1885,88575</text:p>
          </table:table-cell>
          <table:table-cell table:style-name="ce1" office:value-type="float" office:value="-44.162386" calcext:value-type="float">
            <text:p>-44,162386</text:p>
          </table:table-cell>
          <table:table-cell table:number-columns-repeated="62"/>
        </table:table-row>
        <table:table-row table:style-name="ro1">
          <table:table-cell table:style-name="ce1" office:value-type="float" office:value="1885.80065" calcext:value-type="float">
            <text:p>1885,80065</text:p>
          </table:table-cell>
          <table:table-cell table:style-name="ce1" office:value-type="float" office:value="-44.54167" calcext:value-type="float">
            <text:p>-44,54167</text:p>
          </table:table-cell>
          <table:table-cell table:number-columns-repeated="62"/>
        </table:table-row>
        <table:table-row table:style-name="ro1">
          <table:table-cell table:style-name="ce1" office:value-type="float" office:value="1885.71555" calcext:value-type="float">
            <text:p>1885,71555</text:p>
          </table:table-cell>
          <table:table-cell table:style-name="ce1" office:value-type="float" office:value="-45.167473" calcext:value-type="float">
            <text:p>-45,167473</text:p>
          </table:table-cell>
          <table:table-cell table:number-columns-repeated="62"/>
        </table:table-row>
        <table:table-row table:style-name="ro1">
          <table:table-cell table:style-name="ce1" office:value-type="float" office:value="1885.63045" calcext:value-type="float">
            <text:p>1885,63045</text:p>
          </table:table-cell>
          <table:table-cell table:style-name="ce1" office:value-type="float" office:value="-45.299935" calcext:value-type="float">
            <text:p>-45,299935</text:p>
          </table:table-cell>
          <table:table-cell table:number-columns-repeated="62"/>
        </table:table-row>
        <table:table-row table:style-name="ro1">
          <table:table-cell table:style-name="ce1" office:value-type="float" office:value="1885.54535" calcext:value-type="float">
            <text:p>1885,54535</text:p>
          </table:table-cell>
          <table:table-cell table:style-name="ce1" office:value-type="float" office:value="-45.34593" calcext:value-type="float">
            <text:p>-45,34593</text:p>
          </table:table-cell>
          <table:table-cell table:number-columns-repeated="62"/>
        </table:table-row>
        <table:table-row table:style-name="ro1">
          <table:table-cell table:style-name="ce1" office:value-type="float" office:value="1885.46025" calcext:value-type="float">
            <text:p>1885,46025</text:p>
          </table:table-cell>
          <table:table-cell table:style-name="ce1" office:value-type="float" office:value="-44.793019" calcext:value-type="float">
            <text:p>-44,793019</text:p>
          </table:table-cell>
          <table:table-cell table:number-columns-repeated="62"/>
        </table:table-row>
        <table:table-row table:style-name="ro1">
          <table:table-cell table:style-name="ce1" office:value-type="float" office:value="1885.3752" calcext:value-type="float">
            <text:p>1885,3752</text:p>
          </table:table-cell>
          <table:table-cell table:style-name="ce1" office:value-type="float" office:value="-44.350425" calcext:value-type="float">
            <text:p>-44,350425</text:p>
          </table:table-cell>
          <table:table-cell table:number-columns-repeated="62"/>
        </table:table-row>
        <table:table-row table:style-name="ro1">
          <table:table-cell table:style-name="ce1" office:value-type="float" office:value="1885.2901" calcext:value-type="float">
            <text:p>1885,2901</text:p>
          </table:table-cell>
          <table:table-cell table:style-name="ce1" office:value-type="float" office:value="-43.452121" calcext:value-type="float">
            <text:p>-43,452121</text:p>
          </table:table-cell>
          <table:table-cell table:number-columns-repeated="62"/>
        </table:table-row>
        <table:table-row table:style-name="ro1">
          <table:table-cell table:style-name="ce1" office:value-type="float" office:value="1885.20495" calcext:value-type="float">
            <text:p>1885,20495</text:p>
          </table:table-cell>
          <table:table-cell table:style-name="ce1" office:value-type="float" office:value="-42.377805" calcext:value-type="float">
            <text:p>-42,377805</text:p>
          </table:table-cell>
          <table:table-cell table:number-columns-repeated="62"/>
        </table:table-row>
        <table:table-row table:style-name="ro1">
          <table:table-cell table:style-name="ce1" office:value-type="float" office:value="1885.1199" calcext:value-type="float">
            <text:p>1885,1199</text:p>
          </table:table-cell>
          <table:table-cell table:style-name="ce1" office:value-type="float" office:value="-41.289977" calcext:value-type="float">
            <text:p>-41,289977</text:p>
          </table:table-cell>
          <table:table-cell table:number-columns-repeated="62"/>
        </table:table-row>
        <table:table-row table:style-name="ro1">
          <table:table-cell table:style-name="ce1" office:value-type="float" office:value="1885.03305" calcext:value-type="float">
            <text:p>1885,03305</text:p>
          </table:table-cell>
          <table:table-cell table:style-name="ce1" office:value-type="float" office:value="-40.460215" calcext:value-type="float">
            <text:p>-40,460215</text:p>
          </table:table-cell>
          <table:table-cell table:number-columns-repeated="62"/>
        </table:table-row>
        <table:table-row table:style-name="ro1">
          <table:table-cell table:style-name="ce1" office:value-type="float" office:value="1884.9388" calcext:value-type="float">
            <text:p>1884,9388</text:p>
          </table:table-cell>
          <table:table-cell table:style-name="ce1" office:value-type="float" office:value="-40.490498" calcext:value-type="float">
            <text:p>-40,490498</text:p>
          </table:table-cell>
          <table:table-cell table:number-columns-repeated="62"/>
        </table:table-row>
        <table:table-row table:style-name="ro1">
          <table:table-cell table:style-name="ce1" office:value-type="float" office:value="1884.83795" calcext:value-type="float">
            <text:p>1884,83795</text:p>
          </table:table-cell>
          <table:table-cell table:style-name="ce1" office:value-type="float" office:value="-40.645432" calcext:value-type="float">
            <text:p>-40,645432</text:p>
          </table:table-cell>
          <table:table-cell table:number-columns-repeated="62"/>
        </table:table-row>
        <table:table-row table:style-name="ro1">
          <table:table-cell table:style-name="ce1" office:value-type="float" office:value="1884.73605" calcext:value-type="float">
            <text:p>1884,73605</text:p>
          </table:table-cell>
          <table:table-cell table:style-name="ce1" office:value-type="float" office:value="-40.833579" calcext:value-type="float">
            <text:p>-40,833579</text:p>
          </table:table-cell>
          <table:table-cell table:number-columns-repeated="62"/>
        </table:table-row>
        <table:table-row table:style-name="ro1">
          <table:table-cell table:style-name="ce1" office:value-type="float" office:value="1884.63415" calcext:value-type="float">
            <text:p>1884,63415</text:p>
          </table:table-cell>
          <table:table-cell table:style-name="ce1" office:value-type="float" office:value="-41.847874" calcext:value-type="float">
            <text:p>-41,847874</text:p>
          </table:table-cell>
          <table:table-cell table:number-columns-repeated="62"/>
        </table:table-row>
        <table:table-row table:style-name="ro1">
          <table:table-cell table:style-name="ce1" office:value-type="float" office:value="1884.53225" calcext:value-type="float">
            <text:p>1884,53225</text:p>
          </table:table-cell>
          <table:table-cell table:style-name="ce1" office:value-type="float" office:value="-42.490701" calcext:value-type="float">
            <text:p>-42,490701</text:p>
          </table:table-cell>
          <table:table-cell table:number-columns-repeated="62"/>
        </table:table-row>
        <table:table-row table:style-name="ro1">
          <table:table-cell table:style-name="ce1" office:value-type="float" office:value="1884.43035" calcext:value-type="float">
            <text:p>1884,43035</text:p>
          </table:table-cell>
          <table:table-cell table:style-name="ce1" office:value-type="float" office:value="-42.656461" calcext:value-type="float">
            <text:p>-42,656461</text:p>
          </table:table-cell>
          <table:table-cell table:number-columns-repeated="62"/>
        </table:table-row>
        <table:table-row table:style-name="ro1">
          <table:table-cell table:style-name="ce1" office:value-type="float" office:value="1884.32845" calcext:value-type="float">
            <text:p>1884,32845</text:p>
          </table:table-cell>
          <table:table-cell table:style-name="ce1" office:value-type="float" office:value="-43.071828" calcext:value-type="float">
            <text:p>-43,071828</text:p>
          </table:table-cell>
          <table:table-cell table:number-columns-repeated="62"/>
        </table:table-row>
        <table:table-row table:style-name="ro1">
          <table:table-cell table:style-name="ce1" office:value-type="float" office:value="1884.2266" calcext:value-type="float">
            <text:p>1884,2266</text:p>
          </table:table-cell>
          <table:table-cell table:style-name="ce1" office:value-type="float" office:value="-43.387057" calcext:value-type="float">
            <text:p>-43,387057</text:p>
          </table:table-cell>
          <table:table-cell table:number-columns-repeated="62"/>
        </table:table-row>
        <table:table-row table:style-name="ro1">
          <table:table-cell table:style-name="ce1" office:value-type="float" office:value="1884.12475" calcext:value-type="float">
            <text:p>1884,12475</text:p>
          </table:table-cell>
          <table:table-cell table:style-name="ce1" office:value-type="float" office:value="-43.408559" calcext:value-type="float">
            <text:p>-43,408559</text:p>
          </table:table-cell>
          <table:table-cell table:number-columns-repeated="62"/>
        </table:table-row>
        <table:table-row table:style-name="ro1">
          <table:table-cell table:style-name="ce1" office:value-type="float" office:value="1884.0242" calcext:value-type="float">
            <text:p>1884,0242</text:p>
          </table:table-cell>
          <table:table-cell table:style-name="ce1" office:value-type="float" office:value="-43.201589" calcext:value-type="float">
            <text:p>-43,201589</text:p>
          </table:table-cell>
          <table:table-cell table:number-columns-repeated="62"/>
        </table:table-row>
        <table:table-row table:style-name="ro1">
          <table:table-cell table:style-name="ce1" office:value-type="float" office:value="1883.92685" calcext:value-type="float">
            <text:p>1883,92685</text:p>
          </table:table-cell>
          <table:table-cell table:style-name="ce1" office:value-type="float" office:value="-43.052328" calcext:value-type="float">
            <text:p>-43,052328</text:p>
          </table:table-cell>
          <table:table-cell table:number-columns-repeated="62"/>
        </table:table-row>
        <table:table-row table:style-name="ro1">
          <table:table-cell table:style-name="ce1" office:value-type="float" office:value="1883.83175" calcext:value-type="float">
            <text:p>1883,83175</text:p>
          </table:table-cell>
          <table:table-cell table:style-name="ce1" office:value-type="float" office:value="-42.999676" calcext:value-type="float">
            <text:p>-42,999676</text:p>
          </table:table-cell>
          <table:table-cell table:number-columns-repeated="62"/>
        </table:table-row>
        <table:table-row table:style-name="ro1">
          <table:table-cell table:style-name="ce1" office:value-type="float" office:value="1883.737" calcext:value-type="float">
            <text:p>1883,737</text:p>
          </table:table-cell>
          <table:table-cell table:style-name="ce1" office:value-type="float" office:value="-42.562142" calcext:value-type="float">
            <text:p>-42,562142</text:p>
          </table:table-cell>
          <table:table-cell table:number-columns-repeated="62"/>
        </table:table-row>
        <table:table-row table:style-name="ro1">
          <table:table-cell table:style-name="ce1" office:value-type="float" office:value="1883.64225" calcext:value-type="float">
            <text:p>1883,64225</text:p>
          </table:table-cell>
          <table:table-cell table:style-name="ce1" office:value-type="float" office:value="-42.422957" calcext:value-type="float">
            <text:p>-42,422957</text:p>
          </table:table-cell>
          <table:table-cell table:number-columns-repeated="62"/>
        </table:table-row>
        <table:table-row table:style-name="ro1">
          <table:table-cell table:style-name="ce1" office:value-type="float" office:value="1883.54755" calcext:value-type="float">
            <text:p>1883,54755</text:p>
          </table:table-cell>
          <table:table-cell table:style-name="ce1" office:value-type="float" office:value="-42.198475" calcext:value-type="float">
            <text:p>-42,198475</text:p>
          </table:table-cell>
          <table:table-cell table:number-columns-repeated="62"/>
        </table:table-row>
        <table:table-row table:style-name="ro1">
          <table:table-cell table:style-name="ce1" office:value-type="float" office:value="1883.4528" calcext:value-type="float">
            <text:p>1883,4528</text:p>
          </table:table-cell>
          <table:table-cell table:style-name="ce1" office:value-type="float" office:value="-42.330364" calcext:value-type="float">
            <text:p>-42,330364</text:p>
          </table:table-cell>
          <table:table-cell table:number-columns-repeated="62"/>
        </table:table-row>
        <table:table-row table:style-name="ro1">
          <table:table-cell table:style-name="ce1" office:value-type="float" office:value="1883.35805" calcext:value-type="float">
            <text:p>1883,35805</text:p>
          </table:table-cell>
          <table:table-cell table:style-name="ce1" office:value-type="float" office:value="-42.241686" calcext:value-type="float">
            <text:p>-42,241686</text:p>
          </table:table-cell>
          <table:table-cell table:number-columns-repeated="62"/>
        </table:table-row>
        <table:table-row table:style-name="ro1">
          <table:table-cell table:style-name="ce1" office:value-type="float" office:value="1883.26335" calcext:value-type="float">
            <text:p>1883,26335</text:p>
          </table:table-cell>
          <table:table-cell table:style-name="ce1" office:value-type="float" office:value="-41.983078" calcext:value-type="float">
            <text:p>-41,983078</text:p>
          </table:table-cell>
          <table:table-cell table:number-columns-repeated="62"/>
        </table:table-row>
        <table:table-row table:style-name="ro1">
          <table:table-cell table:style-name="ce1" office:value-type="float" office:value="1883.1686" calcext:value-type="float">
            <text:p>1883,1686</text:p>
          </table:table-cell>
          <table:table-cell table:style-name="ce1" office:value-type="float" office:value="-42.247351" calcext:value-type="float">
            <text:p>-42,247351</text:p>
          </table:table-cell>
          <table:table-cell table:number-columns-repeated="62"/>
        </table:table-row>
        <table:table-row table:style-name="ro1">
          <table:table-cell table:style-name="ce1" office:value-type="float" office:value="1883.07385" calcext:value-type="float">
            <text:p>1883,07385</text:p>
          </table:table-cell>
          <table:table-cell table:style-name="ce1" office:value-type="float" office:value="-42.999958" calcext:value-type="float">
            <text:p>-42,999958</text:p>
          </table:table-cell>
          <table:table-cell table:number-columns-repeated="62"/>
        </table:table-row>
        <table:table-row table:style-name="ro1">
          <table:table-cell table:style-name="ce1" office:value-type="float" office:value="1882.9764" calcext:value-type="float">
            <text:p>1882,9764</text:p>
          </table:table-cell>
          <table:table-cell table:style-name="ce1" office:value-type="float" office:value="-43.500109" calcext:value-type="float">
            <text:p>-43,500109</text:p>
          </table:table-cell>
          <table:table-cell table:number-columns-repeated="62"/>
        </table:table-row>
        <table:table-row table:style-name="ro1">
          <table:table-cell table:style-name="ce1" office:value-type="float" office:value="1882.8753" calcext:value-type="float">
            <text:p>1882,8753</text:p>
          </table:table-cell>
          <table:table-cell table:style-name="ce1" office:value-type="float" office:value="-43.927387" calcext:value-type="float">
            <text:p>-43,927387</text:p>
          </table:table-cell>
          <table:table-cell table:number-columns-repeated="62"/>
        </table:table-row>
        <table:table-row table:style-name="ro1">
          <table:table-cell table:style-name="ce1" office:value-type="float" office:value="1882.77325" calcext:value-type="float">
            <text:p>1882,77325</text:p>
          </table:table-cell>
          <table:table-cell table:style-name="ce1" office:value-type="float" office:value="-44.326601" calcext:value-type="float">
            <text:p>-44,326601</text:p>
          </table:table-cell>
          <table:table-cell table:number-columns-repeated="62"/>
        </table:table-row>
        <table:table-row table:style-name="ro1">
          <table:table-cell table:style-name="ce1" office:value-type="float" office:value="1882.67115" calcext:value-type="float">
            <text:p>1882,67115</text:p>
          </table:table-cell>
          <table:table-cell table:style-name="ce1" office:value-type="float" office:value="-44.268974" calcext:value-type="float">
            <text:p>-44,268974</text:p>
          </table:table-cell>
          <table:table-cell table:number-columns-repeated="62"/>
        </table:table-row>
        <table:table-row table:style-name="ro1">
          <table:table-cell table:style-name="ce1" office:value-type="float" office:value="1882.56905" calcext:value-type="float">
            <text:p>1882,56905</text:p>
          </table:table-cell>
          <table:table-cell table:style-name="ce1" office:value-type="float" office:value="-44.035786" calcext:value-type="float">
            <text:p>-44,035786</text:p>
          </table:table-cell>
          <table:table-cell table:number-columns-repeated="62"/>
        </table:table-row>
        <table:table-row table:style-name="ro1">
          <table:table-cell table:style-name="ce1" office:value-type="float" office:value="1882.4669" calcext:value-type="float">
            <text:p>1882,4669</text:p>
          </table:table-cell>
          <table:table-cell table:style-name="ce1" office:value-type="float" office:value="-43.436586" calcext:value-type="float">
            <text:p>-43,436586</text:p>
          </table:table-cell>
          <table:table-cell table:number-columns-repeated="62"/>
        </table:table-row>
        <table:table-row table:style-name="ro1">
          <table:table-cell table:style-name="ce1" office:value-type="float" office:value="1882.36475" calcext:value-type="float">
            <text:p>1882,36475</text:p>
          </table:table-cell>
          <table:table-cell table:style-name="ce1" office:value-type="float" office:value="-42.851808" calcext:value-type="float">
            <text:p>-42,851808</text:p>
          </table:table-cell>
          <table:table-cell table:number-columns-repeated="62"/>
        </table:table-row>
        <table:table-row table:style-name="ro1">
          <table:table-cell table:style-name="ce1" office:value-type="float" office:value="1882.26265" calcext:value-type="float">
            <text:p>1882,26265</text:p>
          </table:table-cell>
          <table:table-cell table:style-name="ce1" office:value-type="float" office:value="-42.032814" calcext:value-type="float">
            <text:p>-42,032814</text:p>
          </table:table-cell>
          <table:table-cell table:number-columns-repeated="62"/>
        </table:table-row>
        <table:table-row table:style-name="ro1">
          <table:table-cell table:style-name="ce1" office:value-type="float" office:value="1882.15955" calcext:value-type="float">
            <text:p>1882,15955</text:p>
          </table:table-cell>
          <table:table-cell table:style-name="ce1" office:value-type="float" office:value="-41.034542" calcext:value-type="float">
            <text:p>-41,034542</text:p>
          </table:table-cell>
          <table:table-cell table:number-columns-repeated="62"/>
        </table:table-row>
        <table:table-row table:style-name="ro1">
          <table:table-cell table:style-name="ce1" office:value-type="float" office:value="1882.05375" calcext:value-type="float">
            <text:p>1882,05375</text:p>
          </table:table-cell>
          <table:table-cell table:style-name="ce1" office:value-type="float" office:value="-40.536294" calcext:value-type="float">
            <text:p>-40,536294</text:p>
          </table:table-cell>
          <table:table-cell table:number-columns-repeated="62"/>
        </table:table-row>
        <table:table-row table:style-name="ro1">
          <table:table-cell table:style-name="ce1" office:value-type="float" office:value="1881.94275" calcext:value-type="float">
            <text:p>1881,94275</text:p>
          </table:table-cell>
          <table:table-cell table:style-name="ce1" office:value-type="float" office:value="-40.046684" calcext:value-type="float">
            <text:p>-40,046684</text:p>
          </table:table-cell>
          <table:table-cell table:number-columns-repeated="62"/>
        </table:table-row>
        <table:table-row table:style-name="ro1">
          <table:table-cell table:style-name="ce1" office:value-type="float" office:value="1881.82635" calcext:value-type="float">
            <text:p>1881,82635</text:p>
          </table:table-cell>
          <table:table-cell table:style-name="ce1" office:value-type="float" office:value="-39.809454" calcext:value-type="float">
            <text:p>-39,809454</text:p>
          </table:table-cell>
          <table:table-cell table:number-columns-repeated="62"/>
        </table:table-row>
        <table:table-row table:style-name="ro1">
          <table:table-cell table:style-name="ce1" office:value-type="float" office:value="1881.70805" calcext:value-type="float">
            <text:p>1881,70805</text:p>
          </table:table-cell>
          <table:table-cell table:style-name="ce1" office:value-type="float" office:value="-40.00033" calcext:value-type="float">
            <text:p>-40,00033</text:p>
          </table:table-cell>
          <table:table-cell table:number-columns-repeated="62"/>
        </table:table-row>
        <table:table-row table:style-name="ro1">
          <table:table-cell table:style-name="ce1" office:value-type="float" office:value="1881.58975" calcext:value-type="float">
            <text:p>1881,58975</text:p>
          </table:table-cell>
          <table:table-cell table:style-name="ce1" office:value-type="float" office:value="-40.355177" calcext:value-type="float">
            <text:p>-40,355177</text:p>
          </table:table-cell>
          <table:table-cell table:number-columns-repeated="62"/>
        </table:table-row>
        <table:table-row table:style-name="ro1">
          <table:table-cell table:style-name="ce1" office:value-type="float" office:value="1881.47145" calcext:value-type="float">
            <text:p>1881,47145</text:p>
          </table:table-cell>
          <table:table-cell table:style-name="ce1" office:value-type="float" office:value="-40.948963" calcext:value-type="float">
            <text:p>-40,948963</text:p>
          </table:table-cell>
          <table:table-cell table:number-columns-repeated="62"/>
        </table:table-row>
        <table:table-row table:style-name="ro1">
          <table:table-cell table:style-name="ce1" office:value-type="float" office:value="1881.35315" calcext:value-type="float">
            <text:p>1881,35315</text:p>
          </table:table-cell>
          <table:table-cell table:style-name="ce1" office:value-type="float" office:value="-41.505444" calcext:value-type="float">
            <text:p>-41,505444</text:p>
          </table:table-cell>
          <table:table-cell table:number-columns-repeated="62"/>
        </table:table-row>
        <table:table-row table:style-name="ro1">
          <table:table-cell table:style-name="ce1" office:value-type="float" office:value="1881.23485" calcext:value-type="float">
            <text:p>1881,23485</text:p>
          </table:table-cell>
          <table:table-cell table:style-name="ce1" office:value-type="float" office:value="-41.937175" calcext:value-type="float">
            <text:p>-41,937175</text:p>
          </table:table-cell>
          <table:table-cell table:number-columns-repeated="62"/>
        </table:table-row>
        <table:table-row table:style-name="ro1">
          <table:table-cell table:style-name="ce1" office:value-type="float" office:value="1881.11735" calcext:value-type="float">
            <text:p>1881,11735</text:p>
          </table:table-cell>
          <table:table-cell table:style-name="ce1" office:value-type="float" office:value="-42.247874" calcext:value-type="float">
            <text:p>-42,247874</text:p>
          </table:table-cell>
          <table:table-cell table:number-columns-repeated="62"/>
        </table:table-row>
        <table:table-row table:style-name="ro1">
          <table:table-cell table:style-name="ce1" office:value-type="float" office:value="1881.0037" calcext:value-type="float">
            <text:p>1881,0037</text:p>
          </table:table-cell>
          <table:table-cell table:style-name="ce1" office:value-type="float" office:value="-42.889419" calcext:value-type="float">
            <text:p>-42,889419</text:p>
          </table:table-cell>
          <table:table-cell table:number-columns-repeated="62"/>
        </table:table-row>
        <table:table-row table:style-name="ro1">
          <table:table-cell table:style-name="ce1" office:value-type="float" office:value="1880.8984" calcext:value-type="float">
            <text:p>1880,8984</text:p>
          </table:table-cell>
          <table:table-cell table:style-name="ce1" office:value-type="float" office:value="-43.050418" calcext:value-type="float">
            <text:p>-43,050418</text:p>
          </table:table-cell>
          <table:table-cell table:number-columns-repeated="62"/>
        </table:table-row>
        <table:table-row table:style-name="ro1">
          <table:table-cell table:style-name="ce1" office:value-type="float" office:value="1880.7983" calcext:value-type="float">
            <text:p>1880,7983</text:p>
          </table:table-cell>
          <table:table-cell table:style-name="ce1" office:value-type="float" office:value="-42.990833" calcext:value-type="float">
            <text:p>-42,990833</text:p>
          </table:table-cell>
          <table:table-cell table:number-columns-repeated="62"/>
        </table:table-row>
        <table:table-row table:style-name="ro1">
          <table:table-cell table:style-name="ce1" office:value-type="float" office:value="1880.69815" calcext:value-type="float">
            <text:p>1880,69815</text:p>
          </table:table-cell>
          <table:table-cell table:style-name="ce1" office:value-type="float" office:value="-43.055872" calcext:value-type="float">
            <text:p>-43,055872</text:p>
          </table:table-cell>
          <table:table-cell table:number-columns-repeated="62"/>
        </table:table-row>
        <table:table-row table:style-name="ro1">
          <table:table-cell table:style-name="ce1" office:value-type="float" office:value="1880.59805" calcext:value-type="float">
            <text:p>1880,59805</text:p>
          </table:table-cell>
          <table:table-cell table:style-name="ce1" office:value-type="float" office:value="-42.928156" calcext:value-type="float">
            <text:p>-42,928156</text:p>
          </table:table-cell>
          <table:table-cell table:number-columns-repeated="62"/>
        </table:table-row>
        <table:table-row table:style-name="ro1">
          <table:table-cell table:style-name="ce1" office:value-type="float" office:value="1880.49795" calcext:value-type="float">
            <text:p>1880,49795</text:p>
          </table:table-cell>
          <table:table-cell table:style-name="ce1" office:value-type="float" office:value="-42.605522" calcext:value-type="float">
            <text:p>-42,605522</text:p>
          </table:table-cell>
          <table:table-cell table:number-columns-repeated="62"/>
        </table:table-row>
        <table:table-row table:style-name="ro1">
          <table:table-cell table:style-name="ce1" office:value-type="float" office:value="1880.39785" calcext:value-type="float">
            <text:p>1880,39785</text:p>
          </table:table-cell>
          <table:table-cell table:style-name="ce1" office:value-type="float" office:value="-42.198447" calcext:value-type="float">
            <text:p>-42,198447</text:p>
          </table:table-cell>
          <table:table-cell table:number-columns-repeated="62"/>
        </table:table-row>
        <table:table-row table:style-name="ro1">
          <table:table-cell table:style-name="ce1" office:value-type="float" office:value="1880.29775" calcext:value-type="float">
            <text:p>1880,29775</text:p>
          </table:table-cell>
          <table:table-cell table:style-name="ce1" office:value-type="float" office:value="-41.714606" calcext:value-type="float">
            <text:p>-41,714606</text:p>
          </table:table-cell>
          <table:table-cell table:number-columns-repeated="62"/>
        </table:table-row>
        <table:table-row table:style-name="ro1">
          <table:table-cell table:style-name="ce1" office:value-type="float" office:value="1880.19765" calcext:value-type="float">
            <text:p>1880,19765</text:p>
          </table:table-cell>
          <table:table-cell table:style-name="ce1" office:value-type="float" office:value="-41.417048" calcext:value-type="float">
            <text:p>-41,417048</text:p>
          </table:table-cell>
          <table:table-cell table:number-columns-repeated="62"/>
        </table:table-row>
        <table:table-row table:style-name="ro1">
          <table:table-cell table:style-name="ce1" office:value-type="float" office:value="1880.0975" calcext:value-type="float">
            <text:p>1880,0975</text:p>
          </table:table-cell>
          <table:table-cell table:style-name="ce1" office:value-type="float" office:value="-41.263305" calcext:value-type="float">
            <text:p>-41,263305</text:p>
          </table:table-cell>
          <table:table-cell table:number-columns-repeated="62"/>
        </table:table-row>
        <table:table-row table:style-name="ro1">
          <table:table-cell table:style-name="ce1" office:value-type="float" office:value="1879.9985" calcext:value-type="float">
            <text:p>1879,9985</text:p>
          </table:table-cell>
          <table:table-cell table:style-name="ce1" office:value-type="float" office:value="-41.396476" calcext:value-type="float">
            <text:p>-41,396476</text:p>
          </table:table-cell>
          <table:table-cell table:number-columns-repeated="62"/>
        </table:table-row>
        <table:table-row table:style-name="ro1">
          <table:table-cell table:style-name="ce1" office:value-type="float" office:value="1879.90125" calcext:value-type="float">
            <text:p>1879,90125</text:p>
          </table:table-cell>
          <table:table-cell table:style-name="ce1" office:value-type="float" office:value="-41.799288" calcext:value-type="float">
            <text:p>-41,799288</text:p>
          </table:table-cell>
          <table:table-cell table:number-columns-repeated="62"/>
        </table:table-row>
        <table:table-row table:style-name="ro1">
          <table:table-cell table:style-name="ce1" office:value-type="float" office:value="1879.8047" calcext:value-type="float">
            <text:p>1879,8047</text:p>
          </table:table-cell>
          <table:table-cell table:style-name="ce1" office:value-type="float" office:value="-42.694359" calcext:value-type="float">
            <text:p>-42,694359</text:p>
          </table:table-cell>
          <table:table-cell table:number-columns-repeated="62"/>
        </table:table-row>
        <table:table-row table:style-name="ro1">
          <table:table-cell table:style-name="ce1" office:value-type="float" office:value="1879.7083" calcext:value-type="float">
            <text:p>1879,7083</text:p>
          </table:table-cell>
          <table:table-cell table:style-name="ce1" office:value-type="float" office:value="-44.232528" calcext:value-type="float">
            <text:p>-44,232528</text:p>
          </table:table-cell>
          <table:table-cell table:number-columns-repeated="62"/>
        </table:table-row>
        <table:table-row table:style-name="ro1">
          <table:table-cell table:style-name="ce1" office:value-type="float" office:value="1879.6119" calcext:value-type="float">
            <text:p>1879,6119</text:p>
          </table:table-cell>
          <table:table-cell table:style-name="ce1" office:value-type="float" office:value="-45.033092" calcext:value-type="float">
            <text:p>-45,033092</text:p>
          </table:table-cell>
          <table:table-cell table:number-columns-repeated="62"/>
        </table:table-row>
        <table:table-row table:style-name="ro1">
          <table:table-cell table:style-name="ce1" office:value-type="float" office:value="1879.51555" calcext:value-type="float">
            <text:p>1879,51555</text:p>
          </table:table-cell>
          <table:table-cell table:style-name="ce1" office:value-type="float" office:value="-45.363368" calcext:value-type="float">
            <text:p>-45,363368</text:p>
          </table:table-cell>
          <table:table-cell table:number-columns-repeated="62"/>
        </table:table-row>
        <table:table-row table:style-name="ro1">
          <table:table-cell table:style-name="ce1" office:value-type="float" office:value="1879.41915" calcext:value-type="float">
            <text:p>1879,41915</text:p>
          </table:table-cell>
          <table:table-cell table:style-name="ce1" office:value-type="float" office:value="-45.299172" calcext:value-type="float">
            <text:p>-45,299172</text:p>
          </table:table-cell>
          <table:table-cell table:number-columns-repeated="62"/>
        </table:table-row>
        <table:table-row table:style-name="ro1">
          <table:table-cell table:style-name="ce1" office:value-type="float" office:value="1879.3227" calcext:value-type="float">
            <text:p>1879,3227</text:p>
          </table:table-cell>
          <table:table-cell table:style-name="ce1" office:value-type="float" office:value="-44.711164" calcext:value-type="float">
            <text:p>-44,711164</text:p>
          </table:table-cell>
          <table:table-cell table:number-columns-repeated="62"/>
        </table:table-row>
        <table:table-row table:style-name="ro1">
          <table:table-cell table:style-name="ce1" office:value-type="float" office:value="1879.2263" calcext:value-type="float">
            <text:p>1879,2263</text:p>
          </table:table-cell>
          <table:table-cell table:style-name="ce1" office:value-type="float" office:value="-43.803333" calcext:value-type="float">
            <text:p>-43,803333</text:p>
          </table:table-cell>
          <table:table-cell table:number-columns-repeated="62"/>
        </table:table-row>
        <table:table-row table:style-name="ro1">
          <table:table-cell table:style-name="ce1" office:value-type="float" office:value="1879.1299" calcext:value-type="float">
            <text:p>1879,1299</text:p>
          </table:table-cell>
          <table:table-cell table:style-name="ce1" office:value-type="float" office:value="-42.874539" calcext:value-type="float">
            <text:p>-42,874539</text:p>
          </table:table-cell>
          <table:table-cell table:number-columns-repeated="62"/>
        </table:table-row>
        <table:table-row table:style-name="ro1">
          <table:table-cell table:style-name="ce1" office:value-type="float" office:value="1879.0335" calcext:value-type="float">
            <text:p>1879,0335</text:p>
          </table:table-cell>
          <table:table-cell table:style-name="ce1" office:value-type="float" office:value="-42.223786" calcext:value-type="float">
            <text:p>-42,223786</text:p>
          </table:table-cell>
          <table:table-cell table:number-columns-repeated="62"/>
        </table:table-row>
        <table:table-row table:style-name="ro1">
          <table:table-cell table:style-name="ce1" office:value-type="float" office:value="1878.93715" calcext:value-type="float">
            <text:p>1878,93715</text:p>
          </table:table-cell>
          <table:table-cell table:style-name="ce1" office:value-type="float" office:value="-41.793697" calcext:value-type="float">
            <text:p>-41,793697</text:p>
          </table:table-cell>
          <table:table-cell table:number-columns-repeated="62"/>
        </table:table-row>
        <table:table-row table:style-name="ro1">
          <table:table-cell table:style-name="ce1" office:value-type="float" office:value="1878.84075" calcext:value-type="float">
            <text:p>1878,84075</text:p>
          </table:table-cell>
          <table:table-cell table:style-name="ce1" office:value-type="float" office:value="-41.623802" calcext:value-type="float">
            <text:p>-41,623802</text:p>
          </table:table-cell>
          <table:table-cell table:number-columns-repeated="62"/>
        </table:table-row>
        <table:table-row table:style-name="ro1">
          <table:table-cell table:style-name="ce1" office:value-type="float" office:value="1878.7443" calcext:value-type="float">
            <text:p>1878,7443</text:p>
          </table:table-cell>
          <table:table-cell table:style-name="ce1" office:value-type="float" office:value="-41.713377" calcext:value-type="float">
            <text:p>-41,713377</text:p>
          </table:table-cell>
          <table:table-cell table:number-columns-repeated="62"/>
        </table:table-row>
        <table:table-row table:style-name="ro1">
          <table:table-cell table:style-name="ce1" office:value-type="float" office:value="1878.6479" calcext:value-type="float">
            <text:p>1878,6479</text:p>
          </table:table-cell>
          <table:table-cell table:style-name="ce1" office:value-type="float" office:value="-41.941368" calcext:value-type="float">
            <text:p>-41,941368</text:p>
          </table:table-cell>
          <table:table-cell table:number-columns-repeated="62"/>
        </table:table-row>
        <table:table-row table:style-name="ro1">
          <table:table-cell table:style-name="ce1" office:value-type="float" office:value="1878.5515" calcext:value-type="float">
            <text:p>1878,5515</text:p>
          </table:table-cell>
          <table:table-cell table:style-name="ce1" office:value-type="float" office:value="-42.040715" calcext:value-type="float">
            <text:p>-42,040715</text:p>
          </table:table-cell>
          <table:table-cell table:number-columns-repeated="62"/>
        </table:table-row>
        <table:table-row table:style-name="ro1">
          <table:table-cell table:style-name="ce1" office:value-type="float" office:value="1878.4551" calcext:value-type="float">
            <text:p>1878,4551</text:p>
          </table:table-cell>
          <table:table-cell table:style-name="ce1" office:value-type="float" office:value="-42.051095" calcext:value-type="float">
            <text:p>-42,051095</text:p>
          </table:table-cell>
          <table:table-cell table:number-columns-repeated="62"/>
        </table:table-row>
        <table:table-row table:style-name="ro1">
          <table:table-cell table:style-name="ce1" office:value-type="float" office:value="1878.3587" calcext:value-type="float">
            <text:p>1878,3587</text:p>
          </table:table-cell>
          <table:table-cell table:style-name="ce1" office:value-type="float" office:value="-41.889307" calcext:value-type="float">
            <text:p>-41,889307</text:p>
          </table:table-cell>
          <table:table-cell table:number-columns-repeated="62"/>
        </table:table-row>
        <table:table-row table:style-name="ro1">
          <table:table-cell table:style-name="ce1" office:value-type="float" office:value="1878.2623" calcext:value-type="float">
            <text:p>1878,2623</text:p>
          </table:table-cell>
          <table:table-cell table:style-name="ce1" office:value-type="float" office:value="-41.556971" calcext:value-type="float">
            <text:p>-41,556971</text:p>
          </table:table-cell>
          <table:table-cell table:number-columns-repeated="62"/>
        </table:table-row>
        <table:table-row table:style-name="ro1">
          <table:table-cell table:style-name="ce1" office:value-type="float" office:value="1878.1659" calcext:value-type="float">
            <text:p>1878,1659</text:p>
          </table:table-cell>
          <table:table-cell table:style-name="ce1" office:value-type="float" office:value="-41.180114" calcext:value-type="float">
            <text:p>-41,180114</text:p>
          </table:table-cell>
          <table:table-cell table:number-columns-repeated="62"/>
        </table:table-row>
        <table:table-row table:style-name="ro1">
          <table:table-cell table:style-name="ce1" office:value-type="float" office:value="1878.06785" calcext:value-type="float">
            <text:p>1878,06785</text:p>
          </table:table-cell>
          <table:table-cell table:style-name="ce1" office:value-type="float" office:value="-40.936739" calcext:value-type="float">
            <text:p>-40,936739</text:p>
          </table:table-cell>
          <table:table-cell table:number-columns-repeated="62"/>
        </table:table-row>
        <table:table-row table:style-name="ro1">
          <table:table-cell table:style-name="ce1" office:value-type="float" office:value="1877.96495" calcext:value-type="float">
            <text:p>1877,96495</text:p>
          </table:table-cell>
          <table:table-cell table:style-name="ce1" office:value-type="float" office:value="-40.91593" calcext:value-type="float">
            <text:p>-40,91593</text:p>
          </table:table-cell>
          <table:table-cell table:number-columns-repeated="62"/>
        </table:table-row>
        <table:table-row table:style-name="ro1">
          <table:table-cell table:style-name="ce1" office:value-type="float" office:value="1877.8553" calcext:value-type="float">
            <text:p>1877,8553</text:p>
          </table:table-cell>
          <table:table-cell table:style-name="ce1" office:value-type="float" office:value="-41.203908" calcext:value-type="float">
            <text:p>-41,203908</text:p>
          </table:table-cell>
          <table:table-cell table:number-columns-repeated="62"/>
        </table:table-row>
        <table:table-row table:style-name="ro1">
          <table:table-cell table:style-name="ce1" office:value-type="float" office:value="1877.7422" calcext:value-type="float">
            <text:p>1877,7422</text:p>
          </table:table-cell>
          <table:table-cell table:style-name="ce1" office:value-type="float" office:value="-41.799978" calcext:value-type="float">
            <text:p>-41,799978</text:p>
          </table:table-cell>
          <table:table-cell table:number-columns-repeated="62"/>
        </table:table-row>
        <table:table-row table:style-name="ro1">
          <table:table-cell table:style-name="ce1" office:value-type="float" office:value="1877.6291" calcext:value-type="float">
            <text:p>1877,6291</text:p>
          </table:table-cell>
          <table:table-cell table:style-name="ce1" office:value-type="float" office:value="-42.593619" calcext:value-type="float">
            <text:p>-42,593619</text:p>
          </table:table-cell>
          <table:table-cell table:number-columns-repeated="62"/>
        </table:table-row>
        <table:table-row table:style-name="ro1">
          <table:table-cell table:style-name="ce1" office:value-type="float" office:value="1877.51595" calcext:value-type="float">
            <text:p>1877,51595</text:p>
          </table:table-cell>
          <table:table-cell table:style-name="ce1" office:value-type="float" office:value="-43.319896" calcext:value-type="float">
            <text:p>-43,319896</text:p>
          </table:table-cell>
          <table:table-cell table:number-columns-repeated="62"/>
        </table:table-row>
        <table:table-row table:style-name="ro1">
          <table:table-cell table:style-name="ce1" office:value-type="float" office:value="1877.40285" calcext:value-type="float">
            <text:p>1877,40285</text:p>
          </table:table-cell>
          <table:table-cell table:style-name="ce1" office:value-type="float" office:value="-43.685308" calcext:value-type="float">
            <text:p>-43,685308</text:p>
          </table:table-cell>
          <table:table-cell table:number-columns-repeated="62"/>
        </table:table-row>
        <table:table-row table:style-name="ro1">
          <table:table-cell table:style-name="ce1" office:value-type="float" office:value="1877.28975" calcext:value-type="float">
            <text:p>1877,28975</text:p>
          </table:table-cell>
          <table:table-cell table:style-name="ce1" office:value-type="float" office:value="-43.627719" calcext:value-type="float">
            <text:p>-43,627719</text:p>
          </table:table-cell>
          <table:table-cell table:number-columns-repeated="62"/>
        </table:table-row>
        <table:table-row table:style-name="ro1">
          <table:table-cell table:style-name="ce1" office:value-type="float" office:value="1877.1766" calcext:value-type="float">
            <text:p>1877,1766</text:p>
          </table:table-cell>
          <table:table-cell table:style-name="ce1" office:value-type="float" office:value="-43.538166" calcext:value-type="float">
            <text:p>-43,538166</text:p>
          </table:table-cell>
          <table:table-cell table:number-columns-repeated="62"/>
        </table:table-row>
        <table:table-row table:style-name="ro1">
          <table:table-cell table:style-name="ce1" office:value-type="float" office:value="1877.06345" calcext:value-type="float">
            <text:p>1877,06345</text:p>
          </table:table-cell>
          <table:table-cell table:style-name="ce1" office:value-type="float" office:value="-43.248964" calcext:value-type="float">
            <text:p>-43,248964</text:p>
          </table:table-cell>
          <table:table-cell table:number-columns-repeated="62"/>
        </table:table-row>
        <table:table-row table:style-name="ro1">
          <table:table-cell table:style-name="ce1" office:value-type="float" office:value="1876.90505" calcext:value-type="float">
            <text:p>1876,90505</text:p>
          </table:table-cell>
          <table:table-cell table:style-name="ce1" office:value-type="float" office:value="-43.111427" calcext:value-type="float">
            <text:p>-43,111427</text:p>
          </table:table-cell>
          <table:table-cell table:number-columns-repeated="62"/>
        </table:table-row>
        <table:table-row table:style-name="ro1">
          <table:table-cell table:style-name="ce1" office:value-type="float" office:value="1876.69925" calcext:value-type="float">
            <text:p>1876,69925</text:p>
          </table:table-cell>
          <table:table-cell table:style-name="ce1" office:value-type="float" office:value="-43.029382" calcext:value-type="float">
            <text:p>-43,029382</text:p>
          </table:table-cell>
          <table:table-cell table:number-columns-repeated="62"/>
        </table:table-row>
        <table:table-row table:style-name="ro1">
          <table:table-cell table:style-name="ce1" office:value-type="float" office:value="1876.4909" calcext:value-type="float">
            <text:p>1876,4909</text:p>
          </table:table-cell>
          <table:table-cell table:style-name="ce1" office:value-type="float" office:value="-43.035564" calcext:value-type="float">
            <text:p>-43,035564</text:p>
          </table:table-cell>
          <table:table-cell table:number-columns-repeated="62"/>
        </table:table-row>
        <table:table-row table:style-name="ro1">
          <table:table-cell table:style-name="ce1" office:value-type="float" office:value="1876.2821" calcext:value-type="float">
            <text:p>1876,2821</text:p>
          </table:table-cell>
          <table:table-cell table:style-name="ce1" office:value-type="float" office:value="-43.23209" calcext:value-type="float">
            <text:p>-43,23209</text:p>
          </table:table-cell>
          <table:table-cell table:number-columns-repeated="62"/>
        </table:table-row>
        <table:table-row table:style-name="ro1">
          <table:table-cell table:style-name="ce1" office:value-type="float" office:value="1876.09225" calcext:value-type="float">
            <text:p>1876,09225</text:p>
          </table:table-cell>
          <table:table-cell table:style-name="ce1" office:value-type="float" office:value="-43.480875" calcext:value-type="float">
            <text:p>-43,480875</text:p>
          </table:table-cell>
          <table:table-cell table:number-columns-repeated="62"/>
        </table:table-row>
        <table:table-row table:style-name="ro1">
          <table:table-cell table:style-name="ce1" office:value-type="float" office:value="1875.96095" calcext:value-type="float">
            <text:p>1875,96095</text:p>
          </table:table-cell>
          <table:table-cell table:style-name="ce1" office:value-type="float" office:value="-43.850511" calcext:value-type="float">
            <text:p>-43,850511</text:p>
          </table:table-cell>
          <table:table-cell table:number-columns-repeated="62"/>
        </table:table-row>
        <table:table-row table:style-name="ro1">
          <table:table-cell table:style-name="ce1" office:value-type="float" office:value="1875.8781" calcext:value-type="float">
            <text:p>1875,8781</text:p>
          </table:table-cell>
          <table:table-cell table:style-name="ce1" office:value-type="float" office:value="-44.478371" calcext:value-type="float">
            <text:p>-44,478371</text:p>
          </table:table-cell>
          <table:table-cell table:number-columns-repeated="62"/>
        </table:table-row>
        <table:table-row table:style-name="ro1">
          <table:table-cell table:style-name="ce1" office:value-type="float" office:value="1875.8041" calcext:value-type="float">
            <text:p>1875,8041</text:p>
          </table:table-cell>
          <table:table-cell table:style-name="ce1" office:value-type="float" office:value="-45.120406" calcext:value-type="float">
            <text:p>-45,120406</text:p>
          </table:table-cell>
          <table:table-cell table:number-columns-repeated="62"/>
        </table:table-row>
        <table:table-row table:style-name="ro1">
          <table:table-cell table:style-name="ce1" office:value-type="float" office:value="1875.73015" calcext:value-type="float">
            <text:p>1875,73015</text:p>
          </table:table-cell>
          <table:table-cell table:style-name="ce1" office:value-type="float" office:value="-45.63956" calcext:value-type="float">
            <text:p>-45,63956</text:p>
          </table:table-cell>
          <table:table-cell table:number-columns-repeated="62"/>
        </table:table-row>
        <table:table-row table:style-name="ro1">
          <table:table-cell table:style-name="ce1" office:value-type="float" office:value="1875.6562" calcext:value-type="float">
            <text:p>1875,6562</text:p>
          </table:table-cell>
          <table:table-cell table:style-name="ce1" office:value-type="float" office:value="-46.102042" calcext:value-type="float">
            <text:p>-46,102042</text:p>
          </table:table-cell>
          <table:table-cell table:number-columns-repeated="62"/>
        </table:table-row>
        <table:table-row table:style-name="ro1">
          <table:table-cell table:style-name="ce1" office:value-type="float" office:value="1875.58225" calcext:value-type="float">
            <text:p>1875,58225</text:p>
          </table:table-cell>
          <table:table-cell table:style-name="ce1" office:value-type="float" office:value="-46.346646" calcext:value-type="float">
            <text:p>-46,346646</text:p>
          </table:table-cell>
          <table:table-cell table:number-columns-repeated="62"/>
        </table:table-row>
        <table:table-row table:style-name="ro1">
          <table:table-cell table:style-name="ce1" office:value-type="float" office:value="1875.5083" calcext:value-type="float">
            <text:p>1875,5083</text:p>
          </table:table-cell>
          <table:table-cell table:style-name="ce1" office:value-type="float" office:value="-46.452168" calcext:value-type="float">
            <text:p>-46,452168</text:p>
          </table:table-cell>
          <table:table-cell table:number-columns-repeated="62"/>
        </table:table-row>
        <table:table-row table:style-name="ro1">
          <table:table-cell table:style-name="ce1" office:value-type="float" office:value="1875.43435" calcext:value-type="float">
            <text:p>1875,43435</text:p>
          </table:table-cell>
          <table:table-cell table:style-name="ce1" office:value-type="float" office:value="-46.333934" calcext:value-type="float">
            <text:p>-46,333934</text:p>
          </table:table-cell>
          <table:table-cell table:number-columns-repeated="62"/>
        </table:table-row>
        <table:table-row table:style-name="ro1">
          <table:table-cell table:style-name="ce1" office:value-type="float" office:value="1875.3604" calcext:value-type="float">
            <text:p>1875,3604</text:p>
          </table:table-cell>
          <table:table-cell table:style-name="ce1" office:value-type="float" office:value="-46.144322" calcext:value-type="float">
            <text:p>-46,144322</text:p>
          </table:table-cell>
          <table:table-cell table:number-columns-repeated="62"/>
        </table:table-row>
        <table:table-row table:style-name="ro1">
          <table:table-cell table:style-name="ce1" office:value-type="float" office:value="1875.2864" calcext:value-type="float">
            <text:p>1875,2864</text:p>
          </table:table-cell>
          <table:table-cell table:style-name="ce1" office:value-type="float" office:value="-45.835969" calcext:value-type="float">
            <text:p>-45,835969</text:p>
          </table:table-cell>
          <table:table-cell table:number-columns-repeated="62"/>
        </table:table-row>
        <table:table-row table:style-name="ro1">
          <table:table-cell table:style-name="ce1" office:value-type="float" office:value="1875.21245" calcext:value-type="float">
            <text:p>1875,21245</text:p>
          </table:table-cell>
          <table:table-cell table:style-name="ce1" office:value-type="float" office:value="-45.346195" calcext:value-type="float">
            <text:p>-45,346195</text:p>
          </table:table-cell>
          <table:table-cell table:number-columns-repeated="62"/>
        </table:table-row>
        <table:table-row table:style-name="ro1">
          <table:table-cell table:style-name="ce1" office:value-type="float" office:value="1875.13855" calcext:value-type="float">
            <text:p>1875,13855</text:p>
          </table:table-cell>
          <table:table-cell table:style-name="ce1" office:value-type="float" office:value="-44.827571" calcext:value-type="float">
            <text:p>-44,827571</text:p>
          </table:table-cell>
          <table:table-cell table:number-columns-repeated="62"/>
        </table:table-row>
        <table:table-row table:style-name="ro1">
          <table:table-cell table:style-name="ce1" office:value-type="float" office:value="1875.06185" calcext:value-type="float">
            <text:p>1875,06185</text:p>
          </table:table-cell>
          <table:table-cell table:style-name="ce1" office:value-type="float" office:value="-44.229213" calcext:value-type="float">
            <text:p>-44,229213</text:p>
          </table:table-cell>
          <table:table-cell table:number-columns-repeated="62"/>
        </table:table-row>
        <table:table-row table:style-name="ro1">
          <table:table-cell table:style-name="ce1" office:value-type="float" office:value="1874.974" calcext:value-type="float">
            <text:p>1874,974</text:p>
          </table:table-cell>
          <table:table-cell table:style-name="ce1" office:value-type="float" office:value="-43.599135" calcext:value-type="float">
            <text:p>-43,599135</text:p>
          </table:table-cell>
          <table:table-cell table:number-columns-repeated="62"/>
        </table:table-row>
        <table:table-row table:style-name="ro1">
          <table:table-cell table:style-name="ce1" office:value-type="float" office:value="1874.8667" calcext:value-type="float">
            <text:p>1874,8667</text:p>
          </table:table-cell>
          <table:table-cell table:style-name="ce1" office:value-type="float" office:value="-43.048645" calcext:value-type="float">
            <text:p>-43,048645</text:p>
          </table:table-cell>
          <table:table-cell table:number-columns-repeated="62"/>
        </table:table-row>
        <table:table-row table:style-name="ro1">
          <table:table-cell table:style-name="ce1" office:value-type="float" office:value="1874.74835" calcext:value-type="float">
            <text:p>1874,74835</text:p>
          </table:table-cell>
          <table:table-cell table:style-name="ce1" office:value-type="float" office:value="-42.645874" calcext:value-type="float">
            <text:p>-42,645874</text:p>
          </table:table-cell>
          <table:table-cell table:number-columns-repeated="62"/>
        </table:table-row>
        <table:table-row table:style-name="ro1">
          <table:table-cell table:style-name="ce1" office:value-type="float" office:value="1874.63" calcext:value-type="float">
            <text:p>1874,63</text:p>
          </table:table-cell>
          <table:table-cell table:style-name="ce1" office:value-type="float" office:value="-42.301593" calcext:value-type="float">
            <text:p>-42,301593</text:p>
          </table:table-cell>
          <table:table-cell table:number-columns-repeated="62"/>
        </table:table-row>
        <table:table-row table:style-name="ro1">
          <table:table-cell table:style-name="ce1" office:value-type="float" office:value="1874.5117" calcext:value-type="float">
            <text:p>1874,5117</text:p>
          </table:table-cell>
          <table:table-cell table:style-name="ce1" office:value-type="float" office:value="-41.966837" calcext:value-type="float">
            <text:p>-41,966837</text:p>
          </table:table-cell>
          <table:table-cell table:number-columns-repeated="62"/>
        </table:table-row>
        <table:table-row table:style-name="ro1">
          <table:table-cell table:style-name="ce1" office:value-type="float" office:value="1874.39345" calcext:value-type="float">
            <text:p>1874,39345</text:p>
          </table:table-cell>
          <table:table-cell table:style-name="ce1" office:value-type="float" office:value="-41.390215" calcext:value-type="float">
            <text:p>-41,390215</text:p>
          </table:table-cell>
          <table:table-cell table:number-columns-repeated="62"/>
        </table:table-row>
        <table:table-row table:style-name="ro1">
          <table:table-cell table:style-name="ce1" office:value-type="float" office:value="1874.2751" calcext:value-type="float">
            <text:p>1874,2751</text:p>
          </table:table-cell>
          <table:table-cell table:style-name="ce1" office:value-type="float" office:value="-40.822173" calcext:value-type="float">
            <text:p>-40,822173</text:p>
          </table:table-cell>
          <table:table-cell table:number-columns-repeated="62"/>
        </table:table-row>
        <table:table-row table:style-name="ro1">
          <table:table-cell table:style-name="ce1" office:value-type="float" office:value="1874.15675" calcext:value-type="float">
            <text:p>1874,15675</text:p>
          </table:table-cell>
          <table:table-cell table:style-name="ce1" office:value-type="float" office:value="-40.353863" calcext:value-type="float">
            <text:p>-40,353863</text:p>
          </table:table-cell>
          <table:table-cell table:number-columns-repeated="62"/>
        </table:table-row>
        <table:table-row table:style-name="ro1">
          <table:table-cell table:style-name="ce1" office:value-type="float" office:value="1874.0394" calcext:value-type="float">
            <text:p>1874,0394</text:p>
          </table:table-cell>
          <table:table-cell table:style-name="ce1" office:value-type="float" office:value="-39.935069" calcext:value-type="float">
            <text:p>-39,935069</text:p>
          </table:table-cell>
          <table:table-cell table:number-columns-repeated="62"/>
        </table:table-row>
        <table:table-row table:style-name="ro1">
          <table:table-cell table:style-name="ce1" office:value-type="float" office:value="1873.9274" calcext:value-type="float">
            <text:p>1873,9274</text:p>
          </table:table-cell>
          <table:table-cell table:style-name="ce1" office:value-type="float" office:value="-39.871333" calcext:value-type="float">
            <text:p>-39,871333</text:p>
          </table:table-cell>
          <table:table-cell table:number-columns-repeated="62"/>
        </table:table-row>
        <table:table-row table:style-name="ro1">
          <table:table-cell table:style-name="ce1" office:value-type="float" office:value="1873.81985" calcext:value-type="float">
            <text:p>1873,81985</text:p>
          </table:table-cell>
          <table:table-cell table:style-name="ce1" office:value-type="float" office:value="-40.278766" calcext:value-type="float">
            <text:p>-40,278766</text:p>
          </table:table-cell>
          <table:table-cell table:number-columns-repeated="62"/>
        </table:table-row>
        <table:table-row table:style-name="ro1">
          <table:table-cell table:style-name="ce1" office:value-type="float" office:value="1873.7123" calcext:value-type="float">
            <text:p>1873,7123</text:p>
          </table:table-cell>
          <table:table-cell table:style-name="ce1" office:value-type="float" office:value="-40.804224" calcext:value-type="float">
            <text:p>-40,804224</text:p>
          </table:table-cell>
          <table:table-cell table:number-columns-repeated="62"/>
        </table:table-row>
        <table:table-row table:style-name="ro1">
          <table:table-cell table:style-name="ce1" office:value-type="float" office:value="1873.6047" calcext:value-type="float">
            <text:p>1873,6047</text:p>
          </table:table-cell>
          <table:table-cell table:style-name="ce1" office:value-type="float" office:value="-41.620428" calcext:value-type="float">
            <text:p>-41,620428</text:p>
          </table:table-cell>
          <table:table-cell table:number-columns-repeated="62"/>
        </table:table-row>
        <table:table-row table:style-name="ro1">
          <table:table-cell table:style-name="ce1" office:value-type="float" office:value="1873.4971" calcext:value-type="float">
            <text:p>1873,4971</text:p>
          </table:table-cell>
          <table:table-cell table:style-name="ce1" office:value-type="float" office:value="-42.380925" calcext:value-type="float">
            <text:p>-42,380925</text:p>
          </table:table-cell>
          <table:table-cell table:number-columns-repeated="62"/>
        </table:table-row>
        <table:table-row table:style-name="ro1">
          <table:table-cell table:style-name="ce1" office:value-type="float" office:value="1873.38955" calcext:value-type="float">
            <text:p>1873,38955</text:p>
          </table:table-cell>
          <table:table-cell table:style-name="ce1" office:value-type="float" office:value="-43.000421" calcext:value-type="float">
            <text:p>-43,000421</text:p>
          </table:table-cell>
          <table:table-cell table:number-columns-repeated="62"/>
        </table:table-row>
        <table:table-row table:style-name="ro1">
          <table:table-cell table:style-name="ce1" office:value-type="float" office:value="1873.282" calcext:value-type="float">
            <text:p>1873,282</text:p>
          </table:table-cell>
          <table:table-cell table:style-name="ce1" office:value-type="float" office:value="-43.468308" calcext:value-type="float">
            <text:p>-43,468308</text:p>
          </table:table-cell>
          <table:table-cell table:number-columns-repeated="62"/>
        </table:table-row>
        <table:table-row table:style-name="ro1">
          <table:table-cell table:style-name="ce1" office:value-type="float" office:value="1873.1744" calcext:value-type="float">
            <text:p>1873,1744</text:p>
          </table:table-cell>
          <table:table-cell table:style-name="ce1" office:value-type="float" office:value="-43.841172" calcext:value-type="float">
            <text:p>-43,841172</text:p>
          </table:table-cell>
          <table:table-cell table:number-columns-repeated="62"/>
        </table:table-row>
        <table:table-row table:style-name="ro1">
          <table:table-cell table:style-name="ce1" office:value-type="float" office:value="1873.0674" calcext:value-type="float">
            <text:p>1873,0674</text:p>
          </table:table-cell>
          <table:table-cell table:style-name="ce1" office:value-type="float" office:value="-44.013516" calcext:value-type="float">
            <text:p>-44,013516</text:p>
          </table:table-cell>
          <table:table-cell table:number-columns-repeated="62"/>
        </table:table-row>
        <table:table-row table:style-name="ro1">
          <table:table-cell table:style-name="ce1" office:value-type="float" office:value="1872.97245" calcext:value-type="float">
            <text:p>1872,97245</text:p>
          </table:table-cell>
          <table:table-cell table:style-name="ce1" office:value-type="float" office:value="-43.968596" calcext:value-type="float">
            <text:p>-43,968596</text:p>
          </table:table-cell>
          <table:table-cell table:number-columns-repeated="62"/>
        </table:table-row>
        <table:table-row table:style-name="ro1">
          <table:table-cell table:style-name="ce1" office:value-type="float" office:value="1872.8913" calcext:value-type="float">
            <text:p>1872,8913</text:p>
          </table:table-cell>
          <table:table-cell table:style-name="ce1" office:value-type="float" office:value="-44.116951" calcext:value-type="float">
            <text:p>-44,116951</text:p>
          </table:table-cell>
          <table:table-cell table:number-columns-repeated="62"/>
        </table:table-row>
        <table:table-row table:style-name="ro1">
          <table:table-cell table:style-name="ce1" office:value-type="float" office:value="1872.81245" calcext:value-type="float">
            <text:p>1872,81245</text:p>
          </table:table-cell>
          <table:table-cell table:style-name="ce1" office:value-type="float" office:value="-44.458151" calcext:value-type="float">
            <text:p>-44,458151</text:p>
          </table:table-cell>
          <table:table-cell table:number-columns-repeated="62"/>
        </table:table-row>
        <table:table-row table:style-name="ro1">
          <table:table-cell table:style-name="ce1" office:value-type="float" office:value="1872.7335" calcext:value-type="float">
            <text:p>1872,7335</text:p>
          </table:table-cell>
          <table:table-cell table:style-name="ce1" office:value-type="float" office:value="-44.966341" calcext:value-type="float">
            <text:p>-44,966341</text:p>
          </table:table-cell>
          <table:table-cell table:number-columns-repeated="62"/>
        </table:table-row>
        <table:table-row table:style-name="ro1">
          <table:table-cell table:style-name="ce1" office:value-type="float" office:value="1872.6546" calcext:value-type="float">
            <text:p>1872,6546</text:p>
          </table:table-cell>
          <table:table-cell table:style-name="ce1" office:value-type="float" office:value="-45.491777" calcext:value-type="float">
            <text:p>-45,491777</text:p>
          </table:table-cell>
          <table:table-cell table:number-columns-repeated="62"/>
        </table:table-row>
        <table:table-row table:style-name="ro1">
          <table:table-cell table:style-name="ce1" office:value-type="float" office:value="1872.57575" calcext:value-type="float">
            <text:p>1872,57575</text:p>
          </table:table-cell>
          <table:table-cell table:style-name="ce1" office:value-type="float" office:value="-45.959666" calcext:value-type="float">
            <text:p>-45,959666</text:p>
          </table:table-cell>
          <table:table-cell table:number-columns-repeated="62"/>
        </table:table-row>
        <table:table-row table:style-name="ro1">
          <table:table-cell table:style-name="ce1" office:value-type="float" office:value="1872.49685" calcext:value-type="float">
            <text:p>1872,49685</text:p>
          </table:table-cell>
          <table:table-cell table:style-name="ce1" office:value-type="float" office:value="-46.187666" calcext:value-type="float">
            <text:p>-46,187666</text:p>
          </table:table-cell>
          <table:table-cell table:number-columns-repeated="62"/>
        </table:table-row>
        <table:table-row table:style-name="ro1">
          <table:table-cell table:style-name="ce1" office:value-type="float" office:value="1872.41795" calcext:value-type="float">
            <text:p>1872,41795</text:p>
          </table:table-cell>
          <table:table-cell table:style-name="ce1" office:value-type="float" office:value="-46.30337" calcext:value-type="float">
            <text:p>-46,30337</text:p>
          </table:table-cell>
          <table:table-cell table:number-columns-repeated="62"/>
        </table:table-row>
        <table:table-row table:style-name="ro1">
          <table:table-cell table:style-name="ce1" office:value-type="float" office:value="1872.3391" calcext:value-type="float">
            <text:p>1872,3391</text:p>
          </table:table-cell>
          <table:table-cell table:style-name="ce1" office:value-type="float" office:value="-46.09285" calcext:value-type="float">
            <text:p>-46,09285</text:p>
          </table:table-cell>
          <table:table-cell table:number-columns-repeated="62"/>
        </table:table-row>
        <table:table-row table:style-name="ro1">
          <table:table-cell table:style-name="ce1" office:value-type="float" office:value="1872.26025" calcext:value-type="float">
            <text:p>1872,26025</text:p>
          </table:table-cell>
          <table:table-cell table:style-name="ce1" office:value-type="float" office:value="-45.640521" calcext:value-type="float">
            <text:p>-45,640521</text:p>
          </table:table-cell>
          <table:table-cell table:number-columns-repeated="62"/>
        </table:table-row>
        <table:table-row table:style-name="ro1">
          <table:table-cell table:style-name="ce1" office:value-type="float" office:value="1872.18135" calcext:value-type="float">
            <text:p>1872,18135</text:p>
          </table:table-cell>
          <table:table-cell table:style-name="ce1" office:value-type="float" office:value="-45.087993" calcext:value-type="float">
            <text:p>-45,087993</text:p>
          </table:table-cell>
          <table:table-cell table:number-columns-repeated="62"/>
        </table:table-row>
        <table:table-row table:style-name="ro1">
          <table:table-cell table:style-name="ce1" office:value-type="float" office:value="1872.1025" calcext:value-type="float">
            <text:p>1872,1025</text:p>
          </table:table-cell>
          <table:table-cell table:style-name="ce1" office:value-type="float" office:value="-44.078156" calcext:value-type="float">
            <text:p>-44,078156</text:p>
          </table:table-cell>
          <table:table-cell table:number-columns-repeated="62"/>
        </table:table-row>
        <table:table-row table:style-name="ro1">
          <table:table-cell table:style-name="ce1" office:value-type="float" office:value="1872.0241" calcext:value-type="float">
            <text:p>1872,0241</text:p>
          </table:table-cell>
          <table:table-cell table:style-name="ce1" office:value-type="float" office:value="-43.733296" calcext:value-type="float">
            <text:p>-43,733296</text:p>
          </table:table-cell>
          <table:table-cell table:number-columns-repeated="62"/>
        </table:table-row>
        <table:table-row table:style-name="ro1">
          <table:table-cell table:style-name="ce1" office:value-type="float" office:value="1871.94805" calcext:value-type="float">
            <text:p>1871,94805</text:p>
          </table:table-cell>
          <table:table-cell table:style-name="ce1" office:value-type="float" office:value="-43.541939" calcext:value-type="float">
            <text:p>-43,541939</text:p>
          </table:table-cell>
          <table:table-cell table:number-columns-repeated="62"/>
        </table:table-row>
        <table:table-row table:style-name="ro1">
          <table:table-cell table:style-name="ce1" office:value-type="float" office:value="1871.874" calcext:value-type="float">
            <text:p>1871,874</text:p>
          </table:table-cell>
          <table:table-cell table:style-name="ce1" office:value-type="float" office:value="-43.63464" calcext:value-type="float">
            <text:p>-43,63464</text:p>
          </table:table-cell>
          <table:table-cell table:number-columns-repeated="62"/>
        </table:table-row>
        <table:table-row table:style-name="ro1">
          <table:table-cell table:style-name="ce1" office:value-type="float" office:value="1871.8" calcext:value-type="float">
            <text:p>1871,8</text:p>
          </table:table-cell>
          <table:table-cell table:style-name="ce1" office:value-type="float" office:value="-44.283889" calcext:value-type="float">
            <text:p>-44,283889</text:p>
          </table:table-cell>
          <table:table-cell table:number-columns-repeated="62"/>
        </table:table-row>
        <table:table-row table:style-name="ro1">
          <table:table-cell table:style-name="ce1" office:value-type="float" office:value="1871.72595" calcext:value-type="float">
            <text:p>1871,72595</text:p>
          </table:table-cell>
          <table:table-cell table:style-name="ce1" office:value-type="float" office:value="-44.954249" calcext:value-type="float">
            <text:p>-44,954249</text:p>
          </table:table-cell>
          <table:table-cell table:number-columns-repeated="62"/>
        </table:table-row>
        <table:table-row table:style-name="ro1">
          <table:table-cell table:style-name="ce1" office:value-type="float" office:value="1871.65185" calcext:value-type="float">
            <text:p>1871,65185</text:p>
          </table:table-cell>
          <table:table-cell table:style-name="ce1" office:value-type="float" office:value="-45.591957" calcext:value-type="float">
            <text:p>-45,591957</text:p>
          </table:table-cell>
          <table:table-cell table:number-columns-repeated="62"/>
        </table:table-row>
        <table:table-row table:style-name="ro1">
          <table:table-cell table:style-name="ce1" office:value-type="float" office:value="1871.5778" calcext:value-type="float">
            <text:p>1871,5778</text:p>
          </table:table-cell>
          <table:table-cell table:style-name="ce1" office:value-type="float" office:value="-46.052172" calcext:value-type="float">
            <text:p>-46,052172</text:p>
          </table:table-cell>
          <table:table-cell table:number-columns-repeated="62"/>
        </table:table-row>
        <table:table-row table:style-name="ro1">
          <table:table-cell table:style-name="ce1" office:value-type="float" office:value="1871.5038" calcext:value-type="float">
            <text:p>1871,5038</text:p>
          </table:table-cell>
          <table:table-cell table:style-name="ce1" office:value-type="float" office:value="-46.496076" calcext:value-type="float">
            <text:p>-46,496076</text:p>
          </table:table-cell>
          <table:table-cell table:number-columns-repeated="62"/>
        </table:table-row>
        <table:table-row table:style-name="ro1">
          <table:table-cell table:style-name="ce1" office:value-type="float" office:value="1871.4298" calcext:value-type="float">
            <text:p>1871,4298</text:p>
          </table:table-cell>
          <table:table-cell table:style-name="ce1" office:value-type="float" office:value="-46.543276" calcext:value-type="float">
            <text:p>-46,543276</text:p>
          </table:table-cell>
          <table:table-cell table:number-columns-repeated="62"/>
        </table:table-row>
        <table:table-row table:style-name="ro1">
          <table:table-cell table:style-name="ce1" office:value-type="float" office:value="1871.35575" calcext:value-type="float">
            <text:p>1871,35575</text:p>
          </table:table-cell>
          <table:table-cell table:style-name="ce1" office:value-type="float" office:value="-46.674361" calcext:value-type="float">
            <text:p>-46,674361</text:p>
          </table:table-cell>
          <table:table-cell table:number-columns-repeated="62"/>
        </table:table-row>
        <table:table-row table:style-name="ro1">
          <table:table-cell table:style-name="ce1" office:value-type="float" office:value="1871.28165" calcext:value-type="float">
            <text:p>1871,28165</text:p>
          </table:table-cell>
          <table:table-cell table:style-name="ce1" office:value-type="float" office:value="-46.119328" calcext:value-type="float">
            <text:p>-46,119328</text:p>
          </table:table-cell>
          <table:table-cell table:number-columns-repeated="62"/>
        </table:table-row>
        <table:table-row table:style-name="ro1">
          <table:table-cell table:style-name="ce1" office:value-type="float" office:value="1871.2076" calcext:value-type="float">
            <text:p>1871,2076</text:p>
          </table:table-cell>
          <table:table-cell table:style-name="ce1" office:value-type="float" office:value="-45.653535" calcext:value-type="float">
            <text:p>-45,653535</text:p>
          </table:table-cell>
          <table:table-cell table:number-columns-repeated="62"/>
        </table:table-row>
        <table:table-row table:style-name="ro1">
          <table:table-cell table:style-name="ce1" office:value-type="float" office:value="1871.1336" calcext:value-type="float">
            <text:p>1871,1336</text:p>
          </table:table-cell>
          <table:table-cell table:style-name="ce1" office:value-type="float" office:value="-45.075472" calcext:value-type="float">
            <text:p>-45,075472</text:p>
          </table:table-cell>
          <table:table-cell table:number-columns-repeated="62"/>
        </table:table-row>
        <table:table-row table:style-name="ro1">
          <table:table-cell table:style-name="ce1" office:value-type="float" office:value="1871.05435" calcext:value-type="float">
            <text:p>1871,05435</text:p>
          </table:table-cell>
          <table:table-cell table:style-name="ce1" office:value-type="float" office:value="-44.198982" calcext:value-type="float">
            <text:p>-44,198982</text:p>
          </table:table-cell>
          <table:table-cell table:number-columns-repeated="62"/>
        </table:table-row>
        <table:table-row table:style-name="ro1">
          <table:table-cell table:style-name="ce1" office:value-type="float" office:value="1870.9498" calcext:value-type="float">
            <text:p>1870,9498</text:p>
          </table:table-cell>
          <table:table-cell table:style-name="ce1" office:value-type="float" office:value="-43.364739" calcext:value-type="float">
            <text:p>-43,364739</text:p>
          </table:table-cell>
          <table:table-cell table:number-columns-repeated="62"/>
        </table:table-row>
        <table:table-row table:style-name="ro1">
          <table:table-cell table:style-name="ce1" office:value-type="float" office:value="1870.80675" calcext:value-type="float">
            <text:p>1870,80675</text:p>
          </table:table-cell>
          <table:table-cell table:style-name="ce1" office:value-type="float" office:value="-42.619736" calcext:value-type="float">
            <text:p>-42,619736</text:p>
          </table:table-cell>
          <table:table-cell table:number-columns-repeated="62"/>
        </table:table-row>
        <table:table-row table:style-name="ro1">
          <table:table-cell table:style-name="ce1" office:value-type="float" office:value="1870.6452" calcext:value-type="float">
            <text:p>1870,6452</text:p>
          </table:table-cell>
          <table:table-cell table:style-name="ce1" office:value-type="float" office:value="-42.134749" calcext:value-type="float">
            <text:p>-42,134749</text:p>
          </table:table-cell>
          <table:table-cell table:number-columns-repeated="62"/>
        </table:table-row>
        <table:table-row table:style-name="ro1">
          <table:table-cell table:style-name="ce1" office:value-type="float" office:value="1870.48365" calcext:value-type="float">
            <text:p>1870,48365</text:p>
          </table:table-cell>
          <table:table-cell table:style-name="ce1" office:value-type="float" office:value="-41.938592" calcext:value-type="float">
            <text:p>-41,938592</text:p>
          </table:table-cell>
          <table:table-cell table:number-columns-repeated="62"/>
        </table:table-row>
        <table:table-row table:style-name="ro1">
          <table:table-cell table:style-name="ce1" office:value-type="float" office:value="1870.3221" calcext:value-type="float">
            <text:p>1870,3221</text:p>
          </table:table-cell>
          <table:table-cell table:style-name="ce1" office:value-type="float" office:value="-42.028969" calcext:value-type="float">
            <text:p>-42,028969</text:p>
          </table:table-cell>
          <table:table-cell table:number-columns-repeated="62"/>
        </table:table-row>
        <table:table-row table:style-name="ro1">
          <table:table-cell table:style-name="ce1" office:value-type="float" office:value="1870.1623" calcext:value-type="float">
            <text:p>1870,1623</text:p>
          </table:table-cell>
          <table:table-cell table:style-name="ce1" office:value-type="float" office:value="-42.184042" calcext:value-type="float">
            <text:p>-42,184042</text:p>
          </table:table-cell>
          <table:table-cell table:number-columns-repeated="62"/>
        </table:table-row>
        <table:table-row table:style-name="ro1">
          <table:table-cell table:style-name="ce1" office:value-type="float" office:value="1870.0106" calcext:value-type="float">
            <text:p>1870,0106</text:p>
          </table:table-cell>
          <table:table-cell table:style-name="ce1" office:value-type="float" office:value="-42.406259" calcext:value-type="float">
            <text:p>-42,406259</text:p>
          </table:table-cell>
          <table:table-cell table:number-columns-repeated="62"/>
        </table:table-row>
        <table:table-row table:style-name="ro1">
          <table:table-cell table:style-name="ce1" office:value-type="float" office:value="1869.87665" calcext:value-type="float">
            <text:p>1869,87665</text:p>
          </table:table-cell>
          <table:table-cell table:style-name="ce1" office:value-type="float" office:value="-42.659209" calcext:value-type="float">
            <text:p>-42,659209</text:p>
          </table:table-cell>
          <table:table-cell table:number-columns-repeated="62"/>
        </table:table-row>
        <table:table-row table:style-name="ro1">
          <table:table-cell table:style-name="ce1" office:value-type="float" office:value="1869.7541" calcext:value-type="float">
            <text:p>1869,7541</text:p>
          </table:table-cell>
          <table:table-cell table:style-name="ce1" office:value-type="float" office:value="-43.017712" calcext:value-type="float">
            <text:p>-43,017712</text:p>
          </table:table-cell>
          <table:table-cell table:number-columns-repeated="62"/>
        </table:table-row>
        <table:table-row table:style-name="ro1">
          <table:table-cell table:style-name="ce1" office:value-type="float" office:value="1869.63155" calcext:value-type="float">
            <text:p>1869,63155</text:p>
          </table:table-cell>
          <table:table-cell table:style-name="ce1" office:value-type="float" office:value="-43.428032" calcext:value-type="float">
            <text:p>-43,428032</text:p>
          </table:table-cell>
          <table:table-cell table:number-columns-repeated="62"/>
        </table:table-row>
        <table:table-row table:style-name="ro1">
          <table:table-cell table:style-name="ce1" office:value-type="float" office:value="1869.509" calcext:value-type="float">
            <text:p>1869,509</text:p>
          </table:table-cell>
          <table:table-cell table:style-name="ce1" office:value-type="float" office:value="-43.910294" calcext:value-type="float">
            <text:p>-43,910294</text:p>
          </table:table-cell>
          <table:table-cell table:number-columns-repeated="62"/>
        </table:table-row>
        <table:table-row table:style-name="ro1">
          <table:table-cell table:style-name="ce1" office:value-type="float" office:value="1869.38645" calcext:value-type="float">
            <text:p>1869,38645</text:p>
          </table:table-cell>
          <table:table-cell table:style-name="ce1" office:value-type="float" office:value="-44.217941" calcext:value-type="float">
            <text:p>-44,217941</text:p>
          </table:table-cell>
          <table:table-cell table:number-columns-repeated="62"/>
        </table:table-row>
        <table:table-row table:style-name="ro1">
          <table:table-cell table:style-name="ce1" office:value-type="float" office:value="1869.2639" calcext:value-type="float">
            <text:p>1869,2639</text:p>
          </table:table-cell>
          <table:table-cell table:style-name="ce1" office:value-type="float" office:value="-44.267462" calcext:value-type="float">
            <text:p>-44,267462</text:p>
          </table:table-cell>
          <table:table-cell table:number-columns-repeated="62"/>
        </table:table-row>
        <table:table-row table:style-name="ro1">
          <table:table-cell table:style-name="ce1" office:value-type="float" office:value="1869.1418" calcext:value-type="float">
            <text:p>1869,1418</text:p>
          </table:table-cell>
          <table:table-cell table:style-name="ce1" office:value-type="float" office:value="-44.14426" calcext:value-type="float">
            <text:p>-44,14426</text:p>
          </table:table-cell>
          <table:table-cell table:number-columns-repeated="62"/>
        </table:table-row>
        <table:table-row table:style-name="ro1">
          <table:table-cell table:style-name="ce1" office:value-type="float" office:value="1869.02235" calcext:value-type="float">
            <text:p>1869,02235</text:p>
          </table:table-cell>
          <table:table-cell table:style-name="ce1" office:value-type="float" office:value="-43.832981" calcext:value-type="float">
            <text:p>-43,832981</text:p>
          </table:table-cell>
          <table:table-cell table:number-columns-repeated="62"/>
        </table:table-row>
        <table:table-row table:style-name="ro1">
          <table:table-cell table:style-name="ce1" office:value-type="float" office:value="1868.91145" calcext:value-type="float">
            <text:p>1868,91145</text:p>
          </table:table-cell>
          <table:table-cell table:style-name="ce1" office:value-type="float" office:value="-43.44203" calcext:value-type="float">
            <text:p>-43,44203</text:p>
          </table:table-cell>
          <table:table-cell table:number-columns-repeated="62"/>
        </table:table-row>
        <table:table-row table:style-name="ro1">
          <table:table-cell table:style-name="ce1" office:value-type="float" office:value="1868.8069" calcext:value-type="float">
            <text:p>1868,8069</text:p>
          </table:table-cell>
          <table:table-cell table:style-name="ce1" office:value-type="float" office:value="-43.120195" calcext:value-type="float">
            <text:p>-43,120195</text:p>
          </table:table-cell>
          <table:table-cell table:number-columns-repeated="62"/>
        </table:table-row>
        <table:table-row table:style-name="ro1">
          <table:table-cell table:style-name="ce1" office:value-type="float" office:value="1868.70235" calcext:value-type="float">
            <text:p>1868,70235</text:p>
          </table:table-cell>
          <table:table-cell table:style-name="ce1" office:value-type="float" office:value="-42.643091" calcext:value-type="float">
            <text:p>-42,643091</text:p>
          </table:table-cell>
          <table:table-cell table:number-columns-repeated="62"/>
        </table:table-row>
        <table:table-row table:style-name="ro1">
          <table:table-cell table:style-name="ce1" office:value-type="float" office:value="1868.5978" calcext:value-type="float">
            <text:p>1868,5978</text:p>
          </table:table-cell>
          <table:table-cell table:style-name="ce1" office:value-type="float" office:value="-42.55033" calcext:value-type="float">
            <text:p>-42,55033</text:p>
          </table:table-cell>
          <table:table-cell table:number-columns-repeated="62"/>
        </table:table-row>
        <table:table-row table:style-name="ro1">
          <table:table-cell table:style-name="ce1" office:value-type="float" office:value="1868.49325" calcext:value-type="float">
            <text:p>1868,49325</text:p>
          </table:table-cell>
          <table:table-cell table:style-name="ce1" office:value-type="float" office:value="-42.622235" calcext:value-type="float">
            <text:p>-42,622235</text:p>
          </table:table-cell>
          <table:table-cell table:number-columns-repeated="62"/>
        </table:table-row>
        <table:table-row table:style-name="ro1">
          <table:table-cell table:style-name="ce1" office:value-type="float" office:value="1868.38875" calcext:value-type="float">
            <text:p>1868,38875</text:p>
          </table:table-cell>
          <table:table-cell table:style-name="ce1" office:value-type="float" office:value="-42.76888" calcext:value-type="float">
            <text:p>-42,76888</text:p>
          </table:table-cell>
          <table:table-cell table:number-columns-repeated="62"/>
        </table:table-row>
        <table:table-row table:style-name="ro1">
          <table:table-cell table:style-name="ce1" office:value-type="float" office:value="1868.2842" calcext:value-type="float">
            <text:p>1868,2842</text:p>
          </table:table-cell>
          <table:table-cell table:style-name="ce1" office:value-type="float" office:value="-42.754204" calcext:value-type="float">
            <text:p>-42,754204</text:p>
          </table:table-cell>
          <table:table-cell table:number-columns-repeated="62"/>
        </table:table-row>
        <table:table-row table:style-name="ro1">
          <table:table-cell table:style-name="ce1" office:value-type="float" office:value="1868.17965" calcext:value-type="float">
            <text:p>1868,17965</text:p>
          </table:table-cell>
          <table:table-cell table:style-name="ce1" office:value-type="float" office:value="-42.597643" calcext:value-type="float">
            <text:p>-42,597643</text:p>
          </table:table-cell>
          <table:table-cell table:number-columns-repeated="62"/>
        </table:table-row>
        <table:table-row table:style-name="ro1">
          <table:table-cell table:style-name="ce1" office:value-type="float" office:value="1868.07515" calcext:value-type="float">
            <text:p>1868,07515</text:p>
          </table:table-cell>
          <table:table-cell table:style-name="ce1" office:value-type="float" office:value="-42.466635" calcext:value-type="float">
            <text:p>-42,466635</text:p>
          </table:table-cell>
          <table:table-cell table:number-columns-repeated="62"/>
        </table:table-row>
        <table:table-row table:style-name="ro1">
          <table:table-cell table:style-name="ce1" office:value-type="float" office:value="1867.9718" calcext:value-type="float">
            <text:p>1867,9718</text:p>
          </table:table-cell>
          <table:table-cell table:style-name="ce1" office:value-type="float" office:value="-42.371985" calcext:value-type="float">
            <text:p>-42,371985</text:p>
          </table:table-cell>
          <table:table-cell table:number-columns-repeated="62"/>
        </table:table-row>
        <table:table-row table:style-name="ro1">
          <table:table-cell table:style-name="ce1" office:value-type="float" office:value="1867.8699" calcext:value-type="float">
            <text:p>1867,8699</text:p>
          </table:table-cell>
          <table:table-cell table:style-name="ce1" office:value-type="float" office:value="-42.590054" calcext:value-type="float">
            <text:p>-42,590054</text:p>
          </table:table-cell>
          <table:table-cell table:number-columns-repeated="62"/>
        </table:table-row>
        <table:table-row table:style-name="ro1">
          <table:table-cell table:style-name="ce1" office:value-type="float" office:value="1867.76835" calcext:value-type="float">
            <text:p>1867,76835</text:p>
          </table:table-cell>
          <table:table-cell table:style-name="ce1" office:value-type="float" office:value="-42.821659" calcext:value-type="float">
            <text:p>-42,821659</text:p>
          </table:table-cell>
          <table:table-cell table:number-columns-repeated="62"/>
        </table:table-row>
        <table:table-row table:style-name="ro1">
          <table:table-cell table:style-name="ce1" office:value-type="float" office:value="1867.66685" calcext:value-type="float">
            <text:p>1867,66685</text:p>
          </table:table-cell>
          <table:table-cell table:style-name="ce1" office:value-type="float" office:value="-42.892598" calcext:value-type="float">
            <text:p>-42,892598</text:p>
          </table:table-cell>
          <table:table-cell table:number-columns-repeated="62"/>
        </table:table-row>
        <table:table-row table:style-name="ro1">
          <table:table-cell table:style-name="ce1" office:value-type="float" office:value="1867.5653" calcext:value-type="float">
            <text:p>1867,5653</text:p>
          </table:table-cell>
          <table:table-cell table:style-name="ce1" office:value-type="float" office:value="-42.94134" calcext:value-type="float">
            <text:p>-42,94134</text:p>
          </table:table-cell>
          <table:table-cell table:number-columns-repeated="62"/>
        </table:table-row>
        <table:table-row table:style-name="ro1">
          <table:table-cell table:style-name="ce1" office:value-type="float" office:value="1867.4637" calcext:value-type="float">
            <text:p>1867,4637</text:p>
          </table:table-cell>
          <table:table-cell table:style-name="ce1" office:value-type="float" office:value="-42.79998" calcext:value-type="float">
            <text:p>-42,79998</text:p>
          </table:table-cell>
          <table:table-cell table:number-columns-repeated="62"/>
        </table:table-row>
        <table:table-row table:style-name="ro1">
          <table:table-cell table:style-name="ce1" office:value-type="float" office:value="1867.36215" calcext:value-type="float">
            <text:p>1867,36215</text:p>
          </table:table-cell>
          <table:table-cell table:style-name="ce1" office:value-type="float" office:value="-42.583051" calcext:value-type="float">
            <text:p>-42,583051</text:p>
          </table:table-cell>
          <table:table-cell table:number-columns-repeated="62"/>
        </table:table-row>
        <table:table-row table:style-name="ro1">
          <table:table-cell table:style-name="ce1" office:value-type="float" office:value="1867.26065" calcext:value-type="float">
            <text:p>1867,26065</text:p>
          </table:table-cell>
          <table:table-cell table:style-name="ce1" office:value-type="float" office:value="-42.069313" calcext:value-type="float">
            <text:p>-42,069313</text:p>
          </table:table-cell>
          <table:table-cell table:number-columns-repeated="62"/>
        </table:table-row>
        <table:table-row table:style-name="ro1">
          <table:table-cell table:style-name="ce1" office:value-type="float" office:value="1867.1591" calcext:value-type="float">
            <text:p>1867,1591</text:p>
          </table:table-cell>
          <table:table-cell table:style-name="ce1" office:value-type="float" office:value="-41.749132" calcext:value-type="float">
            <text:p>-41,749132</text:p>
          </table:table-cell>
          <table:table-cell table:number-columns-repeated="62"/>
        </table:table-row>
        <table:table-row table:style-name="ro1">
          <table:table-cell table:style-name="ce1" office:value-type="float" office:value="1867.08335" calcext:value-type="float">
            <text:p>1867,08335</text:p>
          </table:table-cell>
          <table:table-cell table:style-name="ce1" office:value-type="float" office:value="-41.648585" calcext:value-type="float">
            <text:p>-41,648585</text:p>
          </table:table-cell>
          <table:table-cell table:number-columns-repeated="62"/>
        </table:table-row>
        <table:table-row table:style-name="ro1">
          <table:table-cell table:style-name="ce1" office:value-type="float" office:value="1866.9948" calcext:value-type="float">
            <text:p>1866,9948</text:p>
          </table:table-cell>
          <table:table-cell table:style-name="ce1" office:value-type="float" office:value="-41.736005" calcext:value-type="float">
            <text:p>-41,736005</text:p>
          </table:table-cell>
          <table:table-cell table:number-columns-repeated="62"/>
        </table:table-row>
        <table:table-row table:style-name="ro1">
          <table:table-cell table:style-name="ce1" office:value-type="float" office:value="1866.8542" calcext:value-type="float">
            <text:p>1866,8542</text:p>
          </table:table-cell>
          <table:table-cell table:style-name="ce1" office:value-type="float" office:value="-41.805085" calcext:value-type="float">
            <text:p>-41,805085</text:p>
          </table:table-cell>
          <table:table-cell table:number-columns-repeated="62"/>
        </table:table-row>
        <table:table-row table:style-name="ro1">
          <table:table-cell table:style-name="ce1" office:value-type="float" office:value="1866.69925" calcext:value-type="float">
            <text:p>1866,69925</text:p>
          </table:table-cell>
          <table:table-cell table:style-name="ce1" office:value-type="float" office:value="-42.076649" calcext:value-type="float">
            <text:p>-42,076649</text:p>
          </table:table-cell>
          <table:table-cell table:number-columns-repeated="62"/>
        </table:table-row>
        <table:table-row table:style-name="ro1">
          <table:table-cell table:style-name="ce1" office:value-type="float" office:value="1866.5434" calcext:value-type="float">
            <text:p>1866,5434</text:p>
          </table:table-cell>
          <table:table-cell table:style-name="ce1" office:value-type="float" office:value="-42.552019" calcext:value-type="float">
            <text:p>-42,552019</text:p>
          </table:table-cell>
          <table:table-cell table:number-columns-repeated="62"/>
        </table:table-row>
        <table:table-row table:style-name="ro1">
          <table:table-cell table:style-name="ce1" office:value-type="float" office:value="1866.38755" calcext:value-type="float">
            <text:p>1866,38755</text:p>
          </table:table-cell>
          <table:table-cell table:style-name="ce1" office:value-type="float" office:value="-42.96812" calcext:value-type="float">
            <text:p>-42,96812</text:p>
          </table:table-cell>
          <table:table-cell table:number-columns-repeated="62"/>
        </table:table-row>
        <table:table-row table:style-name="ro1">
          <table:table-cell table:style-name="ce1" office:value-type="float" office:value="1866.23165" calcext:value-type="float">
            <text:p>1866,23165</text:p>
          </table:table-cell>
          <table:table-cell table:style-name="ce1" office:value-type="float" office:value="-43.208499" calcext:value-type="float">
            <text:p>-43,208499</text:p>
          </table:table-cell>
          <table:table-cell table:number-columns-repeated="62"/>
        </table:table-row>
        <table:table-row table:style-name="ro1">
          <table:table-cell table:style-name="ce1" office:value-type="float" office:value="1866.07745" calcext:value-type="float">
            <text:p>1866,07745</text:p>
          </table:table-cell>
          <table:table-cell table:style-name="ce1" office:value-type="float" office:value="-43.265395" calcext:value-type="float">
            <text:p>-43,265395</text:p>
          </table:table-cell>
          <table:table-cell table:number-columns-repeated="62"/>
        </table:table-row>
        <table:table-row table:style-name="ro1">
          <table:table-cell table:style-name="ce1" office:value-type="float" office:value="1865.9279" calcext:value-type="float">
            <text:p>1865,9279</text:p>
          </table:table-cell>
          <table:table-cell table:style-name="ce1" office:value-type="float" office:value="-43.233905" calcext:value-type="float">
            <text:p>-43,233905</text:p>
          </table:table-cell>
          <table:table-cell table:number-columns-repeated="62"/>
        </table:table-row>
        <table:table-row table:style-name="ro1">
          <table:table-cell table:style-name="ce1" office:value-type="float" office:value="1865.7829" calcext:value-type="float">
            <text:p>1865,7829</text:p>
          </table:table-cell>
          <table:table-cell table:style-name="ce1" office:value-type="float" office:value="-43.052619" calcext:value-type="float">
            <text:p>-43,052619</text:p>
          </table:table-cell>
          <table:table-cell table:number-columns-repeated="62"/>
        </table:table-row>
        <table:table-row table:style-name="ro1">
          <table:table-cell table:style-name="ce1" office:value-type="float" office:value="1865.6395" calcext:value-type="float">
            <text:p>1865,6395</text:p>
          </table:table-cell>
          <table:table-cell table:style-name="ce1" office:value-type="float" office:value="-43.03051" calcext:value-type="float">
            <text:p>-43,03051</text:p>
          </table:table-cell>
          <table:table-cell table:number-columns-repeated="62"/>
        </table:table-row>
        <table:table-row table:style-name="ro1">
          <table:table-cell table:style-name="ce1" office:value-type="float" office:value="1865.4961" calcext:value-type="float">
            <text:p>1865,4961</text:p>
          </table:table-cell>
          <table:table-cell table:style-name="ce1" office:value-type="float" office:value="-42.904771" calcext:value-type="float">
            <text:p>-42,904771</text:p>
          </table:table-cell>
          <table:table-cell table:number-columns-repeated="62"/>
        </table:table-row>
        <table:table-row table:style-name="ro1">
          <table:table-cell table:style-name="ce1" office:value-type="float" office:value="1865.3527" calcext:value-type="float">
            <text:p>1865,3527</text:p>
          </table:table-cell>
          <table:table-cell table:style-name="ce1" office:value-type="float" office:value="-42.626235" calcext:value-type="float">
            <text:p>-42,626235</text:p>
          </table:table-cell>
          <table:table-cell table:number-columns-repeated="62"/>
        </table:table-row>
        <table:table-row table:style-name="ro1">
          <table:table-cell table:style-name="ce1" office:value-type="float" office:value="1865.20925" calcext:value-type="float">
            <text:p>1865,20925</text:p>
          </table:table-cell>
          <table:table-cell table:style-name="ce1" office:value-type="float" office:value="-42.395569" calcext:value-type="float">
            <text:p>-42,395569</text:p>
          </table:table-cell>
          <table:table-cell table:number-columns-repeated="62"/>
        </table:table-row>
        <table:table-row table:style-name="ro1">
          <table:table-cell table:style-name="ce1" office:value-type="float" office:value="1865.0654" calcext:value-type="float">
            <text:p>1865,0654</text:p>
          </table:table-cell>
          <table:table-cell table:style-name="ce1" office:value-type="float" office:value="-42.192076" calcext:value-type="float">
            <text:p>-42,192076</text:p>
          </table:table-cell>
          <table:table-cell table:number-columns-repeated="62"/>
        </table:table-row>
        <table:table-row table:style-name="ro1">
          <table:table-cell table:style-name="ce1" office:value-type="float" office:value="1864.9189" calcext:value-type="float">
            <text:p>1864,9189</text:p>
          </table:table-cell>
          <table:table-cell table:style-name="ce1" office:value-type="float" office:value="-42.17793" calcext:value-type="float">
            <text:p>-42,17793</text:p>
          </table:table-cell>
          <table:table-cell table:number-columns-repeated="62"/>
        </table:table-row>
        <table:table-row table:style-name="ro1">
          <table:table-cell table:style-name="ce1" office:value-type="float" office:value="1864.76985" calcext:value-type="float">
            <text:p>1864,76985</text:p>
          </table:table-cell>
          <table:table-cell table:style-name="ce1" office:value-type="float" office:value="-42.300891" calcext:value-type="float">
            <text:p>-42,300891</text:p>
          </table:table-cell>
          <table:table-cell table:number-columns-repeated="62"/>
        </table:table-row>
        <table:table-row table:style-name="ro1">
          <table:table-cell table:style-name="ce1" office:value-type="float" office:value="1864.62045" calcext:value-type="float">
            <text:p>1864,62045</text:p>
          </table:table-cell>
          <table:table-cell table:style-name="ce1" office:value-type="float" office:value="-42.64444" calcext:value-type="float">
            <text:p>-42,64444</text:p>
          </table:table-cell>
          <table:table-cell table:number-columns-repeated="62"/>
        </table:table-row>
        <table:table-row table:style-name="ro1">
          <table:table-cell table:style-name="ce1" office:value-type="float" office:value="1864.47105" calcext:value-type="float">
            <text:p>1864,47105</text:p>
          </table:table-cell>
          <table:table-cell table:style-name="ce1" office:value-type="float" office:value="-43.106856" calcext:value-type="float">
            <text:p>-43,106856</text:p>
          </table:table-cell>
          <table:table-cell table:number-columns-repeated="62"/>
        </table:table-row>
        <table:table-row table:style-name="ro1">
          <table:table-cell table:style-name="ce1" office:value-type="float" office:value="1864.3217" calcext:value-type="float">
            <text:p>1864,3217</text:p>
          </table:table-cell>
          <table:table-cell table:style-name="ce1" office:value-type="float" office:value="-43.259233" calcext:value-type="float">
            <text:p>-43,259233</text:p>
          </table:table-cell>
          <table:table-cell table:number-columns-repeated="62"/>
        </table:table-row>
        <table:table-row table:style-name="ro1">
          <table:table-cell table:style-name="ce1" office:value-type="float" office:value="1864.17235" calcext:value-type="float">
            <text:p>1864,17235</text:p>
          </table:table-cell>
          <table:table-cell table:style-name="ce1" office:value-type="float" office:value="-43.506473" calcext:value-type="float">
            <text:p>-43,506473</text:p>
          </table:table-cell>
          <table:table-cell table:number-columns-repeated="62"/>
        </table:table-row>
        <table:table-row table:style-name="ro1">
          <table:table-cell table:style-name="ce1" office:value-type="float" office:value="1864.0429" calcext:value-type="float">
            <text:p>1864,0429</text:p>
          </table:table-cell>
          <table:table-cell table:style-name="ce1" office:value-type="float" office:value="-43.687382" calcext:value-type="float">
            <text:p>-43,687382</text:p>
          </table:table-cell>
          <table:table-cell table:number-columns-repeated="62"/>
        </table:table-row>
        <table:table-row table:style-name="ro1">
          <table:table-cell table:style-name="ce1" office:value-type="float" office:value="1863.95115" calcext:value-type="float">
            <text:p>1863,95115</text:p>
          </table:table-cell>
          <table:table-cell table:style-name="ce1" office:value-type="float" office:value="-43.640798" calcext:value-type="float">
            <text:p>-43,640798</text:p>
          </table:table-cell>
          <table:table-cell table:number-columns-repeated="62"/>
        </table:table-row>
        <table:table-row table:style-name="ro1">
          <table:table-cell table:style-name="ce1" office:value-type="float" office:value="1863.8824" calcext:value-type="float">
            <text:p>1863,8824</text:p>
          </table:table-cell>
          <table:table-cell table:style-name="ce1" office:value-type="float" office:value="-43.992317" calcext:value-type="float">
            <text:p>-43,992317</text:p>
          </table:table-cell>
          <table:table-cell table:number-columns-repeated="62"/>
        </table:table-row>
        <table:table-row table:style-name="ro1">
          <table:table-cell table:style-name="ce1" office:value-type="float" office:value="1863.81875" calcext:value-type="float">
            <text:p>1863,81875</text:p>
          </table:table-cell>
          <table:table-cell table:style-name="ce1" office:value-type="float" office:value="-44.265095" calcext:value-type="float">
            <text:p>-44,265095</text:p>
          </table:table-cell>
          <table:table-cell table:number-columns-repeated="62"/>
        </table:table-row>
        <table:table-row table:style-name="ro1">
          <table:table-cell table:style-name="ce1" office:value-type="float" office:value="1863.75505" calcext:value-type="float">
            <text:p>1863,75505</text:p>
          </table:table-cell>
          <table:table-cell table:style-name="ce1" office:value-type="float" office:value="-44.48291" calcext:value-type="float">
            <text:p>-44,48291</text:p>
          </table:table-cell>
          <table:table-cell table:number-columns-repeated="62"/>
        </table:table-row>
        <table:table-row table:style-name="ro1">
          <table:table-cell table:style-name="ce1" office:value-type="float" office:value="1863.69135" calcext:value-type="float">
            <text:p>1863,69135</text:p>
          </table:table-cell>
          <table:table-cell table:style-name="ce1" office:value-type="float" office:value="-44.80329" calcext:value-type="float">
            <text:p>-44,80329</text:p>
          </table:table-cell>
          <table:table-cell table:number-columns-repeated="62"/>
        </table:table-row>
        <table:table-row table:style-name="ro1">
          <table:table-cell table:style-name="ce1" office:value-type="float" office:value="1863.6277" calcext:value-type="float">
            <text:p>1863,6277</text:p>
          </table:table-cell>
          <table:table-cell table:style-name="ce1" office:value-type="float" office:value="-45.206957" calcext:value-type="float">
            <text:p>-45,206957</text:p>
          </table:table-cell>
          <table:table-cell table:number-columns-repeated="62"/>
        </table:table-row>
        <table:table-row table:style-name="ro1">
          <table:table-cell table:style-name="ce1" office:value-type="float" office:value="1863.56405" calcext:value-type="float">
            <text:p>1863,56405</text:p>
          </table:table-cell>
          <table:table-cell table:style-name="ce1" office:value-type="float" office:value="-45.393643" calcext:value-type="float">
            <text:p>-45,393643</text:p>
          </table:table-cell>
          <table:table-cell table:number-columns-repeated="62"/>
        </table:table-row>
        <table:table-row table:style-name="ro1">
          <table:table-cell table:style-name="ce1" office:value-type="float" office:value="1863.50035" calcext:value-type="float">
            <text:p>1863,50035</text:p>
          </table:table-cell>
          <table:table-cell table:style-name="ce1" office:value-type="float" office:value="-45.70303" calcext:value-type="float">
            <text:p>-45,70303</text:p>
          </table:table-cell>
          <table:table-cell table:number-columns-repeated="62"/>
        </table:table-row>
        <table:table-row table:style-name="ro1">
          <table:table-cell table:style-name="ce1" office:value-type="float" office:value="1863.4367" calcext:value-type="float">
            <text:p>1863,4367</text:p>
          </table:table-cell>
          <table:table-cell table:style-name="ce1" office:value-type="float" office:value="-45.756094" calcext:value-type="float">
            <text:p>-45,756094</text:p>
          </table:table-cell>
          <table:table-cell table:number-columns-repeated="62"/>
        </table:table-row>
        <table:table-row table:style-name="ro1">
          <table:table-cell table:style-name="ce1" office:value-type="float" office:value="1863.37305" calcext:value-type="float">
            <text:p>1863,37305</text:p>
          </table:table-cell>
          <table:table-cell table:style-name="ce1" office:value-type="float" office:value="-45.750502" calcext:value-type="float">
            <text:p>-45,750502</text:p>
          </table:table-cell>
          <table:table-cell table:number-columns-repeated="62"/>
        </table:table-row>
        <table:table-row table:style-name="ro1">
          <table:table-cell table:style-name="ce1" office:value-type="float" office:value="1863.30935" calcext:value-type="float">
            <text:p>1863,30935</text:p>
          </table:table-cell>
          <table:table-cell table:style-name="ce1" office:value-type="float" office:value="-45.895567" calcext:value-type="float">
            <text:p>-45,895567</text:p>
          </table:table-cell>
          <table:table-cell table:number-columns-repeated="62"/>
        </table:table-row>
        <table:table-row table:style-name="ro1">
          <table:table-cell table:style-name="ce1" office:value-type="float" office:value="1863.24565" calcext:value-type="float">
            <text:p>1863,24565</text:p>
          </table:table-cell>
          <table:table-cell table:style-name="ce1" office:value-type="float" office:value="-45.577059" calcext:value-type="float">
            <text:p>-45,577059</text:p>
          </table:table-cell>
          <table:table-cell table:number-columns-repeated="62"/>
        </table:table-row>
        <table:table-row table:style-name="ro1">
          <table:table-cell table:style-name="ce1" office:value-type="float" office:value="1863.182" calcext:value-type="float">
            <text:p>1863,182</text:p>
          </table:table-cell>
          <table:table-cell table:style-name="ce1" office:value-type="float" office:value="-45.25254" calcext:value-type="float">
            <text:p>-45,25254</text:p>
          </table:table-cell>
          <table:table-cell table:number-columns-repeated="62"/>
        </table:table-row>
        <table:table-row table:style-name="ro1">
          <table:table-cell table:style-name="ce1" office:value-type="float" office:value="1863.1183" calcext:value-type="float">
            <text:p>1863,1183</text:p>
          </table:table-cell>
          <table:table-cell table:style-name="ce1" office:value-type="float" office:value="-44.92709" calcext:value-type="float">
            <text:p>-44,92709</text:p>
          </table:table-cell>
          <table:table-cell table:number-columns-repeated="62"/>
        </table:table-row>
        <table:table-row table:style-name="ro1">
          <table:table-cell table:style-name="ce1" office:value-type="float" office:value="1863.0546" calcext:value-type="float">
            <text:p>1863,0546</text:p>
          </table:table-cell>
          <table:table-cell table:style-name="ce1" office:value-type="float" office:value="-44.347086" calcext:value-type="float">
            <text:p>-44,347086</text:p>
          </table:table-cell>
          <table:table-cell table:number-columns-repeated="62"/>
        </table:table-row>
        <table:table-row table:style-name="ro1">
          <table:table-cell table:style-name="ce1" office:value-type="float" office:value="1862.95645" calcext:value-type="float">
            <text:p>1862,95645</text:p>
          </table:table-cell>
          <table:table-cell table:style-name="ce1" office:value-type="float" office:value="-43.547823" calcext:value-type="float">
            <text:p>-43,547823</text:p>
          </table:table-cell>
          <table:table-cell table:number-columns-repeated="62"/>
        </table:table-row>
        <table:table-row table:style-name="ro1">
          <table:table-cell table:style-name="ce1" office:value-type="float" office:value="1862.80935" calcext:value-type="float">
            <text:p>1862,80935</text:p>
          </table:table-cell>
          <table:table-cell table:style-name="ce1" office:value-type="float" office:value="-42.967554" calcext:value-type="float">
            <text:p>-42,967554</text:p>
          </table:table-cell>
          <table:table-cell table:number-columns-repeated="62"/>
        </table:table-row>
        <table:table-row table:style-name="ro1">
          <table:table-cell table:style-name="ce1" office:value-type="float" office:value="1862.646" calcext:value-type="float">
            <text:p>1862,646</text:p>
          </table:table-cell>
          <table:table-cell table:style-name="ce1" office:value-type="float" office:value="-42.470266" calcext:value-type="float">
            <text:p>-42,470266</text:p>
          </table:table-cell>
          <table:table-cell table:number-columns-repeated="62"/>
        </table:table-row>
        <table:table-row table:style-name="ro1">
          <table:table-cell table:style-name="ce1" office:value-type="float" office:value="1862.4808" calcext:value-type="float">
            <text:p>1862,4808</text:p>
          </table:table-cell>
          <table:table-cell table:style-name="ce1" office:value-type="float" office:value="-42.218818" calcext:value-type="float">
            <text:p>-42,218818</text:p>
          </table:table-cell>
          <table:table-cell table:number-columns-repeated="62"/>
        </table:table-row>
        <table:table-row table:style-name="ro1">
          <table:table-cell table:style-name="ce1" office:value-type="float" office:value="1862.3156" calcext:value-type="float">
            <text:p>1862,3156</text:p>
          </table:table-cell>
          <table:table-cell table:style-name="ce1" office:value-type="float" office:value="-42.243719" calcext:value-type="float">
            <text:p>-42,243719</text:p>
          </table:table-cell>
          <table:table-cell table:number-columns-repeated="62"/>
        </table:table-row>
        <table:table-row table:style-name="ro1">
          <table:table-cell table:style-name="ce1" office:value-type="float" office:value="1862.15105" calcext:value-type="float">
            <text:p>1862,15105</text:p>
          </table:table-cell>
          <table:table-cell table:style-name="ce1" office:value-type="float" office:value="-41.955371" calcext:value-type="float">
            <text:p>-41,955371</text:p>
          </table:table-cell>
          <table:table-cell table:number-columns-repeated="62"/>
        </table:table-row>
        <table:table-row table:style-name="ro1">
          <table:table-cell table:style-name="ce1" office:value-type="float" office:value="1861.99045" calcext:value-type="float">
            <text:p>1861,99045</text:p>
          </table:table-cell>
          <table:table-cell table:style-name="ce1" office:value-type="float" office:value="-42.05779" calcext:value-type="float">
            <text:p>-42,05779</text:p>
          </table:table-cell>
          <table:table-cell table:number-columns-repeated="62"/>
        </table:table-row>
        <table:table-row table:style-name="ro1">
          <table:table-cell table:style-name="ce1" office:value-type="float" office:value="1861.83715" calcext:value-type="float">
            <text:p>1861,83715</text:p>
          </table:table-cell>
          <table:table-cell table:style-name="ce1" office:value-type="float" office:value="-42.282799" calcext:value-type="float">
            <text:p>-42,282799</text:p>
          </table:table-cell>
          <table:table-cell table:number-columns-repeated="62"/>
        </table:table-row>
        <table:table-row table:style-name="ro1">
          <table:table-cell table:style-name="ce1" office:value-type="float" office:value="1861.6878" calcext:value-type="float">
            <text:p>1861,6878</text:p>
          </table:table-cell>
          <table:table-cell table:style-name="ce1" office:value-type="float" office:value="-42.604808" calcext:value-type="float">
            <text:p>-42,604808</text:p>
          </table:table-cell>
          <table:table-cell table:number-columns-repeated="62"/>
        </table:table-row>
        <table:table-row table:style-name="ro1">
          <table:table-cell table:style-name="ce1" office:value-type="float" office:value="1861.5384" calcext:value-type="float">
            <text:p>1861,5384</text:p>
          </table:table-cell>
          <table:table-cell table:style-name="ce1" office:value-type="float" office:value="-42.85263" calcext:value-type="float">
            <text:p>-42,85263</text:p>
          </table:table-cell>
          <table:table-cell table:number-columns-repeated="62"/>
        </table:table-row>
        <table:table-row table:style-name="ro1">
          <table:table-cell table:style-name="ce1" office:value-type="float" office:value="1861.389" calcext:value-type="float">
            <text:p>1861,389</text:p>
          </table:table-cell>
          <table:table-cell table:style-name="ce1" office:value-type="float" office:value="-42.888385" calcext:value-type="float">
            <text:p>-42,888385</text:p>
          </table:table-cell>
          <table:table-cell table:number-columns-repeated="62"/>
        </table:table-row>
        <table:table-row table:style-name="ro1">
          <table:table-cell table:style-name="ce1" office:value-type="float" office:value="1861.2396" calcext:value-type="float">
            <text:p>1861,2396</text:p>
          </table:table-cell>
          <table:table-cell table:style-name="ce1" office:value-type="float" office:value="-43.01803" calcext:value-type="float">
            <text:p>-43,01803</text:p>
          </table:table-cell>
          <table:table-cell table:number-columns-repeated="62"/>
        </table:table-row>
        <table:table-row table:style-name="ro1">
          <table:table-cell table:style-name="ce1" office:value-type="float" office:value="1861.0902" calcext:value-type="float">
            <text:p>1861,0902</text:p>
          </table:table-cell>
          <table:table-cell table:style-name="ce1" office:value-type="float" office:value="-43.289385" calcext:value-type="float">
            <text:p>-43,289385</text:p>
          </table:table-cell>
          <table:table-cell table:number-columns-repeated="62"/>
        </table:table-row>
        <table:table-row table:style-name="ro1">
          <table:table-cell table:style-name="ce1" office:value-type="float" office:value="1860.9567" calcext:value-type="float">
            <text:p>1860,9567</text:p>
          </table:table-cell>
          <table:table-cell table:style-name="ce1" office:value-type="float" office:value="-42.979863" calcext:value-type="float">
            <text:p>-42,979863</text:p>
          </table:table-cell>
          <table:table-cell table:number-columns-repeated="62"/>
        </table:table-row>
        <table:table-row table:style-name="ro1">
          <table:table-cell table:style-name="ce1" office:value-type="float" office:value="1860.8404" calcext:value-type="float">
            <text:p>1860,8404</text:p>
          </table:table-cell>
          <table:table-cell table:style-name="ce1" office:value-type="float" office:value="-43.17814" calcext:value-type="float">
            <text:p>-43,17814</text:p>
          </table:table-cell>
          <table:table-cell table:number-columns-repeated="62"/>
        </table:table-row>
        <table:table-row table:style-name="ro1">
          <table:table-cell table:style-name="ce1" office:value-type="float" office:value="1860.72565" calcext:value-type="float">
            <text:p>1860,72565</text:p>
          </table:table-cell>
          <table:table-cell table:style-name="ce1" office:value-type="float" office:value="-42.795439" calcext:value-type="float">
            <text:p>-42,795439</text:p>
          </table:table-cell>
          <table:table-cell table:number-columns-repeated="62"/>
        </table:table-row>
        <table:table-row table:style-name="ro1">
          <table:table-cell table:style-name="ce1" office:value-type="float" office:value="1860.61115" calcext:value-type="float">
            <text:p>1860,61115</text:p>
          </table:table-cell>
          <table:table-cell table:style-name="ce1" office:value-type="float" office:value="-42.55774" calcext:value-type="float">
            <text:p>-42,55774</text:p>
          </table:table-cell>
          <table:table-cell table:number-columns-repeated="62"/>
        </table:table-row>
        <table:table-row table:style-name="ro1">
          <table:table-cell table:style-name="ce1" office:value-type="float" office:value="1860.4967" calcext:value-type="float">
            <text:p>1860,4967</text:p>
          </table:table-cell>
          <table:table-cell table:style-name="ce1" office:value-type="float" office:value="-42.83813" calcext:value-type="float">
            <text:p>-42,83813</text:p>
          </table:table-cell>
          <table:table-cell table:number-columns-repeated="62"/>
        </table:table-row>
        <table:table-row table:style-name="ro1">
          <table:table-cell table:style-name="ce1" office:value-type="float" office:value="1860.38225" calcext:value-type="float">
            <text:p>1860,38225</text:p>
          </table:table-cell>
          <table:table-cell table:style-name="ce1" office:value-type="float" office:value="-43.033936" calcext:value-type="float">
            <text:p>-43,033936</text:p>
          </table:table-cell>
          <table:table-cell table:number-columns-repeated="62"/>
        </table:table-row>
        <table:table-row table:style-name="ro1">
          <table:table-cell table:style-name="ce1" office:value-type="float" office:value="1860.2677" calcext:value-type="float">
            <text:p>1860,2677</text:p>
          </table:table-cell>
          <table:table-cell table:style-name="ce1" office:value-type="float" office:value="-43.006983" calcext:value-type="float">
            <text:p>-43,006983</text:p>
          </table:table-cell>
          <table:table-cell table:number-columns-repeated="62"/>
        </table:table-row>
        <table:table-row table:style-name="ro1">
          <table:table-cell table:style-name="ce1" office:value-type="float" office:value="1860.15315" calcext:value-type="float">
            <text:p>1860,15315</text:p>
          </table:table-cell>
          <table:table-cell table:style-name="ce1" office:value-type="float" office:value="-43.174412" calcext:value-type="float">
            <text:p>-43,174412</text:p>
          </table:table-cell>
          <table:table-cell table:number-columns-repeated="62"/>
        </table:table-row>
        <table:table-row table:style-name="ro1">
          <table:table-cell table:style-name="ce1" office:value-type="float" office:value="1860.03865" calcext:value-type="float">
            <text:p>1860,03865</text:p>
          </table:table-cell>
          <table:table-cell table:style-name="ce1" office:value-type="float" office:value="-43.339083" calcext:value-type="float">
            <text:p>-43,339083</text:p>
          </table:table-cell>
          <table:table-cell table:number-columns-repeated="62"/>
        </table:table-row>
        <table:table-row table:style-name="ro1">
          <table:table-cell table:style-name="ce1" office:value-type="float" office:value="1859.92415" calcext:value-type="float">
            <text:p>1859,92415</text:p>
          </table:table-cell>
          <table:table-cell table:style-name="ce1" office:value-type="float" office:value="-43.406653" calcext:value-type="float">
            <text:p>-43,406653</text:p>
          </table:table-cell>
          <table:table-cell table:number-columns-repeated="62"/>
        </table:table-row>
        <table:table-row table:style-name="ro1">
          <table:table-cell table:style-name="ce1" office:value-type="float" office:value="1859.80965" calcext:value-type="float">
            <text:p>1859,80965</text:p>
          </table:table-cell>
          <table:table-cell table:style-name="ce1" office:value-type="float" office:value="-43.477009" calcext:value-type="float">
            <text:p>-43,477009</text:p>
          </table:table-cell>
          <table:table-cell table:number-columns-repeated="62"/>
        </table:table-row>
        <table:table-row table:style-name="ro1">
          <table:table-cell table:style-name="ce1" office:value-type="float" office:value="1859.69515" calcext:value-type="float">
            <text:p>1859,69515</text:p>
          </table:table-cell>
          <table:table-cell table:style-name="ce1" office:value-type="float" office:value="-44.086722" calcext:value-type="float">
            <text:p>-44,086722</text:p>
          </table:table-cell>
          <table:table-cell table:number-columns-repeated="62"/>
        </table:table-row>
        <table:table-row table:style-name="ro1">
          <table:table-cell table:style-name="ce1" office:value-type="float" office:value="1859.58065" calcext:value-type="float">
            <text:p>1859,58065</text:p>
          </table:table-cell>
          <table:table-cell table:style-name="ce1" office:value-type="float" office:value="-44.416022" calcext:value-type="float">
            <text:p>-44,416022</text:p>
          </table:table-cell>
          <table:table-cell table:number-columns-repeated="62"/>
        </table:table-row>
        <table:table-row table:style-name="ro1">
          <table:table-cell table:style-name="ce1" office:value-type="float" office:value="1859.46615" calcext:value-type="float">
            <text:p>1859,46615</text:p>
          </table:table-cell>
          <table:table-cell table:style-name="ce1" office:value-type="float" office:value="-44.562811" calcext:value-type="float">
            <text:p>-44,562811</text:p>
          </table:table-cell>
          <table:table-cell table:number-columns-repeated="62"/>
        </table:table-row>
        <table:table-row table:style-name="ro1">
          <table:table-cell table:style-name="ce1" office:value-type="float" office:value="1859.35165" calcext:value-type="float">
            <text:p>1859,35165</text:p>
          </table:table-cell>
          <table:table-cell table:style-name="ce1" office:value-type="float" office:value="-44.561662" calcext:value-type="float">
            <text:p>-44,561662</text:p>
          </table:table-cell>
          <table:table-cell table:number-columns-repeated="62"/>
        </table:table-row>
        <table:table-row table:style-name="ro1">
          <table:table-cell table:style-name="ce1" office:value-type="float" office:value="1859.23715" calcext:value-type="float">
            <text:p>1859,23715</text:p>
          </table:table-cell>
          <table:table-cell table:style-name="ce1" office:value-type="float" office:value="-44.025694" calcext:value-type="float">
            <text:p>-44,025694</text:p>
          </table:table-cell>
          <table:table-cell table:number-columns-repeated="62"/>
        </table:table-row>
        <table:table-row table:style-name="ro1">
          <table:table-cell table:style-name="ce1" office:value-type="float" office:value="1859.1219" calcext:value-type="float">
            <text:p>1859,1219</text:p>
          </table:table-cell>
          <table:table-cell table:style-name="ce1" office:value-type="float" office:value="-43.975365" calcext:value-type="float">
            <text:p>-43,975365</text:p>
          </table:table-cell>
          <table:table-cell table:number-columns-repeated="62"/>
        </table:table-row>
        <table:table-row table:style-name="ro1">
          <table:table-cell table:style-name="ce1" office:value-type="float" office:value="1859.00265" calcext:value-type="float">
            <text:p>1859,00265</text:p>
          </table:table-cell>
          <table:table-cell table:style-name="ce1" office:value-type="float" office:value="-42.346107" calcext:value-type="float">
            <text:p>-42,346107</text:p>
          </table:table-cell>
          <table:table-cell table:number-columns-repeated="62"/>
        </table:table-row>
        <table:table-row table:style-name="ro1">
          <table:table-cell table:style-name="ce1" office:value-type="float" office:value="1858.87315" calcext:value-type="float">
            <text:p>1858,87315</text:p>
          </table:table-cell>
          <table:table-cell table:style-name="ce1" office:value-type="float" office:value="-42.028524" calcext:value-type="float">
            <text:p>-42,028524</text:p>
          </table:table-cell>
          <table:table-cell table:number-columns-repeated="62"/>
        </table:table-row>
        <table:table-row table:style-name="ro1">
          <table:table-cell table:style-name="ce1" office:value-type="float" office:value="1858.7366" calcext:value-type="float">
            <text:p>1858,7366</text:p>
          </table:table-cell>
          <table:table-cell table:style-name="ce1" office:value-type="float" office:value="-41.770333" calcext:value-type="float">
            <text:p>-41,770333</text:p>
          </table:table-cell>
          <table:table-cell table:number-columns-repeated="62"/>
        </table:table-row>
        <table:table-row table:style-name="ro1">
          <table:table-cell table:style-name="ce1" office:value-type="float" office:value="1858.60005" calcext:value-type="float">
            <text:p>1858,60005</text:p>
          </table:table-cell>
          <table:table-cell table:style-name="ce1" office:value-type="float" office:value="-41.616725" calcext:value-type="float">
            <text:p>-41,616725</text:p>
          </table:table-cell>
          <table:table-cell table:number-columns-repeated="62"/>
        </table:table-row>
        <table:table-row table:style-name="ro1">
          <table:table-cell table:style-name="ce1" office:value-type="float" office:value="1858.46355" calcext:value-type="float">
            <text:p>1858,46355</text:p>
          </table:table-cell>
          <table:table-cell table:style-name="ce1" office:value-type="float" office:value="-41.649156" calcext:value-type="float">
            <text:p>-41,649156</text:p>
          </table:table-cell>
          <table:table-cell table:number-columns-repeated="62"/>
        </table:table-row>
        <table:table-row table:style-name="ro1">
          <table:table-cell table:style-name="ce1" office:value-type="float" office:value="1858.32705" calcext:value-type="float">
            <text:p>1858,32705</text:p>
          </table:table-cell>
          <table:table-cell table:style-name="ce1" office:value-type="float" office:value="-41.633555" calcext:value-type="float">
            <text:p>-41,633555</text:p>
          </table:table-cell>
          <table:table-cell table:number-columns-repeated="62"/>
        </table:table-row>
        <table:table-row table:style-name="ro1">
          <table:table-cell table:style-name="ce1" office:value-type="float" office:value="1858.19055" calcext:value-type="float">
            <text:p>1858,19055</text:p>
          </table:table-cell>
          <table:table-cell table:style-name="ce1" office:value-type="float" office:value="-41.790539" calcext:value-type="float">
            <text:p>-41,790539</text:p>
          </table:table-cell>
          <table:table-cell table:number-columns-repeated="62"/>
        </table:table-row>
        <table:table-row table:style-name="ro1">
          <table:table-cell table:style-name="ce1" office:value-type="float" office:value="1858.05485" calcext:value-type="float">
            <text:p>1858,05485</text:p>
          </table:table-cell>
          <table:table-cell table:style-name="ce1" office:value-type="float" office:value="-42.234425" calcext:value-type="float">
            <text:p>-42,234425</text:p>
          </table:table-cell>
          <table:table-cell table:number-columns-repeated="62"/>
        </table:table-row>
        <table:table-row table:style-name="ro1">
          <table:table-cell table:style-name="ce1" office:value-type="float" office:value="1857.9211" calcext:value-type="float">
            <text:p>1857,9211</text:p>
          </table:table-cell>
          <table:table-cell table:style-name="ce1" office:value-type="float" office:value="-42.562994" calcext:value-type="float">
            <text:p>-42,562994</text:p>
          </table:table-cell>
          <table:table-cell table:number-columns-repeated="62"/>
        </table:table-row>
        <table:table-row table:style-name="ro1">
          <table:table-cell table:style-name="ce1" office:value-type="float" office:value="1857.7891" calcext:value-type="float">
            <text:p>1857,7891</text:p>
          </table:table-cell>
          <table:table-cell table:style-name="ce1" office:value-type="float" office:value="-42.759088" calcext:value-type="float">
            <text:p>-42,759088</text:p>
          </table:table-cell>
          <table:table-cell table:number-columns-repeated="62"/>
        </table:table-row>
        <table:table-row table:style-name="ro1">
          <table:table-cell table:style-name="ce1" office:value-type="float" office:value="1857.65765" calcext:value-type="float">
            <text:p>1857,65765</text:p>
          </table:table-cell>
          <table:table-cell table:style-name="ce1" office:value-type="float" office:value="-43.392589" calcext:value-type="float">
            <text:p>-43,392589</text:p>
          </table:table-cell>
          <table:table-cell table:number-columns-repeated="62"/>
        </table:table-row>
        <table:table-row table:style-name="ro1">
          <table:table-cell table:style-name="ce1" office:value-type="float" office:value="1857.52615" calcext:value-type="float">
            <text:p>1857,52615</text:p>
          </table:table-cell>
          <table:table-cell table:style-name="ce1" office:value-type="float" office:value="-43.912666" calcext:value-type="float">
            <text:p>-43,912666</text:p>
          </table:table-cell>
          <table:table-cell table:number-columns-repeated="62"/>
        </table:table-row>
        <table:table-row table:style-name="ro1">
          <table:table-cell table:style-name="ce1" office:value-type="float" office:value="1857.39465" calcext:value-type="float">
            <text:p>1857,39465</text:p>
          </table:table-cell>
          <table:table-cell table:style-name="ce1" office:value-type="float" office:value="-44.239824" calcext:value-type="float">
            <text:p>-44,239824</text:p>
          </table:table-cell>
          <table:table-cell table:number-columns-repeated="62"/>
        </table:table-row>
        <table:table-row table:style-name="ro1">
          <table:table-cell table:style-name="ce1" office:value-type="float" office:value="1857.26315" calcext:value-type="float">
            <text:p>1857,26315</text:p>
          </table:table-cell>
          <table:table-cell table:style-name="ce1" office:value-type="float" office:value="-44.130891" calcext:value-type="float">
            <text:p>-44,130891</text:p>
          </table:table-cell>
          <table:table-cell table:number-columns-repeated="62"/>
        </table:table-row>
        <table:table-row table:style-name="ro1">
          <table:table-cell table:style-name="ce1" office:value-type="float" office:value="1857.1317" calcext:value-type="float">
            <text:p>1857,1317</text:p>
          </table:table-cell>
          <table:table-cell table:style-name="ce1" office:value-type="float" office:value="-44.031603" calcext:value-type="float">
            <text:p>-44,031603</text:p>
          </table:table-cell>
          <table:table-cell table:number-columns-repeated="62"/>
        </table:table-row>
        <table:table-row table:style-name="ro1">
          <table:table-cell table:style-name="ce1" office:value-type="float" office:value="1857.0089" calcext:value-type="float">
            <text:p>1857,0089</text:p>
          </table:table-cell>
          <table:table-cell table:style-name="ce1" office:value-type="float" office:value="-44.212339" calcext:value-type="float">
            <text:p>-44,212339</text:p>
          </table:table-cell>
          <table:table-cell table:number-columns-repeated="62"/>
        </table:table-row>
        <table:table-row table:style-name="ro1">
          <table:table-cell table:style-name="ce1" office:value-type="float" office:value="1856.89995" calcext:value-type="float">
            <text:p>1856,89995</text:p>
          </table:table-cell>
          <table:table-cell table:style-name="ce1" office:value-type="float" office:value="-44.200185" calcext:value-type="float">
            <text:p>-44,200185</text:p>
          </table:table-cell>
          <table:table-cell table:number-columns-repeated="62"/>
        </table:table-row>
        <table:table-row table:style-name="ro1">
          <table:table-cell table:style-name="ce1" office:value-type="float" office:value="1856.79735" calcext:value-type="float">
            <text:p>1856,79735</text:p>
          </table:table-cell>
          <table:table-cell table:style-name="ce1" office:value-type="float" office:value="-44.111891" calcext:value-type="float">
            <text:p>-44,111891</text:p>
          </table:table-cell>
          <table:table-cell table:number-columns-repeated="62"/>
        </table:table-row>
        <table:table-row table:style-name="ro1">
          <table:table-cell table:style-name="ce1" office:value-type="float" office:value="1856.6959" calcext:value-type="float">
            <text:p>1856,6959</text:p>
          </table:table-cell>
          <table:table-cell table:style-name="ce1" office:value-type="float" office:value="-44.154231" calcext:value-type="float">
            <text:p>-44,154231</text:p>
          </table:table-cell>
          <table:table-cell table:number-columns-repeated="62"/>
        </table:table-row>
        <table:table-row table:style-name="ro1">
          <table:table-cell table:style-name="ce1" office:value-type="float" office:value="1856.5945" calcext:value-type="float">
            <text:p>1856,5945</text:p>
          </table:table-cell>
          <table:table-cell table:style-name="ce1" office:value-type="float" office:value="-44.083937" calcext:value-type="float">
            <text:p>-44,083937</text:p>
          </table:table-cell>
          <table:table-cell table:number-columns-repeated="62"/>
        </table:table-row>
        <table:table-row table:style-name="ro1">
          <table:table-cell table:style-name="ce1" office:value-type="float" office:value="1856.4931" calcext:value-type="float">
            <text:p>1856,4931</text:p>
          </table:table-cell>
          <table:table-cell table:style-name="ce1" office:value-type="float" office:value="-43.996238" calcext:value-type="float">
            <text:p>-43,996238</text:p>
          </table:table-cell>
          <table:table-cell table:number-columns-repeated="62"/>
        </table:table-row>
        <table:table-row table:style-name="ro1">
          <table:table-cell table:style-name="ce1" office:value-type="float" office:value="1856.39165" calcext:value-type="float">
            <text:p>1856,39165</text:p>
          </table:table-cell>
          <table:table-cell table:style-name="ce1" office:value-type="float" office:value="-43.727937" calcext:value-type="float">
            <text:p>-43,727937</text:p>
          </table:table-cell>
          <table:table-cell table:number-columns-repeated="62"/>
        </table:table-row>
        <table:table-row table:style-name="ro1">
          <table:table-cell table:style-name="ce1" office:value-type="float" office:value="1856.2902" calcext:value-type="float">
            <text:p>1856,2902</text:p>
          </table:table-cell>
          <table:table-cell table:style-name="ce1" office:value-type="float" office:value="-43.281912" calcext:value-type="float">
            <text:p>-43,281912</text:p>
          </table:table-cell>
          <table:table-cell table:number-columns-repeated="62"/>
        </table:table-row>
        <table:table-row table:style-name="ro1">
          <table:table-cell table:style-name="ce1" office:value-type="float" office:value="1856.18885" calcext:value-type="float">
            <text:p>1856,18885</text:p>
          </table:table-cell>
          <table:table-cell table:style-name="ce1" office:value-type="float" office:value="-42.550372" calcext:value-type="float">
            <text:p>-42,550372</text:p>
          </table:table-cell>
          <table:table-cell table:number-columns-repeated="62"/>
        </table:table-row>
        <table:table-row table:style-name="ro1">
          <table:table-cell table:style-name="ce1" office:value-type="float" office:value="1856.08745" calcext:value-type="float">
            <text:p>1856,08745</text:p>
          </table:table-cell>
          <table:table-cell table:style-name="ce1" office:value-type="float" office:value="-42.067777" calcext:value-type="float">
            <text:p>-42,067777</text:p>
          </table:table-cell>
          <table:table-cell table:number-columns-repeated="62"/>
        </table:table-row>
        <table:table-row table:style-name="ro1">
          <table:table-cell table:style-name="ce1" office:value-type="float" office:value="1855.95465" calcext:value-type="float">
            <text:p>1855,95465</text:p>
          </table:table-cell>
          <table:table-cell table:style-name="ce1" office:value-type="float" office:value="-41.582221" calcext:value-type="float">
            <text:p>-41,582221</text:p>
          </table:table-cell>
          <table:table-cell table:number-columns-repeated="62"/>
        </table:table-row>
        <table:table-row table:style-name="ro1">
          <table:table-cell table:style-name="ce1" office:value-type="float" office:value="1855.7748" calcext:value-type="float">
            <text:p>1855,7748</text:p>
          </table:table-cell>
          <table:table-cell table:style-name="ce1" office:value-type="float" office:value="-41.06603" calcext:value-type="float">
            <text:p>-41,06603</text:p>
          </table:table-cell>
          <table:table-cell table:number-columns-repeated="62"/>
        </table:table-row>
        <table:table-row table:style-name="ro1">
          <table:table-cell table:style-name="ce1" office:value-type="float" office:value="1855.57835" calcext:value-type="float">
            <text:p>1855,57835</text:p>
          </table:table-cell>
          <table:table-cell table:style-name="ce1" office:value-type="float" office:value="-40.625595" calcext:value-type="float">
            <text:p>-40,625595</text:p>
          </table:table-cell>
          <table:table-cell table:number-columns-repeated="62"/>
        </table:table-row>
        <table:table-row table:style-name="ro1">
          <table:table-cell table:style-name="ce1" office:value-type="float" office:value="1855.3811" calcext:value-type="float">
            <text:p>1855,3811</text:p>
          </table:table-cell>
          <table:table-cell table:style-name="ce1" office:value-type="float" office:value="-40.254364" calcext:value-type="float">
            <text:p>-40,254364</text:p>
          </table:table-cell>
          <table:table-cell table:number-columns-repeated="62"/>
        </table:table-row>
        <table:table-row table:style-name="ro1">
          <table:table-cell table:style-name="ce1" office:value-type="float" office:value="1855.18695" calcext:value-type="float">
            <text:p>1855,18695</text:p>
          </table:table-cell>
          <table:table-cell table:style-name="ce1" office:value-type="float" office:value="-40.086566" calcext:value-type="float">
            <text:p>-40,086566</text:p>
          </table:table-cell>
          <table:table-cell table:number-columns-repeated="62"/>
        </table:table-row>
        <table:table-row table:style-name="ro1">
          <table:table-cell table:style-name="ce1" office:value-type="float" office:value="1855.0084" calcext:value-type="float">
            <text:p>1855,0084</text:p>
          </table:table-cell>
          <table:table-cell table:style-name="ce1" office:value-type="float" office:value="-40.119487" calcext:value-type="float">
            <text:p>-40,119487</text:p>
          </table:table-cell>
          <table:table-cell table:number-columns-repeated="62"/>
        </table:table-row>
        <table:table-row table:style-name="ro1">
          <table:table-cell table:style-name="ce1" office:value-type="float" office:value="1854.85965" calcext:value-type="float">
            <text:p>1854,85965</text:p>
          </table:table-cell>
          <table:table-cell table:style-name="ce1" office:value-type="float" office:value="-40.221526" calcext:value-type="float">
            <text:p>-40,221526</text:p>
          </table:table-cell>
          <table:table-cell table:number-columns-repeated="62"/>
        </table:table-row>
        <table:table-row table:style-name="ro1">
          <table:table-cell table:style-name="ce1" office:value-type="float" office:value="1854.7282" calcext:value-type="float">
            <text:p>1854,7282</text:p>
          </table:table-cell>
          <table:table-cell table:style-name="ce1" office:value-type="float" office:value="-40.388761" calcext:value-type="float">
            <text:p>-40,388761</text:p>
          </table:table-cell>
          <table:table-cell table:number-columns-repeated="62"/>
        </table:table-row>
        <table:table-row table:style-name="ro1">
          <table:table-cell table:style-name="ce1" office:value-type="float" office:value="1854.5968" calcext:value-type="float">
            <text:p>1854,5968</text:p>
          </table:table-cell>
          <table:table-cell table:style-name="ce1" office:value-type="float" office:value="-40.45836" calcext:value-type="float">
            <text:p>-40,45836</text:p>
          </table:table-cell>
          <table:table-cell table:number-columns-repeated="62"/>
        </table:table-row>
        <table:table-row table:style-name="ro1">
          <table:table-cell table:style-name="ce1" office:value-type="float" office:value="1854.4654" calcext:value-type="float">
            <text:p>1854,4654</text:p>
          </table:table-cell>
          <table:table-cell table:style-name="ce1" office:value-type="float" office:value="-40.461438" calcext:value-type="float">
            <text:p>-40,461438</text:p>
          </table:table-cell>
          <table:table-cell table:number-columns-repeated="62"/>
        </table:table-row>
        <table:table-row table:style-name="ro1">
          <table:table-cell table:style-name="ce1" office:value-type="float" office:value="1854.334" calcext:value-type="float">
            <text:p>1854,334</text:p>
          </table:table-cell>
          <table:table-cell table:style-name="ce1" office:value-type="float" office:value="-40.719952" calcext:value-type="float">
            <text:p>-40,719952</text:p>
          </table:table-cell>
          <table:table-cell table:number-columns-repeated="62"/>
        </table:table-row>
        <table:table-row table:style-name="ro1">
          <table:table-cell table:style-name="ce1" office:value-type="float" office:value="1854.20255" calcext:value-type="float">
            <text:p>1854,20255</text:p>
          </table:table-cell>
          <table:table-cell table:style-name="ce1" office:value-type="float" office:value="-40.905507" calcext:value-type="float">
            <text:p>-40,905507</text:p>
          </table:table-cell>
          <table:table-cell table:number-columns-repeated="62"/>
        </table:table-row>
        <table:table-row table:style-name="ro1">
          <table:table-cell table:style-name="ce1" office:value-type="float" office:value="1854.0717" calcext:value-type="float">
            <text:p>1854,0717</text:p>
          </table:table-cell>
          <table:table-cell table:style-name="ce1" office:value-type="float" office:value="-40.787629" calcext:value-type="float">
            <text:p>-40,787629</text:p>
          </table:table-cell>
          <table:table-cell table:number-columns-repeated="62"/>
        </table:table-row>
        <table:table-row table:style-name="ro1">
          <table:table-cell table:style-name="ce1" office:value-type="float" office:value="1853.9534" calcext:value-type="float">
            <text:p>1853,9534</text:p>
          </table:table-cell>
          <table:table-cell table:style-name="ce1" office:value-type="float" office:value="-40.805189" calcext:value-type="float">
            <text:p>-40,805189</text:p>
          </table:table-cell>
          <table:table-cell table:number-columns-repeated="62"/>
        </table:table-row>
        <table:table-row table:style-name="ro1">
          <table:table-cell table:style-name="ce1" office:value-type="float" office:value="1853.8479" calcext:value-type="float">
            <text:p>1853,8479</text:p>
          </table:table-cell>
          <table:table-cell table:style-name="ce1" office:value-type="float" office:value="-40.843786" calcext:value-type="float">
            <text:p>-40,843786</text:p>
          </table:table-cell>
          <table:table-cell table:number-columns-repeated="62"/>
        </table:table-row>
        <table:table-row table:style-name="ro1">
          <table:table-cell table:style-name="ce1" office:value-type="float" office:value="1853.7434" calcext:value-type="float">
            <text:p>1853,7434</text:p>
          </table:table-cell>
          <table:table-cell table:style-name="ce1" office:value-type="float" office:value="-40.915022" calcext:value-type="float">
            <text:p>-40,915022</text:p>
          </table:table-cell>
          <table:table-cell table:number-columns-repeated="62"/>
        </table:table-row>
        <table:table-row table:style-name="ro1">
          <table:table-cell table:style-name="ce1" office:value-type="float" office:value="1853.63905" calcext:value-type="float">
            <text:p>1853,63905</text:p>
          </table:table-cell>
          <table:table-cell table:style-name="ce1" office:value-type="float" office:value="-41.06706" calcext:value-type="float">
            <text:p>-41,06706</text:p>
          </table:table-cell>
          <table:table-cell table:number-columns-repeated="62"/>
        </table:table-row>
        <table:table-row table:style-name="ro1">
          <table:table-cell table:style-name="ce1" office:value-type="float" office:value="1853.5347" calcext:value-type="float">
            <text:p>1853,5347</text:p>
          </table:table-cell>
          <table:table-cell table:style-name="ce1" office:value-type="float" office:value="-41.250693" calcext:value-type="float">
            <text:p>-41,250693</text:p>
          </table:table-cell>
          <table:table-cell table:number-columns-repeated="62"/>
        </table:table-row>
        <table:table-row table:style-name="ro1">
          <table:table-cell table:style-name="ce1" office:value-type="float" office:value="1853.43035" calcext:value-type="float">
            <text:p>1853,43035</text:p>
          </table:table-cell>
          <table:table-cell table:style-name="ce1" office:value-type="float" office:value="-41.517163" calcext:value-type="float">
            <text:p>-41,517163</text:p>
          </table:table-cell>
          <table:table-cell table:number-columns-repeated="62"/>
        </table:table-row>
        <table:table-row table:style-name="ro1">
          <table:table-cell table:style-name="ce1" office:value-type="float" office:value="1853.32595" calcext:value-type="float">
            <text:p>1853,32595</text:p>
          </table:table-cell>
          <table:table-cell table:style-name="ce1" office:value-type="float" office:value="-42.041581" calcext:value-type="float">
            <text:p>-42,041581</text:p>
          </table:table-cell>
          <table:table-cell table:number-columns-repeated="62"/>
        </table:table-row>
        <table:table-row table:style-name="ro1">
          <table:table-cell table:style-name="ce1" office:value-type="float" office:value="1853.22155" calcext:value-type="float">
            <text:p>1853,22155</text:p>
          </table:table-cell>
          <table:table-cell table:style-name="ce1" office:value-type="float" office:value="-42.505438" calcext:value-type="float">
            <text:p>-42,505438</text:p>
          </table:table-cell>
          <table:table-cell table:number-columns-repeated="62"/>
        </table:table-row>
        <table:table-row table:style-name="ro1">
          <table:table-cell table:style-name="ce1" office:value-type="float" office:value="1853.11725" calcext:value-type="float">
            <text:p>1853,11725</text:p>
          </table:table-cell>
          <table:table-cell table:style-name="ce1" office:value-type="float" office:value="-42.797544" calcext:value-type="float">
            <text:p>-42,797544</text:p>
          </table:table-cell>
          <table:table-cell table:number-columns-repeated="62"/>
        </table:table-row>
        <table:table-row table:style-name="ro1">
          <table:table-cell table:style-name="ce1" office:value-type="float" office:value="1852.99985" calcext:value-type="float">
            <text:p>1852,99985</text:p>
          </table:table-cell>
          <table:table-cell table:style-name="ce1" office:value-type="float" office:value="-42.980131" calcext:value-type="float">
            <text:p>-42,980131</text:p>
          </table:table-cell>
          <table:table-cell table:number-columns-repeated="62"/>
        </table:table-row>
        <table:table-row table:style-name="ro1">
          <table:table-cell table:style-name="ce1" office:value-type="float" office:value="1852.85625" calcext:value-type="float">
            <text:p>1852,85625</text:p>
          </table:table-cell>
          <table:table-cell table:style-name="ce1" office:value-type="float" office:value="-43.010168" calcext:value-type="float">
            <text:p>-43,010168</text:p>
          </table:table-cell>
          <table:table-cell table:number-columns-repeated="62"/>
        </table:table-row>
        <table:table-row table:style-name="ro1">
          <table:table-cell table:style-name="ce1" office:value-type="float" office:value="1852.6973" calcext:value-type="float">
            <text:p>1852,6973</text:p>
          </table:table-cell>
          <table:table-cell table:style-name="ce1" office:value-type="float" office:value="-42.918291" calcext:value-type="float">
            <text:p>-42,918291</text:p>
          </table:table-cell>
          <table:table-cell table:number-columns-repeated="62"/>
        </table:table-row>
        <table:table-row table:style-name="ro1">
          <table:table-cell table:style-name="ce1" office:value-type="float" office:value="1852.53605" calcext:value-type="float">
            <text:p>1852,53605</text:p>
          </table:table-cell>
          <table:table-cell table:style-name="ce1" office:value-type="float" office:value="-42.924328" calcext:value-type="float">
            <text:p>-42,924328</text:p>
          </table:table-cell>
          <table:table-cell table:number-columns-repeated="62"/>
        </table:table-row>
        <table:table-row table:style-name="ro1">
          <table:table-cell table:style-name="ce1" office:value-type="float" office:value="1852.37475" calcext:value-type="float">
            <text:p>1852,37475</text:p>
          </table:table-cell>
          <table:table-cell table:style-name="ce1" office:value-type="float" office:value="-42.85933" calcext:value-type="float">
            <text:p>-42,85933</text:p>
          </table:table-cell>
          <table:table-cell table:number-columns-repeated="62"/>
        </table:table-row>
        <table:table-row table:style-name="ro1">
          <table:table-cell table:style-name="ce1" office:value-type="float" office:value="1852.21345" calcext:value-type="float">
            <text:p>1852,21345</text:p>
          </table:table-cell>
          <table:table-cell table:style-name="ce1" office:value-type="float" office:value="-42.820168" calcext:value-type="float">
            <text:p>-42,820168</text:p>
          </table:table-cell>
          <table:table-cell table:number-columns-repeated="62"/>
        </table:table-row>
        <table:table-row table:style-name="ro1">
          <table:table-cell table:style-name="ce1" office:value-type="float" office:value="1852.05875" calcext:value-type="float">
            <text:p>1852,05875</text:p>
          </table:table-cell>
          <table:table-cell table:style-name="ce1" office:value-type="float" office:value="-42.541379" calcext:value-type="float">
            <text:p>-42,541379</text:p>
          </table:table-cell>
          <table:table-cell table:number-columns-repeated="62"/>
        </table:table-row>
        <table:table-row table:style-name="ro1">
          <table:table-cell table:style-name="ce1" office:value-type="float" office:value="1851.9178" calcext:value-type="float">
            <text:p>1851,9178</text:p>
          </table:table-cell>
          <table:table-cell table:style-name="ce1" office:value-type="float" office:value="-42.410063" calcext:value-type="float">
            <text:p>-42,410063</text:p>
          </table:table-cell>
          <table:table-cell table:number-columns-repeated="62"/>
        </table:table-row>
        <table:table-row table:style-name="ro1">
          <table:table-cell table:style-name="ce1" office:value-type="float" office:value="1851.78755" calcext:value-type="float">
            <text:p>1851,78755</text:p>
          </table:table-cell>
          <table:table-cell table:style-name="ce1" office:value-type="float" office:value="-42.334506" calcext:value-type="float">
            <text:p>-42,334506</text:p>
          </table:table-cell>
          <table:table-cell table:number-columns-repeated="62"/>
        </table:table-row>
        <table:table-row table:style-name="ro1">
          <table:table-cell table:style-name="ce1" office:value-type="float" office:value="1851.66085" calcext:value-type="float">
            <text:p>1851,66085</text:p>
          </table:table-cell>
          <table:table-cell table:style-name="ce1" office:value-type="float" office:value="-42.500855" calcext:value-type="float">
            <text:p>-42,500855</text:p>
          </table:table-cell>
          <table:table-cell table:number-columns-repeated="62"/>
        </table:table-row>
        <table:table-row table:style-name="ro1">
          <table:table-cell table:style-name="ce1" office:value-type="float" office:value="1851.5341" calcext:value-type="float">
            <text:p>1851,5341</text:p>
          </table:table-cell>
          <table:table-cell table:style-name="ce1" office:value-type="float" office:value="-42.890788" calcext:value-type="float">
            <text:p>-42,890788</text:p>
          </table:table-cell>
          <table:table-cell table:number-columns-repeated="62"/>
        </table:table-row>
        <table:table-row table:style-name="ro1">
          <table:table-cell table:style-name="ce1" office:value-type="float" office:value="1851.40735" calcext:value-type="float">
            <text:p>1851,40735</text:p>
          </table:table-cell>
          <table:table-cell table:style-name="ce1" office:value-type="float" office:value="-43.376797" calcext:value-type="float">
            <text:p>-43,376797</text:p>
          </table:table-cell>
          <table:table-cell table:number-columns-repeated="62"/>
        </table:table-row>
        <table:table-row table:style-name="ro1">
          <table:table-cell table:style-name="ce1" office:value-type="float" office:value="1851.28065" calcext:value-type="float">
            <text:p>1851,28065</text:p>
          </table:table-cell>
          <table:table-cell table:style-name="ce1" office:value-type="float" office:value="-43.740809" calcext:value-type="float">
            <text:p>-43,740809</text:p>
          </table:table-cell>
          <table:table-cell table:number-columns-repeated="62"/>
        </table:table-row>
        <table:table-row table:style-name="ro1">
          <table:table-cell table:style-name="ce1" office:value-type="float" office:value="1851.15415" calcext:value-type="float">
            <text:p>1851,15415</text:p>
          </table:table-cell>
          <table:table-cell table:style-name="ce1" office:value-type="float" office:value="-44.052107" calcext:value-type="float">
            <text:p>-44,052107</text:p>
          </table:table-cell>
          <table:table-cell table:number-columns-repeated="62"/>
        </table:table-row>
        <table:table-row table:style-name="ro1">
          <table:table-cell table:style-name="ce1" office:value-type="float" office:value="1851.0306" calcext:value-type="float">
            <text:p>1851,0306</text:p>
          </table:table-cell>
          <table:table-cell table:style-name="ce1" office:value-type="float" office:value="-44.134856" calcext:value-type="float">
            <text:p>-44,134856</text:p>
          </table:table-cell>
          <table:table-cell table:number-columns-repeated="62"/>
        </table:table-row>
        <table:table-row table:style-name="ro1">
          <table:table-cell table:style-name="ce1" office:value-type="float" office:value="1850.918" calcext:value-type="float">
            <text:p>1850,918</text:p>
          </table:table-cell>
          <table:table-cell table:style-name="ce1" office:value-type="float" office:value="-43.977702" calcext:value-type="float">
            <text:p>-43,977702</text:p>
          </table:table-cell>
          <table:table-cell table:number-columns-repeated="62"/>
        </table:table-row>
        <table:table-row table:style-name="ro1">
          <table:table-cell table:style-name="ce1" office:value-type="float" office:value="1850.81365" calcext:value-type="float">
            <text:p>1850,81365</text:p>
          </table:table-cell>
          <table:table-cell table:style-name="ce1" office:value-type="float" office:value="-43.549" calcext:value-type="float">
            <text:p>-43,549</text:p>
          </table:table-cell>
          <table:table-cell table:number-columns-repeated="62"/>
        </table:table-row>
        <table:table-row table:style-name="ro1">
          <table:table-cell table:style-name="ce1" office:value-type="float" office:value="1850.70935" calcext:value-type="float">
            <text:p>1850,70935</text:p>
          </table:table-cell>
          <table:table-cell table:style-name="ce1" office:value-type="float" office:value="-43.08179" calcext:value-type="float">
            <text:p>-43,08179</text:p>
          </table:table-cell>
          <table:table-cell table:number-columns-repeated="62"/>
        </table:table-row>
        <table:table-row table:style-name="ro1">
          <table:table-cell table:style-name="ce1" office:value-type="float" office:value="1850.605" calcext:value-type="float">
            <text:p>1850,605</text:p>
          </table:table-cell>
          <table:table-cell table:style-name="ce1" office:value-type="float" office:value="-42.59626" calcext:value-type="float">
            <text:p>-42,59626</text:p>
          </table:table-cell>
          <table:table-cell table:number-columns-repeated="62"/>
        </table:table-row>
        <table:table-row table:style-name="ro1">
          <table:table-cell table:style-name="ce1" office:value-type="float" office:value="1850.5006" calcext:value-type="float">
            <text:p>1850,5006</text:p>
          </table:table-cell>
          <table:table-cell table:style-name="ce1" office:value-type="float" office:value="-42.166489" calcext:value-type="float">
            <text:p>-42,166489</text:p>
          </table:table-cell>
          <table:table-cell table:number-columns-repeated="62"/>
        </table:table-row>
        <table:table-row table:style-name="ro1">
          <table:table-cell table:style-name="ce1" office:value-type="float" office:value="1850.39625" calcext:value-type="float">
            <text:p>1850,39625</text:p>
          </table:table-cell>
          <table:table-cell table:style-name="ce1" office:value-type="float" office:value="-41.820151" calcext:value-type="float">
            <text:p>-41,820151</text:p>
          </table:table-cell>
          <table:table-cell table:number-columns-repeated="62"/>
        </table:table-row>
        <table:table-row table:style-name="ro1">
          <table:table-cell table:style-name="ce1" office:value-type="float" office:value="1850.2919" calcext:value-type="float">
            <text:p>1850,2919</text:p>
          </table:table-cell>
          <table:table-cell table:style-name="ce1" office:value-type="float" office:value="-41.590048" calcext:value-type="float">
            <text:p>-41,590048</text:p>
          </table:table-cell>
          <table:table-cell table:number-columns-repeated="62"/>
        </table:table-row>
        <table:table-row table:style-name="ro1">
          <table:table-cell table:style-name="ce1" office:value-type="float" office:value="1850.1875" calcext:value-type="float">
            <text:p>1850,1875</text:p>
          </table:table-cell>
          <table:table-cell table:style-name="ce1" office:value-type="float" office:value="-41.572966" calcext:value-type="float">
            <text:p>-41,572966</text:p>
          </table:table-cell>
          <table:table-cell table:number-columns-repeated="62"/>
        </table:table-row>
        <table:table-row table:style-name="ro1">
          <table:table-cell table:style-name="ce1" office:value-type="float" office:value="1850.08315" calcext:value-type="float">
            <text:p>1850,08315</text:p>
          </table:table-cell>
          <table:table-cell table:style-name="ce1" office:value-type="float" office:value="-41.640358" calcext:value-type="float">
            <text:p>-41,640358</text:p>
          </table:table-cell>
          <table:table-cell table:number-columns-repeated="62"/>
        </table:table-row>
        <table:table-row table:style-name="ro1">
          <table:table-cell table:style-name="ce1" office:value-type="float" office:value="1849.9587" calcext:value-type="float">
            <text:p>1849,9587</text:p>
          </table:table-cell>
          <table:table-cell table:style-name="ce1" office:value-type="float" office:value="-42.053406" calcext:value-type="float">
            <text:p>-42,053406</text:p>
          </table:table-cell>
          <table:table-cell table:number-columns-repeated="62"/>
        </table:table-row>
        <table:table-row table:style-name="ro1">
          <table:table-cell table:style-name="ce1" office:value-type="float" office:value="1849.80585" calcext:value-type="float">
            <text:p>1849,80585</text:p>
          </table:table-cell>
          <table:table-cell table:style-name="ce1" office:value-type="float" office:value="-42.574841" calcext:value-type="float">
            <text:p>-42,574841</text:p>
          </table:table-cell>
          <table:table-cell table:number-columns-repeated="62"/>
        </table:table-row>
        <table:table-row table:style-name="ro1">
          <table:table-cell table:style-name="ce1" office:value-type="float" office:value="1849.64465" calcext:value-type="float">
            <text:p>1849,64465</text:p>
          </table:table-cell>
          <table:table-cell table:style-name="ce1" office:value-type="float" office:value="-42.935091" calcext:value-type="float">
            <text:p>-42,935091</text:p>
          </table:table-cell>
          <table:table-cell table:number-columns-repeated="62"/>
        </table:table-row>
        <table:table-row table:style-name="ro1">
          <table:table-cell table:style-name="ce1" office:value-type="float" office:value="1849.4834" calcext:value-type="float">
            <text:p>1849,4834</text:p>
          </table:table-cell>
          <table:table-cell table:style-name="ce1" office:value-type="float" office:value="-43.448844" calcext:value-type="float">
            <text:p>-43,448844</text:p>
          </table:table-cell>
          <table:table-cell table:number-columns-repeated="62"/>
        </table:table-row>
        <table:table-row table:style-name="ro1">
          <table:table-cell table:style-name="ce1" office:value-type="float" office:value="1849.32215" calcext:value-type="float">
            <text:p>1849,32215</text:p>
          </table:table-cell>
          <table:table-cell table:style-name="ce1" office:value-type="float" office:value="-43.863725" calcext:value-type="float">
            <text:p>-43,863725</text:p>
          </table:table-cell>
          <table:table-cell table:number-columns-repeated="62"/>
        </table:table-row>
        <table:table-row table:style-name="ro1">
          <table:table-cell table:style-name="ce1" office:value-type="float" office:value="1849.16085" calcext:value-type="float">
            <text:p>1849,16085</text:p>
          </table:table-cell>
          <table:table-cell table:style-name="ce1" office:value-type="float" office:value="-43.91362" calcext:value-type="float">
            <text:p>-43,91362</text:p>
          </table:table-cell>
          <table:table-cell table:number-columns-repeated="62"/>
        </table:table-row>
        <table:table-row table:style-name="ro1">
          <table:table-cell table:style-name="ce1" office:value-type="float" office:value="1848.99955" calcext:value-type="float">
            <text:p>1848,99955</text:p>
          </table:table-cell>
          <table:table-cell table:style-name="ce1" office:value-type="float" office:value="-43.901079" calcext:value-type="float">
            <text:p>-43,901079</text:p>
          </table:table-cell>
          <table:table-cell table:number-columns-repeated="62"/>
        </table:table-row>
        <table:table-row table:style-name="ro1">
          <table:table-cell table:style-name="ce1" office:value-type="float" office:value="1848.8382" calcext:value-type="float">
            <text:p>1848,8382</text:p>
          </table:table-cell>
          <table:table-cell table:style-name="ce1" office:value-type="float" office:value="-43.955736" calcext:value-type="float">
            <text:p>-43,955736</text:p>
          </table:table-cell>
          <table:table-cell table:number-columns-repeated="62"/>
        </table:table-row>
        <table:table-row table:style-name="ro1">
          <table:table-cell table:style-name="ce1" office:value-type="float" office:value="1848.6769" calcext:value-type="float">
            <text:p>1848,6769</text:p>
          </table:table-cell>
          <table:table-cell table:style-name="ce1" office:value-type="float" office:value="-43.363376" calcext:value-type="float">
            <text:p>-43,363376</text:p>
          </table:table-cell>
          <table:table-cell table:number-columns-repeated="62"/>
        </table:table-row>
        <table:table-row table:style-name="ro1">
          <table:table-cell table:style-name="ce1" office:value-type="float" office:value="1848.51565" calcext:value-type="float">
            <text:p>1848,51565</text:p>
          </table:table-cell>
          <table:table-cell table:style-name="ce1" office:value-type="float" office:value="-42.875652" calcext:value-type="float">
            <text:p>-42,875652</text:p>
          </table:table-cell>
          <table:table-cell table:number-columns-repeated="62"/>
        </table:table-row>
        <table:table-row table:style-name="ro1">
          <table:table-cell table:style-name="ce1" office:value-type="float" office:value="1848.35435" calcext:value-type="float">
            <text:p>1848,35435</text:p>
          </table:table-cell>
          <table:table-cell table:style-name="ce1" office:value-type="float" office:value="-42.566486" calcext:value-type="float">
            <text:p>-42,566486</text:p>
          </table:table-cell>
          <table:table-cell table:number-columns-repeated="62"/>
        </table:table-row>
        <table:table-row table:style-name="ro1">
          <table:table-cell table:style-name="ce1" office:value-type="float" office:value="1848.19305" calcext:value-type="float">
            <text:p>1848,19305</text:p>
          </table:table-cell>
          <table:table-cell table:style-name="ce1" office:value-type="float" office:value="-42.302434" calcext:value-type="float">
            <text:p>-42,302434</text:p>
          </table:table-cell>
          <table:table-cell table:number-columns-repeated="62"/>
        </table:table-row>
        <table:table-row table:style-name="ro1">
          <table:table-cell table:style-name="ce1" office:value-type="float" office:value="1848.0408" calcext:value-type="float">
            <text:p>1848,0408</text:p>
          </table:table-cell>
          <table:table-cell table:style-name="ce1" office:value-type="float" office:value="-41.985588" calcext:value-type="float">
            <text:p>-41,985588</text:p>
          </table:table-cell>
          <table:table-cell table:number-columns-repeated="62"/>
        </table:table-row>
        <table:table-row table:style-name="ro1">
          <table:table-cell table:style-name="ce1" office:value-type="float" office:value="1847.9049" calcext:value-type="float">
            <text:p>1847,9049</text:p>
          </table:table-cell>
          <table:table-cell table:style-name="ce1" office:value-type="float" office:value="-41.659142" calcext:value-type="float">
            <text:p>-41,659142</text:p>
          </table:table-cell>
          <table:table-cell table:number-columns-repeated="62"/>
        </table:table-row>
        <table:table-row table:style-name="ro1">
          <table:table-cell table:style-name="ce1" office:value-type="float" office:value="1847.7794" calcext:value-type="float">
            <text:p>1847,7794</text:p>
          </table:table-cell>
          <table:table-cell table:style-name="ce1" office:value-type="float" office:value="-41.299093" calcext:value-type="float">
            <text:p>-41,299093</text:p>
          </table:table-cell>
          <table:table-cell table:number-columns-repeated="62"/>
        </table:table-row>
        <table:table-row table:style-name="ro1">
          <table:table-cell table:style-name="ce1" office:value-type="float" office:value="1847.65705" calcext:value-type="float">
            <text:p>1847,65705</text:p>
          </table:table-cell>
          <table:table-cell table:style-name="ce1" office:value-type="float" office:value="-41.161696" calcext:value-type="float">
            <text:p>-41,161696</text:p>
          </table:table-cell>
          <table:table-cell table:number-columns-repeated="62"/>
        </table:table-row>
        <table:table-row table:style-name="ro1">
          <table:table-cell table:style-name="ce1" office:value-type="float" office:value="1847.53475" calcext:value-type="float">
            <text:p>1847,53475</text:p>
          </table:table-cell>
          <table:table-cell table:style-name="ce1" office:value-type="float" office:value="-41.127075" calcext:value-type="float">
            <text:p>-41,127075</text:p>
          </table:table-cell>
          <table:table-cell table:number-columns-repeated="62"/>
        </table:table-row>
        <table:table-row table:style-name="ro1">
          <table:table-cell table:style-name="ce1" office:value-type="float" office:value="1847.4124" calcext:value-type="float">
            <text:p>1847,4124</text:p>
          </table:table-cell>
          <table:table-cell table:style-name="ce1" office:value-type="float" office:value="-41.098215" calcext:value-type="float">
            <text:p>-41,098215</text:p>
          </table:table-cell>
          <table:table-cell table:number-columns-repeated="62"/>
        </table:table-row>
        <table:table-row table:style-name="ro1">
          <table:table-cell table:style-name="ce1" office:value-type="float" office:value="1847.29" calcext:value-type="float">
            <text:p>1847,29</text:p>
          </table:table-cell>
          <table:table-cell table:style-name="ce1" office:value-type="float" office:value="-40.772729" calcext:value-type="float">
            <text:p>-40,772729</text:p>
          </table:table-cell>
          <table:table-cell table:number-columns-repeated="62"/>
        </table:table-row>
        <table:table-row table:style-name="ro1">
          <table:table-cell table:style-name="ce1" office:value-type="float" office:value="1847.16765" calcext:value-type="float">
            <text:p>1847,16765</text:p>
          </table:table-cell>
          <table:table-cell table:style-name="ce1" office:value-type="float" office:value="-40.360842" calcext:value-type="float">
            <text:p>-40,360842</text:p>
          </table:table-cell>
          <table:table-cell table:number-columns-repeated="62"/>
        </table:table-row>
        <table:table-row table:style-name="ro1">
          <table:table-cell table:style-name="ce1" office:value-type="float" office:value="1847.04935" calcext:value-type="float">
            <text:p>1847,04935</text:p>
          </table:table-cell>
          <table:table-cell table:style-name="ce1" office:value-type="float" office:value="-39.866402" calcext:value-type="float">
            <text:p>-39,866402</text:p>
          </table:table-cell>
          <table:table-cell table:number-columns-repeated="62"/>
        </table:table-row>
        <table:table-row table:style-name="ro1">
          <table:table-cell table:style-name="ce1" office:value-type="float" office:value="1846.9404" calcext:value-type="float">
            <text:p>1846,9404</text:p>
          </table:table-cell>
          <table:table-cell table:style-name="ce1" office:value-type="float" office:value="-39.573551" calcext:value-type="float">
            <text:p>-39,573551</text:p>
          </table:table-cell>
          <table:table-cell table:number-columns-repeated="62"/>
        </table:table-row>
        <table:table-row table:style-name="ro1">
          <table:table-cell table:style-name="ce1" office:value-type="float" office:value="1846.83935" calcext:value-type="float">
            <text:p>1846,83935</text:p>
          </table:table-cell>
          <table:table-cell table:style-name="ce1" office:value-type="float" office:value="-39.36422" calcext:value-type="float">
            <text:p>-39,36422</text:p>
          </table:table-cell>
          <table:table-cell table:number-columns-repeated="62"/>
        </table:table-row>
        <table:table-row table:style-name="ro1">
          <table:table-cell table:style-name="ce1" office:value-type="float" office:value="1846.7408" calcext:value-type="float">
            <text:p>1846,7408</text:p>
          </table:table-cell>
          <table:table-cell table:style-name="ce1" office:value-type="float" office:value="-39.366079" calcext:value-type="float">
            <text:p>-39,366079</text:p>
          </table:table-cell>
          <table:table-cell table:number-columns-repeated="62"/>
        </table:table-row>
        <table:table-row table:style-name="ro1">
          <table:table-cell table:style-name="ce1" office:value-type="float" office:value="1846.64225" calcext:value-type="float">
            <text:p>1846,64225</text:p>
          </table:table-cell>
          <table:table-cell table:style-name="ce1" office:value-type="float" office:value="-39.581054" calcext:value-type="float">
            <text:p>-39,581054</text:p>
          </table:table-cell>
          <table:table-cell table:number-columns-repeated="62"/>
        </table:table-row>
        <table:table-row table:style-name="ro1">
          <table:table-cell table:style-name="ce1" office:value-type="float" office:value="1846.5437" calcext:value-type="float">
            <text:p>1846,5437</text:p>
          </table:table-cell>
          <table:table-cell table:style-name="ce1" office:value-type="float" office:value="-39.849726" calcext:value-type="float">
            <text:p>-39,849726</text:p>
          </table:table-cell>
          <table:table-cell table:number-columns-repeated="62"/>
        </table:table-row>
        <table:table-row table:style-name="ro1">
          <table:table-cell table:style-name="ce1" office:value-type="float" office:value="1846.4451" calcext:value-type="float">
            <text:p>1846,4451</text:p>
          </table:table-cell>
          <table:table-cell table:style-name="ce1" office:value-type="float" office:value="-40.301809" calcext:value-type="float">
            <text:p>-40,301809</text:p>
          </table:table-cell>
          <table:table-cell table:number-columns-repeated="62"/>
        </table:table-row>
        <table:table-row table:style-name="ro1">
          <table:table-cell table:style-name="ce1" office:value-type="float" office:value="1846.34655" calcext:value-type="float">
            <text:p>1846,34655</text:p>
          </table:table-cell>
          <table:table-cell table:style-name="ce1" office:value-type="float" office:value="-40.618541" calcext:value-type="float">
            <text:p>-40,618541</text:p>
          </table:table-cell>
          <table:table-cell table:number-columns-repeated="62"/>
        </table:table-row>
        <table:table-row table:style-name="ro1">
          <table:table-cell table:style-name="ce1" office:value-type="float" office:value="1846.248" calcext:value-type="float">
            <text:p>1846,248</text:p>
          </table:table-cell>
          <table:table-cell table:style-name="ce1" office:value-type="float" office:value="-40.836392" calcext:value-type="float">
            <text:p>-40,836392</text:p>
          </table:table-cell>
          <table:table-cell table:number-columns-repeated="62"/>
        </table:table-row>
        <table:table-row table:style-name="ro1">
          <table:table-cell table:style-name="ce1" office:value-type="float" office:value="1846.1494" calcext:value-type="float">
            <text:p>1846,1494</text:p>
          </table:table-cell>
          <table:table-cell table:style-name="ce1" office:value-type="float" office:value="-41.090726" calcext:value-type="float">
            <text:p>-41,090726</text:p>
          </table:table-cell>
          <table:table-cell table:number-columns-repeated="62"/>
        </table:table-row>
        <table:table-row table:style-name="ro1">
          <table:table-cell table:style-name="ce1" office:value-type="float" office:value="1846.04975" calcext:value-type="float">
            <text:p>1846,04975</text:p>
          </table:table-cell>
          <table:table-cell table:style-name="ce1" office:value-type="float" office:value="-41.183781" calcext:value-type="float">
            <text:p>-41,183781</text:p>
          </table:table-cell>
          <table:table-cell table:number-columns-repeated="62"/>
        </table:table-row>
        <table:table-row table:style-name="ro1">
          <table:table-cell table:style-name="ce1" office:value-type="float" office:value="1845.94515" calcext:value-type="float">
            <text:p>1845,94515</text:p>
          </table:table-cell>
          <table:table-cell table:style-name="ce1" office:value-type="float" office:value="-41.367078" calcext:value-type="float">
            <text:p>-41,367078</text:p>
          </table:table-cell>
          <table:table-cell table:number-columns-repeated="62"/>
        </table:table-row>
        <table:table-row table:style-name="ro1">
          <table:table-cell table:style-name="ce1" office:value-type="float" office:value="1845.83545" calcext:value-type="float">
            <text:p>1845,83545</text:p>
          </table:table-cell>
          <table:table-cell table:style-name="ce1" office:value-type="float" office:value="-41.649247" calcext:value-type="float">
            <text:p>-41,649247</text:p>
          </table:table-cell>
          <table:table-cell table:number-columns-repeated="62"/>
        </table:table-row>
        <table:table-row table:style-name="ro1">
          <table:table-cell table:style-name="ce1" office:value-type="float" office:value="1845.72455" calcext:value-type="float">
            <text:p>1845,72455</text:p>
          </table:table-cell>
          <table:table-cell table:style-name="ce1" office:value-type="float" office:value="-41.93046" calcext:value-type="float">
            <text:p>-41,93046</text:p>
          </table:table-cell>
          <table:table-cell table:number-columns-repeated="62"/>
        </table:table-row>
        <table:table-row table:style-name="ro1">
          <table:table-cell table:style-name="ce1" office:value-type="float" office:value="1845.61365" calcext:value-type="float">
            <text:p>1845,61365</text:p>
          </table:table-cell>
          <table:table-cell table:style-name="ce1" office:value-type="float" office:value="-42.221273" calcext:value-type="float">
            <text:p>-42,221273</text:p>
          </table:table-cell>
          <table:table-cell table:number-columns-repeated="62"/>
        </table:table-row>
        <table:table-row table:style-name="ro1">
          <table:table-cell table:style-name="ce1" office:value-type="float" office:value="1845.50275" calcext:value-type="float">
            <text:p>1845,50275</text:p>
          </table:table-cell>
          <table:table-cell table:style-name="ce1" office:value-type="float" office:value="-42.458262" calcext:value-type="float">
            <text:p>-42,458262</text:p>
          </table:table-cell>
          <table:table-cell table:number-columns-repeated="62"/>
        </table:table-row>
        <table:table-row table:style-name="ro1">
          <table:table-cell table:style-name="ce1" office:value-type="float" office:value="1845.39185" calcext:value-type="float">
            <text:p>1845,39185</text:p>
          </table:table-cell>
          <table:table-cell table:style-name="ce1" office:value-type="float" office:value="-42.59452" calcext:value-type="float">
            <text:p>-42,59452</text:p>
          </table:table-cell>
          <table:table-cell table:number-columns-repeated="62"/>
        </table:table-row>
        <table:table-row table:style-name="ro1">
          <table:table-cell table:style-name="ce1" office:value-type="float" office:value="1845.28095" calcext:value-type="float">
            <text:p>1845,28095</text:p>
          </table:table-cell>
          <table:table-cell table:style-name="ce1" office:value-type="float" office:value="-42.581979" calcext:value-type="float">
            <text:p>-42,581979</text:p>
          </table:table-cell>
          <table:table-cell table:number-columns-repeated="62"/>
        </table:table-row>
        <table:table-row table:style-name="ro1">
          <table:table-cell table:style-name="ce1" office:value-type="float" office:value="1845.1701" calcext:value-type="float">
            <text:p>1845,1701</text:p>
          </table:table-cell>
          <table:table-cell table:style-name="ce1" office:value-type="float" office:value="-42.428327" calcext:value-type="float">
            <text:p>-42,428327</text:p>
          </table:table-cell>
          <table:table-cell table:number-columns-repeated="62"/>
        </table:table-row>
        <table:table-row table:style-name="ro1">
          <table:table-cell table:style-name="ce1" office:value-type="float" office:value="1845.05355" calcext:value-type="float">
            <text:p>1845,05355</text:p>
          </table:table-cell>
          <table:table-cell table:style-name="ce1" office:value-type="float" office:value="-42.00588" calcext:value-type="float">
            <text:p>-42,00588</text:p>
          </table:table-cell>
          <table:table-cell table:number-columns-repeated="62"/>
        </table:table-row>
        <table:table-row table:style-name="ro1">
          <table:table-cell table:style-name="ce1" office:value-type="float" office:value="1844.92175" calcext:value-type="float">
            <text:p>1844,92175</text:p>
          </table:table-cell>
          <table:table-cell table:style-name="ce1" office:value-type="float" office:value="-41.563278" calcext:value-type="float">
            <text:p>-41,563278</text:p>
          </table:table-cell>
          <table:table-cell table:number-columns-repeated="62"/>
        </table:table-row>
        <table:table-row table:style-name="ro1">
          <table:table-cell table:style-name="ce1" office:value-type="float" office:value="1844.77395" calcext:value-type="float">
            <text:p>1844,77395</text:p>
          </table:table-cell>
          <table:table-cell table:style-name="ce1" office:value-type="float" office:value="-41.008359" calcext:value-type="float">
            <text:p>-41,008359</text:p>
          </table:table-cell>
          <table:table-cell table:number-columns-repeated="62"/>
        </table:table-row>
        <table:table-row table:style-name="ro1">
          <table:table-cell table:style-name="ce1" office:value-type="float" office:value="1844.6196" calcext:value-type="float">
            <text:p>1844,6196</text:p>
          </table:table-cell>
          <table:table-cell table:style-name="ce1" office:value-type="float" office:value="-40.642542" calcext:value-type="float">
            <text:p>-40,642542</text:p>
          </table:table-cell>
          <table:table-cell table:number-columns-repeated="62"/>
        </table:table-row>
        <table:table-row table:style-name="ro1">
          <table:table-cell table:style-name="ce1" office:value-type="float" office:value="1844.4653" calcext:value-type="float">
            <text:p>1844,4653</text:p>
          </table:table-cell>
          <table:table-cell table:style-name="ce1" office:value-type="float" office:value="-40.581046" calcext:value-type="float">
            <text:p>-40,581046</text:p>
          </table:table-cell>
          <table:table-cell table:number-columns-repeated="62"/>
        </table:table-row>
        <table:table-row table:style-name="ro1">
          <table:table-cell table:style-name="ce1" office:value-type="float" office:value="1844.31105" calcext:value-type="float">
            <text:p>1844,31105</text:p>
          </table:table-cell>
          <table:table-cell table:style-name="ce1" office:value-type="float" office:value="-40.703861" calcext:value-type="float">
            <text:p>-40,703861</text:p>
          </table:table-cell>
          <table:table-cell table:number-columns-repeated="62"/>
        </table:table-row>
        <table:table-row table:style-name="ro1">
          <table:table-cell table:style-name="ce1" office:value-type="float" office:value="1844.159" calcext:value-type="float">
            <text:p>1844,159</text:p>
          </table:table-cell>
          <table:table-cell table:style-name="ce1" office:value-type="float" office:value="-40.908215" calcext:value-type="float">
            <text:p>-40,908215</text:p>
          </table:table-cell>
          <table:table-cell table:number-columns-repeated="62"/>
        </table:table-row>
        <table:table-row table:style-name="ro1">
          <table:table-cell table:style-name="ce1" office:value-type="float" office:value="1844.0182" calcext:value-type="float">
            <text:p>1844,0182</text:p>
          </table:table-cell>
          <table:table-cell table:style-name="ce1" office:value-type="float" office:value="-41.252782" calcext:value-type="float">
            <text:p>-41,252782</text:p>
          </table:table-cell>
          <table:table-cell table:number-columns-repeated="62"/>
        </table:table-row>
        <table:table-row table:style-name="ro1">
          <table:table-cell table:style-name="ce1" office:value-type="float" office:value="1843.90305" calcext:value-type="float">
            <text:p>1843,90305</text:p>
          </table:table-cell>
          <table:table-cell table:style-name="ce1" office:value-type="float" office:value="-41.694311" calcext:value-type="float">
            <text:p>-41,694311</text:p>
          </table:table-cell>
          <table:table-cell table:number-columns-repeated="62"/>
        </table:table-row>
        <table:table-row table:style-name="ro1">
          <table:table-cell table:style-name="ce1" office:value-type="float" office:value="1843.8045" calcext:value-type="float">
            <text:p>1843,8045</text:p>
          </table:table-cell>
          <table:table-cell table:style-name="ce1" office:value-type="float" office:value="-42.295189" calcext:value-type="float">
            <text:p>-42,295189</text:p>
          </table:table-cell>
          <table:table-cell table:number-columns-repeated="62"/>
        </table:table-row>
        <table:table-row table:style-name="ro1">
          <table:table-cell table:style-name="ce1" office:value-type="float" office:value="1843.70595" calcext:value-type="float">
            <text:p>1843,70595</text:p>
          </table:table-cell>
          <table:table-cell table:style-name="ce1" office:value-type="float" office:value="-43.000709" calcext:value-type="float">
            <text:p>-43,000709</text:p>
          </table:table-cell>
          <table:table-cell table:number-columns-repeated="62"/>
        </table:table-row>
        <table:table-row table:style-name="ro1">
          <table:table-cell table:style-name="ce1" office:value-type="float" office:value="1843.6074" calcext:value-type="float">
            <text:p>1843,6074</text:p>
          </table:table-cell>
          <table:table-cell table:style-name="ce1" office:value-type="float" office:value="-43.758063" calcext:value-type="float">
            <text:p>-43,758063</text:p>
          </table:table-cell>
          <table:table-cell table:number-columns-repeated="62"/>
        </table:table-row>
        <table:table-row table:style-name="ro1">
          <table:table-cell table:style-name="ce1" office:value-type="float" office:value="1843.5088" calcext:value-type="float">
            <text:p>1843,5088</text:p>
          </table:table-cell>
          <table:table-cell table:style-name="ce1" office:value-type="float" office:value="-44.394461" calcext:value-type="float">
            <text:p>-44,394461</text:p>
          </table:table-cell>
          <table:table-cell table:number-columns-repeated="62"/>
        </table:table-row>
        <table:table-row table:style-name="ro1">
          <table:table-cell table:style-name="ce1" office:value-type="float" office:value="1843.41025" calcext:value-type="float">
            <text:p>1843,41025</text:p>
          </table:table-cell>
          <table:table-cell table:style-name="ce1" office:value-type="float" office:value="-44.759192" calcext:value-type="float">
            <text:p>-44,759192</text:p>
          </table:table-cell>
          <table:table-cell table:number-columns-repeated="62"/>
        </table:table-row>
        <table:table-row table:style-name="ro1">
          <table:table-cell table:style-name="ce1" office:value-type="float" office:value="1843.3117" calcext:value-type="float">
            <text:p>1843,3117</text:p>
          </table:table-cell>
          <table:table-cell table:style-name="ce1" office:value-type="float" office:value="-44.850328" calcext:value-type="float">
            <text:p>-44,850328</text:p>
          </table:table-cell>
          <table:table-cell table:number-columns-repeated="62"/>
        </table:table-row>
        <table:table-row table:style-name="ro1">
          <table:table-cell table:style-name="ce1" office:value-type="float" office:value="1843.2131" calcext:value-type="float">
            <text:p>1843,2131</text:p>
          </table:table-cell>
          <table:table-cell table:style-name="ce1" office:value-type="float" office:value="-44.675556" calcext:value-type="float">
            <text:p>-44,675556</text:p>
          </table:table-cell>
          <table:table-cell table:number-columns-repeated="62"/>
        </table:table-row>
        <table:table-row table:style-name="ro1">
          <table:table-cell table:style-name="ce1" office:value-type="float" office:value="1843.11455" calcext:value-type="float">
            <text:p>1843,11455</text:p>
          </table:table-cell>
          <table:table-cell table:style-name="ce1" office:value-type="float" office:value="-44.228154" calcext:value-type="float">
            <text:p>-44,228154</text:p>
          </table:table-cell>
          <table:table-cell table:number-columns-repeated="62"/>
        </table:table-row>
        <table:table-row table:style-name="ro1">
          <table:table-cell table:style-name="ce1" office:value-type="float" office:value="1843.00195" calcext:value-type="float">
            <text:p>1843,00195</text:p>
          </table:table-cell>
          <table:table-cell table:style-name="ce1" office:value-type="float" office:value="-43.718349" calcext:value-type="float">
            <text:p>-43,718349</text:p>
          </table:table-cell>
          <table:table-cell table:number-columns-repeated="62"/>
        </table:table-row>
        <table:table-row table:style-name="ro1">
          <table:table-cell table:style-name="ce1" office:value-type="float" office:value="1842.8651" calcext:value-type="float">
            <text:p>1842,8651</text:p>
          </table:table-cell>
          <table:table-cell table:style-name="ce1" office:value-type="float" office:value="-43.438937" calcext:value-type="float">
            <text:p>-43,438937</text:p>
          </table:table-cell>
          <table:table-cell table:number-columns-repeated="62"/>
        </table:table-row>
        <table:table-row table:style-name="ro1">
          <table:table-cell table:style-name="ce1" office:value-type="float" office:value="1842.71365" calcext:value-type="float">
            <text:p>1842,71365</text:p>
          </table:table-cell>
          <table:table-cell table:style-name="ce1" office:value-type="float" office:value="-43.114673" calcext:value-type="float">
            <text:p>-43,114673</text:p>
          </table:table-cell>
          <table:table-cell table:number-columns-repeated="62"/>
        </table:table-row>
        <table:table-row table:style-name="ro1">
          <table:table-cell table:style-name="ce1" office:value-type="float" office:value="1842.5578" calcext:value-type="float">
            <text:p>1842,5578</text:p>
          </table:table-cell>
          <table:table-cell table:style-name="ce1" office:value-type="float" office:value="-42.910199" calcext:value-type="float">
            <text:p>-42,910199</text:p>
          </table:table-cell>
          <table:table-cell table:number-columns-repeated="62"/>
        </table:table-row>
        <table:table-row table:style-name="ro1">
          <table:table-cell table:style-name="ce1" office:value-type="float" office:value="1842.402" calcext:value-type="float">
            <text:p>1842,402</text:p>
          </table:table-cell>
          <table:table-cell table:style-name="ce1" office:value-type="float" office:value="-42.846839" calcext:value-type="float">
            <text:p>-42,846839</text:p>
          </table:table-cell>
          <table:table-cell table:number-columns-repeated="62"/>
        </table:table-row>
        <table:table-row table:style-name="ro1">
          <table:table-cell table:style-name="ce1" office:value-type="float" office:value="1842.24615" calcext:value-type="float">
            <text:p>1842,24615</text:p>
          </table:table-cell>
          <table:table-cell table:style-name="ce1" office:value-type="float" office:value="-42.916912" calcext:value-type="float">
            <text:p>-42,916912</text:p>
          </table:table-cell>
          <table:table-cell table:number-columns-repeated="62"/>
        </table:table-row>
        <table:table-row table:style-name="ro1">
          <table:table-cell table:style-name="ce1" office:value-type="float" office:value="1842.0876" calcext:value-type="float">
            <text:p>1842,0876</text:p>
          </table:table-cell>
          <table:table-cell table:style-name="ce1" office:value-type="float" office:value="-42.646202" calcext:value-type="float">
            <text:p>-42,646202</text:p>
          </table:table-cell>
          <table:table-cell table:number-columns-repeated="62"/>
        </table:table-row>
        <table:table-row table:style-name="ro1">
          <table:table-cell table:style-name="ce1" office:value-type="float" office:value="1841.9119" calcext:value-type="float">
            <text:p>1841,9119</text:p>
          </table:table-cell>
          <table:table-cell table:style-name="ce1" office:value-type="float" office:value="-42.366853" calcext:value-type="float">
            <text:p>-42,366853</text:p>
          </table:table-cell>
          <table:table-cell table:number-columns-repeated="62"/>
        </table:table-row>
        <table:table-row table:style-name="ro1">
          <table:table-cell table:style-name="ce1" office:value-type="float" office:value="1841.71735" calcext:value-type="float">
            <text:p>1841,71735</text:p>
          </table:table-cell>
          <table:table-cell table:style-name="ce1" office:value-type="float" office:value="-42.194058" calcext:value-type="float">
            <text:p>-42,194058</text:p>
          </table:table-cell>
          <table:table-cell table:number-columns-repeated="62"/>
        </table:table-row>
        <table:table-row table:style-name="ro1">
          <table:table-cell table:style-name="ce1" office:value-type="float" office:value="1841.51845" calcext:value-type="float">
            <text:p>1841,51845</text:p>
          </table:table-cell>
          <table:table-cell table:style-name="ce1" office:value-type="float" office:value="-42.171016" calcext:value-type="float">
            <text:p>-42,171016</text:p>
          </table:table-cell>
          <table:table-cell table:number-columns-repeated="62"/>
        </table:table-row>
        <table:table-row table:style-name="ro1">
          <table:table-cell table:style-name="ce1" office:value-type="float" office:value="1841.31955" calcext:value-type="float">
            <text:p>1841,31955</text:p>
          </table:table-cell>
          <table:table-cell table:style-name="ce1" office:value-type="float" office:value="-42.379321" calcext:value-type="float">
            <text:p>-42,379321</text:p>
          </table:table-cell>
          <table:table-cell table:number-columns-repeated="62"/>
        </table:table-row>
        <table:table-row table:style-name="ro1">
          <table:table-cell table:style-name="ce1" office:value-type="float" office:value="1841.12825" calcext:value-type="float">
            <text:p>1841,12825</text:p>
          </table:table-cell>
          <table:table-cell table:style-name="ce1" office:value-type="float" office:value="-42.653864" calcext:value-type="float">
            <text:p>-42,653864</text:p>
          </table:table-cell>
          <table:table-cell table:number-columns-repeated="62"/>
        </table:table-row>
        <table:table-row table:style-name="ro1">
          <table:table-cell table:style-name="ce1" office:value-type="float" office:value="1840.96455" calcext:value-type="float">
            <text:p>1840,96455</text:p>
          </table:table-cell>
          <table:table-cell table:style-name="ce1" office:value-type="float" office:value="-42.97928" calcext:value-type="float">
            <text:p>-42,97928</text:p>
          </table:table-cell>
          <table:table-cell table:number-columns-repeated="62"/>
        </table:table-row>
        <table:table-row table:style-name="ro1">
          <table:table-cell table:style-name="ce1" office:value-type="float" office:value="1840.83265" calcext:value-type="float">
            <text:p>1840,83265</text:p>
          </table:table-cell>
          <table:table-cell table:style-name="ce1" office:value-type="float" office:value="-43.440053" calcext:value-type="float">
            <text:p>-43,440053</text:p>
          </table:table-cell>
          <table:table-cell table:number-columns-repeated="62"/>
        </table:table-row>
        <table:table-row table:style-name="ro1">
          <table:table-cell table:style-name="ce1" office:value-type="float" office:value="1840.7126" calcext:value-type="float">
            <text:p>1840,7126</text:p>
          </table:table-cell>
          <table:table-cell table:style-name="ce1" office:value-type="float" office:value="-44.123535" calcext:value-type="float">
            <text:p>-44,123535</text:p>
          </table:table-cell>
          <table:table-cell table:number-columns-repeated="62"/>
        </table:table-row>
        <table:table-row table:style-name="ro1">
          <table:table-cell table:style-name="ce1" office:value-type="float" office:value="1840.59255" calcext:value-type="float">
            <text:p>1840,59255</text:p>
          </table:table-cell>
          <table:table-cell table:style-name="ce1" office:value-type="float" office:value="-44.688943" calcext:value-type="float">
            <text:p>-44,688943</text:p>
          </table:table-cell>
          <table:table-cell table:number-columns-repeated="62"/>
        </table:table-row>
        <table:table-row table:style-name="ro1">
          <table:table-cell table:style-name="ce1" office:value-type="float" office:value="1840.47245" calcext:value-type="float">
            <text:p>1840,47245</text:p>
          </table:table-cell>
          <table:table-cell table:style-name="ce1" office:value-type="float" office:value="-44.997084" calcext:value-type="float">
            <text:p>-44,997084</text:p>
          </table:table-cell>
          <table:table-cell table:number-columns-repeated="62"/>
        </table:table-row>
        <table:table-row table:style-name="ro1">
          <table:table-cell table:style-name="ce1" office:value-type="float" office:value="1840.35235" calcext:value-type="float">
            <text:p>1840,35235</text:p>
          </table:table-cell>
          <table:table-cell table:style-name="ce1" office:value-type="float" office:value="-45.214029" calcext:value-type="float">
            <text:p>-45,214029</text:p>
          </table:table-cell>
          <table:table-cell table:number-columns-repeated="62"/>
        </table:table-row>
        <table:table-row table:style-name="ro1">
          <table:table-cell table:style-name="ce1" office:value-type="float" office:value="1840.23225" calcext:value-type="float">
            <text:p>1840,23225</text:p>
          </table:table-cell>
          <table:table-cell table:style-name="ce1" office:value-type="float" office:value="-45.215946" calcext:value-type="float">
            <text:p>-45,215946</text:p>
          </table:table-cell>
          <table:table-cell table:number-columns-repeated="62"/>
        </table:table-row>
        <table:table-row table:style-name="ro1">
          <table:table-cell table:style-name="ce1" office:value-type="float" office:value="1840.11245" calcext:value-type="float">
            <text:p>1840,11245</text:p>
          </table:table-cell>
          <table:table-cell table:style-name="ce1" office:value-type="float" office:value="-45.156425" calcext:value-type="float">
            <text:p>-45,156425</text:p>
          </table:table-cell>
          <table:table-cell table:number-columns-repeated="62"/>
        </table:table-row>
        <table:table-row table:style-name="ro1">
          <table:table-cell table:style-name="ce1" office:value-type="float" office:value="1839.9944" calcext:value-type="float">
            <text:p>1839,9944</text:p>
          </table:table-cell>
          <table:table-cell table:style-name="ce1" office:value-type="float" office:value="-44.972111" calcext:value-type="float">
            <text:p>-44,972111</text:p>
          </table:table-cell>
          <table:table-cell table:number-columns-repeated="62"/>
        </table:table-row>
        <table:table-row table:style-name="ro1">
          <table:table-cell table:style-name="ce1" office:value-type="float" office:value="1839.8797" calcext:value-type="float">
            <text:p>1839,8797</text:p>
          </table:table-cell>
          <table:table-cell table:style-name="ce1" office:value-type="float" office:value="-44.653403" calcext:value-type="float">
            <text:p>-44,653403</text:p>
          </table:table-cell>
          <table:table-cell table:number-columns-repeated="62"/>
        </table:table-row>
        <table:table-row table:style-name="ro1">
          <table:table-cell table:style-name="ce1" office:value-type="float" office:value="1839.76695" calcext:value-type="float">
            <text:p>1839,76695</text:p>
          </table:table-cell>
          <table:table-cell table:style-name="ce1" office:value-type="float" office:value="-43.97951" calcext:value-type="float">
            <text:p>-43,97951</text:p>
          </table:table-cell>
          <table:table-cell table:number-columns-repeated="62"/>
        </table:table-row>
        <table:table-row table:style-name="ro1">
          <table:table-cell table:style-name="ce1" office:value-type="float" office:value="1839.6542" calcext:value-type="float">
            <text:p>1839,6542</text:p>
          </table:table-cell>
          <table:table-cell table:style-name="ce1" office:value-type="float" office:value="-43.31906" calcext:value-type="float">
            <text:p>-43,31906</text:p>
          </table:table-cell>
          <table:table-cell table:number-columns-repeated="62"/>
        </table:table-row>
        <table:table-row table:style-name="ro1">
          <table:table-cell table:style-name="ce1" office:value-type="float" office:value="1839.54135" calcext:value-type="float">
            <text:p>1839,54135</text:p>
          </table:table-cell>
          <table:table-cell table:style-name="ce1" office:value-type="float" office:value="-42.742126" calcext:value-type="float">
            <text:p>-42,742126</text:p>
          </table:table-cell>
          <table:table-cell table:number-columns-repeated="62"/>
        </table:table-row>
        <table:table-row table:style-name="ro1">
          <table:table-cell table:style-name="ce1" office:value-type="float" office:value="1839.4285" calcext:value-type="float">
            <text:p>1839,4285</text:p>
          </table:table-cell>
          <table:table-cell table:style-name="ce1" office:value-type="float" office:value="-42.179591" calcext:value-type="float">
            <text:p>-42,179591</text:p>
          </table:table-cell>
          <table:table-cell table:number-columns-repeated="62"/>
        </table:table-row>
        <table:table-row table:style-name="ro1">
          <table:table-cell table:style-name="ce1" office:value-type="float" office:value="1839.3157" calcext:value-type="float">
            <text:p>1839,3157</text:p>
          </table:table-cell>
          <table:table-cell table:style-name="ce1" office:value-type="float" office:value="-41.645854" calcext:value-type="float">
            <text:p>-41,645854</text:p>
          </table:table-cell>
          <table:table-cell table:number-columns-repeated="62"/>
        </table:table-row>
        <table:table-row table:style-name="ro1">
          <table:table-cell table:style-name="ce1" office:value-type="float" office:value="1839.2029" calcext:value-type="float">
            <text:p>1839,2029</text:p>
          </table:table-cell>
          <table:table-cell table:style-name="ce1" office:value-type="float" office:value="-41.019962" calcext:value-type="float">
            <text:p>-41,019962</text:p>
          </table:table-cell>
          <table:table-cell table:number-columns-repeated="62"/>
        </table:table-row>
        <table:table-row table:style-name="ro1">
          <table:table-cell table:style-name="ce1" office:value-type="float" office:value="1839.0915" calcext:value-type="float">
            <text:p>1839,0915</text:p>
          </table:table-cell>
          <table:table-cell table:style-name="ce1" office:value-type="float" office:value="-40.962361" calcext:value-type="float">
            <text:p>-40,962361</text:p>
          </table:table-cell>
          <table:table-cell table:number-columns-repeated="62"/>
        </table:table-row>
        <table:table-row table:style-name="ro1">
          <table:table-cell table:style-name="ce1" office:value-type="float" office:value="1838.98655" calcext:value-type="float">
            <text:p>1838,98655</text:p>
          </table:table-cell>
          <table:table-cell table:style-name="ce1" office:value-type="float" office:value="-40.951799" calcext:value-type="float">
            <text:p>-40,951799</text:p>
          </table:table-cell>
          <table:table-cell table:number-columns-repeated="62"/>
        </table:table-row>
        <table:table-row table:style-name="ro1">
          <table:table-cell table:style-name="ce1" office:value-type="float" office:value="1838.89145" calcext:value-type="float">
            <text:p>1838,89145</text:p>
          </table:table-cell>
          <table:table-cell table:style-name="ce1" office:value-type="float" office:value="-41.200422" calcext:value-type="float">
            <text:p>-41,200422</text:p>
          </table:table-cell>
          <table:table-cell table:number-columns-repeated="62"/>
        </table:table-row>
        <table:table-row table:style-name="ro1">
          <table:table-cell table:style-name="ce1" office:value-type="float" office:value="1838.80115" calcext:value-type="float">
            <text:p>1838,80115</text:p>
          </table:table-cell>
          <table:table-cell table:style-name="ce1" office:value-type="float" office:value="-41.97318" calcext:value-type="float">
            <text:p>-41,97318</text:p>
          </table:table-cell>
          <table:table-cell table:number-columns-repeated="62"/>
        </table:table-row>
        <table:table-row table:style-name="ro1">
          <table:table-cell table:style-name="ce1" office:value-type="float" office:value="1838.71085" calcext:value-type="float">
            <text:p>1838,71085</text:p>
          </table:table-cell>
          <table:table-cell table:style-name="ce1" office:value-type="float" office:value="-42.654738" calcext:value-type="float">
            <text:p>-42,654738</text:p>
          </table:table-cell>
          <table:table-cell table:number-columns-repeated="62"/>
        </table:table-row>
        <table:table-row table:style-name="ro1">
          <table:table-cell table:style-name="ce1" office:value-type="float" office:value="1838.62055" calcext:value-type="float">
            <text:p>1838,62055</text:p>
          </table:table-cell>
          <table:table-cell table:style-name="ce1" office:value-type="float" office:value="-43.373738" calcext:value-type="float">
            <text:p>-43,373738</text:p>
          </table:table-cell>
          <table:table-cell table:number-columns-repeated="62"/>
        </table:table-row>
        <table:table-row table:style-name="ro1">
          <table:table-cell table:style-name="ce1" office:value-type="float" office:value="1838.53025" calcext:value-type="float">
            <text:p>1838,53025</text:p>
          </table:table-cell>
          <table:table-cell table:style-name="ce1" office:value-type="float" office:value="-44.104258" calcext:value-type="float">
            <text:p>-44,104258</text:p>
          </table:table-cell>
          <table:table-cell table:number-columns-repeated="62"/>
        </table:table-row>
        <table:table-row table:style-name="ro1">
          <table:table-cell table:style-name="ce1" office:value-type="float" office:value="1838.4399" calcext:value-type="float">
            <text:p>1838,4399</text:p>
          </table:table-cell>
          <table:table-cell table:style-name="ce1" office:value-type="float" office:value="-44.719583" calcext:value-type="float">
            <text:p>-44,719583</text:p>
          </table:table-cell>
          <table:table-cell table:number-columns-repeated="62"/>
        </table:table-row>
        <table:table-row table:style-name="ro1">
          <table:table-cell table:style-name="ce1" office:value-type="float" office:value="1838.34955" calcext:value-type="float">
            <text:p>1838,34955</text:p>
          </table:table-cell>
          <table:table-cell table:style-name="ce1" office:value-type="float" office:value="-45.067082" calcext:value-type="float">
            <text:p>-45,067082</text:p>
          </table:table-cell>
          <table:table-cell table:number-columns-repeated="62"/>
        </table:table-row>
        <table:table-row table:style-name="ro1">
          <table:table-cell table:style-name="ce1" office:value-type="float" office:value="1838.25925" calcext:value-type="float">
            <text:p>1838,25925</text:p>
          </table:table-cell>
          <table:table-cell table:style-name="ce1" office:value-type="float" office:value="-45.102597" calcext:value-type="float">
            <text:p>-45,102597</text:p>
          </table:table-cell>
          <table:table-cell table:number-columns-repeated="62"/>
        </table:table-row>
        <table:table-row table:style-name="ro1">
          <table:table-cell table:style-name="ce1" office:value-type="float" office:value="1838.16895" calcext:value-type="float">
            <text:p>1838,16895</text:p>
          </table:table-cell>
          <table:table-cell table:style-name="ce1" office:value-type="float" office:value="-44.96532" calcext:value-type="float">
            <text:p>-44,96532</text:p>
          </table:table-cell>
          <table:table-cell table:number-columns-repeated="62"/>
        </table:table-row>
        <table:table-row table:style-name="ro1">
          <table:table-cell table:style-name="ce1" office:value-type="float" office:value="1838.07375" calcext:value-type="float">
            <text:p>1838,07375</text:p>
          </table:table-cell>
          <table:table-cell table:style-name="ce1" office:value-type="float" office:value="-44.520859" calcext:value-type="float">
            <text:p>-44,520859</text:p>
          </table:table-cell>
          <table:table-cell table:number-columns-repeated="62"/>
        </table:table-row>
        <table:table-row table:style-name="ro1">
          <table:table-cell table:style-name="ce1" office:value-type="float" office:value="1837.95865" calcext:value-type="float">
            <text:p>1837,95865</text:p>
          </table:table-cell>
          <table:table-cell table:style-name="ce1" office:value-type="float" office:value="-44.203111" calcext:value-type="float">
            <text:p>-44,203111</text:p>
          </table:table-cell>
          <table:table-cell table:number-columns-repeated="62"/>
        </table:table-row>
        <table:table-row table:style-name="ro1">
          <table:table-cell table:style-name="ce1" office:value-type="float" office:value="1837.80905" calcext:value-type="float">
            <text:p>1837,80905</text:p>
          </table:table-cell>
          <table:table-cell table:style-name="ce1" office:value-type="float" office:value="-43.932401" calcext:value-type="float">
            <text:p>-43,932401</text:p>
          </table:table-cell>
          <table:table-cell table:number-columns-repeated="62"/>
        </table:table-row>
        <table:table-row table:style-name="ro1">
          <table:table-cell table:style-name="ce1" office:value-type="float" office:value="1837.63995" calcext:value-type="float">
            <text:p>1837,63995</text:p>
          </table:table-cell>
          <table:table-cell table:style-name="ce1" office:value-type="float" office:value="-43.746164" calcext:value-type="float">
            <text:p>-43,746164</text:p>
          </table:table-cell>
          <table:table-cell table:number-columns-repeated="62"/>
        </table:table-row>
        <table:table-row table:style-name="ro1">
          <table:table-cell table:style-name="ce1" office:value-type="float" office:value="1837.47085" calcext:value-type="float">
            <text:p>1837,47085</text:p>
          </table:table-cell>
          <table:table-cell table:style-name="ce1" office:value-type="float" office:value="-43.720242" calcext:value-type="float">
            <text:p>-43,720242</text:p>
          </table:table-cell>
          <table:table-cell table:number-columns-repeated="62"/>
        </table:table-row>
        <table:table-row table:style-name="ro1">
          <table:table-cell table:style-name="ce1" office:value-type="float" office:value="1837.30175" calcext:value-type="float">
            <text:p>1837,30175</text:p>
          </table:table-cell>
          <table:table-cell table:style-name="ce1" office:value-type="float" office:value="-43.743277" calcext:value-type="float">
            <text:p>-43,743277</text:p>
          </table:table-cell>
          <table:table-cell table:number-columns-repeated="62"/>
        </table:table-row>
        <table:table-row table:style-name="ro1">
          <table:table-cell table:style-name="ce1" office:value-type="float" office:value="1837.13295" calcext:value-type="float">
            <text:p>1837,13295</text:p>
          </table:table-cell>
          <table:table-cell table:style-name="ce1" office:value-type="float" office:value="-43.832549" calcext:value-type="float">
            <text:p>-43,832549</text:p>
          </table:table-cell>
          <table:table-cell table:number-columns-repeated="62"/>
        </table:table-row>
        <table:table-row table:style-name="ro1">
          <table:table-cell table:style-name="ce1" office:value-type="float" office:value="1836.98055" calcext:value-type="float">
            <text:p>1836,98055</text:p>
          </table:table-cell>
          <table:table-cell table:style-name="ce1" office:value-type="float" office:value="-43.9247" calcext:value-type="float">
            <text:p>-43,9247</text:p>
          </table:table-cell>
          <table:table-cell table:number-columns-repeated="62"/>
        </table:table-row>
        <table:table-row table:style-name="ro1">
          <table:table-cell table:style-name="ce1" office:value-type="float" office:value="1836.85115" calcext:value-type="float">
            <text:p>1836,85115</text:p>
          </table:table-cell>
          <table:table-cell table:style-name="ce1" office:value-type="float" office:value="-43.965975" calcext:value-type="float">
            <text:p>-43,965975</text:p>
          </table:table-cell>
          <table:table-cell table:number-columns-repeated="62"/>
        </table:table-row>
        <table:table-row table:style-name="ro1">
          <table:table-cell table:style-name="ce1" office:value-type="float" office:value="1836.72865" calcext:value-type="float">
            <text:p>1836,72865</text:p>
          </table:table-cell>
          <table:table-cell table:style-name="ce1" office:value-type="float" office:value="-43.99765" calcext:value-type="float">
            <text:p>-43,99765</text:p>
          </table:table-cell>
          <table:table-cell table:number-columns-repeated="62"/>
        </table:table-row>
        <table:table-row table:style-name="ro1">
          <table:table-cell table:style-name="ce1" office:value-type="float" office:value="1836.6062" calcext:value-type="float">
            <text:p>1836,6062</text:p>
          </table:table-cell>
          <table:table-cell table:style-name="ce1" office:value-type="float" office:value="-43.857493" calcext:value-type="float">
            <text:p>-43,857493</text:p>
          </table:table-cell>
          <table:table-cell table:number-columns-repeated="62"/>
        </table:table-row>
        <table:table-row table:style-name="ro1">
          <table:table-cell table:style-name="ce1" office:value-type="float" office:value="1836.48375" calcext:value-type="float">
            <text:p>1836,48375</text:p>
          </table:table-cell>
          <table:table-cell table:style-name="ce1" office:value-type="float" office:value="-43.509027" calcext:value-type="float">
            <text:p>-43,509027</text:p>
          </table:table-cell>
          <table:table-cell table:number-columns-repeated="62"/>
        </table:table-row>
        <table:table-row table:style-name="ro1">
          <table:table-cell table:style-name="ce1" office:value-type="float" office:value="1836.3613" calcext:value-type="float">
            <text:p>1836,3613</text:p>
          </table:table-cell>
          <table:table-cell table:style-name="ce1" office:value-type="float" office:value="-43.019448" calcext:value-type="float">
            <text:p>-43,019448</text:p>
          </table:table-cell>
          <table:table-cell table:number-columns-repeated="62"/>
        </table:table-row>
        <table:table-row table:style-name="ro1">
          <table:table-cell table:style-name="ce1" office:value-type="float" office:value="1836.23885" calcext:value-type="float">
            <text:p>1836,23885</text:p>
          </table:table-cell>
          <table:table-cell table:style-name="ce1" office:value-type="float" office:value="-42.616265" calcext:value-type="float">
            <text:p>-42,616265</text:p>
          </table:table-cell>
          <table:table-cell table:number-columns-repeated="62"/>
        </table:table-row>
        <table:table-row table:style-name="ro1">
          <table:table-cell table:style-name="ce1" office:value-type="float" office:value="1836.11605" calcext:value-type="float">
            <text:p>1836,11605</text:p>
          </table:table-cell>
          <table:table-cell table:style-name="ce1" office:value-type="float" office:value="-42.576904" calcext:value-type="float">
            <text:p>-42,576904</text:p>
          </table:table-cell>
          <table:table-cell table:number-columns-repeated="62"/>
        </table:table-row>
        <table:table-row table:style-name="ro1">
          <table:table-cell table:style-name="ce1" office:value-type="float" office:value="1835.9885" calcext:value-type="float">
            <text:p>1835,9885</text:p>
          </table:table-cell>
          <table:table-cell table:style-name="ce1" office:value-type="float" office:value="-42.135322" calcext:value-type="float">
            <text:p>-42,135322</text:p>
          </table:table-cell>
          <table:table-cell table:number-columns-repeated="62"/>
        </table:table-row>
        <table:table-row table:style-name="ro1">
          <table:table-cell table:style-name="ce1" office:value-type="float" office:value="1835.8542" calcext:value-type="float">
            <text:p>1835,8542</text:p>
          </table:table-cell>
          <table:table-cell table:style-name="ce1" office:value-type="float" office:value="-41.484812" calcext:value-type="float">
            <text:p>-41,484812</text:p>
          </table:table-cell>
          <table:table-cell table:number-columns-repeated="62"/>
        </table:table-row>
        <table:table-row table:style-name="ro1">
          <table:table-cell table:style-name="ce1" office:value-type="float" office:value="1835.7172" calcext:value-type="float">
            <text:p>1835,7172</text:p>
          </table:table-cell>
          <table:table-cell table:style-name="ce1" office:value-type="float" office:value="-41.461464" calcext:value-type="float">
            <text:p>-41,461464</text:p>
          </table:table-cell>
          <table:table-cell table:number-columns-repeated="62"/>
        </table:table-row>
        <table:table-row table:style-name="ro1">
          <table:table-cell table:style-name="ce1" office:value-type="float" office:value="1835.5798" calcext:value-type="float">
            <text:p>1835,5798</text:p>
          </table:table-cell>
          <table:table-cell table:style-name="ce1" office:value-type="float" office:value="-41.530325" calcext:value-type="float">
            <text:p>-41,530325</text:p>
          </table:table-cell>
          <table:table-cell table:number-columns-repeated="62"/>
        </table:table-row>
        <table:table-row table:style-name="ro1">
          <table:table-cell table:style-name="ce1" office:value-type="float" office:value="1835.4424" calcext:value-type="float">
            <text:p>1835,4424</text:p>
          </table:table-cell>
          <table:table-cell table:style-name="ce1" office:value-type="float" office:value="-41.6001" calcext:value-type="float">
            <text:p>-41,6001</text:p>
          </table:table-cell>
          <table:table-cell table:number-columns-repeated="62"/>
        </table:table-row>
        <table:table-row table:style-name="ro1">
          <table:table-cell table:style-name="ce1" office:value-type="float" office:value="1835.305" calcext:value-type="float">
            <text:p>1835,305</text:p>
          </table:table-cell>
          <table:table-cell table:style-name="ce1" office:value-type="float" office:value="-41.617073" calcext:value-type="float">
            <text:p>-41,617073</text:p>
          </table:table-cell>
          <table:table-cell table:number-columns-repeated="62"/>
        </table:table-row>
        <table:table-row table:style-name="ro1">
          <table:table-cell table:style-name="ce1" office:value-type="float" office:value="1835.16805" calcext:value-type="float">
            <text:p>1835,16805</text:p>
          </table:table-cell>
          <table:table-cell table:style-name="ce1" office:value-type="float" office:value="-41.652333" calcext:value-type="float">
            <text:p>-41,652333</text:p>
          </table:table-cell>
          <table:table-cell table:number-columns-repeated="62"/>
        </table:table-row>
        <table:table-row table:style-name="ro1">
          <table:table-cell table:style-name="ce1" office:value-type="float" office:value="1835.04" calcext:value-type="float">
            <text:p>1835,04</text:p>
          </table:table-cell>
          <table:table-cell table:style-name="ce1" office:value-type="float" office:value="-41.684667" calcext:value-type="float">
            <text:p>-41,684667</text:p>
          </table:table-cell>
          <table:table-cell table:number-columns-repeated="62"/>
        </table:table-row>
        <table:table-row table:style-name="ro1">
          <table:table-cell table:style-name="ce1" office:value-type="float" office:value="1834.945" calcext:value-type="float">
            <text:p>1834,945</text:p>
          </table:table-cell>
          <table:table-cell table:style-name="ce1" office:value-type="float" office:value="-42.110656" calcext:value-type="float">
            <text:p>-42,110656</text:p>
          </table:table-cell>
          <table:table-cell table:number-columns-repeated="62"/>
        </table:table-row>
        <table:table-row table:style-name="ro1">
          <table:table-cell table:style-name="ce1" office:value-type="float" office:value="1834.8746" calcext:value-type="float">
            <text:p>1834,8746</text:p>
          </table:table-cell>
          <table:table-cell table:style-name="ce1" office:value-type="float" office:value="-42.607639" calcext:value-type="float">
            <text:p>-42,607639</text:p>
          </table:table-cell>
          <table:table-cell table:number-columns-repeated="62"/>
        </table:table-row>
        <table:table-row table:style-name="ro1">
          <table:table-cell table:style-name="ce1" office:value-type="float" office:value="1834.80415" calcext:value-type="float">
            <text:p>1834,80415</text:p>
          </table:table-cell>
          <table:table-cell table:style-name="ce1" office:value-type="float" office:value="-43.227551" calcext:value-type="float">
            <text:p>-43,227551</text:p>
          </table:table-cell>
          <table:table-cell table:number-columns-repeated="62"/>
        </table:table-row>
        <table:table-row table:style-name="ro1">
          <table:table-cell table:style-name="ce1" office:value-type="float" office:value="1834.73365" calcext:value-type="float">
            <text:p>1834,73365</text:p>
          </table:table-cell>
          <table:table-cell table:style-name="ce1" office:value-type="float" office:value="-43.87888" calcext:value-type="float">
            <text:p>-43,87888</text:p>
          </table:table-cell>
          <table:table-cell table:number-columns-repeated="62"/>
        </table:table-row>
        <table:table-row table:style-name="ro1">
          <table:table-cell table:style-name="ce1" office:value-type="float" office:value="1834.66315" calcext:value-type="float">
            <text:p>1834,66315</text:p>
          </table:table-cell>
          <table:table-cell table:style-name="ce1" office:value-type="float" office:value="-44.428661" calcext:value-type="float">
            <text:p>-44,428661</text:p>
          </table:table-cell>
          <table:table-cell table:number-columns-repeated="62"/>
        </table:table-row>
        <table:table-row table:style-name="ro1">
          <table:table-cell table:style-name="ce1" office:value-type="float" office:value="1834.5927" calcext:value-type="float">
            <text:p>1834,5927</text:p>
          </table:table-cell>
          <table:table-cell table:style-name="ce1" office:value-type="float" office:value="-44.87188" calcext:value-type="float">
            <text:p>-44,87188</text:p>
          </table:table-cell>
          <table:table-cell table:number-columns-repeated="62"/>
        </table:table-row>
        <table:table-row table:style-name="ro1">
          <table:table-cell table:style-name="ce1" office:value-type="float" office:value="1834.5223" calcext:value-type="float">
            <text:p>1834,5223</text:p>
          </table:table-cell>
          <table:table-cell table:style-name="ce1" office:value-type="float" office:value="-45.182663" calcext:value-type="float">
            <text:p>-45,182663</text:p>
          </table:table-cell>
          <table:table-cell table:number-columns-repeated="62"/>
        </table:table-row>
        <table:table-row table:style-name="ro1">
          <table:table-cell table:style-name="ce1" office:value-type="float" office:value="1834.45185" calcext:value-type="float">
            <text:p>1834,45185</text:p>
          </table:table-cell>
          <table:table-cell table:style-name="ce1" office:value-type="float" office:value="-45.307155" calcext:value-type="float">
            <text:p>-45,307155</text:p>
          </table:table-cell>
          <table:table-cell table:number-columns-repeated="62"/>
        </table:table-row>
        <table:table-row table:style-name="ro1">
          <table:table-cell table:style-name="ce1" office:value-type="float" office:value="1834.38135" calcext:value-type="float">
            <text:p>1834,38135</text:p>
          </table:table-cell>
          <table:table-cell table:style-name="ce1" office:value-type="float" office:value="-45.227164" calcext:value-type="float">
            <text:p>-45,227164</text:p>
          </table:table-cell>
          <table:table-cell table:number-columns-repeated="62"/>
        </table:table-row>
        <table:table-row table:style-name="ro1">
          <table:table-cell table:style-name="ce1" office:value-type="float" office:value="1834.3109" calcext:value-type="float">
            <text:p>1834,3109</text:p>
          </table:table-cell>
          <table:table-cell table:style-name="ce1" office:value-type="float" office:value="-44.847695" calcext:value-type="float">
            <text:p>-44,847695</text:p>
          </table:table-cell>
          <table:table-cell table:number-columns-repeated="62"/>
        </table:table-row>
        <table:table-row table:style-name="ro1">
          <table:table-cell table:style-name="ce1" office:value-type="float" office:value="1834.24045" calcext:value-type="float">
            <text:p>1834,24045</text:p>
          </table:table-cell>
          <table:table-cell table:style-name="ce1" office:value-type="float" office:value="-44.424979" calcext:value-type="float">
            <text:p>-44,424979</text:p>
          </table:table-cell>
          <table:table-cell table:number-columns-repeated="62"/>
        </table:table-row>
        <table:table-row table:style-name="ro1">
          <table:table-cell table:style-name="ce1" office:value-type="float" office:value="1834.17" calcext:value-type="float">
            <text:p>1834,17</text:p>
          </table:table-cell>
          <table:table-cell table:style-name="ce1" office:value-type="float" office:value="-43.801668" calcext:value-type="float">
            <text:p>-43,801668</text:p>
          </table:table-cell>
          <table:table-cell table:number-columns-repeated="62"/>
        </table:table-row>
        <table:table-row table:style-name="ro1">
          <table:table-cell table:style-name="ce1" office:value-type="float" office:value="1834.0995" calcext:value-type="float">
            <text:p>1834,0995</text:p>
          </table:table-cell>
          <table:table-cell table:style-name="ce1" office:value-type="float" office:value="-42.830786" calcext:value-type="float">
            <text:p>-42,830786</text:p>
          </table:table-cell>
          <table:table-cell table:number-columns-repeated="62"/>
        </table:table-row>
        <table:table-row table:style-name="ro1">
          <table:table-cell table:style-name="ce1" office:value-type="float" office:value="1834.0281" calcext:value-type="float">
            <text:p>1834,0281</text:p>
          </table:table-cell>
          <table:table-cell table:style-name="ce1" office:value-type="float" office:value="-41.917246" calcext:value-type="float">
            <text:p>-41,917246</text:p>
          </table:table-cell>
          <table:table-cell table:number-columns-repeated="62"/>
        </table:table-row>
        <table:table-row table:style-name="ro1">
          <table:table-cell table:style-name="ce1" office:value-type="float" office:value="1833.946" calcext:value-type="float">
            <text:p>1833,946</text:p>
          </table:table-cell>
          <table:table-cell table:style-name="ce1" office:value-type="float" office:value="-41.554054" calcext:value-type="float">
            <text:p>-41,554054</text:p>
          </table:table-cell>
          <table:table-cell table:number-columns-repeated="62"/>
        </table:table-row>
        <table:table-row table:style-name="ro1">
          <table:table-cell table:style-name="ce1" office:value-type="float" office:value="1833.854" calcext:value-type="float">
            <text:p>1833,854</text:p>
          </table:table-cell>
          <table:table-cell table:style-name="ce1" office:value-type="float" office:value="-41.311871" calcext:value-type="float">
            <text:p>-41,311871</text:p>
          </table:table-cell>
          <table:table-cell table:number-columns-repeated="62"/>
        </table:table-row>
        <table:table-row table:style-name="ro1">
          <table:table-cell table:style-name="ce1" office:value-type="float" office:value="1833.762" calcext:value-type="float">
            <text:p>1833,762</text:p>
          </table:table-cell>
          <table:table-cell table:style-name="ce1" office:value-type="float" office:value="-41.156043" calcext:value-type="float">
            <text:p>-41,156043</text:p>
          </table:table-cell>
          <table:table-cell table:number-columns-repeated="62"/>
        </table:table-row>
        <table:table-row table:style-name="ro1">
          <table:table-cell table:style-name="ce1" office:value-type="float" office:value="1833.67" calcext:value-type="float">
            <text:p>1833,67</text:p>
          </table:table-cell>
          <table:table-cell table:style-name="ce1" office:value-type="float" office:value="-41.338137" calcext:value-type="float">
            <text:p>-41,338137</text:p>
          </table:table-cell>
          <table:table-cell table:number-columns-repeated="62"/>
        </table:table-row>
        <table:table-row table:style-name="ro1">
          <table:table-cell table:style-name="ce1" office:value-type="float" office:value="1833.578" calcext:value-type="float">
            <text:p>1833,578</text:p>
          </table:table-cell>
          <table:table-cell table:style-name="ce1" office:value-type="float" office:value="-41.503958" calcext:value-type="float">
            <text:p>-41,503958</text:p>
          </table:table-cell>
          <table:table-cell table:number-columns-repeated="62"/>
        </table:table-row>
        <table:table-row table:style-name="ro1">
          <table:table-cell table:style-name="ce1" office:value-type="float" office:value="1833.486" calcext:value-type="float">
            <text:p>1833,486</text:p>
          </table:table-cell>
          <table:table-cell table:style-name="ce1" office:value-type="float" office:value="-41.808934" calcext:value-type="float">
            <text:p>-41,808934</text:p>
          </table:table-cell>
          <table:table-cell table:number-columns-repeated="62"/>
        </table:table-row>
        <table:table-row table:style-name="ro1">
          <table:table-cell table:style-name="ce1" office:value-type="float" office:value="1833.394" calcext:value-type="float">
            <text:p>1833,394</text:p>
          </table:table-cell>
          <table:table-cell table:style-name="ce1" office:value-type="float" office:value="-42.156195" calcext:value-type="float">
            <text:p>-42,156195</text:p>
          </table:table-cell>
          <table:table-cell table:number-columns-repeated="62"/>
        </table:table-row>
        <table:table-row table:style-name="ro1">
          <table:table-cell table:style-name="ce1" office:value-type="float" office:value="1833.302" calcext:value-type="float">
            <text:p>1833,302</text:p>
          </table:table-cell>
          <table:table-cell table:style-name="ce1" office:value-type="float" office:value="-42.48229" calcext:value-type="float">
            <text:p>-42,48229</text:p>
          </table:table-cell>
          <table:table-cell table:number-columns-repeated="62"/>
        </table:table-row>
        <table:table-row table:style-name="ro1">
          <table:table-cell table:style-name="ce1" office:value-type="float" office:value="1833.21" calcext:value-type="float">
            <text:p>1833,21</text:p>
          </table:table-cell>
          <table:table-cell table:style-name="ce1" office:value-type="float" office:value="-42.963904" calcext:value-type="float">
            <text:p>-42,963904</text:p>
          </table:table-cell>
          <table:table-cell table:number-columns-repeated="62"/>
        </table:table-row>
        <table:table-row table:style-name="ro1">
          <table:table-cell table:style-name="ce1" office:value-type="float" office:value="1833.118" calcext:value-type="float">
            <text:p>1833,118</text:p>
          </table:table-cell>
          <table:table-cell table:style-name="ce1" office:value-type="float" office:value="-43.412617" calcext:value-type="float">
            <text:p>-43,412617</text:p>
          </table:table-cell>
          <table:table-cell table:number-columns-repeated="62"/>
        </table:table-row>
        <table:table-row table:style-name="ro1">
          <table:table-cell table:style-name="ce1" office:value-type="float" office:value="1833.0262" calcext:value-type="float">
            <text:p>1833,0262</text:p>
          </table:table-cell>
          <table:table-cell table:style-name="ce1" office:value-type="float" office:value="-43.828996" calcext:value-type="float">
            <text:p>-43,828996</text:p>
          </table:table-cell>
          <table:table-cell table:number-columns-repeated="62"/>
        </table:table-row>
        <table:table-row table:style-name="ro1">
          <table:table-cell table:style-name="ce1" office:value-type="float" office:value="1832.9356" calcext:value-type="float">
            <text:p>1832,9356</text:p>
          </table:table-cell>
          <table:table-cell table:style-name="ce1" office:value-type="float" office:value="-44.090768" calcext:value-type="float">
            <text:p>-44,090768</text:p>
          </table:table-cell>
          <table:table-cell table:number-columns-repeated="62"/>
        </table:table-row>
        <table:table-row table:style-name="ro1">
          <table:table-cell table:style-name="ce1" office:value-type="float" office:value="1832.84595" calcext:value-type="float">
            <text:p>1832,84595</text:p>
          </table:table-cell>
          <table:table-cell table:style-name="ce1" office:value-type="float" office:value="-44.314186" calcext:value-type="float">
            <text:p>-44,314186</text:p>
          </table:table-cell>
          <table:table-cell table:number-columns-repeated="62"/>
        </table:table-row>
        <table:table-row table:style-name="ro1">
          <table:table-cell table:style-name="ce1" office:value-type="float" office:value="1832.7562" calcext:value-type="float">
            <text:p>1832,7562</text:p>
          </table:table-cell>
          <table:table-cell table:style-name="ce1" office:value-type="float" office:value="-44.607684" calcext:value-type="float">
            <text:p>-44,607684</text:p>
          </table:table-cell>
          <table:table-cell table:number-columns-repeated="62"/>
        </table:table-row>
        <table:table-row table:style-name="ro1">
          <table:table-cell table:style-name="ce1" office:value-type="float" office:value="1832.6665" calcext:value-type="float">
            <text:p>1832,6665</text:p>
          </table:table-cell>
          <table:table-cell table:style-name="ce1" office:value-type="float" office:value="-44.861821" calcext:value-type="float">
            <text:p>-44,861821</text:p>
          </table:table-cell>
          <table:table-cell table:number-columns-repeated="62"/>
        </table:table-row>
        <table:table-row table:style-name="ro1">
          <table:table-cell table:style-name="ce1" office:value-type="float" office:value="1832.57685" calcext:value-type="float">
            <text:p>1832,57685</text:p>
          </table:table-cell>
          <table:table-cell table:style-name="ce1" office:value-type="float" office:value="-44.979592" calcext:value-type="float">
            <text:p>-44,979592</text:p>
          </table:table-cell>
          <table:table-cell table:number-columns-repeated="62"/>
        </table:table-row>
        <table:table-row table:style-name="ro1">
          <table:table-cell table:style-name="ce1" office:value-type="float" office:value="1832.48715" calcext:value-type="float">
            <text:p>1832,48715</text:p>
          </table:table-cell>
          <table:table-cell table:style-name="ce1" office:value-type="float" office:value="-45.038849" calcext:value-type="float">
            <text:p>-45,038849</text:p>
          </table:table-cell>
          <table:table-cell table:number-columns-repeated="62"/>
        </table:table-row>
        <table:table-row table:style-name="ro1">
          <table:table-cell table:style-name="ce1" office:value-type="float" office:value="1832.39745" calcext:value-type="float">
            <text:p>1832,39745</text:p>
          </table:table-cell>
          <table:table-cell table:style-name="ce1" office:value-type="float" office:value="-44.947386" calcext:value-type="float">
            <text:p>-44,947386</text:p>
          </table:table-cell>
          <table:table-cell table:number-columns-repeated="62"/>
        </table:table-row>
        <table:table-row table:style-name="ro1">
          <table:table-cell table:style-name="ce1" office:value-type="float" office:value="1832.3077" calcext:value-type="float">
            <text:p>1832,3077</text:p>
          </table:table-cell>
          <table:table-cell table:style-name="ce1" office:value-type="float" office:value="-44.801157" calcext:value-type="float">
            <text:p>-44,801157</text:p>
          </table:table-cell>
          <table:table-cell table:number-columns-repeated="62"/>
        </table:table-row>
        <table:table-row table:style-name="ro1">
          <table:table-cell table:style-name="ce1" office:value-type="float" office:value="1832.21795" calcext:value-type="float">
            <text:p>1832,21795</text:p>
          </table:table-cell>
          <table:table-cell table:style-name="ce1" office:value-type="float" office:value="-44.473225" calcext:value-type="float">
            <text:p>-44,473225</text:p>
          </table:table-cell>
          <table:table-cell table:number-columns-repeated="62"/>
        </table:table-row>
        <table:table-row table:style-name="ro1">
          <table:table-cell table:style-name="ce1" office:value-type="float" office:value="1832.1283" calcext:value-type="float">
            <text:p>1832,1283</text:p>
          </table:table-cell>
          <table:table-cell table:style-name="ce1" office:value-type="float" office:value="-44.211797" calcext:value-type="float">
            <text:p>-44,211797</text:p>
          </table:table-cell>
          <table:table-cell table:number-columns-repeated="62"/>
        </table:table-row>
        <table:table-row table:style-name="ro1">
          <table:table-cell table:style-name="ce1" office:value-type="float" office:value="1832.03605" calcext:value-type="float">
            <text:p>1832,03605</text:p>
          </table:table-cell>
          <table:table-cell table:style-name="ce1" office:value-type="float" office:value="-43.79389" calcext:value-type="float">
            <text:p>-43,79389</text:p>
          </table:table-cell>
          <table:table-cell table:number-columns-repeated="62"/>
        </table:table-row>
        <table:table-row table:style-name="ro1">
          <table:table-cell table:style-name="ce1" office:value-type="float" office:value="1831.91375" calcext:value-type="float">
            <text:p>1831,91375</text:p>
          </table:table-cell>
          <table:table-cell table:style-name="ce1" office:value-type="float" office:value="-43.593903" calcext:value-type="float">
            <text:p>-43,593903</text:p>
          </table:table-cell>
          <table:table-cell table:number-columns-repeated="62"/>
        </table:table-row>
        <table:table-row table:style-name="ro1">
          <table:table-cell table:style-name="ce1" office:value-type="float" office:value="1831.7646" calcext:value-type="float">
            <text:p>1831,7646</text:p>
          </table:table-cell>
          <table:table-cell table:style-name="ce1" office:value-type="float" office:value="-43.808679" calcext:value-type="float">
            <text:p>-43,808679</text:p>
          </table:table-cell>
          <table:table-cell table:number-columns-repeated="62"/>
        </table:table-row>
        <table:table-row table:style-name="ro1">
          <table:table-cell table:style-name="ce1" office:value-type="float" office:value="1831.61605" calcext:value-type="float">
            <text:p>1831,61605</text:p>
          </table:table-cell>
          <table:table-cell table:style-name="ce1" office:value-type="float" office:value="-44.136688" calcext:value-type="float">
            <text:p>-44,136688</text:p>
          </table:table-cell>
          <table:table-cell table:number-columns-repeated="62"/>
        </table:table-row>
        <table:table-row table:style-name="ro1">
          <table:table-cell table:style-name="ce1" office:value-type="float" office:value="1831.46755" calcext:value-type="float">
            <text:p>1831,46755</text:p>
          </table:table-cell>
          <table:table-cell table:style-name="ce1" office:value-type="float" office:value="-44.282298" calcext:value-type="float">
            <text:p>-44,282298</text:p>
          </table:table-cell>
          <table:table-cell table:number-columns-repeated="62"/>
        </table:table-row>
        <table:table-row table:style-name="ro1">
          <table:table-cell table:style-name="ce1" office:value-type="float" office:value="1831.319" calcext:value-type="float">
            <text:p>1831,319</text:p>
          </table:table-cell>
          <table:table-cell table:style-name="ce1" office:value-type="float" office:value="-44.279156" calcext:value-type="float">
            <text:p>-44,279156</text:p>
          </table:table-cell>
          <table:table-cell table:number-columns-repeated="62"/>
        </table:table-row>
        <table:table-row table:style-name="ro1">
          <table:table-cell table:style-name="ce1" office:value-type="float" office:value="1831.17035" calcext:value-type="float">
            <text:p>1831,17035</text:p>
          </table:table-cell>
          <table:table-cell table:style-name="ce1" office:value-type="float" office:value="-44.428605" calcext:value-type="float">
            <text:p>-44,428605</text:p>
          </table:table-cell>
          <table:table-cell table:number-columns-repeated="62"/>
        </table:table-row>
        <table:table-row table:style-name="ro1">
          <table:table-cell table:style-name="ce1" office:value-type="float" office:value="1831.0207" calcext:value-type="float">
            <text:p>1831,0207</text:p>
          </table:table-cell>
          <table:table-cell table:style-name="ce1" office:value-type="float" office:value="-44.535815" calcext:value-type="float">
            <text:p>-44,535815</text:p>
          </table:table-cell>
          <table:table-cell table:number-columns-repeated="62"/>
        </table:table-row>
        <table:table-row table:style-name="ro1">
          <table:table-cell table:style-name="ce1" office:value-type="float" office:value="1830.8679" calcext:value-type="float">
            <text:p>1830,8679</text:p>
          </table:table-cell>
          <table:table-cell table:style-name="ce1" office:value-type="float" office:value="-44.543186" calcext:value-type="float">
            <text:p>-44,543186</text:p>
          </table:table-cell>
          <table:table-cell table:number-columns-repeated="62"/>
        </table:table-row>
        <table:table-row table:style-name="ro1">
          <table:table-cell table:style-name="ce1" office:value-type="float" office:value="1830.71285" calcext:value-type="float">
            <text:p>1830,71285</text:p>
          </table:table-cell>
          <table:table-cell table:style-name="ce1" office:value-type="float" office:value="-44.387405" calcext:value-type="float">
            <text:p>-44,387405</text:p>
          </table:table-cell>
          <table:table-cell table:number-columns-repeated="62"/>
        </table:table-row>
        <table:table-row table:style-name="ro1">
          <table:table-cell table:style-name="ce1" office:value-type="float" office:value="1830.5578" calcext:value-type="float">
            <text:p>1830,5578</text:p>
          </table:table-cell>
          <table:table-cell table:style-name="ce1" office:value-type="float" office:value="-44.282457" calcext:value-type="float">
            <text:p>-44,282457</text:p>
          </table:table-cell>
          <table:table-cell table:number-columns-repeated="62"/>
        </table:table-row>
        <table:table-row table:style-name="ro1">
          <table:table-cell table:style-name="ce1" office:value-type="float" office:value="1830.4028" calcext:value-type="float">
            <text:p>1830,4028</text:p>
          </table:table-cell>
          <table:table-cell table:style-name="ce1" office:value-type="float" office:value="-43.798991" calcext:value-type="float">
            <text:p>-43,798991</text:p>
          </table:table-cell>
          <table:table-cell table:number-columns-repeated="62"/>
        </table:table-row>
        <table:table-row table:style-name="ro1">
          <table:table-cell table:style-name="ce1" office:value-type="float" office:value="1830.2478" calcext:value-type="float">
            <text:p>1830,2478</text:p>
          </table:table-cell>
          <table:table-cell table:style-name="ce1" office:value-type="float" office:value="-43.661004" calcext:value-type="float">
            <text:p>-43,661004</text:p>
          </table:table-cell>
          <table:table-cell table:number-columns-repeated="62"/>
        </table:table-row>
        <table:table-row table:style-name="ro1">
          <table:table-cell table:style-name="ce1" office:value-type="float" office:value="1830.09425" calcext:value-type="float">
            <text:p>1830,09425</text:p>
          </table:table-cell>
          <table:table-cell table:style-name="ce1" office:value-type="float" office:value="-43.395356" calcext:value-type="float">
            <text:p>-43,395356</text:p>
          </table:table-cell>
          <table:table-cell table:number-columns-repeated="62"/>
        </table:table-row>
        <table:table-row table:style-name="ro1">
          <table:table-cell table:style-name="ce1" office:value-type="float" office:value="1829.94485" calcext:value-type="float">
            <text:p>1829,94485</text:p>
          </table:table-cell>
          <table:table-cell table:style-name="ce1" office:value-type="float" office:value="-43.23817" calcext:value-type="float">
            <text:p>-43,23817</text:p>
          </table:table-cell>
          <table:table-cell table:number-columns-repeated="62"/>
        </table:table-row>
        <table:table-row table:style-name="ro1">
          <table:table-cell table:style-name="ce1" office:value-type="float" office:value="1829.8002" calcext:value-type="float">
            <text:p>1829,8002</text:p>
          </table:table-cell>
          <table:table-cell table:style-name="ce1" office:value-type="float" office:value="-43.061784" calcext:value-type="float">
            <text:p>-43,061784</text:p>
          </table:table-cell>
          <table:table-cell table:number-columns-repeated="62"/>
        </table:table-row>
        <table:table-row table:style-name="ro1">
          <table:table-cell table:style-name="ce1" office:value-type="float" office:value="1829.6576" calcext:value-type="float">
            <text:p>1829,6576</text:p>
          </table:table-cell>
          <table:table-cell table:style-name="ce1" office:value-type="float" office:value="-43.046695" calcext:value-type="float">
            <text:p>-43,046695</text:p>
          </table:table-cell>
          <table:table-cell table:number-columns-repeated="62"/>
        </table:table-row>
        <table:table-row table:style-name="ro1">
          <table:table-cell table:style-name="ce1" office:value-type="float" office:value="1829.515" calcext:value-type="float">
            <text:p>1829,515</text:p>
          </table:table-cell>
          <table:table-cell table:style-name="ce1" office:value-type="float" office:value="-42.907749" calcext:value-type="float">
            <text:p>-42,907749</text:p>
          </table:table-cell>
          <table:table-cell table:number-columns-repeated="62"/>
        </table:table-row>
        <table:table-row table:style-name="ro1">
          <table:table-cell table:style-name="ce1" office:value-type="float" office:value="1829.3724" calcext:value-type="float">
            <text:p>1829,3724</text:p>
          </table:table-cell>
          <table:table-cell table:style-name="ce1" office:value-type="float" office:value="-42.873442" calcext:value-type="float">
            <text:p>-42,873442</text:p>
          </table:table-cell>
          <table:table-cell table:number-columns-repeated="62"/>
        </table:table-row>
        <table:table-row table:style-name="ro1">
          <table:table-cell table:style-name="ce1" office:value-type="float" office:value="1829.2298" calcext:value-type="float">
            <text:p>1829,2298</text:p>
          </table:table-cell>
          <table:table-cell table:style-name="ce1" office:value-type="float" office:value="-42.804594" calcext:value-type="float">
            <text:p>-42,804594</text:p>
          </table:table-cell>
          <table:table-cell table:number-columns-repeated="62"/>
        </table:table-row>
        <table:table-row table:style-name="ro1">
          <table:table-cell table:style-name="ce1" office:value-type="float" office:value="1829.0861" calcext:value-type="float">
            <text:p>1829,0861</text:p>
          </table:table-cell>
          <table:table-cell table:style-name="ce1" office:value-type="float" office:value="-42.739586" calcext:value-type="float">
            <text:p>-42,739586</text:p>
          </table:table-cell>
          <table:table-cell table:number-columns-repeated="62"/>
        </table:table-row>
        <table:table-row table:style-name="ro1">
          <table:table-cell table:style-name="ce1" office:value-type="float" office:value="1828.93795" calcext:value-type="float">
            <text:p>1828,93795</text:p>
          </table:table-cell>
          <table:table-cell table:style-name="ce1" office:value-type="float" office:value="-42.741052" calcext:value-type="float">
            <text:p>-42,741052</text:p>
          </table:table-cell>
          <table:table-cell table:number-columns-repeated="62"/>
        </table:table-row>
        <table:table-row table:style-name="ro1">
          <table:table-cell table:style-name="ce1" office:value-type="float" office:value="1828.7847" calcext:value-type="float">
            <text:p>1828,7847</text:p>
          </table:table-cell>
          <table:table-cell table:style-name="ce1" office:value-type="float" office:value="-42.789323" calcext:value-type="float">
            <text:p>-42,789323</text:p>
          </table:table-cell>
          <table:table-cell table:number-columns-repeated="62"/>
        </table:table-row>
        <table:table-row table:style-name="ro1">
          <table:table-cell table:style-name="ce1" office:value-type="float" office:value="1828.6297" calcext:value-type="float">
            <text:p>1828,6297</text:p>
          </table:table-cell>
          <table:table-cell table:style-name="ce1" office:value-type="float" office:value="-42.875976" calcext:value-type="float">
            <text:p>-42,875976</text:p>
          </table:table-cell>
          <table:table-cell table:number-columns-repeated="62"/>
        </table:table-row>
        <table:table-row table:style-name="ro1">
          <table:table-cell table:style-name="ce1" office:value-type="float" office:value="1828.4747" calcext:value-type="float">
            <text:p>1828,4747</text:p>
          </table:table-cell>
          <table:table-cell table:style-name="ce1" office:value-type="float" office:value="-42.850328" calcext:value-type="float">
            <text:p>-42,850328</text:p>
          </table:table-cell>
          <table:table-cell table:number-columns-repeated="62"/>
        </table:table-row>
        <table:table-row table:style-name="ro1">
          <table:table-cell table:style-name="ce1" office:value-type="float" office:value="1828.3197" calcext:value-type="float">
            <text:p>1828,3197</text:p>
          </table:table-cell>
          <table:table-cell table:style-name="ce1" office:value-type="float" office:value="-42.761302" calcext:value-type="float">
            <text:p>-42,761302</text:p>
          </table:table-cell>
          <table:table-cell table:number-columns-repeated="62"/>
        </table:table-row>
        <table:table-row table:style-name="ro1">
          <table:table-cell table:style-name="ce1" office:value-type="float" office:value="1828.1647" calcext:value-type="float">
            <text:p>1828,1647</text:p>
          </table:table-cell>
          <table:table-cell table:style-name="ce1" office:value-type="float" office:value="-42.811475" calcext:value-type="float">
            <text:p>-42,811475</text:p>
          </table:table-cell>
          <table:table-cell table:number-columns-repeated="62"/>
        </table:table-row>
        <table:table-row table:style-name="ro1">
          <table:table-cell table:style-name="ce1" office:value-type="float" office:value="1828.0265" calcext:value-type="float">
            <text:p>1828,0265</text:p>
          </table:table-cell>
          <table:table-cell table:style-name="ce1" office:value-type="float" office:value="-42.853026" calcext:value-type="float">
            <text:p>-42,853026</text:p>
          </table:table-cell>
          <table:table-cell table:number-columns-repeated="62"/>
        </table:table-row>
        <table:table-row table:style-name="ro1">
          <table:table-cell table:style-name="ce1" office:value-type="float" office:value="1827.9172" calcext:value-type="float">
            <text:p>1827,9172</text:p>
          </table:table-cell>
          <table:table-cell table:style-name="ce1" office:value-type="float" office:value="-43.002078" calcext:value-type="float">
            <text:p>-43,002078</text:p>
          </table:table-cell>
          <table:table-cell table:number-columns-repeated="62"/>
        </table:table-row>
        <table:table-row table:style-name="ro1">
          <table:table-cell table:style-name="ce1" office:value-type="float" office:value="1827.8229" calcext:value-type="float">
            <text:p>1827,8229</text:p>
          </table:table-cell>
          <table:table-cell table:style-name="ce1" office:value-type="float" office:value="-43.290329" calcext:value-type="float">
            <text:p>-43,290329</text:p>
          </table:table-cell>
          <table:table-cell table:number-columns-repeated="62"/>
        </table:table-row>
        <table:table-row table:style-name="ro1">
          <table:table-cell table:style-name="ce1" office:value-type="float" office:value="1827.7315" calcext:value-type="float">
            <text:p>1827,7315</text:p>
          </table:table-cell>
          <table:table-cell table:style-name="ce1" office:value-type="float" office:value="-43.544998" calcext:value-type="float">
            <text:p>-43,544998</text:p>
          </table:table-cell>
          <table:table-cell table:number-columns-repeated="62"/>
        </table:table-row>
        <table:table-row table:style-name="ro1">
          <table:table-cell table:style-name="ce1" office:value-type="float" office:value="1827.6401" calcext:value-type="float">
            <text:p>1827,6401</text:p>
          </table:table-cell>
          <table:table-cell table:style-name="ce1" office:value-type="float" office:value="-43.724063" calcext:value-type="float">
            <text:p>-43,724063</text:p>
          </table:table-cell>
          <table:table-cell table:number-columns-repeated="62"/>
        </table:table-row>
        <table:table-row table:style-name="ro1">
          <table:table-cell table:style-name="ce1" office:value-type="float" office:value="1827.5487" calcext:value-type="float">
            <text:p>1827,5487</text:p>
          </table:table-cell>
          <table:table-cell table:style-name="ce1" office:value-type="float" office:value="-43.910555" calcext:value-type="float">
            <text:p>-43,910555</text:p>
          </table:table-cell>
          <table:table-cell table:number-columns-repeated="62"/>
        </table:table-row>
        <table:table-row table:style-name="ro1">
          <table:table-cell table:style-name="ce1" office:value-type="float" office:value="1827.45725" calcext:value-type="float">
            <text:p>1827,45725</text:p>
          </table:table-cell>
          <table:table-cell table:style-name="ce1" office:value-type="float" office:value="-43.871466" calcext:value-type="float">
            <text:p>-43,871466</text:p>
          </table:table-cell>
          <table:table-cell table:number-columns-repeated="62"/>
        </table:table-row>
        <table:table-row table:style-name="ro1">
          <table:table-cell table:style-name="ce1" office:value-type="float" office:value="1827.3658" calcext:value-type="float">
            <text:p>1827,3658</text:p>
          </table:table-cell>
          <table:table-cell table:style-name="ce1" office:value-type="float" office:value="-43.667259" calcext:value-type="float">
            <text:p>-43,667259</text:p>
          </table:table-cell>
          <table:table-cell table:number-columns-repeated="62"/>
        </table:table-row>
        <table:table-row table:style-name="ro1">
          <table:table-cell table:style-name="ce1" office:value-type="float" office:value="1827.2744" calcext:value-type="float">
            <text:p>1827,2744</text:p>
          </table:table-cell>
          <table:table-cell table:style-name="ce1" office:value-type="float" office:value="-43.148157" calcext:value-type="float">
            <text:p>-43,148157</text:p>
          </table:table-cell>
          <table:table-cell table:number-columns-repeated="62"/>
        </table:table-row>
        <table:table-row table:style-name="ro1">
          <table:table-cell table:style-name="ce1" office:value-type="float" office:value="1827.183" calcext:value-type="float">
            <text:p>1827,183</text:p>
          </table:table-cell>
          <table:table-cell table:style-name="ce1" office:value-type="float" office:value="-42.614655" calcext:value-type="float">
            <text:p>-42,614655</text:p>
          </table:table-cell>
          <table:table-cell table:number-columns-repeated="62"/>
        </table:table-row>
        <table:table-row table:style-name="ro1">
          <table:table-cell table:style-name="ce1" office:value-type="float" office:value="1827.0916" calcext:value-type="float">
            <text:p>1827,0916</text:p>
          </table:table-cell>
          <table:table-cell table:style-name="ce1" office:value-type="float" office:value="-42.091714" calcext:value-type="float">
            <text:p>-42,091714</text:p>
          </table:table-cell>
          <table:table-cell table:number-columns-repeated="62"/>
        </table:table-row>
        <table:table-row table:style-name="ro1">
          <table:table-cell table:style-name="ce1" office:value-type="float" office:value="1826.995" calcext:value-type="float">
            <text:p>1826,995</text:p>
          </table:table-cell>
          <table:table-cell table:style-name="ce1" office:value-type="float" office:value="-41.609092" calcext:value-type="float">
            <text:p>-41,609092</text:p>
          </table:table-cell>
          <table:table-cell table:number-columns-repeated="62"/>
        </table:table-row>
        <table:table-row table:style-name="ro1">
          <table:table-cell table:style-name="ce1" office:value-type="float" office:value="1826.8886" calcext:value-type="float">
            <text:p>1826,8886</text:p>
          </table:table-cell>
          <table:table-cell table:style-name="ce1" office:value-type="float" office:value="-41.389526" calcext:value-type="float">
            <text:p>-41,389526</text:p>
          </table:table-cell>
          <table:table-cell table:number-columns-repeated="62"/>
        </table:table-row>
        <table:table-row table:style-name="ro1">
          <table:table-cell table:style-name="ce1" office:value-type="float" office:value="1826.7774" calcext:value-type="float">
            <text:p>1826,7774</text:p>
          </table:table-cell>
          <table:table-cell table:style-name="ce1" office:value-type="float" office:value="-41.272661" calcext:value-type="float">
            <text:p>-41,272661</text:p>
          </table:table-cell>
          <table:table-cell table:number-columns-repeated="62"/>
        </table:table-row>
        <table:table-row table:style-name="ro1">
          <table:table-cell table:style-name="ce1" office:value-type="float" office:value="1826.666" calcext:value-type="float">
            <text:p>1826,666</text:p>
          </table:table-cell>
          <table:table-cell table:style-name="ce1" office:value-type="float" office:value="-41.175268" calcext:value-type="float">
            <text:p>-41,175268</text:p>
          </table:table-cell>
          <table:table-cell table:number-columns-repeated="62"/>
        </table:table-row>
        <table:table-row table:style-name="ro1">
          <table:table-cell table:style-name="ce1" office:value-type="float" office:value="1826.55455" calcext:value-type="float">
            <text:p>1826,55455</text:p>
          </table:table-cell>
          <table:table-cell table:style-name="ce1" office:value-type="float" office:value="-41.186081" calcext:value-type="float">
            <text:p>-41,186081</text:p>
          </table:table-cell>
          <table:table-cell table:number-columns-repeated="62"/>
        </table:table-row>
        <table:table-row table:style-name="ro1">
          <table:table-cell table:style-name="ce1" office:value-type="float" office:value="1826.44315" calcext:value-type="float">
            <text:p>1826,44315</text:p>
          </table:table-cell>
          <table:table-cell table:style-name="ce1" office:value-type="float" office:value="-41.122994" calcext:value-type="float">
            <text:p>-41,122994</text:p>
          </table:table-cell>
          <table:table-cell table:number-columns-repeated="62"/>
        </table:table-row>
        <table:table-row table:style-name="ro1">
          <table:table-cell table:style-name="ce1" office:value-type="float" office:value="1826.33175" calcext:value-type="float">
            <text:p>1826,33175</text:p>
          </table:table-cell>
          <table:table-cell table:style-name="ce1" office:value-type="float" office:value="-41.033009" calcext:value-type="float">
            <text:p>-41,033009</text:p>
          </table:table-cell>
          <table:table-cell table:number-columns-repeated="62"/>
        </table:table-row>
        <table:table-row table:style-name="ro1">
          <table:table-cell table:style-name="ce1" office:value-type="float" office:value="1826.2203" calcext:value-type="float">
            <text:p>1826,2203</text:p>
          </table:table-cell>
          <table:table-cell table:style-name="ce1" office:value-type="float" office:value="-40.966063" calcext:value-type="float">
            <text:p>-40,966063</text:p>
          </table:table-cell>
          <table:table-cell table:number-columns-repeated="62"/>
        </table:table-row>
        <table:table-row table:style-name="ro1">
          <table:table-cell table:style-name="ce1" office:value-type="float" office:value="1826.1086" calcext:value-type="float">
            <text:p>1826,1086</text:p>
          </table:table-cell>
          <table:table-cell table:style-name="ce1" office:value-type="float" office:value="-40.980717" calcext:value-type="float">
            <text:p>-40,980717</text:p>
          </table:table-cell>
          <table:table-cell table:number-columns-repeated="62"/>
        </table:table-row>
        <table:table-row table:style-name="ro1">
          <table:table-cell table:style-name="ce1" office:value-type="float" office:value="1825.9942" calcext:value-type="float">
            <text:p>1825,9942</text:p>
          </table:table-cell>
          <table:table-cell table:style-name="ce1" office:value-type="float" office:value="-41.189288" calcext:value-type="float">
            <text:p>-41,189288</text:p>
          </table:table-cell>
          <table:table-cell table:number-columns-repeated="62"/>
        </table:table-row>
        <table:table-row table:style-name="ro1">
          <table:table-cell table:style-name="ce1" office:value-type="float" office:value="1825.8743" calcext:value-type="float">
            <text:p>1825,8743</text:p>
          </table:table-cell>
          <table:table-cell table:style-name="ce1" office:value-type="float" office:value="-41.640754" calcext:value-type="float">
            <text:p>-41,640754</text:p>
          </table:table-cell>
          <table:table-cell table:number-columns-repeated="62"/>
        </table:table-row>
        <table:table-row table:style-name="ro1">
          <table:table-cell table:style-name="ce1" office:value-type="float" office:value="1825.75135" calcext:value-type="float">
            <text:p>1825,75135</text:p>
          </table:table-cell>
          <table:table-cell table:style-name="ce1" office:value-type="float" office:value="-42.19492" calcext:value-type="float">
            <text:p>-42,19492</text:p>
          </table:table-cell>
          <table:table-cell table:number-columns-repeated="62"/>
        </table:table-row>
        <table:table-row table:style-name="ro1">
          <table:table-cell table:style-name="ce1" office:value-type="float" office:value="1825.62845" calcext:value-type="float">
            <text:p>1825,62845</text:p>
          </table:table-cell>
          <table:table-cell table:style-name="ce1" office:value-type="float" office:value="-42.707807" calcext:value-type="float">
            <text:p>-42,707807</text:p>
          </table:table-cell>
          <table:table-cell table:number-columns-repeated="62"/>
        </table:table-row>
        <table:table-row table:style-name="ro1">
          <table:table-cell table:style-name="ce1" office:value-type="float" office:value="1825.5055" calcext:value-type="float">
            <text:p>1825,5055</text:p>
          </table:table-cell>
          <table:table-cell table:style-name="ce1" office:value-type="float" office:value="-43.301585" calcext:value-type="float">
            <text:p>-43,301585</text:p>
          </table:table-cell>
          <table:table-cell table:number-columns-repeated="62"/>
        </table:table-row>
        <table:table-row table:style-name="ro1">
          <table:table-cell table:style-name="ce1" office:value-type="float" office:value="1825.38255" calcext:value-type="float">
            <text:p>1825,38255</text:p>
          </table:table-cell>
          <table:table-cell table:style-name="ce1" office:value-type="float" office:value="-43.926807" calcext:value-type="float">
            <text:p>-43,926807</text:p>
          </table:table-cell>
          <table:table-cell table:number-columns-repeated="62"/>
        </table:table-row>
        <table:table-row table:style-name="ro1">
          <table:table-cell table:style-name="ce1" office:value-type="float" office:value="1825.2596" calcext:value-type="float">
            <text:p>1825,2596</text:p>
          </table:table-cell>
          <table:table-cell table:style-name="ce1" office:value-type="float" office:value="-44.476172" calcext:value-type="float">
            <text:p>-44,476172</text:p>
          </table:table-cell>
          <table:table-cell table:number-columns-repeated="62"/>
        </table:table-row>
        <table:table-row table:style-name="ro1">
          <table:table-cell table:style-name="ce1" office:value-type="float" office:value="1825.13665" calcext:value-type="float">
            <text:p>1825,13665</text:p>
          </table:table-cell>
          <table:table-cell table:style-name="ce1" office:value-type="float" office:value="-45.086994" calcext:value-type="float">
            <text:p>-45,086994</text:p>
          </table:table-cell>
          <table:table-cell table:number-columns-repeated="62"/>
        </table:table-row>
        <table:table-row table:style-name="ro1">
          <table:table-cell table:style-name="ce1" office:value-type="float" office:value="1825.0147" calcext:value-type="float">
            <text:p>1825,0147</text:p>
          </table:table-cell>
          <table:table-cell table:style-name="ce1" office:value-type="float" office:value="-45.54036" calcext:value-type="float">
            <text:p>-45,54036</text:p>
          </table:table-cell>
          <table:table-cell table:number-columns-repeated="62"/>
        </table:table-row>
        <table:table-row table:style-name="ro1">
          <table:table-cell table:style-name="ce1" office:value-type="float" office:value="1824.8946" calcext:value-type="float">
            <text:p>1824,8946</text:p>
          </table:table-cell>
          <table:table-cell table:style-name="ce1" office:value-type="float" office:value="-45.834368" calcext:value-type="float">
            <text:p>-45,834368</text:p>
          </table:table-cell>
          <table:table-cell table:number-columns-repeated="62"/>
        </table:table-row>
        <table:table-row table:style-name="ro1">
          <table:table-cell table:style-name="ce1" office:value-type="float" office:value="1824.7756" calcext:value-type="float">
            <text:p>1824,7756</text:p>
          </table:table-cell>
          <table:table-cell table:style-name="ce1" office:value-type="float" office:value="-46.169655" calcext:value-type="float">
            <text:p>-46,169655</text:p>
          </table:table-cell>
          <table:table-cell table:number-columns-repeated="62"/>
        </table:table-row>
        <table:table-row table:style-name="ro1">
          <table:table-cell table:style-name="ce1" office:value-type="float" office:value="1824.6568" calcext:value-type="float">
            <text:p>1824,6568</text:p>
          </table:table-cell>
          <table:table-cell table:style-name="ce1" office:value-type="float" office:value="-46.280323" calcext:value-type="float">
            <text:p>-46,280323</text:p>
          </table:table-cell>
          <table:table-cell table:number-columns-repeated="62"/>
        </table:table-row>
        <table:table-row table:style-name="ro1">
          <table:table-cell table:style-name="ce1" office:value-type="float" office:value="1824.538" calcext:value-type="float">
            <text:p>1824,538</text:p>
          </table:table-cell>
          <table:table-cell table:style-name="ce1" office:value-type="float" office:value="-46.346815" calcext:value-type="float">
            <text:p>-46,346815</text:p>
          </table:table-cell>
          <table:table-cell table:number-columns-repeated="62"/>
        </table:table-row>
        <table:table-row table:style-name="ro1">
          <table:table-cell table:style-name="ce1" office:value-type="float" office:value="1824.41915" calcext:value-type="float">
            <text:p>1824,41915</text:p>
          </table:table-cell>
          <table:table-cell table:style-name="ce1" office:value-type="float" office:value="-46.304828" calcext:value-type="float">
            <text:p>-46,304828</text:p>
          </table:table-cell>
          <table:table-cell table:number-columns-repeated="62"/>
        </table:table-row>
        <table:table-row table:style-name="ro1">
          <table:table-cell table:style-name="ce1" office:value-type="float" office:value="1824.3003" calcext:value-type="float">
            <text:p>1824,3003</text:p>
          </table:table-cell>
          <table:table-cell table:style-name="ce1" office:value-type="float" office:value="-46.208122" calcext:value-type="float">
            <text:p>-46,208122</text:p>
          </table:table-cell>
          <table:table-cell table:number-columns-repeated="62"/>
        </table:table-row>
        <table:table-row table:style-name="ro1">
          <table:table-cell table:style-name="ce1" office:value-type="float" office:value="1824.18145" calcext:value-type="float">
            <text:p>1824,18145</text:p>
          </table:table-cell>
          <table:table-cell table:style-name="ce1" office:value-type="float" office:value="-45.905019" calcext:value-type="float">
            <text:p>-45,905019</text:p>
          </table:table-cell>
          <table:table-cell table:number-columns-repeated="62"/>
        </table:table-row>
        <table:table-row table:style-name="ro1">
          <table:table-cell table:style-name="ce1" office:value-type="float" office:value="1824.06085" calcext:value-type="float">
            <text:p>1824,06085</text:p>
          </table:table-cell>
          <table:table-cell table:style-name="ce1" office:value-type="float" office:value="-45.557758" calcext:value-type="float">
            <text:p>-45,557758</text:p>
          </table:table-cell>
          <table:table-cell table:number-columns-repeated="62"/>
        </table:table-row>
        <table:table-row table:style-name="ro1">
          <table:table-cell table:style-name="ce1" office:value-type="float" office:value="1823.92755" calcext:value-type="float">
            <text:p>1823,92755</text:p>
          </table:table-cell>
          <table:table-cell table:style-name="ce1" office:value-type="float" office:value="-44.875259" calcext:value-type="float">
            <text:p>-44,875259</text:p>
          </table:table-cell>
          <table:table-cell table:number-columns-repeated="62"/>
        </table:table-row>
        <table:table-row table:style-name="ro1">
          <table:table-cell table:style-name="ce1" office:value-type="float" office:value="1823.78115" calcext:value-type="float">
            <text:p>1823,78115</text:p>
          </table:table-cell>
          <table:table-cell table:style-name="ce1" office:value-type="float" office:value="-44.468934" calcext:value-type="float">
            <text:p>-44,468934</text:p>
          </table:table-cell>
          <table:table-cell table:number-columns-repeated="62"/>
        </table:table-row>
        <table:table-row table:style-name="ro1">
          <table:table-cell table:style-name="ce1" office:value-type="float" office:value="1823.6326" calcext:value-type="float">
            <text:p>1823,6326</text:p>
          </table:table-cell>
          <table:table-cell table:style-name="ce1" office:value-type="float" office:value="-44.139257" calcext:value-type="float">
            <text:p>-44,139257</text:p>
          </table:table-cell>
          <table:table-cell table:number-columns-repeated="62"/>
        </table:table-row>
        <table:table-row table:style-name="ro1">
          <table:table-cell table:style-name="ce1" office:value-type="float" office:value="1823.48405" calcext:value-type="float">
            <text:p>1823,48405</text:p>
          </table:table-cell>
          <table:table-cell table:style-name="ce1" office:value-type="float" office:value="-43.695301" calcext:value-type="float">
            <text:p>-43,695301</text:p>
          </table:table-cell>
          <table:table-cell table:number-columns-repeated="62"/>
        </table:table-row>
        <table:table-row table:style-name="ro1">
          <table:table-cell table:style-name="ce1" office:value-type="float" office:value="1823.33555" calcext:value-type="float">
            <text:p>1823,33555</text:p>
          </table:table-cell>
          <table:table-cell table:style-name="ce1" office:value-type="float" office:value="-43.264848" calcext:value-type="float">
            <text:p>-43,264848</text:p>
          </table:table-cell>
          <table:table-cell table:number-columns-repeated="62"/>
        </table:table-row>
        <table:table-row table:style-name="ro1">
          <table:table-cell table:style-name="ce1" office:value-type="float" office:value="1823.187" calcext:value-type="float">
            <text:p>1823,187</text:p>
          </table:table-cell>
          <table:table-cell table:style-name="ce1" office:value-type="float" office:value="-42.818891" calcext:value-type="float">
            <text:p>-42,818891</text:p>
          </table:table-cell>
          <table:table-cell table:number-columns-repeated="62"/>
        </table:table-row>
        <table:table-row table:style-name="ro1">
          <table:table-cell table:style-name="ce1" office:value-type="float" office:value="1823.0421" calcext:value-type="float">
            <text:p>1823,0421</text:p>
          </table:table-cell>
          <table:table-cell table:style-name="ce1" office:value-type="float" office:value="-42.345152" calcext:value-type="float">
            <text:p>-42,345152</text:p>
          </table:table-cell>
          <table:table-cell table:number-columns-repeated="62"/>
        </table:table-row>
        <table:table-row table:style-name="ro1">
          <table:table-cell table:style-name="ce1" office:value-type="float" office:value="1822.912" calcext:value-type="float">
            <text:p>1822,912</text:p>
          </table:table-cell>
          <table:table-cell table:style-name="ce1" office:value-type="float" office:value="-42.029675" calcext:value-type="float">
            <text:p>-42,029675</text:p>
          </table:table-cell>
          <table:table-cell table:number-columns-repeated="62"/>
        </table:table-row>
        <table:table-row table:style-name="ro1">
          <table:table-cell table:style-name="ce1" office:value-type="float" office:value="1822.79305" calcext:value-type="float">
            <text:p>1822,79305</text:p>
          </table:table-cell>
          <table:table-cell table:style-name="ce1" office:value-type="float" office:value="-41.946478" calcext:value-type="float">
            <text:p>-41,946478</text:p>
          </table:table-cell>
          <table:table-cell table:number-columns-repeated="62"/>
        </table:table-row>
        <table:table-row table:style-name="ro1">
          <table:table-cell table:style-name="ce1" office:value-type="float" office:value="1822.6742" calcext:value-type="float">
            <text:p>1822,6742</text:p>
          </table:table-cell>
          <table:table-cell table:style-name="ce1" office:value-type="float" office:value="-42.063879" calcext:value-type="float">
            <text:p>-42,063879</text:p>
          </table:table-cell>
          <table:table-cell table:number-columns-repeated="62"/>
        </table:table-row>
        <table:table-row table:style-name="ro1">
          <table:table-cell table:style-name="ce1" office:value-type="float" office:value="1822.5554" calcext:value-type="float">
            <text:p>1822,5554</text:p>
          </table:table-cell>
          <table:table-cell table:style-name="ce1" office:value-type="float" office:value="-42.241921" calcext:value-type="float">
            <text:p>-42,241921</text:p>
          </table:table-cell>
          <table:table-cell table:number-columns-repeated="62"/>
        </table:table-row>
        <table:table-row table:style-name="ro1">
          <table:table-cell table:style-name="ce1" office:value-type="float" office:value="1822.4366" calcext:value-type="float">
            <text:p>1822,4366</text:p>
          </table:table-cell>
          <table:table-cell table:style-name="ce1" office:value-type="float" office:value="-42.771117" calcext:value-type="float">
            <text:p>-42,771117</text:p>
          </table:table-cell>
          <table:table-cell table:number-columns-repeated="62"/>
        </table:table-row>
        <table:table-row table:style-name="ro1">
          <table:table-cell table:style-name="ce1" office:value-type="float" office:value="1822.31775" calcext:value-type="float">
            <text:p>1822,31775</text:p>
          </table:table-cell>
          <table:table-cell table:style-name="ce1" office:value-type="float" office:value="-43.18691" calcext:value-type="float">
            <text:p>-43,18691</text:p>
          </table:table-cell>
          <table:table-cell table:number-columns-repeated="62"/>
        </table:table-row>
        <table:table-row table:style-name="ro1">
          <table:table-cell table:style-name="ce1" office:value-type="float" office:value="1822.1989" calcext:value-type="float">
            <text:p>1822,1989</text:p>
          </table:table-cell>
          <table:table-cell table:style-name="ce1" office:value-type="float" office:value="-43.417385" calcext:value-type="float">
            <text:p>-43,417385</text:p>
          </table:table-cell>
          <table:table-cell table:number-columns-repeated="62"/>
        </table:table-row>
        <table:table-row table:style-name="ro1">
          <table:table-cell table:style-name="ce1" office:value-type="float" office:value="1822.07535" calcext:value-type="float">
            <text:p>1822,07535</text:p>
          </table:table-cell>
          <table:table-cell table:style-name="ce1" office:value-type="float" office:value="-43.488461" calcext:value-type="float">
            <text:p>-43,488461</text:p>
          </table:table-cell>
          <table:table-cell table:number-columns-repeated="62"/>
        </table:table-row>
        <table:table-row table:style-name="ro1">
          <table:table-cell table:style-name="ce1" office:value-type="float" office:value="1821.93545" calcext:value-type="float">
            <text:p>1821,93545</text:p>
          </table:table-cell>
          <table:table-cell table:style-name="ce1" office:value-type="float" office:value="-43.476939" calcext:value-type="float">
            <text:p>-43,476939</text:p>
          </table:table-cell>
          <table:table-cell table:number-columns-repeated="62"/>
        </table:table-row>
        <table:table-row table:style-name="ro1">
          <table:table-cell table:style-name="ce1" office:value-type="float" office:value="1821.7748" calcext:value-type="float">
            <text:p>1821,7748</text:p>
          </table:table-cell>
          <table:table-cell table:style-name="ce1" office:value-type="float" office:value="-43.270499" calcext:value-type="float">
            <text:p>-43,270499</text:p>
          </table:table-cell>
          <table:table-cell table:number-columns-repeated="62"/>
        </table:table-row>
        <table:table-row table:style-name="ro1">
          <table:table-cell table:style-name="ce1" office:value-type="float" office:value="1821.605" calcext:value-type="float">
            <text:p>1821,605</text:p>
          </table:table-cell>
          <table:table-cell table:style-name="ce1" office:value-type="float" office:value="-43.050641" calcext:value-type="float">
            <text:p>-43,050641</text:p>
          </table:table-cell>
          <table:table-cell table:number-columns-repeated="62"/>
        </table:table-row>
        <table:table-row table:style-name="ro1">
          <table:table-cell table:style-name="ce1" office:value-type="float" office:value="1821.43525" calcext:value-type="float">
            <text:p>1821,43525</text:p>
          </table:table-cell>
          <table:table-cell table:style-name="ce1" office:value-type="float" office:value="-42.769241" calcext:value-type="float">
            <text:p>-42,769241</text:p>
          </table:table-cell>
          <table:table-cell table:number-columns-repeated="62"/>
        </table:table-row>
        <table:table-row table:style-name="ro1">
          <table:table-cell table:style-name="ce1" office:value-type="float" office:value="1821.2655" calcext:value-type="float">
            <text:p>1821,2655</text:p>
          </table:table-cell>
          <table:table-cell table:style-name="ce1" office:value-type="float" office:value="-42.4878" calcext:value-type="float">
            <text:p>-42,4878</text:p>
          </table:table-cell>
          <table:table-cell table:number-columns-repeated="62"/>
        </table:table-row>
        <table:table-row table:style-name="ro1">
          <table:table-cell table:style-name="ce1" office:value-type="float" office:value="1821.09575" calcext:value-type="float">
            <text:p>1821,09575</text:p>
          </table:table-cell>
          <table:table-cell table:style-name="ce1" office:value-type="float" office:value="-42.256955" calcext:value-type="float">
            <text:p>-42,256955</text:p>
          </table:table-cell>
          <table:table-cell table:number-columns-repeated="62"/>
        </table:table-row>
        <table:table-row table:style-name="ro1">
          <table:table-cell table:style-name="ce1" office:value-type="float" office:value="1820.94995" calcext:value-type="float">
            <text:p>1820,94995</text:p>
          </table:table-cell>
          <table:table-cell table:style-name="ce1" office:value-type="float" office:value="-42.164512" calcext:value-type="float">
            <text:p>-42,164512</text:p>
          </table:table-cell>
          <table:table-cell table:number-columns-repeated="62"/>
        </table:table-row>
        <table:table-row table:style-name="ro1">
          <table:table-cell table:style-name="ce1" office:value-type="float" office:value="1820.82945" calcext:value-type="float">
            <text:p>1820,82945</text:p>
          </table:table-cell>
          <table:table-cell table:style-name="ce1" office:value-type="float" office:value="-42.145991" calcext:value-type="float">
            <text:p>-42,145991</text:p>
          </table:table-cell>
          <table:table-cell table:number-columns-repeated="62"/>
        </table:table-row>
        <table:table-row table:style-name="ro1">
          <table:table-cell table:style-name="ce1" office:value-type="float" office:value="1820.7105" calcext:value-type="float">
            <text:p>1820,7105</text:p>
          </table:table-cell>
          <table:table-cell table:style-name="ce1" office:value-type="float" office:value="-42.200342" calcext:value-type="float">
            <text:p>-42,200342</text:p>
          </table:table-cell>
          <table:table-cell table:number-columns-repeated="62"/>
        </table:table-row>
        <table:table-row table:style-name="ro1">
          <table:table-cell table:style-name="ce1" office:value-type="float" office:value="1820.5917" calcext:value-type="float">
            <text:p>1820,5917</text:p>
          </table:table-cell>
          <table:table-cell table:style-name="ce1" office:value-type="float" office:value="-42.152895" calcext:value-type="float">
            <text:p>-42,152895</text:p>
          </table:table-cell>
          <table:table-cell table:number-columns-repeated="62"/>
        </table:table-row>
        <table:table-row table:style-name="ro1">
          <table:table-cell table:style-name="ce1" office:value-type="float" office:value="1820.4729" calcext:value-type="float">
            <text:p>1820,4729</text:p>
          </table:table-cell>
          <table:table-cell table:style-name="ce1" office:value-type="float" office:value="-41.980646" calcext:value-type="float">
            <text:p>-41,980646</text:p>
          </table:table-cell>
          <table:table-cell table:number-columns-repeated="62"/>
        </table:table-row>
        <table:table-row table:style-name="ro1">
          <table:table-cell table:style-name="ce1" office:value-type="float" office:value="1820.35405" calcext:value-type="float">
            <text:p>1820,35405</text:p>
          </table:table-cell>
          <table:table-cell table:style-name="ce1" office:value-type="float" office:value="-41.538565" calcext:value-type="float">
            <text:p>-41,538565</text:p>
          </table:table-cell>
          <table:table-cell table:number-columns-repeated="62"/>
        </table:table-row>
        <table:table-row table:style-name="ro1">
          <table:table-cell table:style-name="ce1" office:value-type="float" office:value="1820.2352" calcext:value-type="float">
            <text:p>1820,2352</text:p>
          </table:table-cell>
          <table:table-cell table:style-name="ce1" office:value-type="float" office:value="-41.339319" calcext:value-type="float">
            <text:p>-41,339319</text:p>
          </table:table-cell>
          <table:table-cell table:number-columns-repeated="62"/>
        </table:table-row>
        <table:table-row table:style-name="ro1">
          <table:table-cell table:style-name="ce1" office:value-type="float" office:value="1820.11615" calcext:value-type="float">
            <text:p>1820,11615</text:p>
          </table:table-cell>
          <table:table-cell table:style-name="ce1" office:value-type="float" office:value="-41.224511" calcext:value-type="float">
            <text:p>-41,224511</text:p>
          </table:table-cell>
          <table:table-cell table:number-columns-repeated="62"/>
        </table:table-row>
        <table:table-row table:style-name="ro1">
          <table:table-cell table:style-name="ce1" office:value-type="float" office:value="1819.9962" calcext:value-type="float">
            <text:p>1819,9962</text:p>
          </table:table-cell>
          <table:table-cell table:style-name="ce1" office:value-type="float" office:value="-41.020409" calcext:value-type="float">
            <text:p>-41,020409</text:p>
          </table:table-cell>
          <table:table-cell table:number-columns-repeated="62"/>
        </table:table-row>
        <table:table-row table:style-name="ro1">
          <table:table-cell table:style-name="ce1" office:value-type="float" office:value="1819.87445" calcext:value-type="float">
            <text:p>1819,87445</text:p>
          </table:table-cell>
          <table:table-cell table:style-name="ce1" office:value-type="float" office:value="-40.95764" calcext:value-type="float">
            <text:p>-40,95764</text:p>
          </table:table-cell>
          <table:table-cell table:number-columns-repeated="62"/>
        </table:table-row>
        <table:table-row table:style-name="ro1">
          <table:table-cell table:style-name="ce1" office:value-type="float" office:value="1819.75155" calcext:value-type="float">
            <text:p>1819,75155</text:p>
          </table:table-cell>
          <table:table-cell table:style-name="ce1" office:value-type="float" office:value="-40.948264" calcext:value-type="float">
            <text:p>-40,948264</text:p>
          </table:table-cell>
          <table:table-cell table:number-columns-repeated="62"/>
        </table:table-row>
        <table:table-row table:style-name="ro1">
          <table:table-cell table:style-name="ce1" office:value-type="float" office:value="1819.6286" calcext:value-type="float">
            <text:p>1819,6286</text:p>
          </table:table-cell>
          <table:table-cell table:style-name="ce1" office:value-type="float" office:value="-40.954218" calcext:value-type="float">
            <text:p>-40,954218</text:p>
          </table:table-cell>
          <table:table-cell table:number-columns-repeated="62"/>
        </table:table-row>
        <table:table-row table:style-name="ro1">
          <table:table-cell table:style-name="ce1" office:value-type="float" office:value="1819.50565" calcext:value-type="float">
            <text:p>1819,50565</text:p>
          </table:table-cell>
          <table:table-cell table:style-name="ce1" office:value-type="float" office:value="-40.8814" calcext:value-type="float">
            <text:p>-40,8814</text:p>
          </table:table-cell>
          <table:table-cell table:number-columns-repeated="62"/>
        </table:table-row>
        <table:table-row table:style-name="ro1">
          <table:table-cell table:style-name="ce1" office:value-type="float" office:value="1819.3827" calcext:value-type="float">
            <text:p>1819,3827</text:p>
          </table:table-cell>
          <table:table-cell table:style-name="ce1" office:value-type="float" office:value="-40.816222" calcext:value-type="float">
            <text:p>-40,816222</text:p>
          </table:table-cell>
          <table:table-cell table:number-columns-repeated="62"/>
        </table:table-row>
        <table:table-row table:style-name="ro1">
          <table:table-cell table:style-name="ce1" office:value-type="float" office:value="1819.2598" calcext:value-type="float">
            <text:p>1819,2598</text:p>
          </table:table-cell>
          <table:table-cell table:style-name="ce1" office:value-type="float" office:value="-40.958358" calcext:value-type="float">
            <text:p>-40,958358</text:p>
          </table:table-cell>
          <table:table-cell table:number-columns-repeated="62"/>
        </table:table-row>
        <table:table-row table:style-name="ro1">
          <table:table-cell table:style-name="ce1" office:value-type="float" office:value="1819.108" calcext:value-type="float">
            <text:p>1819,108</text:p>
          </table:table-cell>
          <table:table-cell table:style-name="ce1" office:value-type="float" office:value="-40.643506" calcext:value-type="float">
            <text:p>-40,643506</text:p>
          </table:table-cell>
          <table:table-cell table:number-columns-repeated="62"/>
        </table:table-row>
        <table:table-row table:style-name="ro1">
          <table:table-cell table:style-name="ce1" office:value-type="float" office:value="1818.9422" calcext:value-type="float">
            <text:p>1818,9422</text:p>
          </table:table-cell>
          <table:table-cell table:style-name="ce1" office:value-type="float" office:value="-41.147473" calcext:value-type="float">
            <text:p>-41,147473</text:p>
          </table:table-cell>
          <table:table-cell table:number-columns-repeated="62"/>
        </table:table-row>
        <table:table-row table:style-name="ro1">
          <table:table-cell table:style-name="ce1" office:value-type="float" office:value="1818.7895" calcext:value-type="float">
            <text:p>1818,7895</text:p>
          </table:table-cell>
          <table:table-cell table:style-name="ce1" office:value-type="float" office:value="-41.327888" calcext:value-type="float">
            <text:p>-41,327888</text:p>
          </table:table-cell>
          <table:table-cell table:number-columns-repeated="62"/>
        </table:table-row>
        <table:table-row table:style-name="ro1">
          <table:table-cell table:style-name="ce1" office:value-type="float" office:value="1818.63465" calcext:value-type="float">
            <text:p>1818,63465</text:p>
          </table:table-cell>
          <table:table-cell table:style-name="ce1" office:value-type="float" office:value="-41.589852" calcext:value-type="float">
            <text:p>-41,589852</text:p>
          </table:table-cell>
          <table:table-cell table:number-columns-repeated="62"/>
        </table:table-row>
        <table:table-row table:style-name="ro1">
          <table:table-cell table:style-name="ce1" office:value-type="float" office:value="1818.4796" calcext:value-type="float">
            <text:p>1818,4796</text:p>
          </table:table-cell>
          <table:table-cell table:style-name="ce1" office:value-type="float" office:value="-41.925502" calcext:value-type="float">
            <text:p>-41,925502</text:p>
          </table:table-cell>
          <table:table-cell table:number-columns-repeated="62"/>
        </table:table-row>
        <table:table-row table:style-name="ro1">
          <table:table-cell table:style-name="ce1" office:value-type="float" office:value="1818.3246" calcext:value-type="float">
            <text:p>1818,3246</text:p>
          </table:table-cell>
          <table:table-cell table:style-name="ce1" office:value-type="float" office:value="-42.444622" calcext:value-type="float">
            <text:p>-42,444622</text:p>
          </table:table-cell>
          <table:table-cell table:number-columns-repeated="62"/>
        </table:table-row>
        <table:table-row table:style-name="ro1">
          <table:table-cell table:style-name="ce1" office:value-type="float" office:value="1818.1696" calcext:value-type="float">
            <text:p>1818,1696</text:p>
          </table:table-cell>
          <table:table-cell table:style-name="ce1" office:value-type="float" office:value="-42.808187" calcext:value-type="float">
            <text:p>-42,808187</text:p>
          </table:table-cell>
          <table:table-cell table:number-columns-repeated="62"/>
        </table:table-row>
        <table:table-row table:style-name="ro1">
          <table:table-cell table:style-name="ce1" office:value-type="float" office:value="1818.0197" calcext:value-type="float">
            <text:p>1818,0197</text:p>
          </table:table-cell>
          <table:table-cell table:style-name="ce1" office:value-type="float" office:value="-42.990276" calcext:value-type="float">
            <text:p>-42,990276</text:p>
          </table:table-cell>
          <table:table-cell table:number-columns-repeated="62"/>
        </table:table-row>
        <table:table-row table:style-name="ro1">
          <table:table-cell table:style-name="ce1" office:value-type="float" office:value="1817.88085" calcext:value-type="float">
            <text:p>1817,88085</text:p>
          </table:table-cell>
          <table:table-cell table:style-name="ce1" office:value-type="float" office:value="-43.231844" calcext:value-type="float">
            <text:p>-43,231844</text:p>
          </table:table-cell>
          <table:table-cell table:number-columns-repeated="62"/>
        </table:table-row>
        <table:table-row table:style-name="ro1">
          <table:table-cell table:style-name="ce1" office:value-type="float" office:value="1817.7484" calcext:value-type="float">
            <text:p>1817,7484</text:p>
          </table:table-cell>
          <table:table-cell table:style-name="ce1" office:value-type="float" office:value="-43.649048" calcext:value-type="float">
            <text:p>-43,649048</text:p>
          </table:table-cell>
          <table:table-cell table:number-columns-repeated="62"/>
        </table:table-row>
        <table:table-row table:style-name="ro1">
          <table:table-cell table:style-name="ce1" office:value-type="float" office:value="1817.61635" calcext:value-type="float">
            <text:p>1817,61635</text:p>
          </table:table-cell>
          <table:table-cell table:style-name="ce1" office:value-type="float" office:value="-44.11034" calcext:value-type="float">
            <text:p>-44,11034</text:p>
          </table:table-cell>
          <table:table-cell table:number-columns-repeated="62"/>
        </table:table-row>
        <table:table-row table:style-name="ro1">
          <table:table-cell table:style-name="ce1" office:value-type="float" office:value="1817.48425" calcext:value-type="float">
            <text:p>1817,48425</text:p>
          </table:table-cell>
          <table:table-cell table:style-name="ce1" office:value-type="float" office:value="-44.567781" calcext:value-type="float">
            <text:p>-44,567781</text:p>
          </table:table-cell>
          <table:table-cell table:number-columns-repeated="62"/>
        </table:table-row>
        <table:table-row table:style-name="ro1">
          <table:table-cell table:style-name="ce1" office:value-type="float" office:value="1817.35225" calcext:value-type="float">
            <text:p>1817,35225</text:p>
          </table:table-cell>
          <table:table-cell table:style-name="ce1" office:value-type="float" office:value="-44.882145" calcext:value-type="float">
            <text:p>-44,882145</text:p>
          </table:table-cell>
          <table:table-cell table:number-columns-repeated="62"/>
        </table:table-row>
        <table:table-row table:style-name="ro1">
          <table:table-cell table:style-name="ce1" office:value-type="float" office:value="1817.22025" calcext:value-type="float">
            <text:p>1817,22025</text:p>
          </table:table-cell>
          <table:table-cell table:style-name="ce1" office:value-type="float" office:value="-44.7568" calcext:value-type="float">
            <text:p>-44,7568</text:p>
          </table:table-cell>
          <table:table-cell table:number-columns-repeated="62"/>
        </table:table-row>
        <table:table-row table:style-name="ro1">
          <table:table-cell table:style-name="ce1" office:value-type="float" office:value="1817.0882" calcext:value-type="float">
            <text:p>1817,0882</text:p>
          </table:table-cell>
          <table:table-cell table:style-name="ce1" office:value-type="float" office:value="-44.991407" calcext:value-type="float">
            <text:p>-44,991407</text:p>
          </table:table-cell>
          <table:table-cell table:number-columns-repeated="62"/>
        </table:table-row>
        <table:table-row table:style-name="ro1">
          <table:table-cell table:style-name="ce1" office:value-type="float" office:value="1816.975" calcext:value-type="float">
            <text:p>1816,975</text:p>
          </table:table-cell>
          <table:table-cell table:style-name="ce1" office:value-type="float" office:value="-44.92646" calcext:value-type="float">
            <text:p>-44,92646</text:p>
          </table:table-cell>
          <table:table-cell table:number-columns-repeated="62"/>
        </table:table-row>
        <table:table-row table:style-name="ro1">
          <table:table-cell table:style-name="ce1" office:value-type="float" office:value="1816.88425" calcext:value-type="float">
            <text:p>1816,88425</text:p>
          </table:table-cell>
          <table:table-cell table:style-name="ce1" office:value-type="float" office:value="-44.790385" calcext:value-type="float">
            <text:p>-44,790385</text:p>
          </table:table-cell>
          <table:table-cell table:number-columns-repeated="62"/>
        </table:table-row>
        <table:table-row table:style-name="ro1">
          <table:table-cell table:style-name="ce1" office:value-type="float" office:value="1816.7972" calcext:value-type="float">
            <text:p>1816,7972</text:p>
          </table:table-cell>
          <table:table-cell table:style-name="ce1" office:value-type="float" office:value="-44.407189" calcext:value-type="float">
            <text:p>-44,407189</text:p>
          </table:table-cell>
          <table:table-cell table:number-columns-repeated="62"/>
        </table:table-row>
        <table:table-row table:style-name="ro1">
          <table:table-cell table:style-name="ce1" office:value-type="float" office:value="1816.71025" calcext:value-type="float">
            <text:p>1816,71025</text:p>
          </table:table-cell>
          <table:table-cell table:style-name="ce1" office:value-type="float" office:value="-44.317076" calcext:value-type="float">
            <text:p>-44,317076</text:p>
          </table:table-cell>
          <table:table-cell table:number-columns-repeated="62"/>
        </table:table-row>
        <table:table-row table:style-name="ro1">
          <table:table-cell table:style-name="ce1" office:value-type="float" office:value="1816.6233" calcext:value-type="float">
            <text:p>1816,6233</text:p>
          </table:table-cell>
          <table:table-cell table:style-name="ce1" office:value-type="float" office:value="-44.606944" calcext:value-type="float">
            <text:p>-44,606944</text:p>
          </table:table-cell>
          <table:table-cell table:number-columns-repeated="62"/>
        </table:table-row>
        <table:table-row table:style-name="ro1">
          <table:table-cell table:style-name="ce1" office:value-type="float" office:value="1816.5363" calcext:value-type="float">
            <text:p>1816,5363</text:p>
          </table:table-cell>
          <table:table-cell table:style-name="ce1" office:value-type="float" office:value="-44.847811" calcext:value-type="float">
            <text:p>-44,847811</text:p>
          </table:table-cell>
          <table:table-cell table:number-columns-repeated="62"/>
        </table:table-row>
        <table:table-row table:style-name="ro1">
          <table:table-cell table:style-name="ce1" office:value-type="float" office:value="1816.44935" calcext:value-type="float">
            <text:p>1816,44935</text:p>
          </table:table-cell>
          <table:table-cell table:style-name="ce1" office:value-type="float" office:value="-45.127036" calcext:value-type="float">
            <text:p>-45,127036</text:p>
          </table:table-cell>
          <table:table-cell table:number-columns-repeated="62"/>
        </table:table-row>
        <table:table-row table:style-name="ro1">
          <table:table-cell table:style-name="ce1" office:value-type="float" office:value="1816.36245" calcext:value-type="float">
            <text:p>1816,36245</text:p>
          </table:table-cell>
          <table:table-cell table:style-name="ce1" office:value-type="float" office:value="-45.261384" calcext:value-type="float">
            <text:p>-45,261384</text:p>
          </table:table-cell>
          <table:table-cell table:number-columns-repeated="62"/>
        </table:table-row>
        <table:table-row table:style-name="ro1">
          <table:table-cell table:style-name="ce1" office:value-type="float" office:value="1816.2755" calcext:value-type="float">
            <text:p>1816,2755</text:p>
          </table:table-cell>
          <table:table-cell table:style-name="ce1" office:value-type="float" office:value="-45.355244" calcext:value-type="float">
            <text:p>-45,355244</text:p>
          </table:table-cell>
          <table:table-cell table:number-columns-repeated="62"/>
        </table:table-row>
        <table:table-row table:style-name="ro1">
          <table:table-cell table:style-name="ce1" office:value-type="float" office:value="1816.18855" calcext:value-type="float">
            <text:p>1816,18855</text:p>
          </table:table-cell>
          <table:table-cell table:style-name="ce1" office:value-type="float" office:value="-45.228266" calcext:value-type="float">
            <text:p>-45,228266</text:p>
          </table:table-cell>
          <table:table-cell table:number-columns-repeated="62"/>
        </table:table-row>
        <table:table-row table:style-name="ro1">
          <table:table-cell table:style-name="ce1" office:value-type="float" office:value="1816.1016" calcext:value-type="float">
            <text:p>1816,1016</text:p>
          </table:table-cell>
          <table:table-cell table:style-name="ce1" office:value-type="float" office:value="-44.798851" calcext:value-type="float">
            <text:p>-44,798851</text:p>
          </table:table-cell>
          <table:table-cell table:number-columns-repeated="62"/>
        </table:table-row>
        <table:table-row table:style-name="ro1">
          <table:table-cell table:style-name="ce1" office:value-type="float" office:value="1815.9804" calcext:value-type="float">
            <text:p>1815,9804</text:p>
          </table:table-cell>
          <table:table-cell table:style-name="ce1" office:value-type="float" office:value="-44.354148" calcext:value-type="float">
            <text:p>-44,354148</text:p>
          </table:table-cell>
          <table:table-cell table:number-columns-repeated="62"/>
        </table:table-row>
        <table:table-row table:style-name="ro1">
          <table:table-cell table:style-name="ce1" office:value-type="float" office:value="1815.78175" calcext:value-type="float">
            <text:p>1815,78175</text:p>
          </table:table-cell>
          <table:table-cell table:style-name="ce1" office:value-type="float" office:value="-43.928069" calcext:value-type="float">
            <text:p>-43,928069</text:p>
          </table:table-cell>
          <table:table-cell table:number-columns-repeated="62"/>
        </table:table-row>
        <table:table-row table:style-name="ro1">
          <table:table-cell table:style-name="ce1" office:value-type="float" office:value="1815.5335" calcext:value-type="float">
            <text:p>1815,5335</text:p>
          </table:table-cell>
          <table:table-cell table:style-name="ce1" office:value-type="float" office:value="-43.67321" calcext:value-type="float">
            <text:p>-43,67321</text:p>
          </table:table-cell>
          <table:table-cell table:number-columns-repeated="62"/>
        </table:table-row>
        <table:table-row table:style-name="ro1">
          <table:table-cell table:style-name="ce1" office:value-type="float" office:value="1815.27885" calcext:value-type="float">
            <text:p>1815,27885</text:p>
          </table:table-cell>
          <table:table-cell table:style-name="ce1" office:value-type="float" office:value="-43.328072" calcext:value-type="float">
            <text:p>-43,328072</text:p>
          </table:table-cell>
          <table:table-cell table:number-columns-repeated="62"/>
        </table:table-row>
        <table:table-row table:style-name="ro1">
          <table:table-cell table:style-name="ce1" office:value-type="float" office:value="1815.05755" calcext:value-type="float">
            <text:p>1815,05755</text:p>
          </table:table-cell>
          <table:table-cell table:style-name="ce1" office:value-type="float" office:value="-43.270889" calcext:value-type="float">
            <text:p>-43,270889</text:p>
          </table:table-cell>
          <table:table-cell table:number-columns-repeated="62"/>
        </table:table-row>
        <table:table-row table:style-name="ro1">
          <table:table-cell table:style-name="ce1" office:value-type="float" office:value="1814.8981" calcext:value-type="float">
            <text:p>1814,8981</text:p>
          </table:table-cell>
          <table:table-cell table:style-name="ce1" office:value-type="float" office:value="-43.230079" calcext:value-type="float">
            <text:p>-43,230079</text:p>
          </table:table-cell>
          <table:table-cell table:number-columns-repeated="62"/>
        </table:table-row>
        <table:table-row table:style-name="ro1">
          <table:table-cell table:style-name="ce1" office:value-type="float" office:value="1814.773" calcext:value-type="float">
            <text:p>1814,773</text:p>
          </table:table-cell>
          <table:table-cell table:style-name="ce1" office:value-type="float" office:value="-43.512643" calcext:value-type="float">
            <text:p>-43,512643</text:p>
          </table:table-cell>
          <table:table-cell table:number-columns-repeated="62"/>
        </table:table-row>
        <table:table-row table:style-name="ro1">
          <table:table-cell table:style-name="ce1" office:value-type="float" office:value="1814.65385" calcext:value-type="float">
            <text:p>1814,65385</text:p>
          </table:table-cell>
          <table:table-cell table:style-name="ce1" office:value-type="float" office:value="-43.355497" calcext:value-type="float">
            <text:p>-43,355497</text:p>
          </table:table-cell>
          <table:table-cell table:number-columns-repeated="62"/>
        </table:table-row>
        <table:table-row table:style-name="ro1">
          <table:table-cell table:style-name="ce1" office:value-type="float" office:value="1814.53475" calcext:value-type="float">
            <text:p>1814,53475</text:p>
          </table:table-cell>
          <table:table-cell table:style-name="ce1" office:value-type="float" office:value="-43.426869" calcext:value-type="float">
            <text:p>-43,426869</text:p>
          </table:table-cell>
          <table:table-cell table:number-columns-repeated="62"/>
        </table:table-row>
        <table:table-row table:style-name="ro1">
          <table:table-cell table:style-name="ce1" office:value-type="float" office:value="1814.4156" calcext:value-type="float">
            <text:p>1814,4156</text:p>
          </table:table-cell>
          <table:table-cell table:style-name="ce1" office:value-type="float" office:value="-43.450114" calcext:value-type="float">
            <text:p>-43,450114</text:p>
          </table:table-cell>
          <table:table-cell table:number-columns-repeated="62"/>
        </table:table-row>
        <table:table-row table:style-name="ro1">
          <table:table-cell table:style-name="ce1" office:value-type="float" office:value="1814.29645" calcext:value-type="float">
            <text:p>1814,29645</text:p>
          </table:table-cell>
          <table:table-cell table:style-name="ce1" office:value-type="float" office:value="-43.204526" calcext:value-type="float">
            <text:p>-43,204526</text:p>
          </table:table-cell>
          <table:table-cell table:number-columns-repeated="62"/>
        </table:table-row>
        <table:table-row table:style-name="ro1">
          <table:table-cell table:style-name="ce1" office:value-type="float" office:value="1814.17735" calcext:value-type="float">
            <text:p>1814,17735</text:p>
          </table:table-cell>
          <table:table-cell table:style-name="ce1" office:value-type="float" office:value="-42.924496" calcext:value-type="float">
            <text:p>-42,924496</text:p>
          </table:table-cell>
          <table:table-cell table:number-columns-repeated="62"/>
        </table:table-row>
        <table:table-row table:style-name="ro1">
          <table:table-cell table:style-name="ce1" office:value-type="float" office:value="1814.05865" calcext:value-type="float">
            <text:p>1814,05865</text:p>
          </table:table-cell>
          <table:table-cell table:style-name="ce1" office:value-type="float" office:value="-42.699903" calcext:value-type="float">
            <text:p>-42,699903</text:p>
          </table:table-cell>
          <table:table-cell table:number-columns-repeated="62"/>
        </table:table-row>
        <table:table-row table:style-name="ro1">
          <table:table-cell table:style-name="ce1" office:value-type="float" office:value="1813.94355" calcext:value-type="float">
            <text:p>1813,94355</text:p>
          </table:table-cell>
          <table:table-cell table:style-name="ce1" office:value-type="float" office:value="-42.582786" calcext:value-type="float">
            <text:p>-42,582786</text:p>
          </table:table-cell>
          <table:table-cell table:number-columns-repeated="62"/>
        </table:table-row>
        <table:table-row table:style-name="ro1">
          <table:table-cell table:style-name="ce1" office:value-type="float" office:value="1813.832" calcext:value-type="float">
            <text:p>1813,832</text:p>
          </table:table-cell>
          <table:table-cell table:style-name="ce1" office:value-type="float" office:value="-42.717141" calcext:value-type="float">
            <text:p>-42,717141</text:p>
          </table:table-cell>
          <table:table-cell table:number-columns-repeated="62"/>
        </table:table-row>
        <table:table-row table:style-name="ro1">
          <table:table-cell table:style-name="ce1" office:value-type="float" office:value="1813.72085" calcext:value-type="float">
            <text:p>1813,72085</text:p>
          </table:table-cell>
          <table:table-cell table:style-name="ce1" office:value-type="float" office:value="-43.011829" calcext:value-type="float">
            <text:p>-43,011829</text:p>
          </table:table-cell>
          <table:table-cell table:number-columns-repeated="62"/>
        </table:table-row>
        <table:table-row table:style-name="ro1">
          <table:table-cell table:style-name="ce1" office:value-type="float" office:value="1813.6097" calcext:value-type="float">
            <text:p>1813,6097</text:p>
          </table:table-cell>
          <table:table-cell table:style-name="ce1" office:value-type="float" office:value="-43.474406" calcext:value-type="float">
            <text:p>-43,474406</text:p>
          </table:table-cell>
          <table:table-cell table:number-columns-repeated="62"/>
        </table:table-row>
        <table:table-row table:style-name="ro1">
          <table:table-cell table:style-name="ce1" office:value-type="float" office:value="1813.49855" calcext:value-type="float">
            <text:p>1813,49855</text:p>
          </table:table-cell>
          <table:table-cell table:style-name="ce1" office:value-type="float" office:value="-44.119335" calcext:value-type="float">
            <text:p>-44,119335</text:p>
          </table:table-cell>
          <table:table-cell table:number-columns-repeated="62"/>
        </table:table-row>
        <table:table-row table:style-name="ro1">
          <table:table-cell table:style-name="ce1" office:value-type="float" office:value="1813.38745" calcext:value-type="float">
            <text:p>1813,38745</text:p>
          </table:table-cell>
          <table:table-cell table:style-name="ce1" office:value-type="float" office:value="-44.490632" calcext:value-type="float">
            <text:p>-44,490632</text:p>
          </table:table-cell>
          <table:table-cell table:number-columns-repeated="62"/>
        </table:table-row>
        <table:table-row table:style-name="ro1">
          <table:table-cell table:style-name="ce1" office:value-type="float" office:value="1813.2763" calcext:value-type="float">
            <text:p>1813,2763</text:p>
          </table:table-cell>
          <table:table-cell table:style-name="ce1" office:value-type="float" office:value="-44.739062" calcext:value-type="float">
            <text:p>-44,739062</text:p>
          </table:table-cell>
          <table:table-cell table:number-columns-repeated="62"/>
        </table:table-row>
        <table:table-row table:style-name="ro1">
          <table:table-cell table:style-name="ce1" office:value-type="float" office:value="1813.16515" calcext:value-type="float">
            <text:p>1813,16515</text:p>
          </table:table-cell>
          <table:table-cell table:style-name="ce1" office:value-type="float" office:value="-44.611093" calcext:value-type="float">
            <text:p>-44,611093</text:p>
          </table:table-cell>
          <table:table-cell table:number-columns-repeated="62"/>
        </table:table-row>
        <table:table-row table:style-name="ro1">
          <table:table-cell table:style-name="ce1" office:value-type="float" office:value="1813.0432" calcext:value-type="float">
            <text:p>1813,0432</text:p>
          </table:table-cell>
          <table:table-cell table:style-name="ce1" office:value-type="float" office:value="-44.259039" calcext:value-type="float">
            <text:p>-44,259039</text:p>
          </table:table-cell>
          <table:table-cell table:number-columns-repeated="62"/>
        </table:table-row>
        <table:table-row table:style-name="ro1">
          <table:table-cell table:style-name="ce1" office:value-type="float" office:value="1812.8593" calcext:value-type="float">
            <text:p>1812,8593</text:p>
          </table:table-cell>
          <table:table-cell table:style-name="ce1" office:value-type="float" office:value="-43.694204" calcext:value-type="float">
            <text:p>-43,694204</text:p>
          </table:table-cell>
          <table:table-cell table:number-columns-repeated="62"/>
        </table:table-row>
        <table:table-row table:style-name="ro1">
          <table:table-cell table:style-name="ce1" office:value-type="float" office:value="1812.6144" calcext:value-type="float">
            <text:p>1812,6144</text:p>
          </table:table-cell>
          <table:table-cell table:style-name="ce1" office:value-type="float" office:value="-43.260803" calcext:value-type="float">
            <text:p>-43,260803</text:p>
          </table:table-cell>
          <table:table-cell table:number-columns-repeated="62"/>
        </table:table-row>
        <table:table-row table:style-name="ro1">
          <table:table-cell table:style-name="ce1" office:value-type="float" office:value="1812.35945" calcext:value-type="float">
            <text:p>1812,35945</text:p>
          </table:table-cell>
          <table:table-cell table:style-name="ce1" office:value-type="float" office:value="-42.641161" calcext:value-type="float">
            <text:p>-42,641161</text:p>
          </table:table-cell>
          <table:table-cell table:number-columns-repeated="62"/>
        </table:table-row>
        <table:table-row table:style-name="ro1">
          <table:table-cell table:style-name="ce1" office:value-type="float" office:value="1812.11025" calcext:value-type="float">
            <text:p>1812,11025</text:p>
          </table:table-cell>
          <table:table-cell table:style-name="ce1" office:value-type="float" office:value="-42.36703" calcext:value-type="float">
            <text:p>-42,36703</text:p>
          </table:table-cell>
          <table:table-cell table:number-columns-repeated="62"/>
        </table:table-row>
        <table:table-row table:style-name="ro1">
          <table:table-cell table:style-name="ce1" office:value-type="float" office:value="1811.89175" calcext:value-type="float">
            <text:p>1811,89175</text:p>
          </table:table-cell>
          <table:table-cell table:style-name="ce1" office:value-type="float" office:value="-42.318449" calcext:value-type="float">
            <text:p>-42,318449</text:p>
          </table:table-cell>
          <table:table-cell table:number-columns-repeated="62"/>
        </table:table-row>
        <table:table-row table:style-name="ro1">
          <table:table-cell table:style-name="ce1" office:value-type="float" office:value="1811.7009" calcext:value-type="float">
            <text:p>1811,7009</text:p>
          </table:table-cell>
          <table:table-cell table:style-name="ce1" office:value-type="float" office:value="-42.339904" calcext:value-type="float">
            <text:p>-42,339904</text:p>
          </table:table-cell>
          <table:table-cell table:number-columns-repeated="62"/>
        </table:table-row>
        <table:table-row table:style-name="ro1">
          <table:table-cell table:style-name="ce1" office:value-type="float" office:value="1811.5129" calcext:value-type="float">
            <text:p>1811,5129</text:p>
          </table:table-cell>
          <table:table-cell table:style-name="ce1" office:value-type="float" office:value="-42.52741" calcext:value-type="float">
            <text:p>-42,52741</text:p>
          </table:table-cell>
          <table:table-cell table:number-columns-repeated="62"/>
        </table:table-row>
        <table:table-row table:style-name="ro1">
          <table:table-cell table:style-name="ce1" office:value-type="float" office:value="1811.32495" calcext:value-type="float">
            <text:p>1811,32495</text:p>
          </table:table-cell>
          <table:table-cell table:style-name="ce1" office:value-type="float" office:value="-42.857886" calcext:value-type="float">
            <text:p>-42,857886</text:p>
          </table:table-cell>
          <table:table-cell table:number-columns-repeated="62"/>
        </table:table-row>
        <table:table-row table:style-name="ro1">
          <table:table-cell table:style-name="ce1" office:value-type="float" office:value="1811.14135" calcext:value-type="float">
            <text:p>1811,14135</text:p>
          </table:table-cell>
          <table:table-cell table:style-name="ce1" office:value-type="float" office:value="-43.157617" calcext:value-type="float">
            <text:p>-43,157617</text:p>
          </table:table-cell>
          <table:table-cell table:number-columns-repeated="62"/>
        </table:table-row>
        <table:table-row table:style-name="ro1">
          <table:table-cell table:style-name="ce1" office:value-type="float" office:value="1810.9905" calcext:value-type="float">
            <text:p>1810,9905</text:p>
          </table:table-cell>
          <table:table-cell table:style-name="ce1" office:value-type="float" office:value="-43.432471" calcext:value-type="float">
            <text:p>-43,432471</text:p>
          </table:table-cell>
          <table:table-cell table:number-columns-repeated="62"/>
        </table:table-row>
        <table:table-row table:style-name="ro1">
          <table:table-cell table:style-name="ce1" office:value-type="float" office:value="1810.88355" calcext:value-type="float">
            <text:p>1810,88355</text:p>
          </table:table-cell>
          <table:table-cell table:style-name="ce1" office:value-type="float" office:value="-43.792534" calcext:value-type="float">
            <text:p>-43,792534</text:p>
          </table:table-cell>
          <table:table-cell table:number-columns-repeated="62"/>
        </table:table-row>
        <table:table-row table:style-name="ro1">
          <table:table-cell table:style-name="ce1" office:value-type="float" office:value="1810.792" calcext:value-type="float">
            <text:p>1810,792</text:p>
          </table:table-cell>
          <table:table-cell table:style-name="ce1" office:value-type="float" office:value="-44.138156" calcext:value-type="float">
            <text:p>-44,138156</text:p>
          </table:table-cell>
          <table:table-cell table:number-columns-repeated="62"/>
        </table:table-row>
        <table:table-row table:style-name="ro1">
          <table:table-cell table:style-name="ce1" office:value-type="float" office:value="1810.7004" calcext:value-type="float">
            <text:p>1810,7004</text:p>
          </table:table-cell>
          <table:table-cell table:style-name="ce1" office:value-type="float" office:value="-44.477975" calcext:value-type="float">
            <text:p>-44,477975</text:p>
          </table:table-cell>
          <table:table-cell table:number-columns-repeated="62"/>
        </table:table-row>
        <table:table-row table:style-name="ro1">
          <table:table-cell table:style-name="ce1" office:value-type="float" office:value="1810.6088" calcext:value-type="float">
            <text:p>1810,6088</text:p>
          </table:table-cell>
          <table:table-cell table:style-name="ce1" office:value-type="float" office:value="-44.723674" calcext:value-type="float">
            <text:p>-44,723674</text:p>
          </table:table-cell>
          <table:table-cell table:number-columns-repeated="62"/>
        </table:table-row>
        <table:table-row table:style-name="ro1">
          <table:table-cell table:style-name="ce1" office:value-type="float" office:value="1810.5172" calcext:value-type="float">
            <text:p>1810,5172</text:p>
          </table:table-cell>
          <table:table-cell table:style-name="ce1" office:value-type="float" office:value="-44.848379" calcext:value-type="float">
            <text:p>-44,848379</text:p>
          </table:table-cell>
          <table:table-cell table:number-columns-repeated="62"/>
        </table:table-row>
        <table:table-row table:style-name="ro1">
          <table:table-cell table:style-name="ce1" office:value-type="float" office:value="1810.42565" calcext:value-type="float">
            <text:p>1810,42565</text:p>
          </table:table-cell>
          <table:table-cell table:style-name="ce1" office:value-type="float" office:value="-44.949993" calcext:value-type="float">
            <text:p>-44,949993</text:p>
          </table:table-cell>
          <table:table-cell table:number-columns-repeated="62"/>
        </table:table-row>
        <table:table-row table:style-name="ro1">
          <table:table-cell table:style-name="ce1" office:value-type="float" office:value="1810.3341" calcext:value-type="float">
            <text:p>1810,3341</text:p>
          </table:table-cell>
          <table:table-cell table:style-name="ce1" office:value-type="float" office:value="-45.072693" calcext:value-type="float">
            <text:p>-45,072693</text:p>
          </table:table-cell>
          <table:table-cell table:number-columns-repeated="62"/>
        </table:table-row>
        <table:table-row table:style-name="ro1">
          <table:table-cell table:style-name="ce1" office:value-type="float" office:value="1810.2425" calcext:value-type="float">
            <text:p>1810,2425</text:p>
          </table:table-cell>
          <table:table-cell table:style-name="ce1" office:value-type="float" office:value="-45.003361" calcext:value-type="float">
            <text:p>-45,003361</text:p>
          </table:table-cell>
          <table:table-cell table:number-columns-repeated="62"/>
        </table:table-row>
        <table:table-row table:style-name="ro1">
          <table:table-cell table:style-name="ce1" office:value-type="float" office:value="1810.1509" calcext:value-type="float">
            <text:p>1810,1509</text:p>
          </table:table-cell>
          <table:table-cell table:style-name="ce1" office:value-type="float" office:value="-44.916689" calcext:value-type="float">
            <text:p>-44,916689</text:p>
          </table:table-cell>
          <table:table-cell table:number-columns-repeated="62"/>
        </table:table-row>
        <table:table-row table:style-name="ro1">
          <table:table-cell table:style-name="ce1" office:value-type="float" office:value="1810.059" calcext:value-type="float">
            <text:p>1810,059</text:p>
          </table:table-cell>
          <table:table-cell table:style-name="ce1" office:value-type="float" office:value="-43.874835" calcext:value-type="float">
            <text:p>-43,874835</text:p>
          </table:table-cell>
          <table:table-cell table:number-columns-repeated="62"/>
        </table:table-row>
        <table:table-row table:style-name="ro1">
          <table:table-cell table:style-name="ce1" office:value-type="float" office:value="1809.96415" calcext:value-type="float">
            <text:p>1809,96415</text:p>
          </table:table-cell>
          <table:table-cell table:style-name="ce1" office:value-type="float" office:value="-42.686066" calcext:value-type="float">
            <text:p>-42,686066</text:p>
          </table:table-cell>
          <table:table-cell table:number-columns-repeated="62"/>
        </table:table-row>
        <table:table-row table:style-name="ro1">
          <table:table-cell table:style-name="ce1" office:value-type="float" office:value="1809.8658" calcext:value-type="float">
            <text:p>1809,8658</text:p>
          </table:table-cell>
          <table:table-cell table:style-name="ce1" office:value-type="float" office:value="-42.773972" calcext:value-type="float">
            <text:p>-42,773972</text:p>
          </table:table-cell>
          <table:table-cell table:number-columns-repeated="62"/>
        </table:table-row>
        <table:table-row table:style-name="ro1">
          <table:table-cell table:style-name="ce1" office:value-type="float" office:value="1809.7666" calcext:value-type="float">
            <text:p>1809,7666</text:p>
          </table:table-cell>
          <table:table-cell table:style-name="ce1" office:value-type="float" office:value="-42.876644" calcext:value-type="float">
            <text:p>-42,876644</text:p>
          </table:table-cell>
          <table:table-cell table:number-columns-repeated="62"/>
        </table:table-row>
        <table:table-row table:style-name="ro1">
          <table:table-cell table:style-name="ce1" office:value-type="float" office:value="1809.6674" calcext:value-type="float">
            <text:p>1809,6674</text:p>
          </table:table-cell>
          <table:table-cell table:style-name="ce1" office:value-type="float" office:value="-43.110023" calcext:value-type="float">
            <text:p>-43,110023</text:p>
          </table:table-cell>
          <table:table-cell table:number-columns-repeated="62"/>
        </table:table-row>
        <table:table-row table:style-name="ro1">
          <table:table-cell table:style-name="ce1" office:value-type="float" office:value="1809.56815" calcext:value-type="float">
            <text:p>1809,56815</text:p>
          </table:table-cell>
          <table:table-cell table:style-name="ce1" office:value-type="float" office:value="-43.318451" calcext:value-type="float">
            <text:p>-43,318451</text:p>
          </table:table-cell>
          <table:table-cell table:number-columns-repeated="62"/>
        </table:table-row>
        <table:table-row table:style-name="ro1">
          <table:table-cell table:style-name="ce1" office:value-type="float" office:value="1809.4689" calcext:value-type="float">
            <text:p>1809,4689</text:p>
          </table:table-cell>
          <table:table-cell table:style-name="ce1" office:value-type="float" office:value="-43.289763" calcext:value-type="float">
            <text:p>-43,289763</text:p>
          </table:table-cell>
          <table:table-cell table:number-columns-repeated="62"/>
        </table:table-row>
        <table:table-row table:style-name="ro1">
          <table:table-cell table:style-name="ce1" office:value-type="float" office:value="1809.36975" calcext:value-type="float">
            <text:p>1809,36975</text:p>
          </table:table-cell>
          <table:table-cell table:style-name="ce1" office:value-type="float" office:value="-43.053733" calcext:value-type="float">
            <text:p>-43,053733</text:p>
          </table:table-cell>
          <table:table-cell table:number-columns-repeated="62"/>
        </table:table-row>
        <table:table-row table:style-name="ro1">
          <table:table-cell table:style-name="ce1" office:value-type="float" office:value="1809.27055" calcext:value-type="float">
            <text:p>1809,27055</text:p>
          </table:table-cell>
          <table:table-cell table:style-name="ce1" office:value-type="float" office:value="-42.768737" calcext:value-type="float">
            <text:p>-42,768737</text:p>
          </table:table-cell>
          <table:table-cell table:number-columns-repeated="62"/>
        </table:table-row>
        <table:table-row table:style-name="ro1">
          <table:table-cell table:style-name="ce1" office:value-type="float" office:value="1809.1713" calcext:value-type="float">
            <text:p>1809,1713</text:p>
          </table:table-cell>
          <table:table-cell table:style-name="ce1" office:value-type="float" office:value="-42.5183" calcext:value-type="float">
            <text:p>-42,5183</text:p>
          </table:table-cell>
          <table:table-cell table:number-columns-repeated="62"/>
        </table:table-row>
        <table:table-row table:style-name="ro1">
          <table:table-cell table:style-name="ce1" office:value-type="float" office:value="1809.0707" calcext:value-type="float">
            <text:p>1809,0707</text:p>
          </table:table-cell>
          <table:table-cell table:style-name="ce1" office:value-type="float" office:value="-42.056682" calcext:value-type="float">
            <text:p>-42,056682</text:p>
          </table:table-cell>
          <table:table-cell table:number-columns-repeated="62"/>
        </table:table-row>
        <table:table-row table:style-name="ro1">
          <table:table-cell table:style-name="ce1" office:value-type="float" office:value="1808.96225" calcext:value-type="float">
            <text:p>1808,96225</text:p>
          </table:table-cell>
          <table:table-cell table:style-name="ce1" office:value-type="float" office:value="-41.992475" calcext:value-type="float">
            <text:p>-41,992475</text:p>
          </table:table-cell>
          <table:table-cell table:number-columns-repeated="62"/>
        </table:table-row>
        <table:table-row table:style-name="ro1">
          <table:table-cell table:style-name="ce1" office:value-type="float" office:value="1808.8432" calcext:value-type="float">
            <text:p>1808,8432</text:p>
          </table:table-cell>
          <table:table-cell table:style-name="ce1" office:value-type="float" office:value="-42.177865" calcext:value-type="float">
            <text:p>-42,177865</text:p>
          </table:table-cell>
          <table:table-cell table:number-columns-repeated="62"/>
        </table:table-row>
        <table:table-row table:style-name="ro1">
          <table:table-cell table:style-name="ce1" office:value-type="float" office:value="1808.72" calcext:value-type="float">
            <text:p>1808,72</text:p>
          </table:table-cell>
          <table:table-cell table:style-name="ce1" office:value-type="float" office:value="-43.351155" calcext:value-type="float">
            <text:p>-43,351155</text:p>
          </table:table-cell>
          <table:table-cell table:number-columns-repeated="62"/>
        </table:table-row>
        <table:table-row table:style-name="ro1">
          <table:table-cell table:style-name="ce1" office:value-type="float" office:value="1808.59685" calcext:value-type="float">
            <text:p>1808,59685</text:p>
          </table:table-cell>
          <table:table-cell table:style-name="ce1" office:value-type="float" office:value="-44.175864" calcext:value-type="float">
            <text:p>-44,175864</text:p>
          </table:table-cell>
          <table:table-cell table:number-columns-repeated="62"/>
        </table:table-row>
        <table:table-row table:style-name="ro1">
          <table:table-cell table:style-name="ce1" office:value-type="float" office:value="1808.4737" calcext:value-type="float">
            <text:p>1808,4737</text:p>
          </table:table-cell>
          <table:table-cell table:style-name="ce1" office:value-type="float" office:value="-44.648279" calcext:value-type="float">
            <text:p>-44,648279</text:p>
          </table:table-cell>
          <table:table-cell table:number-columns-repeated="62"/>
        </table:table-row>
        <table:table-row table:style-name="ro1">
          <table:table-cell table:style-name="ce1" office:value-type="float" office:value="1808.3505" calcext:value-type="float">
            <text:p>1808,3505</text:p>
          </table:table-cell>
          <table:table-cell table:style-name="ce1" office:value-type="float" office:value="-44.877818" calcext:value-type="float">
            <text:p>-44,877818</text:p>
          </table:table-cell>
          <table:table-cell table:number-columns-repeated="62"/>
        </table:table-row>
        <table:table-row table:style-name="ro1">
          <table:table-cell table:style-name="ce1" office:value-type="float" office:value="1808.2273" calcext:value-type="float">
            <text:p>1808,2273</text:p>
          </table:table-cell>
          <table:table-cell table:style-name="ce1" office:value-type="float" office:value="-45.033448" calcext:value-type="float">
            <text:p>-45,033448</text:p>
          </table:table-cell>
          <table:table-cell table:number-columns-repeated="62"/>
        </table:table-row>
        <table:table-row table:style-name="ro1">
          <table:table-cell table:style-name="ce1" office:value-type="float" office:value="1808.1052" calcext:value-type="float">
            <text:p>1808,1052</text:p>
          </table:table-cell>
          <table:table-cell table:style-name="ce1" office:value-type="float" office:value="-45.126681" calcext:value-type="float">
            <text:p>-45,126681</text:p>
          </table:table-cell>
          <table:table-cell table:number-columns-repeated="62"/>
        </table:table-row>
        <table:table-row table:style-name="ro1">
          <table:table-cell table:style-name="ce1" office:value-type="float" office:value="1807.98895" calcext:value-type="float">
            <text:p>1807,98895</text:p>
          </table:table-cell>
          <table:table-cell table:style-name="ce1" office:value-type="float" office:value="-45.201668" calcext:value-type="float">
            <text:p>-45,201668</text:p>
          </table:table-cell>
          <table:table-cell table:number-columns-repeated="62"/>
        </table:table-row>
        <table:table-row table:style-name="ro1">
          <table:table-cell table:style-name="ce1" office:value-type="float" office:value="1807.8822" calcext:value-type="float">
            <text:p>1807,8822</text:p>
          </table:table-cell>
          <table:table-cell table:style-name="ce1" office:value-type="float" office:value="-45.212345" calcext:value-type="float">
            <text:p>-45,212345</text:p>
          </table:table-cell>
          <table:table-cell table:number-columns-repeated="62"/>
        </table:table-row>
        <table:table-row table:style-name="ro1">
          <table:table-cell table:style-name="ce1" office:value-type="float" office:value="1807.7802" calcext:value-type="float">
            <text:p>1807,7802</text:p>
          </table:table-cell>
          <table:table-cell table:style-name="ce1" office:value-type="float" office:value="-45.183657" calcext:value-type="float">
            <text:p>-45,183657</text:p>
          </table:table-cell>
          <table:table-cell table:number-columns-repeated="62"/>
        </table:table-row>
        <table:table-row table:style-name="ro1">
          <table:table-cell table:style-name="ce1" office:value-type="float" office:value="1807.67815" calcext:value-type="float">
            <text:p>1807,67815</text:p>
          </table:table-cell>
          <table:table-cell table:style-name="ce1" office:value-type="float" office:value="-45.219293" calcext:value-type="float">
            <text:p>-45,219293</text:p>
          </table:table-cell>
          <table:table-cell table:number-columns-repeated="62"/>
        </table:table-row>
        <table:table-row table:style-name="ro1">
          <table:table-cell table:style-name="ce1" office:value-type="float" office:value="1807.57605" calcext:value-type="float">
            <text:p>1807,57605</text:p>
          </table:table-cell>
          <table:table-cell table:style-name="ce1" office:value-type="float" office:value="-45.202242" calcext:value-type="float">
            <text:p>-45,202242</text:p>
          </table:table-cell>
          <table:table-cell table:number-columns-repeated="62"/>
        </table:table-row>
        <table:table-row table:style-name="ro1">
          <table:table-cell table:style-name="ce1" office:value-type="float" office:value="1807.474" calcext:value-type="float">
            <text:p>1807,474</text:p>
          </table:table-cell>
          <table:table-cell table:style-name="ce1" office:value-type="float" office:value="-45.074679" calcext:value-type="float">
            <text:p>-45,074679</text:p>
          </table:table-cell>
          <table:table-cell table:number-columns-repeated="62"/>
        </table:table-row>
        <table:table-row table:style-name="ro1">
          <table:table-cell table:style-name="ce1" office:value-type="float" office:value="1807.37195" calcext:value-type="float">
            <text:p>1807,37195</text:p>
          </table:table-cell>
          <table:table-cell table:style-name="ce1" office:value-type="float" office:value="-44.917366" calcext:value-type="float">
            <text:p>-44,917366</text:p>
          </table:table-cell>
          <table:table-cell table:number-columns-repeated="62"/>
        </table:table-row>
        <table:table-row table:style-name="ro1">
          <table:table-cell table:style-name="ce1" office:value-type="float" office:value="1807.2699" calcext:value-type="float">
            <text:p>1807,2699</text:p>
          </table:table-cell>
          <table:table-cell table:style-name="ce1" office:value-type="float" office:value="-44.537335" calcext:value-type="float">
            <text:p>-44,537335</text:p>
          </table:table-cell>
          <table:table-cell table:number-columns-repeated="62"/>
        </table:table-row>
        <table:table-row table:style-name="ro1">
          <table:table-cell table:style-name="ce1" office:value-type="float" office:value="1807.1679" calcext:value-type="float">
            <text:p>1807,1679</text:p>
          </table:table-cell>
          <table:table-cell table:style-name="ce1" office:value-type="float" office:value="-44.139074" calcext:value-type="float">
            <text:p>-44,139074</text:p>
          </table:table-cell>
          <table:table-cell table:number-columns-repeated="62"/>
        </table:table-row>
        <table:table-row table:style-name="ro1">
          <table:table-cell table:style-name="ce1" office:value-type="float" office:value="1807.0618" calcext:value-type="float">
            <text:p>1807,0618</text:p>
          </table:table-cell>
          <table:table-cell table:style-name="ce1" office:value-type="float" office:value="-43.45666" calcext:value-type="float">
            <text:p>-43,45666</text:p>
          </table:table-cell>
          <table:table-cell table:number-columns-repeated="62"/>
        </table:table-row>
        <table:table-row table:style-name="ro1">
          <table:table-cell table:style-name="ce1" office:value-type="float" office:value="1806.93065" calcext:value-type="float">
            <text:p>1806,93065</text:p>
          </table:table-cell>
          <table:table-cell table:style-name="ce1" office:value-type="float" office:value="-43.100637" calcext:value-type="float">
            <text:p>-43,100637</text:p>
          </table:table-cell>
          <table:table-cell table:number-columns-repeated="62"/>
        </table:table-row>
        <table:table-row table:style-name="ro1">
          <table:table-cell table:style-name="ce1" office:value-type="float" office:value="1806.7338" calcext:value-type="float">
            <text:p>1806,7338</text:p>
          </table:table-cell>
          <table:table-cell table:style-name="ce1" office:value-type="float" office:value="-42.677417" calcext:value-type="float">
            <text:p>-42,677417</text:p>
          </table:table-cell>
          <table:table-cell table:number-columns-repeated="62"/>
        </table:table-row>
        <table:table-row table:style-name="ro1">
          <table:table-cell table:style-name="ce1" office:value-type="float" office:value="1806.53175" calcext:value-type="float">
            <text:p>1806,53175</text:p>
          </table:table-cell>
          <table:table-cell table:style-name="ce1" office:value-type="float" office:value="-41.704139" calcext:value-type="float">
            <text:p>-41,704139</text:p>
          </table:table-cell>
          <table:table-cell table:number-columns-repeated="62"/>
        </table:table-row>
        <table:table-row table:style-name="ro1">
          <table:table-cell table:style-name="ce1" office:value-type="float" office:value="1806.3693" calcext:value-type="float">
            <text:p>1806,3693</text:p>
          </table:table-cell>
          <table:table-cell table:style-name="ce1" office:value-type="float" office:value="-42.078638" calcext:value-type="float">
            <text:p>-42,078638</text:p>
          </table:table-cell>
          <table:table-cell table:number-columns-repeated="62"/>
        </table:table-row>
        <table:table-row table:style-name="ro1">
          <table:table-cell table:style-name="ce1" office:value-type="float" office:value="1806.20685" calcext:value-type="float">
            <text:p>1806,20685</text:p>
          </table:table-cell>
          <table:table-cell table:style-name="ce1" office:value-type="float" office:value="-42.381251" calcext:value-type="float">
            <text:p>-42,381251</text:p>
          </table:table-cell>
          <table:table-cell table:number-columns-repeated="62"/>
        </table:table-row>
        <table:table-row table:style-name="ro1">
          <table:table-cell table:style-name="ce1" office:value-type="float" office:value="1806.04825" calcext:value-type="float">
            <text:p>1806,04825</text:p>
          </table:table-cell>
          <table:table-cell table:style-name="ce1" office:value-type="float" office:value="-42.740382" calcext:value-type="float">
            <text:p>-42,740382</text:p>
          </table:table-cell>
          <table:table-cell table:number-columns-repeated="62"/>
        </table:table-row>
        <table:table-row table:style-name="ro1">
          <table:table-cell table:style-name="ce1" office:value-type="float" office:value="1805.89825" calcext:value-type="float">
            <text:p>1805,89825</text:p>
          </table:table-cell>
          <table:table-cell table:style-name="ce1" office:value-type="float" office:value="-42.990088" calcext:value-type="float">
            <text:p>-42,990088</text:p>
          </table:table-cell>
          <table:table-cell table:number-columns-repeated="62"/>
        </table:table-row>
        <table:table-row table:style-name="ro1">
          <table:table-cell table:style-name="ce1" office:value-type="float" office:value="1805.75455" calcext:value-type="float">
            <text:p>1805,75455</text:p>
          </table:table-cell>
          <table:table-cell table:style-name="ce1" office:value-type="float" office:value="-43.241713" calcext:value-type="float">
            <text:p>-43,241713</text:p>
          </table:table-cell>
          <table:table-cell table:number-columns-repeated="62"/>
        </table:table-row>
        <table:table-row table:style-name="ro1">
          <table:table-cell table:style-name="ce1" office:value-type="float" office:value="1805.6124" calcext:value-type="float">
            <text:p>1805,6124</text:p>
          </table:table-cell>
          <table:table-cell table:style-name="ce1" office:value-type="float" office:value="-43.509649" calcext:value-type="float">
            <text:p>-43,509649</text:p>
          </table:table-cell>
          <table:table-cell table:number-columns-repeated="62"/>
        </table:table-row>
        <table:table-row table:style-name="ro1">
          <table:table-cell table:style-name="ce1" office:value-type="float" office:value="1805.4702" calcext:value-type="float">
            <text:p>1805,4702</text:p>
          </table:table-cell>
          <table:table-cell table:style-name="ce1" office:value-type="float" office:value="-43.860141" calcext:value-type="float">
            <text:p>-43,860141</text:p>
          </table:table-cell>
          <table:table-cell table:number-columns-repeated="62"/>
        </table:table-row>
        <table:table-row table:style-name="ro1">
          <table:table-cell table:style-name="ce1" office:value-type="float" office:value="1805.32805" calcext:value-type="float">
            <text:p>1805,32805</text:p>
          </table:table-cell>
          <table:table-cell table:style-name="ce1" office:value-type="float" office:value="-44.056089" calcext:value-type="float">
            <text:p>-44,056089</text:p>
          </table:table-cell>
          <table:table-cell table:number-columns-repeated="62"/>
        </table:table-row>
        <table:table-row table:style-name="ro1">
          <table:table-cell table:style-name="ce1" office:value-type="float" office:value="1805.1859" calcext:value-type="float">
            <text:p>1805,1859</text:p>
          </table:table-cell>
          <table:table-cell table:style-name="ce1" office:value-type="float" office:value="-44.165641" calcext:value-type="float">
            <text:p>-44,165641</text:p>
          </table:table-cell>
          <table:table-cell table:number-columns-repeated="62"/>
        </table:table-row>
        <table:table-row table:style-name="ro1">
          <table:table-cell table:style-name="ce1" office:value-type="float" office:value="1805.0476" calcext:value-type="float">
            <text:p>1805,0476</text:p>
          </table:table-cell>
          <table:table-cell table:style-name="ce1" office:value-type="float" office:value="-44.153272" calcext:value-type="float">
            <text:p>-44,153272</text:p>
          </table:table-cell>
          <table:table-cell table:number-columns-repeated="62"/>
        </table:table-row>
        <table:table-row table:style-name="ro1">
          <table:table-cell table:style-name="ce1" office:value-type="float" office:value="1804.92855" calcext:value-type="float">
            <text:p>1804,92855</text:p>
          </table:table-cell>
          <table:table-cell table:style-name="ce1" office:value-type="float" office:value="-43.902844" calcext:value-type="float">
            <text:p>-43,902844</text:p>
          </table:table-cell>
          <table:table-cell table:number-columns-repeated="62"/>
        </table:table-row>
        <table:table-row table:style-name="ro1">
          <table:table-cell table:style-name="ce1" office:value-type="float" office:value="1804.825" calcext:value-type="float">
            <text:p>1804,825</text:p>
          </table:table-cell>
          <table:table-cell table:style-name="ce1" office:value-type="float" office:value="-43.803238" calcext:value-type="float">
            <text:p>-43,803238</text:p>
          </table:table-cell>
          <table:table-cell table:number-columns-repeated="62"/>
        </table:table-row>
        <table:table-row table:style-name="ro1">
          <table:table-cell table:style-name="ce1" office:value-type="float" office:value="1804.7216" calcext:value-type="float">
            <text:p>1804,7216</text:p>
          </table:table-cell>
          <table:table-cell table:style-name="ce1" office:value-type="float" office:value="-43.507692" calcext:value-type="float">
            <text:p>-43,507692</text:p>
          </table:table-cell>
          <table:table-cell table:number-columns-repeated="62"/>
        </table:table-row>
        <table:table-row table:style-name="ro1">
          <table:table-cell table:style-name="ce1" office:value-type="float" office:value="1804.61825" calcext:value-type="float">
            <text:p>1804,61825</text:p>
          </table:table-cell>
          <table:table-cell table:style-name="ce1" office:value-type="float" office:value="-43.239985" calcext:value-type="float">
            <text:p>-43,239985</text:p>
          </table:table-cell>
          <table:table-cell table:number-columns-repeated="62"/>
        </table:table-row>
        <table:table-row table:style-name="ro1">
          <table:table-cell table:style-name="ce1" office:value-type="float" office:value="1804.5149" calcext:value-type="float">
            <text:p>1804,5149</text:p>
          </table:table-cell>
          <table:table-cell table:style-name="ce1" office:value-type="float" office:value="-43.027955" calcext:value-type="float">
            <text:p>-43,027955</text:p>
          </table:table-cell>
          <table:table-cell table:number-columns-repeated="62"/>
        </table:table-row>
        <table:table-row table:style-name="ro1">
          <table:table-cell table:style-name="ce1" office:value-type="float" office:value="1804.4115" calcext:value-type="float">
            <text:p>1804,4115</text:p>
          </table:table-cell>
          <table:table-cell table:style-name="ce1" office:value-type="float" office:value="-42.743928" calcext:value-type="float">
            <text:p>-42,743928</text:p>
          </table:table-cell>
          <table:table-cell table:number-columns-repeated="62"/>
        </table:table-row>
        <table:table-row table:style-name="ro1">
          <table:table-cell table:style-name="ce1" office:value-type="float" office:value="1804.3081" calcext:value-type="float">
            <text:p>1804,3081</text:p>
          </table:table-cell>
          <table:table-cell table:style-name="ce1" office:value-type="float" office:value="-42.514611" calcext:value-type="float">
            <text:p>-42,514611</text:p>
          </table:table-cell>
          <table:table-cell table:number-columns-repeated="62"/>
        </table:table-row>
        <table:table-row table:style-name="ro1">
          <table:table-cell table:style-name="ce1" office:value-type="float" office:value="1804.2047" calcext:value-type="float">
            <text:p>1804,2047</text:p>
          </table:table-cell>
          <table:table-cell table:style-name="ce1" office:value-type="float" office:value="-42.307389" calcext:value-type="float">
            <text:p>-42,307389</text:p>
          </table:table-cell>
          <table:table-cell table:number-columns-repeated="62"/>
        </table:table-row>
        <table:table-row table:style-name="ro1">
          <table:table-cell table:style-name="ce1" office:value-type="float" office:value="1804.1012" calcext:value-type="float">
            <text:p>1804,1012</text:p>
          </table:table-cell>
          <table:table-cell table:style-name="ce1" office:value-type="float" office:value="-42.166395" calcext:value-type="float">
            <text:p>-42,166395</text:p>
          </table:table-cell>
          <table:table-cell table:number-columns-repeated="62"/>
        </table:table-row>
        <table:table-row table:style-name="ro1">
          <table:table-cell table:style-name="ce1" office:value-type="float" office:value="1803.9941" calcext:value-type="float">
            <text:p>1803,9941</text:p>
          </table:table-cell>
          <table:table-cell table:style-name="ce1" office:value-type="float" office:value="-42.027314" calcext:value-type="float">
            <text:p>-42,027314</text:p>
          </table:table-cell>
          <table:table-cell table:number-columns-repeated="62"/>
        </table:table-row>
        <table:table-row table:style-name="ro1">
          <table:table-cell table:style-name="ce1" office:value-type="float" office:value="1803.87995" calcext:value-type="float">
            <text:p>1803,87995</text:p>
          </table:table-cell>
          <table:table-cell table:style-name="ce1" office:value-type="float" office:value="-41.944884" calcext:value-type="float">
            <text:p>-41,944884</text:p>
          </table:table-cell>
          <table:table-cell table:number-columns-repeated="62"/>
        </table:table-row>
        <table:table-row table:style-name="ro1">
          <table:table-cell table:style-name="ce1" office:value-type="float" office:value="1803.7623" calcext:value-type="float">
            <text:p>1803,7623</text:p>
          </table:table-cell>
          <table:table-cell table:style-name="ce1" office:value-type="float" office:value="-42.090915" calcext:value-type="float">
            <text:p>-42,090915</text:p>
          </table:table-cell>
          <table:table-cell table:number-columns-repeated="62"/>
        </table:table-row>
        <table:table-row table:style-name="ro1">
          <table:table-cell table:style-name="ce1" office:value-type="float" office:value="1803.6447" calcext:value-type="float">
            <text:p>1803,6447</text:p>
          </table:table-cell>
          <table:table-cell table:style-name="ce1" office:value-type="float" office:value="-42.289742" calcext:value-type="float">
            <text:p>-42,289742</text:p>
          </table:table-cell>
          <table:table-cell table:number-columns-repeated="62"/>
        </table:table-row>
        <table:table-row table:style-name="ro1">
          <table:table-cell table:style-name="ce1" office:value-type="float" office:value="1803.52705" calcext:value-type="float">
            <text:p>1803,52705</text:p>
          </table:table-cell>
          <table:table-cell table:style-name="ce1" office:value-type="float" office:value="-42.552878" calcext:value-type="float">
            <text:p>-42,552878</text:p>
          </table:table-cell>
          <table:table-cell table:number-columns-repeated="62"/>
        </table:table-row>
        <table:table-row table:style-name="ro1">
          <table:table-cell table:style-name="ce1" office:value-type="float" office:value="1803.40935" calcext:value-type="float">
            <text:p>1803,40935</text:p>
          </table:table-cell>
          <table:table-cell table:style-name="ce1" office:value-type="float" office:value="-42.419297" calcext:value-type="float">
            <text:p>-42,419297</text:p>
          </table:table-cell>
          <table:table-cell table:number-columns-repeated="62"/>
        </table:table-row>
        <table:table-row table:style-name="ro1">
          <table:table-cell table:style-name="ce1" office:value-type="float" office:value="1803.2917" calcext:value-type="float">
            <text:p>1803,2917</text:p>
          </table:table-cell>
          <table:table-cell table:style-name="ce1" office:value-type="float" office:value="-42.658436" calcext:value-type="float">
            <text:p>-42,658436</text:p>
          </table:table-cell>
          <table:table-cell table:number-columns-repeated="62"/>
        </table:table-row>
        <table:table-row table:style-name="ro1">
          <table:table-cell table:style-name="ce1" office:value-type="float" office:value="1803.1741" calcext:value-type="float">
            <text:p>1803,1741</text:p>
          </table:table-cell>
          <table:table-cell table:style-name="ce1" office:value-type="float" office:value="-42.72003" calcext:value-type="float">
            <text:p>-42,72003</text:p>
          </table:table-cell>
          <table:table-cell table:number-columns-repeated="62"/>
        </table:table-row>
        <table:table-row table:style-name="ro1">
          <table:table-cell table:style-name="ce1" office:value-type="float" office:value="1803.0567" calcext:value-type="float">
            <text:p>1803,0567</text:p>
          </table:table-cell>
          <table:table-cell table:style-name="ce1" office:value-type="float" office:value="-42.722097" calcext:value-type="float">
            <text:p>-42,722097</text:p>
          </table:table-cell>
          <table:table-cell table:number-columns-repeated="62"/>
        </table:table-row>
        <table:table-row table:style-name="ro1">
          <table:table-cell table:style-name="ce1" office:value-type="float" office:value="1802.94105" calcext:value-type="float">
            <text:p>1802,94105</text:p>
          </table:table-cell>
          <table:table-cell table:style-name="ce1" office:value-type="float" office:value="-42.451499" calcext:value-type="float">
            <text:p>-42,451499</text:p>
          </table:table-cell>
          <table:table-cell table:number-columns-repeated="62"/>
        </table:table-row>
        <table:table-row table:style-name="ro1">
          <table:table-cell table:style-name="ce1" office:value-type="float" office:value="1802.82715" calcext:value-type="float">
            <text:p>1802,82715</text:p>
          </table:table-cell>
          <table:table-cell table:style-name="ce1" office:value-type="float" office:value="-42.62919" calcext:value-type="float">
            <text:p>-42,62919</text:p>
          </table:table-cell>
          <table:table-cell table:number-columns-repeated="62"/>
        </table:table-row>
        <table:table-row table:style-name="ro1">
          <table:table-cell table:style-name="ce1" office:value-type="float" office:value="1802.7134" calcext:value-type="float">
            <text:p>1802,7134</text:p>
          </table:table-cell>
          <table:table-cell table:style-name="ce1" office:value-type="float" office:value="-42.726307" calcext:value-type="float">
            <text:p>-42,726307</text:p>
          </table:table-cell>
          <table:table-cell table:number-columns-repeated="62"/>
        </table:table-row>
        <table:table-row table:style-name="ro1">
          <table:table-cell table:style-name="ce1" office:value-type="float" office:value="1802.59965" calcext:value-type="float">
            <text:p>1802,59965</text:p>
          </table:table-cell>
          <table:table-cell table:style-name="ce1" office:value-type="float" office:value="-42.804222" calcext:value-type="float">
            <text:p>-42,804222</text:p>
          </table:table-cell>
          <table:table-cell table:number-columns-repeated="62"/>
        </table:table-row>
        <table:table-row table:style-name="ro1">
          <table:table-cell table:style-name="ce1" office:value-type="float" office:value="1802.48595" calcext:value-type="float">
            <text:p>1802,48595</text:p>
          </table:table-cell>
          <table:table-cell table:style-name="ce1" office:value-type="float" office:value="-42.901265" calcext:value-type="float">
            <text:p>-42,901265</text:p>
          </table:table-cell>
          <table:table-cell table:number-columns-repeated="62"/>
        </table:table-row>
        <table:table-row table:style-name="ro1">
          <table:table-cell table:style-name="ce1" office:value-type="float" office:value="1802.3722" calcext:value-type="float">
            <text:p>1802,3722</text:p>
          </table:table-cell>
          <table:table-cell table:style-name="ce1" office:value-type="float" office:value="-42.826526" calcext:value-type="float">
            <text:p>-42,826526</text:p>
          </table:table-cell>
          <table:table-cell table:number-columns-repeated="62"/>
        </table:table-row>
        <table:table-row table:style-name="ro1">
          <table:table-cell table:style-name="ce1" office:value-type="float" office:value="1802.25845" calcext:value-type="float">
            <text:p>1802,25845</text:p>
          </table:table-cell>
          <table:table-cell table:style-name="ce1" office:value-type="float" office:value="-42.690562" calcext:value-type="float">
            <text:p>-42,690562</text:p>
          </table:table-cell>
          <table:table-cell table:number-columns-repeated="62"/>
        </table:table-row>
        <table:table-row table:style-name="ro1">
          <table:table-cell table:style-name="ce1" office:value-type="float" office:value="1802.1448" calcext:value-type="float">
            <text:p>1802,1448</text:p>
          </table:table-cell>
          <table:table-cell table:style-name="ce1" office:value-type="float" office:value="-42.605263" calcext:value-type="float">
            <text:p>-42,605263</text:p>
          </table:table-cell>
          <table:table-cell table:number-columns-repeated="62"/>
        </table:table-row>
        <table:table-row table:style-name="ro1">
          <table:table-cell table:style-name="ce1" office:value-type="float" office:value="1802.03575" calcext:value-type="float">
            <text:p>1802,03575</text:p>
          </table:table-cell>
          <table:table-cell table:style-name="ce1" office:value-type="float" office:value="-42.461324" calcext:value-type="float">
            <text:p>-42,461324</text:p>
          </table:table-cell>
          <table:table-cell table:number-columns-repeated="62"/>
        </table:table-row>
        <table:table-row table:style-name="ro1">
          <table:table-cell table:style-name="ce1" office:value-type="float" office:value="1801.9472" calcext:value-type="float">
            <text:p>1801,9472</text:p>
          </table:table-cell>
          <table:table-cell table:style-name="ce1" office:value-type="float" office:value="-42.534438" calcext:value-type="float">
            <text:p>-42,534438</text:p>
          </table:table-cell>
          <table:table-cell table:number-columns-repeated="62"/>
        </table:table-row>
        <table:table-row table:style-name="ro1">
          <table:table-cell table:style-name="ce1" office:value-type="float" office:value="1801.8746" calcext:value-type="float">
            <text:p>1801,8746</text:p>
          </table:table-cell>
          <table:table-cell table:style-name="ce1" office:value-type="float" office:value="-42.844693" calcext:value-type="float">
            <text:p>-42,844693</text:p>
          </table:table-cell>
          <table:table-cell table:number-columns-repeated="62"/>
        </table:table-row>
        <table:table-row table:style-name="ro1">
          <table:table-cell table:style-name="ce1" office:value-type="float" office:value="1801.802" calcext:value-type="float">
            <text:p>1801,802</text:p>
          </table:table-cell>
          <table:table-cell table:style-name="ce1" office:value-type="float" office:value="-43.090547" calcext:value-type="float">
            <text:p>-43,090547</text:p>
          </table:table-cell>
          <table:table-cell table:number-columns-repeated="62"/>
        </table:table-row>
        <table:table-row table:style-name="ro1">
          <table:table-cell table:style-name="ce1" office:value-type="float" office:value="1801.7294" calcext:value-type="float">
            <text:p>1801,7294</text:p>
          </table:table-cell>
          <table:table-cell table:style-name="ce1" office:value-type="float" office:value="-43.865478" calcext:value-type="float">
            <text:p>-43,865478</text:p>
          </table:table-cell>
          <table:table-cell table:number-columns-repeated="62"/>
        </table:table-row>
        <table:table-row table:style-name="ro1">
          <table:table-cell table:style-name="ce1" office:value-type="float" office:value="1801.6568" calcext:value-type="float">
            <text:p>1801,6568</text:p>
          </table:table-cell>
          <table:table-cell table:style-name="ce1" office:value-type="float" office:value="-44.505997" calcext:value-type="float">
            <text:p>-44,505997</text:p>
          </table:table-cell>
          <table:table-cell table:number-columns-repeated="62"/>
        </table:table-row>
        <table:table-row table:style-name="ro1">
          <table:table-cell table:style-name="ce1" office:value-type="float" office:value="1801.5842" calcext:value-type="float">
            <text:p>1801,5842</text:p>
          </table:table-cell>
          <table:table-cell table:style-name="ce1" office:value-type="float" office:value="-44.753769" calcext:value-type="float">
            <text:p>-44,753769</text:p>
          </table:table-cell>
          <table:table-cell table:number-columns-repeated="62"/>
        </table:table-row>
        <table:table-row table:style-name="ro1">
          <table:table-cell table:style-name="ce1" office:value-type="float" office:value="1801.51165" calcext:value-type="float">
            <text:p>1801,51165</text:p>
          </table:table-cell>
          <table:table-cell table:style-name="ce1" office:value-type="float" office:value="-45.273316" calcext:value-type="float">
            <text:p>-45,273316</text:p>
          </table:table-cell>
          <table:table-cell table:number-columns-repeated="62"/>
        </table:table-row>
        <table:table-row table:style-name="ro1">
          <table:table-cell table:style-name="ce1" office:value-type="float" office:value="1801.4391" calcext:value-type="float">
            <text:p>1801,4391</text:p>
          </table:table-cell>
          <table:table-cell table:style-name="ce1" office:value-type="float" office:value="-45.144955" calcext:value-type="float">
            <text:p>-45,144955</text:p>
          </table:table-cell>
          <table:table-cell table:number-columns-repeated="62"/>
        </table:table-row>
        <table:table-row table:style-name="ro1">
          <table:table-cell table:style-name="ce1" office:value-type="float" office:value="1801.3665" calcext:value-type="float">
            <text:p>1801,3665</text:p>
          </table:table-cell>
          <table:table-cell table:style-name="ce1" office:value-type="float" office:value="-44.916603" calcext:value-type="float">
            <text:p>-44,916603</text:p>
          </table:table-cell>
          <table:table-cell table:number-columns-repeated="62"/>
        </table:table-row>
        <table:table-row table:style-name="ro1">
          <table:table-cell table:style-name="ce1" office:value-type="float" office:value="1801.1971" calcext:value-type="float">
            <text:p>1801,1971</text:p>
          </table:table-cell>
          <table:table-cell table:style-name="ce1" office:value-type="float" office:value="-44.249498" calcext:value-type="float">
            <text:p>-44,249498</text:p>
          </table:table-cell>
          <table:table-cell table:number-columns-repeated="62"/>
        </table:table-row>
        <table:table-row table:style-name="ro1">
          <table:table-cell table:style-name="ce1" office:value-type="float" office:value="1801.0988" calcext:value-type="float">
            <text:p>1801,0988</text:p>
          </table:table-cell>
          <table:table-cell table:style-name="ce1" office:value-type="float" office:value="-43.677961" calcext:value-type="float">
            <text:p>-43,677961</text:p>
          </table:table-cell>
          <table:table-cell table:number-columns-repeated="62"/>
        </table:table-row>
        <table:table-row table:style-name="ro1">
          <table:table-cell table:style-name="ce1" office:value-type="float" office:value="1800.99985" calcext:value-type="float">
            <text:p>1800,99985</text:p>
          </table:table-cell>
          <table:table-cell table:style-name="ce1" office:value-type="float" office:value="-43.644662" calcext:value-type="float">
            <text:p>-43,644662</text:p>
          </table:table-cell>
          <table:table-cell table:number-columns-repeated="62"/>
        </table:table-row>
        <table:table-row table:style-name="ro1">
          <table:table-cell table:style-name="ce1" office:value-type="float" office:value="1800.81695" calcext:value-type="float">
            <text:p>1800,81695</text:p>
          </table:table-cell>
          <table:table-cell table:style-name="ce1" office:value-type="float" office:value="-42.981891" calcext:value-type="float">
            <text:p>-42,981891</text:p>
          </table:table-cell>
          <table:table-cell table:number-columns-repeated="62"/>
        </table:table-row>
        <table:table-row table:style-name="ro1">
          <table:table-cell table:style-name="ce1" office:value-type="float" office:value="1800.5678" calcext:value-type="float">
            <text:p>1800,5678</text:p>
          </table:table-cell>
          <table:table-cell table:style-name="ce1" office:value-type="float" office:value="-42.636561" calcext:value-type="float">
            <text:p>-42,636561</text:p>
          </table:table-cell>
          <table:table-cell table:number-columns-repeated="62"/>
        </table:table-row>
        <table:table-row table:style-name="ro1">
          <table:table-cell table:style-name="ce1" office:value-type="float" office:value="1800.31325" calcext:value-type="float">
            <text:p>1800,31325</text:p>
          </table:table-cell>
          <table:table-cell table:style-name="ce1" office:value-type="float" office:value="-42.06757" calcext:value-type="float">
            <text:p>-42,06757</text:p>
          </table:table-cell>
          <table:table-cell table:number-columns-repeated="62"/>
        </table:table-row>
        <table:table-row table:style-name="ro1">
          <table:table-cell table:style-name="ce1" office:value-type="float" office:value="1800.0847" calcext:value-type="float">
            <text:p>1800,0847</text:p>
          </table:table-cell>
          <table:table-cell table:style-name="ce1" office:value-type="float" office:value="-41.866001" calcext:value-type="float">
            <text:p>-41,866001</text:p>
          </table:table-cell>
          <table:table-cell table:number-columns-repeated="62"/>
        </table:table-row>
        <table:table-row table:style-name="ro1">
          <table:table-cell table:style-name="ce1" office:value-type="float" office:value="1799.9137" calcext:value-type="float">
            <text:p>1799,9137</text:p>
          </table:table-cell>
          <table:table-cell table:style-name="ce1" office:value-type="float" office:value="-41.559754" calcext:value-type="float">
            <text:p>-41,559754</text:p>
          </table:table-cell>
          <table:table-cell table:number-columns-repeated="62"/>
        </table:table-row>
        <table:table-row table:style-name="ro1">
          <table:table-cell table:style-name="ce1" office:value-type="float" office:value="1799.7826" calcext:value-type="float">
            <text:p>1799,7826</text:p>
          </table:table-cell>
          <table:table-cell table:style-name="ce1" office:value-type="float" office:value="-41.171537" calcext:value-type="float">
            <text:p>-41,171537</text:p>
          </table:table-cell>
          <table:table-cell table:number-columns-repeated="62"/>
        </table:table-row>
        <table:table-row table:style-name="ro1">
          <table:table-cell table:style-name="ce1" office:value-type="float" office:value="1799.65975" calcext:value-type="float">
            <text:p>1799,65975</text:p>
          </table:table-cell>
          <table:table-cell table:style-name="ce1" office:value-type="float" office:value="-41.090525" calcext:value-type="float">
            <text:p>-41,090525</text:p>
          </table:table-cell>
          <table:table-cell table:number-columns-repeated="62"/>
        </table:table-row>
        <table:table-row table:style-name="ro1">
          <table:table-cell table:style-name="ce1" office:value-type="float" office:value="1799.53685" calcext:value-type="float">
            <text:p>1799,53685</text:p>
          </table:table-cell>
          <table:table-cell table:style-name="ce1" office:value-type="float" office:value="-41.280978" calcext:value-type="float">
            <text:p>-41,280978</text:p>
          </table:table-cell>
          <table:table-cell table:number-columns-repeated="62"/>
        </table:table-row>
        <table:table-row table:style-name="ro1">
          <table:table-cell table:style-name="ce1" office:value-type="float" office:value="1799.41395" calcext:value-type="float">
            <text:p>1799,41395</text:p>
          </table:table-cell>
          <table:table-cell table:style-name="ce1" office:value-type="float" office:value="-41.348523" calcext:value-type="float">
            <text:p>-41,348523</text:p>
          </table:table-cell>
          <table:table-cell table:number-columns-repeated="62"/>
        </table:table-row>
        <table:table-row table:style-name="ro1">
          <table:table-cell table:style-name="ce1" office:value-type="float" office:value="1799.29105" calcext:value-type="float">
            <text:p>1799,29105</text:p>
          </table:table-cell>
          <table:table-cell table:style-name="ce1" office:value-type="float" office:value="-42.184575" calcext:value-type="float">
            <text:p>-42,184575</text:p>
          </table:table-cell>
          <table:table-cell table:number-columns-repeated="62"/>
        </table:table-row>
        <table:table-row table:style-name="ro1">
          <table:table-cell table:style-name="ce1" office:value-type="float" office:value="1799.16815" calcext:value-type="float">
            <text:p>1799,16815</text:p>
          </table:table-cell>
          <table:table-cell table:style-name="ce1" office:value-type="float" office:value="-42.930354" calcext:value-type="float">
            <text:p>-42,930354</text:p>
          </table:table-cell>
          <table:table-cell table:number-columns-repeated="62"/>
        </table:table-row>
        <table:table-row table:style-name="ro1">
          <table:table-cell table:style-name="ce1" office:value-type="float" office:value="1799.0502" calcext:value-type="float">
            <text:p>1799,0502</text:p>
          </table:table-cell>
          <table:table-cell table:style-name="ce1" office:value-type="float" office:value="-43.382409" calcext:value-type="float">
            <text:p>-43,382409</text:p>
          </table:table-cell>
          <table:table-cell table:number-columns-repeated="62"/>
        </table:table-row>
        <table:table-row table:style-name="ro1">
          <table:table-cell table:style-name="ce1" office:value-type="float" office:value="1798.94515" calcext:value-type="float">
            <text:p>1798,94515</text:p>
          </table:table-cell>
          <table:table-cell table:style-name="ce1" office:value-type="float" office:value="-44.179814" calcext:value-type="float">
            <text:p>-44,179814</text:p>
          </table:table-cell>
          <table:table-cell table:number-columns-repeated="62"/>
        </table:table-row>
        <table:table-row table:style-name="ro1">
          <table:table-cell table:style-name="ce1" office:value-type="float" office:value="1798.8509" calcext:value-type="float">
            <text:p>1798,8509</text:p>
          </table:table-cell>
          <table:table-cell table:style-name="ce1" office:value-type="float" office:value="-45.172878" calcext:value-type="float">
            <text:p>-45,172878</text:p>
          </table:table-cell>
          <table:table-cell table:number-columns-repeated="62"/>
        </table:table-row>
        <table:table-row table:style-name="ro1">
          <table:table-cell table:style-name="ce1" office:value-type="float" office:value="1798.7595" calcext:value-type="float">
            <text:p>1798,7595</text:p>
          </table:table-cell>
          <table:table-cell table:style-name="ce1" office:value-type="float" office:value="-46.05455" calcext:value-type="float">
            <text:p>-46,05455</text:p>
          </table:table-cell>
          <table:table-cell table:number-columns-repeated="62"/>
        </table:table-row>
        <table:table-row table:style-name="ro1">
          <table:table-cell table:style-name="ce1" office:value-type="float" office:value="1798.6681" calcext:value-type="float">
            <text:p>1798,6681</text:p>
          </table:table-cell>
          <table:table-cell table:style-name="ce1" office:value-type="float" office:value="-46.651152" calcext:value-type="float">
            <text:p>-46,651152</text:p>
          </table:table-cell>
          <table:table-cell table:number-columns-repeated="62"/>
        </table:table-row>
        <table:table-row table:style-name="ro1">
          <table:table-cell table:style-name="ce1" office:value-type="float" office:value="1798.57675" calcext:value-type="float">
            <text:p>1798,57675</text:p>
          </table:table-cell>
          <table:table-cell table:style-name="ce1" office:value-type="float" office:value="-46.794737" calcext:value-type="float">
            <text:p>-46,794737</text:p>
          </table:table-cell>
          <table:table-cell table:number-columns-repeated="62"/>
        </table:table-row>
        <table:table-row table:style-name="ro1">
          <table:table-cell table:style-name="ce1" office:value-type="float" office:value="1798.4854" calcext:value-type="float">
            <text:p>1798,4854</text:p>
          </table:table-cell>
          <table:table-cell table:style-name="ce1" office:value-type="float" office:value="-47.153194" calcext:value-type="float">
            <text:p>-47,153194</text:p>
          </table:table-cell>
          <table:table-cell table:number-columns-repeated="62"/>
        </table:table-row>
        <table:table-row table:style-name="ro1">
          <table:table-cell table:style-name="ce1" office:value-type="float" office:value="1798.39405" calcext:value-type="float">
            <text:p>1798,39405</text:p>
          </table:table-cell>
          <table:table-cell table:style-name="ce1" office:value-type="float" office:value="-46.735512" calcext:value-type="float">
            <text:p>-46,735512</text:p>
          </table:table-cell>
          <table:table-cell table:number-columns-repeated="62"/>
        </table:table-row>
        <table:table-row table:style-name="ro1">
          <table:table-cell table:style-name="ce1" office:value-type="float" office:value="1798.3027" calcext:value-type="float">
            <text:p>1798,3027</text:p>
          </table:table-cell>
          <table:table-cell table:style-name="ce1" office:value-type="float" office:value="-46.502215" calcext:value-type="float">
            <text:p>-46,502215</text:p>
          </table:table-cell>
          <table:table-cell table:number-columns-repeated="62"/>
        </table:table-row>
        <table:table-row table:style-name="ro1">
          <table:table-cell table:style-name="ce1" office:value-type="float" office:value="1798.2113" calcext:value-type="float">
            <text:p>1798,2113</text:p>
          </table:table-cell>
          <table:table-cell table:style-name="ce1" office:value-type="float" office:value="-46.002968" calcext:value-type="float">
            <text:p>-46,002968</text:p>
          </table:table-cell>
          <table:table-cell table:number-columns-repeated="62"/>
        </table:table-row>
        <table:table-row table:style-name="ro1">
          <table:table-cell table:style-name="ce1" office:value-type="float" office:value="1798.11955" calcext:value-type="float">
            <text:p>1798,11955</text:p>
          </table:table-cell>
          <table:table-cell table:style-name="ce1" office:value-type="float" office:value="-45.505886" calcext:value-type="float">
            <text:p>-45,505886</text:p>
          </table:table-cell>
          <table:table-cell table:number-columns-repeated="62"/>
        </table:table-row>
        <table:table-row table:style-name="ro1">
          <table:table-cell table:style-name="ce1" office:value-type="float" office:value="1798.0191" calcext:value-type="float">
            <text:p>1798,0191</text:p>
          </table:table-cell>
          <table:table-cell table:style-name="ce1" office:value-type="float" office:value="-45.1344" calcext:value-type="float">
            <text:p>-45,1344</text:p>
          </table:table-cell>
          <table:table-cell table:number-columns-repeated="62"/>
        </table:table-row>
        <table:table-row table:style-name="ro1">
          <table:table-cell table:style-name="ce1" office:value-type="float" office:value="1797.87095" calcext:value-type="float">
            <text:p>1797,87095</text:p>
          </table:table-cell>
          <table:table-cell table:style-name="ce1" office:value-type="float" office:value="-44.83285" calcext:value-type="float">
            <text:p>-44,83285</text:p>
          </table:table-cell>
          <table:table-cell table:number-columns-repeated="62"/>
        </table:table-row>
        <table:table-row table:style-name="ro1">
          <table:table-cell table:style-name="ce1" office:value-type="float" office:value="1797.6834" calcext:value-type="float">
            <text:p>1797,6834</text:p>
          </table:table-cell>
          <table:table-cell table:style-name="ce1" office:value-type="float" office:value="-44.654258" calcext:value-type="float">
            <text:p>-44,654258</text:p>
          </table:table-cell>
          <table:table-cell table:number-columns-repeated="62"/>
        </table:table-row>
        <table:table-row table:style-name="ro1">
          <table:table-cell table:style-name="ce1" office:value-type="float" office:value="1797.4958" calcext:value-type="float">
            <text:p>1797,4958</text:p>
          </table:table-cell>
          <table:table-cell table:style-name="ce1" office:value-type="float" office:value="-44.895039" calcext:value-type="float">
            <text:p>-44,895039</text:p>
          </table:table-cell>
          <table:table-cell table:number-columns-repeated="62"/>
        </table:table-row>
        <table:table-row table:style-name="ro1">
          <table:table-cell table:style-name="ce1" office:value-type="float" office:value="1797.30825" calcext:value-type="float">
            <text:p>1797,30825</text:p>
          </table:table-cell>
          <table:table-cell table:style-name="ce1" office:value-type="float" office:value="-44.987909" calcext:value-type="float">
            <text:p>-44,987909</text:p>
          </table:table-cell>
          <table:table-cell table:number-columns-repeated="62"/>
        </table:table-row>
        <table:table-row table:style-name="ro1">
          <table:table-cell table:style-name="ce1" office:value-type="float" office:value="1797.1225" calcext:value-type="float">
            <text:p>1797,1225</text:p>
          </table:table-cell>
          <table:table-cell table:style-name="ce1" office:value-type="float" office:value="-45.025241" calcext:value-type="float">
            <text:p>-45,025241</text:p>
          </table:table-cell>
          <table:table-cell table:number-columns-repeated="62"/>
        </table:table-row>
        <table:table-row table:style-name="ro1">
          <table:table-cell table:style-name="ce1" office:value-type="float" office:value="1796.9644" calcext:value-type="float">
            <text:p>1796,9644</text:p>
          </table:table-cell>
          <table:table-cell table:style-name="ce1" office:value-type="float" office:value="-45.198748" calcext:value-type="float">
            <text:p>-45,198748</text:p>
          </table:table-cell>
          <table:table-cell table:number-columns-repeated="62"/>
        </table:table-row>
        <table:table-row table:style-name="ro1">
          <table:table-cell table:style-name="ce1" office:value-type="float" office:value="1796.8389" calcext:value-type="float">
            <text:p>1796,8389</text:p>
          </table:table-cell>
          <table:table-cell table:style-name="ce1" office:value-type="float" office:value="-45.20045" calcext:value-type="float">
            <text:p>-45,20045</text:p>
          </table:table-cell>
          <table:table-cell table:number-columns-repeated="62"/>
        </table:table-row>
        <table:table-row table:style-name="ro1">
          <table:table-cell table:style-name="ce1" office:value-type="float" office:value="1796.7201" calcext:value-type="float">
            <text:p>1796,7201</text:p>
          </table:table-cell>
          <table:table-cell table:style-name="ce1" office:value-type="float" office:value="-45.338423" calcext:value-type="float">
            <text:p>-45,338423</text:p>
          </table:table-cell>
          <table:table-cell table:number-columns-repeated="62"/>
        </table:table-row>
        <table:table-row table:style-name="ro1">
          <table:table-cell table:style-name="ce1" office:value-type="float" office:value="1796.6013" calcext:value-type="float">
            <text:p>1796,6013</text:p>
          </table:table-cell>
          <table:table-cell table:style-name="ce1" office:value-type="float" office:value="-45.297901" calcext:value-type="float">
            <text:p>-45,297901</text:p>
          </table:table-cell>
          <table:table-cell table:number-columns-repeated="62"/>
        </table:table-row>
        <table:table-row table:style-name="ro1">
          <table:table-cell table:style-name="ce1" office:value-type="float" office:value="1796.4825" calcext:value-type="float">
            <text:p>1796,4825</text:p>
          </table:table-cell>
          <table:table-cell table:style-name="ce1" office:value-type="float" office:value="-45.481097" calcext:value-type="float">
            <text:p>-45,481097</text:p>
          </table:table-cell>
          <table:table-cell table:number-columns-repeated="62"/>
        </table:table-row>
        <table:table-row table:style-name="ro1">
          <table:table-cell table:style-name="ce1" office:value-type="float" office:value="1796.3637" calcext:value-type="float">
            <text:p>1796,3637</text:p>
          </table:table-cell>
          <table:table-cell table:style-name="ce1" office:value-type="float" office:value="-45.342692" calcext:value-type="float">
            <text:p>-45,342692</text:p>
          </table:table-cell>
          <table:table-cell table:number-columns-repeated="62"/>
        </table:table-row>
        <table:table-row table:style-name="ro1">
          <table:table-cell table:style-name="ce1" office:value-type="float" office:value="1796.2449" calcext:value-type="float">
            <text:p>1796,2449</text:p>
          </table:table-cell>
          <table:table-cell table:style-name="ce1" office:value-type="float" office:value="-44.902959" calcext:value-type="float">
            <text:p>-44,902959</text:p>
          </table:table-cell>
          <table:table-cell table:number-columns-repeated="62"/>
        </table:table-row>
        <table:table-row table:style-name="ro1">
          <table:table-cell table:style-name="ce1" office:value-type="float" office:value="1796.1261" calcext:value-type="float">
            <text:p>1796,1261</text:p>
          </table:table-cell>
          <table:table-cell table:style-name="ce1" office:value-type="float" office:value="-44.80882" calcext:value-type="float">
            <text:p>-44,80882</text:p>
          </table:table-cell>
          <table:table-cell table:number-columns-repeated="62"/>
        </table:table-row>
        <table:table-row table:style-name="ro1">
          <table:table-cell table:style-name="ce1" office:value-type="float" office:value="1796.01235" calcext:value-type="float">
            <text:p>1796,01235</text:p>
          </table:table-cell>
          <table:table-cell table:style-name="ce1" office:value-type="float" office:value="-44.784613" calcext:value-type="float">
            <text:p>-44,784613</text:p>
          </table:table-cell>
          <table:table-cell table:number-columns-repeated="62"/>
        </table:table-row>
        <table:table-row table:style-name="ro1">
          <table:table-cell table:style-name="ce1" office:value-type="float" office:value="1795.90975" calcext:value-type="float">
            <text:p>1795,90975</text:p>
          </table:table-cell>
          <table:table-cell table:style-name="ce1" office:value-type="float" office:value="-44.970566" calcext:value-type="float">
            <text:p>-44,970566</text:p>
          </table:table-cell>
          <table:table-cell table:number-columns-repeated="62"/>
        </table:table-row>
        <table:table-row table:style-name="ro1">
          <table:table-cell table:style-name="ce1" office:value-type="float" office:value="1795.81335" calcext:value-type="float">
            <text:p>1795,81335</text:p>
          </table:table-cell>
          <table:table-cell table:style-name="ce1" office:value-type="float" office:value="-45.280094" calcext:value-type="float">
            <text:p>-45,280094</text:p>
          </table:table-cell>
          <table:table-cell table:number-columns-repeated="62"/>
        </table:table-row>
        <table:table-row table:style-name="ro1">
          <table:table-cell table:style-name="ce1" office:value-type="float" office:value="1795.717" calcext:value-type="float">
            <text:p>1795,717</text:p>
          </table:table-cell>
          <table:table-cell table:style-name="ce1" office:value-type="float" office:value="-45.789441" calcext:value-type="float">
            <text:p>-45,789441</text:p>
          </table:table-cell>
          <table:table-cell table:number-columns-repeated="62"/>
        </table:table-row>
        <table:table-row table:style-name="ro1">
          <table:table-cell table:style-name="ce1" office:value-type="float" office:value="1795.62065" calcext:value-type="float">
            <text:p>1795,62065</text:p>
          </table:table-cell>
          <table:table-cell table:style-name="ce1" office:value-type="float" office:value="-46.235572" calcext:value-type="float">
            <text:p>-46,235572</text:p>
          </table:table-cell>
          <table:table-cell table:number-columns-repeated="62"/>
        </table:table-row>
        <table:table-row table:style-name="ro1">
          <table:table-cell table:style-name="ce1" office:value-type="float" office:value="1795.52435" calcext:value-type="float">
            <text:p>1795,52435</text:p>
          </table:table-cell>
          <table:table-cell table:style-name="ce1" office:value-type="float" office:value="-46.397531" calcext:value-type="float">
            <text:p>-46,397531</text:p>
          </table:table-cell>
          <table:table-cell table:number-columns-repeated="62"/>
        </table:table-row>
        <table:table-row table:style-name="ro1">
          <table:table-cell table:style-name="ce1" office:value-type="float" office:value="1795.42805" calcext:value-type="float">
            <text:p>1795,42805</text:p>
          </table:table-cell>
          <table:table-cell table:style-name="ce1" office:value-type="float" office:value="-46.322461" calcext:value-type="float">
            <text:p>-46,322461</text:p>
          </table:table-cell>
          <table:table-cell table:number-columns-repeated="62"/>
        </table:table-row>
        <table:table-row table:style-name="ro1">
          <table:table-cell table:style-name="ce1" office:value-type="float" office:value="1795.33175" calcext:value-type="float">
            <text:p>1795,33175</text:p>
          </table:table-cell>
          <table:table-cell table:style-name="ce1" office:value-type="float" office:value="-46.018041" calcext:value-type="float">
            <text:p>-46,018041</text:p>
          </table:table-cell>
          <table:table-cell table:number-columns-repeated="62"/>
        </table:table-row>
        <table:table-row table:style-name="ro1">
          <table:table-cell table:style-name="ce1" office:value-type="float" office:value="1795.23545" calcext:value-type="float">
            <text:p>1795,23545</text:p>
          </table:table-cell>
          <table:table-cell table:style-name="ce1" office:value-type="float" office:value="-45.672359" calcext:value-type="float">
            <text:p>-45,672359</text:p>
          </table:table-cell>
          <table:table-cell table:number-columns-repeated="62"/>
        </table:table-row>
        <table:table-row table:style-name="ro1">
          <table:table-cell table:style-name="ce1" office:value-type="float" office:value="1795.1391" calcext:value-type="float">
            <text:p>1795,1391</text:p>
          </table:table-cell>
          <table:table-cell table:style-name="ce1" office:value-type="float" office:value="-45.040712" calcext:value-type="float">
            <text:p>-45,040712</text:p>
          </table:table-cell>
          <table:table-cell table:number-columns-repeated="62"/>
        </table:table-row>
        <table:table-row table:style-name="ro1">
          <table:table-cell table:style-name="ce1" office:value-type="float" office:value="1795.0419" calcext:value-type="float">
            <text:p>1795,0419</text:p>
          </table:table-cell>
          <table:table-cell table:style-name="ce1" office:value-type="float" office:value="-44.326539" calcext:value-type="float">
            <text:p>-44,326539</text:p>
          </table:table-cell>
          <table:table-cell table:number-columns-repeated="62"/>
        </table:table-row>
        <table:table-row table:style-name="ro1">
          <table:table-cell table:style-name="ce1" office:value-type="float" office:value="1794.92925" calcext:value-type="float">
            <text:p>1794,92925</text:p>
          </table:table-cell>
          <table:table-cell table:style-name="ce1" office:value-type="float" office:value="-43.789898" calcext:value-type="float">
            <text:p>-43,789898</text:p>
          </table:table-cell>
          <table:table-cell table:number-columns-repeated="62"/>
        </table:table-row>
        <table:table-row table:style-name="ro1">
          <table:table-cell table:style-name="ce1" office:value-type="float" office:value="1794.80285" calcext:value-type="float">
            <text:p>1794,80285</text:p>
          </table:table-cell>
          <table:table-cell table:style-name="ce1" office:value-type="float" office:value="-42.893064" calcext:value-type="float">
            <text:p>-42,893064</text:p>
          </table:table-cell>
          <table:table-cell table:number-columns-repeated="62"/>
        </table:table-row>
        <table:table-row table:style-name="ro1">
          <table:table-cell table:style-name="ce1" office:value-type="float" office:value="1794.67725" calcext:value-type="float">
            <text:p>1794,67725</text:p>
          </table:table-cell>
          <table:table-cell table:style-name="ce1" office:value-type="float" office:value="-42.555193" calcext:value-type="float">
            <text:p>-42,555193</text:p>
          </table:table-cell>
          <table:table-cell table:number-columns-repeated="62"/>
        </table:table-row>
        <table:table-row table:style-name="ro1">
          <table:table-cell table:style-name="ce1" office:value-type="float" office:value="1794.55165" calcext:value-type="float">
            <text:p>1794,55165</text:p>
          </table:table-cell>
          <table:table-cell table:style-name="ce1" office:value-type="float" office:value="-42.68303" calcext:value-type="float">
            <text:p>-42,68303</text:p>
          </table:table-cell>
          <table:table-cell table:number-columns-repeated="62"/>
        </table:table-row>
        <table:table-row table:style-name="ro1">
          <table:table-cell table:style-name="ce1" office:value-type="float" office:value="1794.42605" calcext:value-type="float">
            <text:p>1794,42605</text:p>
          </table:table-cell>
          <table:table-cell table:style-name="ce1" office:value-type="float" office:value="-42.521887" calcext:value-type="float">
            <text:p>-42,521887</text:p>
          </table:table-cell>
          <table:table-cell table:number-columns-repeated="62"/>
        </table:table-row>
        <table:table-row table:style-name="ro1">
          <table:table-cell table:style-name="ce1" office:value-type="float" office:value="1794.30045" calcext:value-type="float">
            <text:p>1794,30045</text:p>
          </table:table-cell>
          <table:table-cell table:style-name="ce1" office:value-type="float" office:value="-42.622842" calcext:value-type="float">
            <text:p>-42,622842</text:p>
          </table:table-cell>
          <table:table-cell table:number-columns-repeated="62"/>
        </table:table-row>
        <table:table-row table:style-name="ro1">
          <table:table-cell table:style-name="ce1" office:value-type="float" office:value="1794.17485" calcext:value-type="float">
            <text:p>1794,17485</text:p>
          </table:table-cell>
          <table:table-cell table:style-name="ce1" office:value-type="float" office:value="-42.596034" calcext:value-type="float">
            <text:p>-42,596034</text:p>
          </table:table-cell>
          <table:table-cell table:number-columns-repeated="62"/>
        </table:table-row>
        <table:table-row table:style-name="ro1">
          <table:table-cell table:style-name="ce1" office:value-type="float" office:value="1794.04215" calcext:value-type="float">
            <text:p>1794,04215</text:p>
          </table:table-cell>
          <table:table-cell table:style-name="ce1" office:value-type="float" office:value="-42.5693" calcext:value-type="float">
            <text:p>-42,5693</text:p>
          </table:table-cell>
          <table:table-cell table:number-columns-repeated="62"/>
        </table:table-row>
        <table:table-row table:style-name="ro1">
          <table:table-cell table:style-name="ce1" office:value-type="float" office:value="1793.88365" calcext:value-type="float">
            <text:p>1793,88365</text:p>
          </table:table-cell>
          <table:table-cell table:style-name="ce1" office:value-type="float" office:value="-42.619445" calcext:value-type="float">
            <text:p>-42,619445</text:p>
          </table:table-cell>
          <table:table-cell table:number-columns-repeated="62"/>
        </table:table-row>
        <table:table-row table:style-name="ro1">
          <table:table-cell table:style-name="ce1" office:value-type="float" office:value="1793.70245" calcext:value-type="float">
            <text:p>1793,70245</text:p>
          </table:table-cell>
          <table:table-cell table:style-name="ce1" office:value-type="float" office:value="-42.628233" calcext:value-type="float">
            <text:p>-42,628233</text:p>
          </table:table-cell>
          <table:table-cell table:number-columns-repeated="62"/>
        </table:table-row>
        <table:table-row table:style-name="ro1">
          <table:table-cell table:style-name="ce1" office:value-type="float" office:value="1793.51735" calcext:value-type="float">
            <text:p>1793,51735</text:p>
          </table:table-cell>
          <table:table-cell table:style-name="ce1" office:value-type="float" office:value="-42.528535" calcext:value-type="float">
            <text:p>-42,528535</text:p>
          </table:table-cell>
          <table:table-cell table:number-columns-repeated="62"/>
        </table:table-row>
        <table:table-row table:style-name="ro1">
          <table:table-cell table:style-name="ce1" office:value-type="float" office:value="1793.33225" calcext:value-type="float">
            <text:p>1793,33225</text:p>
          </table:table-cell>
          <table:table-cell table:style-name="ce1" office:value-type="float" office:value="-42.770544" calcext:value-type="float">
            <text:p>-42,770544</text:p>
          </table:table-cell>
          <table:table-cell table:number-columns-repeated="62"/>
        </table:table-row>
        <table:table-row table:style-name="ro1">
          <table:table-cell table:style-name="ce1" office:value-type="float" office:value="1793.14765" calcext:value-type="float">
            <text:p>1793,14765</text:p>
          </table:table-cell>
          <table:table-cell table:style-name="ce1" office:value-type="float" office:value="-42.901259" calcext:value-type="float">
            <text:p>-42,901259</text:p>
          </table:table-cell>
          <table:table-cell table:number-columns-repeated="62"/>
        </table:table-row>
        <table:table-row table:style-name="ro1">
          <table:table-cell table:style-name="ce1" office:value-type="float" office:value="1792.9924" calcext:value-type="float">
            <text:p>1792,9924</text:p>
          </table:table-cell>
          <table:table-cell table:style-name="ce1" office:value-type="float" office:value="-42.975331" calcext:value-type="float">
            <text:p>-42,975331</text:p>
          </table:table-cell>
          <table:table-cell table:number-columns-repeated="62"/>
        </table:table-row>
        <table:table-row table:style-name="ro1">
          <table:table-cell table:style-name="ce1" office:value-type="float" office:value="1792.87895" calcext:value-type="float">
            <text:p>1792,87895</text:p>
          </table:table-cell>
          <table:table-cell table:style-name="ce1" office:value-type="float" office:value="-43.347906" calcext:value-type="float">
            <text:p>-43,347906</text:p>
          </table:table-cell>
          <table:table-cell table:number-columns-repeated="62"/>
        </table:table-row>
        <table:table-row table:style-name="ro1">
          <table:table-cell table:style-name="ce1" office:value-type="float" office:value="1792.7785" calcext:value-type="float">
            <text:p>1792,7785</text:p>
          </table:table-cell>
          <table:table-cell table:style-name="ce1" office:value-type="float" office:value="-43.662951" calcext:value-type="float">
            <text:p>-43,662951</text:p>
          </table:table-cell>
          <table:table-cell table:number-columns-repeated="62"/>
        </table:table-row>
        <table:table-row table:style-name="ro1">
          <table:table-cell table:style-name="ce1" office:value-type="float" office:value="1792.67805" calcext:value-type="float">
            <text:p>1792,67805</text:p>
          </table:table-cell>
          <table:table-cell table:style-name="ce1" office:value-type="float" office:value="-43.942473" calcext:value-type="float">
            <text:p>-43,942473</text:p>
          </table:table-cell>
          <table:table-cell table:number-columns-repeated="62"/>
        </table:table-row>
        <table:table-row table:style-name="ro1">
          <table:table-cell table:style-name="ce1" office:value-type="float" office:value="1792.57755" calcext:value-type="float">
            <text:p>1792,57755</text:p>
          </table:table-cell>
          <table:table-cell table:style-name="ce1" office:value-type="float" office:value="-44.083673" calcext:value-type="float">
            <text:p>-44,083673</text:p>
          </table:table-cell>
          <table:table-cell table:number-columns-repeated="62"/>
        </table:table-row>
        <table:table-row table:style-name="ro1">
          <table:table-cell table:style-name="ce1" office:value-type="float" office:value="1792.47705" calcext:value-type="float">
            <text:p>1792,47705</text:p>
          </table:table-cell>
          <table:table-cell table:style-name="ce1" office:value-type="float" office:value="-43.894836" calcext:value-type="float">
            <text:p>-43,894836</text:p>
          </table:table-cell>
          <table:table-cell table:number-columns-repeated="62"/>
        </table:table-row>
        <table:table-row table:style-name="ro1">
          <table:table-cell table:style-name="ce1" office:value-type="float" office:value="1792.37655" calcext:value-type="float">
            <text:p>1792,37655</text:p>
          </table:table-cell>
          <table:table-cell table:style-name="ce1" office:value-type="float" office:value="-43.828739" calcext:value-type="float">
            <text:p>-43,828739</text:p>
          </table:table-cell>
          <table:table-cell table:number-columns-repeated="62"/>
        </table:table-row>
        <table:table-row table:style-name="ro1">
          <table:table-cell table:style-name="ce1" office:value-type="float" office:value="1792.2761" calcext:value-type="float">
            <text:p>1792,2761</text:p>
          </table:table-cell>
          <table:table-cell table:style-name="ce1" office:value-type="float" office:value="-43.461187" calcext:value-type="float">
            <text:p>-43,461187</text:p>
          </table:table-cell>
          <table:table-cell table:number-columns-repeated="62"/>
        </table:table-row>
        <table:table-row table:style-name="ro1">
          <table:table-cell table:style-name="ce1" office:value-type="float" office:value="1792.17565" calcext:value-type="float">
            <text:p>1792,17565</text:p>
          </table:table-cell>
          <table:table-cell table:style-name="ce1" office:value-type="float" office:value="-42.812342" calcext:value-type="float">
            <text:p>-42,812342</text:p>
          </table:table-cell>
          <table:table-cell table:number-columns-repeated="62"/>
        </table:table-row>
        <table:table-row table:style-name="ro1">
          <table:table-cell table:style-name="ce1" office:value-type="float" office:value="1792.07185" calcext:value-type="float">
            <text:p>1792,07185</text:p>
          </table:table-cell>
          <table:table-cell table:style-name="ce1" office:value-type="float" office:value="-42.557118" calcext:value-type="float">
            <text:p>-42,557118</text:p>
          </table:table-cell>
          <table:table-cell table:number-columns-repeated="62"/>
        </table:table-row>
        <table:table-row table:style-name="ro1">
          <table:table-cell table:style-name="ce1" office:value-type="float" office:value="1791.95405" calcext:value-type="float">
            <text:p>1791,95405</text:p>
          </table:table-cell>
          <table:table-cell table:style-name="ce1" office:value-type="float" office:value="-42.372863" calcext:value-type="float">
            <text:p>-42,372863</text:p>
          </table:table-cell>
          <table:table-cell table:number-columns-repeated="62"/>
        </table:table-row>
        <table:table-row table:style-name="ro1">
          <table:table-cell table:style-name="ce1" office:value-type="float" office:value="1791.81655" calcext:value-type="float">
            <text:p>1791,81655</text:p>
          </table:table-cell>
          <table:table-cell table:style-name="ce1" office:value-type="float" office:value="-42.104273" calcext:value-type="float">
            <text:p>-42,104273</text:p>
          </table:table-cell>
          <table:table-cell table:number-columns-repeated="62"/>
        </table:table-row>
        <table:table-row table:style-name="ro1">
          <table:table-cell table:style-name="ce1" office:value-type="float" office:value="1791.67" calcext:value-type="float">
            <text:p>1791,67</text:p>
          </table:table-cell>
          <table:table-cell table:style-name="ce1" office:value-type="float" office:value="-42.385714" calcext:value-type="float">
            <text:p>-42,385714</text:p>
          </table:table-cell>
          <table:table-cell table:number-columns-repeated="62"/>
        </table:table-row>
        <table:table-row table:style-name="ro1">
          <table:table-cell table:style-name="ce1" office:value-type="float" office:value="1791.52345" calcext:value-type="float">
            <text:p>1791,52345</text:p>
          </table:table-cell>
          <table:table-cell table:style-name="ce1" office:value-type="float" office:value="-42.877403" calcext:value-type="float">
            <text:p>-42,877403</text:p>
          </table:table-cell>
          <table:table-cell table:number-columns-repeated="62"/>
        </table:table-row>
        <table:table-row table:style-name="ro1">
          <table:table-cell table:style-name="ce1" office:value-type="float" office:value="1791.37695" calcext:value-type="float">
            <text:p>1791,37695</text:p>
          </table:table-cell>
          <table:table-cell table:style-name="ce1" office:value-type="float" office:value="-43.386298" calcext:value-type="float">
            <text:p>-43,386298</text:p>
          </table:table-cell>
          <table:table-cell table:number-columns-repeated="62"/>
        </table:table-row>
        <table:table-row table:style-name="ro1">
          <table:table-cell table:style-name="ce1" office:value-type="float" office:value="1791.23045" calcext:value-type="float">
            <text:p>1791,23045</text:p>
          </table:table-cell>
          <table:table-cell table:style-name="ce1" office:value-type="float" office:value="-43.636055" calcext:value-type="float">
            <text:p>-43,636055</text:p>
          </table:table-cell>
          <table:table-cell table:number-columns-repeated="62"/>
        </table:table-row>
        <table:table-row table:style-name="ro1">
          <table:table-cell table:style-name="ce1" office:value-type="float" office:value="1791.0881" calcext:value-type="float">
            <text:p>1791,0881</text:p>
          </table:table-cell>
          <table:table-cell table:style-name="ce1" office:value-type="float" office:value="-44.224705" calcext:value-type="float">
            <text:p>-44,224705</text:p>
          </table:table-cell>
          <table:table-cell table:number-columns-repeated="62"/>
        </table:table-row>
        <table:table-row table:style-name="ro1">
          <table:table-cell table:style-name="ce1" office:value-type="float" office:value="1790.9629" calcext:value-type="float">
            <text:p>1790,9629</text:p>
          </table:table-cell>
          <table:table-cell table:style-name="ce1" office:value-type="float" office:value="-45.050482" calcext:value-type="float">
            <text:p>-45,050482</text:p>
          </table:table-cell>
          <table:table-cell table:number-columns-repeated="62"/>
        </table:table-row>
        <table:table-row table:style-name="ro1">
          <table:table-cell table:style-name="ce1" office:value-type="float" office:value="1790.85655" calcext:value-type="float">
            <text:p>1790,85655</text:p>
          </table:table-cell>
          <table:table-cell table:style-name="ce1" office:value-type="float" office:value="-45.343515" calcext:value-type="float">
            <text:p>-45,343515</text:p>
          </table:table-cell>
          <table:table-cell table:number-columns-repeated="62"/>
        </table:table-row>
        <table:table-row table:style-name="ro1">
          <table:table-cell table:style-name="ce1" office:value-type="float" office:value="1790.7561" calcext:value-type="float">
            <text:p>1790,7561</text:p>
          </table:table-cell>
          <table:table-cell table:style-name="ce1" office:value-type="float" office:value="-45.88549" calcext:value-type="float">
            <text:p>-45,88549</text:p>
          </table:table-cell>
          <table:table-cell table:number-columns-repeated="62"/>
        </table:table-row>
        <table:table-row table:style-name="ro1">
          <table:table-cell table:style-name="ce1" office:value-type="float" office:value="1790.65565" calcext:value-type="float">
            <text:p>1790,65565</text:p>
          </table:table-cell>
          <table:table-cell table:style-name="ce1" office:value-type="float" office:value="-45.967645" calcext:value-type="float">
            <text:p>-45,967645</text:p>
          </table:table-cell>
          <table:table-cell table:number-columns-repeated="62"/>
        </table:table-row>
        <table:table-row table:style-name="ro1">
          <table:table-cell table:style-name="ce1" office:value-type="float" office:value="1790.5552" calcext:value-type="float">
            <text:p>1790,5552</text:p>
          </table:table-cell>
          <table:table-cell table:style-name="ce1" office:value-type="float" office:value="-46.405859" calcext:value-type="float">
            <text:p>-46,405859</text:p>
          </table:table-cell>
          <table:table-cell table:number-columns-repeated="62"/>
        </table:table-row>
        <table:table-row table:style-name="ro1">
          <table:table-cell table:style-name="ce1" office:value-type="float" office:value="1790.45475" calcext:value-type="float">
            <text:p>1790,45475</text:p>
          </table:table-cell>
          <table:table-cell table:style-name="ce1" office:value-type="float" office:value="-46.40441" calcext:value-type="float">
            <text:p>-46,40441</text:p>
          </table:table-cell>
          <table:table-cell table:number-columns-repeated="62"/>
        </table:table-row>
        <table:table-row table:style-name="ro1">
          <table:table-cell table:style-name="ce1" office:value-type="float" office:value="1790.35425" calcext:value-type="float">
            <text:p>1790,35425</text:p>
          </table:table-cell>
          <table:table-cell table:style-name="ce1" office:value-type="float" office:value="-46.499803" calcext:value-type="float">
            <text:p>-46,499803</text:p>
          </table:table-cell>
          <table:table-cell table:number-columns-repeated="62"/>
        </table:table-row>
        <table:table-row table:style-name="ro1">
          <table:table-cell table:style-name="ce1" office:value-type="float" office:value="1790.25375" calcext:value-type="float">
            <text:p>1790,25375</text:p>
          </table:table-cell>
          <table:table-cell table:style-name="ce1" office:value-type="float" office:value="-46.135371" calcext:value-type="float">
            <text:p>-46,135371</text:p>
          </table:table-cell>
          <table:table-cell table:number-columns-repeated="62"/>
        </table:table-row>
        <table:table-row table:style-name="ro1">
          <table:table-cell table:style-name="ce1" office:value-type="float" office:value="1790.1533" calcext:value-type="float">
            <text:p>1790,1533</text:p>
          </table:table-cell>
          <table:table-cell table:style-name="ce1" office:value-type="float" office:value="-46.064601" calcext:value-type="float">
            <text:p>-46,064601</text:p>
          </table:table-cell>
          <table:table-cell table:number-columns-repeated="62"/>
        </table:table-row>
        <table:table-row table:style-name="ro1">
          <table:table-cell table:style-name="ce1" office:value-type="float" office:value="1790.0528" calcext:value-type="float">
            <text:p>1790,0528</text:p>
          </table:table-cell>
          <table:table-cell table:style-name="ce1" office:value-type="float" office:value="-44.527769" calcext:value-type="float">
            <text:p>-44,527769</text:p>
          </table:table-cell>
          <table:table-cell table:number-columns-repeated="62"/>
        </table:table-row>
        <table:table-row table:style-name="ro1">
          <table:table-cell table:style-name="ce1" office:value-type="float" office:value="1789.94835" calcext:value-type="float">
            <text:p>1789,94835</text:p>
          </table:table-cell>
          <table:table-cell table:style-name="ce1" office:value-type="float" office:value="-44.287076" calcext:value-type="float">
            <text:p>-44,287076</text:p>
          </table:table-cell>
          <table:table-cell table:number-columns-repeated="62"/>
        </table:table-row>
        <table:table-row table:style-name="ro1">
          <table:table-cell table:style-name="ce1" office:value-type="float" office:value="1789.83995" calcext:value-type="float">
            <text:p>1789,83995</text:p>
          </table:table-cell>
          <table:table-cell table:style-name="ce1" office:value-type="float" office:value="-44.20969" calcext:value-type="float">
            <text:p>-44,20969</text:p>
          </table:table-cell>
          <table:table-cell table:number-columns-repeated="62"/>
        </table:table-row>
        <table:table-row table:style-name="ro1">
          <table:table-cell table:style-name="ce1" office:value-type="float" office:value="1789.7314" calcext:value-type="float">
            <text:p>1789,7314</text:p>
          </table:table-cell>
          <table:table-cell table:style-name="ce1" office:value-type="float" office:value="-44.741666" calcext:value-type="float">
            <text:p>-44,741666</text:p>
          </table:table-cell>
          <table:table-cell table:number-columns-repeated="62"/>
        </table:table-row>
        <table:table-row table:style-name="ro1">
          <table:table-cell table:style-name="ce1" office:value-type="float" office:value="1789.6228" calcext:value-type="float">
            <text:p>1789,6228</text:p>
          </table:table-cell>
          <table:table-cell table:style-name="ce1" office:value-type="float" office:value="-44.948211" calcext:value-type="float">
            <text:p>-44,948211</text:p>
          </table:table-cell>
          <table:table-cell table:number-columns-repeated="62"/>
        </table:table-row>
        <table:table-row table:style-name="ro1">
          <table:table-cell table:style-name="ce1" office:value-type="float" office:value="1789.5142" calcext:value-type="float">
            <text:p>1789,5142</text:p>
          </table:table-cell>
          <table:table-cell table:style-name="ce1" office:value-type="float" office:value="-45.283301" calcext:value-type="float">
            <text:p>-45,283301</text:p>
          </table:table-cell>
          <table:table-cell table:number-columns-repeated="62"/>
        </table:table-row>
        <table:table-row table:style-name="ro1">
          <table:table-cell table:style-name="ce1" office:value-type="float" office:value="1789.40565" calcext:value-type="float">
            <text:p>1789,40565</text:p>
          </table:table-cell>
          <table:table-cell table:style-name="ce1" office:value-type="float" office:value="-45.382241" calcext:value-type="float">
            <text:p>-45,382241</text:p>
          </table:table-cell>
          <table:table-cell table:number-columns-repeated="62"/>
        </table:table-row>
        <table:table-row table:style-name="ro1">
          <table:table-cell table:style-name="ce1" office:value-type="float" office:value="1789.29715" calcext:value-type="float">
            <text:p>1789,29715</text:p>
          </table:table-cell>
          <table:table-cell table:style-name="ce1" office:value-type="float" office:value="-45.006872" calcext:value-type="float">
            <text:p>-45,006872</text:p>
          </table:table-cell>
          <table:table-cell table:number-columns-repeated="62"/>
        </table:table-row>
        <table:table-row table:style-name="ro1">
          <table:table-cell table:style-name="ce1" office:value-type="float" office:value="1789.17815" calcext:value-type="float">
            <text:p>1789,17815</text:p>
          </table:table-cell>
          <table:table-cell table:style-name="ce1" office:value-type="float" office:value="-45.253526" calcext:value-type="float">
            <text:p>-45,253526</text:p>
          </table:table-cell>
          <table:table-cell table:number-columns-repeated="62"/>
        </table:table-row>
        <table:table-row table:style-name="ro1">
          <table:table-cell table:style-name="ce1" office:value-type="float" office:value="1789.0588" calcext:value-type="float">
            <text:p>1789,0588</text:p>
          </table:table-cell>
          <table:table-cell table:style-name="ce1" office:value-type="float" office:value="-45.17666" calcext:value-type="float">
            <text:p>-45,17666</text:p>
          </table:table-cell>
          <table:table-cell table:number-columns-repeated="62"/>
        </table:table-row>
        <table:table-row table:style-name="ro1">
          <table:table-cell table:style-name="ce1" office:value-type="float" office:value="1788.9366" calcext:value-type="float">
            <text:p>1788,9366</text:p>
          </table:table-cell>
          <table:table-cell table:style-name="ce1" office:value-type="float" office:value="-45.033458" calcext:value-type="float">
            <text:p>-45,033458</text:p>
          </table:table-cell>
          <table:table-cell table:number-columns-repeated="62"/>
        </table:table-row>
        <table:table-row table:style-name="ro1">
          <table:table-cell table:style-name="ce1" office:value-type="float" office:value="1788.80095" calcext:value-type="float">
            <text:p>1788,80095</text:p>
          </table:table-cell>
          <table:table-cell table:style-name="ce1" office:value-type="float" office:value="-44.403523" calcext:value-type="float">
            <text:p>-44,403523</text:p>
          </table:table-cell>
          <table:table-cell table:number-columns-repeated="62"/>
        </table:table-row>
        <table:table-row table:style-name="ro1">
          <table:table-cell table:style-name="ce1" office:value-type="float" office:value="1788.6648" calcext:value-type="float">
            <text:p>1788,6648</text:p>
          </table:table-cell>
          <table:table-cell table:style-name="ce1" office:value-type="float" office:value="-43.81265" calcext:value-type="float">
            <text:p>-43,81265</text:p>
          </table:table-cell>
          <table:table-cell table:number-columns-repeated="62"/>
        </table:table-row>
        <table:table-row table:style-name="ro1">
          <table:table-cell table:style-name="ce1" office:value-type="float" office:value="1788.5286" calcext:value-type="float">
            <text:p>1788,5286</text:p>
          </table:table-cell>
          <table:table-cell table:style-name="ce1" office:value-type="float" office:value="-43.803714" calcext:value-type="float">
            <text:p>-43,803714</text:p>
          </table:table-cell>
          <table:table-cell table:number-columns-repeated="62"/>
        </table:table-row>
        <table:table-row table:style-name="ro1">
          <table:table-cell table:style-name="ce1" office:value-type="float" office:value="1788.39245" calcext:value-type="float">
            <text:p>1788,39245</text:p>
          </table:table-cell>
          <table:table-cell table:style-name="ce1" office:value-type="float" office:value="-43.461645" calcext:value-type="float">
            <text:p>-43,461645</text:p>
          </table:table-cell>
          <table:table-cell table:number-columns-repeated="62"/>
        </table:table-row>
        <table:table-row table:style-name="ro1">
          <table:table-cell table:style-name="ce1" office:value-type="float" office:value="1788.25625" calcext:value-type="float">
            <text:p>1788,25625</text:p>
          </table:table-cell>
          <table:table-cell table:style-name="ce1" office:value-type="float" office:value="-43.103216" calcext:value-type="float">
            <text:p>-43,103216</text:p>
          </table:table-cell>
          <table:table-cell table:number-columns-repeated="62"/>
        </table:table-row>
        <table:table-row table:style-name="ro1">
          <table:table-cell table:style-name="ce1" office:value-type="float" office:value="1788.12005" calcext:value-type="float">
            <text:p>1788,12005</text:p>
          </table:table-cell>
          <table:table-cell table:style-name="ce1" office:value-type="float" office:value="-42.689989" calcext:value-type="float">
            <text:p>-42,689989</text:p>
          </table:table-cell>
          <table:table-cell table:number-columns-repeated="62"/>
        </table:table-row>
        <table:table-row table:style-name="ro1">
          <table:table-cell table:style-name="ce1" office:value-type="float" office:value="1787.9856" calcext:value-type="float">
            <text:p>1787,9856</text:p>
          </table:table-cell>
          <table:table-cell table:style-name="ce1" office:value-type="float" office:value="-42.726033" calcext:value-type="float">
            <text:p>-42,726033</text:p>
          </table:table-cell>
          <table:table-cell table:number-columns-repeated="62"/>
        </table:table-row>
        <table:table-row table:style-name="ro1">
          <table:table-cell table:style-name="ce1" office:value-type="float" office:value="1787.85365" calcext:value-type="float">
            <text:p>1787,85365</text:p>
          </table:table-cell>
          <table:table-cell table:style-name="ce1" office:value-type="float" office:value="-42.804316" calcext:value-type="float">
            <text:p>-42,804316</text:p>
          </table:table-cell>
          <table:table-cell table:number-columns-repeated="62"/>
        </table:table-row>
        <table:table-row table:style-name="ro1">
          <table:table-cell table:style-name="ce1" office:value-type="float" office:value="1787.72265" calcext:value-type="float">
            <text:p>1787,72265</text:p>
          </table:table-cell>
          <table:table-cell table:style-name="ce1" office:value-type="float" office:value="-42.838396" calcext:value-type="float">
            <text:p>-42,838396</text:p>
          </table:table-cell>
          <table:table-cell table:number-columns-repeated="62"/>
        </table:table-row>
        <table:table-row table:style-name="ro1">
          <table:table-cell table:style-name="ce1" office:value-type="float" office:value="1787.59175" calcext:value-type="float">
            <text:p>1787,59175</text:p>
          </table:table-cell>
          <table:table-cell table:style-name="ce1" office:value-type="float" office:value="-43.078822" calcext:value-type="float">
            <text:p>-43,078822</text:p>
          </table:table-cell>
          <table:table-cell table:number-columns-repeated="62"/>
        </table:table-row>
        <table:table-row table:style-name="ro1">
          <table:table-cell table:style-name="ce1" office:value-type="float" office:value="1787.46085" calcext:value-type="float">
            <text:p>1787,46085</text:p>
          </table:table-cell>
          <table:table-cell table:style-name="ce1" office:value-type="float" office:value="-43.218431" calcext:value-type="float">
            <text:p>-43,218431</text:p>
          </table:table-cell>
          <table:table-cell table:number-columns-repeated="62"/>
        </table:table-row>
        <table:table-row table:style-name="ro1">
          <table:table-cell table:style-name="ce1" office:value-type="float" office:value="1787.3299" calcext:value-type="float">
            <text:p>1787,3299</text:p>
          </table:table-cell>
          <table:table-cell table:style-name="ce1" office:value-type="float" office:value="-43.494632" calcext:value-type="float">
            <text:p>-43,494632</text:p>
          </table:table-cell>
          <table:table-cell table:number-columns-repeated="62"/>
        </table:table-row>
        <table:table-row table:style-name="ro1">
          <table:table-cell table:style-name="ce1" office:value-type="float" office:value="1787.1989" calcext:value-type="float">
            <text:p>1787,1989</text:p>
          </table:table-cell>
          <table:table-cell table:style-name="ce1" office:value-type="float" office:value="-43.953806" calcext:value-type="float">
            <text:p>-43,953806</text:p>
          </table:table-cell>
          <table:table-cell table:number-columns-repeated="62"/>
        </table:table-row>
        <table:table-row table:style-name="ro1">
          <table:table-cell table:style-name="ce1" office:value-type="float" office:value="1787.06925" calcext:value-type="float">
            <text:p>1787,06925</text:p>
          </table:table-cell>
          <table:table-cell table:style-name="ce1" office:value-type="float" office:value="-44.109583" calcext:value-type="float">
            <text:p>-44,109583</text:p>
          </table:table-cell>
          <table:table-cell table:number-columns-repeated="62"/>
        </table:table-row>
        <table:table-row table:style-name="ro1">
          <table:table-cell table:style-name="ce1" office:value-type="float" office:value="1786.95195" calcext:value-type="float">
            <text:p>1786,95195</text:p>
          </table:table-cell>
          <table:table-cell table:style-name="ce1" office:value-type="float" office:value="-44.187544" calcext:value-type="float">
            <text:p>-44,187544</text:p>
          </table:table-cell>
          <table:table-cell table:number-columns-repeated="62"/>
        </table:table-row>
        <table:table-row table:style-name="ro1">
          <table:table-cell table:style-name="ce1" office:value-type="float" office:value="1786.84725" calcext:value-type="float">
            <text:p>1786,84725</text:p>
          </table:table-cell>
          <table:table-cell table:style-name="ce1" office:value-type="float" office:value="-44.761826" calcext:value-type="float">
            <text:p>-44,761826</text:p>
          </table:table-cell>
          <table:table-cell table:number-columns-repeated="62"/>
        </table:table-row>
        <table:table-row table:style-name="ro1">
          <table:table-cell table:style-name="ce1" office:value-type="float" office:value="1786.7441" calcext:value-type="float">
            <text:p>1786,7441</text:p>
          </table:table-cell>
          <table:table-cell table:style-name="ce1" office:value-type="float" office:value="-45.435914" calcext:value-type="float">
            <text:p>-45,435914</text:p>
          </table:table-cell>
          <table:table-cell table:number-columns-repeated="62"/>
        </table:table-row>
        <table:table-row table:style-name="ro1">
          <table:table-cell table:style-name="ce1" office:value-type="float" office:value="1786.6409" calcext:value-type="float">
            <text:p>1786,6409</text:p>
          </table:table-cell>
          <table:table-cell table:style-name="ce1" office:value-type="float" office:value="-45.449443" calcext:value-type="float">
            <text:p>-45,449443</text:p>
          </table:table-cell>
          <table:table-cell table:number-columns-repeated="62"/>
        </table:table-row>
        <table:table-row table:style-name="ro1">
          <table:table-cell table:style-name="ce1" office:value-type="float" office:value="1786.53775" calcext:value-type="float">
            <text:p>1786,53775</text:p>
          </table:table-cell>
          <table:table-cell table:style-name="ce1" office:value-type="float" office:value="-45.487901" calcext:value-type="float">
            <text:p>-45,487901</text:p>
          </table:table-cell>
          <table:table-cell table:number-columns-repeated="62"/>
        </table:table-row>
        <table:table-row table:style-name="ro1">
          <table:table-cell table:style-name="ce1" office:value-type="float" office:value="1786.4346" calcext:value-type="float">
            <text:p>1786,4346</text:p>
          </table:table-cell>
          <table:table-cell table:style-name="ce1" office:value-type="float" office:value="-45.311269" calcext:value-type="float">
            <text:p>-45,311269</text:p>
          </table:table-cell>
          <table:table-cell table:number-columns-repeated="62"/>
        </table:table-row>
        <table:table-row table:style-name="ro1">
          <table:table-cell table:style-name="ce1" office:value-type="float" office:value="1786.3314" calcext:value-type="float">
            <text:p>1786,3314</text:p>
          </table:table-cell>
          <table:table-cell table:style-name="ce1" office:value-type="float" office:value="-45.460057" calcext:value-type="float">
            <text:p>-45,460057</text:p>
          </table:table-cell>
          <table:table-cell table:number-columns-repeated="62"/>
        </table:table-row>
        <table:table-row table:style-name="ro1">
          <table:table-cell table:style-name="ce1" office:value-type="float" office:value="1786.22825" calcext:value-type="float">
            <text:p>1786,22825</text:p>
          </table:table-cell>
          <table:table-cell table:style-name="ce1" office:value-type="float" office:value="-45.196852" calcext:value-type="float">
            <text:p>-45,196852</text:p>
          </table:table-cell>
          <table:table-cell table:number-columns-repeated="62"/>
        </table:table-row>
        <table:table-row table:style-name="ro1">
          <table:table-cell table:style-name="ce1" office:value-type="float" office:value="1786.1251" calcext:value-type="float">
            <text:p>1786,1251</text:p>
          </table:table-cell>
          <table:table-cell table:style-name="ce1" office:value-type="float" office:value="-45.213037" calcext:value-type="float">
            <text:p>-45,213037</text:p>
          </table:table-cell>
          <table:table-cell table:number-columns-repeated="62"/>
        </table:table-row>
        <table:table-row table:style-name="ro1">
          <table:table-cell table:style-name="ce1" office:value-type="float" office:value="1786.0132" calcext:value-type="float">
            <text:p>1786,0132</text:p>
          </table:table-cell>
          <table:table-cell table:style-name="ce1" office:value-type="float" office:value="-44.903737" calcext:value-type="float">
            <text:p>-44,903737</text:p>
          </table:table-cell>
          <table:table-cell table:number-columns-repeated="62"/>
        </table:table-row>
        <table:table-row table:style-name="ro1">
          <table:table-cell table:style-name="ce1" office:value-type="float" office:value="1785.8812" calcext:value-type="float">
            <text:p>1785,8812</text:p>
          </table:table-cell>
          <table:table-cell table:style-name="ce1" office:value-type="float" office:value="-44.463822" calcext:value-type="float">
            <text:p>-44,463822</text:p>
          </table:table-cell>
          <table:table-cell table:number-columns-repeated="62"/>
        </table:table-row>
        <table:table-row table:style-name="ro1">
          <table:table-cell table:style-name="ce1" office:value-type="float" office:value="1785.7355" calcext:value-type="float">
            <text:p>1785,7355</text:p>
          </table:table-cell>
          <table:table-cell table:style-name="ce1" office:value-type="float" office:value="-44.300379" calcext:value-type="float">
            <text:p>-44,300379</text:p>
          </table:table-cell>
          <table:table-cell table:number-columns-repeated="62"/>
        </table:table-row>
        <table:table-row table:style-name="ro1">
          <table:table-cell table:style-name="ce1" office:value-type="float" office:value="1785.5875" calcext:value-type="float">
            <text:p>1785,5875</text:p>
          </table:table-cell>
          <table:table-cell table:style-name="ce1" office:value-type="float" office:value="-44.417216" calcext:value-type="float">
            <text:p>-44,417216</text:p>
          </table:table-cell>
          <table:table-cell table:number-columns-repeated="62"/>
        </table:table-row>
        <table:table-row table:style-name="ro1">
          <table:table-cell table:style-name="ce1" office:value-type="float" office:value="1785.4395" calcext:value-type="float">
            <text:p>1785,4395</text:p>
          </table:table-cell>
          <table:table-cell table:style-name="ce1" office:value-type="float" office:value="-44.001207" calcext:value-type="float">
            <text:p>-44,001207</text:p>
          </table:table-cell>
          <table:table-cell table:number-columns-repeated="62"/>
        </table:table-row>
        <table:table-row table:style-name="ro1">
          <table:table-cell table:style-name="ce1" office:value-type="float" office:value="1785.29145" calcext:value-type="float">
            <text:p>1785,29145</text:p>
          </table:table-cell>
          <table:table-cell table:style-name="ce1" office:value-type="float" office:value="-43.78099" calcext:value-type="float">
            <text:p>-43,78099</text:p>
          </table:table-cell>
          <table:table-cell table:number-columns-repeated="62"/>
        </table:table-row>
        <table:table-row table:style-name="ro1">
          <table:table-cell table:style-name="ce1" office:value-type="float" office:value="1785.14345" calcext:value-type="float">
            <text:p>1785,14345</text:p>
          </table:table-cell>
          <table:table-cell table:style-name="ce1" office:value-type="float" office:value="-43.455154" calcext:value-type="float">
            <text:p>-43,455154</text:p>
          </table:table-cell>
          <table:table-cell table:number-columns-repeated="62"/>
        </table:table-row>
        <table:table-row table:style-name="ro1">
          <table:table-cell table:style-name="ce1" office:value-type="float" office:value="1785.0067" calcext:value-type="float">
            <text:p>1785,0067</text:p>
          </table:table-cell>
          <table:table-cell table:style-name="ce1" office:value-type="float" office:value="-42.944924" calcext:value-type="float">
            <text:p>-42,944924</text:p>
          </table:table-cell>
          <table:table-cell table:number-columns-repeated="62"/>
        </table:table-row>
        <table:table-row table:style-name="ro1">
          <table:table-cell table:style-name="ce1" office:value-type="float" office:value="1784.8879" calcext:value-type="float">
            <text:p>1784,8879</text:p>
          </table:table-cell>
          <table:table-cell table:style-name="ce1" office:value-type="float" office:value="-42.792785" calcext:value-type="float">
            <text:p>-42,792785</text:p>
          </table:table-cell>
          <table:table-cell table:number-columns-repeated="62"/>
        </table:table-row>
        <table:table-row table:style-name="ro1">
          <table:table-cell table:style-name="ce1" office:value-type="float" office:value="1784.777" calcext:value-type="float">
            <text:p>1784,777</text:p>
          </table:table-cell>
          <table:table-cell table:style-name="ce1" office:value-type="float" office:value="-42.571487" calcext:value-type="float">
            <text:p>-42,571487</text:p>
          </table:table-cell>
          <table:table-cell table:number-columns-repeated="62"/>
        </table:table-row>
        <table:table-row table:style-name="ro1">
          <table:table-cell table:style-name="ce1" office:value-type="float" office:value="1784.6672" calcext:value-type="float">
            <text:p>1784,6672</text:p>
          </table:table-cell>
          <table:table-cell table:style-name="ce1" office:value-type="float" office:value="-42.107225" calcext:value-type="float">
            <text:p>-42,107225</text:p>
          </table:table-cell>
          <table:table-cell table:number-columns-repeated="62"/>
        </table:table-row>
        <table:table-row table:style-name="ro1">
          <table:table-cell table:style-name="ce1" office:value-type="float" office:value="1784.55735" calcext:value-type="float">
            <text:p>1784,55735</text:p>
          </table:table-cell>
          <table:table-cell table:style-name="ce1" office:value-type="float" office:value="-42.079618" calcext:value-type="float">
            <text:p>-42,079618</text:p>
          </table:table-cell>
          <table:table-cell table:number-columns-repeated="62"/>
        </table:table-row>
        <table:table-row table:style-name="ro1">
          <table:table-cell table:style-name="ce1" office:value-type="float" office:value="1784.4475" calcext:value-type="float">
            <text:p>1784,4475</text:p>
          </table:table-cell>
          <table:table-cell table:style-name="ce1" office:value-type="float" office:value="-42.017668" calcext:value-type="float">
            <text:p>-42,017668</text:p>
          </table:table-cell>
          <table:table-cell table:number-columns-repeated="62"/>
        </table:table-row>
        <table:table-row table:style-name="ro1">
          <table:table-cell table:style-name="ce1" office:value-type="float" office:value="1784.3377" calcext:value-type="float">
            <text:p>1784,3377</text:p>
          </table:table-cell>
          <table:table-cell table:style-name="ce1" office:value-type="float" office:value="-41.804028" calcext:value-type="float">
            <text:p>-41,804028</text:p>
          </table:table-cell>
          <table:table-cell table:number-columns-repeated="62"/>
        </table:table-row>
        <table:table-row table:style-name="ro1">
          <table:table-cell table:style-name="ce1" office:value-type="float" office:value="1784.2279" calcext:value-type="float">
            <text:p>1784,2279</text:p>
          </table:table-cell>
          <table:table-cell table:style-name="ce1" office:value-type="float" office:value="-41.456911" calcext:value-type="float">
            <text:p>-41,456911</text:p>
          </table:table-cell>
          <table:table-cell table:number-columns-repeated="62"/>
        </table:table-row>
        <table:table-row table:style-name="ro1">
          <table:table-cell table:style-name="ce1" office:value-type="float" office:value="1784.1181" calcext:value-type="float">
            <text:p>1784,1181</text:p>
          </table:table-cell>
          <table:table-cell table:style-name="ce1" office:value-type="float" office:value="-41.110783" calcext:value-type="float">
            <text:p>-41,110783</text:p>
          </table:table-cell>
          <table:table-cell table:number-columns-repeated="62"/>
        </table:table-row>
        <table:table-row table:style-name="ro1">
          <table:table-cell table:style-name="ce1" office:value-type="float" office:value="1783.98215" calcext:value-type="float">
            <text:p>1783,98215</text:p>
          </table:table-cell>
          <table:table-cell table:style-name="ce1" office:value-type="float" office:value="-40.886555" calcext:value-type="float">
            <text:p>-40,886555</text:p>
          </table:table-cell>
          <table:table-cell table:number-columns-repeated="62"/>
        </table:table-row>
        <table:table-row table:style-name="ro1">
          <table:table-cell table:style-name="ce1" office:value-type="float" office:value="1783.799" calcext:value-type="float">
            <text:p>1783,799</text:p>
          </table:table-cell>
          <table:table-cell table:style-name="ce1" office:value-type="float" office:value="-40.725691" calcext:value-type="float">
            <text:p>-40,725691</text:p>
          </table:table-cell>
          <table:table-cell table:number-columns-repeated="62"/>
        </table:table-row>
        <table:table-row table:style-name="ro1">
          <table:table-cell table:style-name="ce1" office:value-type="float" office:value="1783.5905" calcext:value-type="float">
            <text:p>1783,5905</text:p>
          </table:table-cell>
          <table:table-cell table:style-name="ce1" office:value-type="float" office:value="-40.547546" calcext:value-type="float">
            <text:p>-40,547546</text:p>
          </table:table-cell>
          <table:table-cell table:number-columns-repeated="62"/>
        </table:table-row>
        <table:table-row table:style-name="ro1">
          <table:table-cell table:style-name="ce1" office:value-type="float" office:value="1783.37775" calcext:value-type="float">
            <text:p>1783,37775</text:p>
          </table:table-cell>
          <table:table-cell table:style-name="ce1" office:value-type="float" office:value="-40.454846" calcext:value-type="float">
            <text:p>-40,454846</text:p>
          </table:table-cell>
          <table:table-cell table:number-columns-repeated="62"/>
        </table:table-row>
        <table:table-row table:style-name="ro1">
          <table:table-cell table:style-name="ce1" office:value-type="float" office:value="1783.16465" calcext:value-type="float">
            <text:p>1783,16465</text:p>
          </table:table-cell>
          <table:table-cell table:style-name="ce1" office:value-type="float" office:value="-41.085072" calcext:value-type="float">
            <text:p>-41,085072</text:p>
          </table:table-cell>
          <table:table-cell table:number-columns-repeated="62"/>
        </table:table-row>
        <table:table-row table:style-name="ro1">
          <table:table-cell table:style-name="ce1" office:value-type="float" office:value="1782.9467" calcext:value-type="float">
            <text:p>1782,9467</text:p>
          </table:table-cell>
          <table:table-cell table:style-name="ce1" office:value-type="float" office:value="-41.399893" calcext:value-type="float">
            <text:p>-41,399893</text:p>
          </table:table-cell>
          <table:table-cell table:number-columns-repeated="62"/>
        </table:table-row>
        <table:table-row table:style-name="ro1">
          <table:table-cell table:style-name="ce1" office:value-type="float" office:value="1782.72205" calcext:value-type="float">
            <text:p>1782,72205</text:p>
          </table:table-cell>
          <table:table-cell table:style-name="ce1" office:value-type="float" office:value="-41.561609" calcext:value-type="float">
            <text:p>-41,561609</text:p>
          </table:table-cell>
          <table:table-cell table:number-columns-repeated="62"/>
        </table:table-row>
        <table:table-row table:style-name="ro1">
          <table:table-cell table:style-name="ce1" office:value-type="float" office:value="1782.4517" calcext:value-type="float">
            <text:p>1782,4517</text:p>
          </table:table-cell>
          <table:table-cell table:style-name="ce1" office:value-type="float" office:value="-42.019983" calcext:value-type="float">
            <text:p>-42,019983</text:p>
          </table:table-cell>
          <table:table-cell table:number-columns-repeated="62"/>
        </table:table-row>
        <table:table-row table:style-name="ro1">
          <table:table-cell table:style-name="ce1" office:value-type="float" office:value="1782.18095" calcext:value-type="float">
            <text:p>1782,18095</text:p>
          </table:table-cell>
          <table:table-cell table:style-name="ce1" office:value-type="float" office:value="-42.485077" calcext:value-type="float">
            <text:p>-42,485077</text:p>
          </table:table-cell>
          <table:table-cell table:number-columns-repeated="62"/>
        </table:table-row>
        <table:table-row table:style-name="ro1">
          <table:table-cell table:style-name="ce1" office:value-type="float" office:value="1781.99235" calcext:value-type="float">
            <text:p>1781,99235</text:p>
          </table:table-cell>
          <table:table-cell table:style-name="ce1" office:value-type="float" office:value="-42.712104" calcext:value-type="float">
            <text:p>-42,712104</text:p>
          </table:table-cell>
          <table:table-cell table:number-columns-repeated="62"/>
        </table:table-row>
        <table:table-row table:style-name="ro1">
          <table:table-cell table:style-name="ce1" office:value-type="float" office:value="1781.8584" calcext:value-type="float">
            <text:p>1781,8584</text:p>
          </table:table-cell>
          <table:table-cell table:style-name="ce1" office:value-type="float" office:value="-42.984197" calcext:value-type="float">
            <text:p>-42,984197</text:p>
          </table:table-cell>
          <table:table-cell table:number-columns-repeated="62"/>
        </table:table-row>
        <table:table-row table:style-name="ro1">
          <table:table-cell table:style-name="ce1" office:value-type="float" office:value="1781.7403" calcext:value-type="float">
            <text:p>1781,7403</text:p>
          </table:table-cell>
          <table:table-cell table:style-name="ce1" office:value-type="float" office:value="-43.494413" calcext:value-type="float">
            <text:p>-43,494413</text:p>
          </table:table-cell>
          <table:table-cell table:number-columns-repeated="62"/>
        </table:table-row>
        <table:table-row table:style-name="ro1">
          <table:table-cell table:style-name="ce1" office:value-type="float" office:value="1781.62255" calcext:value-type="float">
            <text:p>1781,62255</text:p>
          </table:table-cell>
          <table:table-cell table:style-name="ce1" office:value-type="float" office:value="-43.69549" calcext:value-type="float">
            <text:p>-43,69549</text:p>
          </table:table-cell>
          <table:table-cell table:number-columns-repeated="62"/>
        </table:table-row>
        <table:table-row table:style-name="ro1">
          <table:table-cell table:style-name="ce1" office:value-type="float" office:value="1781.5048" calcext:value-type="float">
            <text:p>1781,5048</text:p>
          </table:table-cell>
          <table:table-cell table:style-name="ce1" office:value-type="float" office:value="-43.979132" calcext:value-type="float">
            <text:p>-43,979132</text:p>
          </table:table-cell>
          <table:table-cell table:number-columns-repeated="62"/>
        </table:table-row>
        <table:table-row table:style-name="ro1">
          <table:table-cell table:style-name="ce1" office:value-type="float" office:value="1781.38705" calcext:value-type="float">
            <text:p>1781,38705</text:p>
          </table:table-cell>
          <table:table-cell table:style-name="ce1" office:value-type="float" office:value="-44.22149" calcext:value-type="float">
            <text:p>-44,22149</text:p>
          </table:table-cell>
          <table:table-cell table:number-columns-repeated="62"/>
        </table:table-row>
        <table:table-row table:style-name="ro1">
          <table:table-cell table:style-name="ce1" office:value-type="float" office:value="1781.26935" calcext:value-type="float">
            <text:p>1781,26935</text:p>
          </table:table-cell>
          <table:table-cell table:style-name="ce1" office:value-type="float" office:value="-44.378801" calcext:value-type="float">
            <text:p>-44,378801</text:p>
          </table:table-cell>
          <table:table-cell table:number-columns-repeated="62"/>
        </table:table-row>
        <table:table-row table:style-name="ro1">
          <table:table-cell table:style-name="ce1" office:value-type="float" office:value="1781.1516" calcext:value-type="float">
            <text:p>1781,1516</text:p>
          </table:table-cell>
          <table:table-cell table:style-name="ce1" office:value-type="float" office:value="-44.462722" calcext:value-type="float">
            <text:p>-44,462722</text:p>
          </table:table-cell>
          <table:table-cell table:number-columns-repeated="62"/>
        </table:table-row>
        <table:table-row table:style-name="ro1">
          <table:table-cell table:style-name="ce1" office:value-type="float" office:value="1781.0319" calcext:value-type="float">
            <text:p>1781,0319</text:p>
          </table:table-cell>
          <table:table-cell table:style-name="ce1" office:value-type="float" office:value="-44.505389" calcext:value-type="float">
            <text:p>-44,505389</text:p>
          </table:table-cell>
          <table:table-cell table:number-columns-repeated="62"/>
        </table:table-row>
        <table:table-row table:style-name="ro1">
          <table:table-cell table:style-name="ce1" office:value-type="float" office:value="1780.9059" calcext:value-type="float">
            <text:p>1780,9059</text:p>
          </table:table-cell>
          <table:table-cell table:style-name="ce1" office:value-type="float" office:value="-44.620032" calcext:value-type="float">
            <text:p>-44,620032</text:p>
          </table:table-cell>
          <table:table-cell table:number-columns-repeated="62"/>
        </table:table-row>
        <table:table-row table:style-name="ro1">
          <table:table-cell table:style-name="ce1" office:value-type="float" office:value="1780.77505" calcext:value-type="float">
            <text:p>1780,77505</text:p>
          </table:table-cell>
          <table:table-cell table:style-name="ce1" office:value-type="float" office:value="-44.617576" calcext:value-type="float">
            <text:p>-44,617576</text:p>
          </table:table-cell>
          <table:table-cell table:number-columns-repeated="62"/>
        </table:table-row>
        <table:table-row table:style-name="ro1">
          <table:table-cell table:style-name="ce1" office:value-type="float" office:value="1780.6437" calcext:value-type="float">
            <text:p>1780,6437</text:p>
          </table:table-cell>
          <table:table-cell table:style-name="ce1" office:value-type="float" office:value="-44.739928" calcext:value-type="float">
            <text:p>-44,739928</text:p>
          </table:table-cell>
          <table:table-cell table:number-columns-repeated="62"/>
        </table:table-row>
        <table:table-row table:style-name="ro1">
          <table:table-cell table:style-name="ce1" office:value-type="float" office:value="1780.51235" calcext:value-type="float">
            <text:p>1780,51235</text:p>
          </table:table-cell>
          <table:table-cell table:style-name="ce1" office:value-type="float" office:value="-44.968816" calcext:value-type="float">
            <text:p>-44,968816</text:p>
          </table:table-cell>
          <table:table-cell table:number-columns-repeated="62"/>
        </table:table-row>
        <table:table-row table:style-name="ro1">
          <table:table-cell table:style-name="ce1" office:value-type="float" office:value="1780.38105" calcext:value-type="float">
            <text:p>1780,38105</text:p>
          </table:table-cell>
          <table:table-cell table:style-name="ce1" office:value-type="float" office:value="-45.119969" calcext:value-type="float">
            <text:p>-45,119969</text:p>
          </table:table-cell>
          <table:table-cell table:number-columns-repeated="62"/>
        </table:table-row>
        <table:table-row table:style-name="ro1">
          <table:table-cell table:style-name="ce1" office:value-type="float" office:value="1780.24975" calcext:value-type="float">
            <text:p>1780,24975</text:p>
          </table:table-cell>
          <table:table-cell table:style-name="ce1" office:value-type="float" office:value="-45.141486" calcext:value-type="float">
            <text:p>-45,141486</text:p>
          </table:table-cell>
          <table:table-cell table:number-columns-repeated="62"/>
        </table:table-row>
        <table:table-row table:style-name="ro1">
          <table:table-cell table:style-name="ce1" office:value-type="float" office:value="1780.1184" calcext:value-type="float">
            <text:p>1780,1184</text:p>
          </table:table-cell>
          <table:table-cell table:style-name="ce1" office:value-type="float" office:value="-45.238847" calcext:value-type="float">
            <text:p>-45,238847</text:p>
          </table:table-cell>
          <table:table-cell table:number-columns-repeated="62"/>
        </table:table-row>
        <table:table-row table:style-name="ro1">
          <table:table-cell table:style-name="ce1" office:value-type="float" office:value="1779.9938" calcext:value-type="float">
            <text:p>1779,9938</text:p>
          </table:table-cell>
          <table:table-cell table:style-name="ce1" office:value-type="float" office:value="-45.191665" calcext:value-type="float">
            <text:p>-45,191665</text:p>
          </table:table-cell>
          <table:table-cell table:number-columns-repeated="62"/>
        </table:table-row>
        <table:table-row table:style-name="ro1">
          <table:table-cell table:style-name="ce1" office:value-type="float" office:value="1779.8794" calcext:value-type="float">
            <text:p>1779,8794</text:p>
          </table:table-cell>
          <table:table-cell table:style-name="ce1" office:value-type="float" office:value="-45.247773" calcext:value-type="float">
            <text:p>-45,247773</text:p>
          </table:table-cell>
          <table:table-cell table:number-columns-repeated="62"/>
        </table:table-row>
        <table:table-row table:style-name="ro1">
          <table:table-cell table:style-name="ce1" office:value-type="float" office:value="1779.7688" calcext:value-type="float">
            <text:p>1779,7688</text:p>
          </table:table-cell>
          <table:table-cell table:style-name="ce1" office:value-type="float" office:value="-45.149284" calcext:value-type="float">
            <text:p>-45,149284</text:p>
          </table:table-cell>
          <table:table-cell table:number-columns-repeated="62"/>
        </table:table-row>
        <table:table-row table:style-name="ro1">
          <table:table-cell table:style-name="ce1" office:value-type="float" office:value="1779.65865" calcext:value-type="float">
            <text:p>1779,65865</text:p>
          </table:table-cell>
          <table:table-cell table:style-name="ce1" office:value-type="float" office:value="-45.405053" calcext:value-type="float">
            <text:p>-45,405053</text:p>
          </table:table-cell>
          <table:table-cell table:number-columns-repeated="62"/>
        </table:table-row>
        <table:table-row table:style-name="ro1">
          <table:table-cell table:style-name="ce1" office:value-type="float" office:value="1779.54855" calcext:value-type="float">
            <text:p>1779,54855</text:p>
          </table:table-cell>
          <table:table-cell table:style-name="ce1" office:value-type="float" office:value="-45.590738" calcext:value-type="float">
            <text:p>-45,590738</text:p>
          </table:table-cell>
          <table:table-cell table:number-columns-repeated="62"/>
        </table:table-row>
        <table:table-row table:style-name="ro1">
          <table:table-cell table:style-name="ce1" office:value-type="float" office:value="1779.4384" calcext:value-type="float">
            <text:p>1779,4384</text:p>
          </table:table-cell>
          <table:table-cell table:style-name="ce1" office:value-type="float" office:value="-45.650657" calcext:value-type="float">
            <text:p>-45,650657</text:p>
          </table:table-cell>
          <table:table-cell table:number-columns-repeated="62"/>
        </table:table-row>
        <table:table-row table:style-name="ro1">
          <table:table-cell table:style-name="ce1" office:value-type="float" office:value="1779.3282" calcext:value-type="float">
            <text:p>1779,3282</text:p>
          </table:table-cell>
          <table:table-cell table:style-name="ce1" office:value-type="float" office:value="-45.772019" calcext:value-type="float">
            <text:p>-45,772019</text:p>
          </table:table-cell>
          <table:table-cell table:number-columns-repeated="62"/>
        </table:table-row>
        <table:table-row table:style-name="ro1">
          <table:table-cell table:style-name="ce1" office:value-type="float" office:value="1779.218" calcext:value-type="float">
            <text:p>1779,218</text:p>
          </table:table-cell>
          <table:table-cell table:style-name="ce1" office:value-type="float" office:value="-45.693691" calcext:value-type="float">
            <text:p>-45,693691</text:p>
          </table:table-cell>
          <table:table-cell table:number-columns-repeated="62"/>
        </table:table-row>
        <table:table-row table:style-name="ro1">
          <table:table-cell table:style-name="ce1" office:value-type="float" office:value="1779.10785" calcext:value-type="float">
            <text:p>1779,10785</text:p>
          </table:table-cell>
          <table:table-cell table:style-name="ce1" office:value-type="float" office:value="-45.528959" calcext:value-type="float">
            <text:p>-45,528959</text:p>
          </table:table-cell>
          <table:table-cell table:number-columns-repeated="62"/>
        </table:table-row>
        <table:table-row table:style-name="ro1">
          <table:table-cell table:style-name="ce1" office:value-type="float" office:value="1778.99665" calcext:value-type="float">
            <text:p>1778,99665</text:p>
          </table:table-cell>
          <table:table-cell table:style-name="ce1" office:value-type="float" office:value="-45.448711" calcext:value-type="float">
            <text:p>-45,448711</text:p>
          </table:table-cell>
          <table:table-cell table:number-columns-repeated="62"/>
        </table:table-row>
        <table:table-row table:style-name="ro1">
          <table:table-cell table:style-name="ce1" office:value-type="float" office:value="1778.8837" calcext:value-type="float">
            <text:p>1778,8837</text:p>
          </table:table-cell>
          <table:table-cell table:style-name="ce1" office:value-type="float" office:value="-45.109647" calcext:value-type="float">
            <text:p>-45,109647</text:p>
          </table:table-cell>
          <table:table-cell table:number-columns-repeated="62"/>
        </table:table-row>
        <table:table-row table:style-name="ro1">
          <table:table-cell table:style-name="ce1" office:value-type="float" office:value="1778.77" calcext:value-type="float">
            <text:p>1778,77</text:p>
          </table:table-cell>
          <table:table-cell table:style-name="ce1" office:value-type="float" office:value="-44.808588" calcext:value-type="float">
            <text:p>-44,808588</text:p>
          </table:table-cell>
          <table:table-cell table:number-columns-repeated="62"/>
        </table:table-row>
        <table:table-row table:style-name="ro1">
          <table:table-cell table:style-name="ce1" office:value-type="float" office:value="1778.65615" calcext:value-type="float">
            <text:p>1778,65615</text:p>
          </table:table-cell>
          <table:table-cell table:style-name="ce1" office:value-type="float" office:value="-44.520971" calcext:value-type="float">
            <text:p>-44,520971</text:p>
          </table:table-cell>
          <table:table-cell table:number-columns-repeated="62"/>
        </table:table-row>
        <table:table-row table:style-name="ro1">
          <table:table-cell table:style-name="ce1" office:value-type="float" office:value="1778.5423" calcext:value-type="float">
            <text:p>1778,5423</text:p>
          </table:table-cell>
          <table:table-cell table:style-name="ce1" office:value-type="float" office:value="-44.116229" calcext:value-type="float">
            <text:p>-44,116229</text:p>
          </table:table-cell>
          <table:table-cell table:number-columns-repeated="62"/>
        </table:table-row>
        <table:table-row table:style-name="ro1">
          <table:table-cell table:style-name="ce1" office:value-type="float" office:value="1778.4285" calcext:value-type="float">
            <text:p>1778,4285</text:p>
          </table:table-cell>
          <table:table-cell table:style-name="ce1" office:value-type="float" office:value="-43.921736" calcext:value-type="float">
            <text:p>-43,921736</text:p>
          </table:table-cell>
          <table:table-cell table:number-columns-repeated="62"/>
        </table:table-row>
        <table:table-row table:style-name="ro1">
          <table:table-cell table:style-name="ce1" office:value-type="float" office:value="1778.3147" calcext:value-type="float">
            <text:p>1778,3147</text:p>
          </table:table-cell>
          <table:table-cell table:style-name="ce1" office:value-type="float" office:value="-43.503554" calcext:value-type="float">
            <text:p>-43,503554</text:p>
          </table:table-cell>
          <table:table-cell table:number-columns-repeated="62"/>
        </table:table-row>
        <table:table-row table:style-name="ro1">
          <table:table-cell table:style-name="ce1" office:value-type="float" office:value="1778.2009" calcext:value-type="float">
            <text:p>1778,2009</text:p>
          </table:table-cell>
          <table:table-cell table:style-name="ce1" office:value-type="float" office:value="-42.976887" calcext:value-type="float">
            <text:p>-42,976887</text:p>
          </table:table-cell>
          <table:table-cell table:number-columns-repeated="62"/>
        </table:table-row>
        <table:table-row table:style-name="ro1">
          <table:table-cell table:style-name="ce1" office:value-type="float" office:value="1778.0867" calcext:value-type="float">
            <text:p>1778,0867</text:p>
          </table:table-cell>
          <table:table-cell table:style-name="ce1" office:value-type="float" office:value="-42.477073" calcext:value-type="float">
            <text:p>-42,477073</text:p>
          </table:table-cell>
          <table:table-cell table:number-columns-repeated="62"/>
        </table:table-row>
        <table:table-row table:style-name="ro1">
          <table:table-cell table:style-name="ce1" office:value-type="float" office:value="1777.9682" calcext:value-type="float">
            <text:p>1777,9682</text:p>
          </table:table-cell>
          <table:table-cell table:style-name="ce1" office:value-type="float" office:value="-42.098253" calcext:value-type="float">
            <text:p>-42,098253</text:p>
          </table:table-cell>
          <table:table-cell table:number-columns-repeated="62"/>
        </table:table-row>
        <table:table-row table:style-name="ro1">
          <table:table-cell table:style-name="ce1" office:value-type="float" office:value="1777.84375" calcext:value-type="float">
            <text:p>1777,84375</text:p>
          </table:table-cell>
          <table:table-cell table:style-name="ce1" office:value-type="float" office:value="-41.610921" calcext:value-type="float">
            <text:p>-41,610921</text:p>
          </table:table-cell>
          <table:table-cell table:number-columns-repeated="62"/>
        </table:table-row>
        <table:table-row table:style-name="ro1">
          <table:table-cell table:style-name="ce1" office:value-type="float" office:value="1777.7173" calcext:value-type="float">
            <text:p>1777,7173</text:p>
          </table:table-cell>
          <table:table-cell table:style-name="ce1" office:value-type="float" office:value="-41.1745" calcext:value-type="float">
            <text:p>-41,1745</text:p>
          </table:table-cell>
          <table:table-cell table:number-columns-repeated="62"/>
        </table:table-row>
        <table:table-row table:style-name="ro1">
          <table:table-cell table:style-name="ce1" office:value-type="float" office:value="1777.59085" calcext:value-type="float">
            <text:p>1777,59085</text:p>
          </table:table-cell>
          <table:table-cell table:style-name="ce1" office:value-type="float" office:value="-40.781252" calcext:value-type="float">
            <text:p>-40,781252</text:p>
          </table:table-cell>
          <table:table-cell table:number-columns-repeated="62"/>
        </table:table-row>
        <table:table-row table:style-name="ro1">
          <table:table-cell table:style-name="ce1" office:value-type="float" office:value="1777.46435" calcext:value-type="float">
            <text:p>1777,46435</text:p>
          </table:table-cell>
          <table:table-cell table:style-name="ce1" office:value-type="float" office:value="-40.487877" calcext:value-type="float">
            <text:p>-40,487877</text:p>
          </table:table-cell>
          <table:table-cell table:number-columns-repeated="62"/>
        </table:table-row>
        <table:table-row table:style-name="ro1">
          <table:table-cell table:style-name="ce1" office:value-type="float" office:value="1777.33785" calcext:value-type="float">
            <text:p>1777,33785</text:p>
          </table:table-cell>
          <table:table-cell table:style-name="ce1" office:value-type="float" office:value="-40.072938" calcext:value-type="float">
            <text:p>-40,072938</text:p>
          </table:table-cell>
          <table:table-cell table:number-columns-repeated="62"/>
        </table:table-row>
        <table:table-row table:style-name="ro1">
          <table:table-cell table:style-name="ce1" office:value-type="float" office:value="1777.2114" calcext:value-type="float">
            <text:p>1777,2114</text:p>
          </table:table-cell>
          <table:table-cell table:style-name="ce1" office:value-type="float" office:value="-39.916361" calcext:value-type="float">
            <text:p>-39,916361</text:p>
          </table:table-cell>
          <table:table-cell table:number-columns-repeated="62"/>
        </table:table-row>
        <table:table-row table:style-name="ro1">
          <table:table-cell table:style-name="ce1" office:value-type="float" office:value="1777.08775" calcext:value-type="float">
            <text:p>1777,08775</text:p>
          </table:table-cell>
          <table:table-cell table:style-name="ce1" office:value-type="float" office:value="-39.829272" calcext:value-type="float">
            <text:p>-39,829272</text:p>
          </table:table-cell>
          <table:table-cell table:number-columns-repeated="62"/>
        </table:table-row>
        <table:table-row table:style-name="ro1">
          <table:table-cell table:style-name="ce1" office:value-type="float" office:value="1776.97645" calcext:value-type="float">
            <text:p>1776,97645</text:p>
          </table:table-cell>
          <table:table-cell table:style-name="ce1" office:value-type="float" office:value="-39.928776" calcext:value-type="float">
            <text:p>-39,928776</text:p>
          </table:table-cell>
          <table:table-cell table:number-columns-repeated="62"/>
        </table:table-row>
        <table:table-row table:style-name="ro1">
          <table:table-cell table:style-name="ce1" office:value-type="float" office:value="1776.88065" calcext:value-type="float">
            <text:p>1776,88065</text:p>
          </table:table-cell>
          <table:table-cell table:style-name="ce1" office:value-type="float" office:value="-40.083382" calcext:value-type="float">
            <text:p>-40,083382</text:p>
          </table:table-cell>
          <table:table-cell table:number-columns-repeated="62"/>
        </table:table-row>
        <table:table-row table:style-name="ro1">
          <table:table-cell table:style-name="ce1" office:value-type="float" office:value="1776.79075" calcext:value-type="float">
            <text:p>1776,79075</text:p>
          </table:table-cell>
          <table:table-cell table:style-name="ce1" office:value-type="float" office:value="-40.580625" calcext:value-type="float">
            <text:p>-40,580625</text:p>
          </table:table-cell>
          <table:table-cell table:number-columns-repeated="62"/>
        </table:table-row>
        <table:table-row table:style-name="ro1">
          <table:table-cell table:style-name="ce1" office:value-type="float" office:value="1776.70085" calcext:value-type="float">
            <text:p>1776,70085</text:p>
          </table:table-cell>
          <table:table-cell table:style-name="ce1" office:value-type="float" office:value="-40.977886" calcext:value-type="float">
            <text:p>-40,977886</text:p>
          </table:table-cell>
          <table:table-cell table:number-columns-repeated="62"/>
        </table:table-row>
        <table:table-row table:style-name="ro1">
          <table:table-cell table:style-name="ce1" office:value-type="float" office:value="1776.61095" calcext:value-type="float">
            <text:p>1776,61095</text:p>
          </table:table-cell>
          <table:table-cell table:style-name="ce1" office:value-type="float" office:value="-41.375979" calcext:value-type="float">
            <text:p>-41,375979</text:p>
          </table:table-cell>
          <table:table-cell table:number-columns-repeated="62"/>
        </table:table-row>
        <table:table-row table:style-name="ro1">
          <table:table-cell table:style-name="ce1" office:value-type="float" office:value="1776.5439" calcext:value-type="float">
            <text:p>1776,5439</text:p>
          </table:table-cell>
          <table:table-cell table:style-name="ce1" office:value-type="float" office:value="-41.616887" calcext:value-type="float">
            <text:p>-41,616887</text:p>
          </table:table-cell>
          <table:table-cell table:number-columns-repeated="62"/>
        </table:table-row>
        <table:table-row table:style-name="ro1">
          <table:table-cell table:style-name="ce1" office:value-type="float" office:value="1776.4776" calcext:value-type="float">
            <text:p>1776,4776</text:p>
          </table:table-cell>
          <table:table-cell table:style-name="ce1" office:value-type="float" office:value="-41.912944" calcext:value-type="float">
            <text:p>-41,912944</text:p>
          </table:table-cell>
          <table:table-cell table:number-columns-repeated="62"/>
        </table:table-row>
        <table:table-row table:style-name="ro1">
          <table:table-cell table:style-name="ce1" office:value-type="float" office:value="1776.38915" calcext:value-type="float">
            <text:p>1776,38915</text:p>
          </table:table-cell>
          <table:table-cell table:style-name="ce1" office:value-type="float" office:value="-41.97855" calcext:value-type="float">
            <text:p>-41,97855</text:p>
          </table:table-cell>
          <table:table-cell table:number-columns-repeated="62"/>
        </table:table-row>
        <table:table-row table:style-name="ro1">
          <table:table-cell table:style-name="ce1" office:value-type="float" office:value="1776.30065" calcext:value-type="float">
            <text:p>1776,30065</text:p>
          </table:table-cell>
          <table:table-cell table:style-name="ce1" office:value-type="float" office:value="-41.982726" calcext:value-type="float">
            <text:p>-41,982726</text:p>
          </table:table-cell>
          <table:table-cell table:number-columns-repeated="62"/>
        </table:table-row>
        <table:table-row table:style-name="ro1">
          <table:table-cell table:style-name="ce1" office:value-type="float" office:value="1776.21215" calcext:value-type="float">
            <text:p>1776,21215</text:p>
          </table:table-cell>
          <table:table-cell table:style-name="ce1" office:value-type="float" office:value="-42.008489" calcext:value-type="float">
            <text:p>-42,008489</text:p>
          </table:table-cell>
          <table:table-cell table:number-columns-repeated="62"/>
        </table:table-row>
        <table:table-row table:style-name="ro1">
          <table:table-cell table:style-name="ce1" office:value-type="float" office:value="1776.12365" calcext:value-type="float">
            <text:p>1776,12365</text:p>
          </table:table-cell>
          <table:table-cell table:style-name="ce1" office:value-type="float" office:value="-42.187739" calcext:value-type="float">
            <text:p>-42,187739</text:p>
          </table:table-cell>
          <table:table-cell table:number-columns-repeated="62"/>
        </table:table-row>
        <table:table-row table:style-name="ro1">
          <table:table-cell table:style-name="ce1" office:value-type="float" office:value="1776.0257" calcext:value-type="float">
            <text:p>1776,0257</text:p>
          </table:table-cell>
          <table:table-cell table:style-name="ce1" office:value-type="float" office:value="-42.214213" calcext:value-type="float">
            <text:p>-42,214213</text:p>
          </table:table-cell>
          <table:table-cell table:number-columns-repeated="62"/>
        </table:table-row>
        <table:table-row table:style-name="ro1">
          <table:table-cell table:style-name="ce1" office:value-type="float" office:value="1775.9018" calcext:value-type="float">
            <text:p>1775,9018</text:p>
          </table:table-cell>
          <table:table-cell table:style-name="ce1" office:value-type="float" office:value="-42.107114" calcext:value-type="float">
            <text:p>-42,107114</text:p>
          </table:table-cell>
          <table:table-cell table:number-columns-repeated="62"/>
        </table:table-row>
        <table:table-row table:style-name="ro1">
          <table:table-cell table:style-name="ce1" office:value-type="float" office:value="1775.75515" calcext:value-type="float">
            <text:p>1775,75515</text:p>
          </table:table-cell>
          <table:table-cell table:style-name="ce1" office:value-type="float" office:value="-42.159262" calcext:value-type="float">
            <text:p>-42,159262</text:p>
          </table:table-cell>
          <table:table-cell table:number-columns-repeated="62"/>
        </table:table-row>
        <table:table-row table:style-name="ro1">
          <table:table-cell table:style-name="ce1" office:value-type="float" office:value="1775.6023" calcext:value-type="float">
            <text:p>1775,6023</text:p>
          </table:table-cell>
          <table:table-cell table:style-name="ce1" office:value-type="float" office:value="-42.310476" calcext:value-type="float">
            <text:p>-42,310476</text:p>
          </table:table-cell>
          <table:table-cell table:number-columns-repeated="62"/>
        </table:table-row>
        <table:table-row table:style-name="ro1">
          <table:table-cell table:style-name="ce1" office:value-type="float" office:value="1775.44945" calcext:value-type="float">
            <text:p>1775,44945</text:p>
          </table:table-cell>
          <table:table-cell table:style-name="ce1" office:value-type="float" office:value="-42.400768" calcext:value-type="float">
            <text:p>-42,400768</text:p>
          </table:table-cell>
          <table:table-cell table:number-columns-repeated="62"/>
        </table:table-row>
        <table:table-row table:style-name="ro1">
          <table:table-cell table:style-name="ce1" office:value-type="float" office:value="1775.2966" calcext:value-type="float">
            <text:p>1775,2966</text:p>
          </table:table-cell>
          <table:table-cell table:style-name="ce1" office:value-type="float" office:value="-42.525497" calcext:value-type="float">
            <text:p>-42,525497</text:p>
          </table:table-cell>
          <table:table-cell table:number-columns-repeated="62"/>
        </table:table-row>
        <table:table-row table:style-name="ro1">
          <table:table-cell table:style-name="ce1" office:value-type="float" office:value="1775.1461" calcext:value-type="float">
            <text:p>1775,1461</text:p>
          </table:table-cell>
          <table:table-cell table:style-name="ce1" office:value-type="float" office:value="-42.659642" calcext:value-type="float">
            <text:p>-42,659642</text:p>
          </table:table-cell>
          <table:table-cell table:number-columns-repeated="62"/>
        </table:table-row>
        <table:table-row table:style-name="ro1">
          <table:table-cell table:style-name="ce1" office:value-type="float" office:value="1775.00915" calcext:value-type="float">
            <text:p>1775,00915</text:p>
          </table:table-cell>
          <table:table-cell table:style-name="ce1" office:value-type="float" office:value="-42.861046" calcext:value-type="float">
            <text:p>-42,861046</text:p>
          </table:table-cell>
          <table:table-cell table:number-columns-repeated="62"/>
        </table:table-row>
        <table:table-row table:style-name="ro1">
          <table:table-cell table:style-name="ce1" office:value-type="float" office:value="1774.89825" calcext:value-type="float">
            <text:p>1774,89825</text:p>
          </table:table-cell>
          <table:table-cell table:style-name="ce1" office:value-type="float" office:value="-43.04574" calcext:value-type="float">
            <text:p>-43,04574</text:p>
          </table:table-cell>
          <table:table-cell table:number-columns-repeated="62"/>
        </table:table-row>
        <table:table-row table:style-name="ro1">
          <table:table-cell table:style-name="ce1" office:value-type="float" office:value="1774.8022" calcext:value-type="float">
            <text:p>1774,8022</text:p>
          </table:table-cell>
          <table:table-cell table:style-name="ce1" office:value-type="float" office:value="-43.445591" calcext:value-type="float">
            <text:p>-43,445591</text:p>
          </table:table-cell>
          <table:table-cell table:number-columns-repeated="62"/>
        </table:table-row>
        <table:table-row table:style-name="ro1">
          <table:table-cell table:style-name="ce1" office:value-type="float" office:value="1774.70615" calcext:value-type="float">
            <text:p>1774,70615</text:p>
          </table:table-cell>
          <table:table-cell table:style-name="ce1" office:value-type="float" office:value="-43.937459" calcext:value-type="float">
            <text:p>-43,937459</text:p>
          </table:table-cell>
          <table:table-cell table:number-columns-repeated="62"/>
        </table:table-row>
        <table:table-row table:style-name="ro1">
          <table:table-cell table:style-name="ce1" office:value-type="float" office:value="1774.6101" calcext:value-type="float">
            <text:p>1774,6101</text:p>
          </table:table-cell>
          <table:table-cell table:style-name="ce1" office:value-type="float" office:value="-44.369444" calcext:value-type="float">
            <text:p>-44,369444</text:p>
          </table:table-cell>
          <table:table-cell table:number-columns-repeated="62"/>
        </table:table-row>
        <table:table-row table:style-name="ro1">
          <table:table-cell table:style-name="ce1" office:value-type="float" office:value="1774.51405" calcext:value-type="float">
            <text:p>1774,51405</text:p>
          </table:table-cell>
          <table:table-cell table:style-name="ce1" office:value-type="float" office:value="-44.588179" calcext:value-type="float">
            <text:p>-44,588179</text:p>
          </table:table-cell>
          <table:table-cell table:number-columns-repeated="62"/>
        </table:table-row>
        <table:table-row table:style-name="ro1">
          <table:table-cell table:style-name="ce1" office:value-type="float" office:value="1774.41795" calcext:value-type="float">
            <text:p>1774,41795</text:p>
          </table:table-cell>
          <table:table-cell table:style-name="ce1" office:value-type="float" office:value="-44.752068" calcext:value-type="float">
            <text:p>-44,752068</text:p>
          </table:table-cell>
          <table:table-cell table:number-columns-repeated="62"/>
        </table:table-row>
        <table:table-row table:style-name="ro1">
          <table:table-cell table:style-name="ce1" office:value-type="float" office:value="1774.32185" calcext:value-type="float">
            <text:p>1774,32185</text:p>
          </table:table-cell>
          <table:table-cell table:style-name="ce1" office:value-type="float" office:value="-44.555826" calcext:value-type="float">
            <text:p>-44,555826</text:p>
          </table:table-cell>
          <table:table-cell table:number-columns-repeated="62"/>
        </table:table-row>
        <table:table-row table:style-name="ro1">
          <table:table-cell table:style-name="ce1" office:value-type="float" office:value="1774.2258" calcext:value-type="float">
            <text:p>1774,2258</text:p>
          </table:table-cell>
          <table:table-cell table:style-name="ce1" office:value-type="float" office:value="-44.611162" calcext:value-type="float">
            <text:p>-44,611162</text:p>
          </table:table-cell>
          <table:table-cell table:number-columns-repeated="62"/>
        </table:table-row>
        <table:table-row table:style-name="ro1">
          <table:table-cell table:style-name="ce1" office:value-type="float" office:value="1774.1298" calcext:value-type="float">
            <text:p>1774,1298</text:p>
          </table:table-cell>
          <table:table-cell table:style-name="ce1" office:value-type="float" office:value="-44.186365" calcext:value-type="float">
            <text:p>-44,186365</text:p>
          </table:table-cell>
          <table:table-cell table:number-columns-repeated="62"/>
        </table:table-row>
        <table:table-row table:style-name="ro1">
          <table:table-cell table:style-name="ce1" office:value-type="float" office:value="1774.02575" calcext:value-type="float">
            <text:p>1774,02575</text:p>
          </table:table-cell>
          <table:table-cell table:style-name="ce1" office:value-type="float" office:value="-44.037771" calcext:value-type="float">
            <text:p>-44,037771</text:p>
          </table:table-cell>
          <table:table-cell table:number-columns-repeated="62"/>
        </table:table-row>
        <table:table-row table:style-name="ro1">
          <table:table-cell table:style-name="ce1" office:value-type="float" office:value="1773.89705" calcext:value-type="float">
            <text:p>1773,89705</text:p>
          </table:table-cell>
          <table:table-cell table:style-name="ce1" office:value-type="float" office:value="-43.658495" calcext:value-type="float">
            <text:p>-43,658495</text:p>
          </table:table-cell>
          <table:table-cell table:number-columns-repeated="62"/>
        </table:table-row>
        <table:table-row table:style-name="ro1">
          <table:table-cell table:style-name="ce1" office:value-type="float" office:value="1773.74795" calcext:value-type="float">
            <text:p>1773,74795</text:p>
          </table:table-cell>
          <table:table-cell table:style-name="ce1" office:value-type="float" office:value="-43.605499" calcext:value-type="float">
            <text:p>-43,605499</text:p>
          </table:table-cell>
          <table:table-cell table:number-columns-repeated="62"/>
        </table:table-row>
        <table:table-row table:style-name="ro1">
          <table:table-cell table:style-name="ce1" office:value-type="float" office:value="1773.5951" calcext:value-type="float">
            <text:p>1773,5951</text:p>
          </table:table-cell>
          <table:table-cell table:style-name="ce1" office:value-type="float" office:value="-43.514939" calcext:value-type="float">
            <text:p>-43,514939</text:p>
          </table:table-cell>
          <table:table-cell table:number-columns-repeated="62"/>
        </table:table-row>
        <table:table-row table:style-name="ro1">
          <table:table-cell table:style-name="ce1" office:value-type="float" office:value="1773.4423" calcext:value-type="float">
            <text:p>1773,4423</text:p>
          </table:table-cell>
          <table:table-cell table:style-name="ce1" office:value-type="float" office:value="-43.578817" calcext:value-type="float">
            <text:p>-43,578817</text:p>
          </table:table-cell>
          <table:table-cell table:number-columns-repeated="62"/>
        </table:table-row>
        <table:table-row table:style-name="ro1">
          <table:table-cell table:style-name="ce1" office:value-type="float" office:value="1773.28945" calcext:value-type="float">
            <text:p>1773,28945</text:p>
          </table:table-cell>
          <table:table-cell table:style-name="ce1" office:value-type="float" office:value="-43.867309" calcext:value-type="float">
            <text:p>-43,867309</text:p>
          </table:table-cell>
          <table:table-cell table:number-columns-repeated="62"/>
        </table:table-row>
        <table:table-row table:style-name="ro1">
          <table:table-cell table:style-name="ce1" office:value-type="float" office:value="1773.1343" calcext:value-type="float">
            <text:p>1773,1343</text:p>
          </table:table-cell>
          <table:table-cell table:style-name="ce1" office:value-type="float" office:value="-43.708815" calcext:value-type="float">
            <text:p>-43,708815</text:p>
          </table:table-cell>
          <table:table-cell table:number-columns-repeated="62"/>
        </table:table-row>
        <table:table-row table:style-name="ro1">
          <table:table-cell table:style-name="ce1" office:value-type="float" office:value="1772.9599" calcext:value-type="float">
            <text:p>1772,9599</text:p>
          </table:table-cell>
          <table:table-cell table:style-name="ce1" office:value-type="float" office:value="-44.282003" calcext:value-type="float">
            <text:p>-44,282003</text:p>
          </table:table-cell>
          <table:table-cell table:number-columns-repeated="62"/>
        </table:table-row>
        <table:table-row table:style-name="ro1">
          <table:table-cell table:style-name="ce1" office:value-type="float" office:value="1772.7521" calcext:value-type="float">
            <text:p>1772,7521</text:p>
          </table:table-cell>
          <table:table-cell table:style-name="ce1" office:value-type="float" office:value="-44.743708" calcext:value-type="float">
            <text:p>-44,743708</text:p>
          </table:table-cell>
          <table:table-cell table:number-columns-repeated="62"/>
        </table:table-row>
        <table:table-row table:style-name="ro1">
          <table:table-cell table:style-name="ce1" office:value-type="float" office:value="1772.52795" calcext:value-type="float">
            <text:p>1772,52795</text:p>
          </table:table-cell>
          <table:table-cell table:style-name="ce1" office:value-type="float" office:value="-45.187706" calcext:value-type="float">
            <text:p>-45,187706</text:p>
          </table:table-cell>
          <table:table-cell table:number-columns-repeated="62"/>
        </table:table-row>
        <table:table-row table:style-name="ro1">
          <table:table-cell table:style-name="ce1" office:value-type="float" office:value="1772.3038" calcext:value-type="float">
            <text:p>1772,3038</text:p>
          </table:table-cell>
          <table:table-cell table:style-name="ce1" office:value-type="float" office:value="-45.4292" calcext:value-type="float">
            <text:p>-45,4292</text:p>
          </table:table-cell>
          <table:table-cell table:number-columns-repeated="62"/>
        </table:table-row>
        <table:table-row table:style-name="ro1">
          <table:table-cell table:style-name="ce1" office:value-type="float" office:value="1772.08705" calcext:value-type="float">
            <text:p>1772,08705</text:p>
          </table:table-cell>
          <table:table-cell table:style-name="ce1" office:value-type="float" office:value="-45.695721" calcext:value-type="float">
            <text:p>-45,695721</text:p>
          </table:table-cell>
          <table:table-cell table:number-columns-repeated="62"/>
        </table:table-row>
        <table:table-row table:style-name="ro1">
          <table:table-cell table:style-name="ce1" office:value-type="float" office:value="1771.89955" calcext:value-type="float">
            <text:p>1771,89955</text:p>
          </table:table-cell>
          <table:table-cell table:style-name="ce1" office:value-type="float" office:value="-45.770813" calcext:value-type="float">
            <text:p>-45,770813</text:p>
          </table:table-cell>
          <table:table-cell table:number-columns-repeated="62"/>
        </table:table-row>
        <table:table-row table:style-name="ro1">
          <table:table-cell table:style-name="ce1" office:value-type="float" office:value="1771.73665" calcext:value-type="float">
            <text:p>1771,73665</text:p>
          </table:table-cell>
          <table:table-cell table:style-name="ce1" office:value-type="float" office:value="-45.624024" calcext:value-type="float">
            <text:p>-45,624024</text:p>
          </table:table-cell>
          <table:table-cell table:number-columns-repeated="62"/>
        </table:table-row>
        <table:table-row table:style-name="ro1">
          <table:table-cell table:style-name="ce1" office:value-type="float" office:value="1771.57655" calcext:value-type="float">
            <text:p>1771,57655</text:p>
          </table:table-cell>
          <table:table-cell table:style-name="ce1" office:value-type="float" office:value="-45.51167" calcext:value-type="float">
            <text:p>-45,51167</text:p>
          </table:table-cell>
          <table:table-cell table:number-columns-repeated="62"/>
        </table:table-row>
        <table:table-row table:style-name="ro1">
          <table:table-cell table:style-name="ce1" office:value-type="float" office:value="1771.41645" calcext:value-type="float">
            <text:p>1771,41645</text:p>
          </table:table-cell>
          <table:table-cell table:style-name="ce1" office:value-type="float" office:value="-45.047836" calcext:value-type="float">
            <text:p>-45,047836</text:p>
          </table:table-cell>
          <table:table-cell table:number-columns-repeated="62"/>
        </table:table-row>
        <table:table-row table:style-name="ro1">
          <table:table-cell table:style-name="ce1" office:value-type="float" office:value="1771.2563" calcext:value-type="float">
            <text:p>1771,2563</text:p>
          </table:table-cell>
          <table:table-cell table:style-name="ce1" office:value-type="float" office:value="-44.868036" calcext:value-type="float">
            <text:p>-44,868036</text:p>
          </table:table-cell>
          <table:table-cell table:number-columns-repeated="62"/>
        </table:table-row>
        <table:table-row table:style-name="ro1">
          <table:table-cell table:style-name="ce1" office:value-type="float" office:value="1771.09615" calcext:value-type="float">
            <text:p>1771,09615</text:p>
          </table:table-cell>
          <table:table-cell table:style-name="ce1" office:value-type="float" office:value="-44.732273" calcext:value-type="float">
            <text:p>-44,732273</text:p>
          </table:table-cell>
          <table:table-cell table:number-columns-repeated="62"/>
        </table:table-row>
        <table:table-row table:style-name="ro1">
          <table:table-cell table:style-name="ce1" office:value-type="float" office:value="1770.96235" calcext:value-type="float">
            <text:p>1770,96235</text:p>
          </table:table-cell>
          <table:table-cell table:style-name="ce1" office:value-type="float" office:value="-43.385741" calcext:value-type="float">
            <text:p>-43,385741</text:p>
          </table:table-cell>
          <table:table-cell table:number-columns-repeated="62"/>
        </table:table-row>
        <table:table-row table:style-name="ro1">
          <table:table-cell table:style-name="ce1" office:value-type="float" office:value="1770.85755" calcext:value-type="float">
            <text:p>1770,85755</text:p>
          </table:table-cell>
          <table:table-cell table:style-name="ce1" office:value-type="float" office:value="-43.35915" calcext:value-type="float">
            <text:p>-43,35915</text:p>
          </table:table-cell>
          <table:table-cell table:number-columns-repeated="62"/>
        </table:table-row>
        <table:table-row table:style-name="ro1">
          <table:table-cell table:style-name="ce1" office:value-type="float" office:value="1770.7556" calcext:value-type="float">
            <text:p>1770,7556</text:p>
          </table:table-cell>
          <table:table-cell table:style-name="ce1" office:value-type="float" office:value="-43.363271" calcext:value-type="float">
            <text:p>-43,363271</text:p>
          </table:table-cell>
          <table:table-cell table:number-columns-repeated="62"/>
        </table:table-row>
        <table:table-row table:style-name="ro1">
          <table:table-cell table:style-name="ce1" office:value-type="float" office:value="1770.65375" calcext:value-type="float">
            <text:p>1770,65375</text:p>
          </table:table-cell>
          <table:table-cell table:style-name="ce1" office:value-type="float" office:value="-43.591678" calcext:value-type="float">
            <text:p>-43,591678</text:p>
          </table:table-cell>
          <table:table-cell table:number-columns-repeated="62"/>
        </table:table-row>
        <table:table-row table:style-name="ro1">
          <table:table-cell table:style-name="ce1" office:value-type="float" office:value="1770.55185" calcext:value-type="float">
            <text:p>1770,55185</text:p>
          </table:table-cell>
          <table:table-cell table:style-name="ce1" office:value-type="float" office:value="-43.407978" calcext:value-type="float">
            <text:p>-43,407978</text:p>
          </table:table-cell>
          <table:table-cell table:number-columns-repeated="62"/>
        </table:table-row>
        <table:table-row table:style-name="ro1">
          <table:table-cell table:style-name="ce1" office:value-type="float" office:value="1770.44995" calcext:value-type="float">
            <text:p>1770,44995</text:p>
          </table:table-cell>
          <table:table-cell table:style-name="ce1" office:value-type="float" office:value="-43.798696" calcext:value-type="float">
            <text:p>-43,798696</text:p>
          </table:table-cell>
          <table:table-cell table:number-columns-repeated="62"/>
        </table:table-row>
        <table:table-row table:style-name="ro1">
          <table:table-cell table:style-name="ce1" office:value-type="float" office:value="1770.34805" calcext:value-type="float">
            <text:p>1770,34805</text:p>
          </table:table-cell>
          <table:table-cell table:style-name="ce1" office:value-type="float" office:value="-43.622757" calcext:value-type="float">
            <text:p>-43,622757</text:p>
          </table:table-cell>
          <table:table-cell table:number-columns-repeated="62"/>
        </table:table-row>
        <table:table-row table:style-name="ro1">
          <table:table-cell table:style-name="ce1" office:value-type="float" office:value="1770.24615" calcext:value-type="float">
            <text:p>1770,24615</text:p>
          </table:table-cell>
          <table:table-cell table:style-name="ce1" office:value-type="float" office:value="-43.625436" calcext:value-type="float">
            <text:p>-43,625436</text:p>
          </table:table-cell>
          <table:table-cell table:number-columns-repeated="62"/>
        </table:table-row>
        <table:table-row table:style-name="ro1">
          <table:table-cell table:style-name="ce1" office:value-type="float" office:value="1770.16975" calcext:value-type="float">
            <text:p>1770,16975</text:p>
          </table:table-cell>
          <table:table-cell table:style-name="ce1" office:value-type="float" office:value="-43.476552" calcext:value-type="float">
            <text:p>-43,476552</text:p>
          </table:table-cell>
          <table:table-cell table:number-columns-repeated="62"/>
        </table:table-row>
        <table:table-row table:style-name="ro1">
          <table:table-cell table:style-name="ce1" office:value-type="float" office:value="1770.09335" calcext:value-type="float">
            <text:p>1770,09335</text:p>
          </table:table-cell>
          <table:table-cell table:style-name="ce1" office:value-type="float" office:value="-43.150077" calcext:value-type="float">
            <text:p>-43,150077</text:p>
          </table:table-cell>
          <table:table-cell table:number-columns-repeated="62"/>
        </table:table-row>
        <table:table-row table:style-name="ro1">
          <table:table-cell table:style-name="ce1" office:value-type="float" office:value="1769.99325" calcext:value-type="float">
            <text:p>1769,99325</text:p>
          </table:table-cell>
          <table:table-cell table:style-name="ce1" office:value-type="float" office:value="-42.825645" calcext:value-type="float">
            <text:p>-42,825645</text:p>
          </table:table-cell>
          <table:table-cell table:number-columns-repeated="62"/>
        </table:table-row>
        <table:table-row table:style-name="ro1">
          <table:table-cell table:style-name="ce1" office:value-type="float" office:value="1769.89595" calcext:value-type="float">
            <text:p>1769,89595</text:p>
          </table:table-cell>
          <table:table-cell table:style-name="ce1" office:value-type="float" office:value="-42.605666" calcext:value-type="float">
            <text:p>-42,605666</text:p>
          </table:table-cell>
          <table:table-cell table:number-columns-repeated="62"/>
        </table:table-row>
        <table:table-row table:style-name="ro1">
          <table:table-cell table:style-name="ce1" office:value-type="float" office:value="1769.79975" calcext:value-type="float">
            <text:p>1769,79975</text:p>
          </table:table-cell>
          <table:table-cell table:style-name="ce1" office:value-type="float" office:value="-42.465309" calcext:value-type="float">
            <text:p>-42,465309</text:p>
          </table:table-cell>
          <table:table-cell table:number-columns-repeated="62"/>
        </table:table-row>
        <table:table-row table:style-name="ro1">
          <table:table-cell table:style-name="ce1" office:value-type="float" office:value="1769.7037" calcext:value-type="float">
            <text:p>1769,7037</text:p>
          </table:table-cell>
          <table:table-cell table:style-name="ce1" office:value-type="float" office:value="-43.125438" calcext:value-type="float">
            <text:p>-43,125438</text:p>
          </table:table-cell>
          <table:table-cell table:number-columns-repeated="62"/>
        </table:table-row>
        <table:table-row table:style-name="ro1">
          <table:table-cell table:style-name="ce1" office:value-type="float" office:value="1769.60765" calcext:value-type="float">
            <text:p>1769,60765</text:p>
          </table:table-cell>
          <table:table-cell table:style-name="ce1" office:value-type="float" office:value="-43.06007" calcext:value-type="float">
            <text:p>-43,06007</text:p>
          </table:table-cell>
          <table:table-cell table:number-columns-repeated="62"/>
        </table:table-row>
        <table:table-row table:style-name="ro1">
          <table:table-cell table:style-name="ce1" office:value-type="float" office:value="1769.51155" calcext:value-type="float">
            <text:p>1769,51155</text:p>
          </table:table-cell>
          <table:table-cell table:style-name="ce1" office:value-type="float" office:value="-43.073165" calcext:value-type="float">
            <text:p>-43,073165</text:p>
          </table:table-cell>
          <table:table-cell table:number-columns-repeated="62"/>
        </table:table-row>
        <table:table-row table:style-name="ro1">
          <table:table-cell table:style-name="ce1" office:value-type="float" office:value="1769.4155" calcext:value-type="float">
            <text:p>1769,4155</text:p>
          </table:table-cell>
          <table:table-cell table:style-name="ce1" office:value-type="float" office:value="-42.791514" calcext:value-type="float">
            <text:p>-42,791514</text:p>
          </table:table-cell>
          <table:table-cell table:number-columns-repeated="62"/>
        </table:table-row>
        <table:table-row table:style-name="ro1">
          <table:table-cell table:style-name="ce1" office:value-type="float" office:value="1769.31945" calcext:value-type="float">
            <text:p>1769,31945</text:p>
          </table:table-cell>
          <table:table-cell table:style-name="ce1" office:value-type="float" office:value="-42.626111" calcext:value-type="float">
            <text:p>-42,626111</text:p>
          </table:table-cell>
          <table:table-cell table:number-columns-repeated="62"/>
        </table:table-row>
        <table:table-row table:style-name="ro1">
          <table:table-cell table:style-name="ce1" office:value-type="float" office:value="1769.22335" calcext:value-type="float">
            <text:p>1769,22335</text:p>
          </table:table-cell>
          <table:table-cell table:style-name="ce1" office:value-type="float" office:value="-42.296618" calcext:value-type="float">
            <text:p>-42,296618</text:p>
          </table:table-cell>
          <table:table-cell table:number-columns-repeated="62"/>
        </table:table-row>
        <table:table-row table:style-name="ro1">
          <table:table-cell table:style-name="ce1" office:value-type="float" office:value="1769.1273" calcext:value-type="float">
            <text:p>1769,1273</text:p>
          </table:table-cell>
          <table:table-cell table:style-name="ce1" office:value-type="float" office:value="-42.158342" calcext:value-type="float">
            <text:p>-42,158342</text:p>
          </table:table-cell>
          <table:table-cell table:number-columns-repeated="62"/>
        </table:table-row>
        <table:table-row table:style-name="ro1">
          <table:table-cell table:style-name="ce1" office:value-type="float" office:value="1769.0269" calcext:value-type="float">
            <text:p>1769,0269</text:p>
          </table:table-cell>
          <table:table-cell table:style-name="ce1" office:value-type="float" office:value="-42.01357" calcext:value-type="float">
            <text:p>-42,01357</text:p>
          </table:table-cell>
          <table:table-cell table:number-columns-repeated="62"/>
        </table:table-row>
        <table:table-row table:style-name="ro1">
          <table:table-cell table:style-name="ce1" office:value-type="float" office:value="1768.9113" calcext:value-type="float">
            <text:p>1768,9113</text:p>
          </table:table-cell>
          <table:table-cell table:style-name="ce1" office:value-type="float" office:value="-41.921542" calcext:value-type="float">
            <text:p>-41,921542</text:p>
          </table:table-cell>
          <table:table-cell table:number-columns-repeated="62"/>
        </table:table-row>
        <table:table-row table:style-name="ro1">
          <table:table-cell table:style-name="ce1" office:value-type="float" office:value="1768.78345" calcext:value-type="float">
            <text:p>1768,78345</text:p>
          </table:table-cell>
          <table:table-cell table:style-name="ce1" office:value-type="float" office:value="-41.832462" calcext:value-type="float">
            <text:p>-41,832462</text:p>
          </table:table-cell>
          <table:table-cell table:number-columns-repeated="62"/>
        </table:table-row>
        <table:table-row table:style-name="ro1">
          <table:table-cell table:style-name="ce1" office:value-type="float" office:value="1768.6541" calcext:value-type="float">
            <text:p>1768,6541</text:p>
          </table:table-cell>
          <table:table-cell table:style-name="ce1" office:value-type="float" office:value="-41.90076" calcext:value-type="float">
            <text:p>-41,90076</text:p>
          </table:table-cell>
          <table:table-cell table:number-columns-repeated="62"/>
        </table:table-row>
        <table:table-row table:style-name="ro1">
          <table:table-cell table:style-name="ce1" office:value-type="float" office:value="1768.5248" calcext:value-type="float">
            <text:p>1768,5248</text:p>
          </table:table-cell>
          <table:table-cell table:style-name="ce1" office:value-type="float" office:value="-41.842514" calcext:value-type="float">
            <text:p>-41,842514</text:p>
          </table:table-cell>
          <table:table-cell table:number-columns-repeated="62"/>
        </table:table-row>
        <table:table-row table:style-name="ro1">
          <table:table-cell table:style-name="ce1" office:value-type="float" office:value="1768.39555" calcext:value-type="float">
            <text:p>1768,39555</text:p>
          </table:table-cell>
          <table:table-cell table:style-name="ce1" office:value-type="float" office:value="-42.072805" calcext:value-type="float">
            <text:p>-42,072805</text:p>
          </table:table-cell>
          <table:table-cell table:number-columns-repeated="62"/>
        </table:table-row>
        <table:table-row table:style-name="ro1">
          <table:table-cell table:style-name="ce1" office:value-type="float" office:value="1768.2662" calcext:value-type="float">
            <text:p>1768,2662</text:p>
          </table:table-cell>
          <table:table-cell table:style-name="ce1" office:value-type="float" office:value="-42.230456" calcext:value-type="float">
            <text:p>-42,230456</text:p>
          </table:table-cell>
          <table:table-cell table:number-columns-repeated="62"/>
        </table:table-row>
        <table:table-row table:style-name="ro1">
          <table:table-cell table:style-name="ce1" office:value-type="float" office:value="1768.13685" calcext:value-type="float">
            <text:p>1768,13685</text:p>
          </table:table-cell>
          <table:table-cell table:style-name="ce1" office:value-type="float" office:value="-42.553551" calcext:value-type="float">
            <text:p>-42,553551</text:p>
          </table:table-cell>
          <table:table-cell table:number-columns-repeated="62"/>
        </table:table-row>
        <table:table-row table:style-name="ro1">
          <table:table-cell table:style-name="ce1" office:value-type="float" office:value="1768.00995" calcext:value-type="float">
            <text:p>1768,00995</text:p>
          </table:table-cell>
          <table:table-cell table:style-name="ce1" office:value-type="float" office:value="-42.923039" calcext:value-type="float">
            <text:p>-42,923039</text:p>
          </table:table-cell>
          <table:table-cell table:number-columns-repeated="62"/>
        </table:table-row>
        <table:table-row table:style-name="ro1">
          <table:table-cell table:style-name="ce1" office:value-type="float" office:value="1767.8873" calcext:value-type="float">
            <text:p>1767,8873</text:p>
          </table:table-cell>
          <table:table-cell table:style-name="ce1" office:value-type="float" office:value="-43.113578" calcext:value-type="float">
            <text:p>-43,113578</text:p>
          </table:table-cell>
          <table:table-cell table:number-columns-repeated="62"/>
        </table:table-row>
        <table:table-row table:style-name="ro1">
          <table:table-cell table:style-name="ce1" office:value-type="float" office:value="1767.76685" calcext:value-type="float">
            <text:p>1767,76685</text:p>
          </table:table-cell>
          <table:table-cell table:style-name="ce1" office:value-type="float" office:value="-43.615082" calcext:value-type="float">
            <text:p>-43,615082</text:p>
          </table:table-cell>
          <table:table-cell table:number-columns-repeated="62"/>
        </table:table-row>
        <table:table-row table:style-name="ro1">
          <table:table-cell table:style-name="ce1" office:value-type="float" office:value="1767.64675" calcext:value-type="float">
            <text:p>1767,64675</text:p>
          </table:table-cell>
          <table:table-cell table:style-name="ce1" office:value-type="float" office:value="-44.173595" calcext:value-type="float">
            <text:p>-44,173595</text:p>
          </table:table-cell>
          <table:table-cell table:number-columns-repeated="62"/>
        </table:table-row>
        <table:table-row table:style-name="ro1">
          <table:table-cell table:style-name="ce1" office:value-type="float" office:value="1767.52665" calcext:value-type="float">
            <text:p>1767,52665</text:p>
          </table:table-cell>
          <table:table-cell table:style-name="ce1" office:value-type="float" office:value="-44.714217" calcext:value-type="float">
            <text:p>-44,714217</text:p>
          </table:table-cell>
          <table:table-cell table:number-columns-repeated="62"/>
        </table:table-row>
        <table:table-row table:style-name="ro1">
          <table:table-cell table:style-name="ce1" office:value-type="float" office:value="1767.40655" calcext:value-type="float">
            <text:p>1767,40655</text:p>
          </table:table-cell>
          <table:table-cell table:style-name="ce1" office:value-type="float" office:value="-45.297025" calcext:value-type="float">
            <text:p>-45,297025</text:p>
          </table:table-cell>
          <table:table-cell table:number-columns-repeated="62"/>
        </table:table-row>
        <table:table-row table:style-name="ro1">
          <table:table-cell table:style-name="ce1" office:value-type="float" office:value="1767.2865" calcext:value-type="float">
            <text:p>1767,2865</text:p>
          </table:table-cell>
          <table:table-cell table:style-name="ce1" office:value-type="float" office:value="-45.363619" calcext:value-type="float">
            <text:p>-45,363619</text:p>
          </table:table-cell>
          <table:table-cell table:number-columns-repeated="62"/>
        </table:table-row>
        <table:table-row table:style-name="ro1">
          <table:table-cell table:style-name="ce1" office:value-type="float" office:value="1767.16645" calcext:value-type="float">
            <text:p>1767,16645</text:p>
          </table:table-cell>
          <table:table-cell table:style-name="ce1" office:value-type="float" office:value="-45.513688" calcext:value-type="float">
            <text:p>-45,513688</text:p>
          </table:table-cell>
          <table:table-cell table:number-columns-repeated="62"/>
        </table:table-row>
        <table:table-row table:style-name="ro1">
          <table:table-cell table:style-name="ce1" office:value-type="float" office:value="1767.041" calcext:value-type="float">
            <text:p>1767,041</text:p>
          </table:table-cell>
          <table:table-cell table:style-name="ce1" office:value-type="float" office:value="-44.710687" calcext:value-type="float">
            <text:p>-44,710687</text:p>
          </table:table-cell>
          <table:table-cell table:number-columns-repeated="62"/>
        </table:table-row>
        <table:table-row table:style-name="ro1">
          <table:table-cell table:style-name="ce1" office:value-type="float" office:value="1766.8986" calcext:value-type="float">
            <text:p>1766,8986</text:p>
          </table:table-cell>
          <table:table-cell table:style-name="ce1" office:value-type="float" office:value="-44.628526" calcext:value-type="float">
            <text:p>-44,628526</text:p>
          </table:table-cell>
          <table:table-cell table:number-columns-repeated="62"/>
        </table:table-row>
        <table:table-row table:style-name="ro1">
          <table:table-cell table:style-name="ce1" office:value-type="float" office:value="1766.74155" calcext:value-type="float">
            <text:p>1766,74155</text:p>
          </table:table-cell>
          <table:table-cell table:style-name="ce1" office:value-type="float" office:value="-44.270292" calcext:value-type="float">
            <text:p>-44,270292</text:p>
          </table:table-cell>
          <table:table-cell table:number-columns-repeated="62"/>
        </table:table-row>
        <table:table-row table:style-name="ro1">
          <table:table-cell table:style-name="ce1" office:value-type="float" office:value="1766.5815" calcext:value-type="float">
            <text:p>1766,5815</text:p>
          </table:table-cell>
          <table:table-cell table:style-name="ce1" office:value-type="float" office:value="-43.834619" calcext:value-type="float">
            <text:p>-43,834619</text:p>
          </table:table-cell>
          <table:table-cell table:number-columns-repeated="62"/>
        </table:table-row>
        <table:table-row table:style-name="ro1">
          <table:table-cell table:style-name="ce1" office:value-type="float" office:value="1766.42145" calcext:value-type="float">
            <text:p>1766,42145</text:p>
          </table:table-cell>
          <table:table-cell table:style-name="ce1" office:value-type="float" office:value="-43.762478" calcext:value-type="float">
            <text:p>-43,762478</text:p>
          </table:table-cell>
          <table:table-cell table:number-columns-repeated="62"/>
        </table:table-row>
        <table:table-row table:style-name="ro1">
          <table:table-cell table:style-name="ce1" office:value-type="float" office:value="1766.2613" calcext:value-type="float">
            <text:p>1766,2613</text:p>
          </table:table-cell>
          <table:table-cell table:style-name="ce1" office:value-type="float" office:value="-43.898805" calcext:value-type="float">
            <text:p>-43,898805</text:p>
          </table:table-cell>
          <table:table-cell table:number-columns-repeated="62"/>
        </table:table-row>
        <table:table-row table:style-name="ro1">
          <table:table-cell table:style-name="ce1" office:value-type="float" office:value="1766.10115" calcext:value-type="float">
            <text:p>1766,10115</text:p>
          </table:table-cell>
          <table:table-cell table:style-name="ce1" office:value-type="float" office:value="-43.286813" calcext:value-type="float">
            <text:p>-43,286813</text:p>
          </table:table-cell>
          <table:table-cell table:number-columns-repeated="62"/>
        </table:table-row>
        <table:table-row table:style-name="ro1">
          <table:table-cell table:style-name="ce1" office:value-type="float" office:value="1765.9567" calcext:value-type="float">
            <text:p>1765,9567</text:p>
          </table:table-cell>
          <table:table-cell table:style-name="ce1" office:value-type="float" office:value="-43.28549" calcext:value-type="float">
            <text:p>-43,28549</text:p>
          </table:table-cell>
          <table:table-cell table:number-columns-repeated="62"/>
        </table:table-row>
        <table:table-row table:style-name="ro1">
          <table:table-cell table:style-name="ce1" office:value-type="float" office:value="1765.82985" calcext:value-type="float">
            <text:p>1765,82985</text:p>
          </table:table-cell>
          <table:table-cell table:style-name="ce1" office:value-type="float" office:value="-43.326118" calcext:value-type="float">
            <text:p>-43,326118</text:p>
          </table:table-cell>
          <table:table-cell table:number-columns-repeated="62"/>
        </table:table-row>
        <table:table-row table:style-name="ro1">
          <table:table-cell table:style-name="ce1" office:value-type="float" office:value="1765.70515" calcext:value-type="float">
            <text:p>1765,70515</text:p>
          </table:table-cell>
          <table:table-cell table:style-name="ce1" office:value-type="float" office:value="-43.447296" calcext:value-type="float">
            <text:p>-43,447296</text:p>
          </table:table-cell>
          <table:table-cell table:number-columns-repeated="62"/>
        </table:table-row>
        <table:table-row table:style-name="ro1">
          <table:table-cell table:style-name="ce1" office:value-type="float" office:value="1765.5806" calcext:value-type="float">
            <text:p>1765,5806</text:p>
          </table:table-cell>
          <table:table-cell table:style-name="ce1" office:value-type="float" office:value="-43.459596" calcext:value-type="float">
            <text:p>-43,459596</text:p>
          </table:table-cell>
          <table:table-cell table:number-columns-repeated="62"/>
        </table:table-row>
        <table:table-row table:style-name="ro1">
          <table:table-cell table:style-name="ce1" office:value-type="float" office:value="1765.456" calcext:value-type="float">
            <text:p>1765,456</text:p>
          </table:table-cell>
          <table:table-cell table:style-name="ce1" office:value-type="float" office:value="-43.285207" calcext:value-type="float">
            <text:p>-43,285207</text:p>
          </table:table-cell>
          <table:table-cell table:number-columns-repeated="62"/>
        </table:table-row>
        <table:table-row table:style-name="ro1">
          <table:table-cell table:style-name="ce1" office:value-type="float" office:value="1765.3315" calcext:value-type="float">
            <text:p>1765,3315</text:p>
          </table:table-cell>
          <table:table-cell table:style-name="ce1" office:value-type="float" office:value="-43.253041" calcext:value-type="float">
            <text:p>-43,253041</text:p>
          </table:table-cell>
          <table:table-cell table:number-columns-repeated="62"/>
        </table:table-row>
        <table:table-row table:style-name="ro1">
          <table:table-cell table:style-name="ce1" office:value-type="float" office:value="1765.207" calcext:value-type="float">
            <text:p>1765,207</text:p>
          </table:table-cell>
          <table:table-cell table:style-name="ce1" office:value-type="float" office:value="-43.349694" calcext:value-type="float">
            <text:p>-43,349694</text:p>
          </table:table-cell>
          <table:table-cell table:number-columns-repeated="62"/>
        </table:table-row>
        <table:table-row table:style-name="ro1">
          <table:table-cell table:style-name="ce1" office:value-type="float" office:value="1765.07835" calcext:value-type="float">
            <text:p>1765,07835</text:p>
          </table:table-cell>
          <table:table-cell table:style-name="ce1" office:value-type="float" office:value="-43.052049" calcext:value-type="float">
            <text:p>-43,052049</text:p>
          </table:table-cell>
          <table:table-cell table:number-columns-repeated="62"/>
        </table:table-row>
        <table:table-row table:style-name="ro1">
          <table:table-cell table:style-name="ce1" office:value-type="float" office:value="1764.9356" calcext:value-type="float">
            <text:p>1764,9356</text:p>
          </table:table-cell>
          <table:table-cell table:style-name="ce1" office:value-type="float" office:value="-43.052176" calcext:value-type="float">
            <text:p>-43,052176</text:p>
          </table:table-cell>
          <table:table-cell table:number-columns-repeated="62"/>
        </table:table-row>
        <table:table-row table:style-name="ro1">
          <table:table-cell table:style-name="ce1" office:value-type="float" office:value="1764.7751" calcext:value-type="float">
            <text:p>1764,7751</text:p>
          </table:table-cell>
          <table:table-cell table:style-name="ce1" office:value-type="float" office:value="-42.884484" calcext:value-type="float">
            <text:p>-42,884484</text:p>
          </table:table-cell>
          <table:table-cell table:number-columns-repeated="62"/>
        </table:table-row>
        <table:table-row table:style-name="ro1">
          <table:table-cell table:style-name="ce1" office:value-type="float" office:value="1764.60695" calcext:value-type="float">
            <text:p>1764,60695</text:p>
          </table:table-cell>
          <table:table-cell table:style-name="ce1" office:value-type="float" office:value="-43.003435" calcext:value-type="float">
            <text:p>-43,003435</text:p>
          </table:table-cell>
          <table:table-cell table:number-columns-repeated="62"/>
        </table:table-row>
        <table:table-row table:style-name="ro1">
          <table:table-cell table:style-name="ce1" office:value-type="float" office:value="1764.43885" calcext:value-type="float">
            <text:p>1764,43885</text:p>
          </table:table-cell>
          <table:table-cell table:style-name="ce1" office:value-type="float" office:value="-43.086025" calcext:value-type="float">
            <text:p>-43,086025</text:p>
          </table:table-cell>
          <table:table-cell table:number-columns-repeated="62"/>
        </table:table-row>
        <table:table-row table:style-name="ro1">
          <table:table-cell table:style-name="ce1" office:value-type="float" office:value="1764.27075" calcext:value-type="float">
            <text:p>1764,27075</text:p>
          </table:table-cell>
          <table:table-cell table:style-name="ce1" office:value-type="float" office:value="-43.360752" calcext:value-type="float">
            <text:p>-43,360752</text:p>
          </table:table-cell>
          <table:table-cell table:number-columns-repeated="62"/>
        </table:table-row>
        <table:table-row table:style-name="ro1">
          <table:table-cell table:style-name="ce1" office:value-type="float" office:value="1764.10305" calcext:value-type="float">
            <text:p>1764,10305</text:p>
          </table:table-cell>
          <table:table-cell table:style-name="ce1" office:value-type="float" office:value="-42.920291" calcext:value-type="float">
            <text:p>-42,920291</text:p>
          </table:table-cell>
          <table:table-cell table:number-columns-repeated="62"/>
        </table:table-row>
        <table:table-row table:style-name="ro1">
          <table:table-cell table:style-name="ce1" office:value-type="float" office:value="1763.9385" calcext:value-type="float">
            <text:p>1763,9385</text:p>
          </table:table-cell>
          <table:table-cell table:style-name="ce1" office:value-type="float" office:value="-43.529002" calcext:value-type="float">
            <text:p>-43,529002</text:p>
          </table:table-cell>
          <table:table-cell table:number-columns-repeated="62"/>
        </table:table-row>
        <table:table-row table:style-name="ro1">
          <table:table-cell table:style-name="ce1" office:value-type="float" office:value="1763.77755" calcext:value-type="float">
            <text:p>1763,77755</text:p>
          </table:table-cell>
          <table:table-cell table:style-name="ce1" office:value-type="float" office:value="-43.066103" calcext:value-type="float">
            <text:p>-43,066103</text:p>
          </table:table-cell>
          <table:table-cell table:number-columns-repeated="62"/>
        </table:table-row>
        <table:table-row table:style-name="ro1">
          <table:table-cell table:style-name="ce1" office:value-type="float" office:value="1763.61615" calcext:value-type="float">
            <text:p>1763,61615</text:p>
          </table:table-cell>
          <table:table-cell table:style-name="ce1" office:value-type="float" office:value="-43.038932" calcext:value-type="float">
            <text:p>-43,038932</text:p>
          </table:table-cell>
          <table:table-cell table:number-columns-repeated="62"/>
        </table:table-row>
        <table:table-row table:style-name="ro1">
          <table:table-cell table:style-name="ce1" office:value-type="float" office:value="1763.45345" calcext:value-type="float">
            <text:p>1763,45345</text:p>
          </table:table-cell>
          <table:table-cell table:style-name="ce1" office:value-type="float" office:value="-43.635703" calcext:value-type="float">
            <text:p>-43,635703</text:p>
          </table:table-cell>
          <table:table-cell table:number-columns-repeated="62"/>
        </table:table-row>
        <table:table-row table:style-name="ro1">
          <table:table-cell table:style-name="ce1" office:value-type="float" office:value="1763.29075" calcext:value-type="float">
            <text:p>1763,29075</text:p>
          </table:table-cell>
          <table:table-cell table:style-name="ce1" office:value-type="float" office:value="-43.316294" calcext:value-type="float">
            <text:p>-43,316294</text:p>
          </table:table-cell>
          <table:table-cell table:number-columns-repeated="62"/>
        </table:table-row>
        <table:table-row table:style-name="ro1">
          <table:table-cell table:style-name="ce1" office:value-type="float" office:value="1763.12735" calcext:value-type="float">
            <text:p>1763,12735</text:p>
          </table:table-cell>
          <table:table-cell table:style-name="ce1" office:value-type="float" office:value="-42.360978" calcext:value-type="float">
            <text:p>-42,360978</text:p>
          </table:table-cell>
          <table:table-cell table:number-columns-repeated="62"/>
        </table:table-row>
        <table:table-row table:style-name="ro1">
          <table:table-cell table:style-name="ce1" office:value-type="float" office:value="1762.95495" calcext:value-type="float">
            <text:p>1762,95495</text:p>
          </table:table-cell>
          <table:table-cell table:style-name="ce1" office:value-type="float" office:value="-42.82314" calcext:value-type="float">
            <text:p>-42,82314</text:p>
          </table:table-cell>
          <table:table-cell table:number-columns-repeated="62"/>
        </table:table-row>
        <table:table-row table:style-name="ro1">
          <table:table-cell table:style-name="ce1" office:value-type="float" office:value="1762.7697" calcext:value-type="float">
            <text:p>1762,7697</text:p>
          </table:table-cell>
          <table:table-cell table:style-name="ce1" office:value-type="float" office:value="-42.684962" calcext:value-type="float">
            <text:p>-42,684962</text:p>
          </table:table-cell>
          <table:table-cell table:number-columns-repeated="62"/>
        </table:table-row>
        <table:table-row table:style-name="ro1">
          <table:table-cell table:style-name="ce1" office:value-type="float" office:value="1762.57985" calcext:value-type="float">
            <text:p>1762,57985</text:p>
          </table:table-cell>
          <table:table-cell table:style-name="ce1" office:value-type="float" office:value="-41.987675" calcext:value-type="float">
            <text:p>-41,987675</text:p>
          </table:table-cell>
          <table:table-cell table:number-columns-repeated="62"/>
        </table:table-row>
        <table:table-row table:style-name="ro1">
          <table:table-cell table:style-name="ce1" office:value-type="float" office:value="1762.39" calcext:value-type="float">
            <text:p>1762,39</text:p>
          </table:table-cell>
          <table:table-cell table:style-name="ce1" office:value-type="float" office:value="-41.524367" calcext:value-type="float">
            <text:p>-41,524367</text:p>
          </table:table-cell>
          <table:table-cell table:number-columns-repeated="62"/>
        </table:table-row>
        <table:table-row table:style-name="ro1">
          <table:table-cell table:style-name="ce1" office:value-type="float" office:value="1762.20015" calcext:value-type="float">
            <text:p>1762,20015</text:p>
          </table:table-cell>
          <table:table-cell table:style-name="ce1" office:value-type="float" office:value="-41.121315" calcext:value-type="float">
            <text:p>-41,121315</text:p>
          </table:table-cell>
          <table:table-cell table:number-columns-repeated="62"/>
        </table:table-row>
        <table:table-row table:style-name="ro1">
          <table:table-cell table:style-name="ce1" office:value-type="float" office:value="1762.0103" calcext:value-type="float">
            <text:p>1762,0103</text:p>
          </table:table-cell>
          <table:table-cell table:style-name="ce1" office:value-type="float" office:value="-41.152771" calcext:value-type="float">
            <text:p>-41,152771</text:p>
          </table:table-cell>
          <table:table-cell table:number-columns-repeated="62"/>
        </table:table-row>
        <table:table-row table:style-name="ro1">
          <table:table-cell table:style-name="ce1" office:value-type="float" office:value="1761.8205" calcext:value-type="float">
            <text:p>1761,8205</text:p>
          </table:table-cell>
          <table:table-cell table:style-name="ce1" office:value-type="float" office:value="-40.694137" calcext:value-type="float">
            <text:p>-40,694137</text:p>
          </table:table-cell>
          <table:table-cell table:number-columns-repeated="62"/>
        </table:table-row>
        <table:table-row table:style-name="ro1">
          <table:table-cell table:style-name="ce1" office:value-type="float" office:value="1761.63065" calcext:value-type="float">
            <text:p>1761,63065</text:p>
          </table:table-cell>
          <table:table-cell table:style-name="ce1" office:value-type="float" office:value="-40.461437" calcext:value-type="float">
            <text:p>-40,461437</text:p>
          </table:table-cell>
          <table:table-cell table:number-columns-repeated="62"/>
        </table:table-row>
        <table:table-row table:style-name="ro1">
          <table:table-cell table:style-name="ce1" office:value-type="float" office:value="1761.4408" calcext:value-type="float">
            <text:p>1761,4408</text:p>
          </table:table-cell>
          <table:table-cell table:style-name="ce1" office:value-type="float" office:value="-40.541937" calcext:value-type="float">
            <text:p>-40,541937</text:p>
          </table:table-cell>
          <table:table-cell table:number-columns-repeated="62"/>
        </table:table-row>
        <table:table-row table:style-name="ro1">
          <table:table-cell table:style-name="ce1" office:value-type="float" office:value="1761.25095" calcext:value-type="float">
            <text:p>1761,25095</text:p>
          </table:table-cell>
          <table:table-cell table:style-name="ce1" office:value-type="float" office:value="-40.571337" calcext:value-type="float">
            <text:p>-40,571337</text:p>
          </table:table-cell>
          <table:table-cell table:number-columns-repeated="62"/>
        </table:table-row>
        <table:table-row table:style-name="ro1">
          <table:table-cell table:style-name="ce1" office:value-type="float" office:value="1761.0643" calcext:value-type="float">
            <text:p>1761,0643</text:p>
          </table:table-cell>
          <table:table-cell table:style-name="ce1" office:value-type="float" office:value="-40.641133" calcext:value-type="float">
            <text:p>-40,641133</text:p>
          </table:table-cell>
          <table:table-cell table:number-columns-repeated="62"/>
        </table:table-row>
        <table:table-row table:style-name="ro1">
          <table:table-cell table:style-name="ce1" office:value-type="float" office:value="1760.88565" calcext:value-type="float">
            <text:p>1760,88565</text:p>
          </table:table-cell>
          <table:table-cell table:style-name="ce1" office:value-type="float" office:value="-40.726811" calcext:value-type="float">
            <text:p>-40,726811</text:p>
          </table:table-cell>
          <table:table-cell table:number-columns-repeated="62"/>
        </table:table-row>
        <table:table-row table:style-name="ro1">
          <table:table-cell table:style-name="ce1" office:value-type="float" office:value="1760.7133" calcext:value-type="float">
            <text:p>1760,7133</text:p>
          </table:table-cell>
          <table:table-cell table:style-name="ce1" office:value-type="float" office:value="-40.961527" calcext:value-type="float">
            <text:p>-40,961527</text:p>
          </table:table-cell>
          <table:table-cell table:number-columns-repeated="62"/>
        </table:table-row>
        <table:table-row table:style-name="ro1">
          <table:table-cell table:style-name="ce1" office:value-type="float" office:value="1760.54245" calcext:value-type="float">
            <text:p>1760,54245</text:p>
          </table:table-cell>
          <table:table-cell table:style-name="ce1" office:value-type="float" office:value="-41.783396" calcext:value-type="float">
            <text:p>-41,783396</text:p>
          </table:table-cell>
          <table:table-cell table:number-columns-repeated="62"/>
        </table:table-row>
        <table:table-row table:style-name="ro1">
          <table:table-cell table:style-name="ce1" office:value-type="float" office:value="1760.37155" calcext:value-type="float">
            <text:p>1760,37155</text:p>
          </table:table-cell>
          <table:table-cell table:style-name="ce1" office:value-type="float" office:value="-42.55075" calcext:value-type="float">
            <text:p>-42,55075</text:p>
          </table:table-cell>
          <table:table-cell table:number-columns-repeated="62"/>
        </table:table-row>
        <table:table-row table:style-name="ro1">
          <table:table-cell table:style-name="ce1" office:value-type="float" office:value="1760.2005" calcext:value-type="float">
            <text:p>1760,2005</text:p>
          </table:table-cell>
          <table:table-cell table:style-name="ce1" office:value-type="float" office:value="-42.786708" calcext:value-type="float">
            <text:p>-42,786708</text:p>
          </table:table-cell>
          <table:table-cell table:number-columns-repeated="62"/>
        </table:table-row>
        <table:table-row table:style-name="ro1">
          <table:table-cell table:style-name="ce1" office:value-type="float" office:value="1760.02655" calcext:value-type="float">
            <text:p>1760,02655</text:p>
          </table:table-cell>
          <table:table-cell table:style-name="ce1" office:value-type="float" office:value="-43.654946" calcext:value-type="float">
            <text:p>-43,654946</text:p>
          </table:table-cell>
          <table:table-cell table:number-columns-repeated="62"/>
        </table:table-row>
        <table:table-row table:style-name="ro1">
          <table:table-cell table:style-name="ce1" office:value-type="float" office:value="1759.8433" calcext:value-type="float">
            <text:p>1759,8433</text:p>
          </table:table-cell>
          <table:table-cell table:style-name="ce1" office:value-type="float" office:value="-44.393831" calcext:value-type="float">
            <text:p>-44,393831</text:p>
          </table:table-cell>
          <table:table-cell table:number-columns-repeated="62"/>
        </table:table-row>
        <table:table-row table:style-name="ro1">
          <table:table-cell table:style-name="ce1" office:value-type="float" office:value="1759.6535" calcext:value-type="float">
            <text:p>1759,6535</text:p>
          </table:table-cell>
          <table:table-cell table:style-name="ce1" office:value-type="float" office:value="-44.393831" calcext:value-type="float">
            <text:p>-44,393831</text:p>
          </table:table-cell>
          <table:table-cell table:number-columns-repeated="62"/>
        </table:table-row>
        <table:table-row table:style-name="ro1">
          <table:table-cell table:style-name="ce1" office:value-type="float" office:value="1759.46365" calcext:value-type="float">
            <text:p>1759,46365</text:p>
          </table:table-cell>
          <table:table-cell table:style-name="ce1" office:value-type="float" office:value="-44.556288" calcext:value-type="float">
            <text:p>-44,556288</text:p>
          </table:table-cell>
          <table:table-cell table:number-columns-repeated="62"/>
        </table:table-row>
        <table:table-row table:style-name="ro1">
          <table:table-cell table:style-name="ce1" office:value-type="float" office:value="1759.2738" calcext:value-type="float">
            <text:p>1759,2738</text:p>
          </table:table-cell>
          <table:table-cell table:style-name="ce1" office:value-type="float" office:value="-44.556288" calcext:value-type="float">
            <text:p>-44,556288</text:p>
          </table:table-cell>
          <table:table-cell table:number-columns-repeated="62"/>
        </table:table-row>
        <table:table-row table:style-name="ro1">
          <table:table-cell table:style-name="ce1" office:value-type="float" office:value="1759.0867" calcext:value-type="float">
            <text:p>1759,0867</text:p>
          </table:table-cell>
          <table:table-cell table:style-name="ce1" office:value-type="float" office:value="-44.531173" calcext:value-type="float">
            <text:p>-44,531173</text:p>
          </table:table-cell>
          <table:table-cell table:number-columns-repeated="62"/>
        </table:table-row>
        <table:table-row table:style-name="ro1">
          <table:table-cell table:style-name="ce1" office:value-type="float" office:value="1758.25845" calcext:value-type="float">
            <text:p>1758,25845</text:p>
          </table:table-cell>
          <table:table-cell table:style-name="ce1" office:value-type="float" office:value="-43.206036" calcext:value-type="float">
            <text:p>-43,206036</text:p>
          </table:table-cell>
          <table:table-cell table:number-columns-repeated="62"/>
        </table:table-row>
        <table:table-row table:style-name="ro1">
          <table:table-cell table:style-name="ce1" office:value-type="float" office:value="1757.8964" calcext:value-type="float">
            <text:p>1757,8964</text:p>
          </table:table-cell>
          <table:table-cell table:style-name="ce1" office:value-type="float" office:value="-42.879665" calcext:value-type="float">
            <text:p>-42,879665</text:p>
          </table:table-cell>
          <table:table-cell table:number-columns-repeated="62"/>
        </table:table-row>
        <table:table-row table:style-name="ro1">
          <table:table-cell table:style-name="ce1" office:value-type="float" office:value="1757.6784" calcext:value-type="float">
            <text:p>1757,6784</text:p>
          </table:table-cell>
          <table:table-cell table:style-name="ce1" office:value-type="float" office:value="-42.884396" calcext:value-type="float">
            <text:p>-42,884396</text:p>
          </table:table-cell>
          <table:table-cell table:number-columns-repeated="62"/>
        </table:table-row>
        <table:table-row table:style-name="ro1">
          <table:table-cell table:style-name="ce1" office:value-type="float" office:value="1757.45055" calcext:value-type="float">
            <text:p>1757,45055</text:p>
          </table:table-cell>
          <table:table-cell table:style-name="ce1" office:value-type="float" office:value="-43.228355" calcext:value-type="float">
            <text:p>-43,228355</text:p>
          </table:table-cell>
          <table:table-cell table:number-columns-repeated="62"/>
        </table:table-row>
        <table:table-row table:style-name="ro1">
          <table:table-cell table:style-name="ce1" office:value-type="float" office:value="1757.2227" calcext:value-type="float">
            <text:p>1757,2227</text:p>
          </table:table-cell>
          <table:table-cell table:style-name="ce1" office:value-type="float" office:value="-43.655531" calcext:value-type="float">
            <text:p>-43,655531</text:p>
          </table:table-cell>
          <table:table-cell table:number-columns-repeated="62"/>
        </table:table-row>
        <table:table-row table:style-name="ro1">
          <table:table-cell table:style-name="ce1" office:value-type="float" office:value="1757.02895" calcext:value-type="float">
            <text:p>1757,02895</text:p>
          </table:table-cell>
          <table:table-cell table:style-name="ce1" office:value-type="float" office:value="-44.313973" calcext:value-type="float">
            <text:p>-44,313973</text:p>
          </table:table-cell>
          <table:table-cell table:number-columns-repeated="62"/>
        </table:table-row>
        <table:table-row table:style-name="ro1">
          <table:table-cell table:style-name="ce1" office:value-type="float" office:value="1756.89325" calcext:value-type="float">
            <text:p>1756,89325</text:p>
          </table:table-cell>
          <table:table-cell table:style-name="ce1" office:value-type="float" office:value="-45.495218" calcext:value-type="float">
            <text:p>-45,495218</text:p>
          </table:table-cell>
          <table:table-cell table:number-columns-repeated="62"/>
        </table:table-row>
        <table:table-row table:style-name="ro1">
          <table:table-cell table:style-name="ce1" office:value-type="float" office:value="1756.784" calcext:value-type="float">
            <text:p>1756,784</text:p>
          </table:table-cell>
          <table:table-cell table:style-name="ce1" office:value-type="float" office:value="-46.12199" calcext:value-type="float">
            <text:p>-46,12199</text:p>
          </table:table-cell>
          <table:table-cell table:number-columns-repeated="62"/>
        </table:table-row>
        <table:table-row table:style-name="ro1">
          <table:table-cell table:style-name="ce1" office:value-type="float" office:value="1756.67725" calcext:value-type="float">
            <text:p>1756,67725</text:p>
          </table:table-cell>
          <table:table-cell table:style-name="ce1" office:value-type="float" office:value="-47.686992" calcext:value-type="float">
            <text:p>-47,686992</text:p>
          </table:table-cell>
          <table:table-cell table:number-columns-repeated="62"/>
        </table:table-row>
        <table:table-row table:style-name="ro1">
          <table:table-cell table:style-name="ce1" office:value-type="float" office:value="1756.5705" calcext:value-type="float">
            <text:p>1756,5705</text:p>
          </table:table-cell>
          <table:table-cell table:style-name="ce1" office:value-type="float" office:value="-47.964064" calcext:value-type="float">
            <text:p>-47,964064</text:p>
          </table:table-cell>
          <table:table-cell table:number-columns-repeated="62"/>
        </table:table-row>
        <table:table-row table:style-name="ro1">
          <table:table-cell table:style-name="ce1" office:value-type="float" office:value="1756.357" calcext:value-type="float">
            <text:p>1756,357</text:p>
          </table:table-cell>
          <table:table-cell table:style-name="ce1" office:value-type="float" office:value="-47.810391" calcext:value-type="float">
            <text:p>-47,810391</text:p>
          </table:table-cell>
          <table:table-cell table:number-columns-repeated="62"/>
        </table:table-row>
        <table:table-row table:style-name="ro1">
          <table:table-cell table:style-name="ce1" office:value-type="float" office:value="1756.2502" calcext:value-type="float">
            <text:p>1756,2502</text:p>
          </table:table-cell>
          <table:table-cell table:style-name="ce1" office:value-type="float" office:value="-47.441025" calcext:value-type="float">
            <text:p>-47,441025</text:p>
          </table:table-cell>
          <table:table-cell table:number-columns-repeated="62"/>
        </table:table-row>
        <table:table-row table:style-name="ro1">
          <table:table-cell table:style-name="ce1" office:value-type="float" office:value="1756.1434" calcext:value-type="float">
            <text:p>1756,1434</text:p>
          </table:table-cell>
          <table:table-cell table:style-name="ce1" office:value-type="float" office:value="-47.213425" calcext:value-type="float">
            <text:p>-47,213425</text:p>
          </table:table-cell>
          <table:table-cell table:number-columns-repeated="62"/>
        </table:table-row>
        <table:table-row table:style-name="ro1">
          <table:table-cell table:style-name="ce1" office:value-type="float" office:value="1756.0323" calcext:value-type="float">
            <text:p>1756,0323</text:p>
          </table:table-cell>
          <table:table-cell table:style-name="ce1" office:value-type="float" office:value="-46.560451" calcext:value-type="float">
            <text:p>-46,560451</text:p>
          </table:table-cell>
          <table:table-cell table:number-columns-repeated="62"/>
        </table:table-row>
        <table:table-row table:style-name="ro1">
          <table:table-cell table:style-name="ce1" office:value-type="float" office:value="1755.8974" calcext:value-type="float">
            <text:p>1755,8974</text:p>
          </table:table-cell>
          <table:table-cell table:style-name="ce1" office:value-type="float" office:value="-46.271467" calcext:value-type="float">
            <text:p>-46,271467</text:p>
          </table:table-cell>
          <table:table-cell table:number-columns-repeated="62"/>
        </table:table-row>
        <table:table-row table:style-name="ro1">
          <table:table-cell table:style-name="ce1" office:value-type="float" office:value="1755.74255" calcext:value-type="float">
            <text:p>1755,74255</text:p>
          </table:table-cell>
          <table:table-cell table:style-name="ce1" office:value-type="float" office:value="-45.73158" calcext:value-type="float">
            <text:p>-45,73158</text:p>
          </table:table-cell>
          <table:table-cell table:number-columns-repeated="62"/>
        </table:table-row>
        <table:table-row table:style-name="ro1">
          <table:table-cell table:style-name="ce1" office:value-type="float" office:value="1755.58725" calcext:value-type="float">
            <text:p>1755,58725</text:p>
          </table:table-cell>
          <table:table-cell table:style-name="ce1" office:value-type="float" office:value="-45.268534" calcext:value-type="float">
            <text:p>-45,268534</text:p>
          </table:table-cell>
          <table:table-cell table:number-columns-repeated="62"/>
        </table:table-row>
        <table:table-row table:style-name="ro1">
          <table:table-cell table:style-name="ce1" office:value-type="float" office:value="1755.4178" calcext:value-type="float">
            <text:p>1755,4178</text:p>
          </table:table-cell>
          <table:table-cell table:style-name="ce1" office:value-type="float" office:value="-45.79944" calcext:value-type="float">
            <text:p>-45,79944</text:p>
          </table:table-cell>
          <table:table-cell table:number-columns-repeated="62"/>
        </table:table-row>
        <table:table-row table:style-name="ro1">
          <table:table-cell table:style-name="ce1" office:value-type="float" office:value="1755.2496" calcext:value-type="float">
            <text:p>1755,2496</text:p>
          </table:table-cell>
          <table:table-cell table:style-name="ce1" office:value-type="float" office:value="-45.536981" calcext:value-type="float">
            <text:p>-45,536981</text:p>
          </table:table-cell>
          <table:table-cell table:number-columns-repeated="62"/>
        </table:table-row>
        <table:table-row table:style-name="ro1">
          <table:table-cell table:style-name="ce1" office:value-type="float" office:value="1755.09705" calcext:value-type="float">
            <text:p>1755,09705</text:p>
          </table:table-cell>
          <table:table-cell table:style-name="ce1" office:value-type="float" office:value="-44.942207" calcext:value-type="float">
            <text:p>-44,942207</text:p>
          </table:table-cell>
          <table:table-cell table:number-columns-repeated="62"/>
        </table:table-row>
        <table:table-row table:style-name="ro1">
          <table:table-cell table:style-name="ce1" office:value-type="float" office:value="1754.95665" calcext:value-type="float">
            <text:p>1754,95665</text:p>
          </table:table-cell>
          <table:table-cell table:style-name="ce1" office:value-type="float" office:value="-45.122834" calcext:value-type="float">
            <text:p>-45,122834</text:p>
          </table:table-cell>
          <table:table-cell table:number-columns-repeated="62"/>
        </table:table-row>
        <table:table-row table:style-name="ro1">
          <table:table-cell table:style-name="ce1" office:value-type="float" office:value="1754.83045" calcext:value-type="float">
            <text:p>1754,83045</text:p>
          </table:table-cell>
          <table:table-cell table:style-name="ce1" office:value-type="float" office:value="-45.34837" calcext:value-type="float">
            <text:p>-45,34837</text:p>
          </table:table-cell>
          <table:table-cell table:number-columns-repeated="62"/>
        </table:table-row>
        <table:table-row table:style-name="ro1">
          <table:table-cell table:style-name="ce1" office:value-type="float" office:value="1754.70645" calcext:value-type="float">
            <text:p>1754,70645</text:p>
          </table:table-cell>
          <table:table-cell table:style-name="ce1" office:value-type="float" office:value="-45.300468" calcext:value-type="float">
            <text:p>-45,300468</text:p>
          </table:table-cell>
          <table:table-cell table:number-columns-repeated="62"/>
        </table:table-row>
        <table:table-row table:style-name="ro1">
          <table:table-cell table:style-name="ce1" office:value-type="float" office:value="1754.5824" calcext:value-type="float">
            <text:p>1754,5824</text:p>
          </table:table-cell>
          <table:table-cell table:style-name="ce1" office:value-type="float" office:value="-44.708688" calcext:value-type="float">
            <text:p>-44,708688</text:p>
          </table:table-cell>
          <table:table-cell table:number-columns-repeated="62"/>
        </table:table-row>
        <table:table-row table:style-name="ro1">
          <table:table-cell table:style-name="ce1" office:value-type="float" office:value="1754.45835" calcext:value-type="float">
            <text:p>1754,45835</text:p>
          </table:table-cell>
          <table:table-cell table:style-name="ce1" office:value-type="float" office:value="-44.069006" calcext:value-type="float">
            <text:p>-44,069006</text:p>
          </table:table-cell>
          <table:table-cell table:number-columns-repeated="62"/>
        </table:table-row>
        <table:table-row table:style-name="ro1">
          <table:table-cell table:style-name="ce1" office:value-type="float" office:value="1754.3343" calcext:value-type="float">
            <text:p>1754,3343</text:p>
          </table:table-cell>
          <table:table-cell table:style-name="ce1" office:value-type="float" office:value="-43.929294" calcext:value-type="float">
            <text:p>-43,929294</text:p>
          </table:table-cell>
          <table:table-cell table:number-columns-repeated="62"/>
        </table:table-row>
        <table:table-row table:style-name="ro1">
          <table:table-cell table:style-name="ce1" office:value-type="float" office:value="1754.2103" calcext:value-type="float">
            <text:p>1754,2103</text:p>
          </table:table-cell>
          <table:table-cell table:style-name="ce1" office:value-type="float" office:value="-43.807545" calcext:value-type="float">
            <text:p>-43,807545</text:p>
          </table:table-cell>
          <table:table-cell table:number-columns-repeated="62"/>
        </table:table-row>
        <table:table-row table:style-name="ro1">
          <table:table-cell table:style-name="ce1" office:value-type="float" office:value="1754.0875" calcext:value-type="float">
            <text:p>1754,0875</text:p>
          </table:table-cell>
          <table:table-cell table:style-name="ce1" office:value-type="float" office:value="-43.653862" calcext:value-type="float">
            <text:p>-43,653862</text:p>
          </table:table-cell>
          <table:table-cell table:number-columns-repeated="62"/>
        </table:table-row>
        <table:table-row table:style-name="ro1">
          <table:table-cell table:style-name="ce1" office:value-type="float" office:value="1753.9694" calcext:value-type="float">
            <text:p>1753,9694</text:p>
          </table:table-cell>
          <table:table-cell table:style-name="ce1" office:value-type="float" office:value="-43.177843" calcext:value-type="float">
            <text:p>-43,177843</text:p>
          </table:table-cell>
          <table:table-cell table:number-columns-repeated="62"/>
        </table:table-row>
        <table:table-row table:style-name="ro1">
          <table:table-cell table:style-name="ce1" office:value-type="float" office:value="1753.8575" calcext:value-type="float">
            <text:p>1753,8575</text:p>
          </table:table-cell>
          <table:table-cell table:style-name="ce1" office:value-type="float" office:value="-42.37849" calcext:value-type="float">
            <text:p>-42,37849</text:p>
          </table:table-cell>
          <table:table-cell table:number-columns-repeated="62"/>
        </table:table-row>
        <table:table-row table:style-name="ro1">
          <table:table-cell table:style-name="ce1" office:value-type="float" office:value="1753.7483" calcext:value-type="float">
            <text:p>1753,7483</text:p>
          </table:table-cell>
          <table:table-cell table:style-name="ce1" office:value-type="float" office:value="-41.029271" calcext:value-type="float">
            <text:p>-41,029271</text:p>
          </table:table-cell>
          <table:table-cell table:number-columns-repeated="62"/>
        </table:table-row>
        <table:table-row table:style-name="ro1">
          <table:table-cell table:style-name="ce1" office:value-type="float" office:value="1753.6391" calcext:value-type="float">
            <text:p>1753,6391</text:p>
          </table:table-cell>
          <table:table-cell table:style-name="ce1" office:value-type="float" office:value="-42.136988" calcext:value-type="float">
            <text:p>-42,136988</text:p>
          </table:table-cell>
          <table:table-cell table:number-columns-repeated="62"/>
        </table:table-row>
        <table:table-row table:style-name="ro1">
          <table:table-cell table:style-name="ce1" office:value-type="float" office:value="1753.52995" calcext:value-type="float">
            <text:p>1753,52995</text:p>
          </table:table-cell>
          <table:table-cell table:style-name="ce1" office:value-type="float" office:value="-42.639952" calcext:value-type="float">
            <text:p>-42,639952</text:p>
          </table:table-cell>
          <table:table-cell table:number-columns-repeated="62"/>
        </table:table-row>
        <table:table-row table:style-name="ro1">
          <table:table-cell table:style-name="ce1" office:value-type="float" office:value="1753.4208" calcext:value-type="float">
            <text:p>1753,4208</text:p>
          </table:table-cell>
          <table:table-cell table:style-name="ce1" office:value-type="float" office:value="-41.737811" calcext:value-type="float">
            <text:p>-41,737811</text:p>
          </table:table-cell>
          <table:table-cell table:number-columns-repeated="62"/>
        </table:table-row>
        <table:table-row table:style-name="ro1">
          <table:table-cell table:style-name="ce1" office:value-type="float" office:value="1753.3116" calcext:value-type="float">
            <text:p>1753,3116</text:p>
          </table:table-cell>
          <table:table-cell table:style-name="ce1" office:value-type="float" office:value="-42.715795" calcext:value-type="float">
            <text:p>-42,715795</text:p>
          </table:table-cell>
          <table:table-cell table:number-columns-repeated="62"/>
        </table:table-row>
        <table:table-row table:style-name="ro1">
          <table:table-cell table:style-name="ce1" office:value-type="float" office:value="1753.2024" calcext:value-type="float">
            <text:p>1753,2024</text:p>
          </table:table-cell>
          <table:table-cell table:style-name="ce1" office:value-type="float" office:value="-43.499181" calcext:value-type="float">
            <text:p>-43,499181</text:p>
          </table:table-cell>
          <table:table-cell table:number-columns-repeated="62"/>
        </table:table-row>
        <table:table-row table:style-name="ro1">
          <table:table-cell table:style-name="ce1" office:value-type="float" office:value="1753.0923" calcext:value-type="float">
            <text:p>1753,0923</text:p>
          </table:table-cell>
          <table:table-cell table:style-name="ce1" office:value-type="float" office:value="-43.333522" calcext:value-type="float">
            <text:p>-43,333522</text:p>
          </table:table-cell>
          <table:table-cell table:number-columns-repeated="62"/>
        </table:table-row>
        <table:table-row table:style-name="ro1">
          <table:table-cell table:style-name="ce1" office:value-type="float" office:value="1752.9629" calcext:value-type="float">
            <text:p>1752,9629</text:p>
          </table:table-cell>
          <table:table-cell table:style-name="ce1" office:value-type="float" office:value="-43.061084" calcext:value-type="float">
            <text:p>-43,061084</text:p>
          </table:table-cell>
          <table:table-cell table:number-columns-repeated="62"/>
        </table:table-row>
        <table:table-row table:style-name="ro1">
          <table:table-cell table:style-name="ce1" office:value-type="float" office:value="1752.8032" calcext:value-type="float">
            <text:p>1752,8032</text:p>
          </table:table-cell>
          <table:table-cell table:style-name="ce1" office:value-type="float" office:value="-42.555126" calcext:value-type="float">
            <text:p>-42,555126</text:p>
          </table:table-cell>
          <table:table-cell table:number-columns-repeated="62"/>
        </table:table-row>
        <table:table-row table:style-name="ro1">
          <table:table-cell table:style-name="ce1" office:value-type="float" office:value="1752.6316" calcext:value-type="float">
            <text:p>1752,6316</text:p>
          </table:table-cell>
          <table:table-cell table:style-name="ce1" office:value-type="float" office:value="-42.571093" calcext:value-type="float">
            <text:p>-42,571093</text:p>
          </table:table-cell>
          <table:table-cell table:number-columns-repeated="62"/>
        </table:table-row>
        <table:table-row table:style-name="ro1">
          <table:table-cell table:style-name="ce1" office:value-type="float" office:value="1752.46" calcext:value-type="float">
            <text:p>1752,46</text:p>
          </table:table-cell>
          <table:table-cell table:style-name="ce1" office:value-type="float" office:value="-42.782657" calcext:value-type="float">
            <text:p>-42,782657</text:p>
          </table:table-cell>
          <table:table-cell table:number-columns-repeated="62"/>
        </table:table-row>
        <table:table-row table:style-name="ro1">
          <table:table-cell table:style-name="ce1" office:value-type="float" office:value="1752.2884" calcext:value-type="float">
            <text:p>1752,2884</text:p>
          </table:table-cell>
          <table:table-cell table:style-name="ce1" office:value-type="float" office:value="-42.918378" calcext:value-type="float">
            <text:p>-42,918378</text:p>
          </table:table-cell>
          <table:table-cell table:number-columns-repeated="62"/>
        </table:table-row>
        <table:table-row table:style-name="ro1">
          <table:table-cell table:style-name="ce1" office:value-type="float" office:value="1752.11685" calcext:value-type="float">
            <text:p>1752,11685</text:p>
          </table:table-cell>
          <table:table-cell table:style-name="ce1" office:value-type="float" office:value="-43.311567" calcext:value-type="float">
            <text:p>-43,311567</text:p>
          </table:table-cell>
          <table:table-cell table:number-columns-repeated="62"/>
        </table:table-row>
        <table:table-row table:style-name="ro1">
          <table:table-cell table:style-name="ce1" office:value-type="float" office:value="1751.94525" calcext:value-type="float">
            <text:p>1751,94525</text:p>
          </table:table-cell>
          <table:table-cell table:style-name="ce1" office:value-type="float" office:value="-43.48521" calcext:value-type="float">
            <text:p>-43,48521</text:p>
          </table:table-cell>
          <table:table-cell table:number-columns-repeated="62"/>
        </table:table-row>
        <table:table-row table:style-name="ro1">
          <table:table-cell table:style-name="ce1" office:value-type="float" office:value="1751.77365" calcext:value-type="float">
            <text:p>1751,77365</text:p>
          </table:table-cell>
          <table:table-cell table:style-name="ce1" office:value-type="float" office:value="-43.658852" calcext:value-type="float">
            <text:p>-43,658852</text:p>
          </table:table-cell>
          <table:table-cell table:number-columns-repeated="62"/>
        </table:table-row>
        <table:table-row table:style-name="ro1">
          <table:table-cell table:style-name="ce1" office:value-type="float" office:value="1751.60205" calcext:value-type="float">
            <text:p>1751,60205</text:p>
          </table:table-cell>
          <table:table-cell table:style-name="ce1" office:value-type="float" office:value="-43.704757" calcext:value-type="float">
            <text:p>-43,704757</text:p>
          </table:table-cell>
          <table:table-cell table:number-columns-repeated="62"/>
        </table:table-row>
        <table:table-row table:style-name="ro1">
          <table:table-cell table:style-name="ce1" office:value-type="float" office:value="1751.43045" calcext:value-type="float">
            <text:p>1751,43045</text:p>
          </table:table-cell>
          <table:table-cell table:style-name="ce1" office:value-type="float" office:value="-43.476228" calcext:value-type="float">
            <text:p>-43,476228</text:p>
          </table:table-cell>
          <table:table-cell table:number-columns-repeated="62"/>
        </table:table-row>
        <table:table-row table:style-name="ro1">
          <table:table-cell table:style-name="ce1" office:value-type="float" office:value="1751.2589" calcext:value-type="float">
            <text:p>1751,2589</text:p>
          </table:table-cell>
          <table:table-cell table:style-name="ce1" office:value-type="float" office:value="-43.627915" calcext:value-type="float">
            <text:p>-43,627915</text:p>
          </table:table-cell>
          <table:table-cell table:number-columns-repeated="62"/>
        </table:table-row>
        <table:table-row table:style-name="ro1">
          <table:table-cell table:style-name="ce1" office:value-type="float" office:value="1751.08225" calcext:value-type="float">
            <text:p>1751,08225</text:p>
          </table:table-cell>
          <table:table-cell table:style-name="ce1" office:value-type="float" office:value="-42.960291" calcext:value-type="float">
            <text:p>-42,960291</text:p>
          </table:table-cell>
          <table:table-cell table:number-columns-repeated="62"/>
        </table:table-row>
        <table:table-row table:style-name="ro1">
          <table:table-cell table:style-name="ce1" office:value-type="float" office:value="1750.88405" calcext:value-type="float">
            <text:p>1750,88405</text:p>
          </table:table-cell>
          <table:table-cell table:style-name="ce1" office:value-type="float" office:value="-43.031145" calcext:value-type="float">
            <text:p>-43,031145</text:p>
          </table:table-cell>
          <table:table-cell table:number-columns-repeated="62"/>
        </table:table-row>
        <table:table-row table:style-name="ro1">
          <table:table-cell table:style-name="ce1" office:value-type="float" office:value="1750.6641" calcext:value-type="float">
            <text:p>1750,6641</text:p>
          </table:table-cell>
          <table:table-cell table:style-name="ce1" office:value-type="float" office:value="-42.887441" calcext:value-type="float">
            <text:p>-42,887441</text:p>
          </table:table-cell>
          <table:table-cell table:number-columns-repeated="62"/>
        </table:table-row>
        <table:table-row table:style-name="ro1">
          <table:table-cell table:style-name="ce1" office:value-type="float" office:value="1750.4389" calcext:value-type="float">
            <text:p>1750,4389</text:p>
          </table:table-cell>
          <table:table-cell table:style-name="ce1" office:value-type="float" office:value="-42.692843" calcext:value-type="float">
            <text:p>-42,692843</text:p>
          </table:table-cell>
          <table:table-cell table:number-columns-repeated="62"/>
        </table:table-row>
        <table:table-row table:style-name="ro1">
          <table:table-cell table:style-name="ce1" office:value-type="float" office:value="1750.21465" calcext:value-type="float">
            <text:p>1750,21465</text:p>
          </table:table-cell>
          <table:table-cell table:style-name="ce1" office:value-type="float" office:value="-42.872472" calcext:value-type="float">
            <text:p>-42,872472</text:p>
          </table:table-cell>
          <table:table-cell table:number-columns-repeated="62"/>
        </table:table-row>
        <table:table-row table:style-name="ro1">
          <table:table-cell table:style-name="ce1" office:value-type="float" office:value="1749.9992" calcext:value-type="float">
            <text:p>1749,9992</text:p>
          </table:table-cell>
          <table:table-cell table:style-name="ce1" office:value-type="float" office:value="-42.463316" calcext:value-type="float">
            <text:p>-42,463316</text:p>
          </table:table-cell>
          <table:table-cell table:number-columns-repeated="62"/>
        </table:table-row>
        <table:table-row table:style-name="ro1">
          <table:table-cell table:style-name="ce1" office:value-type="float" office:value="1749.8006" calcext:value-type="float">
            <text:p>1749,8006</text:p>
          </table:table-cell>
          <table:table-cell table:style-name="ce1" office:value-type="float" office:value="-42.960291" calcext:value-type="float">
            <text:p>-42,960291</text:p>
          </table:table-cell>
          <table:table-cell table:number-columns-repeated="62"/>
        </table:table-row>
        <table:table-row table:style-name="ro1">
          <table:table-cell table:style-name="ce1" office:value-type="float" office:value="1749.61095" calcext:value-type="float">
            <text:p>1749,61095</text:p>
          </table:table-cell>
          <table:table-cell table:style-name="ce1" office:value-type="float" office:value="-42.667894" calcext:value-type="float">
            <text:p>-42,667894</text:p>
          </table:table-cell>
          <table:table-cell table:number-columns-repeated="62"/>
        </table:table-row>
        <table:table-row table:style-name="ro1">
          <table:table-cell table:style-name="ce1" office:value-type="float" office:value="1749.4213" calcext:value-type="float">
            <text:p>1749,4213</text:p>
          </table:table-cell>
          <table:table-cell table:style-name="ce1" office:value-type="float" office:value="-42.853511" calcext:value-type="float">
            <text:p>-42,853511</text:p>
          </table:table-cell>
          <table:table-cell table:number-columns-repeated="62"/>
        </table:table-row>
        <table:table-row table:style-name="ro1">
          <table:table-cell table:style-name="ce1" office:value-type="float" office:value="1749.2312" calcext:value-type="float">
            <text:p>1749,2312</text:p>
          </table:table-cell>
          <table:table-cell table:style-name="ce1" office:value-type="float" office:value="-42.924365" calcext:value-type="float">
            <text:p>-42,924365</text:p>
          </table:table-cell>
          <table:table-cell table:number-columns-repeated="62"/>
        </table:table-row>
        <table:table-row table:style-name="ro1">
          <table:table-cell table:style-name="ce1" office:value-type="float" office:value="1749.03655" calcext:value-type="float">
            <text:p>1749,03655</text:p>
          </table:table-cell>
          <table:table-cell table:style-name="ce1" office:value-type="float" office:value="-42.81559" calcext:value-type="float">
            <text:p>-42,81559</text:p>
          </table:table-cell>
          <table:table-cell table:number-columns-repeated="62"/>
        </table:table-row>
        <table:table-row table:style-name="ro1">
          <table:table-cell table:style-name="ce1" office:value-type="float" office:value="1748.8246" calcext:value-type="float">
            <text:p>1748,8246</text:p>
          </table:table-cell>
          <table:table-cell table:style-name="ce1" office:value-type="float" office:value="-42.684859" calcext:value-type="float">
            <text:p>-42,684859</text:p>
          </table:table-cell>
          <table:table-cell table:number-columns-repeated="62"/>
        </table:table-row>
        <table:table-row table:style-name="ro1">
          <table:table-cell table:style-name="ce1" office:value-type="float" office:value="1748.5994" calcext:value-type="float">
            <text:p>1748,5994</text:p>
          </table:table-cell>
          <table:table-cell table:style-name="ce1" office:value-type="float" office:value="-42.730764" calcext:value-type="float">
            <text:p>-42,730764</text:p>
          </table:table-cell>
          <table:table-cell table:number-columns-repeated="62"/>
        </table:table-row>
        <table:table-row table:style-name="ro1">
          <table:table-cell table:style-name="ce1" office:value-type="float" office:value="1748.3742" calcext:value-type="float">
            <text:p>1748,3742</text:p>
          </table:table-cell>
          <table:table-cell table:style-name="ce1" office:value-type="float" office:value="-42.539159" calcext:value-type="float">
            <text:p>-42,539159</text:p>
          </table:table-cell>
          <table:table-cell table:number-columns-repeated="62"/>
        </table:table-row>
        <table:table-row table:style-name="ro1">
          <table:table-cell table:style-name="ce1" office:value-type="float" office:value="1748.15415" calcext:value-type="float">
            <text:p>1748,15415</text:p>
          </table:table-cell>
          <table:table-cell table:style-name="ce1" office:value-type="float" office:value="-42.652925" calcext:value-type="float">
            <text:p>-42,652925</text:p>
          </table:table-cell>
          <table:table-cell table:number-columns-repeated="62"/>
        </table:table-row>
        <table:table-row table:style-name="ro1">
          <table:table-cell table:style-name="ce1" office:value-type="float" office:value="1747.9836" calcext:value-type="float">
            <text:p>1747,9836</text:p>
          </table:table-cell>
          <table:table-cell table:style-name="ce1" office:value-type="float" office:value="-43.288412" calcext:value-type="float">
            <text:p>-43,288412</text:p>
          </table:table-cell>
          <table:table-cell table:number-columns-repeated="62"/>
        </table:table-row>
        <table:table-row table:style-name="ro1">
          <table:table-cell table:style-name="ce1" office:value-type="float" office:value="1747.87305" calcext:value-type="float">
            <text:p>1747,87305</text:p>
          </table:table-cell>
          <table:table-cell table:style-name="ce1" office:value-type="float" office:value="-43.423338" calcext:value-type="float">
            <text:p>-43,423338</text:p>
          </table:table-cell>
          <table:table-cell table:number-columns-repeated="62"/>
        </table:table-row>
        <table:table-row table:style-name="ro1">
          <table:table-cell table:style-name="ce1" office:value-type="float" office:value="1747.7782" calcext:value-type="float">
            <text:p>1747,7782</text:p>
          </table:table-cell>
          <table:table-cell table:style-name="ce1" office:value-type="float" office:value="-43.928844" calcext:value-type="float">
            <text:p>-43,928844</text:p>
          </table:table-cell>
          <table:table-cell table:number-columns-repeated="62"/>
        </table:table-row>
        <table:table-row table:style-name="ro1">
          <table:table-cell table:style-name="ce1" office:value-type="float" office:value="1747.7071" calcext:value-type="float">
            <text:p>1747,7071</text:p>
          </table:table-cell>
          <table:table-cell table:style-name="ce1" office:value-type="float" office:value="-43.405497" calcext:value-type="float">
            <text:p>-43,405497</text:p>
          </table:table-cell>
          <table:table-cell table:number-columns-repeated="62"/>
        </table:table-row>
        <table:table-row table:style-name="ro1">
          <table:table-cell table:style-name="ce1" office:value-type="float" office:value="1747.6346" calcext:value-type="float">
            <text:p>1747,6346</text:p>
          </table:table-cell>
          <table:table-cell table:style-name="ce1" office:value-type="float" office:value="-44.798116" calcext:value-type="float">
            <text:p>-44,798116</text:p>
          </table:table-cell>
          <table:table-cell table:number-columns-repeated="62"/>
        </table:table-row>
        <table:table-row table:style-name="ro1">
          <table:table-cell table:style-name="ce1" office:value-type="float" office:value="1747.537" calcext:value-type="float">
            <text:p>1747,537</text:p>
          </table:table-cell>
          <table:table-cell table:style-name="ce1" office:value-type="float" office:value="-45.019151" calcext:value-type="float">
            <text:p>-45,019151</text:p>
          </table:table-cell>
          <table:table-cell table:number-columns-repeated="62"/>
        </table:table-row>
        <table:table-row table:style-name="ro1">
          <table:table-cell table:style-name="ce1" office:value-type="float" office:value="1747.4394" calcext:value-type="float">
            <text:p>1747,4394</text:p>
          </table:table-cell>
          <table:table-cell table:style-name="ce1" office:value-type="float" office:value="-45.394811" calcext:value-type="float">
            <text:p>-45,394811</text:p>
          </table:table-cell>
          <table:table-cell table:number-columns-repeated="62"/>
        </table:table-row>
        <table:table-row table:style-name="ro1">
          <table:table-cell table:style-name="ce1" office:value-type="float" office:value="1747.3418" calcext:value-type="float">
            <text:p>1747,3418</text:p>
          </table:table-cell>
          <table:table-cell table:style-name="ce1" office:value-type="float" office:value="-45.359128" calcext:value-type="float">
            <text:p>-45,359128</text:p>
          </table:table-cell>
          <table:table-cell table:number-columns-repeated="62"/>
        </table:table-row>
        <table:table-row table:style-name="ro1">
          <table:table-cell table:style-name="ce1" office:value-type="float" office:value="1747.2442" calcext:value-type="float">
            <text:p>1747,2442</text:p>
          </table:table-cell>
          <table:table-cell table:style-name="ce1" office:value-type="float" office:value="-45.415626" calcext:value-type="float">
            <text:p>-45,415626</text:p>
          </table:table-cell>
          <table:table-cell table:number-columns-repeated="62"/>
        </table:table-row>
        <table:table-row table:style-name="ro1">
          <table:table-cell table:style-name="ce1" office:value-type="float" office:value="1747.14655" calcext:value-type="float">
            <text:p>1747,14655</text:p>
          </table:table-cell>
          <table:table-cell table:style-name="ce1" office:value-type="float" office:value="-44.681156" calcext:value-type="float">
            <text:p>-44,681156</text:p>
          </table:table-cell>
          <table:table-cell table:number-columns-repeated="62"/>
        </table:table-row>
        <table:table-row table:style-name="ro1">
          <table:table-cell table:style-name="ce1" office:value-type="float" office:value="1747.03895" calcext:value-type="float">
            <text:p>1747,03895</text:p>
          </table:table-cell>
          <table:table-cell table:style-name="ce1" office:value-type="float" office:value="-43.649329" calcext:value-type="float">
            <text:p>-43,649329</text:p>
          </table:table-cell>
          <table:table-cell table:number-columns-repeated="62"/>
        </table:table-row>
        <table:table-row table:style-name="ro1">
          <table:table-cell table:style-name="ce1" office:value-type="float" office:value="1746.9019" calcext:value-type="float">
            <text:p>1746,9019</text:p>
          </table:table-cell>
          <table:table-cell table:style-name="ce1" office:value-type="float" office:value="-43.4501" calcext:value-type="float">
            <text:p>-43,4501</text:p>
          </table:table-cell>
          <table:table-cell table:number-columns-repeated="62"/>
        </table:table-row>
        <table:table-row table:style-name="ro1">
          <table:table-cell table:style-name="ce1" office:value-type="float" office:value="1746.7353" calcext:value-type="float">
            <text:p>1746,7353</text:p>
          </table:table-cell>
          <table:table-cell table:style-name="ce1" office:value-type="float" office:value="-42.717613" calcext:value-type="float">
            <text:p>-42,717613</text:p>
          </table:table-cell>
          <table:table-cell table:number-columns-repeated="62"/>
        </table:table-row>
        <table:table-row table:style-name="ro1">
          <table:table-cell table:style-name="ce1" office:value-type="float" office:value="1746.55865" calcext:value-type="float">
            <text:p>1746,55865</text:p>
          </table:table-cell>
          <table:table-cell table:style-name="ce1" office:value-type="float" office:value="-42.710674" calcext:value-type="float">
            <text:p>-42,710674</text:p>
          </table:table-cell>
          <table:table-cell table:number-columns-repeated="62"/>
        </table:table-row>
        <table:table-row table:style-name="ro1">
          <table:table-cell table:style-name="ce1" office:value-type="float" office:value="1746.382" calcext:value-type="float">
            <text:p>1746,382</text:p>
          </table:table-cell>
          <table:table-cell table:style-name="ce1" office:value-type="float" office:value="-43.215189" calcext:value-type="float">
            <text:p>-43,215189</text:p>
          </table:table-cell>
          <table:table-cell table:number-columns-repeated="62"/>
        </table:table-row>
        <table:table-row table:style-name="ro1">
          <table:table-cell table:style-name="ce1" office:value-type="float" office:value="1746.2061" calcext:value-type="float">
            <text:p>1746,2061</text:p>
          </table:table-cell>
          <table:table-cell table:style-name="ce1" office:value-type="float" office:value="-42.925762" calcext:value-type="float">
            <text:p>-42,925762</text:p>
          </table:table-cell>
          <table:table-cell table:number-columns-repeated="62"/>
        </table:table-row>
        <table:table-row table:style-name="ro1">
          <table:table-cell table:style-name="ce1" office:value-type="float" office:value="1746.0432" calcext:value-type="float">
            <text:p>1746,0432</text:p>
          </table:table-cell>
          <table:table-cell table:style-name="ce1" office:value-type="float" office:value="-43.546246" calcext:value-type="float">
            <text:p>-43,546246</text:p>
          </table:table-cell>
          <table:table-cell table:number-columns-repeated="62"/>
        </table:table-row>
        <table:table-row table:style-name="ro1">
          <table:table-cell table:style-name="ce1" office:value-type="float" office:value="1745.92035" calcext:value-type="float">
            <text:p>1745,92035</text:p>
          </table:table-cell>
          <table:table-cell table:style-name="ce1" office:value-type="float" office:value="-43.580937" calcext:value-type="float">
            <text:p>-43,580937</text:p>
          </table:table-cell>
          <table:table-cell table:number-columns-repeated="62"/>
        </table:table-row>
        <table:table-row table:style-name="ro1">
          <table:table-cell table:style-name="ce1" office:value-type="float" office:value="1745.82525" calcext:value-type="float">
            <text:p>1745,82525</text:p>
          </table:table-cell>
          <table:table-cell table:style-name="ce1" office:value-type="float" office:value="-44.178624" calcext:value-type="float">
            <text:p>-44,178624</text:p>
          </table:table-cell>
          <table:table-cell table:number-columns-repeated="62"/>
        </table:table-row>
        <table:table-row table:style-name="ro1">
          <table:table-cell table:style-name="ce1" office:value-type="float" office:value="1745.73015" calcext:value-type="float">
            <text:p>1745,73015</text:p>
          </table:table-cell>
          <table:table-cell table:style-name="ce1" office:value-type="float" office:value="-44.639526" calcext:value-type="float">
            <text:p>-44,639526</text:p>
          </table:table-cell>
          <table:table-cell table:number-columns-repeated="62"/>
        </table:table-row>
        <table:table-row table:style-name="ro1">
          <table:table-cell table:style-name="ce1" office:value-type="float" office:value="1745.63505" calcext:value-type="float">
            <text:p>1745,63505</text:p>
          </table:table-cell>
          <table:table-cell table:style-name="ce1" office:value-type="float" office:value="-44.865517" calcext:value-type="float">
            <text:p>-44,865517</text:p>
          </table:table-cell>
          <table:table-cell table:number-columns-repeated="62"/>
        </table:table-row>
        <table:table-row table:style-name="ro1">
          <table:table-cell table:style-name="ce1" office:value-type="float" office:value="1745.53995" calcext:value-type="float">
            <text:p>1745,53995</text:p>
          </table:table-cell>
          <table:table-cell table:style-name="ce1" office:value-type="float" office:value="-44.971574" calcext:value-type="float">
            <text:p>-44,971574</text:p>
          </table:table-cell>
          <table:table-cell table:number-columns-repeated="62"/>
        </table:table-row>
        <table:table-row table:style-name="ro1">
          <table:table-cell table:style-name="ce1" office:value-type="float" office:value="1745.44485" calcext:value-type="float">
            <text:p>1745,44485</text:p>
          </table:table-cell>
          <table:table-cell table:style-name="ce1" office:value-type="float" office:value="-44.73468" calcext:value-type="float">
            <text:p>-44,73468</text:p>
          </table:table-cell>
          <table:table-cell table:number-columns-repeated="62"/>
        </table:table-row>
        <table:table-row table:style-name="ro1">
          <table:table-cell table:style-name="ce1" office:value-type="float" office:value="1745.34975" calcext:value-type="float">
            <text:p>1745,34975</text:p>
          </table:table-cell>
          <table:table-cell table:style-name="ce1" office:value-type="float" office:value="-44.466068" calcext:value-type="float">
            <text:p>-44,466068</text:p>
          </table:table-cell>
          <table:table-cell table:number-columns-repeated="62"/>
        </table:table-row>
        <table:table-row table:style-name="ro1">
          <table:table-cell table:style-name="ce1" office:value-type="float" office:value="1745.2546" calcext:value-type="float">
            <text:p>1745,2546</text:p>
          </table:table-cell>
          <table:table-cell table:style-name="ce1" office:value-type="float" office:value="-44.510671" calcext:value-type="float">
            <text:p>-44,510671</text:p>
          </table:table-cell>
          <table:table-cell table:number-columns-repeated="62"/>
        </table:table-row>
        <table:table-row table:style-name="ro1">
          <table:table-cell table:style-name="ce1" office:value-type="float" office:value="1745.15945" calcext:value-type="float">
            <text:p>1745,15945</text:p>
          </table:table-cell>
          <table:table-cell table:style-name="ce1" office:value-type="float" office:value="-43.980386" calcext:value-type="float">
            <text:p>-43,980386</text:p>
          </table:table-cell>
          <table:table-cell table:number-columns-repeated="62"/>
        </table:table-row>
        <table:table-row table:style-name="ro1">
          <table:table-cell table:style-name="ce1" office:value-type="float" office:value="1745.0623" calcext:value-type="float">
            <text:p>1745,0623</text:p>
          </table:table-cell>
          <table:table-cell table:style-name="ce1" office:value-type="float" office:value="-42.731489" calcext:value-type="float">
            <text:p>-42,731489</text:p>
          </table:table-cell>
          <table:table-cell table:number-columns-repeated="62"/>
        </table:table-row>
        <table:table-row table:style-name="ro1">
          <table:table-cell table:style-name="ce1" office:value-type="float" office:value="1744.9498" calcext:value-type="float">
            <text:p>1744,9498</text:p>
          </table:table-cell>
          <table:table-cell table:style-name="ce1" office:value-type="float" office:value="-42.663097" calcext:value-type="float">
            <text:p>-42,663097</text:p>
          </table:table-cell>
          <table:table-cell table:number-columns-repeated="62"/>
        </table:table-row>
        <table:table-row table:style-name="ro1">
          <table:table-cell table:style-name="ce1" office:value-type="float" office:value="1744.81825" calcext:value-type="float">
            <text:p>1744,81825</text:p>
          </table:table-cell>
          <table:table-cell table:style-name="ce1" office:value-type="float" office:value="-43.194374" calcext:value-type="float">
            <text:p>-43,194374</text:p>
          </table:table-cell>
          <table:table-cell table:number-columns-repeated="62"/>
        </table:table-row>
        <table:table-row table:style-name="ro1">
          <table:table-cell table:style-name="ce1" office:value-type="float" office:value="1744.6809" calcext:value-type="float">
            <text:p>1744,6809</text:p>
          </table:table-cell>
          <table:table-cell table:style-name="ce1" office:value-type="float" office:value="-43.110123" calcext:value-type="float">
            <text:p>-43,110123</text:p>
          </table:table-cell>
          <table:table-cell table:number-columns-repeated="62"/>
        </table:table-row>
        <table:table-row table:style-name="ro1">
          <table:table-cell table:style-name="ce1" office:value-type="float" office:value="1744.5435" calcext:value-type="float">
            <text:p>1744,5435</text:p>
          </table:table-cell>
          <table:table-cell table:style-name="ce1" office:value-type="float" office:value="-43.204286" calcext:value-type="float">
            <text:p>-43,204286</text:p>
          </table:table-cell>
          <table:table-cell table:number-columns-repeated="62"/>
        </table:table-row>
        <table:table-row table:style-name="ro1">
          <table:table-cell table:style-name="ce1" office:value-type="float" office:value="1744.40615" calcext:value-type="float">
            <text:p>1744,40615</text:p>
          </table:table-cell>
          <table:table-cell table:style-name="ce1" office:value-type="float" office:value="-43.278625" calcext:value-type="float">
            <text:p>-43,278625</text:p>
          </table:table-cell>
          <table:table-cell table:number-columns-repeated="62"/>
        </table:table-row>
        <table:table-row table:style-name="ro1">
          <table:table-cell table:style-name="ce1" office:value-type="float" office:value="1744.2688" calcext:value-type="float">
            <text:p>1744,2688</text:p>
          </table:table-cell>
          <table:table-cell table:style-name="ce1" office:value-type="float" office:value="-43.369814" calcext:value-type="float">
            <text:p>-43,369814</text:p>
          </table:table-cell>
          <table:table-cell table:number-columns-repeated="62"/>
        </table:table-row>
        <table:table-row table:style-name="ro1">
          <table:table-cell table:style-name="ce1" office:value-type="float" office:value="1744.13245" calcext:value-type="float">
            <text:p>1744,13245</text:p>
          </table:table-cell>
          <table:table-cell table:style-name="ce1" office:value-type="float" office:value="-43.55021" calcext:value-type="float">
            <text:p>-43,55021</text:p>
          </table:table-cell>
          <table:table-cell table:number-columns-repeated="62"/>
        </table:table-row>
        <table:table-row table:style-name="ro1">
          <table:table-cell table:style-name="ce1" office:value-type="float" office:value="1744.0018" calcext:value-type="float">
            <text:p>1744,0018</text:p>
          </table:table-cell>
          <table:table-cell table:style-name="ce1" office:value-type="float" office:value="-43.77521" calcext:value-type="float">
            <text:p>-43,77521</text:p>
          </table:table-cell>
          <table:table-cell table:number-columns-repeated="62"/>
        </table:table-row>
        <table:table-row table:style-name="ro1">
          <table:table-cell table:style-name="ce1" office:value-type="float" office:value="1743.88265" calcext:value-type="float">
            <text:p>1743,88265</text:p>
          </table:table-cell>
          <table:table-cell table:style-name="ce1" office:value-type="float" office:value="-44.515627" calcext:value-type="float">
            <text:p>-44,515627</text:p>
          </table:table-cell>
          <table:table-cell table:number-columns-repeated="62"/>
        </table:table-row>
        <table:table-row table:style-name="ro1">
          <table:table-cell table:style-name="ce1" office:value-type="float" office:value="1743.7703" calcext:value-type="float">
            <text:p>1743,7703</text:p>
          </table:table-cell>
          <table:table-cell table:style-name="ce1" office:value-type="float" office:value="-44.425429" calcext:value-type="float">
            <text:p>-44,425429</text:p>
          </table:table-cell>
          <table:table-cell table:number-columns-repeated="62"/>
        </table:table-row>
        <table:table-row table:style-name="ro1">
          <table:table-cell table:style-name="ce1" office:value-type="float" office:value="1743.6579" calcext:value-type="float">
            <text:p>1743,6579</text:p>
          </table:table-cell>
          <table:table-cell table:style-name="ce1" office:value-type="float" office:value="-45.25208" calcext:value-type="float">
            <text:p>-45,25208</text:p>
          </table:table-cell>
          <table:table-cell table:number-columns-repeated="62"/>
        </table:table-row>
        <table:table-row table:style-name="ro1">
          <table:table-cell table:style-name="ce1" office:value-type="float" office:value="1743.54545" calcext:value-type="float">
            <text:p>1743,54545</text:p>
          </table:table-cell>
          <table:table-cell table:style-name="ce1" office:value-type="float" office:value="-45.622784" calcext:value-type="float">
            <text:p>-45,622784</text:p>
          </table:table-cell>
          <table:table-cell table:number-columns-repeated="62"/>
        </table:table-row>
        <table:table-row table:style-name="ro1">
          <table:table-cell table:style-name="ce1" office:value-type="float" office:value="1743.433" calcext:value-type="float">
            <text:p>1743,433</text:p>
          </table:table-cell>
          <table:table-cell table:style-name="ce1" office:value-type="float" office:value="-45.68622" calcext:value-type="float">
            <text:p>-45,68622</text:p>
          </table:table-cell>
          <table:table-cell table:number-columns-repeated="62"/>
        </table:table-row>
        <table:table-row table:style-name="ro1">
          <table:table-cell table:style-name="ce1" office:value-type="float" office:value="1743.32065" calcext:value-type="float">
            <text:p>1743,32065</text:p>
          </table:table-cell>
          <table:table-cell table:style-name="ce1" office:value-type="float" office:value="-45.79426" calcext:value-type="float">
            <text:p>-45,79426</text:p>
          </table:table-cell>
          <table:table-cell table:number-columns-repeated="62"/>
        </table:table-row>
        <table:table-row table:style-name="ro1">
          <table:table-cell table:style-name="ce1" office:value-type="float" office:value="1743.2083" calcext:value-type="float">
            <text:p>1743,2083</text:p>
          </table:table-cell>
          <table:table-cell table:style-name="ce1" office:value-type="float" office:value="-45.570251" calcext:value-type="float">
            <text:p>-45,570251</text:p>
          </table:table-cell>
          <table:table-cell table:number-columns-repeated="62"/>
        </table:table-row>
        <table:table-row table:style-name="ro1">
          <table:table-cell table:style-name="ce1" office:value-type="float" office:value="1743.09585" calcext:value-type="float">
            <text:p>1743,09585</text:p>
          </table:table-cell>
          <table:table-cell table:style-name="ce1" office:value-type="float" office:value="-45.465185" calcext:value-type="float">
            <text:p>-45,465185</text:p>
          </table:table-cell>
          <table:table-cell table:number-columns-repeated="62"/>
        </table:table-row>
        <table:table-row table:style-name="ro1">
          <table:table-cell table:style-name="ce1" office:value-type="float" office:value="1742.9551" calcext:value-type="float">
            <text:p>1742,9551</text:p>
          </table:table-cell>
          <table:table-cell table:style-name="ce1" office:value-type="float" office:value="-45.170803" calcext:value-type="float">
            <text:p>-45,170803</text:p>
          </table:table-cell>
          <table:table-cell table:number-columns-repeated="62"/>
        </table:table-row>
        <table:table-row table:style-name="ro1">
          <table:table-cell table:style-name="ce1" office:value-type="float" office:value="1742.7745" calcext:value-type="float">
            <text:p>1742,7745</text:p>
          </table:table-cell>
          <table:table-cell table:style-name="ce1" office:value-type="float" office:value="-44.028954" calcext:value-type="float">
            <text:p>-44,028954</text:p>
          </table:table-cell>
          <table:table-cell table:number-columns-repeated="62"/>
        </table:table-row>
        <table:table-row table:style-name="ro1">
          <table:table-cell table:style-name="ce1" office:value-type="float" office:value="1742.5808" calcext:value-type="float">
            <text:p>1742,5808</text:p>
          </table:table-cell>
          <table:table-cell table:style-name="ce1" office:value-type="float" office:value="-44.148888" calcext:value-type="float">
            <text:p>-44,148888</text:p>
          </table:table-cell>
          <table:table-cell table:number-columns-repeated="62"/>
        </table:table-row>
        <table:table-row table:style-name="ro1">
          <table:table-cell table:style-name="ce1" office:value-type="float" office:value="1742.38555" calcext:value-type="float">
            <text:p>1742,38555</text:p>
          </table:table-cell>
          <table:table-cell table:style-name="ce1" office:value-type="float" office:value="-44.132038" calcext:value-type="float">
            <text:p>-44,132038</text:p>
          </table:table-cell>
          <table:table-cell table:number-columns-repeated="62"/>
        </table:table-row>
        <table:table-row table:style-name="ro1">
          <table:table-cell table:style-name="ce1" office:value-type="float" office:value="1742.1904" calcext:value-type="float">
            <text:p>1742,1904</text:p>
          </table:table-cell>
          <table:table-cell table:style-name="ce1" office:value-type="float" office:value="-43.361885" calcext:value-type="float">
            <text:p>-43,361885</text:p>
          </table:table-cell>
          <table:table-cell table:number-columns-repeated="62"/>
        </table:table-row>
        <table:table-row table:style-name="ro1">
          <table:table-cell table:style-name="ce1" office:value-type="float" office:value="1741.99775" calcext:value-type="float">
            <text:p>1741,99775</text:p>
          </table:table-cell>
          <table:table-cell table:style-name="ce1" office:value-type="float" office:value="-44.153844" calcext:value-type="float">
            <text:p>-44,153844</text:p>
          </table:table-cell>
          <table:table-cell table:number-columns-repeated="62"/>
        </table:table-row>
        <table:table-row table:style-name="ro1">
          <table:table-cell table:style-name="ce1" office:value-type="float" office:value="1741.8099" calcext:value-type="float">
            <text:p>1741,8099</text:p>
          </table:table-cell>
          <table:table-cell table:style-name="ce1" office:value-type="float" office:value="-43.798158" calcext:value-type="float">
            <text:p>-43,798158</text:p>
          </table:table-cell>
          <table:table-cell table:number-columns-repeated="62"/>
        </table:table-row>
        <table:table-row table:style-name="ro1">
          <table:table-cell table:style-name="ce1" office:value-type="float" office:value="1741.65865" calcext:value-type="float">
            <text:p>1741,65865</text:p>
          </table:table-cell>
          <table:table-cell table:style-name="ce1" office:value-type="float" office:value="-44.059682" calcext:value-type="float">
            <text:p>-44,059682</text:p>
          </table:table-cell>
          <table:table-cell table:number-columns-repeated="62"/>
        </table:table-row>
        <table:table-row table:style-name="ro1">
          <table:table-cell table:style-name="ce1" office:value-type="float" office:value="1741.50795" calcext:value-type="float">
            <text:p>1741,50795</text:p>
          </table:table-cell>
          <table:table-cell table:style-name="ce1" office:value-type="float" office:value="-43.870027" calcext:value-type="float">
            <text:p>-43,870027</text:p>
          </table:table-cell>
          <table:table-cell table:number-columns-repeated="62"/>
        </table:table-row>
        <table:table-row table:style-name="ro1">
          <table:table-cell table:style-name="ce1" office:value-type="float" office:value="1741.32365" calcext:value-type="float">
            <text:p>1741,32365</text:p>
          </table:table-cell>
          <table:table-cell table:style-name="ce1" office:value-type="float" office:value="-44.279282" calcext:value-type="float">
            <text:p>-44,279282</text:p>
          </table:table-cell>
          <table:table-cell table:number-columns-repeated="62"/>
        </table:table-row>
        <table:table-row table:style-name="ro1">
          <table:table-cell table:style-name="ce1" office:value-type="float" office:value="1741.1397" calcext:value-type="float">
            <text:p>1741,1397</text:p>
          </table:table-cell>
          <table:table-cell table:style-name="ce1" office:value-type="float" office:value="-43.979827" calcext:value-type="float">
            <text:p>-43,979827</text:p>
          </table:table-cell>
          <table:table-cell table:number-columns-repeated="62"/>
        </table:table-row>
        <table:table-row table:style-name="ro1">
          <table:table-cell table:style-name="ce1" office:value-type="float" office:value="1740.9668" calcext:value-type="float">
            <text:p>1740,9668</text:p>
          </table:table-cell>
          <table:table-cell table:style-name="ce1" office:value-type="float" office:value="-43.389901" calcext:value-type="float">
            <text:p>-43,389901</text:p>
          </table:table-cell>
          <table:table-cell table:number-columns-repeated="62"/>
        </table:table-row>
        <table:table-row table:style-name="ro1">
          <table:table-cell table:style-name="ce1" office:value-type="float" office:value="1740.8089" calcext:value-type="float">
            <text:p>1740,8089</text:p>
          </table:table-cell>
          <table:table-cell table:style-name="ce1" office:value-type="float" office:value="-44.57175" calcext:value-type="float">
            <text:p>-44,57175</text:p>
          </table:table-cell>
          <table:table-cell table:number-columns-repeated="62"/>
        </table:table-row>
        <table:table-row table:style-name="ro1">
          <table:table-cell table:style-name="ce1" office:value-type="float" office:value="1740.65525" calcext:value-type="float">
            <text:p>1740,65525</text:p>
          </table:table-cell>
          <table:table-cell table:style-name="ce1" office:value-type="float" office:value="-44.497885" calcext:value-type="float">
            <text:p>-44,497885</text:p>
          </table:table-cell>
          <table:table-cell table:number-columns-repeated="62"/>
        </table:table-row>
        <table:table-row table:style-name="ro1">
          <table:table-cell table:style-name="ce1" office:value-type="float" office:value="1740.50165" calcext:value-type="float">
            <text:p>1740,50165</text:p>
          </table:table-cell>
          <table:table-cell table:style-name="ce1" office:value-type="float" office:value="-44.721478" calcext:value-type="float">
            <text:p>-44,721478</text:p>
          </table:table-cell>
          <table:table-cell table:number-columns-repeated="62"/>
        </table:table-row>
        <table:table-row table:style-name="ro1">
          <table:table-cell table:style-name="ce1" office:value-type="float" office:value="1740.3481" calcext:value-type="float">
            <text:p>1740,3481</text:p>
          </table:table-cell>
          <table:table-cell table:style-name="ce1" office:value-type="float" office:value="-44.995978" calcext:value-type="float">
            <text:p>-44,995978</text:p>
          </table:table-cell>
          <table:table-cell table:number-columns-repeated="62"/>
        </table:table-row>
        <table:table-row table:style-name="ro1">
          <table:table-cell table:style-name="ce1" office:value-type="float" office:value="1740.19465" calcext:value-type="float">
            <text:p>1740,19465</text:p>
          </table:table-cell>
          <table:table-cell table:style-name="ce1" office:value-type="float" office:value="-45.238537" calcext:value-type="float">
            <text:p>-45,238537</text:p>
          </table:table-cell>
          <table:table-cell table:number-columns-repeated="62"/>
        </table:table-row>
        <table:table-row table:style-name="ro1">
          <table:table-cell table:style-name="ce1" office:value-type="float" office:value="1740.04245" calcext:value-type="float">
            <text:p>1740,04245</text:p>
          </table:table-cell>
          <table:table-cell table:style-name="ce1" office:value-type="float" office:value="-45.191623" calcext:value-type="float">
            <text:p>-45,191623</text:p>
          </table:table-cell>
          <table:table-cell table:number-columns-repeated="62"/>
        </table:table-row>
        <table:table-row table:style-name="ro1">
          <table:table-cell table:style-name="ce1" office:value-type="float" office:value="1739.896" calcext:value-type="float">
            <text:p>1739,896</text:p>
          </table:table-cell>
          <table:table-cell table:style-name="ce1" office:value-type="float" office:value="-45.450152" calcext:value-type="float">
            <text:p>-45,450152</text:p>
          </table:table-cell>
          <table:table-cell table:number-columns-repeated="62"/>
        </table:table-row>
        <table:table-row table:style-name="ro1">
          <table:table-cell table:style-name="ce1" office:value-type="float" office:value="1739.7542" calcext:value-type="float">
            <text:p>1739,7542</text:p>
          </table:table-cell>
          <table:table-cell table:style-name="ce1" office:value-type="float" office:value="-45.392257" calcext:value-type="float">
            <text:p>-45,392257</text:p>
          </table:table-cell>
          <table:table-cell table:number-columns-repeated="62"/>
        </table:table-row>
        <table:table-row table:style-name="ro1">
          <table:table-cell table:style-name="ce1" office:value-type="float" office:value="1739.61235" calcext:value-type="float">
            <text:p>1739,61235</text:p>
          </table:table-cell>
          <table:table-cell table:style-name="ce1" office:value-type="float" office:value="-46.039081" calcext:value-type="float">
            <text:p>-46,039081</text:p>
          </table:table-cell>
          <table:table-cell table:number-columns-repeated="62"/>
        </table:table-row>
        <table:table-row table:style-name="ro1">
          <table:table-cell table:style-name="ce1" office:value-type="float" office:value="1739.47055" calcext:value-type="float">
            <text:p>1739,47055</text:p>
          </table:table-cell>
          <table:table-cell table:style-name="ce1" office:value-type="float" office:value="-46.148881" calcext:value-type="float">
            <text:p>-46,148881</text:p>
          </table:table-cell>
          <table:table-cell table:number-columns-repeated="62"/>
        </table:table-row>
        <table:table-row table:style-name="ro1">
          <table:table-cell table:style-name="ce1" office:value-type="float" office:value="1739.3288" calcext:value-type="float">
            <text:p>1739,3288</text:p>
          </table:table-cell>
          <table:table-cell table:style-name="ce1" office:value-type="float" office:value="-45.95124" calcext:value-type="float">
            <text:p>-45,95124</text:p>
          </table:table-cell>
          <table:table-cell table:number-columns-repeated="62"/>
        </table:table-row>
        <table:table-row table:style-name="ro1">
          <table:table-cell table:style-name="ce1" office:value-type="float" office:value="1739.187" calcext:value-type="float">
            <text:p>1739,187</text:p>
          </table:table-cell>
          <table:table-cell table:style-name="ce1" office:value-type="float" office:value="-46.061041" calcext:value-type="float">
            <text:p>-46,061041</text:p>
          </table:table-cell>
          <table:table-cell table:number-columns-repeated="62"/>
        </table:table-row>
        <table:table-row table:style-name="ro1">
          <table:table-cell table:style-name="ce1" office:value-type="float" office:value="1739.0452" calcext:value-type="float">
            <text:p>1739,0452</text:p>
          </table:table-cell>
          <table:table-cell table:style-name="ce1" office:value-type="float" office:value="-45.910315" calcext:value-type="float">
            <text:p>-45,910315</text:p>
          </table:table-cell>
          <table:table-cell table:number-columns-repeated="62"/>
        </table:table-row>
        <table:table-row table:style-name="ro1">
          <table:table-cell table:style-name="ce1" office:value-type="float" office:value="1738.90345" calcext:value-type="float">
            <text:p>1738,90345</text:p>
          </table:table-cell>
          <table:table-cell table:style-name="ce1" office:value-type="float" office:value="-45.433183" calcext:value-type="float">
            <text:p>-45,433183</text:p>
          </table:table-cell>
          <table:table-cell table:number-columns-repeated="62"/>
        </table:table-row>
        <table:table-row table:style-name="ro1">
          <table:table-cell table:style-name="ce1" office:value-type="float" office:value="1738.7617" calcext:value-type="float">
            <text:p>1738,7617</text:p>
          </table:table-cell>
          <table:table-cell table:style-name="ce1" office:value-type="float" office:value="-45.070842" calcext:value-type="float">
            <text:p>-45,070842</text:p>
          </table:table-cell>
          <table:table-cell table:number-columns-repeated="62"/>
        </table:table-row>
        <table:table-row table:style-name="ro1">
          <table:table-cell table:style-name="ce1" office:value-type="float" office:value="1738.6199" calcext:value-type="float">
            <text:p>1738,6199</text:p>
          </table:table-cell>
          <table:table-cell table:style-name="ce1" office:value-type="float" office:value="-44.827285" calcext:value-type="float">
            <text:p>-44,827285</text:p>
          </table:table-cell>
          <table:table-cell table:number-columns-repeated="62"/>
        </table:table-row>
        <table:table-row table:style-name="ro1">
          <table:table-cell table:style-name="ce1" office:value-type="float" office:value="1738.4781" calcext:value-type="float">
            <text:p>1738,4781</text:p>
          </table:table-cell>
          <table:table-cell table:style-name="ce1" office:value-type="float" office:value="-44.741442" calcext:value-type="float">
            <text:p>-44,741442</text:p>
          </table:table-cell>
          <table:table-cell table:number-columns-repeated="62"/>
        </table:table-row>
        <table:table-row table:style-name="ro1">
          <table:table-cell table:style-name="ce1" office:value-type="float" office:value="1738.3363" calcext:value-type="float">
            <text:p>1738,3363</text:p>
          </table:table-cell>
          <table:table-cell table:style-name="ce1" office:value-type="float" office:value="-44.422023" calcext:value-type="float">
            <text:p>-44,422023</text:p>
          </table:table-cell>
          <table:table-cell table:number-columns-repeated="62"/>
        </table:table-row>
        <table:table-row table:style-name="ro1">
          <table:table-cell table:style-name="ce1" office:value-type="float" office:value="1738.1945" calcext:value-type="float">
            <text:p>1738,1945</text:p>
          </table:table-cell>
          <table:table-cell table:style-name="ce1" office:value-type="float" office:value="-44.536814" calcext:value-type="float">
            <text:p>-44,536814</text:p>
          </table:table-cell>
          <table:table-cell table:number-columns-repeated="62"/>
        </table:table-row>
        <table:table-row table:style-name="ro1">
          <table:table-cell table:style-name="ce1" office:value-type="float" office:value="1738.05745" calcext:value-type="float">
            <text:p>1738,05745</text:p>
          </table:table-cell>
          <table:table-cell table:style-name="ce1" office:value-type="float" office:value="-44.35215" calcext:value-type="float">
            <text:p>-44,35215</text:p>
          </table:table-cell>
          <table:table-cell table:number-columns-repeated="62"/>
        </table:table-row>
        <table:table-row table:style-name="ro1">
          <table:table-cell table:style-name="ce1" office:value-type="float" office:value="1737.93945" calcext:value-type="float">
            <text:p>1737,93945</text:p>
          </table:table-cell>
          <table:table-cell table:style-name="ce1" office:value-type="float" office:value="-44.08264" calcext:value-type="float">
            <text:p>-44,08264</text:p>
          </table:table-cell>
          <table:table-cell table:number-columns-repeated="62"/>
        </table:table-row>
        <table:table-row table:style-name="ro1">
          <table:table-cell table:style-name="ce1" office:value-type="float" office:value="1737.8378" calcext:value-type="float">
            <text:p>1737,8378</text:p>
          </table:table-cell>
          <table:table-cell table:style-name="ce1" office:value-type="float" office:value="-44.611678" calcext:value-type="float">
            <text:p>-44,611678</text:p>
          </table:table-cell>
          <table:table-cell table:number-columns-repeated="62"/>
        </table:table-row>
        <table:table-row table:style-name="ro1">
          <table:table-cell table:style-name="ce1" office:value-type="float" office:value="1737.7382" calcext:value-type="float">
            <text:p>1737,7382</text:p>
          </table:table-cell>
          <table:table-cell table:style-name="ce1" office:value-type="float" office:value="-44.601696" calcext:value-type="float">
            <text:p>-44,601696</text:p>
          </table:table-cell>
          <table:table-cell table:number-columns-repeated="62"/>
        </table:table-row>
        <table:table-row table:style-name="ro1">
          <table:table-cell table:style-name="ce1" office:value-type="float" office:value="1737.63855" calcext:value-type="float">
            <text:p>1737,63855</text:p>
          </table:table-cell>
          <table:table-cell table:style-name="ce1" office:value-type="float" office:value="-45.019935" calcext:value-type="float">
            <text:p>-45,019935</text:p>
          </table:table-cell>
          <table:table-cell table:number-columns-repeated="62"/>
        </table:table-row>
        <table:table-row table:style-name="ro1">
          <table:table-cell table:style-name="ce1" office:value-type="float" office:value="1737.5389" calcext:value-type="float">
            <text:p>1737,5389</text:p>
          </table:table-cell>
          <table:table-cell table:style-name="ce1" office:value-type="float" office:value="-45.080824" calcext:value-type="float">
            <text:p>-45,080824</text:p>
          </table:table-cell>
          <table:table-cell table:number-columns-repeated="62"/>
        </table:table-row>
        <table:table-row table:style-name="ro1">
          <table:table-cell table:style-name="ce1" office:value-type="float" office:value="1737.4393" calcext:value-type="float">
            <text:p>1737,4393</text:p>
          </table:table-cell>
          <table:table-cell table:style-name="ce1" office:value-type="float" office:value="-45.397248" calcext:value-type="float">
            <text:p>-45,397248</text:p>
          </table:table-cell>
          <table:table-cell table:number-columns-repeated="62"/>
        </table:table-row>
        <table:table-row table:style-name="ro1">
          <table:table-cell table:style-name="ce1" office:value-type="float" office:value="1737.33965" calcext:value-type="float">
            <text:p>1737,33965</text:p>
          </table:table-cell>
          <table:table-cell table:style-name="ce1" office:value-type="float" office:value="-45.449154" calcext:value-type="float">
            <text:p>-45,449154</text:p>
          </table:table-cell>
          <table:table-cell table:number-columns-repeated="62"/>
        </table:table-row>
        <table:table-row table:style-name="ro1">
          <table:table-cell table:style-name="ce1" office:value-type="float" office:value="1737.24" calcext:value-type="float">
            <text:p>1737,24</text:p>
          </table:table-cell>
          <table:table-cell table:style-name="ce1" office:value-type="float" office:value="-45.489081" calcext:value-type="float">
            <text:p>-45,489081</text:p>
          </table:table-cell>
          <table:table-cell table:number-columns-repeated="62"/>
        </table:table-row>
        <table:table-row table:style-name="ro1">
          <table:table-cell table:style-name="ce1" office:value-type="float" office:value="1737.14025" calcext:value-type="float">
            <text:p>1737,14025</text:p>
          </table:table-cell>
          <table:table-cell table:style-name="ce1" office:value-type="float" office:value="-45.578918" calcext:value-type="float">
            <text:p>-45,578918</text:p>
          </table:table-cell>
          <table:table-cell table:number-columns-repeated="62"/>
        </table:table-row>
        <table:table-row table:style-name="ro1">
          <table:table-cell table:style-name="ce1" office:value-type="float" office:value="1737.0392" calcext:value-type="float">
            <text:p>1737,0392</text:p>
          </table:table-cell>
          <table:table-cell table:style-name="ce1" office:value-type="float" office:value="-44.981006" calcext:value-type="float">
            <text:p>-44,981006</text:p>
          </table:table-cell>
          <table:table-cell table:number-columns-repeated="62"/>
        </table:table-row>
        <table:table-row table:style-name="ro1">
          <table:table-cell table:style-name="ce1" office:value-type="float" office:value="1736.92225" calcext:value-type="float">
            <text:p>1736,92225</text:p>
          </table:table-cell>
          <table:table-cell table:style-name="ce1" office:value-type="float" office:value="-43.876016" calcext:value-type="float">
            <text:p>-43,876016</text:p>
          </table:table-cell>
          <table:table-cell table:number-columns-repeated="62"/>
        </table:table-row>
        <table:table-row table:style-name="ro1">
          <table:table-cell table:style-name="ce1" office:value-type="float" office:value="1736.79055" calcext:value-type="float">
            <text:p>1736,79055</text:p>
          </table:table-cell>
          <table:table-cell table:style-name="ce1" office:value-type="float" office:value="-44.17647" calcext:value-type="float">
            <text:p>-44,17647</text:p>
          </table:table-cell>
          <table:table-cell table:number-columns-repeated="62"/>
        </table:table-row>
        <table:table-row table:style-name="ro1">
          <table:table-cell table:style-name="ce1" office:value-type="float" office:value="1736.6589" calcext:value-type="float">
            <text:p>1736,6589</text:p>
          </table:table-cell>
          <table:table-cell table:style-name="ce1" office:value-type="float" office:value="-43.918938" calcext:value-type="float">
            <text:p>-43,918938</text:p>
          </table:table-cell>
          <table:table-cell table:number-columns-repeated="62"/>
        </table:table-row>
        <table:table-row table:style-name="ro1">
          <table:table-cell table:style-name="ce1" office:value-type="float" office:value="1736.52725" calcext:value-type="float">
            <text:p>1736,52725</text:p>
          </table:table-cell>
          <table:table-cell table:style-name="ce1" office:value-type="float" office:value="-43.602881" calcext:value-type="float">
            <text:p>-43,602881</text:p>
          </table:table-cell>
          <table:table-cell table:number-columns-repeated="62"/>
        </table:table-row>
        <table:table-row table:style-name="ro1">
          <table:table-cell table:style-name="ce1" office:value-type="float" office:value="1736.39555" calcext:value-type="float">
            <text:p>1736,39555</text:p>
          </table:table-cell>
          <table:table-cell table:style-name="ce1" office:value-type="float" office:value="-43.198312" calcext:value-type="float">
            <text:p>-43,198312</text:p>
          </table:table-cell>
          <table:table-cell table:number-columns-repeated="62"/>
        </table:table-row>
        <table:table-row table:style-name="ro1">
          <table:table-cell table:style-name="ce1" office:value-type="float" office:value="1736.2639" calcext:value-type="float">
            <text:p>1736,2639</text:p>
          </table:table-cell>
          <table:table-cell table:style-name="ce1" office:value-type="float" office:value="-43.206442" calcext:value-type="float">
            <text:p>-43,206442</text:p>
          </table:table-cell>
          <table:table-cell table:number-columns-repeated="62"/>
        </table:table-row>
        <table:table-row table:style-name="ro1">
          <table:table-cell table:style-name="ce1" office:value-type="float" office:value="1736.1338" calcext:value-type="float">
            <text:p>1736,1338</text:p>
          </table:table-cell>
          <table:table-cell table:style-name="ce1" office:value-type="float" office:value="-42.155106" calcext:value-type="float">
            <text:p>-42,155106</text:p>
          </table:table-cell>
          <table:table-cell table:number-columns-repeated="62"/>
        </table:table-row>
        <table:table-row table:style-name="ro1">
          <table:table-cell table:style-name="ce1" office:value-type="float" office:value="1736.014" calcext:value-type="float">
            <text:p>1736,014</text:p>
          </table:table-cell>
          <table:table-cell table:style-name="ce1" office:value-type="float" office:value="-42.815221" calcext:value-type="float">
            <text:p>-42,815221</text:p>
          </table:table-cell>
          <table:table-cell table:number-columns-repeated="62"/>
        </table:table-row>
        <table:table-row table:style-name="ro1">
          <table:table-cell table:style-name="ce1" office:value-type="float" office:value="1735.9166" calcext:value-type="float">
            <text:p>1735,9166</text:p>
          </table:table-cell>
          <table:table-cell table:style-name="ce1" office:value-type="float" office:value="-42.898349" calcext:value-type="float">
            <text:p>-42,898349</text:p>
          </table:table-cell>
          <table:table-cell table:number-columns-repeated="62"/>
        </table:table-row>
        <table:table-row table:style-name="ro1">
          <table:table-cell table:style-name="ce1" office:value-type="float" office:value="1735.8328" calcext:value-type="float">
            <text:p>1735,8328</text:p>
          </table:table-cell>
          <table:table-cell table:style-name="ce1" office:value-type="float" office:value="-42.873629" calcext:value-type="float">
            <text:p>-42,873629</text:p>
          </table:table-cell>
          <table:table-cell table:number-columns-repeated="62"/>
        </table:table-row>
        <table:table-row table:style-name="ro1">
          <table:table-cell table:style-name="ce1" office:value-type="float" office:value="1735.749" calcext:value-type="float">
            <text:p>1735,749</text:p>
          </table:table-cell>
          <table:table-cell table:style-name="ce1" office:value-type="float" office:value="-42.499277" calcext:value-type="float">
            <text:p>-42,499277</text:p>
          </table:table-cell>
          <table:table-cell table:number-columns-repeated="62"/>
        </table:table-row>
        <table:table-row table:style-name="ro1">
          <table:table-cell table:style-name="ce1" office:value-type="float" office:value="1735.66525" calcext:value-type="float">
            <text:p>1735,66525</text:p>
          </table:table-cell>
          <table:table-cell table:style-name="ce1" office:value-type="float" office:value="-43.301389" calcext:value-type="float">
            <text:p>-43,301389</text:p>
          </table:table-cell>
          <table:table-cell table:number-columns-repeated="62"/>
        </table:table-row>
        <table:table-row table:style-name="ro1">
          <table:table-cell table:style-name="ce1" office:value-type="float" office:value="1735.5815" calcext:value-type="float">
            <text:p>1735,5815</text:p>
          </table:table-cell>
          <table:table-cell table:style-name="ce1" office:value-type="float" office:value="-43.584022" calcext:value-type="float">
            <text:p>-43,584022</text:p>
          </table:table-cell>
          <table:table-cell table:number-columns-repeated="62"/>
        </table:table-row>
        <table:table-row table:style-name="ro1">
          <table:table-cell table:style-name="ce1" office:value-type="float" office:value="1735.4977" calcext:value-type="float">
            <text:p>1735,4977</text:p>
          </table:table-cell>
          <table:table-cell table:style-name="ce1" office:value-type="float" office:value="-43.63066" calcext:value-type="float">
            <text:p>-43,63066</text:p>
          </table:table-cell>
          <table:table-cell table:number-columns-repeated="62"/>
        </table:table-row>
        <table:table-row table:style-name="ro1">
          <table:table-cell table:style-name="ce1" office:value-type="float" office:value="1735.4139" calcext:value-type="float">
            <text:p>1735,4139</text:p>
          </table:table-cell>
          <table:table-cell table:style-name="ce1" office:value-type="float" office:value="-43.200931" calcext:value-type="float">
            <text:p>-43,200931</text:p>
          </table:table-cell>
          <table:table-cell table:number-columns-repeated="62"/>
        </table:table-row>
        <table:table-row table:style-name="ro1">
          <table:table-cell table:style-name="ce1" office:value-type="float" office:value="1735.3301" calcext:value-type="float">
            <text:p>1735,3301</text:p>
          </table:table-cell>
          <table:table-cell table:style-name="ce1" office:value-type="float" office:value="-42.709582" calcext:value-type="float">
            <text:p>-42,709582</text:p>
          </table:table-cell>
          <table:table-cell table:number-columns-repeated="62"/>
        </table:table-row>
        <table:table-row table:style-name="ro1">
          <table:table-cell table:style-name="ce1" office:value-type="float" office:value="1735.2698" calcext:value-type="float">
            <text:p>1735,2698</text:p>
          </table:table-cell>
          <table:table-cell table:style-name="ce1" office:value-type="float" office:value="-42.692712" calcext:value-type="float">
            <text:p>-42,692712</text:p>
          </table:table-cell>
          <table:table-cell table:number-columns-repeated="62"/>
        </table:table-row>
        <table:table-row table:style-name="ro1">
          <table:table-cell table:style-name="ce1" office:value-type="float" office:value="1735.20985" calcext:value-type="float">
            <text:p>1735,20985</text:p>
          </table:table-cell>
          <table:table-cell table:style-name="ce1" office:value-type="float" office:value="-42.028367" calcext:value-type="float">
            <text:p>-42,028367</text:p>
          </table:table-cell>
          <table:table-cell table:number-columns-repeated="62"/>
        </table:table-row>
        <table:table-row table:style-name="ro1">
          <table:table-cell table:style-name="ce1" office:value-type="float" office:value="1735.1268" calcext:value-type="float">
            <text:p>1735,1268</text:p>
          </table:table-cell>
          <table:table-cell table:style-name="ce1" office:value-type="float" office:value="-41.419002" calcext:value-type="float">
            <text:p>-41,419002</text:p>
          </table:table-cell>
          <table:table-cell table:number-columns-repeated="62"/>
        </table:table-row>
        <table:table-row table:style-name="ro1">
          <table:table-cell table:style-name="ce1" office:value-type="float" office:value="1735.0343" calcext:value-type="float">
            <text:p>1735,0343</text:p>
          </table:table-cell>
          <table:table-cell table:style-name="ce1" office:value-type="float" office:value="-41.170778" calcext:value-type="float">
            <text:p>-41,170778</text:p>
          </table:table-cell>
          <table:table-cell table:number-columns-repeated="62"/>
        </table:table-row>
        <table:table-row table:style-name="ro1">
          <table:table-cell table:style-name="ce1" office:value-type="float" office:value="1734.89285" calcext:value-type="float">
            <text:p>1734,89285</text:p>
          </table:table-cell>
          <table:table-cell table:style-name="ce1" office:value-type="float" office:value="-41.275906" calcext:value-type="float">
            <text:p>-41,275906</text:p>
          </table:table-cell>
          <table:table-cell table:number-columns-repeated="62"/>
        </table:table-row>
        <table:table-row table:style-name="ro1">
          <table:table-cell table:style-name="ce1" office:value-type="float" office:value="1734.7009" calcext:value-type="float">
            <text:p>1734,7009</text:p>
          </table:table-cell>
          <table:table-cell table:style-name="ce1" office:value-type="float" office:value="-42.124526" calcext:value-type="float">
            <text:p>-42,124526</text:p>
          </table:table-cell>
          <table:table-cell table:number-columns-repeated="62"/>
        </table:table-row>
        <table:table-row table:style-name="ro1">
          <table:table-cell table:style-name="ce1" office:value-type="float" office:value="1734.4979" calcext:value-type="float">
            <text:p>1734,4979</text:p>
          </table:table-cell>
          <table:table-cell table:style-name="ce1" office:value-type="float" office:value="-42.616154" calcext:value-type="float">
            <text:p>-42,616154</text:p>
          </table:table-cell>
          <table:table-cell table:number-columns-repeated="62"/>
        </table:table-row>
        <table:table-row table:style-name="ro1">
          <table:table-cell table:style-name="ce1" office:value-type="float" office:value="1734.29485" calcext:value-type="float">
            <text:p>1734,29485</text:p>
          </table:table-cell>
          <table:table-cell table:style-name="ce1" office:value-type="float" office:value="-43.104273" calcext:value-type="float">
            <text:p>-43,104273</text:p>
          </table:table-cell>
          <table:table-cell table:number-columns-repeated="62"/>
        </table:table-row>
        <table:table-row table:style-name="ro1">
          <table:table-cell table:style-name="ce1" office:value-type="float" office:value="1734.0901" calcext:value-type="float">
            <text:p>1734,0901</text:p>
          </table:table-cell>
          <table:table-cell table:style-name="ce1" office:value-type="float" office:value="-43.243039" calcext:value-type="float">
            <text:p>-43,243039</text:p>
          </table:table-cell>
          <table:table-cell table:number-columns-repeated="62"/>
        </table:table-row>
        <table:table-row table:style-name="ro1">
          <table:table-cell table:style-name="ce1" office:value-type="float" office:value="1733.88085" calcext:value-type="float">
            <text:p>1733,88085</text:p>
          </table:table-cell>
          <table:table-cell table:style-name="ce1" office:value-type="float" office:value="-43.774667" calcext:value-type="float">
            <text:p>-43,774667</text:p>
          </table:table-cell>
          <table:table-cell table:number-columns-repeated="62"/>
        </table:table-row>
        <table:table-row table:style-name="ro1">
          <table:table-cell table:style-name="ce1" office:value-type="float" office:value="1733.66735" calcext:value-type="float">
            <text:p>1733,66735</text:p>
          </table:table-cell>
          <table:table-cell table:style-name="ce1" office:value-type="float" office:value="-43.904794" calcext:value-type="float">
            <text:p>-43,904794</text:p>
          </table:table-cell>
          <table:table-cell table:number-columns-repeated="62"/>
        </table:table-row>
        <table:table-row table:style-name="ro1">
          <table:table-cell table:style-name="ce1" office:value-type="float" office:value="1733.4524" calcext:value-type="float">
            <text:p>1733,4524</text:p>
          </table:table-cell>
          <table:table-cell table:style-name="ce1" office:value-type="float" office:value="-44.106919" calcext:value-type="float">
            <text:p>-44,106919</text:p>
          </table:table-cell>
          <table:table-cell table:number-columns-repeated="62"/>
        </table:table-row>
        <table:table-row table:style-name="ro1">
          <table:table-cell table:style-name="ce1" office:value-type="float" office:value="1733.2398" calcext:value-type="float">
            <text:p>1733,2398</text:p>
          </table:table-cell>
          <table:table-cell table:style-name="ce1" office:value-type="float" office:value="-44.10405" calcext:value-type="float">
            <text:p>-44,10405</text:p>
          </table:table-cell>
          <table:table-cell table:number-columns-repeated="62"/>
        </table:table-row>
        <table:table-row table:style-name="ro1">
          <table:table-cell table:style-name="ce1" office:value-type="float" office:value="1733.04475" calcext:value-type="float">
            <text:p>1733,04475</text:p>
          </table:table-cell>
          <table:table-cell table:style-name="ce1" office:value-type="float" office:value="-43.889334" calcext:value-type="float">
            <text:p>-43,889334</text:p>
          </table:table-cell>
          <table:table-cell table:number-columns-repeated="62"/>
        </table:table-row>
        <table:table-row table:style-name="ro1">
          <table:table-cell table:style-name="ce1" office:value-type="float" office:value="1732.8977" calcext:value-type="float">
            <text:p>1732,8977</text:p>
          </table:table-cell>
          <table:table-cell table:style-name="ce1" office:value-type="float" office:value="-44.267964" calcext:value-type="float">
            <text:p>-44,267964</text:p>
          </table:table-cell>
          <table:table-cell table:number-columns-repeated="62"/>
        </table:table-row>
        <table:table-row table:style-name="ro1">
          <table:table-cell table:style-name="ce1" office:value-type="float" office:value="1732.7835" calcext:value-type="float">
            <text:p>1732,7835</text:p>
          </table:table-cell>
          <table:table-cell table:style-name="ce1" office:value-type="float" office:value="-44.561088" calcext:value-type="float">
            <text:p>-44,561088</text:p>
          </table:table-cell>
          <table:table-cell table:number-columns-repeated="62"/>
        </table:table-row>
        <table:table-row table:style-name="ro1">
          <table:table-cell table:style-name="ce1" office:value-type="float" office:value="1732.6693" calcext:value-type="float">
            <text:p>1732,6693</text:p>
          </table:table-cell>
          <table:table-cell table:style-name="ce1" office:value-type="float" office:value="-44.584218" calcext:value-type="float">
            <text:p>-44,584218</text:p>
          </table:table-cell>
          <table:table-cell table:number-columns-repeated="62"/>
        </table:table-row>
        <table:table-row table:style-name="ro1">
          <table:table-cell table:style-name="ce1" office:value-type="float" office:value="1732.55515" calcext:value-type="float">
            <text:p>1732,55515</text:p>
          </table:table-cell>
          <table:table-cell table:style-name="ce1" office:value-type="float" office:value="-44.786343" calcext:value-type="float">
            <text:p>-44,786343</text:p>
          </table:table-cell>
          <table:table-cell table:number-columns-repeated="62"/>
        </table:table-row>
        <table:table-row table:style-name="ro1">
          <table:table-cell table:style-name="ce1" office:value-type="float" office:value="1732.441" calcext:value-type="float">
            <text:p>1732,441</text:p>
          </table:table-cell>
          <table:table-cell table:style-name="ce1" office:value-type="float" office:value="-44.559118" calcext:value-type="float">
            <text:p>-44,559118</text:p>
          </table:table-cell>
          <table:table-cell table:number-columns-repeated="62"/>
        </table:table-row>
        <table:table-row table:style-name="ro1">
          <table:table-cell table:style-name="ce1" office:value-type="float" office:value="1732.3268" calcext:value-type="float">
            <text:p>1732,3268</text:p>
          </table:table-cell>
          <table:table-cell table:style-name="ce1" office:value-type="float" office:value="-44.235256" calcext:value-type="float">
            <text:p>-44,235256</text:p>
          </table:table-cell>
          <table:table-cell table:number-columns-repeated="62"/>
        </table:table-row>
        <table:table-row table:style-name="ro1">
          <table:table-cell table:style-name="ce1" office:value-type="float" office:value="1732.2126" calcext:value-type="float">
            <text:p>1732,2126</text:p>
          </table:table-cell>
          <table:table-cell table:style-name="ce1" office:value-type="float" office:value="-43.402971" calcext:value-type="float">
            <text:p>-43,402971</text:p>
          </table:table-cell>
          <table:table-cell table:number-columns-repeated="62"/>
        </table:table-row>
        <table:table-row table:style-name="ro1">
          <table:table-cell table:style-name="ce1" office:value-type="float" office:value="1732.0917" calcext:value-type="float">
            <text:p>1732,0917</text:p>
          </table:table-cell>
          <table:table-cell table:style-name="ce1" office:value-type="float" office:value="-42.623119" calcext:value-type="float">
            <text:p>-42,623119</text:p>
          </table:table-cell>
          <table:table-cell table:number-columns-repeated="62"/>
        </table:table-row>
        <table:table-row table:style-name="ro1">
          <table:table-cell table:style-name="ce1" office:value-type="float" office:value="1731.9242" calcext:value-type="float">
            <text:p>1731,9242</text:p>
          </table:table-cell>
          <table:table-cell table:style-name="ce1" office:value-type="float" office:value="-42.046262" calcext:value-type="float">
            <text:p>-42,046262</text:p>
          </table:table-cell>
          <table:table-cell table:number-columns-repeated="62"/>
        </table:table-row>
        <table:table-row table:style-name="ro1">
          <table:table-cell table:style-name="ce1" office:value-type="float" office:value="1731.67995" calcext:value-type="float">
            <text:p>1731,67995</text:p>
          </table:table-cell>
          <table:table-cell table:style-name="ce1" office:value-type="float" office:value="-41.29105" calcext:value-type="float">
            <text:p>-41,29105</text:p>
          </table:table-cell>
          <table:table-cell table:number-columns-repeated="62"/>
        </table:table-row>
        <table:table-row table:style-name="ro1">
          <table:table-cell table:style-name="ce1" office:value-type="float" office:value="1731.39885" calcext:value-type="float">
            <text:p>1731,39885</text:p>
          </table:table-cell>
          <table:table-cell table:style-name="ce1" office:value-type="float" office:value="-40.926188" calcext:value-type="float">
            <text:p>-40,926188</text:p>
          </table:table-cell>
          <table:table-cell table:number-columns-repeated="62"/>
        </table:table-row>
        <table:table-row table:style-name="ro1">
          <table:table-cell table:style-name="ce1" office:value-type="float" office:value="1731.1349" calcext:value-type="float">
            <text:p>1731,1349</text:p>
          </table:table-cell>
          <table:table-cell table:style-name="ce1" office:value-type="float" office:value="-40.147355" calcext:value-type="float">
            <text:p>-40,147355</text:p>
          </table:table-cell>
          <table:table-cell table:number-columns-repeated="62"/>
        </table:table-row>
        <table:table-row table:style-name="ro1">
          <table:table-cell table:style-name="ce1" office:value-type="float" office:value="1730.9399" calcext:value-type="float">
            <text:p>1730,9399</text:p>
          </table:table-cell>
          <table:table-cell table:style-name="ce1" office:value-type="float" office:value="-40.567476" calcext:value-type="float">
            <text:p>-40,567476</text:p>
          </table:table-cell>
          <table:table-cell table:number-columns-repeated="62"/>
        </table:table-row>
        <table:table-row table:style-name="ro1">
          <table:table-cell table:style-name="ce1" office:value-type="float" office:value="1730.80735" calcext:value-type="float">
            <text:p>1730,80735</text:p>
          </table:table-cell>
          <table:table-cell table:style-name="ce1" office:value-type="float" office:value="-40.279613" calcext:value-type="float">
            <text:p>-40,279613</text:p>
          </table:table-cell>
          <table:table-cell table:number-columns-repeated="62"/>
        </table:table-row>
        <table:table-row table:style-name="ro1">
          <table:table-cell table:style-name="ce1" office:value-type="float" office:value="1730.68555" calcext:value-type="float">
            <text:p>1730,68555</text:p>
          </table:table-cell>
          <table:table-cell table:style-name="ce1" office:value-type="float" office:value="-40.099387" calcext:value-type="float">
            <text:p>-40,099387</text:p>
          </table:table-cell>
          <table:table-cell table:number-columns-repeated="62"/>
        </table:table-row>
        <table:table-row table:style-name="ro1">
          <table:table-cell table:style-name="ce1" office:value-type="float" office:value="1730.5638" calcext:value-type="float">
            <text:p>1730,5638</text:p>
          </table:table-cell>
          <table:table-cell table:style-name="ce1" office:value-type="float" office:value="-40.37751" calcext:value-type="float">
            <text:p>-40,37751</text:p>
          </table:table-cell>
          <table:table-cell table:number-columns-repeated="62"/>
        </table:table-row>
        <table:table-row table:style-name="ro1">
          <table:table-cell table:style-name="ce1" office:value-type="float" office:value="1730.44195" calcext:value-type="float">
            <text:p>1730,44195</text:p>
          </table:table-cell>
          <table:table-cell table:style-name="ce1" office:value-type="float" office:value="-40.551146" calcext:value-type="float">
            <text:p>-40,551146</text:p>
          </table:table-cell>
          <table:table-cell table:number-columns-repeated="62"/>
        </table:table-row>
        <table:table-row table:style-name="ro1">
          <table:table-cell table:style-name="ce1" office:value-type="float" office:value="1730.3201" calcext:value-type="float">
            <text:p>1730,3201</text:p>
          </table:table-cell>
          <table:table-cell table:style-name="ce1" office:value-type="float" office:value="-40.101287" calcext:value-type="float">
            <text:p>-40,101287</text:p>
          </table:table-cell>
          <table:table-cell table:number-columns-repeated="62"/>
        </table:table-row>
        <table:table-row table:style-name="ro1">
          <table:table-cell table:style-name="ce1" office:value-type="float" office:value="1730.19835" calcext:value-type="float">
            <text:p>1730,19835</text:p>
          </table:table-cell>
          <table:table-cell table:style-name="ce1" office:value-type="float" office:value="-40.166415" calcext:value-type="float">
            <text:p>-40,166415</text:p>
          </table:table-cell>
          <table:table-cell table:number-columns-repeated="62"/>
        </table:table-row>
        <table:table-row table:style-name="ro1">
          <table:table-cell table:style-name="ce1" office:value-type="float" office:value="1730.0759" calcext:value-type="float">
            <text:p>1730,0759</text:p>
          </table:table-cell>
          <table:table-cell table:style-name="ce1" office:value-type="float" office:value="-40.37118" calcext:value-type="float">
            <text:p>-40,37118</text:p>
          </table:table-cell>
          <table:table-cell table:number-columns-repeated="62"/>
        </table:table-row>
        <table:table-row table:style-name="ro1">
          <table:table-cell table:style-name="ce1" office:value-type="float" office:value="1729.95025" calcext:value-type="float">
            <text:p>1729,95025</text:p>
          </table:table-cell>
          <table:table-cell table:style-name="ce1" office:value-type="float" office:value="-40.455309" calcext:value-type="float">
            <text:p>-40,455309</text:p>
          </table:table-cell>
          <table:table-cell table:number-columns-repeated="62"/>
        </table:table-row>
        <table:table-row table:style-name="ro1">
          <table:table-cell table:style-name="ce1" office:value-type="float" office:value="1729.82095" calcext:value-type="float">
            <text:p>1729,82095</text:p>
          </table:table-cell>
          <table:table-cell table:style-name="ce1" office:value-type="float" office:value="-39.973959" calcext:value-type="float">
            <text:p>-39,973959</text:p>
          </table:table-cell>
          <table:table-cell table:number-columns-repeated="62"/>
        </table:table-row>
        <table:table-row table:style-name="ro1">
          <table:table-cell table:style-name="ce1" office:value-type="float" office:value="1729.69045" calcext:value-type="float">
            <text:p>1729,69045</text:p>
          </table:table-cell>
          <table:table-cell table:style-name="ce1" office:value-type="float" office:value="-40.666074" calcext:value-type="float">
            <text:p>-40,666074</text:p>
          </table:table-cell>
          <table:table-cell table:number-columns-repeated="62"/>
        </table:table-row>
        <table:table-row table:style-name="ro1">
          <table:table-cell table:style-name="ce1" office:value-type="float" office:value="1729.55995" calcext:value-type="float">
            <text:p>1729,55995</text:p>
          </table:table-cell>
          <table:table-cell table:style-name="ce1" office:value-type="float" office:value="-41.141309" calcext:value-type="float">
            <text:p>-41,141309</text:p>
          </table:table-cell>
          <table:table-cell table:number-columns-repeated="62"/>
        </table:table-row>
        <table:table-row table:style-name="ro1">
          <table:table-cell table:style-name="ce1" office:value-type="float" office:value="1729.4294" calcext:value-type="float">
            <text:p>1729,4294</text:p>
          </table:table-cell>
          <table:table-cell table:style-name="ce1" office:value-type="float" office:value="-41.312667" calcext:value-type="float">
            <text:p>-41,312667</text:p>
          </table:table-cell>
          <table:table-cell table:number-columns-repeated="62"/>
        </table:table-row>
        <table:table-row table:style-name="ro1">
          <table:table-cell table:style-name="ce1" office:value-type="float" office:value="1729.29885" calcext:value-type="float">
            <text:p>1729,29885</text:p>
          </table:table-cell>
          <table:table-cell table:style-name="ce1" office:value-type="float" office:value="-41.820614" calcext:value-type="float">
            <text:p>-41,820614</text:p>
          </table:table-cell>
          <table:table-cell table:number-columns-repeated="62"/>
        </table:table-row>
        <table:table-row table:style-name="ro1">
          <table:table-cell table:style-name="ce1" office:value-type="float" office:value="1729.1687" calcext:value-type="float">
            <text:p>1729,1687</text:p>
          </table:table-cell>
          <table:table-cell table:style-name="ce1" office:value-type="float" office:value="-42.385121" calcext:value-type="float">
            <text:p>-42,385121</text:p>
          </table:table-cell>
          <table:table-cell table:number-columns-repeated="62"/>
        </table:table-row>
        <table:table-row table:style-name="ro1">
          <table:table-cell table:style-name="ce1" office:value-type="float" office:value="1729.0428" calcext:value-type="float">
            <text:p>1729,0428</text:p>
          </table:table-cell>
          <table:table-cell table:style-name="ce1" office:value-type="float" office:value="-42.678943" calcext:value-type="float">
            <text:p>-42,678943</text:p>
          </table:table-cell>
          <table:table-cell table:number-columns-repeated="62"/>
        </table:table-row>
        <table:table-row table:style-name="ro1">
          <table:table-cell table:style-name="ce1" office:value-type="float" office:value="1728.9383" calcext:value-type="float">
            <text:p>1728,9383</text:p>
          </table:table-cell>
          <table:table-cell table:style-name="ce1" office:value-type="float" office:value="-43.634467" calcext:value-type="float">
            <text:p>-43,634467</text:p>
          </table:table-cell>
          <table:table-cell table:number-columns-repeated="62"/>
        </table:table-row>
        <table:table-row table:style-name="ro1">
          <table:table-cell table:style-name="ce1" office:value-type="float" office:value="1728.8513" calcext:value-type="float">
            <text:p>1728,8513</text:p>
          </table:table-cell>
          <table:table-cell table:style-name="ce1" office:value-type="float" office:value="-44.042326" calcext:value-type="float">
            <text:p>-44,042326</text:p>
          </table:table-cell>
          <table:table-cell table:number-columns-repeated="62"/>
        </table:table-row>
        <table:table-row table:style-name="ro1">
          <table:table-cell table:style-name="ce1" office:value-type="float" office:value="1728.7643" calcext:value-type="float">
            <text:p>1728,7643</text:p>
          </table:table-cell>
          <table:table-cell table:style-name="ce1" office:value-type="float" office:value="-44.386786" calcext:value-type="float">
            <text:p>-44,386786</text:p>
          </table:table-cell>
          <table:table-cell table:number-columns-repeated="62"/>
        </table:table-row>
        <table:table-row table:style-name="ro1">
          <table:table-cell table:style-name="ce1" office:value-type="float" office:value="1728.6773" calcext:value-type="float">
            <text:p>1728,6773</text:p>
          </table:table-cell>
          <table:table-cell table:style-name="ce1" office:value-type="float" office:value="-44.491733" calcext:value-type="float">
            <text:p>-44,491733</text:p>
          </table:table-cell>
          <table:table-cell table:number-columns-repeated="62"/>
        </table:table-row>
        <table:table-row table:style-name="ro1">
          <table:table-cell table:style-name="ce1" office:value-type="float" office:value="1728.5903" calcext:value-type="float">
            <text:p>1728,5903</text:p>
          </table:table-cell>
          <table:table-cell table:style-name="ce1" office:value-type="float" office:value="-45.259393" calcext:value-type="float">
            <text:p>-45,259393</text:p>
          </table:table-cell>
          <table:table-cell table:number-columns-repeated="62"/>
        </table:table-row>
        <table:table-row table:style-name="ro1">
          <table:table-cell table:style-name="ce1" office:value-type="float" office:value="1728.4888" calcext:value-type="float">
            <text:p>1728,4888</text:p>
          </table:table-cell>
          <table:table-cell table:style-name="ce1" office:value-type="float" office:value="-45.545135" calcext:value-type="float">
            <text:p>-45,545135</text:p>
          </table:table-cell>
          <table:table-cell table:number-columns-repeated="62"/>
        </table:table-row>
        <table:table-row table:style-name="ro1">
          <table:table-cell table:style-name="ce1" office:value-type="float" office:value="1728.38705" calcext:value-type="float">
            <text:p>1728,38705</text:p>
          </table:table-cell>
          <table:table-cell table:style-name="ce1" office:value-type="float" office:value="-43.625901" calcext:value-type="float">
            <text:p>-43,625901</text:p>
          </table:table-cell>
          <table:table-cell table:number-columns-repeated="62"/>
        </table:table-row>
        <table:table-row table:style-name="ro1">
          <table:table-cell table:style-name="ce1" office:value-type="float" office:value="1728.29955" calcext:value-type="float">
            <text:p>1728,29955</text:p>
          </table:table-cell>
          <table:table-cell table:style-name="ce1" office:value-type="float" office:value="-45.535759" calcext:value-type="float">
            <text:p>-45,535759</text:p>
          </table:table-cell>
          <table:table-cell table:number-columns-repeated="62"/>
        </table:table-row>
        <table:table-row table:style-name="ro1">
          <table:table-cell table:style-name="ce1" office:value-type="float" office:value="1728.21205" calcext:value-type="float">
            <text:p>1728,21205</text:p>
          </table:table-cell>
          <table:table-cell table:style-name="ce1" office:value-type="float" office:value="-45.705623" calcext:value-type="float">
            <text:p>-45,705623</text:p>
          </table:table-cell>
          <table:table-cell table:number-columns-repeated="62"/>
        </table:table-row>
        <table:table-row table:style-name="ro1">
          <table:table-cell table:style-name="ce1" office:value-type="float" office:value="1728.1245" calcext:value-type="float">
            <text:p>1728,1245</text:p>
          </table:table-cell>
          <table:table-cell table:style-name="ce1" office:value-type="float" office:value="-44.814688" calcext:value-type="float">
            <text:p>-44,814688</text:p>
          </table:table-cell>
          <table:table-cell table:number-columns-repeated="62"/>
        </table:table-row>
        <table:table-row table:style-name="ro1">
          <table:table-cell table:style-name="ce1" office:value-type="float" office:value="1728.02785" calcext:value-type="float">
            <text:p>1728,02785</text:p>
          </table:table-cell>
          <table:table-cell table:style-name="ce1" office:value-type="float" office:value="-44.966096" calcext:value-type="float">
            <text:p>-44,966096</text:p>
          </table:table-cell>
          <table:table-cell table:number-columns-repeated="62"/>
        </table:table-row>
        <table:table-row table:style-name="ro1">
          <table:table-cell table:style-name="ce1" office:value-type="float" office:value="1727.90495" calcext:value-type="float">
            <text:p>1727,90495</text:p>
          </table:table-cell>
          <table:table-cell table:style-name="ce1" office:value-type="float" office:value="-44.608358" calcext:value-type="float">
            <text:p>-44,608358</text:p>
          </table:table-cell>
          <table:table-cell table:number-columns-repeated="62"/>
        </table:table-row>
        <table:table-row table:style-name="ro1">
          <table:table-cell table:style-name="ce1" office:value-type="float" office:value="1727.75835" calcext:value-type="float">
            <text:p>1727,75835</text:p>
          </table:table-cell>
          <table:table-cell table:style-name="ce1" office:value-type="float" office:value="-44.571029" calcext:value-type="float">
            <text:p>-44,571029</text:p>
          </table:table-cell>
          <table:table-cell table:number-columns-repeated="62"/>
        </table:table-row>
        <table:table-row table:style-name="ro1">
          <table:table-cell table:style-name="ce1" office:value-type="float" office:value="1727.60525" calcext:value-type="float">
            <text:p>1727,60525</text:p>
          </table:table-cell>
          <table:table-cell table:style-name="ce1" office:value-type="float" office:value="-44.296208" calcext:value-type="float">
            <text:p>-44,296208</text:p>
          </table:table-cell>
          <table:table-cell table:number-columns-repeated="62"/>
        </table:table-row>
        <table:table-row table:style-name="ro1">
          <table:table-cell table:style-name="ce1" office:value-type="float" office:value="1727.4521" calcext:value-type="float">
            <text:p>1727,4521</text:p>
          </table:table-cell>
          <table:table-cell table:style-name="ce1" office:value-type="float" office:value="-44.169998" calcext:value-type="float">
            <text:p>-44,169998</text:p>
          </table:table-cell>
          <table:table-cell table:number-columns-repeated="62"/>
        </table:table-row>
        <table:table-row table:style-name="ro1">
          <table:table-cell table:style-name="ce1" office:value-type="float" office:value="1727.2989" calcext:value-type="float">
            <text:p>1727,2989</text:p>
          </table:table-cell>
          <table:table-cell table:style-name="ce1" office:value-type="float" office:value="-44.110311" calcext:value-type="float">
            <text:p>-44,110311</text:p>
          </table:table-cell>
          <table:table-cell table:number-columns-repeated="62"/>
        </table:table-row>
        <table:table-row table:style-name="ro1">
          <table:table-cell table:style-name="ce1" office:value-type="float" office:value="1727.1474" calcext:value-type="float">
            <text:p>1727,1474</text:p>
          </table:table-cell>
          <table:table-cell table:style-name="ce1" office:value-type="float" office:value="-43.81547" calcext:value-type="float">
            <text:p>-43,81547</text:p>
          </table:table-cell>
          <table:table-cell table:number-columns-repeated="62"/>
        </table:table-row>
        <table:table-row table:style-name="ro1">
          <table:table-cell table:style-name="ce1" office:value-type="float" office:value="1727.0048" calcext:value-type="float">
            <text:p>1727,0048</text:p>
          </table:table-cell>
          <table:table-cell table:style-name="ce1" office:value-type="float" office:value="-44.047955" calcext:value-type="float">
            <text:p>-44,047955</text:p>
          </table:table-cell>
          <table:table-cell table:number-columns-repeated="62"/>
        </table:table-row>
        <table:table-row table:style-name="ro1">
          <table:table-cell table:style-name="ce1" office:value-type="float" office:value="1726.87965" calcext:value-type="float">
            <text:p>1726,87965</text:p>
          </table:table-cell>
          <table:table-cell table:style-name="ce1" office:value-type="float" office:value="-44.346826" calcext:value-type="float">
            <text:p>-44,346826</text:p>
          </table:table-cell>
          <table:table-cell table:number-columns-repeated="62"/>
        </table:table-row>
        <table:table-row table:style-name="ro1">
          <table:table-cell table:style-name="ce1" office:value-type="float" office:value="1726.76475" calcext:value-type="float">
            <text:p>1726,76475</text:p>
          </table:table-cell>
          <table:table-cell table:style-name="ce1" office:value-type="float" office:value="-44.644688" calcext:value-type="float">
            <text:p>-44,644688</text:p>
          </table:table-cell>
          <table:table-cell table:number-columns-repeated="62"/>
        </table:table-row>
        <table:table-row table:style-name="ro1">
          <table:table-cell table:style-name="ce1" office:value-type="float" office:value="1726.6499" calcext:value-type="float">
            <text:p>1726,6499</text:p>
          </table:table-cell>
          <table:table-cell table:style-name="ce1" office:value-type="float" office:value="-45.003289" calcext:value-type="float">
            <text:p>-45,003289</text:p>
          </table:table-cell>
          <table:table-cell table:number-columns-repeated="62"/>
        </table:table-row>
        <table:table-row table:style-name="ro1">
          <table:table-cell table:style-name="ce1" office:value-type="float" office:value="1726.53505" calcext:value-type="float">
            <text:p>1726,53505</text:p>
          </table:table-cell>
          <table:table-cell table:style-name="ce1" office:value-type="float" office:value="-44.732412" calcext:value-type="float">
            <text:p>-44,732412</text:p>
          </table:table-cell>
          <table:table-cell table:number-columns-repeated="62"/>
        </table:table-row>
        <table:table-row table:style-name="ro1">
          <table:table-cell table:style-name="ce1" office:value-type="float" office:value="1726.42015" calcext:value-type="float">
            <text:p>1726,42015</text:p>
          </table:table-cell>
          <table:table-cell table:style-name="ce1" office:value-type="float" office:value="-44.931292" calcext:value-type="float">
            <text:p>-44,931292</text:p>
          </table:table-cell>
          <table:table-cell table:number-columns-repeated="62"/>
        </table:table-row>
        <table:table-row table:style-name="ro1">
          <table:table-cell table:style-name="ce1" office:value-type="float" office:value="1726.3053" calcext:value-type="float">
            <text:p>1726,3053</text:p>
          </table:table-cell>
          <table:table-cell table:style-name="ce1" office:value-type="float" office:value="-45.071727" calcext:value-type="float">
            <text:p>-45,071727</text:p>
          </table:table-cell>
          <table:table-cell table:number-columns-repeated="62"/>
        </table:table-row>
        <table:table-row table:style-name="ro1">
          <table:table-cell table:style-name="ce1" office:value-type="float" office:value="1726.19045" calcext:value-type="float">
            <text:p>1726,19045</text:p>
          </table:table-cell>
          <table:table-cell table:style-name="ce1" office:value-type="float" office:value="-44.98679" calcext:value-type="float">
            <text:p>-44,98679</text:p>
          </table:table-cell>
          <table:table-cell table:number-columns-repeated="62"/>
        </table:table-row>
        <table:table-row table:style-name="ro1">
          <table:table-cell table:style-name="ce1" office:value-type="float" office:value="1726.07575" calcext:value-type="float">
            <text:p>1726,07575</text:p>
          </table:table-cell>
          <table:table-cell table:style-name="ce1" office:value-type="float" office:value="-44.790888" calcext:value-type="float">
            <text:p>-44,790888</text:p>
          </table:table-cell>
          <table:table-cell table:number-columns-repeated="62"/>
        </table:table-row>
        <table:table-row table:style-name="ro1">
          <table:table-cell table:style-name="ce1" office:value-type="float" office:value="1725.96375" calcext:value-type="float">
            <text:p>1725,96375</text:p>
          </table:table-cell>
          <table:table-cell table:style-name="ce1" office:value-type="float" office:value="-44.41093" calcext:value-type="float">
            <text:p>-44,41093</text:p>
          </table:table-cell>
          <table:table-cell table:number-columns-repeated="62"/>
        </table:table-row>
        <table:table-row table:style-name="ro1">
          <table:table-cell table:style-name="ce1" office:value-type="float" office:value="1725.85495" calcext:value-type="float">
            <text:p>1725,85495</text:p>
          </table:table-cell>
          <table:table-cell table:style-name="ce1" office:value-type="float" office:value="-44.617889" calcext:value-type="float">
            <text:p>-44,617889</text:p>
          </table:table-cell>
          <table:table-cell table:number-columns-repeated="62"/>
        </table:table-row>
        <table:table-row table:style-name="ro1">
          <table:table-cell table:style-name="ce1" office:value-type="float" office:value="1725.74685" calcext:value-type="float">
            <text:p>1725,74685</text:p>
          </table:table-cell>
          <table:table-cell table:style-name="ce1" office:value-type="float" office:value="-44.626012" calcext:value-type="float">
            <text:p>-44,626012</text:p>
          </table:table-cell>
          <table:table-cell table:number-columns-repeated="62"/>
        </table:table-row>
        <table:table-row table:style-name="ro1">
          <table:table-cell table:style-name="ce1" office:value-type="float" office:value="1725.63875" calcext:value-type="float">
            <text:p>1725,63875</text:p>
          </table:table-cell>
          <table:table-cell table:style-name="ce1" office:value-type="float" office:value="-45.092685" calcext:value-type="float">
            <text:p>-45,092685</text:p>
          </table:table-cell>
          <table:table-cell table:number-columns-repeated="62"/>
        </table:table-row>
        <table:table-row table:style-name="ro1">
          <table:table-cell table:style-name="ce1" office:value-type="float" office:value="1725.53065" calcext:value-type="float">
            <text:p>1725,53065</text:p>
          </table:table-cell>
          <table:table-cell table:style-name="ce1" office:value-type="float" office:value="-44.734032" calcext:value-type="float">
            <text:p>-44,734032</text:p>
          </table:table-cell>
          <table:table-cell table:number-columns-repeated="62"/>
        </table:table-row>
        <table:table-row table:style-name="ro1">
          <table:table-cell table:style-name="ce1" office:value-type="float" office:value="1725.42255" calcext:value-type="float">
            <text:p>1725,42255</text:p>
          </table:table-cell>
          <table:table-cell table:style-name="ce1" office:value-type="float" office:value="-45.707641" calcext:value-type="float">
            <text:p>-45,707641</text:p>
          </table:table-cell>
          <table:table-cell table:number-columns-repeated="62"/>
        </table:table-row>
        <table:table-row table:style-name="ro1">
          <table:table-cell table:style-name="ce1" office:value-type="float" office:value="1725.31445" calcext:value-type="float">
            <text:p>1725,31445</text:p>
          </table:table-cell>
          <table:table-cell table:style-name="ce1" office:value-type="float" office:value="-45.789495" calcext:value-type="float">
            <text:p>-45,789495</text:p>
          </table:table-cell>
          <table:table-cell table:number-columns-repeated="62"/>
        </table:table-row>
        <table:table-row table:style-name="ro1">
          <table:table-cell table:style-name="ce1" office:value-type="float" office:value="1725.20635" calcext:value-type="float">
            <text:p>1725,20635</text:p>
          </table:table-cell>
          <table:table-cell table:style-name="ce1" office:value-type="float" office:value="-45.845686" calcext:value-type="float">
            <text:p>-45,845686</text:p>
          </table:table-cell>
          <table:table-cell table:number-columns-repeated="62"/>
        </table:table-row>
        <table:table-row table:style-name="ro1">
          <table:table-cell table:style-name="ce1" office:value-type="float" office:value="1725.09495" calcext:value-type="float">
            <text:p>1725,09495</text:p>
          </table:table-cell>
          <table:table-cell table:style-name="ce1" office:value-type="float" office:value="-44.91031" calcext:value-type="float">
            <text:p>-44,91031</text:p>
          </table:table-cell>
          <table:table-cell table:number-columns-repeated="62"/>
        </table:table-row>
        <table:table-row table:style-name="ro1">
          <table:table-cell table:style-name="ce1" office:value-type="float" office:value="1724.96705" calcext:value-type="float">
            <text:p>1724,96705</text:p>
          </table:table-cell>
          <table:table-cell table:style-name="ce1" office:value-type="float" office:value="-44.447625" calcext:value-type="float">
            <text:p>-44,447625</text:p>
          </table:table-cell>
          <table:table-cell table:number-columns-repeated="62"/>
        </table:table-row>
        <table:table-row table:style-name="ro1">
          <table:table-cell table:style-name="ce1" office:value-type="float" office:value="1724.80895" calcext:value-type="float">
            <text:p>1724,80895</text:p>
          </table:table-cell>
          <table:table-cell table:style-name="ce1" office:value-type="float" office:value="-44.327379" calcext:value-type="float">
            <text:p>-44,327379</text:p>
          </table:table-cell>
          <table:table-cell table:number-columns-repeated="62"/>
        </table:table-row>
        <table:table-row table:style-name="ro1">
          <table:table-cell table:style-name="ce1" office:value-type="float" office:value="1724.6339" calcext:value-type="float">
            <text:p>1724,6339</text:p>
          </table:table-cell>
          <table:table-cell table:style-name="ce1" office:value-type="float" office:value="-44.707053" calcext:value-type="float">
            <text:p>-44,707053</text:p>
          </table:table-cell>
          <table:table-cell table:number-columns-repeated="62"/>
        </table:table-row>
        <table:table-row table:style-name="ro1">
          <table:table-cell table:style-name="ce1" office:value-type="float" office:value="1724.4589" calcext:value-type="float">
            <text:p>1724,4589</text:p>
          </table:table-cell>
          <table:table-cell table:style-name="ce1" office:value-type="float" office:value="-44.075694" calcext:value-type="float">
            <text:p>-44,075694</text:p>
          </table:table-cell>
          <table:table-cell table:number-columns-repeated="62"/>
        </table:table-row>
        <table:table-row table:style-name="ro1">
          <table:table-cell table:style-name="ce1" office:value-type="float" office:value="1724.28385" calcext:value-type="float">
            <text:p>1724,28385</text:p>
          </table:table-cell>
          <table:table-cell table:style-name="ce1" office:value-type="float" office:value="-44.237202" calcext:value-type="float">
            <text:p>-44,237202</text:p>
          </table:table-cell>
          <table:table-cell table:number-columns-repeated="62"/>
        </table:table-row>
        <table:table-row table:style-name="ro1">
          <table:table-cell table:style-name="ce1" office:value-type="float" office:value="1724.1088" calcext:value-type="float">
            <text:p>1724,1088</text:p>
          </table:table-cell>
          <table:table-cell table:style-name="ce1" office:value-type="float" office:value="-42.991886" calcext:value-type="float">
            <text:p>-42,991886</text:p>
          </table:table-cell>
          <table:table-cell table:number-columns-repeated="62"/>
        </table:table-row>
        <table:table-row table:style-name="ro1">
          <table:table-cell table:style-name="ce1" office:value-type="float" office:value="1723.97325" calcext:value-type="float">
            <text:p>1723,97325</text:p>
          </table:table-cell>
          <table:table-cell table:style-name="ce1" office:value-type="float" office:value="-43.558319" calcext:value-type="float">
            <text:p>-43,558319</text:p>
          </table:table-cell>
          <table:table-cell table:number-columns-repeated="62"/>
        </table:table-row>
        <table:table-row table:style-name="ro1">
          <table:table-cell table:style-name="ce1" office:value-type="float" office:value="1723.88235" calcext:value-type="float">
            <text:p>1723,88235</text:p>
          </table:table-cell>
          <table:table-cell table:style-name="ce1" office:value-type="float" office:value="-43.338314" calcext:value-type="float">
            <text:p>-43,338314</text:p>
          </table:table-cell>
          <table:table-cell table:number-columns-repeated="62"/>
        </table:table-row>
        <table:table-row table:style-name="ro1">
          <table:table-cell table:style-name="ce1" office:value-type="float" office:value="1723.79675" calcext:value-type="float">
            <text:p>1723,79675</text:p>
          </table:table-cell>
          <table:table-cell table:style-name="ce1" office:value-type="float" office:value="-42.720085" calcext:value-type="float">
            <text:p>-42,720085</text:p>
          </table:table-cell>
          <table:table-cell table:number-columns-repeated="62"/>
        </table:table-row>
        <table:table-row table:style-name="ro1">
          <table:table-cell table:style-name="ce1" office:value-type="float" office:value="1723.71125" calcext:value-type="float">
            <text:p>1723,71125</text:p>
          </table:table-cell>
          <table:table-cell table:style-name="ce1" office:value-type="float" office:value="-42.641346" calcext:value-type="float">
            <text:p>-42,641346</text:p>
          </table:table-cell>
          <table:table-cell table:number-columns-repeated="62"/>
        </table:table-row>
        <table:table-row table:style-name="ro1">
          <table:table-cell table:style-name="ce1" office:value-type="float" office:value="1723.62575" calcext:value-type="float">
            <text:p>1723,62575</text:p>
          </table:table-cell>
          <table:table-cell table:style-name="ce1" office:value-type="float" office:value="-42.18403" calcext:value-type="float">
            <text:p>-42,18403</text:p>
          </table:table-cell>
          <table:table-cell table:number-columns-repeated="62"/>
        </table:table-row>
        <table:table-row table:style-name="ro1">
          <table:table-cell table:style-name="ce1" office:value-type="float" office:value="1723.54025" calcext:value-type="float">
            <text:p>1723,54025</text:p>
          </table:table-cell>
          <table:table-cell table:style-name="ce1" office:value-type="float" office:value="-42.387151" calcext:value-type="float">
            <text:p>-42,387151</text:p>
          </table:table-cell>
          <table:table-cell table:number-columns-repeated="62"/>
        </table:table-row>
        <table:table-row table:style-name="ro1">
          <table:table-cell table:style-name="ce1" office:value-type="float" office:value="1723.4548" calcext:value-type="float">
            <text:p>1723,4548</text:p>
          </table:table-cell>
          <table:table-cell table:style-name="ce1" office:value-type="float" office:value="-41.808315" calcext:value-type="float">
            <text:p>-41,808315</text:p>
          </table:table-cell>
          <table:table-cell table:number-columns-repeated="62"/>
        </table:table-row>
        <table:table-row table:style-name="ro1">
          <table:table-cell table:style-name="ce1" office:value-type="float" office:value="1723.36935" calcext:value-type="float">
            <text:p>1723,36935</text:p>
          </table:table-cell>
          <table:table-cell table:style-name="ce1" office:value-type="float" office:value="-42.115756" calcext:value-type="float">
            <text:p>-42,115756</text:p>
          </table:table-cell>
          <table:table-cell table:number-columns-repeated="62"/>
        </table:table-row>
        <table:table-row table:style-name="ro1">
          <table:table-cell table:style-name="ce1" office:value-type="float" office:value="1723.28385" calcext:value-type="float">
            <text:p>1723,28385</text:p>
          </table:table-cell>
          <table:table-cell table:style-name="ce1" office:value-type="float" office:value="-42.158739" calcext:value-type="float">
            <text:p>-42,158739</text:p>
          </table:table-cell>
          <table:table-cell table:number-columns-repeated="62"/>
        </table:table-row>
        <table:table-row table:style-name="ro1">
          <table:table-cell table:style-name="ce1" office:value-type="float" office:value="1723.19835" calcext:value-type="float">
            <text:p>1723,19835</text:p>
          </table:table-cell>
          <table:table-cell table:style-name="ce1" office:value-type="float" office:value="-41.596523" calcext:value-type="float">
            <text:p>-41,596523</text:p>
          </table:table-cell>
          <table:table-cell table:number-columns-repeated="62"/>
        </table:table-row>
        <table:table-row table:style-name="ro1">
          <table:table-cell table:style-name="ce1" office:value-type="float" office:value="1723.1129" calcext:value-type="float">
            <text:p>1723,1129</text:p>
          </table:table-cell>
          <table:table-cell table:style-name="ce1" office:value-type="float" office:value="-42.195802" calcext:value-type="float">
            <text:p>-42,195802</text:p>
          </table:table-cell>
          <table:table-cell table:number-columns-repeated="62"/>
        </table:table-row>
        <table:table-row table:style-name="ro1">
          <table:table-cell table:style-name="ce1" office:value-type="float" office:value="1723.02465" calcext:value-type="float">
            <text:p>1723,02465</text:p>
          </table:table-cell>
          <table:table-cell table:style-name="ce1" office:value-type="float" office:value="-42.491037" calcext:value-type="float">
            <text:p>-42,491037</text:p>
          </table:table-cell>
          <table:table-cell table:number-columns-repeated="62"/>
        </table:table-row>
        <table:table-row table:style-name="ro1">
          <table:table-cell table:style-name="ce1" office:value-type="float" office:value="1722.9218" calcext:value-type="float">
            <text:p>1722,9218</text:p>
          </table:table-cell>
          <table:table-cell table:style-name="ce1" office:value-type="float" office:value="-42.432979" calcext:value-type="float">
            <text:p>-42,432979</text:p>
          </table:table-cell>
          <table:table-cell table:number-columns-repeated="62"/>
        </table:table-row>
        <table:table-row table:style-name="ro1">
          <table:table-cell table:style-name="ce1" office:value-type="float" office:value="1722.8071" calcext:value-type="float">
            <text:p>1722,8071</text:p>
          </table:table-cell>
          <table:table-cell table:style-name="ce1" office:value-type="float" office:value="-42.500373" calcext:value-type="float">
            <text:p>-42,500373</text:p>
          </table:table-cell>
          <table:table-cell table:number-columns-repeated="62"/>
        </table:table-row>
        <table:table-row table:style-name="ro1">
          <table:table-cell table:style-name="ce1" office:value-type="float" office:value="1722.69225" calcext:value-type="float">
            <text:p>1722,69225</text:p>
          </table:table-cell>
          <table:table-cell table:style-name="ce1" office:value-type="float" office:value="-42.574888" calcext:value-type="float">
            <text:p>-42,574888</text:p>
          </table:table-cell>
          <table:table-cell table:number-columns-repeated="62"/>
        </table:table-row>
        <table:table-row table:style-name="ro1">
          <table:table-cell table:style-name="ce1" office:value-type="float" office:value="1722.57705" calcext:value-type="float">
            <text:p>1722,57705</text:p>
          </table:table-cell>
          <table:table-cell table:style-name="ce1" office:value-type="float" office:value="-42.486579" calcext:value-type="float">
            <text:p>-42,486579</text:p>
          </table:table-cell>
          <table:table-cell table:number-columns-repeated="62"/>
        </table:table-row>
        <table:table-row table:style-name="ro1">
          <table:table-cell table:style-name="ce1" office:value-type="float" office:value="1722.46155" calcext:value-type="float">
            <text:p>1722,46155</text:p>
          </table:table-cell>
          <table:table-cell table:style-name="ce1" office:value-type="float" office:value="-42.099311" calcext:value-type="float">
            <text:p>-42,099311</text:p>
          </table:table-cell>
          <table:table-cell table:number-columns-repeated="62"/>
        </table:table-row>
        <table:table-row table:style-name="ro1">
          <table:table-cell table:style-name="ce1" office:value-type="float" office:value="1722.34605" calcext:value-type="float">
            <text:p>1722,34605</text:p>
          </table:table-cell>
          <table:table-cell table:style-name="ce1" office:value-type="float" office:value="-41.8697" calcext:value-type="float">
            <text:p>-41,8697</text:p>
          </table:table-cell>
          <table:table-cell table:number-columns-repeated="62"/>
        </table:table-row>
        <table:table-row table:style-name="ro1">
          <table:table-cell table:style-name="ce1" office:value-type="float" office:value="1722.2306" calcext:value-type="float">
            <text:p>1722,2306</text:p>
          </table:table-cell>
          <table:table-cell table:style-name="ce1" office:value-type="float" office:value="-41.536341" calcext:value-type="float">
            <text:p>-41,536341</text:p>
          </table:table-cell>
          <table:table-cell table:number-columns-repeated="62"/>
        </table:table-row>
        <table:table-row table:style-name="ro1">
          <table:table-cell table:style-name="ce1" office:value-type="float" office:value="1722.11515" calcext:value-type="float">
            <text:p>1722,11515</text:p>
          </table:table-cell>
          <table:table-cell table:style-name="ce1" office:value-type="float" office:value="-40.884616" calcext:value-type="float">
            <text:p>-40,884616</text:p>
          </table:table-cell>
          <table:table-cell table:number-columns-repeated="62"/>
        </table:table-row>
        <table:table-row table:style-name="ro1">
          <table:table-cell table:style-name="ce1" office:value-type="float" office:value="1721.99355" calcext:value-type="float">
            <text:p>1721,99355</text:p>
          </table:table-cell>
          <table:table-cell table:style-name="ce1" office:value-type="float" office:value="-40.754948" calcext:value-type="float">
            <text:p>-40,754948</text:p>
          </table:table-cell>
          <table:table-cell table:number-columns-repeated="62"/>
        </table:table-row>
        <table:table-row table:style-name="ro1">
          <table:table-cell table:style-name="ce1" office:value-type="float" office:value="1721.862" calcext:value-type="float">
            <text:p>1721,862</text:p>
          </table:table-cell>
          <table:table-cell table:style-name="ce1" office:value-type="float" office:value="-40.747747" calcext:value-type="float">
            <text:p>-40,747747</text:p>
          </table:table-cell>
          <table:table-cell table:number-columns-repeated="62"/>
        </table:table-row>
        <table:table-row table:style-name="ro1">
          <table:table-cell table:style-name="ce1" office:value-type="float" office:value="1721.72585" calcext:value-type="float">
            <text:p>1721,72585</text:p>
          </table:table-cell>
          <table:table-cell table:style-name="ce1" office:value-type="float" office:value="-41.326765" calcext:value-type="float">
            <text:p>-41,326765</text:p>
          </table:table-cell>
          <table:table-cell table:number-columns-repeated="62"/>
        </table:table-row>
        <table:table-row table:style-name="ro1">
          <table:table-cell table:style-name="ce1" office:value-type="float" office:value="1721.589" calcext:value-type="float">
            <text:p>1721,589</text:p>
          </table:table-cell>
          <table:table-cell table:style-name="ce1" office:value-type="float" office:value="-42.146845" calcext:value-type="float">
            <text:p>-42,146845</text:p>
          </table:table-cell>
          <table:table-cell table:number-columns-repeated="62"/>
        </table:table-row>
        <table:table-row table:style-name="ro1">
          <table:table-cell table:style-name="ce1" office:value-type="float" office:value="1721.4522" calcext:value-type="float">
            <text:p>1721,4522</text:p>
          </table:table-cell>
          <table:table-cell table:style-name="ce1" office:value-type="float" office:value="-42.01488" calcext:value-type="float">
            <text:p>-42,01488</text:p>
          </table:table-cell>
          <table:table-cell table:number-columns-repeated="62"/>
        </table:table-row>
        <table:table-row table:style-name="ro1">
          <table:table-cell table:style-name="ce1" office:value-type="float" office:value="1721.31535" calcext:value-type="float">
            <text:p>1721,31535</text:p>
          </table:table-cell>
          <table:table-cell table:style-name="ce1" office:value-type="float" office:value="-42.151704" calcext:value-type="float">
            <text:p>-42,151704</text:p>
          </table:table-cell>
          <table:table-cell table:number-columns-repeated="62"/>
        </table:table-row>
        <table:table-row table:style-name="ro1">
          <table:table-cell table:style-name="ce1" office:value-type="float" office:value="1721.17845" calcext:value-type="float">
            <text:p>1721,17845</text:p>
          </table:table-cell>
          <table:table-cell table:style-name="ce1" office:value-type="float" office:value="-43.41831" calcext:value-type="float">
            <text:p>-43,41831</text:p>
          </table:table-cell>
          <table:table-cell table:number-columns-repeated="62"/>
        </table:table-row>
        <table:table-row table:style-name="ro1">
          <table:table-cell table:style-name="ce1" office:value-type="float" office:value="1721.0361" calcext:value-type="float">
            <text:p>1721,0361</text:p>
          </table:table-cell>
          <table:table-cell table:style-name="ce1" office:value-type="float" office:value="-43.41247" calcext:value-type="float">
            <text:p>-43,41247</text:p>
          </table:table-cell>
          <table:table-cell table:number-columns-repeated="62"/>
        </table:table-row>
        <table:table-row table:style-name="ro1">
          <table:table-cell table:style-name="ce1" office:value-type="float" office:value="1720.8806" calcext:value-type="float">
            <text:p>1720,8806</text:p>
          </table:table-cell>
          <table:table-cell table:style-name="ce1" office:value-type="float" office:value="-43.760596" calcext:value-type="float">
            <text:p>-43,760596</text:p>
          </table:table-cell>
          <table:table-cell table:number-columns-repeated="62"/>
        </table:table-row>
        <table:table-row table:style-name="ro1">
          <table:table-cell table:style-name="ce1" office:value-type="float" office:value="1720.715" calcext:value-type="float">
            <text:p>1720,715</text:p>
          </table:table-cell>
          <table:table-cell table:style-name="ce1" office:value-type="float" office:value="-43.58998" calcext:value-type="float">
            <text:p>-43,58998</text:p>
          </table:table-cell>
          <table:table-cell table:number-columns-repeated="62"/>
        </table:table-row>
        <table:table-row table:style-name="ro1">
          <table:table-cell table:style-name="ce1" office:value-type="float" office:value="1720.54705" calcext:value-type="float">
            <text:p>1720,54705</text:p>
          </table:table-cell>
          <table:table-cell table:style-name="ce1" office:value-type="float" office:value="-43.618298" calcext:value-type="float">
            <text:p>-43,618298</text:p>
          </table:table-cell>
          <table:table-cell table:number-columns-repeated="62"/>
        </table:table-row>
        <table:table-row table:style-name="ro1">
          <table:table-cell table:style-name="ce1" office:value-type="float" office:value="1720.3791" calcext:value-type="float">
            <text:p>1720,3791</text:p>
          </table:table-cell>
          <table:table-cell table:style-name="ce1" office:value-type="float" office:value="-43.758927" calcext:value-type="float">
            <text:p>-43,758927</text:p>
          </table:table-cell>
          <table:table-cell table:number-columns-repeated="62"/>
        </table:table-row>
        <table:table-row table:style-name="ro1">
          <table:table-cell table:style-name="ce1" office:value-type="float" office:value="1720.21115" calcext:value-type="float">
            <text:p>1720,21115</text:p>
          </table:table-cell>
          <table:table-cell table:style-name="ce1" office:value-type="float" office:value="-44.00127" calcext:value-type="float">
            <text:p>-44,00127</text:p>
          </table:table-cell>
          <table:table-cell table:number-columns-repeated="62"/>
        </table:table-row>
        <table:table-row table:style-name="ro1">
          <table:table-cell table:style-name="ce1" office:value-type="float" office:value="1720.0449" calcext:value-type="float">
            <text:p>1720,0449</text:p>
          </table:table-cell>
          <table:table-cell table:style-name="ce1" office:value-type="float" office:value="-43.499065" calcext:value-type="float">
            <text:p>-43,499065</text:p>
          </table:table-cell>
          <table:table-cell table:number-columns-repeated="62"/>
        </table:table-row>
        <table:table-row table:style-name="ro1">
          <table:table-cell table:style-name="ce1" office:value-type="float" office:value="1719.8856" calcext:value-type="float">
            <text:p>1719,8856</text:p>
          </table:table-cell>
          <table:table-cell table:style-name="ce1" office:value-type="float" office:value="-43.653934" calcext:value-type="float">
            <text:p>-43,653934</text:p>
          </table:table-cell>
          <table:table-cell table:number-columns-repeated="62"/>
        </table:table-row>
        <table:table-row table:style-name="ro1">
          <table:table-cell table:style-name="ce1" office:value-type="float" office:value="1719.7316" calcext:value-type="float">
            <text:p>1719,7316</text:p>
          </table:table-cell>
          <table:table-cell table:style-name="ce1" office:value-type="float" office:value="-42.704155" calcext:value-type="float">
            <text:p>-42,704155</text:p>
          </table:table-cell>
          <table:table-cell table:number-columns-repeated="62"/>
        </table:table-row>
        <table:table-row table:style-name="ro1">
          <table:table-cell table:style-name="ce1" office:value-type="float" office:value="1719.57765" calcext:value-type="float">
            <text:p>1719,57765</text:p>
          </table:table-cell>
          <table:table-cell table:style-name="ce1" office:value-type="float" office:value="-42.858039" calcext:value-type="float">
            <text:p>-42,858039</text:p>
          </table:table-cell>
          <table:table-cell table:number-columns-repeated="62"/>
        </table:table-row>
        <table:table-row table:style-name="ro1">
          <table:table-cell table:style-name="ce1" office:value-type="float" office:value="1719.4237" calcext:value-type="float">
            <text:p>1719,4237</text:p>
          </table:table-cell>
          <table:table-cell table:style-name="ce1" office:value-type="float" office:value="-42.746473" calcext:value-type="float">
            <text:p>-42,746473</text:p>
          </table:table-cell>
          <table:table-cell table:number-columns-repeated="62"/>
        </table:table-row>
        <table:table-row table:style-name="ro1">
          <table:table-cell table:style-name="ce1" office:value-type="float" office:value="1719.2697" calcext:value-type="float">
            <text:p>1719,2697</text:p>
          </table:table-cell>
          <table:table-cell table:style-name="ce1" office:value-type="float" office:value="-42.694537" calcext:value-type="float">
            <text:p>-42,694537</text:p>
          </table:table-cell>
          <table:table-cell table:number-columns-repeated="62"/>
        </table:table-row>
        <table:table-row table:style-name="ro1">
          <table:table-cell table:style-name="ce1" office:value-type="float" office:value="1719.1157" calcext:value-type="float">
            <text:p>1719,1157</text:p>
          </table:table-cell>
          <table:table-cell table:style-name="ce1" office:value-type="float" office:value="-42.751282" calcext:value-type="float">
            <text:p>-42,751282</text:p>
          </table:table-cell>
          <table:table-cell table:number-columns-repeated="62"/>
        </table:table-row>
        <table:table-row table:style-name="ro1">
          <table:table-cell table:style-name="ce1" office:value-type="float" office:value="1718.97015" calcext:value-type="float">
            <text:p>1718,97015</text:p>
          </table:table-cell>
          <table:table-cell table:style-name="ce1" office:value-type="float" office:value="-43.366819" calcext:value-type="float">
            <text:p>-43,366819</text:p>
          </table:table-cell>
          <table:table-cell table:number-columns-repeated="62"/>
        </table:table-row>
        <table:table-row table:style-name="ro1">
          <table:table-cell table:style-name="ce1" office:value-type="float" office:value="1718.83545" calcext:value-type="float">
            <text:p>1718,83545</text:p>
          </table:table-cell>
          <table:table-cell table:style-name="ce1" office:value-type="float" office:value="-43.353354" calcext:value-type="float">
            <text:p>-43,353354</text:p>
          </table:table-cell>
          <table:table-cell table:number-columns-repeated="62"/>
        </table:table-row>
        <table:table-row table:style-name="ro1">
          <table:table-cell table:style-name="ce1" office:value-type="float" office:value="1718.7033" calcext:value-type="float">
            <text:p>1718,7033</text:p>
          </table:table-cell>
          <table:table-cell table:style-name="ce1" office:value-type="float" office:value="-44.018903" calcext:value-type="float">
            <text:p>-44,018903</text:p>
          </table:table-cell>
          <table:table-cell table:number-columns-repeated="62"/>
        </table:table-row>
        <table:table-row table:style-name="ro1">
          <table:table-cell table:style-name="ce1" office:value-type="float" office:value="1718.5713" calcext:value-type="float">
            <text:p>1718,5713</text:p>
          </table:table-cell>
          <table:table-cell table:style-name="ce1" office:value-type="float" office:value="-44.299741" calcext:value-type="float">
            <text:p>-44,299741</text:p>
          </table:table-cell>
          <table:table-cell table:number-columns-repeated="62"/>
        </table:table-row>
        <table:table-row table:style-name="ro1">
          <table:table-cell table:style-name="ce1" office:value-type="float" office:value="1718.4393" calcext:value-type="float">
            <text:p>1718,4393</text:p>
          </table:table-cell>
          <table:table-cell table:style-name="ce1" office:value-type="float" office:value="-44.353601" calcext:value-type="float">
            <text:p>-44,353601</text:p>
          </table:table-cell>
          <table:table-cell table:number-columns-repeated="62"/>
        </table:table-row>
        <table:table-row table:style-name="ro1">
          <table:table-cell table:style-name="ce1" office:value-type="float" office:value="1718.3073" calcext:value-type="float">
            <text:p>1718,3073</text:p>
          </table:table-cell>
          <table:table-cell table:style-name="ce1" office:value-type="float" office:value="-44.399766" calcext:value-type="float">
            <text:p>-44,399766</text:p>
          </table:table-cell>
          <table:table-cell table:number-columns-repeated="62"/>
        </table:table-row>
        <table:table-row table:style-name="ro1">
          <table:table-cell table:style-name="ce1" office:value-type="float" office:value="1718.17535" calcext:value-type="float">
            <text:p>1718,17535</text:p>
          </table:table-cell>
          <table:table-cell table:style-name="ce1" office:value-type="float" office:value="-44.318977" calcext:value-type="float">
            <text:p>-44,318977</text:p>
          </table:table-cell>
          <table:table-cell table:number-columns-repeated="62"/>
        </table:table-row>
        <table:table-row table:style-name="ro1">
          <table:table-cell table:style-name="ce1" office:value-type="float" office:value="1718.04255" calcext:value-type="float">
            <text:p>1718,04255</text:p>
          </table:table-cell>
          <table:table-cell table:style-name="ce1" office:value-type="float" office:value="-44.079495" calcext:value-type="float">
            <text:p>-44,079495</text:p>
          </table:table-cell>
          <table:table-cell table:number-columns-repeated="62"/>
        </table:table-row>
        <table:table-row table:style-name="ro1">
          <table:table-cell table:style-name="ce1" office:value-type="float" office:value="1717.9077" calcext:value-type="float">
            <text:p>1717,9077</text:p>
          </table:table-cell>
          <table:table-cell table:style-name="ce1" office:value-type="float" office:value="-43.653428" calcext:value-type="float">
            <text:p>-43,653428</text:p>
          </table:table-cell>
          <table:table-cell table:number-columns-repeated="62"/>
        </table:table-row>
        <table:table-row table:style-name="ro1">
          <table:table-cell table:style-name="ce1" office:value-type="float" office:value="1717.77125" calcext:value-type="float">
            <text:p>1717,77125</text:p>
          </table:table-cell>
          <table:table-cell table:style-name="ce1" office:value-type="float" office:value="-43.142725" calcext:value-type="float">
            <text:p>-43,142725</text:p>
          </table:table-cell>
          <table:table-cell table:number-columns-repeated="62"/>
        </table:table-row>
        <table:table-row table:style-name="ro1">
          <table:table-cell table:style-name="ce1" office:value-type="float" office:value="1717.63435" calcext:value-type="float">
            <text:p>1717,63435</text:p>
          </table:table-cell>
          <table:table-cell table:style-name="ce1" office:value-type="float" office:value="-42.612786" calcext:value-type="float">
            <text:p>-42,612786</text:p>
          </table:table-cell>
          <table:table-cell table:number-columns-repeated="62"/>
        </table:table-row>
        <table:table-row table:style-name="ro1">
          <table:table-cell table:style-name="ce1" office:value-type="float" office:value="1717.4975" calcext:value-type="float">
            <text:p>1717,4975</text:p>
          </table:table-cell>
          <table:table-cell table:style-name="ce1" office:value-type="float" office:value="-42.228076" calcext:value-type="float">
            <text:p>-42,228076</text:p>
          </table:table-cell>
          <table:table-cell table:number-columns-repeated="62"/>
        </table:table-row>
        <table:table-row table:style-name="ro1">
          <table:table-cell table:style-name="ce1" office:value-type="float" office:value="1717.36065" calcext:value-type="float">
            <text:p>1717,36065</text:p>
          </table:table-cell>
          <table:table-cell table:style-name="ce1" office:value-type="float" office:value="-41.529827" calcext:value-type="float">
            <text:p>-41,529827</text:p>
          </table:table-cell>
          <table:table-cell table:number-columns-repeated="62"/>
        </table:table-row>
        <table:table-row table:style-name="ro1">
          <table:table-cell table:style-name="ce1" office:value-type="float" office:value="1717.22375" calcext:value-type="float">
            <text:p>1717,22375</text:p>
          </table:table-cell>
          <table:table-cell table:style-name="ce1" office:value-type="float" office:value="-41.088372" calcext:value-type="float">
            <text:p>-41,088372</text:p>
          </table:table-cell>
          <table:table-cell table:number-columns-repeated="62"/>
        </table:table-row>
        <table:table-row table:style-name="ro1">
          <table:table-cell table:style-name="ce1" office:value-type="float" office:value="1717.0899" calcext:value-type="float">
            <text:p>1717,0899</text:p>
          </table:table-cell>
          <table:table-cell table:style-name="ce1" office:value-type="float" office:value="-40.422823" calcext:value-type="float">
            <text:p>-40,422823</text:p>
          </table:table-cell>
          <table:table-cell table:number-columns-repeated="62"/>
        </table:table-row>
        <table:table-row table:style-name="ro1">
          <table:table-cell table:style-name="ce1" office:value-type="float" office:value="1716.9666" calcext:value-type="float">
            <text:p>1716,9666</text:p>
          </table:table-cell>
          <table:table-cell table:style-name="ce1" office:value-type="float" office:value="-40.824845" calcext:value-type="float">
            <text:p>-40,824845</text:p>
          </table:table-cell>
          <table:table-cell table:number-columns-repeated="62"/>
        </table:table-row>
        <table:table-row table:style-name="ro1">
          <table:table-cell table:style-name="ce1" office:value-type="float" office:value="1716.8559" calcext:value-type="float">
            <text:p>1716,8559</text:p>
          </table:table-cell>
          <table:table-cell table:style-name="ce1" office:value-type="float" office:value="-40.970073" calcext:value-type="float">
            <text:p>-40,970073</text:p>
          </table:table-cell>
          <table:table-cell table:number-columns-repeated="62"/>
        </table:table-row>
        <table:table-row table:style-name="ro1">
          <table:table-cell table:style-name="ce1" office:value-type="float" office:value="1716.7503" calcext:value-type="float">
            <text:p>1716,7503</text:p>
          </table:table-cell>
          <table:table-cell table:style-name="ce1" office:value-type="float" office:value="-41.19032" calcext:value-type="float">
            <text:p>-41,19032</text:p>
          </table:table-cell>
          <table:table-cell table:number-columns-repeated="62"/>
        </table:table-row>
        <table:table-row table:style-name="ro1">
          <table:table-cell table:style-name="ce1" office:value-type="float" office:value="1716.6447" calcext:value-type="float">
            <text:p>1716,6447</text:p>
          </table:table-cell>
          <table:table-cell table:style-name="ce1" office:value-type="float" office:value="-41.478853" calcext:value-type="float">
            <text:p>-41,478853</text:p>
          </table:table-cell>
          <table:table-cell table:number-columns-repeated="62"/>
        </table:table-row>
        <table:table-row table:style-name="ro1">
          <table:table-cell table:style-name="ce1" office:value-type="float" office:value="1716.53915" calcext:value-type="float">
            <text:p>1716,53915</text:p>
          </table:table-cell>
          <table:table-cell table:style-name="ce1" office:value-type="float" office:value="-41.935696" calcext:value-type="float">
            <text:p>-41,935696</text:p>
          </table:table-cell>
          <table:table-cell table:number-columns-repeated="62"/>
        </table:table-row>
        <table:table-row table:style-name="ro1">
          <table:table-cell table:style-name="ce1" office:value-type="float" office:value="1716.4336" calcext:value-type="float">
            <text:p>1716,4336</text:p>
          </table:table-cell>
          <table:table-cell table:style-name="ce1" office:value-type="float" office:value="-42.275203" calcext:value-type="float">
            <text:p>-42,275203</text:p>
          </table:table-cell>
          <table:table-cell table:number-columns-repeated="62"/>
        </table:table-row>
        <table:table-row table:style-name="ro1">
          <table:table-cell table:style-name="ce1" office:value-type="float" office:value="1716.328" calcext:value-type="float">
            <text:p>1716,328</text:p>
          </table:table-cell>
          <table:table-cell table:style-name="ce1" office:value-type="float" office:value="-42.593551" calcext:value-type="float">
            <text:p>-42,593551</text:p>
          </table:table-cell>
          <table:table-cell table:number-columns-repeated="62"/>
        </table:table-row>
        <table:table-row table:style-name="ro1">
          <table:table-cell table:style-name="ce1" office:value-type="float" office:value="1716.2224" calcext:value-type="float">
            <text:p>1716,2224</text:p>
          </table:table-cell>
          <table:table-cell table:style-name="ce1" office:value-type="float" office:value="-42.808027" calcext:value-type="float">
            <text:p>-42,808027</text:p>
          </table:table-cell>
          <table:table-cell table:number-columns-repeated="62"/>
        </table:table-row>
        <table:table-row table:style-name="ro1">
          <table:table-cell table:style-name="ce1" office:value-type="float" office:value="1716.11675" calcext:value-type="float">
            <text:p>1716,11675</text:p>
          </table:table-cell>
          <table:table-cell table:style-name="ce1" office:value-type="float" office:value="-42.771479" calcext:value-type="float">
            <text:p>-42,771479</text:p>
          </table:table-cell>
          <table:table-cell table:number-columns-repeated="62"/>
        </table:table-row>
        <table:table-row table:style-name="ro1">
          <table:table-cell table:style-name="ce1" office:value-type="float" office:value="1716.01125" calcext:value-type="float">
            <text:p>1716,01125</text:p>
          </table:table-cell>
          <table:table-cell table:style-name="ce1" office:value-type="float" office:value="-43.577581" calcext:value-type="float">
            <text:p>-43,577581</text:p>
          </table:table-cell>
          <table:table-cell table:number-columns-repeated="62"/>
        </table:table-row>
        <table:table-row table:style-name="ro1">
          <table:table-cell table:style-name="ce1" office:value-type="float" office:value="1715.90595" calcext:value-type="float">
            <text:p>1715,90595</text:p>
          </table:table-cell>
          <table:table-cell table:style-name="ce1" office:value-type="float" office:value="-43.483372" calcext:value-type="float">
            <text:p>-43,483372</text:p>
          </table:table-cell>
          <table:table-cell table:number-columns-repeated="62"/>
        </table:table-row>
        <table:table-row table:style-name="ro1">
          <table:table-cell table:style-name="ce1" office:value-type="float" office:value="1715.8006" calcext:value-type="float">
            <text:p>1715,8006</text:p>
          </table:table-cell>
          <table:table-cell table:style-name="ce1" office:value-type="float" office:value="-43.420422" calcext:value-type="float">
            <text:p>-43,420422</text:p>
          </table:table-cell>
          <table:table-cell table:number-columns-repeated="62"/>
        </table:table-row>
        <table:table-row table:style-name="ro1">
          <table:table-cell table:style-name="ce1" office:value-type="float" office:value="1715.69525" calcext:value-type="float">
            <text:p>1715,69525</text:p>
          </table:table-cell>
          <table:table-cell table:style-name="ce1" office:value-type="float" office:value="-43.537531" calcext:value-type="float">
            <text:p>-43,537531</text:p>
          </table:table-cell>
          <table:table-cell table:number-columns-repeated="62"/>
        </table:table-row>
        <table:table-row table:style-name="ro1">
          <table:table-cell table:style-name="ce1" office:value-type="float" office:value="1715.58995" calcext:value-type="float">
            <text:p>1715,58995</text:p>
          </table:table-cell>
          <table:table-cell table:style-name="ce1" office:value-type="float" office:value="-42.521211" calcext:value-type="float">
            <text:p>-42,521211</text:p>
          </table:table-cell>
          <table:table-cell table:number-columns-repeated="62"/>
        </table:table-row>
        <table:table-row table:style-name="ro1">
          <table:table-cell table:style-name="ce1" office:value-type="float" office:value="1715.4846" calcext:value-type="float">
            <text:p>1715,4846</text:p>
          </table:table-cell>
          <table:table-cell table:style-name="ce1" office:value-type="float" office:value="-43.131552" calcext:value-type="float">
            <text:p>-43,131552</text:p>
          </table:table-cell>
          <table:table-cell table:number-columns-repeated="62"/>
        </table:table-row>
        <table:table-row table:style-name="ro1">
          <table:table-cell table:style-name="ce1" office:value-type="float" office:value="1715.3792" calcext:value-type="float">
            <text:p>1715,3792</text:p>
          </table:table-cell>
          <table:table-cell table:style-name="ce1" office:value-type="float" office:value="-42.897729" calcext:value-type="float">
            <text:p>-42,897729</text:p>
          </table:table-cell>
          <table:table-cell table:number-columns-repeated="62"/>
        </table:table-row>
        <table:table-row table:style-name="ro1">
          <table:table-cell table:style-name="ce1" office:value-type="float" office:value="1715.27385" calcext:value-type="float">
            <text:p>1715,27385</text:p>
          </table:table-cell>
          <table:table-cell table:style-name="ce1" office:value-type="float" office:value="-42.359653" calcext:value-type="float">
            <text:p>-42,359653</text:p>
          </table:table-cell>
          <table:table-cell table:number-columns-repeated="62"/>
        </table:table-row>
        <table:table-row table:style-name="ro1">
          <table:table-cell table:style-name="ce1" office:value-type="float" office:value="1715.16855" calcext:value-type="float">
            <text:p>1715,16855</text:p>
          </table:table-cell>
          <table:table-cell table:style-name="ce1" office:value-type="float" office:value="-42.511053" calcext:value-type="float">
            <text:p>-42,511053</text:p>
          </table:table-cell>
          <table:table-cell table:number-columns-repeated="62"/>
        </table:table-row>
        <table:table-row table:style-name="ro1">
          <table:table-cell table:style-name="ce1" office:value-type="float" office:value="1715.06225" calcext:value-type="float">
            <text:p>1715,06225</text:p>
          </table:table-cell>
          <table:table-cell table:style-name="ce1" office:value-type="float" office:value="-42.213616" calcext:value-type="float">
            <text:p>-42,213616</text:p>
          </table:table-cell>
          <table:table-cell table:number-columns-repeated="62"/>
        </table:table-row>
        <table:table-row table:style-name="ro1">
          <table:table-cell table:style-name="ce1" office:value-type="float" office:value="1714.95245" calcext:value-type="float">
            <text:p>1714,95245</text:p>
          </table:table-cell>
          <table:table-cell table:style-name="ce1" office:value-type="float" office:value="-42.3142" calcext:value-type="float">
            <text:p>-42,3142</text:p>
          </table:table-cell>
          <table:table-cell table:number-columns-repeated="62"/>
        </table:table-row>
        <table:table-row table:style-name="ro1">
          <table:table-cell table:style-name="ce1" office:value-type="float" office:value="1714.8387" calcext:value-type="float">
            <text:p>1714,8387</text:p>
          </table:table-cell>
          <table:table-cell table:style-name="ce1" office:value-type="float" office:value="-42.352443" calcext:value-type="float">
            <text:p>-42,352443</text:p>
          </table:table-cell>
          <table:table-cell table:number-columns-repeated="62"/>
        </table:table-row>
        <table:table-row table:style-name="ro1">
          <table:table-cell table:style-name="ce1" office:value-type="float" office:value="1714.7235" calcext:value-type="float">
            <text:p>1714,7235</text:p>
          </table:table-cell>
          <table:table-cell table:style-name="ce1" office:value-type="float" office:value="-42.557516" calcext:value-type="float">
            <text:p>-42,557516</text:p>
          </table:table-cell>
          <table:table-cell table:number-columns-repeated="62"/>
        </table:table-row>
        <table:table-row table:style-name="ro1">
          <table:table-cell table:style-name="ce1" office:value-type="float" office:value="1714.60825" calcext:value-type="float">
            <text:p>1714,60825</text:p>
          </table:table-cell>
          <table:table-cell table:style-name="ce1" office:value-type="float" office:value="-42.894957" calcext:value-type="float">
            <text:p>-42,894957</text:p>
          </table:table-cell>
          <table:table-cell table:number-columns-repeated="62"/>
        </table:table-row>
        <table:table-row table:style-name="ro1">
          <table:table-cell table:style-name="ce1" office:value-type="float" office:value="1714.493" calcext:value-type="float">
            <text:p>1714,493</text:p>
          </table:table-cell>
          <table:table-cell table:style-name="ce1" office:value-type="float" office:value="-42.993865" calcext:value-type="float">
            <text:p>-42,993865</text:p>
          </table:table-cell>
          <table:table-cell table:number-columns-repeated="62"/>
        </table:table-row>
        <table:table-row table:style-name="ro1">
          <table:table-cell table:style-name="ce1" office:value-type="float" office:value="1714.3778" calcext:value-type="float">
            <text:p>1714,3778</text:p>
          </table:table-cell>
          <table:table-cell table:style-name="ce1" office:value-type="float" office:value="-43.383704" calcext:value-type="float">
            <text:p>-43,383704</text:p>
          </table:table-cell>
          <table:table-cell table:number-columns-repeated="62"/>
        </table:table-row>
        <table:table-row table:style-name="ro1">
          <table:table-cell table:style-name="ce1" office:value-type="float" office:value="1714.2626" calcext:value-type="float">
            <text:p>1714,2626</text:p>
          </table:table-cell>
          <table:table-cell table:style-name="ce1" office:value-type="float" office:value="-43.717185" calcext:value-type="float">
            <text:p>-43,717185</text:p>
          </table:table-cell>
          <table:table-cell table:number-columns-repeated="62"/>
        </table:table-row>
        <table:table-row table:style-name="ro1">
          <table:table-cell table:style-name="ce1" office:value-type="float" office:value="1714.1474" calcext:value-type="float">
            <text:p>1714,1474</text:p>
          </table:table-cell>
          <table:table-cell table:style-name="ce1" office:value-type="float" office:value="-43.825194" calcext:value-type="float">
            <text:p>-43,825194</text:p>
          </table:table-cell>
          <table:table-cell table:number-columns-repeated="62"/>
        </table:table-row>
        <table:table-row table:style-name="ro1">
          <table:table-cell table:style-name="ce1" office:value-type="float" office:value="1714.03855" calcext:value-type="float">
            <text:p>1714,03855</text:p>
          </table:table-cell>
          <table:table-cell table:style-name="ce1" office:value-type="float" office:value="-43.815916" calcext:value-type="float">
            <text:p>-43,815916</text:p>
          </table:table-cell>
          <table:table-cell table:number-columns-repeated="62"/>
        </table:table-row>
        <table:table-row table:style-name="ro1">
          <table:table-cell table:style-name="ce1" office:value-type="float" office:value="1713.95035" calcext:value-type="float">
            <text:p>1713,95035</text:p>
          </table:table-cell>
          <table:table-cell table:style-name="ce1" office:value-type="float" office:value="-43.934962" calcext:value-type="float">
            <text:p>-43,934962</text:p>
          </table:table-cell>
          <table:table-cell table:number-columns-repeated="62"/>
        </table:table-row>
        <table:table-row table:style-name="ro1">
          <table:table-cell table:style-name="ce1" office:value-type="float" office:value="1713.878" calcext:value-type="float">
            <text:p>1713,878</text:p>
          </table:table-cell>
          <table:table-cell table:style-name="ce1" office:value-type="float" office:value="-44.087196" calcext:value-type="float">
            <text:p>-44,087196</text:p>
          </table:table-cell>
          <table:table-cell table:number-columns-repeated="62"/>
        </table:table-row>
        <table:table-row table:style-name="ro1">
          <table:table-cell table:style-name="ce1" office:value-type="float" office:value="1713.80715" calcext:value-type="float">
            <text:p>1713,80715</text:p>
          </table:table-cell>
          <table:table-cell table:style-name="ce1" office:value-type="float" office:value="-44.704537" calcext:value-type="float">
            <text:p>-44,704537</text:p>
          </table:table-cell>
          <table:table-cell table:number-columns-repeated="62"/>
        </table:table-row>
        <table:table-row table:style-name="ro1">
          <table:table-cell table:style-name="ce1" office:value-type="float" office:value="1713.7362" calcext:value-type="float">
            <text:p>1713,7362</text:p>
          </table:table-cell>
          <table:table-cell table:style-name="ce1" office:value-type="float" office:value="-45.132049" calcext:value-type="float">
            <text:p>-45,132049</text:p>
          </table:table-cell>
          <table:table-cell table:number-columns-repeated="62"/>
        </table:table-row>
        <table:table-row table:style-name="ro1">
          <table:table-cell table:style-name="ce1" office:value-type="float" office:value="1713.66525" calcext:value-type="float">
            <text:p>1713,66525</text:p>
          </table:table-cell>
          <table:table-cell table:style-name="ce1" office:value-type="float" office:value="-45.443286" calcext:value-type="float">
            <text:p>-45,443286</text:p>
          </table:table-cell>
          <table:table-cell table:number-columns-repeated="62"/>
        </table:table-row>
        <table:table-row table:style-name="ro1">
          <table:table-cell table:style-name="ce1" office:value-type="float" office:value="1713.59435" calcext:value-type="float">
            <text:p>1713,59435</text:p>
          </table:table-cell>
          <table:table-cell table:style-name="ce1" office:value-type="float" office:value="-45.079117" calcext:value-type="float">
            <text:p>-45,079117</text:p>
          </table:table-cell>
          <table:table-cell table:number-columns-repeated="62"/>
        </table:table-row>
        <table:table-row table:style-name="ro1">
          <table:table-cell table:style-name="ce1" office:value-type="float" office:value="1713.5235" calcext:value-type="float">
            <text:p>1713,5235</text:p>
          </table:table-cell>
          <table:table-cell table:style-name="ce1" office:value-type="float" office:value="-45.461963" calcext:value-type="float">
            <text:p>-45,461963</text:p>
          </table:table-cell>
          <table:table-cell table:number-columns-repeated="62"/>
        </table:table-row>
        <table:table-row table:style-name="ro1">
          <table:table-cell table:style-name="ce1" office:value-type="float" office:value="1713.45265" calcext:value-type="float">
            <text:p>1713,45265</text:p>
          </table:table-cell>
          <table:table-cell table:style-name="ce1" office:value-type="float" office:value="-45.945" calcext:value-type="float">
            <text:p>-45,945</text:p>
          </table:table-cell>
          <table:table-cell table:number-columns-repeated="62"/>
        </table:table-row>
        <table:table-row table:style-name="ro1">
          <table:table-cell table:style-name="ce1" office:value-type="float" office:value="1713.3817" calcext:value-type="float">
            <text:p>1713,3817</text:p>
          </table:table-cell>
          <table:table-cell table:style-name="ce1" office:value-type="float" office:value="-45.723395" calcext:value-type="float">
            <text:p>-45,723395</text:p>
          </table:table-cell>
          <table:table-cell table:number-columns-repeated="62"/>
        </table:table-row>
        <table:table-row table:style-name="ro1">
          <table:table-cell table:style-name="ce1" office:value-type="float" office:value="1713.31075" calcext:value-type="float">
            <text:p>1713,31075</text:p>
          </table:table-cell>
          <table:table-cell table:style-name="ce1" office:value-type="float" office:value="-44.784929" calcext:value-type="float">
            <text:p>-44,784929</text:p>
          </table:table-cell>
          <table:table-cell table:number-columns-repeated="62"/>
        </table:table-row>
        <table:table-row table:style-name="ro1">
          <table:table-cell table:style-name="ce1" office:value-type="float" office:value="1713.2399" calcext:value-type="float">
            <text:p>1713,2399</text:p>
          </table:table-cell>
          <table:table-cell table:style-name="ce1" office:value-type="float" office:value="-44.679428" calcext:value-type="float">
            <text:p>-44,679428</text:p>
          </table:table-cell>
          <table:table-cell table:number-columns-repeated="62"/>
        </table:table-row>
        <table:table-row table:style-name="ro1">
          <table:table-cell table:style-name="ce1" office:value-type="float" office:value="1713.169" calcext:value-type="float">
            <text:p>1713,169</text:p>
          </table:table-cell>
          <table:table-cell table:style-name="ce1" office:value-type="float" office:value="-44.184567" calcext:value-type="float">
            <text:p>-44,184567</text:p>
          </table:table-cell>
          <table:table-cell table:number-columns-repeated="62"/>
        </table:table-row>
        <table:table-row table:style-name="ro1">
          <table:table-cell table:style-name="ce1" office:value-type="float" office:value="1713.09805" calcext:value-type="float">
            <text:p>1713,09805</text:p>
          </table:table-cell>
          <table:table-cell table:style-name="ce1" office:value-type="float" office:value="-43.910385" calcext:value-type="float">
            <text:p>-43,910385</text:p>
          </table:table-cell>
          <table:table-cell table:number-columns-repeated="62"/>
        </table:table-row>
        <table:table-row table:style-name="ro1">
          <table:table-cell table:style-name="ce1" office:value-type="float" office:value="1713.02465" calcext:value-type="float">
            <text:p>1713,02465</text:p>
          </table:table-cell>
          <table:table-cell table:style-name="ce1" office:value-type="float" office:value="-43.747423" calcext:value-type="float">
            <text:p>-43,747423</text:p>
          </table:table-cell>
          <table:table-cell table:number-columns-repeated="62"/>
        </table:table-row>
        <table:table-row table:style-name="ro1">
          <table:table-cell table:style-name="ce1" office:value-type="float" office:value="1712.94435" calcext:value-type="float">
            <text:p>1712,94435</text:p>
          </table:table-cell>
          <table:table-cell table:style-name="ce1" office:value-type="float" office:value="-43.273045" calcext:value-type="float">
            <text:p>-43,273045</text:p>
          </table:table-cell>
          <table:table-cell table:number-columns-repeated="62"/>
        </table:table-row>
        <table:table-row table:style-name="ro1">
          <table:table-cell table:style-name="ce1" office:value-type="float" office:value="1712.8581" calcext:value-type="float">
            <text:p>1712,8581</text:p>
          </table:table-cell>
          <table:table-cell table:style-name="ce1" office:value-type="float" office:value="-43.579142" calcext:value-type="float">
            <text:p>-43,579142</text:p>
          </table:table-cell>
          <table:table-cell table:number-columns-repeated="62"/>
        </table:table-row>
        <table:table-row table:style-name="ro1">
          <table:table-cell table:style-name="ce1" office:value-type="float" office:value="1712.7703" calcext:value-type="float">
            <text:p>1712,7703</text:p>
          </table:table-cell>
          <table:table-cell table:style-name="ce1" office:value-type="float" office:value="-43.2137" calcext:value-type="float">
            <text:p>-43,2137</text:p>
          </table:table-cell>
          <table:table-cell table:number-columns-repeated="62"/>
        </table:table-row>
        <table:table-row table:style-name="ro1">
          <table:table-cell table:style-name="ce1" office:value-type="float" office:value="1712.6825" calcext:value-type="float">
            <text:p>1712,6825</text:p>
          </table:table-cell>
          <table:table-cell table:style-name="ce1" office:value-type="float" office:value="-43.616945" calcext:value-type="float">
            <text:p>-43,616945</text:p>
          </table:table-cell>
          <table:table-cell table:number-columns-repeated="62"/>
        </table:table-row>
        <table:table-row table:style-name="ro1">
          <table:table-cell table:style-name="ce1" office:value-type="float" office:value="1712.5947" calcext:value-type="float">
            <text:p>1712,5947</text:p>
          </table:table-cell>
          <table:table-cell table:style-name="ce1" office:value-type="float" office:value="-43.490382" calcext:value-type="float">
            <text:p>-43,490382</text:p>
          </table:table-cell>
          <table:table-cell table:number-columns-repeated="62"/>
        </table:table-row>
        <table:table-row table:style-name="ro1">
          <table:table-cell table:style-name="ce1" office:value-type="float" office:value="1712.50695" calcext:value-type="float">
            <text:p>1712,50695</text:p>
          </table:table-cell>
          <table:table-cell table:style-name="ce1" office:value-type="float" office:value="-44.037117" calcext:value-type="float">
            <text:p>-44,037117</text:p>
          </table:table-cell>
          <table:table-cell table:number-columns-repeated="62"/>
        </table:table-row>
        <table:table-row table:style-name="ro1">
          <table:table-cell table:style-name="ce1" office:value-type="float" office:value="1712.4192" calcext:value-type="float">
            <text:p>1712,4192</text:p>
          </table:table-cell>
          <table:table-cell table:style-name="ce1" office:value-type="float" office:value="-44.295777" calcext:value-type="float">
            <text:p>-44,295777</text:p>
          </table:table-cell>
          <table:table-cell table:number-columns-repeated="62"/>
        </table:table-row>
        <table:table-row table:style-name="ro1">
          <table:table-cell table:style-name="ce1" office:value-type="float" office:value="1712.3314" calcext:value-type="float">
            <text:p>1712,3314</text:p>
          </table:table-cell>
          <table:table-cell table:style-name="ce1" office:value-type="float" office:value="-44.409675" calcext:value-type="float">
            <text:p>-44,409675</text:p>
          </table:table-cell>
          <table:table-cell table:number-columns-repeated="62"/>
        </table:table-row>
        <table:table-row table:style-name="ro1">
          <table:table-cell table:style-name="ce1" office:value-type="float" office:value="1712.2424" calcext:value-type="float">
            <text:p>1712,2424</text:p>
          </table:table-cell>
          <table:table-cell table:style-name="ce1" office:value-type="float" office:value="-44.238624" calcext:value-type="float">
            <text:p>-44,238624</text:p>
          </table:table-cell>
          <table:table-cell table:number-columns-repeated="62"/>
        </table:table-row>
        <table:table-row table:style-name="ro1">
          <table:table-cell table:style-name="ce1" office:value-type="float" office:value="1712.153" calcext:value-type="float">
            <text:p>1712,153</text:p>
          </table:table-cell>
          <table:table-cell table:style-name="ce1" office:value-type="float" office:value="-43.980619" calcext:value-type="float">
            <text:p>-43,980619</text:p>
          </table:table-cell>
          <table:table-cell table:number-columns-repeated="62"/>
        </table:table-row>
        <table:table-row table:style-name="ro1">
          <table:table-cell table:style-name="ce1" office:value-type="float" office:value="1712.06415" calcext:value-type="float">
            <text:p>1712,06415</text:p>
          </table:table-cell>
          <table:table-cell table:style-name="ce1" office:value-type="float" office:value="-44.419168" calcext:value-type="float">
            <text:p>-44,419168</text:p>
          </table:table-cell>
          <table:table-cell table:number-columns-repeated="62"/>
        </table:table-row>
        <table:table-row table:style-name="ro1">
          <table:table-cell table:style-name="ce1" office:value-type="float" office:value="1711.96185" calcext:value-type="float">
            <text:p>1711,96185</text:p>
          </table:table-cell>
          <table:table-cell table:style-name="ce1" office:value-type="float" office:value="-44.445279" calcext:value-type="float">
            <text:p>-44,445279</text:p>
          </table:table-cell>
          <table:table-cell table:number-columns-repeated="62"/>
        </table:table-row>
        <table:table-row table:style-name="ro1">
          <table:table-cell table:style-name="ce1" office:value-type="float" office:value="1711.84215" calcext:value-type="float">
            <text:p>1711,84215</text:p>
          </table:table-cell>
          <table:table-cell table:style-name="ce1" office:value-type="float" office:value="-44.933108" calcext:value-type="float">
            <text:p>-44,933108</text:p>
          </table:table-cell>
          <table:table-cell table:number-columns-repeated="62"/>
        </table:table-row>
        <table:table-row table:style-name="ro1">
          <table:table-cell table:style-name="ce1" office:value-type="float" office:value="1711.71815" calcext:value-type="float">
            <text:p>1711,71815</text:p>
          </table:table-cell>
          <table:table-cell table:style-name="ce1" office:value-type="float" office:value="-44.952141" calcext:value-type="float">
            <text:p>-44,952141</text:p>
          </table:table-cell>
          <table:table-cell table:number-columns-repeated="62"/>
        </table:table-row>
        <table:table-row table:style-name="ro1">
          <table:table-cell table:style-name="ce1" office:value-type="float" office:value="1711.59405" calcext:value-type="float">
            <text:p>1711,59405</text:p>
          </table:table-cell>
          <table:table-cell table:style-name="ce1" office:value-type="float" office:value="-45.603103" calcext:value-type="float">
            <text:p>-45,603103</text:p>
          </table:table-cell>
          <table:table-cell table:number-columns-repeated="62"/>
        </table:table-row>
        <table:table-row table:style-name="ro1">
          <table:table-cell table:style-name="ce1" office:value-type="float" office:value="1711.47" calcext:value-type="float">
            <text:p>1711,47</text:p>
          </table:table-cell>
          <table:table-cell table:style-name="ce1" office:value-type="float" office:value="-45.77481" calcext:value-type="float">
            <text:p>-45,77481</text:p>
          </table:table-cell>
          <table:table-cell table:number-columns-repeated="62"/>
        </table:table-row>
        <table:table-row table:style-name="ro1">
          <table:table-cell table:style-name="ce1" office:value-type="float" office:value="1711.346" calcext:value-type="float">
            <text:p>1711,346</text:p>
          </table:table-cell>
          <table:table-cell table:style-name="ce1" office:value-type="float" office:value="-46.211366" calcext:value-type="float">
            <text:p>-46,211366</text:p>
          </table:table-cell>
          <table:table-cell table:number-columns-repeated="62"/>
        </table:table-row>
        <table:table-row table:style-name="ro1">
          <table:table-cell table:style-name="ce1" office:value-type="float" office:value="1711.222" calcext:value-type="float">
            <text:p>1711,222</text:p>
          </table:table-cell>
          <table:table-cell table:style-name="ce1" office:value-type="float" office:value="-45.625308" calcext:value-type="float">
            <text:p>-45,625308</text:p>
          </table:table-cell>
          <table:table-cell table:number-columns-repeated="62"/>
        </table:table-row>
        <table:table-row table:style-name="ro1">
          <table:table-cell table:style-name="ce1" office:value-type="float" office:value="1711.09895" calcext:value-type="float">
            <text:p>1711,09895</text:p>
          </table:table-cell>
          <table:table-cell table:style-name="ce1" office:value-type="float" office:value="-45.642146" calcext:value-type="float">
            <text:p>-45,642146</text:p>
          </table:table-cell>
          <table:table-cell table:number-columns-repeated="62"/>
        </table:table-row>
        <table:table-row table:style-name="ro1">
          <table:table-cell table:style-name="ce1" office:value-type="float" office:value="1710.9859" calcext:value-type="float">
            <text:p>1710,9859</text:p>
          </table:table-cell>
          <table:table-cell table:style-name="ce1" office:value-type="float" office:value="-45.221907" calcext:value-type="float">
            <text:p>-45,221907</text:p>
          </table:table-cell>
          <table:table-cell table:number-columns-repeated="62"/>
        </table:table-row>
        <table:table-row table:style-name="ro1">
          <table:table-cell table:style-name="ce1" office:value-type="float" office:value="1710.8874" calcext:value-type="float">
            <text:p>1710,8874</text:p>
          </table:table-cell>
          <table:table-cell table:style-name="ce1" office:value-type="float" office:value="-45.393902" calcext:value-type="float">
            <text:p>-45,393902</text:p>
          </table:table-cell>
          <table:table-cell table:number-columns-repeated="62"/>
        </table:table-row>
        <table:table-row table:style-name="ro1">
          <table:table-cell table:style-name="ce1" office:value-type="float" office:value="1710.79435" calcext:value-type="float">
            <text:p>1710,79435</text:p>
          </table:table-cell>
          <table:table-cell table:style-name="ce1" office:value-type="float" office:value="-44.856507" calcext:value-type="float">
            <text:p>-44,856507</text:p>
          </table:table-cell>
          <table:table-cell table:number-columns-repeated="62"/>
        </table:table-row>
        <table:table-row table:style-name="ro1">
          <table:table-cell table:style-name="ce1" office:value-type="float" office:value="1710.7013" calcext:value-type="float">
            <text:p>1710,7013</text:p>
          </table:table-cell>
          <table:table-cell table:style-name="ce1" office:value-type="float" office:value="-45.067649" calcext:value-type="float">
            <text:p>-45,067649</text:p>
          </table:table-cell>
          <table:table-cell table:number-columns-repeated="62"/>
        </table:table-row>
        <table:table-row table:style-name="ro1">
          <table:table-cell table:style-name="ce1" office:value-type="float" office:value="1710.6083" calcext:value-type="float">
            <text:p>1710,6083</text:p>
          </table:table-cell>
          <table:table-cell table:style-name="ce1" office:value-type="float" office:value="-44.796962" calcext:value-type="float">
            <text:p>-44,796962</text:p>
          </table:table-cell>
          <table:table-cell table:number-columns-repeated="62"/>
        </table:table-row>
        <table:table-row table:style-name="ro1">
          <table:table-cell table:style-name="ce1" office:value-type="float" office:value="1710.5153" calcext:value-type="float">
            <text:p>1710,5153</text:p>
          </table:table-cell>
          <table:table-cell table:style-name="ce1" office:value-type="float" office:value="-44.776278" calcext:value-type="float">
            <text:p>-44,776278</text:p>
          </table:table-cell>
          <table:table-cell table:number-columns-repeated="62"/>
        </table:table-row>
        <table:table-row table:style-name="ro1">
          <table:table-cell table:style-name="ce1" office:value-type="float" office:value="1710.4223" calcext:value-type="float">
            <text:p>1710,4223</text:p>
          </table:table-cell>
          <table:table-cell table:style-name="ce1" office:value-type="float" office:value="-45.444167" calcext:value-type="float">
            <text:p>-45,444167</text:p>
          </table:table-cell>
          <table:table-cell table:number-columns-repeated="62"/>
        </table:table-row>
        <table:table-row table:style-name="ro1">
          <table:table-cell table:style-name="ce1" office:value-type="float" office:value="1710.32925" calcext:value-type="float">
            <text:p>1710,32925</text:p>
          </table:table-cell>
          <table:table-cell table:style-name="ce1" office:value-type="float" office:value="-45.263255" calcext:value-type="float">
            <text:p>-45,263255</text:p>
          </table:table-cell>
          <table:table-cell table:number-columns-repeated="62"/>
        </table:table-row>
        <table:table-row table:style-name="ro1">
          <table:table-cell table:style-name="ce1" office:value-type="float" office:value="1710.2362" calcext:value-type="float">
            <text:p>1710,2362</text:p>
          </table:table-cell>
          <table:table-cell table:style-name="ce1" office:value-type="float" office:value="-44.899405" calcext:value-type="float">
            <text:p>-44,899405</text:p>
          </table:table-cell>
          <table:table-cell table:number-columns-repeated="62"/>
        </table:table-row>
        <table:table-row table:style-name="ro1">
          <table:table-cell table:style-name="ce1" office:value-type="float" office:value="1710.1432" calcext:value-type="float">
            <text:p>1710,1432</text:p>
          </table:table-cell>
          <table:table-cell table:style-name="ce1" office:value-type="float" office:value="-45.565744" calcext:value-type="float">
            <text:p>-45,565744</text:p>
          </table:table-cell>
          <table:table-cell table:number-columns-repeated="62"/>
        </table:table-row>
        <table:table-row table:style-name="ro1">
          <table:table-cell table:style-name="ce1" office:value-type="float" office:value="1710.04315" calcext:value-type="float">
            <text:p>1710,04315</text:p>
          </table:table-cell>
          <table:table-cell table:style-name="ce1" office:value-type="float" office:value="-45.116096" calcext:value-type="float">
            <text:p>-45,116096</text:p>
          </table:table-cell>
          <table:table-cell table:number-columns-repeated="62"/>
        </table:table-row>
        <table:table-row table:style-name="ro1">
          <table:table-cell table:style-name="ce1" office:value-type="float" office:value="1709.9097" calcext:value-type="float">
            <text:p>1709,9097</text:p>
          </table:table-cell>
          <table:table-cell table:style-name="ce1" office:value-type="float" office:value="-45.309387" calcext:value-type="float">
            <text:p>-45,309387</text:p>
          </table:table-cell>
          <table:table-cell table:number-columns-repeated="62"/>
        </table:table-row>
        <table:table-row table:style-name="ro1">
          <table:table-cell table:style-name="ce1" office:value-type="float" office:value="1709.7412" calcext:value-type="float">
            <text:p>1709,7412</text:p>
          </table:table-cell>
          <table:table-cell table:style-name="ce1" office:value-type="float" office:value="-45.333324" calcext:value-type="float">
            <text:p>-45,333324</text:p>
          </table:table-cell>
          <table:table-cell table:number-columns-repeated="62"/>
        </table:table-row>
        <table:table-row table:style-name="ro1">
          <table:table-cell table:style-name="ce1" office:value-type="float" office:value="1709.56405" calcext:value-type="float">
            <text:p>1709,56405</text:p>
          </table:table-cell>
          <table:table-cell table:style-name="ce1" office:value-type="float" office:value="-44.647468" calcext:value-type="float">
            <text:p>-44,647468</text:p>
          </table:table-cell>
          <table:table-cell table:number-columns-repeated="62"/>
        </table:table-row>
        <table:table-row table:style-name="ro1">
          <table:table-cell table:style-name="ce1" office:value-type="float" office:value="1709.38685" calcext:value-type="float">
            <text:p>1709,38685</text:p>
          </table:table-cell>
          <table:table-cell table:style-name="ce1" office:value-type="float" office:value="-44.651123" calcext:value-type="float">
            <text:p>-44,651123</text:p>
          </table:table-cell>
          <table:table-cell table:number-columns-repeated="62"/>
        </table:table-row>
        <table:table-row table:style-name="ro1">
          <table:table-cell table:style-name="ce1" office:value-type="float" office:value="1709.2097" calcext:value-type="float">
            <text:p>1709,2097</text:p>
          </table:table-cell>
          <table:table-cell table:style-name="ce1" office:value-type="float" office:value="-44.376915" calcext:value-type="float">
            <text:p>-44,376915</text:p>
          </table:table-cell>
          <table:table-cell table:number-columns-repeated="62"/>
        </table:table-row>
        <table:table-row table:style-name="ro1">
          <table:table-cell table:style-name="ce1" office:value-type="float" office:value="1709.03605" calcext:value-type="float">
            <text:p>1709,03605</text:p>
          </table:table-cell>
          <table:table-cell table:style-name="ce1" office:value-type="float" office:value="-43.982029" calcext:value-type="float">
            <text:p>-43,982029</text:p>
          </table:table-cell>
          <table:table-cell table:number-columns-repeated="62"/>
        </table:table-row>
        <table:table-row table:style-name="ro1">
          <table:table-cell table:style-name="ce1" office:value-type="float" office:value="1708.8734" calcext:value-type="float">
            <text:p>1708,8734</text:p>
          </table:table-cell>
          <table:table-cell table:style-name="ce1" office:value-type="float" office:value="-43.34883" calcext:value-type="float">
            <text:p>-43,34883</text:p>
          </table:table-cell>
          <table:table-cell table:number-columns-repeated="62"/>
        </table:table-row>
        <table:table-row table:style-name="ro1">
          <table:table-cell table:style-name="ce1" office:value-type="float" office:value="1708.71835" calcext:value-type="float">
            <text:p>1708,71835</text:p>
          </table:table-cell>
          <table:table-cell table:style-name="ce1" office:value-type="float" office:value="-43.808905" calcext:value-type="float">
            <text:p>-43,808905</text:p>
          </table:table-cell>
          <table:table-cell table:number-columns-repeated="62"/>
        </table:table-row>
        <table:table-row table:style-name="ro1">
          <table:table-cell table:style-name="ce1" office:value-type="float" office:value="1708.5633" calcext:value-type="float">
            <text:p>1708,5633</text:p>
          </table:table-cell>
          <table:table-cell table:style-name="ce1" office:value-type="float" office:value="-43.482977" calcext:value-type="float">
            <text:p>-43,482977</text:p>
          </table:table-cell>
          <table:table-cell table:number-columns-repeated="62"/>
        </table:table-row>
        <table:table-row table:style-name="ro1">
          <table:table-cell table:style-name="ce1" office:value-type="float" office:value="1708.40825" calcext:value-type="float">
            <text:p>1708,40825</text:p>
          </table:table-cell>
          <table:table-cell table:style-name="ce1" office:value-type="float" office:value="-43.243249" calcext:value-type="float">
            <text:p>-43,243249</text:p>
          </table:table-cell>
          <table:table-cell table:number-columns-repeated="62"/>
        </table:table-row>
        <table:table-row table:style-name="ro1">
          <table:table-cell table:style-name="ce1" office:value-type="float" office:value="1708.2532" calcext:value-type="float">
            <text:p>1708,2532</text:p>
          </table:table-cell>
          <table:table-cell table:style-name="ce1" office:value-type="float" office:value="-42.914279" calcext:value-type="float">
            <text:p>-42,914279</text:p>
          </table:table-cell>
          <table:table-cell table:number-columns-repeated="62"/>
        </table:table-row>
        <table:table-row table:style-name="ro1">
          <table:table-cell table:style-name="ce1" office:value-type="float" office:value="1708.1036" calcext:value-type="float">
            <text:p>1708,1036</text:p>
          </table:table-cell>
          <table:table-cell table:style-name="ce1" office:value-type="float" office:value="-42.488434" calcext:value-type="float">
            <text:p>-42,488434</text:p>
          </table:table-cell>
          <table:table-cell table:number-columns-repeated="62"/>
        </table:table-row>
        <table:table-row table:style-name="ro1">
          <table:table-cell table:style-name="ce1" office:value-type="float" office:value="1707.9744" calcext:value-type="float">
            <text:p>1707,9744</text:p>
          </table:table-cell>
          <table:table-cell table:style-name="ce1" office:value-type="float" office:value="-42.445039" calcext:value-type="float">
            <text:p>-42,445039</text:p>
          </table:table-cell>
          <table:table-cell table:number-columns-repeated="62"/>
        </table:table-row>
        <table:table-row table:style-name="ro1">
          <table:table-cell table:style-name="ce1" office:value-type="float" office:value="1707.8696" calcext:value-type="float">
            <text:p>1707,8696</text:p>
          </table:table-cell>
          <table:table-cell table:style-name="ce1" office:value-type="float" office:value="-42.632245" calcext:value-type="float">
            <text:p>-42,632245</text:p>
          </table:table-cell>
          <table:table-cell table:number-columns-repeated="62"/>
        </table:table-row>
        <table:table-row table:style-name="ro1">
          <table:table-cell table:style-name="ce1" office:value-type="float" office:value="1707.7742" calcext:value-type="float">
            <text:p>1707,7742</text:p>
          </table:table-cell>
          <table:table-cell table:style-name="ce1" office:value-type="float" office:value="-42.775309" calcext:value-type="float">
            <text:p>-42,775309</text:p>
          </table:table-cell>
          <table:table-cell table:number-columns-repeated="62"/>
        </table:table-row>
        <table:table-row table:style-name="ro1">
          <table:table-cell table:style-name="ce1" office:value-type="float" office:value="1707.6788" calcext:value-type="float">
            <text:p>1707,6788</text:p>
          </table:table-cell>
          <table:table-cell table:style-name="ce1" office:value-type="float" office:value="-42.986854" calcext:value-type="float">
            <text:p>-42,986854</text:p>
          </table:table-cell>
          <table:table-cell table:number-columns-repeated="62"/>
        </table:table-row>
        <table:table-row table:style-name="ro1">
          <table:table-cell table:style-name="ce1" office:value-type="float" office:value="1707.5834" calcext:value-type="float">
            <text:p>1707,5834</text:p>
          </table:table-cell>
          <table:table-cell table:style-name="ce1" office:value-type="float" office:value="-44.143002" calcext:value-type="float">
            <text:p>-44,143002</text:p>
          </table:table-cell>
          <table:table-cell table:number-columns-repeated="62"/>
        </table:table-row>
        <table:table-row table:style-name="ro1">
          <table:table-cell table:style-name="ce1" office:value-type="float" office:value="1707.488" calcext:value-type="float">
            <text:p>1707,488</text:p>
          </table:table-cell>
          <table:table-cell table:style-name="ce1" office:value-type="float" office:value="-44.92049" calcext:value-type="float">
            <text:p>-44,92049</text:p>
          </table:table-cell>
          <table:table-cell table:number-columns-repeated="62"/>
        </table:table-row>
        <table:table-row table:style-name="ro1">
          <table:table-cell table:style-name="ce1" office:value-type="float" office:value="1707.39255" calcext:value-type="float">
            <text:p>1707,39255</text:p>
          </table:table-cell>
          <table:table-cell table:style-name="ce1" office:value-type="float" office:value="-45.491025" calcext:value-type="float">
            <text:p>-45,491025</text:p>
          </table:table-cell>
          <table:table-cell table:number-columns-repeated="62"/>
        </table:table-row>
        <table:table-row table:style-name="ro1">
          <table:table-cell table:style-name="ce1" office:value-type="float" office:value="1707.2971" calcext:value-type="float">
            <text:p>1707,2971</text:p>
          </table:table-cell>
          <table:table-cell table:style-name="ce1" office:value-type="float" office:value="-45.91398" calcext:value-type="float">
            <text:p>-45,91398</text:p>
          </table:table-cell>
          <table:table-cell table:number-columns-repeated="62"/>
        </table:table-row>
        <table:table-row table:style-name="ro1">
          <table:table-cell table:style-name="ce1" office:value-type="float" office:value="1707.2017" calcext:value-type="float">
            <text:p>1707,2017</text:p>
          </table:table-cell>
          <table:table-cell table:style-name="ce1" office:value-type="float" office:value="-45.647885" calcext:value-type="float">
            <text:p>-45,647885</text:p>
          </table:table-cell>
          <table:table-cell table:number-columns-repeated="62"/>
        </table:table-row>
        <table:table-row table:style-name="ro1">
          <table:table-cell table:style-name="ce1" office:value-type="float" office:value="1707.1063" calcext:value-type="float">
            <text:p>1707,1063</text:p>
          </table:table-cell>
          <table:table-cell table:style-name="ce1" office:value-type="float" office:value="-46.048052" calcext:value-type="float">
            <text:p>-46,048052</text:p>
          </table:table-cell>
          <table:table-cell table:number-columns-repeated="62"/>
        </table:table-row>
        <table:table-row table:style-name="ro1">
          <table:table-cell table:style-name="ce1" office:value-type="float" office:value="1707.00915" calcext:value-type="float">
            <text:p>1707,00915</text:p>
          </table:table-cell>
          <table:table-cell table:style-name="ce1" office:value-type="float" office:value="-43.702118" calcext:value-type="float">
            <text:p>-43,702118</text:p>
          </table:table-cell>
          <table:table-cell table:number-columns-repeated="62"/>
        </table:table-row>
        <table:table-row table:style-name="ro1">
          <table:table-cell table:style-name="ce1" office:value-type="float" office:value="1706.90825" calcext:value-type="float">
            <text:p>1706,90825</text:p>
          </table:table-cell>
          <table:table-cell table:style-name="ce1" office:value-type="float" office:value="-43.45529" calcext:value-type="float">
            <text:p>-43,45529</text:p>
          </table:table-cell>
          <table:table-cell table:number-columns-repeated="62"/>
        </table:table-row>
        <table:table-row table:style-name="ro1">
          <table:table-cell table:style-name="ce1" office:value-type="float" office:value="1706.8051" calcext:value-type="float">
            <text:p>1706,8051</text:p>
          </table:table-cell>
          <table:table-cell table:style-name="ce1" office:value-type="float" office:value="-43.352465" calcext:value-type="float">
            <text:p>-43,352465</text:p>
          </table:table-cell>
          <table:table-cell table:number-columns-repeated="62"/>
        </table:table-row>
        <table:table-row table:style-name="ro1">
          <table:table-cell table:style-name="ce1" office:value-type="float" office:value="1706.72835" calcext:value-type="float">
            <text:p>1706,72835</text:p>
          </table:table-cell>
          <table:table-cell table:style-name="ce1" office:value-type="float" office:value="-43.947338" calcext:value-type="float">
            <text:p>-43,947338</text:p>
          </table:table-cell>
          <table:table-cell table:number-columns-repeated="62"/>
        </table:table-row>
        <table:table-row table:style-name="ro1">
          <table:table-cell table:style-name="ce1" office:value-type="float" office:value="1706.65165" calcext:value-type="float">
            <text:p>1706,65165</text:p>
          </table:table-cell>
          <table:table-cell table:style-name="ce1" office:value-type="float" office:value="-44.425055" calcext:value-type="float">
            <text:p>-44,425055</text:p>
          </table:table-cell>
          <table:table-cell table:number-columns-repeated="62"/>
        </table:table-row>
        <table:table-row table:style-name="ro1">
          <table:table-cell table:style-name="ce1" office:value-type="float" office:value="1706.5483" calcext:value-type="float">
            <text:p>1706,5483</text:p>
          </table:table-cell>
          <table:table-cell table:style-name="ce1" office:value-type="float" office:value="-44.308644" calcext:value-type="float">
            <text:p>-44,308644</text:p>
          </table:table-cell>
          <table:table-cell table:number-columns-repeated="62"/>
        </table:table-row>
        <table:table-row table:style-name="ro1">
          <table:table-cell table:style-name="ce1" office:value-type="float" office:value="1706.4449" calcext:value-type="float">
            <text:p>1706,4449</text:p>
          </table:table-cell>
          <table:table-cell table:style-name="ce1" office:value-type="float" office:value="-45.173268" calcext:value-type="float">
            <text:p>-45,173268</text:p>
          </table:table-cell>
          <table:table-cell table:number-columns-repeated="62"/>
        </table:table-row>
        <table:table-row table:style-name="ro1">
          <table:table-cell table:style-name="ce1" office:value-type="float" office:value="1706.34155" calcext:value-type="float">
            <text:p>1706,34155</text:p>
          </table:table-cell>
          <table:table-cell table:style-name="ce1" office:value-type="float" office:value="-45.549575" calcext:value-type="float">
            <text:p>-45,549575</text:p>
          </table:table-cell>
          <table:table-cell table:number-columns-repeated="62"/>
        </table:table-row>
        <table:table-row table:style-name="ro1">
          <table:table-cell table:style-name="ce1" office:value-type="float" office:value="1706.2382" calcext:value-type="float">
            <text:p>1706,2382</text:p>
          </table:table-cell>
          <table:table-cell table:style-name="ce1" office:value-type="float" office:value="-45.362579" calcext:value-type="float">
            <text:p>-45,362579</text:p>
          </table:table-cell>
          <table:table-cell table:number-columns-repeated="62"/>
        </table:table-row>
        <table:table-row table:style-name="ro1">
          <table:table-cell table:style-name="ce1" office:value-type="float" office:value="1706.13485" calcext:value-type="float">
            <text:p>1706,13485</text:p>
          </table:table-cell>
          <table:table-cell table:style-name="ce1" office:value-type="float" office:value="-45.914325" calcext:value-type="float">
            <text:p>-45,914325</text:p>
          </table:table-cell>
          <table:table-cell table:number-columns-repeated="62"/>
        </table:table-row>
        <table:table-row table:style-name="ro1">
          <table:table-cell table:style-name="ce1" office:value-type="float" office:value="1706.0243" calcext:value-type="float">
            <text:p>1706,0243</text:p>
          </table:table-cell>
          <table:table-cell table:style-name="ce1" office:value-type="float" office:value="-45.201624" calcext:value-type="float">
            <text:p>-45,201624</text:p>
          </table:table-cell>
          <table:table-cell table:number-columns-repeated="62"/>
        </table:table-row>
        <table:table-row table:style-name="ro1">
          <table:table-cell table:style-name="ce1" office:value-type="float" office:value="1705.8768" calcext:value-type="float">
            <text:p>1705,8768</text:p>
          </table:table-cell>
          <table:table-cell table:style-name="ce1" office:value-type="float" office:value="-44.107489" calcext:value-type="float">
            <text:p>-44,107489</text:p>
          </table:table-cell>
          <table:table-cell table:number-columns-repeated="62"/>
        </table:table-row>
        <table:table-row table:style-name="ro1">
          <table:table-cell table:style-name="ce1" office:value-type="float" office:value="1705.6996" calcext:value-type="float">
            <text:p>1705,6996</text:p>
          </table:table-cell>
          <table:table-cell table:style-name="ce1" office:value-type="float" office:value="-44.517261" calcext:value-type="float">
            <text:p>-44,517261</text:p>
          </table:table-cell>
          <table:table-cell table:number-columns-repeated="62"/>
        </table:table-row>
        <table:table-row table:style-name="ro1">
          <table:table-cell table:style-name="ce1" office:value-type="float" office:value="1705.5224" calcext:value-type="float">
            <text:p>1705,5224</text:p>
          </table:table-cell>
          <table:table-cell table:style-name="ce1" office:value-type="float" office:value="-44.777482" calcext:value-type="float">
            <text:p>-44,777482</text:p>
          </table:table-cell>
          <table:table-cell table:number-columns-repeated="62"/>
        </table:table-row>
        <table:table-row table:style-name="ro1">
          <table:table-cell table:style-name="ce1" office:value-type="float" office:value="1705.3452" calcext:value-type="float">
            <text:p>1705,3452</text:p>
          </table:table-cell>
          <table:table-cell table:style-name="ce1" office:value-type="float" office:value="-44.815564" calcext:value-type="float">
            <text:p>-44,815564</text:p>
          </table:table-cell>
          <table:table-cell table:number-columns-repeated="62"/>
        </table:table-row>
        <table:table-row table:style-name="ro1">
          <table:table-cell table:style-name="ce1" office:value-type="float" office:value="1705.168" calcext:value-type="float">
            <text:p>1705,168</text:p>
          </table:table-cell>
          <table:table-cell table:style-name="ce1" office:value-type="float" office:value="-44.178694" calcext:value-type="float">
            <text:p>-44,178694</text:p>
          </table:table-cell>
          <table:table-cell table:number-columns-repeated="62"/>
        </table:table-row>
        <table:table-row table:style-name="ro1">
          <table:table-cell table:style-name="ce1" office:value-type="float" office:value="1705.00165" calcext:value-type="float">
            <text:p>1705,00165</text:p>
          </table:table-cell>
          <table:table-cell table:style-name="ce1" office:value-type="float" office:value="-44.044198" calcext:value-type="float">
            <text:p>-44,044198</text:p>
          </table:table-cell>
          <table:table-cell table:number-columns-repeated="62"/>
        </table:table-row>
        <table:table-row table:style-name="ro1">
          <table:table-cell table:style-name="ce1" office:value-type="float" office:value="1704.855" calcext:value-type="float">
            <text:p>1704,855</text:p>
          </table:table-cell>
          <table:table-cell table:style-name="ce1" office:value-type="float" office:value="-44.09963" calcext:value-type="float">
            <text:p>-44,09963</text:p>
          </table:table-cell>
          <table:table-cell table:number-columns-repeated="62"/>
        </table:table-row>
        <table:table-row table:style-name="ro1">
          <table:table-cell table:style-name="ce1" office:value-type="float" office:value="1704.7172" calcext:value-type="float">
            <text:p>1704,7172</text:p>
          </table:table-cell>
          <table:table-cell table:style-name="ce1" office:value-type="float" office:value="-44.091982" calcext:value-type="float">
            <text:p>-44,091982</text:p>
          </table:table-cell>
          <table:table-cell table:number-columns-repeated="62"/>
        </table:table-row>
        <table:table-row table:style-name="ro1">
          <table:table-cell table:style-name="ce1" office:value-type="float" office:value="1704.5794" calcext:value-type="float">
            <text:p>1704,5794</text:p>
          </table:table-cell>
          <table:table-cell table:style-name="ce1" office:value-type="float" office:value="-44.171831" calcext:value-type="float">
            <text:p>-44,171831</text:p>
          </table:table-cell>
          <table:table-cell table:number-columns-repeated="62"/>
        </table:table-row>
        <table:table-row table:style-name="ro1">
          <table:table-cell table:style-name="ce1" office:value-type="float" office:value="1704.4416" calcext:value-type="float">
            <text:p>1704,4416</text:p>
          </table:table-cell>
          <table:table-cell table:style-name="ce1" office:value-type="float" office:value="-43.8245" calcext:value-type="float">
            <text:p>-43,8245</text:p>
          </table:table-cell>
          <table:table-cell table:number-columns-repeated="62"/>
        </table:table-row>
        <table:table-row table:style-name="ro1">
          <table:table-cell table:style-name="ce1" office:value-type="float" office:value="1704.3038" calcext:value-type="float">
            <text:p>1704,3038</text:p>
          </table:table-cell>
          <table:table-cell table:style-name="ce1" office:value-type="float" office:value="-44.446946" calcext:value-type="float">
            <text:p>-44,446946</text:p>
          </table:table-cell>
          <table:table-cell table:number-columns-repeated="62"/>
        </table:table-row>
        <table:table-row table:style-name="ro1">
          <table:table-cell table:style-name="ce1" office:value-type="float" office:value="1704.166" calcext:value-type="float">
            <text:p>1704,166</text:p>
          </table:table-cell>
          <table:table-cell table:style-name="ce1" office:value-type="float" office:value="-44.277533" calcext:value-type="float">
            <text:p>-44,277533</text:p>
          </table:table-cell>
          <table:table-cell table:number-columns-repeated="62"/>
        </table:table-row>
        <table:table-row table:style-name="ro1">
          <table:table-cell table:style-name="ce1" office:value-type="float" office:value="1704.0256" calcext:value-type="float">
            <text:p>1704,0256</text:p>
          </table:table-cell>
          <table:table-cell table:style-name="ce1" office:value-type="float" office:value="-44.575105" calcext:value-type="float">
            <text:p>-44,575105</text:p>
          </table:table-cell>
          <table:table-cell table:number-columns-repeated="62"/>
        </table:table-row>
        <table:table-row table:style-name="ro1">
          <table:table-cell table:style-name="ce1" office:value-type="float" office:value="1703.8766" calcext:value-type="float">
            <text:p>1703,8766</text:p>
          </table:table-cell>
          <table:table-cell table:style-name="ce1" office:value-type="float" office:value="-44.83605" calcext:value-type="float">
            <text:p>-44,83605</text:p>
          </table:table-cell>
          <table:table-cell table:number-columns-repeated="62"/>
        </table:table-row>
        <table:table-row table:style-name="ro1">
          <table:table-cell table:style-name="ce1" office:value-type="float" office:value="1703.7216" calcext:value-type="float">
            <text:p>1703,7216</text:p>
          </table:table-cell>
          <table:table-cell table:style-name="ce1" office:value-type="float" office:value="-45.033391" calcext:value-type="float">
            <text:p>-45,033391</text:p>
          </table:table-cell>
          <table:table-cell table:number-columns-repeated="62"/>
        </table:table-row>
        <table:table-row table:style-name="ro1">
          <table:table-cell table:style-name="ce1" office:value-type="float" office:value="1703.56655" calcext:value-type="float">
            <text:p>1703,56655</text:p>
          </table:table-cell>
          <table:table-cell table:style-name="ce1" office:value-type="float" office:value="-45.33027" calcext:value-type="float">
            <text:p>-45,33027</text:p>
          </table:table-cell>
          <table:table-cell table:number-columns-repeated="62"/>
        </table:table-row>
        <table:table-row table:style-name="ro1">
          <table:table-cell table:style-name="ce1" office:value-type="float" office:value="1703.4115" calcext:value-type="float">
            <text:p>1703,4115</text:p>
          </table:table-cell>
          <table:table-cell table:style-name="ce1" office:value-type="float" office:value="-45.106936" calcext:value-type="float">
            <text:p>-45,106936</text:p>
          </table:table-cell>
          <table:table-cell table:number-columns-repeated="62"/>
        </table:table-row>
        <table:table-row table:style-name="ro1">
          <table:table-cell table:style-name="ce1" office:value-type="float" office:value="1703.25645" calcext:value-type="float">
            <text:p>1703,25645</text:p>
          </table:table-cell>
          <table:table-cell table:style-name="ce1" office:value-type="float" office:value="-44.6964" calcext:value-type="float">
            <text:p>-44,6964</text:p>
          </table:table-cell>
          <table:table-cell table:number-columns-repeated="62"/>
        </table:table-row>
        <table:table-row table:style-name="ro1">
          <table:table-cell table:style-name="ce1" office:value-type="float" office:value="1703.1014" calcext:value-type="float">
            <text:p>1703,1014</text:p>
          </table:table-cell>
          <table:table-cell table:style-name="ce1" office:value-type="float" office:value="-45.122489" calcext:value-type="float">
            <text:p>-45,122489</text:p>
          </table:table-cell>
          <table:table-cell table:number-columns-repeated="62"/>
        </table:table-row>
        <table:table-row table:style-name="ro1">
          <table:table-cell table:style-name="ce1" office:value-type="float" office:value="1702.95655" calcext:value-type="float">
            <text:p>1702,95655</text:p>
          </table:table-cell>
          <table:table-cell table:style-name="ce1" office:value-type="float" office:value="-44.838602" calcext:value-type="float">
            <text:p>-44,838602</text:p>
          </table:table-cell>
          <table:table-cell table:number-columns-repeated="62"/>
        </table:table-row>
        <table:table-row table:style-name="ro1">
          <table:table-cell table:style-name="ce1" office:value-type="float" office:value="1702.82375" calcext:value-type="float">
            <text:p>1702,82375</text:p>
          </table:table-cell>
          <table:table-cell table:style-name="ce1" office:value-type="float" office:value="-44.918451" calcext:value-type="float">
            <text:p>-44,918451</text:p>
          </table:table-cell>
          <table:table-cell table:number-columns-repeated="62"/>
        </table:table-row>
        <table:table-row table:style-name="ro1">
          <table:table-cell table:style-name="ce1" office:value-type="float" office:value="1702.69285" calcext:value-type="float">
            <text:p>1702,69285</text:p>
          </table:table-cell>
          <table:table-cell table:style-name="ce1" office:value-type="float" office:value="-44.572012" calcext:value-type="float">
            <text:p>-44,572012</text:p>
          </table:table-cell>
          <table:table-cell table:number-columns-repeated="62"/>
        </table:table-row>
        <table:table-row table:style-name="ro1">
          <table:table-cell table:style-name="ce1" office:value-type="float" office:value="1702.5619" calcext:value-type="float">
            <text:p>1702,5619</text:p>
          </table:table-cell>
          <table:table-cell table:style-name="ce1" office:value-type="float" office:value="-44.645064" calcext:value-type="float">
            <text:p>-44,645064</text:p>
          </table:table-cell>
          <table:table-cell table:number-columns-repeated="62"/>
        </table:table-row>
        <table:table-row table:style-name="ro1">
          <table:table-cell table:style-name="ce1" office:value-type="float" office:value="1702.43095" calcext:value-type="float">
            <text:p>1702,43095</text:p>
          </table:table-cell>
          <table:table-cell table:style-name="ce1" office:value-type="float" office:value="-44.360686" calcext:value-type="float">
            <text:p>-44,360686</text:p>
          </table:table-cell>
          <table:table-cell table:number-columns-repeated="62"/>
        </table:table-row>
        <table:table-row table:style-name="ro1">
          <table:table-cell table:style-name="ce1" office:value-type="float" office:value="1702.3" calcext:value-type="float">
            <text:p>1702,3</text:p>
          </table:table-cell>
          <table:table-cell table:style-name="ce1" office:value-type="float" office:value="-44.206009" calcext:value-type="float">
            <text:p>-44,206009</text:p>
          </table:table-cell>
          <table:table-cell table:number-columns-repeated="62"/>
        </table:table-row>
        <table:table-row table:style-name="ro1">
          <table:table-cell table:style-name="ce1" office:value-type="float" office:value="1702.16905" calcext:value-type="float">
            <text:p>1702,16905</text:p>
          </table:table-cell>
          <table:table-cell table:style-name="ce1" office:value-type="float" office:value="-44.42931" calcext:value-type="float">
            <text:p>-44,42931</text:p>
          </table:table-cell>
          <table:table-cell table:number-columns-repeated="62"/>
        </table:table-row>
        <table:table-row table:style-name="ro1">
          <table:table-cell table:style-name="ce1" office:value-type="float" office:value="1702.04075" calcext:value-type="float">
            <text:p>1702,04075</text:p>
          </table:table-cell>
          <table:table-cell table:style-name="ce1" office:value-type="float" office:value="-44.364689" calcext:value-type="float">
            <text:p>-44,364689</text:p>
          </table:table-cell>
          <table:table-cell table:number-columns-repeated="62"/>
        </table:table-row>
        <table:table-row table:style-name="ro1">
          <table:table-cell table:style-name="ce1" office:value-type="float" office:value="1701.9251" calcext:value-type="float">
            <text:p>1701,9251</text:p>
          </table:table-cell>
          <table:table-cell table:style-name="ce1" office:value-type="float" office:value="-44.200689" calcext:value-type="float">
            <text:p>-44,200689</text:p>
          </table:table-cell>
          <table:table-cell table:number-columns-repeated="62"/>
        </table:table-row>
        <table:table-row table:style-name="ro1">
          <table:table-cell table:style-name="ce1" office:value-type="float" office:value="1701.81945" calcext:value-type="float">
            <text:p>1701,81945</text:p>
          </table:table-cell>
          <table:table-cell table:style-name="ce1" office:value-type="float" office:value="-44.213389" calcext:value-type="float">
            <text:p>-44,213389</text:p>
          </table:table-cell>
          <table:table-cell table:number-columns-repeated="62"/>
        </table:table-row>
        <table:table-row table:style-name="ro1">
          <table:table-cell table:style-name="ce1" office:value-type="float" office:value="1701.7138" calcext:value-type="float">
            <text:p>1701,7138</text:p>
          </table:table-cell>
          <table:table-cell table:style-name="ce1" office:value-type="float" office:value="-44.238791" calcext:value-type="float">
            <text:p>-44,238791</text:p>
          </table:table-cell>
          <table:table-cell table:number-columns-repeated="62"/>
        </table:table-row>
        <table:table-row table:style-name="ro1">
          <table:table-cell table:style-name="ce1" office:value-type="float" office:value="1701.60815" calcext:value-type="float">
            <text:p>1701,60815</text:p>
          </table:table-cell>
          <table:table-cell table:style-name="ce1" office:value-type="float" office:value="-44.803262" calcext:value-type="float">
            <text:p>-44,803262</text:p>
          </table:table-cell>
          <table:table-cell table:number-columns-repeated="62"/>
        </table:table-row>
        <table:table-row table:style-name="ro1">
          <table:table-cell table:style-name="ce1" office:value-type="float" office:value="1701.5025" calcext:value-type="float">
            <text:p>1701,5025</text:p>
          </table:table-cell>
          <table:table-cell table:style-name="ce1" office:value-type="float" office:value="-45.130047" calcext:value-type="float">
            <text:p>-45,130047</text:p>
          </table:table-cell>
          <table:table-cell table:number-columns-repeated="62"/>
        </table:table-row>
        <table:table-row table:style-name="ro1">
          <table:table-cell table:style-name="ce1" office:value-type="float" office:value="1701.39685" calcext:value-type="float">
            <text:p>1701,39685</text:p>
          </table:table-cell>
          <table:table-cell table:style-name="ce1" office:value-type="float" office:value="-45.594453" calcext:value-type="float">
            <text:p>-45,594453</text:p>
          </table:table-cell>
          <table:table-cell table:number-columns-repeated="62"/>
        </table:table-row>
        <table:table-row table:style-name="ro1">
          <table:table-cell table:style-name="ce1" office:value-type="float" office:value="1701.2912" calcext:value-type="float">
            <text:p>1701,2912</text:p>
          </table:table-cell>
          <table:table-cell table:style-name="ce1" office:value-type="float" office:value="-45.849842" calcext:value-type="float">
            <text:p>-45,849842</text:p>
          </table:table-cell>
          <table:table-cell table:number-columns-repeated="62"/>
        </table:table-row>
        <table:table-row table:style-name="ro1">
          <table:table-cell table:style-name="ce1" office:value-type="float" office:value="1701.18555" calcext:value-type="float">
            <text:p>1701,18555</text:p>
          </table:table-cell>
          <table:table-cell table:style-name="ce1" office:value-type="float" office:value="-46.341326" calcext:value-type="float">
            <text:p>-46,341326</text:p>
          </table:table-cell>
          <table:table-cell table:number-columns-repeated="62"/>
        </table:table-row>
        <table:table-row table:style-name="ro1">
          <table:table-cell table:style-name="ce1" office:value-type="float" office:value="1701.0799" calcext:value-type="float">
            <text:p>1701,0799</text:p>
          </table:table-cell>
          <table:table-cell table:style-name="ce1" office:value-type="float" office:value="-46.623257" calcext:value-type="float">
            <text:p>-46,623257</text:p>
          </table:table-cell>
          <table:table-cell table:number-columns-repeated="62"/>
        </table:table-row>
        <table:table-row table:style-name="ro1">
          <table:table-cell table:style-name="ce1" office:value-type="float" office:value="1700.935" calcext:value-type="float">
            <text:p>1700,935</text:p>
          </table:table-cell>
          <table:table-cell table:style-name="ce1" office:value-type="float" office:value="-46.630928" calcext:value-type="float">
            <text:p>-46,630928</text:p>
          </table:table-cell>
          <table:table-cell table:number-columns-repeated="62"/>
        </table:table-row>
        <table:table-row table:style-name="ro1">
          <table:table-cell table:style-name="ce1" office:value-type="float" office:value="1700.73725" calcext:value-type="float">
            <text:p>1700,73725</text:p>
          </table:table-cell>
          <table:table-cell table:style-name="ce1" office:value-type="float" office:value="-46.80684" calcext:value-type="float">
            <text:p>-46,80684</text:p>
          </table:table-cell>
          <table:table-cell table:number-columns-repeated="62"/>
        </table:table-row>
        <table:table-row table:style-name="ro1">
          <table:table-cell table:style-name="ce1" office:value-type="float" office:value="1700.5259" calcext:value-type="float">
            <text:p>1700,5259</text:p>
          </table:table-cell>
          <table:table-cell table:style-name="ce1" office:value-type="float" office:value="-46.862499" calcext:value-type="float">
            <text:p>-46,862499</text:p>
          </table:table-cell>
          <table:table-cell table:number-columns-repeated="62"/>
        </table:table-row>
        <table:table-row table:style-name="ro1">
          <table:table-cell table:style-name="ce1" office:value-type="float" office:value="1700.3156" calcext:value-type="float">
            <text:p>1700,3156</text:p>
          </table:table-cell>
          <table:table-cell table:style-name="ce1" office:value-type="float" office:value="-46.92885" calcext:value-type="float">
            <text:p>-46,92885</text:p>
          </table:table-cell>
          <table:table-cell table:number-columns-repeated="62"/>
        </table:table-row>
        <table:table-row table:style-name="ro1">
          <table:table-cell table:style-name="ce1" office:value-type="float" office:value="1700.10755" calcext:value-type="float">
            <text:p>1700,10755</text:p>
          </table:table-cell>
          <table:table-cell table:style-name="ce1" office:value-type="float" office:value="-46.896801" calcext:value-type="float">
            <text:p>-46,896801</text:p>
          </table:table-cell>
          <table:table-cell table:number-columns-repeated="62"/>
        </table:table-row>
        <table:table-row table:style-name="ro1">
          <table:table-cell table:style-name="ce1" office:value-type="float" office:value="1699.94515" calcext:value-type="float">
            <text:p>1699,94515</text:p>
          </table:table-cell>
          <table:table-cell table:style-name="ce1" office:value-type="float" office:value="-47.038053" calcext:value-type="float">
            <text:p>-47,038053</text:p>
          </table:table-cell>
          <table:table-cell table:number-columns-repeated="62"/>
        </table:table-row>
        <table:table-row table:style-name="ro1">
          <table:table-cell table:style-name="ce1" office:value-type="float" office:value="1699.82885" calcext:value-type="float">
            <text:p>1699,82885</text:p>
          </table:table-cell>
          <table:table-cell table:style-name="ce1" office:value-type="float" office:value="-46.047718" calcext:value-type="float">
            <text:p>-46,047718</text:p>
          </table:table-cell>
          <table:table-cell table:number-columns-repeated="62"/>
        </table:table-row>
        <table:table-row table:style-name="ro1">
          <table:table-cell table:style-name="ce1" office:value-type="float" office:value="1699.71415" calcext:value-type="float">
            <text:p>1699,71415</text:p>
          </table:table-cell>
          <table:table-cell table:style-name="ce1" office:value-type="float" office:value="-46.543726" calcext:value-type="float">
            <text:p>-46,543726</text:p>
          </table:table-cell>
          <table:table-cell table:number-columns-repeated="62"/>
        </table:table-row>
        <table:table-row table:style-name="ro1">
          <table:table-cell table:style-name="ce1" office:value-type="float" office:value="1699.5994" calcext:value-type="float">
            <text:p>1699,5994</text:p>
          </table:table-cell>
          <table:table-cell table:style-name="ce1" office:value-type="float" office:value="-46.305233" calcext:value-type="float">
            <text:p>-46,305233</text:p>
          </table:table-cell>
          <table:table-cell table:number-columns-repeated="62"/>
        </table:table-row>
        <table:table-row table:style-name="ro1">
          <table:table-cell table:style-name="ce1" office:value-type="float" office:value="1699.48465" calcext:value-type="float">
            <text:p>1699,48465</text:p>
          </table:table-cell>
          <table:table-cell table:style-name="ce1" office:value-type="float" office:value="-45.850166" calcext:value-type="float">
            <text:p>-45,850166</text:p>
          </table:table-cell>
          <table:table-cell table:number-columns-repeated="62"/>
        </table:table-row>
        <table:table-row table:style-name="ro1">
          <table:table-cell table:style-name="ce1" office:value-type="float" office:value="1699.3699" calcext:value-type="float">
            <text:p>1699,3699</text:p>
          </table:table-cell>
          <table:table-cell table:style-name="ce1" office:value-type="float" office:value="-45.601964" calcext:value-type="float">
            <text:p>-45,601964</text:p>
          </table:table-cell>
          <table:table-cell table:number-columns-repeated="62"/>
        </table:table-row>
        <table:table-row table:style-name="ro1">
          <table:table-cell table:style-name="ce1" office:value-type="float" office:value="1699.25515" calcext:value-type="float">
            <text:p>1699,25515</text:p>
          </table:table-cell>
          <table:table-cell table:style-name="ce1" office:value-type="float" office:value="-44.397589" calcext:value-type="float">
            <text:p>-44,397589</text:p>
          </table:table-cell>
          <table:table-cell table:number-columns-repeated="62"/>
        </table:table-row>
        <table:table-row table:style-name="ro1">
          <table:table-cell table:style-name="ce1" office:value-type="float" office:value="1699.1405" calcext:value-type="float">
            <text:p>1699,1405</text:p>
          </table:table-cell>
          <table:table-cell table:style-name="ce1" office:value-type="float" office:value="-44.655016" calcext:value-type="float">
            <text:p>-44,655016</text:p>
          </table:table-cell>
          <table:table-cell table:number-columns-repeated="62"/>
        </table:table-row>
        <table:table-row table:style-name="ro1">
          <table:table-cell table:style-name="ce1" office:value-type="float" office:value="1699.0263" calcext:value-type="float">
            <text:p>1699,0263</text:p>
          </table:table-cell>
          <table:table-cell table:style-name="ce1" office:value-type="float" office:value="-44.144455" calcext:value-type="float">
            <text:p>-44,144455</text:p>
          </table:table-cell>
          <table:table-cell table:number-columns-repeated="62"/>
        </table:table-row>
        <table:table-row table:style-name="ro1">
          <table:table-cell table:style-name="ce1" office:value-type="float" office:value="1698.9138" calcext:value-type="float">
            <text:p>1698,9138</text:p>
          </table:table-cell>
          <table:table-cell table:style-name="ce1" office:value-type="float" office:value="-43.618029" calcext:value-type="float">
            <text:p>-43,618029</text:p>
          </table:table-cell>
          <table:table-cell table:number-columns-repeated="62"/>
        </table:table-row>
        <table:table-row table:style-name="ro1">
          <table:table-cell table:style-name="ce1" office:value-type="float" office:value="1698.8026" calcext:value-type="float">
            <text:p>1698,8026</text:p>
          </table:table-cell>
          <table:table-cell table:style-name="ce1" office:value-type="float" office:value="-43.96928" calcext:value-type="float">
            <text:p>-43,96928</text:p>
          </table:table-cell>
          <table:table-cell table:number-columns-repeated="62"/>
        </table:table-row>
        <table:table-row table:style-name="ro1">
          <table:table-cell table:style-name="ce1" office:value-type="float" office:value="1698.69145" calcext:value-type="float">
            <text:p>1698,69145</text:p>
          </table:table-cell>
          <table:table-cell table:style-name="ce1" office:value-type="float" office:value="-43.914767" calcext:value-type="float">
            <text:p>-43,914767</text:p>
          </table:table-cell>
          <table:table-cell table:number-columns-repeated="62"/>
        </table:table-row>
        <table:table-row table:style-name="ro1">
          <table:table-cell table:style-name="ce1" office:value-type="float" office:value="1698.58035" calcext:value-type="float">
            <text:p>1698,58035</text:p>
          </table:table-cell>
          <table:table-cell table:style-name="ce1" office:value-type="float" office:value="-44.200775" calcext:value-type="float">
            <text:p>-44,200775</text:p>
          </table:table-cell>
          <table:table-cell table:number-columns-repeated="62"/>
        </table:table-row>
        <table:table-row table:style-name="ro1">
          <table:table-cell table:style-name="ce1" office:value-type="float" office:value="1698.4692" calcext:value-type="float">
            <text:p>1698,4692</text:p>
          </table:table-cell>
          <table:table-cell table:style-name="ce1" office:value-type="float" office:value="-44.808435" calcext:value-type="float">
            <text:p>-44,808435</text:p>
          </table:table-cell>
          <table:table-cell table:number-columns-repeated="62"/>
        </table:table-row>
        <table:table-row table:style-name="ro1">
          <table:table-cell table:style-name="ce1" office:value-type="float" office:value="1698.358" calcext:value-type="float">
            <text:p>1698,358</text:p>
          </table:table-cell>
          <table:table-cell table:style-name="ce1" office:value-type="float" office:value="-44.980269" calcext:value-type="float">
            <text:p>-44,980269</text:p>
          </table:table-cell>
          <table:table-cell table:number-columns-repeated="62"/>
        </table:table-row>
        <table:table-row table:style-name="ro1">
          <table:table-cell table:style-name="ce1" office:value-type="float" office:value="1698.24685" calcext:value-type="float">
            <text:p>1698,24685</text:p>
          </table:table-cell>
          <table:table-cell table:style-name="ce1" office:value-type="float" office:value="-45.067492" calcext:value-type="float">
            <text:p>-45,067492</text:p>
          </table:table-cell>
          <table:table-cell table:number-columns-repeated="62"/>
        </table:table-row>
        <table:table-row table:style-name="ro1">
          <table:table-cell table:style-name="ce1" office:value-type="float" office:value="1698.1354" calcext:value-type="float">
            <text:p>1698,1354</text:p>
          </table:table-cell>
          <table:table-cell table:style-name="ce1" office:value-type="float" office:value="-45.161851" calcext:value-type="float">
            <text:p>-45,161851</text:p>
          </table:table-cell>
          <table:table-cell table:number-columns-repeated="62"/>
        </table:table-row>
        <table:table-row table:style-name="ro1">
          <table:table-cell table:style-name="ce1" office:value-type="float" office:value="1698.0122" calcext:value-type="float">
            <text:p>1698,0122</text:p>
          </table:table-cell>
          <table:table-cell table:style-name="ce1" office:value-type="float" office:value="-45.043115" calcext:value-type="float">
            <text:p>-45,043115</text:p>
          </table:table-cell>
          <table:table-cell table:number-columns-repeated="62"/>
        </table:table-row>
        <table:table-row table:style-name="ro1">
          <table:table-cell table:style-name="ce1" office:value-type="float" office:value="1697.8461" calcext:value-type="float">
            <text:p>1697,8461</text:p>
          </table:table-cell>
          <table:table-cell table:style-name="ce1" office:value-type="float" office:value="-45.009639" calcext:value-type="float">
            <text:p>-45,009639</text:p>
          </table:table-cell>
          <table:table-cell table:number-columns-repeated="62"/>
        </table:table-row>
        <table:table-row table:style-name="ro1">
          <table:table-cell table:style-name="ce1" office:value-type="float" office:value="1697.64845" calcext:value-type="float">
            <text:p>1697,64845</text:p>
          </table:table-cell>
          <table:table-cell table:style-name="ce1" office:value-type="float" office:value="-45.372104" calcext:value-type="float">
            <text:p>-45,372104</text:p>
          </table:table-cell>
          <table:table-cell table:number-columns-repeated="62"/>
        </table:table-row>
        <table:table-row table:style-name="ro1">
          <table:table-cell table:style-name="ce1" office:value-type="float" office:value="1697.45085" calcext:value-type="float">
            <text:p>1697,45085</text:p>
          </table:table-cell>
          <table:table-cell table:style-name="ce1" office:value-type="float" office:value="-45.518415" calcext:value-type="float">
            <text:p>-45,518415</text:p>
          </table:table-cell>
          <table:table-cell table:number-columns-repeated="62"/>
        </table:table-row>
        <table:table-row table:style-name="ro1">
          <table:table-cell table:style-name="ce1" office:value-type="float" office:value="1697.2533" calcext:value-type="float">
            <text:p>1697,2533</text:p>
          </table:table-cell>
          <table:table-cell table:style-name="ce1" office:value-type="float" office:value="-45.652531" calcext:value-type="float">
            <text:p>-45,652531</text:p>
          </table:table-cell>
          <table:table-cell table:number-columns-repeated="62"/>
        </table:table-row>
        <table:table-row table:style-name="ro1">
          <table:table-cell table:style-name="ce1" office:value-type="float" office:value="1697.0656" calcext:value-type="float">
            <text:p>1697,0656</text:p>
          </table:table-cell>
          <table:table-cell table:style-name="ce1" office:value-type="float" office:value="-45.733599" calcext:value-type="float">
            <text:p>-45,733599</text:p>
          </table:table-cell>
          <table:table-cell table:number-columns-repeated="62"/>
        </table:table-row>
        <table:table-row table:style-name="ro1">
          <table:table-cell table:style-name="ce1" office:value-type="float" office:value="1696.91095" calcext:value-type="float">
            <text:p>1696,91095</text:p>
          </table:table-cell>
          <table:table-cell table:style-name="ce1" office:value-type="float" office:value="-45.978385" calcext:value-type="float">
            <text:p>-45,978385</text:p>
          </table:table-cell>
          <table:table-cell table:number-columns-repeated="62"/>
        </table:table-row>
        <table:table-row table:style-name="ro1">
          <table:table-cell table:style-name="ce1" office:value-type="float" office:value="1696.7817" calcext:value-type="float">
            <text:p>1696,7817</text:p>
          </table:table-cell>
          <table:table-cell table:style-name="ce1" office:value-type="float" office:value="-46.059454" calcext:value-type="float">
            <text:p>-46,059454</text:p>
          </table:table-cell>
          <table:table-cell table:number-columns-repeated="62"/>
        </table:table-row>
        <table:table-row table:style-name="ro1">
          <table:table-cell table:style-name="ce1" office:value-type="float" office:value="1696.6547" calcext:value-type="float">
            <text:p>1696,6547</text:p>
          </table:table-cell>
          <table:table-cell table:style-name="ce1" office:value-type="float" office:value="-46.317938" calcext:value-type="float">
            <text:p>-46,317938</text:p>
          </table:table-cell>
          <table:table-cell table:number-columns-repeated="62"/>
        </table:table-row>
        <table:table-row table:style-name="ro1">
          <table:table-cell table:style-name="ce1" office:value-type="float" office:value="1696.5277" calcext:value-type="float">
            <text:p>1696,5277</text:p>
          </table:table-cell>
          <table:table-cell table:style-name="ce1" office:value-type="float" office:value="-46.447977" calcext:value-type="float">
            <text:p>-46,447977</text:p>
          </table:table-cell>
          <table:table-cell table:number-columns-repeated="62"/>
        </table:table-row>
        <table:table-row table:style-name="ro1">
          <table:table-cell table:style-name="ce1" office:value-type="float" office:value="1696.40065" calcext:value-type="float">
            <text:p>1696,40065</text:p>
          </table:table-cell>
          <table:table-cell table:style-name="ce1" office:value-type="float" office:value="-46.251765" calcext:value-type="float">
            <text:p>-46,251765</text:p>
          </table:table-cell>
          <table:table-cell table:number-columns-repeated="62"/>
        </table:table-row>
        <table:table-row table:style-name="ro1">
          <table:table-cell table:style-name="ce1" office:value-type="float" office:value="1696.2736" calcext:value-type="float">
            <text:p>1696,2736</text:p>
          </table:table-cell>
          <table:table-cell table:style-name="ce1" office:value-type="float" office:value="-45.685059" calcext:value-type="float">
            <text:p>-45,685059</text:p>
          </table:table-cell>
          <table:table-cell table:number-columns-repeated="62"/>
        </table:table-row>
        <table:table-row table:style-name="ro1">
          <table:table-cell table:style-name="ce1" office:value-type="float" office:value="1696.1466" calcext:value-type="float">
            <text:p>1696,1466</text:p>
          </table:table-cell>
          <table:table-cell table:style-name="ce1" office:value-type="float" office:value="-45.000586" calcext:value-type="float">
            <text:p>-45,000586</text:p>
          </table:table-cell>
          <table:table-cell table:number-columns-repeated="62"/>
        </table:table-row>
        <table:table-row table:style-name="ro1">
          <table:table-cell table:style-name="ce1" office:value-type="float" office:value="1696.0177" calcext:value-type="float">
            <text:p>1696,0177</text:p>
          </table:table-cell>
          <table:table-cell table:style-name="ce1" office:value-type="float" office:value="-44.130541" calcext:value-type="float">
            <text:p>-44,130541</text:p>
          </table:table-cell>
          <table:table-cell table:number-columns-repeated="62"/>
        </table:table-row>
        <table:table-row table:style-name="ro1">
          <table:table-cell table:style-name="ce1" office:value-type="float" office:value="1695.8841" calcext:value-type="float">
            <text:p>1695,8841</text:p>
          </table:table-cell>
          <table:table-cell table:style-name="ce1" office:value-type="float" office:value="-43.728445" calcext:value-type="float">
            <text:p>-43,728445</text:p>
          </table:table-cell>
          <table:table-cell table:number-columns-repeated="62"/>
        </table:table-row>
        <table:table-row table:style-name="ro1">
          <table:table-cell table:style-name="ce1" office:value-type="float" office:value="1695.7475" calcext:value-type="float">
            <text:p>1695,7475</text:p>
          </table:table-cell>
          <table:table-cell table:style-name="ce1" office:value-type="float" office:value="-42.644318" calcext:value-type="float">
            <text:p>-42,644318</text:p>
          </table:table-cell>
          <table:table-cell table:number-columns-repeated="62"/>
        </table:table-row>
        <table:table-row table:style-name="ro1">
          <table:table-cell table:style-name="ce1" office:value-type="float" office:value="1695.6107" calcext:value-type="float">
            <text:p>1695,6107</text:p>
          </table:table-cell>
          <table:table-cell table:style-name="ce1" office:value-type="float" office:value="-42.020755" calcext:value-type="float">
            <text:p>-42,020755</text:p>
          </table:table-cell>
          <table:table-cell table:number-columns-repeated="62"/>
        </table:table-row>
        <table:table-row table:style-name="ro1">
          <table:table-cell table:style-name="ce1" office:value-type="float" office:value="1695.4739" calcext:value-type="float">
            <text:p>1695,4739</text:p>
          </table:table-cell>
          <table:table-cell table:style-name="ce1" office:value-type="float" office:value="-41.989467" calcext:value-type="float">
            <text:p>-41,989467</text:p>
          </table:table-cell>
          <table:table-cell table:number-columns-repeated="62"/>
        </table:table-row>
        <table:table-row table:style-name="ro1">
          <table:table-cell table:style-name="ce1" office:value-type="float" office:value="1695.3371" calcext:value-type="float">
            <text:p>1695,3371</text:p>
          </table:table-cell>
          <table:table-cell table:style-name="ce1" office:value-type="float" office:value="-41.597197" calcext:value-type="float">
            <text:p>-41,597197</text:p>
          </table:table-cell>
          <table:table-cell table:number-columns-repeated="62"/>
        </table:table-row>
        <table:table-row table:style-name="ro1">
          <table:table-cell table:style-name="ce1" office:value-type="float" office:value="1695.2003" calcext:value-type="float">
            <text:p>1695,2003</text:p>
          </table:table-cell>
          <table:table-cell table:style-name="ce1" office:value-type="float" office:value="-41.564868" calcext:value-type="float">
            <text:p>-41,564868</text:p>
          </table:table-cell>
          <table:table-cell table:number-columns-repeated="62"/>
        </table:table-row>
        <table:table-row table:style-name="ro1">
          <table:table-cell table:style-name="ce1" office:value-type="float" office:value="1695.0568" calcext:value-type="float">
            <text:p>1695,0568</text:p>
          </table:table-cell>
          <table:table-cell table:style-name="ce1" office:value-type="float" office:value="-41.752261" calcext:value-type="float">
            <text:p>-41,752261</text:p>
          </table:table-cell>
          <table:table-cell table:number-columns-repeated="62"/>
        </table:table-row>
        <table:table-row table:style-name="ro1">
          <table:table-cell table:style-name="ce1" office:value-type="float" office:value="1694.8939" calcext:value-type="float">
            <text:p>1694,8939</text:p>
          </table:table-cell>
          <table:table-cell table:style-name="ce1" office:value-type="float" office:value="-41.707716" calcext:value-type="float">
            <text:p>-41,707716</text:p>
          </table:table-cell>
          <table:table-cell table:number-columns-repeated="62"/>
        </table:table-row>
        <table:table-row table:style-name="ro1">
          <table:table-cell table:style-name="ce1" office:value-type="float" office:value="1694.71245" calcext:value-type="float">
            <text:p>1694,71245</text:p>
          </table:table-cell>
          <table:table-cell table:style-name="ce1" office:value-type="float" office:value="-42.311694" calcext:value-type="float">
            <text:p>-42,311694</text:p>
          </table:table-cell>
          <table:table-cell table:number-columns-repeated="62"/>
        </table:table-row>
        <table:table-row table:style-name="ro1">
          <table:table-cell table:style-name="ce1" office:value-type="float" office:value="1694.5252" calcext:value-type="float">
            <text:p>1694,5252</text:p>
          </table:table-cell>
          <table:table-cell table:style-name="ce1" office:value-type="float" office:value="-42.595478" calcext:value-type="float">
            <text:p>-42,595478</text:p>
          </table:table-cell>
          <table:table-cell table:number-columns-repeated="62"/>
        </table:table-row>
        <table:table-row table:style-name="ro1">
          <table:table-cell table:style-name="ce1" office:value-type="float" office:value="1694.338" calcext:value-type="float">
            <text:p>1694,338</text:p>
          </table:table-cell>
          <table:table-cell table:style-name="ce1" office:value-type="float" office:value="-43.156627" calcext:value-type="float">
            <text:p>-43,156627</text:p>
          </table:table-cell>
          <table:table-cell table:number-columns-repeated="62"/>
        </table:table-row>
        <table:table-row table:style-name="ro1">
          <table:table-cell table:style-name="ce1" office:value-type="float" office:value="1694.1524" calcext:value-type="float">
            <text:p>1694,1524</text:p>
          </table:table-cell>
          <table:table-cell table:style-name="ce1" office:value-type="float" office:value="-43.941419" calcext:value-type="float">
            <text:p>-43,941419</text:p>
          </table:table-cell>
          <table:table-cell table:number-columns-repeated="62"/>
        </table:table-row>
        <table:table-row table:style-name="ro1">
          <table:table-cell table:style-name="ce1" office:value-type="float" office:value="1693.98085" calcext:value-type="float">
            <text:p>1693,98085</text:p>
          </table:table-cell>
          <table:table-cell table:style-name="ce1" office:value-type="float" office:value="-44.070227" calcext:value-type="float">
            <text:p>-44,070227</text:p>
          </table:table-cell>
          <table:table-cell table:number-columns-repeated="62"/>
        </table:table-row>
        <table:table-row table:style-name="ro1">
          <table:table-cell table:style-name="ce1" office:value-type="float" office:value="1693.83015" calcext:value-type="float">
            <text:p>1693,83015</text:p>
          </table:table-cell>
          <table:table-cell table:style-name="ce1" office:value-type="float" office:value="-45.043344" calcext:value-type="float">
            <text:p>-45,043344</text:p>
          </table:table-cell>
          <table:table-cell table:number-columns-repeated="62"/>
        </table:table-row>
        <table:table-row table:style-name="ro1">
          <table:table-cell table:style-name="ce1" office:value-type="float" office:value="1693.68785" calcext:value-type="float">
            <text:p>1693,68785</text:p>
          </table:table-cell>
          <table:table-cell table:style-name="ce1" office:value-type="float" office:value="-45.682034" calcext:value-type="float">
            <text:p>-45,682034</text:p>
          </table:table-cell>
          <table:table-cell table:number-columns-repeated="62"/>
        </table:table-row>
        <table:table-row table:style-name="ro1">
          <table:table-cell table:style-name="ce1" office:value-type="float" office:value="1693.54555" calcext:value-type="float">
            <text:p>1693,54555</text:p>
          </table:table-cell>
          <table:table-cell table:style-name="ce1" office:value-type="float" office:value="-45.93015" calcext:value-type="float">
            <text:p>-45,93015</text:p>
          </table:table-cell>
          <table:table-cell table:number-columns-repeated="62"/>
        </table:table-row>
        <table:table-row table:style-name="ro1">
          <table:table-cell table:style-name="ce1" office:value-type="float" office:value="1693.377" calcext:value-type="float">
            <text:p>1693,377</text:p>
          </table:table-cell>
          <table:table-cell table:style-name="ce1" office:value-type="float" office:value="-45.460705" calcext:value-type="float">
            <text:p>-45,460705</text:p>
          </table:table-cell>
          <table:table-cell table:number-columns-repeated="62"/>
        </table:table-row>
        <table:table-row table:style-name="ro1">
          <table:table-cell table:style-name="ce1" office:value-type="float" office:value="1693.2084" calcext:value-type="float">
            <text:p>1693,2084</text:p>
          </table:table-cell>
          <table:table-cell table:style-name="ce1" office:value-type="float" office:value="-45.203017" calcext:value-type="float">
            <text:p>-45,203017</text:p>
          </table:table-cell>
          <table:table-cell table:number-columns-repeated="62"/>
        </table:table-row>
        <table:table-row table:style-name="ro1">
          <table:table-cell table:style-name="ce1" office:value-type="float" office:value="1693.0671" calcext:value-type="float">
            <text:p>1693,0671</text:p>
          </table:table-cell>
          <table:table-cell table:style-name="ce1" office:value-type="float" office:value="-44.803609" calcext:value-type="float">
            <text:p>-44,803609</text:p>
          </table:table-cell>
          <table:table-cell table:number-columns-repeated="62"/>
        </table:table-row>
        <table:table-row table:style-name="ro1">
          <table:table-cell table:style-name="ce1" office:value-type="float" office:value="1692.9408" calcext:value-type="float">
            <text:p>1692,9408</text:p>
          </table:table-cell>
          <table:table-cell table:style-name="ce1" office:value-type="float" office:value="-44.489837" calcext:value-type="float">
            <text:p>-44,489837</text:p>
          </table:table-cell>
          <table:table-cell table:number-columns-repeated="62"/>
        </table:table-row>
        <table:table-row table:style-name="ro1">
          <table:table-cell table:style-name="ce1" office:value-type="float" office:value="1692.829" calcext:value-type="float">
            <text:p>1692,829</text:p>
          </table:table-cell>
          <table:table-cell table:style-name="ce1" office:value-type="float" office:value="-44.45447" calcext:value-type="float">
            <text:p>-44,45447</text:p>
          </table:table-cell>
          <table:table-cell table:number-columns-repeated="62"/>
        </table:table-row>
        <table:table-row table:style-name="ro1">
          <table:table-cell table:style-name="ce1" office:value-type="float" office:value="1692.71775" calcext:value-type="float">
            <text:p>1692,71775</text:p>
          </table:table-cell>
          <table:table-cell table:style-name="ce1" office:value-type="float" office:value="-44.575443" calcext:value-type="float">
            <text:p>-44,575443</text:p>
          </table:table-cell>
          <table:table-cell table:number-columns-repeated="62"/>
        </table:table-row>
        <table:table-row table:style-name="ro1">
          <table:table-cell table:style-name="ce1" office:value-type="float" office:value="1692.60645" calcext:value-type="float">
            <text:p>1692,60645</text:p>
          </table:table-cell>
          <table:table-cell table:style-name="ce1" office:value-type="float" office:value="-44.854151" calcext:value-type="float">
            <text:p>-44,854151</text:p>
          </table:table-cell>
          <table:table-cell table:number-columns-repeated="62"/>
        </table:table-row>
        <table:table-row table:style-name="ro1">
          <table:table-cell table:style-name="ce1" office:value-type="float" office:value="1692.4952" calcext:value-type="float">
            <text:p>1692,4952</text:p>
          </table:table-cell>
          <table:table-cell table:style-name="ce1" office:value-type="float" office:value="-45.101225" calcext:value-type="float">
            <text:p>-45,101225</text:p>
          </table:table-cell>
          <table:table-cell table:number-columns-repeated="62"/>
        </table:table-row>
        <table:table-row table:style-name="ro1">
          <table:table-cell table:style-name="ce1" office:value-type="float" office:value="1692.38395" calcext:value-type="float">
            <text:p>1692,38395</text:p>
          </table:table-cell>
          <table:table-cell table:style-name="ce1" office:value-type="float" office:value="-45.010901" calcext:value-type="float">
            <text:p>-45,010901</text:p>
          </table:table-cell>
          <table:table-cell table:number-columns-repeated="62"/>
        </table:table-row>
        <table:table-row table:style-name="ro1">
          <table:table-cell table:style-name="ce1" office:value-type="float" office:value="1692.2727" calcext:value-type="float">
            <text:p>1692,2727</text:p>
          </table:table-cell>
          <table:table-cell table:style-name="ce1" office:value-type="float" office:value="-44.683894" calcext:value-type="float">
            <text:p>-44,683894</text:p>
          </table:table-cell>
          <table:table-cell table:number-columns-repeated="62"/>
        </table:table-row>
        <table:table-row table:style-name="ro1">
          <table:table-cell table:style-name="ce1" office:value-type="float" office:value="1692.16145" calcext:value-type="float">
            <text:p>1692,16145</text:p>
          </table:table-cell>
          <table:table-cell table:style-name="ce1" office:value-type="float" office:value="-44.694716" calcext:value-type="float">
            <text:p>-44,694716</text:p>
          </table:table-cell>
          <table:table-cell table:number-columns-repeated="62"/>
        </table:table-row>
        <table:table-row table:style-name="ro1">
          <table:table-cell table:style-name="ce1" office:value-type="float" office:value="1692.048" calcext:value-type="float">
            <text:p>1692,048</text:p>
          </table:table-cell>
          <table:table-cell table:style-name="ce1" office:value-type="float" office:value="-44.691959" calcext:value-type="float">
            <text:p>-44,691959</text:p>
          </table:table-cell>
          <table:table-cell table:number-columns-repeated="62"/>
        </table:table-row>
        <table:table-row table:style-name="ro1">
          <table:table-cell table:style-name="ce1" office:value-type="float" office:value="1691.92595" calcext:value-type="float">
            <text:p>1691,92595</text:p>
          </table:table-cell>
          <table:table-cell table:style-name="ce1" office:value-type="float" office:value="-44.614761" calcext:value-type="float">
            <text:p>-44,614761</text:p>
          </table:table-cell>
          <table:table-cell table:number-columns-repeated="62"/>
        </table:table-row>
        <table:table-row table:style-name="ro1">
          <table:table-cell table:style-name="ce1" office:value-type="float" office:value="1691.79575" calcext:value-type="float">
            <text:p>1691,79575</text:p>
          </table:table-cell>
          <table:table-cell table:style-name="ce1" office:value-type="float" office:value="-44.929181" calcext:value-type="float">
            <text:p>-44,929181</text:p>
          </table:table-cell>
          <table:table-cell table:number-columns-repeated="62"/>
        </table:table-row>
        <table:table-row table:style-name="ro1">
          <table:table-cell table:style-name="ce1" office:value-type="float" office:value="1691.66385" calcext:value-type="float">
            <text:p>1691,66385</text:p>
          </table:table-cell>
          <table:table-cell table:style-name="ce1" office:value-type="float" office:value="-44.883616" calcext:value-type="float">
            <text:p>-44,883616</text:p>
          </table:table-cell>
          <table:table-cell table:number-columns-repeated="62"/>
        </table:table-row>
        <table:table-row table:style-name="ro1">
          <table:table-cell table:style-name="ce1" office:value-type="float" office:value="1691.53195" calcext:value-type="float">
            <text:p>1691,53195</text:p>
          </table:table-cell>
          <table:table-cell table:style-name="ce1" office:value-type="float" office:value="-45.124874" calcext:value-type="float">
            <text:p>-45,124874</text:p>
          </table:table-cell>
          <table:table-cell table:number-columns-repeated="62"/>
        </table:table-row>
        <table:table-row table:style-name="ro1">
          <table:table-cell table:style-name="ce1" office:value-type="float" office:value="1691.4001" calcext:value-type="float">
            <text:p>1691,4001</text:p>
          </table:table-cell>
          <table:table-cell table:style-name="ce1" office:value-type="float" office:value="-45.22615" calcext:value-type="float">
            <text:p>-45,22615</text:p>
          </table:table-cell>
          <table:table-cell table:number-columns-repeated="62"/>
        </table:table-row>
        <table:table-row table:style-name="ro1">
          <table:table-cell table:style-name="ce1" office:value-type="float" office:value="1691.2683" calcext:value-type="float">
            <text:p>1691,2683</text:p>
          </table:table-cell>
          <table:table-cell table:style-name="ce1" office:value-type="float" office:value="-45.011312" calcext:value-type="float">
            <text:p>-45,011312</text:p>
          </table:table-cell>
          <table:table-cell table:number-columns-repeated="62"/>
        </table:table-row>
        <table:table-row table:style-name="ro1">
          <table:table-cell table:style-name="ce1" office:value-type="float" office:value="1691.1364" calcext:value-type="float">
            <text:p>1691,1364</text:p>
          </table:table-cell>
          <table:table-cell table:style-name="ce1" office:value-type="float" office:value="-44.514033" calcext:value-type="float">
            <text:p>-44,514033</text:p>
          </table:table-cell>
          <table:table-cell table:number-columns-repeated="62"/>
        </table:table-row>
        <table:table-row table:style-name="ro1">
          <table:table-cell table:style-name="ce1" office:value-type="float" office:value="1691.01525" calcext:value-type="float">
            <text:p>1691,01525</text:p>
          </table:table-cell>
          <table:table-cell table:style-name="ce1" office:value-type="float" office:value="-44.022828" calcext:value-type="float">
            <text:p>-44,022828</text:p>
          </table:table-cell>
          <table:table-cell table:number-columns-repeated="62"/>
        </table:table-row>
        <table:table-row table:style-name="ro1">
          <table:table-cell table:style-name="ce1" office:value-type="float" office:value="1690.91315" calcext:value-type="float">
            <text:p>1690,91315</text:p>
          </table:table-cell>
          <table:table-cell table:style-name="ce1" office:value-type="float" office:value="-42.544878" calcext:value-type="float">
            <text:p>-42,544878</text:p>
          </table:table-cell>
          <table:table-cell table:number-columns-repeated="62"/>
        </table:table-row>
        <table:table-row table:style-name="ro1">
          <table:table-cell table:style-name="ce1" office:value-type="float" office:value="1690.82055" calcext:value-type="float">
            <text:p>1690,82055</text:p>
          </table:table-cell>
          <table:table-cell table:style-name="ce1" office:value-type="float" office:value="-41.875222" calcext:value-type="float">
            <text:p>-41,875222</text:p>
          </table:table-cell>
          <table:table-cell table:number-columns-repeated="62"/>
        </table:table-row>
        <table:table-row table:style-name="ro1">
          <table:table-cell table:style-name="ce1" office:value-type="float" office:value="1690.72925" calcext:value-type="float">
            <text:p>1690,72925</text:p>
          </table:table-cell>
          <table:table-cell table:style-name="ce1" office:value-type="float" office:value="-41.260674" calcext:value-type="float">
            <text:p>-41,260674</text:p>
          </table:table-cell>
          <table:table-cell table:number-columns-repeated="62"/>
        </table:table-row>
        <table:table-row table:style-name="ro1">
          <table:table-cell table:style-name="ce1" office:value-type="float" office:value="1690.63795" calcext:value-type="float">
            <text:p>1690,63795</text:p>
          </table:table-cell>
          <table:table-cell table:style-name="ce1" office:value-type="float" office:value="-40.758275" calcext:value-type="float">
            <text:p>-40,758275</text:p>
          </table:table-cell>
          <table:table-cell table:number-columns-repeated="62"/>
        </table:table-row>
        <table:table-row table:style-name="ro1">
          <table:table-cell table:style-name="ce1" office:value-type="float" office:value="1690.54665" calcext:value-type="float">
            <text:p>1690,54665</text:p>
          </table:table-cell>
          <table:table-cell table:style-name="ce1" office:value-type="float" office:value="-40.366005" calcext:value-type="float">
            <text:p>-40,366005</text:p>
          </table:table-cell>
          <table:table-cell table:number-columns-repeated="62"/>
        </table:table-row>
        <table:table-row table:style-name="ro1">
          <table:table-cell table:style-name="ce1" office:value-type="float" office:value="1690.45535" calcext:value-type="float">
            <text:p>1690,45535</text:p>
          </table:table-cell>
          <table:table-cell table:style-name="ce1" office:value-type="float" office:value="-39.892459" calcext:value-type="float">
            <text:p>-39,892459</text:p>
          </table:table-cell>
          <table:table-cell table:number-columns-repeated="62"/>
        </table:table-row>
        <table:table-row table:style-name="ro1">
          <table:table-cell table:style-name="ce1" office:value-type="float" office:value="1690.36405" calcext:value-type="float">
            <text:p>1690,36405</text:p>
          </table:table-cell>
          <table:table-cell table:style-name="ce1" office:value-type="float" office:value="-39.796929" calcext:value-type="float">
            <text:p>-39,796929</text:p>
          </table:table-cell>
          <table:table-cell table:number-columns-repeated="62"/>
        </table:table-row>
        <table:table-row table:style-name="ro1">
          <table:table-cell table:style-name="ce1" office:value-type="float" office:value="1690.27275" calcext:value-type="float">
            <text:p>1690,27275</text:p>
          </table:table-cell>
          <table:table-cell table:style-name="ce1" office:value-type="float" office:value="-39.61368" calcext:value-type="float">
            <text:p>-39,61368</text:p>
          </table:table-cell>
          <table:table-cell table:number-columns-repeated="62"/>
        </table:table-row>
        <table:table-row table:style-name="ro1">
          <table:table-cell table:style-name="ce1" office:value-type="float" office:value="1690.18145" calcext:value-type="float">
            <text:p>1690,18145</text:p>
          </table:table-cell>
          <table:table-cell table:style-name="ce1" office:value-type="float" office:value="-39.519148" calcext:value-type="float">
            <text:p>-39,519148</text:p>
          </table:table-cell>
          <table:table-cell table:number-columns-repeated="62"/>
        </table:table-row>
        <table:table-row table:style-name="ro1">
          <table:table-cell table:style-name="ce1" office:value-type="float" office:value="1690.08945" calcext:value-type="float">
            <text:p>1690,08945</text:p>
          </table:table-cell>
          <table:table-cell table:style-name="ce1" office:value-type="float" office:value="-39.771167" calcext:value-type="float">
            <text:p>-39,771167</text:p>
          </table:table-cell>
          <table:table-cell table:number-columns-repeated="62"/>
        </table:table-row>
        <table:table-row table:style-name="ro1">
          <table:table-cell table:style-name="ce1" office:value-type="float" office:value="1689.989" calcext:value-type="float">
            <text:p>1689,989</text:p>
          </table:table-cell>
          <table:table-cell table:style-name="ce1" office:value-type="float" office:value="-39.603873" calcext:value-type="float">
            <text:p>-39,603873</text:p>
          </table:table-cell>
          <table:table-cell table:number-columns-repeated="62"/>
        </table:table-row>
        <table:table-row table:style-name="ro1">
          <table:table-cell table:style-name="ce1" office:value-type="float" office:value="1689.8713" calcext:value-type="float">
            <text:p>1689,8713</text:p>
          </table:table-cell>
          <table:table-cell table:style-name="ce1" office:value-type="float" office:value="-39.137485" calcext:value-type="float">
            <text:p>-39,137485</text:p>
          </table:table-cell>
          <table:table-cell table:number-columns-repeated="62"/>
        </table:table-row>
        <table:table-row table:style-name="ro1">
          <table:table-cell table:style-name="ce1" office:value-type="float" office:value="1689.74415" calcext:value-type="float">
            <text:p>1689,74415</text:p>
          </table:table-cell>
          <table:table-cell table:style-name="ce1" office:value-type="float" office:value="-40.042407" calcext:value-type="float">
            <text:p>-40,042407</text:p>
          </table:table-cell>
          <table:table-cell table:number-columns-repeated="62"/>
        </table:table-row>
        <table:table-row table:style-name="ro1">
          <table:table-cell table:style-name="ce1" office:value-type="float" office:value="1689.617" calcext:value-type="float">
            <text:p>1689,617</text:p>
          </table:table-cell>
          <table:table-cell table:style-name="ce1" office:value-type="float" office:value="-40.353672" calcext:value-type="float">
            <text:p>-40,353672</text:p>
          </table:table-cell>
          <table:table-cell table:number-columns-repeated="62"/>
        </table:table-row>
        <table:table-row table:style-name="ro1">
          <table:table-cell table:style-name="ce1" office:value-type="float" office:value="1689.48985" calcext:value-type="float">
            <text:p>1689,48985</text:p>
          </table:table-cell>
          <table:table-cell table:style-name="ce1" office:value-type="float" office:value="-40.442147" calcext:value-type="float">
            <text:p>-40,442147</text:p>
          </table:table-cell>
          <table:table-cell table:number-columns-repeated="62"/>
        </table:table-row>
        <table:table-row table:style-name="ro1">
          <table:table-cell table:style-name="ce1" office:value-type="float" office:value="1689.38275" calcext:value-type="float">
            <text:p>1689,38275</text:p>
          </table:table-cell>
          <table:table-cell table:style-name="ce1" office:value-type="float" office:value="-41.003517" calcext:value-type="float">
            <text:p>-41,003517</text:p>
          </table:table-cell>
          <table:table-cell table:number-columns-repeated="62"/>
        </table:table-row>
        <table:table-row table:style-name="ro1">
          <table:table-cell table:style-name="ce1" office:value-type="float" office:value="1689.27555" calcext:value-type="float">
            <text:p>1689,27555</text:p>
          </table:table-cell>
          <table:table-cell table:style-name="ce1" office:value-type="float" office:value="-40.297731" calcext:value-type="float">
            <text:p>-40,297731</text:p>
          </table:table-cell>
          <table:table-cell table:number-columns-repeated="62"/>
        </table:table-row>
        <table:table-row table:style-name="ro1">
          <table:table-cell table:style-name="ce1" office:value-type="float" office:value="1689.1484" calcext:value-type="float">
            <text:p>1689,1484</text:p>
          </table:table-cell>
          <table:table-cell table:style-name="ce1" office:value-type="float" office:value="-40.650045" calcext:value-type="float">
            <text:p>-40,650045</text:p>
          </table:table-cell>
          <table:table-cell table:number-columns-repeated="62"/>
        </table:table-row>
        <table:table-row table:style-name="ro1">
          <table:table-cell table:style-name="ce1" office:value-type="float" office:value="1689.0232" calcext:value-type="float">
            <text:p>1689,0232</text:p>
          </table:table-cell>
          <table:table-cell table:style-name="ce1" office:value-type="float" office:value="-40.966485" calcext:value-type="float">
            <text:p>-40,966485</text:p>
          </table:table-cell>
          <table:table-cell table:number-columns-repeated="62"/>
        </table:table-row>
        <table:table-row table:style-name="ro1">
          <table:table-cell table:style-name="ce1" office:value-type="float" office:value="1688.904" calcext:value-type="float">
            <text:p>1688,904</text:p>
          </table:table-cell>
          <table:table-cell table:style-name="ce1" office:value-type="float" office:value="-40.808746" calcext:value-type="float">
            <text:p>-40,808746</text:p>
          </table:table-cell>
          <table:table-cell table:number-columns-repeated="62"/>
        </table:table-row>
        <table:table-row table:style-name="ro1">
          <table:table-cell table:style-name="ce1" office:value-type="float" office:value="1688.78905" calcext:value-type="float">
            <text:p>1688,78905</text:p>
          </table:table-cell>
          <table:table-cell table:style-name="ce1" office:value-type="float" office:value="-41.48683" calcext:value-type="float">
            <text:p>-41,48683</text:p>
          </table:table-cell>
          <table:table-cell table:number-columns-repeated="62"/>
        </table:table-row>
        <table:table-row table:style-name="ro1">
          <table:table-cell table:style-name="ce1" office:value-type="float" office:value="1688.67415" calcext:value-type="float">
            <text:p>1688,67415</text:p>
          </table:table-cell>
          <table:table-cell table:style-name="ce1" office:value-type="float" office:value="-41.400266" calcext:value-type="float">
            <text:p>-41,400266</text:p>
          </table:table-cell>
          <table:table-cell table:number-columns-repeated="62"/>
        </table:table-row>
        <table:table-row table:style-name="ro1">
          <table:table-cell table:style-name="ce1" office:value-type="float" office:value="1688.5592" calcext:value-type="float">
            <text:p>1688,5592</text:p>
          </table:table-cell>
          <table:table-cell table:style-name="ce1" office:value-type="float" office:value="-41.567623" calcext:value-type="float">
            <text:p>-41,567623</text:p>
          </table:table-cell>
          <table:table-cell table:number-columns-repeated="62"/>
        </table:table-row>
        <table:table-row table:style-name="ro1">
          <table:table-cell table:style-name="ce1" office:value-type="float" office:value="1688.4442" calcext:value-type="float">
            <text:p>1688,4442</text:p>
          </table:table-cell>
          <table:table-cell table:style-name="ce1" office:value-type="float" office:value="-42.03026" calcext:value-type="float">
            <text:p>-42,03026</text:p>
          </table:table-cell>
          <table:table-cell table:number-columns-repeated="62"/>
        </table:table-row>
        <table:table-row table:style-name="ro1">
          <table:table-cell table:style-name="ce1" office:value-type="float" office:value="1688.3292" calcext:value-type="float">
            <text:p>1688,3292</text:p>
          </table:table-cell>
          <table:table-cell table:style-name="ce1" office:value-type="float" office:value="-42.690069" calcext:value-type="float">
            <text:p>-42,690069</text:p>
          </table:table-cell>
          <table:table-cell table:number-columns-repeated="62"/>
        </table:table-row>
        <table:table-row table:style-name="ro1">
          <table:table-cell table:style-name="ce1" office:value-type="float" office:value="1688.21425" calcext:value-type="float">
            <text:p>1688,21425</text:p>
          </table:table-cell>
          <table:table-cell table:style-name="ce1" office:value-type="float" office:value="-42.794908" calcext:value-type="float">
            <text:p>-42,794908</text:p>
          </table:table-cell>
          <table:table-cell table:number-columns-repeated="62"/>
        </table:table-row>
        <table:table-row table:style-name="ro1">
          <table:table-cell table:style-name="ce1" office:value-type="float" office:value="1688.097" calcext:value-type="float">
            <text:p>1688,097</text:p>
          </table:table-cell>
          <table:table-cell table:style-name="ce1" office:value-type="float" office:value="-42.691993" calcext:value-type="float">
            <text:p>-42,691993</text:p>
          </table:table-cell>
          <table:table-cell table:number-columns-repeated="62"/>
        </table:table-row>
        <table:table-row table:style-name="ro1">
          <table:table-cell table:style-name="ce1" office:value-type="float" office:value="1687.96465" calcext:value-type="float">
            <text:p>1687,96465</text:p>
          </table:table-cell>
          <table:table-cell table:style-name="ce1" office:value-type="float" office:value="-43.154629" calcext:value-type="float">
            <text:p>-43,154629</text:p>
          </table:table-cell>
          <table:table-cell table:number-columns-repeated="62"/>
        </table:table-row>
        <table:table-row table:style-name="ro1">
          <table:table-cell table:style-name="ce1" office:value-type="float" office:value="1687.80725" calcext:value-type="float">
            <text:p>1687,80725</text:p>
          </table:table-cell>
          <table:table-cell table:style-name="ce1" office:value-type="float" office:value="-43.57206" calcext:value-type="float">
            <text:p>-43,57206</text:p>
          </table:table-cell>
          <table:table-cell table:number-columns-repeated="62"/>
        </table:table-row>
        <table:table-row table:style-name="ro1">
          <table:table-cell table:style-name="ce1" office:value-type="float" office:value="1687.63755" calcext:value-type="float">
            <text:p>1687,63755</text:p>
          </table:table-cell>
          <table:table-cell table:style-name="ce1" office:value-type="float" office:value="-43.63554" calcext:value-type="float">
            <text:p>-43,63554</text:p>
          </table:table-cell>
          <table:table-cell table:number-columns-repeated="62"/>
        </table:table-row>
        <table:table-row table:style-name="ro1">
          <table:table-cell table:style-name="ce1" office:value-type="float" office:value="1687.46785" calcext:value-type="float">
            <text:p>1687,46785</text:p>
          </table:table-cell>
          <table:table-cell table:style-name="ce1" office:value-type="float" office:value="-43.509542" calcext:value-type="float">
            <text:p>-43,509542</text:p>
          </table:table-cell>
          <table:table-cell table:number-columns-repeated="62"/>
        </table:table-row>
        <table:table-row table:style-name="ro1">
          <table:table-cell table:style-name="ce1" office:value-type="float" office:value="1687.2982" calcext:value-type="float">
            <text:p>1687,2982</text:p>
          </table:table-cell>
          <table:table-cell table:style-name="ce1" office:value-type="float" office:value="-43.490305" calcext:value-type="float">
            <text:p>-43,490305</text:p>
          </table:table-cell>
          <table:table-cell table:number-columns-repeated="62"/>
        </table:table-row>
        <table:table-row table:style-name="ro1">
          <table:table-cell table:style-name="ce1" office:value-type="float" office:value="1687.12945" calcext:value-type="float">
            <text:p>1687,12945</text:p>
          </table:table-cell>
          <table:table-cell table:style-name="ce1" office:value-type="float" office:value="-42.770862" calcext:value-type="float">
            <text:p>-42,770862</text:p>
          </table:table-cell>
          <table:table-cell table:number-columns-repeated="62"/>
        </table:table-row>
        <table:table-row table:style-name="ro1">
          <table:table-cell table:style-name="ce1" office:value-type="float" office:value="1686.9698" calcext:value-type="float">
            <text:p>1686,9698</text:p>
          </table:table-cell>
          <table:table-cell table:style-name="ce1" office:value-type="float" office:value="-42.559262" calcext:value-type="float">
            <text:p>-42,559262</text:p>
          </table:table-cell>
          <table:table-cell table:number-columns-repeated="62"/>
        </table:table-row>
        <table:table-row table:style-name="ro1">
          <table:table-cell table:style-name="ce1" office:value-type="float" office:value="1686.82285" calcext:value-type="float">
            <text:p>1686,82285</text:p>
          </table:table-cell>
          <table:table-cell table:style-name="ce1" office:value-type="float" office:value="-42.425568" calcext:value-type="float">
            <text:p>-42,425568</text:p>
          </table:table-cell>
          <table:table-cell table:number-columns-repeated="62"/>
        </table:table-row>
        <table:table-row table:style-name="ro1">
          <table:table-cell table:style-name="ce1" office:value-type="float" office:value="1686.6803" calcext:value-type="float">
            <text:p>1686,6803</text:p>
          </table:table-cell>
          <table:table-cell table:style-name="ce1" office:value-type="float" office:value="-41.954276" calcext:value-type="float">
            <text:p>-41,954276</text:p>
          </table:table-cell>
          <table:table-cell table:number-columns-repeated="62"/>
        </table:table-row>
        <table:table-row table:style-name="ro1">
          <table:table-cell table:style-name="ce1" office:value-type="float" office:value="1686.53775" calcext:value-type="float">
            <text:p>1686,53775</text:p>
          </table:table-cell>
          <table:table-cell table:style-name="ce1" office:value-type="float" office:value="-41.892719" calcext:value-type="float">
            <text:p>-41,892719</text:p>
          </table:table-cell>
          <table:table-cell table:number-columns-repeated="62"/>
        </table:table-row>
        <table:table-row table:style-name="ro1">
          <table:table-cell table:style-name="ce1" office:value-type="float" office:value="1686.39525" calcext:value-type="float">
            <text:p>1686,39525</text:p>
          </table:table-cell>
          <table:table-cell table:style-name="ce1" office:value-type="float" office:value="-41.572432" calcext:value-type="float">
            <text:p>-41,572432</text:p>
          </table:table-cell>
          <table:table-cell table:number-columns-repeated="62"/>
        </table:table-row>
        <table:table-row table:style-name="ro1">
          <table:table-cell table:style-name="ce1" office:value-type="float" office:value="1686.2527" calcext:value-type="float">
            <text:p>1686,2527</text:p>
          </table:table-cell>
          <table:table-cell table:style-name="ce1" office:value-type="float" office:value="-41.315626" calcext:value-type="float">
            <text:p>-41,315626</text:p>
          </table:table-cell>
          <table:table-cell table:number-columns-repeated="62"/>
        </table:table-row>
        <table:table-row table:style-name="ro1">
          <table:table-cell table:style-name="ce1" office:value-type="float" office:value="1686.1101" calcext:value-type="float">
            <text:p>1686,1101</text:p>
          </table:table-cell>
          <table:table-cell table:style-name="ce1" office:value-type="float" office:value="-41.135765" calcext:value-type="float">
            <text:p>-41,135765</text:p>
          </table:table-cell>
          <table:table-cell table:number-columns-repeated="62"/>
        </table:table-row>
        <table:table-row table:style-name="ro1">
          <table:table-cell table:style-name="ce1" office:value-type="float" office:value="1685.96535" calcext:value-type="float">
            <text:p>1685,96535</text:p>
          </table:table-cell>
          <table:table-cell table:style-name="ce1" office:value-type="float" office:value="-40.861646" calcext:value-type="float">
            <text:p>-40,861646</text:p>
          </table:table-cell>
          <table:table-cell table:number-columns-repeated="62"/>
        </table:table-row>
        <table:table-row table:style-name="ro1">
          <table:table-cell table:style-name="ce1" office:value-type="float" office:value="1685.8177" calcext:value-type="float">
            <text:p>1685,8177</text:p>
          </table:table-cell>
          <table:table-cell table:style-name="ce1" office:value-type="float" office:value="-40.852028" calcext:value-type="float">
            <text:p>-40,852028</text:p>
          </table:table-cell>
          <table:table-cell table:number-columns-repeated="62"/>
        </table:table-row>
        <table:table-row table:style-name="ro1">
          <table:table-cell table:style-name="ce1" office:value-type="float" office:value="1685.66925" calcext:value-type="float">
            <text:p>1685,66925</text:p>
          </table:table-cell>
          <table:table-cell table:style-name="ce1" office:value-type="float" office:value="-40.859722" calcext:value-type="float">
            <text:p>-40,859722</text:p>
          </table:table-cell>
          <table:table-cell table:number-columns-repeated="62"/>
        </table:table-row>
        <table:table-row table:style-name="ro1">
          <table:table-cell table:style-name="ce1" office:value-type="float" office:value="1685.5208" calcext:value-type="float">
            <text:p>1685,5208</text:p>
          </table:table-cell>
          <table:table-cell table:style-name="ce1" office:value-type="float" office:value="-41.383915" calcext:value-type="float">
            <text:p>-41,383915</text:p>
          </table:table-cell>
          <table:table-cell table:number-columns-repeated="62"/>
        </table:table-row>
        <table:table-row table:style-name="ro1">
          <table:table-cell table:style-name="ce1" office:value-type="float" office:value="1685.37235" calcext:value-type="float">
            <text:p>1685,37235</text:p>
          </table:table-cell>
          <table:table-cell table:style-name="ce1" office:value-type="float" office:value="-41.230024" calcext:value-type="float">
            <text:p>-41,230024</text:p>
          </table:table-cell>
          <table:table-cell table:number-columns-repeated="62"/>
        </table:table-row>
        <table:table-row table:style-name="ro1">
          <table:table-cell table:style-name="ce1" office:value-type="float" office:value="1685.2238" calcext:value-type="float">
            <text:p>1685,2238</text:p>
          </table:table-cell>
          <table:table-cell table:style-name="ce1" office:value-type="float" office:value="-41.791728" calcext:value-type="float">
            <text:p>-41,791728</text:p>
          </table:table-cell>
          <table:table-cell table:number-columns-repeated="62"/>
        </table:table-row>
        <table:table-row table:style-name="ro1">
          <table:table-cell table:style-name="ce1" office:value-type="float" office:value="1685.07495" calcext:value-type="float">
            <text:p>1685,07495</text:p>
          </table:table-cell>
          <table:table-cell table:style-name="ce1" office:value-type="float" office:value="-41.875406" calcext:value-type="float">
            <text:p>-41,875406</text:p>
          </table:table-cell>
          <table:table-cell table:number-columns-repeated="62"/>
        </table:table-row>
        <table:table-row table:style-name="ro1">
          <table:table-cell table:style-name="ce1" office:value-type="float" office:value="1684.9233" calcext:value-type="float">
            <text:p>1684,9233</text:p>
          </table:table-cell>
          <table:table-cell table:style-name="ce1" office:value-type="float" office:value="-42.572118" calcext:value-type="float">
            <text:p>-42,572118</text:p>
          </table:table-cell>
          <table:table-cell table:number-columns-repeated="62"/>
        </table:table-row>
        <table:table-row table:style-name="ro1">
          <table:table-cell table:style-name="ce1" office:value-type="float" office:value="1684.76875" calcext:value-type="float">
            <text:p>1684,76875</text:p>
          </table:table-cell>
          <table:table-cell table:style-name="ce1" office:value-type="float" office:value="-42.345774" calcext:value-type="float">
            <text:p>-42,345774</text:p>
          </table:table-cell>
          <table:table-cell table:number-columns-repeated="62"/>
        </table:table-row>
        <table:table-row table:style-name="ro1">
          <table:table-cell table:style-name="ce1" office:value-type="float" office:value="1684.61385" calcext:value-type="float">
            <text:p>1684,61385</text:p>
          </table:table-cell>
          <table:table-cell table:style-name="ce1" office:value-type="float" office:value="-42.196061" calcext:value-type="float">
            <text:p>-42,196061</text:p>
          </table:table-cell>
          <table:table-cell table:number-columns-repeated="62"/>
        </table:table-row>
        <table:table-row table:style-name="ro1">
          <table:table-cell table:style-name="ce1" office:value-type="float" office:value="1684.4589" calcext:value-type="float">
            <text:p>1684,4589</text:p>
          </table:table-cell>
          <table:table-cell table:style-name="ce1" office:value-type="float" office:value="-41.967928" calcext:value-type="float">
            <text:p>-41,967928</text:p>
          </table:table-cell>
          <table:table-cell table:number-columns-repeated="62"/>
        </table:table-row>
        <table:table-row table:style-name="ro1">
          <table:table-cell table:style-name="ce1" office:value-type="float" office:value="1684.30395" calcext:value-type="float">
            <text:p>1684,30395</text:p>
          </table:table-cell>
          <table:table-cell table:style-name="ce1" office:value-type="float" office:value="-42.567796" calcext:value-type="float">
            <text:p>-42,567796</text:p>
          </table:table-cell>
          <table:table-cell table:number-columns-repeated="62"/>
        </table:table-row>
        <table:table-row table:style-name="ro1">
          <table:table-cell table:style-name="ce1" office:value-type="float" office:value="1684.15105" calcext:value-type="float">
            <text:p>1684,15105</text:p>
          </table:table-cell>
          <table:table-cell table:style-name="ce1" office:value-type="float" office:value="-42.778616" calcext:value-type="float">
            <text:p>-42,778616</text:p>
          </table:table-cell>
          <table:table-cell table:number-columns-repeated="62"/>
        </table:table-row>
        <table:table-row table:style-name="ro1">
          <table:table-cell table:style-name="ce1" office:value-type="float" office:value="1684.01495" calcext:value-type="float">
            <text:p>1684,01495</text:p>
          </table:table-cell>
          <table:table-cell table:style-name="ce1" office:value-type="float" office:value="-42.859073" calcext:value-type="float">
            <text:p>-42,859073</text:p>
          </table:table-cell>
          <table:table-cell table:number-columns-repeated="62"/>
        </table:table-row>
        <table:table-row table:style-name="ro1">
          <table:table-cell table:style-name="ce1" office:value-type="float" office:value="1683.9119" calcext:value-type="float">
            <text:p>1683,9119</text:p>
          </table:table-cell>
          <table:table-cell table:style-name="ce1" office:value-type="float" office:value="-43.593377" calcext:value-type="float">
            <text:p>-43,593377</text:p>
          </table:table-cell>
          <table:table-cell table:number-columns-repeated="62"/>
        </table:table-row>
        <table:table-row table:style-name="ro1">
          <table:table-cell table:style-name="ce1" office:value-type="float" office:value="1683.82705" calcext:value-type="float">
            <text:p>1683,82705</text:p>
          </table:table-cell>
          <table:table-cell table:style-name="ce1" office:value-type="float" office:value="-43.60458" calcext:value-type="float">
            <text:p>-43,60458</text:p>
          </table:table-cell>
          <table:table-cell table:number-columns-repeated="62"/>
        </table:table-row>
        <table:table-row table:style-name="ro1">
          <table:table-cell table:style-name="ce1" office:value-type="float" office:value="1683.7422" calcext:value-type="float">
            <text:p>1683,7422</text:p>
          </table:table-cell>
          <table:table-cell table:style-name="ce1" office:value-type="float" office:value="-44.304257" calcext:value-type="float">
            <text:p>-44,304257</text:p>
          </table:table-cell>
          <table:table-cell table:number-columns-repeated="62"/>
        </table:table-row>
        <table:table-row table:style-name="ro1">
          <table:table-cell table:style-name="ce1" office:value-type="float" office:value="1683.6791" calcext:value-type="float">
            <text:p>1683,6791</text:p>
          </table:table-cell>
          <table:table-cell table:style-name="ce1" office:value-type="float" office:value="-44.467209" calcext:value-type="float">
            <text:p>-44,467209</text:p>
          </table:table-cell>
          <table:table-cell table:number-columns-repeated="62"/>
        </table:table-row>
        <table:table-row table:style-name="ro1">
          <table:table-cell table:style-name="ce1" office:value-type="float" office:value="1683.61555" calcext:value-type="float">
            <text:p>1683,61555</text:p>
          </table:table-cell>
          <table:table-cell table:style-name="ce1" office:value-type="float" office:value="-44.164729" calcext:value-type="float">
            <text:p>-44,164729</text:p>
          </table:table-cell>
          <table:table-cell table:number-columns-repeated="62"/>
        </table:table-row>
        <table:table-row table:style-name="ro1">
          <table:table-cell table:style-name="ce1" office:value-type="float" office:value="1683.5299" calcext:value-type="float">
            <text:p>1683,5299</text:p>
          </table:table-cell>
          <table:table-cell table:style-name="ce1" office:value-type="float" office:value="-44.512021" calcext:value-type="float">
            <text:p>-44,512021</text:p>
          </table:table-cell>
          <table:table-cell table:number-columns-repeated="62"/>
        </table:table-row>
        <table:table-row table:style-name="ro1">
          <table:table-cell table:style-name="ce1" office:value-type="float" office:value="1683.44425" calcext:value-type="float">
            <text:p>1683,44425</text:p>
          </table:table-cell>
          <table:table-cell table:style-name="ce1" office:value-type="float" office:value="-44.385733" calcext:value-type="float">
            <text:p>-44,385733</text:p>
          </table:table-cell>
          <table:table-cell table:number-columns-repeated="62"/>
        </table:table-row>
        <table:table-row table:style-name="ro1">
          <table:table-cell table:style-name="ce1" office:value-type="float" office:value="1683.35855" calcext:value-type="float">
            <text:p>1683,35855</text:p>
          </table:table-cell>
          <table:table-cell table:style-name="ce1" office:value-type="float" office:value="-44.333792" calcext:value-type="float">
            <text:p>-44,333792</text:p>
          </table:table-cell>
          <table:table-cell table:number-columns-repeated="62"/>
        </table:table-row>
        <table:table-row table:style-name="ro1">
          <table:table-cell table:style-name="ce1" office:value-type="float" office:value="1683.27285" calcext:value-type="float">
            <text:p>1683,27285</text:p>
          </table:table-cell>
          <table:table-cell table:style-name="ce1" office:value-type="float" office:value="-43.849009" calcext:value-type="float">
            <text:p>-43,849009</text:p>
          </table:table-cell>
          <table:table-cell table:number-columns-repeated="62"/>
        </table:table-row>
        <table:table-row table:style-name="ro1">
          <table:table-cell table:style-name="ce1" office:value-type="float" office:value="1683.1872" calcext:value-type="float">
            <text:p>1683,1872</text:p>
          </table:table-cell>
          <table:table-cell table:style-name="ce1" office:value-type="float" office:value="-42.818335" calcext:value-type="float">
            <text:p>-42,818335</text:p>
          </table:table-cell>
          <table:table-cell table:number-columns-repeated="62"/>
        </table:table-row>
        <table:table-row table:style-name="ro1">
          <table:table-cell table:style-name="ce1" office:value-type="float" office:value="1683.10155" calcext:value-type="float">
            <text:p>1683,10155</text:p>
          </table:table-cell>
          <table:table-cell table:style-name="ce1" office:value-type="float" office:value="-42.985361" calcext:value-type="float">
            <text:p>-42,985361</text:p>
          </table:table-cell>
          <table:table-cell table:number-columns-repeated="62"/>
        </table:table-row>
        <table:table-row table:style-name="ro1">
          <table:table-cell table:style-name="ce1" office:value-type="float" office:value="1683.005" calcext:value-type="float">
            <text:p>1683,005</text:p>
          </table:table-cell>
          <table:table-cell table:style-name="ce1" office:value-type="float" office:value="-41.969965" calcext:value-type="float">
            <text:p>-41,969965</text:p>
          </table:table-cell>
          <table:table-cell table:number-columns-repeated="62"/>
        </table:table-row>
        <table:table-row table:style-name="ro1">
          <table:table-cell table:style-name="ce1" office:value-type="float" office:value="1682.881" calcext:value-type="float">
            <text:p>1682,881</text:p>
          </table:table-cell>
          <table:table-cell table:style-name="ce1" office:value-type="float" office:value="-42.118659" calcext:value-type="float">
            <text:p>-42,118659</text:p>
          </table:table-cell>
          <table:table-cell table:number-columns-repeated="62"/>
        </table:table-row>
        <table:table-row table:style-name="ro1">
          <table:table-cell table:style-name="ce1" office:value-type="float" office:value="1682.7387" calcext:value-type="float">
            <text:p>1682,7387</text:p>
          </table:table-cell>
          <table:table-cell table:style-name="ce1" office:value-type="float" office:value="-41.658319" calcext:value-type="float">
            <text:p>-41,658319</text:p>
          </table:table-cell>
          <table:table-cell table:number-columns-repeated="62"/>
        </table:table-row>
        <table:table-row table:style-name="ro1">
          <table:table-cell table:style-name="ce1" office:value-type="float" office:value="1682.59475" calcext:value-type="float">
            <text:p>1682,59475</text:p>
          </table:table-cell>
          <table:table-cell table:style-name="ce1" office:value-type="float" office:value="-41.893581" calcext:value-type="float">
            <text:p>-41,893581</text:p>
          </table:table-cell>
          <table:table-cell table:number-columns-repeated="62"/>
        </table:table-row>
        <table:table-row table:style-name="ro1">
          <table:table-cell table:style-name="ce1" office:value-type="float" office:value="1682.45085" calcext:value-type="float">
            <text:p>1682,45085</text:p>
          </table:table-cell>
          <table:table-cell table:style-name="ce1" office:value-type="float" office:value="-41.653226" calcext:value-type="float">
            <text:p>-41,653226</text:p>
          </table:table-cell>
          <table:table-cell table:number-columns-repeated="62"/>
        </table:table-row>
        <table:table-row table:style-name="ro1">
          <table:table-cell table:style-name="ce1" office:value-type="float" office:value="1682.30695" calcext:value-type="float">
            <text:p>1682,30695</text:p>
          </table:table-cell>
          <table:table-cell table:style-name="ce1" office:value-type="float" office:value="-42.129862" calcext:value-type="float">
            <text:p>-42,129862</text:p>
          </table:table-cell>
          <table:table-cell table:number-columns-repeated="62"/>
        </table:table-row>
        <table:table-row table:style-name="ro1">
          <table:table-cell table:style-name="ce1" office:value-type="float" office:value="1682.16305" calcext:value-type="float">
            <text:p>1682,16305</text:p>
          </table:table-cell>
          <table:table-cell table:style-name="ce1" office:value-type="float" office:value="-42.327442" calcext:value-type="float">
            <text:p>-42,327442</text:p>
          </table:table-cell>
          <table:table-cell table:number-columns-repeated="62"/>
        </table:table-row>
        <table:table-row table:style-name="ro1">
          <table:table-cell table:style-name="ce1" office:value-type="float" office:value="1682.0013" calcext:value-type="float">
            <text:p>1682,0013</text:p>
          </table:table-cell>
          <table:table-cell table:style-name="ce1" office:value-type="float" office:value="-42.511781" calcext:value-type="float">
            <text:p>-42,511781</text:p>
          </table:table-cell>
          <table:table-cell table:number-columns-repeated="62"/>
        </table:table-row>
        <table:table-row table:style-name="ro1">
          <table:table-cell table:style-name="ce1" office:value-type="float" office:value="1681.802" calcext:value-type="float">
            <text:p>1681,802</text:p>
          </table:table-cell>
          <table:table-cell table:style-name="ce1" office:value-type="float" office:value="-42.725656" calcext:value-type="float">
            <text:p>-42,725656</text:p>
          </table:table-cell>
          <table:table-cell table:number-columns-repeated="62"/>
        </table:table-row>
        <table:table-row table:style-name="ro1">
          <table:table-cell table:style-name="ce1" office:value-type="float" office:value="1681.58" calcext:value-type="float">
            <text:p>1681,58</text:p>
          </table:table-cell>
          <table:table-cell table:style-name="ce1" office:value-type="float" office:value="-43.155443" calcext:value-type="float">
            <text:p>-43,155443</text:p>
          </table:table-cell>
          <table:table-cell table:number-columns-repeated="62"/>
        </table:table-row>
        <table:table-row table:style-name="ro1">
          <table:table-cell table:style-name="ce1" office:value-type="float" office:value="1681.3551" calcext:value-type="float">
            <text:p>1681,3551</text:p>
          </table:table-cell>
          <table:table-cell table:style-name="ce1" office:value-type="float" office:value="-43.11165" calcext:value-type="float">
            <text:p>-43,11165</text:p>
          </table:table-cell>
          <table:table-cell table:number-columns-repeated="62"/>
        </table:table-row>
        <table:table-row table:style-name="ro1">
          <table:table-cell table:style-name="ce1" office:value-type="float" office:value="1681.1328" calcext:value-type="float">
            <text:p>1681,1328</text:p>
          </table:table-cell>
          <table:table-cell table:style-name="ce1" office:value-type="float" office:value="-43.430425" calcext:value-type="float">
            <text:p>-43,430425</text:p>
          </table:table-cell>
          <table:table-cell table:number-columns-repeated="62"/>
        </table:table-row>
        <table:table-row table:style-name="ro1">
          <table:table-cell table:style-name="ce1" office:value-type="float" office:value="1680.97005" calcext:value-type="float">
            <text:p>1680,97005</text:p>
          </table:table-cell>
          <table:table-cell table:style-name="ce1" office:value-type="float" office:value="-43.483384" calcext:value-type="float">
            <text:p>-43,483384</text:p>
          </table:table-cell>
          <table:table-cell table:number-columns-repeated="62"/>
        </table:table-row>
        <table:table-row table:style-name="ro1">
          <table:table-cell table:style-name="ce1" office:value-type="float" office:value="1680.8722" calcext:value-type="float">
            <text:p>1680,8722</text:p>
          </table:table-cell>
          <table:table-cell table:style-name="ce1" office:value-type="float" office:value="-43.072948" calcext:value-type="float">
            <text:p>-43,072948</text:p>
          </table:table-cell>
          <table:table-cell table:number-columns-repeated="62"/>
        </table:table-row>
        <table:table-row table:style-name="ro1">
          <table:table-cell table:style-name="ce1" office:value-type="float" office:value="1680.78225" calcext:value-type="float">
            <text:p>1680,78225</text:p>
          </table:table-cell>
          <table:table-cell table:style-name="ce1" office:value-type="float" office:value="-42.895738" calcext:value-type="float">
            <text:p>-42,895738</text:p>
          </table:table-cell>
          <table:table-cell table:number-columns-repeated="62"/>
        </table:table-row>
        <table:table-row table:style-name="ro1">
          <table:table-cell table:style-name="ce1" office:value-type="float" office:value="1680.6923" calcext:value-type="float">
            <text:p>1680,6923</text:p>
          </table:table-cell>
          <table:table-cell table:style-name="ce1" office:value-type="float" office:value="-43.143222" calcext:value-type="float">
            <text:p>-43,143222</text:p>
          </table:table-cell>
          <table:table-cell table:number-columns-repeated="62"/>
        </table:table-row>
        <table:table-row table:style-name="ro1">
          <table:table-cell table:style-name="ce1" office:value-type="float" office:value="1680.6023" calcext:value-type="float">
            <text:p>1680,6023</text:p>
          </table:table-cell>
          <table:table-cell table:style-name="ce1" office:value-type="float" office:value="-43.672817" calcext:value-type="float">
            <text:p>-43,672817</text:p>
          </table:table-cell>
          <table:table-cell table:number-columns-repeated="62"/>
        </table:table-row>
        <table:table-row table:style-name="ro1">
          <table:table-cell table:style-name="ce1" office:value-type="float" office:value="1680.51235" calcext:value-type="float">
            <text:p>1680,51235</text:p>
          </table:table-cell>
          <table:table-cell table:style-name="ce1" office:value-type="float" office:value="-43.552639" calcext:value-type="float">
            <text:p>-43,552639</text:p>
          </table:table-cell>
          <table:table-cell table:number-columns-repeated="62"/>
        </table:table-row>
        <table:table-row table:style-name="ro1">
          <table:table-cell table:style-name="ce1" office:value-type="float" office:value="1680.4224" calcext:value-type="float">
            <text:p>1680,4224</text:p>
          </table:table-cell>
          <table:table-cell table:style-name="ce1" office:value-type="float" office:value="-44.481621" calcext:value-type="float">
            <text:p>-44,481621</text:p>
          </table:table-cell>
          <table:table-cell table:number-columns-repeated="62"/>
        </table:table-row>
        <table:table-row table:style-name="ro1">
          <table:table-cell table:style-name="ce1" office:value-type="float" office:value="1680.3324" calcext:value-type="float">
            <text:p>1680,3324</text:p>
          </table:table-cell>
          <table:table-cell table:style-name="ce1" office:value-type="float" office:value="-44.269629" calcext:value-type="float">
            <text:p>-44,269629</text:p>
          </table:table-cell>
          <table:table-cell table:number-columns-repeated="62"/>
        </table:table-row>
        <table:table-row table:style-name="ro1">
          <table:table-cell table:style-name="ce1" office:value-type="float" office:value="1680.24245" calcext:value-type="float">
            <text:p>1680,24245</text:p>
          </table:table-cell>
          <table:table-cell table:style-name="ce1" office:value-type="float" office:value="-45.022265" calcext:value-type="float">
            <text:p>-45,022265</text:p>
          </table:table-cell>
          <table:table-cell table:number-columns-repeated="62"/>
        </table:table-row>
        <table:table-row table:style-name="ro1">
          <table:table-cell table:style-name="ce1" office:value-type="float" office:value="1680.15255" calcext:value-type="float">
            <text:p>1680,15255</text:p>
          </table:table-cell>
          <table:table-cell table:style-name="ce1" office:value-type="float" office:value="-45.500938" calcext:value-type="float">
            <text:p>-45,500938</text:p>
          </table:table-cell>
          <table:table-cell table:number-columns-repeated="62"/>
        </table:table-row>
        <table:table-row table:style-name="ro1">
          <table:table-cell table:style-name="ce1" office:value-type="float" office:value="1680.0619" calcext:value-type="float">
            <text:p>1680,0619</text:p>
          </table:table-cell>
          <table:table-cell table:style-name="ce1" office:value-type="float" office:value="-45.695462" calcext:value-type="float">
            <text:p>-45,695462</text:p>
          </table:table-cell>
          <table:table-cell table:number-columns-repeated="62"/>
        </table:table-row>
        <table:table-row table:style-name="ro1">
          <table:table-cell table:style-name="ce1" office:value-type="float" office:value="1679.9655" calcext:value-type="float">
            <text:p>1679,9655</text:p>
          </table:table-cell>
          <table:table-cell table:style-name="ce1" office:value-type="float" office:value="-45.305395" calcext:value-type="float">
            <text:p>-45,305395</text:p>
          </table:table-cell>
          <table:table-cell table:number-columns-repeated="62"/>
        </table:table-row>
        <table:table-row table:style-name="ro1">
          <table:table-cell table:style-name="ce1" office:value-type="float" office:value="1679.8619" calcext:value-type="float">
            <text:p>1679,8619</text:p>
          </table:table-cell>
          <table:table-cell table:style-name="ce1" office:value-type="float" office:value="-45.345115" calcext:value-type="float">
            <text:p>-45,345115</text:p>
          </table:table-cell>
          <table:table-cell table:number-columns-repeated="62"/>
        </table:table-row>
        <table:table-row table:style-name="ro1">
          <table:table-cell table:style-name="ce1" office:value-type="float" office:value="1679.75605" calcext:value-type="float">
            <text:p>1679,75605</text:p>
          </table:table-cell>
          <table:table-cell table:style-name="ce1" office:value-type="float" office:value="-45.118" calcext:value-type="float">
            <text:p>-45,118</text:p>
          </table:table-cell>
          <table:table-cell table:number-columns-repeated="62"/>
        </table:table-row>
        <table:table-row table:style-name="ro1">
          <table:table-cell table:style-name="ce1" office:value-type="float" office:value="1679.6502" calcext:value-type="float">
            <text:p>1679,6502</text:p>
          </table:table-cell>
          <table:table-cell table:style-name="ce1" office:value-type="float" office:value="-45.098649" calcext:value-type="float">
            <text:p>-45,098649</text:p>
          </table:table-cell>
          <table:table-cell table:number-columns-repeated="62"/>
        </table:table-row>
        <table:table-row table:style-name="ro1">
          <table:table-cell table:style-name="ce1" office:value-type="float" office:value="1679.5444" calcext:value-type="float">
            <text:p>1679,5444</text:p>
          </table:table-cell>
          <table:table-cell table:style-name="ce1" office:value-type="float" office:value="-45.068096" calcext:value-type="float">
            <text:p>-45,068096</text:p>
          </table:table-cell>
          <table:table-cell table:number-columns-repeated="62"/>
        </table:table-row>
        <table:table-row table:style-name="ro1">
          <table:table-cell table:style-name="ce1" office:value-type="float" office:value="1679.4386" calcext:value-type="float">
            <text:p>1679,4386</text:p>
          </table:table-cell>
          <table:table-cell table:style-name="ce1" office:value-type="float" office:value="-44.656641" calcext:value-type="float">
            <text:p>-44,656641</text:p>
          </table:table-cell>
          <table:table-cell table:number-columns-repeated="62"/>
        </table:table-row>
        <table:table-row table:style-name="ro1">
          <table:table-cell table:style-name="ce1" office:value-type="float" office:value="1679.3328" calcext:value-type="float">
            <text:p>1679,3328</text:p>
          </table:table-cell>
          <table:table-cell table:style-name="ce1" office:value-type="float" office:value="-44.253334" calcext:value-type="float">
            <text:p>-44,253334</text:p>
          </table:table-cell>
          <table:table-cell table:number-columns-repeated="62"/>
        </table:table-row>
        <table:table-row table:style-name="ro1">
          <table:table-cell table:style-name="ce1" office:value-type="float" office:value="1679.22695" calcext:value-type="float">
            <text:p>1679,22695</text:p>
          </table:table-cell>
          <table:table-cell table:style-name="ce1" office:value-type="float" office:value="-44.399991" calcext:value-type="float">
            <text:p>-44,399991</text:p>
          </table:table-cell>
          <table:table-cell table:number-columns-repeated="62"/>
        </table:table-row>
        <table:table-row table:style-name="ro1">
          <table:table-cell table:style-name="ce1" office:value-type="float" office:value="1679.1205" calcext:value-type="float">
            <text:p>1679,1205</text:p>
          </table:table-cell>
          <table:table-cell table:style-name="ce1" office:value-type="float" office:value="-44.299164" calcext:value-type="float">
            <text:p>-44,299164</text:p>
          </table:table-cell>
          <table:table-cell table:number-columns-repeated="62"/>
        </table:table-row>
        <table:table-row table:style-name="ro1">
          <table:table-cell table:style-name="ce1" office:value-type="float" office:value="1679.0057" calcext:value-type="float">
            <text:p>1679,0057</text:p>
          </table:table-cell>
          <table:table-cell table:style-name="ce1" office:value-type="float" office:value="-43.712296" calcext:value-type="float">
            <text:p>-43,712296</text:p>
          </table:table-cell>
          <table:table-cell table:number-columns-repeated="62"/>
        </table:table-row>
        <table:table-row table:style-name="ro1">
          <table:table-cell table:style-name="ce1" office:value-type="float" office:value="1678.86615" calcext:value-type="float">
            <text:p>1678,86615</text:p>
          </table:table-cell>
          <table:table-cell table:style-name="ce1" office:value-type="float" office:value="-43.185994" calcext:value-type="float">
            <text:p>-43,185994</text:p>
          </table:table-cell>
          <table:table-cell table:number-columns-repeated="62"/>
        </table:table-row>
        <table:table-row table:style-name="ro1">
          <table:table-cell table:style-name="ce1" office:value-type="float" office:value="1678.70965" calcext:value-type="float">
            <text:p>1678,70965</text:p>
          </table:table-cell>
          <table:table-cell table:style-name="ce1" office:value-type="float" office:value="-42.803672" calcext:value-type="float">
            <text:p>-42,803672</text:p>
          </table:table-cell>
          <table:table-cell table:number-columns-repeated="62"/>
        </table:table-row>
        <table:table-row table:style-name="ro1">
          <table:table-cell table:style-name="ce1" office:value-type="float" office:value="1678.5532" calcext:value-type="float">
            <text:p>1678,5532</text:p>
          </table:table-cell>
          <table:table-cell table:style-name="ce1" office:value-type="float" office:value="-42.238048" calcext:value-type="float">
            <text:p>-42,238048</text:p>
          </table:table-cell>
          <table:table-cell table:number-columns-repeated="62"/>
        </table:table-row>
        <table:table-row table:style-name="ro1">
          <table:table-cell table:style-name="ce1" office:value-type="float" office:value="1678.3968" calcext:value-type="float">
            <text:p>1678,3968</text:p>
          </table:table-cell>
          <table:table-cell table:style-name="ce1" office:value-type="float" office:value="-41.350045" calcext:value-type="float">
            <text:p>-41,350045</text:p>
          </table:table-cell>
          <table:table-cell table:number-columns-repeated="62"/>
        </table:table-row>
        <table:table-row table:style-name="ro1">
          <table:table-cell table:style-name="ce1" office:value-type="float" office:value="1678.24035" calcext:value-type="float">
            <text:p>1678,24035</text:p>
          </table:table-cell>
          <table:table-cell table:style-name="ce1" office:value-type="float" office:value="-40.964669" calcext:value-type="float">
            <text:p>-40,964669</text:p>
          </table:table-cell>
          <table:table-cell table:number-columns-repeated="62"/>
        </table:table-row>
        <table:table-row table:style-name="ro1">
          <table:table-cell table:style-name="ce1" office:value-type="float" office:value="1678.07915" calcext:value-type="float">
            <text:p>1678,07915</text:p>
          </table:table-cell>
          <table:table-cell table:style-name="ce1" office:value-type="float" office:value="-40.023998" calcext:value-type="float">
            <text:p>-40,023998</text:p>
          </table:table-cell>
          <table:table-cell table:number-columns-repeated="62"/>
        </table:table-row>
        <table:table-row table:style-name="ro1">
          <table:table-cell table:style-name="ce1" office:value-type="float" office:value="1677.90175" calcext:value-type="float">
            <text:p>1677,90175</text:p>
          </table:table-cell>
          <table:table-cell table:style-name="ce1" office:value-type="float" office:value="-40.726652" calcext:value-type="float">
            <text:p>-40,726652</text:p>
          </table:table-cell>
          <table:table-cell table:number-columns-repeated="62"/>
        </table:table-row>
        <table:table-row table:style-name="ro1">
          <table:table-cell table:style-name="ce1" office:value-type="float" office:value="1677.7074" calcext:value-type="float">
            <text:p>1677,7074</text:p>
          </table:table-cell>
          <table:table-cell table:style-name="ce1" office:value-type="float" office:value="-41.022259" calcext:value-type="float">
            <text:p>-41,022259</text:p>
          </table:table-cell>
          <table:table-cell table:number-columns-repeated="62"/>
        </table:table-row>
        <table:table-row table:style-name="ro1">
          <table:table-cell table:style-name="ce1" office:value-type="float" office:value="1677.57365" calcext:value-type="float">
            <text:p>1677,57365</text:p>
          </table:table-cell>
          <table:table-cell table:style-name="ce1" office:value-type="float" office:value="-41.279168" calcext:value-type="float">
            <text:p>-41,279168</text:p>
          </table:table-cell>
          <table:table-cell table:number-columns-repeated="62"/>
        </table:table-row>
        <table:table-row table:style-name="ro1">
          <table:table-cell table:style-name="ce1" office:value-type="float" office:value="1677.4412" calcext:value-type="float">
            <text:p>1677,4412</text:p>
          </table:table-cell>
          <table:table-cell table:style-name="ce1" office:value-type="float" office:value="-41.859911" calcext:value-type="float">
            <text:p>-41,859911</text:p>
          </table:table-cell>
          <table:table-cell table:number-columns-repeated="62"/>
        </table:table-row>
        <table:table-row table:style-name="ro1">
          <table:table-cell table:style-name="ce1" office:value-type="float" office:value="1677.244" calcext:value-type="float">
            <text:p>1677,244</text:p>
          </table:table-cell>
          <table:table-cell table:style-name="ce1" office:value-type="float" office:value="-42.229706" calcext:value-type="float">
            <text:p>-42,229706</text:p>
          </table:table-cell>
          <table:table-cell table:number-columns-repeated="62"/>
        </table:table-row>
        <table:table-row table:style-name="ro1">
          <table:table-cell table:style-name="ce1" office:value-type="float" office:value="1677.06075" calcext:value-type="float">
            <text:p>1677,06075</text:p>
          </table:table-cell>
          <table:table-cell table:style-name="ce1" office:value-type="float" office:value="-43.088167" calcext:value-type="float">
            <text:p>-43,088167</text:p>
          </table:table-cell>
          <table:table-cell table:number-columns-repeated="62"/>
        </table:table-row>
        <table:table-row table:style-name="ro1">
          <table:table-cell table:style-name="ce1" office:value-type="float" office:value="1676.9306" calcext:value-type="float">
            <text:p>1676,9306</text:p>
          </table:table-cell>
          <table:table-cell table:style-name="ce1" office:value-type="float" office:value="-43.867488" calcext:value-type="float">
            <text:p>-43,867488</text:p>
          </table:table-cell>
          <table:table-cell table:number-columns-repeated="62"/>
        </table:table-row>
        <table:table-row table:style-name="ro1">
          <table:table-cell table:style-name="ce1" office:value-type="float" office:value="1676.83955" calcext:value-type="float">
            <text:p>1676,83955</text:p>
          </table:table-cell>
          <table:table-cell table:style-name="ce1" office:value-type="float" office:value="-44.34436" calcext:value-type="float">
            <text:p>-44,34436</text:p>
          </table:table-cell>
          <table:table-cell table:number-columns-repeated="62"/>
        </table:table-row>
        <table:table-row table:style-name="ro1">
          <table:table-cell table:style-name="ce1" office:value-type="float" office:value="1676.7485" calcext:value-type="float">
            <text:p>1676,7485</text:p>
          </table:table-cell>
          <table:table-cell table:style-name="ce1" office:value-type="float" office:value="-44.738746" calcext:value-type="float">
            <text:p>-44,738746</text:p>
          </table:table-cell>
          <table:table-cell table:number-columns-repeated="62"/>
        </table:table-row>
        <table:table-row table:style-name="ro1">
          <table:table-cell table:style-name="ce1" office:value-type="float" office:value="1676.6575" calcext:value-type="float">
            <text:p>1676,6575</text:p>
          </table:table-cell>
          <table:table-cell table:style-name="ce1" office:value-type="float" office:value="-44.850028" calcext:value-type="float">
            <text:p>-44,850028</text:p>
          </table:table-cell>
          <table:table-cell table:number-columns-repeated="62"/>
        </table:table-row>
        <table:table-row table:style-name="ro1">
          <table:table-cell table:style-name="ce1" office:value-type="float" office:value="1676.5665" calcext:value-type="float">
            <text:p>1676,5665</text:p>
          </table:table-cell>
          <table:table-cell table:style-name="ce1" office:value-type="float" office:value="-44.771901" calcext:value-type="float">
            <text:p>-44,771901</text:p>
          </table:table-cell>
          <table:table-cell table:number-columns-repeated="62"/>
        </table:table-row>
        <table:table-row table:style-name="ro1">
          <table:table-cell table:style-name="ce1" office:value-type="float" office:value="1676.4755" calcext:value-type="float">
            <text:p>1676,4755</text:p>
          </table:table-cell>
          <table:table-cell table:style-name="ce1" office:value-type="float" office:value="-44.186347" calcext:value-type="float">
            <text:p>-44,186347</text:p>
          </table:table-cell>
          <table:table-cell table:number-columns-repeated="62"/>
        </table:table-row>
        <table:table-row table:style-name="ro1">
          <table:table-cell table:style-name="ce1" office:value-type="float" office:value="1676.3845" calcext:value-type="float">
            <text:p>1676,3845</text:p>
          </table:table-cell>
          <table:table-cell table:style-name="ce1" office:value-type="float" office:value="-44.457513" calcext:value-type="float">
            <text:p>-44,457513</text:p>
          </table:table-cell>
          <table:table-cell table:number-columns-repeated="62"/>
        </table:table-row>
        <table:table-row table:style-name="ro1">
          <table:table-cell table:style-name="ce1" office:value-type="float" office:value="1676.29345" calcext:value-type="float">
            <text:p>1676,29345</text:p>
          </table:table-cell>
          <table:table-cell table:style-name="ce1" office:value-type="float" office:value="-44.027039" calcext:value-type="float">
            <text:p>-44,027039</text:p>
          </table:table-cell>
          <table:table-cell table:number-columns-repeated="62"/>
        </table:table-row>
        <table:table-row table:style-name="ro1">
          <table:table-cell table:style-name="ce1" office:value-type="float" office:value="1676.2024" calcext:value-type="float">
            <text:p>1676,2024</text:p>
          </table:table-cell>
          <table:table-cell table:style-name="ce1" office:value-type="float" office:value="-43.863366" calcext:value-type="float">
            <text:p>-43,863366</text:p>
          </table:table-cell>
          <table:table-cell table:number-columns-repeated="62"/>
        </table:table-row>
        <table:table-row table:style-name="ro1">
          <table:table-cell table:style-name="ce1" office:value-type="float" office:value="1676.1114" calcext:value-type="float">
            <text:p>1676,1114</text:p>
          </table:table-cell>
          <table:table-cell table:style-name="ce1" office:value-type="float" office:value="-43.649509" calcext:value-type="float">
            <text:p>-43,649509</text:p>
          </table:table-cell>
          <table:table-cell table:number-columns-repeated="62"/>
        </table:table-row>
        <table:table-row table:style-name="ro1">
          <table:table-cell table:style-name="ce1" office:value-type="float" office:value="1676.01765" calcext:value-type="float">
            <text:p>1676,01765</text:p>
          </table:table-cell>
          <table:table-cell table:style-name="ce1" office:value-type="float" office:value="-43.737372" calcext:value-type="float">
            <text:p>-43,737372</text:p>
          </table:table-cell>
          <table:table-cell table:number-columns-repeated="62"/>
        </table:table-row>
        <table:table-row table:style-name="ro1">
          <table:table-cell table:style-name="ce1" office:value-type="float" office:value="1675.91395" calcext:value-type="float">
            <text:p>1675,91395</text:p>
          </table:table-cell>
          <table:table-cell table:style-name="ce1" office:value-type="float" office:value="-43.787267" calcext:value-type="float">
            <text:p>-43,787267</text:p>
          </table:table-cell>
          <table:table-cell table:number-columns-repeated="62"/>
        </table:table-row>
        <table:table-row table:style-name="ro1">
          <table:table-cell table:style-name="ce1" office:value-type="float" office:value="1675.803" calcext:value-type="float">
            <text:p>1675,803</text:p>
          </table:table-cell>
          <table:table-cell table:style-name="ce1" office:value-type="float" office:value="-43.680917" calcext:value-type="float">
            <text:p>-43,680917</text:p>
          </table:table-cell>
          <table:table-cell table:number-columns-repeated="62"/>
        </table:table-row>
        <table:table-row table:style-name="ro1">
          <table:table-cell table:style-name="ce1" office:value-type="float" office:value="1675.69205" calcext:value-type="float">
            <text:p>1675,69205</text:p>
          </table:table-cell>
          <table:table-cell table:style-name="ce1" office:value-type="float" office:value="-45.128996" calcext:value-type="float">
            <text:p>-45,128996</text:p>
          </table:table-cell>
          <table:table-cell table:number-columns-repeated="62"/>
        </table:table-row>
        <table:table-row table:style-name="ro1">
          <table:table-cell table:style-name="ce1" office:value-type="float" office:value="1675.58115" calcext:value-type="float">
            <text:p>1675,58115</text:p>
          </table:table-cell>
          <table:table-cell table:style-name="ce1" office:value-type="float" office:value="-45.436095" calcext:value-type="float">
            <text:p>-45,436095</text:p>
          </table:table-cell>
          <table:table-cell table:number-columns-repeated="62"/>
        </table:table-row>
        <table:table-row table:style-name="ro1">
          <table:table-cell table:style-name="ce1" office:value-type="float" office:value="1675.47025" calcext:value-type="float">
            <text:p>1675,47025</text:p>
          </table:table-cell>
          <table:table-cell table:style-name="ce1" office:value-type="float" office:value="-45.255115" calcext:value-type="float">
            <text:p>-45,255115</text:p>
          </table:table-cell>
          <table:table-cell table:number-columns-repeated="62"/>
        </table:table-row>
        <table:table-row table:style-name="ro1">
          <table:table-cell table:style-name="ce1" office:value-type="float" office:value="1675.3593" calcext:value-type="float">
            <text:p>1675,3593</text:p>
          </table:table-cell>
          <table:table-cell table:style-name="ce1" office:value-type="float" office:value="-45.907143" calcext:value-type="float">
            <text:p>-45,907143</text:p>
          </table:table-cell>
          <table:table-cell table:number-columns-repeated="62"/>
        </table:table-row>
        <table:table-row table:style-name="ro1">
          <table:table-cell table:style-name="ce1" office:value-type="float" office:value="1675.24835" calcext:value-type="float">
            <text:p>1675,24835</text:p>
          </table:table-cell>
          <table:table-cell table:style-name="ce1" office:value-type="float" office:value="-45.767188" calcext:value-type="float">
            <text:p>-45,767188</text:p>
          </table:table-cell>
          <table:table-cell table:number-columns-repeated="62"/>
        </table:table-row>
        <table:table-row table:style-name="ro1">
          <table:table-cell table:style-name="ce1" office:value-type="float" office:value="1675.13745" calcext:value-type="float">
            <text:p>1675,13745</text:p>
          </table:table-cell>
          <table:table-cell table:style-name="ce1" office:value-type="float" office:value="-45.663598" calcext:value-type="float">
            <text:p>-45,663598</text:p>
          </table:table-cell>
          <table:table-cell table:number-columns-repeated="62"/>
        </table:table-row>
        <table:table-row table:style-name="ro1">
          <table:table-cell table:style-name="ce1" office:value-type="float" office:value="1675.0232" calcext:value-type="float">
            <text:p>1675,0232</text:p>
          </table:table-cell>
          <table:table-cell table:style-name="ce1" office:value-type="float" office:value="-45.484655" calcext:value-type="float">
            <text:p>-45,484655</text:p>
          </table:table-cell>
          <table:table-cell table:number-columns-repeated="62"/>
        </table:table-row>
        <table:table-row table:style-name="ro1">
          <table:table-cell table:style-name="ce1" office:value-type="float" office:value="1674.8961" calcext:value-type="float">
            <text:p>1674,8961</text:p>
          </table:table-cell>
          <table:table-cell table:style-name="ce1" office:value-type="float" office:value="-45.049089" calcext:value-type="float">
            <text:p>-45,049089</text:p>
          </table:table-cell>
          <table:table-cell table:number-columns-repeated="62"/>
        </table:table-row>
        <table:table-row table:style-name="ro1">
          <table:table-cell table:style-name="ce1" office:value-type="float" office:value="1674.75955" calcext:value-type="float">
            <text:p>1674,75955</text:p>
          </table:table-cell>
          <table:table-cell table:style-name="ce1" office:value-type="float" office:value="-44.853561" calcext:value-type="float">
            <text:p>-44,853561</text:p>
          </table:table-cell>
          <table:table-cell table:number-columns-repeated="62"/>
        </table:table-row>
        <table:table-row table:style-name="ro1">
          <table:table-cell table:style-name="ce1" office:value-type="float" office:value="1674.62305" calcext:value-type="float">
            <text:p>1674,62305</text:p>
          </table:table-cell>
          <table:table-cell table:style-name="ce1" office:value-type="float" office:value="-44.314851" calcext:value-type="float">
            <text:p>-44,314851</text:p>
          </table:table-cell>
          <table:table-cell table:number-columns-repeated="62"/>
        </table:table-row>
        <table:table-row table:style-name="ro1">
          <table:table-cell table:style-name="ce1" office:value-type="float" office:value="1674.4865" calcext:value-type="float">
            <text:p>1674,4865</text:p>
          </table:table-cell>
          <table:table-cell table:style-name="ce1" office:value-type="float" office:value="-44.283664" calcext:value-type="float">
            <text:p>-44,283664</text:p>
          </table:table-cell>
          <table:table-cell table:number-columns-repeated="62"/>
        </table:table-row>
        <table:table-row table:style-name="ro1">
          <table:table-cell table:style-name="ce1" office:value-type="float" office:value="1674.34995" calcext:value-type="float">
            <text:p>1674,34995</text:p>
          </table:table-cell>
          <table:table-cell table:style-name="ce1" office:value-type="float" office:value="-44.151763" calcext:value-type="float">
            <text:p>-44,151763</text:p>
          </table:table-cell>
          <table:table-cell table:number-columns-repeated="62"/>
        </table:table-row>
        <table:table-row table:style-name="ro1">
          <table:table-cell table:style-name="ce1" office:value-type="float" office:value="1674.21345" calcext:value-type="float">
            <text:p>1674,21345</text:p>
          </table:table-cell>
          <table:table-cell table:style-name="ce1" office:value-type="float" office:value="-43.696699" calcext:value-type="float">
            <text:p>-43,696699</text:p>
          </table:table-cell>
          <table:table-cell table:number-columns-repeated="62"/>
        </table:table-row>
        <table:table-row table:style-name="ro1">
          <table:table-cell table:style-name="ce1" office:value-type="float" office:value="1674.07695" calcext:value-type="float">
            <text:p>1674,07695</text:p>
          </table:table-cell>
          <table:table-cell table:style-name="ce1" office:value-type="float" office:value="-43.781217" calcext:value-type="float">
            <text:p>-43,781217</text:p>
          </table:table-cell>
          <table:table-cell table:number-columns-repeated="62"/>
        </table:table-row>
        <table:table-row table:style-name="ro1">
          <table:table-cell table:style-name="ce1" office:value-type="float" office:value="1673.9252" calcext:value-type="float">
            <text:p>1673,9252</text:p>
          </table:table-cell>
          <table:table-cell table:style-name="ce1" office:value-type="float" office:value="-43.72884" calcext:value-type="float">
            <text:p>-43,72884</text:p>
          </table:table-cell>
          <table:table-cell table:number-columns-repeated="62"/>
        </table:table-row>
        <table:table-row table:style-name="ro1">
          <table:table-cell table:style-name="ce1" office:value-type="float" office:value="1673.7572" calcext:value-type="float">
            <text:p>1673,7572</text:p>
          </table:table-cell>
          <table:table-cell table:style-name="ce1" office:value-type="float" office:value="-43.913442" calcext:value-type="float">
            <text:p>-43,913442</text:p>
          </table:table-cell>
          <table:table-cell table:number-columns-repeated="62"/>
        </table:table-row>
        <table:table-row table:style-name="ro1">
          <table:table-cell table:style-name="ce1" office:value-type="float" office:value="1673.58815" calcext:value-type="float">
            <text:p>1673,58815</text:p>
          </table:table-cell>
          <table:table-cell table:style-name="ce1" office:value-type="float" office:value="-44.1398" calcext:value-type="float">
            <text:p>-44,1398</text:p>
          </table:table-cell>
          <table:table-cell table:number-columns-repeated="62"/>
        </table:table-row>
        <table:table-row table:style-name="ro1">
          <table:table-cell table:style-name="ce1" office:value-type="float" office:value="1673.4191" calcext:value-type="float">
            <text:p>1673,4191</text:p>
          </table:table-cell>
          <table:table-cell table:style-name="ce1" office:value-type="float" office:value="-44.287456" calcext:value-type="float">
            <text:p>-44,287456</text:p>
          </table:table-cell>
          <table:table-cell table:number-columns-repeated="62"/>
        </table:table-row>
        <table:table-row table:style-name="ro1">
          <table:table-cell table:style-name="ce1" office:value-type="float" office:value="1673.2501" calcext:value-type="float">
            <text:p>1673,2501</text:p>
          </table:table-cell>
          <table:table-cell table:style-name="ce1" office:value-type="float" office:value="-44.185907" calcext:value-type="float">
            <text:p>-44,185907</text:p>
          </table:table-cell>
          <table:table-cell table:number-columns-repeated="62"/>
        </table:table-row>
        <table:table-row table:style-name="ro1">
          <table:table-cell table:style-name="ce1" office:value-type="float" office:value="1673.0815" calcext:value-type="float">
            <text:p>1673,0815</text:p>
          </table:table-cell>
          <table:table-cell table:style-name="ce1" office:value-type="float" office:value="-44.124802" calcext:value-type="float">
            <text:p>-44,124802</text:p>
          </table:table-cell>
          <table:table-cell table:number-columns-repeated="62"/>
        </table:table-row>
        <table:table-row table:style-name="ro1">
          <table:table-cell table:style-name="ce1" office:value-type="float" office:value="1672.934" calcext:value-type="float">
            <text:p>1672,934</text:p>
          </table:table-cell>
          <table:table-cell table:style-name="ce1" office:value-type="float" office:value="-43.964475" calcext:value-type="float">
            <text:p>-43,964475</text:p>
          </table:table-cell>
          <table:table-cell table:number-columns-repeated="62"/>
        </table:table-row>
        <table:table-row table:style-name="ro1">
          <table:table-cell table:style-name="ce1" office:value-type="float" office:value="1672.8072" calcext:value-type="float">
            <text:p>1672,8072</text:p>
          </table:table-cell>
          <table:table-cell table:style-name="ce1" office:value-type="float" office:value="-43.542147" calcext:value-type="float">
            <text:p>-43,542147</text:p>
          </table:table-cell>
          <table:table-cell table:number-columns-repeated="62"/>
        </table:table-row>
        <table:table-row table:style-name="ro1">
          <table:table-cell table:style-name="ce1" office:value-type="float" office:value="1672.68045" calcext:value-type="float">
            <text:p>1672,68045</text:p>
          </table:table-cell>
          <table:table-cell table:style-name="ce1" office:value-type="float" office:value="-43.691549" calcext:value-type="float">
            <text:p>-43,691549</text:p>
          </table:table-cell>
          <table:table-cell table:number-columns-repeated="62"/>
        </table:table-row>
        <table:table-row table:style-name="ro1">
          <table:table-cell table:style-name="ce1" office:value-type="float" office:value="1672.5537" calcext:value-type="float">
            <text:p>1672,5537</text:p>
          </table:table-cell>
          <table:table-cell table:style-name="ce1" office:value-type="float" office:value="-43.505478" calcext:value-type="float">
            <text:p>-43,505478</text:p>
          </table:table-cell>
          <table:table-cell table:number-columns-repeated="62"/>
        </table:table-row>
        <table:table-row table:style-name="ro1">
          <table:table-cell table:style-name="ce1" office:value-type="float" office:value="1672.4269" calcext:value-type="float">
            <text:p>1672,4269</text:p>
          </table:table-cell>
          <table:table-cell table:style-name="ce1" office:value-type="float" office:value="-43.612514" calcext:value-type="float">
            <text:p>-43,612514</text:p>
          </table:table-cell>
          <table:table-cell table:number-columns-repeated="62"/>
        </table:table-row>
        <table:table-row table:style-name="ro1">
          <table:table-cell table:style-name="ce1" office:value-type="float" office:value="1672.3001" calcext:value-type="float">
            <text:p>1672,3001</text:p>
          </table:table-cell>
          <table:table-cell table:style-name="ce1" office:value-type="float" office:value="-43.291054" calcext:value-type="float">
            <text:p>-43,291054</text:p>
          </table:table-cell>
          <table:table-cell table:number-columns-repeated="62"/>
        </table:table-row>
        <table:table-row table:style-name="ro1">
          <table:table-cell table:style-name="ce1" office:value-type="float" office:value="1672.17335" calcext:value-type="float">
            <text:p>1672,17335</text:p>
          </table:table-cell>
          <table:table-cell table:style-name="ce1" office:value-type="float" office:value="-44.041572" calcext:value-type="float">
            <text:p>-44,041572</text:p>
          </table:table-cell>
          <table:table-cell table:number-columns-repeated="62"/>
        </table:table-row>
        <table:table-row table:style-name="ro1">
          <table:table-cell table:style-name="ce1" office:value-type="float" office:value="1672.0466" calcext:value-type="float">
            <text:p>1672,0466</text:p>
          </table:table-cell>
          <table:table-cell table:style-name="ce1" office:value-type="float" office:value="-44.489131" calcext:value-type="float">
            <text:p>-44,489131</text:p>
          </table:table-cell>
          <table:table-cell table:number-columns-repeated="62"/>
        </table:table-row>
        <table:table-row table:style-name="ro1">
          <table:table-cell table:style-name="ce1" office:value-type="float" office:value="1671.9198" calcext:value-type="float">
            <text:p>1671,9198</text:p>
          </table:table-cell>
          <table:table-cell table:style-name="ce1" office:value-type="float" office:value="-44.855509" calcext:value-type="float">
            <text:p>-44,855509</text:p>
          </table:table-cell>
          <table:table-cell table:number-columns-repeated="62"/>
        </table:table-row>
        <table:table-row table:style-name="ro1">
          <table:table-cell table:style-name="ce1" office:value-type="float" office:value="1671.793" calcext:value-type="float">
            <text:p>1671,793</text:p>
          </table:table-cell>
          <table:table-cell table:style-name="ce1" office:value-type="float" office:value="-44.981673" calcext:value-type="float">
            <text:p>-44,981673</text:p>
          </table:table-cell>
          <table:table-cell table:number-columns-repeated="62"/>
        </table:table-row>
        <table:table-row table:style-name="ro1">
          <table:table-cell table:style-name="ce1" office:value-type="float" office:value="1671.66625" calcext:value-type="float">
            <text:p>1671,66625</text:p>
          </table:table-cell>
          <table:table-cell table:style-name="ce1" office:value-type="float" office:value="-45.474407" calcext:value-type="float">
            <text:p>-45,474407</text:p>
          </table:table-cell>
          <table:table-cell table:number-columns-repeated="62"/>
        </table:table-row>
        <table:table-row table:style-name="ro1">
          <table:table-cell table:style-name="ce1" office:value-type="float" office:value="1671.5395" calcext:value-type="float">
            <text:p>1671,5395</text:p>
          </table:table-cell>
          <table:table-cell table:style-name="ce1" office:value-type="float" office:value="-45.204364" calcext:value-type="float">
            <text:p>-45,204364</text:p>
          </table:table-cell>
          <table:table-cell table:number-columns-repeated="62"/>
        </table:table-row>
        <table:table-row table:style-name="ro1">
          <table:table-cell table:style-name="ce1" office:value-type="float" office:value="1671.4127" calcext:value-type="float">
            <text:p>1671,4127</text:p>
          </table:table-cell>
          <table:table-cell table:style-name="ce1" office:value-type="float" office:value="-45.140894" calcext:value-type="float">
            <text:p>-45,140894</text:p>
          </table:table-cell>
          <table:table-cell table:number-columns-repeated="62"/>
        </table:table-row>
        <table:table-row table:style-name="ro1">
          <table:table-cell table:style-name="ce1" office:value-type="float" office:value="1671.28655" calcext:value-type="float">
            <text:p>1671,28655</text:p>
          </table:table-cell>
          <table:table-cell table:style-name="ce1" office:value-type="float" office:value="-45.285398" calcext:value-type="float">
            <text:p>-45,285398</text:p>
          </table:table-cell>
          <table:table-cell table:number-columns-repeated="62"/>
        </table:table-row>
        <table:table-row table:style-name="ro1">
          <table:table-cell table:style-name="ce1" office:value-type="float" office:value="1671.1611" calcext:value-type="float">
            <text:p>1671,1611</text:p>
          </table:table-cell>
          <table:table-cell table:style-name="ce1" office:value-type="float" office:value="-45.000876" calcext:value-type="float">
            <text:p>-45,000876</text:p>
          </table:table-cell>
          <table:table-cell table:number-columns-repeated="62"/>
        </table:table-row>
        <table:table-row table:style-name="ro1">
          <table:table-cell table:style-name="ce1" office:value-type="float" office:value="1671.0375" calcext:value-type="float">
            <text:p>1671,0375</text:p>
          </table:table-cell>
          <table:table-cell table:style-name="ce1" office:value-type="float" office:value="-44.842806" calcext:value-type="float">
            <text:p>-44,842806</text:p>
          </table:table-cell>
          <table:table-cell table:number-columns-repeated="62"/>
        </table:table-row>
        <table:table-row table:style-name="ro1">
          <table:table-cell table:style-name="ce1" office:value-type="float" office:value="1670.9215" calcext:value-type="float">
            <text:p>1670,9215</text:p>
          </table:table-cell>
          <table:table-cell table:style-name="ce1" office:value-type="float" office:value="-43.912017" calcext:value-type="float">
            <text:p>-43,912017</text:p>
          </table:table-cell>
          <table:table-cell table:number-columns-repeated="62"/>
        </table:table-row>
        <table:table-row table:style-name="ro1">
          <table:table-cell table:style-name="ce1" office:value-type="float" office:value="1670.8115" calcext:value-type="float">
            <text:p>1670,8115</text:p>
          </table:table-cell>
          <table:table-cell table:style-name="ce1" office:value-type="float" office:value="-44.250932" calcext:value-type="float">
            <text:p>-44,250932</text:p>
          </table:table-cell>
          <table:table-cell table:number-columns-repeated="62"/>
        </table:table-row>
        <table:table-row table:style-name="ro1">
          <table:table-cell table:style-name="ce1" office:value-type="float" office:value="1670.70175" calcext:value-type="float">
            <text:p>1670,70175</text:p>
          </table:table-cell>
          <table:table-cell table:style-name="ce1" office:value-type="float" office:value="-43.6899" calcext:value-type="float">
            <text:p>-43,6899</text:p>
          </table:table-cell>
          <table:table-cell table:number-columns-repeated="62"/>
        </table:table-row>
        <table:table-row table:style-name="ro1">
          <table:table-cell table:style-name="ce1" office:value-type="float" office:value="1670.592" calcext:value-type="float">
            <text:p>1670,592</text:p>
          </table:table-cell>
          <table:table-cell table:style-name="ce1" office:value-type="float" office:value="-43.539457" calcext:value-type="float">
            <text:p>-43,539457</text:p>
          </table:table-cell>
          <table:table-cell table:number-columns-repeated="62"/>
        </table:table-row>
        <table:table-row table:style-name="ro1">
          <table:table-cell table:style-name="ce1" office:value-type="float" office:value="1670.4822" calcext:value-type="float">
            <text:p>1670,4822</text:p>
          </table:table-cell>
          <table:table-cell table:style-name="ce1" office:value-type="float" office:value="-43.928615" calcext:value-type="float">
            <text:p>-43,928615</text:p>
          </table:table-cell>
          <table:table-cell table:number-columns-repeated="62"/>
        </table:table-row>
        <table:table-row table:style-name="ro1">
          <table:table-cell table:style-name="ce1" office:value-type="float" office:value="1670.3724" calcext:value-type="float">
            <text:p>1670,3724</text:p>
          </table:table-cell>
          <table:table-cell table:style-name="ce1" office:value-type="float" office:value="-43.893525" calcext:value-type="float">
            <text:p>-43,893525</text:p>
          </table:table-cell>
          <table:table-cell table:number-columns-repeated="62"/>
        </table:table-row>
        <table:table-row table:style-name="ro1">
          <table:table-cell table:style-name="ce1" office:value-type="float" office:value="1670.2626" calcext:value-type="float">
            <text:p>1670,2626</text:p>
          </table:table-cell>
          <table:table-cell table:style-name="ce1" office:value-type="float" office:value="-43.758383" calcext:value-type="float">
            <text:p>-43,758383</text:p>
          </table:table-cell>
          <table:table-cell table:number-columns-repeated="62"/>
        </table:table-row>
        <table:table-row table:style-name="ro1">
          <table:table-cell table:style-name="ce1" office:value-type="float" office:value="1670.1528" calcext:value-type="float">
            <text:p>1670,1528</text:p>
          </table:table-cell>
          <table:table-cell table:style-name="ce1" office:value-type="float" office:value="-43.593654" calcext:value-type="float">
            <text:p>-43,593654</text:p>
          </table:table-cell>
          <table:table-cell table:number-columns-repeated="62"/>
        </table:table-row>
        <table:table-row table:style-name="ro1">
          <table:table-cell table:style-name="ce1" office:value-type="float" office:value="1670.03995" calcext:value-type="float">
            <text:p>1670,03995</text:p>
          </table:table-cell>
          <table:table-cell table:style-name="ce1" office:value-type="float" office:value="-42.503638" calcext:value-type="float">
            <text:p>-42,503638</text:p>
          </table:table-cell>
          <table:table-cell table:number-columns-repeated="62"/>
        </table:table-row>
        <table:table-row table:style-name="ro1">
          <table:table-cell table:style-name="ce1" office:value-type="float" office:value="1669.9131" calcext:value-type="float">
            <text:p>1669,9131</text:p>
          </table:table-cell>
          <table:table-cell table:style-name="ce1" office:value-type="float" office:value="-43.090344" calcext:value-type="float">
            <text:p>-43,090344</text:p>
          </table:table-cell>
          <table:table-cell table:number-columns-repeated="62"/>
        </table:table-row>
        <table:table-row table:style-name="ro1">
          <table:table-cell table:style-name="ce1" office:value-type="float" office:value="1669.77395" calcext:value-type="float">
            <text:p>1669,77395</text:p>
          </table:table-cell>
          <table:table-cell table:style-name="ce1" office:value-type="float" office:value="-43.092853" calcext:value-type="float">
            <text:p>-43,092853</text:p>
          </table:table-cell>
          <table:table-cell table:number-columns-repeated="62"/>
        </table:table-row>
        <table:table-row table:style-name="ro1">
          <table:table-cell table:style-name="ce1" office:value-type="float" office:value="1669.63345" calcext:value-type="float">
            <text:p>1669,63345</text:p>
          </table:table-cell>
          <table:table-cell table:style-name="ce1" office:value-type="float" office:value="-42.863352" calcext:value-type="float">
            <text:p>-42,863352</text:p>
          </table:table-cell>
          <table:table-cell table:number-columns-repeated="62"/>
        </table:table-row>
        <table:table-row table:style-name="ro1">
          <table:table-cell table:style-name="ce1" office:value-type="float" office:value="1669.4929" calcext:value-type="float">
            <text:p>1669,4929</text:p>
          </table:table-cell>
          <table:table-cell table:style-name="ce1" office:value-type="float" office:value="-42.930826" calcext:value-type="float">
            <text:p>-42,930826</text:p>
          </table:table-cell>
          <table:table-cell table:number-columns-repeated="62"/>
        </table:table-row>
        <table:table-row table:style-name="ro1">
          <table:table-cell table:style-name="ce1" office:value-type="float" office:value="1669.35235" calcext:value-type="float">
            <text:p>1669,35235</text:p>
          </table:table-cell>
          <table:table-cell table:style-name="ce1" office:value-type="float" office:value="-42.725651" calcext:value-type="float">
            <text:p>-42,725651</text:p>
          </table:table-cell>
          <table:table-cell table:number-columns-repeated="62"/>
        </table:table-row>
        <table:table-row table:style-name="ro1">
          <table:table-cell table:style-name="ce1" office:value-type="float" office:value="1669.2118" calcext:value-type="float">
            <text:p>1669,2118</text:p>
          </table:table-cell>
          <table:table-cell table:style-name="ce1" office:value-type="float" office:value="-42.655858" calcext:value-type="float">
            <text:p>-42,655858</text:p>
          </table:table-cell>
          <table:table-cell table:number-columns-repeated="62"/>
        </table:table-row>
        <table:table-row table:style-name="ro1">
          <table:table-cell table:style-name="ce1" office:value-type="float" office:value="1669.0714" calcext:value-type="float">
            <text:p>1669,0714</text:p>
          </table:table-cell>
          <table:table-cell table:style-name="ce1" office:value-type="float" office:value="-42.523563" calcext:value-type="float">
            <text:p>-42,523563</text:p>
          </table:table-cell>
          <table:table-cell table:number-columns-repeated="62"/>
        </table:table-row>
        <table:table-row table:style-name="ro1">
          <table:table-cell table:style-name="ce1" office:value-type="float" office:value="1668.93175" calcext:value-type="float">
            <text:p>1668,93175</text:p>
          </table:table-cell>
          <table:table-cell table:style-name="ce1" office:value-type="float" office:value="-42.451261" calcext:value-type="float">
            <text:p>-42,451261</text:p>
          </table:table-cell>
          <table:table-cell table:number-columns-repeated="62"/>
        </table:table-row>
        <table:table-row table:style-name="ro1">
          <table:table-cell table:style-name="ce1" office:value-type="float" office:value="1668.7928" calcext:value-type="float">
            <text:p>1668,7928</text:p>
          </table:table-cell>
          <table:table-cell table:style-name="ce1" office:value-type="float" office:value="-42.571343" calcext:value-type="float">
            <text:p>-42,571343</text:p>
          </table:table-cell>
          <table:table-cell table:number-columns-repeated="62"/>
        </table:table-row>
        <table:table-row table:style-name="ro1">
          <table:table-cell table:style-name="ce1" office:value-type="float" office:value="1668.65395" calcext:value-type="float">
            <text:p>1668,65395</text:p>
          </table:table-cell>
          <table:table-cell table:style-name="ce1" office:value-type="float" office:value="-42.698617" calcext:value-type="float">
            <text:p>-42,698617</text:p>
          </table:table-cell>
          <table:table-cell table:number-columns-repeated="62"/>
        </table:table-row>
        <table:table-row table:style-name="ro1">
          <table:table-cell table:style-name="ce1" office:value-type="float" office:value="1668.51505" calcext:value-type="float">
            <text:p>1668,51505</text:p>
          </table:table-cell>
          <table:table-cell table:style-name="ce1" office:value-type="float" office:value="-42.935016" calcext:value-type="float">
            <text:p>-42,935016</text:p>
          </table:table-cell>
          <table:table-cell table:number-columns-repeated="62"/>
        </table:table-row>
        <table:table-row table:style-name="ro1">
          <table:table-cell table:style-name="ce1" office:value-type="float" office:value="1668.3762" calcext:value-type="float">
            <text:p>1668,3762</text:p>
          </table:table-cell>
          <table:table-cell table:style-name="ce1" office:value-type="float" office:value="-43.174795" calcext:value-type="float">
            <text:p>-43,174795</text:p>
          </table:table-cell>
          <table:table-cell table:number-columns-repeated="62"/>
        </table:table-row>
        <table:table-row table:style-name="ro1">
          <table:table-cell table:style-name="ce1" office:value-type="float" office:value="1668.2374" calcext:value-type="float">
            <text:p>1668,2374</text:p>
          </table:table-cell>
          <table:table-cell table:style-name="ce1" office:value-type="float" office:value="-43.395316" calcext:value-type="float">
            <text:p>-43,395316</text:p>
          </table:table-cell>
          <table:table-cell table:number-columns-repeated="62"/>
        </table:table-row>
        <table:table-row table:style-name="ro1">
          <table:table-cell table:style-name="ce1" office:value-type="float" office:value="1668.09885" calcext:value-type="float">
            <text:p>1668,09885</text:p>
          </table:table-cell>
          <table:table-cell table:style-name="ce1" office:value-type="float" office:value="-43.603772" calcext:value-type="float">
            <text:p>-43,603772</text:p>
          </table:table-cell>
          <table:table-cell table:number-columns-repeated="62"/>
        </table:table-row>
        <table:table-row table:style-name="ro1">
          <table:table-cell table:style-name="ce1" office:value-type="float" office:value="1667.9668" calcext:value-type="float">
            <text:p>1667,9668</text:p>
          </table:table-cell>
          <table:table-cell table:style-name="ce1" office:value-type="float" office:value="-43.737126" calcext:value-type="float">
            <text:p>-43,737126</text:p>
          </table:table-cell>
          <table:table-cell table:number-columns-repeated="62"/>
        </table:table-row>
        <table:table-row table:style-name="ro1">
          <table:table-cell table:style-name="ce1" office:value-type="float" office:value="1667.84305" calcext:value-type="float">
            <text:p>1667,84305</text:p>
          </table:table-cell>
          <table:table-cell table:style-name="ce1" office:value-type="float" office:value="-44.003535" calcext:value-type="float">
            <text:p>-44,003535</text:p>
          </table:table-cell>
          <table:table-cell table:number-columns-repeated="62"/>
        </table:table-row>
        <table:table-row table:style-name="ro1">
          <table:table-cell table:style-name="ce1" office:value-type="float" office:value="1667.72135" calcext:value-type="float">
            <text:p>1667,72135</text:p>
          </table:table-cell>
          <table:table-cell table:style-name="ce1" office:value-type="float" office:value="-44.265142" calcext:value-type="float">
            <text:p>-44,265142</text:p>
          </table:table-cell>
          <table:table-cell table:number-columns-repeated="62"/>
        </table:table-row>
        <table:table-row table:style-name="ro1">
          <table:table-cell table:style-name="ce1" office:value-type="float" office:value="1667.59965" calcext:value-type="float">
            <text:p>1667,59965</text:p>
          </table:table-cell>
          <table:table-cell table:style-name="ce1" office:value-type="float" office:value="-44.311282" calcext:value-type="float">
            <text:p>-44,311282</text:p>
          </table:table-cell>
          <table:table-cell table:number-columns-repeated="62"/>
        </table:table-row>
        <table:table-row table:style-name="ro1">
          <table:table-cell table:style-name="ce1" office:value-type="float" office:value="1667.478" calcext:value-type="float">
            <text:p>1667,478</text:p>
          </table:table-cell>
          <table:table-cell table:style-name="ce1" office:value-type="float" office:value="-44.458923" calcext:value-type="float">
            <text:p>-44,458923</text:p>
          </table:table-cell>
          <table:table-cell table:number-columns-repeated="62"/>
        </table:table-row>
        <table:table-row table:style-name="ro1">
          <table:table-cell table:style-name="ce1" office:value-type="float" office:value="1667.35635" calcext:value-type="float">
            <text:p>1667,35635</text:p>
          </table:table-cell>
          <table:table-cell table:style-name="ce1" office:value-type="float" office:value="-44.559505" calcext:value-type="float">
            <text:p>-44,559505</text:p>
          </table:table-cell>
          <table:table-cell table:number-columns-repeated="62"/>
        </table:table-row>
        <table:table-row table:style-name="ro1">
          <table:table-cell table:style-name="ce1" office:value-type="float" office:value="1667.23465" calcext:value-type="float">
            <text:p>1667,23465</text:p>
          </table:table-cell>
          <table:table-cell table:style-name="ce1" office:value-type="float" office:value="-44.893546" calcext:value-type="float">
            <text:p>-44,893546</text:p>
          </table:table-cell>
          <table:table-cell table:number-columns-repeated="62"/>
        </table:table-row>
        <table:table-row table:style-name="ro1">
          <table:table-cell table:style-name="ce1" office:value-type="float" office:value="1667.11295" calcext:value-type="float">
            <text:p>1667,11295</text:p>
          </table:table-cell>
          <table:table-cell table:style-name="ce1" office:value-type="float" office:value="-45.361183" calcext:value-type="float">
            <text:p>-45,361183</text:p>
          </table:table-cell>
          <table:table-cell table:number-columns-repeated="62"/>
        </table:table-row>
        <table:table-row table:style-name="ro1">
          <table:table-cell table:style-name="ce1" office:value-type="float" office:value="1666.9869" calcext:value-type="float">
            <text:p>1666,9869</text:p>
          </table:table-cell>
          <table:table-cell table:style-name="ce1" office:value-type="float" office:value="-45.750969" calcext:value-type="float">
            <text:p>-45,750969</text:p>
          </table:table-cell>
          <table:table-cell table:number-columns-repeated="62"/>
        </table:table-row>
        <table:table-row table:style-name="ro1">
          <table:table-cell table:style-name="ce1" office:value-type="float" office:value="1666.8539" calcext:value-type="float">
            <text:p>1666,8539</text:p>
          </table:table-cell>
          <table:table-cell table:style-name="ce1" office:value-type="float" office:value="-46.168122" calcext:value-type="float">
            <text:p>-46,168122</text:p>
          </table:table-cell>
          <table:table-cell table:number-columns-repeated="62"/>
        </table:table-row>
        <table:table-row table:style-name="ro1">
          <table:table-cell table:style-name="ce1" office:value-type="float" office:value="1666.71805" calcext:value-type="float">
            <text:p>1666,71805</text:p>
          </table:table-cell>
          <table:table-cell table:style-name="ce1" office:value-type="float" office:value="-46.403508" calcext:value-type="float">
            <text:p>-46,403508</text:p>
          </table:table-cell>
          <table:table-cell table:number-columns-repeated="62"/>
        </table:table-row>
        <table:table-row table:style-name="ro1">
          <table:table-cell table:style-name="ce1" office:value-type="float" office:value="1666.58195" calcext:value-type="float">
            <text:p>1666,58195</text:p>
          </table:table-cell>
          <table:table-cell table:style-name="ce1" office:value-type="float" office:value="-46.80232" calcext:value-type="float">
            <text:p>-46,80232</text:p>
          </table:table-cell>
          <table:table-cell table:number-columns-repeated="62"/>
        </table:table-row>
        <table:table-row table:style-name="ro1">
          <table:table-cell table:style-name="ce1" office:value-type="float" office:value="1666.44585" calcext:value-type="float">
            <text:p>1666,44585</text:p>
          </table:table-cell>
          <table:table-cell table:style-name="ce1" office:value-type="float" office:value="-46.94388" calcext:value-type="float">
            <text:p>-46,94388</text:p>
          </table:table-cell>
          <table:table-cell table:number-columns-repeated="62"/>
        </table:table-row>
        <table:table-row table:style-name="ro1">
          <table:table-cell table:style-name="ce1" office:value-type="float" office:value="1666.3098" calcext:value-type="float">
            <text:p>1666,3098</text:p>
          </table:table-cell>
          <table:table-cell table:style-name="ce1" office:value-type="float" office:value="-46.894793" calcext:value-type="float">
            <text:p>-46,894793</text:p>
          </table:table-cell>
          <table:table-cell table:number-columns-repeated="62"/>
        </table:table-row>
        <table:table-row table:style-name="ro1">
          <table:table-cell table:style-name="ce1" office:value-type="float" office:value="1666.17375" calcext:value-type="float">
            <text:p>1666,17375</text:p>
          </table:table-cell>
          <table:table-cell table:style-name="ce1" office:value-type="float" office:value="-46.802545" calcext:value-type="float">
            <text:p>-46,802545</text:p>
          </table:table-cell>
          <table:table-cell table:number-columns-repeated="62"/>
        </table:table-row>
        <table:table-row table:style-name="ro1">
          <table:table-cell table:style-name="ce1" office:value-type="float" office:value="1666.03175" calcext:value-type="float">
            <text:p>1666,03175</text:p>
          </table:table-cell>
          <table:table-cell table:style-name="ce1" office:value-type="float" office:value="-46.559123" calcext:value-type="float">
            <text:p>-46,559123</text:p>
          </table:table-cell>
          <table:table-cell table:number-columns-repeated="62"/>
        </table:table-row>
        <table:table-row table:style-name="ro1">
          <table:table-cell table:style-name="ce1" office:value-type="float" office:value="1665.87655" calcext:value-type="float">
            <text:p>1665,87655</text:p>
          </table:table-cell>
          <table:table-cell table:style-name="ce1" office:value-type="float" office:value="-46.02993" calcext:value-type="float">
            <text:p>-46,02993</text:p>
          </table:table-cell>
          <table:table-cell table:number-columns-repeated="62"/>
        </table:table-row>
        <table:table-row table:style-name="ro1">
          <table:table-cell table:style-name="ce1" office:value-type="float" office:value="1665.71165" calcext:value-type="float">
            <text:p>1665,71165</text:p>
          </table:table-cell>
          <table:table-cell table:style-name="ce1" office:value-type="float" office:value="-45.719047" calcext:value-type="float">
            <text:p>-45,719047</text:p>
          </table:table-cell>
          <table:table-cell table:number-columns-repeated="62"/>
        </table:table-row>
        <table:table-row table:style-name="ro1">
          <table:table-cell table:style-name="ce1" office:value-type="float" office:value="1665.54435" calcext:value-type="float">
            <text:p>1665,54435</text:p>
          </table:table-cell>
          <table:table-cell table:style-name="ce1" office:value-type="float" office:value="-45.504067" calcext:value-type="float">
            <text:p>-45,504067</text:p>
          </table:table-cell>
          <table:table-cell table:number-columns-repeated="62"/>
        </table:table-row>
        <table:table-row table:style-name="ro1">
          <table:table-cell table:style-name="ce1" office:value-type="float" office:value="1665.37705" calcext:value-type="float">
            <text:p>1665,37705</text:p>
          </table:table-cell>
          <table:table-cell table:style-name="ce1" office:value-type="float" office:value="-45.124038" calcext:value-type="float">
            <text:p>-45,124038</text:p>
          </table:table-cell>
          <table:table-cell table:number-columns-repeated="62"/>
        </table:table-row>
        <table:table-row table:style-name="ro1">
          <table:table-cell table:style-name="ce1" office:value-type="float" office:value="1665.20975" calcext:value-type="float">
            <text:p>1665,20975</text:p>
          </table:table-cell>
          <table:table-cell table:style-name="ce1" office:value-type="float" office:value="-44.726074" calcext:value-type="float">
            <text:p>-44,726074</text:p>
          </table:table-cell>
          <table:table-cell table:number-columns-repeated="62"/>
        </table:table-row>
        <table:table-row table:style-name="ro1">
          <table:table-cell table:style-name="ce1" office:value-type="float" office:value="1665.03905" calcext:value-type="float">
            <text:p>1665,03905</text:p>
          </table:table-cell>
          <table:table-cell table:style-name="ce1" office:value-type="float" office:value="-44.438885" calcext:value-type="float">
            <text:p>-44,438885</text:p>
          </table:table-cell>
          <table:table-cell table:number-columns-repeated="62"/>
        </table:table-row>
        <table:table-row table:style-name="ro1">
          <table:table-cell table:style-name="ce1" office:value-type="float" office:value="1664.86075" calcext:value-type="float">
            <text:p>1664,86075</text:p>
          </table:table-cell>
          <table:table-cell table:style-name="ce1" office:value-type="float" office:value="-44.496287" calcext:value-type="float">
            <text:p>-44,496287</text:p>
          </table:table-cell>
          <table:table-cell table:number-columns-repeated="62"/>
        </table:table-row>
        <table:table-row table:style-name="ro1">
          <table:table-cell table:style-name="ce1" office:value-type="float" office:value="1664.67705" calcext:value-type="float">
            <text:p>1664,67705</text:p>
          </table:table-cell>
          <table:table-cell table:style-name="ce1" office:value-type="float" office:value="-43.8297" calcext:value-type="float">
            <text:p>-43,8297</text:p>
          </table:table-cell>
          <table:table-cell table:number-columns-repeated="62"/>
        </table:table-row>
        <table:table-row table:style-name="ro1">
          <table:table-cell table:style-name="ce1" office:value-type="float" office:value="1664.5388" calcext:value-type="float">
            <text:p>1664,5388</text:p>
          </table:table-cell>
          <table:table-cell table:style-name="ce1" office:value-type="float" office:value="-45.093072" calcext:value-type="float">
            <text:p>-45,093072</text:p>
          </table:table-cell>
          <table:table-cell table:number-columns-repeated="62"/>
        </table:table-row>
        <table:table-row table:style-name="ro1">
          <table:table-cell table:style-name="ce1" office:value-type="float" office:value="1664.40005" calcext:value-type="float">
            <text:p>1664,40005</text:p>
          </table:table-cell>
          <table:table-cell table:style-name="ce1" office:value-type="float" office:value="-45.235238" calcext:value-type="float">
            <text:p>-45,235238</text:p>
          </table:table-cell>
          <table:table-cell table:number-columns-repeated="62"/>
        </table:table-row>
        <table:table-row table:style-name="ro1">
          <table:table-cell table:style-name="ce1" office:value-type="float" office:value="1664.2151" calcext:value-type="float">
            <text:p>1664,2151</text:p>
          </table:table-cell>
          <table:table-cell table:style-name="ce1" office:value-type="float" office:value="-45.195408" calcext:value-type="float">
            <text:p>-45,195408</text:p>
          </table:table-cell>
          <table:table-cell table:number-columns-repeated="62"/>
        </table:table-row>
        <table:table-row table:style-name="ro1">
          <table:table-cell table:style-name="ce1" office:value-type="float" office:value="1664.04755" calcext:value-type="float">
            <text:p>1664,04755</text:p>
          </table:table-cell>
          <table:table-cell table:style-name="ce1" office:value-type="float" office:value="-45.886386" calcext:value-type="float">
            <text:p>-45,886386</text:p>
          </table:table-cell>
          <table:table-cell table:number-columns-repeated="62"/>
        </table:table-row>
        <table:table-row table:style-name="ro1">
          <table:table-cell table:style-name="ce1" office:value-type="float" office:value="1663.9319" calcext:value-type="float">
            <text:p>1663,9319</text:p>
          </table:table-cell>
          <table:table-cell table:style-name="ce1" office:value-type="float" office:value="-46.587491" calcext:value-type="float">
            <text:p>-46,587491</text:p>
          </table:table-cell>
          <table:table-cell table:number-columns-repeated="62"/>
        </table:table-row>
        <table:table-row table:style-name="ro1">
          <table:table-cell table:style-name="ce1" office:value-type="float" office:value="1663.8516" calcext:value-type="float">
            <text:p>1663,8516</text:p>
          </table:table-cell>
          <table:table-cell table:style-name="ce1" office:value-type="float" office:value="-47.040807" calcext:value-type="float">
            <text:p>-47,040807</text:p>
          </table:table-cell>
          <table:table-cell table:number-columns-repeated="62"/>
        </table:table-row>
        <table:table-row table:style-name="ro1">
          <table:table-cell table:style-name="ce1" office:value-type="float" office:value="1663.77125" calcext:value-type="float">
            <text:p>1663,77125</text:p>
          </table:table-cell>
          <table:table-cell table:style-name="ce1" office:value-type="float" office:value="-47.427584" calcext:value-type="float">
            <text:p>-47,427584</text:p>
          </table:table-cell>
          <table:table-cell table:number-columns-repeated="62"/>
        </table:table-row>
        <table:table-row table:style-name="ro1">
          <table:table-cell table:style-name="ce1" office:value-type="float" office:value="1663.69095" calcext:value-type="float">
            <text:p>1663,69095</text:p>
          </table:table-cell>
          <table:table-cell table:style-name="ce1" office:value-type="float" office:value="-47.637546" calcext:value-type="float">
            <text:p>-47,637546</text:p>
          </table:table-cell>
          <table:table-cell table:number-columns-repeated="62"/>
        </table:table-row>
        <table:table-row table:style-name="ro1">
          <table:table-cell table:style-name="ce1" office:value-type="float" office:value="1663.61065" calcext:value-type="float">
            <text:p>1663,61065</text:p>
          </table:table-cell>
          <table:table-cell table:style-name="ce1" office:value-type="float" office:value="-47.845888" calcext:value-type="float">
            <text:p>-47,845888</text:p>
          </table:table-cell>
          <table:table-cell table:number-columns-repeated="62"/>
        </table:table-row>
        <table:table-row table:style-name="ro1">
          <table:table-cell table:style-name="ce1" office:value-type="float" office:value="1663.53035" calcext:value-type="float">
            <text:p>1663,53035</text:p>
          </table:table-cell>
          <table:table-cell table:style-name="ce1" office:value-type="float" office:value="-46.999804" calcext:value-type="float">
            <text:p>-46,999804</text:p>
          </table:table-cell>
          <table:table-cell table:number-columns-repeated="62"/>
        </table:table-row>
        <table:table-row table:style-name="ro1">
          <table:table-cell table:style-name="ce1" office:value-type="float" office:value="1663.45005" calcext:value-type="float">
            <text:p>1663,45005</text:p>
          </table:table-cell>
          <table:table-cell table:style-name="ce1" office:value-type="float" office:value="-47.421978" calcext:value-type="float">
            <text:p>-47,421978</text:p>
          </table:table-cell>
          <table:table-cell table:number-columns-repeated="62"/>
        </table:table-row>
        <table:table-row table:style-name="ro1">
          <table:table-cell table:style-name="ce1" office:value-type="float" office:value="1663.3698" calcext:value-type="float">
            <text:p>1663,3698</text:p>
          </table:table-cell>
          <table:table-cell table:style-name="ce1" office:value-type="float" office:value="-47.178267" calcext:value-type="float">
            <text:p>-47,178267</text:p>
          </table:table-cell>
          <table:table-cell table:number-columns-repeated="62"/>
        </table:table-row>
        <table:table-row table:style-name="ro1">
          <table:table-cell table:style-name="ce1" office:value-type="float" office:value="1663.28955" calcext:value-type="float">
            <text:p>1663,28955</text:p>
          </table:table-cell>
          <table:table-cell table:style-name="ce1" office:value-type="float" office:value="-46.600914" calcext:value-type="float">
            <text:p>-46,600914</text:p>
          </table:table-cell>
          <table:table-cell table:number-columns-repeated="62"/>
        </table:table-row>
        <table:table-row table:style-name="ro1">
          <table:table-cell table:style-name="ce1" office:value-type="float" office:value="1663.2092" calcext:value-type="float">
            <text:p>1663,2092</text:p>
          </table:table-cell>
          <table:table-cell table:style-name="ce1" office:value-type="float" office:value="-45.861398" calcext:value-type="float">
            <text:p>-45,861398</text:p>
          </table:table-cell>
          <table:table-cell table:number-columns-repeated="62"/>
        </table:table-row>
        <table:table-row table:style-name="ro1">
          <table:table-cell table:style-name="ce1" office:value-type="float" office:value="1663.12885" calcext:value-type="float">
            <text:p>1663,12885</text:p>
          </table:table-cell>
          <table:table-cell table:style-name="ce1" office:value-type="float" office:value="-45.265692" calcext:value-type="float">
            <text:p>-45,265692</text:p>
          </table:table-cell>
          <table:table-cell table:number-columns-repeated="62"/>
        </table:table-row>
        <table:table-row table:style-name="ro1">
          <table:table-cell table:style-name="ce1" office:value-type="float" office:value="1663.0481" calcext:value-type="float">
            <text:p>1663,0481</text:p>
          </table:table-cell>
          <table:table-cell table:style-name="ce1" office:value-type="float" office:value="-44.767192" calcext:value-type="float">
            <text:p>-44,767192</text:p>
          </table:table-cell>
          <table:table-cell table:number-columns-repeated="62"/>
        </table:table-row>
        <table:table-row table:style-name="ro1">
          <table:table-cell table:style-name="ce1" office:value-type="float" office:value="1662.9652" calcext:value-type="float">
            <text:p>1662,9652</text:p>
          </table:table-cell>
          <table:table-cell table:style-name="ce1" office:value-type="float" office:value="-44.216039" calcext:value-type="float">
            <text:p>-44,216039</text:p>
          </table:table-cell>
          <table:table-cell table:number-columns-repeated="62"/>
        </table:table-row>
        <table:table-row table:style-name="ro1">
          <table:table-cell table:style-name="ce1" office:value-type="float" office:value="1662.8798" calcext:value-type="float">
            <text:p>1662,8798</text:p>
          </table:table-cell>
          <table:table-cell table:style-name="ce1" office:value-type="float" office:value="-44.054003" calcext:value-type="float">
            <text:p>-44,054003</text:p>
          </table:table-cell>
          <table:table-cell table:number-columns-repeated="62"/>
        </table:table-row>
        <table:table-row table:style-name="ro1">
          <table:table-cell table:style-name="ce1" office:value-type="float" office:value="1662.79365" calcext:value-type="float">
            <text:p>1662,79365</text:p>
          </table:table-cell>
          <table:table-cell table:style-name="ce1" office:value-type="float" office:value="-43.897867" calcext:value-type="float">
            <text:p>-43,897867</text:p>
          </table:table-cell>
          <table:table-cell table:number-columns-repeated="62"/>
        </table:table-row>
        <table:table-row table:style-name="ro1">
          <table:table-cell table:style-name="ce1" office:value-type="float" office:value="1662.7075" calcext:value-type="float">
            <text:p>1662,7075</text:p>
          </table:table-cell>
          <table:table-cell table:style-name="ce1" office:value-type="float" office:value="-44.25528" calcext:value-type="float">
            <text:p>-44,25528</text:p>
          </table:table-cell>
          <table:table-cell table:number-columns-repeated="62"/>
        </table:table-row>
        <table:table-row table:style-name="ro1">
          <table:table-cell table:style-name="ce1" office:value-type="float" office:value="1662.6213" calcext:value-type="float">
            <text:p>1662,6213</text:p>
          </table:table-cell>
          <table:table-cell table:style-name="ce1" office:value-type="float" office:value="-44.421026" calcext:value-type="float">
            <text:p>-44,421026</text:p>
          </table:table-cell>
          <table:table-cell table:number-columns-repeated="62"/>
        </table:table-row>
        <table:table-row table:style-name="ro1">
          <table:table-cell table:style-name="ce1" office:value-type="float" office:value="1662.5351" calcext:value-type="float">
            <text:p>1662,5351</text:p>
          </table:table-cell>
          <table:table-cell table:style-name="ce1" office:value-type="float" office:value="-44.797386" calcext:value-type="float">
            <text:p>-44,797386</text:p>
          </table:table-cell>
          <table:table-cell table:number-columns-repeated="62"/>
        </table:table-row>
        <table:table-row table:style-name="ro1">
          <table:table-cell table:style-name="ce1" office:value-type="float" office:value="1662.44895" calcext:value-type="float">
            <text:p>1662,44895</text:p>
          </table:table-cell>
          <table:table-cell table:style-name="ce1" office:value-type="float" office:value="-45.29391" calcext:value-type="float">
            <text:p>-45,29391</text:p>
          </table:table-cell>
          <table:table-cell table:number-columns-repeated="62"/>
        </table:table-row>
        <table:table-row table:style-name="ro1">
          <table:table-cell table:style-name="ce1" office:value-type="float" office:value="1662.36275" calcext:value-type="float">
            <text:p>1662,36275</text:p>
          </table:table-cell>
          <table:table-cell table:style-name="ce1" office:value-type="float" office:value="-45.464595" calcext:value-type="float">
            <text:p>-45,464595</text:p>
          </table:table-cell>
          <table:table-cell table:number-columns-repeated="62"/>
        </table:table-row>
        <table:table-row table:style-name="ro1">
          <table:table-cell table:style-name="ce1" office:value-type="float" office:value="1662.27655" calcext:value-type="float">
            <text:p>1662,27655</text:p>
          </table:table-cell>
          <table:table-cell table:style-name="ce1" office:value-type="float" office:value="-45.838968" calcext:value-type="float">
            <text:p>-45,838968</text:p>
          </table:table-cell>
          <table:table-cell table:number-columns-repeated="62"/>
        </table:table-row>
        <table:table-row table:style-name="ro1">
          <table:table-cell table:style-name="ce1" office:value-type="float" office:value="1662.19045" calcext:value-type="float">
            <text:p>1662,19045</text:p>
          </table:table-cell>
          <table:table-cell table:style-name="ce1" office:value-type="float" office:value="-45.854011" calcext:value-type="float">
            <text:p>-45,854011</text:p>
          </table:table-cell>
          <table:table-cell table:number-columns-repeated="62"/>
        </table:table-row>
        <table:table-row table:style-name="ro1">
          <table:table-cell table:style-name="ce1" office:value-type="float" office:value="1662.10405" calcext:value-type="float">
            <text:p>1662,10405</text:p>
          </table:table-cell>
          <table:table-cell table:style-name="ce1" office:value-type="float" office:value="-45.839637" calcext:value-type="float">
            <text:p>-45,839637</text:p>
          </table:table-cell>
          <table:table-cell table:number-columns-repeated="62"/>
        </table:table-row>
        <table:table-row table:style-name="ro1">
          <table:table-cell table:style-name="ce1" office:value-type="float" office:value="1662.0127" calcext:value-type="float">
            <text:p>1662,0127</text:p>
          </table:table-cell>
          <table:table-cell table:style-name="ce1" office:value-type="float" office:value="-43.589476" calcext:value-type="float">
            <text:p>-43,589476</text:p>
          </table:table-cell>
          <table:table-cell table:number-columns-repeated="62"/>
        </table:table-row>
        <table:table-row table:style-name="ro1">
          <table:table-cell table:style-name="ce1" office:value-type="float" office:value="1661.90375" calcext:value-type="float">
            <text:p>1661,90375</text:p>
          </table:table-cell>
          <table:table-cell table:style-name="ce1" office:value-type="float" office:value="-43.412336" calcext:value-type="float">
            <text:p>-43,412336</text:p>
          </table:table-cell>
          <table:table-cell table:number-columns-repeated="62"/>
        </table:table-row>
        <table:table-row table:style-name="ro1">
          <table:table-cell table:style-name="ce1" office:value-type="float" office:value="1661.78185" calcext:value-type="float">
            <text:p>1661,78185</text:p>
          </table:table-cell>
          <table:table-cell table:style-name="ce1" office:value-type="float" office:value="-43.371882" calcext:value-type="float">
            <text:p>-43,371882</text:p>
          </table:table-cell>
          <table:table-cell table:number-columns-repeated="62"/>
        </table:table-row>
        <table:table-row table:style-name="ro1">
          <table:table-cell table:style-name="ce1" office:value-type="float" office:value="1661.66005" calcext:value-type="float">
            <text:p>1661,66005</text:p>
          </table:table-cell>
          <table:table-cell table:style-name="ce1" office:value-type="float" office:value="-43.696421" calcext:value-type="float">
            <text:p>-43,696421</text:p>
          </table:table-cell>
          <table:table-cell table:number-columns-repeated="62"/>
        </table:table-row>
        <table:table-row table:style-name="ro1">
          <table:table-cell table:style-name="ce1" office:value-type="float" office:value="1661.53825" calcext:value-type="float">
            <text:p>1661,53825</text:p>
          </table:table-cell>
          <table:table-cell table:style-name="ce1" office:value-type="float" office:value="-43.540153" calcext:value-type="float">
            <text:p>-43,540153</text:p>
          </table:table-cell>
          <table:table-cell table:number-columns-repeated="62"/>
        </table:table-row>
        <table:table-row table:style-name="ro1">
          <table:table-cell table:style-name="ce1" office:value-type="float" office:value="1661.4164" calcext:value-type="float">
            <text:p>1661,4164</text:p>
          </table:table-cell>
          <table:table-cell table:style-name="ce1" office:value-type="float" office:value="-43.934666" calcext:value-type="float">
            <text:p>-43,934666</text:p>
          </table:table-cell>
          <table:table-cell table:number-columns-repeated="62"/>
        </table:table-row>
        <table:table-row table:style-name="ro1">
          <table:table-cell table:style-name="ce1" office:value-type="float" office:value="1661.2946" calcext:value-type="float">
            <text:p>1661,2946</text:p>
          </table:table-cell>
          <table:table-cell table:style-name="ce1" office:value-type="float" office:value="-43.776922" calcext:value-type="float">
            <text:p>-43,776922</text:p>
          </table:table-cell>
          <table:table-cell table:number-columns-repeated="62"/>
        </table:table-row>
        <table:table-row table:style-name="ro1">
          <table:table-cell table:style-name="ce1" office:value-type="float" office:value="1661.1728" calcext:value-type="float">
            <text:p>1661,1728</text:p>
          </table:table-cell>
          <table:table-cell table:style-name="ce1" office:value-type="float" office:value="-44.044109" calcext:value-type="float">
            <text:p>-44,044109</text:p>
          </table:table-cell>
          <table:table-cell table:number-columns-repeated="62"/>
        </table:table-row>
        <table:table-row table:style-name="ro1">
          <table:table-cell table:style-name="ce1" office:value-type="float" office:value="1661.04825" calcext:value-type="float">
            <text:p>1661,04825</text:p>
          </table:table-cell>
          <table:table-cell table:style-name="ce1" office:value-type="float" office:value="-43.917258" calcext:value-type="float">
            <text:p>-43,917258</text:p>
          </table:table-cell>
          <table:table-cell table:number-columns-repeated="62"/>
        </table:table-row>
        <table:table-row table:style-name="ro1">
          <table:table-cell table:style-name="ce1" office:value-type="float" office:value="1660.9158" calcext:value-type="float">
            <text:p>1660,9158</text:p>
          </table:table-cell>
          <table:table-cell table:style-name="ce1" office:value-type="float" office:value="-44.291444" calcext:value-type="float">
            <text:p>-44,291444</text:p>
          </table:table-cell>
          <table:table-cell table:number-columns-repeated="62"/>
        </table:table-row>
        <table:table-row table:style-name="ro1">
          <table:table-cell table:style-name="ce1" office:value-type="float" office:value="1660.7764" calcext:value-type="float">
            <text:p>1660,7764</text:p>
          </table:table-cell>
          <table:table-cell table:style-name="ce1" office:value-type="float" office:value="-44.345465" calcext:value-type="float">
            <text:p>-44,345465</text:p>
          </table:table-cell>
          <table:table-cell table:number-columns-repeated="62"/>
        </table:table-row>
        <table:table-row table:style-name="ro1">
          <table:table-cell table:style-name="ce1" office:value-type="float" office:value="1660.6351" calcext:value-type="float">
            <text:p>1660,6351</text:p>
          </table:table-cell>
          <table:table-cell table:style-name="ce1" office:value-type="float" office:value="-44.662403" calcext:value-type="float">
            <text:p>-44,662403</text:p>
          </table:table-cell>
          <table:table-cell table:number-columns-repeated="62"/>
        </table:table-row>
        <table:table-row table:style-name="ro1">
          <table:table-cell table:style-name="ce1" office:value-type="float" office:value="1660.49375" calcext:value-type="float">
            <text:p>1660,49375</text:p>
          </table:table-cell>
          <table:table-cell table:style-name="ce1" office:value-type="float" office:value="-44.965505" calcext:value-type="float">
            <text:p>-44,965505</text:p>
          </table:table-cell>
          <table:table-cell table:number-columns-repeated="62"/>
        </table:table-row>
        <table:table-row table:style-name="ro1">
          <table:table-cell table:style-name="ce1" office:value-type="float" office:value="1660.35245" calcext:value-type="float">
            <text:p>1660,35245</text:p>
          </table:table-cell>
          <table:table-cell table:style-name="ce1" office:value-type="float" office:value="-45.224525" calcext:value-type="float">
            <text:p>-45,224525</text:p>
          </table:table-cell>
          <table:table-cell table:number-columns-repeated="62"/>
        </table:table-row>
        <table:table-row table:style-name="ro1">
          <table:table-cell table:style-name="ce1" office:value-type="float" office:value="1660.21115" calcext:value-type="float">
            <text:p>1660,21115</text:p>
          </table:table-cell>
          <table:table-cell table:style-name="ce1" office:value-type="float" office:value="-45.013132" calcext:value-type="float">
            <text:p>-45,013132</text:p>
          </table:table-cell>
          <table:table-cell table:number-columns-repeated="62"/>
        </table:table-row>
        <table:table-row table:style-name="ro1">
          <table:table-cell table:style-name="ce1" office:value-type="float" office:value="1660.06735" calcext:value-type="float">
            <text:p>1660,06735</text:p>
          </table:table-cell>
          <table:table-cell table:style-name="ce1" office:value-type="float" office:value="-44.556466" calcext:value-type="float">
            <text:p>-44,556466</text:p>
          </table:table-cell>
          <table:table-cell table:number-columns-repeated="62"/>
        </table:table-row>
        <table:table-row table:style-name="ro1">
          <table:table-cell table:style-name="ce1" office:value-type="float" office:value="1659.91245" calcext:value-type="float">
            <text:p>1659,91245</text:p>
          </table:table-cell>
          <table:table-cell table:style-name="ce1" office:value-type="float" office:value="-43.776206" calcext:value-type="float">
            <text:p>-43,776206</text:p>
          </table:table-cell>
          <table:table-cell table:number-columns-repeated="62"/>
        </table:table-row>
        <table:table-row table:style-name="ro1">
          <table:table-cell table:style-name="ce1" office:value-type="float" office:value="1659.7466" calcext:value-type="float">
            <text:p>1659,7466</text:p>
          </table:table-cell>
          <table:table-cell table:style-name="ce1" office:value-type="float" office:value="-43.368443" calcext:value-type="float">
            <text:p>-43,368443</text:p>
          </table:table-cell>
          <table:table-cell table:number-columns-repeated="62"/>
        </table:table-row>
        <table:table-row table:style-name="ro1">
          <table:table-cell table:style-name="ce1" office:value-type="float" office:value="1659.5784" calcext:value-type="float">
            <text:p>1659,5784</text:p>
          </table:table-cell>
          <table:table-cell table:style-name="ce1" office:value-type="float" office:value="-42.999471" calcext:value-type="float">
            <text:p>-42,999471</text:p>
          </table:table-cell>
          <table:table-cell table:number-columns-repeated="62"/>
        </table:table-row>
        <table:table-row table:style-name="ro1">
          <table:table-cell table:style-name="ce1" office:value-type="float" office:value="1659.4102" calcext:value-type="float">
            <text:p>1659,4102</text:p>
          </table:table-cell>
          <table:table-cell table:style-name="ce1" office:value-type="float" office:value="-42.21419" calcext:value-type="float">
            <text:p>-42,21419</text:p>
          </table:table-cell>
          <table:table-cell table:number-columns-repeated="62"/>
        </table:table-row>
        <table:table-row table:style-name="ro1">
          <table:table-cell table:style-name="ce1" office:value-type="float" office:value="1659.24195" calcext:value-type="float">
            <text:p>1659,24195</text:p>
          </table:table-cell>
          <table:table-cell table:style-name="ce1" office:value-type="float" office:value="-41.663512" calcext:value-type="float">
            <text:p>-41,663512</text:p>
          </table:table-cell>
          <table:table-cell table:number-columns-repeated="62"/>
        </table:table-row>
        <table:table-row table:style-name="ro1">
          <table:table-cell table:style-name="ce1" office:value-type="float" office:value="1659.0734" calcext:value-type="float">
            <text:p>1659,0734</text:p>
          </table:table-cell>
          <table:table-cell table:style-name="ce1" office:value-type="float" office:value="-41.484144" calcext:value-type="float">
            <text:p>-41,484144</text:p>
          </table:table-cell>
          <table:table-cell table:number-columns-repeated="62"/>
        </table:table-row>
        <table:table-row table:style-name="ro1">
          <table:table-cell table:style-name="ce1" office:value-type="float" office:value="1658.9005" calcext:value-type="float">
            <text:p>1658,9005</text:p>
          </table:table-cell>
          <table:table-cell table:style-name="ce1" office:value-type="float" office:value="-41.407127" calcext:value-type="float">
            <text:p>-41,407127</text:p>
          </table:table-cell>
          <table:table-cell table:number-columns-repeated="62"/>
        </table:table-row>
        <table:table-row table:style-name="ro1">
          <table:table-cell table:style-name="ce1" office:value-type="float" office:value="1658.72345" calcext:value-type="float">
            <text:p>1658,72345</text:p>
          </table:table-cell>
          <table:table-cell table:style-name="ce1" office:value-type="float" office:value="-41.358879" calcext:value-type="float">
            <text:p>-41,358879</text:p>
          </table:table-cell>
          <table:table-cell table:number-columns-repeated="62"/>
        </table:table-row>
        <table:table-row table:style-name="ro1">
          <table:table-cell table:style-name="ce1" office:value-type="float" office:value="1658.54635" calcext:value-type="float">
            <text:p>1658,54635</text:p>
          </table:table-cell>
          <table:table-cell table:style-name="ce1" office:value-type="float" office:value="-41.319633" calcext:value-type="float">
            <text:p>-41,319633</text:p>
          </table:table-cell>
          <table:table-cell table:number-columns-repeated="62"/>
        </table:table-row>
        <table:table-row table:style-name="ro1">
          <table:table-cell table:style-name="ce1" office:value-type="float" office:value="1658.3693" calcext:value-type="float">
            <text:p>1658,3693</text:p>
          </table:table-cell>
          <table:table-cell table:style-name="ce1" office:value-type="float" office:value="-41.550905" calcext:value-type="float">
            <text:p>-41,550905</text:p>
          </table:table-cell>
          <table:table-cell table:number-columns-repeated="62"/>
        </table:table-row>
        <table:table-row table:style-name="ro1">
          <table:table-cell table:style-name="ce1" office:value-type="float" office:value="1658.1936" calcext:value-type="float">
            <text:p>1658,1936</text:p>
          </table:table-cell>
          <table:table-cell table:style-name="ce1" office:value-type="float" office:value="-41.773555" calcext:value-type="float">
            <text:p>-41,773555</text:p>
          </table:table-cell>
          <table:table-cell table:number-columns-repeated="62"/>
        </table:table-row>
        <table:table-row table:style-name="ro1">
          <table:table-cell table:style-name="ce1" office:value-type="float" office:value="1658.03225" calcext:value-type="float">
            <text:p>1658,03225</text:p>
          </table:table-cell>
          <table:table-cell table:style-name="ce1" office:value-type="float" office:value="-42.215488" calcext:value-type="float">
            <text:p>-42,215488</text:p>
          </table:table-cell>
          <table:table-cell table:number-columns-repeated="62"/>
        </table:table-row>
        <table:table-row table:style-name="ro1">
          <table:table-cell table:style-name="ce1" office:value-type="float" office:value="1657.9075" calcext:value-type="float">
            <text:p>1657,9075</text:p>
          </table:table-cell>
          <table:table-cell table:style-name="ce1" office:value-type="float" office:value="-42.265426" calcext:value-type="float">
            <text:p>-42,265426</text:p>
          </table:table-cell>
          <table:table-cell table:number-columns-repeated="62"/>
        </table:table-row>
        <table:table-row table:style-name="ro1">
          <table:table-cell table:style-name="ce1" office:value-type="float" office:value="1657.8063" calcext:value-type="float">
            <text:p>1657,8063</text:p>
          </table:table-cell>
          <table:table-cell table:style-name="ce1" office:value-type="float" office:value="-42.548111" calcext:value-type="float">
            <text:p>-42,548111</text:p>
          </table:table-cell>
          <table:table-cell table:number-columns-repeated="62"/>
        </table:table-row>
        <table:table-row table:style-name="ro1">
          <table:table-cell table:style-name="ce1" office:value-type="float" office:value="1657.70515" calcext:value-type="float">
            <text:p>1657,70515</text:p>
          </table:table-cell>
          <table:table-cell table:style-name="ce1" office:value-type="float" office:value="-42.849357" calcext:value-type="float">
            <text:p>-42,849357</text:p>
          </table:table-cell>
          <table:table-cell table:number-columns-repeated="62"/>
        </table:table-row>
        <table:table-row table:style-name="ro1">
          <table:table-cell table:style-name="ce1" office:value-type="float" office:value="1657.604" calcext:value-type="float">
            <text:p>1657,604</text:p>
          </table:table-cell>
          <table:table-cell table:style-name="ce1" office:value-type="float" office:value="-43.215589" calcext:value-type="float">
            <text:p>-43,215589</text:p>
          </table:table-cell>
          <table:table-cell table:number-columns-repeated="62"/>
        </table:table-row>
        <table:table-row table:style-name="ro1">
          <table:table-cell table:style-name="ce1" office:value-type="float" office:value="1657.5028" calcext:value-type="float">
            <text:p>1657,5028</text:p>
          </table:table-cell>
          <table:table-cell table:style-name="ce1" office:value-type="float" office:value="-43.642969" calcext:value-type="float">
            <text:p>-43,642969</text:p>
          </table:table-cell>
          <table:table-cell table:number-columns-repeated="62"/>
        </table:table-row>
        <table:table-row table:style-name="ro1">
          <table:table-cell table:style-name="ce1" office:value-type="float" office:value="1657.4016" calcext:value-type="float">
            <text:p>1657,4016</text:p>
          </table:table-cell>
          <table:table-cell table:style-name="ce1" office:value-type="float" office:value="-44.231385" calcext:value-type="float">
            <text:p>-44,231385</text:p>
          </table:table-cell>
          <table:table-cell table:number-columns-repeated="62"/>
        </table:table-row>
        <table:table-row table:style-name="ro1">
          <table:table-cell table:style-name="ce1" office:value-type="float" office:value="1657.3004" calcext:value-type="float">
            <text:p>1657,3004</text:p>
          </table:table-cell>
          <table:table-cell table:style-name="ce1" office:value-type="float" office:value="-44.263603" calcext:value-type="float">
            <text:p>-44,263603</text:p>
          </table:table-cell>
          <table:table-cell table:number-columns-repeated="62"/>
        </table:table-row>
        <table:table-row table:style-name="ro1">
          <table:table-cell table:style-name="ce1" office:value-type="float" office:value="1657.1992" calcext:value-type="float">
            <text:p>1657,1992</text:p>
          </table:table-cell>
          <table:table-cell table:style-name="ce1" office:value-type="float" office:value="-44.474458" calcext:value-type="float">
            <text:p>-44,474458</text:p>
          </table:table-cell>
          <table:table-cell table:number-columns-repeated="62"/>
        </table:table-row>
        <table:table-row table:style-name="ro1">
          <table:table-cell table:style-name="ce1" office:value-type="float" office:value="1657.09715" calcext:value-type="float">
            <text:p>1657,09715</text:p>
          </table:table-cell>
          <table:table-cell table:style-name="ce1" office:value-type="float" office:value="-44.373694" calcext:value-type="float">
            <text:p>-44,373694</text:p>
          </table:table-cell>
          <table:table-cell table:number-columns-repeated="62"/>
        </table:table-row>
        <table:table-row table:style-name="ro1">
          <table:table-cell table:style-name="ce1" office:value-type="float" office:value="1656.98365" calcext:value-type="float">
            <text:p>1656,98365</text:p>
          </table:table-cell>
          <table:table-cell table:style-name="ce1" office:value-type="float" office:value="-44.400152" calcext:value-type="float">
            <text:p>-44,400152</text:p>
          </table:table-cell>
          <table:table-cell table:number-columns-repeated="62"/>
        </table:table-row>
        <table:table-row table:style-name="ro1">
          <table:table-cell table:style-name="ce1" office:value-type="float" office:value="1656.84785" calcext:value-type="float">
            <text:p>1656,84785</text:p>
          </table:table-cell>
          <table:table-cell table:style-name="ce1" office:value-type="float" office:value="-44.721443" calcext:value-type="float">
            <text:p>-44,721443</text:p>
          </table:table-cell>
          <table:table-cell table:number-columns-repeated="62"/>
        </table:table-row>
        <table:table-row table:style-name="ro1">
          <table:table-cell table:style-name="ce1" office:value-type="float" office:value="1656.7003" calcext:value-type="float">
            <text:p>1656,7003</text:p>
          </table:table-cell>
          <table:table-cell table:style-name="ce1" office:value-type="float" office:value="-44.554593" calcext:value-type="float">
            <text:p>-44,554593</text:p>
          </table:table-cell>
          <table:table-cell table:number-columns-repeated="62"/>
        </table:table-row>
        <table:table-row table:style-name="ro1">
          <table:table-cell table:style-name="ce1" office:value-type="float" office:value="1656.55275" calcext:value-type="float">
            <text:p>1656,55275</text:p>
          </table:table-cell>
          <table:table-cell table:style-name="ce1" office:value-type="float" office:value="-44.97082" calcext:value-type="float">
            <text:p>-44,97082</text:p>
          </table:table-cell>
          <table:table-cell table:number-columns-repeated="62"/>
        </table:table-row>
        <table:table-row table:style-name="ro1">
          <table:table-cell table:style-name="ce1" office:value-type="float" office:value="1656.4052" calcext:value-type="float">
            <text:p>1656,4052</text:p>
          </table:table-cell>
          <table:table-cell table:style-name="ce1" office:value-type="float" office:value="-44.978263" calcext:value-type="float">
            <text:p>-44,978263</text:p>
          </table:table-cell>
          <table:table-cell table:number-columns-repeated="62"/>
        </table:table-row>
        <table:table-row table:style-name="ro1">
          <table:table-cell table:style-name="ce1" office:value-type="float" office:value="1656.2576" calcext:value-type="float">
            <text:p>1656,2576</text:p>
          </table:table-cell>
          <table:table-cell table:style-name="ce1" office:value-type="float" office:value="-45.037201" calcext:value-type="float">
            <text:p>-45,037201</text:p>
          </table:table-cell>
          <table:table-cell table:number-columns-repeated="62"/>
        </table:table-row>
        <table:table-row table:style-name="ro1">
          <table:table-cell table:style-name="ce1" office:value-type="float" office:value="1656.1116" calcext:value-type="float">
            <text:p>1656,1116</text:p>
          </table:table-cell>
          <table:table-cell table:style-name="ce1" office:value-type="float" office:value="-45.159618" calcext:value-type="float">
            <text:p>-45,159618</text:p>
          </table:table-cell>
          <table:table-cell table:number-columns-repeated="62"/>
        </table:table-row>
        <table:table-row table:style-name="ro1">
          <table:table-cell table:style-name="ce1" office:value-type="float" office:value="1655.98045" calcext:value-type="float">
            <text:p>1655,98045</text:p>
          </table:table-cell>
          <table:table-cell table:style-name="ce1" office:value-type="float" office:value="-44.936623" calcext:value-type="float">
            <text:p>-44,936623</text:p>
          </table:table-cell>
          <table:table-cell table:number-columns-repeated="62"/>
        </table:table-row>
        <table:table-row table:style-name="ro1">
          <table:table-cell table:style-name="ce1" office:value-type="float" office:value="1655.8694" calcext:value-type="float">
            <text:p>1655,8694</text:p>
          </table:table-cell>
          <table:table-cell table:style-name="ce1" office:value-type="float" office:value="-44.242669" calcext:value-type="float">
            <text:p>-44,242669</text:p>
          </table:table-cell>
          <table:table-cell table:number-columns-repeated="62"/>
        </table:table-row>
        <table:table-row table:style-name="ro1">
          <table:table-cell table:style-name="ce1" office:value-type="float" office:value="1655.7652" calcext:value-type="float">
            <text:p>1655,7652</text:p>
          </table:table-cell>
          <table:table-cell table:style-name="ce1" office:value-type="float" office:value="-41.627524" calcext:value-type="float">
            <text:p>-41,627524</text:p>
          </table:table-cell>
          <table:table-cell table:number-columns-repeated="62"/>
        </table:table-row>
        <table:table-row table:style-name="ro1">
          <table:table-cell table:style-name="ce1" office:value-type="float" office:value="1655.66105" calcext:value-type="float">
            <text:p>1655,66105</text:p>
          </table:table-cell>
          <table:table-cell table:style-name="ce1" office:value-type="float" office:value="-43.354468" calcext:value-type="float">
            <text:p>-43,354468</text:p>
          </table:table-cell>
          <table:table-cell table:number-columns-repeated="62"/>
        </table:table-row>
        <table:table-row table:style-name="ro1">
          <table:table-cell table:style-name="ce1" office:value-type="float" office:value="1655.55695" calcext:value-type="float">
            <text:p>1655,55695</text:p>
          </table:table-cell>
          <table:table-cell table:style-name="ce1" office:value-type="float" office:value="-43.089036" calcext:value-type="float">
            <text:p>-43,089036</text:p>
          </table:table-cell>
          <table:table-cell table:number-columns-repeated="62"/>
        </table:table-row>
        <table:table-row table:style-name="ro1">
          <table:table-cell table:style-name="ce1" office:value-type="float" office:value="1655.4528" calcext:value-type="float">
            <text:p>1655,4528</text:p>
          </table:table-cell>
          <table:table-cell table:style-name="ce1" office:value-type="float" office:value="-41.62818" calcext:value-type="float">
            <text:p>-41,62818</text:p>
          </table:table-cell>
          <table:table-cell table:number-columns-repeated="62"/>
        </table:table-row>
        <table:table-row table:style-name="ro1">
          <table:table-cell table:style-name="ce1" office:value-type="float" office:value="1655.3486" calcext:value-type="float">
            <text:p>1655,3486</text:p>
          </table:table-cell>
          <table:table-cell table:style-name="ce1" office:value-type="float" office:value="-41.753844" calcext:value-type="float">
            <text:p>-41,753844</text:p>
          </table:table-cell>
          <table:table-cell table:number-columns-repeated="62"/>
        </table:table-row>
        <table:table-row table:style-name="ro1">
          <table:table-cell table:style-name="ce1" office:value-type="float" office:value="1655.24445" calcext:value-type="float">
            <text:p>1655,24445</text:p>
          </table:table-cell>
          <table:table-cell table:style-name="ce1" office:value-type="float" office:value="-40.793936" calcext:value-type="float">
            <text:p>-40,793936</text:p>
          </table:table-cell>
          <table:table-cell table:number-columns-repeated="62"/>
        </table:table-row>
        <table:table-row table:style-name="ro1">
          <table:table-cell table:style-name="ce1" office:value-type="float" office:value="1655.1403" calcext:value-type="float">
            <text:p>1655,1403</text:p>
          </table:table-cell>
          <table:table-cell table:style-name="ce1" office:value-type="float" office:value="-38.73233" calcext:value-type="float">
            <text:p>-38,73233</text:p>
          </table:table-cell>
          <table:table-cell table:number-columns-repeated="62"/>
        </table:table-row>
        <table:table-row table:style-name="ro1">
          <table:table-cell table:style-name="ce1" office:value-type="float" office:value="1655.0332" calcext:value-type="float">
            <text:p>1655,0332</text:p>
          </table:table-cell>
          <table:table-cell table:style-name="ce1" office:value-type="float" office:value="-41.696866" calcext:value-type="float">
            <text:p>-41,696866</text:p>
          </table:table-cell>
          <table:table-cell table:number-columns-repeated="62"/>
        </table:table-row>
        <table:table-row table:style-name="ro1">
          <table:table-cell table:style-name="ce1" office:value-type="float" office:value="1654.9135" calcext:value-type="float">
            <text:p>1654,9135</text:p>
          </table:table-cell>
          <table:table-cell table:style-name="ce1" office:value-type="float" office:value="-40.666912" calcext:value-type="float">
            <text:p>-40,666912</text:p>
          </table:table-cell>
          <table:table-cell table:number-columns-repeated="62"/>
        </table:table-row>
        <table:table-row table:style-name="ro1">
          <table:table-cell table:style-name="ce1" office:value-type="float" office:value="1654.7832" calcext:value-type="float">
            <text:p>1654,7832</text:p>
          </table:table-cell>
          <table:table-cell table:style-name="ce1" office:value-type="float" office:value="-41.578985" calcext:value-type="float">
            <text:p>-41,578985</text:p>
          </table:table-cell>
          <table:table-cell table:number-columns-repeated="62"/>
        </table:table-row>
        <table:table-row table:style-name="ro1">
          <table:table-cell table:style-name="ce1" office:value-type="float" office:value="1654.652" calcext:value-type="float">
            <text:p>1654,652</text:p>
          </table:table-cell>
          <table:table-cell table:style-name="ce1" office:value-type="float" office:value="-42.690514" calcext:value-type="float">
            <text:p>-42,690514</text:p>
          </table:table-cell>
          <table:table-cell table:number-columns-repeated="62"/>
        </table:table-row>
        <table:table-row table:style-name="ro1">
          <table:table-cell table:style-name="ce1" office:value-type="float" office:value="1654.52085" calcext:value-type="float">
            <text:p>1654,52085</text:p>
          </table:table-cell>
          <table:table-cell table:style-name="ce1" office:value-type="float" office:value="-43.485574" calcext:value-type="float">
            <text:p>-43,485574</text:p>
          </table:table-cell>
          <table:table-cell table:number-columns-repeated="62"/>
        </table:table-row>
        <table:table-row table:style-name="ro1">
          <table:table-cell table:style-name="ce1" office:value-type="float" office:value="1654.38975" calcext:value-type="float">
            <text:p>1654,38975</text:p>
          </table:table-cell>
          <table:table-cell table:style-name="ce1" office:value-type="float" office:value="-43.929471" calcext:value-type="float">
            <text:p>-43,929471</text:p>
          </table:table-cell>
          <table:table-cell table:number-columns-repeated="62"/>
        </table:table-row>
        <table:table-row table:style-name="ro1">
          <table:table-cell table:style-name="ce1" office:value-type="float" office:value="1654.25855" calcext:value-type="float">
            <text:p>1654,25855</text:p>
          </table:table-cell>
          <table:table-cell table:style-name="ce1" office:value-type="float" office:value="-44.17004" calcext:value-type="float">
            <text:p>-44,17004</text:p>
          </table:table-cell>
          <table:table-cell table:number-columns-repeated="62"/>
        </table:table-row>
        <table:table-row table:style-name="ro1">
          <table:table-cell table:style-name="ce1" office:value-type="float" office:value="1654.1254" calcext:value-type="float">
            <text:p>1654,1254</text:p>
          </table:table-cell>
          <table:table-cell table:style-name="ce1" office:value-type="float" office:value="-44.178692" calcext:value-type="float">
            <text:p>-44,178692</text:p>
          </table:table-cell>
          <table:table-cell table:number-columns-repeated="62"/>
        </table:table-row>
        <table:table-row table:style-name="ro1">
          <table:table-cell table:style-name="ce1" office:value-type="float" office:value="1653.97045" calcext:value-type="float">
            <text:p>1653,97045</text:p>
          </table:table-cell>
          <table:table-cell table:style-name="ce1" office:value-type="float" office:value="-44.043393" calcext:value-type="float">
            <text:p>-44,043393</text:p>
          </table:table-cell>
          <table:table-cell table:number-columns-repeated="62"/>
        </table:table-row>
        <table:table-row table:style-name="ro1">
          <table:table-cell table:style-name="ce1" office:value-type="float" office:value="1653.7723" calcext:value-type="float">
            <text:p>1653,7723</text:p>
          </table:table-cell>
          <table:table-cell table:style-name="ce1" office:value-type="float" office:value="-43.211875" calcext:value-type="float">
            <text:p>-43,211875</text:p>
          </table:table-cell>
          <table:table-cell table:number-columns-repeated="62"/>
        </table:table-row>
        <table:table-row table:style-name="ro1">
          <table:table-cell table:style-name="ce1" office:value-type="float" office:value="1653.55095" calcext:value-type="float">
            <text:p>1653,55095</text:p>
          </table:table-cell>
          <table:table-cell table:style-name="ce1" office:value-type="float" office:value="-43.998628" calcext:value-type="float">
            <text:p>-43,998628</text:p>
          </table:table-cell>
          <table:table-cell table:number-columns-repeated="62"/>
        </table:table-row>
        <table:table-row table:style-name="ro1">
          <table:table-cell table:style-name="ce1" office:value-type="float" office:value="1653.3296" calcext:value-type="float">
            <text:p>1653,3296</text:p>
          </table:table-cell>
          <table:table-cell table:style-name="ce1" office:value-type="float" office:value="-44.288868" calcext:value-type="float">
            <text:p>-44,288868</text:p>
          </table:table-cell>
          <table:table-cell table:number-columns-repeated="62"/>
        </table:table-row>
        <table:table-row table:style-name="ro1">
          <table:table-cell table:style-name="ce1" office:value-type="float" office:value="1653.1124" calcext:value-type="float">
            <text:p>1653,1124</text:p>
          </table:table-cell>
          <table:table-cell table:style-name="ce1" office:value-type="float" office:value="-44.016058" calcext:value-type="float">
            <text:p>-44,016058</text:p>
          </table:table-cell>
          <table:table-cell table:number-columns-repeated="62"/>
        </table:table-row>
        <table:table-row table:style-name="ro1">
          <table:table-cell table:style-name="ce1" office:value-type="float" office:value="1652.91345" calcext:value-type="float">
            <text:p>1652,91345</text:p>
          </table:table-cell>
          <table:table-cell table:style-name="ce1" office:value-type="float" office:value="-44.001863" calcext:value-type="float">
            <text:p>-44,001863</text:p>
          </table:table-cell>
          <table:table-cell table:number-columns-repeated="62"/>
        </table:table-row>
        <table:table-row table:style-name="ro1">
          <table:table-cell table:style-name="ce1" office:value-type="float" office:value="1652.7325" calcext:value-type="float">
            <text:p>1652,7325</text:p>
          </table:table-cell>
          <table:table-cell table:style-name="ce1" office:value-type="float" office:value="-44.437259" calcext:value-type="float">
            <text:p>-44,437259</text:p>
          </table:table-cell>
          <table:table-cell table:number-columns-repeated="62"/>
        </table:table-row>
        <table:table-row table:style-name="ro1">
          <table:table-cell table:style-name="ce1" office:value-type="float" office:value="1652.55545" calcext:value-type="float">
            <text:p>1652,55545</text:p>
          </table:table-cell>
          <table:table-cell table:style-name="ce1" office:value-type="float" office:value="-44.923006" calcext:value-type="float">
            <text:p>-44,923006</text:p>
          </table:table-cell>
          <table:table-cell table:number-columns-repeated="62"/>
        </table:table-row>
        <table:table-row table:style-name="ro1">
          <table:table-cell table:style-name="ce1" office:value-type="float" office:value="1652.41005" calcext:value-type="float">
            <text:p>1652,41005</text:p>
          </table:table-cell>
          <table:table-cell table:style-name="ce1" office:value-type="float" office:value="-44.810186" calcext:value-type="float">
            <text:p>-44,810186</text:p>
          </table:table-cell>
          <table:table-cell table:number-columns-repeated="62"/>
        </table:table-row>
        <table:table-row table:style-name="ro1">
          <table:table-cell table:style-name="ce1" office:value-type="float" office:value="1652.26445" calcext:value-type="float">
            <text:p>1652,26445</text:p>
          </table:table-cell>
          <table:table-cell table:style-name="ce1" office:value-type="float" office:value="-45.17478" calcext:value-type="float">
            <text:p>-45,17478</text:p>
          </table:table-cell>
          <table:table-cell table:number-columns-repeated="62"/>
        </table:table-row>
        <table:table-row table:style-name="ro1">
          <table:table-cell table:style-name="ce1" office:value-type="float" office:value="1652.08635" calcext:value-type="float">
            <text:p>1652,08635</text:p>
          </table:table-cell>
          <table:table-cell table:style-name="ce1" office:value-type="float" office:value="-45.281864" calcext:value-type="float">
            <text:p>-45,281864</text:p>
          </table:table-cell>
          <table:table-cell table:number-columns-repeated="62"/>
        </table:table-row>
        <table:table-row table:style-name="ro1">
          <table:table-cell table:style-name="ce1" office:value-type="float" office:value="1651.89305" calcext:value-type="float">
            <text:p>1651,89305</text:p>
          </table:table-cell>
          <table:table-cell table:style-name="ce1" office:value-type="float" office:value="-45.061482" calcext:value-type="float">
            <text:p>-45,061482</text:p>
          </table:table-cell>
          <table:table-cell table:number-columns-repeated="62"/>
        </table:table-row>
        <table:table-row table:style-name="ro1">
          <table:table-cell table:style-name="ce1" office:value-type="float" office:value="1651.6847" calcext:value-type="float">
            <text:p>1651,6847</text:p>
          </table:table-cell>
          <table:table-cell table:style-name="ce1" office:value-type="float" office:value="-45.157596" calcext:value-type="float">
            <text:p>-45,157596</text:p>
          </table:table-cell>
          <table:table-cell table:number-columns-repeated="62"/>
        </table:table-row>
        <table:table-row table:style-name="ro1">
          <table:table-cell table:style-name="ce1" office:value-type="float" office:value="1651.47585" calcext:value-type="float">
            <text:p>1651,47585</text:p>
          </table:table-cell>
          <table:table-cell table:style-name="ce1" office:value-type="float" office:value="-45.167186" calcext:value-type="float">
            <text:p>-45,167186</text:p>
          </table:table-cell>
          <table:table-cell table:number-columns-repeated="62"/>
        </table:table-row>
        <table:table-row table:style-name="ro1">
          <table:table-cell table:style-name="ce1" office:value-type="float" office:value="1651.26745" calcext:value-type="float">
            <text:p>1651,26745</text:p>
          </table:table-cell>
          <table:table-cell table:style-name="ce1" office:value-type="float" office:value="-45.13986" calcext:value-type="float">
            <text:p>-45,13986</text:p>
          </table:table-cell>
          <table:table-cell table:number-columns-repeated="62"/>
        </table:table-row>
        <table:table-row table:style-name="ro1">
          <table:table-cell table:style-name="ce1" office:value-type="float" office:value="1651.06825" calcext:value-type="float">
            <text:p>1651,06825</text:p>
          </table:table-cell>
          <table:table-cell table:style-name="ce1" office:value-type="float" office:value="-45.188425" calcext:value-type="float">
            <text:p>-45,188425</text:p>
          </table:table-cell>
          <table:table-cell table:number-columns-repeated="62"/>
        </table:table-row>
        <table:table-row table:style-name="ro1">
          <table:table-cell table:style-name="ce1" office:value-type="float" office:value="1650.91175" calcext:value-type="float">
            <text:p>1650,91175</text:p>
          </table:table-cell>
          <table:table-cell table:style-name="ce1" office:value-type="float" office:value="-45.208865" calcext:value-type="float">
            <text:p>-45,208865</text:p>
          </table:table-cell>
          <table:table-cell table:number-columns-repeated="62"/>
        </table:table-row>
        <table:table-row table:style-name="ro1">
          <table:table-cell table:style-name="ce1" office:value-type="float" office:value="1650.78935" calcext:value-type="float">
            <text:p>1650,78935</text:p>
          </table:table-cell>
          <table:table-cell table:style-name="ce1" office:value-type="float" office:value="-45.10736" calcext:value-type="float">
            <text:p>-45,10736</text:p>
          </table:table-cell>
          <table:table-cell table:number-columns-repeated="62"/>
        </table:table-row>
        <table:table-row table:style-name="ro1">
          <table:table-cell table:style-name="ce1" office:value-type="float" office:value="1650.66695" calcext:value-type="float">
            <text:p>1650,66695</text:p>
          </table:table-cell>
          <table:table-cell table:style-name="ce1" office:value-type="float" office:value="-44.888588" calcext:value-type="float">
            <text:p>-44,888588</text:p>
          </table:table-cell>
          <table:table-cell table:number-columns-repeated="62"/>
        </table:table-row>
        <table:table-row table:style-name="ro1">
          <table:table-cell table:style-name="ce1" office:value-type="float" office:value="1650.54455" calcext:value-type="float">
            <text:p>1650,54455</text:p>
          </table:table-cell>
          <table:table-cell table:style-name="ce1" office:value-type="float" office:value="-44.722277" calcext:value-type="float">
            <text:p>-44,722277</text:p>
          </table:table-cell>
          <table:table-cell table:number-columns-repeated="62"/>
        </table:table-row>
        <table:table-row table:style-name="ro1">
          <table:table-cell table:style-name="ce1" office:value-type="float" office:value="1650.42215" calcext:value-type="float">
            <text:p>1650,42215</text:p>
          </table:table-cell>
          <table:table-cell table:style-name="ce1" office:value-type="float" office:value="-44.393552" calcext:value-type="float">
            <text:p>-44,393552</text:p>
          </table:table-cell>
          <table:table-cell table:number-columns-repeated="62"/>
        </table:table-row>
        <table:table-row table:style-name="ro1">
          <table:table-cell table:style-name="ce1" office:value-type="float" office:value="1650.2997" calcext:value-type="float">
            <text:p>1650,2997</text:p>
          </table:table-cell>
          <table:table-cell table:style-name="ce1" office:value-type="float" office:value="-44.22346" calcext:value-type="float">
            <text:p>-44,22346</text:p>
          </table:table-cell>
          <table:table-cell table:number-columns-repeated="62"/>
        </table:table-row>
        <table:table-row table:style-name="ro1">
          <table:table-cell table:style-name="ce1" office:value-type="float" office:value="1650.1773" calcext:value-type="float">
            <text:p>1650,1773</text:p>
          </table:table-cell>
          <table:table-cell table:style-name="ce1" office:value-type="float" office:value="-43.605566" calcext:value-type="float">
            <text:p>-43,605566</text:p>
          </table:table-cell>
          <table:table-cell table:number-columns-repeated="62"/>
        </table:table-row>
        <table:table-row table:style-name="ro1">
          <table:table-cell table:style-name="ce1" office:value-type="float" office:value="1650.05535" calcext:value-type="float">
            <text:p>1650,05535</text:p>
          </table:table-cell>
          <table:table-cell table:style-name="ce1" office:value-type="float" office:value="-43.374564" calcext:value-type="float">
            <text:p>-43,374564</text:p>
          </table:table-cell>
          <table:table-cell table:number-columns-repeated="62"/>
        </table:table-row>
        <table:table-row table:style-name="ro1">
          <table:table-cell table:style-name="ce1" office:value-type="float" office:value="1649.9351" calcext:value-type="float">
            <text:p>1649,9351</text:p>
          </table:table-cell>
          <table:table-cell table:style-name="ce1" office:value-type="float" office:value="-42.88011" calcext:value-type="float">
            <text:p>-42,88011</text:p>
          </table:table-cell>
          <table:table-cell table:number-columns-repeated="62"/>
        </table:table-row>
        <table:table-row table:style-name="ro1">
          <table:table-cell table:style-name="ce1" office:value-type="float" office:value="1649.81645" calcext:value-type="float">
            <text:p>1649,81645</text:p>
          </table:table-cell>
          <table:table-cell table:style-name="ce1" office:value-type="float" office:value="-42.954506" calcext:value-type="float">
            <text:p>-42,954506</text:p>
          </table:table-cell>
          <table:table-cell table:number-columns-repeated="62"/>
        </table:table-row>
        <table:table-row table:style-name="ro1">
          <table:table-cell table:style-name="ce1" office:value-type="float" office:value="1649.6981" calcext:value-type="float">
            <text:p>1649,6981</text:p>
          </table:table-cell>
          <table:table-cell table:style-name="ce1" office:value-type="float" office:value="-42.892538" calcext:value-type="float">
            <text:p>-42,892538</text:p>
          </table:table-cell>
          <table:table-cell table:number-columns-repeated="62"/>
        </table:table-row>
        <table:table-row table:style-name="ro1">
          <table:table-cell table:style-name="ce1" office:value-type="float" office:value="1649.57975" calcext:value-type="float">
            <text:p>1649,57975</text:p>
          </table:table-cell>
          <table:table-cell table:style-name="ce1" office:value-type="float" office:value="-42.918587" calcext:value-type="float">
            <text:p>-42,918587</text:p>
          </table:table-cell>
          <table:table-cell table:number-columns-repeated="62"/>
        </table:table-row>
        <table:table-row table:style-name="ro1">
          <table:table-cell table:style-name="ce1" office:value-type="float" office:value="1649.46145" calcext:value-type="float">
            <text:p>1649,46145</text:p>
          </table:table-cell>
          <table:table-cell table:style-name="ce1" office:value-type="float" office:value="-42.839828" calcext:value-type="float">
            <text:p>-42,839828</text:p>
          </table:table-cell>
          <table:table-cell table:number-columns-repeated="62"/>
        </table:table-row>
        <table:table-row table:style-name="ro1">
          <table:table-cell table:style-name="ce1" office:value-type="float" office:value="1649.34315" calcext:value-type="float">
            <text:p>1649,34315</text:p>
          </table:table-cell>
          <table:table-cell table:style-name="ce1" office:value-type="float" office:value="-43.105671" calcext:value-type="float">
            <text:p>-43,105671</text:p>
          </table:table-cell>
          <table:table-cell table:number-columns-repeated="62"/>
        </table:table-row>
        <table:table-row table:style-name="ro1">
          <table:table-cell table:style-name="ce1" office:value-type="float" office:value="1649.22485" calcext:value-type="float">
            <text:p>1649,22485</text:p>
          </table:table-cell>
          <table:table-cell table:style-name="ce1" office:value-type="float" office:value="-42.996052" calcext:value-type="float">
            <text:p>-42,996052</text:p>
          </table:table-cell>
          <table:table-cell table:number-columns-repeated="62"/>
        </table:table-row>
        <table:table-row table:style-name="ro1">
          <table:table-cell table:style-name="ce1" office:value-type="float" office:value="1649.10555" calcext:value-type="float">
            <text:p>1649,10555</text:p>
          </table:table-cell>
          <table:table-cell table:style-name="ce1" office:value-type="float" office:value="-42.846532" calcext:value-type="float">
            <text:p>-42,846532</text:p>
          </table:table-cell>
          <table:table-cell table:number-columns-repeated="62"/>
        </table:table-row>
        <table:table-row table:style-name="ro1">
          <table:table-cell table:style-name="ce1" office:value-type="float" office:value="1648.9764" calcext:value-type="float">
            <text:p>1648,9764</text:p>
          </table:table-cell>
          <table:table-cell table:style-name="ce1" office:value-type="float" office:value="-42.85818" calcext:value-type="float">
            <text:p>-42,85818</text:p>
          </table:table-cell>
          <table:table-cell table:number-columns-repeated="62"/>
        </table:table-row>
        <table:table-row table:style-name="ro1">
          <table:table-cell table:style-name="ce1" office:value-type="float" office:value="1648.83025" calcext:value-type="float">
            <text:p>1648,83025</text:p>
          </table:table-cell>
          <table:table-cell table:style-name="ce1" office:value-type="float" office:value="-42.809252" calcext:value-type="float">
            <text:p>-42,809252</text:p>
          </table:table-cell>
          <table:table-cell table:number-columns-repeated="62"/>
        </table:table-row>
        <table:table-row table:style-name="ro1">
          <table:table-cell table:style-name="ce1" office:value-type="float" office:value="1648.67595" calcext:value-type="float">
            <text:p>1648,67595</text:p>
          </table:table-cell>
          <table:table-cell table:style-name="ce1" office:value-type="float" office:value="-42.814728" calcext:value-type="float">
            <text:p>-42,814728</text:p>
          </table:table-cell>
          <table:table-cell table:number-columns-repeated="62"/>
        </table:table-row>
        <table:table-row table:style-name="ro1">
          <table:table-cell table:style-name="ce1" office:value-type="float" office:value="1648.5216" calcext:value-type="float">
            <text:p>1648,5216</text:p>
          </table:table-cell>
          <table:table-cell table:style-name="ce1" office:value-type="float" office:value="-42.838835" calcext:value-type="float">
            <text:p>-42,838835</text:p>
          </table:table-cell>
          <table:table-cell table:number-columns-repeated="62"/>
        </table:table-row>
        <table:table-row table:style-name="ro1">
          <table:table-cell table:style-name="ce1" office:value-type="float" office:value="1648.36725" calcext:value-type="float">
            <text:p>1648,36725</text:p>
          </table:table-cell>
          <table:table-cell table:style-name="ce1" office:value-type="float" office:value="-42.296481" calcext:value-type="float">
            <text:p>-42,296481</text:p>
          </table:table-cell>
          <table:table-cell table:number-columns-repeated="62"/>
        </table:table-row>
        <table:table-row table:style-name="ro1">
          <table:table-cell table:style-name="ce1" office:value-type="float" office:value="1648.21295" calcext:value-type="float">
            <text:p>1648,21295</text:p>
          </table:table-cell>
          <table:table-cell table:style-name="ce1" office:value-type="float" office:value="-42.570439" calcext:value-type="float">
            <text:p>-42,570439</text:p>
          </table:table-cell>
          <table:table-cell table:number-columns-repeated="62"/>
        </table:table-row>
        <table:table-row table:style-name="ro1">
          <table:table-cell table:style-name="ce1" office:value-type="float" office:value="1648.06135" calcext:value-type="float">
            <text:p>1648,06135</text:p>
          </table:table-cell>
          <table:table-cell table:style-name="ce1" office:value-type="float" office:value="-41.94843" calcext:value-type="float">
            <text:p>-41,94843</text:p>
          </table:table-cell>
          <table:table-cell table:number-columns-repeated="62"/>
        </table:table-row>
        <table:table-row table:style-name="ro1">
          <table:table-cell table:style-name="ce1" office:value-type="float" office:value="1647.917" calcext:value-type="float">
            <text:p>1647,917</text:p>
          </table:table-cell>
          <table:table-cell table:style-name="ce1" office:value-type="float" office:value="-41.919047" calcext:value-type="float">
            <text:p>-41,919047</text:p>
          </table:table-cell>
          <table:table-cell table:number-columns-repeated="62"/>
        </table:table-row>
        <table:table-row table:style-name="ro1">
          <table:table-cell table:style-name="ce1" office:value-type="float" office:value="1647.77885" calcext:value-type="float">
            <text:p>1647,77885</text:p>
          </table:table-cell>
          <table:table-cell table:style-name="ce1" office:value-type="float" office:value="-41.784624" calcext:value-type="float">
            <text:p>-41,784624</text:p>
          </table:table-cell>
          <table:table-cell table:number-columns-repeated="62"/>
        </table:table-row>
        <table:table-row table:style-name="ro1">
          <table:table-cell table:style-name="ce1" office:value-type="float" office:value="1647.6423" calcext:value-type="float">
            <text:p>1647,6423</text:p>
          </table:table-cell>
          <table:table-cell table:style-name="ce1" office:value-type="float" office:value="-41.623125" calcext:value-type="float">
            <text:p>-41,623125</text:p>
          </table:table-cell>
          <table:table-cell table:number-columns-repeated="62"/>
        </table:table-row>
        <table:table-row table:style-name="ro1">
          <table:table-cell table:style-name="ce1" office:value-type="float" office:value="1647.50575" calcext:value-type="float">
            <text:p>1647,50575</text:p>
          </table:table-cell>
          <table:table-cell table:style-name="ce1" office:value-type="float" office:value="-41.823925" calcext:value-type="float">
            <text:p>-41,823925</text:p>
          </table:table-cell>
          <table:table-cell table:number-columns-repeated="62"/>
        </table:table-row>
        <table:table-row table:style-name="ro1">
          <table:table-cell table:style-name="ce1" office:value-type="float" office:value="1647.36925" calcext:value-type="float">
            <text:p>1647,36925</text:p>
          </table:table-cell>
          <table:table-cell table:style-name="ce1" office:value-type="float" office:value="-41.682732" calcext:value-type="float">
            <text:p>-41,682732</text:p>
          </table:table-cell>
          <table:table-cell table:number-columns-repeated="62"/>
        </table:table-row>
        <table:table-row table:style-name="ro1">
          <table:table-cell table:style-name="ce1" office:value-type="float" office:value="1647.2327" calcext:value-type="float">
            <text:p>1647,2327</text:p>
          </table:table-cell>
          <table:table-cell table:style-name="ce1" office:value-type="float" office:value="-41.698495" calcext:value-type="float">
            <text:p>-41,698495</text:p>
          </table:table-cell>
          <table:table-cell table:number-columns-repeated="62"/>
        </table:table-row>
        <table:table-row table:style-name="ro1">
          <table:table-cell table:style-name="ce1" office:value-type="float" office:value="1647.09625" calcext:value-type="float">
            <text:p>1647,09625</text:p>
          </table:table-cell>
          <table:table-cell table:style-name="ce1" office:value-type="float" office:value="-41.632993" calcext:value-type="float">
            <text:p>-41,632993</text:p>
          </table:table-cell>
          <table:table-cell table:number-columns-repeated="62"/>
        </table:table-row>
        <table:table-row table:style-name="ro1">
          <table:table-cell table:style-name="ce1" office:value-type="float" office:value="1646.96175" calcext:value-type="float">
            <text:p>1646,96175</text:p>
          </table:table-cell>
          <table:table-cell table:style-name="ce1" office:value-type="float" office:value="-41.504162" calcext:value-type="float">
            <text:p>-41,504162</text:p>
          </table:table-cell>
          <table:table-cell table:number-columns-repeated="62"/>
        </table:table-row>
        <table:table-row table:style-name="ro1">
          <table:table-cell table:style-name="ce1" office:value-type="float" office:value="1646.82965" calcext:value-type="float">
            <text:p>1646,82965</text:p>
          </table:table-cell>
          <table:table-cell table:style-name="ce1" office:value-type="float" office:value="-41.045929" calcext:value-type="float">
            <text:p>-41,045929</text:p>
          </table:table-cell>
          <table:table-cell table:number-columns-repeated="62"/>
        </table:table-row>
        <table:table-row table:style-name="ro1">
          <table:table-cell table:style-name="ce1" office:value-type="float" office:value="1646.6982" calcext:value-type="float">
            <text:p>1646,6982</text:p>
          </table:table-cell>
          <table:table-cell table:style-name="ce1" office:value-type="float" office:value="-41.213482" calcext:value-type="float">
            <text:p>-41,213482</text:p>
          </table:table-cell>
          <table:table-cell table:number-columns-repeated="62"/>
        </table:table-row>
        <table:table-row table:style-name="ro1">
          <table:table-cell table:style-name="ce1" office:value-type="float" office:value="1646.56675" calcext:value-type="float">
            <text:p>1646,56675</text:p>
          </table:table-cell>
          <table:table-cell table:style-name="ce1" office:value-type="float" office:value="-41.182189" calcext:value-type="float">
            <text:p>-41,182189</text:p>
          </table:table-cell>
          <table:table-cell table:number-columns-repeated="62"/>
        </table:table-row>
        <table:table-row table:style-name="ro1">
          <table:table-cell table:style-name="ce1" office:value-type="float" office:value="1646.43525" calcext:value-type="float">
            <text:p>1646,43525</text:p>
          </table:table-cell>
          <table:table-cell table:style-name="ce1" office:value-type="float" office:value="-41.29258" calcext:value-type="float">
            <text:p>-41,29258</text:p>
          </table:table-cell>
          <table:table-cell table:number-columns-repeated="62"/>
        </table:table-row>
        <table:table-row table:style-name="ro1">
          <table:table-cell table:style-name="ce1" office:value-type="float" office:value="1646.30375" calcext:value-type="float">
            <text:p>1646,30375</text:p>
          </table:table-cell>
          <table:table-cell table:style-name="ce1" office:value-type="float" office:value="-41.500894" calcext:value-type="float">
            <text:p>-41,500894</text:p>
          </table:table-cell>
          <table:table-cell table:number-columns-repeated="62"/>
        </table:table-row>
        <table:table-row table:style-name="ro1">
          <table:table-cell table:style-name="ce1" office:value-type="float" office:value="1646.1723" calcext:value-type="float">
            <text:p>1646,1723</text:p>
          </table:table-cell>
          <table:table-cell table:style-name="ce1" office:value-type="float" office:value="-41.843412" calcext:value-type="float">
            <text:p>-41,843412</text:p>
          </table:table-cell>
          <table:table-cell table:number-columns-repeated="62"/>
        </table:table-row>
        <table:table-row table:style-name="ro1">
          <table:table-cell table:style-name="ce1" office:value-type="float" office:value="1646.0432" calcext:value-type="float">
            <text:p>1646,0432</text:p>
          </table:table-cell>
          <table:table-cell table:style-name="ce1" office:value-type="float" office:value="-42.388157" calcext:value-type="float">
            <text:p>-42,388157</text:p>
          </table:table-cell>
          <table:table-cell table:number-columns-repeated="62"/>
        </table:table-row>
        <table:table-row table:style-name="ro1">
          <table:table-cell table:style-name="ce1" office:value-type="float" office:value="1645.9232" calcext:value-type="float">
            <text:p>1645,9232</text:p>
          </table:table-cell>
          <table:table-cell table:style-name="ce1" office:value-type="float" office:value="-42.969801" calcext:value-type="float">
            <text:p>-42,969801</text:p>
          </table:table-cell>
          <table:table-cell table:number-columns-repeated="62"/>
        </table:table-row>
        <table:table-row table:style-name="ro1">
          <table:table-cell table:style-name="ce1" office:value-type="float" office:value="1645.81045" calcext:value-type="float">
            <text:p>1645,81045</text:p>
          </table:table-cell>
          <table:table-cell table:style-name="ce1" office:value-type="float" office:value="-43.324136" calcext:value-type="float">
            <text:p>-43,324136</text:p>
          </table:table-cell>
          <table:table-cell table:number-columns-repeated="62"/>
        </table:table-row>
        <table:table-row table:style-name="ro1">
          <table:table-cell table:style-name="ce1" office:value-type="float" office:value="1645.69825" calcext:value-type="float">
            <text:p>1645,69825</text:p>
          </table:table-cell>
          <table:table-cell table:style-name="ce1" office:value-type="float" office:value="-43.645436" calcext:value-type="float">
            <text:p>-43,645436</text:p>
          </table:table-cell>
          <table:table-cell table:number-columns-repeated="62"/>
        </table:table-row>
        <table:table-row table:style-name="ro1">
          <table:table-cell table:style-name="ce1" office:value-type="float" office:value="1645.58605" calcext:value-type="float">
            <text:p>1645,58605</text:p>
          </table:table-cell>
          <table:table-cell table:style-name="ce1" office:value-type="float" office:value="-43.901304" calcext:value-type="float">
            <text:p>-43,901304</text:p>
          </table:table-cell>
          <table:table-cell table:number-columns-repeated="62"/>
        </table:table-row>
        <table:table-row table:style-name="ro1">
          <table:table-cell table:style-name="ce1" office:value-type="float" office:value="1645.4738" calcext:value-type="float">
            <text:p>1645,4738</text:p>
          </table:table-cell>
          <table:table-cell table:style-name="ce1" office:value-type="float" office:value="-43.283723" calcext:value-type="float">
            <text:p>-43,283723</text:p>
          </table:table-cell>
          <table:table-cell table:number-columns-repeated="62"/>
        </table:table-row>
        <table:table-row table:style-name="ro1">
          <table:table-cell table:style-name="ce1" office:value-type="float" office:value="1645.3616" calcext:value-type="float">
            <text:p>1645,3616</text:p>
          </table:table-cell>
          <table:table-cell table:style-name="ce1" office:value-type="float" office:value="-43.934041" calcext:value-type="float">
            <text:p>-43,934041</text:p>
          </table:table-cell>
          <table:table-cell table:number-columns-repeated="62"/>
        </table:table-row>
        <table:table-row table:style-name="ro1">
          <table:table-cell table:style-name="ce1" office:value-type="float" office:value="1645.2494" calcext:value-type="float">
            <text:p>1645,2494</text:p>
          </table:table-cell>
          <table:table-cell table:style-name="ce1" office:value-type="float" office:value="-43.890448" calcext:value-type="float">
            <text:p>-43,890448</text:p>
          </table:table-cell>
          <table:table-cell table:number-columns-repeated="62"/>
        </table:table-row>
        <table:table-row table:style-name="ro1">
          <table:table-cell table:style-name="ce1" office:value-type="float" office:value="1645.1372" calcext:value-type="float">
            <text:p>1645,1372</text:p>
          </table:table-cell>
          <table:table-cell table:style-name="ce1" office:value-type="float" office:value="-43.670008" calcext:value-type="float">
            <text:p>-43,670008</text:p>
          </table:table-cell>
          <table:table-cell table:number-columns-repeated="62"/>
        </table:table-row>
        <table:table-row table:style-name="ro1">
          <table:table-cell table:style-name="ce1" office:value-type="float" office:value="1645.0158" calcext:value-type="float">
            <text:p>1645,0158</text:p>
          </table:table-cell>
          <table:table-cell table:style-name="ce1" office:value-type="float" office:value="-43.265316" calcext:value-type="float">
            <text:p>-43,265316</text:p>
          </table:table-cell>
          <table:table-cell table:number-columns-repeated="62"/>
        </table:table-row>
        <table:table-row table:style-name="ro1">
          <table:table-cell table:style-name="ce1" office:value-type="float" office:value="1644.8614" calcext:value-type="float">
            <text:p>1644,8614</text:p>
          </table:table-cell>
          <table:table-cell table:style-name="ce1" office:value-type="float" office:value="-42.855806" calcext:value-type="float">
            <text:p>-42,855806</text:p>
          </table:table-cell>
          <table:table-cell table:number-columns-repeated="62"/>
        </table:table-row>
        <table:table-row table:style-name="ro1">
          <table:table-cell table:style-name="ce1" office:value-type="float" office:value="1644.68315" calcext:value-type="float">
            <text:p>1644,68315</text:p>
          </table:table-cell>
          <table:table-cell table:style-name="ce1" office:value-type="float" office:value="-42.433996" calcext:value-type="float">
            <text:p>-42,433996</text:p>
          </table:table-cell>
          <table:table-cell table:number-columns-repeated="62"/>
        </table:table-row>
        <table:table-row table:style-name="ro1">
          <table:table-cell table:style-name="ce1" office:value-type="float" office:value="1644.5049" calcext:value-type="float">
            <text:p>1644,5049</text:p>
          </table:table-cell>
          <table:table-cell table:style-name="ce1" office:value-type="float" office:value="-42.088035" calcext:value-type="float">
            <text:p>-42,088035</text:p>
          </table:table-cell>
          <table:table-cell table:number-columns-repeated="62"/>
        </table:table-row>
        <table:table-row table:style-name="ro1">
          <table:table-cell table:style-name="ce1" office:value-type="float" office:value="1644.32665" calcext:value-type="float">
            <text:p>1644,32665</text:p>
          </table:table-cell>
          <table:table-cell table:style-name="ce1" office:value-type="float" office:value="-41.855058" calcext:value-type="float">
            <text:p>-41,855058</text:p>
          </table:table-cell>
          <table:table-cell table:number-columns-repeated="62"/>
        </table:table-row>
        <table:table-row table:style-name="ro1">
          <table:table-cell table:style-name="ce1" office:value-type="float" office:value="1644.1487" calcext:value-type="float">
            <text:p>1644,1487</text:p>
          </table:table-cell>
          <table:table-cell table:style-name="ce1" office:value-type="float" office:value="-41.851683" calcext:value-type="float">
            <text:p>-41,851683</text:p>
          </table:table-cell>
          <table:table-cell table:number-columns-repeated="62"/>
        </table:table-row>
        <table:table-row table:style-name="ro1">
          <table:table-cell table:style-name="ce1" office:value-type="float" office:value="1643.97715" calcext:value-type="float">
            <text:p>1643,97715</text:p>
          </table:table-cell>
          <table:table-cell table:style-name="ce1" office:value-type="float" office:value="-41.890326" calcext:value-type="float">
            <text:p>-41,890326</text:p>
          </table:table-cell>
          <table:table-cell table:number-columns-repeated="62"/>
        </table:table-row>
        <table:table-row table:style-name="ro1">
          <table:table-cell table:style-name="ce1" office:value-type="float" office:value="1643.81535" calcext:value-type="float">
            <text:p>1643,81535</text:p>
          </table:table-cell>
          <table:table-cell table:style-name="ce1" office:value-type="float" office:value="-42.666953" calcext:value-type="float">
            <text:p>-42,666953</text:p>
          </table:table-cell>
          <table:table-cell table:number-columns-repeated="62"/>
        </table:table-row>
        <table:table-row table:style-name="ro1">
          <table:table-cell table:style-name="ce1" office:value-type="float" office:value="1643.65725" calcext:value-type="float">
            <text:p>1643,65725</text:p>
          </table:table-cell>
          <table:table-cell table:style-name="ce1" office:value-type="float" office:value="-43.055664" calcext:value-type="float">
            <text:p>-43,055664</text:p>
          </table:table-cell>
          <table:table-cell table:number-columns-repeated="62"/>
        </table:table-row>
        <table:table-row table:style-name="ro1">
          <table:table-cell table:style-name="ce1" office:value-type="float" office:value="1643.4991" calcext:value-type="float">
            <text:p>1643,4991</text:p>
          </table:table-cell>
          <table:table-cell table:style-name="ce1" office:value-type="float" office:value="-43.587084" calcext:value-type="float">
            <text:p>-43,587084</text:p>
          </table:table-cell>
          <table:table-cell table:number-columns-repeated="62"/>
        </table:table-row>
        <table:table-row table:style-name="ro1">
          <table:table-cell table:style-name="ce1" office:value-type="float" office:value="1643.34095" calcext:value-type="float">
            <text:p>1643,34095</text:p>
          </table:table-cell>
          <table:table-cell table:style-name="ce1" office:value-type="float" office:value="-43.997013" calcext:value-type="float">
            <text:p>-43,997013</text:p>
          </table:table-cell>
          <table:table-cell table:number-columns-repeated="62"/>
        </table:table-row>
        <table:table-row table:style-name="ro1">
          <table:table-cell table:style-name="ce1" office:value-type="float" office:value="1643.18285" calcext:value-type="float">
            <text:p>1643,18285</text:p>
          </table:table-cell>
          <table:table-cell table:style-name="ce1" office:value-type="float" office:value="-44.51432" calcext:value-type="float">
            <text:p>-44,51432</text:p>
          </table:table-cell>
          <table:table-cell table:number-columns-repeated="62"/>
        </table:table-row>
        <table:table-row table:style-name="ro1">
          <table:table-cell table:style-name="ce1" office:value-type="float" office:value="1643.0301" calcext:value-type="float">
            <text:p>1643,0301</text:p>
          </table:table-cell>
          <table:table-cell table:style-name="ce1" office:value-type="float" office:value="-44.801245" calcext:value-type="float">
            <text:p>-44,801245</text:p>
          </table:table-cell>
          <table:table-cell table:number-columns-repeated="62"/>
        </table:table-row>
        <table:table-row table:style-name="ro1">
          <table:table-cell table:style-name="ce1" office:value-type="float" office:value="1642.893" calcext:value-type="float">
            <text:p>1642,893</text:p>
          </table:table-cell>
          <table:table-cell table:style-name="ce1" office:value-type="float" office:value="-44.994422" calcext:value-type="float">
            <text:p>-44,994422</text:p>
          </table:table-cell>
          <table:table-cell table:number-columns-repeated="62"/>
        </table:table-row>
        <table:table-row table:style-name="ro1">
          <table:table-cell table:style-name="ce1" office:value-type="float" office:value="1642.76625" calcext:value-type="float">
            <text:p>1642,76625</text:p>
          </table:table-cell>
          <table:table-cell table:style-name="ce1" office:value-type="float" office:value="-44.778395" calcext:value-type="float">
            <text:p>-44,778395</text:p>
          </table:table-cell>
          <table:table-cell table:number-columns-repeated="62"/>
        </table:table-row>
        <table:table-row table:style-name="ro1">
          <table:table-cell table:style-name="ce1" office:value-type="float" office:value="1642.6395" calcext:value-type="float">
            <text:p>1642,6395</text:p>
          </table:table-cell>
          <table:table-cell table:style-name="ce1" office:value-type="float" office:value="-44.65636" calcext:value-type="float">
            <text:p>-44,65636</text:p>
          </table:table-cell>
          <table:table-cell table:number-columns-repeated="62"/>
        </table:table-row>
        <table:table-row table:style-name="ro1">
          <table:table-cell table:style-name="ce1" office:value-type="float" office:value="1642.5127" calcext:value-type="float">
            <text:p>1642,5127</text:p>
          </table:table-cell>
          <table:table-cell table:style-name="ce1" office:value-type="float" office:value="-44.407772" calcext:value-type="float">
            <text:p>-44,407772</text:p>
          </table:table-cell>
          <table:table-cell table:number-columns-repeated="62"/>
        </table:table-row>
        <table:table-row table:style-name="ro1">
          <table:table-cell table:style-name="ce1" office:value-type="float" office:value="1642.38595" calcext:value-type="float">
            <text:p>1642,38595</text:p>
          </table:table-cell>
          <table:table-cell table:style-name="ce1" office:value-type="float" office:value="-44.273744" calcext:value-type="float">
            <text:p>-44,273744</text:p>
          </table:table-cell>
          <table:table-cell table:number-columns-repeated="62"/>
        </table:table-row>
        <table:table-row table:style-name="ro1">
          <table:table-cell table:style-name="ce1" office:value-type="float" office:value="1642.2592" calcext:value-type="float">
            <text:p>1642,2592</text:p>
          </table:table-cell>
          <table:table-cell table:style-name="ce1" office:value-type="float" office:value="-43.995905" calcext:value-type="float">
            <text:p>-43,995905</text:p>
          </table:table-cell>
          <table:table-cell table:number-columns-repeated="62"/>
        </table:table-row>
        <table:table-row table:style-name="ro1">
          <table:table-cell table:style-name="ce1" office:value-type="float" office:value="1642.13235" calcext:value-type="float">
            <text:p>1642,13235</text:p>
          </table:table-cell>
          <table:table-cell table:style-name="ce1" office:value-type="float" office:value="-43.82214" calcext:value-type="float">
            <text:p>-43,82214</text:p>
          </table:table-cell>
          <table:table-cell table:number-columns-repeated="62"/>
        </table:table-row>
        <table:table-row table:style-name="ro1">
          <table:table-cell table:style-name="ce1" office:value-type="float" office:value="1641.9993" calcext:value-type="float">
            <text:p>1641,9993</text:p>
          </table:table-cell>
          <table:table-cell table:style-name="ce1" office:value-type="float" office:value="-43.606832" calcext:value-type="float">
            <text:p>-43,606832</text:p>
          </table:table-cell>
          <table:table-cell table:number-columns-repeated="62"/>
        </table:table-row>
        <table:table-row table:style-name="ro1">
          <table:table-cell table:style-name="ce1" office:value-type="float" office:value="1641.8525" calcext:value-type="float">
            <text:p>1641,8525</text:p>
          </table:table-cell>
          <table:table-cell table:style-name="ce1" office:value-type="float" office:value="-43.681899" calcext:value-type="float">
            <text:p>-43,681899</text:p>
          </table:table-cell>
          <table:table-cell table:number-columns-repeated="62"/>
        </table:table-row>
        <table:table-row table:style-name="ro1">
          <table:table-cell table:style-name="ce1" office:value-type="float" office:value="1641.69815" calcext:value-type="float">
            <text:p>1641,69815</text:p>
          </table:table-cell>
          <table:table-cell table:style-name="ce1" office:value-type="float" office:value="-43.726692" calcext:value-type="float">
            <text:p>-43,726692</text:p>
          </table:table-cell>
          <table:table-cell table:number-columns-repeated="62"/>
        </table:table-row>
        <table:table-row table:style-name="ro1">
          <table:table-cell table:style-name="ce1" office:value-type="float" office:value="1641.54385" calcext:value-type="float">
            <text:p>1641,54385</text:p>
          </table:table-cell>
          <table:table-cell table:style-name="ce1" office:value-type="float" office:value="-43.79151" calcext:value-type="float">
            <text:p>-43,79151</text:p>
          </table:table-cell>
          <table:table-cell table:number-columns-repeated="62"/>
        </table:table-row>
        <table:table-row table:style-name="ro1">
          <table:table-cell table:style-name="ce1" office:value-type="float" office:value="1641.3895" calcext:value-type="float">
            <text:p>1641,3895</text:p>
          </table:table-cell>
          <table:table-cell table:style-name="ce1" office:value-type="float" office:value="-43.743817" calcext:value-type="float">
            <text:p>-43,743817</text:p>
          </table:table-cell>
          <table:table-cell table:number-columns-repeated="62"/>
        </table:table-row>
        <table:table-row table:style-name="ro1">
          <table:table-cell table:style-name="ce1" office:value-type="float" office:value="1641.2351" calcext:value-type="float">
            <text:p>1641,2351</text:p>
          </table:table-cell>
          <table:table-cell table:style-name="ce1" office:value-type="float" office:value="-43.707643" calcext:value-type="float">
            <text:p>-43,707643</text:p>
          </table:table-cell>
          <table:table-cell table:number-columns-repeated="62"/>
        </table:table-row>
        <table:table-row table:style-name="ro1">
          <table:table-cell table:style-name="ce1" office:value-type="float" office:value="1641.08175" calcext:value-type="float">
            <text:p>1641,08175</text:p>
          </table:table-cell>
          <table:table-cell table:style-name="ce1" office:value-type="float" office:value="-43.489253" calcext:value-type="float">
            <text:p>-43,489253</text:p>
          </table:table-cell>
          <table:table-cell table:number-columns-repeated="62"/>
        </table:table-row>
        <table:table-row table:style-name="ro1">
          <table:table-cell table:style-name="ce1" office:value-type="float" office:value="1640.93615" calcext:value-type="float">
            <text:p>1640,93615</text:p>
          </table:table-cell>
          <table:table-cell table:style-name="ce1" office:value-type="float" office:value="-43.448972" calcext:value-type="float">
            <text:p>-43,448972</text:p>
          </table:table-cell>
          <table:table-cell table:number-columns-repeated="62"/>
        </table:table-row>
        <table:table-row table:style-name="ro1">
          <table:table-cell table:style-name="ce1" office:value-type="float" office:value="1640.7984" calcext:value-type="float">
            <text:p>1640,7984</text:p>
          </table:table-cell>
          <table:table-cell table:style-name="ce1" office:value-type="float" office:value="-43.166796" calcext:value-type="float">
            <text:p>-43,166796</text:p>
          </table:table-cell>
          <table:table-cell table:number-columns-repeated="62"/>
        </table:table-row>
        <table:table-row table:style-name="ro1">
          <table:table-cell table:style-name="ce1" office:value-type="float" office:value="1640.66185" calcext:value-type="float">
            <text:p>1640,66185</text:p>
          </table:table-cell>
          <table:table-cell table:style-name="ce1" office:value-type="float" office:value="-43.220813" calcext:value-type="float">
            <text:p>-43,220813</text:p>
          </table:table-cell>
          <table:table-cell table:number-columns-repeated="62"/>
        </table:table-row>
        <table:table-row table:style-name="ro1">
          <table:table-cell table:style-name="ce1" office:value-type="float" office:value="1640.5253" calcext:value-type="float">
            <text:p>1640,5253</text:p>
          </table:table-cell>
          <table:table-cell table:style-name="ce1" office:value-type="float" office:value="-43.073391" calcext:value-type="float">
            <text:p>-43,073391</text:p>
          </table:table-cell>
          <table:table-cell table:number-columns-repeated="62"/>
        </table:table-row>
        <table:table-row table:style-name="ro1">
          <table:table-cell table:style-name="ce1" office:value-type="float" office:value="1640.38875" calcext:value-type="float">
            <text:p>1640,38875</text:p>
          </table:table-cell>
          <table:table-cell table:style-name="ce1" office:value-type="float" office:value="-42.830952" calcext:value-type="float">
            <text:p>-42,830952</text:p>
          </table:table-cell>
          <table:table-cell table:number-columns-repeated="62"/>
        </table:table-row>
        <table:table-row table:style-name="ro1">
          <table:table-cell table:style-name="ce1" office:value-type="float" office:value="1640.25225" calcext:value-type="float">
            <text:p>1640,25225</text:p>
          </table:table-cell>
          <table:table-cell table:style-name="ce1" office:value-type="float" office:value="-42.832458" calcext:value-type="float">
            <text:p>-42,832458</text:p>
          </table:table-cell>
          <table:table-cell table:number-columns-repeated="62"/>
        </table:table-row>
        <table:table-row table:style-name="ro1">
          <table:table-cell table:style-name="ce1" office:value-type="float" office:value="1640.11125" calcext:value-type="float">
            <text:p>1640,11125</text:p>
          </table:table-cell>
          <table:table-cell table:style-name="ce1" office:value-type="float" office:value="-42.587733" calcext:value-type="float">
            <text:p>-42,587733</text:p>
          </table:table-cell>
          <table:table-cell table:number-columns-repeated="62"/>
        </table:table-row>
        <table:table-row table:style-name="ro1">
          <table:table-cell table:style-name="ce1" office:value-type="float" office:value="1639.94205" calcext:value-type="float">
            <text:p>1639,94205</text:p>
          </table:table-cell>
          <table:table-cell table:style-name="ce1" office:value-type="float" office:value="-42.151814" calcext:value-type="float">
            <text:p>-42,151814</text:p>
          </table:table-cell>
          <table:table-cell table:number-columns-repeated="62"/>
        </table:table-row>
        <table:table-row table:style-name="ro1">
          <table:table-cell table:style-name="ce1" office:value-type="float" office:value="1639.72725" calcext:value-type="float">
            <text:p>1639,72725</text:p>
          </table:table-cell>
          <table:table-cell table:style-name="ce1" office:value-type="float" office:value="-42.015524" calcext:value-type="float">
            <text:p>-42,015524</text:p>
          </table:table-cell>
          <table:table-cell table:number-columns-repeated="62"/>
        </table:table-row>
        <table:table-row table:style-name="ro1">
          <table:table-cell table:style-name="ce1" office:value-type="float" office:value="1639.4906" calcext:value-type="float">
            <text:p>1639,4906</text:p>
          </table:table-cell>
          <table:table-cell table:style-name="ce1" office:value-type="float" office:value="-41.706609" calcext:value-type="float">
            <text:p>-41,706609</text:p>
          </table:table-cell>
          <table:table-cell table:number-columns-repeated="62"/>
        </table:table-row>
        <table:table-row table:style-name="ro1">
          <table:table-cell table:style-name="ce1" office:value-type="float" office:value="1639.25395" calcext:value-type="float">
            <text:p>1639,25395</text:p>
          </table:table-cell>
          <table:table-cell table:style-name="ce1" office:value-type="float" office:value="-41.890288" calcext:value-type="float">
            <text:p>-41,890288</text:p>
          </table:table-cell>
          <table:table-cell table:number-columns-repeated="62"/>
        </table:table-row>
        <table:table-row table:style-name="ro1">
          <table:table-cell table:style-name="ce1" office:value-type="float" office:value="1639.0406" calcext:value-type="float">
            <text:p>1639,0406</text:p>
          </table:table-cell>
          <table:table-cell table:style-name="ce1" office:value-type="float" office:value="-41.798448" calcext:value-type="float">
            <text:p>-41,798448</text:p>
          </table:table-cell>
          <table:table-cell table:number-columns-repeated="62"/>
        </table:table-row>
        <table:table-row table:style-name="ro1">
          <table:table-cell table:style-name="ce1" office:value-type="float" office:value="1638.8754" calcext:value-type="float">
            <text:p>1638,8754</text:p>
          </table:table-cell>
          <table:table-cell table:style-name="ce1" office:value-type="float" office:value="-41.680518" calcext:value-type="float">
            <text:p>-41,680518</text:p>
          </table:table-cell>
          <table:table-cell table:number-columns-repeated="62"/>
        </table:table-row>
        <table:table-row table:style-name="ro1">
          <table:table-cell table:style-name="ce1" office:value-type="float" office:value="1638.71485" calcext:value-type="float">
            <text:p>1638,71485</text:p>
          </table:table-cell>
          <table:table-cell table:style-name="ce1" office:value-type="float" office:value="-41.60955" calcext:value-type="float">
            <text:p>-41,60955</text:p>
          </table:table-cell>
          <table:table-cell table:number-columns-repeated="62"/>
        </table:table-row>
        <table:table-row table:style-name="ro1">
          <table:table-cell table:style-name="ce1" office:value-type="float" office:value="1638.55625" calcext:value-type="float">
            <text:p>1638,55625</text:p>
          </table:table-cell>
          <table:table-cell table:style-name="ce1" office:value-type="float" office:value="-41.686779" calcext:value-type="float">
            <text:p>-41,686779</text:p>
          </table:table-cell>
          <table:table-cell table:number-columns-repeated="62"/>
        </table:table-row>
        <table:table-row table:style-name="ro1">
          <table:table-cell table:style-name="ce1" office:value-type="float" office:value="1638.41975" calcext:value-type="float">
            <text:p>1638,41975</text:p>
          </table:table-cell>
          <table:table-cell table:style-name="ce1" office:value-type="float" office:value="-41.774445" calcext:value-type="float">
            <text:p>-41,774445</text:p>
          </table:table-cell>
          <table:table-cell table:number-columns-repeated="62"/>
        </table:table-row>
        <table:table-row table:style-name="ro1">
          <table:table-cell table:style-name="ce1" office:value-type="float" office:value="1638.28325" calcext:value-type="float">
            <text:p>1638,28325</text:p>
          </table:table-cell>
          <table:table-cell table:style-name="ce1" office:value-type="float" office:value="-41.729568" calcext:value-type="float">
            <text:p>-41,729568</text:p>
          </table:table-cell>
          <table:table-cell table:number-columns-repeated="62"/>
        </table:table-row>
        <table:table-row table:style-name="ro1">
          <table:table-cell table:style-name="ce1" office:value-type="float" office:value="1638.1467" calcext:value-type="float">
            <text:p>1638,1467</text:p>
          </table:table-cell>
          <table:table-cell table:style-name="ce1" office:value-type="float" office:value="-41.586591" calcext:value-type="float">
            <text:p>-41,586591</text:p>
          </table:table-cell>
          <table:table-cell table:number-columns-repeated="62"/>
        </table:table-row>
        <table:table-row table:style-name="ro1">
          <table:table-cell table:style-name="ce1" office:value-type="float" office:value="1638.01015" calcext:value-type="float">
            <text:p>1638,01015</text:p>
          </table:table-cell>
          <table:table-cell table:style-name="ce1" office:value-type="float" office:value="-41.987346" calcext:value-type="float">
            <text:p>-41,987346</text:p>
          </table:table-cell>
          <table:table-cell table:number-columns-repeated="62"/>
        </table:table-row>
        <table:table-row table:style-name="ro1">
          <table:table-cell table:style-name="ce1" office:value-type="float" office:value="1637.87365" calcext:value-type="float">
            <text:p>1637,87365</text:p>
          </table:table-cell>
          <table:table-cell table:style-name="ce1" office:value-type="float" office:value="-42.548822" calcext:value-type="float">
            <text:p>-42,548822</text:p>
          </table:table-cell>
          <table:table-cell table:number-columns-repeated="62"/>
        </table:table-row>
        <table:table-row table:style-name="ro1">
          <table:table-cell table:style-name="ce1" office:value-type="float" office:value="1637.7371" calcext:value-type="float">
            <text:p>1637,7371</text:p>
          </table:table-cell>
          <table:table-cell table:style-name="ce1" office:value-type="float" office:value="-42.851476" calcext:value-type="float">
            <text:p>-42,851476</text:p>
          </table:table-cell>
          <table:table-cell table:number-columns-repeated="62"/>
        </table:table-row>
        <table:table-row table:style-name="ro1">
          <table:table-cell table:style-name="ce1" office:value-type="float" office:value="1637.60055" calcext:value-type="float">
            <text:p>1637,60055</text:p>
          </table:table-cell>
          <table:table-cell table:style-name="ce1" office:value-type="float" office:value="-43.277279" calcext:value-type="float">
            <text:p>-43,277279</text:p>
          </table:table-cell>
          <table:table-cell table:number-columns-repeated="62"/>
        </table:table-row>
        <table:table-row table:style-name="ro1">
          <table:table-cell table:style-name="ce1" office:value-type="float" office:value="1637.46405" calcext:value-type="float">
            <text:p>1637,46405</text:p>
          </table:table-cell>
          <table:table-cell table:style-name="ce1" office:value-type="float" office:value="-43.784486" calcext:value-type="float">
            <text:p>-43,784486</text:p>
          </table:table-cell>
          <table:table-cell table:number-columns-repeated="62"/>
        </table:table-row>
        <table:table-row table:style-name="ro1">
          <table:table-cell table:style-name="ce1" office:value-type="float" office:value="1637.32755" calcext:value-type="float">
            <text:p>1637,32755</text:p>
          </table:table-cell>
          <table:table-cell table:style-name="ce1" office:value-type="float" office:value="-44.258296" calcext:value-type="float">
            <text:p>-44,258296</text:p>
          </table:table-cell>
          <table:table-cell table:number-columns-repeated="62"/>
        </table:table-row>
        <table:table-row table:style-name="ro1">
          <table:table-cell table:style-name="ce1" office:value-type="float" office:value="1637.191" calcext:value-type="float">
            <text:p>1637,191</text:p>
          </table:table-cell>
          <table:table-cell table:style-name="ce1" office:value-type="float" office:value="-44.786375" calcext:value-type="float">
            <text:p>-44,786375</text:p>
          </table:table-cell>
          <table:table-cell table:number-columns-repeated="62"/>
        </table:table-row>
        <table:table-row table:style-name="ro1">
          <table:table-cell table:style-name="ce1" office:value-type="float" office:value="1637.05495" calcext:value-type="float">
            <text:p>1637,05495</text:p>
          </table:table-cell>
          <table:table-cell table:style-name="ce1" office:value-type="float" office:value="-44.961706" calcext:value-type="float">
            <text:p>-44,961706</text:p>
          </table:table-cell>
          <table:table-cell table:number-columns-repeated="62"/>
        </table:table-row>
        <table:table-row table:style-name="ro1">
          <table:table-cell table:style-name="ce1" office:value-type="float" office:value="1636.92385" calcext:value-type="float">
            <text:p>1636,92385</text:p>
          </table:table-cell>
          <table:table-cell table:style-name="ce1" office:value-type="float" office:value="-44.87404" calcext:value-type="float">
            <text:p>-44,87404</text:p>
          </table:table-cell>
          <table:table-cell table:number-columns-repeated="62"/>
        </table:table-row>
        <table:table-row table:style-name="ro1">
          <table:table-cell table:style-name="ce1" office:value-type="float" office:value="1636.7971" calcext:value-type="float">
            <text:p>1636,7971</text:p>
          </table:table-cell>
          <table:table-cell table:style-name="ce1" office:value-type="float" office:value="-44.403361" calcext:value-type="float">
            <text:p>-44,403361</text:p>
          </table:table-cell>
          <table:table-cell table:number-columns-repeated="62"/>
        </table:table-row>
        <table:table-row table:style-name="ro1">
          <table:table-cell table:style-name="ce1" office:value-type="float" office:value="1636.6703" calcext:value-type="float">
            <text:p>1636,6703</text:p>
          </table:table-cell>
          <table:table-cell table:style-name="ce1" office:value-type="float" office:value="-44.544252" calcext:value-type="float">
            <text:p>-44,544252</text:p>
          </table:table-cell>
          <table:table-cell table:number-columns-repeated="62"/>
        </table:table-row>
        <table:table-row table:style-name="ro1">
          <table:table-cell table:style-name="ce1" office:value-type="float" office:value="1636.5435" calcext:value-type="float">
            <text:p>1636,5435</text:p>
          </table:table-cell>
          <table:table-cell table:style-name="ce1" office:value-type="float" office:value="-44.292736" calcext:value-type="float">
            <text:p>-44,292736</text:p>
          </table:table-cell>
          <table:table-cell table:number-columns-repeated="62"/>
        </table:table-row>
        <table:table-row table:style-name="ro1">
          <table:table-cell table:style-name="ce1" office:value-type="float" office:value="1636.4167" calcext:value-type="float">
            <text:p>1636,4167</text:p>
          </table:table-cell>
          <table:table-cell table:style-name="ce1" office:value-type="float" office:value="-43.932682" calcext:value-type="float">
            <text:p>-43,932682</text:p>
          </table:table-cell>
          <table:table-cell table:number-columns-repeated="62"/>
        </table:table-row>
        <table:table-row table:style-name="ro1">
          <table:table-cell table:style-name="ce1" office:value-type="float" office:value="1636.28995" calcext:value-type="float">
            <text:p>1636,28995</text:p>
          </table:table-cell>
          <table:table-cell table:style-name="ce1" office:value-type="float" office:value="-43.774049" calcext:value-type="float">
            <text:p>-43,774049</text:p>
          </table:table-cell>
          <table:table-cell table:number-columns-repeated="62"/>
        </table:table-row>
        <table:table-row table:style-name="ro1">
          <table:table-cell table:style-name="ce1" office:value-type="float" office:value="1636.1632" calcext:value-type="float">
            <text:p>1636,1632</text:p>
          </table:table-cell>
          <table:table-cell table:style-name="ce1" office:value-type="float" office:value="-43.111341" calcext:value-type="float">
            <text:p>-43,111341</text:p>
          </table:table-cell>
          <table:table-cell table:number-columns-repeated="62"/>
        </table:table-row>
        <table:table-row table:style-name="ro1">
          <table:table-cell table:style-name="ce1" office:value-type="float" office:value="1636.02375" calcext:value-type="float">
            <text:p>1636,02375</text:p>
          </table:table-cell>
          <table:table-cell table:style-name="ce1" office:value-type="float" office:value="-43.081076" calcext:value-type="float">
            <text:p>-43,081076</text:p>
          </table:table-cell>
          <table:table-cell table:number-columns-repeated="62"/>
        </table:table-row>
        <table:table-row table:style-name="ro1">
          <table:table-cell table:style-name="ce1" office:value-type="float" office:value="1635.8472" calcext:value-type="float">
            <text:p>1635,8472</text:p>
          </table:table-cell>
          <table:table-cell table:style-name="ce1" office:value-type="float" office:value="-43.185439" calcext:value-type="float">
            <text:p>-43,185439</text:p>
          </table:table-cell>
          <table:table-cell table:number-columns-repeated="62"/>
        </table:table-row>
        <table:table-row table:style-name="ro1">
          <table:table-cell table:style-name="ce1" office:value-type="float" office:value="1635.6423" calcext:value-type="float">
            <text:p>1635,6423</text:p>
          </table:table-cell>
          <table:table-cell table:style-name="ce1" office:value-type="float" office:value="-43.256406" calcext:value-type="float">
            <text:p>-43,256406</text:p>
          </table:table-cell>
          <table:table-cell table:number-columns-repeated="62"/>
        </table:table-row>
        <table:table-row table:style-name="ro1">
          <table:table-cell table:style-name="ce1" office:value-type="float" office:value="1635.43355" calcext:value-type="float">
            <text:p>1635,43355</text:p>
          </table:table-cell>
          <table:table-cell table:style-name="ce1" office:value-type="float" office:value="-43.160392" calcext:value-type="float">
            <text:p>-43,160392</text:p>
          </table:table-cell>
          <table:table-cell table:number-columns-repeated="62"/>
        </table:table-row>
        <table:table-row table:style-name="ro1">
          <table:table-cell table:style-name="ce1" office:value-type="float" office:value="1635.2266" calcext:value-type="float">
            <text:p>1635,2266</text:p>
          </table:table-cell>
          <table:table-cell table:style-name="ce1" office:value-type="float" office:value="-43.652988" calcext:value-type="float">
            <text:p>-43,652988</text:p>
          </table:table-cell>
          <table:table-cell table:number-columns-repeated="62"/>
        </table:table-row>
        <table:table-row table:style-name="ro1">
          <table:table-cell table:style-name="ce1" office:value-type="float" office:value="1635.0427" calcext:value-type="float">
            <text:p>1635,0427</text:p>
          </table:table-cell>
          <table:table-cell table:style-name="ce1" office:value-type="float" office:value="-43.977975" calcext:value-type="float">
            <text:p>-43,977975</text:p>
          </table:table-cell>
          <table:table-cell table:number-columns-repeated="62"/>
        </table:table-row>
        <table:table-row table:style-name="ro1">
          <table:table-cell table:style-name="ce1" office:value-type="float" office:value="1634.9159" calcext:value-type="float">
            <text:p>1634,9159</text:p>
          </table:table-cell>
          <table:table-cell table:style-name="ce1" office:value-type="float" office:value="-44.177418" calcext:value-type="float">
            <text:p>-44,177418</text:p>
          </table:table-cell>
          <table:table-cell table:number-columns-repeated="62"/>
        </table:table-row>
        <table:table-row table:style-name="ro1">
          <table:table-cell table:style-name="ce1" office:value-type="float" office:value="1634.8249" calcext:value-type="float">
            <text:p>1634,8249</text:p>
          </table:table-cell>
          <table:table-cell table:style-name="ce1" office:value-type="float" office:value="-45.315601" calcext:value-type="float">
            <text:p>-45,315601</text:p>
          </table:table-cell>
          <table:table-cell table:number-columns-repeated="62"/>
        </table:table-row>
        <table:table-row table:style-name="ro1">
          <table:table-cell table:style-name="ce1" office:value-type="float" office:value="1634.7339" calcext:value-type="float">
            <text:p>1634,7339</text:p>
          </table:table-cell>
          <table:table-cell table:style-name="ce1" office:value-type="float" office:value="-45.535928" calcext:value-type="float">
            <text:p>-45,535928</text:p>
          </table:table-cell>
          <table:table-cell table:number-columns-repeated="62"/>
        </table:table-row>
        <table:table-row table:style-name="ro1">
          <table:table-cell table:style-name="ce1" office:value-type="float" office:value="1634.6429" calcext:value-type="float">
            <text:p>1634,6429</text:p>
          </table:table-cell>
          <table:table-cell table:style-name="ce1" office:value-type="float" office:value="-45.690471" calcext:value-type="float">
            <text:p>-45,690471</text:p>
          </table:table-cell>
          <table:table-cell table:number-columns-repeated="62"/>
        </table:table-row>
        <table:table-row table:style-name="ro1">
          <table:table-cell table:style-name="ce1" office:value-type="float" office:value="1634.55185" calcext:value-type="float">
            <text:p>1634,55185</text:p>
          </table:table-cell>
          <table:table-cell table:style-name="ce1" office:value-type="float" office:value="-45.121949" calcext:value-type="float">
            <text:p>-45,121949</text:p>
          </table:table-cell>
          <table:table-cell table:number-columns-repeated="62"/>
        </table:table-row>
        <table:table-row table:style-name="ro1">
          <table:table-cell table:style-name="ce1" office:value-type="float" office:value="1634.4608" calcext:value-type="float">
            <text:p>1634,4608</text:p>
          </table:table-cell>
          <table:table-cell table:style-name="ce1" office:value-type="float" office:value="-45.265583" calcext:value-type="float">
            <text:p>-45,265583</text:p>
          </table:table-cell>
          <table:table-cell table:number-columns-repeated="62"/>
        </table:table-row>
        <table:table-row table:style-name="ro1">
          <table:table-cell table:style-name="ce1" office:value-type="float" office:value="1634.3698" calcext:value-type="float">
            <text:p>1634,3698</text:p>
          </table:table-cell>
          <table:table-cell table:style-name="ce1" office:value-type="float" office:value="-45.552852" calcext:value-type="float">
            <text:p>-45,552852</text:p>
          </table:table-cell>
          <table:table-cell table:number-columns-repeated="62"/>
        </table:table-row>
        <table:table-row table:style-name="ro1">
          <table:table-cell table:style-name="ce1" office:value-type="float" office:value="1634.2788" calcext:value-type="float">
            <text:p>1634,2788</text:p>
          </table:table-cell>
          <table:table-cell table:style-name="ce1" office:value-type="float" office:value="-45.54567" calcext:value-type="float">
            <text:p>-45,54567</text:p>
          </table:table-cell>
          <table:table-cell table:number-columns-repeated="62"/>
        </table:table-row>
        <table:table-row table:style-name="ro1">
          <table:table-cell table:style-name="ce1" office:value-type="float" office:value="1634.1878" calcext:value-type="float">
            <text:p>1634,1878</text:p>
          </table:table-cell>
          <table:table-cell table:style-name="ce1" office:value-type="float" office:value="-45.307648" calcext:value-type="float">
            <text:p>-45,307648</text:p>
          </table:table-cell>
          <table:table-cell table:number-columns-repeated="62"/>
        </table:table-row>
        <table:table-row table:style-name="ro1">
          <table:table-cell table:style-name="ce1" office:value-type="float" office:value="1634.0968" calcext:value-type="float">
            <text:p>1634,0968</text:p>
          </table:table-cell>
          <table:table-cell table:style-name="ce1" office:value-type="float" office:value="-45.206078" calcext:value-type="float">
            <text:p>-45,206078</text:p>
          </table:table-cell>
          <table:table-cell table:number-columns-repeated="62"/>
        </table:table-row>
        <table:table-row table:style-name="ro1">
          <table:table-cell table:style-name="ce1" office:value-type="float" office:value="1634.00575" calcext:value-type="float">
            <text:p>1634,00575</text:p>
          </table:table-cell>
          <table:table-cell table:style-name="ce1" office:value-type="float" office:value="-45.05321" calcext:value-type="float">
            <text:p>-45,05321</text:p>
          </table:table-cell>
          <table:table-cell table:number-columns-repeated="62"/>
        </table:table-row>
        <table:table-row table:style-name="ro1">
          <table:table-cell table:style-name="ce1" office:value-type="float" office:value="1633.9147" calcext:value-type="float">
            <text:p>1633,9147</text:p>
          </table:table-cell>
          <table:table-cell table:style-name="ce1" office:value-type="float" office:value="-44.872641" calcext:value-type="float">
            <text:p>-44,872641</text:p>
          </table:table-cell>
          <table:table-cell table:number-columns-repeated="62"/>
        </table:table-row>
        <table:table-row table:style-name="ro1">
          <table:table-cell table:style-name="ce1" office:value-type="float" office:value="1633.8237" calcext:value-type="float">
            <text:p>1633,8237</text:p>
          </table:table-cell>
          <table:table-cell table:style-name="ce1" office:value-type="float" office:value="-44.824421" calcext:value-type="float">
            <text:p>-44,824421</text:p>
          </table:table-cell>
          <table:table-cell table:number-columns-repeated="62"/>
        </table:table-row>
        <table:table-row table:style-name="ro1">
          <table:table-cell table:style-name="ce1" office:value-type="float" office:value="1633.7327" calcext:value-type="float">
            <text:p>1633,7327</text:p>
          </table:table-cell>
          <table:table-cell table:style-name="ce1" office:value-type="float" office:value="-44.927017" calcext:value-type="float">
            <text:p>-44,927017</text:p>
          </table:table-cell>
          <table:table-cell table:number-columns-repeated="62"/>
        </table:table-row>
        <table:table-row table:style-name="ro1">
          <table:table-cell table:style-name="ce1" office:value-type="float" office:value="1633.6417" calcext:value-type="float">
            <text:p>1633,6417</text:p>
          </table:table-cell>
          <table:table-cell table:style-name="ce1" office:value-type="float" office:value="-44.778253" calcext:value-type="float">
            <text:p>-44,778253</text:p>
          </table:table-cell>
          <table:table-cell table:number-columns-repeated="62"/>
        </table:table-row>
        <table:table-row table:style-name="ro1">
          <table:table-cell table:style-name="ce1" office:value-type="float" office:value="1633.55065" calcext:value-type="float">
            <text:p>1633,55065</text:p>
          </table:table-cell>
          <table:table-cell table:style-name="ce1" office:value-type="float" office:value="-44.662319" calcext:value-type="float">
            <text:p>-44,662319</text:p>
          </table:table-cell>
          <table:table-cell table:number-columns-repeated="62"/>
        </table:table-row>
        <table:table-row table:style-name="ro1">
          <table:table-cell table:style-name="ce1" office:value-type="float" office:value="1633.4596" calcext:value-type="float">
            <text:p>1633,4596</text:p>
          </table:table-cell>
          <table:table-cell table:style-name="ce1" office:value-type="float" office:value="-44.428401" calcext:value-type="float">
            <text:p>-44,428401</text:p>
          </table:table-cell>
          <table:table-cell table:number-columns-repeated="62"/>
        </table:table-row>
        <table:table-row table:style-name="ro1">
          <table:table-cell table:style-name="ce1" office:value-type="float" office:value="1633.3686" calcext:value-type="float">
            <text:p>1633,3686</text:p>
          </table:table-cell>
          <table:table-cell table:style-name="ce1" office:value-type="float" office:value="-44.13908" calcext:value-type="float">
            <text:p>-44,13908</text:p>
          </table:table-cell>
          <table:table-cell table:number-columns-repeated="62"/>
        </table:table-row>
        <table:table-row table:style-name="ro1">
          <table:table-cell table:style-name="ce1" office:value-type="float" office:value="1633.2776" calcext:value-type="float">
            <text:p>1633,2776</text:p>
          </table:table-cell>
          <table:table-cell table:style-name="ce1" office:value-type="float" office:value="-43.787176" calcext:value-type="float">
            <text:p>-43,787176</text:p>
          </table:table-cell>
          <table:table-cell table:number-columns-repeated="62"/>
        </table:table-row>
        <table:table-row table:style-name="ro1">
          <table:table-cell table:style-name="ce1" office:value-type="float" office:value="1633.1866" calcext:value-type="float">
            <text:p>1633,1866</text:p>
          </table:table-cell>
          <table:table-cell table:style-name="ce1" office:value-type="float" office:value="-43.643542" calcext:value-type="float">
            <text:p>-43,643542</text:p>
          </table:table-cell>
          <table:table-cell table:number-columns-repeated="62"/>
        </table:table-row>
        <table:table-row table:style-name="ro1">
          <table:table-cell table:style-name="ce1" office:value-type="float" office:value="1633.094" calcext:value-type="float">
            <text:p>1633,094</text:p>
          </table:table-cell>
          <table:table-cell table:style-name="ce1" office:value-type="float" office:value="-42.819696" calcext:value-type="float">
            <text:p>-42,819696</text:p>
          </table:table-cell>
          <table:table-cell table:number-columns-repeated="62"/>
        </table:table-row>
        <table:table-row table:style-name="ro1">
          <table:table-cell table:style-name="ce1" office:value-type="float" office:value="1632.9835" calcext:value-type="float">
            <text:p>1632,9835</text:p>
          </table:table-cell>
          <table:table-cell table:style-name="ce1" office:value-type="float" office:value="-42.798151" calcext:value-type="float">
            <text:p>-42,798151</text:p>
          </table:table-cell>
          <table:table-cell table:number-columns-repeated="62"/>
        </table:table-row>
        <table:table-row table:style-name="ro1">
          <table:table-cell table:style-name="ce1" office:value-type="float" office:value="1632.8314" calcext:value-type="float">
            <text:p>1632,8314</text:p>
          </table:table-cell>
          <table:table-cell table:style-name="ce1" office:value-type="float" office:value="-42.83406" calcext:value-type="float">
            <text:p>-42,83406</text:p>
          </table:table-cell>
          <table:table-cell table:number-columns-repeated="62"/>
        </table:table-row>
        <table:table-row table:style-name="ro1">
          <table:table-cell table:style-name="ce1" office:value-type="float" office:value="1632.65395" calcext:value-type="float">
            <text:p>1632,65395</text:p>
          </table:table-cell>
          <table:table-cell table:style-name="ce1" office:value-type="float" office:value="-43.065927" calcext:value-type="float">
            <text:p>-43,065927</text:p>
          </table:table-cell>
          <table:table-cell table:number-columns-repeated="62"/>
        </table:table-row>
        <table:table-row table:style-name="ro1">
          <table:table-cell table:style-name="ce1" office:value-type="float" office:value="1632.5217" calcext:value-type="float">
            <text:p>1632,5217</text:p>
          </table:table-cell>
          <table:table-cell table:style-name="ce1" office:value-type="float" office:value="-43.335754" calcext:value-type="float">
            <text:p>-43,335754</text:p>
          </table:table-cell>
          <table:table-cell table:number-columns-repeated="62"/>
        </table:table-row>
        <table:table-row table:style-name="ro1">
          <table:table-cell table:style-name="ce1" office:value-type="float" office:value="1632.38945" calcext:value-type="float">
            <text:p>1632,38945</text:p>
          </table:table-cell>
          <table:table-cell table:style-name="ce1" office:value-type="float" office:value="-43.552231" calcext:value-type="float">
            <text:p>-43,552231</text:p>
          </table:table-cell>
          <table:table-cell table:number-columns-repeated="62"/>
        </table:table-row>
        <table:table-row table:style-name="ro1">
          <table:table-cell table:style-name="ce1" office:value-type="float" office:value="1632.21205" calcext:value-type="float">
            <text:p>1632,21205</text:p>
          </table:table-cell>
          <table:table-cell table:style-name="ce1" office:value-type="float" office:value="-43.773838" calcext:value-type="float">
            <text:p>-43,773838</text:p>
          </table:table-cell>
          <table:table-cell table:number-columns-repeated="62"/>
        </table:table-row>
        <table:table-row table:style-name="ro1">
          <table:table-cell table:style-name="ce1" office:value-type="float" office:value="1632.04" calcext:value-type="float">
            <text:p>1632,04</text:p>
          </table:table-cell>
          <table:table-cell table:style-name="ce1" office:value-type="float" office:value="-43.756397" calcext:value-type="float">
            <text:p>-43,756397</text:p>
          </table:table-cell>
          <table:table-cell table:number-columns-repeated="62"/>
        </table:table-row>
        <table:table-row table:style-name="ro1">
          <table:table-cell table:style-name="ce1" office:value-type="float" office:value="1631.8856" calcext:value-type="float">
            <text:p>1631,8856</text:p>
          </table:table-cell>
          <table:table-cell table:style-name="ce1" office:value-type="float" office:value="-43.863097" calcext:value-type="float">
            <text:p>-43,863097</text:p>
          </table:table-cell>
          <table:table-cell table:number-columns-repeated="62"/>
        </table:table-row>
        <table:table-row table:style-name="ro1">
          <table:table-cell table:style-name="ce1" office:value-type="float" office:value="1631.7436" calcext:value-type="float">
            <text:p>1631,7436</text:p>
          </table:table-cell>
          <table:table-cell table:style-name="ce1" office:value-type="float" office:value="-43.951329" calcext:value-type="float">
            <text:p>-43,951329</text:p>
          </table:table-cell>
          <table:table-cell table:number-columns-repeated="62"/>
        </table:table-row>
        <table:table-row table:style-name="ro1">
          <table:table-cell table:style-name="ce1" office:value-type="float" office:value="1631.6016" calcext:value-type="float">
            <text:p>1631,6016</text:p>
          </table:table-cell>
          <table:table-cell table:style-name="ce1" office:value-type="float" office:value="-43.885668" calcext:value-type="float">
            <text:p>-43,885668</text:p>
          </table:table-cell>
          <table:table-cell table:number-columns-repeated="62"/>
        </table:table-row>
        <table:table-row table:style-name="ro1">
          <table:table-cell table:style-name="ce1" office:value-type="float" office:value="1631.4596" calcext:value-type="float">
            <text:p>1631,4596</text:p>
          </table:table-cell>
          <table:table-cell table:style-name="ce1" office:value-type="float" office:value="-43.961589" calcext:value-type="float">
            <text:p>-43,961589</text:p>
          </table:table-cell>
          <table:table-cell table:number-columns-repeated="62"/>
        </table:table-row>
        <table:table-row table:style-name="ro1">
          <table:table-cell table:style-name="ce1" office:value-type="float" office:value="1631.31765" calcext:value-type="float">
            <text:p>1631,31765</text:p>
          </table:table-cell>
          <table:table-cell table:style-name="ce1" office:value-type="float" office:value="-43.795384" calcext:value-type="float">
            <text:p>-43,795384</text:p>
          </table:table-cell>
          <table:table-cell table:number-columns-repeated="62"/>
        </table:table-row>
        <table:table-row table:style-name="ro1">
          <table:table-cell table:style-name="ce1" office:value-type="float" office:value="1631.17565" calcext:value-type="float">
            <text:p>1631,17565</text:p>
          </table:table-cell>
          <table:table-cell table:style-name="ce1" office:value-type="float" office:value="-43.828214" calcext:value-type="float">
            <text:p>-43,828214</text:p>
          </table:table-cell>
          <table:table-cell table:number-columns-repeated="62"/>
        </table:table-row>
        <table:table-row table:style-name="ro1">
          <table:table-cell table:style-name="ce1" office:value-type="float" office:value="1631.03435" calcext:value-type="float">
            <text:p>1631,03435</text:p>
          </table:table-cell>
          <table:table-cell table:style-name="ce1" office:value-type="float" office:value="-43.814877" calcext:value-type="float">
            <text:p>-43,814877</text:p>
          </table:table-cell>
          <table:table-cell table:number-columns-repeated="62"/>
        </table:table-row>
        <table:table-row table:style-name="ro1">
          <table:table-cell table:style-name="ce1" office:value-type="float" office:value="1630.8958" calcext:value-type="float">
            <text:p>1630,8958</text:p>
          </table:table-cell>
          <table:table-cell table:style-name="ce1" office:value-type="float" office:value="-43.8395" calcext:value-type="float">
            <text:p>-43,8395</text:p>
          </table:table-cell>
          <table:table-cell table:number-columns-repeated="62"/>
        </table:table-row>
        <table:table-row table:style-name="ro1">
          <table:table-cell table:style-name="ce1" office:value-type="float" office:value="1630.75925" calcext:value-type="float">
            <text:p>1630,75925</text:p>
          </table:table-cell>
          <table:table-cell table:style-name="ce1" office:value-type="float" office:value="-43.833344" calcext:value-type="float">
            <text:p>-43,833344</text:p>
          </table:table-cell>
          <table:table-cell table:number-columns-repeated="62"/>
        </table:table-row>
        <table:table-row table:style-name="ro1">
          <table:table-cell table:style-name="ce1" office:value-type="float" office:value="1630.6228" calcext:value-type="float">
            <text:p>1630,6228</text:p>
          </table:table-cell>
          <table:table-cell table:style-name="ce1" office:value-type="float" office:value="-44.404803" calcext:value-type="float">
            <text:p>-44,404803</text:p>
          </table:table-cell>
          <table:table-cell table:number-columns-repeated="62"/>
        </table:table-row>
        <table:table-row table:style-name="ro1">
          <table:table-cell table:style-name="ce1" office:value-type="float" office:value="1630.4863" calcext:value-type="float">
            <text:p>1630,4863</text:p>
          </table:table-cell>
          <table:table-cell table:style-name="ce1" office:value-type="float" office:value="-44.498166" calcext:value-type="float">
            <text:p>-44,498166</text:p>
          </table:table-cell>
          <table:table-cell table:number-columns-repeated="62"/>
        </table:table-row>
        <table:table-row table:style-name="ro1">
          <table:table-cell table:style-name="ce1" office:value-type="float" office:value="1630.34975" calcext:value-type="float">
            <text:p>1630,34975</text:p>
          </table:table-cell>
          <table:table-cell table:style-name="ce1" office:value-type="float" office:value="-44.222183" calcext:value-type="float">
            <text:p>-44,222183</text:p>
          </table:table-cell>
          <table:table-cell table:number-columns-repeated="62"/>
        </table:table-row>
        <table:table-row table:style-name="ro1">
          <table:table-cell table:style-name="ce1" office:value-type="float" office:value="1630.2132" calcext:value-type="float">
            <text:p>1630,2132</text:p>
          </table:table-cell>
          <table:table-cell table:style-name="ce1" office:value-type="float" office:value="-44.541256" calcext:value-type="float">
            <text:p>-44,541256</text:p>
          </table:table-cell>
          <table:table-cell table:number-columns-repeated="62"/>
        </table:table-row>
        <table:table-row table:style-name="ro1">
          <table:table-cell table:style-name="ce1" office:value-type="float" office:value="1630.0776" calcext:value-type="float">
            <text:p>1630,0776</text:p>
          </table:table-cell>
          <table:table-cell table:style-name="ce1" office:value-type="float" office:value="-44.19756" calcext:value-type="float">
            <text:p>-44,19756</text:p>
          </table:table-cell>
          <table:table-cell table:number-columns-repeated="62"/>
        </table:table-row>
        <table:table-row table:style-name="ro1">
          <table:table-cell table:style-name="ce1" office:value-type="float" office:value="1629.94775" calcext:value-type="float">
            <text:p>1629,94775</text:p>
          </table:table-cell>
          <table:table-cell table:style-name="ce1" office:value-type="float" office:value="-44.391466" calcext:value-type="float">
            <text:p>-44,391466</text:p>
          </table:table-cell>
          <table:table-cell table:number-columns-repeated="62"/>
        </table:table-row>
        <table:table-row table:style-name="ro1">
          <table:table-cell table:style-name="ce1" office:value-type="float" office:value="1629.82395" calcext:value-type="float">
            <text:p>1629,82395</text:p>
          </table:table-cell>
          <table:table-cell table:style-name="ce1" office:value-type="float" office:value="-44.275533" calcext:value-type="float">
            <text:p>-44,275533</text:p>
          </table:table-cell>
          <table:table-cell table:number-columns-repeated="62"/>
        </table:table-row>
        <table:table-row table:style-name="ro1">
          <table:table-cell table:style-name="ce1" office:value-type="float" office:value="1629.70155" calcext:value-type="float">
            <text:p>1629,70155</text:p>
          </table:table-cell>
          <table:table-cell table:style-name="ce1" office:value-type="float" office:value="-43.988264" calcext:value-type="float">
            <text:p>-43,988264</text:p>
          </table:table-cell>
          <table:table-cell table:number-columns-repeated="62"/>
        </table:table-row>
        <table:table-row table:style-name="ro1">
          <table:table-cell table:style-name="ce1" office:value-type="float" office:value="1629.57915" calcext:value-type="float">
            <text:p>1629,57915</text:p>
          </table:table-cell>
          <table:table-cell table:style-name="ce1" office:value-type="float" office:value="-44.091886" calcext:value-type="float">
            <text:p>-44,091886</text:p>
          </table:table-cell>
          <table:table-cell table:number-columns-repeated="62"/>
        </table:table-row>
        <table:table-row table:style-name="ro1">
          <table:table-cell table:style-name="ce1" office:value-type="float" office:value="1629.4567" calcext:value-type="float">
            <text:p>1629,4567</text:p>
          </table:table-cell>
          <table:table-cell table:style-name="ce1" office:value-type="float" office:value="-44.001601" calcext:value-type="float">
            <text:p>-44,001601</text:p>
          </table:table-cell>
          <table:table-cell table:number-columns-repeated="62"/>
        </table:table-row>
        <table:table-row table:style-name="ro1">
          <table:table-cell table:style-name="ce1" office:value-type="float" office:value="1629.3343" calcext:value-type="float">
            <text:p>1629,3343</text:p>
          </table:table-cell>
          <table:table-cell table:style-name="ce1" office:value-type="float" office:value="-44.215001" calcext:value-type="float">
            <text:p>-44,215001</text:p>
          </table:table-cell>
          <table:table-cell table:number-columns-repeated="62"/>
        </table:table-row>
        <table:table-row table:style-name="ro1">
          <table:table-cell table:style-name="ce1" office:value-type="float" office:value="1629.2119" calcext:value-type="float">
            <text:p>1629,2119</text:p>
          </table:table-cell>
          <table:table-cell table:style-name="ce1" office:value-type="float" office:value="-44.403777" calcext:value-type="float">
            <text:p>-44,403777</text:p>
          </table:table-cell>
          <table:table-cell table:number-columns-repeated="62"/>
        </table:table-row>
        <table:table-row table:style-name="ro1">
          <table:table-cell table:style-name="ce1" office:value-type="float" office:value="1629.08905" calcext:value-type="float">
            <text:p>1629,08905</text:p>
          </table:table-cell>
          <table:table-cell table:style-name="ce1" office:value-type="float" office:value="-44.490984" calcext:value-type="float">
            <text:p>-44,490984</text:p>
          </table:table-cell>
          <table:table-cell table:number-columns-repeated="62"/>
        </table:table-row>
        <table:table-row table:style-name="ro1">
          <table:table-cell table:style-name="ce1" office:value-type="float" office:value="1628.96315" calcext:value-type="float">
            <text:p>1628,96315</text:p>
          </table:table-cell>
          <table:table-cell table:style-name="ce1" office:value-type="float" office:value="-44.756707" calcext:value-type="float">
            <text:p>-44,756707</text:p>
          </table:table-cell>
          <table:table-cell table:number-columns-repeated="62"/>
        </table:table-row>
        <table:table-row table:style-name="ro1">
          <table:table-cell table:style-name="ce1" office:value-type="float" office:value="1628.83315" calcext:value-type="float">
            <text:p>1628,83315</text:p>
          </table:table-cell>
          <table:table-cell table:style-name="ce1" office:value-type="float" office:value="-44.729007" calcext:value-type="float">
            <text:p>-44,729007</text:p>
          </table:table-cell>
          <table:table-cell table:number-columns-repeated="62"/>
        </table:table-row>
        <table:table-row table:style-name="ro1">
          <table:table-cell table:style-name="ce1" office:value-type="float" office:value="1628.7017" calcext:value-type="float">
            <text:p>1628,7017</text:p>
          </table:table-cell>
          <table:table-cell table:style-name="ce1" office:value-type="float" office:value="-45.045002" calcext:value-type="float">
            <text:p>-45,045002</text:p>
          </table:table-cell>
          <table:table-cell table:number-columns-repeated="62"/>
        </table:table-row>
        <table:table-row table:style-name="ro1">
          <table:table-cell table:style-name="ce1" office:value-type="float" office:value="1628.57025" calcext:value-type="float">
            <text:p>1628,57025</text:p>
          </table:table-cell>
          <table:table-cell table:style-name="ce1" office:value-type="float" office:value="-45.042715" calcext:value-type="float">
            <text:p>-45,042715</text:p>
          </table:table-cell>
          <table:table-cell table:number-columns-repeated="62"/>
        </table:table-row>
        <table:table-row table:style-name="ro1">
          <table:table-cell table:style-name="ce1" office:value-type="float" office:value="1628.4388" calcext:value-type="float">
            <text:p>1628,4388</text:p>
          </table:table-cell>
          <table:table-cell table:style-name="ce1" office:value-type="float" office:value="-45.435641" calcext:value-type="float">
            <text:p>-45,435641</text:p>
          </table:table-cell>
          <table:table-cell table:number-columns-repeated="62"/>
        </table:table-row>
        <table:table-row table:style-name="ro1">
          <table:table-cell table:style-name="ce1" office:value-type="float" office:value="1628.3074" calcext:value-type="float">
            <text:p>1628,3074</text:p>
          </table:table-cell>
          <table:table-cell table:style-name="ce1" office:value-type="float" office:value="-45.817427" calcext:value-type="float">
            <text:p>-45,817427</text:p>
          </table:table-cell>
          <table:table-cell table:number-columns-repeated="62"/>
        </table:table-row>
        <table:table-row table:style-name="ro1">
          <table:table-cell table:style-name="ce1" office:value-type="float" office:value="1628.17595" calcext:value-type="float">
            <text:p>1628,17595</text:p>
          </table:table-cell>
          <table:table-cell table:style-name="ce1" office:value-type="float" office:value="-46.258962" calcext:value-type="float">
            <text:p>-46,258962</text:p>
          </table:table-cell>
          <table:table-cell table:number-columns-repeated="62"/>
        </table:table-row>
        <table:table-row table:style-name="ro1">
          <table:table-cell table:style-name="ce1" office:value-type="float" office:value="1628.0502" calcext:value-type="float">
            <text:p>1628,0502</text:p>
          </table:table-cell>
          <table:table-cell table:style-name="ce1" office:value-type="float" office:value="-46.468589" calcext:value-type="float">
            <text:p>-46,468589</text:p>
          </table:table-cell>
          <table:table-cell table:number-columns-repeated="62"/>
        </table:table-row>
        <table:table-row table:style-name="ro1">
          <table:table-cell table:style-name="ce1" office:value-type="float" office:value="1627.9435" calcext:value-type="float">
            <text:p>1627,9435</text:p>
          </table:table-cell>
          <table:table-cell table:style-name="ce1" office:value-type="float" office:value="-45.99161" calcext:value-type="float">
            <text:p>-45,99161</text:p>
          </table:table-cell>
          <table:table-cell table:number-columns-repeated="62"/>
        </table:table-row>
        <table:table-row table:style-name="ro1">
          <table:table-cell table:style-name="ce1" office:value-type="float" office:value="1627.85245" calcext:value-type="float">
            <text:p>1627,85245</text:p>
          </table:table-cell>
          <table:table-cell table:style-name="ce1" office:value-type="float" office:value="-46.570872" calcext:value-type="float">
            <text:p>-46,570872</text:p>
          </table:table-cell>
          <table:table-cell table:number-columns-repeated="62"/>
        </table:table-row>
        <table:table-row table:style-name="ro1">
          <table:table-cell table:style-name="ce1" office:value-type="float" office:value="1627.76375" calcext:value-type="float">
            <text:p>1627,76375</text:p>
          </table:table-cell>
          <table:table-cell table:style-name="ce1" office:value-type="float" office:value="-46.655938" calcext:value-type="float">
            <text:p>-46,655938</text:p>
          </table:table-cell>
          <table:table-cell table:number-columns-repeated="62"/>
        </table:table-row>
        <table:table-row table:style-name="ro1">
          <table:table-cell table:style-name="ce1" office:value-type="float" office:value="1627.675" calcext:value-type="float">
            <text:p>1627,675</text:p>
          </table:table-cell>
          <table:table-cell table:style-name="ce1" office:value-type="float" office:value="-46.695433" calcext:value-type="float">
            <text:p>-46,695433</text:p>
          </table:table-cell>
          <table:table-cell table:number-columns-repeated="62"/>
        </table:table-row>
        <table:table-row table:style-name="ro1">
          <table:table-cell table:style-name="ce1" office:value-type="float" office:value="1627.58625" calcext:value-type="float">
            <text:p>1627,58625</text:p>
          </table:table-cell>
          <table:table-cell table:style-name="ce1" office:value-type="float" office:value="-46.416942" calcext:value-type="float">
            <text:p>-46,416942</text:p>
          </table:table-cell>
          <table:table-cell table:number-columns-repeated="62"/>
        </table:table-row>
        <table:table-row table:style-name="ro1">
          <table:table-cell table:style-name="ce1" office:value-type="float" office:value="1627.49755" calcext:value-type="float">
            <text:p>1627,49755</text:p>
          </table:table-cell>
          <table:table-cell table:style-name="ce1" office:value-type="float" office:value="-45.778944" calcext:value-type="float">
            <text:p>-45,778944</text:p>
          </table:table-cell>
          <table:table-cell table:number-columns-repeated="62"/>
        </table:table-row>
        <table:table-row table:style-name="ro1">
          <table:table-cell table:style-name="ce1" office:value-type="float" office:value="1627.4088" calcext:value-type="float">
            <text:p>1627,4088</text:p>
          </table:table-cell>
          <table:table-cell table:style-name="ce1" office:value-type="float" office:value="-45.599697" calcext:value-type="float">
            <text:p>-45,599697</text:p>
          </table:table-cell>
          <table:table-cell table:number-columns-repeated="62"/>
        </table:table-row>
        <table:table-row table:style-name="ro1">
          <table:table-cell table:style-name="ce1" office:value-type="float" office:value="1627.32" calcext:value-type="float">
            <text:p>1627,32</text:p>
          </table:table-cell>
          <table:table-cell table:style-name="ce1" office:value-type="float" office:value="-44.925243" calcext:value-type="float">
            <text:p>-44,925243</text:p>
          </table:table-cell>
          <table:table-cell table:number-columns-repeated="62"/>
        </table:table-row>
        <table:table-row table:style-name="ro1">
          <table:table-cell table:style-name="ce1" office:value-type="float" office:value="1627.23125" calcext:value-type="float">
            <text:p>1627,23125</text:p>
          </table:table-cell>
          <table:table-cell table:style-name="ce1" office:value-type="float" office:value="-44.165721" calcext:value-type="float">
            <text:p>-44,165721</text:p>
          </table:table-cell>
          <table:table-cell table:number-columns-repeated="62"/>
        </table:table-row>
        <table:table-row table:style-name="ro1">
          <table:table-cell table:style-name="ce1" office:value-type="float" office:value="1627.14255" calcext:value-type="float">
            <text:p>1627,14255</text:p>
          </table:table-cell>
          <table:table-cell table:style-name="ce1" office:value-type="float" office:value="-43.660387" calcext:value-type="float">
            <text:p>-43,660387</text:p>
          </table:table-cell>
          <table:table-cell table:number-columns-repeated="62"/>
        </table:table-row>
        <table:table-row table:style-name="ro1">
          <table:table-cell table:style-name="ce1" office:value-type="float" office:value="1627.0475" calcext:value-type="float">
            <text:p>1627,0475</text:p>
          </table:table-cell>
          <table:table-cell table:style-name="ce1" office:value-type="float" office:value="-43.339362" calcext:value-type="float">
            <text:p>-43,339362</text:p>
          </table:table-cell>
          <table:table-cell table:number-columns-repeated="62"/>
        </table:table-row>
        <table:table-row table:style-name="ro1">
          <table:table-cell table:style-name="ce1" office:value-type="float" office:value="1626.9263" calcext:value-type="float">
            <text:p>1626,9263</text:p>
          </table:table-cell>
          <table:table-cell table:style-name="ce1" office:value-type="float" office:value="-42.88365" calcext:value-type="float">
            <text:p>-42,88365</text:p>
          </table:table-cell>
          <table:table-cell table:number-columns-repeated="62"/>
        </table:table-row>
        <table:table-row table:style-name="ro1">
          <table:table-cell table:style-name="ce1" office:value-type="float" office:value="1626.77515" calcext:value-type="float">
            <text:p>1626,77515</text:p>
          </table:table-cell>
          <table:table-cell table:style-name="ce1" office:value-type="float" office:value="-42.88365" calcext:value-type="float">
            <text:p>-42,88365</text:p>
          </table:table-cell>
          <table:table-cell table:number-columns-repeated="62"/>
        </table:table-row>
        <table:table-row table:style-name="ro1">
          <table:table-cell table:style-name="ce1" office:value-type="float" office:value="1626.6138" calcext:value-type="float">
            <text:p>1626,6138</text:p>
          </table:table-cell>
          <table:table-cell table:style-name="ce1" office:value-type="float" office:value="-43.00416" calcext:value-type="float">
            <text:p>-43,00416</text:p>
          </table:table-cell>
          <table:table-cell table:number-columns-repeated="62"/>
        </table:table-row>
        <table:table-row table:style-name="ro1">
          <table:table-cell table:style-name="ce1" office:value-type="float" office:value="1626.45245" calcext:value-type="float">
            <text:p>1626,45245</text:p>
          </table:table-cell>
          <table:table-cell table:style-name="ce1" office:value-type="float" office:value="-43.314045" calcext:value-type="float">
            <text:p>-43,314045</text:p>
          </table:table-cell>
          <table:table-cell table:number-columns-repeated="62"/>
        </table:table-row>
        <table:table-row table:style-name="ro1">
          <table:table-cell table:style-name="ce1" office:value-type="float" office:value="1626.2911" calcext:value-type="float">
            <text:p>1626,2911</text:p>
          </table:table-cell>
          <table:table-cell table:style-name="ce1" office:value-type="float" office:value="-43.727224" calcext:value-type="float">
            <text:p>-43,727224</text:p>
          </table:table-cell>
          <table:table-cell table:number-columns-repeated="62"/>
        </table:table-row>
        <table:table-row table:style-name="ro1">
          <table:table-cell table:style-name="ce1" office:value-type="float" office:value="1626.1335" calcext:value-type="float">
            <text:p>1626,1335</text:p>
          </table:table-cell>
          <table:table-cell table:style-name="ce1" office:value-type="float" office:value="-43.774821" calcext:value-type="float">
            <text:p>-43,774821</text:p>
          </table:table-cell>
          <table:table-cell table:number-columns-repeated="62"/>
        </table:table-row>
        <table:table-row table:style-name="ro1">
          <table:table-cell table:style-name="ce1" office:value-type="float" office:value="1625.99045" calcext:value-type="float">
            <text:p>1625,99045</text:p>
          </table:table-cell>
          <table:table-cell table:style-name="ce1" office:value-type="float" office:value="-44.288257" calcext:value-type="float">
            <text:p>-44,288257</text:p>
          </table:table-cell>
          <table:table-cell table:number-columns-repeated="62"/>
        </table:table-row>
        <table:table-row table:style-name="ro1">
          <table:table-cell table:style-name="ce1" office:value-type="float" office:value="1625.8655" calcext:value-type="float">
            <text:p>1625,8655</text:p>
          </table:table-cell>
          <table:table-cell table:style-name="ce1" office:value-type="float" office:value="-44.467504" calcext:value-type="float">
            <text:p>-44,467504</text:p>
          </table:table-cell>
          <table:table-cell table:number-columns-repeated="62"/>
        </table:table-row>
        <table:table-row table:style-name="ro1">
          <table:table-cell table:style-name="ce1" office:value-type="float" office:value="1625.74785" calcext:value-type="float">
            <text:p>1625,74785</text:p>
          </table:table-cell>
          <table:table-cell table:style-name="ce1" office:value-type="float" office:value="-44.623459" calcext:value-type="float">
            <text:p>-44,623459</text:p>
          </table:table-cell>
          <table:table-cell table:number-columns-repeated="62"/>
        </table:table-row>
        <table:table-row table:style-name="ro1">
          <table:table-cell table:style-name="ce1" office:value-type="float" office:value="1625.63025" calcext:value-type="float">
            <text:p>1625,63025</text:p>
          </table:table-cell>
          <table:table-cell table:style-name="ce1" office:value-type="float" office:value="-44.380413" calcext:value-type="float">
            <text:p>-44,380413</text:p>
          </table:table-cell>
          <table:table-cell table:number-columns-repeated="62"/>
        </table:table-row>
        <table:table-row table:style-name="ro1">
          <table:table-cell table:style-name="ce1" office:value-type="float" office:value="1625.51265" calcext:value-type="float">
            <text:p>1625,51265</text:p>
          </table:table-cell>
          <table:table-cell table:style-name="ce1" office:value-type="float" office:value="-44.222432" calcext:value-type="float">
            <text:p>-44,222432</text:p>
          </table:table-cell>
          <table:table-cell table:number-columns-repeated="62"/>
        </table:table-row>
        <table:table-row table:style-name="ro1">
          <table:table-cell table:style-name="ce1" office:value-type="float" office:value="1625.395" calcext:value-type="float">
            <text:p>1625,395</text:p>
          </table:table-cell>
          <table:table-cell table:style-name="ce1" office:value-type="float" office:value="-43.805202" calcext:value-type="float">
            <text:p>-43,805202</text:p>
          </table:table-cell>
          <table:table-cell table:number-columns-repeated="62"/>
        </table:table-row>
        <table:table-row table:style-name="ro1">
          <table:table-cell table:style-name="ce1" office:value-type="float" office:value="1625.2774" calcext:value-type="float">
            <text:p>1625,2774</text:p>
          </table:table-cell>
          <table:table-cell table:style-name="ce1" office:value-type="float" office:value="-43.276575" calcext:value-type="float">
            <text:p>-43,276575</text:p>
          </table:table-cell>
          <table:table-cell table:number-columns-repeated="62"/>
        </table:table-row>
        <table:table-row table:style-name="ro1">
          <table:table-cell table:style-name="ce1" office:value-type="float" office:value="1625.15975" calcext:value-type="float">
            <text:p>1625,15975</text:p>
          </table:table-cell>
          <table:table-cell table:style-name="ce1" office:value-type="float" office:value="-42.558575" calcext:value-type="float">
            <text:p>-42,558575</text:p>
          </table:table-cell>
          <table:table-cell table:number-columns-repeated="62"/>
        </table:table-row>
        <table:table-row table:style-name="ro1">
          <table:table-cell table:style-name="ce1" office:value-type="float" office:value="1625.0421" calcext:value-type="float">
            <text:p>1625,0421</text:p>
          </table:table-cell>
          <table:table-cell table:style-name="ce1" office:value-type="float" office:value="-41.866904" calcext:value-type="float">
            <text:p>-41,866904</text:p>
          </table:table-cell>
          <table:table-cell table:number-columns-repeated="62"/>
        </table:table-row>
        <table:table-row table:style-name="ro1">
          <table:table-cell table:style-name="ce1" office:value-type="float" office:value="1624.9245" calcext:value-type="float">
            <text:p>1624,9245</text:p>
          </table:table-cell>
          <table:table-cell table:style-name="ce1" office:value-type="float" office:value="-41.531702" calcext:value-type="float">
            <text:p>-41,531702</text:p>
          </table:table-cell>
          <table:table-cell table:number-columns-repeated="62"/>
        </table:table-row>
        <table:table-row table:style-name="ro1">
          <table:table-cell table:style-name="ce1" office:value-type="float" office:value="1624.80685" calcext:value-type="float">
            <text:p>1624,80685</text:p>
          </table:table-cell>
          <table:table-cell table:style-name="ce1" office:value-type="float" office:value="-41.404102" calcext:value-type="float">
            <text:p>-41,404102</text:p>
          </table:table-cell>
          <table:table-cell table:number-columns-repeated="62"/>
        </table:table-row>
        <table:table-row table:style-name="ro1">
          <table:table-cell table:style-name="ce1" office:value-type="float" office:value="1624.6892" calcext:value-type="float">
            <text:p>1624,6892</text:p>
          </table:table-cell>
          <table:table-cell table:style-name="ce1" office:value-type="float" office:value="-43.831532" calcext:value-type="float">
            <text:p>-43,831532</text:p>
          </table:table-cell>
          <table:table-cell table:number-columns-repeated="62"/>
        </table:table-row>
        <table:table-row table:style-name="ro1">
          <table:table-cell table:style-name="ce1" office:value-type="float" office:value="1624.5716" calcext:value-type="float">
            <text:p>1624,5716</text:p>
          </table:table-cell>
          <table:table-cell table:style-name="ce1" office:value-type="float" office:value="-43.271512" calcext:value-type="float">
            <text:p>-43,271512</text:p>
          </table:table-cell>
          <table:table-cell table:number-columns-repeated="62"/>
        </table:table-row>
        <table:table-row table:style-name="ro1">
          <table:table-cell table:style-name="ce1" office:value-type="float" office:value="1624.454" calcext:value-type="float">
            <text:p>1624,454</text:p>
          </table:table-cell>
          <table:table-cell table:style-name="ce1" office:value-type="float" office:value="-43.229991" calcext:value-type="float">
            <text:p>-43,229991</text:p>
          </table:table-cell>
          <table:table-cell table:number-columns-repeated="62"/>
        </table:table-row>
        <table:table-row table:style-name="ro1">
          <table:table-cell table:style-name="ce1" office:value-type="float" office:value="1624.3364" calcext:value-type="float">
            <text:p>1624,3364</text:p>
          </table:table-cell>
          <table:table-cell table:style-name="ce1" office:value-type="float" office:value="-43.336324" calcext:value-type="float">
            <text:p>-43,336324</text:p>
          </table:table-cell>
          <table:table-cell table:number-columns-repeated="62"/>
        </table:table-row>
        <table:table-row table:style-name="ro1">
          <table:table-cell table:style-name="ce1" office:value-type="float" office:value="1624.21875" calcext:value-type="float">
            <text:p>1624,21875</text:p>
          </table:table-cell>
          <table:table-cell table:style-name="ce1" office:value-type="float" office:value="-43.413289" calcext:value-type="float">
            <text:p>-43,413289</text:p>
          </table:table-cell>
          <table:table-cell table:number-columns-repeated="62"/>
        </table:table-row>
        <table:table-row table:style-name="ro1">
          <table:table-cell table:style-name="ce1" office:value-type="float" office:value="1624.0994" calcext:value-type="float">
            <text:p>1624,0994</text:p>
          </table:table-cell>
          <table:table-cell table:style-name="ce1" office:value-type="float" office:value="-43.351515" calcext:value-type="float">
            <text:p>-43,351515</text:p>
          </table:table-cell>
          <table:table-cell table:number-columns-repeated="62"/>
        </table:table-row>
        <table:table-row table:style-name="ro1">
          <table:table-cell table:style-name="ce1" office:value-type="float" office:value="1623.9674" calcext:value-type="float">
            <text:p>1623,9674</text:p>
          </table:table-cell>
          <table:table-cell table:style-name="ce1" office:value-type="float" office:value="-43.745453" calcext:value-type="float">
            <text:p>-43,745453</text:p>
          </table:table-cell>
          <table:table-cell table:number-columns-repeated="62"/>
        </table:table-row>
        <table:table-row table:style-name="ro1">
          <table:table-cell table:style-name="ce1" office:value-type="float" office:value="1623.8147" calcext:value-type="float">
            <text:p>1623,8147</text:p>
          </table:table-cell>
          <table:table-cell table:style-name="ce1" office:value-type="float" office:value="-41.657276" calcext:value-type="float">
            <text:p>-41,657276</text:p>
          </table:table-cell>
          <table:table-cell table:number-columns-repeated="62"/>
        </table:table-row>
        <table:table-row table:style-name="ro1">
          <table:table-cell table:style-name="ce1" office:value-type="float" office:value="1623.6523" calcext:value-type="float">
            <text:p>1623,6523</text:p>
          </table:table-cell>
          <table:table-cell table:style-name="ce1" office:value-type="float" office:value="-46.985064" calcext:value-type="float">
            <text:p>-46,985064</text:p>
          </table:table-cell>
          <table:table-cell table:number-columns-repeated="62"/>
        </table:table-row>
        <table:table-row table:style-name="ro1">
          <table:table-cell table:style-name="ce1" office:value-type="float" office:value="1623.48985" calcext:value-type="float">
            <text:p>1623,48985</text:p>
          </table:table-cell>
          <table:table-cell table:style-name="ce1" office:value-type="float" office:value="-45.476149" calcext:value-type="float">
            <text:p>-45,476149</text:p>
          </table:table-cell>
          <table:table-cell table:number-columns-repeated="62"/>
        </table:table-row>
        <table:table-row table:style-name="ro1">
          <table:table-cell table:style-name="ce1" office:value-type="float" office:value="1623.3274" calcext:value-type="float">
            <text:p>1623,3274</text:p>
          </table:table-cell>
          <table:table-cell table:style-name="ce1" office:value-type="float" office:value="-44.485733" calcext:value-type="float">
            <text:p>-44,485733</text:p>
          </table:table-cell>
          <table:table-cell table:number-columns-repeated="62"/>
        </table:table-row>
        <table:table-row table:style-name="ro1">
          <table:table-cell table:style-name="ce1" office:value-type="float" office:value="1623.165" calcext:value-type="float">
            <text:p>1623,165</text:p>
          </table:table-cell>
          <table:table-cell table:style-name="ce1" office:value-type="float" office:value="-44.800152" calcext:value-type="float">
            <text:p>-44,800152</text:p>
          </table:table-cell>
          <table:table-cell table:number-columns-repeated="62"/>
        </table:table-row>
        <table:table-row table:style-name="ro1">
          <table:table-cell table:style-name="ce1" office:value-type="float" office:value="1623.00945" calcext:value-type="float">
            <text:p>1623,00945</text:p>
          </table:table-cell>
          <table:table-cell table:style-name="ce1" office:value-type="float" office:value="-44.933417" calcext:value-type="float">
            <text:p>-44,933417</text:p>
          </table:table-cell>
          <table:table-cell table:number-columns-repeated="62"/>
        </table:table-row>
        <table:table-row table:style-name="ro1">
          <table:table-cell table:style-name="ce1" office:value-type="float" office:value="1622.8663" calcext:value-type="float">
            <text:p>1622,8663</text:p>
          </table:table-cell>
          <table:table-cell table:style-name="ce1" office:value-type="float" office:value="-44.713375" calcext:value-type="float">
            <text:p>-44,713375</text:p>
          </table:table-cell>
          <table:table-cell table:number-columns-repeated="62"/>
        </table:table-row>
        <table:table-row table:style-name="ro1">
          <table:table-cell table:style-name="ce1" office:value-type="float" office:value="1622.72925" calcext:value-type="float">
            <text:p>1622,72925</text:p>
          </table:table-cell>
          <table:table-cell table:style-name="ce1" office:value-type="float" office:value="-44.682383" calcext:value-type="float">
            <text:p>-44,682383</text:p>
          </table:table-cell>
          <table:table-cell table:number-columns-repeated="62"/>
        </table:table-row>
        <table:table-row table:style-name="ro1">
          <table:table-cell table:style-name="ce1" office:value-type="float" office:value="1622.59275" calcext:value-type="float">
            <text:p>1622,59275</text:p>
          </table:table-cell>
          <table:table-cell table:style-name="ce1" office:value-type="float" office:value="-44.703044" calcext:value-type="float">
            <text:p>-44,703044</text:p>
          </table:table-cell>
          <table:table-cell table:number-columns-repeated="62"/>
        </table:table-row>
        <table:table-row table:style-name="ro1">
          <table:table-cell table:style-name="ce1" office:value-type="float" office:value="1622.4563" calcext:value-type="float">
            <text:p>1622,4563</text:p>
          </table:table-cell>
          <table:table-cell table:style-name="ce1" office:value-type="float" office:value="-44.591473" calcext:value-type="float">
            <text:p>-44,591473</text:p>
          </table:table-cell>
          <table:table-cell table:number-columns-repeated="62"/>
        </table:table-row>
        <table:table-row table:style-name="ro1">
          <table:table-cell table:style-name="ce1" office:value-type="float" office:value="1622.1834" calcext:value-type="float">
            <text:p>1622,1834</text:p>
          </table:table-cell>
          <table:table-cell table:style-name="ce1" office:value-type="float" office:value="-43.877327" calcext:value-type="float">
            <text:p>-43,877327</text:p>
          </table:table-cell>
          <table:table-cell table:number-columns-repeated="62"/>
        </table:table-row>
        <table:table-row table:style-name="ro1">
          <table:table-cell table:style-name="ce1" office:value-type="float" office:value="1622.0477" calcext:value-type="float">
            <text:p>1622,0477</text:p>
          </table:table-cell>
          <table:table-cell table:style-name="ce1" office:value-type="float" office:value="-43.854966" calcext:value-type="float">
            <text:p>-43,854966</text:p>
          </table:table-cell>
          <table:table-cell table:number-columns-repeated="62"/>
        </table:table-row>
        <table:table-row table:style-name="ro1">
          <table:table-cell table:style-name="ce1" office:value-type="float" office:value="1621.91685" calcext:value-type="float">
            <text:p>1621,91685</text:p>
          </table:table-cell>
          <table:table-cell table:style-name="ce1" office:value-type="float" office:value="-43.921032" calcext:value-type="float">
            <text:p>-43,921032</text:p>
          </table:table-cell>
          <table:table-cell table:number-columns-repeated="62"/>
        </table:table-row>
        <table:table-row table:style-name="ro1">
          <table:table-cell table:style-name="ce1" office:value-type="float" office:value="1621.79005" calcext:value-type="float">
            <text:p>1621,79005</text:p>
          </table:table-cell>
          <table:table-cell table:style-name="ce1" office:value-type="float" office:value="-43.83972" calcext:value-type="float">
            <text:p>-43,83972</text:p>
          </table:table-cell>
          <table:table-cell table:number-columns-repeated="62"/>
        </table:table-row>
        <table:table-row table:style-name="ro1">
          <table:table-cell table:style-name="ce1" office:value-type="float" office:value="1621.6632" calcext:value-type="float">
            <text:p>1621,6632</text:p>
          </table:table-cell>
          <table:table-cell table:style-name="ce1" office:value-type="float" office:value="-43.610013" calcext:value-type="float">
            <text:p>-43,610013</text:p>
          </table:table-cell>
          <table:table-cell table:number-columns-repeated="62"/>
        </table:table-row>
        <table:table-row table:style-name="ro1">
          <table:table-cell table:style-name="ce1" office:value-type="float" office:value="1621.5364" calcext:value-type="float">
            <text:p>1621,5364</text:p>
          </table:table-cell>
          <table:table-cell table:style-name="ce1" office:value-type="float" office:value="-43.424011" calcext:value-type="float">
            <text:p>-43,424011</text:p>
          </table:table-cell>
          <table:table-cell table:number-columns-repeated="62"/>
        </table:table-row>
        <table:table-row table:style-name="ro1">
          <table:table-cell table:style-name="ce1" office:value-type="float" office:value="1621.40965" calcext:value-type="float">
            <text:p>1621,40965</text:p>
          </table:table-cell>
          <table:table-cell table:style-name="ce1" office:value-type="float" office:value="-43.489061" calcext:value-type="float">
            <text:p>-43,489061</text:p>
          </table:table-cell>
          <table:table-cell table:number-columns-repeated="62"/>
        </table:table-row>
        <table:table-row table:style-name="ro1">
          <table:table-cell table:style-name="ce1" office:value-type="float" office:value="1621.28285" calcext:value-type="float">
            <text:p>1621,28285</text:p>
          </table:table-cell>
          <table:table-cell table:style-name="ce1" office:value-type="float" office:value="-43.225812" calcext:value-type="float">
            <text:p>-43,225812</text:p>
          </table:table-cell>
          <table:table-cell table:number-columns-repeated="62"/>
        </table:table-row>
        <table:table-row table:style-name="ro1">
          <table:table-cell table:style-name="ce1" office:value-type="float" office:value="1621.156" calcext:value-type="float">
            <text:p>1621,156</text:p>
          </table:table-cell>
          <table:table-cell table:style-name="ce1" office:value-type="float" office:value="-43.226828" calcext:value-type="float">
            <text:p>-43,226828</text:p>
          </table:table-cell>
          <table:table-cell table:number-columns-repeated="62"/>
        </table:table-row>
        <table:table-row table:style-name="ro1">
          <table:table-cell table:style-name="ce1" office:value-type="float" office:value="1621.03165" calcext:value-type="float">
            <text:p>1621,03165</text:p>
          </table:table-cell>
          <table:table-cell table:style-name="ce1" office:value-type="float" office:value="-43.219714" calcext:value-type="float">
            <text:p>-43,219714</text:p>
          </table:table-cell>
          <table:table-cell table:number-columns-repeated="62"/>
        </table:table-row>
        <table:table-row table:style-name="ro1">
          <table:table-cell table:style-name="ce1" office:value-type="float" office:value="1620.91285" calcext:value-type="float">
            <text:p>1620,91285</text:p>
          </table:table-cell>
          <table:table-cell table:style-name="ce1" office:value-type="float" office:value="-43.061155" calcext:value-type="float">
            <text:p>-43,061155</text:p>
          </table:table-cell>
          <table:table-cell table:number-columns-repeated="62"/>
        </table:table-row>
        <table:table-row table:style-name="ro1">
          <table:table-cell table:style-name="ce1" office:value-type="float" office:value="1620.7979" calcext:value-type="float">
            <text:p>1620,7979</text:p>
          </table:table-cell>
          <table:table-cell table:style-name="ce1" office:value-type="float" office:value="-43.227845" calcext:value-type="float">
            <text:p>-43,227845</text:p>
          </table:table-cell>
          <table:table-cell table:number-columns-repeated="62"/>
        </table:table-row>
        <table:table-row table:style-name="ro1">
          <table:table-cell table:style-name="ce1" office:value-type="float" office:value="1620.6837" calcext:value-type="float">
            <text:p>1620,6837</text:p>
          </table:table-cell>
          <table:table-cell table:style-name="ce1" office:value-type="float" office:value="-43.158729" calcext:value-type="float">
            <text:p>-43,158729</text:p>
          </table:table-cell>
          <table:table-cell table:number-columns-repeated="62"/>
        </table:table-row>
        <table:table-row table:style-name="ro1">
          <table:table-cell table:style-name="ce1" office:value-type="float" office:value="1620.5695" calcext:value-type="float">
            <text:p>1620,5695</text:p>
          </table:table-cell>
          <table:table-cell table:style-name="ce1" office:value-type="float" office:value="-43.172959" calcext:value-type="float">
            <text:p>-43,172959</text:p>
          </table:table-cell>
          <table:table-cell table:number-columns-repeated="62"/>
        </table:table-row>
        <table:table-row table:style-name="ro1">
          <table:table-cell table:style-name="ce1" office:value-type="float" office:value="1620.4553" calcext:value-type="float">
            <text:p>1620,4553</text:p>
          </table:table-cell>
          <table:table-cell table:style-name="ce1" office:value-type="float" office:value="-43.139418" calcext:value-type="float">
            <text:p>-43,139418</text:p>
          </table:table-cell>
          <table:table-cell table:number-columns-repeated="62"/>
        </table:table-row>
        <table:table-row table:style-name="ro1">
          <table:table-cell table:style-name="ce1" office:value-type="float" office:value="1620.3411" calcext:value-type="float">
            <text:p>1620,3411</text:p>
          </table:table-cell>
          <table:table-cell table:style-name="ce1" office:value-type="float" office:value="-42.946301" calcext:value-type="float">
            <text:p>-42,946301</text:p>
          </table:table-cell>
          <table:table-cell table:number-columns-repeated="62"/>
        </table:table-row>
        <table:table-row table:style-name="ro1">
          <table:table-cell table:style-name="ce1" office:value-type="float" office:value="1620.2269" calcext:value-type="float">
            <text:p>1620,2269</text:p>
          </table:table-cell>
          <table:table-cell table:style-name="ce1" office:value-type="float" office:value="-42.957481" calcext:value-type="float">
            <text:p>-42,957481</text:p>
          </table:table-cell>
          <table:table-cell table:number-columns-repeated="62"/>
        </table:table-row>
        <table:table-row table:style-name="ro1">
          <table:table-cell table:style-name="ce1" office:value-type="float" office:value="1620.11245" calcext:value-type="float">
            <text:p>1620,11245</text:p>
          </table:table-cell>
          <table:table-cell table:style-name="ce1" office:value-type="float" office:value="-42.732856" calcext:value-type="float">
            <text:p>-42,732856</text:p>
          </table:table-cell>
          <table:table-cell table:number-columns-repeated="62"/>
        </table:table-row>
        <table:table-row table:style-name="ro1">
          <table:table-cell table:style-name="ce1" office:value-type="float" office:value="1619.95065" calcext:value-type="float">
            <text:p>1619,95065</text:p>
          </table:table-cell>
          <table:table-cell table:style-name="ce1" office:value-type="float" office:value="-42.631216" calcext:value-type="float">
            <text:p>-42,631216</text:p>
          </table:table-cell>
          <table:table-cell table:number-columns-repeated="62"/>
        </table:table-row>
        <table:table-row table:style-name="ro1">
          <table:table-cell table:style-name="ce1" office:value-type="float" office:value="1619.78165" calcext:value-type="float">
            <text:p>1619,78165</text:p>
          </table:table-cell>
          <table:table-cell table:style-name="ce1" office:value-type="float" office:value="-42.79384" calcext:value-type="float">
            <text:p>-42,79384</text:p>
          </table:table-cell>
          <table:table-cell table:number-columns-repeated="62"/>
        </table:table-row>
        <table:table-row table:style-name="ro1">
          <table:table-cell table:style-name="ce1" office:value-type="float" office:value="1619.6526" calcext:value-type="float">
            <text:p>1619,6526</text:p>
          </table:table-cell>
          <table:table-cell table:style-name="ce1" office:value-type="float" office:value="-42.504165" calcext:value-type="float">
            <text:p>-42,504165</text:p>
          </table:table-cell>
          <table:table-cell table:number-columns-repeated="62"/>
        </table:table-row>
        <table:table-row table:style-name="ro1">
          <table:table-cell table:style-name="ce1" office:value-type="float" office:value="1619.52355" calcext:value-type="float">
            <text:p>1619,52355</text:p>
          </table:table-cell>
          <table:table-cell table:style-name="ce1" office:value-type="float" office:value="-42.598691" calcext:value-type="float">
            <text:p>-42,598691</text:p>
          </table:table-cell>
          <table:table-cell table:number-columns-repeated="62"/>
        </table:table-row>
        <table:table-row table:style-name="ro1">
          <table:table-cell table:style-name="ce1" office:value-type="float" office:value="1619.3945" calcext:value-type="float">
            <text:p>1619,3945</text:p>
          </table:table-cell>
          <table:table-cell table:style-name="ce1" office:value-type="float" office:value="-42.505182" calcext:value-type="float">
            <text:p>-42,505182</text:p>
          </table:table-cell>
          <table:table-cell table:number-columns-repeated="62"/>
        </table:table-row>
        <table:table-row table:style-name="ro1">
          <table:table-cell table:style-name="ce1" office:value-type="float" office:value="1619.26545" calcext:value-type="float">
            <text:p>1619,26545</text:p>
          </table:table-cell>
          <table:table-cell table:style-name="ce1" office:value-type="float" office:value="-41.862814" calcext:value-type="float">
            <text:p>-41,862814</text:p>
          </table:table-cell>
          <table:table-cell table:number-columns-repeated="62"/>
        </table:table-row>
        <table:table-row table:style-name="ro1">
          <table:table-cell table:style-name="ce1" office:value-type="float" office:value="1619.13555" calcext:value-type="float">
            <text:p>1619,13555</text:p>
          </table:table-cell>
          <table:table-cell table:style-name="ce1" office:value-type="float" office:value="-41.819109" calcext:value-type="float">
            <text:p>-41,819109</text:p>
          </table:table-cell>
          <table:table-cell table:number-columns-repeated="62"/>
        </table:table-row>
        <table:table-row table:style-name="ro1">
          <table:table-cell table:style-name="ce1" office:value-type="float" office:value="1618.998" calcext:value-type="float">
            <text:p>1618,998</text:p>
          </table:table-cell>
          <table:table-cell table:style-name="ce1" office:value-type="float" office:value="-41.683927" calcext:value-type="float">
            <text:p>-41,683927</text:p>
          </table:table-cell>
          <table:table-cell table:number-columns-repeated="62"/>
        </table:table-row>
        <table:table-row table:style-name="ro1">
          <table:table-cell table:style-name="ce1" office:value-type="float" office:value="1618.84215" calcext:value-type="float">
            <text:p>1618,84215</text:p>
          </table:table-cell>
          <table:table-cell table:style-name="ce1" office:value-type="float" office:value="-42.08744" calcext:value-type="float">
            <text:p>-42,08744</text:p>
          </table:table-cell>
          <table:table-cell table:number-columns-repeated="62"/>
        </table:table-row>
        <table:table-row table:style-name="ro1">
          <table:table-cell table:style-name="ce1" office:value-type="float" office:value="1618.6748" calcext:value-type="float">
            <text:p>1618,6748</text:p>
          </table:table-cell>
          <table:table-cell table:style-name="ce1" office:value-type="float" office:value="-42.516362" calcext:value-type="float">
            <text:p>-42,516362</text:p>
          </table:table-cell>
          <table:table-cell table:number-columns-repeated="62"/>
        </table:table-row>
        <table:table-row table:style-name="ro1">
          <table:table-cell table:style-name="ce1" office:value-type="float" office:value="1618.50745" calcext:value-type="float">
            <text:p>1618,50745</text:p>
          </table:table-cell>
          <table:table-cell table:style-name="ce1" office:value-type="float" office:value="-43.057089" calcext:value-type="float">
            <text:p>-43,057089</text:p>
          </table:table-cell>
          <table:table-cell table:number-columns-repeated="62"/>
        </table:table-row>
        <table:table-row table:style-name="ro1">
          <table:table-cell table:style-name="ce1" office:value-type="float" office:value="1618.3401" calcext:value-type="float">
            <text:p>1618,3401</text:p>
          </table:table-cell>
          <table:table-cell table:style-name="ce1" office:value-type="float" office:value="-43.614078" calcext:value-type="float">
            <text:p>-43,614078</text:p>
          </table:table-cell>
          <table:table-cell table:number-columns-repeated="62"/>
        </table:table-row>
        <table:table-row table:style-name="ro1">
          <table:table-cell table:style-name="ce1" office:value-type="float" office:value="1618.17275" calcext:value-type="float">
            <text:p>1618,17275</text:p>
          </table:table-cell>
          <table:table-cell table:style-name="ce1" office:value-type="float" office:value="-44.123297" calcext:value-type="float">
            <text:p>-44,123297</text:p>
          </table:table-cell>
          <table:table-cell table:number-columns-repeated="62"/>
        </table:table-row>
        <table:table-row table:style-name="ro1">
          <table:table-cell table:style-name="ce1" office:value-type="float" office:value="1618.02025" calcext:value-type="float">
            <text:p>1618,02025</text:p>
          </table:table-cell>
          <table:table-cell table:style-name="ce1" office:value-type="float" office:value="-44.566449" calcext:value-type="float">
            <text:p>-44,566449</text:p>
          </table:table-cell>
          <table:table-cell table:number-columns-repeated="62"/>
        </table:table-row>
        <table:table-row table:style-name="ro1">
          <table:table-cell table:style-name="ce1" office:value-type="float" office:value="1617.89755" calcext:value-type="float">
            <text:p>1617,89755</text:p>
          </table:table-cell>
          <table:table-cell table:style-name="ce1" office:value-type="float" office:value="-45.004519" calcext:value-type="float">
            <text:p>-45,004519</text:p>
          </table:table-cell>
          <table:table-cell table:number-columns-repeated="62"/>
        </table:table-row>
        <table:table-row table:style-name="ro1">
          <table:table-cell table:style-name="ce1" office:value-type="float" office:value="1617.79045" calcext:value-type="float">
            <text:p>1617,79045</text:p>
          </table:table-cell>
          <table:table-cell table:style-name="ce1" office:value-type="float" office:value="-45.235242" calcext:value-type="float">
            <text:p>-45,235242</text:p>
          </table:table-cell>
          <table:table-cell table:number-columns-repeated="62"/>
        </table:table-row>
        <table:table-row table:style-name="ro1">
          <table:table-cell table:style-name="ce1" office:value-type="float" office:value="1617.68395" calcext:value-type="float">
            <text:p>1617,68395</text:p>
          </table:table-cell>
          <table:table-cell table:style-name="ce1" office:value-type="float" office:value="-45.389736" calcext:value-type="float">
            <text:p>-45,389736</text:p>
          </table:table-cell>
          <table:table-cell table:number-columns-repeated="62"/>
        </table:table-row>
        <table:table-row table:style-name="ro1">
          <table:table-cell table:style-name="ce1" office:value-type="float" office:value="1617.57745" calcext:value-type="float">
            <text:p>1617,57745</text:p>
          </table:table-cell>
          <table:table-cell table:style-name="ce1" office:value-type="float" office:value="-45.17934" calcext:value-type="float">
            <text:p>-45,17934</text:p>
          </table:table-cell>
          <table:table-cell table:number-columns-repeated="62"/>
        </table:table-row>
        <table:table-row table:style-name="ro1">
          <table:table-cell table:style-name="ce1" office:value-type="float" office:value="1617.47095" calcext:value-type="float">
            <text:p>1617,47095</text:p>
          </table:table-cell>
          <table:table-cell table:style-name="ce1" office:value-type="float" office:value="-44.951666" calcext:value-type="float">
            <text:p>-44,951666</text:p>
          </table:table-cell>
          <table:table-cell table:number-columns-repeated="62"/>
        </table:table-row>
        <table:table-row table:style-name="ro1">
          <table:table-cell table:style-name="ce1" office:value-type="float" office:value="1617.3645" calcext:value-type="float">
            <text:p>1617,3645</text:p>
          </table:table-cell>
          <table:table-cell table:style-name="ce1" office:value-type="float" office:value="-44.850629" calcext:value-type="float">
            <text:p>-44,850629</text:p>
          </table:table-cell>
          <table:table-cell table:number-columns-repeated="62"/>
        </table:table-row>
        <table:table-row table:style-name="ro1">
          <table:table-cell table:style-name="ce1" office:value-type="float" office:value="1617.25805" calcext:value-type="float">
            <text:p>1617,25805</text:p>
          </table:table-cell>
          <table:table-cell table:style-name="ce1" office:value-type="float" office:value="-45.010617" calcext:value-type="float">
            <text:p>-45,010617</text:p>
          </table:table-cell>
          <table:table-cell table:number-columns-repeated="62"/>
        </table:table-row>
        <table:table-row table:style-name="ro1">
          <table:table-cell table:style-name="ce1" office:value-type="float" office:value="1617.15155" calcext:value-type="float">
            <text:p>1617,15155</text:p>
          </table:table-cell>
          <table:table-cell table:style-name="ce1" office:value-type="float" office:value="-43.317857" calcext:value-type="float">
            <text:p>-43,317857</text:p>
          </table:table-cell>
          <table:table-cell table:number-columns-repeated="62"/>
        </table:table-row>
        <table:table-row table:style-name="ro1">
          <table:table-cell table:style-name="ce1" office:value-type="float" office:value="1617.03715" calcext:value-type="float">
            <text:p>1617,03715</text:p>
          </table:table-cell>
          <table:table-cell table:style-name="ce1" office:value-type="float" office:value="-43.642426" calcext:value-type="float">
            <text:p>-43,642426</text:p>
          </table:table-cell>
          <table:table-cell table:number-columns-repeated="62"/>
        </table:table-row>
        <table:table-row table:style-name="ro1">
          <table:table-cell table:style-name="ce1" office:value-type="float" office:value="1616.8767" calcext:value-type="float">
            <text:p>1616,8767</text:p>
          </table:table-cell>
          <table:table-cell table:style-name="ce1" office:value-type="float" office:value="-43.378881" calcext:value-type="float">
            <text:p>-43,378881</text:p>
          </table:table-cell>
          <table:table-cell table:number-columns-repeated="62"/>
        </table:table-row>
        <table:table-row table:style-name="ro1">
          <table:table-cell table:style-name="ce1" office:value-type="float" office:value="1616.67405" calcext:value-type="float">
            <text:p>1616,67405</text:p>
          </table:table-cell>
          <table:table-cell table:style-name="ce1" office:value-type="float" office:value="-43.455712" calcext:value-type="float">
            <text:p>-43,455712</text:p>
          </table:table-cell>
          <table:table-cell table:number-columns-repeated="62"/>
        </table:table-row>
        <table:table-row table:style-name="ro1">
          <table:table-cell table:style-name="ce1" office:value-type="float" office:value="1616.4673" calcext:value-type="float">
            <text:p>1616,4673</text:p>
          </table:table-cell>
          <table:table-cell table:style-name="ce1" office:value-type="float" office:value="-43.390524" calcext:value-type="float">
            <text:p>-43,390524</text:p>
          </table:table-cell>
          <table:table-cell table:number-columns-repeated="62"/>
        </table:table-row>
        <table:table-row table:style-name="ro1">
          <table:table-cell table:style-name="ce1" office:value-type="float" office:value="1616.26075" calcext:value-type="float">
            <text:p>1616,26075</text:p>
          </table:table-cell>
          <table:table-cell table:style-name="ce1" office:value-type="float" office:value="-43.436984" calcext:value-type="float">
            <text:p>-43,436984</text:p>
          </table:table-cell>
          <table:table-cell table:number-columns-repeated="62"/>
        </table:table-row>
        <table:table-row table:style-name="ro1">
          <table:table-cell table:style-name="ce1" office:value-type="float" office:value="1616.0605" calcext:value-type="float">
            <text:p>1616,0605</text:p>
          </table:table-cell>
          <table:table-cell table:style-name="ce1" office:value-type="float" office:value="-42.963196" calcext:value-type="float">
            <text:p>-42,963196</text:p>
          </table:table-cell>
          <table:table-cell table:number-columns-repeated="62"/>
        </table:table-row>
        <table:table-row table:style-name="ro1">
          <table:table-cell table:style-name="ce1" office:value-type="float" office:value="1615.887" calcext:value-type="float">
            <text:p>1615,887</text:p>
          </table:table-cell>
          <table:table-cell table:style-name="ce1" office:value-type="float" office:value="-42.773397" calcext:value-type="float">
            <text:p>-42,773397</text:p>
          </table:table-cell>
          <table:table-cell table:number-columns-repeated="62"/>
        </table:table-row>
        <table:table-row table:style-name="ro1">
          <table:table-cell table:style-name="ce1" office:value-type="float" office:value="1615.73425" calcext:value-type="float">
            <text:p>1615,73425</text:p>
          </table:table-cell>
          <table:table-cell table:style-name="ce1" office:value-type="float" office:value="-43.069375" calcext:value-type="float">
            <text:p>-43,069375</text:p>
          </table:table-cell>
          <table:table-cell table:number-columns-repeated="62"/>
        </table:table-row>
        <table:table-row table:style-name="ro1">
          <table:table-cell table:style-name="ce1" office:value-type="float" office:value="1615.5815" calcext:value-type="float">
            <text:p>1615,5815</text:p>
          </table:table-cell>
          <table:table-cell table:style-name="ce1" office:value-type="float" office:value="-43.085897" calcext:value-type="float">
            <text:p>-43,085897</text:p>
          </table:table-cell>
          <table:table-cell table:number-columns-repeated="62"/>
        </table:table-row>
        <table:table-row table:style-name="ro1">
          <table:table-cell table:style-name="ce1" office:value-type="float" office:value="1615.4287" calcext:value-type="float">
            <text:p>1615,4287</text:p>
          </table:table-cell>
          <table:table-cell table:style-name="ce1" office:value-type="float" office:value="-44.179583" calcext:value-type="float">
            <text:p>-44,179583</text:p>
          </table:table-cell>
          <table:table-cell table:number-columns-repeated="62"/>
        </table:table-row>
        <table:table-row table:style-name="ro1">
          <table:table-cell table:style-name="ce1" office:value-type="float" office:value="1615.2759" calcext:value-type="float">
            <text:p>1615,2759</text:p>
          </table:table-cell>
          <table:table-cell table:style-name="ce1" office:value-type="float" office:value="-43.481993" calcext:value-type="float">
            <text:p>-43,481993</text:p>
          </table:table-cell>
          <table:table-cell table:number-columns-repeated="62"/>
        </table:table-row>
        <table:table-row table:style-name="ro1">
          <table:table-cell table:style-name="ce1" office:value-type="float" office:value="1615.12345" calcext:value-type="float">
            <text:p>1615,12345</text:p>
          </table:table-cell>
          <table:table-cell table:style-name="ce1" office:value-type="float" office:value="-43.666536" calcext:value-type="float">
            <text:p>-43,666536</text:p>
          </table:table-cell>
          <table:table-cell table:number-columns-repeated="62"/>
        </table:table-row>
        <table:table-row table:style-name="ro1">
          <table:table-cell table:style-name="ce1" office:value-type="float" office:value="1614.97285" calcext:value-type="float">
            <text:p>1614,97285</text:p>
          </table:table-cell>
          <table:table-cell table:style-name="ce1" office:value-type="float" office:value="-43.885486" calcext:value-type="float">
            <text:p>-43,885486</text:p>
          </table:table-cell>
          <table:table-cell table:number-columns-repeated="62"/>
        </table:table-row>
        <table:table-row table:style-name="ro1">
          <table:table-cell table:style-name="ce1" office:value-type="float" office:value="1614.82505" calcext:value-type="float">
            <text:p>1614,82505</text:p>
          </table:table-cell>
          <table:table-cell table:style-name="ce1" office:value-type="float" office:value="-43.985902" calcext:value-type="float">
            <text:p>-43,985902</text:p>
          </table:table-cell>
          <table:table-cell table:number-columns-repeated="62"/>
        </table:table-row>
        <table:table-row table:style-name="ro1">
          <table:table-cell table:style-name="ce1" office:value-type="float" office:value="1614.6786" calcext:value-type="float">
            <text:p>1614,6786</text:p>
          </table:table-cell>
          <table:table-cell table:style-name="ce1" office:value-type="float" office:value="-43.956187" calcext:value-type="float">
            <text:p>-43,956187</text:p>
          </table:table-cell>
          <table:table-cell table:number-columns-repeated="62"/>
        </table:table-row>
        <table:table-row table:style-name="ro1">
          <table:table-cell table:style-name="ce1" office:value-type="float" office:value="1614.5322" calcext:value-type="float">
            <text:p>1614,5322</text:p>
          </table:table-cell>
          <table:table-cell table:style-name="ce1" office:value-type="float" office:value="-44.042258" calcext:value-type="float">
            <text:p>-44,042258</text:p>
          </table:table-cell>
          <table:table-cell table:number-columns-repeated="62"/>
        </table:table-row>
        <table:table-row table:style-name="ro1">
          <table:table-cell table:style-name="ce1" office:value-type="float" office:value="1614.3858" calcext:value-type="float">
            <text:p>1614,3858</text:p>
          </table:table-cell>
          <table:table-cell table:style-name="ce1" office:value-type="float" office:value="-44.299447" calcext:value-type="float">
            <text:p>-44,299447</text:p>
          </table:table-cell>
          <table:table-cell table:number-columns-repeated="62"/>
        </table:table-row>
        <table:table-row table:style-name="ro1">
          <table:table-cell table:style-name="ce1" office:value-type="float" office:value="1614.2394" calcext:value-type="float">
            <text:p>1614,2394</text:p>
          </table:table-cell>
          <table:table-cell table:style-name="ce1" office:value-type="float" office:value="-44.085293" calcext:value-type="float">
            <text:p>-44,085293</text:p>
          </table:table-cell>
          <table:table-cell table:number-columns-repeated="62"/>
        </table:table-row>
        <table:table-row table:style-name="ro1">
          <table:table-cell table:style-name="ce1" office:value-type="float" office:value="1614.0941" calcext:value-type="float">
            <text:p>1614,0941</text:p>
          </table:table-cell>
          <table:table-cell table:style-name="ce1" office:value-type="float" office:value="-44.014592" calcext:value-type="float">
            <text:p>-44,014592</text:p>
          </table:table-cell>
          <table:table-cell table:number-columns-repeated="62"/>
        </table:table-row>
        <table:table-row table:style-name="ro1">
          <table:table-cell table:style-name="ce1" office:value-type="float" office:value="1613.9547" calcext:value-type="float">
            <text:p>1613,9547</text:p>
          </table:table-cell>
          <table:table-cell table:style-name="ce1" office:value-type="float" office:value="-44.127304" calcext:value-type="float">
            <text:p>-44,127304</text:p>
          </table:table-cell>
          <table:table-cell table:number-columns-repeated="62"/>
        </table:table-row>
        <table:table-row table:style-name="ro1">
          <table:table-cell table:style-name="ce1" office:value-type="float" office:value="1613.8223" calcext:value-type="float">
            <text:p>1613,8223</text:p>
          </table:table-cell>
          <table:table-cell table:style-name="ce1" office:value-type="float" office:value="-44.166241" calcext:value-type="float">
            <text:p>-44,166241</text:p>
          </table:table-cell>
          <table:table-cell table:number-columns-repeated="62"/>
        </table:table-row>
        <table:table-row table:style-name="ro1">
          <table:table-cell table:style-name="ce1" office:value-type="float" office:value="1613.69215" calcext:value-type="float">
            <text:p>1613,69215</text:p>
          </table:table-cell>
          <table:table-cell table:style-name="ce1" office:value-type="float" office:value="-44.192882" calcext:value-type="float">
            <text:p>-44,192882</text:p>
          </table:table-cell>
          <table:table-cell table:number-columns-repeated="62"/>
        </table:table-row>
        <table:table-row table:style-name="ro1">
          <table:table-cell table:style-name="ce1" office:value-type="float" office:value="1613.562" calcext:value-type="float">
            <text:p>1613,562</text:p>
          </table:table-cell>
          <table:table-cell table:style-name="ce1" office:value-type="float" office:value="-43.681579" calcext:value-type="float">
            <text:p>-43,681579</text:p>
          </table:table-cell>
          <table:table-cell table:number-columns-repeated="62"/>
        </table:table-row>
        <table:table-row table:style-name="ro1">
          <table:table-cell table:style-name="ce1" office:value-type="float" office:value="1613.4318" calcext:value-type="float">
            <text:p>1613,4318</text:p>
          </table:table-cell>
          <table:table-cell table:style-name="ce1" office:value-type="float" office:value="-44.195956" calcext:value-type="float">
            <text:p>-44,195956</text:p>
          </table:table-cell>
          <table:table-cell table:number-columns-repeated="62"/>
        </table:table-row>
        <table:table-row table:style-name="ro1">
          <table:table-cell table:style-name="ce1" office:value-type="float" office:value="1613.30165" calcext:value-type="float">
            <text:p>1613,30165</text:p>
          </table:table-cell>
          <table:table-cell table:style-name="ce1" office:value-type="float" office:value="-44.222597" calcext:value-type="float">
            <text:p>-44,222597</text:p>
          </table:table-cell>
          <table:table-cell table:number-columns-repeated="62"/>
        </table:table-row>
        <table:table-row table:style-name="ro1">
          <table:table-cell table:style-name="ce1" office:value-type="float" office:value="1613.1715" calcext:value-type="float">
            <text:p>1613,1715</text:p>
          </table:table-cell>
          <table:table-cell table:style-name="ce1" office:value-type="float" office:value="-43.759453" calcext:value-type="float">
            <text:p>-43,759453</text:p>
          </table:table-cell>
          <table:table-cell table:number-columns-repeated="62"/>
        </table:table-row>
        <table:table-row table:style-name="ro1">
          <table:table-cell table:style-name="ce1" office:value-type="float" office:value="1613.04135" calcext:value-type="float">
            <text:p>1613,04135</text:p>
          </table:table-cell>
          <table:table-cell table:style-name="ce1" office:value-type="float" office:value="-43.61805" calcext:value-type="float">
            <text:p>-43,61805</text:p>
          </table:table-cell>
          <table:table-cell table:number-columns-repeated="62"/>
        </table:table-row>
        <table:table-row table:style-name="ro1">
          <table:table-cell table:style-name="ce1" office:value-type="float" office:value="1612.9112" calcext:value-type="float">
            <text:p>1612,9112</text:p>
          </table:table-cell>
          <table:table-cell table:style-name="ce1" office:value-type="float" office:value="-43.23278" calcext:value-type="float">
            <text:p>-43,23278</text:p>
          </table:table-cell>
          <table:table-cell table:number-columns-repeated="62"/>
        </table:table-row>
        <table:table-row table:style-name="ro1">
          <table:table-cell table:style-name="ce1" office:value-type="float" office:value="1612.78015" calcext:value-type="float">
            <text:p>1612,78015</text:p>
          </table:table-cell>
          <table:table-cell table:style-name="ce1" office:value-type="float" office:value="-42.531915" calcext:value-type="float">
            <text:p>-42,531915</text:p>
          </table:table-cell>
          <table:table-cell table:number-columns-repeated="62"/>
        </table:table-row>
        <table:table-row table:style-name="ro1">
          <table:table-cell table:style-name="ce1" office:value-type="float" office:value="1612.6483" calcext:value-type="float">
            <text:p>1612,6483</text:p>
          </table:table-cell>
          <table:table-cell table:style-name="ce1" office:value-type="float" office:value="-42.22042" calcext:value-type="float">
            <text:p>-42,22042</text:p>
          </table:table-cell>
          <table:table-cell table:number-columns-repeated="62"/>
        </table:table-row>
        <table:table-row table:style-name="ro1">
          <table:table-cell table:style-name="ce1" office:value-type="float" office:value="1612.51645" calcext:value-type="float">
            <text:p>1612,51645</text:p>
          </table:table-cell>
          <table:table-cell table:style-name="ce1" office:value-type="float" office:value="-41.970404" calcext:value-type="float">
            <text:p>-41,970404</text:p>
          </table:table-cell>
          <table:table-cell table:number-columns-repeated="62"/>
        </table:table-row>
        <table:table-row table:style-name="ro1">
          <table:table-cell table:style-name="ce1" office:value-type="float" office:value="1612.38455" calcext:value-type="float">
            <text:p>1612,38455</text:p>
          </table:table-cell>
          <table:table-cell table:style-name="ce1" office:value-type="float" office:value="-41.874086" calcext:value-type="float">
            <text:p>-41,874086</text:p>
          </table:table-cell>
          <table:table-cell table:number-columns-repeated="62"/>
        </table:table-row>
        <table:table-row table:style-name="ro1">
          <table:table-cell table:style-name="ce1" office:value-type="float" office:value="1612.2527" calcext:value-type="float">
            <text:p>1612,2527</text:p>
          </table:table-cell>
          <table:table-cell table:style-name="ce1" office:value-type="float" office:value="-41.896628" calcext:value-type="float">
            <text:p>-41,896628</text:p>
          </table:table-cell>
          <table:table-cell table:number-columns-repeated="62"/>
        </table:table-row>
        <table:table-row table:style-name="ro1">
          <table:table-cell table:style-name="ce1" office:value-type="float" office:value="1612.1209" calcext:value-type="float">
            <text:p>1612,1209</text:p>
          </table:table-cell>
          <table:table-cell table:style-name="ce1" office:value-type="float" office:value="-42.025735" calcext:value-type="float">
            <text:p>-42,025735</text:p>
          </table:table-cell>
          <table:table-cell table:number-columns-repeated="62"/>
        </table:table-row>
        <table:table-row table:style-name="ro1">
          <table:table-cell table:style-name="ce1" office:value-type="float" office:value="1611.98905" calcext:value-type="float">
            <text:p>1611,98905</text:p>
          </table:table-cell>
          <table:table-cell table:style-name="ce1" office:value-type="float" office:value="-42.306491" calcext:value-type="float">
            <text:p>-42,306491</text:p>
          </table:table-cell>
          <table:table-cell table:number-columns-repeated="62"/>
        </table:table-row>
        <table:table-row table:style-name="ro1">
          <table:table-cell table:style-name="ce1" office:value-type="float" office:value="1611.8572" calcext:value-type="float">
            <text:p>1611,8572</text:p>
          </table:table-cell>
          <table:table-cell table:style-name="ce1" office:value-type="float" office:value="-42.654874" calcext:value-type="float">
            <text:p>-42,654874</text:p>
          </table:table-cell>
          <table:table-cell table:number-columns-repeated="62"/>
        </table:table-row>
        <table:table-row table:style-name="ro1">
          <table:table-cell table:style-name="ce1" office:value-type="float" office:value="1611.72535" calcext:value-type="float">
            <text:p>1611,72535</text:p>
          </table:table-cell>
          <table:table-cell table:style-name="ce1" office:value-type="float" office:value="-43.213311" calcext:value-type="float">
            <text:p>-43,213311</text:p>
          </table:table-cell>
          <table:table-cell table:number-columns-repeated="62"/>
        </table:table-row>
        <table:table-row table:style-name="ro1">
          <table:table-cell table:style-name="ce1" office:value-type="float" office:value="1611.59345" calcext:value-type="float">
            <text:p>1611,59345</text:p>
          </table:table-cell>
          <table:table-cell table:style-name="ce1" office:value-type="float" office:value="-43.712319" calcext:value-type="float">
            <text:p>-43,712319</text:p>
          </table:table-cell>
          <table:table-cell table:number-columns-repeated="62"/>
        </table:table-row>
        <table:table-row table:style-name="ro1">
          <table:table-cell table:style-name="ce1" office:value-type="float" office:value="1611.4616" calcext:value-type="float">
            <text:p>1611,4616</text:p>
          </table:table-cell>
          <table:table-cell table:style-name="ce1" office:value-type="float" office:value="-44.224647" calcext:value-type="float">
            <text:p>-44,224647</text:p>
          </table:table-cell>
          <table:table-cell table:number-columns-repeated="62"/>
        </table:table-row>
        <table:table-row table:style-name="ro1">
          <table:table-cell table:style-name="ce1" office:value-type="float" office:value="1611.32975" calcext:value-type="float">
            <text:p>1611,32975</text:p>
          </table:table-cell>
          <table:table-cell table:style-name="ce1" office:value-type="float" office:value="-44.422405" calcext:value-type="float">
            <text:p>-44,422405</text:p>
          </table:table-cell>
          <table:table-cell table:number-columns-repeated="62"/>
        </table:table-row>
        <table:table-row table:style-name="ro1">
          <table:table-cell table:style-name="ce1" office:value-type="float" office:value="1611.19785" calcext:value-type="float">
            <text:p>1611,19785</text:p>
          </table:table-cell>
          <table:table-cell table:style-name="ce1" office:value-type="float" office:value="-44.539216" calcext:value-type="float">
            <text:p>-44,539216</text:p>
          </table:table-cell>
          <table:table-cell table:number-columns-repeated="62"/>
        </table:table-row>
        <table:table-row table:style-name="ro1">
          <table:table-cell table:style-name="ce1" office:value-type="float" office:value="1611.0645" calcext:value-type="float">
            <text:p>1611,0645</text:p>
          </table:table-cell>
          <table:table-cell table:style-name="ce1" office:value-type="float" office:value="-44.651928" calcext:value-type="float">
            <text:p>-44,651928</text:p>
          </table:table-cell>
          <table:table-cell table:number-columns-repeated="62"/>
        </table:table-row>
        <table:table-row table:style-name="ro1">
          <table:table-cell table:style-name="ce1" office:value-type="float" office:value="1610.9244" calcext:value-type="float">
            <text:p>1610,9244</text:p>
          </table:table-cell>
          <table:table-cell table:style-name="ce1" office:value-type="float" office:value="-44.166241" calcext:value-type="float">
            <text:p>-44,166241</text:p>
          </table:table-cell>
          <table:table-cell table:number-columns-repeated="62"/>
        </table:table-row>
        <table:table-row table:style-name="ro1">
          <table:table-cell table:style-name="ce1" office:value-type="float" office:value="1610.7775" calcext:value-type="float">
            <text:p>1610,7775</text:p>
          </table:table-cell>
          <table:table-cell table:style-name="ce1" office:value-type="float" office:value="-44.388592" calcext:value-type="float">
            <text:p>-44,388592</text:p>
          </table:table-cell>
          <table:table-cell table:number-columns-repeated="62"/>
        </table:table-row>
        <table:table-row table:style-name="ro1">
          <table:table-cell table:style-name="ce1" office:value-type="float" office:value="1610.62915" calcext:value-type="float">
            <text:p>1610,62915</text:p>
          </table:table-cell>
          <table:table-cell table:style-name="ce1" office:value-type="float" office:value="-44.175463" calcext:value-type="float">
            <text:p>-44,175463</text:p>
          </table:table-cell>
          <table:table-cell table:number-columns-repeated="62"/>
        </table:table-row>
        <table:table-row table:style-name="ro1">
          <table:table-cell table:style-name="ce1" office:value-type="float" office:value="1610.48085" calcext:value-type="float">
            <text:p>1610,48085</text:p>
          </table:table-cell>
          <table:table-cell table:style-name="ce1" office:value-type="float" office:value="-43.909053" calcext:value-type="float">
            <text:p>-43,909053</text:p>
          </table:table-cell>
          <table:table-cell table:number-columns-repeated="62"/>
        </table:table-row>
        <table:table-row table:style-name="ro1">
          <table:table-cell table:style-name="ce1" office:value-type="float" office:value="1610.3325" calcext:value-type="float">
            <text:p>1610,3325</text:p>
          </table:table-cell>
          <table:table-cell table:style-name="ce1" office:value-type="float" office:value="-43.821957" calcext:value-type="float">
            <text:p>-43,821957</text:p>
          </table:table-cell>
          <table:table-cell table:number-columns-repeated="62"/>
        </table:table-row>
        <table:table-row table:style-name="ro1">
          <table:table-cell table:style-name="ce1" office:value-type="float" office:value="1610.18435" calcext:value-type="float">
            <text:p>1610,18435</text:p>
          </table:table-cell>
          <table:table-cell table:style-name="ce1" office:value-type="float" office:value="-43.556571" calcext:value-type="float">
            <text:p>-43,556571</text:p>
          </table:table-cell>
          <table:table-cell table:number-columns-repeated="62"/>
        </table:table-row>
        <table:table-row table:style-name="ro1">
          <table:table-cell table:style-name="ce1" office:value-type="float" office:value="1610.04165" calcext:value-type="float">
            <text:p>1610,04165</text:p>
          </table:table-cell>
          <table:table-cell table:style-name="ce1" office:value-type="float" office:value="-43.484845" calcext:value-type="float">
            <text:p>-43,484845</text:p>
          </table:table-cell>
          <table:table-cell table:number-columns-repeated="62"/>
        </table:table-row>
        <table:table-row table:style-name="ro1">
          <table:table-cell table:style-name="ce1" office:value-type="float" office:value="1609.92055" calcext:value-type="float">
            <text:p>1609,92055</text:p>
          </table:table-cell>
          <table:table-cell table:style-name="ce1" office:value-type="float" office:value="-43.356763" calcext:value-type="float">
            <text:p>-43,356763</text:p>
          </table:table-cell>
          <table:table-cell table:number-columns-repeated="62"/>
        </table:table-row>
        <table:table-row table:style-name="ro1">
          <table:table-cell table:style-name="ce1" office:value-type="float" office:value="1609.81585" calcext:value-type="float">
            <text:p>1609,81585</text:p>
          </table:table-cell>
          <table:table-cell table:style-name="ce1" office:value-type="float" office:value="-43.190769" calcext:value-type="float">
            <text:p>-43,190769</text:p>
          </table:table-cell>
          <table:table-cell table:number-columns-repeated="62"/>
        </table:table-row>
        <table:table-row table:style-name="ro1">
          <table:table-cell table:style-name="ce1" office:value-type="float" office:value="1609.7111" calcext:value-type="float">
            <text:p>1609,7111</text:p>
          </table:table-cell>
          <table:table-cell table:style-name="ce1" office:value-type="float" office:value="-43.167202" calcext:value-type="float">
            <text:p>-43,167202</text:p>
          </table:table-cell>
          <table:table-cell table:number-columns-repeated="62"/>
        </table:table-row>
        <table:table-row table:style-name="ro1">
          <table:table-cell table:style-name="ce1" office:value-type="float" office:value="1609.6064" calcext:value-type="float">
            <text:p>1609,6064</text:p>
          </table:table-cell>
          <table:table-cell table:style-name="ce1" office:value-type="float" office:value="-43.195892" calcext:value-type="float">
            <text:p>-43,195892</text:p>
          </table:table-cell>
          <table:table-cell table:number-columns-repeated="62"/>
        </table:table-row>
        <table:table-row table:style-name="ro1">
          <table:table-cell table:style-name="ce1" office:value-type="float" office:value="1609.50175" calcext:value-type="float">
            <text:p>1609,50175</text:p>
          </table:table-cell>
          <table:table-cell table:style-name="ce1" office:value-type="float" office:value="-43.108796" calcext:value-type="float">
            <text:p>-43,108796</text:p>
          </table:table-cell>
          <table:table-cell table:number-columns-repeated="62"/>
        </table:table-row>
        <table:table-row table:style-name="ro1">
          <table:table-cell table:style-name="ce1" office:value-type="float" office:value="1609.39705" calcext:value-type="float">
            <text:p>1609,39705</text:p>
          </table:table-cell>
          <table:table-cell table:style-name="ce1" office:value-type="float" office:value="-42.715329" calcext:value-type="float">
            <text:p>-42,715329</text:p>
          </table:table-cell>
          <table:table-cell table:number-columns-repeated="62"/>
        </table:table-row>
        <table:table-row table:style-name="ro1">
          <table:table-cell table:style-name="ce1" office:value-type="float" office:value="1609.2923" calcext:value-type="float">
            <text:p>1609,2923</text:p>
          </table:table-cell>
          <table:table-cell table:style-name="ce1" office:value-type="float" office:value="-42.391537" calcext:value-type="float">
            <text:p>-42,391537</text:p>
          </table:table-cell>
          <table:table-cell table:number-columns-repeated="62"/>
        </table:table-row>
        <table:table-row table:style-name="ro1">
          <table:table-cell table:style-name="ce1" office:value-type="float" office:value="1609.18755" calcext:value-type="float">
            <text:p>1609,18755</text:p>
          </table:table-cell>
          <table:table-cell table:style-name="ce1" office:value-type="float" office:value="-42.159965" calcext:value-type="float">
            <text:p>-42,159965</text:p>
          </table:table-cell>
          <table:table-cell table:number-columns-repeated="62"/>
        </table:table-row>
        <table:table-row table:style-name="ro1">
          <table:table-cell table:style-name="ce1" office:value-type="float" office:value="1609.0815" calcext:value-type="float">
            <text:p>1609,0815</text:p>
          </table:table-cell>
          <table:table-cell table:style-name="ce1" office:value-type="float" office:value="-42.012415" calcext:value-type="float">
            <text:p>-42,012415</text:p>
          </table:table-cell>
          <table:table-cell table:number-columns-repeated="62"/>
        </table:table-row>
        <table:table-row table:style-name="ro1">
          <table:table-cell table:style-name="ce1" office:value-type="float" office:value="1608.95905" calcext:value-type="float">
            <text:p>1608,95905</text:p>
          </table:table-cell>
          <table:table-cell table:style-name="ce1" office:value-type="float" office:value="-41.881259" calcext:value-type="float">
            <text:p>-41,881259</text:p>
          </table:table-cell>
          <table:table-cell table:number-columns-repeated="62"/>
        </table:table-row>
        <table:table-row table:style-name="ro1">
          <table:table-cell table:style-name="ce1" office:value-type="float" office:value="1608.8129" calcext:value-type="float">
            <text:p>1608,8129</text:p>
          </table:table-cell>
          <table:table-cell table:style-name="ce1" office:value-type="float" office:value="-41.648789" calcext:value-type="float">
            <text:p>-41,648789</text:p>
          </table:table-cell>
          <table:table-cell table:number-columns-repeated="62"/>
        </table:table-row>
        <table:table-row table:style-name="ro1">
          <table:table-cell table:style-name="ce1" office:value-type="float" office:value="1608.6581" calcext:value-type="float">
            <text:p>1608,6581</text:p>
          </table:table-cell>
          <table:table-cell table:style-name="ce1" office:value-type="float" office:value="-41.513192" calcext:value-type="float">
            <text:p>-41,513192</text:p>
          </table:table-cell>
          <table:table-cell table:number-columns-repeated="62"/>
        </table:table-row>
        <table:table-row table:style-name="ro1">
          <table:table-cell table:style-name="ce1" office:value-type="float" office:value="1608.5033" calcext:value-type="float">
            <text:p>1608,5033</text:p>
          </table:table-cell>
          <table:table-cell table:style-name="ce1" office:value-type="float" office:value="-41.712653" calcext:value-type="float">
            <text:p>-41,712653</text:p>
          </table:table-cell>
          <table:table-cell table:number-columns-repeated="62"/>
        </table:table-row>
        <table:table-row table:style-name="ro1">
          <table:table-cell table:style-name="ce1" office:value-type="float" office:value="1608.3485" calcext:value-type="float">
            <text:p>1608,3485</text:p>
          </table:table-cell>
          <table:table-cell table:style-name="ce1" office:value-type="float" office:value="-41.921221" calcext:value-type="float">
            <text:p>-41,921221</text:p>
          </table:table-cell>
          <table:table-cell table:number-columns-repeated="62"/>
        </table:table-row>
        <table:table-row table:style-name="ro1">
          <table:table-cell table:style-name="ce1" office:value-type="float" office:value="1608.1937" calcext:value-type="float">
            <text:p>1608,1937</text:p>
          </table:table-cell>
          <table:table-cell table:style-name="ce1" office:value-type="float" office:value="-42.19252" calcext:value-type="float">
            <text:p>-42,19252</text:p>
          </table:table-cell>
          <table:table-cell table:number-columns-repeated="62"/>
        </table:table-row>
        <table:table-row table:style-name="ro1">
          <table:table-cell table:style-name="ce1" office:value-type="float" office:value="1608.0358" calcext:value-type="float">
            <text:p>1608,0358</text:p>
          </table:table-cell>
          <table:table-cell table:style-name="ce1" office:value-type="float" office:value="-42.166347" calcext:value-type="float">
            <text:p>-42,166347</text:p>
          </table:table-cell>
          <table:table-cell table:number-columns-repeated="62"/>
        </table:table-row>
        <table:table-row table:style-name="ro1">
          <table:table-cell table:style-name="ce1" office:value-type="float" office:value="1607.86655" calcext:value-type="float">
            <text:p>1607,86655</text:p>
          </table:table-cell>
          <table:table-cell table:style-name="ce1" office:value-type="float" office:value="-42.325553" calcext:value-type="float">
            <text:p>-42,325553</text:p>
          </table:table-cell>
          <table:table-cell table:number-columns-repeated="62"/>
        </table:table-row>
        <table:table-row table:style-name="ro1">
          <table:table-cell table:style-name="ce1" office:value-type="float" office:value="1607.6888" calcext:value-type="float">
            <text:p>1607,6888</text:p>
          </table:table-cell>
          <table:table-cell table:style-name="ce1" office:value-type="float" office:value="-42.717257" calcext:value-type="float">
            <text:p>-42,717257</text:p>
          </table:table-cell>
          <table:table-cell table:number-columns-repeated="62"/>
        </table:table-row>
        <table:table-row table:style-name="ro1">
          <table:table-cell table:style-name="ce1" office:value-type="float" office:value="1607.51075" calcext:value-type="float">
            <text:p>1607,51075</text:p>
          </table:table-cell>
          <table:table-cell table:style-name="ce1" office:value-type="float" office:value="-42.876328" calcext:value-type="float">
            <text:p>-42,876328</text:p>
          </table:table-cell>
          <table:table-cell table:number-columns-repeated="62"/>
        </table:table-row>
        <table:table-row table:style-name="ro1">
          <table:table-cell table:style-name="ce1" office:value-type="float" office:value="1607.3327" calcext:value-type="float">
            <text:p>1607,3327</text:p>
          </table:table-cell>
          <table:table-cell table:style-name="ce1" office:value-type="float" office:value="-43.104119" calcext:value-type="float">
            <text:p>-43,104119</text:p>
          </table:table-cell>
          <table:table-cell table:number-columns-repeated="62"/>
        </table:table-row>
        <table:table-row table:style-name="ro1">
          <table:table-cell table:style-name="ce1" office:value-type="float" office:value="1607.15535" calcext:value-type="float">
            <text:p>1607,15535</text:p>
          </table:table-cell>
          <table:table-cell table:style-name="ce1" office:value-type="float" office:value="-43.174069" calcext:value-type="float">
            <text:p>-43,174069</text:p>
          </table:table-cell>
          <table:table-cell table:number-columns-repeated="62"/>
        </table:table-row>
        <table:table-row table:style-name="ro1">
          <table:table-cell table:style-name="ce1" office:value-type="float" office:value="1606.98245" calcext:value-type="float">
            <text:p>1606,98245</text:p>
          </table:table-cell>
          <table:table-cell table:style-name="ce1" office:value-type="float" office:value="-43.218939" calcext:value-type="float">
            <text:p>-43,218939</text:p>
          </table:table-cell>
          <table:table-cell table:number-columns-repeated="62"/>
        </table:table-row>
        <table:table-row table:style-name="ro1">
          <table:table-cell table:style-name="ce1" office:value-type="float" office:value="1606.817" calcext:value-type="float">
            <text:p>1606,817</text:p>
          </table:table-cell>
          <table:table-cell table:style-name="ce1" office:value-type="float" office:value="-43.361739" calcext:value-type="float">
            <text:p>-43,361739</text:p>
          </table:table-cell>
          <table:table-cell table:number-columns-repeated="62"/>
        </table:table-row>
        <table:table-row table:style-name="ro1">
          <table:table-cell table:style-name="ce1" office:value-type="float" office:value="1606.65515" calcext:value-type="float">
            <text:p>1606,65515</text:p>
          </table:table-cell>
          <table:table-cell table:style-name="ce1" office:value-type="float" office:value="-43.493409" calcext:value-type="float">
            <text:p>-43,493409</text:p>
          </table:table-cell>
          <table:table-cell table:number-columns-repeated="62"/>
        </table:table-row>
        <table:table-row table:style-name="ro1">
          <table:table-cell table:style-name="ce1" office:value-type="float" office:value="1606.4933" calcext:value-type="float">
            <text:p>1606,4933</text:p>
          </table:table-cell>
          <table:table-cell table:style-name="ce1" office:value-type="float" office:value="-43.551298" calcext:value-type="float">
            <text:p>-43,551298</text:p>
          </table:table-cell>
          <table:table-cell table:number-columns-repeated="62"/>
        </table:table-row>
        <table:table-row table:style-name="ro1">
          <table:table-cell table:style-name="ce1" office:value-type="float" office:value="1606.3315" calcext:value-type="float">
            <text:p>1606,3315</text:p>
          </table:table-cell>
          <table:table-cell table:style-name="ce1" office:value-type="float" office:value="-43.558516" calcext:value-type="float">
            <text:p>-43,558516</text:p>
          </table:table-cell>
          <table:table-cell table:number-columns-repeated="62"/>
        </table:table-row>
        <table:table-row table:style-name="ro1">
          <table:table-cell table:style-name="ce1" office:value-type="float" office:value="1606.16965" calcext:value-type="float">
            <text:p>1606,16965</text:p>
          </table:table-cell>
          <table:table-cell table:style-name="ce1" office:value-type="float" office:value="-43.334245" calcext:value-type="float">
            <text:p>-43,334245</text:p>
          </table:table-cell>
          <table:table-cell table:number-columns-repeated="62"/>
        </table:table-row>
        <table:table-row table:style-name="ro1">
          <table:table-cell table:style-name="ce1" office:value-type="float" office:value="1605.99585" calcext:value-type="float">
            <text:p>1605,99585</text:p>
          </table:table-cell>
          <table:table-cell table:style-name="ce1" office:value-type="float" office:value="-42.958999" calcext:value-type="float">
            <text:p>-42,958999</text:p>
          </table:table-cell>
          <table:table-cell table:number-columns-repeated="62"/>
        </table:table-row>
        <table:table-row table:style-name="ro1">
          <table:table-cell table:style-name="ce1" office:value-type="float" office:value="1605.76595" calcext:value-type="float">
            <text:p>1605,76595</text:p>
          </table:table-cell>
          <table:table-cell table:style-name="ce1" office:value-type="float" office:value="-42.962169" calcext:value-type="float">
            <text:p>-42,962169</text:p>
          </table:table-cell>
          <table:table-cell table:number-columns-repeated="62"/>
        </table:table-row>
        <table:table-row table:style-name="ro1">
          <table:table-cell table:style-name="ce1" office:value-type="float" office:value="1605.52235" calcext:value-type="float">
            <text:p>1605,52235</text:p>
          </table:table-cell>
          <table:table-cell table:style-name="ce1" office:value-type="float" office:value="-43.33372" calcext:value-type="float">
            <text:p>-43,33372</text:p>
          </table:table-cell>
          <table:table-cell table:number-columns-repeated="62"/>
        </table:table-row>
        <table:table-row table:style-name="ro1">
          <table:table-cell table:style-name="ce1" office:value-type="float" office:value="1605.3092" calcext:value-type="float">
            <text:p>1605,3092</text:p>
          </table:table-cell>
          <table:table-cell table:style-name="ce1" office:value-type="float" office:value="-43.315724" calcext:value-type="float">
            <text:p>-43,315724</text:p>
          </table:table-cell>
          <table:table-cell table:number-columns-repeated="62"/>
        </table:table-row>
        <table:table-row table:style-name="ro1">
          <table:table-cell table:style-name="ce1" office:value-type="float" office:value="1605.1044" calcext:value-type="float">
            <text:p>1605,1044</text:p>
          </table:table-cell>
          <table:table-cell table:style-name="ce1" office:value-type="float" office:value="-43.259332" calcext:value-type="float">
            <text:p>-43,259332</text:p>
          </table:table-cell>
          <table:table-cell table:number-columns-repeated="62"/>
        </table:table-row>
        <table:table-row table:style-name="ro1">
          <table:table-cell table:style-name="ce1" office:value-type="float" office:value="1604.93" calcext:value-type="float">
            <text:p>1604,93</text:p>
          </table:table-cell>
          <table:table-cell table:style-name="ce1" office:value-type="float" office:value="-43.200781" calcext:value-type="float">
            <text:p>-43,200781</text:p>
          </table:table-cell>
          <table:table-cell table:number-columns-repeated="62"/>
        </table:table-row>
        <table:table-row table:style-name="ro1">
          <table:table-cell table:style-name="ce1" office:value-type="float" office:value="1604.7841" calcext:value-type="float">
            <text:p>1604,7841</text:p>
          </table:table-cell>
          <table:table-cell table:style-name="ce1" office:value-type="float" office:value="-43.439785" calcext:value-type="float">
            <text:p>-43,439785</text:p>
          </table:table-cell>
          <table:table-cell table:number-columns-repeated="62"/>
        </table:table-row>
        <table:table-row table:style-name="ro1">
          <table:table-cell table:style-name="ce1" office:value-type="float" office:value="1604.6447" calcext:value-type="float">
            <text:p>1604,6447</text:p>
          </table:table-cell>
          <table:table-cell table:style-name="ce1" office:value-type="float" office:value="-43.438907" calcext:value-type="float">
            <text:p>-43,438907</text:p>
          </table:table-cell>
          <table:table-cell table:number-columns-repeated="62"/>
        </table:table-row>
        <table:table-row table:style-name="ro1">
          <table:table-cell table:style-name="ce1" office:value-type="float" office:value="1604.5053" calcext:value-type="float">
            <text:p>1604,5053</text:p>
          </table:table-cell>
          <table:table-cell table:style-name="ce1" office:value-type="float" office:value="-43.44916" calcext:value-type="float">
            <text:p>-43,44916</text:p>
          </table:table-cell>
          <table:table-cell table:number-columns-repeated="62"/>
        </table:table-row>
        <table:table-row table:style-name="ro1">
          <table:table-cell table:style-name="ce1" office:value-type="float" office:value="1604.36595" calcext:value-type="float">
            <text:p>1604,36595</text:p>
          </table:table-cell>
          <table:table-cell table:style-name="ce1" office:value-type="float" office:value="-43.317976" calcext:value-type="float">
            <text:p>-43,317976</text:p>
          </table:table-cell>
          <table:table-cell table:number-columns-repeated="62"/>
        </table:table-row>
        <table:table-row table:style-name="ro1">
          <table:table-cell table:style-name="ce1" office:value-type="float" office:value="1604.2266" calcext:value-type="float">
            <text:p>1604,2266</text:p>
          </table:table-cell>
          <table:table-cell table:style-name="ce1" office:value-type="float" office:value="-43.325194" calcext:value-type="float">
            <text:p>-43,325194</text:p>
          </table:table-cell>
          <table:table-cell table:number-columns-repeated="62"/>
        </table:table-row>
        <table:table-row table:style-name="ro1">
          <table:table-cell table:style-name="ce1" office:value-type="float" office:value="1604.0872" calcext:value-type="float">
            <text:p>1604,0872</text:p>
          </table:table-cell>
          <table:table-cell table:style-name="ce1" office:value-type="float" office:value="-43.12499" calcext:value-type="float">
            <text:p>-43,12499</text:p>
          </table:table-cell>
          <table:table-cell table:number-columns-repeated="62"/>
        </table:table-row>
        <table:table-row table:style-name="ro1">
          <table:table-cell table:style-name="ce1" office:value-type="float" office:value="1603.94785" calcext:value-type="float">
            <text:p>1603,94785</text:p>
          </table:table-cell>
          <table:table-cell table:style-name="ce1" office:value-type="float" office:value="-43.080605" calcext:value-type="float">
            <text:p>-43,080605</text:p>
          </table:table-cell>
          <table:table-cell table:number-columns-repeated="62"/>
        </table:table-row>
        <table:table-row table:style-name="ro1">
          <table:table-cell table:style-name="ce1" office:value-type="float" office:value="1603.8085" calcext:value-type="float">
            <text:p>1603,8085</text:p>
          </table:table-cell>
          <table:table-cell table:style-name="ce1" office:value-type="float" office:value="-43.075681" calcext:value-type="float">
            <text:p>-43,075681</text:p>
          </table:table-cell>
          <table:table-cell table:number-columns-repeated="62"/>
        </table:table-row>
        <table:table-row table:style-name="ro1">
          <table:table-cell table:style-name="ce1" office:value-type="float" office:value="1603.6691" calcext:value-type="float">
            <text:p>1603,6691</text:p>
          </table:table-cell>
          <table:table-cell table:style-name="ce1" office:value-type="float" office:value="-43.116504" calcext:value-type="float">
            <text:p>-43,116504</text:p>
          </table:table-cell>
          <table:table-cell table:number-columns-repeated="62"/>
        </table:table-row>
        <table:table-row table:style-name="ro1">
          <table:table-cell table:style-name="ce1" office:value-type="float" office:value="1603.52975" calcext:value-type="float">
            <text:p>1603,52975</text:p>
          </table:table-cell>
          <table:table-cell table:style-name="ce1" office:value-type="float" office:value="-43.326165" calcext:value-type="float">
            <text:p>-43,326165</text:p>
          </table:table-cell>
          <table:table-cell table:number-columns-repeated="62"/>
        </table:table-row>
        <table:table-row table:style-name="ro1">
          <table:table-cell table:style-name="ce1" office:value-type="float" office:value="1603.3904" calcext:value-type="float">
            <text:p>1603,3904</text:p>
          </table:table-cell>
          <table:table-cell table:style-name="ce1" office:value-type="float" office:value="-43.396197" calcext:value-type="float">
            <text:p>-43,396197</text:p>
          </table:table-cell>
          <table:table-cell table:number-columns-repeated="62"/>
        </table:table-row>
        <table:table-row table:style-name="ro1">
          <table:table-cell table:style-name="ce1" office:value-type="float" office:value="1603.251" calcext:value-type="float">
            <text:p>1603,251</text:p>
          </table:table-cell>
          <table:table-cell table:style-name="ce1" office:value-type="float" office:value="-43.805102" calcext:value-type="float">
            <text:p>-43,805102</text:p>
          </table:table-cell>
          <table:table-cell table:number-columns-repeated="62"/>
        </table:table-row>
        <table:table-row table:style-name="ro1">
          <table:table-cell table:style-name="ce1" office:value-type="float" office:value="1603.1086" calcext:value-type="float">
            <text:p>1603,1086</text:p>
          </table:table-cell>
          <table:table-cell table:style-name="ce1" office:value-type="float" office:value="-43.884158" calcext:value-type="float">
            <text:p>-43,884158</text:p>
          </table:table-cell>
          <table:table-cell table:number-columns-repeated="62"/>
        </table:table-row>
        <table:table-row table:style-name="ro1">
          <table:table-cell table:style-name="ce1" office:value-type="float" office:value="1602.93355" calcext:value-type="float">
            <text:p>1602,93355</text:p>
          </table:table-cell>
          <table:table-cell table:style-name="ce1" office:value-type="float" office:value="-43.883497" calcext:value-type="float">
            <text:p>-43,883497</text:p>
          </table:table-cell>
          <table:table-cell table:number-columns-repeated="62"/>
        </table:table-row>
        <table:table-row table:style-name="ro1">
          <table:table-cell table:style-name="ce1" office:value-type="float" office:value="1602.7104" calcext:value-type="float">
            <text:p>1602,7104</text:p>
          </table:table-cell>
          <table:table-cell table:style-name="ce1" office:value-type="float" office:value="-44.034473" calcext:value-type="float">
            <text:p>-44,034473</text:p>
          </table:table-cell>
          <table:table-cell table:number-columns-repeated="62"/>
        </table:table-row>
        <table:table-row table:style-name="ro1">
          <table:table-cell table:style-name="ce1" office:value-type="float" office:value="1602.2272" calcext:value-type="float">
            <text:p>1602,2272</text:p>
          </table:table-cell>
          <table:table-cell table:style-name="ce1" office:value-type="float" office:value="-44.420405" calcext:value-type="float">
            <text:p>-44,420405</text:p>
          </table:table-cell>
          <table:table-cell table:number-columns-repeated="62"/>
        </table:table-row>
        <table:table-row table:style-name="ro1">
          <table:table-cell table:style-name="ce1" office:value-type="float" office:value="1602.00585" calcext:value-type="float">
            <text:p>1602,00585</text:p>
          </table:table-cell>
          <table:table-cell table:style-name="ce1" office:value-type="float" office:value="-44.653747" calcext:value-type="float">
            <text:p>-44,653747</text:p>
          </table:table-cell>
          <table:table-cell table:number-columns-repeated="62"/>
        </table:table-row>
        <table:table-row table:style-name="ro1">
          <table:table-cell table:style-name="ce1" office:value-type="float" office:value="1601.8181" calcext:value-type="float">
            <text:p>1601,8181</text:p>
          </table:table-cell>
          <table:table-cell table:style-name="ce1" office:value-type="float" office:value="-44.821047" calcext:value-type="float">
            <text:p>-44,821047</text:p>
          </table:table-cell>
          <table:table-cell table:number-columns-repeated="62"/>
        </table:table-row>
        <table:table-row table:style-name="ro1">
          <table:table-cell table:style-name="ce1" office:value-type="float" office:value="1601.64465" calcext:value-type="float">
            <text:p>1601,64465</text:p>
          </table:table-cell>
          <table:table-cell table:style-name="ce1" office:value-type="float" office:value="-45.165196" calcext:value-type="float">
            <text:p>-45,165196</text:p>
          </table:table-cell>
          <table:table-cell table:number-columns-repeated="62"/>
        </table:table-row>
        <table:table-row table:style-name="ro1">
          <table:table-cell table:style-name="ce1" office:value-type="float" office:value="1601.4721" calcext:value-type="float">
            <text:p>1601,4721</text:p>
          </table:table-cell>
          <table:table-cell table:style-name="ce1" office:value-type="float" office:value="-45.734049" calcext:value-type="float">
            <text:p>-45,734049</text:p>
          </table:table-cell>
          <table:table-cell table:number-columns-repeated="62"/>
        </table:table-row>
        <table:table-row table:style-name="ro1">
          <table:table-cell table:style-name="ce1" office:value-type="float" office:value="1601.2995" calcext:value-type="float">
            <text:p>1601,2995</text:p>
          </table:table-cell>
          <table:table-cell table:style-name="ce1" office:value-type="float" office:value="-45.947675" calcext:value-type="float">
            <text:p>-45,947675</text:p>
          </table:table-cell>
          <table:table-cell table:number-columns-repeated="62"/>
        </table:table-row>
        <table:table-row table:style-name="ro1">
          <table:table-cell table:style-name="ce1" office:value-type="float" office:value="1601.13125" calcext:value-type="float">
            <text:p>1601,13125</text:p>
          </table:table-cell>
          <table:table-cell table:style-name="ce1" office:value-type="float" office:value="-46.344521" calcext:value-type="float">
            <text:p>-46,344521</text:p>
          </table:table-cell>
          <table:table-cell table:number-columns-repeated="62"/>
        </table:table-row>
        <table:table-row table:style-name="ro1">
          <table:table-cell table:style-name="ce1" office:value-type="float" office:value="1600.9858" calcext:value-type="float">
            <text:p>1600,9858</text:p>
          </table:table-cell>
          <table:table-cell table:style-name="ce1" office:value-type="float" office:value="-46.595801" calcext:value-type="float">
            <text:p>-46,595801</text:p>
          </table:table-cell>
          <table:table-cell table:number-columns-repeated="62"/>
        </table:table-row>
        <table:table-row table:style-name="ro1">
          <table:table-cell table:style-name="ce1" office:value-type="float" office:value="1600.87145" calcext:value-type="float">
            <text:p>1600,87145</text:p>
          </table:table-cell>
          <table:table-cell table:style-name="ce1" office:value-type="float" office:value="-46.788179" calcext:value-type="float">
            <text:p>-46,788179</text:p>
          </table:table-cell>
          <table:table-cell table:number-columns-repeated="62"/>
        </table:table-row>
        <table:table-row table:style-name="ro1">
          <table:table-cell table:style-name="ce1" office:value-type="float" office:value="1600.76975" calcext:value-type="float">
            <text:p>1600,76975</text:p>
          </table:table-cell>
          <table:table-cell table:style-name="ce1" office:value-type="float" office:value="-47.138399" calcext:value-type="float">
            <text:p>-47,138399</text:p>
          </table:table-cell>
          <table:table-cell table:number-columns-repeated="62"/>
        </table:table-row>
        <table:table-row table:style-name="ro1">
          <table:table-cell table:style-name="ce1" office:value-type="float" office:value="1600.6681" calcext:value-type="float">
            <text:p>1600,6681</text:p>
          </table:table-cell>
          <table:table-cell table:style-name="ce1" office:value-type="float" office:value="-47.226561" calcext:value-type="float">
            <text:p>-47,226561</text:p>
          </table:table-cell>
          <table:table-cell table:number-columns-repeated="62"/>
        </table:table-row>
        <table:table-row table:style-name="ro1">
          <table:table-cell table:style-name="ce1" office:value-type="float" office:value="1600.46485" calcext:value-type="float">
            <text:p>1600,46485</text:p>
          </table:table-cell>
          <table:table-cell table:style-name="ce1" office:value-type="float" office:value="-46.553244" calcext:value-type="float">
            <text:p>-46,553244</text:p>
          </table:table-cell>
          <table:table-cell table:number-columns-repeated="62"/>
        </table:table-row>
        <table:table-row table:style-name="ro1">
          <table:table-cell table:style-name="ce1" office:value-type="float" office:value="1600.3632" calcext:value-type="float">
            <text:p>1600,3632</text:p>
          </table:table-cell>
          <table:table-cell table:style-name="ce1" office:value-type="float" office:value="-45.937579" calcext:value-type="float">
            <text:p>-45,937579</text:p>
          </table:table-cell>
          <table:table-cell table:number-columns-repeated="62"/>
        </table:table-row>
        <table:table-row table:style-name="ro1">
          <table:table-cell table:style-name="ce1" office:value-type="float" office:value="1600.0564" calcext:value-type="float">
            <text:p>1600,0564</text:p>
          </table:table-cell>
          <table:table-cell table:style-name="ce1" office:value-type="float" office:value="-44.267264" calcext:value-type="float">
            <text:p>-44,267264</text:p>
          </table:table-cell>
          <table:table-cell table:number-columns-repeated="62"/>
        </table:table-row>
        <table:table-row table:style-name="ro1">
          <table:table-cell table:style-name="ce1" office:value-type="float" office:value="1599.9446" calcext:value-type="float">
            <text:p>1599,9446</text:p>
          </table:table-cell>
          <table:table-cell table:style-name="ce1" office:value-type="float" office:value="-43.215058" calcext:value-type="float">
            <text:p>-43,215058</text:p>
          </table:table-cell>
          <table:table-cell table:number-columns-repeated="62"/>
        </table:table-row>
        <table:table-row table:style-name="ro1">
          <table:table-cell table:style-name="ce1" office:value-type="float" office:value="1599.8237" calcext:value-type="float">
            <text:p>1599,8237</text:p>
          </table:table-cell>
          <table:table-cell table:style-name="ce1" office:value-type="float" office:value="-42.768483" calcext:value-type="float">
            <text:p>-42,768483</text:p>
          </table:table-cell>
          <table:table-cell table:number-columns-repeated="62"/>
        </table:table-row>
        <table:table-row table:style-name="ro1">
          <table:table-cell table:style-name="ce1" office:value-type="float" office:value="1599.7003" calcext:value-type="float">
            <text:p>1599,7003</text:p>
          </table:table-cell>
          <table:table-cell table:style-name="ce1" office:value-type="float" office:value="-42.516647" calcext:value-type="float">
            <text:p>-42,516647</text:p>
          </table:table-cell>
          <table:table-cell table:number-columns-repeated="62"/>
        </table:table-row>
        <table:table-row table:style-name="ro1">
          <table:table-cell table:style-name="ce1" office:value-type="float" office:value="1599.5769" calcext:value-type="float">
            <text:p>1599,5769</text:p>
          </table:table-cell>
          <table:table-cell table:style-name="ce1" office:value-type="float" office:value="-42.450374" calcext:value-type="float">
            <text:p>-42,450374</text:p>
          </table:table-cell>
          <table:table-cell table:number-columns-repeated="62"/>
        </table:table-row>
        <table:table-row table:style-name="ro1">
          <table:table-cell table:style-name="ce1" office:value-type="float" office:value="1599.4535" calcext:value-type="float">
            <text:p>1599,4535</text:p>
          </table:table-cell>
          <table:table-cell table:style-name="ce1" office:value-type="float" office:value="-42.626761" calcext:value-type="float">
            <text:p>-42,626761</text:p>
          </table:table-cell>
          <table:table-cell table:number-columns-repeated="62"/>
        </table:table-row>
        <table:table-row table:style-name="ro1">
          <table:table-cell table:style-name="ce1" office:value-type="float" office:value="1599.33005" calcext:value-type="float">
            <text:p>1599,33005</text:p>
          </table:table-cell>
          <table:table-cell table:style-name="ce1" office:value-type="float" office:value="-42.542136" calcext:value-type="float">
            <text:p>-42,542136</text:p>
          </table:table-cell>
          <table:table-cell table:number-columns-repeated="62"/>
        </table:table-row>
        <table:table-row table:style-name="ro1">
          <table:table-cell table:style-name="ce1" office:value-type="float" office:value="1599.2066" calcext:value-type="float">
            <text:p>1599,2066</text:p>
          </table:table-cell>
          <table:table-cell table:style-name="ce1" office:value-type="float" office:value="-42.536019" calcext:value-type="float">
            <text:p>-42,536019</text:p>
          </table:table-cell>
          <table:table-cell table:number-columns-repeated="62"/>
        </table:table-row>
        <table:table-row table:style-name="ro1">
          <table:table-cell table:style-name="ce1" office:value-type="float" office:value="1599.08335" calcext:value-type="float">
            <text:p>1599,08335</text:p>
          </table:table-cell>
          <table:table-cell table:style-name="ce1" office:value-type="float" office:value="-42.65429" calcext:value-type="float">
            <text:p>-42,65429</text:p>
          </table:table-cell>
          <table:table-cell table:number-columns-repeated="62"/>
        </table:table-row>
        <table:table-row table:style-name="ro1">
          <table:table-cell table:style-name="ce1" office:value-type="float" office:value="1598.961" calcext:value-type="float">
            <text:p>1598,961</text:p>
          </table:table-cell>
          <table:table-cell table:style-name="ce1" office:value-type="float" office:value="-42.477903" calcext:value-type="float">
            <text:p>-42,477903</text:p>
          </table:table-cell>
          <table:table-cell table:number-columns-repeated="62"/>
        </table:table-row>
        <table:table-row table:style-name="ro1">
          <table:table-cell table:style-name="ce1" office:value-type="float" office:value="1598.8398" calcext:value-type="float">
            <text:p>1598,8398</text:p>
          </table:table-cell>
          <table:table-cell table:style-name="ce1" office:value-type="float" office:value="-42.486059" calcext:value-type="float">
            <text:p>-42,486059</text:p>
          </table:table-cell>
          <table:table-cell table:number-columns-repeated="62"/>
        </table:table-row>
        <table:table-row table:style-name="ro1">
          <table:table-cell table:style-name="ce1" office:value-type="float" office:value="1598.59645" calcext:value-type="float">
            <text:p>1598,59645</text:p>
          </table:table-cell>
          <table:table-cell table:style-name="ce1" office:value-type="float" office:value="-42.507673" calcext:value-type="float">
            <text:p>-42,507673</text:p>
          </table:table-cell>
          <table:table-cell table:number-columns-repeated="62"/>
        </table:table-row>
        <table:table-row table:style-name="ro1">
          <table:table-cell table:style-name="ce1" office:value-type="float" office:value="1598.4722" calcext:value-type="float">
            <text:p>1598,4722</text:p>
          </table:table-cell>
          <table:table-cell table:style-name="ce1" office:value-type="float" office:value="-42.628174" calcext:value-type="float">
            <text:p>-42,628174</text:p>
          </table:table-cell>
          <table:table-cell table:number-columns-repeated="62"/>
        </table:table-row>
        <table:table-row table:style-name="ro1">
          <table:table-cell table:style-name="ce1" office:value-type="float" office:value="1598.34795" calcext:value-type="float">
            <text:p>1598,34795</text:p>
          </table:table-cell>
          <table:table-cell table:style-name="ce1" office:value-type="float" office:value="-42.721227" calcext:value-type="float">
            <text:p>-42,721227</text:p>
          </table:table-cell>
          <table:table-cell table:number-columns-repeated="62"/>
        </table:table-row>
        <table:table-row table:style-name="ro1">
          <table:table-cell table:style-name="ce1" office:value-type="float" office:value="1598.2237" calcext:value-type="float">
            <text:p>1598,2237</text:p>
          </table:table-cell>
          <table:table-cell table:style-name="ce1" office:value-type="float" office:value="-42.848835" calcext:value-type="float">
            <text:p>-42,848835</text:p>
          </table:table-cell>
          <table:table-cell table:number-columns-repeated="62"/>
        </table:table-row>
        <table:table-row table:style-name="ro1">
          <table:table-cell table:style-name="ce1" office:value-type="float" office:value="1598.0981" calcext:value-type="float">
            <text:p>1598,0981</text:p>
          </table:table-cell>
          <table:table-cell table:style-name="ce1" office:value-type="float" office:value="-42.710437" calcext:value-type="float">
            <text:p>-42,710437</text:p>
          </table:table-cell>
          <table:table-cell table:number-columns-repeated="62"/>
        </table:table-row>
        <table:table-row table:style-name="ro1">
          <table:table-cell table:style-name="ce1" office:value-type="float" office:value="1597.96515" calcext:value-type="float">
            <text:p>1597,96515</text:p>
          </table:table-cell>
          <table:table-cell table:style-name="ce1" office:value-type="float" office:value="-42.388" calcext:value-type="float">
            <text:p>-42,388</text:p>
          </table:table-cell>
          <table:table-cell table:number-columns-repeated="62"/>
        </table:table-row>
        <table:table-row table:style-name="ro1">
          <table:table-cell table:style-name="ce1" office:value-type="float" office:value="1597.82115" calcext:value-type="float">
            <text:p>1597,82115</text:p>
          </table:table-cell>
          <table:table-cell table:style-name="ce1" office:value-type="float" office:value="-42.319686" calcext:value-type="float">
            <text:p>-42,319686</text:p>
          </table:table-cell>
          <table:table-cell table:number-columns-repeated="62"/>
        </table:table-row>
        <table:table-row table:style-name="ro1">
          <table:table-cell table:style-name="ce1" office:value-type="float" office:value="1597.67205" calcext:value-type="float">
            <text:p>1597,67205</text:p>
          </table:table-cell>
          <table:table-cell table:style-name="ce1" office:value-type="float" office:value="-42.328503" calcext:value-type="float">
            <text:p>-42,328503</text:p>
          </table:table-cell>
          <table:table-cell table:number-columns-repeated="62"/>
        </table:table-row>
        <table:table-row table:style-name="ro1">
          <table:table-cell table:style-name="ce1" office:value-type="float" office:value="1597.4931" calcext:value-type="float">
            <text:p>1597,4931</text:p>
          </table:table-cell>
          <table:table-cell table:style-name="ce1" office:value-type="float" office:value="-42.238851" calcext:value-type="float">
            <text:p>-42,238851</text:p>
          </table:table-cell>
          <table:table-cell table:number-columns-repeated="62"/>
        </table:table-row>
        <table:table-row table:style-name="ro1">
          <table:table-cell table:style-name="ce1" office:value-type="float" office:value="1597.3142" calcext:value-type="float">
            <text:p>1597,3142</text:p>
          </table:table-cell>
          <table:table-cell table:style-name="ce1" office:value-type="float" office:value="-42.329914" calcext:value-type="float">
            <text:p>-42,329914</text:p>
          </table:table-cell>
          <table:table-cell table:number-columns-repeated="62"/>
        </table:table-row>
        <table:table-row table:style-name="ro1">
          <table:table-cell table:style-name="ce1" office:value-type="float" office:value="1597.16535" calcext:value-type="float">
            <text:p>1597,16535</text:p>
          </table:table-cell>
          <table:table-cell table:style-name="ce1" office:value-type="float" office:value="-42.25724" calcext:value-type="float">
            <text:p>-42,25724</text:p>
          </table:table-cell>
          <table:table-cell table:number-columns-repeated="62"/>
        </table:table-row>
        <table:table-row table:style-name="ro1">
          <table:table-cell table:style-name="ce1" office:value-type="float" office:value="1597.0194" calcext:value-type="float">
            <text:p>1597,0194</text:p>
          </table:table-cell>
          <table:table-cell table:style-name="ce1" office:value-type="float" office:value="-42.258951" calcext:value-type="float">
            <text:p>-42,258951</text:p>
          </table:table-cell>
          <table:table-cell table:number-columns-repeated="62"/>
        </table:table-row>
        <table:table-row table:style-name="ro1">
          <table:table-cell table:style-name="ce1" office:value-type="float" office:value="1596.8812" calcext:value-type="float">
            <text:p>1596,8812</text:p>
          </table:table-cell>
          <table:table-cell table:style-name="ce1" office:value-type="float" office:value="-42.512435" calcext:value-type="float">
            <text:p>-42,512435</text:p>
          </table:table-cell>
          <table:table-cell table:number-columns-repeated="62"/>
        </table:table-row>
        <table:table-row table:style-name="ro1">
          <table:table-cell table:style-name="ce1" office:value-type="float" office:value="1596.74805" calcext:value-type="float">
            <text:p>1596,74805</text:p>
          </table:table-cell>
          <table:table-cell table:style-name="ce1" office:value-type="float" office:value="-43.108996" calcext:value-type="float">
            <text:p>-43,108996</text:p>
          </table:table-cell>
          <table:table-cell table:number-columns-repeated="62"/>
        </table:table-row>
        <table:table-row table:style-name="ro1">
          <table:table-cell table:style-name="ce1" office:value-type="float" office:value="1596.61495" calcext:value-type="float">
            <text:p>1596,61495</text:p>
          </table:table-cell>
          <table:table-cell table:style-name="ce1" office:value-type="float" office:value="-43.407047" calcext:value-type="float">
            <text:p>-43,407047</text:p>
          </table:table-cell>
          <table:table-cell table:number-columns-repeated="62"/>
        </table:table-row>
        <table:table-row table:style-name="ro1">
          <table:table-cell table:style-name="ce1" office:value-type="float" office:value="1596.48185" calcext:value-type="float">
            <text:p>1596,48185</text:p>
          </table:table-cell>
          <table:table-cell table:style-name="ce1" office:value-type="float" office:value="-43.820603" calcext:value-type="float">
            <text:p>-43,820603</text:p>
          </table:table-cell>
          <table:table-cell table:number-columns-repeated="62"/>
        </table:table-row>
        <table:table-row table:style-name="ro1">
          <table:table-cell table:style-name="ce1" office:value-type="float" office:value="1596.3487" calcext:value-type="float">
            <text:p>1596,3487</text:p>
          </table:table-cell>
          <table:table-cell table:style-name="ce1" office:value-type="float" office:value="-44.42228" calcext:value-type="float">
            <text:p>-44,42228</text:p>
          </table:table-cell>
          <table:table-cell table:number-columns-repeated="62"/>
        </table:table-row>
        <table:table-row table:style-name="ro1">
          <table:table-cell table:style-name="ce1" office:value-type="float" office:value="1596.21555" calcext:value-type="float">
            <text:p>1596,21555</text:p>
          </table:table-cell>
          <table:table-cell table:style-name="ce1" office:value-type="float" office:value="-44.790475" calcext:value-type="float">
            <text:p>-44,790475</text:p>
          </table:table-cell>
          <table:table-cell table:number-columns-repeated="62"/>
        </table:table-row>
        <table:table-row table:style-name="ro1">
          <table:table-cell table:style-name="ce1" office:value-type="float" office:value="1596.08145" calcext:value-type="float">
            <text:p>1596,08145</text:p>
          </table:table-cell>
          <table:table-cell table:style-name="ce1" office:value-type="float" office:value="-45.148518" calcext:value-type="float">
            <text:p>-45,148518</text:p>
          </table:table-cell>
          <table:table-cell table:number-columns-repeated="62"/>
        </table:table-row>
        <table:table-row table:style-name="ro1">
          <table:table-cell table:style-name="ce1" office:value-type="float" office:value="1595.9413" calcext:value-type="float">
            <text:p>1595,9413</text:p>
          </table:table-cell>
          <table:table-cell table:style-name="ce1" office:value-type="float" office:value="-45.299454" calcext:value-type="float">
            <text:p>-45,299454</text:p>
          </table:table-cell>
          <table:table-cell table:number-columns-repeated="62"/>
        </table:table-row>
        <table:table-row table:style-name="ro1">
          <table:table-cell table:style-name="ce1" office:value-type="float" office:value="1595.64505" calcext:value-type="float">
            <text:p>1595,64505</text:p>
          </table:table-cell>
          <table:table-cell table:style-name="ce1" office:value-type="float" office:value="-44.48179" calcext:value-type="float">
            <text:p>-44,48179</text:p>
          </table:table-cell>
          <table:table-cell table:number-columns-repeated="62"/>
        </table:table-row>
        <table:table-row table:style-name="ro1">
          <table:table-cell table:style-name="ce1" office:value-type="float" office:value="1595.49595" calcext:value-type="float">
            <text:p>1595,49595</text:p>
          </table:table-cell>
          <table:table-cell table:style-name="ce1" office:value-type="float" office:value="-44.558441" calcext:value-type="float">
            <text:p>-44,558441</text:p>
          </table:table-cell>
          <table:table-cell table:number-columns-repeated="62"/>
        </table:table-row>
        <table:table-row table:style-name="ro1">
          <table:table-cell table:style-name="ce1" office:value-type="float" office:value="1595.34685" calcext:value-type="float">
            <text:p>1595,34685</text:p>
          </table:table-cell>
          <table:table-cell table:style-name="ce1" office:value-type="float" office:value="-44.717498" calcext:value-type="float">
            <text:p>-44,717498</text:p>
          </table:table-cell>
          <table:table-cell table:number-columns-repeated="62"/>
        </table:table-row>
        <table:table-row table:style-name="ro1">
          <table:table-cell table:style-name="ce1" office:value-type="float" office:value="1595.19785" calcext:value-type="float">
            <text:p>1595,19785</text:p>
          </table:table-cell>
          <table:table-cell table:style-name="ce1" office:value-type="float" office:value="-43.190769" calcext:value-type="float">
            <text:p>-43,190769</text:p>
          </table:table-cell>
          <table:table-cell table:number-columns-repeated="62"/>
        </table:table-row>
        <table:table-row table:style-name="ro1">
          <table:table-cell table:style-name="ce1" office:value-type="float" office:value="1595.05245" calcext:value-type="float">
            <text:p>1595,05245</text:p>
          </table:table-cell>
          <table:table-cell table:style-name="ce1" office:value-type="float" office:value="-43.167202" calcext:value-type="float">
            <text:p>-43,167202</text:p>
          </table:table-cell>
          <table:table-cell table:number-columns-repeated="62"/>
        </table:table-row>
        <table:table-row table:style-name="ro1">
          <table:table-cell table:style-name="ce1" office:value-type="float" office:value="1594.92825" calcext:value-type="float">
            <text:p>1594,92825</text:p>
          </table:table-cell>
          <table:table-cell table:style-name="ce1" office:value-type="float" office:value="-43.195892" calcext:value-type="float">
            <text:p>-43,195892</text:p>
          </table:table-cell>
          <table:table-cell table:number-columns-repeated="62"/>
        </table:table-row>
        <table:table-row table:style-name="ro1">
          <table:table-cell table:style-name="ce1" office:value-type="float" office:value="1594.82175" calcext:value-type="float">
            <text:p>1594,82175</text:p>
          </table:table-cell>
          <table:table-cell table:style-name="ce1" office:value-type="float" office:value="-43.108796" calcext:value-type="float">
            <text:p>-43,108796</text:p>
          </table:table-cell>
          <table:table-cell table:number-columns-repeated="62"/>
        </table:table-row>
        <table:table-row table:style-name="ro1">
          <table:table-cell table:style-name="ce1" office:value-type="float" office:value="1594.71525" calcext:value-type="float">
            <text:p>1594,71525</text:p>
          </table:table-cell>
          <table:table-cell table:style-name="ce1" office:value-type="float" office:value="-42.715329" calcext:value-type="float">
            <text:p>-42,715329</text:p>
          </table:table-cell>
          <table:table-cell table:number-columns-repeated="62"/>
        </table:table-row>
        <table:table-row table:style-name="ro1">
          <table:table-cell table:style-name="ce1" office:value-type="float" office:value="1594.60875" calcext:value-type="float">
            <text:p>1594,60875</text:p>
          </table:table-cell>
          <table:table-cell table:style-name="ce1" office:value-type="float" office:value="-46.270514" calcext:value-type="float">
            <text:p>-46,270514</text:p>
          </table:table-cell>
          <table:table-cell table:number-columns-repeated="62"/>
        </table:table-row>
        <table:table-row table:style-name="ro1">
          <table:table-cell table:style-name="ce1" office:value-type="float" office:value="1594.50225" calcext:value-type="float">
            <text:p>1594,50225</text:p>
          </table:table-cell>
          <table:table-cell table:style-name="ce1" office:value-type="float" office:value="-45.889039" calcext:value-type="float">
            <text:p>-45,889039</text:p>
          </table:table-cell>
          <table:table-cell table:number-columns-repeated="62"/>
        </table:table-row>
        <table:table-row table:style-name="ro1">
          <table:table-cell table:style-name="ce1" office:value-type="float" office:value="1594.39575" calcext:value-type="float">
            <text:p>1594,39575</text:p>
          </table:table-cell>
          <table:table-cell table:style-name="ce1" office:value-type="float" office:value="-45.588199" calcext:value-type="float">
            <text:p>-45,588199</text:p>
          </table:table-cell>
          <table:table-cell table:number-columns-repeated="62"/>
        </table:table-row>
        <table:table-row table:style-name="ro1">
          <table:table-cell table:style-name="ce1" office:value-type="float" office:value="1594.2893" calcext:value-type="float">
            <text:p>1594,2893</text:p>
          </table:table-cell>
          <table:table-cell table:style-name="ce1" office:value-type="float" office:value="-45.020438" calcext:value-type="float">
            <text:p>-45,020438</text:p>
          </table:table-cell>
          <table:table-cell table:number-columns-repeated="62"/>
        </table:table-row>
        <table:table-row table:style-name="ro1">
          <table:table-cell table:style-name="ce1" office:value-type="float" office:value="1594.18285" calcext:value-type="float">
            <text:p>1594,18285</text:p>
          </table:table-cell>
          <table:table-cell table:style-name="ce1" office:value-type="float" office:value="-44.495273" calcext:value-type="float">
            <text:p>-44,495273</text:p>
          </table:table-cell>
          <table:table-cell table:number-columns-repeated="62"/>
        </table:table-row>
        <table:table-row table:style-name="ro1">
          <table:table-cell table:style-name="ce1" office:value-type="float" office:value="1594.0759" calcext:value-type="float">
            <text:p>1594,0759</text:p>
          </table:table-cell>
          <table:table-cell table:style-name="ce1" office:value-type="float" office:value="-43.783363" calcext:value-type="float">
            <text:p>-43,783363</text:p>
          </table:table-cell>
          <table:table-cell table:number-columns-repeated="62"/>
        </table:table-row>
        <table:table-row table:style-name="ro1">
          <table:table-cell table:style-name="ce1" office:value-type="float" office:value="1593.9527" calcext:value-type="float">
            <text:p>1593,9527</text:p>
          </table:table-cell>
          <table:table-cell table:style-name="ce1" office:value-type="float" office:value="-42.885303" calcext:value-type="float">
            <text:p>-42,885303</text:p>
          </table:table-cell>
          <table:table-cell table:number-columns-repeated="62"/>
        </table:table-row>
        <table:table-row table:style-name="ro1">
          <table:table-cell table:style-name="ce1" office:value-type="float" office:value="1593.8086" calcext:value-type="float">
            <text:p>1593,8086</text:p>
          </table:table-cell>
          <table:table-cell table:style-name="ce1" office:value-type="float" office:value="-42.909367" calcext:value-type="float">
            <text:p>-42,909367</text:p>
          </table:table-cell>
          <table:table-cell table:number-columns-repeated="62"/>
        </table:table-row>
        <table:table-row table:style-name="ro1">
          <table:table-cell table:style-name="ce1" office:value-type="float" office:value="1593.6595" calcext:value-type="float">
            <text:p>1593,6595</text:p>
          </table:table-cell>
          <table:table-cell table:style-name="ce1" office:value-type="float" office:value="-42.850189" calcext:value-type="float">
            <text:p>-42,850189</text:p>
          </table:table-cell>
          <table:table-cell table:number-columns-repeated="62"/>
        </table:table-row>
        <table:table-row table:style-name="ro1">
          <table:table-cell table:style-name="ce1" office:value-type="float" office:value="2003.81925" calcext:value-type="float">
            <text:p>2003,81925</text:p>
          </table:table-cell>
          <table:table-cell table:style-name="ce1" office:value-type="float" office:value="-42.261109" calcext:value-type="float">
            <text:p>-42,261109</text:p>
          </table:table-cell>
          <table:table-cell table:number-columns-repeated="62"/>
        </table:table-row>
        <table:table-row table:style-name="ro1" table:number-rows-repeated="104509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2">00/00/0000</text:date>, <text:time style:data-style-name="N2" text:time-value="20:43:48.7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ébastien fourneret</meta:initial-creator>
    <meta:creation-date>2021-12-11T09:22:58</meta:creation-date>
    <dc:date>2022-12-12T21:10:13.507000000</dc:date>
    <meta:generator>LibreOffice/6.3.5.2$Windows_X86_64 LibreOffice_project/dd0751754f11728f69b42ee2af66670068624673</meta:generator>
    <meta:editing-duration>PT14M32S</meta:editing-duration>
    <meta:editing-cycles>1</meta:editing-cycles>
    <meta:document-statistic meta:table-count="1" meta:cell-count="6966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spline-resolution="6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339cm" svg:height="9.873cm" xlink:href=".." xlink:type="simple" chart:class="chart:scatter" chart:style-name="ch1">
        <chart:legend chart:legend-position="end" svg:x="16.407cm" svg:y="4.637cm" style:legend-expansion="high" chart:style-name="ch2"/>
        <chart:plot-area chart:style-name="ch3" table:cell-range-address="Feuil1.A2:Feuil1.B3483" svg:x="0.535cm" svg:y="0.213cm" svg:width="15.862cm" svg:height="9.02cm">
          <chartooo:coordinate-region svg:x="1.262cm" svg:y="0.412cm" svg:width="14.763cm" svg:height="8.6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1.B2:Feuil1.B3483" chart:class="chart:scatter">
            <chart:domain table:cell-range-address="Feuil1.A2:Feuil1.A3483"/>
            <chart:data-point chart:repeated="348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2.81925">
                <text:p>2002.81925</text:p>
                <draw:g>
                  <svg:desc>Feuil1.A2:Feuil1.A3483</svg:desc>
                </draw:g>
              </table:table-cell>
              <table:table-cell office:value-type="float" office:value="-43.261109">
                <text:p>-43.261109</text:p>
                <draw:g>
                  <svg:desc>Feuil1.B2:Feuil1.B34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2.69875">
                <text:p>2002.69875</text:p>
              </table:table-cell>
              <table:table-cell office:value-type="float" office:value="-44.429961">
                <text:p>-44.4299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2.5783">
                <text:p>2002.5783</text:p>
              </table:table-cell>
              <table:table-cell office:value-type="float" office:value="-39.670718">
                <text:p>-39.6707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2.45785">
                <text:p>2002.45785</text:p>
              </table:table-cell>
              <table:table-cell office:value-type="float" office:value="-42.180868">
                <text:p>-42.1808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2.33735">
                <text:p>2002.33735</text:p>
              </table:table-cell>
              <table:table-cell office:value-type="float" office:value="-43.502779">
                <text:p>-43.5027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2.21685">
                <text:p>2002.21685</text:p>
              </table:table-cell>
              <table:table-cell office:value-type="float" office:value="-46.965028">
                <text:p>-46.9650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2.09625">
                <text:p>2002.09625</text:p>
              </table:table-cell>
              <table:table-cell office:value-type="float" office:value="-47.37663">
                <text:p>-47.376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1.95205">
                <text:p>2001.95205</text:p>
              </table:table-cell>
              <table:table-cell office:value-type="float" office:value="-44.749417">
                <text:p>-44.7494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1.77415">
                <text:p>2001.77415</text:p>
              </table:table-cell>
              <table:table-cell office:value-type="float" office:value="-44.637389">
                <text:p>-44.6373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1.58605">
                <text:p>2001.58605</text:p>
              </table:table-cell>
              <table:table-cell office:value-type="float" office:value="-41.489314">
                <text:p>-41.4893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1.39795">
                <text:p>2001.39795</text:p>
              </table:table-cell>
              <table:table-cell office:value-type="float" office:value="-41.59706">
                <text:p>-41.597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1.20985">
                <text:p>2001.20985</text:p>
              </table:table-cell>
              <table:table-cell office:value-type="float" office:value="-40.467982">
                <text:p>-40.4679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1.02175">
                <text:p>2001.02175</text:p>
              </table:table-cell>
              <table:table-cell office:value-type="float" office:value="-37.728238">
                <text:p>-37.7282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.6456">
                <text:p>2000.6456</text:p>
              </table:table-cell>
              <table:table-cell office:value-type="float" office:value="-41.522288">
                <text:p>-41.5222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0.45745">
                <text:p>2000.45745</text:p>
              </table:table-cell>
              <table:table-cell office:value-type="float" office:value="-43.052644">
                <text:p>-43.0526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.26935">
                <text:p>2000.26935</text:p>
              </table:table-cell>
              <table:table-cell office:value-type="float" office:value="-44.089581">
                <text:p>-44.0895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0.07665">
                <text:p>2000.07665</text:p>
              </table:table-cell>
              <table:table-cell office:value-type="float" office:value="-45.893082">
                <text:p>-45.8930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9.8168">
                <text:p>1999.8168</text:p>
              </table:table-cell>
              <table:table-cell office:value-type="float" office:value="-43.959427">
                <text:p>-43.9594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9.49435">
                <text:p>1999.49435</text:p>
              </table:table-cell>
              <table:table-cell office:value-type="float" office:value="-41.458842">
                <text:p>-41.4588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9.1733">
                <text:p>1999.1733</text:p>
              </table:table-cell>
              <table:table-cell office:value-type="float" office:value="-40.65401">
                <text:p>-40.654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8.6321">
                <text:p>1998.6321</text:p>
              </table:table-cell>
              <table:table-cell office:value-type="float" office:value="-38.971093">
                <text:p>-38.9710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98.38125">
                <text:p>1998.38125</text:p>
              </table:table-cell>
              <table:table-cell office:value-type="float" office:value="-41.207595">
                <text:p>-41.2075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98.1352">
                <text:p>1998.1352</text:p>
              </table:table-cell>
              <table:table-cell office:value-type="float" office:value="-40.643432">
                <text:p>-40.6434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97.95015">
                <text:p>1997.95015</text:p>
              </table:table-cell>
              <table:table-cell office:value-type="float" office:value="-40.064919">
                <text:p>-40.0649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97.82735">
                <text:p>1997.82735</text:p>
              </table:table-cell>
              <table:table-cell office:value-type="float" office:value="-43.410107">
                <text:p>-43.4101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97.7107">
                <text:p>1997.7107</text:p>
              </table:table-cell>
              <table:table-cell office:value-type="float" office:value="-43.950603">
                <text:p>-43.9506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97.5941">
                <text:p>1997.5941</text:p>
              </table:table-cell>
              <table:table-cell office:value-type="float" office:value="-39.763326">
                <text:p>-39.7633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97.47745">
                <text:p>1997.47745</text:p>
              </table:table-cell>
              <table:table-cell office:value-type="float" office:value="-36.823948">
                <text:p>-36.8239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97.36075">
                <text:p>1997.36075</text:p>
              </table:table-cell>
              <table:table-cell office:value-type="float" office:value="-36.278163">
                <text:p>-36.2781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97.2441">
                <text:p>1997.2441</text:p>
              </table:table-cell>
              <table:table-cell office:value-type="float" office:value="-39.139748">
                <text:p>-39.1397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97.12745">
                <text:p>1997.12745</text:p>
              </table:table-cell>
              <table:table-cell office:value-type="float" office:value="-38.234723">
                <text:p>-38.2347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97.0189">
                <text:p>1997.0189</text:p>
              </table:table-cell>
              <table:table-cell office:value-type="float" office:value="-37.791399">
                <text:p>-37.7913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96.9303">
                <text:p>1996.9303</text:p>
              </table:table-cell>
              <table:table-cell office:value-type="float" office:value="-41.061819">
                <text:p>-41.0618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96.85355">
                <text:p>1996.85355</text:p>
              </table:table-cell>
              <table:table-cell office:value-type="float" office:value="-35.705184">
                <text:p>-35.7051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96.7768">
                <text:p>1996.7768</text:p>
              </table:table-cell>
              <table:table-cell office:value-type="float" office:value="-37.319372">
                <text:p>-37.3193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96.7">
                <text:p>1996.7</text:p>
              </table:table-cell>
              <table:table-cell office:value-type="float" office:value="-36.920859">
                <text:p>-36.9208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96.6232">
                <text:p>1996.6232</text:p>
              </table:table-cell>
              <table:table-cell office:value-type="float" office:value="-39.933743">
                <text:p>-39.9337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96.5464">
                <text:p>1996.5464</text:p>
              </table:table-cell>
              <table:table-cell office:value-type="float" office:value="-42.271447">
                <text:p>-42.2714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96.46965">
                <text:p>1996.46965</text:p>
              </table:table-cell>
              <table:table-cell office:value-type="float" office:value="-42.466799">
                <text:p>-42.4667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96.3929">
                <text:p>1996.3929</text:p>
              </table:table-cell>
              <table:table-cell office:value-type="float" office:value="-44.027366">
                <text:p>-44.0273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96.3161">
                <text:p>1996.3161</text:p>
              </table:table-cell>
              <table:table-cell office:value-type="float" office:value="-43.222787">
                <text:p>-43.2227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97.0992">
                <text:p>1997.0992</text:p>
              </table:table-cell>
              <table:table-cell office:value-type="float" office:value="-41.874188">
                <text:p>-41.8741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97.88965">
                <text:p>1997.88965</text:p>
              </table:table-cell>
              <table:table-cell office:value-type="float" office:value="-45.339571">
                <text:p>-45.3395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97.8275">
                <text:p>1997.8275</text:p>
              </table:table-cell>
              <table:table-cell office:value-type="float" office:value="-45.183283">
                <text:p>-45.1832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97.76535">
                <text:p>1997.76535</text:p>
              </table:table-cell>
              <table:table-cell office:value-type="float" office:value="-46.127">
                <text:p>-46.1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97.70325">
                <text:p>1997.70325</text:p>
              </table:table-cell>
              <table:table-cell office:value-type="float" office:value="-45.891944">
                <text:p>-45.891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97.64115">
                <text:p>1997.64115</text:p>
              </table:table-cell>
              <table:table-cell office:value-type="float" office:value="-45.334339">
                <text:p>-45.3343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97.579">
                <text:p>1997.579</text:p>
              </table:table-cell>
              <table:table-cell office:value-type="float" office:value="-44.819901">
                <text:p>-44.8199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97.51685">
                <text:p>1997.51685</text:p>
              </table:table-cell>
              <table:table-cell office:value-type="float" office:value="-45.153014">
                <text:p>-45.1530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97.4547">
                <text:p>1997.4547</text:p>
              </table:table-cell>
              <table:table-cell office:value-type="float" office:value="-45.119491">
                <text:p>-45.1194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97.39255">
                <text:p>1997.39255</text:p>
              </table:table-cell>
              <table:table-cell office:value-type="float" office:value="-41.200265">
                <text:p>-41.2002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97.33045">
                <text:p>1997.33045</text:p>
              </table:table-cell>
              <table:table-cell office:value-type="float" office:value="-39.041441">
                <text:p>-39.0414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97.26835">
                <text:p>1997.26835</text:p>
              </table:table-cell>
              <table:table-cell office:value-type="float" office:value="-39.395454">
                <text:p>-39.3954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97.20625">
                <text:p>1997.20625</text:p>
              </table:table-cell>
              <table:table-cell office:value-type="float" office:value="-40.537575">
                <text:p>-40.5375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97.1441">
                <text:p>1997.1441</text:p>
              </table:table-cell>
              <table:table-cell office:value-type="float" office:value="-41.334111">
                <text:p>-41.3341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97.08195">
                <text:p>1997.08195</text:p>
              </table:table-cell>
              <table:table-cell office:value-type="float" office:value="-41.353115">
                <text:p>-41.3531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97.02375">
                <text:p>1997.02375</text:p>
              </table:table-cell>
              <table:table-cell office:value-type="float" office:value="-41.77524">
                <text:p>-41.775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96.97415">
                <text:p>1996.97415</text:p>
              </table:table-cell>
              <table:table-cell office:value-type="float" office:value="-41.478388">
                <text:p>-41.4783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96.93125">
                <text:p>1996.93125</text:p>
              </table:table-cell>
              <table:table-cell office:value-type="float" office:value="-40.741837">
                <text:p>-40.7418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96.89035">
                <text:p>1996.89035</text:p>
              </table:table-cell>
              <table:table-cell office:value-type="float" office:value="-39.43135">
                <text:p>-39.431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96.8495">
                <text:p>1996.8495</text:p>
              </table:table-cell>
              <table:table-cell office:value-type="float" office:value="-38.150544">
                <text:p>-38.1505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96.8086">
                <text:p>1996.8086</text:p>
              </table:table-cell>
              <table:table-cell office:value-type="float" office:value="-38.287444">
                <text:p>-38.2874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96.76765">
                <text:p>1996.76765</text:p>
              </table:table-cell>
              <table:table-cell office:value-type="float" office:value="-38.439254">
                <text:p>-38.4392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96.7268">
                <text:p>1996.7268</text:p>
              </table:table-cell>
              <table:table-cell office:value-type="float" office:value="-37.999186">
                <text:p>-37.9991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96.68595">
                <text:p>1996.68595</text:p>
              </table:table-cell>
              <table:table-cell office:value-type="float" office:value="-39.938643">
                <text:p>-39.9386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96.64505">
                <text:p>1996.64505</text:p>
              </table:table-cell>
              <table:table-cell office:value-type="float" office:value="-42.641132">
                <text:p>-42.6411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96.60415">
                <text:p>1996.60415</text:p>
              </table:table-cell>
              <table:table-cell office:value-type="float" office:value="-44.221502">
                <text:p>-44.2215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96.56325">
                <text:p>1996.56325</text:p>
              </table:table-cell>
              <table:table-cell office:value-type="float" office:value="-44.810296">
                <text:p>-44.8102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96.52235">
                <text:p>1996.52235</text:p>
              </table:table-cell>
              <table:table-cell office:value-type="float" office:value="-44.732911">
                <text:p>-44.7329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96.48145">
                <text:p>1996.48145</text:p>
              </table:table-cell>
              <table:table-cell office:value-type="float" office:value="-44.62668">
                <text:p>-44.626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96.44055">
                <text:p>1996.44055</text:p>
              </table:table-cell>
              <table:table-cell office:value-type="float" office:value="-44.228644">
                <text:p>-44.2286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96.39965">
                <text:p>1996.39965</text:p>
              </table:table-cell>
              <table:table-cell office:value-type="float" office:value="-45.867423">
                <text:p>-45.8674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96.35875">
                <text:p>1996.35875</text:p>
              </table:table-cell>
              <table:table-cell office:value-type="float" office:value="-46.769218">
                <text:p>-46.7692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96.31785">
                <text:p>1996.31785</text:p>
              </table:table-cell>
              <table:table-cell office:value-type="float" office:value="-47.202315">
                <text:p>-47.2023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96.277">
                <text:p>1996.277</text:p>
              </table:table-cell>
              <table:table-cell office:value-type="float" office:value="-47.207282">
                <text:p>-47.2072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96.2361">
                <text:p>1996.2361</text:p>
              </table:table-cell>
              <table:table-cell office:value-type="float" office:value="-47.022168">
                <text:p>-47.0221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96.19515">
                <text:p>1996.19515</text:p>
              </table:table-cell>
              <table:table-cell office:value-type="float" office:value="-46.443479">
                <text:p>-46.4434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96.1543">
                <text:p>1996.1543</text:p>
              </table:table-cell>
              <table:table-cell office:value-type="float" office:value="-44.902975">
                <text:p>-44.9029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96.11345">
                <text:p>1996.11345</text:p>
              </table:table-cell>
              <table:table-cell office:value-type="float" office:value="-42.870991">
                <text:p>-42.8709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96.07255">
                <text:p>1996.07255</text:p>
              </table:table-cell>
              <table:table-cell office:value-type="float" office:value="-42.438118">
                <text:p>-42.4381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96.0315">
                <text:p>1996.0315</text:p>
              </table:table-cell>
              <table:table-cell office:value-type="float" office:value="-41.886191">
                <text:p>-41.8861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95.98875">
                <text:p>1995.98875</text:p>
              </table:table-cell>
              <table:table-cell office:value-type="float" office:value="-41.758497">
                <text:p>-41.7584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95.94375">
                <text:p>1995.94375</text:p>
              </table:table-cell>
              <table:table-cell office:value-type="float" office:value="-41.255377">
                <text:p>-41.2553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95.89805">
                <text:p>1995.89805</text:p>
              </table:table-cell>
              <table:table-cell office:value-type="float" office:value="-41.708317">
                <text:p>-41.7083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95.8523">
                <text:p>1995.8523</text:p>
              </table:table-cell>
              <table:table-cell office:value-type="float" office:value="-43.263157">
                <text:p>-43.2631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95.8065">
                <text:p>1995.8065</text:p>
              </table:table-cell>
              <table:table-cell office:value-type="float" office:value="-44.626956">
                <text:p>-44.6269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95.76065">
                <text:p>1995.76065</text:p>
              </table:table-cell>
              <table:table-cell office:value-type="float" office:value="-45.349535">
                <text:p>-45.3495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95.7148">
                <text:p>1995.7148</text:p>
              </table:table-cell>
              <table:table-cell office:value-type="float" office:value="-44.639961">
                <text:p>-44.6399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95.66925">
                <text:p>1995.66925</text:p>
              </table:table-cell>
              <table:table-cell office:value-type="float" office:value="-37.969555">
                <text:p>-37.9695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95.62395">
                <text:p>1995.62395</text:p>
              </table:table-cell>
              <table:table-cell office:value-type="float" office:value="-39.626957">
                <text:p>-39.6269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95.5786">
                <text:p>1995.5786</text:p>
              </table:table-cell>
              <table:table-cell office:value-type="float" office:value="-40.781361">
                <text:p>-40.7813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95.53325">
                <text:p>1995.53325</text:p>
              </table:table-cell>
              <table:table-cell office:value-type="float" office:value="-43.105793">
                <text:p>-43.1057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95.48795">
                <text:p>1995.48795</text:p>
              </table:table-cell>
              <table:table-cell office:value-type="float" office:value="-44.309065">
                <text:p>-44.3090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95.4426">
                <text:p>1995.4426</text:p>
              </table:table-cell>
              <table:table-cell office:value-type="float" office:value="-45.226294">
                <text:p>-45.2262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95.39725">
                <text:p>1995.39725</text:p>
              </table:table-cell>
              <table:table-cell office:value-type="float" office:value="-45.426473">
                <text:p>-45.4264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95.35195">
                <text:p>1995.35195</text:p>
              </table:table-cell>
              <table:table-cell office:value-type="float" office:value="-45.187603">
                <text:p>-45.1876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95.3066">
                <text:p>1995.3066</text:p>
              </table:table-cell>
              <table:table-cell office:value-type="float" office:value="-44.594203">
                <text:p>-44.5942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95.26125">
                <text:p>1995.26125</text:p>
              </table:table-cell>
              <table:table-cell office:value-type="float" office:value="-44.565724">
                <text:p>-44.5657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95.21595">
                <text:p>1995.21595</text:p>
              </table:table-cell>
              <table:table-cell office:value-type="float" office:value="-43.937944">
                <text:p>-43.9379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5.17065">
                <text:p>1995.17065</text:p>
              </table:table-cell>
              <table:table-cell office:value-type="float" office:value="-38.567749">
                <text:p>-38.5677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95.1253">
                <text:p>1995.1253</text:p>
              </table:table-cell>
              <table:table-cell office:value-type="float" office:value="-42.430313">
                <text:p>-42.4303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95.07995">
                <text:p>1995.07995</text:p>
              </table:table-cell>
              <table:table-cell office:value-type="float" office:value="-40.289808">
                <text:p>-40.2898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95.0325">
                <text:p>1995.0325</text:p>
              </table:table-cell>
              <table:table-cell office:value-type="float" office:value="-38.851385">
                <text:p>-38.8513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94.9777">
                <text:p>1994.9777</text:p>
              </table:table-cell>
              <table:table-cell office:value-type="float" office:value="-38.809173">
                <text:p>-38.8091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94.9122">
                <text:p>1994.9122</text:p>
              </table:table-cell>
              <table:table-cell office:value-type="float" office:value="-39.093158">
                <text:p>-39.0931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94.8411">
                <text:p>1994.8411</text:p>
              </table:table-cell>
              <table:table-cell office:value-type="float" office:value="-39.383989">
                <text:p>-39.3839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94.77">
                <text:p>1994.77</text:p>
              </table:table-cell>
              <table:table-cell office:value-type="float" office:value="-39.577081">
                <text:p>-39.5770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94.699">
                <text:p>1994.699</text:p>
              </table:table-cell>
              <table:table-cell office:value-type="float" office:value="-40.421803">
                <text:p>-40.4218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94.62795">
                <text:p>1994.62795</text:p>
              </table:table-cell>
              <table:table-cell office:value-type="float" office:value="-40.482938">
                <text:p>-40.4829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94.5569">
                <text:p>1994.5569</text:p>
              </table:table-cell>
              <table:table-cell office:value-type="float" office:value="-40.876977">
                <text:p>-40.8769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94.48585">
                <text:p>1994.48585</text:p>
              </table:table-cell>
              <table:table-cell office:value-type="float" office:value="-41.823756">
                <text:p>-41.8237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94.4148">
                <text:p>1994.4148</text:p>
              </table:table-cell>
              <table:table-cell office:value-type="float" office:value="-43.159107">
                <text:p>-43.1591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94.3438">
                <text:p>1994.3438</text:p>
              </table:table-cell>
              <table:table-cell office:value-type="float" office:value="-43.93744">
                <text:p>-43.937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94.27275">
                <text:p>1994.27275</text:p>
              </table:table-cell>
              <table:table-cell office:value-type="float" office:value="-43.585654">
                <text:p>-43.5856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94.2017">
                <text:p>1994.2017</text:p>
              </table:table-cell>
              <table:table-cell office:value-type="float" office:value="-42.584713">
                <text:p>-42.5847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94.1307">
                <text:p>1994.1307</text:p>
              </table:table-cell>
              <table:table-cell office:value-type="float" office:value="-41.476647">
                <text:p>-41.4766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94.05965">
                <text:p>1994.05965</text:p>
              </table:table-cell>
              <table:table-cell office:value-type="float" office:value="-40.264152">
                <text:p>-40.2641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93.99065">
                <text:p>1993.99065</text:p>
              </table:table-cell>
              <table:table-cell office:value-type="float" office:value="-39.604131">
                <text:p>-39.6041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93.92445">
                <text:p>1993.92445</text:p>
              </table:table-cell>
              <table:table-cell office:value-type="float" office:value="-39.831648">
                <text:p>-39.8316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93.8591">
                <text:p>1993.8591</text:p>
              </table:table-cell>
              <table:table-cell office:value-type="float" office:value="-40.478681">
                <text:p>-40.4786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93.7939">
                <text:p>1993.7939</text:p>
              </table:table-cell>
              <table:table-cell office:value-type="float" office:value="-41.381987">
                <text:p>-41.38198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93.7287">
                <text:p>1993.7287</text:p>
              </table:table-cell>
              <table:table-cell office:value-type="float" office:value="-42.329993">
                <text:p>-42.3299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93.6635">
                <text:p>1993.6635</text:p>
              </table:table-cell>
              <table:table-cell office:value-type="float" office:value="-43.282581">
                <text:p>-43.2825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93.5983">
                <text:p>1993.5983</text:p>
              </table:table-cell>
              <table:table-cell office:value-type="float" office:value="-44.186953">
                <text:p>-44.1869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93.5331">
                <text:p>1993.5331</text:p>
              </table:table-cell>
              <table:table-cell office:value-type="float" office:value="-44.332752">
                <text:p>-44.3327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93.4679">
                <text:p>1993.4679</text:p>
              </table:table-cell>
              <table:table-cell office:value-type="float" office:value="-44.067809">
                <text:p>-44.06780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93.4027">
                <text:p>1993.4027</text:p>
              </table:table-cell>
              <table:table-cell office:value-type="float" office:value="-43.60534">
                <text:p>-43.605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93.3375">
                <text:p>1993.3375</text:p>
              </table:table-cell>
              <table:table-cell office:value-type="float" office:value="-43.133058">
                <text:p>-43.1330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93.2723">
                <text:p>1993.2723</text:p>
              </table:table-cell>
              <table:table-cell office:value-type="float" office:value="-42.391827">
                <text:p>-42.3918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93.2071">
                <text:p>1993.2071</text:p>
              </table:table-cell>
              <table:table-cell office:value-type="float" office:value="-41.136755">
                <text:p>-41.1367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93.1419">
                <text:p>1993.1419</text:p>
              </table:table-cell>
              <table:table-cell office:value-type="float" office:value="-40.147372">
                <text:p>-40.1473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93.07615">
                <text:p>1993.07615</text:p>
              </table:table-cell>
              <table:table-cell office:value-type="float" office:value="-38.758442">
                <text:p>-38.7584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93.00695">
                <text:p>1993.00695</text:p>
              </table:table-cell>
              <table:table-cell office:value-type="float" office:value="-38.467467">
                <text:p>-38.4674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992.926">
                <text:p>1992.926</text:p>
              </table:table-cell>
              <table:table-cell office:value-type="float" office:value="-39.260049">
                <text:p>-39.26004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92.83625">
                <text:p>1992.83625</text:p>
              </table:table-cell>
              <table:table-cell office:value-type="float" office:value="-42.041413">
                <text:p>-42.0414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92.74655">
                <text:p>1992.74655</text:p>
              </table:table-cell>
              <table:table-cell office:value-type="float" office:value="-43.612075">
                <text:p>-43.6120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92.65685">
                <text:p>1992.65685</text:p>
              </table:table-cell>
              <table:table-cell office:value-type="float" office:value="-44.936576">
                <text:p>-44.9365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92.56715">
                <text:p>1992.56715</text:p>
              </table:table-cell>
              <table:table-cell office:value-type="float" office:value="-45.71562">
                <text:p>-45.7156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92.4774">
                <text:p>1992.4774</text:p>
              </table:table-cell>
              <table:table-cell office:value-type="float" office:value="-45.871448">
                <text:p>-45.8714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92.38765">
                <text:p>1992.38765</text:p>
              </table:table-cell>
              <table:table-cell office:value-type="float" office:value="-45.644045">
                <text:p>-45.6440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92.29795">
                <text:p>1992.29795</text:p>
              </table:table-cell>
              <table:table-cell office:value-type="float" office:value="-44.98733">
                <text:p>-44.987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92.20825">
                <text:p>1992.20825</text:p>
              </table:table-cell>
              <table:table-cell office:value-type="float" office:value="-44.025135">
                <text:p>-44.02513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92.11855">
                <text:p>1992.11855</text:p>
              </table:table-cell>
              <table:table-cell office:value-type="float" office:value="-43.571497">
                <text:p>-43.5714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92.0311">
                <text:p>1992.0311</text:p>
              </table:table-cell>
              <table:table-cell office:value-type="float" office:value="-43.006288">
                <text:p>-43.0062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91.9564">
                <text:p>1991.9564</text:p>
              </table:table-cell>
              <table:table-cell office:value-type="float" office:value="-42.676053">
                <text:p>-42.6760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91.89215">
                <text:p>1991.89215</text:p>
              </table:table-cell>
              <table:table-cell office:value-type="float" office:value="-43.349494">
                <text:p>-43.34949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991.8279">
                <text:p>1991.8279</text:p>
              </table:table-cell>
              <table:table-cell office:value-type="float" office:value="-44.394448">
                <text:p>-44.3944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91.76365">
                <text:p>1991.76365</text:p>
              </table:table-cell>
              <table:table-cell office:value-type="float" office:value="-45.117606">
                <text:p>-45.1176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91.6994">
                <text:p>1991.6994</text:p>
              </table:table-cell>
              <table:table-cell office:value-type="float" office:value="-45.167122">
                <text:p>-45.16712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91.63515">
                <text:p>1991.63515</text:p>
              </table:table-cell>
              <table:table-cell office:value-type="float" office:value="-45.374197">
                <text:p>-45.37419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91.5709">
                <text:p>1991.5709</text:p>
              </table:table-cell>
              <table:table-cell office:value-type="float" office:value="-45.395873">
                <text:p>-45.39587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91.50665">
                <text:p>1991.50665</text:p>
              </table:table-cell>
              <table:table-cell office:value-type="float" office:value="-44.935491">
                <text:p>-44.9354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91.4424">
                <text:p>1991.4424</text:p>
              </table:table-cell>
              <table:table-cell office:value-type="float" office:value="-44.007459">
                <text:p>-44.00745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91.37815">
                <text:p>1991.37815</text:p>
              </table:table-cell>
              <table:table-cell office:value-type="float" office:value="-42.859478">
                <text:p>-42.85947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91.3139">
                <text:p>1991.3139</text:p>
              </table:table-cell>
              <table:table-cell office:value-type="float" office:value="-42.027261">
                <text:p>-42.02726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91.24965">
                <text:p>1991.24965</text:p>
              </table:table-cell>
              <table:table-cell office:value-type="float" office:value="-41.163265">
                <text:p>-41.1632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91.1854">
                <text:p>1991.1854</text:p>
              </table:table-cell>
              <table:table-cell office:value-type="float" office:value="-40.317414">
                <text:p>-40.3174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91.12115">
                <text:p>1991.12115</text:p>
              </table:table-cell>
              <table:table-cell office:value-type="float" office:value="-39.767158">
                <text:p>-39.7671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91.0569">
                <text:p>1991.0569</text:p>
              </table:table-cell>
              <table:table-cell office:value-type="float" office:value="-39.788631">
                <text:p>-39.7886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90.98945">
                <text:p>1990.98945</text:p>
              </table:table-cell>
              <table:table-cell office:value-type="float" office:value="-40.392031">
                <text:p>-40.39203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90.9168">
                <text:p>1990.9168</text:p>
              </table:table-cell>
              <table:table-cell office:value-type="float" office:value="-41.85263">
                <text:p>-41.8526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90.84215">
                <text:p>1990.84215</text:p>
              </table:table-cell>
              <table:table-cell office:value-type="float" office:value="-43.942893">
                <text:p>-43.94289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90.76745">
                <text:p>1990.76745</text:p>
              </table:table-cell>
              <table:table-cell office:value-type="float" office:value="-44.705327">
                <text:p>-44.7053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90.6928">
                <text:p>1990.6928</text:p>
              </table:table-cell>
              <table:table-cell office:value-type="float" office:value="-44.448109">
                <text:p>-44.4481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90.61815">
                <text:p>1990.61815</text:p>
              </table:table-cell>
              <table:table-cell office:value-type="float" office:value="-43.762822">
                <text:p>-43.7628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90.54345">
                <text:p>1990.54345</text:p>
              </table:table-cell>
              <table:table-cell office:value-type="float" office:value="-42.672102">
                <text:p>-42.6721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90.4688">
                <text:p>1990.4688</text:p>
              </table:table-cell>
              <table:table-cell office:value-type="float" office:value="-41.224159">
                <text:p>-41.22415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90.39415">
                <text:p>1990.39415</text:p>
              </table:table-cell>
              <table:table-cell office:value-type="float" office:value="-39.994043">
                <text:p>-39.99404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90.3195">
                <text:p>1990.3195</text:p>
              </table:table-cell>
              <table:table-cell office:value-type="float" office:value="-39.261526">
                <text:p>-39.26152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90.24485">
                <text:p>1990.24485</text:p>
              </table:table-cell>
              <table:table-cell office:value-type="float" office:value="-39.287756">
                <text:p>-39.2877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90.17015">
                <text:p>1990.17015</text:p>
              </table:table-cell>
              <table:table-cell office:value-type="float" office:value="-39.293721">
                <text:p>-39.2937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90.0955">
                <text:p>1990.0955</text:p>
              </table:table-cell>
              <table:table-cell office:value-type="float" office:value="-39.036542">
                <text:p>-39.0365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90.02085">
                <text:p>1990.02085</text:p>
              </table:table-cell>
              <table:table-cell office:value-type="float" office:value="-38.9463">
                <text:p>-38.94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89.94605">
                <text:p>1989.94605</text:p>
              </table:table-cell>
              <table:table-cell office:value-type="float" office:value="-39.57403">
                <text:p>-39.574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89.8712">
                <text:p>1989.8712</text:p>
              </table:table-cell>
              <table:table-cell office:value-type="float" office:value="-40.660531">
                <text:p>-40.66053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89.7964">
                <text:p>1989.7964</text:p>
              </table:table-cell>
              <table:table-cell office:value-type="float" office:value="-42.28548">
                <text:p>-42.285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89.72155">
                <text:p>1989.72155</text:p>
              </table:table-cell>
              <table:table-cell office:value-type="float" office:value="-43.414004">
                <text:p>-43.4140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89.6467">
                <text:p>1989.6467</text:p>
              </table:table-cell>
              <table:table-cell office:value-type="float" office:value="-44.66722">
                <text:p>-44.667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89.5719">
                <text:p>1989.5719</text:p>
              </table:table-cell>
              <table:table-cell office:value-type="float" office:value="-45.94175">
                <text:p>-45.941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89.4971">
                <text:p>1989.4971</text:p>
              </table:table-cell>
              <table:table-cell office:value-type="float" office:value="-46.271207">
                <text:p>-46.27120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89.42225">
                <text:p>1989.42225</text:p>
              </table:table-cell>
              <table:table-cell office:value-type="float" office:value="-46.083048">
                <text:p>-46.0830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89.3474">
                <text:p>1989.3474</text:p>
              </table:table-cell>
              <table:table-cell office:value-type="float" office:value="-42.325569">
                <text:p>-42.32556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89.27265">
                <text:p>1989.27265</text:p>
              </table:table-cell>
              <table:table-cell office:value-type="float" office:value="-41.653377">
                <text:p>-41.65337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89.1979">
                <text:p>1989.1979</text:p>
              </table:table-cell>
              <table:table-cell office:value-type="float" office:value="-41.024281">
                <text:p>-41.02428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89.12315">
                <text:p>1989.12315</text:p>
              </table:table-cell>
              <table:table-cell office:value-type="float" office:value="-40.876032">
                <text:p>-40.8760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89.0485">
                <text:p>1989.0485</text:p>
              </table:table-cell>
              <table:table-cell office:value-type="float" office:value="-40.616322">
                <text:p>-40.6163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88.98095">
                <text:p>1988.98095</text:p>
              </table:table-cell>
              <table:table-cell office:value-type="float" office:value="-40.807698">
                <text:p>-40.80769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88.9218">
                <text:p>1988.9218</text:p>
              </table:table-cell>
              <table:table-cell office:value-type="float" office:value="-40.829055">
                <text:p>-40.8290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88.86395">
                <text:p>1988.86395</text:p>
              </table:table-cell>
              <table:table-cell office:value-type="float" office:value="-41.016413">
                <text:p>-41.0164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88.8061">
                <text:p>1988.8061</text:p>
              </table:table-cell>
              <table:table-cell office:value-type="float" office:value="-41.356171">
                <text:p>-41.3561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88.7483">
                <text:p>1988.7483</text:p>
              </table:table-cell>
              <table:table-cell office:value-type="float" office:value="-41.645906">
                <text:p>-41.6459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88.69045">
                <text:p>1988.69045</text:p>
              </table:table-cell>
              <table:table-cell office:value-type="float" office:value="-42.154413">
                <text:p>-42.15441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88.6326">
                <text:p>1988.6326</text:p>
              </table:table-cell>
              <table:table-cell office:value-type="float" office:value="-42.322984">
                <text:p>-42.3229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88.57475">
                <text:p>1988.57475</text:p>
              </table:table-cell>
              <table:table-cell office:value-type="float" office:value="-43.149998">
                <text:p>-43.1499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88.5169">
                <text:p>1988.5169</text:p>
              </table:table-cell>
              <table:table-cell office:value-type="float" office:value="-43.96347">
                <text:p>-43.9634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88.4591">
                <text:p>1988.4591</text:p>
              </table:table-cell>
              <table:table-cell office:value-type="float" office:value="-44.338127">
                <text:p>-44.3381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88.40125">
                <text:p>1988.40125</text:p>
              </table:table-cell>
              <table:table-cell office:value-type="float" office:value="-44.24229">
                <text:p>-44.2422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8.34335">
                <text:p>1988.34335</text:p>
              </table:table-cell>
              <table:table-cell office:value-type="float" office:value="-43.969711">
                <text:p>-43.96971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8.2855">
                <text:p>1988.2855</text:p>
              </table:table-cell>
              <table:table-cell office:value-type="float" office:value="-43.161357">
                <text:p>-43.1613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88.2277">
                <text:p>1988.2277</text:p>
              </table:table-cell>
              <table:table-cell office:value-type="float" office:value="-41.625227">
                <text:p>-41.62522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88.16985">
                <text:p>1988.16985</text:p>
              </table:table-cell>
              <table:table-cell office:value-type="float" office:value="-39.452518">
                <text:p>-39.4525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88.112">
                <text:p>1988.112</text:p>
              </table:table-cell>
              <table:table-cell office:value-type="float" office:value="-37.916135">
                <text:p>-37.91613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88.05165">
                <text:p>1988.05165</text:p>
              </table:table-cell>
              <table:table-cell office:value-type="float" office:value="-37.748076">
                <text:p>-37.74807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87.9767">
                <text:p>1987.9767</text:p>
              </table:table-cell>
              <table:table-cell office:value-type="float" office:value="-38.59672">
                <text:p>-38.596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87.8739">
                <text:p>1987.8739</text:p>
              </table:table-cell>
              <table:table-cell office:value-type="float" office:value="-40.251746">
                <text:p>-40.25174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87.7554">
                <text:p>1987.7554</text:p>
              </table:table-cell>
              <table:table-cell office:value-type="float" office:value="-42.145889">
                <text:p>-42.14588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87.63695">
                <text:p>1987.63695</text:p>
              </table:table-cell>
              <table:table-cell office:value-type="float" office:value="-43.182762">
                <text:p>-43.1827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87.51845">
                <text:p>1987.51845</text:p>
              </table:table-cell>
              <table:table-cell office:value-type="float" office:value="-43.705939">
                <text:p>-43.70593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87.3999">
                <text:p>1987.3999</text:p>
              </table:table-cell>
              <table:table-cell office:value-type="float" office:value="-43.864294">
                <text:p>-43.86429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87.28135">
                <text:p>1987.28135</text:p>
              </table:table-cell>
              <table:table-cell office:value-type="float" office:value="-43.102982">
                <text:p>-43.10298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87.16295">
                <text:p>1987.16295</text:p>
              </table:table-cell>
              <table:table-cell office:value-type="float" office:value="-42.04687">
                <text:p>-42.0468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87.04625">
                <text:p>1987.04625</text:p>
              </table:table-cell>
              <table:table-cell office:value-type="float" office:value="-41.969002">
                <text:p>-41.9690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86.94375">
                <text:p>1986.94375</text:p>
              </table:table-cell>
              <table:table-cell office:value-type="float" office:value="-42.803233">
                <text:p>-42.8032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86.8538">
                <text:p>1986.8538</text:p>
              </table:table-cell>
              <table:table-cell office:value-type="float" office:value="-44.469825">
                <text:p>-44.4698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986.7638">
                <text:p>1986.7638</text:p>
              </table:table-cell>
              <table:table-cell office:value-type="float" office:value="-45.965525">
                <text:p>-45.9655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86.6738">
                <text:p>1986.6738</text:p>
              </table:table-cell>
              <table:table-cell office:value-type="float" office:value="-46.862153">
                <text:p>-46.8621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86.58385">
                <text:p>1986.58385</text:p>
              </table:table-cell>
              <table:table-cell office:value-type="float" office:value="-46.622085">
                <text:p>-46.62208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86.49385">
                <text:p>1986.49385</text:p>
              </table:table-cell>
              <table:table-cell office:value-type="float" office:value="-46.476101">
                <text:p>-46.4761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86.4038">
                <text:p>1986.4038</text:p>
              </table:table-cell>
              <table:table-cell office:value-type="float" office:value="-46.228353">
                <text:p>-46.2283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86.3138">
                <text:p>1986.3138</text:p>
              </table:table-cell>
              <table:table-cell office:value-type="float" office:value="-45.704113">
                <text:p>-45.70411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86.22385">
                <text:p>1986.22385</text:p>
              </table:table-cell>
              <table:table-cell office:value-type="float" office:value="-45.32484">
                <text:p>-45.324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986.1339">
                <text:p>1986.1339</text:p>
              </table:table-cell>
              <table:table-cell office:value-type="float" office:value="-44.834213">
                <text:p>-44.83421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986.04225">
                <text:p>1986.04225</text:p>
              </table:table-cell>
              <table:table-cell office:value-type="float" office:value="-44.16405">
                <text:p>-44.1640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985.94435">
                <text:p>1985.94435</text:p>
              </table:table-cell>
              <table:table-cell office:value-type="float" office:value="-42.539609">
                <text:p>-42.53960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985.8403">
                <text:p>1985.8403</text:p>
              </table:table-cell>
              <table:table-cell office:value-type="float" office:value="-41.717764">
                <text:p>-41.71776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985.7347">
                <text:p>1985.7347</text:p>
              </table:table-cell>
              <table:table-cell office:value-type="float" office:value="-42.281253">
                <text:p>-42.28125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985.62905">
                <text:p>1985.62905</text:p>
              </table:table-cell>
              <table:table-cell office:value-type="float" office:value="-43.169234">
                <text:p>-43.16923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985.52345">
                <text:p>1985.52345</text:p>
              </table:table-cell>
              <table:table-cell office:value-type="float" office:value="-43.346787">
                <text:p>-43.34678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85.41785">
                <text:p>1985.41785</text:p>
              </table:table-cell>
              <table:table-cell office:value-type="float" office:value="-44.062919">
                <text:p>-44.0629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85.3399">
                <text:p>1985.3399</text:p>
              </table:table-cell>
              <table:table-cell office:value-type="float" office:value="-43.62029">
                <text:p>-43.6202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85.26195">
                <text:p>1985.26195</text:p>
              </table:table-cell>
              <table:table-cell office:value-type="float" office:value="-44.478505">
                <text:p>-44.47850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985.15625">
                <text:p>1985.15625</text:p>
              </table:table-cell>
              <table:table-cell office:value-type="float" office:value="-44.399673">
                <text:p>-44.39967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985.04915">
                <text:p>1985.04915</text:p>
              </table:table-cell>
              <table:table-cell office:value-type="float" office:value="-44.15001">
                <text:p>-44.1500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84.93365">
                <text:p>1984.93365</text:p>
              </table:table-cell>
              <table:table-cell office:value-type="float" office:value="-43.847482">
                <text:p>-43.84748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84.81005">
                <text:p>1984.81005</text:p>
              </table:table-cell>
              <table:table-cell office:value-type="float" office:value="-44.726879">
                <text:p>-44.72687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984.68535">
                <text:p>1984.68535</text:p>
              </table:table-cell>
              <table:table-cell office:value-type="float" office:value="-46.181265">
                <text:p>-46.18126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984.56065">
                <text:p>1984.56065</text:p>
              </table:table-cell>
              <table:table-cell office:value-type="float" office:value="-47.407162">
                <text:p>-47.40716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984.43595">
                <text:p>1984.43595</text:p>
              </table:table-cell>
              <table:table-cell office:value-type="float" office:value="-48.301848">
                <text:p>-48.30184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984.31125">
                <text:p>1984.31125</text:p>
              </table:table-cell>
              <table:table-cell office:value-type="float" office:value="-47.735375">
                <text:p>-47.7353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984.18655">
                <text:p>1984.18655</text:p>
              </table:table-cell>
              <table:table-cell office:value-type="float" office:value="-46.902017">
                <text:p>-46.9020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984.06225">
                <text:p>1984.06225</text:p>
              </table:table-cell>
              <table:table-cell office:value-type="float" office:value="-45.674091">
                <text:p>-45.6740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983.9391">
                <text:p>1983.9391</text:p>
              </table:table-cell>
              <table:table-cell office:value-type="float" office:value="-44.324255">
                <text:p>-44.32425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983.8171">
                <text:p>1983.8171</text:p>
              </table:table-cell>
              <table:table-cell office:value-type="float" office:value="-44.098596">
                <text:p>-44.09859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983.69545">
                <text:p>1983.69545</text:p>
              </table:table-cell>
              <table:table-cell office:value-type="float" office:value="-43.660772">
                <text:p>-43.6607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983.5738">
                <text:p>1983.5738</text:p>
              </table:table-cell>
              <table:table-cell office:value-type="float" office:value="-43.069347">
                <text:p>-43.06934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983.45225">
                <text:p>1983.45225</text:p>
              </table:table-cell>
              <table:table-cell office:value-type="float" office:value="-42.877291">
                <text:p>-42.8772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983.3307">
                <text:p>1983.3307</text:p>
              </table:table-cell>
              <table:table-cell office:value-type="float" office:value="-42.382829">
                <text:p>-42.38282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83.2091">
                <text:p>1983.2091</text:p>
              </table:table-cell>
              <table:table-cell office:value-type="float" office:value="-42.454777">
                <text:p>-42.45477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983.0844">
                <text:p>1983.0844</text:p>
              </table:table-cell>
              <table:table-cell office:value-type="float" office:value="-42.305922">
                <text:p>-42.30592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982.93725">
                <text:p>1982.93725</text:p>
              </table:table-cell>
              <table:table-cell office:value-type="float" office:value="-42.256909">
                <text:p>-42.25690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982.76045">
                <text:p>1982.76045</text:p>
              </table:table-cell>
              <table:table-cell office:value-type="float" office:value="-42.161815">
                <text:p>-42.16181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982.57335">
                <text:p>1982.57335</text:p>
              </table:table-cell>
              <table:table-cell office:value-type="float" office:value="-42.712745">
                <text:p>-42.71274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982.38625">
                <text:p>1982.38625</text:p>
              </table:table-cell>
              <table:table-cell office:value-type="float" office:value="-43.451005">
                <text:p>-43.4510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982.19915">
                <text:p>1982.19915</text:p>
              </table:table-cell>
              <table:table-cell office:value-type="float" office:value="-43.482631">
                <text:p>-43.48263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982.0154">
                <text:p>1982.0154</text:p>
              </table:table-cell>
              <table:table-cell office:value-type="float" office:value="-43.116535">
                <text:p>-43.11653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981.8379">
                <text:p>1981.8379</text:p>
              </table:table-cell>
              <table:table-cell office:value-type="float" office:value="-41.990708">
                <text:p>-41.99070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981.6638">
                <text:p>1981.6638</text:p>
              </table:table-cell>
              <table:table-cell office:value-type="float" office:value="-41.441743">
                <text:p>-41.44174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981.4901">
                <text:p>1981.4901</text:p>
              </table:table-cell>
              <table:table-cell office:value-type="float" office:value="-41.427387">
                <text:p>-41.42738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981.31635">
                <text:p>1981.31635</text:p>
              </table:table-cell>
              <table:table-cell office:value-type="float" office:value="-42.127797">
                <text:p>-42.12779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981.14435">
                <text:p>1981.14435</text:p>
              </table:table-cell>
              <table:table-cell office:value-type="float" office:value="-42.443709">
                <text:p>-42.44370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981.00255">
                <text:p>1981.00255</text:p>
              </table:table-cell>
              <table:table-cell office:value-type="float" office:value="-43.358864">
                <text:p>-43.35886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980.906">
                <text:p>1980.906</text:p>
              </table:table-cell>
              <table:table-cell office:value-type="float" office:value="-43.991909">
                <text:p>-43.99190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980.82625">
                <text:p>1980.82625</text:p>
              </table:table-cell>
              <table:table-cell office:value-type="float" office:value="-44.454461">
                <text:p>-44.45446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980.74655">
                <text:p>1980.74655</text:p>
              </table:table-cell>
              <table:table-cell office:value-type="float" office:value="-44.741531">
                <text:p>-44.74153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980.6668">
                <text:p>1980.6668</text:p>
              </table:table-cell>
              <table:table-cell office:value-type="float" office:value="-46.1857">
                <text:p>-46.185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980.58705">
                <text:p>1980.58705</text:p>
              </table:table-cell>
              <table:table-cell office:value-type="float" office:value="-47.377612">
                <text:p>-47.37761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980.50735">
                <text:p>1980.50735</text:p>
              </table:table-cell>
              <table:table-cell office:value-type="float" office:value="-48.361987">
                <text:p>-48.36198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980.4276">
                <text:p>1980.4276</text:p>
              </table:table-cell>
              <table:table-cell office:value-type="float" office:value="-48.801854">
                <text:p>-48.80185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980.34785">
                <text:p>1980.34785</text:p>
              </table:table-cell>
              <table:table-cell office:value-type="float" office:value="-49.496928">
                <text:p>-49.49692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980.26815">
                <text:p>1980.26815</text:p>
              </table:table-cell>
              <table:table-cell office:value-type="float" office:value="-49.283648">
                <text:p>-49.28364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980.1884">
                <text:p>1980.1884</text:p>
              </table:table-cell>
              <table:table-cell office:value-type="float" office:value="-49.264135">
                <text:p>-49.26413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980.1087">
                <text:p>1980.1087</text:p>
              </table:table-cell>
              <table:table-cell office:value-type="float" office:value="-48.866212">
                <text:p>-48.86621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980.03045">
                <text:p>1980.03045</text:p>
              </table:table-cell>
              <table:table-cell office:value-type="float" office:value="-47.960278">
                <text:p>-47.96027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979.96305">
                <text:p>1979.96305</text:p>
              </table:table-cell>
              <table:table-cell office:value-type="float" office:value="-46.453215">
                <text:p>-46.45321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979.90515">
                <text:p>1979.90515</text:p>
              </table:table-cell>
              <table:table-cell office:value-type="float" office:value="-45.594705">
                <text:p>-45.59470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979.84725">
                <text:p>1979.84725</text:p>
              </table:table-cell>
              <table:table-cell office:value-type="float" office:value="-45.079842">
                <text:p>-45.07984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979.78935">
                <text:p>1979.78935</text:p>
              </table:table-cell>
              <table:table-cell office:value-type="float" office:value="-44.723223">
                <text:p>-44.72322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979.72605">
                <text:p>1979.72605</text:p>
              </table:table-cell>
              <table:table-cell office:value-type="float" office:value="-44.632456">
                <text:p>-44.63245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979.66305">
                <text:p>1979.66305</text:p>
              </table:table-cell>
              <table:table-cell office:value-type="float" office:value="-44.180389">
                <text:p>-44.18038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979.60575">
                <text:p>1979.60575</text:p>
              </table:table-cell>
              <table:table-cell office:value-type="float" office:value="-44.287936">
                <text:p>-44.28793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979.5485">
                <text:p>1979.5485</text:p>
              </table:table-cell>
              <table:table-cell office:value-type="float" office:value="-43.847157">
                <text:p>-43.84715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979.49125">
                <text:p>1979.49125</text:p>
              </table:table-cell>
              <table:table-cell office:value-type="float" office:value="-43.72014">
                <text:p>-43.7201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979.43395">
                <text:p>1979.43395</text:p>
              </table:table-cell>
              <table:table-cell office:value-type="float" office:value="-43.690884">
                <text:p>-43.69088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979.3767">
                <text:p>1979.3767</text:p>
              </table:table-cell>
              <table:table-cell office:value-type="float" office:value="-43.981151">
                <text:p>-43.98115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979.3195">
                <text:p>1979.3195</text:p>
              </table:table-cell>
              <table:table-cell office:value-type="float" office:value="-44.225197">
                <text:p>-44.22519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979.26225">
                <text:p>1979.26225</text:p>
              </table:table-cell>
              <table:table-cell office:value-type="float" office:value="-44.019617">
                <text:p>-44.01961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979.20495">
                <text:p>1979.20495</text:p>
              </table:table-cell>
              <table:table-cell office:value-type="float" office:value="-43.618993">
                <text:p>-43.61899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979.14765">
                <text:p>1979.14765</text:p>
              </table:table-cell>
              <table:table-cell office:value-type="float" office:value="-43.197088">
                <text:p>-43.19708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979.09035">
                <text:p>1979.09035</text:p>
              </table:table-cell>
              <table:table-cell office:value-type="float" office:value="-42.818222">
                <text:p>-42.8182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979.0323">
                <text:p>1979.0323</text:p>
              </table:table-cell>
              <table:table-cell office:value-type="float" office:value="-42.156889">
                <text:p>-42.15688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978.95525">
                <text:p>1978.95525</text:p>
              </table:table-cell>
              <table:table-cell office:value-type="float" office:value="-41.89385">
                <text:p>-41.8938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978.8575">
                <text:p>1978.8575</text:p>
              </table:table-cell>
              <table:table-cell office:value-type="float" office:value="-41.912893">
                <text:p>-41.91289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78.7573">
                <text:p>1978.7573</text:p>
              </table:table-cell>
              <table:table-cell office:value-type="float" office:value="-41.533369">
                <text:p>-41.53336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78.65705">
                <text:p>1978.65705</text:p>
              </table:table-cell>
              <table:table-cell office:value-type="float" office:value="-41.992737">
                <text:p>-41.99273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78.5568">
                <text:p>1978.5568</text:p>
              </table:table-cell>
              <table:table-cell office:value-type="float" office:value="-41.562035">
                <text:p>-41.56203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978.4566">
                <text:p>1978.4566</text:p>
              </table:table-cell>
              <table:table-cell office:value-type="float" office:value="-41.152091">
                <text:p>-41.15209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78.35635">
                <text:p>1978.35635</text:p>
              </table:table-cell>
              <table:table-cell office:value-type="float" office:value="-40.702623">
                <text:p>-40.70262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78.2561">
                <text:p>1978.2561</text:p>
              </table:table-cell>
              <table:table-cell office:value-type="float" office:value="-40.438276">
                <text:p>-40.43827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78.1559">
                <text:p>1978.1559</text:p>
              </table:table-cell>
              <table:table-cell office:value-type="float" office:value="-40.5789">
                <text:p>-40.578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978.06035">
                <text:p>1978.06035</text:p>
              </table:table-cell>
              <table:table-cell office:value-type="float" office:value="-40.415032">
                <text:p>-40.41503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977.9831">
                <text:p>1977.9831</text:p>
              </table:table-cell>
              <table:table-cell office:value-type="float" office:value="-40.821263">
                <text:p>-40.82126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77.9256">
                <text:p>1977.9256</text:p>
              </table:table-cell>
              <table:table-cell office:value-type="float" office:value="-41.009407">
                <text:p>-41.00940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977.87415">
                <text:p>1977.87415</text:p>
              </table:table-cell>
              <table:table-cell office:value-type="float" office:value="-41.789959">
                <text:p>-41.78995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977.82265">
                <text:p>1977.82265</text:p>
              </table:table-cell>
              <table:table-cell office:value-type="float" office:value="-43.117367">
                <text:p>-43.1173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977.77115">
                <text:p>1977.77115</text:p>
              </table:table-cell>
              <table:table-cell office:value-type="float" office:value="-44.552148">
                <text:p>-44.55214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977.7196">
                <text:p>1977.7196</text:p>
              </table:table-cell>
              <table:table-cell office:value-type="float" office:value="-46.18167">
                <text:p>-46.1816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77.66805">
                <text:p>1977.66805</text:p>
              </table:table-cell>
              <table:table-cell office:value-type="float" office:value="-46.817387">
                <text:p>-46.81738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977.61655">
                <text:p>1977.61655</text:p>
              </table:table-cell>
              <table:table-cell office:value-type="float" office:value="-47.536061">
                <text:p>-47.53606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977.5651">
                <text:p>1977.5651</text:p>
              </table:table-cell>
              <table:table-cell office:value-type="float" office:value="-48.000027">
                <text:p>-48.00002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977.51365">
                <text:p>1977.51365</text:p>
              </table:table-cell>
              <table:table-cell office:value-type="float" office:value="-48.147116">
                <text:p>-48.14711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977.4621">
                <text:p>1977.4621</text:p>
              </table:table-cell>
              <table:table-cell office:value-type="float" office:value="-47.942769">
                <text:p>-47.94276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977.41055">
                <text:p>1977.41055</text:p>
              </table:table-cell>
              <table:table-cell office:value-type="float" office:value="-47.599156">
                <text:p>-47.59915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977.35905">
                <text:p>1977.35905</text:p>
              </table:table-cell>
              <table:table-cell office:value-type="float" office:value="-46.980914">
                <text:p>-46.98091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977.30755">
                <text:p>1977.30755</text:p>
              </table:table-cell>
              <table:table-cell office:value-type="float" office:value="-46.328054">
                <text:p>-46.32805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977.25605">
                <text:p>1977.25605</text:p>
              </table:table-cell>
              <table:table-cell office:value-type="float" office:value="-45.359284">
                <text:p>-45.35928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977.2046">
                <text:p>1977.2046</text:p>
              </table:table-cell>
              <table:table-cell office:value-type="float" office:value="-44.503742">
                <text:p>-44.50374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977.1531">
                <text:p>1977.1531</text:p>
              </table:table-cell>
              <table:table-cell office:value-type="float" office:value="-43.283332">
                <text:p>-43.28333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977.10155">
                <text:p>1977.10155</text:p>
              </table:table-cell>
              <table:table-cell office:value-type="float" office:value="-41.588288">
                <text:p>-41.58828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977.05005">
                <text:p>1977.05005</text:p>
              </table:table-cell>
              <table:table-cell office:value-type="float" office:value="-41.317179">
                <text:p>-41.31717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976.99285">
                <text:p>1976.99285</text:p>
              </table:table-cell>
              <table:table-cell office:value-type="float" office:value="-40.967288">
                <text:p>-40.96728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976.92485">
                <text:p>1976.92485</text:p>
              </table:table-cell>
              <table:table-cell office:value-type="float" office:value="-41.675289">
                <text:p>-41.67528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976.8517">
                <text:p>1976.8517</text:p>
              </table:table-cell>
              <table:table-cell office:value-type="float" office:value="-42.323706">
                <text:p>-42.32370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976.7786">
                <text:p>1976.7786</text:p>
              </table:table-cell>
              <table:table-cell office:value-type="float" office:value="-43.330151">
                <text:p>-43.33015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976.7055">
                <text:p>1976.7055</text:p>
              </table:table-cell>
              <table:table-cell office:value-type="float" office:value="-45.172713">
                <text:p>-45.17271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76.63235">
                <text:p>1976.63235</text:p>
              </table:table-cell>
              <table:table-cell office:value-type="float" office:value="-46.303835">
                <text:p>-46.30383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976.55925">
                <text:p>1976.55925</text:p>
              </table:table-cell>
              <table:table-cell office:value-type="float" office:value="-46.280951">
                <text:p>-46.28095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976.50515">
                <text:p>1976.50515</text:p>
              </table:table-cell>
              <table:table-cell office:value-type="float" office:value="-46.285847">
                <text:p>-46.28584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976.45015">
                <text:p>1976.45015</text:p>
              </table:table-cell>
              <table:table-cell office:value-type="float" office:value="-46.061218">
                <text:p>-46.06121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76.37525">
                <text:p>1976.37525</text:p>
              </table:table-cell>
              <table:table-cell office:value-type="float" office:value="-45.484106">
                <text:p>-45.48410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76.3004">
                <text:p>1976.3004</text:p>
              </table:table-cell>
              <table:table-cell office:value-type="float" office:value="-44.578674">
                <text:p>-44.57867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976.22555">
                <text:p>1976.22555</text:p>
              </table:table-cell>
              <table:table-cell office:value-type="float" office:value="-43.706786">
                <text:p>-43.70678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976.15065">
                <text:p>1976.15065</text:p>
              </table:table-cell>
              <table:table-cell office:value-type="float" office:value="-43.092123">
                <text:p>-43.09212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976.07575">
                <text:p>1976.07575</text:p>
              </table:table-cell>
              <table:table-cell office:value-type="float" office:value="-41.417546">
                <text:p>-41.41754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975.9927">
                <text:p>1975.9927</text:p>
              </table:table-cell>
              <table:table-cell office:value-type="float" office:value="-42.117024">
                <text:p>-42.11702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975.8933">
                <text:p>1975.8933</text:p>
              </table:table-cell>
              <table:table-cell office:value-type="float" office:value="-43.569092">
                <text:p>-43.56909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975.7856">
                <text:p>1975.7856</text:p>
              </table:table-cell>
              <table:table-cell office:value-type="float" office:value="-45.486704">
                <text:p>-45.48670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975.6778">
                <text:p>1975.6778</text:p>
              </table:table-cell>
              <table:table-cell office:value-type="float" office:value="-46.092879">
                <text:p>-46.09287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975.57">
                <text:p>1975.57</text:p>
              </table:table-cell>
              <table:table-cell office:value-type="float" office:value="-45.266946">
                <text:p>-45.26694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975.4622">
                <text:p>1975.4622</text:p>
              </table:table-cell>
              <table:table-cell office:value-type="float" office:value="-43.957721">
                <text:p>-43.95772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975.3544">
                <text:p>1975.3544</text:p>
              </table:table-cell>
              <table:table-cell office:value-type="float" office:value="-43.798529">
                <text:p>-43.79852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75.24655">
                <text:p>1975.24655</text:p>
              </table:table-cell>
              <table:table-cell office:value-type="float" office:value="-44.584889">
                <text:p>-44.58488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975.1387">
                <text:p>1975.1387</text:p>
              </table:table-cell>
              <table:table-cell office:value-type="float" office:value="-45.068785">
                <text:p>-45.06878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75.03135">
                <text:p>1975.03135</text:p>
              </table:table-cell>
              <table:table-cell office:value-type="float" office:value="-45.791665">
                <text:p>-45.79166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974.92605">
                <text:p>1974.92605</text:p>
              </table:table-cell>
              <table:table-cell office:value-type="float" office:value="-45.923119">
                <text:p>-45.92311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974.8224">
                <text:p>1974.8224</text:p>
              </table:table-cell>
              <table:table-cell office:value-type="float" office:value="-46.186994">
                <text:p>-46.18699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974.71875">
                <text:p>1974.71875</text:p>
              </table:table-cell>
              <table:table-cell office:value-type="float" office:value="-45.822948">
                <text:p>-45.82294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74.61505">
                <text:p>1974.61505</text:p>
              </table:table-cell>
              <table:table-cell office:value-type="float" office:value="-45.459813">
                <text:p>-45.45981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974.51135">
                <text:p>1974.51135</text:p>
              </table:table-cell>
              <table:table-cell office:value-type="float" office:value="-44.990648">
                <text:p>-44.99064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974.4077">
                <text:p>1974.4077</text:p>
              </table:table-cell>
              <table:table-cell office:value-type="float" office:value="-44.215489">
                <text:p>-44.21548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974.30405">
                <text:p>1974.30405</text:p>
              </table:table-cell>
              <table:table-cell office:value-type="float" office:value="-43.000584">
                <text:p>-43.00058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974.20035">
                <text:p>1974.20035</text:p>
              </table:table-cell>
              <table:table-cell office:value-type="float" office:value="-42.114861">
                <text:p>-42.11486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974.09665">
                <text:p>1974.09665</text:p>
              </table:table-cell>
              <table:table-cell office:value-type="float" office:value="-41.278076">
                <text:p>-41.27807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973.9969">
                <text:p>1973.9969</text:p>
              </table:table-cell>
              <table:table-cell office:value-type="float" office:value="-41.059529">
                <text:p>-41.05952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973.90405">
                <text:p>1973.90405</text:p>
              </table:table-cell>
              <table:table-cell office:value-type="float" office:value="-41.190321">
                <text:p>-41.19032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973.8142">
                <text:p>1973.8142</text:p>
              </table:table-cell>
              <table:table-cell office:value-type="float" office:value="-41.984367">
                <text:p>-41.98436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973.72435">
                <text:p>1973.72435</text:p>
              </table:table-cell>
              <table:table-cell office:value-type="float" office:value="-42.664167">
                <text:p>-42.66416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973.6345">
                <text:p>1973.6345</text:p>
              </table:table-cell>
              <table:table-cell office:value-type="float" office:value="-43.213346">
                <text:p>-43.21334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973.54465">
                <text:p>1973.54465</text:p>
              </table:table-cell>
              <table:table-cell office:value-type="float" office:value="-43.175007">
                <text:p>-43.17500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973.45475">
                <text:p>1973.45475</text:p>
              </table:table-cell>
              <table:table-cell office:value-type="float" office:value="-42.893655">
                <text:p>-42.89365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973.3649">
                <text:p>1973.3649</text:p>
              </table:table-cell>
              <table:table-cell office:value-type="float" office:value="-41.776945">
                <text:p>-41.77694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973.2751">
                <text:p>1973.2751</text:p>
              </table:table-cell>
              <table:table-cell office:value-type="float" office:value="-40.204996">
                <text:p>-40.20499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973.18525">
                <text:p>1973.18525</text:p>
              </table:table-cell>
              <table:table-cell office:value-type="float" office:value="-39.139377">
                <text:p>-39.13937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973.09535">
                <text:p>1973.09535</text:p>
              </table:table-cell>
              <table:table-cell office:value-type="float" office:value="-39.014815">
                <text:p>-39.01481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972.99615">
                <text:p>1972.99615</text:p>
              </table:table-cell>
              <table:table-cell office:value-type="float" office:value="-39.541695">
                <text:p>-39.54169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972.87865">
                <text:p>1972.87865</text:p>
              </table:table-cell>
              <table:table-cell office:value-type="float" office:value="-40.789757">
                <text:p>-40.78975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972.7512">
                <text:p>1972.7512</text:p>
              </table:table-cell>
              <table:table-cell office:value-type="float" office:value="-42.058891">
                <text:p>-42.05889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972.62285">
                <text:p>1972.62285</text:p>
              </table:table-cell>
              <table:table-cell office:value-type="float" office:value="-43.567032">
                <text:p>-43.56703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972.4945">
                <text:p>1972.4945</text:p>
              </table:table-cell>
              <table:table-cell office:value-type="float" office:value="-44.605065">
                <text:p>-44.60506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972.3661">
                <text:p>1972.3661</text:p>
              </table:table-cell>
              <table:table-cell office:value-type="float" office:value="-44.816039">
                <text:p>-44.81603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972.23775">
                <text:p>1972.23775</text:p>
              </table:table-cell>
              <table:table-cell office:value-type="float" office:value="-44.914456">
                <text:p>-44.91445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972.11065">
                <text:p>1972.11065</text:p>
              </table:table-cell>
              <table:table-cell office:value-type="float" office:value="-44.677581">
                <text:p>-44.67758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971.9927">
                <text:p>1971.9927</text:p>
              </table:table-cell>
              <table:table-cell office:value-type="float" office:value="-44.699249">
                <text:p>-44.69924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971.9152">
                <text:p>1971.9152</text:p>
              </table:table-cell>
              <table:table-cell office:value-type="float" office:value="-44.274444">
                <text:p>-44.27444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971.8457">
                <text:p>1971.8457</text:p>
              </table:table-cell>
              <table:table-cell office:value-type="float" office:value="-44.382431">
                <text:p>-44.38243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971.7517">
                <text:p>1971.7517</text:p>
              </table:table-cell>
              <table:table-cell office:value-type="float" office:value="-44.777429">
                <text:p>-44.77742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971.65765">
                <text:p>1971.65765</text:p>
              </table:table-cell>
              <table:table-cell office:value-type="float" office:value="-45.113021">
                <text:p>-45.11302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971.5636">
                <text:p>1971.5636</text:p>
              </table:table-cell>
              <table:table-cell office:value-type="float" office:value="-44.955896">
                <text:p>-44.95589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971.4696">
                <text:p>1971.4696</text:p>
              </table:table-cell>
              <table:table-cell office:value-type="float" office:value="-44.813934">
                <text:p>-44.81393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971.3756">
                <text:p>1971.3756</text:p>
              </table:table-cell>
              <table:table-cell office:value-type="float" office:value="-43.986766">
                <text:p>-43.98676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971.2816">
                <text:p>1971.2816</text:p>
              </table:table-cell>
              <table:table-cell office:value-type="float" office:value="-43.210286">
                <text:p>-43.21028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71.18755">
                <text:p>1971.18755</text:p>
              </table:table-cell>
              <table:table-cell office:value-type="float" office:value="-42.28699">
                <text:p>-42.2869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71.09295">
                <text:p>1971.09295</text:p>
              </table:table-cell>
              <table:table-cell office:value-type="float" office:value="-41.672633">
                <text:p>-41.67263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70.9938">
                <text:p>1970.9938</text:p>
              </table:table-cell>
              <table:table-cell office:value-type="float" office:value="-41.935708">
                <text:p>-41.93570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70.885">
                <text:p>1970.885</text:p>
              </table:table-cell>
              <table:table-cell office:value-type="float" office:value="-42.485788">
                <text:p>-42.48578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70.7706">
                <text:p>1970.7706</text:p>
              </table:table-cell>
              <table:table-cell office:value-type="float" office:value="-43.125106">
                <text:p>-43.12510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70.65615">
                <text:p>1970.65615</text:p>
              </table:table-cell>
              <table:table-cell office:value-type="float" office:value="-43.359244">
                <text:p>-43.35924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70.5417">
                <text:p>1970.5417</text:p>
              </table:table-cell>
              <table:table-cell office:value-type="float" office:value="-43.069162">
                <text:p>-43.06916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70.42725">
                <text:p>1970.42725</text:p>
              </table:table-cell>
              <table:table-cell office:value-type="float" office:value="-42.800158">
                <text:p>-42.80015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70.31275">
                <text:p>1970.31275</text:p>
              </table:table-cell>
              <table:table-cell office:value-type="float" office:value="-42.636595">
                <text:p>-42.63659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70.1983">
                <text:p>1970.1983</text:p>
              </table:table-cell>
              <table:table-cell office:value-type="float" office:value="-42.346504">
                <text:p>-42.34650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70.08535">
                <text:p>1970.08535</text:p>
              </table:table-cell>
              <table:table-cell office:value-type="float" office:value="-42.583892">
                <text:p>-42.58389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69.97875">
                <text:p>1969.97875</text:p>
              </table:table-cell>
              <table:table-cell office:value-type="float" office:value="-43.130583">
                <text:p>-43.13058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69.8809">
                <text:p>1969.8809</text:p>
              </table:table-cell>
              <table:table-cell office:value-type="float" office:value="-44.206307">
                <text:p>-44.20630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69.7869">
                <text:p>1969.7869</text:p>
              </table:table-cell>
              <table:table-cell office:value-type="float" office:value="-45.106301">
                <text:p>-45.10630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69.6929">
                <text:p>1969.6929</text:p>
              </table:table-cell>
              <table:table-cell office:value-type="float" office:value="-45.895943">
                <text:p>-45.89594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69.5989">
                <text:p>1969.5989</text:p>
              </table:table-cell>
              <table:table-cell office:value-type="float" office:value="-46.209274">
                <text:p>-46.20927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69.50485">
                <text:p>1969.50485</text:p>
              </table:table-cell>
              <table:table-cell office:value-type="float" office:value="-46.121275">
                <text:p>-46.12127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69.4108">
                <text:p>1969.4108</text:p>
              </table:table-cell>
              <table:table-cell office:value-type="float" office:value="-45.497546">
                <text:p>-45.49754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69.3168">
                <text:p>1969.3168</text:p>
              </table:table-cell>
              <table:table-cell office:value-type="float" office:value="-44.36881">
                <text:p>-44.3688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969.2228">
                <text:p>1969.2228</text:p>
              </table:table-cell>
              <table:table-cell office:value-type="float" office:value="-42.765789">
                <text:p>-42.76578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969.1288">
                <text:p>1969.1288</text:p>
              </table:table-cell>
              <table:table-cell office:value-type="float" office:value="-41.143638">
                <text:p>-41.14363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969.033">
                <text:p>1969.033</text:p>
              </table:table-cell>
              <table:table-cell office:value-type="float" office:value="-39.970577">
                <text:p>-39.97057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968.93265">
                <text:p>1968.93265</text:p>
              </table:table-cell>
              <table:table-cell office:value-type="float" office:value="-39.367786">
                <text:p>-39.36778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968.8284">
                <text:p>1968.8284</text:p>
              </table:table-cell>
              <table:table-cell office:value-type="float" office:value="-39.492563">
                <text:p>-39.49256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968.7231">
                <text:p>1968.7231</text:p>
              </table:table-cell>
              <table:table-cell office:value-type="float" office:value="-41.348181">
                <text:p>-41.34818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968.6178">
                <text:p>1968.6178</text:p>
              </table:table-cell>
              <table:table-cell office:value-type="float" office:value="-42.645031">
                <text:p>-42.64503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968.5125">
                <text:p>1968.5125</text:p>
              </table:table-cell>
              <table:table-cell office:value-type="float" office:value="-43.750794">
                <text:p>-43.75079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968.40725">
                <text:p>1968.40725</text:p>
              </table:table-cell>
              <table:table-cell office:value-type="float" office:value="-44.147072">
                <text:p>-44.14707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968.30195">
                <text:p>1968.30195</text:p>
              </table:table-cell>
              <table:table-cell office:value-type="float" office:value="-43.868426">
                <text:p>-43.86842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968.19665">
                <text:p>1968.19665</text:p>
              </table:table-cell>
              <table:table-cell office:value-type="float" office:value="-43.198057">
                <text:p>-43.19805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968.09135">
                <text:p>1968.09135</text:p>
              </table:table-cell>
              <table:table-cell office:value-type="float" office:value="-42.567005">
                <text:p>-42.56700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968.0016">
                <text:p>1968.0016</text:p>
              </table:table-cell>
              <table:table-cell office:value-type="float" office:value="-42.22583">
                <text:p>-42.2258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967.9345">
                <text:p>1967.9345</text:p>
              </table:table-cell>
              <table:table-cell office:value-type="float" office:value="-42.308929">
                <text:p>-42.30892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967.87525">
                <text:p>1967.87525</text:p>
              </table:table-cell>
              <table:table-cell office:value-type="float" office:value="-42.696439">
                <text:p>-42.69643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967.8168">
                <text:p>1967.8168</text:p>
              </table:table-cell>
              <table:table-cell office:value-type="float" office:value="-43.563671">
                <text:p>-43.56367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967.75835">
                <text:p>1967.75835</text:p>
              </table:table-cell>
              <table:table-cell office:value-type="float" office:value="-44.186084">
                <text:p>-44.18608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967.69985">
                <text:p>1967.69985</text:p>
              </table:table-cell>
              <table:table-cell office:value-type="float" office:value="-44.369743">
                <text:p>-44.36974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967.64135">
                <text:p>1967.64135</text:p>
              </table:table-cell>
              <table:table-cell office:value-type="float" office:value="-44.26346">
                <text:p>-44.2634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967.58285">
                <text:p>1967.58285</text:p>
              </table:table-cell>
              <table:table-cell office:value-type="float" office:value="-43.742425">
                <text:p>-43.74242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967.52435">
                <text:p>1967.52435</text:p>
              </table:table-cell>
              <table:table-cell office:value-type="float" office:value="-42.67799">
                <text:p>-42.6779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967.46585">
                <text:p>1967.46585</text:p>
              </table:table-cell>
              <table:table-cell office:value-type="float" office:value="-41.378338">
                <text:p>-41.37833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967.4074">
                <text:p>1967.4074</text:p>
              </table:table-cell>
              <table:table-cell office:value-type="float" office:value="-39.363432">
                <text:p>-39.36343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967.34895">
                <text:p>1967.34895</text:p>
              </table:table-cell>
              <table:table-cell office:value-type="float" office:value="-38.698389">
                <text:p>-38.69838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967.2905">
                <text:p>1967.2905</text:p>
              </table:table-cell>
              <table:table-cell office:value-type="float" office:value="-38.648078">
                <text:p>-38.64807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967.23205">
                <text:p>1967.23205</text:p>
              </table:table-cell>
              <table:table-cell office:value-type="float" office:value="-38.815417">
                <text:p>-38.81541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967.1736">
                <text:p>1967.1736</text:p>
              </table:table-cell>
              <table:table-cell office:value-type="float" office:value="-39.599122">
                <text:p>-39.59912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967.1152">
                <text:p>1967.1152</text:p>
              </table:table-cell>
              <table:table-cell office:value-type="float" office:value="-41.324654">
                <text:p>-41.32465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967.0568">
                <text:p>1967.0568</text:p>
              </table:table-cell>
              <table:table-cell office:value-type="float" office:value="-41.59952">
                <text:p>-41.5995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966.9926">
                <text:p>1966.9926</text:p>
              </table:table-cell>
              <table:table-cell office:value-type="float" office:value="-41.896468">
                <text:p>-41.89646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966.91795">
                <text:p>1966.91795</text:p>
              </table:table-cell>
              <table:table-cell office:value-type="float" office:value="-42.53904">
                <text:p>-42.5390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966.83845">
                <text:p>1966.83845</text:p>
              </table:table-cell>
              <table:table-cell office:value-type="float" office:value="-43.453311">
                <text:p>-43.45331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966.75875">
                <text:p>1966.75875</text:p>
              </table:table-cell>
              <table:table-cell office:value-type="float" office:value="-44.531754">
                <text:p>-44.53175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966.6791">
                <text:p>1966.6791</text:p>
              </table:table-cell>
              <table:table-cell office:value-type="float" office:value="-45.80509">
                <text:p>-45.8050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966.59945">
                <text:p>1966.59945</text:p>
              </table:table-cell>
              <table:table-cell office:value-type="float" office:value="-46.926058">
                <text:p>-46.92605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966.5198">
                <text:p>1966.5198</text:p>
              </table:table-cell>
              <table:table-cell office:value-type="float" office:value="-47.646393">
                <text:p>-47.64639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66.4401">
                <text:p>1966.4401</text:p>
              </table:table-cell>
              <table:table-cell office:value-type="float" office:value="-47.788767">
                <text:p>-47.78876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966.36035">
                <text:p>1966.36035</text:p>
              </table:table-cell>
              <table:table-cell office:value-type="float" office:value="-47.571116">
                <text:p>-47.57111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966.2807">
                <text:p>1966.2807</text:p>
              </table:table-cell>
              <table:table-cell office:value-type="float" office:value="-45.185633">
                <text:p>-45.18563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966.20105">
                <text:p>1966.20105</text:p>
              </table:table-cell>
              <table:table-cell office:value-type="float" office:value="-46.51561">
                <text:p>-46.5156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966.1214">
                <text:p>1966.1214</text:p>
              </table:table-cell>
              <table:table-cell office:value-type="float" office:value="-45.811206">
                <text:p>-45.81120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966.041">
                <text:p>1966.041</text:p>
              </table:table-cell>
              <table:table-cell office:value-type="float" office:value="-45.050158">
                <text:p>-45.05015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965.95595">
                <text:p>1965.95595</text:p>
              </table:table-cell>
              <table:table-cell office:value-type="float" office:value="-44.26609">
                <text:p>-44.2660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965.86615">
                <text:p>1965.86615</text:p>
              </table:table-cell>
              <table:table-cell office:value-type="float" office:value="-44.131986">
                <text:p>-44.13198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965.7755">
                <text:p>1965.7755</text:p>
              </table:table-cell>
              <table:table-cell office:value-type="float" office:value="-44.458018">
                <text:p>-44.45801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965.68485">
                <text:p>1965.68485</text:p>
              </table:table-cell>
              <table:table-cell office:value-type="float" office:value="-44.880731">
                <text:p>-44.88073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965.59415">
                <text:p>1965.59415</text:p>
              </table:table-cell>
              <table:table-cell office:value-type="float" office:value="-45.193997">
                <text:p>-45.19399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965.5035">
                <text:p>1965.5035</text:p>
              </table:table-cell>
              <table:table-cell office:value-type="float" office:value="-45.389175">
                <text:p>-45.38917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965.41285">
                <text:p>1965.41285</text:p>
              </table:table-cell>
              <table:table-cell office:value-type="float" office:value="-45.378919">
                <text:p>-45.37891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965.3222">
                <text:p>1965.3222</text:p>
              </table:table-cell>
              <table:table-cell office:value-type="float" office:value="-45.650901">
                <text:p>-45.65090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965.23155">
                <text:p>1965.23155</text:p>
              </table:table-cell>
              <table:table-cell office:value-type="float" office:value="-46.088975">
                <text:p>-46.08897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965.1409">
                <text:p>1965.1409</text:p>
              </table:table-cell>
              <table:table-cell office:value-type="float" office:value="-46.668177">
                <text:p>-46.66817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965.0492">
                <text:p>1965.0492</text:p>
              </table:table-cell>
              <table:table-cell office:value-type="float" office:value="-47.11201">
                <text:p>-47.1120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964.95165">
                <text:p>1964.95165</text:p>
              </table:table-cell>
              <table:table-cell office:value-type="float" office:value="-47.340789">
                <text:p>-47.34078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964.84795">
                <text:p>1964.84795</text:p>
              </table:table-cell>
              <table:table-cell office:value-type="float" office:value="-47.324097">
                <text:p>-47.32409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964.74275">
                <text:p>1964.74275</text:p>
              </table:table-cell>
              <table:table-cell office:value-type="float" office:value="-47.411746">
                <text:p>-47.41174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964.63755">
                <text:p>1964.63755</text:p>
              </table:table-cell>
              <table:table-cell office:value-type="float" office:value="-47.203697">
                <text:p>-47.20369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964.53245">
                <text:p>1964.53245</text:p>
              </table:table-cell>
              <table:table-cell office:value-type="float" office:value="-46.860279">
                <text:p>-46.86027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964.4273">
                <text:p>1964.4273</text:p>
              </table:table-cell>
              <table:table-cell office:value-type="float" office:value="-46.405495">
                <text:p>-46.40549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964.32215">
                <text:p>1964.32215</text:p>
              </table:table-cell>
              <table:table-cell office:value-type="float" office:value="-45.748158">
                <text:p>-45.74815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964.217">
                <text:p>1964.217</text:p>
              </table:table-cell>
              <table:table-cell office:value-type="float" office:value="-44.829665">
                <text:p>-44.82966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964.1118">
                <text:p>1964.1118</text:p>
              </table:table-cell>
              <table:table-cell office:value-type="float" office:value="-43.850689">
                <text:p>-43.85068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964.0015">
                <text:p>1964.0015</text:p>
              </table:table-cell>
              <table:table-cell office:value-type="float" office:value="-42.877474">
                <text:p>-42.87747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963.88195">
                <text:p>1963.88195</text:p>
              </table:table-cell>
              <table:table-cell office:value-type="float" office:value="-42.240281">
                <text:p>-42.24028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963.7575">
                <text:p>1963.7575</text:p>
              </table:table-cell>
              <table:table-cell office:value-type="float" office:value="-42.13592">
                <text:p>-42.1359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963.6323">
                <text:p>1963.6323</text:p>
              </table:table-cell>
              <table:table-cell office:value-type="float" office:value="-42.630635">
                <text:p>-42.63063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963.5071">
                <text:p>1963.5071</text:p>
              </table:table-cell>
              <table:table-cell office:value-type="float" office:value="-43.670705">
                <text:p>-43.67070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963.3819">
                <text:p>1963.3819</text:p>
              </table:table-cell>
              <table:table-cell office:value-type="float" office:value="-44.649095">
                <text:p>-44.64909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963.2567">
                <text:p>1963.2567</text:p>
              </table:table-cell>
              <table:table-cell office:value-type="float" office:value="-45.50442">
                <text:p>-45.5044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963.14295">
                <text:p>1963.14295</text:p>
              </table:table-cell>
              <table:table-cell office:value-type="float" office:value="-45.83089">
                <text:p>-45.8308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963.03715">
                <text:p>1963.03715</text:p>
              </table:table-cell>
              <table:table-cell office:value-type="float" office:value="-45.739596">
                <text:p>-45.73959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962.94825">
                <text:p>1962.94825</text:p>
              </table:table-cell>
              <table:table-cell office:value-type="float" office:value="-45.273746">
                <text:p>-45.27374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962.8798">
                <text:p>1962.8798</text:p>
              </table:table-cell>
              <table:table-cell office:value-type="float" office:value="-44.977716">
                <text:p>-44.97771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962.8114">
                <text:p>1962.8114</text:p>
              </table:table-cell>
              <table:table-cell office:value-type="float" office:value="-45.526447">
                <text:p>-45.52644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962.743">
                <text:p>1962.743</text:p>
              </table:table-cell>
              <table:table-cell office:value-type="float" office:value="-46.315077">
                <text:p>-46.31507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962.6746">
                <text:p>1962.6746</text:p>
              </table:table-cell>
              <table:table-cell office:value-type="float" office:value="-47.156387">
                <text:p>-47.15638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962.6062">
                <text:p>1962.6062</text:p>
              </table:table-cell>
              <table:table-cell office:value-type="float" office:value="-47.812277">
                <text:p>-47.81227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962.5378">
                <text:p>1962.5378</text:p>
              </table:table-cell>
              <table:table-cell office:value-type="float" office:value="-48.10697">
                <text:p>-48.1069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962.46945">
                <text:p>1962.46945</text:p>
              </table:table-cell>
              <table:table-cell office:value-type="float" office:value="-48.431269">
                <text:p>-48.43126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962.4011">
                <text:p>1962.4011</text:p>
              </table:table-cell>
              <table:table-cell office:value-type="float" office:value="-48.249493">
                <text:p>-48.24949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962.3327">
                <text:p>1962.3327</text:p>
              </table:table-cell>
              <table:table-cell office:value-type="float" office:value="-47.895746">
                <text:p>-47.89574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962.26425">
                <text:p>1962.26425</text:p>
              </table:table-cell>
              <table:table-cell office:value-type="float" office:value="-47.104093">
                <text:p>-47.10409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962.19585">
                <text:p>1962.19585</text:p>
              </table:table-cell>
              <table:table-cell office:value-type="float" office:value="-46.200958">
                <text:p>-46.20095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962.1275">
                <text:p>1962.1275</text:p>
              </table:table-cell>
              <table:table-cell office:value-type="float" office:value="-45.207462">
                <text:p>-45.20746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962.0591">
                <text:p>1962.0591</text:p>
              </table:table-cell>
              <table:table-cell office:value-type="float" office:value="-44.246493">
                <text:p>-44.24649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961.9847">
                <text:p>1961.9847</text:p>
              </table:table-cell>
              <table:table-cell office:value-type="float" office:value="-43.593586">
                <text:p>-43.59358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961.9014">
                <text:p>1961.9014</text:p>
              </table:table-cell>
              <table:table-cell office:value-type="float" office:value="-42.939602">
                <text:p>-42.93960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961.815">
                <text:p>1961.815</text:p>
              </table:table-cell>
              <table:table-cell office:value-type="float" office:value="-43.416976">
                <text:p>-43.41697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961.7284">
                <text:p>1961.7284</text:p>
              </table:table-cell>
              <table:table-cell office:value-type="float" office:value="-44.588651">
                <text:p>-44.58865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961.64175">
                <text:p>1961.64175</text:p>
              </table:table-cell>
              <table:table-cell office:value-type="float" office:value="-45.637318">
                <text:p>-45.63731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961.5551">
                <text:p>1961.5551</text:p>
              </table:table-cell>
              <table:table-cell office:value-type="float" office:value="-46.018629">
                <text:p>-46.01862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961.46845">
                <text:p>1961.46845</text:p>
              </table:table-cell>
              <table:table-cell office:value-type="float" office:value="-45.629864">
                <text:p>-45.62986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961.38185">
                <text:p>1961.38185</text:p>
              </table:table-cell>
              <table:table-cell office:value-type="float" office:value="-44.565109">
                <text:p>-44.56510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961.2953">
                <text:p>1961.2953</text:p>
              </table:table-cell>
              <table:table-cell office:value-type="float" office:value="-43.38311">
                <text:p>-43.3831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961.20865">
                <text:p>1961.20865</text:p>
              </table:table-cell>
              <table:table-cell office:value-type="float" office:value="-42.472687">
                <text:p>-42.47268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961.122">
                <text:p>1961.122</text:p>
              </table:table-cell>
              <table:table-cell office:value-type="float" office:value="-41.89528">
                <text:p>-41.8952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961.03575">
                <text:p>1961.03575</text:p>
              </table:table-cell>
              <table:table-cell office:value-type="float" office:value="-41.47712">
                <text:p>-41.4771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960.95125">
                <text:p>1960.95125</text:p>
              </table:table-cell>
              <table:table-cell office:value-type="float" office:value="-41.301921">
                <text:p>-41.30192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960.8684">
                <text:p>1960.8684</text:p>
              </table:table-cell>
              <table:table-cell office:value-type="float" office:value="-41.250131">
                <text:p>-41.25013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960.78575">
                <text:p>1960.78575</text:p>
              </table:table-cell>
              <table:table-cell office:value-type="float" office:value="-41.307674">
                <text:p>-41.30767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960.70305">
                <text:p>1960.70305</text:p>
              </table:table-cell>
              <table:table-cell office:value-type="float" office:value="-41.453421">
                <text:p>-41.45342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960.62035">
                <text:p>1960.62035</text:p>
              </table:table-cell>
              <table:table-cell office:value-type="float" office:value="-41.86306">
                <text:p>-41.8630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960.5377">
                <text:p>1960.5377</text:p>
              </table:table-cell>
              <table:table-cell office:value-type="float" office:value="-42.498156">
                <text:p>-42.49815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960.45505">
                <text:p>1960.45505</text:p>
              </table:table-cell>
              <table:table-cell office:value-type="float" office:value="-43.738946">
                <text:p>-43.73894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960.37235">
                <text:p>1960.37235</text:p>
              </table:table-cell>
              <table:table-cell office:value-type="float" office:value="-45.260003">
                <text:p>-45.26000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960.28965">
                <text:p>1960.28965</text:p>
              </table:table-cell>
              <table:table-cell office:value-type="float" office:value="-46.492826">
                <text:p>-46.49282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960.207">
                <text:p>1960.207</text:p>
              </table:table-cell>
              <table:table-cell office:value-type="float" office:value="-47.288763">
                <text:p>-47.28876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960.12435">
                <text:p>1960.12435</text:p>
              </table:table-cell>
              <table:table-cell office:value-type="float" office:value="-47.484374">
                <text:p>-47.48437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960.03885">
                <text:p>1960.03885</text:p>
              </table:table-cell>
              <table:table-cell office:value-type="float" office:value="-47.35063">
                <text:p>-47.3506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959.9373">
                <text:p>1959.9373</text:p>
              </table:table-cell>
              <table:table-cell office:value-type="float" office:value="-46.940374">
                <text:p>-46.94037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959.81965">
                <text:p>1959.81965</text:p>
              </table:table-cell>
              <table:table-cell office:value-type="float" office:value="-46.400297">
                <text:p>-46.40029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959.6992">
                <text:p>1959.6992</text:p>
              </table:table-cell>
              <table:table-cell office:value-type="float" office:value="-45.714171">
                <text:p>-45.71417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959.57875">
                <text:p>1959.57875</text:p>
              </table:table-cell>
              <table:table-cell office:value-type="float" office:value="-44.787909">
                <text:p>-44.78790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959.4582">
                <text:p>1959.4582</text:p>
              </table:table-cell>
              <table:table-cell office:value-type="float" office:value="-43.865365">
                <text:p>-43.86536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959.32465">
                <text:p>1959.32465</text:p>
              </table:table-cell>
              <table:table-cell office:value-type="float" office:value="-42.805409">
                <text:p>-42.80540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959.19105">
                <text:p>1959.19105</text:p>
              </table:table-cell>
              <table:table-cell office:value-type="float" office:value="-41.775091">
                <text:p>-41.77509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959.06965">
                <text:p>1959.06965</text:p>
              </table:table-cell>
              <table:table-cell office:value-type="float" office:value="-41.371571">
                <text:p>-41.37157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958.9394">
                <text:p>1958.9394</text:p>
              </table:table-cell>
              <table:table-cell office:value-type="float" office:value="-41.180103">
                <text:p>-41.18010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958.7996">
                <text:p>1958.7996</text:p>
              </table:table-cell>
              <table:table-cell office:value-type="float" office:value="-41.029797">
                <text:p>-41.02979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958.65835">
                <text:p>1958.65835</text:p>
              </table:table-cell>
              <table:table-cell office:value-type="float" office:value="-41.410478">
                <text:p>-41.41047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958.5171">
                <text:p>1958.5171</text:p>
              </table:table-cell>
              <table:table-cell office:value-type="float" office:value="-41.920913">
                <text:p>-41.92091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958.37585">
                <text:p>1958.37585</text:p>
              </table:table-cell>
              <table:table-cell office:value-type="float" office:value="-42.714189">
                <text:p>-42.71418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958.2346">
                <text:p>1958.2346</text:p>
              </table:table-cell>
              <table:table-cell office:value-type="float" office:value="-43.146573">
                <text:p>-43.14657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958.0971">
                <text:p>1958.0971</text:p>
              </table:table-cell>
              <table:table-cell office:value-type="float" office:value="-43.54515">
                <text:p>-43.5451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957.9754">
                <text:p>1957.9754</text:p>
              </table:table-cell>
              <table:table-cell office:value-type="float" office:value="-43.992497">
                <text:p>-43.99249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957.87335">
                <text:p>1957.87335</text:p>
              </table:table-cell>
              <table:table-cell office:value-type="float" office:value="-44.509202">
                <text:p>-44.50920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957.7788">
                <text:p>1957.7788</text:p>
              </table:table-cell>
              <table:table-cell office:value-type="float" office:value="-44.721371">
                <text:p>-44.72137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957.6842">
                <text:p>1957.6842</text:p>
              </table:table-cell>
              <table:table-cell office:value-type="float" office:value="-44.991923">
                <text:p>-44.99192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957.5896">
                <text:p>1957.5896</text:p>
              </table:table-cell>
              <table:table-cell office:value-type="float" office:value="-45.073555">
                <text:p>-45.07355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957.495">
                <text:p>1957.495</text:p>
              </table:table-cell>
              <table:table-cell office:value-type="float" office:value="-45.121404">
                <text:p>-45.12140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957.4004">
                <text:p>1957.4004</text:p>
              </table:table-cell>
              <table:table-cell office:value-type="float" office:value="-44.864492">
                <text:p>-44.86449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957.3058">
                <text:p>1957.3058</text:p>
              </table:table-cell>
              <table:table-cell office:value-type="float" office:value="-44.48401">
                <text:p>-44.4840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957.2112">
                <text:p>1957.2112</text:p>
              </table:table-cell>
              <table:table-cell office:value-type="float" office:value="-43.845336">
                <text:p>-43.84533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957.1166">
                <text:p>1957.1166</text:p>
              </table:table-cell>
              <table:table-cell office:value-type="float" office:value="-43.149856">
                <text:p>-43.14985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957.01845">
                <text:p>1957.01845</text:p>
              </table:table-cell>
              <table:table-cell office:value-type="float" office:value="-42.411127">
                <text:p>-42.41112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956.912">
                <text:p>1956.912</text:p>
              </table:table-cell>
              <table:table-cell office:value-type="float" office:value="-41.989168">
                <text:p>-41.98916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956.79975">
                <text:p>1956.79975</text:p>
              </table:table-cell>
              <table:table-cell office:value-type="float" office:value="-41.985742">
                <text:p>-41.98574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956.6865">
                <text:p>1956.6865</text:p>
              </table:table-cell>
              <table:table-cell office:value-type="float" office:value="-42.30187">
                <text:p>-42.3018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956.5732">
                <text:p>1956.5732</text:p>
              </table:table-cell>
              <table:table-cell office:value-type="float" office:value="-42.677567">
                <text:p>-42.67756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956.45985">
                <text:p>1956.45985</text:p>
              </table:table-cell>
              <table:table-cell office:value-type="float" office:value="-42.626079">
                <text:p>-42.62607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956.3466">
                <text:p>1956.3466</text:p>
              </table:table-cell>
              <table:table-cell office:value-type="float" office:value="-42.132998">
                <text:p>-42.13299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956.2333">
                <text:p>1956.2333</text:p>
              </table:table-cell>
              <table:table-cell office:value-type="float" office:value="-41.456285">
                <text:p>-41.45628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956.12">
                <text:p>1956.12</text:p>
              </table:table-cell>
              <table:table-cell office:value-type="float" office:value="-40.806404">
                <text:p>-40.80640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956.0087">
                <text:p>1956.0087</text:p>
              </table:table-cell>
              <table:table-cell office:value-type="float" office:value="-40.471369">
                <text:p>-40.47136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955.9019">
                <text:p>1955.9019</text:p>
              </table:table-cell>
              <table:table-cell office:value-type="float" office:value="-40.4963">
                <text:p>-40.496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955.79765">
                <text:p>1955.79765</text:p>
              </table:table-cell>
              <table:table-cell office:value-type="float" office:value="-41.026162">
                <text:p>-41.02616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955.6934">
                <text:p>1955.6934</text:p>
              </table:table-cell>
              <table:table-cell office:value-type="float" office:value="-41.96783">
                <text:p>-41.9678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955.5892">
                <text:p>1955.5892</text:p>
              </table:table-cell>
              <table:table-cell office:value-type="float" office:value="-42.97569">
                <text:p>-42.9756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955.48495">
                <text:p>1955.48495</text:p>
              </table:table-cell>
              <table:table-cell office:value-type="float" office:value="-43.732929">
                <text:p>-43.73292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955.3807">
                <text:p>1955.3807</text:p>
              </table:table-cell>
              <table:table-cell office:value-type="float" office:value="-44.201146">
                <text:p>-44.20114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955.27645">
                <text:p>1955.27645</text:p>
              </table:table-cell>
              <table:table-cell office:value-type="float" office:value="-44.449085">
                <text:p>-44.44908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955.1722">
                <text:p>1955.1722</text:p>
              </table:table-cell>
              <table:table-cell office:value-type="float" office:value="-44.571541">
                <text:p>-44.57154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955.0658">
                <text:p>1955.0658</text:p>
              </table:table-cell>
              <table:table-cell office:value-type="float" office:value="-44.51442">
                <text:p>-44.5144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954.95055">
                <text:p>1954.95055</text:p>
              </table:table-cell>
              <table:table-cell office:value-type="float" office:value="-44.381407">
                <text:p>-44.38140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954.8244">
                <text:p>1954.8244</text:p>
              </table:table-cell>
              <table:table-cell office:value-type="float" office:value="-44.40195">
                <text:p>-44.4019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954.6941">
                <text:p>1954.6941</text:p>
              </table:table-cell>
              <table:table-cell office:value-type="float" office:value="-44.465645">
                <text:p>-44.46564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954.5638">
                <text:p>1954.5638</text:p>
              </table:table-cell>
              <table:table-cell office:value-type="float" office:value="-44.802901">
                <text:p>-44.80290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954.43345">
                <text:p>1954.43345</text:p>
              </table:table-cell>
              <table:table-cell office:value-type="float" office:value="-45.110345">
                <text:p>-45.11034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954.3032">
                <text:p>1954.3032</text:p>
              </table:table-cell>
              <table:table-cell office:value-type="float" office:value="-45.187332">
                <text:p>-45.18733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954.17295">
                <text:p>1954.17295</text:p>
              </table:table-cell>
              <table:table-cell office:value-type="float" office:value="-45.140426">
                <text:p>-45.14042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954.04025">
                <text:p>1954.04025</text:p>
              </table:table-cell>
              <table:table-cell office:value-type="float" office:value="-45.004223">
                <text:p>-45.00422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953.90145">
                <text:p>1953.90145</text:p>
              </table:table-cell>
              <table:table-cell office:value-type="float" office:value="-44.958132">
                <text:p>-44.95813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953.7578">
                <text:p>1953.7578</text:p>
              </table:table-cell>
              <table:table-cell office:value-type="float" office:value="-45.153919">
                <text:p>-45.15391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953.59765">
                <text:p>1953.59765</text:p>
              </table:table-cell>
              <table:table-cell office:value-type="float" office:value="-45.633827">
                <text:p>-45.63382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953.4372">
                <text:p>1953.4372</text:p>
              </table:table-cell>
              <table:table-cell office:value-type="float" office:value="-46.53706">
                <text:p>-46.5370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953.29175">
                <text:p>1953.29175</text:p>
              </table:table-cell>
              <table:table-cell office:value-type="float" office:value="-46.828704">
                <text:p>-46.82870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953.147">
                <text:p>1953.147</text:p>
              </table:table-cell>
              <table:table-cell office:value-type="float" office:value="-46.920611">
                <text:p>-46.92061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953.00515">
                <text:p>1953.00515</text:p>
              </table:table-cell>
              <table:table-cell office:value-type="float" office:value="-46.572774">
                <text:p>-46.57277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952.86985">
                <text:p>1952.86985</text:p>
              </table:table-cell>
              <table:table-cell office:value-type="float" office:value="-45.943597">
                <text:p>-45.94359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952.7389">
                <text:p>1952.7389</text:p>
              </table:table-cell>
              <table:table-cell office:value-type="float" office:value="-45.213567">
                <text:p>-45.21356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952.60795">
                <text:p>1952.60795</text:p>
              </table:table-cell>
              <table:table-cell office:value-type="float" office:value="-44.699494">
                <text:p>-44.69949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952.47705">
                <text:p>1952.47705</text:p>
              </table:table-cell>
              <table:table-cell office:value-type="float" office:value="-44.190172">
                <text:p>-44.19017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952.34615">
                <text:p>1952.34615</text:p>
              </table:table-cell>
              <table:table-cell office:value-type="float" office:value="-43.383189">
                <text:p>-43.38318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952.21525">
                <text:p>1952.21525</text:p>
              </table:table-cell>
              <table:table-cell office:value-type="float" office:value="-41.60501">
                <text:p>-41.6050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952.08435">
                <text:p>1952.08435</text:p>
              </table:table-cell>
              <table:table-cell office:value-type="float" office:value="-40.232908">
                <text:p>-40.23290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951.95345">
                <text:p>1951.95345</text:p>
              </table:table-cell>
              <table:table-cell office:value-type="float" office:value="-39.325638">
                <text:p>-39.32563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951.82255">
                <text:p>1951.82255</text:p>
              </table:table-cell>
              <table:table-cell office:value-type="float" office:value="-38.642211">
                <text:p>-38.64221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951.69165">
                <text:p>1951.69165</text:p>
              </table:table-cell>
              <table:table-cell office:value-type="float" office:value="-38.353113">
                <text:p>-38.35311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951.5607">
                <text:p>1951.5607</text:p>
              </table:table-cell>
              <table:table-cell office:value-type="float" office:value="-38.355817">
                <text:p>-38.35581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951.4298">
                <text:p>1951.4298</text:p>
              </table:table-cell>
              <table:table-cell office:value-type="float" office:value="-38.64648">
                <text:p>-38.6464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951.2989">
                <text:p>1951.2989</text:p>
              </table:table-cell>
              <table:table-cell office:value-type="float" office:value="-39.19246">
                <text:p>-39.1924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951.16795">
                <text:p>1951.16795</text:p>
              </table:table-cell>
              <table:table-cell office:value-type="float" office:value="-39.847827">
                <text:p>-39.84782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951.04525">
                <text:p>1951.04525</text:p>
              </table:table-cell>
              <table:table-cell office:value-type="float" office:value="-40.766187">
                <text:p>-40.76618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950.9485">
                <text:p>1950.9485</text:p>
              </table:table-cell>
              <table:table-cell office:value-type="float" office:value="-41.554371">
                <text:p>-41.55437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950.8716">
                <text:p>1950.8716</text:p>
              </table:table-cell>
              <table:table-cell office:value-type="float" office:value="-42.118305">
                <text:p>-42.11830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950.79675">
                <text:p>1950.79675</text:p>
              </table:table-cell>
              <table:table-cell office:value-type="float" office:value="-42.436413">
                <text:p>-42.43641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950.7219">
                <text:p>1950.7219</text:p>
              </table:table-cell>
              <table:table-cell office:value-type="float" office:value="-43.264241">
                <text:p>-43.26424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950.64715">
                <text:p>1950.64715</text:p>
              </table:table-cell>
              <table:table-cell office:value-type="float" office:value="-44.125612">
                <text:p>-44.12561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950.5724">
                <text:p>1950.5724</text:p>
              </table:table-cell>
              <table:table-cell office:value-type="float" office:value="-44.729638">
                <text:p>-44.72963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950.49755">
                <text:p>1950.49755</text:p>
              </table:table-cell>
              <table:table-cell office:value-type="float" office:value="-45.254885">
                <text:p>-45.25488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950.4227">
                <text:p>1950.4227</text:p>
              </table:table-cell>
              <table:table-cell office:value-type="float" office:value="-45.565032">
                <text:p>-45.56503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950.3479">
                <text:p>1950.3479</text:p>
              </table:table-cell>
              <table:table-cell office:value-type="float" office:value="-45.756216">
                <text:p>-45.75621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950.2731">
                <text:p>1950.2731</text:p>
              </table:table-cell>
              <table:table-cell office:value-type="float" office:value="-45.545919">
                <text:p>-45.54591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950.1983">
                <text:p>1950.1983</text:p>
              </table:table-cell>
              <table:table-cell office:value-type="float" office:value="-44.809321">
                <text:p>-44.80932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950.1235">
                <text:p>1950.1235</text:p>
              </table:table-cell>
              <table:table-cell office:value-type="float" office:value="-43.736774">
                <text:p>-43.73677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950.04455">
                <text:p>1950.04455</text:p>
              </table:table-cell>
              <table:table-cell office:value-type="float" office:value="-42.361774">
                <text:p>-42.36177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949.94815">
                <text:p>1949.94815</text:p>
              </table:table-cell>
              <table:table-cell office:value-type="float" office:value="-40.991637">
                <text:p>-40.99163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949.83045">
                <text:p>1949.83045</text:p>
              </table:table-cell>
              <table:table-cell office:value-type="float" office:value="-39.906456">
                <text:p>-39.90645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949.70475">
                <text:p>1949.70475</text:p>
              </table:table-cell>
              <table:table-cell office:value-type="float" office:value="-39.339626">
                <text:p>-39.33962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949.579">
                <text:p>1949.579</text:p>
              </table:table-cell>
              <table:table-cell office:value-type="float" office:value="-39.191304">
                <text:p>-39.19130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949.4533">
                <text:p>1949.4533</text:p>
              </table:table-cell>
              <table:table-cell office:value-type="float" office:value="-39.452849">
                <text:p>-39.45284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949.32765">
                <text:p>1949.32765</text:p>
              </table:table-cell>
              <table:table-cell office:value-type="float" office:value="-39.81514">
                <text:p>-39.8151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949.20195">
                <text:p>1949.20195</text:p>
              </table:table-cell>
              <table:table-cell office:value-type="float" office:value="-40.226334">
                <text:p>-40.22633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949.07565">
                <text:p>1949.07565</text:p>
              </table:table-cell>
              <table:table-cell office:value-type="float" office:value="-40.408239">
                <text:p>-40.40823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948.945">
                <text:p>1948.945</text:p>
              </table:table-cell>
              <table:table-cell office:value-type="float" office:value="-40.068551">
                <text:p>-40.06855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948.8096">
                <text:p>1948.8096</text:p>
              </table:table-cell>
              <table:table-cell office:value-type="float" office:value="-39.190253">
                <text:p>-39.19025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948.6731">
                <text:p>1948.6731</text:p>
              </table:table-cell>
              <table:table-cell office:value-type="float" office:value="-38.315671">
                <text:p>-38.31567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948.5365">
                <text:p>1948.5365</text:p>
              </table:table-cell>
              <table:table-cell office:value-type="float" office:value="-37.57167">
                <text:p>-37.5716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948.39995">
                <text:p>1948.39995</text:p>
              </table:table-cell>
              <table:table-cell office:value-type="float" office:value="-37.014814">
                <text:p>-37.01481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948.25755">
                <text:p>1948.25755</text:p>
              </table:table-cell>
              <table:table-cell office:value-type="float" office:value="-37.134699">
                <text:p>-37.13469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948.1147">
                <text:p>1948.1147</text:p>
              </table:table-cell>
              <table:table-cell office:value-type="float" office:value="-38.277878">
                <text:p>-38.27787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947.98685">
                <text:p>1947.98685</text:p>
              </table:table-cell>
              <table:table-cell office:value-type="float" office:value="-39.349961">
                <text:p>-39.34996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947.87245">
                <text:p>1947.87245</text:p>
              </table:table-cell>
              <table:table-cell office:value-type="float" office:value="-40.775264">
                <text:p>-40.77526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947.7623">
                <text:p>1947.7623</text:p>
              </table:table-cell>
              <table:table-cell office:value-type="float" office:value="-42.253918">
                <text:p>-42.25391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947.6525">
                <text:p>1947.6525</text:p>
              </table:table-cell>
              <table:table-cell office:value-type="float" office:value="-43.531211">
                <text:p>-43.53121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947.5427">
                <text:p>1947.5427</text:p>
              </table:table-cell>
              <table:table-cell office:value-type="float" office:value="-44.333256">
                <text:p>-44.33325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947.4329">
                <text:p>1947.4329</text:p>
              </table:table-cell>
              <table:table-cell office:value-type="float" office:value="-44.377816">
                <text:p>-44.37781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947.32315">
                <text:p>1947.32315</text:p>
              </table:table-cell>
              <table:table-cell office:value-type="float" office:value="-43.940409">
                <text:p>-43.94040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947.2134">
                <text:p>1947.2134</text:p>
              </table:table-cell>
              <table:table-cell office:value-type="float" office:value="-43.003756">
                <text:p>-43.00375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947.1042">
                <text:p>1947.1042</text:p>
              </table:table-cell>
              <table:table-cell office:value-type="float" office:value="-42.678559">
                <text:p>-42.67855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947.00205">
                <text:p>1947.00205</text:p>
              </table:table-cell>
              <table:table-cell office:value-type="float" office:value="-43.058898">
                <text:p>-43.05889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946.91305">
                <text:p>1946.91305</text:p>
              </table:table-cell>
              <table:table-cell office:value-type="float" office:value="-44.090052">
                <text:p>-44.09005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946.83075">
                <text:p>1946.83075</text:p>
              </table:table-cell>
              <table:table-cell office:value-type="float" office:value="-45.329468">
                <text:p>-45.32946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946.7484">
                <text:p>1946.7484</text:p>
              </table:table-cell>
              <table:table-cell office:value-type="float" office:value="-46.403712">
                <text:p>-46.40371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946.66605">
                <text:p>1946.66605</text:p>
              </table:table-cell>
              <table:table-cell office:value-type="float" office:value="-47.137104">
                <text:p>-47.13710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946.58375">
                <text:p>1946.58375</text:p>
              </table:table-cell>
              <table:table-cell office:value-type="float" office:value="-47.649637">
                <text:p>-47.64963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946.50145">
                <text:p>1946.50145</text:p>
              </table:table-cell>
              <table:table-cell office:value-type="float" office:value="-47.280059">
                <text:p>-47.28005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946.41915">
                <text:p>1946.41915</text:p>
              </table:table-cell>
              <table:table-cell office:value-type="float" office:value="-46.918977">
                <text:p>-46.91897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946.3368">
                <text:p>1946.3368</text:p>
              </table:table-cell>
              <table:table-cell office:value-type="float" office:value="-46.151703">
                <text:p>-46.15170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946.25445">
                <text:p>1946.25445</text:p>
              </table:table-cell>
              <table:table-cell office:value-type="float" office:value="-44.839026">
                <text:p>-44.83902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946.17215">
                <text:p>1946.17215</text:p>
              </table:table-cell>
              <table:table-cell office:value-type="float" office:value="-44.176289">
                <text:p>-44.17628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946.0898">
                <text:p>1946.0898</text:p>
              </table:table-cell>
              <table:table-cell office:value-type="float" office:value="-44.08956">
                <text:p>-44.0895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946.0061">
                <text:p>1946.0061</text:p>
              </table:table-cell>
              <table:table-cell office:value-type="float" office:value="-44.492423">
                <text:p>-44.49242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945.91995">
                <text:p>1945.91995</text:p>
              </table:table-cell>
              <table:table-cell office:value-type="float" office:value="-44.955708">
                <text:p>-44.95570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945.83235">
                <text:p>1945.83235</text:p>
              </table:table-cell>
              <table:table-cell office:value-type="float" office:value="-45.446771">
                <text:p>-45.44677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945.7445">
                <text:p>1945.7445</text:p>
              </table:table-cell>
              <table:table-cell office:value-type="float" office:value="-46.250762">
                <text:p>-46.25076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945.6567">
                <text:p>1945.6567</text:p>
              </table:table-cell>
              <table:table-cell office:value-type="float" office:value="-46.420319">
                <text:p>-46.42031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945.5689">
                <text:p>1945.5689</text:p>
              </table:table-cell>
              <table:table-cell office:value-type="float" office:value="-46.083521">
                <text:p>-46.08352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945.4811">
                <text:p>1945.4811</text:p>
              </table:table-cell>
              <table:table-cell office:value-type="float" office:value="-45.332861">
                <text:p>-45.33286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945.39325">
                <text:p>1945.39325</text:p>
              </table:table-cell>
              <table:table-cell office:value-type="float" office:value="-44.212367">
                <text:p>-44.21236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945.3054">
                <text:p>1945.3054</text:p>
              </table:table-cell>
              <table:table-cell office:value-type="float" office:value="-42.913383">
                <text:p>-42.91338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945.2176">
                <text:p>1945.2176</text:p>
              </table:table-cell>
              <table:table-cell office:value-type="float" office:value="-41.792917">
                <text:p>-41.79291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945.1298">
                <text:p>1945.1298</text:p>
              </table:table-cell>
              <table:table-cell office:value-type="float" office:value="-40.860569">
                <text:p>-40.86056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945.0409">
                <text:p>1945.0409</text:p>
              </table:table-cell>
              <table:table-cell office:value-type="float" office:value="-40.244989">
                <text:p>-40.24498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944.9481">
                <text:p>1944.9481</text:p>
              </table:table-cell>
              <table:table-cell office:value-type="float" office:value="-40.053703">
                <text:p>-40.05370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944.8515">
                <text:p>1944.8515</text:p>
              </table:table-cell>
              <table:table-cell office:value-type="float" office:value="-40.248308">
                <text:p>-40.24830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944.7539">
                <text:p>1944.7539</text:p>
              </table:table-cell>
              <table:table-cell office:value-type="float" office:value="-40.669113">
                <text:p>-40.66911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944.65635">
                <text:p>1944.65635</text:p>
              </table:table-cell>
              <table:table-cell office:value-type="float" office:value="-41.284135">
                <text:p>-41.28413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944.5588">
                <text:p>1944.5588</text:p>
              </table:table-cell>
              <table:table-cell office:value-type="float" office:value="-42.033397">
                <text:p>-42.03339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944.4612">
                <text:p>1944.4612</text:p>
              </table:table-cell>
              <table:table-cell office:value-type="float" office:value="-42.541616">
                <text:p>-42.54161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944.3636">
                <text:p>1944.3636</text:p>
              </table:table-cell>
              <table:table-cell office:value-type="float" office:value="-42.715666">
                <text:p>-42.71566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944.26605">
                <text:p>1944.26605</text:p>
              </table:table-cell>
              <table:table-cell office:value-type="float" office:value="-42.745642">
                <text:p>-42.74564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944.1685">
                <text:p>1944.1685</text:p>
              </table:table-cell>
              <table:table-cell office:value-type="float" office:value="-42.527857">
                <text:p>-42.52785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944.0709">
                <text:p>1944.0709</text:p>
              </table:table-cell>
              <table:table-cell office:value-type="float" office:value="-42.080553">
                <text:p>-42.08055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943.98275">
                <text:p>1943.98275</text:p>
              </table:table-cell>
              <table:table-cell office:value-type="float" office:value="-41.403731">
                <text:p>-41.40373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943.9068">
                <text:p>1943.9068</text:p>
              </table:table-cell>
              <table:table-cell office:value-type="float" office:value="-40.76429">
                <text:p>-40.7642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943.83365">
                <text:p>1943.83365</text:p>
              </table:table-cell>
              <table:table-cell office:value-type="float" office:value="-40.328158">
                <text:p>-40.32815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943.7444">
                <text:p>1943.7444</text:p>
              </table:table-cell>
              <table:table-cell office:value-type="float" office:value="-40.498824">
                <text:p>-40.49882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943.65535">
                <text:p>1943.65535</text:p>
              </table:table-cell>
              <table:table-cell office:value-type="float" office:value="-41.236823">
                <text:p>-41.23682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943.58265">
                <text:p>1943.58265</text:p>
              </table:table-cell>
              <table:table-cell office:value-type="float" office:value="-41.779825">
                <text:p>-41.77982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943.50995">
                <text:p>1943.50995</text:p>
              </table:table-cell>
              <table:table-cell office:value-type="float" office:value="-42.441856">
                <text:p>-42.44185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943.43725">
                <text:p>1943.43725</text:p>
              </table:table-cell>
              <table:table-cell office:value-type="float" office:value="-42.838847">
                <text:p>-42.83884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943.36455">
                <text:p>1943.36455</text:p>
              </table:table-cell>
              <table:table-cell office:value-type="float" office:value="-43.16665">
                <text:p>-43.1666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943.29185">
                <text:p>1943.29185</text:p>
              </table:table-cell>
              <table:table-cell office:value-type="float" office:value="-43.230372">
                <text:p>-43.23037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943.21915">
                <text:p>1943.21915</text:p>
              </table:table-cell>
              <table:table-cell office:value-type="float" office:value="-42.988752">
                <text:p>-42.98875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943.14645">
                <text:p>1943.14645</text:p>
              </table:table-cell>
              <table:table-cell office:value-type="float" office:value="-42.476308">
                <text:p>-42.47630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943.0733">
                <text:p>1943.0733</text:p>
              </table:table-cell>
              <table:table-cell office:value-type="float" office:value="-41.90534">
                <text:p>-41.9053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942.9938">
                <text:p>1942.9938</text:p>
              </table:table-cell>
              <table:table-cell office:value-type="float" office:value="-41.637522">
                <text:p>-41.63752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942.9008">
                <text:p>1942.9008</text:p>
              </table:table-cell>
              <table:table-cell office:value-type="float" office:value="-42.461231">
                <text:p>-42.46123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942.8002">
                <text:p>1942.8002</text:p>
              </table:table-cell>
              <table:table-cell office:value-type="float" office:value="-43.043909">
                <text:p>-43.04390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942.69955">
                <text:p>1942.69955</text:p>
              </table:table-cell>
              <table:table-cell office:value-type="float" office:value="-43.561223">
                <text:p>-43.56122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942.5989">
                <text:p>1942.5989</text:p>
              </table:table-cell>
              <table:table-cell office:value-type="float" office:value="-44.047744">
                <text:p>-44.04774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942.49825">
                <text:p>1942.49825</text:p>
              </table:table-cell>
              <table:table-cell office:value-type="float" office:value="-44.084928">
                <text:p>-44.08492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942.39755">
                <text:p>1942.39755</text:p>
              </table:table-cell>
              <table:table-cell office:value-type="float" office:value="-43.666963">
                <text:p>-43.66696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942.29685">
                <text:p>1942.29685</text:p>
              </table:table-cell>
              <table:table-cell office:value-type="float" office:value="-42.916754">
                <text:p>-42.91675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942.1962">
                <text:p>1942.1962</text:p>
              </table:table-cell>
              <table:table-cell office:value-type="float" office:value="-42.115598">
                <text:p>-42.11559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942.09555">
                <text:p>1942.09555</text:p>
              </table:table-cell>
              <table:table-cell office:value-type="float" office:value="-41.65616">
                <text:p>-41.6561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941.997">
                <text:p>1941.997</text:p>
              </table:table-cell>
              <table:table-cell office:value-type="float" office:value="-41.626722">
                <text:p>-41.62672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941.90195">
                <text:p>1941.90195</text:p>
              </table:table-cell>
              <table:table-cell office:value-type="float" office:value="-42.097454">
                <text:p>-42.09745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941.80835">
                <text:p>1941.80835</text:p>
              </table:table-cell>
              <table:table-cell office:value-type="float" office:value="-42.523769">
                <text:p>-42.52376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941.71485">
                <text:p>1941.71485</text:p>
              </table:table-cell>
              <table:table-cell office:value-type="float" office:value="-43.101315">
                <text:p>-43.10131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941.6214">
                <text:p>1941.6214</text:p>
              </table:table-cell>
              <table:table-cell office:value-type="float" office:value="-43.286178">
                <text:p>-43.28617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941.52795">
                <text:p>1941.52795</text:p>
              </table:table-cell>
              <table:table-cell office:value-type="float" office:value="-43.026549">
                <text:p>-43.02654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941.43445">
                <text:p>1941.43445</text:p>
              </table:table-cell>
              <table:table-cell office:value-type="float" office:value="-42.472093">
                <text:p>-42.47209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941.341">
                <text:p>1941.341</text:p>
              </table:table-cell>
              <table:table-cell office:value-type="float" office:value="-41.829346">
                <text:p>-41.82934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941.2475">
                <text:p>1941.2475</text:p>
              </table:table-cell>
              <table:table-cell office:value-type="float" office:value="-39.880859">
                <text:p>-39.88085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941.15395">
                <text:p>1941.15395</text:p>
              </table:table-cell>
              <table:table-cell office:value-type="float" office:value="-38.585243">
                <text:p>-38.58524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941.0588">
                <text:p>1941.0588</text:p>
              </table:table-cell>
              <table:table-cell office:value-type="float" office:value="-38.915083">
                <text:p>-38.91508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940.9545">
                <text:p>1940.9545</text:p>
              </table:table-cell>
              <table:table-cell office:value-type="float" office:value="-39.576158">
                <text:p>-39.57615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940.83915">
                <text:p>1940.83915</text:p>
              </table:table-cell>
              <table:table-cell office:value-type="float" office:value="-40.36833">
                <text:p>-40.3683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940.7202">
                <text:p>1940.7202</text:p>
              </table:table-cell>
              <table:table-cell office:value-type="float" office:value="-41.105251">
                <text:p>-41.10525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940.6012">
                <text:p>1940.6012</text:p>
              </table:table-cell>
              <table:table-cell office:value-type="float" office:value="-41.422607">
                <text:p>-41.42260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940.48225">
                <text:p>1940.48225</text:p>
              </table:table-cell>
              <table:table-cell office:value-type="float" office:value="-41.203268">
                <text:p>-41.20326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940.3633">
                <text:p>1940.3633</text:p>
              </table:table-cell>
              <table:table-cell office:value-type="float" office:value="-40.546123">
                <text:p>-40.54612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940.2443">
                <text:p>1940.2443</text:p>
              </table:table-cell>
              <table:table-cell office:value-type="float" office:value="-40.079079">
                <text:p>-40.07907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940.12535">
                <text:p>1940.12535</text:p>
              </table:table-cell>
              <table:table-cell office:value-type="float" office:value="-39.802134">
                <text:p>-39.80213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940.01565">
                <text:p>1940.01565</text:p>
              </table:table-cell>
              <table:table-cell office:value-type="float" office:value="-39.983194">
                <text:p>-39.98319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939.92355">
                <text:p>1939.92355</text:p>
              </table:table-cell>
              <table:table-cell office:value-type="float" office:value="-40.383119">
                <text:p>-40.38311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939.8408">
                <text:p>1939.8408</text:p>
              </table:table-cell>
              <table:table-cell office:value-type="float" office:value="-41.103715">
                <text:p>-41.10371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939.759">
                <text:p>1939.759</text:p>
              </table:table-cell>
              <table:table-cell office:value-type="float" office:value="-42.02841">
                <text:p>-42.0284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939.67725">
                <text:p>1939.67725</text:p>
              </table:table-cell>
              <table:table-cell office:value-type="float" office:value="-42.80949">
                <text:p>-42.8094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939.5955">
                <text:p>1939.5955</text:p>
              </table:table-cell>
              <table:table-cell office:value-type="float" office:value="-43.328464">
                <text:p>-43.32846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939.5137">
                <text:p>1939.5137</text:p>
              </table:table-cell>
              <table:table-cell office:value-type="float" office:value="-43.439397">
                <text:p>-43.43939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939.4319">
                <text:p>1939.4319</text:p>
              </table:table-cell>
              <table:table-cell office:value-type="float" office:value="-43.515766">
                <text:p>-43.51576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939.3501">
                <text:p>1939.3501</text:p>
              </table:table-cell>
              <table:table-cell office:value-type="float" office:value="-43.571013">
                <text:p>-43.57101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939.2683">
                <text:p>1939.2683</text:p>
              </table:table-cell>
              <table:table-cell office:value-type="float" office:value="-43.419841">
                <text:p>-43.41984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939.1865">
                <text:p>1939.1865</text:p>
              </table:table-cell>
              <table:table-cell office:value-type="float" office:value="-42.923996">
                <text:p>-42.92399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939.10485">
                <text:p>1939.10485</text:p>
              </table:table-cell>
              <table:table-cell office:value-type="float" office:value="-42.304299">
                <text:p>-42.30429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939.01875">
                <text:p>1939.01875</text:p>
              </table:table-cell>
              <table:table-cell office:value-type="float" office:value="-41.85742">
                <text:p>-41.8574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938.9179">
                <text:p>1938.9179</text:p>
              </table:table-cell>
              <table:table-cell office:value-type="float" office:value="-41.316975">
                <text:p>-41.31697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938.8057">
                <text:p>1938.8057</text:p>
              </table:table-cell>
              <table:table-cell office:value-type="float" office:value="-41.034272">
                <text:p>-41.03427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938.69235">
                <text:p>1938.69235</text:p>
              </table:table-cell>
              <table:table-cell office:value-type="float" office:value="-40.798614">
                <text:p>-40.79861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938.579">
                <text:p>1938.579</text:p>
              </table:table-cell>
              <table:table-cell office:value-type="float" office:value="-40.714649">
                <text:p>-40.71464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938.4656">
                <text:p>1938.4656</text:p>
              </table:table-cell>
              <table:table-cell office:value-type="float" office:value="-40.673889">
                <text:p>-40.67388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938.3522">
                <text:p>1938.3522</text:p>
              </table:table-cell>
              <table:table-cell office:value-type="float" office:value="-40.543841">
                <text:p>-40.54384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938.2388">
                <text:p>1938.2388</text:p>
              </table:table-cell>
              <table:table-cell office:value-type="float" office:value="-40.543405">
                <text:p>-40.54340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938.12545">
                <text:p>1938.12545</text:p>
              </table:table-cell>
              <table:table-cell office:value-type="float" office:value="-40.512246">
                <text:p>-40.51224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938.0131">
                <text:p>1938.0131</text:p>
              </table:table-cell>
              <table:table-cell office:value-type="float" office:value="-40.578092">
                <text:p>-40.57809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937.903">
                <text:p>1937.903</text:p>
              </table:table-cell>
              <table:table-cell office:value-type="float" office:value="-40.857041">
                <text:p>-40.85704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937.7943">
                <text:p>1937.7943</text:p>
              </table:table-cell>
              <table:table-cell office:value-type="float" office:value="-41.007861">
                <text:p>-41.00786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937.68565">
                <text:p>1937.68565</text:p>
              </table:table-cell>
              <table:table-cell office:value-type="float" office:value="-41.261846">
                <text:p>-41.26184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937.577">
                <text:p>1937.577</text:p>
              </table:table-cell>
              <table:table-cell office:value-type="float" office:value="-41.262369">
                <text:p>-41.26236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937.46835">
                <text:p>1937.46835</text:p>
              </table:table-cell>
              <table:table-cell office:value-type="float" office:value="-41.162084">
                <text:p>-41.16208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937.3597">
                <text:p>1937.3597</text:p>
              </table:table-cell>
              <table:table-cell office:value-type="float" office:value="-40.770894">
                <text:p>-40.77089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937.2511">
                <text:p>1937.2511</text:p>
              </table:table-cell>
              <table:table-cell office:value-type="float" office:value="-40.462271">
                <text:p>-40.46227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937.14245">
                <text:p>1937.14245</text:p>
              </table:table-cell>
              <table:table-cell office:value-type="float" office:value="-40.151729">
                <text:p>-40.15172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937.0338">
                <text:p>1937.0338</text:p>
              </table:table-cell>
              <table:table-cell office:value-type="float" office:value="-39.924714">
                <text:p>-39.92471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936.92515">
                <text:p>1936.92515</text:p>
              </table:table-cell>
              <table:table-cell office:value-type="float" office:value="-39.806188">
                <text:p>-39.80618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936.8165">
                <text:p>1936.8165</text:p>
              </table:table-cell>
              <table:table-cell office:value-type="float" office:value="-39.773109">
                <text:p>-39.77310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936.70785">
                <text:p>1936.70785</text:p>
              </table:table-cell>
              <table:table-cell office:value-type="float" office:value="-39.801476">
                <text:p>-39.80147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936.59915">
                <text:p>1936.59915</text:p>
              </table:table-cell>
              <table:table-cell office:value-type="float" office:value="-40.023778">
                <text:p>-40.02377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936.4905">
                <text:p>1936.4905</text:p>
              </table:table-cell>
              <table:table-cell office:value-type="float" office:value="-40.273922">
                <text:p>-40.27392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936.38185">
                <text:p>1936.38185</text:p>
              </table:table-cell>
              <table:table-cell office:value-type="float" office:value="-40.535781">
                <text:p>-40.53578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936.2732">
                <text:p>1936.2732</text:p>
              </table:table-cell>
              <table:table-cell office:value-type="float" office:value="-41.016142">
                <text:p>-41.01614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936.16455">
                <text:p>1936.16455</text:p>
              </table:table-cell>
              <table:table-cell office:value-type="float" office:value="-41.226584">
                <text:p>-41.22658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936.0531">
                <text:p>1936.0531</text:p>
              </table:table-cell>
              <table:table-cell office:value-type="float" office:value="-41.416742">
                <text:p>-41.41674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935.93375">
                <text:p>1935.93375</text:p>
              </table:table-cell>
              <table:table-cell office:value-type="float" office:value="-41.798799">
                <text:p>-41.79879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935.8063">
                <text:p>1935.8063</text:p>
              </table:table-cell>
              <table:table-cell office:value-type="float" office:value="-42.341706">
                <text:p>-42.34170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935.6759">
                <text:p>1935.6759</text:p>
              </table:table-cell>
              <table:table-cell office:value-type="float" office:value="-42.994273">
                <text:p>-42.99427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935.54555">
                <text:p>1935.54555</text:p>
              </table:table-cell>
              <table:table-cell office:value-type="float" office:value="-43.670717">
                <text:p>-43.67071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935.4152">
                <text:p>1935.4152</text:p>
              </table:table-cell>
              <table:table-cell office:value-type="float" office:value="-44.086851">
                <text:p>-44.08685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935.28485">
                <text:p>1935.28485</text:p>
              </table:table-cell>
              <table:table-cell office:value-type="float" office:value="-44.193044">
                <text:p>-44.19304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935.155">
                <text:p>1935.155</text:p>
              </table:table-cell>
              <table:table-cell office:value-type="float" office:value="-44.033606">
                <text:p>-44.03360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935.0305">
                <text:p>1935.0305</text:p>
              </table:table-cell>
              <table:table-cell office:value-type="float" office:value="-43.532382">
                <text:p>-43.53238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934.9241">
                <text:p>1934.9241</text:p>
              </table:table-cell>
              <table:table-cell office:value-type="float" office:value="-43.155851">
                <text:p>-43.15585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934.8309">
                <text:p>1934.8309</text:p>
              </table:table-cell>
              <table:table-cell office:value-type="float" office:value="-42.997138">
                <text:p>-42.99713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934.73775">
                <text:p>1934.73775</text:p>
              </table:table-cell>
              <table:table-cell office:value-type="float" office:value="-42.957356">
                <text:p>-42.95735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934.64465">
                <text:p>1934.64465</text:p>
              </table:table-cell>
              <table:table-cell office:value-type="float" office:value="-42.922254">
                <text:p>-42.92225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934.55155">
                <text:p>1934.55155</text:p>
              </table:table-cell>
              <table:table-cell office:value-type="float" office:value="-42.893753">
                <text:p>-42.89375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934.4584">
                <text:p>1934.4584</text:p>
              </table:table-cell>
              <table:table-cell office:value-type="float" office:value="-42.836331">
                <text:p>-42.83633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934.36525">
                <text:p>1934.36525</text:p>
              </table:table-cell>
              <table:table-cell office:value-type="float" office:value="-42.789351">
                <text:p>-42.78935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934.27215">
                <text:p>1934.27215</text:p>
              </table:table-cell>
              <table:table-cell office:value-type="float" office:value="-42.724011">
                <text:p>-42.72401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934.17905">
                <text:p>1934.17905</text:p>
              </table:table-cell>
              <table:table-cell office:value-type="float" office:value="-42.634253">
                <text:p>-42.63425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934.0861">
                <text:p>1934.0861</text:p>
              </table:table-cell>
              <table:table-cell office:value-type="float" office:value="-42.516713">
                <text:p>-42.51671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934.0173">
                <text:p>1934.0173</text:p>
              </table:table-cell>
              <table:table-cell office:value-type="float" office:value="-42.231046">
                <text:p>-42.23104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933.9536">
                <text:p>1933.9536</text:p>
              </table:table-cell>
              <table:table-cell office:value-type="float" office:value="-42.831375">
                <text:p>-42.83137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933.871">
                <text:p>1933.871</text:p>
              </table:table-cell>
              <table:table-cell office:value-type="float" office:value="-43.35574">
                <text:p>-43.3557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933.7884">
                <text:p>1933.7884</text:p>
              </table:table-cell>
              <table:table-cell office:value-type="float" office:value="-44.160312">
                <text:p>-44.16031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933.7058">
                <text:p>1933.7058</text:p>
              </table:table-cell>
              <table:table-cell office:value-type="float" office:value="-45.220129">
                <text:p>-45.22012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933.6232">
                <text:p>1933.6232</text:p>
              </table:table-cell>
              <table:table-cell office:value-type="float" office:value="-46.235663">
                <text:p>-46.23566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933.5406">
                <text:p>1933.5406</text:p>
              </table:table-cell>
              <table:table-cell office:value-type="float" office:value="-46.798051">
                <text:p>-46.79805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933.458">
                <text:p>1933.458</text:p>
              </table:table-cell>
              <table:table-cell office:value-type="float" office:value="-46.887763">
                <text:p>-46.88776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933.3754">
                <text:p>1933.3754</text:p>
              </table:table-cell>
              <table:table-cell office:value-type="float" office:value="-46.721443">
                <text:p>-46.72144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933.2928">
                <text:p>1933.2928</text:p>
              </table:table-cell>
              <table:table-cell office:value-type="float" office:value="-46.105292">
                <text:p>-46.10529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933.2102">
                <text:p>1933.2102</text:p>
              </table:table-cell>
              <table:table-cell office:value-type="float" office:value="-45.254779">
                <text:p>-45.25477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933.1276">
                <text:p>1933.1276</text:p>
              </table:table-cell>
              <table:table-cell office:value-type="float" office:value="-43.734053">
                <text:p>-43.73405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933.04285">
                <text:p>1933.04285</text:p>
              </table:table-cell>
              <table:table-cell office:value-type="float" office:value="-42.533909">
                <text:p>-42.53390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932.9333">
                <text:p>1932.9333</text:p>
              </table:table-cell>
              <table:table-cell office:value-type="float" office:value="-41.791516">
                <text:p>-41.79151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932.79765">
                <text:p>1932.79765</text:p>
              </table:table-cell>
              <table:table-cell office:value-type="float" office:value="-41.530933">
                <text:p>-41.53093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932.65855">
                <text:p>1932.65855</text:p>
              </table:table-cell>
              <table:table-cell office:value-type="float" office:value="-42.129447">
                <text:p>-42.12944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932.51945">
                <text:p>1932.51945</text:p>
              </table:table-cell>
              <table:table-cell office:value-type="float" office:value="-43.025464">
                <text:p>-43.02546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932.3804">
                <text:p>1932.3804</text:p>
              </table:table-cell>
              <table:table-cell office:value-type="float" office:value="-43.976055">
                <text:p>-43.97605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932.2413">
                <text:p>1932.2413</text:p>
              </table:table-cell>
              <table:table-cell office:value-type="float" office:value="-44.585657">
                <text:p>-44.58565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932.1068">
                <text:p>1932.1068</text:p>
              </table:table-cell>
              <table:table-cell office:value-type="float" office:value="-44.910919">
                <text:p>-44.91091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931.995">
                <text:p>1931.995</text:p>
              </table:table-cell>
              <table:table-cell office:value-type="float" office:value="-44.934616">
                <text:p>-44.93461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931.91425">
                <text:p>1931.91425</text:p>
              </table:table-cell>
              <table:table-cell office:value-type="float" office:value="-44.673069">
                <text:p>-44.67306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931.8465">
                <text:p>1931.8465</text:p>
              </table:table-cell>
              <table:table-cell office:value-type="float" office:value="-44.34996">
                <text:p>-44.3499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931.7787">
                <text:p>1931.7787</text:p>
              </table:table-cell>
              <table:table-cell office:value-type="float" office:value="-44.139054">
                <text:p>-44.13905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931.71095">
                <text:p>1931.71095</text:p>
              </table:table-cell>
              <table:table-cell office:value-type="float" office:value="-44.049951">
                <text:p>-44.04995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931.6432">
                <text:p>1931.6432</text:p>
              </table:table-cell>
              <table:table-cell office:value-type="float" office:value="-43.720723">
                <text:p>-43.72072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931.5754">
                <text:p>1931.5754</text:p>
              </table:table-cell>
              <table:table-cell office:value-type="float" office:value="-43.481617">
                <text:p>-43.48161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931.50765">
                <text:p>1931.50765</text:p>
              </table:table-cell>
              <table:table-cell office:value-type="float" office:value="-42.856461">
                <text:p>-42.85646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931.4399">
                <text:p>1931.4399</text:p>
              </table:table-cell>
              <table:table-cell office:value-type="float" office:value="-41.878855">
                <text:p>-41.87885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931.3721">
                <text:p>1931.3721</text:p>
              </table:table-cell>
              <table:table-cell office:value-type="float" office:value="-40.738883">
                <text:p>-40.73888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931.30435">
                <text:p>1931.30435</text:p>
              </table:table-cell>
              <table:table-cell office:value-type="float" office:value="-39.971277">
                <text:p>-39.97127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931.2366">
                <text:p>1931.2366</text:p>
              </table:table-cell>
              <table:table-cell office:value-type="float" office:value="-39.140908">
                <text:p>-39.14090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931.1688">
                <text:p>1931.1688</text:p>
              </table:table-cell>
              <table:table-cell office:value-type="float" office:value="-38.92945">
                <text:p>-38.9294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931.101">
                <text:p>1931.101</text:p>
              </table:table-cell>
              <table:table-cell office:value-type="float" office:value="-39.025185">
                <text:p>-39.02518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931.0293">
                <text:p>1931.0293</text:p>
              </table:table-cell>
              <table:table-cell office:value-type="float" office:value="-39.455955">
                <text:p>-39.45595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930.94445">
                <text:p>1930.94445</text:p>
              </table:table-cell>
              <table:table-cell office:value-type="float" office:value="-40.066224">
                <text:p>-40.06622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930.8466">
                <text:p>1930.8466</text:p>
              </table:table-cell>
              <table:table-cell office:value-type="float" office:value="-41.007685">
                <text:p>-41.00768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930.74495">
                <text:p>1930.74495</text:p>
              </table:table-cell>
              <table:table-cell office:value-type="float" office:value="-41.930866">
                <text:p>-41.93086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930.6433">
                <text:p>1930.6433</text:p>
              </table:table-cell>
              <table:table-cell office:value-type="float" office:value="-42.597668">
                <text:p>-42.59766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930.54165">
                <text:p>1930.54165</text:p>
              </table:table-cell>
              <table:table-cell office:value-type="float" office:value="-43.039776">
                <text:p>-43.03977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930.44">
                <text:p>1930.44</text:p>
              </table:table-cell>
              <table:table-cell office:value-type="float" office:value="-43.311913">
                <text:p>-43.31191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930.33835">
                <text:p>1930.33835</text:p>
              </table:table-cell>
              <table:table-cell office:value-type="float" office:value="-43.419249">
                <text:p>-43.41924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930.2367">
                <text:p>1930.2367</text:p>
              </table:table-cell>
              <table:table-cell office:value-type="float" office:value="-43.559751">
                <text:p>-43.55975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930.135">
                <text:p>1930.135</text:p>
              </table:table-cell>
              <table:table-cell office:value-type="float" office:value="-43.574448">
                <text:p>-43.57444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930.03065">
                <text:p>1930.03065</text:p>
              </table:table-cell>
              <table:table-cell office:value-type="float" office:value="-44.189154">
                <text:p>-44.18915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929.91115">
                <text:p>1929.91115</text:p>
              </table:table-cell>
              <table:table-cell office:value-type="float" office:value="-44.441878">
                <text:p>-44.44187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929.779">
                <text:p>1929.779</text:p>
              </table:table-cell>
              <table:table-cell office:value-type="float" office:value="-44.529435">
                <text:p>-44.52943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929.64685">
                <text:p>1929.64685</text:p>
              </table:table-cell>
              <table:table-cell office:value-type="float" office:value="-44.629439">
                <text:p>-44.62943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929.51475">
                <text:p>1929.51475</text:p>
              </table:table-cell>
              <table:table-cell office:value-type="float" office:value="-44.495151">
                <text:p>-44.49515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929.3826">
                <text:p>1929.3826</text:p>
              </table:table-cell>
              <table:table-cell office:value-type="float" office:value="-44.23986">
                <text:p>-44.2398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929.28485">
                <text:p>1929.28485</text:p>
              </table:table-cell>
              <table:table-cell office:value-type="float" office:value="-43.89237">
                <text:p>-43.8923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929.18775">
                <text:p>1929.18775</text:p>
              </table:table-cell>
              <table:table-cell office:value-type="float" office:value="-43.933653">
                <text:p>-43.93365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929.0569">
                <text:p>1929.0569</text:p>
              </table:table-cell>
              <table:table-cell office:value-type="float" office:value="-43.770455">
                <text:p>-43.77045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928.92605">
                <text:p>1928.92605</text:p>
              </table:table-cell>
              <table:table-cell office:value-type="float" office:value="-43.590774">
                <text:p>-43.59077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928.79515">
                <text:p>1928.79515</text:p>
              </table:table-cell>
              <table:table-cell office:value-type="float" office:value="-43.974677">
                <text:p>-43.97467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928.6643">
                <text:p>1928.6643</text:p>
              </table:table-cell>
              <table:table-cell office:value-type="float" office:value="-44.12717">
                <text:p>-44.1271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928.53345">
                <text:p>1928.53345</text:p>
              </table:table-cell>
              <table:table-cell office:value-type="float" office:value="-44.024253">
                <text:p>-44.02425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928.40255">
                <text:p>1928.40255</text:p>
              </table:table-cell>
              <table:table-cell office:value-type="float" office:value="-43.645765">
                <text:p>-43.64576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928.27165">
                <text:p>1928.27165</text:p>
              </table:table-cell>
              <table:table-cell office:value-type="float" office:value="-43.001308">
                <text:p>-43.00130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928.14075">
                <text:p>1928.14075</text:p>
              </table:table-cell>
              <table:table-cell office:value-type="float" office:value="-42.309774">
                <text:p>-42.30977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928.0186">
                <text:p>1928.0186</text:p>
              </table:table-cell>
              <table:table-cell office:value-type="float" office:value="-41.990707">
                <text:p>-41.99070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927.9119">
                <text:p>1927.9119</text:p>
              </table:table-cell>
              <table:table-cell office:value-type="float" office:value="-41.932343">
                <text:p>-41.93234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927.81345">
                <text:p>1927.81345</text:p>
              </table:table-cell>
              <table:table-cell office:value-type="float" office:value="-42.248727">
                <text:p>-42.24872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927.7165">
                <text:p>1927.7165</text:p>
              </table:table-cell>
              <table:table-cell office:value-type="float" office:value="-42.702364">
                <text:p>-42.70236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927.61955">
                <text:p>1927.61955</text:p>
              </table:table-cell>
              <table:table-cell office:value-type="float" office:value="-43.137725">
                <text:p>-43.13772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927.5226">
                <text:p>1927.5226</text:p>
              </table:table-cell>
              <table:table-cell office:value-type="float" office:value="-43.299435">
                <text:p>-43.29943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927.42565">
                <text:p>1927.42565</text:p>
              </table:table-cell>
              <table:table-cell office:value-type="float" office:value="-43.155815">
                <text:p>-43.15581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927.3287">
                <text:p>1927.3287</text:p>
              </table:table-cell>
              <table:table-cell office:value-type="float" office:value="-42.70684">
                <text:p>-42.7068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927.23175">
                <text:p>1927.23175</text:p>
              </table:table-cell>
              <table:table-cell office:value-type="float" office:value="-42.275159">
                <text:p>-42.27515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927.1348">
                <text:p>1927.1348</text:p>
              </table:table-cell>
              <table:table-cell office:value-type="float" office:value="-41.748375">
                <text:p>-41.74837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927.0305">
                <text:p>1927.0305</text:p>
              </table:table-cell>
              <table:table-cell office:value-type="float" office:value="-41.245541">
                <text:p>-41.24554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926.9067">
                <text:p>1926.9067</text:p>
              </table:table-cell>
              <table:table-cell office:value-type="float" office:value="-40.965605">
                <text:p>-40.96560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926.76595">
                <text:p>1926.76595</text:p>
              </table:table-cell>
              <table:table-cell office:value-type="float" office:value="-41.12512">
                <text:p>-41.1251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926.6205">
                <text:p>1926.6205</text:p>
              </table:table-cell>
              <table:table-cell office:value-type="float" office:value="-41.48429">
                <text:p>-41.4842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926.4751">
                <text:p>1926.4751</text:p>
              </table:table-cell>
              <table:table-cell office:value-type="float" office:value="-41.959595">
                <text:p>-41.95959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926.32965">
                <text:p>1926.32965</text:p>
              </table:table-cell>
              <table:table-cell office:value-type="float" office:value="-42.516463">
                <text:p>-42.51646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926.1842">
                <text:p>1926.1842</text:p>
              </table:table-cell>
              <table:table-cell office:value-type="float" office:value="-42.826562">
                <text:p>-42.82656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926.03645">
                <text:p>1926.03645</text:p>
              </table:table-cell>
              <table:table-cell office:value-type="float" office:value="-43.120308">
                <text:p>-43.12030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925.8798">
                <text:p>1925.8798</text:p>
              </table:table-cell>
              <table:table-cell office:value-type="float" office:value="-43.37081">
                <text:p>-43.3708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925.71645">
                <text:p>1925.71645</text:p>
              </table:table-cell>
              <table:table-cell office:value-type="float" office:value="-43.636642">
                <text:p>-43.63664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925.5529">
                <text:p>1925.5529</text:p>
              </table:table-cell>
              <table:table-cell office:value-type="float" office:value="-43.822754">
                <text:p>-43.82275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925.3893">
                <text:p>1925.3893</text:p>
              </table:table-cell>
              <table:table-cell office:value-type="float" office:value="-43.891706">
                <text:p>-43.89170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925.2258">
                <text:p>1925.2258</text:p>
              </table:table-cell>
              <table:table-cell office:value-type="float" office:value="-44.120968">
                <text:p>-44.12096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925.0664">
                <text:p>1925.0664</text:p>
              </table:table-cell>
              <table:table-cell office:value-type="float" office:value="-44.346341">
                <text:p>-44.34634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924.942">
                <text:p>1924.942</text:p>
              </table:table-cell>
              <table:table-cell office:value-type="float" office:value="-44.324372">
                <text:p>-44.32437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924.8485">
                <text:p>1924.8485</text:p>
              </table:table-cell>
              <table:table-cell office:value-type="float" office:value="-44.870629">
                <text:p>-44.87062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924.755">
                <text:p>1924.755</text:p>
              </table:table-cell>
              <table:table-cell office:value-type="float" office:value="-45.306469">
                <text:p>-45.30646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924.66155">
                <text:p>1924.66155</text:p>
              </table:table-cell>
              <table:table-cell office:value-type="float" office:value="-45.60117">
                <text:p>-45.6011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924.56805">
                <text:p>1924.56805</text:p>
              </table:table-cell>
              <table:table-cell office:value-type="float" office:value="-45.682724">
                <text:p>-45.68272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924.47455">
                <text:p>1924.47455</text:p>
              </table:table-cell>
              <table:table-cell office:value-type="float" office:value="-45.513687">
                <text:p>-45.51368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924.3811">
                <text:p>1924.3811</text:p>
              </table:table-cell>
              <table:table-cell office:value-type="float" office:value="-44.982687">
                <text:p>-44.98268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924.2876">
                <text:p>1924.2876</text:p>
              </table:table-cell>
              <table:table-cell office:value-type="float" office:value="-44.396003">
                <text:p>-44.39600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924.1941">
                <text:p>1924.1941</text:p>
              </table:table-cell>
              <table:table-cell office:value-type="float" office:value="-43.659544">
                <text:p>-43.65954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924.10065">
                <text:p>1924.10065</text:p>
              </table:table-cell>
              <table:table-cell office:value-type="float" office:value="-43.222642">
                <text:p>-43.22264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924.00945">
                <text:p>1924.00945</text:p>
              </table:table-cell>
              <table:table-cell office:value-type="float" office:value="-43.095671">
                <text:p>-43.09567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923.9224">
                <text:p>1923.9224</text:p>
              </table:table-cell>
              <table:table-cell office:value-type="float" office:value="-43.327964">
                <text:p>-43.32796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923.8376">
                <text:p>1923.8376</text:p>
              </table:table-cell>
              <table:table-cell office:value-type="float" office:value="-43.564097">
                <text:p>-43.56409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923.7403">
                <text:p>1923.7403</text:p>
              </table:table-cell>
              <table:table-cell office:value-type="float" office:value="-43.61685">
                <text:p>-43.6168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923.64275">
                <text:p>1923.64275</text:p>
              </table:table-cell>
              <table:table-cell office:value-type="float" office:value="-43.772333">
                <text:p>-43.77233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923.55785">
                <text:p>1923.55785</text:p>
              </table:table-cell>
              <table:table-cell office:value-type="float" office:value="-43.781881">
                <text:p>-43.78188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923.47295">
                <text:p>1923.47295</text:p>
              </table:table-cell>
              <table:table-cell office:value-type="float" office:value="-43.607091">
                <text:p>-43.60709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923.38805">
                <text:p>1923.38805</text:p>
              </table:table-cell>
              <table:table-cell office:value-type="float" office:value="-43.217375">
                <text:p>-43.21737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923.3031">
                <text:p>1923.3031</text:p>
              </table:table-cell>
              <table:table-cell office:value-type="float" office:value="-42.663351">
                <text:p>-42.66335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923.2182">
                <text:p>1923.2182</text:p>
              </table:table-cell>
              <table:table-cell office:value-type="float" office:value="-42.087247">
                <text:p>-42.08724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923.1333">
                <text:p>1923.1333</text:p>
              </table:table-cell>
              <table:table-cell office:value-type="float" office:value="-41.380526">
                <text:p>-41.38052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923.04825">
                <text:p>1923.04825</text:p>
              </table:table-cell>
              <table:table-cell office:value-type="float" office:value="-40.845711">
                <text:p>-40.84571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922.9539">
                <text:p>1922.9539</text:p>
              </table:table-cell>
              <table:table-cell office:value-type="float" office:value="-40.708506">
                <text:p>-40.70850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922.84945">
                <text:p>1922.84945</text:p>
              </table:table-cell>
              <table:table-cell office:value-type="float" office:value="-40.888954">
                <text:p>-40.88895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922.74415">
                <text:p>1922.74415</text:p>
              </table:table-cell>
              <table:table-cell office:value-type="float" office:value="-41.493889">
                <text:p>-41.49388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922.63885">
                <text:p>1922.63885</text:p>
              </table:table-cell>
              <table:table-cell office:value-type="float" office:value="-42.354068">
                <text:p>-42.35406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922.53355">
                <text:p>1922.53355</text:p>
              </table:table-cell>
              <table:table-cell office:value-type="float" office:value="-43.240165">
                <text:p>-43.24016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922.42825">
                <text:p>1922.42825</text:p>
              </table:table-cell>
              <table:table-cell office:value-type="float" office:value="-43.819996">
                <text:p>-43.81999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922.32295">
                <text:p>1922.32295</text:p>
              </table:table-cell>
              <table:table-cell office:value-type="float" office:value="-44.158021">
                <text:p>-44.15802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922.21765">
                <text:p>1922.21765</text:p>
              </table:table-cell>
              <table:table-cell office:value-type="float" office:value="-44.317339">
                <text:p>-44.31733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922.11235">
                <text:p>1922.11235</text:p>
              </table:table-cell>
              <table:table-cell office:value-type="float" office:value="-44.247973">
                <text:p>-44.24797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922.0099">
                <text:p>1922.0099</text:p>
              </table:table-cell>
              <table:table-cell office:value-type="float" office:value="-44.238318">
                <text:p>-44.23831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921.91275">
                <text:p>1921.91275</text:p>
              </table:table-cell>
              <table:table-cell office:value-type="float" office:value="-44.271867">
                <text:p>-44.27186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921.81835">
                <text:p>1921.81835</text:p>
              </table:table-cell>
              <table:table-cell office:value-type="float" office:value="-44.474385">
                <text:p>-44.47438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921.7243">
                <text:p>1921.7243</text:p>
              </table:table-cell>
              <table:table-cell office:value-type="float" office:value="-44.606818">
                <text:p>-44.60681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921.6303">
                <text:p>1921.6303</text:p>
              </table:table-cell>
              <table:table-cell office:value-type="float" office:value="-44.748852">
                <text:p>-44.74885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921.5363">
                <text:p>1921.5363</text:p>
              </table:table-cell>
              <table:table-cell office:value-type="float" office:value="-44.811201">
                <text:p>-44.81120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921.4423">
                <text:p>1921.4423</text:p>
              </table:table-cell>
              <table:table-cell office:value-type="float" office:value="-44.686339">
                <text:p>-44.68633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921.3483">
                <text:p>1921.3483</text:p>
              </table:table-cell>
              <table:table-cell office:value-type="float" office:value="-44.382349">
                <text:p>-44.38234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921.2543">
                <text:p>1921.2543</text:p>
              </table:table-cell>
              <table:table-cell office:value-type="float" office:value="-43.851522">
                <text:p>-43.85152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921.1603">
                <text:p>1921.1603</text:p>
              </table:table-cell>
              <table:table-cell office:value-type="float" office:value="-43.147705">
                <text:p>-43.14770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921.06485">
                <text:p>1921.06485</text:p>
              </table:table-cell>
              <table:table-cell office:value-type="float" office:value="-42.567789">
                <text:p>-42.56778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920.95005">
                <text:p>1920.95005</text:p>
              </table:table-cell>
              <table:table-cell office:value-type="float" office:value="-41.948513">
                <text:p>-41.94851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920.8106">
                <text:p>1920.8106</text:p>
              </table:table-cell>
              <table:table-cell office:value-type="float" office:value="-41.357081">
                <text:p>-41.35708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920.66435">
                <text:p>1920.66435</text:p>
              </table:table-cell>
              <table:table-cell office:value-type="float" office:value="-41.27063">
                <text:p>-41.2706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920.5181">
                <text:p>1920.5181</text:p>
              </table:table-cell>
              <table:table-cell office:value-type="float" office:value="-41.379066">
                <text:p>-41.37906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920.3719">
                <text:p>1920.3719</text:p>
              </table:table-cell>
              <table:table-cell office:value-type="float" office:value="-41.270534">
                <text:p>-41.27053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920.22565">
                <text:p>1920.22565</text:p>
              </table:table-cell>
              <table:table-cell office:value-type="float" office:value="-41.331928">
                <text:p>-41.33192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920.0785">
                <text:p>1920.0785</text:p>
              </table:table-cell>
              <table:table-cell office:value-type="float" office:value="-41.272492">
                <text:p>-41.27249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919.92815">
                <text:p>1919.92815</text:p>
              </table:table-cell>
              <table:table-cell office:value-type="float" office:value="-41.296444">
                <text:p>-41.29644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919.7744">
                <text:p>1919.7744</text:p>
              </table:table-cell>
              <table:table-cell office:value-type="float" office:value="-41.466454">
                <text:p>-41.46645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919.6196">
                <text:p>1919.6196</text:p>
              </table:table-cell>
              <table:table-cell office:value-type="float" office:value="-41.820654">
                <text:p>-41.82065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919.46475">
                <text:p>1919.46475</text:p>
              </table:table-cell>
              <table:table-cell office:value-type="float" office:value="-42.362056">
                <text:p>-42.36205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919.3099">
                <text:p>1919.3099</text:p>
              </table:table-cell>
              <table:table-cell office:value-type="float" office:value="-42.651086">
                <text:p>-42.65108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919.15505">
                <text:p>1919.15505</text:p>
              </table:table-cell>
              <table:table-cell office:value-type="float" office:value="-43.29795">
                <text:p>-43.2979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919.0174">
                <text:p>1919.0174</text:p>
              </table:table-cell>
              <table:table-cell office:value-type="float" office:value="-43.91793">
                <text:p>-43.9179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918.91055">
                <text:p>1918.91055</text:p>
              </table:table-cell>
              <table:table-cell office:value-type="float" office:value="-44.666561">
                <text:p>-44.66656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918.81855">
                <text:p>1918.81855</text:p>
              </table:table-cell>
              <table:table-cell office:value-type="float" office:value="-45.324942">
                <text:p>-45.32494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918.7278">
                <text:p>1918.7278</text:p>
              </table:table-cell>
              <table:table-cell office:value-type="float" office:value="-45.782665">
                <text:p>-45.78266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918.63705">
                <text:p>1918.63705</text:p>
              </table:table-cell>
              <table:table-cell office:value-type="float" office:value="-46.28167">
                <text:p>-46.2816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918.5463">
                <text:p>1918.5463</text:p>
              </table:table-cell>
              <table:table-cell office:value-type="float" office:value="-46.29391">
                <text:p>-46.2939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918.4555">
                <text:p>1918.4555</text:p>
              </table:table-cell>
              <table:table-cell office:value-type="float" office:value="-45.785784">
                <text:p>-45.78578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918.3883">
                <text:p>1918.3883</text:p>
              </table:table-cell>
              <table:table-cell office:value-type="float" office:value="-45.391908">
                <text:p>-45.39190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918.32185">
                <text:p>1918.32185</text:p>
              </table:table-cell>
              <table:table-cell office:value-type="float" office:value="-44.539834">
                <text:p>-44.53983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918.2326">
                <text:p>1918.2326</text:p>
              </table:table-cell>
              <table:table-cell office:value-type="float" office:value="-43.927061">
                <text:p>-43.92706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918.14335">
                <text:p>1918.14335</text:p>
              </table:table-cell>
              <table:table-cell office:value-type="float" office:value="-43.122273">
                <text:p>-43.12227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918.0541">
                <text:p>1918.0541</text:p>
              </table:table-cell>
              <table:table-cell office:value-type="float" office:value="-42.650635">
                <text:p>-42.65063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917.96485">
                <text:p>1917.96485</text:p>
              </table:table-cell>
              <table:table-cell office:value-type="float" office:value="-42.365253">
                <text:p>-42.36525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917.87555">
                <text:p>1917.87555</text:p>
              </table:table-cell>
              <table:table-cell office:value-type="float" office:value="-42.368855">
                <text:p>-42.36885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917.7863">
                <text:p>1917.7863</text:p>
              </table:table-cell>
              <table:table-cell office:value-type="float" office:value="-42.604797">
                <text:p>-42.60479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917.69705">
                <text:p>1917.69705</text:p>
              </table:table-cell>
              <table:table-cell office:value-type="float" office:value="-43.095159">
                <text:p>-43.09515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917.6078">
                <text:p>1917.6078</text:p>
              </table:table-cell>
              <table:table-cell office:value-type="float" office:value="-43.560559">
                <text:p>-43.56055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917.51855">
                <text:p>1917.51855</text:p>
              </table:table-cell>
              <table:table-cell office:value-type="float" office:value="-44.064361">
                <text:p>-44.06436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917.42925">
                <text:p>1917.42925</text:p>
              </table:table-cell>
              <table:table-cell office:value-type="float" office:value="-44.249229">
                <text:p>-44.24922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917.33995">
                <text:p>1917.33995</text:p>
              </table:table-cell>
              <table:table-cell office:value-type="float" office:value="-44.399722">
                <text:p>-44.39972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917.25065">
                <text:p>1917.25065</text:p>
              </table:table-cell>
              <table:table-cell office:value-type="float" office:value="-44.057644">
                <text:p>-44.05764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917.1614">
                <text:p>1917.1614</text:p>
              </table:table-cell>
              <table:table-cell office:value-type="float" office:value="-43.632093">
                <text:p>-43.63209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917.06965">
                <text:p>1917.06965</text:p>
              </table:table-cell>
              <table:table-cell office:value-type="float" office:value="-43.05581">
                <text:p>-43.0558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916.9686">
                <text:p>1916.9686</text:p>
              </table:table-cell>
              <table:table-cell office:value-type="float" office:value="-42.580387">
                <text:p>-42.58038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916.8531">
                <text:p>1916.8531</text:p>
              </table:table-cell>
              <table:table-cell office:value-type="float" office:value="-42.230683">
                <text:p>-42.23068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916.72985">
                <text:p>1916.72985</text:p>
              </table:table-cell>
              <table:table-cell office:value-type="float" office:value="-42.396538">
                <text:p>-42.39653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916.6066">
                <text:p>1916.6066</text:p>
              </table:table-cell>
              <table:table-cell office:value-type="float" office:value="-42.705443">
                <text:p>-42.70544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916.4833">
                <text:p>1916.4833</text:p>
              </table:table-cell>
              <table:table-cell office:value-type="float" office:value="-43.054618">
                <text:p>-43.05461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916.35995">
                <text:p>1916.35995</text:p>
              </table:table-cell>
              <table:table-cell office:value-type="float" office:value="-43.43438">
                <text:p>-43.4343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916.2367">
                <text:p>1916.2367</text:p>
              </table:table-cell>
              <table:table-cell office:value-type="float" office:value="-43.828678">
                <text:p>-43.82867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916.1141">
                <text:p>1916.1141</text:p>
              </table:table-cell>
              <table:table-cell office:value-type="float" office:value="-44.061735">
                <text:p>-44.06173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915.9953">
                <text:p>1915.9953</text:p>
              </table:table-cell>
              <table:table-cell office:value-type="float" office:value="-44.379278">
                <text:p>-44.37927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915.88355">
                <text:p>1915.88355</text:p>
              </table:table-cell>
              <table:table-cell office:value-type="float" office:value="-44.722742">
                <text:p>-44.72274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915.7757">
                <text:p>1915.7757</text:p>
              </table:table-cell>
              <table:table-cell office:value-type="float" office:value="-45.101728">
                <text:p>-45.10172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915.66785">
                <text:p>1915.66785</text:p>
              </table:table-cell>
              <table:table-cell office:value-type="float" office:value="-45.470152">
                <text:p>-45.47015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915.55995">
                <text:p>1915.55995</text:p>
              </table:table-cell>
              <table:table-cell office:value-type="float" office:value="-45.687847">
                <text:p>-45.68784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915.4521">
                <text:p>1915.4521</text:p>
              </table:table-cell>
              <table:table-cell office:value-type="float" office:value="-45.701099">
                <text:p>-45.70109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915.34425">
                <text:p>1915.34425</text:p>
              </table:table-cell>
              <table:table-cell office:value-type="float" office:value="-45.364837">
                <text:p>-45.36483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915.23635">
                <text:p>1915.23635</text:p>
              </table:table-cell>
              <table:table-cell office:value-type="float" office:value="-44.61455">
                <text:p>-44.6145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915.12845">
                <text:p>1915.12845</text:p>
              </table:table-cell>
              <table:table-cell office:value-type="float" office:value="-43.79826">
                <text:p>-43.7982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915.0261">
                <text:p>1915.0261</text:p>
              </table:table-cell>
              <table:table-cell office:value-type="float" office:value="-42.919568">
                <text:p>-42.91956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914.9375">
                <text:p>1914.9375</text:p>
              </table:table-cell>
              <table:table-cell office:value-type="float" office:value="-42.347135">
                <text:p>-42.34713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914.8581">
                <text:p>1914.8581</text:p>
              </table:table-cell>
              <table:table-cell office:value-type="float" office:value="-42.309507">
                <text:p>-42.30950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914.77965">
                <text:p>1914.77965</text:p>
              </table:table-cell>
              <table:table-cell office:value-type="float" office:value="-42.697132">
                <text:p>-42.69713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914.7012">
                <text:p>1914.7012</text:p>
              </table:table-cell>
              <table:table-cell office:value-type="float" office:value="-43.32957">
                <text:p>-43.3295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914.62275">
                <text:p>1914.62275</text:p>
              </table:table-cell>
              <table:table-cell office:value-type="float" office:value="-44.054122">
                <text:p>-44.05412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914.5443">
                <text:p>1914.5443</text:p>
              </table:table-cell>
              <table:table-cell office:value-type="float" office:value="-44.625115">
                <text:p>-44.62511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914.46585">
                <text:p>1914.46585</text:p>
              </table:table-cell>
              <table:table-cell office:value-type="float" office:value="-45.108845">
                <text:p>-45.10884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914.3874">
                <text:p>1914.3874</text:p>
              </table:table-cell>
              <table:table-cell office:value-type="float" office:value="-45.215171">
                <text:p>-45.21517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914.309">
                <text:p>1914.309</text:p>
              </table:table-cell>
              <table:table-cell office:value-type="float" office:value="-45.108366">
                <text:p>-45.10836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914.23055">
                <text:p>1914.23055</text:p>
              </table:table-cell>
              <table:table-cell office:value-type="float" office:value="-44.748106">
                <text:p>-44.74810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914.1521">
                <text:p>1914.1521</text:p>
              </table:table-cell>
              <table:table-cell office:value-type="float" office:value="-44.048707">
                <text:p>-44.04870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914.07365">
                <text:p>1914.07365</text:p>
              </table:table-cell>
              <table:table-cell office:value-type="float" office:value="-44.088142">
                <text:p>-44.08814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913.9952">
                <text:p>1913.9952</text:p>
              </table:table-cell>
              <table:table-cell office:value-type="float" office:value="-44.214877">
                <text:p>-44.21487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913.91675">
                <text:p>1913.91675</text:p>
              </table:table-cell>
              <table:table-cell office:value-type="float" office:value="-44.400108">
                <text:p>-44.40010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913.8258">
                <text:p>1913.8258</text:p>
              </table:table-cell>
              <table:table-cell office:value-type="float" office:value="-44.59897">
                <text:p>-44.5989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913.73355">
                <text:p>1913.73355</text:p>
              </table:table-cell>
              <table:table-cell office:value-type="float" office:value="-44.86374">
                <text:p>-44.8637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913.6525">
                <text:p>1913.6525</text:p>
              </table:table-cell>
              <table:table-cell office:value-type="float" office:value="-45.041067">
                <text:p>-45.04106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13.57145">
                <text:p>1913.57145</text:p>
              </table:table-cell>
              <table:table-cell office:value-type="float" office:value="-45.158793">
                <text:p>-45.15879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13.4904">
                <text:p>1913.4904</text:p>
              </table:table-cell>
              <table:table-cell office:value-type="float" office:value="-45.354217">
                <text:p>-45.35421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13.40935">
                <text:p>1913.40935</text:p>
              </table:table-cell>
              <table:table-cell office:value-type="float" office:value="-45.301859">
                <text:p>-45.30185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13.3283">
                <text:p>1913.3283</text:p>
              </table:table-cell>
              <table:table-cell office:value-type="float" office:value="-44.937479">
                <text:p>-44.93747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13.24725">
                <text:p>1913.24725</text:p>
              </table:table-cell>
              <table:table-cell office:value-type="float" office:value="-44.408705">
                <text:p>-44.40870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13.1662">
                <text:p>1913.1662</text:p>
              </table:table-cell>
              <table:table-cell office:value-type="float" office:value="-43.871438">
                <text:p>-43.87143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13.08515">
                <text:p>1913.08515</text:p>
              </table:table-cell>
              <table:table-cell office:value-type="float" office:value="-43.227312">
                <text:p>-43.22731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12.99595">
                <text:p>1912.99595</text:p>
              </table:table-cell>
              <table:table-cell office:value-type="float" office:value="-42.769376">
                <text:p>-42.76937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912.89285">
                <text:p>1912.89285</text:p>
              </table:table-cell>
              <table:table-cell office:value-type="float" office:value="-42.694446">
                <text:p>-42.69444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12.78265">
                <text:p>1912.78265</text:p>
              </table:table-cell>
              <table:table-cell office:value-type="float" office:value="-42.932433">
                <text:p>-42.93243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12.6712">
                <text:p>1912.6712</text:p>
              </table:table-cell>
              <table:table-cell office:value-type="float" office:value="-43.308599">
                <text:p>-43.30859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912.55975">
                <text:p>1912.55975</text:p>
              </table:table-cell>
              <table:table-cell office:value-type="float" office:value="-43.712534">
                <text:p>-43.71253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12.4483">
                <text:p>1912.4483</text:p>
              </table:table-cell>
              <table:table-cell office:value-type="float" office:value="-43.974124">
                <text:p>-43.97412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12.33685">
                <text:p>1912.33685</text:p>
              </table:table-cell>
              <table:table-cell office:value-type="float" office:value="-43.914861">
                <text:p>-43.91486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12.22535">
                <text:p>1912.22535</text:p>
              </table:table-cell>
              <table:table-cell office:value-type="float" office:value="-43.758784">
                <text:p>-43.75878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912.1139">
                <text:p>1912.1139</text:p>
              </table:table-cell>
              <table:table-cell office:value-type="float" office:value="-43.212047">
                <text:p>-43.21204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12.00245">
                <text:p>1912.00245</text:p>
              </table:table-cell>
              <table:table-cell office:value-type="float" office:value="-42.522028">
                <text:p>-42.52202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911.891">
                <text:p>1911.891</text:p>
              </table:table-cell>
              <table:table-cell office:value-type="float" office:value="-41.789697">
                <text:p>-41.78969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911.7796">
                <text:p>1911.7796</text:p>
              </table:table-cell>
              <table:table-cell office:value-type="float" office:value="-41.389336">
                <text:p>-41.38933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911.66815">
                <text:p>1911.66815</text:p>
              </table:table-cell>
              <table:table-cell office:value-type="float" office:value="-41.43274">
                <text:p>-41.4327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911.5567">
                <text:p>1911.5567</text:p>
              </table:table-cell>
              <table:table-cell office:value-type="float" office:value="-41.942515">
                <text:p>-41.94251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911.44525">
                <text:p>1911.44525</text:p>
              </table:table-cell>
              <table:table-cell office:value-type="float" office:value="-42.883411">
                <text:p>-42.88341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11.33375">
                <text:p>1911.33375</text:p>
              </table:table-cell>
              <table:table-cell office:value-type="float" office:value="-43.793376">
                <text:p>-43.79337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911.2223">
                <text:p>1911.2223</text:p>
              </table:table-cell>
              <table:table-cell office:value-type="float" office:value="-44.440973">
                <text:p>-44.44097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911.11085">
                <text:p>1911.11085</text:p>
              </table:table-cell>
              <table:table-cell office:value-type="float" office:value="-44.869728">
                <text:p>-44.86972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910.9994">
                <text:p>1910.9994</text:p>
              </table:table-cell>
              <table:table-cell office:value-type="float" office:value="-45.155362">
                <text:p>-45.15536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910.88795">
                <text:p>1910.88795</text:p>
              </table:table-cell>
              <table:table-cell office:value-type="float" office:value="-45.412123">
                <text:p>-45.41212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910.7765">
                <text:p>1910.7765</text:p>
              </table:table-cell>
              <table:table-cell office:value-type="float" office:value="-45.487455">
                <text:p>-45.48745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10.6651">
                <text:p>1910.6651</text:p>
              </table:table-cell>
              <table:table-cell office:value-type="float" office:value="-45.615421">
                <text:p>-45.61542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910.55365">
                <text:p>1910.55365</text:p>
              </table:table-cell>
              <table:table-cell office:value-type="float" office:value="-45.877722">
                <text:p>-45.87772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910.4422">
                <text:p>1910.4422</text:p>
              </table:table-cell>
              <table:table-cell office:value-type="float" office:value="-46.041066">
                <text:p>-46.04106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10.3307">
                <text:p>1910.3307</text:p>
              </table:table-cell>
              <table:table-cell office:value-type="float" office:value="-45.966249">
                <text:p>-45.96624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910.2192">
                <text:p>1910.2192</text:p>
              </table:table-cell>
              <table:table-cell office:value-type="float" office:value="-45.457489">
                <text:p>-45.45748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910.1078">
                <text:p>1910.1078</text:p>
              </table:table-cell>
              <table:table-cell office:value-type="float" office:value="-44.703682">
                <text:p>-44.70368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909.995">
                <text:p>1909.995</text:p>
              </table:table-cell>
              <table:table-cell office:value-type="float" office:value="-44.582439">
                <text:p>-44.58243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909.8798">
                <text:p>1909.8798</text:p>
              </table:table-cell>
              <table:table-cell office:value-type="float" office:value="-44.491947">
                <text:p>-44.49194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09.7636">
                <text:p>1909.7636</text:p>
              </table:table-cell>
              <table:table-cell office:value-type="float" office:value="-44.734425">
                <text:p>-44.73442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909.64735">
                <text:p>1909.64735</text:p>
              </table:table-cell>
              <table:table-cell office:value-type="float" office:value="-45.06232">
                <text:p>-45.0623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909.53105">
                <text:p>1909.53105</text:p>
              </table:table-cell>
              <table:table-cell office:value-type="float" office:value="-45.191416">
                <text:p>-45.19141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909.41475">
                <text:p>1909.41475</text:p>
              </table:table-cell>
              <table:table-cell office:value-type="float" office:value="-45.128434">
                <text:p>-45.12843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909.29845">
                <text:p>1909.29845</text:p>
              </table:table-cell>
              <table:table-cell office:value-type="float" office:value="-44.607464">
                <text:p>-44.60746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909.18215">
                <text:p>1909.18215</text:p>
              </table:table-cell>
              <table:table-cell office:value-type="float" office:value="-43.876137">
                <text:p>-43.87613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909.06565">
                <text:p>1909.06565</text:p>
              </table:table-cell>
              <table:table-cell office:value-type="float" office:value="-43.059316">
                <text:p>-43.05931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908.9485">
                <text:p>1908.9485</text:p>
              </table:table-cell>
              <table:table-cell office:value-type="float" office:value="-42.203062">
                <text:p>-42.20306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908.8307">
                <text:p>1908.8307</text:p>
              </table:table-cell>
              <table:table-cell office:value-type="float" office:value="-41.46386">
                <text:p>-41.4638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908.6881">
                <text:p>1908.6881</text:p>
              </table:table-cell>
              <table:table-cell office:value-type="float" office:value="-41.464772">
                <text:p>-41.46477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08.5467">
                <text:p>1908.5467</text:p>
              </table:table-cell>
              <table:table-cell office:value-type="float" office:value="-42.052528">
                <text:p>-42.05252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908.4311">
                <text:p>1908.4311</text:p>
              </table:table-cell>
              <table:table-cell office:value-type="float" office:value="-42.296989">
                <text:p>-42.29698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908.3155">
                <text:p>1908.3155</text:p>
              </table:table-cell>
              <table:table-cell office:value-type="float" office:value="-42.442562">
                <text:p>-42.44256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908.19995">
                <text:p>1908.19995</text:p>
              </table:table-cell>
              <table:table-cell office:value-type="float" office:value="-42.758068">
                <text:p>-42.75806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908.07565">
                <text:p>1908.07565</text:p>
              </table:table-cell>
              <table:table-cell office:value-type="float" office:value="-43.04093">
                <text:p>-43.0409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907.92285">
                <text:p>1907.92285</text:p>
              </table:table-cell>
              <table:table-cell office:value-type="float" office:value="-43.257591">
                <text:p>-43.25759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907.73045">
                <text:p>1907.73045</text:p>
              </table:table-cell>
              <table:table-cell office:value-type="float" office:value="-43.53849">
                <text:p>-43.5384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907.51815">
                <text:p>1907.51815</text:p>
              </table:table-cell>
              <table:table-cell office:value-type="float" office:value="-43.770468">
                <text:p>-43.77046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907.30585">
                <text:p>1907.30585</text:p>
              </table:table-cell>
              <table:table-cell office:value-type="float" office:value="-44.168537">
                <text:p>-44.16853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907.10695">
                <text:p>1907.10695</text:p>
              </table:table-cell>
              <table:table-cell office:value-type="float" office:value="-44.611729">
                <text:p>-44.61172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906.9493">
                <text:p>1906.9493</text:p>
              </table:table-cell>
              <table:table-cell office:value-type="float" office:value="-45.090127">
                <text:p>-45.09012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906.82985">
                <text:p>1906.82985</text:p>
              </table:table-cell>
              <table:table-cell office:value-type="float" office:value="-45.586121">
                <text:p>-45.58612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906.7207">
                <text:p>1906.7207</text:p>
              </table:table-cell>
              <table:table-cell office:value-type="float" office:value="-46.218444">
                <text:p>-46.21844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906.61155">
                <text:p>1906.61155</text:p>
              </table:table-cell>
              <table:table-cell office:value-type="float" office:value="-46.671234">
                <text:p>-46.67123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906.50245">
                <text:p>1906.50245</text:p>
              </table:table-cell>
              <table:table-cell office:value-type="float" office:value="-46.994415">
                <text:p>-46.99441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906.39335">
                <text:p>1906.39335</text:p>
              </table:table-cell>
              <table:table-cell office:value-type="float" office:value="-46.968175">
                <text:p>-46.96817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906.2842">
                <text:p>1906.2842</text:p>
              </table:table-cell>
              <table:table-cell office:value-type="float" office:value="-46.669235">
                <text:p>-46.66923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906.17505">
                <text:p>1906.17505</text:p>
              </table:table-cell>
              <table:table-cell office:value-type="float" office:value="-46.338656">
                <text:p>-46.33865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906.0668">
                <text:p>1906.0668</text:p>
              </table:table-cell>
              <table:table-cell office:value-type="float" office:value="-45.754578">
                <text:p>-45.75457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905.96145">
                <text:p>1905.96145</text:p>
              </table:table-cell>
              <table:table-cell office:value-type="float" office:value="-45.016891">
                <text:p>-45.01689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905.85945">
                <text:p>1905.85945</text:p>
              </table:table-cell>
              <table:table-cell office:value-type="float" office:value="-44.069553">
                <text:p>-44.069553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905.7587">
                <text:p>1905.7587</text:p>
              </table:table-cell>
              <table:table-cell office:value-type="float" office:value="-43.254104">
                <text:p>-43.25410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905.65795">
                <text:p>1905.65795</text:p>
              </table:table-cell>
              <table:table-cell office:value-type="float" office:value="-42.810242">
                <text:p>-42.81024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905.5572">
                <text:p>1905.5572</text:p>
              </table:table-cell>
              <table:table-cell office:value-type="float" office:value="-42.283729">
                <text:p>-42.283729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905.45645">
                <text:p>1905.45645</text:p>
              </table:table-cell>
              <table:table-cell office:value-type="float" office:value="-41.831184">
                <text:p>-41.83118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905.35575">
                <text:p>1905.35575</text:p>
              </table:table-cell>
              <table:table-cell office:value-type="float" office:value="-41.114624">
                <text:p>-41.11462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905.255">
                <text:p>1905.255</text:p>
              </table:table-cell>
              <table:table-cell office:value-type="float" office:value="-40.584316">
                <text:p>-40.58431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905.15425">
                <text:p>1905.15425</text:p>
              </table:table-cell>
              <table:table-cell office:value-type="float" office:value="-39.978164">
                <text:p>-39.978164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905.04875">
                <text:p>1905.04875</text:p>
              </table:table-cell>
              <table:table-cell office:value-type="float" office:value="-39.399855">
                <text:p>-39.39985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904.93005">
                <text:p>1904.93005</text:p>
              </table:table-cell>
              <table:table-cell office:value-type="float" office:value="-39.084601">
                <text:p>-39.08460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904.79755">
                <text:p>1904.79755</text:p>
              </table:table-cell>
              <table:table-cell office:value-type="float" office:value="-39.040687">
                <text:p>-39.04068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904.6597">
                <text:p>1904.6597</text:p>
              </table:table-cell>
              <table:table-cell office:value-type="float" office:value="-39.531878">
                <text:p>-39.53187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904.52185">
                <text:p>1904.52185</text:p>
              </table:table-cell>
              <table:table-cell office:value-type="float" office:value="-40.146915">
                <text:p>-40.14691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904.384">
                <text:p>1904.384</text:p>
              </table:table-cell>
              <table:table-cell office:value-type="float" office:value="-40.74851">
                <text:p>-40.7485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904.24615">
                <text:p>1904.24615</text:p>
              </table:table-cell>
              <table:table-cell office:value-type="float" office:value="-41.516237">
                <text:p>-41.51623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904.1119">
                <text:p>1904.1119</text:p>
              </table:table-cell>
              <table:table-cell office:value-type="float" office:value="-42.066948">
                <text:p>-42.06694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903.9921">
                <text:p>1903.9921</text:p>
              </table:table-cell>
              <table:table-cell office:value-type="float" office:value="-42.269161">
                <text:p>-42.26916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903.894">
                <text:p>1903.894</text:p>
              </table:table-cell>
              <table:table-cell office:value-type="float" office:value="-42.824671">
                <text:p>-42.82467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903.80675">
                <text:p>1903.80675</text:p>
              </table:table-cell>
              <table:table-cell office:value-type="float" office:value="-43.432024">
                <text:p>-43.43202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903.7194">
                <text:p>1903.7194</text:p>
              </table:table-cell>
              <table:table-cell office:value-type="float" office:value="-44.008654">
                <text:p>-44.00865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903.63205">
                <text:p>1903.63205</text:p>
              </table:table-cell>
              <table:table-cell office:value-type="float" office:value="-44.767332">
                <text:p>-44.76733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903.5448">
                <text:p>1903.5448</text:p>
              </table:table-cell>
              <table:table-cell office:value-type="float" office:value="-45.406406">
                <text:p>-45.40640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903.45755">
                <text:p>1903.45755</text:p>
              </table:table-cell>
              <table:table-cell office:value-type="float" office:value="-45.679659">
                <text:p>-45.67965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903.3702">
                <text:p>1903.3702</text:p>
              </table:table-cell>
              <table:table-cell office:value-type="float" office:value="-45.498811">
                <text:p>-45.49881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903.28285">
                <text:p>1903.28285</text:p>
              </table:table-cell>
              <table:table-cell office:value-type="float" office:value="-44.908024">
                <text:p>-44.90802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903.19555">
                <text:p>1903.19555</text:p>
              </table:table-cell>
              <table:table-cell office:value-type="float" office:value="-44.654256">
                <text:p>-44.654256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903.108">
                <text:p>1903.108</text:p>
              </table:table-cell>
              <table:table-cell office:value-type="float" office:value="-43.910824">
                <text:p>-43.91082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903.0184">
                <text:p>1903.0184</text:p>
              </table:table-cell>
              <table:table-cell office:value-type="float" office:value="-43.188513">
                <text:p>-43.188513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902.9198">
                <text:p>1902.9198</text:p>
              </table:table-cell>
              <table:table-cell office:value-type="float" office:value="-42.636131">
                <text:p>-42.63613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902.814">
                <text:p>1902.814</text:p>
              </table:table-cell>
              <table:table-cell office:value-type="float" office:value="-42.128871">
                <text:p>-42.12887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902.7082">
                <text:p>1902.7082</text:p>
              </table:table-cell>
              <table:table-cell office:value-type="float" office:value="-42.060351">
                <text:p>-42.06035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902.6024">
                <text:p>1902.6024</text:p>
              </table:table-cell>
              <table:table-cell office:value-type="float" office:value="-41.99951">
                <text:p>-41.9995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902.4966">
                <text:p>1902.4966</text:p>
              </table:table-cell>
              <table:table-cell office:value-type="float" office:value="-42.033714">
                <text:p>-42.03371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902.39075">
                <text:p>1902.39075</text:p>
              </table:table-cell>
              <table:table-cell office:value-type="float" office:value="-41.86523">
                <text:p>-41.86523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902.2849">
                <text:p>1902.2849</text:p>
              </table:table-cell>
              <table:table-cell office:value-type="float" office:value="-41.71817">
                <text:p>-41.71817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902.1791">
                <text:p>1902.1791</text:p>
              </table:table-cell>
              <table:table-cell office:value-type="float" office:value="-41.368678">
                <text:p>-41.36867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902.07575">
                <text:p>1902.07575</text:p>
              </table:table-cell>
              <table:table-cell office:value-type="float" office:value="-40.976883">
                <text:p>-40.97688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901.97925">
                <text:p>1901.97925</text:p>
              </table:table-cell>
              <table:table-cell office:value-type="float" office:value="-40.635914">
                <text:p>-40.63591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901.8919">
                <text:p>1901.8919</text:p>
              </table:table-cell>
              <table:table-cell office:value-type="float" office:value="-40.673162">
                <text:p>-40.67316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901.8093">
                <text:p>1901.8093</text:p>
              </table:table-cell>
              <table:table-cell office:value-type="float" office:value="-40.934049">
                <text:p>-40.93404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901.72665">
                <text:p>1901.72665</text:p>
              </table:table-cell>
              <table:table-cell office:value-type="float" office:value="-41.464658">
                <text:p>-41.46465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901.64395">
                <text:p>1901.64395</text:p>
              </table:table-cell>
              <table:table-cell office:value-type="float" office:value="-42.266906">
                <text:p>-42.26690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901.56125">
                <text:p>1901.56125</text:p>
              </table:table-cell>
              <table:table-cell office:value-type="float" office:value="-43.027806">
                <text:p>-43.02780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901.4786">
                <text:p>1901.4786</text:p>
              </table:table-cell>
              <table:table-cell office:value-type="float" office:value="-43.576851">
                <text:p>-43.57685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901.39595">
                <text:p>1901.39595</text:p>
              </table:table-cell>
              <table:table-cell office:value-type="float" office:value="-44.062977">
                <text:p>-44.062977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901.31325">
                <text:p>1901.31325</text:p>
              </table:table-cell>
              <table:table-cell office:value-type="float" office:value="-43.905636">
                <text:p>-43.905636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901.23055">
                <text:p>1901.23055</text:p>
              </table:table-cell>
              <table:table-cell office:value-type="float" office:value="-43.946168">
                <text:p>-43.946168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901.1479">
                <text:p>1901.1479</text:p>
              </table:table-cell>
              <table:table-cell office:value-type="float" office:value="-43.472042">
                <text:p>-43.47204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901.05895">
                <text:p>1901.05895</text:p>
              </table:table-cell>
              <table:table-cell office:value-type="float" office:value="-42.808723">
                <text:p>-42.80872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900.95035">
                <text:p>1900.95035</text:p>
              </table:table-cell>
              <table:table-cell office:value-type="float" office:value="-42.572575">
                <text:p>-42.57257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900.8116">
                <text:p>1900.8116</text:p>
              </table:table-cell>
              <table:table-cell office:value-type="float" office:value="-42.128165">
                <text:p>-42.12816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900.656">
                <text:p>1900.656</text:p>
              </table:table-cell>
              <table:table-cell office:value-type="float" office:value="-41.618275">
                <text:p>-41.61827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900.50035">
                <text:p>1900.50035</text:p>
              </table:table-cell>
              <table:table-cell office:value-type="float" office:value="-41.513593">
                <text:p>-41.51359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900.3447">
                <text:p>1900.3447</text:p>
              </table:table-cell>
              <table:table-cell office:value-type="float" office:value="-41.393923">
                <text:p>-41.39392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900.1906">
                <text:p>1900.1906</text:p>
              </table:table-cell>
              <table:table-cell office:value-type="float" office:value="-41.482016">
                <text:p>-41.48201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900.0446">
                <text:p>1900.0446</text:p>
              </table:table-cell>
              <table:table-cell office:value-type="float" office:value="-41.360642">
                <text:p>-41.36064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899.9308">
                <text:p>1899.9308</text:p>
              </table:table-cell>
              <table:table-cell office:value-type="float" office:value="-41.216165">
                <text:p>-41.21616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899.8426">
                <text:p>1899.8426</text:p>
              </table:table-cell>
              <table:table-cell office:value-type="float" office:value="-40.850816">
                <text:p>-40.850816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899.7544">
                <text:p>1899.7544</text:p>
              </table:table-cell>
              <table:table-cell office:value-type="float" office:value="-40.730219">
                <text:p>-40.730219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899.66625">
                <text:p>1899.66625</text:p>
              </table:table-cell>
              <table:table-cell office:value-type="float" office:value="-40.881254">
                <text:p>-40.88125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899.5781">
                <text:p>1899.5781</text:p>
              </table:table-cell>
              <table:table-cell office:value-type="float" office:value="-40.853659">
                <text:p>-40.85365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899.4899">
                <text:p>1899.4899</text:p>
              </table:table-cell>
              <table:table-cell office:value-type="float" office:value="-41.19658">
                <text:p>-41.1965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899.4017">
                <text:p>1899.4017</text:p>
              </table:table-cell>
              <table:table-cell office:value-type="float" office:value="-41.519278">
                <text:p>-41.51927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899.3135">
                <text:p>1899.3135</text:p>
              </table:table-cell>
              <table:table-cell office:value-type="float" office:value="-41.579822">
                <text:p>-41.579822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899.2253">
                <text:p>1899.2253</text:p>
              </table:table-cell>
              <table:table-cell office:value-type="float" office:value="-41.575921">
                <text:p>-41.57592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899.13715">
                <text:p>1899.13715</text:p>
              </table:table-cell>
              <table:table-cell office:value-type="float" office:value="-41.277226">
                <text:p>-41.277226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899.04405">
                <text:p>1899.04405</text:p>
              </table:table-cell>
              <table:table-cell office:value-type="float" office:value="-40.73654">
                <text:p>-40.73654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898.9281">
                <text:p>1898.9281</text:p>
              </table:table-cell>
              <table:table-cell office:value-type="float" office:value="-40.261077">
                <text:p>-40.261077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898.7877">
                <text:p>1898.7877</text:p>
              </table:table-cell>
              <table:table-cell office:value-type="float" office:value="-40.373096">
                <text:p>-40.37309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898.6407">
                <text:p>1898.6407</text:p>
              </table:table-cell>
              <table:table-cell office:value-type="float" office:value="-40.622338">
                <text:p>-40.62233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898.49375">
                <text:p>1898.49375</text:p>
              </table:table-cell>
              <table:table-cell office:value-type="float" office:value="-40.90032">
                <text:p>-40.9003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898.3468">
                <text:p>1898.3468</text:p>
              </table:table-cell>
              <table:table-cell office:value-type="float" office:value="-40.994874">
                <text:p>-40.994874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898.1999">
                <text:p>1898.1999</text:p>
              </table:table-cell>
              <table:table-cell office:value-type="float" office:value="-40.869518">
                <text:p>-40.86951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898.05365">
                <text:p>1898.05365</text:p>
              </table:table-cell>
              <table:table-cell office:value-type="float" office:value="-40.31141">
                <text:p>-40.3114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897.911">
                <text:p>1897.911</text:p>
              </table:table-cell>
              <table:table-cell office:value-type="float" office:value="-40.603485">
                <text:p>-40.60348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897.7716">
                <text:p>1897.7716</text:p>
              </table:table-cell>
              <table:table-cell office:value-type="float" office:value="-40.242675">
                <text:p>-40.24267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897.66875">
                <text:p>1897.66875</text:p>
              </table:table-cell>
              <table:table-cell office:value-type="float" office:value="-40.249497">
                <text:p>-40.24949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897.5676">
                <text:p>1897.5676</text:p>
              </table:table-cell>
              <table:table-cell office:value-type="float" office:value="-40.694034">
                <text:p>-40.694034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897.4319">
                <text:p>1897.4319</text:p>
              </table:table-cell>
              <table:table-cell office:value-type="float" office:value="-41.092427">
                <text:p>-41.092427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897.2962">
                <text:p>1897.2962</text:p>
              </table:table-cell>
              <table:table-cell office:value-type="float" office:value="-41.333313">
                <text:p>-41.33331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897.1615">
                <text:p>1897.1615</text:p>
              </table:table-cell>
              <table:table-cell office:value-type="float" office:value="-41.34565">
                <text:p>-41.3456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897.0316">
                <text:p>1897.0316</text:p>
              </table:table-cell>
              <table:table-cell office:value-type="float" office:value="-41.864807">
                <text:p>-41.864807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896.9189">
                <text:p>1896.9189</text:p>
              </table:table-cell>
              <table:table-cell office:value-type="float" office:value="-42.086304">
                <text:p>-42.08630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896.81975">
                <text:p>1896.81975</text:p>
              </table:table-cell>
              <table:table-cell office:value-type="float" office:value="-42.094613">
                <text:p>-42.094613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896.7206">
                <text:p>1896.7206</text:p>
              </table:table-cell>
              <table:table-cell office:value-type="float" office:value="-42.619359">
                <text:p>-42.619359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896.62145">
                <text:p>1896.62145</text:p>
              </table:table-cell>
              <table:table-cell office:value-type="float" office:value="-42.985639">
                <text:p>-42.98563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896.5223">
                <text:p>1896.5223</text:p>
              </table:table-cell>
              <table:table-cell office:value-type="float" office:value="-43.347598">
                <text:p>-43.34759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896.4231">
                <text:p>1896.4231</text:p>
              </table:table-cell>
              <table:table-cell office:value-type="float" office:value="-43.903644">
                <text:p>-43.903644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896.3239">
                <text:p>1896.3239</text:p>
              </table:table-cell>
              <table:table-cell office:value-type="float" office:value="-44.306112">
                <text:p>-44.306112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896.2247">
                <text:p>1896.2247</text:p>
              </table:table-cell>
              <table:table-cell office:value-type="float" office:value="-44.577074">
                <text:p>-44.577074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896.1255">
                <text:p>1896.1255</text:p>
              </table:table-cell>
              <table:table-cell office:value-type="float" office:value="-44.408574">
                <text:p>-44.40857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896.02375">
                <text:p>1896.02375</text:p>
              </table:table-cell>
              <table:table-cell office:value-type="float" office:value="-43.910792">
                <text:p>-43.91079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895.91345">
                <text:p>1895.91345</text:p>
              </table:table-cell>
              <table:table-cell office:value-type="float" office:value="-43.371713">
                <text:p>-43.371713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895.7967">
                <text:p>1895.7967</text:p>
              </table:table-cell>
              <table:table-cell office:value-type="float" office:value="-42.809487">
                <text:p>-42.809487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895.6795">
                <text:p>1895.6795</text:p>
              </table:table-cell>
              <table:table-cell office:value-type="float" office:value="-42.38462">
                <text:p>-42.38462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895.56235">
                <text:p>1895.56235</text:p>
              </table:table-cell>
              <table:table-cell office:value-type="float" office:value="-42.183233">
                <text:p>-42.183233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895.44515">
                <text:p>1895.44515</text:p>
              </table:table-cell>
              <table:table-cell office:value-type="float" office:value="-42.60948">
                <text:p>-42.6094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895.3279">
                <text:p>1895.3279</text:p>
              </table:table-cell>
              <table:table-cell office:value-type="float" office:value="-42.919543">
                <text:p>-42.919543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895.2107">
                <text:p>1895.2107</text:p>
              </table:table-cell>
              <table:table-cell office:value-type="float" office:value="-43.186316">
                <text:p>-43.18631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895.0935">
                <text:p>1895.0935</text:p>
              </table:table-cell>
              <table:table-cell office:value-type="float" office:value="-43.091339">
                <text:p>-43.091339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894.9697">
                <text:p>1894.9697</text:p>
              </table:table-cell>
              <table:table-cell office:value-type="float" office:value="-42.558669">
                <text:p>-42.558669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894.83675">
                <text:p>1894.83675</text:p>
              </table:table-cell>
              <table:table-cell office:value-type="float" office:value="-41.747673">
                <text:p>-41.74767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894.70115">
                <text:p>1894.70115</text:p>
              </table:table-cell>
              <table:table-cell office:value-type="float" office:value="-41.058518">
                <text:p>-41.058518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894.5654">
                <text:p>1894.5654</text:p>
              </table:table-cell>
              <table:table-cell office:value-type="float" office:value="-40.489336">
                <text:p>-40.489336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894.4297">
                <text:p>1894.4297</text:p>
              </table:table-cell>
              <table:table-cell office:value-type="float" office:value="-40.191691">
                <text:p>-40.19169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894.294">
                <text:p>1894.294</text:p>
              </table:table-cell>
              <table:table-cell office:value-type="float" office:value="-39.710669">
                <text:p>-39.710669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894.15825">
                <text:p>1894.15825</text:p>
              </table:table-cell>
              <table:table-cell office:value-type="float" office:value="-39.236056">
                <text:p>-39.236056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894.0277">
                <text:p>1894.0277</text:p>
              </table:table-cell>
              <table:table-cell office:value-type="float" office:value="-39.038018">
                <text:p>-39.03801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893.91085">
                <text:p>1893.91085</text:p>
              </table:table-cell>
              <table:table-cell office:value-type="float" office:value="-38.862017">
                <text:p>-38.862017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893.803">
                <text:p>1893.803</text:p>
              </table:table-cell>
              <table:table-cell office:value-type="float" office:value="-38.712852">
                <text:p>-38.71285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893.6956">
                <text:p>1893.6956</text:p>
              </table:table-cell>
              <table:table-cell office:value-type="float" office:value="-38.864014">
                <text:p>-38.864014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893.58815">
                <text:p>1893.58815</text:p>
              </table:table-cell>
              <table:table-cell office:value-type="float" office:value="-38.831853">
                <text:p>-38.831853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893.4807">
                <text:p>1893.4807</text:p>
              </table:table-cell>
              <table:table-cell office:value-type="float" office:value="-39.064543">
                <text:p>-39.064543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893.3733">
                <text:p>1893.3733</text:p>
              </table:table-cell>
              <table:table-cell office:value-type="float" office:value="-39.527475">
                <text:p>-39.52747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893.2658">
                <text:p>1893.2658</text:p>
              </table:table-cell>
              <table:table-cell office:value-type="float" office:value="-39.687156">
                <text:p>-39.687156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893.1583">
                <text:p>1893.1583</text:p>
              </table:table-cell>
              <table:table-cell office:value-type="float" office:value="-40.123169">
                <text:p>-40.12316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893.0562">
                <text:p>1893.0562</text:p>
              </table:table-cell>
              <table:table-cell office:value-type="float" office:value="-40.530602">
                <text:p>-40.530602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892.96715">
                <text:p>1892.96715</text:p>
              </table:table-cell>
              <table:table-cell office:value-type="float" office:value="-40.469401">
                <text:p>-40.46940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892.8907">
                <text:p>1892.8907</text:p>
              </table:table-cell>
              <table:table-cell office:value-type="float" office:value="-40.721001">
                <text:p>-40.72100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892.8191">
                <text:p>1892.8191</text:p>
              </table:table-cell>
              <table:table-cell office:value-type="float" office:value="-41.176006">
                <text:p>-41.17600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892.74745">
                <text:p>1892.74745</text:p>
              </table:table-cell>
              <table:table-cell office:value-type="float" office:value="-42.1271">
                <text:p>-42.127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892.6758">
                <text:p>1892.6758</text:p>
              </table:table-cell>
              <table:table-cell office:value-type="float" office:value="-42.695275">
                <text:p>-42.69527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892.6042">
                <text:p>1892.6042</text:p>
              </table:table-cell>
              <table:table-cell office:value-type="float" office:value="-43.685641">
                <text:p>-43.68564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892.5326">
                <text:p>1892.5326</text:p>
              </table:table-cell>
              <table:table-cell office:value-type="float" office:value="-44.499403">
                <text:p>-44.499403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892.46095">
                <text:p>1892.46095</text:p>
              </table:table-cell>
              <table:table-cell office:value-type="float" office:value="-44.924485">
                <text:p>-44.92448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892.3893">
                <text:p>1892.3893</text:p>
              </table:table-cell>
              <table:table-cell office:value-type="float" office:value="-45.653726">
                <text:p>-45.65372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892.3184">
                <text:p>1892.3184</text:p>
              </table:table-cell>
              <table:table-cell office:value-type="float" office:value="-45.853093">
                <text:p>-45.853093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892.2482">
                <text:p>1892.2482</text:p>
              </table:table-cell>
              <table:table-cell office:value-type="float" office:value="-45.556403">
                <text:p>-45.556403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892.178">
                <text:p>1892.178</text:p>
              </table:table-cell>
              <table:table-cell office:value-type="float" office:value="-45.136847">
                <text:p>-45.136847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892.1078">
                <text:p>1892.1078</text:p>
              </table:table-cell>
              <table:table-cell office:value-type="float" office:value="-44.599223">
                <text:p>-44.59922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892.0239">
                <text:p>1892.0239</text:p>
              </table:table-cell>
              <table:table-cell office:value-type="float" office:value="-43.925279">
                <text:p>-43.92527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891.9114">
                <text:p>1891.9114</text:p>
              </table:table-cell>
              <table:table-cell office:value-type="float" office:value="-42.957673">
                <text:p>-42.957673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891.7687">
                <text:p>1891.7687</text:p>
              </table:table-cell>
              <table:table-cell office:value-type="float" office:value="-42.04857">
                <text:p>-42.04857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891.61075">
                <text:p>1891.61075</text:p>
              </table:table-cell>
              <table:table-cell office:value-type="float" office:value="-41.425399">
                <text:p>-41.42539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891.45285">
                <text:p>1891.45285</text:p>
              </table:table-cell>
              <table:table-cell office:value-type="float" office:value="-41.11407">
                <text:p>-41.11407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891.2949">
                <text:p>1891.2949</text:p>
              </table:table-cell>
              <table:table-cell office:value-type="float" office:value="-41.062763">
                <text:p>-41.062763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891.13695">
                <text:p>1891.13695</text:p>
              </table:table-cell>
              <table:table-cell office:value-type="float" office:value="-41.109303">
                <text:p>-41.109303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890.9905">
                <text:p>1890.9905</text:p>
              </table:table-cell>
              <table:table-cell office:value-type="float" office:value="-40.956207">
                <text:p>-40.95620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890.85835">
                <text:p>1890.85835</text:p>
              </table:table-cell>
              <table:table-cell office:value-type="float" office:value="-40.980607">
                <text:p>-40.980607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890.73055">
                <text:p>1890.73055</text:p>
              </table:table-cell>
              <table:table-cell office:value-type="float" office:value="-40.758016">
                <text:p>-40.758016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890.6042">
                <text:p>1890.6042</text:p>
              </table:table-cell>
              <table:table-cell office:value-type="float" office:value="-40.605469">
                <text:p>-40.60546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890.4778">
                <text:p>1890.4778</text:p>
              </table:table-cell>
              <table:table-cell office:value-type="float" office:value="-40.713636">
                <text:p>-40.713636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890.35145">
                <text:p>1890.35145</text:p>
              </table:table-cell>
              <table:table-cell office:value-type="float" office:value="-40.717103">
                <text:p>-40.717103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890.22515">
                <text:p>1890.22515</text:p>
              </table:table-cell>
              <table:table-cell office:value-type="float" office:value="-40.24947">
                <text:p>-40.24947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890.10065">
                <text:p>1890.10065</text:p>
              </table:table-cell>
              <table:table-cell office:value-type="float" office:value="-40.743079">
                <text:p>-40.743079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889.98605">
                <text:p>1889.98605</text:p>
              </table:table-cell>
              <table:table-cell office:value-type="float" office:value="-40.457391">
                <text:p>-40.45739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889.886">
                <text:p>1889.886</text:p>
              </table:table-cell>
              <table:table-cell office:value-type="float" office:value="-40.507459">
                <text:p>-40.50745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889.7924">
                <text:p>1889.7924</text:p>
              </table:table-cell>
              <table:table-cell office:value-type="float" office:value="-40.406768">
                <text:p>-40.40676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889.6988">
                <text:p>1889.6988</text:p>
              </table:table-cell>
              <table:table-cell office:value-type="float" office:value="-40.489388">
                <text:p>-40.489388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889.6052">
                <text:p>1889.6052</text:p>
              </table:table-cell>
              <table:table-cell office:value-type="float" office:value="-40.414259">
                <text:p>-40.41425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889.5116">
                <text:p>1889.5116</text:p>
              </table:table-cell>
              <table:table-cell office:value-type="float" office:value="-40.881217">
                <text:p>-40.881217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889.418">
                <text:p>1889.418</text:p>
              </table:table-cell>
              <table:table-cell office:value-type="float" office:value="-41.018934">
                <text:p>-41.018934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889.3244">
                <text:p>1889.3244</text:p>
              </table:table-cell>
              <table:table-cell office:value-type="float" office:value="-41.354222">
                <text:p>-41.35422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889.23085">
                <text:p>1889.23085</text:p>
              </table:table-cell>
              <table:table-cell office:value-type="float" office:value="-41.424562">
                <text:p>-41.42456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889.1373">
                <text:p>1889.1373</text:p>
              </table:table-cell>
              <table:table-cell office:value-type="float" office:value="-41.23955">
                <text:p>-41.2395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889.0463">
                <text:p>1889.0463</text:p>
              </table:table-cell>
              <table:table-cell office:value-type="float" office:value="-40.803096">
                <text:p>-40.803096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888.96025">
                <text:p>1888.96025</text:p>
              </table:table-cell>
              <table:table-cell office:value-type="float" office:value="-40.62171">
                <text:p>-40.6217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888.8789">
                <text:p>1888.8789</text:p>
              </table:table-cell>
              <table:table-cell office:value-type="float" office:value="-40.482444">
                <text:p>-40.48244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888.7999">
                <text:p>1888.7999</text:p>
              </table:table-cell>
              <table:table-cell office:value-type="float" office:value="-40.61948">
                <text:p>-40.6194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888.72095">
                <text:p>1888.72095</text:p>
              </table:table-cell>
              <table:table-cell office:value-type="float" office:value="-40.752142">
                <text:p>-40.752142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888.64205">
                <text:p>1888.64205</text:p>
              </table:table-cell>
              <table:table-cell office:value-type="float" office:value="-40.971348">
                <text:p>-40.971348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888.5631">
                <text:p>1888.5631</text:p>
              </table:table-cell>
              <table:table-cell office:value-type="float" office:value="-42.015653">
                <text:p>-42.01565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888.4841">
                <text:p>1888.4841</text:p>
              </table:table-cell>
              <table:table-cell office:value-type="float" office:value="-42.768145">
                <text:p>-42.76814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888.4051">
                <text:p>1888.4051</text:p>
              </table:table-cell>
              <table:table-cell office:value-type="float" office:value="-43.403466">
                <text:p>-43.403466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888.3261">
                <text:p>1888.3261</text:p>
              </table:table-cell>
              <table:table-cell office:value-type="float" office:value="-44.004139">
                <text:p>-44.004139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888.2471">
                <text:p>1888.2471</text:p>
              </table:table-cell>
              <table:table-cell office:value-type="float" office:value="-44.053914">
                <text:p>-44.053914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888.16815">
                <text:p>1888.16815</text:p>
              </table:table-cell>
              <table:table-cell office:value-type="float" office:value="-44.080556">
                <text:p>-44.08055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888.0861">
                <text:p>1888.0861</text:p>
              </table:table-cell>
              <table:table-cell office:value-type="float" office:value="-43.842253">
                <text:p>-43.84225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887.99455">
                <text:p>1887.99455</text:p>
              </table:table-cell>
              <table:table-cell office:value-type="float" office:value="-43.675746">
                <text:p>-43.675746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887.87665">
                <text:p>1887.87665</text:p>
              </table:table-cell>
              <table:table-cell office:value-type="float" office:value="-43.039256">
                <text:p>-43.039256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887.7375">
                <text:p>1887.7375</text:p>
              </table:table-cell>
              <table:table-cell office:value-type="float" office:value="-42.671936">
                <text:p>-42.67193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887.5971">
                <text:p>1887.5971</text:p>
              </table:table-cell>
              <table:table-cell office:value-type="float" office:value="-42.41288">
                <text:p>-42.41288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887.4567">
                <text:p>1887.4567</text:p>
              </table:table-cell>
              <table:table-cell office:value-type="float" office:value="-42.570237">
                <text:p>-42.570237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887.3163">
                <text:p>1887.3163</text:p>
              </table:table-cell>
              <table:table-cell office:value-type="float" office:value="-42.589311">
                <text:p>-42.58931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887.1771">
                <text:p>1887.1771</text:p>
              </table:table-cell>
              <table:table-cell office:value-type="float" office:value="-42.994995">
                <text:p>-42.99499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887.04105">
                <text:p>1887.04105</text:p>
              </table:table-cell>
              <table:table-cell office:value-type="float" office:value="-43.407102">
                <text:p>-43.407102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886.9208">
                <text:p>1886.9208</text:p>
              </table:table-cell>
              <table:table-cell office:value-type="float" office:value="-43.804892">
                <text:p>-43.804892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886.81445">
                <text:p>1886.81445</text:p>
              </table:table-cell>
              <table:table-cell office:value-type="float" office:value="-44.198741">
                <text:p>-44.19874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886.7081">
                <text:p>1886.7081</text:p>
              </table:table-cell>
              <table:table-cell office:value-type="float" office:value="-44.528198">
                <text:p>-44.52819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886.6017">
                <text:p>1886.6017</text:p>
              </table:table-cell>
              <table:table-cell office:value-type="float" office:value="-44.458475">
                <text:p>-44.45847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886.49535">
                <text:p>1886.49535</text:p>
              </table:table-cell>
              <table:table-cell office:value-type="float" office:value="-45.053434">
                <text:p>-45.053434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886.389">
                <text:p>1886.389</text:p>
              </table:table-cell>
              <table:table-cell office:value-type="float" office:value="-45.112838">
                <text:p>-45.112838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886.2826">
                <text:p>1886.2826</text:p>
              </table:table-cell>
              <table:table-cell office:value-type="float" office:value="-44.949358">
                <text:p>-44.949358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886.17625">
                <text:p>1886.17625</text:p>
              </table:table-cell>
              <table:table-cell office:value-type="float" office:value="-44.567134">
                <text:p>-44.567134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886.07065">
                <text:p>1886.07065</text:p>
              </table:table-cell>
              <table:table-cell office:value-type="float" office:value="-44.311473">
                <text:p>-44.311473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885.97325">
                <text:p>1885.97325</text:p>
              </table:table-cell>
              <table:table-cell office:value-type="float" office:value="-44.087198">
                <text:p>-44.087198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885.88575">
                <text:p>1885.88575</text:p>
              </table:table-cell>
              <table:table-cell office:value-type="float" office:value="-44.162386">
                <text:p>-44.162386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885.80065">
                <text:p>1885.80065</text:p>
              </table:table-cell>
              <table:table-cell office:value-type="float" office:value="-44.54167">
                <text:p>-44.54167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885.71555">
                <text:p>1885.71555</text:p>
              </table:table-cell>
              <table:table-cell office:value-type="float" office:value="-45.167473">
                <text:p>-45.167473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885.63045">
                <text:p>1885.63045</text:p>
              </table:table-cell>
              <table:table-cell office:value-type="float" office:value="-45.299935">
                <text:p>-45.29993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885.54535">
                <text:p>1885.54535</text:p>
              </table:table-cell>
              <table:table-cell office:value-type="float" office:value="-45.34593">
                <text:p>-45.34593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885.46025">
                <text:p>1885.46025</text:p>
              </table:table-cell>
              <table:table-cell office:value-type="float" office:value="-44.793019">
                <text:p>-44.793019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885.3752">
                <text:p>1885.3752</text:p>
              </table:table-cell>
              <table:table-cell office:value-type="float" office:value="-44.350425">
                <text:p>-44.35042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885.2901">
                <text:p>1885.2901</text:p>
              </table:table-cell>
              <table:table-cell office:value-type="float" office:value="-43.452121">
                <text:p>-43.452121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885.20495">
                <text:p>1885.20495</text:p>
              </table:table-cell>
              <table:table-cell office:value-type="float" office:value="-42.377805">
                <text:p>-42.37780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885.1199">
                <text:p>1885.1199</text:p>
              </table:table-cell>
              <table:table-cell office:value-type="float" office:value="-41.289977">
                <text:p>-41.289977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885.03305">
                <text:p>1885.03305</text:p>
              </table:table-cell>
              <table:table-cell office:value-type="float" office:value="-40.460215">
                <text:p>-40.46021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884.9388">
                <text:p>1884.9388</text:p>
              </table:table-cell>
              <table:table-cell office:value-type="float" office:value="-40.490498">
                <text:p>-40.49049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884.83795">
                <text:p>1884.83795</text:p>
              </table:table-cell>
              <table:table-cell office:value-type="float" office:value="-40.645432">
                <text:p>-40.645432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884.73605">
                <text:p>1884.73605</text:p>
              </table:table-cell>
              <table:table-cell office:value-type="float" office:value="-40.833579">
                <text:p>-40.83357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884.63415">
                <text:p>1884.63415</text:p>
              </table:table-cell>
              <table:table-cell office:value-type="float" office:value="-41.847874">
                <text:p>-41.84787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884.53225">
                <text:p>1884.53225</text:p>
              </table:table-cell>
              <table:table-cell office:value-type="float" office:value="-42.490701">
                <text:p>-42.490701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884.43035">
                <text:p>1884.43035</text:p>
              </table:table-cell>
              <table:table-cell office:value-type="float" office:value="-42.656461">
                <text:p>-42.65646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884.32845">
                <text:p>1884.32845</text:p>
              </table:table-cell>
              <table:table-cell office:value-type="float" office:value="-43.071828">
                <text:p>-43.071828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884.2266">
                <text:p>1884.2266</text:p>
              </table:table-cell>
              <table:table-cell office:value-type="float" office:value="-43.387057">
                <text:p>-43.387057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884.12475">
                <text:p>1884.12475</text:p>
              </table:table-cell>
              <table:table-cell office:value-type="float" office:value="-43.408559">
                <text:p>-43.40855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884.0242">
                <text:p>1884.0242</text:p>
              </table:table-cell>
              <table:table-cell office:value-type="float" office:value="-43.201589">
                <text:p>-43.201589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883.92685">
                <text:p>1883.92685</text:p>
              </table:table-cell>
              <table:table-cell office:value-type="float" office:value="-43.052328">
                <text:p>-43.052328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883.83175">
                <text:p>1883.83175</text:p>
              </table:table-cell>
              <table:table-cell office:value-type="float" office:value="-42.999676">
                <text:p>-42.999676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883.737">
                <text:p>1883.737</text:p>
              </table:table-cell>
              <table:table-cell office:value-type="float" office:value="-42.562142">
                <text:p>-42.562142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883.64225">
                <text:p>1883.64225</text:p>
              </table:table-cell>
              <table:table-cell office:value-type="float" office:value="-42.422957">
                <text:p>-42.422957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883.54755">
                <text:p>1883.54755</text:p>
              </table:table-cell>
              <table:table-cell office:value-type="float" office:value="-42.198475">
                <text:p>-42.198475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883.4528">
                <text:p>1883.4528</text:p>
              </table:table-cell>
              <table:table-cell office:value-type="float" office:value="-42.330364">
                <text:p>-42.330364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883.35805">
                <text:p>1883.35805</text:p>
              </table:table-cell>
              <table:table-cell office:value-type="float" office:value="-42.241686">
                <text:p>-42.241686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883.26335">
                <text:p>1883.26335</text:p>
              </table:table-cell>
              <table:table-cell office:value-type="float" office:value="-41.983078">
                <text:p>-41.983078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883.1686">
                <text:p>1883.1686</text:p>
              </table:table-cell>
              <table:table-cell office:value-type="float" office:value="-42.247351">
                <text:p>-42.247351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883.07385">
                <text:p>1883.07385</text:p>
              </table:table-cell>
              <table:table-cell office:value-type="float" office:value="-42.999958">
                <text:p>-42.999958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882.9764">
                <text:p>1882.9764</text:p>
              </table:table-cell>
              <table:table-cell office:value-type="float" office:value="-43.500109">
                <text:p>-43.500109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882.8753">
                <text:p>1882.8753</text:p>
              </table:table-cell>
              <table:table-cell office:value-type="float" office:value="-43.927387">
                <text:p>-43.927387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882.77325">
                <text:p>1882.77325</text:p>
              </table:table-cell>
              <table:table-cell office:value-type="float" office:value="-44.326601">
                <text:p>-44.326601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882.67115">
                <text:p>1882.67115</text:p>
              </table:table-cell>
              <table:table-cell office:value-type="float" office:value="-44.268974">
                <text:p>-44.268974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882.56905">
                <text:p>1882.56905</text:p>
              </table:table-cell>
              <table:table-cell office:value-type="float" office:value="-44.035786">
                <text:p>-44.03578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882.4669">
                <text:p>1882.4669</text:p>
              </table:table-cell>
              <table:table-cell office:value-type="float" office:value="-43.436586">
                <text:p>-43.436586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882.36475">
                <text:p>1882.36475</text:p>
              </table:table-cell>
              <table:table-cell office:value-type="float" office:value="-42.851808">
                <text:p>-42.851808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882.26265">
                <text:p>1882.26265</text:p>
              </table:table-cell>
              <table:table-cell office:value-type="float" office:value="-42.032814">
                <text:p>-42.032814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882.15955">
                <text:p>1882.15955</text:p>
              </table:table-cell>
              <table:table-cell office:value-type="float" office:value="-41.034542">
                <text:p>-41.034542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882.05375">
                <text:p>1882.05375</text:p>
              </table:table-cell>
              <table:table-cell office:value-type="float" office:value="-40.536294">
                <text:p>-40.536294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881.94275">
                <text:p>1881.94275</text:p>
              </table:table-cell>
              <table:table-cell office:value-type="float" office:value="-40.046684">
                <text:p>-40.046684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881.82635">
                <text:p>1881.82635</text:p>
              </table:table-cell>
              <table:table-cell office:value-type="float" office:value="-39.809454">
                <text:p>-39.809454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881.70805">
                <text:p>1881.70805</text:p>
              </table:table-cell>
              <table:table-cell office:value-type="float" office:value="-40.00033">
                <text:p>-40.0003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881.58975">
                <text:p>1881.58975</text:p>
              </table:table-cell>
              <table:table-cell office:value-type="float" office:value="-40.355177">
                <text:p>-40.355177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881.47145">
                <text:p>1881.47145</text:p>
              </table:table-cell>
              <table:table-cell office:value-type="float" office:value="-40.948963">
                <text:p>-40.948963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881.35315">
                <text:p>1881.35315</text:p>
              </table:table-cell>
              <table:table-cell office:value-type="float" office:value="-41.505444">
                <text:p>-41.50544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881.23485">
                <text:p>1881.23485</text:p>
              </table:table-cell>
              <table:table-cell office:value-type="float" office:value="-41.937175">
                <text:p>-41.93717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881.11735">
                <text:p>1881.11735</text:p>
              </table:table-cell>
              <table:table-cell office:value-type="float" office:value="-42.247874">
                <text:p>-42.247874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881.0037">
                <text:p>1881.0037</text:p>
              </table:table-cell>
              <table:table-cell office:value-type="float" office:value="-42.889419">
                <text:p>-42.889419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880.8984">
                <text:p>1880.8984</text:p>
              </table:table-cell>
              <table:table-cell office:value-type="float" office:value="-43.050418">
                <text:p>-43.050418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880.7983">
                <text:p>1880.7983</text:p>
              </table:table-cell>
              <table:table-cell office:value-type="float" office:value="-42.990833">
                <text:p>-42.990833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880.69815">
                <text:p>1880.69815</text:p>
              </table:table-cell>
              <table:table-cell office:value-type="float" office:value="-43.055872">
                <text:p>-43.055872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880.59805">
                <text:p>1880.59805</text:p>
              </table:table-cell>
              <table:table-cell office:value-type="float" office:value="-42.928156">
                <text:p>-42.928156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880.49795">
                <text:p>1880.49795</text:p>
              </table:table-cell>
              <table:table-cell office:value-type="float" office:value="-42.605522">
                <text:p>-42.605522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880.39785">
                <text:p>1880.39785</text:p>
              </table:table-cell>
              <table:table-cell office:value-type="float" office:value="-42.198447">
                <text:p>-42.198447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880.29775">
                <text:p>1880.29775</text:p>
              </table:table-cell>
              <table:table-cell office:value-type="float" office:value="-41.714606">
                <text:p>-41.714606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880.19765">
                <text:p>1880.19765</text:p>
              </table:table-cell>
              <table:table-cell office:value-type="float" office:value="-41.417048">
                <text:p>-41.41704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880.0975">
                <text:p>1880.0975</text:p>
              </table:table-cell>
              <table:table-cell office:value-type="float" office:value="-41.263305">
                <text:p>-41.26330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879.9985">
                <text:p>1879.9985</text:p>
              </table:table-cell>
              <table:table-cell office:value-type="float" office:value="-41.396476">
                <text:p>-41.396476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879.90125">
                <text:p>1879.90125</text:p>
              </table:table-cell>
              <table:table-cell office:value-type="float" office:value="-41.799288">
                <text:p>-41.799288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879.8047">
                <text:p>1879.8047</text:p>
              </table:table-cell>
              <table:table-cell office:value-type="float" office:value="-42.694359">
                <text:p>-42.694359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879.7083">
                <text:p>1879.7083</text:p>
              </table:table-cell>
              <table:table-cell office:value-type="float" office:value="-44.232528">
                <text:p>-44.232528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879.6119">
                <text:p>1879.6119</text:p>
              </table:table-cell>
              <table:table-cell office:value-type="float" office:value="-45.033092">
                <text:p>-45.033092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879.51555">
                <text:p>1879.51555</text:p>
              </table:table-cell>
              <table:table-cell office:value-type="float" office:value="-45.363368">
                <text:p>-45.363368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879.41915">
                <text:p>1879.41915</text:p>
              </table:table-cell>
              <table:table-cell office:value-type="float" office:value="-45.299172">
                <text:p>-45.299172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879.3227">
                <text:p>1879.3227</text:p>
              </table:table-cell>
              <table:table-cell office:value-type="float" office:value="-44.711164">
                <text:p>-44.711164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879.2263">
                <text:p>1879.2263</text:p>
              </table:table-cell>
              <table:table-cell office:value-type="float" office:value="-43.803333">
                <text:p>-43.803333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879.1299">
                <text:p>1879.1299</text:p>
              </table:table-cell>
              <table:table-cell office:value-type="float" office:value="-42.874539">
                <text:p>-42.874539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879.0335">
                <text:p>1879.0335</text:p>
              </table:table-cell>
              <table:table-cell office:value-type="float" office:value="-42.223786">
                <text:p>-42.223786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878.93715">
                <text:p>1878.93715</text:p>
              </table:table-cell>
              <table:table-cell office:value-type="float" office:value="-41.793697">
                <text:p>-41.793697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878.84075">
                <text:p>1878.84075</text:p>
              </table:table-cell>
              <table:table-cell office:value-type="float" office:value="-41.623802">
                <text:p>-41.623802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878.7443">
                <text:p>1878.7443</text:p>
              </table:table-cell>
              <table:table-cell office:value-type="float" office:value="-41.713377">
                <text:p>-41.713377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878.6479">
                <text:p>1878.6479</text:p>
              </table:table-cell>
              <table:table-cell office:value-type="float" office:value="-41.941368">
                <text:p>-41.941368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878.5515">
                <text:p>1878.5515</text:p>
              </table:table-cell>
              <table:table-cell office:value-type="float" office:value="-42.040715">
                <text:p>-42.04071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878.4551">
                <text:p>1878.4551</text:p>
              </table:table-cell>
              <table:table-cell office:value-type="float" office:value="-42.051095">
                <text:p>-42.05109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878.3587">
                <text:p>1878.3587</text:p>
              </table:table-cell>
              <table:table-cell office:value-type="float" office:value="-41.889307">
                <text:p>-41.889307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878.2623">
                <text:p>1878.2623</text:p>
              </table:table-cell>
              <table:table-cell office:value-type="float" office:value="-41.556971">
                <text:p>-41.556971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878.1659">
                <text:p>1878.1659</text:p>
              </table:table-cell>
              <table:table-cell office:value-type="float" office:value="-41.180114">
                <text:p>-41.180114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878.06785">
                <text:p>1878.06785</text:p>
              </table:table-cell>
              <table:table-cell office:value-type="float" office:value="-40.936739">
                <text:p>-40.936739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877.96495">
                <text:p>1877.96495</text:p>
              </table:table-cell>
              <table:table-cell office:value-type="float" office:value="-40.91593">
                <text:p>-40.91593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877.8553">
                <text:p>1877.8553</text:p>
              </table:table-cell>
              <table:table-cell office:value-type="float" office:value="-41.203908">
                <text:p>-41.203908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877.7422">
                <text:p>1877.7422</text:p>
              </table:table-cell>
              <table:table-cell office:value-type="float" office:value="-41.799978">
                <text:p>-41.799978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877.6291">
                <text:p>1877.6291</text:p>
              </table:table-cell>
              <table:table-cell office:value-type="float" office:value="-42.593619">
                <text:p>-42.593619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877.51595">
                <text:p>1877.51595</text:p>
              </table:table-cell>
              <table:table-cell office:value-type="float" office:value="-43.319896">
                <text:p>-43.319896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877.40285">
                <text:p>1877.40285</text:p>
              </table:table-cell>
              <table:table-cell office:value-type="float" office:value="-43.685308">
                <text:p>-43.685308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877.28975">
                <text:p>1877.28975</text:p>
              </table:table-cell>
              <table:table-cell office:value-type="float" office:value="-43.627719">
                <text:p>-43.627719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877.1766">
                <text:p>1877.1766</text:p>
              </table:table-cell>
              <table:table-cell office:value-type="float" office:value="-43.538166">
                <text:p>-43.538166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877.06345">
                <text:p>1877.06345</text:p>
              </table:table-cell>
              <table:table-cell office:value-type="float" office:value="-43.248964">
                <text:p>-43.248964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876.90505">
                <text:p>1876.90505</text:p>
              </table:table-cell>
              <table:table-cell office:value-type="float" office:value="-43.111427">
                <text:p>-43.111427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876.69925">
                <text:p>1876.69925</text:p>
              </table:table-cell>
              <table:table-cell office:value-type="float" office:value="-43.029382">
                <text:p>-43.029382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876.4909">
                <text:p>1876.4909</text:p>
              </table:table-cell>
              <table:table-cell office:value-type="float" office:value="-43.035564">
                <text:p>-43.035564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876.2821">
                <text:p>1876.2821</text:p>
              </table:table-cell>
              <table:table-cell office:value-type="float" office:value="-43.23209">
                <text:p>-43.23209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876.09225">
                <text:p>1876.09225</text:p>
              </table:table-cell>
              <table:table-cell office:value-type="float" office:value="-43.480875">
                <text:p>-43.480875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875.96095">
                <text:p>1875.96095</text:p>
              </table:table-cell>
              <table:table-cell office:value-type="float" office:value="-43.850511">
                <text:p>-43.850511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875.8781">
                <text:p>1875.8781</text:p>
              </table:table-cell>
              <table:table-cell office:value-type="float" office:value="-44.478371">
                <text:p>-44.478371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875.8041">
                <text:p>1875.8041</text:p>
              </table:table-cell>
              <table:table-cell office:value-type="float" office:value="-45.120406">
                <text:p>-45.120406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875.73015">
                <text:p>1875.73015</text:p>
              </table:table-cell>
              <table:table-cell office:value-type="float" office:value="-45.63956">
                <text:p>-45.63956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875.6562">
                <text:p>1875.6562</text:p>
              </table:table-cell>
              <table:table-cell office:value-type="float" office:value="-46.102042">
                <text:p>-46.102042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875.58225">
                <text:p>1875.58225</text:p>
              </table:table-cell>
              <table:table-cell office:value-type="float" office:value="-46.346646">
                <text:p>-46.346646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875.5083">
                <text:p>1875.5083</text:p>
              </table:table-cell>
              <table:table-cell office:value-type="float" office:value="-46.452168">
                <text:p>-46.452168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875.43435">
                <text:p>1875.43435</text:p>
              </table:table-cell>
              <table:table-cell office:value-type="float" office:value="-46.333934">
                <text:p>-46.333934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875.3604">
                <text:p>1875.3604</text:p>
              </table:table-cell>
              <table:table-cell office:value-type="float" office:value="-46.144322">
                <text:p>-46.144322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875.2864">
                <text:p>1875.2864</text:p>
              </table:table-cell>
              <table:table-cell office:value-type="float" office:value="-45.835969">
                <text:p>-45.835969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875.21245">
                <text:p>1875.21245</text:p>
              </table:table-cell>
              <table:table-cell office:value-type="float" office:value="-45.346195">
                <text:p>-45.34619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875.13855">
                <text:p>1875.13855</text:p>
              </table:table-cell>
              <table:table-cell office:value-type="float" office:value="-44.827571">
                <text:p>-44.827571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875.06185">
                <text:p>1875.06185</text:p>
              </table:table-cell>
              <table:table-cell office:value-type="float" office:value="-44.229213">
                <text:p>-44.229213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874.974">
                <text:p>1874.974</text:p>
              </table:table-cell>
              <table:table-cell office:value-type="float" office:value="-43.599135">
                <text:p>-43.59913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874.8667">
                <text:p>1874.8667</text:p>
              </table:table-cell>
              <table:table-cell office:value-type="float" office:value="-43.048645">
                <text:p>-43.04864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874.74835">
                <text:p>1874.74835</text:p>
              </table:table-cell>
              <table:table-cell office:value-type="float" office:value="-42.645874">
                <text:p>-42.645874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874.63">
                <text:p>1874.63</text:p>
              </table:table-cell>
              <table:table-cell office:value-type="float" office:value="-42.301593">
                <text:p>-42.301593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874.5117">
                <text:p>1874.5117</text:p>
              </table:table-cell>
              <table:table-cell office:value-type="float" office:value="-41.966837">
                <text:p>-41.966837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874.39345">
                <text:p>1874.39345</text:p>
              </table:table-cell>
              <table:table-cell office:value-type="float" office:value="-41.390215">
                <text:p>-41.390215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874.2751">
                <text:p>1874.2751</text:p>
              </table:table-cell>
              <table:table-cell office:value-type="float" office:value="-40.822173">
                <text:p>-40.822173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874.15675">
                <text:p>1874.15675</text:p>
              </table:table-cell>
              <table:table-cell office:value-type="float" office:value="-40.353863">
                <text:p>-40.353863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874.0394">
                <text:p>1874.0394</text:p>
              </table:table-cell>
              <table:table-cell office:value-type="float" office:value="-39.935069">
                <text:p>-39.935069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873.9274">
                <text:p>1873.9274</text:p>
              </table:table-cell>
              <table:table-cell office:value-type="float" office:value="-39.871333">
                <text:p>-39.871333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873.81985">
                <text:p>1873.81985</text:p>
              </table:table-cell>
              <table:table-cell office:value-type="float" office:value="-40.278766">
                <text:p>-40.278766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873.7123">
                <text:p>1873.7123</text:p>
              </table:table-cell>
              <table:table-cell office:value-type="float" office:value="-40.804224">
                <text:p>-40.804224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873.6047">
                <text:p>1873.6047</text:p>
              </table:table-cell>
              <table:table-cell office:value-type="float" office:value="-41.620428">
                <text:p>-41.620428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873.4971">
                <text:p>1873.4971</text:p>
              </table:table-cell>
              <table:table-cell office:value-type="float" office:value="-42.380925">
                <text:p>-42.380925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873.38955">
                <text:p>1873.38955</text:p>
              </table:table-cell>
              <table:table-cell office:value-type="float" office:value="-43.000421">
                <text:p>-43.000421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873.282">
                <text:p>1873.282</text:p>
              </table:table-cell>
              <table:table-cell office:value-type="float" office:value="-43.468308">
                <text:p>-43.468308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873.1744">
                <text:p>1873.1744</text:p>
              </table:table-cell>
              <table:table-cell office:value-type="float" office:value="-43.841172">
                <text:p>-43.84117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873.0674">
                <text:p>1873.0674</text:p>
              </table:table-cell>
              <table:table-cell office:value-type="float" office:value="-44.013516">
                <text:p>-44.013516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872.97245">
                <text:p>1872.97245</text:p>
              </table:table-cell>
              <table:table-cell office:value-type="float" office:value="-43.968596">
                <text:p>-43.968596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872.8913">
                <text:p>1872.8913</text:p>
              </table:table-cell>
              <table:table-cell office:value-type="float" office:value="-44.116951">
                <text:p>-44.116951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872.81245">
                <text:p>1872.81245</text:p>
              </table:table-cell>
              <table:table-cell office:value-type="float" office:value="-44.458151">
                <text:p>-44.458151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872.7335">
                <text:p>1872.7335</text:p>
              </table:table-cell>
              <table:table-cell office:value-type="float" office:value="-44.966341">
                <text:p>-44.966341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872.6546">
                <text:p>1872.6546</text:p>
              </table:table-cell>
              <table:table-cell office:value-type="float" office:value="-45.491777">
                <text:p>-45.491777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872.57575">
                <text:p>1872.57575</text:p>
              </table:table-cell>
              <table:table-cell office:value-type="float" office:value="-45.959666">
                <text:p>-45.959666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872.49685">
                <text:p>1872.49685</text:p>
              </table:table-cell>
              <table:table-cell office:value-type="float" office:value="-46.187666">
                <text:p>-46.187666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872.41795">
                <text:p>1872.41795</text:p>
              </table:table-cell>
              <table:table-cell office:value-type="float" office:value="-46.30337">
                <text:p>-46.30337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872.3391">
                <text:p>1872.3391</text:p>
              </table:table-cell>
              <table:table-cell office:value-type="float" office:value="-46.09285">
                <text:p>-46.0928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872.26025">
                <text:p>1872.26025</text:p>
              </table:table-cell>
              <table:table-cell office:value-type="float" office:value="-45.640521">
                <text:p>-45.640521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872.18135">
                <text:p>1872.18135</text:p>
              </table:table-cell>
              <table:table-cell office:value-type="float" office:value="-45.087993">
                <text:p>-45.087993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872.1025">
                <text:p>1872.1025</text:p>
              </table:table-cell>
              <table:table-cell office:value-type="float" office:value="-44.078156">
                <text:p>-44.078156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872.0241">
                <text:p>1872.0241</text:p>
              </table:table-cell>
              <table:table-cell office:value-type="float" office:value="-43.733296">
                <text:p>-43.733296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871.94805">
                <text:p>1871.94805</text:p>
              </table:table-cell>
              <table:table-cell office:value-type="float" office:value="-43.541939">
                <text:p>-43.541939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871.874">
                <text:p>1871.874</text:p>
              </table:table-cell>
              <table:table-cell office:value-type="float" office:value="-43.63464">
                <text:p>-43.63464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871.8">
                <text:p>1871.8</text:p>
              </table:table-cell>
              <table:table-cell office:value-type="float" office:value="-44.283889">
                <text:p>-44.283889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871.72595">
                <text:p>1871.72595</text:p>
              </table:table-cell>
              <table:table-cell office:value-type="float" office:value="-44.954249">
                <text:p>-44.954249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871.65185">
                <text:p>1871.65185</text:p>
              </table:table-cell>
              <table:table-cell office:value-type="float" office:value="-45.591957">
                <text:p>-45.591957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871.5778">
                <text:p>1871.5778</text:p>
              </table:table-cell>
              <table:table-cell office:value-type="float" office:value="-46.052172">
                <text:p>-46.052172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871.5038">
                <text:p>1871.5038</text:p>
              </table:table-cell>
              <table:table-cell office:value-type="float" office:value="-46.496076">
                <text:p>-46.496076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871.4298">
                <text:p>1871.4298</text:p>
              </table:table-cell>
              <table:table-cell office:value-type="float" office:value="-46.543276">
                <text:p>-46.543276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871.35575">
                <text:p>1871.35575</text:p>
              </table:table-cell>
              <table:table-cell office:value-type="float" office:value="-46.674361">
                <text:p>-46.674361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871.28165">
                <text:p>1871.28165</text:p>
              </table:table-cell>
              <table:table-cell office:value-type="float" office:value="-46.119328">
                <text:p>-46.119328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871.2076">
                <text:p>1871.2076</text:p>
              </table:table-cell>
              <table:table-cell office:value-type="float" office:value="-45.653535">
                <text:p>-45.653535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871.1336">
                <text:p>1871.1336</text:p>
              </table:table-cell>
              <table:table-cell office:value-type="float" office:value="-45.075472">
                <text:p>-45.075472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871.05435">
                <text:p>1871.05435</text:p>
              </table:table-cell>
              <table:table-cell office:value-type="float" office:value="-44.198982">
                <text:p>-44.198982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870.9498">
                <text:p>1870.9498</text:p>
              </table:table-cell>
              <table:table-cell office:value-type="float" office:value="-43.364739">
                <text:p>-43.364739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870.80675">
                <text:p>1870.80675</text:p>
              </table:table-cell>
              <table:table-cell office:value-type="float" office:value="-42.619736">
                <text:p>-42.619736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870.6452">
                <text:p>1870.6452</text:p>
              </table:table-cell>
              <table:table-cell office:value-type="float" office:value="-42.134749">
                <text:p>-42.134749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870.48365">
                <text:p>1870.48365</text:p>
              </table:table-cell>
              <table:table-cell office:value-type="float" office:value="-41.938592">
                <text:p>-41.938592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870.3221">
                <text:p>1870.3221</text:p>
              </table:table-cell>
              <table:table-cell office:value-type="float" office:value="-42.028969">
                <text:p>-42.028969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870.1623">
                <text:p>1870.1623</text:p>
              </table:table-cell>
              <table:table-cell office:value-type="float" office:value="-42.184042">
                <text:p>-42.184042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870.0106">
                <text:p>1870.0106</text:p>
              </table:table-cell>
              <table:table-cell office:value-type="float" office:value="-42.406259">
                <text:p>-42.406259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869.87665">
                <text:p>1869.87665</text:p>
              </table:table-cell>
              <table:table-cell office:value-type="float" office:value="-42.659209">
                <text:p>-42.659209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869.7541">
                <text:p>1869.7541</text:p>
              </table:table-cell>
              <table:table-cell office:value-type="float" office:value="-43.017712">
                <text:p>-43.017712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869.63155">
                <text:p>1869.63155</text:p>
              </table:table-cell>
              <table:table-cell office:value-type="float" office:value="-43.428032">
                <text:p>-43.42803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869.509">
                <text:p>1869.509</text:p>
              </table:table-cell>
              <table:table-cell office:value-type="float" office:value="-43.910294">
                <text:p>-43.910294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869.38645">
                <text:p>1869.38645</text:p>
              </table:table-cell>
              <table:table-cell office:value-type="float" office:value="-44.217941">
                <text:p>-44.217941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869.2639">
                <text:p>1869.2639</text:p>
              </table:table-cell>
              <table:table-cell office:value-type="float" office:value="-44.267462">
                <text:p>-44.267462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869.1418">
                <text:p>1869.1418</text:p>
              </table:table-cell>
              <table:table-cell office:value-type="float" office:value="-44.14426">
                <text:p>-44.14426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869.02235">
                <text:p>1869.02235</text:p>
              </table:table-cell>
              <table:table-cell office:value-type="float" office:value="-43.832981">
                <text:p>-43.832981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868.91145">
                <text:p>1868.91145</text:p>
              </table:table-cell>
              <table:table-cell office:value-type="float" office:value="-43.44203">
                <text:p>-43.44203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868.8069">
                <text:p>1868.8069</text:p>
              </table:table-cell>
              <table:table-cell office:value-type="float" office:value="-43.120195">
                <text:p>-43.12019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868.70235">
                <text:p>1868.70235</text:p>
              </table:table-cell>
              <table:table-cell office:value-type="float" office:value="-42.643091">
                <text:p>-42.643091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868.5978">
                <text:p>1868.5978</text:p>
              </table:table-cell>
              <table:table-cell office:value-type="float" office:value="-42.55033">
                <text:p>-42.55033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868.49325">
                <text:p>1868.49325</text:p>
              </table:table-cell>
              <table:table-cell office:value-type="float" office:value="-42.622235">
                <text:p>-42.62223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868.38875">
                <text:p>1868.38875</text:p>
              </table:table-cell>
              <table:table-cell office:value-type="float" office:value="-42.76888">
                <text:p>-42.76888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868.2842">
                <text:p>1868.2842</text:p>
              </table:table-cell>
              <table:table-cell office:value-type="float" office:value="-42.754204">
                <text:p>-42.754204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868.17965">
                <text:p>1868.17965</text:p>
              </table:table-cell>
              <table:table-cell office:value-type="float" office:value="-42.597643">
                <text:p>-42.597643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868.07515">
                <text:p>1868.07515</text:p>
              </table:table-cell>
              <table:table-cell office:value-type="float" office:value="-42.466635">
                <text:p>-42.46663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867.9718">
                <text:p>1867.9718</text:p>
              </table:table-cell>
              <table:table-cell office:value-type="float" office:value="-42.371985">
                <text:p>-42.37198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867.8699">
                <text:p>1867.8699</text:p>
              </table:table-cell>
              <table:table-cell office:value-type="float" office:value="-42.590054">
                <text:p>-42.590054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867.76835">
                <text:p>1867.76835</text:p>
              </table:table-cell>
              <table:table-cell office:value-type="float" office:value="-42.821659">
                <text:p>-42.821659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867.66685">
                <text:p>1867.66685</text:p>
              </table:table-cell>
              <table:table-cell office:value-type="float" office:value="-42.892598">
                <text:p>-42.892598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867.5653">
                <text:p>1867.5653</text:p>
              </table:table-cell>
              <table:table-cell office:value-type="float" office:value="-42.94134">
                <text:p>-42.94134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867.4637">
                <text:p>1867.4637</text:p>
              </table:table-cell>
              <table:table-cell office:value-type="float" office:value="-42.79998">
                <text:p>-42.79998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867.36215">
                <text:p>1867.36215</text:p>
              </table:table-cell>
              <table:table-cell office:value-type="float" office:value="-42.583051">
                <text:p>-42.583051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867.26065">
                <text:p>1867.26065</text:p>
              </table:table-cell>
              <table:table-cell office:value-type="float" office:value="-42.069313">
                <text:p>-42.069313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867.1591">
                <text:p>1867.1591</text:p>
              </table:table-cell>
              <table:table-cell office:value-type="float" office:value="-41.749132">
                <text:p>-41.749132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867.08335">
                <text:p>1867.08335</text:p>
              </table:table-cell>
              <table:table-cell office:value-type="float" office:value="-41.648585">
                <text:p>-41.648585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866.9948">
                <text:p>1866.9948</text:p>
              </table:table-cell>
              <table:table-cell office:value-type="float" office:value="-41.736005">
                <text:p>-41.73600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866.8542">
                <text:p>1866.8542</text:p>
              </table:table-cell>
              <table:table-cell office:value-type="float" office:value="-41.805085">
                <text:p>-41.805085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866.69925">
                <text:p>1866.69925</text:p>
              </table:table-cell>
              <table:table-cell office:value-type="float" office:value="-42.076649">
                <text:p>-42.076649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866.5434">
                <text:p>1866.5434</text:p>
              </table:table-cell>
              <table:table-cell office:value-type="float" office:value="-42.552019">
                <text:p>-42.552019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866.38755">
                <text:p>1866.38755</text:p>
              </table:table-cell>
              <table:table-cell office:value-type="float" office:value="-42.96812">
                <text:p>-42.96812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866.23165">
                <text:p>1866.23165</text:p>
              </table:table-cell>
              <table:table-cell office:value-type="float" office:value="-43.208499">
                <text:p>-43.208499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866.07745">
                <text:p>1866.07745</text:p>
              </table:table-cell>
              <table:table-cell office:value-type="float" office:value="-43.265395">
                <text:p>-43.26539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865.9279">
                <text:p>1865.9279</text:p>
              </table:table-cell>
              <table:table-cell office:value-type="float" office:value="-43.233905">
                <text:p>-43.233905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865.7829">
                <text:p>1865.7829</text:p>
              </table:table-cell>
              <table:table-cell office:value-type="float" office:value="-43.052619">
                <text:p>-43.052619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865.6395">
                <text:p>1865.6395</text:p>
              </table:table-cell>
              <table:table-cell office:value-type="float" office:value="-43.03051">
                <text:p>-43.03051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865.4961">
                <text:p>1865.4961</text:p>
              </table:table-cell>
              <table:table-cell office:value-type="float" office:value="-42.904771">
                <text:p>-42.904771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865.3527">
                <text:p>1865.3527</text:p>
              </table:table-cell>
              <table:table-cell office:value-type="float" office:value="-42.626235">
                <text:p>-42.626235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865.20925">
                <text:p>1865.20925</text:p>
              </table:table-cell>
              <table:table-cell office:value-type="float" office:value="-42.395569">
                <text:p>-42.395569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865.0654">
                <text:p>1865.0654</text:p>
              </table:table-cell>
              <table:table-cell office:value-type="float" office:value="-42.192076">
                <text:p>-42.192076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864.9189">
                <text:p>1864.9189</text:p>
              </table:table-cell>
              <table:table-cell office:value-type="float" office:value="-42.17793">
                <text:p>-42.17793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864.76985">
                <text:p>1864.76985</text:p>
              </table:table-cell>
              <table:table-cell office:value-type="float" office:value="-42.300891">
                <text:p>-42.300891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864.62045">
                <text:p>1864.62045</text:p>
              </table:table-cell>
              <table:table-cell office:value-type="float" office:value="-42.64444">
                <text:p>-42.64444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864.47105">
                <text:p>1864.47105</text:p>
              </table:table-cell>
              <table:table-cell office:value-type="float" office:value="-43.106856">
                <text:p>-43.10685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864.3217">
                <text:p>1864.3217</text:p>
              </table:table-cell>
              <table:table-cell office:value-type="float" office:value="-43.259233">
                <text:p>-43.259233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864.17235">
                <text:p>1864.17235</text:p>
              </table:table-cell>
              <table:table-cell office:value-type="float" office:value="-43.506473">
                <text:p>-43.50647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864.0429">
                <text:p>1864.0429</text:p>
              </table:table-cell>
              <table:table-cell office:value-type="float" office:value="-43.687382">
                <text:p>-43.687382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863.95115">
                <text:p>1863.95115</text:p>
              </table:table-cell>
              <table:table-cell office:value-type="float" office:value="-43.640798">
                <text:p>-43.640798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863.8824">
                <text:p>1863.8824</text:p>
              </table:table-cell>
              <table:table-cell office:value-type="float" office:value="-43.992317">
                <text:p>-43.992317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863.81875">
                <text:p>1863.81875</text:p>
              </table:table-cell>
              <table:table-cell office:value-type="float" office:value="-44.265095">
                <text:p>-44.26509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863.75505">
                <text:p>1863.75505</text:p>
              </table:table-cell>
              <table:table-cell office:value-type="float" office:value="-44.48291">
                <text:p>-44.48291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863.69135">
                <text:p>1863.69135</text:p>
              </table:table-cell>
              <table:table-cell office:value-type="float" office:value="-44.80329">
                <text:p>-44.80329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863.6277">
                <text:p>1863.6277</text:p>
              </table:table-cell>
              <table:table-cell office:value-type="float" office:value="-45.206957">
                <text:p>-45.206957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863.56405">
                <text:p>1863.56405</text:p>
              </table:table-cell>
              <table:table-cell office:value-type="float" office:value="-45.393643">
                <text:p>-45.393643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863.50035">
                <text:p>1863.50035</text:p>
              </table:table-cell>
              <table:table-cell office:value-type="float" office:value="-45.70303">
                <text:p>-45.70303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863.4367">
                <text:p>1863.4367</text:p>
              </table:table-cell>
              <table:table-cell office:value-type="float" office:value="-45.756094">
                <text:p>-45.756094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863.37305">
                <text:p>1863.37305</text:p>
              </table:table-cell>
              <table:table-cell office:value-type="float" office:value="-45.750502">
                <text:p>-45.750502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863.30935">
                <text:p>1863.30935</text:p>
              </table:table-cell>
              <table:table-cell office:value-type="float" office:value="-45.895567">
                <text:p>-45.895567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863.24565">
                <text:p>1863.24565</text:p>
              </table:table-cell>
              <table:table-cell office:value-type="float" office:value="-45.577059">
                <text:p>-45.577059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863.182">
                <text:p>1863.182</text:p>
              </table:table-cell>
              <table:table-cell office:value-type="float" office:value="-45.25254">
                <text:p>-45.25254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863.1183">
                <text:p>1863.1183</text:p>
              </table:table-cell>
              <table:table-cell office:value-type="float" office:value="-44.92709">
                <text:p>-44.92709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863.0546">
                <text:p>1863.0546</text:p>
              </table:table-cell>
              <table:table-cell office:value-type="float" office:value="-44.347086">
                <text:p>-44.347086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862.95645">
                <text:p>1862.95645</text:p>
              </table:table-cell>
              <table:table-cell office:value-type="float" office:value="-43.547823">
                <text:p>-43.547823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862.80935">
                <text:p>1862.80935</text:p>
              </table:table-cell>
              <table:table-cell office:value-type="float" office:value="-42.967554">
                <text:p>-42.967554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862.646">
                <text:p>1862.646</text:p>
              </table:table-cell>
              <table:table-cell office:value-type="float" office:value="-42.470266">
                <text:p>-42.470266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862.4808">
                <text:p>1862.4808</text:p>
              </table:table-cell>
              <table:table-cell office:value-type="float" office:value="-42.218818">
                <text:p>-42.218818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862.3156">
                <text:p>1862.3156</text:p>
              </table:table-cell>
              <table:table-cell office:value-type="float" office:value="-42.243719">
                <text:p>-42.243719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862.15105">
                <text:p>1862.15105</text:p>
              </table:table-cell>
              <table:table-cell office:value-type="float" office:value="-41.955371">
                <text:p>-41.955371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861.99045">
                <text:p>1861.99045</text:p>
              </table:table-cell>
              <table:table-cell office:value-type="float" office:value="-42.05779">
                <text:p>-42.05779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861.83715">
                <text:p>1861.83715</text:p>
              </table:table-cell>
              <table:table-cell office:value-type="float" office:value="-42.282799">
                <text:p>-42.282799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861.6878">
                <text:p>1861.6878</text:p>
              </table:table-cell>
              <table:table-cell office:value-type="float" office:value="-42.604808">
                <text:p>-42.604808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861.5384">
                <text:p>1861.5384</text:p>
              </table:table-cell>
              <table:table-cell office:value-type="float" office:value="-42.85263">
                <text:p>-42.85263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861.389">
                <text:p>1861.389</text:p>
              </table:table-cell>
              <table:table-cell office:value-type="float" office:value="-42.888385">
                <text:p>-42.888385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861.2396">
                <text:p>1861.2396</text:p>
              </table:table-cell>
              <table:table-cell office:value-type="float" office:value="-43.01803">
                <text:p>-43.01803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861.0902">
                <text:p>1861.0902</text:p>
              </table:table-cell>
              <table:table-cell office:value-type="float" office:value="-43.289385">
                <text:p>-43.289385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860.9567">
                <text:p>1860.9567</text:p>
              </table:table-cell>
              <table:table-cell office:value-type="float" office:value="-42.979863">
                <text:p>-42.979863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860.8404">
                <text:p>1860.8404</text:p>
              </table:table-cell>
              <table:table-cell office:value-type="float" office:value="-43.17814">
                <text:p>-43.17814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860.72565">
                <text:p>1860.72565</text:p>
              </table:table-cell>
              <table:table-cell office:value-type="float" office:value="-42.795439">
                <text:p>-42.795439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860.61115">
                <text:p>1860.61115</text:p>
              </table:table-cell>
              <table:table-cell office:value-type="float" office:value="-42.55774">
                <text:p>-42.55774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860.4967">
                <text:p>1860.4967</text:p>
              </table:table-cell>
              <table:table-cell office:value-type="float" office:value="-42.83813">
                <text:p>-42.83813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860.38225">
                <text:p>1860.38225</text:p>
              </table:table-cell>
              <table:table-cell office:value-type="float" office:value="-43.033936">
                <text:p>-43.033936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860.2677">
                <text:p>1860.2677</text:p>
              </table:table-cell>
              <table:table-cell office:value-type="float" office:value="-43.006983">
                <text:p>-43.006983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860.15315">
                <text:p>1860.15315</text:p>
              </table:table-cell>
              <table:table-cell office:value-type="float" office:value="-43.174412">
                <text:p>-43.174412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860.03865">
                <text:p>1860.03865</text:p>
              </table:table-cell>
              <table:table-cell office:value-type="float" office:value="-43.339083">
                <text:p>-43.339083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859.92415">
                <text:p>1859.92415</text:p>
              </table:table-cell>
              <table:table-cell office:value-type="float" office:value="-43.406653">
                <text:p>-43.406653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859.80965">
                <text:p>1859.80965</text:p>
              </table:table-cell>
              <table:table-cell office:value-type="float" office:value="-43.477009">
                <text:p>-43.477009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859.69515">
                <text:p>1859.69515</text:p>
              </table:table-cell>
              <table:table-cell office:value-type="float" office:value="-44.086722">
                <text:p>-44.086722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859.58065">
                <text:p>1859.58065</text:p>
              </table:table-cell>
              <table:table-cell office:value-type="float" office:value="-44.416022">
                <text:p>-44.416022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859.46615">
                <text:p>1859.46615</text:p>
              </table:table-cell>
              <table:table-cell office:value-type="float" office:value="-44.562811">
                <text:p>-44.562811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859.35165">
                <text:p>1859.35165</text:p>
              </table:table-cell>
              <table:table-cell office:value-type="float" office:value="-44.561662">
                <text:p>-44.561662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859.23715">
                <text:p>1859.23715</text:p>
              </table:table-cell>
              <table:table-cell office:value-type="float" office:value="-44.025694">
                <text:p>-44.025694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859.1219">
                <text:p>1859.1219</text:p>
              </table:table-cell>
              <table:table-cell office:value-type="float" office:value="-43.975365">
                <text:p>-43.975365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859.00265">
                <text:p>1859.00265</text:p>
              </table:table-cell>
              <table:table-cell office:value-type="float" office:value="-42.346107">
                <text:p>-42.346107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858.87315">
                <text:p>1858.87315</text:p>
              </table:table-cell>
              <table:table-cell office:value-type="float" office:value="-42.028524">
                <text:p>-42.028524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858.7366">
                <text:p>1858.7366</text:p>
              </table:table-cell>
              <table:table-cell office:value-type="float" office:value="-41.770333">
                <text:p>-41.770333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858.60005">
                <text:p>1858.60005</text:p>
              </table:table-cell>
              <table:table-cell office:value-type="float" office:value="-41.616725">
                <text:p>-41.61672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858.46355">
                <text:p>1858.46355</text:p>
              </table:table-cell>
              <table:table-cell office:value-type="float" office:value="-41.649156">
                <text:p>-41.649156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858.32705">
                <text:p>1858.32705</text:p>
              </table:table-cell>
              <table:table-cell office:value-type="float" office:value="-41.633555">
                <text:p>-41.633555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858.19055">
                <text:p>1858.19055</text:p>
              </table:table-cell>
              <table:table-cell office:value-type="float" office:value="-41.790539">
                <text:p>-41.790539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858.05485">
                <text:p>1858.05485</text:p>
              </table:table-cell>
              <table:table-cell office:value-type="float" office:value="-42.234425">
                <text:p>-42.23442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857.9211">
                <text:p>1857.9211</text:p>
              </table:table-cell>
              <table:table-cell office:value-type="float" office:value="-42.562994">
                <text:p>-42.562994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857.7891">
                <text:p>1857.7891</text:p>
              </table:table-cell>
              <table:table-cell office:value-type="float" office:value="-42.759088">
                <text:p>-42.759088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857.65765">
                <text:p>1857.65765</text:p>
              </table:table-cell>
              <table:table-cell office:value-type="float" office:value="-43.392589">
                <text:p>-43.392589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857.52615">
                <text:p>1857.52615</text:p>
              </table:table-cell>
              <table:table-cell office:value-type="float" office:value="-43.912666">
                <text:p>-43.912666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857.39465">
                <text:p>1857.39465</text:p>
              </table:table-cell>
              <table:table-cell office:value-type="float" office:value="-44.239824">
                <text:p>-44.239824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857.26315">
                <text:p>1857.26315</text:p>
              </table:table-cell>
              <table:table-cell office:value-type="float" office:value="-44.130891">
                <text:p>-44.130891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857.1317">
                <text:p>1857.1317</text:p>
              </table:table-cell>
              <table:table-cell office:value-type="float" office:value="-44.031603">
                <text:p>-44.031603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857.0089">
                <text:p>1857.0089</text:p>
              </table:table-cell>
              <table:table-cell office:value-type="float" office:value="-44.212339">
                <text:p>-44.212339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856.89995">
                <text:p>1856.89995</text:p>
              </table:table-cell>
              <table:table-cell office:value-type="float" office:value="-44.200185">
                <text:p>-44.200185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856.79735">
                <text:p>1856.79735</text:p>
              </table:table-cell>
              <table:table-cell office:value-type="float" office:value="-44.111891">
                <text:p>-44.111891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856.6959">
                <text:p>1856.6959</text:p>
              </table:table-cell>
              <table:table-cell office:value-type="float" office:value="-44.154231">
                <text:p>-44.154231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856.5945">
                <text:p>1856.5945</text:p>
              </table:table-cell>
              <table:table-cell office:value-type="float" office:value="-44.083937">
                <text:p>-44.083937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856.4931">
                <text:p>1856.4931</text:p>
              </table:table-cell>
              <table:table-cell office:value-type="float" office:value="-43.996238">
                <text:p>-43.996238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856.39165">
                <text:p>1856.39165</text:p>
              </table:table-cell>
              <table:table-cell office:value-type="float" office:value="-43.727937">
                <text:p>-43.727937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856.2902">
                <text:p>1856.2902</text:p>
              </table:table-cell>
              <table:table-cell office:value-type="float" office:value="-43.281912">
                <text:p>-43.281912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856.18885">
                <text:p>1856.18885</text:p>
              </table:table-cell>
              <table:table-cell office:value-type="float" office:value="-42.550372">
                <text:p>-42.550372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856.08745">
                <text:p>1856.08745</text:p>
              </table:table-cell>
              <table:table-cell office:value-type="float" office:value="-42.067777">
                <text:p>-42.067777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855.95465">
                <text:p>1855.95465</text:p>
              </table:table-cell>
              <table:table-cell office:value-type="float" office:value="-41.582221">
                <text:p>-41.582221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855.7748">
                <text:p>1855.7748</text:p>
              </table:table-cell>
              <table:table-cell office:value-type="float" office:value="-41.06603">
                <text:p>-41.06603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855.57835">
                <text:p>1855.57835</text:p>
              </table:table-cell>
              <table:table-cell office:value-type="float" office:value="-40.625595">
                <text:p>-40.625595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855.3811">
                <text:p>1855.3811</text:p>
              </table:table-cell>
              <table:table-cell office:value-type="float" office:value="-40.254364">
                <text:p>-40.254364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855.18695">
                <text:p>1855.18695</text:p>
              </table:table-cell>
              <table:table-cell office:value-type="float" office:value="-40.086566">
                <text:p>-40.086566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855.0084">
                <text:p>1855.0084</text:p>
              </table:table-cell>
              <table:table-cell office:value-type="float" office:value="-40.119487">
                <text:p>-40.119487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854.85965">
                <text:p>1854.85965</text:p>
              </table:table-cell>
              <table:table-cell office:value-type="float" office:value="-40.221526">
                <text:p>-40.221526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854.7282">
                <text:p>1854.7282</text:p>
              </table:table-cell>
              <table:table-cell office:value-type="float" office:value="-40.388761">
                <text:p>-40.388761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854.5968">
                <text:p>1854.5968</text:p>
              </table:table-cell>
              <table:table-cell office:value-type="float" office:value="-40.45836">
                <text:p>-40.45836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854.4654">
                <text:p>1854.4654</text:p>
              </table:table-cell>
              <table:table-cell office:value-type="float" office:value="-40.461438">
                <text:p>-40.461438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854.334">
                <text:p>1854.334</text:p>
              </table:table-cell>
              <table:table-cell office:value-type="float" office:value="-40.719952">
                <text:p>-40.719952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854.20255">
                <text:p>1854.20255</text:p>
              </table:table-cell>
              <table:table-cell office:value-type="float" office:value="-40.905507">
                <text:p>-40.905507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854.0717">
                <text:p>1854.0717</text:p>
              </table:table-cell>
              <table:table-cell office:value-type="float" office:value="-40.787629">
                <text:p>-40.787629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853.9534">
                <text:p>1853.9534</text:p>
              </table:table-cell>
              <table:table-cell office:value-type="float" office:value="-40.805189">
                <text:p>-40.805189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853.8479">
                <text:p>1853.8479</text:p>
              </table:table-cell>
              <table:table-cell office:value-type="float" office:value="-40.843786">
                <text:p>-40.843786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853.7434">
                <text:p>1853.7434</text:p>
              </table:table-cell>
              <table:table-cell office:value-type="float" office:value="-40.915022">
                <text:p>-40.915022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853.63905">
                <text:p>1853.63905</text:p>
              </table:table-cell>
              <table:table-cell office:value-type="float" office:value="-41.06706">
                <text:p>-41.06706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853.5347">
                <text:p>1853.5347</text:p>
              </table:table-cell>
              <table:table-cell office:value-type="float" office:value="-41.250693">
                <text:p>-41.250693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853.43035">
                <text:p>1853.43035</text:p>
              </table:table-cell>
              <table:table-cell office:value-type="float" office:value="-41.517163">
                <text:p>-41.517163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853.32595">
                <text:p>1853.32595</text:p>
              </table:table-cell>
              <table:table-cell office:value-type="float" office:value="-42.041581">
                <text:p>-42.041581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853.22155">
                <text:p>1853.22155</text:p>
              </table:table-cell>
              <table:table-cell office:value-type="float" office:value="-42.505438">
                <text:p>-42.505438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853.11725">
                <text:p>1853.11725</text:p>
              </table:table-cell>
              <table:table-cell office:value-type="float" office:value="-42.797544">
                <text:p>-42.797544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852.99985">
                <text:p>1852.99985</text:p>
              </table:table-cell>
              <table:table-cell office:value-type="float" office:value="-42.980131">
                <text:p>-42.980131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852.85625">
                <text:p>1852.85625</text:p>
              </table:table-cell>
              <table:table-cell office:value-type="float" office:value="-43.010168">
                <text:p>-43.010168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852.6973">
                <text:p>1852.6973</text:p>
              </table:table-cell>
              <table:table-cell office:value-type="float" office:value="-42.918291">
                <text:p>-42.918291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852.53605">
                <text:p>1852.53605</text:p>
              </table:table-cell>
              <table:table-cell office:value-type="float" office:value="-42.924328">
                <text:p>-42.924328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852.37475">
                <text:p>1852.37475</text:p>
              </table:table-cell>
              <table:table-cell office:value-type="float" office:value="-42.85933">
                <text:p>-42.85933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852.21345">
                <text:p>1852.21345</text:p>
              </table:table-cell>
              <table:table-cell office:value-type="float" office:value="-42.820168">
                <text:p>-42.820168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852.05875">
                <text:p>1852.05875</text:p>
              </table:table-cell>
              <table:table-cell office:value-type="float" office:value="-42.541379">
                <text:p>-42.541379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851.9178">
                <text:p>1851.9178</text:p>
              </table:table-cell>
              <table:table-cell office:value-type="float" office:value="-42.410063">
                <text:p>-42.410063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851.78755">
                <text:p>1851.78755</text:p>
              </table:table-cell>
              <table:table-cell office:value-type="float" office:value="-42.334506">
                <text:p>-42.334506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851.66085">
                <text:p>1851.66085</text:p>
              </table:table-cell>
              <table:table-cell office:value-type="float" office:value="-42.500855">
                <text:p>-42.50085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851.5341">
                <text:p>1851.5341</text:p>
              </table:table-cell>
              <table:table-cell office:value-type="float" office:value="-42.890788">
                <text:p>-42.890788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851.40735">
                <text:p>1851.40735</text:p>
              </table:table-cell>
              <table:table-cell office:value-type="float" office:value="-43.376797">
                <text:p>-43.376797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851.28065">
                <text:p>1851.28065</text:p>
              </table:table-cell>
              <table:table-cell office:value-type="float" office:value="-43.740809">
                <text:p>-43.740809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851.15415">
                <text:p>1851.15415</text:p>
              </table:table-cell>
              <table:table-cell office:value-type="float" office:value="-44.052107">
                <text:p>-44.052107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851.0306">
                <text:p>1851.0306</text:p>
              </table:table-cell>
              <table:table-cell office:value-type="float" office:value="-44.134856">
                <text:p>-44.134856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850.918">
                <text:p>1850.918</text:p>
              </table:table-cell>
              <table:table-cell office:value-type="float" office:value="-43.977702">
                <text:p>-43.977702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850.81365">
                <text:p>1850.81365</text:p>
              </table:table-cell>
              <table:table-cell office:value-type="float" office:value="-43.549">
                <text:p>-43.549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850.70935">
                <text:p>1850.70935</text:p>
              </table:table-cell>
              <table:table-cell office:value-type="float" office:value="-43.08179">
                <text:p>-43.08179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850.605">
                <text:p>1850.605</text:p>
              </table:table-cell>
              <table:table-cell office:value-type="float" office:value="-42.59626">
                <text:p>-42.59626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850.5006">
                <text:p>1850.5006</text:p>
              </table:table-cell>
              <table:table-cell office:value-type="float" office:value="-42.166489">
                <text:p>-42.166489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850.39625">
                <text:p>1850.39625</text:p>
              </table:table-cell>
              <table:table-cell office:value-type="float" office:value="-41.820151">
                <text:p>-41.820151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850.2919">
                <text:p>1850.2919</text:p>
              </table:table-cell>
              <table:table-cell office:value-type="float" office:value="-41.590048">
                <text:p>-41.590048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850.1875">
                <text:p>1850.1875</text:p>
              </table:table-cell>
              <table:table-cell office:value-type="float" office:value="-41.572966">
                <text:p>-41.572966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850.08315">
                <text:p>1850.08315</text:p>
              </table:table-cell>
              <table:table-cell office:value-type="float" office:value="-41.640358">
                <text:p>-41.640358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849.9587">
                <text:p>1849.9587</text:p>
              </table:table-cell>
              <table:table-cell office:value-type="float" office:value="-42.053406">
                <text:p>-42.053406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849.80585">
                <text:p>1849.80585</text:p>
              </table:table-cell>
              <table:table-cell office:value-type="float" office:value="-42.574841">
                <text:p>-42.574841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849.64465">
                <text:p>1849.64465</text:p>
              </table:table-cell>
              <table:table-cell office:value-type="float" office:value="-42.935091">
                <text:p>-42.935091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849.4834">
                <text:p>1849.4834</text:p>
              </table:table-cell>
              <table:table-cell office:value-type="float" office:value="-43.448844">
                <text:p>-43.448844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849.32215">
                <text:p>1849.32215</text:p>
              </table:table-cell>
              <table:table-cell office:value-type="float" office:value="-43.863725">
                <text:p>-43.863725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849.16085">
                <text:p>1849.16085</text:p>
              </table:table-cell>
              <table:table-cell office:value-type="float" office:value="-43.91362">
                <text:p>-43.91362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848.99955">
                <text:p>1848.99955</text:p>
              </table:table-cell>
              <table:table-cell office:value-type="float" office:value="-43.901079">
                <text:p>-43.901079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848.8382">
                <text:p>1848.8382</text:p>
              </table:table-cell>
              <table:table-cell office:value-type="float" office:value="-43.955736">
                <text:p>-43.955736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848.6769">
                <text:p>1848.6769</text:p>
              </table:table-cell>
              <table:table-cell office:value-type="float" office:value="-43.363376">
                <text:p>-43.363376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848.51565">
                <text:p>1848.51565</text:p>
              </table:table-cell>
              <table:table-cell office:value-type="float" office:value="-42.875652">
                <text:p>-42.875652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848.35435">
                <text:p>1848.35435</text:p>
              </table:table-cell>
              <table:table-cell office:value-type="float" office:value="-42.566486">
                <text:p>-42.566486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848.19305">
                <text:p>1848.19305</text:p>
              </table:table-cell>
              <table:table-cell office:value-type="float" office:value="-42.302434">
                <text:p>-42.302434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848.0408">
                <text:p>1848.0408</text:p>
              </table:table-cell>
              <table:table-cell office:value-type="float" office:value="-41.985588">
                <text:p>-41.985588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847.9049">
                <text:p>1847.9049</text:p>
              </table:table-cell>
              <table:table-cell office:value-type="float" office:value="-41.659142">
                <text:p>-41.659142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847.7794">
                <text:p>1847.7794</text:p>
              </table:table-cell>
              <table:table-cell office:value-type="float" office:value="-41.299093">
                <text:p>-41.299093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847.65705">
                <text:p>1847.65705</text:p>
              </table:table-cell>
              <table:table-cell office:value-type="float" office:value="-41.161696">
                <text:p>-41.161696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847.53475">
                <text:p>1847.53475</text:p>
              </table:table-cell>
              <table:table-cell office:value-type="float" office:value="-41.127075">
                <text:p>-41.127075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847.4124">
                <text:p>1847.4124</text:p>
              </table:table-cell>
              <table:table-cell office:value-type="float" office:value="-41.098215">
                <text:p>-41.098215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847.29">
                <text:p>1847.29</text:p>
              </table:table-cell>
              <table:table-cell office:value-type="float" office:value="-40.772729">
                <text:p>-40.772729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847.16765">
                <text:p>1847.16765</text:p>
              </table:table-cell>
              <table:table-cell office:value-type="float" office:value="-40.360842">
                <text:p>-40.360842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847.04935">
                <text:p>1847.04935</text:p>
              </table:table-cell>
              <table:table-cell office:value-type="float" office:value="-39.866402">
                <text:p>-39.866402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846.9404">
                <text:p>1846.9404</text:p>
              </table:table-cell>
              <table:table-cell office:value-type="float" office:value="-39.573551">
                <text:p>-39.573551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846.83935">
                <text:p>1846.83935</text:p>
              </table:table-cell>
              <table:table-cell office:value-type="float" office:value="-39.36422">
                <text:p>-39.36422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846.7408">
                <text:p>1846.7408</text:p>
              </table:table-cell>
              <table:table-cell office:value-type="float" office:value="-39.366079">
                <text:p>-39.366079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846.64225">
                <text:p>1846.64225</text:p>
              </table:table-cell>
              <table:table-cell office:value-type="float" office:value="-39.581054">
                <text:p>-39.581054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846.5437">
                <text:p>1846.5437</text:p>
              </table:table-cell>
              <table:table-cell office:value-type="float" office:value="-39.849726">
                <text:p>-39.849726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846.4451">
                <text:p>1846.4451</text:p>
              </table:table-cell>
              <table:table-cell office:value-type="float" office:value="-40.301809">
                <text:p>-40.301809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846.34655">
                <text:p>1846.34655</text:p>
              </table:table-cell>
              <table:table-cell office:value-type="float" office:value="-40.618541">
                <text:p>-40.618541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846.248">
                <text:p>1846.248</text:p>
              </table:table-cell>
              <table:table-cell office:value-type="float" office:value="-40.836392">
                <text:p>-40.836392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846.1494">
                <text:p>1846.1494</text:p>
              </table:table-cell>
              <table:table-cell office:value-type="float" office:value="-41.090726">
                <text:p>-41.090726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846.04975">
                <text:p>1846.04975</text:p>
              </table:table-cell>
              <table:table-cell office:value-type="float" office:value="-41.183781">
                <text:p>-41.183781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845.94515">
                <text:p>1845.94515</text:p>
              </table:table-cell>
              <table:table-cell office:value-type="float" office:value="-41.367078">
                <text:p>-41.367078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845.83545">
                <text:p>1845.83545</text:p>
              </table:table-cell>
              <table:table-cell office:value-type="float" office:value="-41.649247">
                <text:p>-41.649247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845.72455">
                <text:p>1845.72455</text:p>
              </table:table-cell>
              <table:table-cell office:value-type="float" office:value="-41.93046">
                <text:p>-41.93046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845.61365">
                <text:p>1845.61365</text:p>
              </table:table-cell>
              <table:table-cell office:value-type="float" office:value="-42.221273">
                <text:p>-42.221273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845.50275">
                <text:p>1845.50275</text:p>
              </table:table-cell>
              <table:table-cell office:value-type="float" office:value="-42.458262">
                <text:p>-42.458262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845.39185">
                <text:p>1845.39185</text:p>
              </table:table-cell>
              <table:table-cell office:value-type="float" office:value="-42.59452">
                <text:p>-42.59452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845.28095">
                <text:p>1845.28095</text:p>
              </table:table-cell>
              <table:table-cell office:value-type="float" office:value="-42.581979">
                <text:p>-42.581979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845.1701">
                <text:p>1845.1701</text:p>
              </table:table-cell>
              <table:table-cell office:value-type="float" office:value="-42.428327">
                <text:p>-42.428327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845.05355">
                <text:p>1845.05355</text:p>
              </table:table-cell>
              <table:table-cell office:value-type="float" office:value="-42.00588">
                <text:p>-42.00588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844.92175">
                <text:p>1844.92175</text:p>
              </table:table-cell>
              <table:table-cell office:value-type="float" office:value="-41.563278">
                <text:p>-41.563278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844.77395">
                <text:p>1844.77395</text:p>
              </table:table-cell>
              <table:table-cell office:value-type="float" office:value="-41.008359">
                <text:p>-41.008359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844.6196">
                <text:p>1844.6196</text:p>
              </table:table-cell>
              <table:table-cell office:value-type="float" office:value="-40.642542">
                <text:p>-40.642542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844.4653">
                <text:p>1844.4653</text:p>
              </table:table-cell>
              <table:table-cell office:value-type="float" office:value="-40.581046">
                <text:p>-40.581046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844.31105">
                <text:p>1844.31105</text:p>
              </table:table-cell>
              <table:table-cell office:value-type="float" office:value="-40.703861">
                <text:p>-40.703861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844.159">
                <text:p>1844.159</text:p>
              </table:table-cell>
              <table:table-cell office:value-type="float" office:value="-40.908215">
                <text:p>-40.908215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844.0182">
                <text:p>1844.0182</text:p>
              </table:table-cell>
              <table:table-cell office:value-type="float" office:value="-41.252782">
                <text:p>-41.252782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843.90305">
                <text:p>1843.90305</text:p>
              </table:table-cell>
              <table:table-cell office:value-type="float" office:value="-41.694311">
                <text:p>-41.694311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843.8045">
                <text:p>1843.8045</text:p>
              </table:table-cell>
              <table:table-cell office:value-type="float" office:value="-42.295189">
                <text:p>-42.295189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843.70595">
                <text:p>1843.70595</text:p>
              </table:table-cell>
              <table:table-cell office:value-type="float" office:value="-43.000709">
                <text:p>-43.000709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843.6074">
                <text:p>1843.6074</text:p>
              </table:table-cell>
              <table:table-cell office:value-type="float" office:value="-43.758063">
                <text:p>-43.758063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843.5088">
                <text:p>1843.5088</text:p>
              </table:table-cell>
              <table:table-cell office:value-type="float" office:value="-44.394461">
                <text:p>-44.394461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843.41025">
                <text:p>1843.41025</text:p>
              </table:table-cell>
              <table:table-cell office:value-type="float" office:value="-44.759192">
                <text:p>-44.759192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843.3117">
                <text:p>1843.3117</text:p>
              </table:table-cell>
              <table:table-cell office:value-type="float" office:value="-44.850328">
                <text:p>-44.850328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843.2131">
                <text:p>1843.2131</text:p>
              </table:table-cell>
              <table:table-cell office:value-type="float" office:value="-44.675556">
                <text:p>-44.675556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843.11455">
                <text:p>1843.11455</text:p>
              </table:table-cell>
              <table:table-cell office:value-type="float" office:value="-44.228154">
                <text:p>-44.228154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843.00195">
                <text:p>1843.00195</text:p>
              </table:table-cell>
              <table:table-cell office:value-type="float" office:value="-43.718349">
                <text:p>-43.718349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842.8651">
                <text:p>1842.8651</text:p>
              </table:table-cell>
              <table:table-cell office:value-type="float" office:value="-43.438937">
                <text:p>-43.438937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842.71365">
                <text:p>1842.71365</text:p>
              </table:table-cell>
              <table:table-cell office:value-type="float" office:value="-43.114673">
                <text:p>-43.114673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842.5578">
                <text:p>1842.5578</text:p>
              </table:table-cell>
              <table:table-cell office:value-type="float" office:value="-42.910199">
                <text:p>-42.910199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842.402">
                <text:p>1842.402</text:p>
              </table:table-cell>
              <table:table-cell office:value-type="float" office:value="-42.846839">
                <text:p>-42.846839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842.24615">
                <text:p>1842.24615</text:p>
              </table:table-cell>
              <table:table-cell office:value-type="float" office:value="-42.916912">
                <text:p>-42.916912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842.0876">
                <text:p>1842.0876</text:p>
              </table:table-cell>
              <table:table-cell office:value-type="float" office:value="-42.646202">
                <text:p>-42.646202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841.9119">
                <text:p>1841.9119</text:p>
              </table:table-cell>
              <table:table-cell office:value-type="float" office:value="-42.366853">
                <text:p>-42.366853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841.71735">
                <text:p>1841.71735</text:p>
              </table:table-cell>
              <table:table-cell office:value-type="float" office:value="-42.194058">
                <text:p>-42.194058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841.51845">
                <text:p>1841.51845</text:p>
              </table:table-cell>
              <table:table-cell office:value-type="float" office:value="-42.171016">
                <text:p>-42.171016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841.31955">
                <text:p>1841.31955</text:p>
              </table:table-cell>
              <table:table-cell office:value-type="float" office:value="-42.379321">
                <text:p>-42.379321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841.12825">
                <text:p>1841.12825</text:p>
              </table:table-cell>
              <table:table-cell office:value-type="float" office:value="-42.653864">
                <text:p>-42.653864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840.96455">
                <text:p>1840.96455</text:p>
              </table:table-cell>
              <table:table-cell office:value-type="float" office:value="-42.97928">
                <text:p>-42.97928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840.83265">
                <text:p>1840.83265</text:p>
              </table:table-cell>
              <table:table-cell office:value-type="float" office:value="-43.440053">
                <text:p>-43.440053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840.7126">
                <text:p>1840.7126</text:p>
              </table:table-cell>
              <table:table-cell office:value-type="float" office:value="-44.123535">
                <text:p>-44.123535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840.59255">
                <text:p>1840.59255</text:p>
              </table:table-cell>
              <table:table-cell office:value-type="float" office:value="-44.688943">
                <text:p>-44.688943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840.47245">
                <text:p>1840.47245</text:p>
              </table:table-cell>
              <table:table-cell office:value-type="float" office:value="-44.997084">
                <text:p>-44.997084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840.35235">
                <text:p>1840.35235</text:p>
              </table:table-cell>
              <table:table-cell office:value-type="float" office:value="-45.214029">
                <text:p>-45.214029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840.23225">
                <text:p>1840.23225</text:p>
              </table:table-cell>
              <table:table-cell office:value-type="float" office:value="-45.215946">
                <text:p>-45.215946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840.11245">
                <text:p>1840.11245</text:p>
              </table:table-cell>
              <table:table-cell office:value-type="float" office:value="-45.156425">
                <text:p>-45.156425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839.9944">
                <text:p>1839.9944</text:p>
              </table:table-cell>
              <table:table-cell office:value-type="float" office:value="-44.972111">
                <text:p>-44.972111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839.8797">
                <text:p>1839.8797</text:p>
              </table:table-cell>
              <table:table-cell office:value-type="float" office:value="-44.653403">
                <text:p>-44.653403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839.76695">
                <text:p>1839.76695</text:p>
              </table:table-cell>
              <table:table-cell office:value-type="float" office:value="-43.97951">
                <text:p>-43.97951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839.6542">
                <text:p>1839.6542</text:p>
              </table:table-cell>
              <table:table-cell office:value-type="float" office:value="-43.31906">
                <text:p>-43.31906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839.54135">
                <text:p>1839.54135</text:p>
              </table:table-cell>
              <table:table-cell office:value-type="float" office:value="-42.742126">
                <text:p>-42.742126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839.4285">
                <text:p>1839.4285</text:p>
              </table:table-cell>
              <table:table-cell office:value-type="float" office:value="-42.179591">
                <text:p>-42.179591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839.3157">
                <text:p>1839.3157</text:p>
              </table:table-cell>
              <table:table-cell office:value-type="float" office:value="-41.645854">
                <text:p>-41.645854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839.2029">
                <text:p>1839.2029</text:p>
              </table:table-cell>
              <table:table-cell office:value-type="float" office:value="-41.019962">
                <text:p>-41.019962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839.0915">
                <text:p>1839.0915</text:p>
              </table:table-cell>
              <table:table-cell office:value-type="float" office:value="-40.962361">
                <text:p>-40.962361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838.98655">
                <text:p>1838.98655</text:p>
              </table:table-cell>
              <table:table-cell office:value-type="float" office:value="-40.951799">
                <text:p>-40.951799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838.89145">
                <text:p>1838.89145</text:p>
              </table:table-cell>
              <table:table-cell office:value-type="float" office:value="-41.200422">
                <text:p>-41.200422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838.80115">
                <text:p>1838.80115</text:p>
              </table:table-cell>
              <table:table-cell office:value-type="float" office:value="-41.97318">
                <text:p>-41.97318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838.71085">
                <text:p>1838.71085</text:p>
              </table:table-cell>
              <table:table-cell office:value-type="float" office:value="-42.654738">
                <text:p>-42.654738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838.62055">
                <text:p>1838.62055</text:p>
              </table:table-cell>
              <table:table-cell office:value-type="float" office:value="-43.373738">
                <text:p>-43.373738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838.53025">
                <text:p>1838.53025</text:p>
              </table:table-cell>
              <table:table-cell office:value-type="float" office:value="-44.104258">
                <text:p>-44.104258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838.4399">
                <text:p>1838.4399</text:p>
              </table:table-cell>
              <table:table-cell office:value-type="float" office:value="-44.719583">
                <text:p>-44.719583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838.34955">
                <text:p>1838.34955</text:p>
              </table:table-cell>
              <table:table-cell office:value-type="float" office:value="-45.067082">
                <text:p>-45.067082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838.25925">
                <text:p>1838.25925</text:p>
              </table:table-cell>
              <table:table-cell office:value-type="float" office:value="-45.102597">
                <text:p>-45.102597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838.16895">
                <text:p>1838.16895</text:p>
              </table:table-cell>
              <table:table-cell office:value-type="float" office:value="-44.96532">
                <text:p>-44.96532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838.07375">
                <text:p>1838.07375</text:p>
              </table:table-cell>
              <table:table-cell office:value-type="float" office:value="-44.520859">
                <text:p>-44.520859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837.95865">
                <text:p>1837.95865</text:p>
              </table:table-cell>
              <table:table-cell office:value-type="float" office:value="-44.203111">
                <text:p>-44.203111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837.80905">
                <text:p>1837.80905</text:p>
              </table:table-cell>
              <table:table-cell office:value-type="float" office:value="-43.932401">
                <text:p>-43.932401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837.63995">
                <text:p>1837.63995</text:p>
              </table:table-cell>
              <table:table-cell office:value-type="float" office:value="-43.746164">
                <text:p>-43.746164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837.47085">
                <text:p>1837.47085</text:p>
              </table:table-cell>
              <table:table-cell office:value-type="float" office:value="-43.720242">
                <text:p>-43.720242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837.30175">
                <text:p>1837.30175</text:p>
              </table:table-cell>
              <table:table-cell office:value-type="float" office:value="-43.743277">
                <text:p>-43.743277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837.13295">
                <text:p>1837.13295</text:p>
              </table:table-cell>
              <table:table-cell office:value-type="float" office:value="-43.832549">
                <text:p>-43.832549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836.98055">
                <text:p>1836.98055</text:p>
              </table:table-cell>
              <table:table-cell office:value-type="float" office:value="-43.9247">
                <text:p>-43.9247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836.85115">
                <text:p>1836.85115</text:p>
              </table:table-cell>
              <table:table-cell office:value-type="float" office:value="-43.965975">
                <text:p>-43.965975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836.72865">
                <text:p>1836.72865</text:p>
              </table:table-cell>
              <table:table-cell office:value-type="float" office:value="-43.99765">
                <text:p>-43.99765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836.6062">
                <text:p>1836.6062</text:p>
              </table:table-cell>
              <table:table-cell office:value-type="float" office:value="-43.857493">
                <text:p>-43.857493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836.48375">
                <text:p>1836.48375</text:p>
              </table:table-cell>
              <table:table-cell office:value-type="float" office:value="-43.509027">
                <text:p>-43.509027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836.3613">
                <text:p>1836.3613</text:p>
              </table:table-cell>
              <table:table-cell office:value-type="float" office:value="-43.019448">
                <text:p>-43.019448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836.23885">
                <text:p>1836.23885</text:p>
              </table:table-cell>
              <table:table-cell office:value-type="float" office:value="-42.616265">
                <text:p>-42.616265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836.11605">
                <text:p>1836.11605</text:p>
              </table:table-cell>
              <table:table-cell office:value-type="float" office:value="-42.576904">
                <text:p>-42.576904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835.9885">
                <text:p>1835.9885</text:p>
              </table:table-cell>
              <table:table-cell office:value-type="float" office:value="-42.135322">
                <text:p>-42.135322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835.8542">
                <text:p>1835.8542</text:p>
              </table:table-cell>
              <table:table-cell office:value-type="float" office:value="-41.484812">
                <text:p>-41.484812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835.7172">
                <text:p>1835.7172</text:p>
              </table:table-cell>
              <table:table-cell office:value-type="float" office:value="-41.461464">
                <text:p>-41.461464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835.5798">
                <text:p>1835.5798</text:p>
              </table:table-cell>
              <table:table-cell office:value-type="float" office:value="-41.530325">
                <text:p>-41.530325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835.4424">
                <text:p>1835.4424</text:p>
              </table:table-cell>
              <table:table-cell office:value-type="float" office:value="-41.6001">
                <text:p>-41.6001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835.305">
                <text:p>1835.305</text:p>
              </table:table-cell>
              <table:table-cell office:value-type="float" office:value="-41.617073">
                <text:p>-41.617073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835.16805">
                <text:p>1835.16805</text:p>
              </table:table-cell>
              <table:table-cell office:value-type="float" office:value="-41.652333">
                <text:p>-41.652333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835.04">
                <text:p>1835.04</text:p>
              </table:table-cell>
              <table:table-cell office:value-type="float" office:value="-41.684667">
                <text:p>-41.684667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834.945">
                <text:p>1834.945</text:p>
              </table:table-cell>
              <table:table-cell office:value-type="float" office:value="-42.110656">
                <text:p>-42.110656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834.8746">
                <text:p>1834.8746</text:p>
              </table:table-cell>
              <table:table-cell office:value-type="float" office:value="-42.607639">
                <text:p>-42.607639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834.80415">
                <text:p>1834.80415</text:p>
              </table:table-cell>
              <table:table-cell office:value-type="float" office:value="-43.227551">
                <text:p>-43.227551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834.73365">
                <text:p>1834.73365</text:p>
              </table:table-cell>
              <table:table-cell office:value-type="float" office:value="-43.87888">
                <text:p>-43.87888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834.66315">
                <text:p>1834.66315</text:p>
              </table:table-cell>
              <table:table-cell office:value-type="float" office:value="-44.428661">
                <text:p>-44.428661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834.5927">
                <text:p>1834.5927</text:p>
              </table:table-cell>
              <table:table-cell office:value-type="float" office:value="-44.87188">
                <text:p>-44.87188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834.5223">
                <text:p>1834.5223</text:p>
              </table:table-cell>
              <table:table-cell office:value-type="float" office:value="-45.182663">
                <text:p>-45.182663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834.45185">
                <text:p>1834.45185</text:p>
              </table:table-cell>
              <table:table-cell office:value-type="float" office:value="-45.307155">
                <text:p>-45.307155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834.38135">
                <text:p>1834.38135</text:p>
              </table:table-cell>
              <table:table-cell office:value-type="float" office:value="-45.227164">
                <text:p>-45.227164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834.3109">
                <text:p>1834.3109</text:p>
              </table:table-cell>
              <table:table-cell office:value-type="float" office:value="-44.847695">
                <text:p>-44.847695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834.24045">
                <text:p>1834.24045</text:p>
              </table:table-cell>
              <table:table-cell office:value-type="float" office:value="-44.424979">
                <text:p>-44.424979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834.17">
                <text:p>1834.17</text:p>
              </table:table-cell>
              <table:table-cell office:value-type="float" office:value="-43.801668">
                <text:p>-43.801668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834.0995">
                <text:p>1834.0995</text:p>
              </table:table-cell>
              <table:table-cell office:value-type="float" office:value="-42.830786">
                <text:p>-42.830786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834.0281">
                <text:p>1834.0281</text:p>
              </table:table-cell>
              <table:table-cell office:value-type="float" office:value="-41.917246">
                <text:p>-41.917246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833.946">
                <text:p>1833.946</text:p>
              </table:table-cell>
              <table:table-cell office:value-type="float" office:value="-41.554054">
                <text:p>-41.554054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833.854">
                <text:p>1833.854</text:p>
              </table:table-cell>
              <table:table-cell office:value-type="float" office:value="-41.311871">
                <text:p>-41.311871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833.762">
                <text:p>1833.762</text:p>
              </table:table-cell>
              <table:table-cell office:value-type="float" office:value="-41.156043">
                <text:p>-41.156043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833.67">
                <text:p>1833.67</text:p>
              </table:table-cell>
              <table:table-cell office:value-type="float" office:value="-41.338137">
                <text:p>-41.338137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833.578">
                <text:p>1833.578</text:p>
              </table:table-cell>
              <table:table-cell office:value-type="float" office:value="-41.503958">
                <text:p>-41.503958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833.486">
                <text:p>1833.486</text:p>
              </table:table-cell>
              <table:table-cell office:value-type="float" office:value="-41.808934">
                <text:p>-41.808934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833.394">
                <text:p>1833.394</text:p>
              </table:table-cell>
              <table:table-cell office:value-type="float" office:value="-42.156195">
                <text:p>-42.156195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833.302">
                <text:p>1833.302</text:p>
              </table:table-cell>
              <table:table-cell office:value-type="float" office:value="-42.48229">
                <text:p>-42.48229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833.21">
                <text:p>1833.21</text:p>
              </table:table-cell>
              <table:table-cell office:value-type="float" office:value="-42.963904">
                <text:p>-42.963904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833.118">
                <text:p>1833.118</text:p>
              </table:table-cell>
              <table:table-cell office:value-type="float" office:value="-43.412617">
                <text:p>-43.412617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833.0262">
                <text:p>1833.0262</text:p>
              </table:table-cell>
              <table:table-cell office:value-type="float" office:value="-43.828996">
                <text:p>-43.828996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832.9356">
                <text:p>1832.9356</text:p>
              </table:table-cell>
              <table:table-cell office:value-type="float" office:value="-44.090768">
                <text:p>-44.090768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832.84595">
                <text:p>1832.84595</text:p>
              </table:table-cell>
              <table:table-cell office:value-type="float" office:value="-44.314186">
                <text:p>-44.314186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832.7562">
                <text:p>1832.7562</text:p>
              </table:table-cell>
              <table:table-cell office:value-type="float" office:value="-44.607684">
                <text:p>-44.607684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832.6665">
                <text:p>1832.6665</text:p>
              </table:table-cell>
              <table:table-cell office:value-type="float" office:value="-44.861821">
                <text:p>-44.861821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832.57685">
                <text:p>1832.57685</text:p>
              </table:table-cell>
              <table:table-cell office:value-type="float" office:value="-44.979592">
                <text:p>-44.979592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832.48715">
                <text:p>1832.48715</text:p>
              </table:table-cell>
              <table:table-cell office:value-type="float" office:value="-45.038849">
                <text:p>-45.038849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832.39745">
                <text:p>1832.39745</text:p>
              </table:table-cell>
              <table:table-cell office:value-type="float" office:value="-44.947386">
                <text:p>-44.947386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832.3077">
                <text:p>1832.3077</text:p>
              </table:table-cell>
              <table:table-cell office:value-type="float" office:value="-44.801157">
                <text:p>-44.801157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832.21795">
                <text:p>1832.21795</text:p>
              </table:table-cell>
              <table:table-cell office:value-type="float" office:value="-44.473225">
                <text:p>-44.473225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832.1283">
                <text:p>1832.1283</text:p>
              </table:table-cell>
              <table:table-cell office:value-type="float" office:value="-44.211797">
                <text:p>-44.211797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832.03605">
                <text:p>1832.03605</text:p>
              </table:table-cell>
              <table:table-cell office:value-type="float" office:value="-43.79389">
                <text:p>-43.79389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831.91375">
                <text:p>1831.91375</text:p>
              </table:table-cell>
              <table:table-cell office:value-type="float" office:value="-43.593903">
                <text:p>-43.593903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831.7646">
                <text:p>1831.7646</text:p>
              </table:table-cell>
              <table:table-cell office:value-type="float" office:value="-43.808679">
                <text:p>-43.808679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831.61605">
                <text:p>1831.61605</text:p>
              </table:table-cell>
              <table:table-cell office:value-type="float" office:value="-44.136688">
                <text:p>-44.136688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831.46755">
                <text:p>1831.46755</text:p>
              </table:table-cell>
              <table:table-cell office:value-type="float" office:value="-44.282298">
                <text:p>-44.282298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831.319">
                <text:p>1831.319</text:p>
              </table:table-cell>
              <table:table-cell office:value-type="float" office:value="-44.279156">
                <text:p>-44.279156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831.17035">
                <text:p>1831.17035</text:p>
              </table:table-cell>
              <table:table-cell office:value-type="float" office:value="-44.428605">
                <text:p>-44.428605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831.0207">
                <text:p>1831.0207</text:p>
              </table:table-cell>
              <table:table-cell office:value-type="float" office:value="-44.535815">
                <text:p>-44.535815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830.8679">
                <text:p>1830.8679</text:p>
              </table:table-cell>
              <table:table-cell office:value-type="float" office:value="-44.543186">
                <text:p>-44.543186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830.71285">
                <text:p>1830.71285</text:p>
              </table:table-cell>
              <table:table-cell office:value-type="float" office:value="-44.387405">
                <text:p>-44.387405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830.5578">
                <text:p>1830.5578</text:p>
              </table:table-cell>
              <table:table-cell office:value-type="float" office:value="-44.282457">
                <text:p>-44.282457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830.4028">
                <text:p>1830.4028</text:p>
              </table:table-cell>
              <table:table-cell office:value-type="float" office:value="-43.798991">
                <text:p>-43.798991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830.2478">
                <text:p>1830.2478</text:p>
              </table:table-cell>
              <table:table-cell office:value-type="float" office:value="-43.661004">
                <text:p>-43.661004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830.09425">
                <text:p>1830.09425</text:p>
              </table:table-cell>
              <table:table-cell office:value-type="float" office:value="-43.395356">
                <text:p>-43.395356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829.94485">
                <text:p>1829.94485</text:p>
              </table:table-cell>
              <table:table-cell office:value-type="float" office:value="-43.23817">
                <text:p>-43.23817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829.8002">
                <text:p>1829.8002</text:p>
              </table:table-cell>
              <table:table-cell office:value-type="float" office:value="-43.061784">
                <text:p>-43.061784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829.6576">
                <text:p>1829.6576</text:p>
              </table:table-cell>
              <table:table-cell office:value-type="float" office:value="-43.046695">
                <text:p>-43.046695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829.515">
                <text:p>1829.515</text:p>
              </table:table-cell>
              <table:table-cell office:value-type="float" office:value="-42.907749">
                <text:p>-42.907749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829.3724">
                <text:p>1829.3724</text:p>
              </table:table-cell>
              <table:table-cell office:value-type="float" office:value="-42.873442">
                <text:p>-42.873442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829.2298">
                <text:p>1829.2298</text:p>
              </table:table-cell>
              <table:table-cell office:value-type="float" office:value="-42.804594">
                <text:p>-42.804594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829.0861">
                <text:p>1829.0861</text:p>
              </table:table-cell>
              <table:table-cell office:value-type="float" office:value="-42.739586">
                <text:p>-42.739586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828.93795">
                <text:p>1828.93795</text:p>
              </table:table-cell>
              <table:table-cell office:value-type="float" office:value="-42.741052">
                <text:p>-42.741052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828.7847">
                <text:p>1828.7847</text:p>
              </table:table-cell>
              <table:table-cell office:value-type="float" office:value="-42.789323">
                <text:p>-42.789323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828.6297">
                <text:p>1828.6297</text:p>
              </table:table-cell>
              <table:table-cell office:value-type="float" office:value="-42.875976">
                <text:p>-42.875976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828.4747">
                <text:p>1828.4747</text:p>
              </table:table-cell>
              <table:table-cell office:value-type="float" office:value="-42.850328">
                <text:p>-42.850328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828.3197">
                <text:p>1828.3197</text:p>
              </table:table-cell>
              <table:table-cell office:value-type="float" office:value="-42.761302">
                <text:p>-42.761302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828.1647">
                <text:p>1828.1647</text:p>
              </table:table-cell>
              <table:table-cell office:value-type="float" office:value="-42.811475">
                <text:p>-42.811475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828.0265">
                <text:p>1828.0265</text:p>
              </table:table-cell>
              <table:table-cell office:value-type="float" office:value="-42.853026">
                <text:p>-42.853026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827.9172">
                <text:p>1827.9172</text:p>
              </table:table-cell>
              <table:table-cell office:value-type="float" office:value="-43.002078">
                <text:p>-43.002078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827.8229">
                <text:p>1827.8229</text:p>
              </table:table-cell>
              <table:table-cell office:value-type="float" office:value="-43.290329">
                <text:p>-43.290329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827.7315">
                <text:p>1827.7315</text:p>
              </table:table-cell>
              <table:table-cell office:value-type="float" office:value="-43.544998">
                <text:p>-43.544998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827.6401">
                <text:p>1827.6401</text:p>
              </table:table-cell>
              <table:table-cell office:value-type="float" office:value="-43.724063">
                <text:p>-43.724063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827.5487">
                <text:p>1827.5487</text:p>
              </table:table-cell>
              <table:table-cell office:value-type="float" office:value="-43.910555">
                <text:p>-43.910555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827.45725">
                <text:p>1827.45725</text:p>
              </table:table-cell>
              <table:table-cell office:value-type="float" office:value="-43.871466">
                <text:p>-43.871466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827.3658">
                <text:p>1827.3658</text:p>
              </table:table-cell>
              <table:table-cell office:value-type="float" office:value="-43.667259">
                <text:p>-43.667259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827.2744">
                <text:p>1827.2744</text:p>
              </table:table-cell>
              <table:table-cell office:value-type="float" office:value="-43.148157">
                <text:p>-43.148157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827.183">
                <text:p>1827.183</text:p>
              </table:table-cell>
              <table:table-cell office:value-type="float" office:value="-42.614655">
                <text:p>-42.614655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827.0916">
                <text:p>1827.0916</text:p>
              </table:table-cell>
              <table:table-cell office:value-type="float" office:value="-42.091714">
                <text:p>-42.091714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826.995">
                <text:p>1826.995</text:p>
              </table:table-cell>
              <table:table-cell office:value-type="float" office:value="-41.609092">
                <text:p>-41.609092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826.8886">
                <text:p>1826.8886</text:p>
              </table:table-cell>
              <table:table-cell office:value-type="float" office:value="-41.389526">
                <text:p>-41.389526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826.7774">
                <text:p>1826.7774</text:p>
              </table:table-cell>
              <table:table-cell office:value-type="float" office:value="-41.272661">
                <text:p>-41.272661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826.666">
                <text:p>1826.666</text:p>
              </table:table-cell>
              <table:table-cell office:value-type="float" office:value="-41.175268">
                <text:p>-41.175268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826.55455">
                <text:p>1826.55455</text:p>
              </table:table-cell>
              <table:table-cell office:value-type="float" office:value="-41.186081">
                <text:p>-41.186081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826.44315">
                <text:p>1826.44315</text:p>
              </table:table-cell>
              <table:table-cell office:value-type="float" office:value="-41.122994">
                <text:p>-41.122994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826.33175">
                <text:p>1826.33175</text:p>
              </table:table-cell>
              <table:table-cell office:value-type="float" office:value="-41.033009">
                <text:p>-41.033009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826.2203">
                <text:p>1826.2203</text:p>
              </table:table-cell>
              <table:table-cell office:value-type="float" office:value="-40.966063">
                <text:p>-40.966063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826.1086">
                <text:p>1826.1086</text:p>
              </table:table-cell>
              <table:table-cell office:value-type="float" office:value="-40.980717">
                <text:p>-40.980717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825.9942">
                <text:p>1825.9942</text:p>
              </table:table-cell>
              <table:table-cell office:value-type="float" office:value="-41.189288">
                <text:p>-41.189288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825.8743">
                <text:p>1825.8743</text:p>
              </table:table-cell>
              <table:table-cell office:value-type="float" office:value="-41.640754">
                <text:p>-41.640754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825.75135">
                <text:p>1825.75135</text:p>
              </table:table-cell>
              <table:table-cell office:value-type="float" office:value="-42.19492">
                <text:p>-42.19492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825.62845">
                <text:p>1825.62845</text:p>
              </table:table-cell>
              <table:table-cell office:value-type="float" office:value="-42.707807">
                <text:p>-42.707807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825.5055">
                <text:p>1825.5055</text:p>
              </table:table-cell>
              <table:table-cell office:value-type="float" office:value="-43.301585">
                <text:p>-43.301585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825.38255">
                <text:p>1825.38255</text:p>
              </table:table-cell>
              <table:table-cell office:value-type="float" office:value="-43.926807">
                <text:p>-43.926807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825.2596">
                <text:p>1825.2596</text:p>
              </table:table-cell>
              <table:table-cell office:value-type="float" office:value="-44.476172">
                <text:p>-44.476172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825.13665">
                <text:p>1825.13665</text:p>
              </table:table-cell>
              <table:table-cell office:value-type="float" office:value="-45.086994">
                <text:p>-45.086994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825.0147">
                <text:p>1825.0147</text:p>
              </table:table-cell>
              <table:table-cell office:value-type="float" office:value="-45.54036">
                <text:p>-45.54036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824.8946">
                <text:p>1824.8946</text:p>
              </table:table-cell>
              <table:table-cell office:value-type="float" office:value="-45.834368">
                <text:p>-45.834368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824.7756">
                <text:p>1824.7756</text:p>
              </table:table-cell>
              <table:table-cell office:value-type="float" office:value="-46.169655">
                <text:p>-46.169655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824.6568">
                <text:p>1824.6568</text:p>
              </table:table-cell>
              <table:table-cell office:value-type="float" office:value="-46.280323">
                <text:p>-46.280323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824.538">
                <text:p>1824.538</text:p>
              </table:table-cell>
              <table:table-cell office:value-type="float" office:value="-46.346815">
                <text:p>-46.346815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824.41915">
                <text:p>1824.41915</text:p>
              </table:table-cell>
              <table:table-cell office:value-type="float" office:value="-46.304828">
                <text:p>-46.304828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824.3003">
                <text:p>1824.3003</text:p>
              </table:table-cell>
              <table:table-cell office:value-type="float" office:value="-46.208122">
                <text:p>-46.208122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824.18145">
                <text:p>1824.18145</text:p>
              </table:table-cell>
              <table:table-cell office:value-type="float" office:value="-45.905019">
                <text:p>-45.905019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824.06085">
                <text:p>1824.06085</text:p>
              </table:table-cell>
              <table:table-cell office:value-type="float" office:value="-45.557758">
                <text:p>-45.557758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823.92755">
                <text:p>1823.92755</text:p>
              </table:table-cell>
              <table:table-cell office:value-type="float" office:value="-44.875259">
                <text:p>-44.875259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823.78115">
                <text:p>1823.78115</text:p>
              </table:table-cell>
              <table:table-cell office:value-type="float" office:value="-44.468934">
                <text:p>-44.468934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823.6326">
                <text:p>1823.6326</text:p>
              </table:table-cell>
              <table:table-cell office:value-type="float" office:value="-44.139257">
                <text:p>-44.139257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823.48405">
                <text:p>1823.48405</text:p>
              </table:table-cell>
              <table:table-cell office:value-type="float" office:value="-43.695301">
                <text:p>-43.695301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823.33555">
                <text:p>1823.33555</text:p>
              </table:table-cell>
              <table:table-cell office:value-type="float" office:value="-43.264848">
                <text:p>-43.264848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823.187">
                <text:p>1823.187</text:p>
              </table:table-cell>
              <table:table-cell office:value-type="float" office:value="-42.818891">
                <text:p>-42.818891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823.0421">
                <text:p>1823.0421</text:p>
              </table:table-cell>
              <table:table-cell office:value-type="float" office:value="-42.345152">
                <text:p>-42.345152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822.912">
                <text:p>1822.912</text:p>
              </table:table-cell>
              <table:table-cell office:value-type="float" office:value="-42.029675">
                <text:p>-42.029675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822.79305">
                <text:p>1822.79305</text:p>
              </table:table-cell>
              <table:table-cell office:value-type="float" office:value="-41.946478">
                <text:p>-41.946478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822.6742">
                <text:p>1822.6742</text:p>
              </table:table-cell>
              <table:table-cell office:value-type="float" office:value="-42.063879">
                <text:p>-42.063879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822.5554">
                <text:p>1822.5554</text:p>
              </table:table-cell>
              <table:table-cell office:value-type="float" office:value="-42.241921">
                <text:p>-42.241921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822.4366">
                <text:p>1822.4366</text:p>
              </table:table-cell>
              <table:table-cell office:value-type="float" office:value="-42.771117">
                <text:p>-42.771117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822.31775">
                <text:p>1822.31775</text:p>
              </table:table-cell>
              <table:table-cell office:value-type="float" office:value="-43.18691">
                <text:p>-43.18691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822.1989">
                <text:p>1822.1989</text:p>
              </table:table-cell>
              <table:table-cell office:value-type="float" office:value="-43.417385">
                <text:p>-43.417385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822.07535">
                <text:p>1822.07535</text:p>
              </table:table-cell>
              <table:table-cell office:value-type="float" office:value="-43.488461">
                <text:p>-43.488461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821.93545">
                <text:p>1821.93545</text:p>
              </table:table-cell>
              <table:table-cell office:value-type="float" office:value="-43.476939">
                <text:p>-43.476939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821.7748">
                <text:p>1821.7748</text:p>
              </table:table-cell>
              <table:table-cell office:value-type="float" office:value="-43.270499">
                <text:p>-43.270499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821.605">
                <text:p>1821.605</text:p>
              </table:table-cell>
              <table:table-cell office:value-type="float" office:value="-43.050641">
                <text:p>-43.050641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821.43525">
                <text:p>1821.43525</text:p>
              </table:table-cell>
              <table:table-cell office:value-type="float" office:value="-42.769241">
                <text:p>-42.769241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821.2655">
                <text:p>1821.2655</text:p>
              </table:table-cell>
              <table:table-cell office:value-type="float" office:value="-42.4878">
                <text:p>-42.4878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821.09575">
                <text:p>1821.09575</text:p>
              </table:table-cell>
              <table:table-cell office:value-type="float" office:value="-42.256955">
                <text:p>-42.256955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820.94995">
                <text:p>1820.94995</text:p>
              </table:table-cell>
              <table:table-cell office:value-type="float" office:value="-42.164512">
                <text:p>-42.164512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820.82945">
                <text:p>1820.82945</text:p>
              </table:table-cell>
              <table:table-cell office:value-type="float" office:value="-42.145991">
                <text:p>-42.145991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820.7105">
                <text:p>1820.7105</text:p>
              </table:table-cell>
              <table:table-cell office:value-type="float" office:value="-42.200342">
                <text:p>-42.200342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820.5917">
                <text:p>1820.5917</text:p>
              </table:table-cell>
              <table:table-cell office:value-type="float" office:value="-42.152895">
                <text:p>-42.152895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820.4729">
                <text:p>1820.4729</text:p>
              </table:table-cell>
              <table:table-cell office:value-type="float" office:value="-41.980646">
                <text:p>-41.980646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820.35405">
                <text:p>1820.35405</text:p>
              </table:table-cell>
              <table:table-cell office:value-type="float" office:value="-41.538565">
                <text:p>-41.538565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820.2352">
                <text:p>1820.2352</text:p>
              </table:table-cell>
              <table:table-cell office:value-type="float" office:value="-41.339319">
                <text:p>-41.339319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820.11615">
                <text:p>1820.11615</text:p>
              </table:table-cell>
              <table:table-cell office:value-type="float" office:value="-41.224511">
                <text:p>-41.224511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819.9962">
                <text:p>1819.9962</text:p>
              </table:table-cell>
              <table:table-cell office:value-type="float" office:value="-41.020409">
                <text:p>-41.020409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819.87445">
                <text:p>1819.87445</text:p>
              </table:table-cell>
              <table:table-cell office:value-type="float" office:value="-40.95764">
                <text:p>-40.95764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819.75155">
                <text:p>1819.75155</text:p>
              </table:table-cell>
              <table:table-cell office:value-type="float" office:value="-40.948264">
                <text:p>-40.948264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819.6286">
                <text:p>1819.6286</text:p>
              </table:table-cell>
              <table:table-cell office:value-type="float" office:value="-40.954218">
                <text:p>-40.954218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819.50565">
                <text:p>1819.50565</text:p>
              </table:table-cell>
              <table:table-cell office:value-type="float" office:value="-40.8814">
                <text:p>-40.8814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819.3827">
                <text:p>1819.3827</text:p>
              </table:table-cell>
              <table:table-cell office:value-type="float" office:value="-40.816222">
                <text:p>-40.816222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819.2598">
                <text:p>1819.2598</text:p>
              </table:table-cell>
              <table:table-cell office:value-type="float" office:value="-40.958358">
                <text:p>-40.958358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819.108">
                <text:p>1819.108</text:p>
              </table:table-cell>
              <table:table-cell office:value-type="float" office:value="-40.643506">
                <text:p>-40.643506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818.9422">
                <text:p>1818.9422</text:p>
              </table:table-cell>
              <table:table-cell office:value-type="float" office:value="-41.147473">
                <text:p>-41.147473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818.7895">
                <text:p>1818.7895</text:p>
              </table:table-cell>
              <table:table-cell office:value-type="float" office:value="-41.327888">
                <text:p>-41.327888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818.63465">
                <text:p>1818.63465</text:p>
              </table:table-cell>
              <table:table-cell office:value-type="float" office:value="-41.589852">
                <text:p>-41.589852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818.4796">
                <text:p>1818.4796</text:p>
              </table:table-cell>
              <table:table-cell office:value-type="float" office:value="-41.925502">
                <text:p>-41.925502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818.3246">
                <text:p>1818.3246</text:p>
              </table:table-cell>
              <table:table-cell office:value-type="float" office:value="-42.444622">
                <text:p>-42.444622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818.1696">
                <text:p>1818.1696</text:p>
              </table:table-cell>
              <table:table-cell office:value-type="float" office:value="-42.808187">
                <text:p>-42.808187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818.0197">
                <text:p>1818.0197</text:p>
              </table:table-cell>
              <table:table-cell office:value-type="float" office:value="-42.990276">
                <text:p>-42.990276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817.88085">
                <text:p>1817.88085</text:p>
              </table:table-cell>
              <table:table-cell office:value-type="float" office:value="-43.231844">
                <text:p>-43.231844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817.7484">
                <text:p>1817.7484</text:p>
              </table:table-cell>
              <table:table-cell office:value-type="float" office:value="-43.649048">
                <text:p>-43.649048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817.61635">
                <text:p>1817.61635</text:p>
              </table:table-cell>
              <table:table-cell office:value-type="float" office:value="-44.11034">
                <text:p>-44.11034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817.48425">
                <text:p>1817.48425</text:p>
              </table:table-cell>
              <table:table-cell office:value-type="float" office:value="-44.567781">
                <text:p>-44.567781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817.35225">
                <text:p>1817.35225</text:p>
              </table:table-cell>
              <table:table-cell office:value-type="float" office:value="-44.882145">
                <text:p>-44.882145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817.22025">
                <text:p>1817.22025</text:p>
              </table:table-cell>
              <table:table-cell office:value-type="float" office:value="-44.7568">
                <text:p>-44.7568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817.0882">
                <text:p>1817.0882</text:p>
              </table:table-cell>
              <table:table-cell office:value-type="float" office:value="-44.991407">
                <text:p>-44.991407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816.975">
                <text:p>1816.975</text:p>
              </table:table-cell>
              <table:table-cell office:value-type="float" office:value="-44.92646">
                <text:p>-44.92646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816.88425">
                <text:p>1816.88425</text:p>
              </table:table-cell>
              <table:table-cell office:value-type="float" office:value="-44.790385">
                <text:p>-44.790385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816.7972">
                <text:p>1816.7972</text:p>
              </table:table-cell>
              <table:table-cell office:value-type="float" office:value="-44.407189">
                <text:p>-44.407189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816.71025">
                <text:p>1816.71025</text:p>
              </table:table-cell>
              <table:table-cell office:value-type="float" office:value="-44.317076">
                <text:p>-44.317076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816.6233">
                <text:p>1816.6233</text:p>
              </table:table-cell>
              <table:table-cell office:value-type="float" office:value="-44.606944">
                <text:p>-44.606944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816.5363">
                <text:p>1816.5363</text:p>
              </table:table-cell>
              <table:table-cell office:value-type="float" office:value="-44.847811">
                <text:p>-44.847811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816.44935">
                <text:p>1816.44935</text:p>
              </table:table-cell>
              <table:table-cell office:value-type="float" office:value="-45.127036">
                <text:p>-45.127036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816.36245">
                <text:p>1816.36245</text:p>
              </table:table-cell>
              <table:table-cell office:value-type="float" office:value="-45.261384">
                <text:p>-45.261384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816.2755">
                <text:p>1816.2755</text:p>
              </table:table-cell>
              <table:table-cell office:value-type="float" office:value="-45.355244">
                <text:p>-45.355244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816.18855">
                <text:p>1816.18855</text:p>
              </table:table-cell>
              <table:table-cell office:value-type="float" office:value="-45.228266">
                <text:p>-45.228266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816.1016">
                <text:p>1816.1016</text:p>
              </table:table-cell>
              <table:table-cell office:value-type="float" office:value="-44.798851">
                <text:p>-44.798851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815.9804">
                <text:p>1815.9804</text:p>
              </table:table-cell>
              <table:table-cell office:value-type="float" office:value="-44.354148">
                <text:p>-44.354148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815.78175">
                <text:p>1815.78175</text:p>
              </table:table-cell>
              <table:table-cell office:value-type="float" office:value="-43.928069">
                <text:p>-43.928069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815.5335">
                <text:p>1815.5335</text:p>
              </table:table-cell>
              <table:table-cell office:value-type="float" office:value="-43.67321">
                <text:p>-43.67321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815.27885">
                <text:p>1815.27885</text:p>
              </table:table-cell>
              <table:table-cell office:value-type="float" office:value="-43.328072">
                <text:p>-43.328072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815.05755">
                <text:p>1815.05755</text:p>
              </table:table-cell>
              <table:table-cell office:value-type="float" office:value="-43.270889">
                <text:p>-43.270889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814.8981">
                <text:p>1814.8981</text:p>
              </table:table-cell>
              <table:table-cell office:value-type="float" office:value="-43.230079">
                <text:p>-43.230079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814.773">
                <text:p>1814.773</text:p>
              </table:table-cell>
              <table:table-cell office:value-type="float" office:value="-43.512643">
                <text:p>-43.512643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814.65385">
                <text:p>1814.65385</text:p>
              </table:table-cell>
              <table:table-cell office:value-type="float" office:value="-43.355497">
                <text:p>-43.355497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814.53475">
                <text:p>1814.53475</text:p>
              </table:table-cell>
              <table:table-cell office:value-type="float" office:value="-43.426869">
                <text:p>-43.426869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814.4156">
                <text:p>1814.4156</text:p>
              </table:table-cell>
              <table:table-cell office:value-type="float" office:value="-43.450114">
                <text:p>-43.450114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814.29645">
                <text:p>1814.29645</text:p>
              </table:table-cell>
              <table:table-cell office:value-type="float" office:value="-43.204526">
                <text:p>-43.204526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814.17735">
                <text:p>1814.17735</text:p>
              </table:table-cell>
              <table:table-cell office:value-type="float" office:value="-42.924496">
                <text:p>-42.924496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814.05865">
                <text:p>1814.05865</text:p>
              </table:table-cell>
              <table:table-cell office:value-type="float" office:value="-42.699903">
                <text:p>-42.699903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813.94355">
                <text:p>1813.94355</text:p>
              </table:table-cell>
              <table:table-cell office:value-type="float" office:value="-42.582786">
                <text:p>-42.582786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813.832">
                <text:p>1813.832</text:p>
              </table:table-cell>
              <table:table-cell office:value-type="float" office:value="-42.717141">
                <text:p>-42.717141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813.72085">
                <text:p>1813.72085</text:p>
              </table:table-cell>
              <table:table-cell office:value-type="float" office:value="-43.011829">
                <text:p>-43.011829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813.6097">
                <text:p>1813.6097</text:p>
              </table:table-cell>
              <table:table-cell office:value-type="float" office:value="-43.474406">
                <text:p>-43.474406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813.49855">
                <text:p>1813.49855</text:p>
              </table:table-cell>
              <table:table-cell office:value-type="float" office:value="-44.119335">
                <text:p>-44.119335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813.38745">
                <text:p>1813.38745</text:p>
              </table:table-cell>
              <table:table-cell office:value-type="float" office:value="-44.490632">
                <text:p>-44.490632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813.2763">
                <text:p>1813.2763</text:p>
              </table:table-cell>
              <table:table-cell office:value-type="float" office:value="-44.739062">
                <text:p>-44.739062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813.16515">
                <text:p>1813.16515</text:p>
              </table:table-cell>
              <table:table-cell office:value-type="float" office:value="-44.611093">
                <text:p>-44.611093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813.0432">
                <text:p>1813.0432</text:p>
              </table:table-cell>
              <table:table-cell office:value-type="float" office:value="-44.259039">
                <text:p>-44.259039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812.8593">
                <text:p>1812.8593</text:p>
              </table:table-cell>
              <table:table-cell office:value-type="float" office:value="-43.694204">
                <text:p>-43.694204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812.6144">
                <text:p>1812.6144</text:p>
              </table:table-cell>
              <table:table-cell office:value-type="float" office:value="-43.260803">
                <text:p>-43.260803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812.35945">
                <text:p>1812.35945</text:p>
              </table:table-cell>
              <table:table-cell office:value-type="float" office:value="-42.641161">
                <text:p>-42.641161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812.11025">
                <text:p>1812.11025</text:p>
              </table:table-cell>
              <table:table-cell office:value-type="float" office:value="-42.36703">
                <text:p>-42.36703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811.89175">
                <text:p>1811.89175</text:p>
              </table:table-cell>
              <table:table-cell office:value-type="float" office:value="-42.318449">
                <text:p>-42.318449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811.7009">
                <text:p>1811.7009</text:p>
              </table:table-cell>
              <table:table-cell office:value-type="float" office:value="-42.339904">
                <text:p>-42.339904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811.5129">
                <text:p>1811.5129</text:p>
              </table:table-cell>
              <table:table-cell office:value-type="float" office:value="-42.52741">
                <text:p>-42.52741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811.32495">
                <text:p>1811.32495</text:p>
              </table:table-cell>
              <table:table-cell office:value-type="float" office:value="-42.857886">
                <text:p>-42.857886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811.14135">
                <text:p>1811.14135</text:p>
              </table:table-cell>
              <table:table-cell office:value-type="float" office:value="-43.157617">
                <text:p>-43.157617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810.9905">
                <text:p>1810.9905</text:p>
              </table:table-cell>
              <table:table-cell office:value-type="float" office:value="-43.432471">
                <text:p>-43.432471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810.88355">
                <text:p>1810.88355</text:p>
              </table:table-cell>
              <table:table-cell office:value-type="float" office:value="-43.792534">
                <text:p>-43.792534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810.792">
                <text:p>1810.792</text:p>
              </table:table-cell>
              <table:table-cell office:value-type="float" office:value="-44.138156">
                <text:p>-44.138156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810.7004">
                <text:p>1810.7004</text:p>
              </table:table-cell>
              <table:table-cell office:value-type="float" office:value="-44.477975">
                <text:p>-44.477975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810.6088">
                <text:p>1810.6088</text:p>
              </table:table-cell>
              <table:table-cell office:value-type="float" office:value="-44.723674">
                <text:p>-44.723674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810.5172">
                <text:p>1810.5172</text:p>
              </table:table-cell>
              <table:table-cell office:value-type="float" office:value="-44.848379">
                <text:p>-44.848379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810.42565">
                <text:p>1810.42565</text:p>
              </table:table-cell>
              <table:table-cell office:value-type="float" office:value="-44.949993">
                <text:p>-44.949993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810.3341">
                <text:p>1810.3341</text:p>
              </table:table-cell>
              <table:table-cell office:value-type="float" office:value="-45.072693">
                <text:p>-45.072693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810.2425">
                <text:p>1810.2425</text:p>
              </table:table-cell>
              <table:table-cell office:value-type="float" office:value="-45.003361">
                <text:p>-45.003361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810.1509">
                <text:p>1810.1509</text:p>
              </table:table-cell>
              <table:table-cell office:value-type="float" office:value="-44.916689">
                <text:p>-44.916689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810.059">
                <text:p>1810.059</text:p>
              </table:table-cell>
              <table:table-cell office:value-type="float" office:value="-43.874835">
                <text:p>-43.874835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809.96415">
                <text:p>1809.96415</text:p>
              </table:table-cell>
              <table:table-cell office:value-type="float" office:value="-42.686066">
                <text:p>-42.686066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809.8658">
                <text:p>1809.8658</text:p>
              </table:table-cell>
              <table:table-cell office:value-type="float" office:value="-42.773972">
                <text:p>-42.773972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809.7666">
                <text:p>1809.7666</text:p>
              </table:table-cell>
              <table:table-cell office:value-type="float" office:value="-42.876644">
                <text:p>-42.876644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809.6674">
                <text:p>1809.6674</text:p>
              </table:table-cell>
              <table:table-cell office:value-type="float" office:value="-43.110023">
                <text:p>-43.110023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809.56815">
                <text:p>1809.56815</text:p>
              </table:table-cell>
              <table:table-cell office:value-type="float" office:value="-43.318451">
                <text:p>-43.318451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809.4689">
                <text:p>1809.4689</text:p>
              </table:table-cell>
              <table:table-cell office:value-type="float" office:value="-43.289763">
                <text:p>-43.289763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809.36975">
                <text:p>1809.36975</text:p>
              </table:table-cell>
              <table:table-cell office:value-type="float" office:value="-43.053733">
                <text:p>-43.053733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809.27055">
                <text:p>1809.27055</text:p>
              </table:table-cell>
              <table:table-cell office:value-type="float" office:value="-42.768737">
                <text:p>-42.768737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809.1713">
                <text:p>1809.1713</text:p>
              </table:table-cell>
              <table:table-cell office:value-type="float" office:value="-42.5183">
                <text:p>-42.5183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809.0707">
                <text:p>1809.0707</text:p>
              </table:table-cell>
              <table:table-cell office:value-type="float" office:value="-42.056682">
                <text:p>-42.056682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808.96225">
                <text:p>1808.96225</text:p>
              </table:table-cell>
              <table:table-cell office:value-type="float" office:value="-41.992475">
                <text:p>-41.992475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808.8432">
                <text:p>1808.8432</text:p>
              </table:table-cell>
              <table:table-cell office:value-type="float" office:value="-42.177865">
                <text:p>-42.177865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808.72">
                <text:p>1808.72</text:p>
              </table:table-cell>
              <table:table-cell office:value-type="float" office:value="-43.351155">
                <text:p>-43.351155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808.59685">
                <text:p>1808.59685</text:p>
              </table:table-cell>
              <table:table-cell office:value-type="float" office:value="-44.175864">
                <text:p>-44.175864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808.4737">
                <text:p>1808.4737</text:p>
              </table:table-cell>
              <table:table-cell office:value-type="float" office:value="-44.648279">
                <text:p>-44.648279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808.3505">
                <text:p>1808.3505</text:p>
              </table:table-cell>
              <table:table-cell office:value-type="float" office:value="-44.877818">
                <text:p>-44.877818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808.2273">
                <text:p>1808.2273</text:p>
              </table:table-cell>
              <table:table-cell office:value-type="float" office:value="-45.033448">
                <text:p>-45.033448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808.1052">
                <text:p>1808.1052</text:p>
              </table:table-cell>
              <table:table-cell office:value-type="float" office:value="-45.126681">
                <text:p>-45.126681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807.98895">
                <text:p>1807.98895</text:p>
              </table:table-cell>
              <table:table-cell office:value-type="float" office:value="-45.201668">
                <text:p>-45.201668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807.8822">
                <text:p>1807.8822</text:p>
              </table:table-cell>
              <table:table-cell office:value-type="float" office:value="-45.212345">
                <text:p>-45.212345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807.7802">
                <text:p>1807.7802</text:p>
              </table:table-cell>
              <table:table-cell office:value-type="float" office:value="-45.183657">
                <text:p>-45.183657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807.67815">
                <text:p>1807.67815</text:p>
              </table:table-cell>
              <table:table-cell office:value-type="float" office:value="-45.219293">
                <text:p>-45.219293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807.57605">
                <text:p>1807.57605</text:p>
              </table:table-cell>
              <table:table-cell office:value-type="float" office:value="-45.202242">
                <text:p>-45.202242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807.474">
                <text:p>1807.474</text:p>
              </table:table-cell>
              <table:table-cell office:value-type="float" office:value="-45.074679">
                <text:p>-45.074679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807.37195">
                <text:p>1807.37195</text:p>
              </table:table-cell>
              <table:table-cell office:value-type="float" office:value="-44.917366">
                <text:p>-44.917366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807.2699">
                <text:p>1807.2699</text:p>
              </table:table-cell>
              <table:table-cell office:value-type="float" office:value="-44.537335">
                <text:p>-44.537335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807.1679">
                <text:p>1807.1679</text:p>
              </table:table-cell>
              <table:table-cell office:value-type="float" office:value="-44.139074">
                <text:p>-44.139074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807.0618">
                <text:p>1807.0618</text:p>
              </table:table-cell>
              <table:table-cell office:value-type="float" office:value="-43.45666">
                <text:p>-43.45666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806.93065">
                <text:p>1806.93065</text:p>
              </table:table-cell>
              <table:table-cell office:value-type="float" office:value="-43.100637">
                <text:p>-43.100637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806.7338">
                <text:p>1806.7338</text:p>
              </table:table-cell>
              <table:table-cell office:value-type="float" office:value="-42.677417">
                <text:p>-42.677417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806.53175">
                <text:p>1806.53175</text:p>
              </table:table-cell>
              <table:table-cell office:value-type="float" office:value="-41.704139">
                <text:p>-41.704139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806.3693">
                <text:p>1806.3693</text:p>
              </table:table-cell>
              <table:table-cell office:value-type="float" office:value="-42.078638">
                <text:p>-42.078638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806.20685">
                <text:p>1806.20685</text:p>
              </table:table-cell>
              <table:table-cell office:value-type="float" office:value="-42.381251">
                <text:p>-42.381251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806.04825">
                <text:p>1806.04825</text:p>
              </table:table-cell>
              <table:table-cell office:value-type="float" office:value="-42.740382">
                <text:p>-42.740382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805.89825">
                <text:p>1805.89825</text:p>
              </table:table-cell>
              <table:table-cell office:value-type="float" office:value="-42.990088">
                <text:p>-42.990088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805.75455">
                <text:p>1805.75455</text:p>
              </table:table-cell>
              <table:table-cell office:value-type="float" office:value="-43.241713">
                <text:p>-43.241713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805.6124">
                <text:p>1805.6124</text:p>
              </table:table-cell>
              <table:table-cell office:value-type="float" office:value="-43.509649">
                <text:p>-43.509649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805.4702">
                <text:p>1805.4702</text:p>
              </table:table-cell>
              <table:table-cell office:value-type="float" office:value="-43.860141">
                <text:p>-43.860141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805.32805">
                <text:p>1805.32805</text:p>
              </table:table-cell>
              <table:table-cell office:value-type="float" office:value="-44.056089">
                <text:p>-44.056089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805.1859">
                <text:p>1805.1859</text:p>
              </table:table-cell>
              <table:table-cell office:value-type="float" office:value="-44.165641">
                <text:p>-44.165641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805.0476">
                <text:p>1805.0476</text:p>
              </table:table-cell>
              <table:table-cell office:value-type="float" office:value="-44.153272">
                <text:p>-44.153272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804.92855">
                <text:p>1804.92855</text:p>
              </table:table-cell>
              <table:table-cell office:value-type="float" office:value="-43.902844">
                <text:p>-43.902844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804.825">
                <text:p>1804.825</text:p>
              </table:table-cell>
              <table:table-cell office:value-type="float" office:value="-43.803238">
                <text:p>-43.803238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804.7216">
                <text:p>1804.7216</text:p>
              </table:table-cell>
              <table:table-cell office:value-type="float" office:value="-43.507692">
                <text:p>-43.507692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804.61825">
                <text:p>1804.61825</text:p>
              </table:table-cell>
              <table:table-cell office:value-type="float" office:value="-43.239985">
                <text:p>-43.239985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804.5149">
                <text:p>1804.5149</text:p>
              </table:table-cell>
              <table:table-cell office:value-type="float" office:value="-43.027955">
                <text:p>-43.027955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804.4115">
                <text:p>1804.4115</text:p>
              </table:table-cell>
              <table:table-cell office:value-type="float" office:value="-42.743928">
                <text:p>-42.743928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804.3081">
                <text:p>1804.3081</text:p>
              </table:table-cell>
              <table:table-cell office:value-type="float" office:value="-42.514611">
                <text:p>-42.514611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804.2047">
                <text:p>1804.2047</text:p>
              </table:table-cell>
              <table:table-cell office:value-type="float" office:value="-42.307389">
                <text:p>-42.307389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804.1012">
                <text:p>1804.1012</text:p>
              </table:table-cell>
              <table:table-cell office:value-type="float" office:value="-42.166395">
                <text:p>-42.166395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803.9941">
                <text:p>1803.9941</text:p>
              </table:table-cell>
              <table:table-cell office:value-type="float" office:value="-42.027314">
                <text:p>-42.027314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803.87995">
                <text:p>1803.87995</text:p>
              </table:table-cell>
              <table:table-cell office:value-type="float" office:value="-41.944884">
                <text:p>-41.944884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803.7623">
                <text:p>1803.7623</text:p>
              </table:table-cell>
              <table:table-cell office:value-type="float" office:value="-42.090915">
                <text:p>-42.090915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803.6447">
                <text:p>1803.6447</text:p>
              </table:table-cell>
              <table:table-cell office:value-type="float" office:value="-42.289742">
                <text:p>-42.289742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803.52705">
                <text:p>1803.52705</text:p>
              </table:table-cell>
              <table:table-cell office:value-type="float" office:value="-42.552878">
                <text:p>-42.552878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803.40935">
                <text:p>1803.40935</text:p>
              </table:table-cell>
              <table:table-cell office:value-type="float" office:value="-42.419297">
                <text:p>-42.419297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803.2917">
                <text:p>1803.2917</text:p>
              </table:table-cell>
              <table:table-cell office:value-type="float" office:value="-42.658436">
                <text:p>-42.658436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803.1741">
                <text:p>1803.1741</text:p>
              </table:table-cell>
              <table:table-cell office:value-type="float" office:value="-42.72003">
                <text:p>-42.72003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803.0567">
                <text:p>1803.0567</text:p>
              </table:table-cell>
              <table:table-cell office:value-type="float" office:value="-42.722097">
                <text:p>-42.722097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802.94105">
                <text:p>1802.94105</text:p>
              </table:table-cell>
              <table:table-cell office:value-type="float" office:value="-42.451499">
                <text:p>-42.451499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802.82715">
                <text:p>1802.82715</text:p>
              </table:table-cell>
              <table:table-cell office:value-type="float" office:value="-42.62919">
                <text:p>-42.62919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802.7134">
                <text:p>1802.7134</text:p>
              </table:table-cell>
              <table:table-cell office:value-type="float" office:value="-42.726307">
                <text:p>-42.726307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802.59965">
                <text:p>1802.59965</text:p>
              </table:table-cell>
              <table:table-cell office:value-type="float" office:value="-42.804222">
                <text:p>-42.804222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802.48595">
                <text:p>1802.48595</text:p>
              </table:table-cell>
              <table:table-cell office:value-type="float" office:value="-42.901265">
                <text:p>-42.901265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802.3722">
                <text:p>1802.3722</text:p>
              </table:table-cell>
              <table:table-cell office:value-type="float" office:value="-42.826526">
                <text:p>-42.826526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802.25845">
                <text:p>1802.25845</text:p>
              </table:table-cell>
              <table:table-cell office:value-type="float" office:value="-42.690562">
                <text:p>-42.690562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802.1448">
                <text:p>1802.1448</text:p>
              </table:table-cell>
              <table:table-cell office:value-type="float" office:value="-42.605263">
                <text:p>-42.605263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802.03575">
                <text:p>1802.03575</text:p>
              </table:table-cell>
              <table:table-cell office:value-type="float" office:value="-42.461324">
                <text:p>-42.461324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801.9472">
                <text:p>1801.9472</text:p>
              </table:table-cell>
              <table:table-cell office:value-type="float" office:value="-42.534438">
                <text:p>-42.534438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801.8746">
                <text:p>1801.8746</text:p>
              </table:table-cell>
              <table:table-cell office:value-type="float" office:value="-42.844693">
                <text:p>-42.844693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801.802">
                <text:p>1801.802</text:p>
              </table:table-cell>
              <table:table-cell office:value-type="float" office:value="-43.090547">
                <text:p>-43.090547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801.7294">
                <text:p>1801.7294</text:p>
              </table:table-cell>
              <table:table-cell office:value-type="float" office:value="-43.865478">
                <text:p>-43.865478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801.6568">
                <text:p>1801.6568</text:p>
              </table:table-cell>
              <table:table-cell office:value-type="float" office:value="-44.505997">
                <text:p>-44.505997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801.5842">
                <text:p>1801.5842</text:p>
              </table:table-cell>
              <table:table-cell office:value-type="float" office:value="-44.753769">
                <text:p>-44.753769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801.51165">
                <text:p>1801.51165</text:p>
              </table:table-cell>
              <table:table-cell office:value-type="float" office:value="-45.273316">
                <text:p>-45.273316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801.4391">
                <text:p>1801.4391</text:p>
              </table:table-cell>
              <table:table-cell office:value-type="float" office:value="-45.144955">
                <text:p>-45.144955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801.3665">
                <text:p>1801.3665</text:p>
              </table:table-cell>
              <table:table-cell office:value-type="float" office:value="-44.916603">
                <text:p>-44.916603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801.1971">
                <text:p>1801.1971</text:p>
              </table:table-cell>
              <table:table-cell office:value-type="float" office:value="-44.249498">
                <text:p>-44.249498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801.0988">
                <text:p>1801.0988</text:p>
              </table:table-cell>
              <table:table-cell office:value-type="float" office:value="-43.677961">
                <text:p>-43.677961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800.99985">
                <text:p>1800.99985</text:p>
              </table:table-cell>
              <table:table-cell office:value-type="float" office:value="-43.644662">
                <text:p>-43.644662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800.81695">
                <text:p>1800.81695</text:p>
              </table:table-cell>
              <table:table-cell office:value-type="float" office:value="-42.981891">
                <text:p>-42.981891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800.5678">
                <text:p>1800.5678</text:p>
              </table:table-cell>
              <table:table-cell office:value-type="float" office:value="-42.636561">
                <text:p>-42.636561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800.31325">
                <text:p>1800.31325</text:p>
              </table:table-cell>
              <table:table-cell office:value-type="float" office:value="-42.06757">
                <text:p>-42.06757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800.0847">
                <text:p>1800.0847</text:p>
              </table:table-cell>
              <table:table-cell office:value-type="float" office:value="-41.866001">
                <text:p>-41.866001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799.9137">
                <text:p>1799.9137</text:p>
              </table:table-cell>
              <table:table-cell office:value-type="float" office:value="-41.559754">
                <text:p>-41.559754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799.7826">
                <text:p>1799.7826</text:p>
              </table:table-cell>
              <table:table-cell office:value-type="float" office:value="-41.171537">
                <text:p>-41.171537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799.65975">
                <text:p>1799.65975</text:p>
              </table:table-cell>
              <table:table-cell office:value-type="float" office:value="-41.090525">
                <text:p>-41.090525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799.53685">
                <text:p>1799.53685</text:p>
              </table:table-cell>
              <table:table-cell office:value-type="float" office:value="-41.280978">
                <text:p>-41.280978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799.41395">
                <text:p>1799.41395</text:p>
              </table:table-cell>
              <table:table-cell office:value-type="float" office:value="-41.348523">
                <text:p>-41.348523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799.29105">
                <text:p>1799.29105</text:p>
              </table:table-cell>
              <table:table-cell office:value-type="float" office:value="-42.184575">
                <text:p>-42.184575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799.16815">
                <text:p>1799.16815</text:p>
              </table:table-cell>
              <table:table-cell office:value-type="float" office:value="-42.930354">
                <text:p>-42.930354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799.0502">
                <text:p>1799.0502</text:p>
              </table:table-cell>
              <table:table-cell office:value-type="float" office:value="-43.382409">
                <text:p>-43.382409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798.94515">
                <text:p>1798.94515</text:p>
              </table:table-cell>
              <table:table-cell office:value-type="float" office:value="-44.179814">
                <text:p>-44.179814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798.8509">
                <text:p>1798.8509</text:p>
              </table:table-cell>
              <table:table-cell office:value-type="float" office:value="-45.172878">
                <text:p>-45.172878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798.7595">
                <text:p>1798.7595</text:p>
              </table:table-cell>
              <table:table-cell office:value-type="float" office:value="-46.05455">
                <text:p>-46.05455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798.6681">
                <text:p>1798.6681</text:p>
              </table:table-cell>
              <table:table-cell office:value-type="float" office:value="-46.651152">
                <text:p>-46.651152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798.57675">
                <text:p>1798.57675</text:p>
              </table:table-cell>
              <table:table-cell office:value-type="float" office:value="-46.794737">
                <text:p>-46.794737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798.4854">
                <text:p>1798.4854</text:p>
              </table:table-cell>
              <table:table-cell office:value-type="float" office:value="-47.153194">
                <text:p>-47.153194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798.39405">
                <text:p>1798.39405</text:p>
              </table:table-cell>
              <table:table-cell office:value-type="float" office:value="-46.735512">
                <text:p>-46.735512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798.3027">
                <text:p>1798.3027</text:p>
              </table:table-cell>
              <table:table-cell office:value-type="float" office:value="-46.502215">
                <text:p>-46.502215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798.2113">
                <text:p>1798.2113</text:p>
              </table:table-cell>
              <table:table-cell office:value-type="float" office:value="-46.002968">
                <text:p>-46.002968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798.11955">
                <text:p>1798.11955</text:p>
              </table:table-cell>
              <table:table-cell office:value-type="float" office:value="-45.505886">
                <text:p>-45.505886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798.0191">
                <text:p>1798.0191</text:p>
              </table:table-cell>
              <table:table-cell office:value-type="float" office:value="-45.1344">
                <text:p>-45.1344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797.87095">
                <text:p>1797.87095</text:p>
              </table:table-cell>
              <table:table-cell office:value-type="float" office:value="-44.83285">
                <text:p>-44.83285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797.6834">
                <text:p>1797.6834</text:p>
              </table:table-cell>
              <table:table-cell office:value-type="float" office:value="-44.654258">
                <text:p>-44.654258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797.4958">
                <text:p>1797.4958</text:p>
              </table:table-cell>
              <table:table-cell office:value-type="float" office:value="-44.895039">
                <text:p>-44.895039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797.30825">
                <text:p>1797.30825</text:p>
              </table:table-cell>
              <table:table-cell office:value-type="float" office:value="-44.987909">
                <text:p>-44.987909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797.1225">
                <text:p>1797.1225</text:p>
              </table:table-cell>
              <table:table-cell office:value-type="float" office:value="-45.025241">
                <text:p>-45.025241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796.9644">
                <text:p>1796.9644</text:p>
              </table:table-cell>
              <table:table-cell office:value-type="float" office:value="-45.198748">
                <text:p>-45.198748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796.8389">
                <text:p>1796.8389</text:p>
              </table:table-cell>
              <table:table-cell office:value-type="float" office:value="-45.20045">
                <text:p>-45.20045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796.7201">
                <text:p>1796.7201</text:p>
              </table:table-cell>
              <table:table-cell office:value-type="float" office:value="-45.338423">
                <text:p>-45.338423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796.6013">
                <text:p>1796.6013</text:p>
              </table:table-cell>
              <table:table-cell office:value-type="float" office:value="-45.297901">
                <text:p>-45.297901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796.4825">
                <text:p>1796.4825</text:p>
              </table:table-cell>
              <table:table-cell office:value-type="float" office:value="-45.481097">
                <text:p>-45.481097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796.3637">
                <text:p>1796.3637</text:p>
              </table:table-cell>
              <table:table-cell office:value-type="float" office:value="-45.342692">
                <text:p>-45.342692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796.2449">
                <text:p>1796.2449</text:p>
              </table:table-cell>
              <table:table-cell office:value-type="float" office:value="-44.902959">
                <text:p>-44.902959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796.1261">
                <text:p>1796.1261</text:p>
              </table:table-cell>
              <table:table-cell office:value-type="float" office:value="-44.80882">
                <text:p>-44.80882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796.01235">
                <text:p>1796.01235</text:p>
              </table:table-cell>
              <table:table-cell office:value-type="float" office:value="-44.784613">
                <text:p>-44.784613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795.90975">
                <text:p>1795.90975</text:p>
              </table:table-cell>
              <table:table-cell office:value-type="float" office:value="-44.970566">
                <text:p>-44.970566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795.81335">
                <text:p>1795.81335</text:p>
              </table:table-cell>
              <table:table-cell office:value-type="float" office:value="-45.280094">
                <text:p>-45.280094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795.717">
                <text:p>1795.717</text:p>
              </table:table-cell>
              <table:table-cell office:value-type="float" office:value="-45.789441">
                <text:p>-45.789441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795.62065">
                <text:p>1795.62065</text:p>
              </table:table-cell>
              <table:table-cell office:value-type="float" office:value="-46.235572">
                <text:p>-46.235572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795.52435">
                <text:p>1795.52435</text:p>
              </table:table-cell>
              <table:table-cell office:value-type="float" office:value="-46.397531">
                <text:p>-46.397531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795.42805">
                <text:p>1795.42805</text:p>
              </table:table-cell>
              <table:table-cell office:value-type="float" office:value="-46.322461">
                <text:p>-46.322461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795.33175">
                <text:p>1795.33175</text:p>
              </table:table-cell>
              <table:table-cell office:value-type="float" office:value="-46.018041">
                <text:p>-46.018041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795.23545">
                <text:p>1795.23545</text:p>
              </table:table-cell>
              <table:table-cell office:value-type="float" office:value="-45.672359">
                <text:p>-45.672359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795.1391">
                <text:p>1795.1391</text:p>
              </table:table-cell>
              <table:table-cell office:value-type="float" office:value="-45.040712">
                <text:p>-45.040712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795.0419">
                <text:p>1795.0419</text:p>
              </table:table-cell>
              <table:table-cell office:value-type="float" office:value="-44.326539">
                <text:p>-44.326539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794.92925">
                <text:p>1794.92925</text:p>
              </table:table-cell>
              <table:table-cell office:value-type="float" office:value="-43.789898">
                <text:p>-43.789898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794.80285">
                <text:p>1794.80285</text:p>
              </table:table-cell>
              <table:table-cell office:value-type="float" office:value="-42.893064">
                <text:p>-42.893064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794.67725">
                <text:p>1794.67725</text:p>
              </table:table-cell>
              <table:table-cell office:value-type="float" office:value="-42.555193">
                <text:p>-42.555193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794.55165">
                <text:p>1794.55165</text:p>
              </table:table-cell>
              <table:table-cell office:value-type="float" office:value="-42.68303">
                <text:p>-42.68303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794.42605">
                <text:p>1794.42605</text:p>
              </table:table-cell>
              <table:table-cell office:value-type="float" office:value="-42.521887">
                <text:p>-42.521887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794.30045">
                <text:p>1794.30045</text:p>
              </table:table-cell>
              <table:table-cell office:value-type="float" office:value="-42.622842">
                <text:p>-42.622842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794.17485">
                <text:p>1794.17485</text:p>
              </table:table-cell>
              <table:table-cell office:value-type="float" office:value="-42.596034">
                <text:p>-42.596034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794.04215">
                <text:p>1794.04215</text:p>
              </table:table-cell>
              <table:table-cell office:value-type="float" office:value="-42.5693">
                <text:p>-42.5693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793.88365">
                <text:p>1793.88365</text:p>
              </table:table-cell>
              <table:table-cell office:value-type="float" office:value="-42.619445">
                <text:p>-42.619445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793.70245">
                <text:p>1793.70245</text:p>
              </table:table-cell>
              <table:table-cell office:value-type="float" office:value="-42.628233">
                <text:p>-42.628233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793.51735">
                <text:p>1793.51735</text:p>
              </table:table-cell>
              <table:table-cell office:value-type="float" office:value="-42.528535">
                <text:p>-42.528535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793.33225">
                <text:p>1793.33225</text:p>
              </table:table-cell>
              <table:table-cell office:value-type="float" office:value="-42.770544">
                <text:p>-42.770544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793.14765">
                <text:p>1793.14765</text:p>
              </table:table-cell>
              <table:table-cell office:value-type="float" office:value="-42.901259">
                <text:p>-42.901259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792.9924">
                <text:p>1792.9924</text:p>
              </table:table-cell>
              <table:table-cell office:value-type="float" office:value="-42.975331">
                <text:p>-42.975331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792.87895">
                <text:p>1792.87895</text:p>
              </table:table-cell>
              <table:table-cell office:value-type="float" office:value="-43.347906">
                <text:p>-43.347906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792.7785">
                <text:p>1792.7785</text:p>
              </table:table-cell>
              <table:table-cell office:value-type="float" office:value="-43.662951">
                <text:p>-43.662951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792.67805">
                <text:p>1792.67805</text:p>
              </table:table-cell>
              <table:table-cell office:value-type="float" office:value="-43.942473">
                <text:p>-43.942473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792.57755">
                <text:p>1792.57755</text:p>
              </table:table-cell>
              <table:table-cell office:value-type="float" office:value="-44.083673">
                <text:p>-44.083673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792.47705">
                <text:p>1792.47705</text:p>
              </table:table-cell>
              <table:table-cell office:value-type="float" office:value="-43.894836">
                <text:p>-43.894836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792.37655">
                <text:p>1792.37655</text:p>
              </table:table-cell>
              <table:table-cell office:value-type="float" office:value="-43.828739">
                <text:p>-43.828739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792.2761">
                <text:p>1792.2761</text:p>
              </table:table-cell>
              <table:table-cell office:value-type="float" office:value="-43.461187">
                <text:p>-43.461187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792.17565">
                <text:p>1792.17565</text:p>
              </table:table-cell>
              <table:table-cell office:value-type="float" office:value="-42.812342">
                <text:p>-42.812342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792.07185">
                <text:p>1792.07185</text:p>
              </table:table-cell>
              <table:table-cell office:value-type="float" office:value="-42.557118">
                <text:p>-42.557118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791.95405">
                <text:p>1791.95405</text:p>
              </table:table-cell>
              <table:table-cell office:value-type="float" office:value="-42.372863">
                <text:p>-42.372863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791.81655">
                <text:p>1791.81655</text:p>
              </table:table-cell>
              <table:table-cell office:value-type="float" office:value="-42.104273">
                <text:p>-42.104273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791.67">
                <text:p>1791.67</text:p>
              </table:table-cell>
              <table:table-cell office:value-type="float" office:value="-42.385714">
                <text:p>-42.385714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791.52345">
                <text:p>1791.52345</text:p>
              </table:table-cell>
              <table:table-cell office:value-type="float" office:value="-42.877403">
                <text:p>-42.877403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791.37695">
                <text:p>1791.37695</text:p>
              </table:table-cell>
              <table:table-cell office:value-type="float" office:value="-43.386298">
                <text:p>-43.386298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791.23045">
                <text:p>1791.23045</text:p>
              </table:table-cell>
              <table:table-cell office:value-type="float" office:value="-43.636055">
                <text:p>-43.636055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791.0881">
                <text:p>1791.0881</text:p>
              </table:table-cell>
              <table:table-cell office:value-type="float" office:value="-44.224705">
                <text:p>-44.224705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1790.9629">
                <text:p>1790.9629</text:p>
              </table:table-cell>
              <table:table-cell office:value-type="float" office:value="-45.050482">
                <text:p>-45.050482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1790.85655">
                <text:p>1790.85655</text:p>
              </table:table-cell>
              <table:table-cell office:value-type="float" office:value="-45.343515">
                <text:p>-45.343515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790.7561">
                <text:p>1790.7561</text:p>
              </table:table-cell>
              <table:table-cell office:value-type="float" office:value="-45.88549">
                <text:p>-45.88549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1790.65565">
                <text:p>1790.65565</text:p>
              </table:table-cell>
              <table:table-cell office:value-type="float" office:value="-45.967645">
                <text:p>-45.967645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1790.5552">
                <text:p>1790.5552</text:p>
              </table:table-cell>
              <table:table-cell office:value-type="float" office:value="-46.405859">
                <text:p>-46.405859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790.45475">
                <text:p>1790.45475</text:p>
              </table:table-cell>
              <table:table-cell office:value-type="float" office:value="-46.40441">
                <text:p>-46.40441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790.35425">
                <text:p>1790.35425</text:p>
              </table:table-cell>
              <table:table-cell office:value-type="float" office:value="-46.499803">
                <text:p>-46.499803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790.25375">
                <text:p>1790.25375</text:p>
              </table:table-cell>
              <table:table-cell office:value-type="float" office:value="-46.135371">
                <text:p>-46.135371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790.1533">
                <text:p>1790.1533</text:p>
              </table:table-cell>
              <table:table-cell office:value-type="float" office:value="-46.064601">
                <text:p>-46.064601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790.0528">
                <text:p>1790.0528</text:p>
              </table:table-cell>
              <table:table-cell office:value-type="float" office:value="-44.527769">
                <text:p>-44.527769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789.94835">
                <text:p>1789.94835</text:p>
              </table:table-cell>
              <table:table-cell office:value-type="float" office:value="-44.287076">
                <text:p>-44.287076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789.83995">
                <text:p>1789.83995</text:p>
              </table:table-cell>
              <table:table-cell office:value-type="float" office:value="-44.20969">
                <text:p>-44.20969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789.7314">
                <text:p>1789.7314</text:p>
              </table:table-cell>
              <table:table-cell office:value-type="float" office:value="-44.741666">
                <text:p>-44.741666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789.6228">
                <text:p>1789.6228</text:p>
              </table:table-cell>
              <table:table-cell office:value-type="float" office:value="-44.948211">
                <text:p>-44.948211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789.5142">
                <text:p>1789.5142</text:p>
              </table:table-cell>
              <table:table-cell office:value-type="float" office:value="-45.283301">
                <text:p>-45.283301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1789.40565">
                <text:p>1789.40565</text:p>
              </table:table-cell>
              <table:table-cell office:value-type="float" office:value="-45.382241">
                <text:p>-45.382241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1789.29715">
                <text:p>1789.29715</text:p>
              </table:table-cell>
              <table:table-cell office:value-type="float" office:value="-45.006872">
                <text:p>-45.006872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1789.17815">
                <text:p>1789.17815</text:p>
              </table:table-cell>
              <table:table-cell office:value-type="float" office:value="-45.253526">
                <text:p>-45.253526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789.0588">
                <text:p>1789.0588</text:p>
              </table:table-cell>
              <table:table-cell office:value-type="float" office:value="-45.17666">
                <text:p>-45.17666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1788.9366">
                <text:p>1788.9366</text:p>
              </table:table-cell>
              <table:table-cell office:value-type="float" office:value="-45.033458">
                <text:p>-45.033458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788.80095">
                <text:p>1788.80095</text:p>
              </table:table-cell>
              <table:table-cell office:value-type="float" office:value="-44.403523">
                <text:p>-44.403523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1788.6648">
                <text:p>1788.6648</text:p>
              </table:table-cell>
              <table:table-cell office:value-type="float" office:value="-43.81265">
                <text:p>-43.81265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1788.5286">
                <text:p>1788.5286</text:p>
              </table:table-cell>
              <table:table-cell office:value-type="float" office:value="-43.803714">
                <text:p>-43.803714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1788.39245">
                <text:p>1788.39245</text:p>
              </table:table-cell>
              <table:table-cell office:value-type="float" office:value="-43.461645">
                <text:p>-43.461645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1788.25625">
                <text:p>1788.25625</text:p>
              </table:table-cell>
              <table:table-cell office:value-type="float" office:value="-43.103216">
                <text:p>-43.103216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1788.12005">
                <text:p>1788.12005</text:p>
              </table:table-cell>
              <table:table-cell office:value-type="float" office:value="-42.689989">
                <text:p>-42.689989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1787.9856">
                <text:p>1787.9856</text:p>
              </table:table-cell>
              <table:table-cell office:value-type="float" office:value="-42.726033">
                <text:p>-42.726033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1787.85365">
                <text:p>1787.85365</text:p>
              </table:table-cell>
              <table:table-cell office:value-type="float" office:value="-42.804316">
                <text:p>-42.804316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1787.72265">
                <text:p>1787.72265</text:p>
              </table:table-cell>
              <table:table-cell office:value-type="float" office:value="-42.838396">
                <text:p>-42.838396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1787.59175">
                <text:p>1787.59175</text:p>
              </table:table-cell>
              <table:table-cell office:value-type="float" office:value="-43.078822">
                <text:p>-43.078822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1787.46085">
                <text:p>1787.46085</text:p>
              </table:table-cell>
              <table:table-cell office:value-type="float" office:value="-43.218431">
                <text:p>-43.218431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1787.3299">
                <text:p>1787.3299</text:p>
              </table:table-cell>
              <table:table-cell office:value-type="float" office:value="-43.494632">
                <text:p>-43.494632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1787.1989">
                <text:p>1787.1989</text:p>
              </table:table-cell>
              <table:table-cell office:value-type="float" office:value="-43.953806">
                <text:p>-43.953806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1787.06925">
                <text:p>1787.06925</text:p>
              </table:table-cell>
              <table:table-cell office:value-type="float" office:value="-44.109583">
                <text:p>-44.109583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1786.95195">
                <text:p>1786.95195</text:p>
              </table:table-cell>
              <table:table-cell office:value-type="float" office:value="-44.187544">
                <text:p>-44.187544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1786.84725">
                <text:p>1786.84725</text:p>
              </table:table-cell>
              <table:table-cell office:value-type="float" office:value="-44.761826">
                <text:p>-44.761826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1786.7441">
                <text:p>1786.7441</text:p>
              </table:table-cell>
              <table:table-cell office:value-type="float" office:value="-45.435914">
                <text:p>-45.435914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1786.6409">
                <text:p>1786.6409</text:p>
              </table:table-cell>
              <table:table-cell office:value-type="float" office:value="-45.449443">
                <text:p>-45.449443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1786.53775">
                <text:p>1786.53775</text:p>
              </table:table-cell>
              <table:table-cell office:value-type="float" office:value="-45.487901">
                <text:p>-45.487901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1786.4346">
                <text:p>1786.4346</text:p>
              </table:table-cell>
              <table:table-cell office:value-type="float" office:value="-45.311269">
                <text:p>-45.311269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1786.3314">
                <text:p>1786.3314</text:p>
              </table:table-cell>
              <table:table-cell office:value-type="float" office:value="-45.460057">
                <text:p>-45.460057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1786.22825">
                <text:p>1786.22825</text:p>
              </table:table-cell>
              <table:table-cell office:value-type="float" office:value="-45.196852">
                <text:p>-45.196852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1786.1251">
                <text:p>1786.1251</text:p>
              </table:table-cell>
              <table:table-cell office:value-type="float" office:value="-45.213037">
                <text:p>-45.213037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1786.0132">
                <text:p>1786.0132</text:p>
              </table:table-cell>
              <table:table-cell office:value-type="float" office:value="-44.903737">
                <text:p>-44.903737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1785.8812">
                <text:p>1785.8812</text:p>
              </table:table-cell>
              <table:table-cell office:value-type="float" office:value="-44.463822">
                <text:p>-44.463822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785.7355">
                <text:p>1785.7355</text:p>
              </table:table-cell>
              <table:table-cell office:value-type="float" office:value="-44.300379">
                <text:p>-44.300379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1785.5875">
                <text:p>1785.5875</text:p>
              </table:table-cell>
              <table:table-cell office:value-type="float" office:value="-44.417216">
                <text:p>-44.417216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1785.4395">
                <text:p>1785.4395</text:p>
              </table:table-cell>
              <table:table-cell office:value-type="float" office:value="-44.001207">
                <text:p>-44.001207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1785.29145">
                <text:p>1785.29145</text:p>
              </table:table-cell>
              <table:table-cell office:value-type="float" office:value="-43.78099">
                <text:p>-43.78099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1785.14345">
                <text:p>1785.14345</text:p>
              </table:table-cell>
              <table:table-cell office:value-type="float" office:value="-43.455154">
                <text:p>-43.455154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1785.0067">
                <text:p>1785.0067</text:p>
              </table:table-cell>
              <table:table-cell office:value-type="float" office:value="-42.944924">
                <text:p>-42.944924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1784.8879">
                <text:p>1784.8879</text:p>
              </table:table-cell>
              <table:table-cell office:value-type="float" office:value="-42.792785">
                <text:p>-42.792785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1784.777">
                <text:p>1784.777</text:p>
              </table:table-cell>
              <table:table-cell office:value-type="float" office:value="-42.571487">
                <text:p>-42.571487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1784.6672">
                <text:p>1784.6672</text:p>
              </table:table-cell>
              <table:table-cell office:value-type="float" office:value="-42.107225">
                <text:p>-42.107225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1784.55735">
                <text:p>1784.55735</text:p>
              </table:table-cell>
              <table:table-cell office:value-type="float" office:value="-42.079618">
                <text:p>-42.079618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1784.4475">
                <text:p>1784.4475</text:p>
              </table:table-cell>
              <table:table-cell office:value-type="float" office:value="-42.017668">
                <text:p>-42.017668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1784.3377">
                <text:p>1784.3377</text:p>
              </table:table-cell>
              <table:table-cell office:value-type="float" office:value="-41.804028">
                <text:p>-41.804028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1784.2279">
                <text:p>1784.2279</text:p>
              </table:table-cell>
              <table:table-cell office:value-type="float" office:value="-41.456911">
                <text:p>-41.456911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1784.1181">
                <text:p>1784.1181</text:p>
              </table:table-cell>
              <table:table-cell office:value-type="float" office:value="-41.110783">
                <text:p>-41.110783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1783.98215">
                <text:p>1783.98215</text:p>
              </table:table-cell>
              <table:table-cell office:value-type="float" office:value="-40.886555">
                <text:p>-40.886555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1783.799">
                <text:p>1783.799</text:p>
              </table:table-cell>
              <table:table-cell office:value-type="float" office:value="-40.725691">
                <text:p>-40.725691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1783.5905">
                <text:p>1783.5905</text:p>
              </table:table-cell>
              <table:table-cell office:value-type="float" office:value="-40.547546">
                <text:p>-40.547546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1783.37775">
                <text:p>1783.37775</text:p>
              </table:table-cell>
              <table:table-cell office:value-type="float" office:value="-40.454846">
                <text:p>-40.454846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1783.16465">
                <text:p>1783.16465</text:p>
              </table:table-cell>
              <table:table-cell office:value-type="float" office:value="-41.085072">
                <text:p>-41.085072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1782.9467">
                <text:p>1782.9467</text:p>
              </table:table-cell>
              <table:table-cell office:value-type="float" office:value="-41.399893">
                <text:p>-41.399893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1782.72205">
                <text:p>1782.72205</text:p>
              </table:table-cell>
              <table:table-cell office:value-type="float" office:value="-41.561609">
                <text:p>-41.561609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1782.4517">
                <text:p>1782.4517</text:p>
              </table:table-cell>
              <table:table-cell office:value-type="float" office:value="-42.019983">
                <text:p>-42.019983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1782.18095">
                <text:p>1782.18095</text:p>
              </table:table-cell>
              <table:table-cell office:value-type="float" office:value="-42.485077">
                <text:p>-42.485077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1781.99235">
                <text:p>1781.99235</text:p>
              </table:table-cell>
              <table:table-cell office:value-type="float" office:value="-42.712104">
                <text:p>-42.712104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1781.8584">
                <text:p>1781.8584</text:p>
              </table:table-cell>
              <table:table-cell office:value-type="float" office:value="-42.984197">
                <text:p>-42.984197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1781.7403">
                <text:p>1781.7403</text:p>
              </table:table-cell>
              <table:table-cell office:value-type="float" office:value="-43.494413">
                <text:p>-43.494413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1781.62255">
                <text:p>1781.62255</text:p>
              </table:table-cell>
              <table:table-cell office:value-type="float" office:value="-43.69549">
                <text:p>-43.69549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1781.5048">
                <text:p>1781.5048</text:p>
              </table:table-cell>
              <table:table-cell office:value-type="float" office:value="-43.979132">
                <text:p>-43.979132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1781.38705">
                <text:p>1781.38705</text:p>
              </table:table-cell>
              <table:table-cell office:value-type="float" office:value="-44.22149">
                <text:p>-44.22149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1781.26935">
                <text:p>1781.26935</text:p>
              </table:table-cell>
              <table:table-cell office:value-type="float" office:value="-44.378801">
                <text:p>-44.378801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1781.1516">
                <text:p>1781.1516</text:p>
              </table:table-cell>
              <table:table-cell office:value-type="float" office:value="-44.462722">
                <text:p>-44.462722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1781.0319">
                <text:p>1781.0319</text:p>
              </table:table-cell>
              <table:table-cell office:value-type="float" office:value="-44.505389">
                <text:p>-44.505389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1780.9059">
                <text:p>1780.9059</text:p>
              </table:table-cell>
              <table:table-cell office:value-type="float" office:value="-44.620032">
                <text:p>-44.620032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1780.77505">
                <text:p>1780.77505</text:p>
              </table:table-cell>
              <table:table-cell office:value-type="float" office:value="-44.617576">
                <text:p>-44.617576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1780.6437">
                <text:p>1780.6437</text:p>
              </table:table-cell>
              <table:table-cell office:value-type="float" office:value="-44.739928">
                <text:p>-44.739928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1780.51235">
                <text:p>1780.51235</text:p>
              </table:table-cell>
              <table:table-cell office:value-type="float" office:value="-44.968816">
                <text:p>-44.968816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1780.38105">
                <text:p>1780.38105</text:p>
              </table:table-cell>
              <table:table-cell office:value-type="float" office:value="-45.119969">
                <text:p>-45.119969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1780.24975">
                <text:p>1780.24975</text:p>
              </table:table-cell>
              <table:table-cell office:value-type="float" office:value="-45.141486">
                <text:p>-45.141486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1780.1184">
                <text:p>1780.1184</text:p>
              </table:table-cell>
              <table:table-cell office:value-type="float" office:value="-45.238847">
                <text:p>-45.238847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1779.9938">
                <text:p>1779.9938</text:p>
              </table:table-cell>
              <table:table-cell office:value-type="float" office:value="-45.191665">
                <text:p>-45.191665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1779.8794">
                <text:p>1779.8794</text:p>
              </table:table-cell>
              <table:table-cell office:value-type="float" office:value="-45.247773">
                <text:p>-45.247773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1779.7688">
                <text:p>1779.7688</text:p>
              </table:table-cell>
              <table:table-cell office:value-type="float" office:value="-45.149284">
                <text:p>-45.149284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1779.65865">
                <text:p>1779.65865</text:p>
              </table:table-cell>
              <table:table-cell office:value-type="float" office:value="-45.405053">
                <text:p>-45.405053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1779.54855">
                <text:p>1779.54855</text:p>
              </table:table-cell>
              <table:table-cell office:value-type="float" office:value="-45.590738">
                <text:p>-45.590738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1779.4384">
                <text:p>1779.4384</text:p>
              </table:table-cell>
              <table:table-cell office:value-type="float" office:value="-45.650657">
                <text:p>-45.650657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1779.3282">
                <text:p>1779.3282</text:p>
              </table:table-cell>
              <table:table-cell office:value-type="float" office:value="-45.772019">
                <text:p>-45.772019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1779.218">
                <text:p>1779.218</text:p>
              </table:table-cell>
              <table:table-cell office:value-type="float" office:value="-45.693691">
                <text:p>-45.693691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1779.10785">
                <text:p>1779.10785</text:p>
              </table:table-cell>
              <table:table-cell office:value-type="float" office:value="-45.528959">
                <text:p>-45.528959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1778.99665">
                <text:p>1778.99665</text:p>
              </table:table-cell>
              <table:table-cell office:value-type="float" office:value="-45.448711">
                <text:p>-45.448711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1778.8837">
                <text:p>1778.8837</text:p>
              </table:table-cell>
              <table:table-cell office:value-type="float" office:value="-45.109647">
                <text:p>-45.109647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1778.77">
                <text:p>1778.77</text:p>
              </table:table-cell>
              <table:table-cell office:value-type="float" office:value="-44.808588">
                <text:p>-44.808588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1778.65615">
                <text:p>1778.65615</text:p>
              </table:table-cell>
              <table:table-cell office:value-type="float" office:value="-44.520971">
                <text:p>-44.520971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1778.5423">
                <text:p>1778.5423</text:p>
              </table:table-cell>
              <table:table-cell office:value-type="float" office:value="-44.116229">
                <text:p>-44.116229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1778.4285">
                <text:p>1778.4285</text:p>
              </table:table-cell>
              <table:table-cell office:value-type="float" office:value="-43.921736">
                <text:p>-43.921736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1778.3147">
                <text:p>1778.3147</text:p>
              </table:table-cell>
              <table:table-cell office:value-type="float" office:value="-43.503554">
                <text:p>-43.503554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1778.2009">
                <text:p>1778.2009</text:p>
              </table:table-cell>
              <table:table-cell office:value-type="float" office:value="-42.976887">
                <text:p>-42.976887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1778.0867">
                <text:p>1778.0867</text:p>
              </table:table-cell>
              <table:table-cell office:value-type="float" office:value="-42.477073">
                <text:p>-42.477073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1777.9682">
                <text:p>1777.9682</text:p>
              </table:table-cell>
              <table:table-cell office:value-type="float" office:value="-42.098253">
                <text:p>-42.098253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1777.84375">
                <text:p>1777.84375</text:p>
              </table:table-cell>
              <table:table-cell office:value-type="float" office:value="-41.610921">
                <text:p>-41.610921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1777.7173">
                <text:p>1777.7173</text:p>
              </table:table-cell>
              <table:table-cell office:value-type="float" office:value="-41.1745">
                <text:p>-41.1745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1777.59085">
                <text:p>1777.59085</text:p>
              </table:table-cell>
              <table:table-cell office:value-type="float" office:value="-40.781252">
                <text:p>-40.781252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1777.46435">
                <text:p>1777.46435</text:p>
              </table:table-cell>
              <table:table-cell office:value-type="float" office:value="-40.487877">
                <text:p>-40.487877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1777.33785">
                <text:p>1777.33785</text:p>
              </table:table-cell>
              <table:table-cell office:value-type="float" office:value="-40.072938">
                <text:p>-40.072938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1777.2114">
                <text:p>1777.2114</text:p>
              </table:table-cell>
              <table:table-cell office:value-type="float" office:value="-39.916361">
                <text:p>-39.916361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1777.08775">
                <text:p>1777.08775</text:p>
              </table:table-cell>
              <table:table-cell office:value-type="float" office:value="-39.829272">
                <text:p>-39.829272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1776.97645">
                <text:p>1776.97645</text:p>
              </table:table-cell>
              <table:table-cell office:value-type="float" office:value="-39.928776">
                <text:p>-39.928776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1776.88065">
                <text:p>1776.88065</text:p>
              </table:table-cell>
              <table:table-cell office:value-type="float" office:value="-40.083382">
                <text:p>-40.083382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1776.79075">
                <text:p>1776.79075</text:p>
              </table:table-cell>
              <table:table-cell office:value-type="float" office:value="-40.580625">
                <text:p>-40.580625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1776.70085">
                <text:p>1776.70085</text:p>
              </table:table-cell>
              <table:table-cell office:value-type="float" office:value="-40.977886">
                <text:p>-40.977886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1776.61095">
                <text:p>1776.61095</text:p>
              </table:table-cell>
              <table:table-cell office:value-type="float" office:value="-41.375979">
                <text:p>-41.375979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1776.5439">
                <text:p>1776.5439</text:p>
              </table:table-cell>
              <table:table-cell office:value-type="float" office:value="-41.616887">
                <text:p>-41.616887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1776.4776">
                <text:p>1776.4776</text:p>
              </table:table-cell>
              <table:table-cell office:value-type="float" office:value="-41.912944">
                <text:p>-41.912944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1776.38915">
                <text:p>1776.38915</text:p>
              </table:table-cell>
              <table:table-cell office:value-type="float" office:value="-41.97855">
                <text:p>-41.97855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1776.30065">
                <text:p>1776.30065</text:p>
              </table:table-cell>
              <table:table-cell office:value-type="float" office:value="-41.982726">
                <text:p>-41.982726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1776.21215">
                <text:p>1776.21215</text:p>
              </table:table-cell>
              <table:table-cell office:value-type="float" office:value="-42.008489">
                <text:p>-42.008489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1776.12365">
                <text:p>1776.12365</text:p>
              </table:table-cell>
              <table:table-cell office:value-type="float" office:value="-42.187739">
                <text:p>-42.187739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1776.0257">
                <text:p>1776.0257</text:p>
              </table:table-cell>
              <table:table-cell office:value-type="float" office:value="-42.214213">
                <text:p>-42.214213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1775.9018">
                <text:p>1775.9018</text:p>
              </table:table-cell>
              <table:table-cell office:value-type="float" office:value="-42.107114">
                <text:p>-42.107114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1775.75515">
                <text:p>1775.75515</text:p>
              </table:table-cell>
              <table:table-cell office:value-type="float" office:value="-42.159262">
                <text:p>-42.159262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1775.6023">
                <text:p>1775.6023</text:p>
              </table:table-cell>
              <table:table-cell office:value-type="float" office:value="-42.310476">
                <text:p>-42.310476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1775.44945">
                <text:p>1775.44945</text:p>
              </table:table-cell>
              <table:table-cell office:value-type="float" office:value="-42.400768">
                <text:p>-42.400768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1775.2966">
                <text:p>1775.2966</text:p>
              </table:table-cell>
              <table:table-cell office:value-type="float" office:value="-42.525497">
                <text:p>-42.525497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1775.1461">
                <text:p>1775.1461</text:p>
              </table:table-cell>
              <table:table-cell office:value-type="float" office:value="-42.659642">
                <text:p>-42.659642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1775.00915">
                <text:p>1775.00915</text:p>
              </table:table-cell>
              <table:table-cell office:value-type="float" office:value="-42.861046">
                <text:p>-42.861046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1774.89825">
                <text:p>1774.89825</text:p>
              </table:table-cell>
              <table:table-cell office:value-type="float" office:value="-43.04574">
                <text:p>-43.04574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1774.8022">
                <text:p>1774.8022</text:p>
              </table:table-cell>
              <table:table-cell office:value-type="float" office:value="-43.445591">
                <text:p>-43.445591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1774.70615">
                <text:p>1774.70615</text:p>
              </table:table-cell>
              <table:table-cell office:value-type="float" office:value="-43.937459">
                <text:p>-43.937459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1774.6101">
                <text:p>1774.6101</text:p>
              </table:table-cell>
              <table:table-cell office:value-type="float" office:value="-44.369444">
                <text:p>-44.369444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1774.51405">
                <text:p>1774.51405</text:p>
              </table:table-cell>
              <table:table-cell office:value-type="float" office:value="-44.588179">
                <text:p>-44.588179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1774.41795">
                <text:p>1774.41795</text:p>
              </table:table-cell>
              <table:table-cell office:value-type="float" office:value="-44.752068">
                <text:p>-44.752068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1774.32185">
                <text:p>1774.32185</text:p>
              </table:table-cell>
              <table:table-cell office:value-type="float" office:value="-44.555826">
                <text:p>-44.555826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1774.2258">
                <text:p>1774.2258</text:p>
              </table:table-cell>
              <table:table-cell office:value-type="float" office:value="-44.611162">
                <text:p>-44.611162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1774.1298">
                <text:p>1774.1298</text:p>
              </table:table-cell>
              <table:table-cell office:value-type="float" office:value="-44.186365">
                <text:p>-44.186365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1774.02575">
                <text:p>1774.02575</text:p>
              </table:table-cell>
              <table:table-cell office:value-type="float" office:value="-44.037771">
                <text:p>-44.037771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1773.89705">
                <text:p>1773.89705</text:p>
              </table:table-cell>
              <table:table-cell office:value-type="float" office:value="-43.658495">
                <text:p>-43.658495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1773.74795">
                <text:p>1773.74795</text:p>
              </table:table-cell>
              <table:table-cell office:value-type="float" office:value="-43.605499">
                <text:p>-43.605499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1773.5951">
                <text:p>1773.5951</text:p>
              </table:table-cell>
              <table:table-cell office:value-type="float" office:value="-43.514939">
                <text:p>-43.514939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1773.4423">
                <text:p>1773.4423</text:p>
              </table:table-cell>
              <table:table-cell office:value-type="float" office:value="-43.578817">
                <text:p>-43.578817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1773.28945">
                <text:p>1773.28945</text:p>
              </table:table-cell>
              <table:table-cell office:value-type="float" office:value="-43.867309">
                <text:p>-43.867309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1773.1343">
                <text:p>1773.1343</text:p>
              </table:table-cell>
              <table:table-cell office:value-type="float" office:value="-43.708815">
                <text:p>-43.708815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1772.9599">
                <text:p>1772.9599</text:p>
              </table:table-cell>
              <table:table-cell office:value-type="float" office:value="-44.282003">
                <text:p>-44.282003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1772.7521">
                <text:p>1772.7521</text:p>
              </table:table-cell>
              <table:table-cell office:value-type="float" office:value="-44.743708">
                <text:p>-44.743708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1772.52795">
                <text:p>1772.52795</text:p>
              </table:table-cell>
              <table:table-cell office:value-type="float" office:value="-45.187706">
                <text:p>-45.187706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1772.3038">
                <text:p>1772.3038</text:p>
              </table:table-cell>
              <table:table-cell office:value-type="float" office:value="-45.4292">
                <text:p>-45.4292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1772.08705">
                <text:p>1772.08705</text:p>
              </table:table-cell>
              <table:table-cell office:value-type="float" office:value="-45.695721">
                <text:p>-45.695721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1771.89955">
                <text:p>1771.89955</text:p>
              </table:table-cell>
              <table:table-cell office:value-type="float" office:value="-45.770813">
                <text:p>-45.770813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1771.73665">
                <text:p>1771.73665</text:p>
              </table:table-cell>
              <table:table-cell office:value-type="float" office:value="-45.624024">
                <text:p>-45.624024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1771.57655">
                <text:p>1771.57655</text:p>
              </table:table-cell>
              <table:table-cell office:value-type="float" office:value="-45.51167">
                <text:p>-45.51167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1771.41645">
                <text:p>1771.41645</text:p>
              </table:table-cell>
              <table:table-cell office:value-type="float" office:value="-45.047836">
                <text:p>-45.047836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1771.2563">
                <text:p>1771.2563</text:p>
              </table:table-cell>
              <table:table-cell office:value-type="float" office:value="-44.868036">
                <text:p>-44.868036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1771.09615">
                <text:p>1771.09615</text:p>
              </table:table-cell>
              <table:table-cell office:value-type="float" office:value="-44.732273">
                <text:p>-44.732273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1770.96235">
                <text:p>1770.96235</text:p>
              </table:table-cell>
              <table:table-cell office:value-type="float" office:value="-43.385741">
                <text:p>-43.385741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1770.85755">
                <text:p>1770.85755</text:p>
              </table:table-cell>
              <table:table-cell office:value-type="float" office:value="-43.35915">
                <text:p>-43.35915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1770.7556">
                <text:p>1770.7556</text:p>
              </table:table-cell>
              <table:table-cell office:value-type="float" office:value="-43.363271">
                <text:p>-43.363271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1770.65375">
                <text:p>1770.65375</text:p>
              </table:table-cell>
              <table:table-cell office:value-type="float" office:value="-43.591678">
                <text:p>-43.591678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1770.55185">
                <text:p>1770.55185</text:p>
              </table:table-cell>
              <table:table-cell office:value-type="float" office:value="-43.407978">
                <text:p>-43.407978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1770.44995">
                <text:p>1770.44995</text:p>
              </table:table-cell>
              <table:table-cell office:value-type="float" office:value="-43.798696">
                <text:p>-43.798696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1770.34805">
                <text:p>1770.34805</text:p>
              </table:table-cell>
              <table:table-cell office:value-type="float" office:value="-43.622757">
                <text:p>-43.622757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1770.24615">
                <text:p>1770.24615</text:p>
              </table:table-cell>
              <table:table-cell office:value-type="float" office:value="-43.625436">
                <text:p>-43.625436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1770.16975">
                <text:p>1770.16975</text:p>
              </table:table-cell>
              <table:table-cell office:value-type="float" office:value="-43.476552">
                <text:p>-43.476552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1770.09335">
                <text:p>1770.09335</text:p>
              </table:table-cell>
              <table:table-cell office:value-type="float" office:value="-43.150077">
                <text:p>-43.150077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1769.99325">
                <text:p>1769.99325</text:p>
              </table:table-cell>
              <table:table-cell office:value-type="float" office:value="-42.825645">
                <text:p>-42.825645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1769.89595">
                <text:p>1769.89595</text:p>
              </table:table-cell>
              <table:table-cell office:value-type="float" office:value="-42.605666">
                <text:p>-42.605666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1769.79975">
                <text:p>1769.79975</text:p>
              </table:table-cell>
              <table:table-cell office:value-type="float" office:value="-42.465309">
                <text:p>-42.465309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1769.7037">
                <text:p>1769.7037</text:p>
              </table:table-cell>
              <table:table-cell office:value-type="float" office:value="-43.125438">
                <text:p>-43.125438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1769.60765">
                <text:p>1769.60765</text:p>
              </table:table-cell>
              <table:table-cell office:value-type="float" office:value="-43.06007">
                <text:p>-43.06007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1769.51155">
                <text:p>1769.51155</text:p>
              </table:table-cell>
              <table:table-cell office:value-type="float" office:value="-43.073165">
                <text:p>-43.073165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1769.4155">
                <text:p>1769.4155</text:p>
              </table:table-cell>
              <table:table-cell office:value-type="float" office:value="-42.791514">
                <text:p>-42.791514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1769.31945">
                <text:p>1769.31945</text:p>
              </table:table-cell>
              <table:table-cell office:value-type="float" office:value="-42.626111">
                <text:p>-42.626111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1769.22335">
                <text:p>1769.22335</text:p>
              </table:table-cell>
              <table:table-cell office:value-type="float" office:value="-42.296618">
                <text:p>-42.296618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1769.1273">
                <text:p>1769.1273</text:p>
              </table:table-cell>
              <table:table-cell office:value-type="float" office:value="-42.158342">
                <text:p>-42.158342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1769.0269">
                <text:p>1769.0269</text:p>
              </table:table-cell>
              <table:table-cell office:value-type="float" office:value="-42.01357">
                <text:p>-42.01357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1768.9113">
                <text:p>1768.9113</text:p>
              </table:table-cell>
              <table:table-cell office:value-type="float" office:value="-41.921542">
                <text:p>-41.921542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1768.78345">
                <text:p>1768.78345</text:p>
              </table:table-cell>
              <table:table-cell office:value-type="float" office:value="-41.832462">
                <text:p>-41.832462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1768.6541">
                <text:p>1768.6541</text:p>
              </table:table-cell>
              <table:table-cell office:value-type="float" office:value="-41.90076">
                <text:p>-41.90076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1768.5248">
                <text:p>1768.5248</text:p>
              </table:table-cell>
              <table:table-cell office:value-type="float" office:value="-41.842514">
                <text:p>-41.842514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1768.39555">
                <text:p>1768.39555</text:p>
              </table:table-cell>
              <table:table-cell office:value-type="float" office:value="-42.072805">
                <text:p>-42.072805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1768.2662">
                <text:p>1768.2662</text:p>
              </table:table-cell>
              <table:table-cell office:value-type="float" office:value="-42.230456">
                <text:p>-42.230456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1768.13685">
                <text:p>1768.13685</text:p>
              </table:table-cell>
              <table:table-cell office:value-type="float" office:value="-42.553551">
                <text:p>-42.553551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1768.00995">
                <text:p>1768.00995</text:p>
              </table:table-cell>
              <table:table-cell office:value-type="float" office:value="-42.923039">
                <text:p>-42.923039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1767.8873">
                <text:p>1767.8873</text:p>
              </table:table-cell>
              <table:table-cell office:value-type="float" office:value="-43.113578">
                <text:p>-43.113578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1767.76685">
                <text:p>1767.76685</text:p>
              </table:table-cell>
              <table:table-cell office:value-type="float" office:value="-43.615082">
                <text:p>-43.615082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1767.64675">
                <text:p>1767.64675</text:p>
              </table:table-cell>
              <table:table-cell office:value-type="float" office:value="-44.173595">
                <text:p>-44.173595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1767.52665">
                <text:p>1767.52665</text:p>
              </table:table-cell>
              <table:table-cell office:value-type="float" office:value="-44.714217">
                <text:p>-44.714217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1767.40655">
                <text:p>1767.40655</text:p>
              </table:table-cell>
              <table:table-cell office:value-type="float" office:value="-45.297025">
                <text:p>-45.297025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1767.2865">
                <text:p>1767.2865</text:p>
              </table:table-cell>
              <table:table-cell office:value-type="float" office:value="-45.363619">
                <text:p>-45.363619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1767.16645">
                <text:p>1767.16645</text:p>
              </table:table-cell>
              <table:table-cell office:value-type="float" office:value="-45.513688">
                <text:p>-45.513688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1767.041">
                <text:p>1767.041</text:p>
              </table:table-cell>
              <table:table-cell office:value-type="float" office:value="-44.710687">
                <text:p>-44.710687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1766.8986">
                <text:p>1766.8986</text:p>
              </table:table-cell>
              <table:table-cell office:value-type="float" office:value="-44.628526">
                <text:p>-44.628526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1766.74155">
                <text:p>1766.74155</text:p>
              </table:table-cell>
              <table:table-cell office:value-type="float" office:value="-44.270292">
                <text:p>-44.270292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1766.5815">
                <text:p>1766.5815</text:p>
              </table:table-cell>
              <table:table-cell office:value-type="float" office:value="-43.834619">
                <text:p>-43.834619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1766.42145">
                <text:p>1766.42145</text:p>
              </table:table-cell>
              <table:table-cell office:value-type="float" office:value="-43.762478">
                <text:p>-43.762478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1766.2613">
                <text:p>1766.2613</text:p>
              </table:table-cell>
              <table:table-cell office:value-type="float" office:value="-43.898805">
                <text:p>-43.898805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1766.10115">
                <text:p>1766.10115</text:p>
              </table:table-cell>
              <table:table-cell office:value-type="float" office:value="-43.286813">
                <text:p>-43.286813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1765.9567">
                <text:p>1765.9567</text:p>
              </table:table-cell>
              <table:table-cell office:value-type="float" office:value="-43.28549">
                <text:p>-43.28549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1765.82985">
                <text:p>1765.82985</text:p>
              </table:table-cell>
              <table:table-cell office:value-type="float" office:value="-43.326118">
                <text:p>-43.326118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1765.70515">
                <text:p>1765.70515</text:p>
              </table:table-cell>
              <table:table-cell office:value-type="float" office:value="-43.447296">
                <text:p>-43.447296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1765.5806">
                <text:p>1765.5806</text:p>
              </table:table-cell>
              <table:table-cell office:value-type="float" office:value="-43.459596">
                <text:p>-43.459596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1765.456">
                <text:p>1765.456</text:p>
              </table:table-cell>
              <table:table-cell office:value-type="float" office:value="-43.285207">
                <text:p>-43.285207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1765.3315">
                <text:p>1765.3315</text:p>
              </table:table-cell>
              <table:table-cell office:value-type="float" office:value="-43.253041">
                <text:p>-43.253041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1765.207">
                <text:p>1765.207</text:p>
              </table:table-cell>
              <table:table-cell office:value-type="float" office:value="-43.349694">
                <text:p>-43.349694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1765.07835">
                <text:p>1765.07835</text:p>
              </table:table-cell>
              <table:table-cell office:value-type="float" office:value="-43.052049">
                <text:p>-43.052049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1764.9356">
                <text:p>1764.9356</text:p>
              </table:table-cell>
              <table:table-cell office:value-type="float" office:value="-43.052176">
                <text:p>-43.052176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1764.7751">
                <text:p>1764.7751</text:p>
              </table:table-cell>
              <table:table-cell office:value-type="float" office:value="-42.884484">
                <text:p>-42.884484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1764.60695">
                <text:p>1764.60695</text:p>
              </table:table-cell>
              <table:table-cell office:value-type="float" office:value="-43.003435">
                <text:p>-43.003435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1764.43885">
                <text:p>1764.43885</text:p>
              </table:table-cell>
              <table:table-cell office:value-type="float" office:value="-43.086025">
                <text:p>-43.086025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1764.27075">
                <text:p>1764.27075</text:p>
              </table:table-cell>
              <table:table-cell office:value-type="float" office:value="-43.360752">
                <text:p>-43.360752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1764.10305">
                <text:p>1764.10305</text:p>
              </table:table-cell>
              <table:table-cell office:value-type="float" office:value="-42.920291">
                <text:p>-42.920291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1763.9385">
                <text:p>1763.9385</text:p>
              </table:table-cell>
              <table:table-cell office:value-type="float" office:value="-43.529002">
                <text:p>-43.529002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1763.77755">
                <text:p>1763.77755</text:p>
              </table:table-cell>
              <table:table-cell office:value-type="float" office:value="-43.066103">
                <text:p>-43.066103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1763.61615">
                <text:p>1763.61615</text:p>
              </table:table-cell>
              <table:table-cell office:value-type="float" office:value="-43.038932">
                <text:p>-43.038932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1763.45345">
                <text:p>1763.45345</text:p>
              </table:table-cell>
              <table:table-cell office:value-type="float" office:value="-43.635703">
                <text:p>-43.635703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1763.29075">
                <text:p>1763.29075</text:p>
              </table:table-cell>
              <table:table-cell office:value-type="float" office:value="-43.316294">
                <text:p>-43.316294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1763.12735">
                <text:p>1763.12735</text:p>
              </table:table-cell>
              <table:table-cell office:value-type="float" office:value="-42.360978">
                <text:p>-42.360978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1762.95495">
                <text:p>1762.95495</text:p>
              </table:table-cell>
              <table:table-cell office:value-type="float" office:value="-42.82314">
                <text:p>-42.82314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1762.7697">
                <text:p>1762.7697</text:p>
              </table:table-cell>
              <table:table-cell office:value-type="float" office:value="-42.684962">
                <text:p>-42.684962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1762.57985">
                <text:p>1762.57985</text:p>
              </table:table-cell>
              <table:table-cell office:value-type="float" office:value="-41.987675">
                <text:p>-41.987675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1762.39">
                <text:p>1762.39</text:p>
              </table:table-cell>
              <table:table-cell office:value-type="float" office:value="-41.524367">
                <text:p>-41.524367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1762.20015">
                <text:p>1762.20015</text:p>
              </table:table-cell>
              <table:table-cell office:value-type="float" office:value="-41.121315">
                <text:p>-41.121315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1762.0103">
                <text:p>1762.0103</text:p>
              </table:table-cell>
              <table:table-cell office:value-type="float" office:value="-41.152771">
                <text:p>-41.152771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1761.8205">
                <text:p>1761.8205</text:p>
              </table:table-cell>
              <table:table-cell office:value-type="float" office:value="-40.694137">
                <text:p>-40.694137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1761.63065">
                <text:p>1761.63065</text:p>
              </table:table-cell>
              <table:table-cell office:value-type="float" office:value="-40.461437">
                <text:p>-40.461437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1761.4408">
                <text:p>1761.4408</text:p>
              </table:table-cell>
              <table:table-cell office:value-type="float" office:value="-40.541937">
                <text:p>-40.541937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1761.25095">
                <text:p>1761.25095</text:p>
              </table:table-cell>
              <table:table-cell office:value-type="float" office:value="-40.571337">
                <text:p>-40.571337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1761.0643">
                <text:p>1761.0643</text:p>
              </table:table-cell>
              <table:table-cell office:value-type="float" office:value="-40.641133">
                <text:p>-40.641133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1760.88565">
                <text:p>1760.88565</text:p>
              </table:table-cell>
              <table:table-cell office:value-type="float" office:value="-40.726811">
                <text:p>-40.726811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1760.7133">
                <text:p>1760.7133</text:p>
              </table:table-cell>
              <table:table-cell office:value-type="float" office:value="-40.961527">
                <text:p>-40.961527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1760.54245">
                <text:p>1760.54245</text:p>
              </table:table-cell>
              <table:table-cell office:value-type="float" office:value="-41.783396">
                <text:p>-41.783396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1760.37155">
                <text:p>1760.37155</text:p>
              </table:table-cell>
              <table:table-cell office:value-type="float" office:value="-42.55075">
                <text:p>-42.55075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1760.2005">
                <text:p>1760.2005</text:p>
              </table:table-cell>
              <table:table-cell office:value-type="float" office:value="-42.786708">
                <text:p>-42.786708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1760.02655">
                <text:p>1760.02655</text:p>
              </table:table-cell>
              <table:table-cell office:value-type="float" office:value="-43.654946">
                <text:p>-43.654946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1759.8433">
                <text:p>1759.8433</text:p>
              </table:table-cell>
              <table:table-cell office:value-type="float" office:value="-44.393831">
                <text:p>-44.393831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1759.6535">
                <text:p>1759.6535</text:p>
              </table:table-cell>
              <table:table-cell office:value-type="float" office:value="-44.393831">
                <text:p>-44.393831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1759.46365">
                <text:p>1759.46365</text:p>
              </table:table-cell>
              <table:table-cell office:value-type="float" office:value="-44.556288">
                <text:p>-44.556288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1759.2738">
                <text:p>1759.2738</text:p>
              </table:table-cell>
              <table:table-cell office:value-type="float" office:value="-44.556288">
                <text:p>-44.556288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1759.0867">
                <text:p>1759.0867</text:p>
              </table:table-cell>
              <table:table-cell office:value-type="float" office:value="-44.531173">
                <text:p>-44.531173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1758.25845">
                <text:p>1758.25845</text:p>
              </table:table-cell>
              <table:table-cell office:value-type="float" office:value="-43.206036">
                <text:p>-43.206036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1757.8964">
                <text:p>1757.8964</text:p>
              </table:table-cell>
              <table:table-cell office:value-type="float" office:value="-42.879665">
                <text:p>-42.879665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1757.6784">
                <text:p>1757.6784</text:p>
              </table:table-cell>
              <table:table-cell office:value-type="float" office:value="-42.884396">
                <text:p>-42.884396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1757.45055">
                <text:p>1757.45055</text:p>
              </table:table-cell>
              <table:table-cell office:value-type="float" office:value="-43.228355">
                <text:p>-43.228355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1757.2227">
                <text:p>1757.2227</text:p>
              </table:table-cell>
              <table:table-cell office:value-type="float" office:value="-43.655531">
                <text:p>-43.655531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1757.02895">
                <text:p>1757.02895</text:p>
              </table:table-cell>
              <table:table-cell office:value-type="float" office:value="-44.313973">
                <text:p>-44.313973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1756.89325">
                <text:p>1756.89325</text:p>
              </table:table-cell>
              <table:table-cell office:value-type="float" office:value="-45.495218">
                <text:p>-45.495218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1756.784">
                <text:p>1756.784</text:p>
              </table:table-cell>
              <table:table-cell office:value-type="float" office:value="-46.12199">
                <text:p>-46.12199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1756.67725">
                <text:p>1756.67725</text:p>
              </table:table-cell>
              <table:table-cell office:value-type="float" office:value="-47.686992">
                <text:p>-47.686992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1756.5705">
                <text:p>1756.5705</text:p>
              </table:table-cell>
              <table:table-cell office:value-type="float" office:value="-47.964064">
                <text:p>-47.964064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1756.357">
                <text:p>1756.357</text:p>
              </table:table-cell>
              <table:table-cell office:value-type="float" office:value="-47.810391">
                <text:p>-47.810391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1756.2502">
                <text:p>1756.2502</text:p>
              </table:table-cell>
              <table:table-cell office:value-type="float" office:value="-47.441025">
                <text:p>-47.441025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1756.1434">
                <text:p>1756.1434</text:p>
              </table:table-cell>
              <table:table-cell office:value-type="float" office:value="-47.213425">
                <text:p>-47.213425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1756.0323">
                <text:p>1756.0323</text:p>
              </table:table-cell>
              <table:table-cell office:value-type="float" office:value="-46.560451">
                <text:p>-46.560451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1755.8974">
                <text:p>1755.8974</text:p>
              </table:table-cell>
              <table:table-cell office:value-type="float" office:value="-46.271467">
                <text:p>-46.271467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1755.74255">
                <text:p>1755.74255</text:p>
              </table:table-cell>
              <table:table-cell office:value-type="float" office:value="-45.73158">
                <text:p>-45.73158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1755.58725">
                <text:p>1755.58725</text:p>
              </table:table-cell>
              <table:table-cell office:value-type="float" office:value="-45.268534">
                <text:p>-45.268534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1755.4178">
                <text:p>1755.4178</text:p>
              </table:table-cell>
              <table:table-cell office:value-type="float" office:value="-45.79944">
                <text:p>-45.79944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1755.2496">
                <text:p>1755.2496</text:p>
              </table:table-cell>
              <table:table-cell office:value-type="float" office:value="-45.536981">
                <text:p>-45.536981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1755.09705">
                <text:p>1755.09705</text:p>
              </table:table-cell>
              <table:table-cell office:value-type="float" office:value="-44.942207">
                <text:p>-44.942207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1754.95665">
                <text:p>1754.95665</text:p>
              </table:table-cell>
              <table:table-cell office:value-type="float" office:value="-45.122834">
                <text:p>-45.122834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1754.83045">
                <text:p>1754.83045</text:p>
              </table:table-cell>
              <table:table-cell office:value-type="float" office:value="-45.34837">
                <text:p>-45.34837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1754.70645">
                <text:p>1754.70645</text:p>
              </table:table-cell>
              <table:table-cell office:value-type="float" office:value="-45.300468">
                <text:p>-45.300468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1754.5824">
                <text:p>1754.5824</text:p>
              </table:table-cell>
              <table:table-cell office:value-type="float" office:value="-44.708688">
                <text:p>-44.708688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1754.45835">
                <text:p>1754.45835</text:p>
              </table:table-cell>
              <table:table-cell office:value-type="float" office:value="-44.069006">
                <text:p>-44.069006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1754.3343">
                <text:p>1754.3343</text:p>
              </table:table-cell>
              <table:table-cell office:value-type="float" office:value="-43.929294">
                <text:p>-43.929294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1754.2103">
                <text:p>1754.2103</text:p>
              </table:table-cell>
              <table:table-cell office:value-type="float" office:value="-43.807545">
                <text:p>-43.807545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1754.0875">
                <text:p>1754.0875</text:p>
              </table:table-cell>
              <table:table-cell office:value-type="float" office:value="-43.653862">
                <text:p>-43.653862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1753.9694">
                <text:p>1753.9694</text:p>
              </table:table-cell>
              <table:table-cell office:value-type="float" office:value="-43.177843">
                <text:p>-43.177843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1753.8575">
                <text:p>1753.8575</text:p>
              </table:table-cell>
              <table:table-cell office:value-type="float" office:value="-42.37849">
                <text:p>-42.37849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1753.7483">
                <text:p>1753.7483</text:p>
              </table:table-cell>
              <table:table-cell office:value-type="float" office:value="-41.029271">
                <text:p>-41.029271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1753.6391">
                <text:p>1753.6391</text:p>
              </table:table-cell>
              <table:table-cell office:value-type="float" office:value="-42.136988">
                <text:p>-42.136988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1753.52995">
                <text:p>1753.52995</text:p>
              </table:table-cell>
              <table:table-cell office:value-type="float" office:value="-42.639952">
                <text:p>-42.639952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1753.4208">
                <text:p>1753.4208</text:p>
              </table:table-cell>
              <table:table-cell office:value-type="float" office:value="-41.737811">
                <text:p>-41.737811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1753.3116">
                <text:p>1753.3116</text:p>
              </table:table-cell>
              <table:table-cell office:value-type="float" office:value="-42.715795">
                <text:p>-42.715795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1753.2024">
                <text:p>1753.2024</text:p>
              </table:table-cell>
              <table:table-cell office:value-type="float" office:value="-43.499181">
                <text:p>-43.499181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1753.0923">
                <text:p>1753.0923</text:p>
              </table:table-cell>
              <table:table-cell office:value-type="float" office:value="-43.333522">
                <text:p>-43.333522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1752.9629">
                <text:p>1752.9629</text:p>
              </table:table-cell>
              <table:table-cell office:value-type="float" office:value="-43.061084">
                <text:p>-43.061084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1752.8032">
                <text:p>1752.8032</text:p>
              </table:table-cell>
              <table:table-cell office:value-type="float" office:value="-42.555126">
                <text:p>-42.555126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1752.6316">
                <text:p>1752.6316</text:p>
              </table:table-cell>
              <table:table-cell office:value-type="float" office:value="-42.571093">
                <text:p>-42.571093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1752.46">
                <text:p>1752.46</text:p>
              </table:table-cell>
              <table:table-cell office:value-type="float" office:value="-42.782657">
                <text:p>-42.782657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1752.2884">
                <text:p>1752.2884</text:p>
              </table:table-cell>
              <table:table-cell office:value-type="float" office:value="-42.918378">
                <text:p>-42.918378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1752.11685">
                <text:p>1752.11685</text:p>
              </table:table-cell>
              <table:table-cell office:value-type="float" office:value="-43.311567">
                <text:p>-43.311567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1751.94525">
                <text:p>1751.94525</text:p>
              </table:table-cell>
              <table:table-cell office:value-type="float" office:value="-43.48521">
                <text:p>-43.48521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1751.77365">
                <text:p>1751.77365</text:p>
              </table:table-cell>
              <table:table-cell office:value-type="float" office:value="-43.658852">
                <text:p>-43.658852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1751.60205">
                <text:p>1751.60205</text:p>
              </table:table-cell>
              <table:table-cell office:value-type="float" office:value="-43.704757">
                <text:p>-43.704757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1751.43045">
                <text:p>1751.43045</text:p>
              </table:table-cell>
              <table:table-cell office:value-type="float" office:value="-43.476228">
                <text:p>-43.476228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1751.2589">
                <text:p>1751.2589</text:p>
              </table:table-cell>
              <table:table-cell office:value-type="float" office:value="-43.627915">
                <text:p>-43.627915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1751.08225">
                <text:p>1751.08225</text:p>
              </table:table-cell>
              <table:table-cell office:value-type="float" office:value="-42.960291">
                <text:p>-42.960291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1750.88405">
                <text:p>1750.88405</text:p>
              </table:table-cell>
              <table:table-cell office:value-type="float" office:value="-43.031145">
                <text:p>-43.031145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1750.6641">
                <text:p>1750.6641</text:p>
              </table:table-cell>
              <table:table-cell office:value-type="float" office:value="-42.887441">
                <text:p>-42.887441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1750.4389">
                <text:p>1750.4389</text:p>
              </table:table-cell>
              <table:table-cell office:value-type="float" office:value="-42.692843">
                <text:p>-42.692843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1750.21465">
                <text:p>1750.21465</text:p>
              </table:table-cell>
              <table:table-cell office:value-type="float" office:value="-42.872472">
                <text:p>-42.872472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1749.9992">
                <text:p>1749.9992</text:p>
              </table:table-cell>
              <table:table-cell office:value-type="float" office:value="-42.463316">
                <text:p>-42.463316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1749.8006">
                <text:p>1749.8006</text:p>
              </table:table-cell>
              <table:table-cell office:value-type="float" office:value="-42.960291">
                <text:p>-42.960291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1749.61095">
                <text:p>1749.61095</text:p>
              </table:table-cell>
              <table:table-cell office:value-type="float" office:value="-42.667894">
                <text:p>-42.667894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1749.4213">
                <text:p>1749.4213</text:p>
              </table:table-cell>
              <table:table-cell office:value-type="float" office:value="-42.853511">
                <text:p>-42.853511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1749.2312">
                <text:p>1749.2312</text:p>
              </table:table-cell>
              <table:table-cell office:value-type="float" office:value="-42.924365">
                <text:p>-42.924365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1749.03655">
                <text:p>1749.03655</text:p>
              </table:table-cell>
              <table:table-cell office:value-type="float" office:value="-42.81559">
                <text:p>-42.81559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1748.8246">
                <text:p>1748.8246</text:p>
              </table:table-cell>
              <table:table-cell office:value-type="float" office:value="-42.684859">
                <text:p>-42.684859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1748.5994">
                <text:p>1748.5994</text:p>
              </table:table-cell>
              <table:table-cell office:value-type="float" office:value="-42.730764">
                <text:p>-42.730764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1748.3742">
                <text:p>1748.3742</text:p>
              </table:table-cell>
              <table:table-cell office:value-type="float" office:value="-42.539159">
                <text:p>-42.539159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1748.15415">
                <text:p>1748.15415</text:p>
              </table:table-cell>
              <table:table-cell office:value-type="float" office:value="-42.652925">
                <text:p>-42.652925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1747.9836">
                <text:p>1747.9836</text:p>
              </table:table-cell>
              <table:table-cell office:value-type="float" office:value="-43.288412">
                <text:p>-43.288412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1747.87305">
                <text:p>1747.87305</text:p>
              </table:table-cell>
              <table:table-cell office:value-type="float" office:value="-43.423338">
                <text:p>-43.423338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1747.7782">
                <text:p>1747.7782</text:p>
              </table:table-cell>
              <table:table-cell office:value-type="float" office:value="-43.928844">
                <text:p>-43.928844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1747.7071">
                <text:p>1747.7071</text:p>
              </table:table-cell>
              <table:table-cell office:value-type="float" office:value="-43.405497">
                <text:p>-43.405497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1747.6346">
                <text:p>1747.6346</text:p>
              </table:table-cell>
              <table:table-cell office:value-type="float" office:value="-44.798116">
                <text:p>-44.798116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1747.537">
                <text:p>1747.537</text:p>
              </table:table-cell>
              <table:table-cell office:value-type="float" office:value="-45.019151">
                <text:p>-45.019151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1747.4394">
                <text:p>1747.4394</text:p>
              </table:table-cell>
              <table:table-cell office:value-type="float" office:value="-45.394811">
                <text:p>-45.394811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1747.3418">
                <text:p>1747.3418</text:p>
              </table:table-cell>
              <table:table-cell office:value-type="float" office:value="-45.359128">
                <text:p>-45.359128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1747.2442">
                <text:p>1747.2442</text:p>
              </table:table-cell>
              <table:table-cell office:value-type="float" office:value="-45.415626">
                <text:p>-45.415626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1747.14655">
                <text:p>1747.14655</text:p>
              </table:table-cell>
              <table:table-cell office:value-type="float" office:value="-44.681156">
                <text:p>-44.681156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1747.03895">
                <text:p>1747.03895</text:p>
              </table:table-cell>
              <table:table-cell office:value-type="float" office:value="-43.649329">
                <text:p>-43.649329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1746.9019">
                <text:p>1746.9019</text:p>
              </table:table-cell>
              <table:table-cell office:value-type="float" office:value="-43.4501">
                <text:p>-43.4501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1746.7353">
                <text:p>1746.7353</text:p>
              </table:table-cell>
              <table:table-cell office:value-type="float" office:value="-42.717613">
                <text:p>-42.717613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1746.55865">
                <text:p>1746.55865</text:p>
              </table:table-cell>
              <table:table-cell office:value-type="float" office:value="-42.710674">
                <text:p>-42.710674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1746.382">
                <text:p>1746.382</text:p>
              </table:table-cell>
              <table:table-cell office:value-type="float" office:value="-43.215189">
                <text:p>-43.215189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1746.2061">
                <text:p>1746.2061</text:p>
              </table:table-cell>
              <table:table-cell office:value-type="float" office:value="-42.925762">
                <text:p>-42.925762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1746.0432">
                <text:p>1746.0432</text:p>
              </table:table-cell>
              <table:table-cell office:value-type="float" office:value="-43.546246">
                <text:p>-43.546246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1745.92035">
                <text:p>1745.92035</text:p>
              </table:table-cell>
              <table:table-cell office:value-type="float" office:value="-43.580937">
                <text:p>-43.580937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1745.82525">
                <text:p>1745.82525</text:p>
              </table:table-cell>
              <table:table-cell office:value-type="float" office:value="-44.178624">
                <text:p>-44.178624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1745.73015">
                <text:p>1745.73015</text:p>
              </table:table-cell>
              <table:table-cell office:value-type="float" office:value="-44.639526">
                <text:p>-44.639526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1745.63505">
                <text:p>1745.63505</text:p>
              </table:table-cell>
              <table:table-cell office:value-type="float" office:value="-44.865517">
                <text:p>-44.865517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1745.53995">
                <text:p>1745.53995</text:p>
              </table:table-cell>
              <table:table-cell office:value-type="float" office:value="-44.971574">
                <text:p>-44.971574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1745.44485">
                <text:p>1745.44485</text:p>
              </table:table-cell>
              <table:table-cell office:value-type="float" office:value="-44.73468">
                <text:p>-44.73468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1745.34975">
                <text:p>1745.34975</text:p>
              </table:table-cell>
              <table:table-cell office:value-type="float" office:value="-44.466068">
                <text:p>-44.466068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1745.2546">
                <text:p>1745.2546</text:p>
              </table:table-cell>
              <table:table-cell office:value-type="float" office:value="-44.510671">
                <text:p>-44.510671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1745.15945">
                <text:p>1745.15945</text:p>
              </table:table-cell>
              <table:table-cell office:value-type="float" office:value="-43.980386">
                <text:p>-43.980386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1745.0623">
                <text:p>1745.0623</text:p>
              </table:table-cell>
              <table:table-cell office:value-type="float" office:value="-42.731489">
                <text:p>-42.731489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1744.9498">
                <text:p>1744.9498</text:p>
              </table:table-cell>
              <table:table-cell office:value-type="float" office:value="-42.663097">
                <text:p>-42.663097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1744.81825">
                <text:p>1744.81825</text:p>
              </table:table-cell>
              <table:table-cell office:value-type="float" office:value="-43.194374">
                <text:p>-43.194374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1744.6809">
                <text:p>1744.6809</text:p>
              </table:table-cell>
              <table:table-cell office:value-type="float" office:value="-43.110123">
                <text:p>-43.110123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1744.5435">
                <text:p>1744.5435</text:p>
              </table:table-cell>
              <table:table-cell office:value-type="float" office:value="-43.204286">
                <text:p>-43.204286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1744.40615">
                <text:p>1744.40615</text:p>
              </table:table-cell>
              <table:table-cell office:value-type="float" office:value="-43.278625">
                <text:p>-43.278625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1744.2688">
                <text:p>1744.2688</text:p>
              </table:table-cell>
              <table:table-cell office:value-type="float" office:value="-43.369814">
                <text:p>-43.369814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1744.13245">
                <text:p>1744.13245</text:p>
              </table:table-cell>
              <table:table-cell office:value-type="float" office:value="-43.55021">
                <text:p>-43.55021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1744.0018">
                <text:p>1744.0018</text:p>
              </table:table-cell>
              <table:table-cell office:value-type="float" office:value="-43.77521">
                <text:p>-43.77521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1743.88265">
                <text:p>1743.88265</text:p>
              </table:table-cell>
              <table:table-cell office:value-type="float" office:value="-44.515627">
                <text:p>-44.515627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1743.7703">
                <text:p>1743.7703</text:p>
              </table:table-cell>
              <table:table-cell office:value-type="float" office:value="-44.425429">
                <text:p>-44.425429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1743.6579">
                <text:p>1743.6579</text:p>
              </table:table-cell>
              <table:table-cell office:value-type="float" office:value="-45.25208">
                <text:p>-45.25208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1743.54545">
                <text:p>1743.54545</text:p>
              </table:table-cell>
              <table:table-cell office:value-type="float" office:value="-45.622784">
                <text:p>-45.622784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1743.433">
                <text:p>1743.433</text:p>
              </table:table-cell>
              <table:table-cell office:value-type="float" office:value="-45.68622">
                <text:p>-45.68622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1743.32065">
                <text:p>1743.32065</text:p>
              </table:table-cell>
              <table:table-cell office:value-type="float" office:value="-45.79426">
                <text:p>-45.79426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1743.2083">
                <text:p>1743.2083</text:p>
              </table:table-cell>
              <table:table-cell office:value-type="float" office:value="-45.570251">
                <text:p>-45.570251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1743.09585">
                <text:p>1743.09585</text:p>
              </table:table-cell>
              <table:table-cell office:value-type="float" office:value="-45.465185">
                <text:p>-45.465185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1742.9551">
                <text:p>1742.9551</text:p>
              </table:table-cell>
              <table:table-cell office:value-type="float" office:value="-45.170803">
                <text:p>-45.170803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1742.7745">
                <text:p>1742.7745</text:p>
              </table:table-cell>
              <table:table-cell office:value-type="float" office:value="-44.028954">
                <text:p>-44.028954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1742.5808">
                <text:p>1742.5808</text:p>
              </table:table-cell>
              <table:table-cell office:value-type="float" office:value="-44.148888">
                <text:p>-44.148888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1742.38555">
                <text:p>1742.38555</text:p>
              </table:table-cell>
              <table:table-cell office:value-type="float" office:value="-44.132038">
                <text:p>-44.132038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1742.1904">
                <text:p>1742.1904</text:p>
              </table:table-cell>
              <table:table-cell office:value-type="float" office:value="-43.361885">
                <text:p>-43.361885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1741.99775">
                <text:p>1741.99775</text:p>
              </table:table-cell>
              <table:table-cell office:value-type="float" office:value="-44.153844">
                <text:p>-44.153844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1741.8099">
                <text:p>1741.8099</text:p>
              </table:table-cell>
              <table:table-cell office:value-type="float" office:value="-43.798158">
                <text:p>-43.798158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1741.65865">
                <text:p>1741.65865</text:p>
              </table:table-cell>
              <table:table-cell office:value-type="float" office:value="-44.059682">
                <text:p>-44.059682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1741.50795">
                <text:p>1741.50795</text:p>
              </table:table-cell>
              <table:table-cell office:value-type="float" office:value="-43.870027">
                <text:p>-43.870027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1741.32365">
                <text:p>1741.32365</text:p>
              </table:table-cell>
              <table:table-cell office:value-type="float" office:value="-44.279282">
                <text:p>-44.279282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1741.1397">
                <text:p>1741.1397</text:p>
              </table:table-cell>
              <table:table-cell office:value-type="float" office:value="-43.979827">
                <text:p>-43.979827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1740.9668">
                <text:p>1740.9668</text:p>
              </table:table-cell>
              <table:table-cell office:value-type="float" office:value="-43.389901">
                <text:p>-43.389901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1740.8089">
                <text:p>1740.8089</text:p>
              </table:table-cell>
              <table:table-cell office:value-type="float" office:value="-44.57175">
                <text:p>-44.57175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1740.65525">
                <text:p>1740.65525</text:p>
              </table:table-cell>
              <table:table-cell office:value-type="float" office:value="-44.497885">
                <text:p>-44.497885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1740.50165">
                <text:p>1740.50165</text:p>
              </table:table-cell>
              <table:table-cell office:value-type="float" office:value="-44.721478">
                <text:p>-44.721478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1740.3481">
                <text:p>1740.3481</text:p>
              </table:table-cell>
              <table:table-cell office:value-type="float" office:value="-44.995978">
                <text:p>-44.995978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1740.19465">
                <text:p>1740.19465</text:p>
              </table:table-cell>
              <table:table-cell office:value-type="float" office:value="-45.238537">
                <text:p>-45.238537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1740.04245">
                <text:p>1740.04245</text:p>
              </table:table-cell>
              <table:table-cell office:value-type="float" office:value="-45.191623">
                <text:p>-45.191623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1739.896">
                <text:p>1739.896</text:p>
              </table:table-cell>
              <table:table-cell office:value-type="float" office:value="-45.450152">
                <text:p>-45.450152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1739.7542">
                <text:p>1739.7542</text:p>
              </table:table-cell>
              <table:table-cell office:value-type="float" office:value="-45.392257">
                <text:p>-45.392257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1739.61235">
                <text:p>1739.61235</text:p>
              </table:table-cell>
              <table:table-cell office:value-type="float" office:value="-46.039081">
                <text:p>-46.039081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1739.47055">
                <text:p>1739.47055</text:p>
              </table:table-cell>
              <table:table-cell office:value-type="float" office:value="-46.148881">
                <text:p>-46.148881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1739.3288">
                <text:p>1739.3288</text:p>
              </table:table-cell>
              <table:table-cell office:value-type="float" office:value="-45.95124">
                <text:p>-45.95124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1739.187">
                <text:p>1739.187</text:p>
              </table:table-cell>
              <table:table-cell office:value-type="float" office:value="-46.061041">
                <text:p>-46.061041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1739.0452">
                <text:p>1739.0452</text:p>
              </table:table-cell>
              <table:table-cell office:value-type="float" office:value="-45.910315">
                <text:p>-45.910315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1738.90345">
                <text:p>1738.90345</text:p>
              </table:table-cell>
              <table:table-cell office:value-type="float" office:value="-45.433183">
                <text:p>-45.433183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1738.7617">
                <text:p>1738.7617</text:p>
              </table:table-cell>
              <table:table-cell office:value-type="float" office:value="-45.070842">
                <text:p>-45.070842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1738.6199">
                <text:p>1738.6199</text:p>
              </table:table-cell>
              <table:table-cell office:value-type="float" office:value="-44.827285">
                <text:p>-44.827285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1738.4781">
                <text:p>1738.4781</text:p>
              </table:table-cell>
              <table:table-cell office:value-type="float" office:value="-44.741442">
                <text:p>-44.741442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1738.3363">
                <text:p>1738.3363</text:p>
              </table:table-cell>
              <table:table-cell office:value-type="float" office:value="-44.422023">
                <text:p>-44.422023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1738.1945">
                <text:p>1738.1945</text:p>
              </table:table-cell>
              <table:table-cell office:value-type="float" office:value="-44.536814">
                <text:p>-44.536814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1738.05745">
                <text:p>1738.05745</text:p>
              </table:table-cell>
              <table:table-cell office:value-type="float" office:value="-44.35215">
                <text:p>-44.35215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1737.93945">
                <text:p>1737.93945</text:p>
              </table:table-cell>
              <table:table-cell office:value-type="float" office:value="-44.08264">
                <text:p>-44.08264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1737.8378">
                <text:p>1737.8378</text:p>
              </table:table-cell>
              <table:table-cell office:value-type="float" office:value="-44.611678">
                <text:p>-44.611678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1737.7382">
                <text:p>1737.7382</text:p>
              </table:table-cell>
              <table:table-cell office:value-type="float" office:value="-44.601696">
                <text:p>-44.601696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1737.63855">
                <text:p>1737.63855</text:p>
              </table:table-cell>
              <table:table-cell office:value-type="float" office:value="-45.019935">
                <text:p>-45.019935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1737.5389">
                <text:p>1737.5389</text:p>
              </table:table-cell>
              <table:table-cell office:value-type="float" office:value="-45.080824">
                <text:p>-45.080824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1737.4393">
                <text:p>1737.4393</text:p>
              </table:table-cell>
              <table:table-cell office:value-type="float" office:value="-45.397248">
                <text:p>-45.397248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1737.33965">
                <text:p>1737.33965</text:p>
              </table:table-cell>
              <table:table-cell office:value-type="float" office:value="-45.449154">
                <text:p>-45.449154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1737.24">
                <text:p>1737.24</text:p>
              </table:table-cell>
              <table:table-cell office:value-type="float" office:value="-45.489081">
                <text:p>-45.489081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1737.14025">
                <text:p>1737.14025</text:p>
              </table:table-cell>
              <table:table-cell office:value-type="float" office:value="-45.578918">
                <text:p>-45.578918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1737.0392">
                <text:p>1737.0392</text:p>
              </table:table-cell>
              <table:table-cell office:value-type="float" office:value="-44.981006">
                <text:p>-44.981006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1736.92225">
                <text:p>1736.92225</text:p>
              </table:table-cell>
              <table:table-cell office:value-type="float" office:value="-43.876016">
                <text:p>-43.876016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1736.79055">
                <text:p>1736.79055</text:p>
              </table:table-cell>
              <table:table-cell office:value-type="float" office:value="-44.17647">
                <text:p>-44.17647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1736.6589">
                <text:p>1736.6589</text:p>
              </table:table-cell>
              <table:table-cell office:value-type="float" office:value="-43.918938">
                <text:p>-43.918938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1736.52725">
                <text:p>1736.52725</text:p>
              </table:table-cell>
              <table:table-cell office:value-type="float" office:value="-43.602881">
                <text:p>-43.602881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1736.39555">
                <text:p>1736.39555</text:p>
              </table:table-cell>
              <table:table-cell office:value-type="float" office:value="-43.198312">
                <text:p>-43.198312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1736.2639">
                <text:p>1736.2639</text:p>
              </table:table-cell>
              <table:table-cell office:value-type="float" office:value="-43.206442">
                <text:p>-43.206442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1736.1338">
                <text:p>1736.1338</text:p>
              </table:table-cell>
              <table:table-cell office:value-type="float" office:value="-42.155106">
                <text:p>-42.155106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1736.014">
                <text:p>1736.014</text:p>
              </table:table-cell>
              <table:table-cell office:value-type="float" office:value="-42.815221">
                <text:p>-42.815221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1735.9166">
                <text:p>1735.9166</text:p>
              </table:table-cell>
              <table:table-cell office:value-type="float" office:value="-42.898349">
                <text:p>-42.898349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1735.8328">
                <text:p>1735.8328</text:p>
              </table:table-cell>
              <table:table-cell office:value-type="float" office:value="-42.873629">
                <text:p>-42.873629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1735.749">
                <text:p>1735.749</text:p>
              </table:table-cell>
              <table:table-cell office:value-type="float" office:value="-42.499277">
                <text:p>-42.499277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1735.66525">
                <text:p>1735.66525</text:p>
              </table:table-cell>
              <table:table-cell office:value-type="float" office:value="-43.301389">
                <text:p>-43.301389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1735.5815">
                <text:p>1735.5815</text:p>
              </table:table-cell>
              <table:table-cell office:value-type="float" office:value="-43.584022">
                <text:p>-43.584022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1735.4977">
                <text:p>1735.4977</text:p>
              </table:table-cell>
              <table:table-cell office:value-type="float" office:value="-43.63066">
                <text:p>-43.63066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1735.4139">
                <text:p>1735.4139</text:p>
              </table:table-cell>
              <table:table-cell office:value-type="float" office:value="-43.200931">
                <text:p>-43.200931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1735.3301">
                <text:p>1735.3301</text:p>
              </table:table-cell>
              <table:table-cell office:value-type="float" office:value="-42.709582">
                <text:p>-42.709582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1735.2698">
                <text:p>1735.2698</text:p>
              </table:table-cell>
              <table:table-cell office:value-type="float" office:value="-42.692712">
                <text:p>-42.692712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1735.20985">
                <text:p>1735.20985</text:p>
              </table:table-cell>
              <table:table-cell office:value-type="float" office:value="-42.028367">
                <text:p>-42.028367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1735.1268">
                <text:p>1735.1268</text:p>
              </table:table-cell>
              <table:table-cell office:value-type="float" office:value="-41.419002">
                <text:p>-41.419002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1735.0343">
                <text:p>1735.0343</text:p>
              </table:table-cell>
              <table:table-cell office:value-type="float" office:value="-41.170778">
                <text:p>-41.170778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1734.89285">
                <text:p>1734.89285</text:p>
              </table:table-cell>
              <table:table-cell office:value-type="float" office:value="-41.275906">
                <text:p>-41.275906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1734.7009">
                <text:p>1734.7009</text:p>
              </table:table-cell>
              <table:table-cell office:value-type="float" office:value="-42.124526">
                <text:p>-42.124526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1734.4979">
                <text:p>1734.4979</text:p>
              </table:table-cell>
              <table:table-cell office:value-type="float" office:value="-42.616154">
                <text:p>-42.616154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1734.29485">
                <text:p>1734.29485</text:p>
              </table:table-cell>
              <table:table-cell office:value-type="float" office:value="-43.104273">
                <text:p>-43.104273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1734.0901">
                <text:p>1734.0901</text:p>
              </table:table-cell>
              <table:table-cell office:value-type="float" office:value="-43.243039">
                <text:p>-43.243039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1733.88085">
                <text:p>1733.88085</text:p>
              </table:table-cell>
              <table:table-cell office:value-type="float" office:value="-43.774667">
                <text:p>-43.774667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1733.66735">
                <text:p>1733.66735</text:p>
              </table:table-cell>
              <table:table-cell office:value-type="float" office:value="-43.904794">
                <text:p>-43.904794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1733.4524">
                <text:p>1733.4524</text:p>
              </table:table-cell>
              <table:table-cell office:value-type="float" office:value="-44.106919">
                <text:p>-44.106919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1733.2398">
                <text:p>1733.2398</text:p>
              </table:table-cell>
              <table:table-cell office:value-type="float" office:value="-44.10405">
                <text:p>-44.10405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1733.04475">
                <text:p>1733.04475</text:p>
              </table:table-cell>
              <table:table-cell office:value-type="float" office:value="-43.889334">
                <text:p>-43.889334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1732.8977">
                <text:p>1732.8977</text:p>
              </table:table-cell>
              <table:table-cell office:value-type="float" office:value="-44.267964">
                <text:p>-44.267964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1732.7835">
                <text:p>1732.7835</text:p>
              </table:table-cell>
              <table:table-cell office:value-type="float" office:value="-44.561088">
                <text:p>-44.561088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1732.6693">
                <text:p>1732.6693</text:p>
              </table:table-cell>
              <table:table-cell office:value-type="float" office:value="-44.584218">
                <text:p>-44.584218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1732.55515">
                <text:p>1732.55515</text:p>
              </table:table-cell>
              <table:table-cell office:value-type="float" office:value="-44.786343">
                <text:p>-44.786343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1732.441">
                <text:p>1732.441</text:p>
              </table:table-cell>
              <table:table-cell office:value-type="float" office:value="-44.559118">
                <text:p>-44.559118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1732.3268">
                <text:p>1732.3268</text:p>
              </table:table-cell>
              <table:table-cell office:value-type="float" office:value="-44.235256">
                <text:p>-44.235256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1732.2126">
                <text:p>1732.2126</text:p>
              </table:table-cell>
              <table:table-cell office:value-type="float" office:value="-43.402971">
                <text:p>-43.402971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1732.0917">
                <text:p>1732.0917</text:p>
              </table:table-cell>
              <table:table-cell office:value-type="float" office:value="-42.623119">
                <text:p>-42.623119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1731.9242">
                <text:p>1731.9242</text:p>
              </table:table-cell>
              <table:table-cell office:value-type="float" office:value="-42.046262">
                <text:p>-42.046262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1731.67995">
                <text:p>1731.67995</text:p>
              </table:table-cell>
              <table:table-cell office:value-type="float" office:value="-41.29105">
                <text:p>-41.29105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1731.39885">
                <text:p>1731.39885</text:p>
              </table:table-cell>
              <table:table-cell office:value-type="float" office:value="-40.926188">
                <text:p>-40.926188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1731.1349">
                <text:p>1731.1349</text:p>
              </table:table-cell>
              <table:table-cell office:value-type="float" office:value="-40.147355">
                <text:p>-40.147355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1730.9399">
                <text:p>1730.9399</text:p>
              </table:table-cell>
              <table:table-cell office:value-type="float" office:value="-40.567476">
                <text:p>-40.567476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1730.80735">
                <text:p>1730.80735</text:p>
              </table:table-cell>
              <table:table-cell office:value-type="float" office:value="-40.279613">
                <text:p>-40.279613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1730.68555">
                <text:p>1730.68555</text:p>
              </table:table-cell>
              <table:table-cell office:value-type="float" office:value="-40.099387">
                <text:p>-40.099387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1730.5638">
                <text:p>1730.5638</text:p>
              </table:table-cell>
              <table:table-cell office:value-type="float" office:value="-40.37751">
                <text:p>-40.37751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1730.44195">
                <text:p>1730.44195</text:p>
              </table:table-cell>
              <table:table-cell office:value-type="float" office:value="-40.551146">
                <text:p>-40.551146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1730.3201">
                <text:p>1730.3201</text:p>
              </table:table-cell>
              <table:table-cell office:value-type="float" office:value="-40.101287">
                <text:p>-40.101287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1730.19835">
                <text:p>1730.19835</text:p>
              </table:table-cell>
              <table:table-cell office:value-type="float" office:value="-40.166415">
                <text:p>-40.166415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1730.0759">
                <text:p>1730.0759</text:p>
              </table:table-cell>
              <table:table-cell office:value-type="float" office:value="-40.37118">
                <text:p>-40.37118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1729.95025">
                <text:p>1729.95025</text:p>
              </table:table-cell>
              <table:table-cell office:value-type="float" office:value="-40.455309">
                <text:p>-40.455309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1729.82095">
                <text:p>1729.82095</text:p>
              </table:table-cell>
              <table:table-cell office:value-type="float" office:value="-39.973959">
                <text:p>-39.973959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1729.69045">
                <text:p>1729.69045</text:p>
              </table:table-cell>
              <table:table-cell office:value-type="float" office:value="-40.666074">
                <text:p>-40.666074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1729.55995">
                <text:p>1729.55995</text:p>
              </table:table-cell>
              <table:table-cell office:value-type="float" office:value="-41.141309">
                <text:p>-41.141309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1729.4294">
                <text:p>1729.4294</text:p>
              </table:table-cell>
              <table:table-cell office:value-type="float" office:value="-41.312667">
                <text:p>-41.312667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1729.29885">
                <text:p>1729.29885</text:p>
              </table:table-cell>
              <table:table-cell office:value-type="float" office:value="-41.820614">
                <text:p>-41.820614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1729.1687">
                <text:p>1729.1687</text:p>
              </table:table-cell>
              <table:table-cell office:value-type="float" office:value="-42.385121">
                <text:p>-42.385121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1729.0428">
                <text:p>1729.0428</text:p>
              </table:table-cell>
              <table:table-cell office:value-type="float" office:value="-42.678943">
                <text:p>-42.678943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1728.9383">
                <text:p>1728.9383</text:p>
              </table:table-cell>
              <table:table-cell office:value-type="float" office:value="-43.634467">
                <text:p>-43.634467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1728.8513">
                <text:p>1728.8513</text:p>
              </table:table-cell>
              <table:table-cell office:value-type="float" office:value="-44.042326">
                <text:p>-44.042326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1728.7643">
                <text:p>1728.7643</text:p>
              </table:table-cell>
              <table:table-cell office:value-type="float" office:value="-44.386786">
                <text:p>-44.386786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1728.6773">
                <text:p>1728.6773</text:p>
              </table:table-cell>
              <table:table-cell office:value-type="float" office:value="-44.491733">
                <text:p>-44.491733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1728.5903">
                <text:p>1728.5903</text:p>
              </table:table-cell>
              <table:table-cell office:value-type="float" office:value="-45.259393">
                <text:p>-45.259393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1728.4888">
                <text:p>1728.4888</text:p>
              </table:table-cell>
              <table:table-cell office:value-type="float" office:value="-45.545135">
                <text:p>-45.545135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1728.38705">
                <text:p>1728.38705</text:p>
              </table:table-cell>
              <table:table-cell office:value-type="float" office:value="-43.625901">
                <text:p>-43.625901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1728.29955">
                <text:p>1728.29955</text:p>
              </table:table-cell>
              <table:table-cell office:value-type="float" office:value="-45.535759">
                <text:p>-45.535759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1728.21205">
                <text:p>1728.21205</text:p>
              </table:table-cell>
              <table:table-cell office:value-type="float" office:value="-45.705623">
                <text:p>-45.705623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1728.1245">
                <text:p>1728.1245</text:p>
              </table:table-cell>
              <table:table-cell office:value-type="float" office:value="-44.814688">
                <text:p>-44.814688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1728.02785">
                <text:p>1728.02785</text:p>
              </table:table-cell>
              <table:table-cell office:value-type="float" office:value="-44.966096">
                <text:p>-44.966096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1727.90495">
                <text:p>1727.90495</text:p>
              </table:table-cell>
              <table:table-cell office:value-type="float" office:value="-44.608358">
                <text:p>-44.608358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1727.75835">
                <text:p>1727.75835</text:p>
              </table:table-cell>
              <table:table-cell office:value-type="float" office:value="-44.571029">
                <text:p>-44.571029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1727.60525">
                <text:p>1727.60525</text:p>
              </table:table-cell>
              <table:table-cell office:value-type="float" office:value="-44.296208">
                <text:p>-44.296208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1727.4521">
                <text:p>1727.4521</text:p>
              </table:table-cell>
              <table:table-cell office:value-type="float" office:value="-44.169998">
                <text:p>-44.169998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1727.2989">
                <text:p>1727.2989</text:p>
              </table:table-cell>
              <table:table-cell office:value-type="float" office:value="-44.110311">
                <text:p>-44.110311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1727.1474">
                <text:p>1727.1474</text:p>
              </table:table-cell>
              <table:table-cell office:value-type="float" office:value="-43.81547">
                <text:p>-43.81547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1727.0048">
                <text:p>1727.0048</text:p>
              </table:table-cell>
              <table:table-cell office:value-type="float" office:value="-44.047955">
                <text:p>-44.047955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1726.87965">
                <text:p>1726.87965</text:p>
              </table:table-cell>
              <table:table-cell office:value-type="float" office:value="-44.346826">
                <text:p>-44.346826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1726.76475">
                <text:p>1726.76475</text:p>
              </table:table-cell>
              <table:table-cell office:value-type="float" office:value="-44.644688">
                <text:p>-44.644688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1726.6499">
                <text:p>1726.6499</text:p>
              </table:table-cell>
              <table:table-cell office:value-type="float" office:value="-45.003289">
                <text:p>-45.003289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1726.53505">
                <text:p>1726.53505</text:p>
              </table:table-cell>
              <table:table-cell office:value-type="float" office:value="-44.732412">
                <text:p>-44.732412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1726.42015">
                <text:p>1726.42015</text:p>
              </table:table-cell>
              <table:table-cell office:value-type="float" office:value="-44.931292">
                <text:p>-44.931292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1726.3053">
                <text:p>1726.3053</text:p>
              </table:table-cell>
              <table:table-cell office:value-type="float" office:value="-45.071727">
                <text:p>-45.071727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1726.19045">
                <text:p>1726.19045</text:p>
              </table:table-cell>
              <table:table-cell office:value-type="float" office:value="-44.98679">
                <text:p>-44.98679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1726.07575">
                <text:p>1726.07575</text:p>
              </table:table-cell>
              <table:table-cell office:value-type="float" office:value="-44.790888">
                <text:p>-44.790888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1725.96375">
                <text:p>1725.96375</text:p>
              </table:table-cell>
              <table:table-cell office:value-type="float" office:value="-44.41093">
                <text:p>-44.41093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1725.85495">
                <text:p>1725.85495</text:p>
              </table:table-cell>
              <table:table-cell office:value-type="float" office:value="-44.617889">
                <text:p>-44.617889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1725.74685">
                <text:p>1725.74685</text:p>
              </table:table-cell>
              <table:table-cell office:value-type="float" office:value="-44.626012">
                <text:p>-44.626012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1725.63875">
                <text:p>1725.63875</text:p>
              </table:table-cell>
              <table:table-cell office:value-type="float" office:value="-45.092685">
                <text:p>-45.092685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1725.53065">
                <text:p>1725.53065</text:p>
              </table:table-cell>
              <table:table-cell office:value-type="float" office:value="-44.734032">
                <text:p>-44.734032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1725.42255">
                <text:p>1725.42255</text:p>
              </table:table-cell>
              <table:table-cell office:value-type="float" office:value="-45.707641">
                <text:p>-45.707641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1725.31445">
                <text:p>1725.31445</text:p>
              </table:table-cell>
              <table:table-cell office:value-type="float" office:value="-45.789495">
                <text:p>-45.789495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1725.20635">
                <text:p>1725.20635</text:p>
              </table:table-cell>
              <table:table-cell office:value-type="float" office:value="-45.845686">
                <text:p>-45.845686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1725.09495">
                <text:p>1725.09495</text:p>
              </table:table-cell>
              <table:table-cell office:value-type="float" office:value="-44.91031">
                <text:p>-44.91031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1724.96705">
                <text:p>1724.96705</text:p>
              </table:table-cell>
              <table:table-cell office:value-type="float" office:value="-44.447625">
                <text:p>-44.447625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1724.80895">
                <text:p>1724.80895</text:p>
              </table:table-cell>
              <table:table-cell office:value-type="float" office:value="-44.327379">
                <text:p>-44.327379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1724.6339">
                <text:p>1724.6339</text:p>
              </table:table-cell>
              <table:table-cell office:value-type="float" office:value="-44.707053">
                <text:p>-44.707053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1724.4589">
                <text:p>1724.4589</text:p>
              </table:table-cell>
              <table:table-cell office:value-type="float" office:value="-44.075694">
                <text:p>-44.075694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1724.28385">
                <text:p>1724.28385</text:p>
              </table:table-cell>
              <table:table-cell office:value-type="float" office:value="-44.237202">
                <text:p>-44.237202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1724.1088">
                <text:p>1724.1088</text:p>
              </table:table-cell>
              <table:table-cell office:value-type="float" office:value="-42.991886">
                <text:p>-42.991886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1723.97325">
                <text:p>1723.97325</text:p>
              </table:table-cell>
              <table:table-cell office:value-type="float" office:value="-43.558319">
                <text:p>-43.558319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1723.88235">
                <text:p>1723.88235</text:p>
              </table:table-cell>
              <table:table-cell office:value-type="float" office:value="-43.338314">
                <text:p>-43.338314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1723.79675">
                <text:p>1723.79675</text:p>
              </table:table-cell>
              <table:table-cell office:value-type="float" office:value="-42.720085">
                <text:p>-42.720085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1723.71125">
                <text:p>1723.71125</text:p>
              </table:table-cell>
              <table:table-cell office:value-type="float" office:value="-42.641346">
                <text:p>-42.641346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1723.62575">
                <text:p>1723.62575</text:p>
              </table:table-cell>
              <table:table-cell office:value-type="float" office:value="-42.18403">
                <text:p>-42.18403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1723.54025">
                <text:p>1723.54025</text:p>
              </table:table-cell>
              <table:table-cell office:value-type="float" office:value="-42.387151">
                <text:p>-42.387151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1723.4548">
                <text:p>1723.4548</text:p>
              </table:table-cell>
              <table:table-cell office:value-type="float" office:value="-41.808315">
                <text:p>-41.808315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1723.36935">
                <text:p>1723.36935</text:p>
              </table:table-cell>
              <table:table-cell office:value-type="float" office:value="-42.115756">
                <text:p>-42.115756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1723.28385">
                <text:p>1723.28385</text:p>
              </table:table-cell>
              <table:table-cell office:value-type="float" office:value="-42.158739">
                <text:p>-42.158739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1723.19835">
                <text:p>1723.19835</text:p>
              </table:table-cell>
              <table:table-cell office:value-type="float" office:value="-41.596523">
                <text:p>-41.596523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1723.1129">
                <text:p>1723.1129</text:p>
              </table:table-cell>
              <table:table-cell office:value-type="float" office:value="-42.195802">
                <text:p>-42.195802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1723.02465">
                <text:p>1723.02465</text:p>
              </table:table-cell>
              <table:table-cell office:value-type="float" office:value="-42.491037">
                <text:p>-42.491037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1722.9218">
                <text:p>1722.9218</text:p>
              </table:table-cell>
              <table:table-cell office:value-type="float" office:value="-42.432979">
                <text:p>-42.432979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1722.8071">
                <text:p>1722.8071</text:p>
              </table:table-cell>
              <table:table-cell office:value-type="float" office:value="-42.500373">
                <text:p>-42.500373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1722.69225">
                <text:p>1722.69225</text:p>
              </table:table-cell>
              <table:table-cell office:value-type="float" office:value="-42.574888">
                <text:p>-42.574888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1722.57705">
                <text:p>1722.57705</text:p>
              </table:table-cell>
              <table:table-cell office:value-type="float" office:value="-42.486579">
                <text:p>-42.486579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1722.46155">
                <text:p>1722.46155</text:p>
              </table:table-cell>
              <table:table-cell office:value-type="float" office:value="-42.099311">
                <text:p>-42.099311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1722.34605">
                <text:p>1722.34605</text:p>
              </table:table-cell>
              <table:table-cell office:value-type="float" office:value="-41.8697">
                <text:p>-41.8697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1722.2306">
                <text:p>1722.2306</text:p>
              </table:table-cell>
              <table:table-cell office:value-type="float" office:value="-41.536341">
                <text:p>-41.536341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1722.11515">
                <text:p>1722.11515</text:p>
              </table:table-cell>
              <table:table-cell office:value-type="float" office:value="-40.884616">
                <text:p>-40.884616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1721.99355">
                <text:p>1721.99355</text:p>
              </table:table-cell>
              <table:table-cell office:value-type="float" office:value="-40.754948">
                <text:p>-40.754948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1721.862">
                <text:p>1721.862</text:p>
              </table:table-cell>
              <table:table-cell office:value-type="float" office:value="-40.747747">
                <text:p>-40.747747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1721.72585">
                <text:p>1721.72585</text:p>
              </table:table-cell>
              <table:table-cell office:value-type="float" office:value="-41.326765">
                <text:p>-41.326765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1721.589">
                <text:p>1721.589</text:p>
              </table:table-cell>
              <table:table-cell office:value-type="float" office:value="-42.146845">
                <text:p>-42.146845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1721.4522">
                <text:p>1721.4522</text:p>
              </table:table-cell>
              <table:table-cell office:value-type="float" office:value="-42.01488">
                <text:p>-42.01488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1721.31535">
                <text:p>1721.31535</text:p>
              </table:table-cell>
              <table:table-cell office:value-type="float" office:value="-42.151704">
                <text:p>-42.151704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1721.17845">
                <text:p>1721.17845</text:p>
              </table:table-cell>
              <table:table-cell office:value-type="float" office:value="-43.41831">
                <text:p>-43.41831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1721.0361">
                <text:p>1721.0361</text:p>
              </table:table-cell>
              <table:table-cell office:value-type="float" office:value="-43.41247">
                <text:p>-43.41247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1720.8806">
                <text:p>1720.8806</text:p>
              </table:table-cell>
              <table:table-cell office:value-type="float" office:value="-43.760596">
                <text:p>-43.760596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1720.715">
                <text:p>1720.715</text:p>
              </table:table-cell>
              <table:table-cell office:value-type="float" office:value="-43.58998">
                <text:p>-43.58998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1720.54705">
                <text:p>1720.54705</text:p>
              </table:table-cell>
              <table:table-cell office:value-type="float" office:value="-43.618298">
                <text:p>-43.618298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1720.3791">
                <text:p>1720.3791</text:p>
              </table:table-cell>
              <table:table-cell office:value-type="float" office:value="-43.758927">
                <text:p>-43.758927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1720.21115">
                <text:p>1720.21115</text:p>
              </table:table-cell>
              <table:table-cell office:value-type="float" office:value="-44.00127">
                <text:p>-44.00127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1720.0449">
                <text:p>1720.0449</text:p>
              </table:table-cell>
              <table:table-cell office:value-type="float" office:value="-43.499065">
                <text:p>-43.499065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1719.8856">
                <text:p>1719.8856</text:p>
              </table:table-cell>
              <table:table-cell office:value-type="float" office:value="-43.653934">
                <text:p>-43.653934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1719.7316">
                <text:p>1719.7316</text:p>
              </table:table-cell>
              <table:table-cell office:value-type="float" office:value="-42.704155">
                <text:p>-42.704155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1719.57765">
                <text:p>1719.57765</text:p>
              </table:table-cell>
              <table:table-cell office:value-type="float" office:value="-42.858039">
                <text:p>-42.858039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1719.4237">
                <text:p>1719.4237</text:p>
              </table:table-cell>
              <table:table-cell office:value-type="float" office:value="-42.746473">
                <text:p>-42.746473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1719.2697">
                <text:p>1719.2697</text:p>
              </table:table-cell>
              <table:table-cell office:value-type="float" office:value="-42.694537">
                <text:p>-42.694537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1719.1157">
                <text:p>1719.1157</text:p>
              </table:table-cell>
              <table:table-cell office:value-type="float" office:value="-42.751282">
                <text:p>-42.751282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1718.97015">
                <text:p>1718.97015</text:p>
              </table:table-cell>
              <table:table-cell office:value-type="float" office:value="-43.366819">
                <text:p>-43.366819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1718.83545">
                <text:p>1718.83545</text:p>
              </table:table-cell>
              <table:table-cell office:value-type="float" office:value="-43.353354">
                <text:p>-43.353354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1718.7033">
                <text:p>1718.7033</text:p>
              </table:table-cell>
              <table:table-cell office:value-type="float" office:value="-44.018903">
                <text:p>-44.018903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1718.5713">
                <text:p>1718.5713</text:p>
              </table:table-cell>
              <table:table-cell office:value-type="float" office:value="-44.299741">
                <text:p>-44.299741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1718.4393">
                <text:p>1718.4393</text:p>
              </table:table-cell>
              <table:table-cell office:value-type="float" office:value="-44.353601">
                <text:p>-44.353601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1718.3073">
                <text:p>1718.3073</text:p>
              </table:table-cell>
              <table:table-cell office:value-type="float" office:value="-44.399766">
                <text:p>-44.399766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1718.17535">
                <text:p>1718.17535</text:p>
              </table:table-cell>
              <table:table-cell office:value-type="float" office:value="-44.318977">
                <text:p>-44.318977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1718.04255">
                <text:p>1718.04255</text:p>
              </table:table-cell>
              <table:table-cell office:value-type="float" office:value="-44.079495">
                <text:p>-44.079495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1717.9077">
                <text:p>1717.9077</text:p>
              </table:table-cell>
              <table:table-cell office:value-type="float" office:value="-43.653428">
                <text:p>-43.653428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1717.77125">
                <text:p>1717.77125</text:p>
              </table:table-cell>
              <table:table-cell office:value-type="float" office:value="-43.142725">
                <text:p>-43.142725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1717.63435">
                <text:p>1717.63435</text:p>
              </table:table-cell>
              <table:table-cell office:value-type="float" office:value="-42.612786">
                <text:p>-42.612786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1717.4975">
                <text:p>1717.4975</text:p>
              </table:table-cell>
              <table:table-cell office:value-type="float" office:value="-42.228076">
                <text:p>-42.228076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1717.36065">
                <text:p>1717.36065</text:p>
              </table:table-cell>
              <table:table-cell office:value-type="float" office:value="-41.529827">
                <text:p>-41.529827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1717.22375">
                <text:p>1717.22375</text:p>
              </table:table-cell>
              <table:table-cell office:value-type="float" office:value="-41.088372">
                <text:p>-41.088372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1717.0899">
                <text:p>1717.0899</text:p>
              </table:table-cell>
              <table:table-cell office:value-type="float" office:value="-40.422823">
                <text:p>-40.422823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1716.9666">
                <text:p>1716.9666</text:p>
              </table:table-cell>
              <table:table-cell office:value-type="float" office:value="-40.824845">
                <text:p>-40.824845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1716.8559">
                <text:p>1716.8559</text:p>
              </table:table-cell>
              <table:table-cell office:value-type="float" office:value="-40.970073">
                <text:p>-40.970073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1716.7503">
                <text:p>1716.7503</text:p>
              </table:table-cell>
              <table:table-cell office:value-type="float" office:value="-41.19032">
                <text:p>-41.19032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1716.6447">
                <text:p>1716.6447</text:p>
              </table:table-cell>
              <table:table-cell office:value-type="float" office:value="-41.478853">
                <text:p>-41.478853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1716.53915">
                <text:p>1716.53915</text:p>
              </table:table-cell>
              <table:table-cell office:value-type="float" office:value="-41.935696">
                <text:p>-41.935696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1716.4336">
                <text:p>1716.4336</text:p>
              </table:table-cell>
              <table:table-cell office:value-type="float" office:value="-42.275203">
                <text:p>-42.275203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1716.328">
                <text:p>1716.328</text:p>
              </table:table-cell>
              <table:table-cell office:value-type="float" office:value="-42.593551">
                <text:p>-42.593551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1716.2224">
                <text:p>1716.2224</text:p>
              </table:table-cell>
              <table:table-cell office:value-type="float" office:value="-42.808027">
                <text:p>-42.808027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1716.11675">
                <text:p>1716.11675</text:p>
              </table:table-cell>
              <table:table-cell office:value-type="float" office:value="-42.771479">
                <text:p>-42.771479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1716.01125">
                <text:p>1716.01125</text:p>
              </table:table-cell>
              <table:table-cell office:value-type="float" office:value="-43.577581">
                <text:p>-43.577581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1715.90595">
                <text:p>1715.90595</text:p>
              </table:table-cell>
              <table:table-cell office:value-type="float" office:value="-43.483372">
                <text:p>-43.483372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1715.8006">
                <text:p>1715.8006</text:p>
              </table:table-cell>
              <table:table-cell office:value-type="float" office:value="-43.420422">
                <text:p>-43.420422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1715.69525">
                <text:p>1715.69525</text:p>
              </table:table-cell>
              <table:table-cell office:value-type="float" office:value="-43.537531">
                <text:p>-43.537531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1715.58995">
                <text:p>1715.58995</text:p>
              </table:table-cell>
              <table:table-cell office:value-type="float" office:value="-42.521211">
                <text:p>-42.521211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1715.4846">
                <text:p>1715.4846</text:p>
              </table:table-cell>
              <table:table-cell office:value-type="float" office:value="-43.131552">
                <text:p>-43.131552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1715.3792">
                <text:p>1715.3792</text:p>
              </table:table-cell>
              <table:table-cell office:value-type="float" office:value="-42.897729">
                <text:p>-42.897729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1715.27385">
                <text:p>1715.27385</text:p>
              </table:table-cell>
              <table:table-cell office:value-type="float" office:value="-42.359653">
                <text:p>-42.359653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1715.16855">
                <text:p>1715.16855</text:p>
              </table:table-cell>
              <table:table-cell office:value-type="float" office:value="-42.511053">
                <text:p>-42.511053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1715.06225">
                <text:p>1715.06225</text:p>
              </table:table-cell>
              <table:table-cell office:value-type="float" office:value="-42.213616">
                <text:p>-42.213616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1714.95245">
                <text:p>1714.95245</text:p>
              </table:table-cell>
              <table:table-cell office:value-type="float" office:value="-42.3142">
                <text:p>-42.3142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1714.8387">
                <text:p>1714.8387</text:p>
              </table:table-cell>
              <table:table-cell office:value-type="float" office:value="-42.352443">
                <text:p>-42.352443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1714.7235">
                <text:p>1714.7235</text:p>
              </table:table-cell>
              <table:table-cell office:value-type="float" office:value="-42.557516">
                <text:p>-42.557516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1714.60825">
                <text:p>1714.60825</text:p>
              </table:table-cell>
              <table:table-cell office:value-type="float" office:value="-42.894957">
                <text:p>-42.894957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1714.493">
                <text:p>1714.493</text:p>
              </table:table-cell>
              <table:table-cell office:value-type="float" office:value="-42.993865">
                <text:p>-42.993865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1714.3778">
                <text:p>1714.3778</text:p>
              </table:table-cell>
              <table:table-cell office:value-type="float" office:value="-43.383704">
                <text:p>-43.383704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1714.2626">
                <text:p>1714.2626</text:p>
              </table:table-cell>
              <table:table-cell office:value-type="float" office:value="-43.717185">
                <text:p>-43.717185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1714.1474">
                <text:p>1714.1474</text:p>
              </table:table-cell>
              <table:table-cell office:value-type="float" office:value="-43.825194">
                <text:p>-43.825194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1714.03855">
                <text:p>1714.03855</text:p>
              </table:table-cell>
              <table:table-cell office:value-type="float" office:value="-43.815916">
                <text:p>-43.815916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1713.95035">
                <text:p>1713.95035</text:p>
              </table:table-cell>
              <table:table-cell office:value-type="float" office:value="-43.934962">
                <text:p>-43.934962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1713.878">
                <text:p>1713.878</text:p>
              </table:table-cell>
              <table:table-cell office:value-type="float" office:value="-44.087196">
                <text:p>-44.087196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1713.80715">
                <text:p>1713.80715</text:p>
              </table:table-cell>
              <table:table-cell office:value-type="float" office:value="-44.704537">
                <text:p>-44.704537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1713.7362">
                <text:p>1713.7362</text:p>
              </table:table-cell>
              <table:table-cell office:value-type="float" office:value="-45.132049">
                <text:p>-45.132049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1713.66525">
                <text:p>1713.66525</text:p>
              </table:table-cell>
              <table:table-cell office:value-type="float" office:value="-45.443286">
                <text:p>-45.443286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1713.59435">
                <text:p>1713.59435</text:p>
              </table:table-cell>
              <table:table-cell office:value-type="float" office:value="-45.079117">
                <text:p>-45.079117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1713.5235">
                <text:p>1713.5235</text:p>
              </table:table-cell>
              <table:table-cell office:value-type="float" office:value="-45.461963">
                <text:p>-45.461963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1713.45265">
                <text:p>1713.45265</text:p>
              </table:table-cell>
              <table:table-cell office:value-type="float" office:value="-45.945">
                <text:p>-45.945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1713.3817">
                <text:p>1713.3817</text:p>
              </table:table-cell>
              <table:table-cell office:value-type="float" office:value="-45.723395">
                <text:p>-45.723395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1713.31075">
                <text:p>1713.31075</text:p>
              </table:table-cell>
              <table:table-cell office:value-type="float" office:value="-44.784929">
                <text:p>-44.784929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1713.2399">
                <text:p>1713.2399</text:p>
              </table:table-cell>
              <table:table-cell office:value-type="float" office:value="-44.679428">
                <text:p>-44.679428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1713.169">
                <text:p>1713.169</text:p>
              </table:table-cell>
              <table:table-cell office:value-type="float" office:value="-44.184567">
                <text:p>-44.184567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1713.09805">
                <text:p>1713.09805</text:p>
              </table:table-cell>
              <table:table-cell office:value-type="float" office:value="-43.910385">
                <text:p>-43.910385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1713.02465">
                <text:p>1713.02465</text:p>
              </table:table-cell>
              <table:table-cell office:value-type="float" office:value="-43.747423">
                <text:p>-43.747423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1712.94435">
                <text:p>1712.94435</text:p>
              </table:table-cell>
              <table:table-cell office:value-type="float" office:value="-43.273045">
                <text:p>-43.273045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1712.8581">
                <text:p>1712.8581</text:p>
              </table:table-cell>
              <table:table-cell office:value-type="float" office:value="-43.579142">
                <text:p>-43.579142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1712.7703">
                <text:p>1712.7703</text:p>
              </table:table-cell>
              <table:table-cell office:value-type="float" office:value="-43.2137">
                <text:p>-43.2137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1712.6825">
                <text:p>1712.6825</text:p>
              </table:table-cell>
              <table:table-cell office:value-type="float" office:value="-43.616945">
                <text:p>-43.616945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1712.5947">
                <text:p>1712.5947</text:p>
              </table:table-cell>
              <table:table-cell office:value-type="float" office:value="-43.490382">
                <text:p>-43.490382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1712.50695">
                <text:p>1712.50695</text:p>
              </table:table-cell>
              <table:table-cell office:value-type="float" office:value="-44.037117">
                <text:p>-44.037117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1712.4192">
                <text:p>1712.4192</text:p>
              </table:table-cell>
              <table:table-cell office:value-type="float" office:value="-44.295777">
                <text:p>-44.295777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1712.3314">
                <text:p>1712.3314</text:p>
              </table:table-cell>
              <table:table-cell office:value-type="float" office:value="-44.409675">
                <text:p>-44.409675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1712.2424">
                <text:p>1712.2424</text:p>
              </table:table-cell>
              <table:table-cell office:value-type="float" office:value="-44.238624">
                <text:p>-44.238624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1712.153">
                <text:p>1712.153</text:p>
              </table:table-cell>
              <table:table-cell office:value-type="float" office:value="-43.980619">
                <text:p>-43.980619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1712.06415">
                <text:p>1712.06415</text:p>
              </table:table-cell>
              <table:table-cell office:value-type="float" office:value="-44.419168">
                <text:p>-44.419168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1711.96185">
                <text:p>1711.96185</text:p>
              </table:table-cell>
              <table:table-cell office:value-type="float" office:value="-44.445279">
                <text:p>-44.445279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1711.84215">
                <text:p>1711.84215</text:p>
              </table:table-cell>
              <table:table-cell office:value-type="float" office:value="-44.933108">
                <text:p>-44.933108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1711.71815">
                <text:p>1711.71815</text:p>
              </table:table-cell>
              <table:table-cell office:value-type="float" office:value="-44.952141">
                <text:p>-44.952141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1711.59405">
                <text:p>1711.59405</text:p>
              </table:table-cell>
              <table:table-cell office:value-type="float" office:value="-45.603103">
                <text:p>-45.603103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1711.47">
                <text:p>1711.47</text:p>
              </table:table-cell>
              <table:table-cell office:value-type="float" office:value="-45.77481">
                <text:p>-45.77481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1711.346">
                <text:p>1711.346</text:p>
              </table:table-cell>
              <table:table-cell office:value-type="float" office:value="-46.211366">
                <text:p>-46.211366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1711.222">
                <text:p>1711.222</text:p>
              </table:table-cell>
              <table:table-cell office:value-type="float" office:value="-45.625308">
                <text:p>-45.625308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1711.09895">
                <text:p>1711.09895</text:p>
              </table:table-cell>
              <table:table-cell office:value-type="float" office:value="-45.642146">
                <text:p>-45.642146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1710.9859">
                <text:p>1710.9859</text:p>
              </table:table-cell>
              <table:table-cell office:value-type="float" office:value="-45.221907">
                <text:p>-45.221907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1710.8874">
                <text:p>1710.8874</text:p>
              </table:table-cell>
              <table:table-cell office:value-type="float" office:value="-45.393902">
                <text:p>-45.393902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1710.79435">
                <text:p>1710.79435</text:p>
              </table:table-cell>
              <table:table-cell office:value-type="float" office:value="-44.856507">
                <text:p>-44.856507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1710.7013">
                <text:p>1710.7013</text:p>
              </table:table-cell>
              <table:table-cell office:value-type="float" office:value="-45.067649">
                <text:p>-45.067649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1710.6083">
                <text:p>1710.6083</text:p>
              </table:table-cell>
              <table:table-cell office:value-type="float" office:value="-44.796962">
                <text:p>-44.796962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1710.5153">
                <text:p>1710.5153</text:p>
              </table:table-cell>
              <table:table-cell office:value-type="float" office:value="-44.776278">
                <text:p>-44.776278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1710.4223">
                <text:p>1710.4223</text:p>
              </table:table-cell>
              <table:table-cell office:value-type="float" office:value="-45.444167">
                <text:p>-45.444167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1710.32925">
                <text:p>1710.32925</text:p>
              </table:table-cell>
              <table:table-cell office:value-type="float" office:value="-45.263255">
                <text:p>-45.263255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1710.2362">
                <text:p>1710.2362</text:p>
              </table:table-cell>
              <table:table-cell office:value-type="float" office:value="-44.899405">
                <text:p>-44.899405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1710.1432">
                <text:p>1710.1432</text:p>
              </table:table-cell>
              <table:table-cell office:value-type="float" office:value="-45.565744">
                <text:p>-45.565744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1710.04315">
                <text:p>1710.04315</text:p>
              </table:table-cell>
              <table:table-cell office:value-type="float" office:value="-45.116096">
                <text:p>-45.116096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1709.9097">
                <text:p>1709.9097</text:p>
              </table:table-cell>
              <table:table-cell office:value-type="float" office:value="-45.309387">
                <text:p>-45.309387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1709.7412">
                <text:p>1709.7412</text:p>
              </table:table-cell>
              <table:table-cell office:value-type="float" office:value="-45.333324">
                <text:p>-45.333324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1709.56405">
                <text:p>1709.56405</text:p>
              </table:table-cell>
              <table:table-cell office:value-type="float" office:value="-44.647468">
                <text:p>-44.647468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1709.38685">
                <text:p>1709.38685</text:p>
              </table:table-cell>
              <table:table-cell office:value-type="float" office:value="-44.651123">
                <text:p>-44.651123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1709.2097">
                <text:p>1709.2097</text:p>
              </table:table-cell>
              <table:table-cell office:value-type="float" office:value="-44.376915">
                <text:p>-44.376915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1709.03605">
                <text:p>1709.03605</text:p>
              </table:table-cell>
              <table:table-cell office:value-type="float" office:value="-43.982029">
                <text:p>-43.982029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1708.8734">
                <text:p>1708.8734</text:p>
              </table:table-cell>
              <table:table-cell office:value-type="float" office:value="-43.34883">
                <text:p>-43.34883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1708.71835">
                <text:p>1708.71835</text:p>
              </table:table-cell>
              <table:table-cell office:value-type="float" office:value="-43.808905">
                <text:p>-43.808905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1708.5633">
                <text:p>1708.5633</text:p>
              </table:table-cell>
              <table:table-cell office:value-type="float" office:value="-43.482977">
                <text:p>-43.482977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1708.40825">
                <text:p>1708.40825</text:p>
              </table:table-cell>
              <table:table-cell office:value-type="float" office:value="-43.243249">
                <text:p>-43.243249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1708.2532">
                <text:p>1708.2532</text:p>
              </table:table-cell>
              <table:table-cell office:value-type="float" office:value="-42.914279">
                <text:p>-42.914279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1708.1036">
                <text:p>1708.1036</text:p>
              </table:table-cell>
              <table:table-cell office:value-type="float" office:value="-42.488434">
                <text:p>-42.488434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1707.9744">
                <text:p>1707.9744</text:p>
              </table:table-cell>
              <table:table-cell office:value-type="float" office:value="-42.445039">
                <text:p>-42.445039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1707.8696">
                <text:p>1707.8696</text:p>
              </table:table-cell>
              <table:table-cell office:value-type="float" office:value="-42.632245">
                <text:p>-42.632245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1707.7742">
                <text:p>1707.7742</text:p>
              </table:table-cell>
              <table:table-cell office:value-type="float" office:value="-42.775309">
                <text:p>-42.775309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1707.6788">
                <text:p>1707.6788</text:p>
              </table:table-cell>
              <table:table-cell office:value-type="float" office:value="-42.986854">
                <text:p>-42.986854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1707.5834">
                <text:p>1707.5834</text:p>
              </table:table-cell>
              <table:table-cell office:value-type="float" office:value="-44.143002">
                <text:p>-44.143002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1707.488">
                <text:p>1707.488</text:p>
              </table:table-cell>
              <table:table-cell office:value-type="float" office:value="-44.92049">
                <text:p>-44.92049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1707.39255">
                <text:p>1707.39255</text:p>
              </table:table-cell>
              <table:table-cell office:value-type="float" office:value="-45.491025">
                <text:p>-45.491025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1707.2971">
                <text:p>1707.2971</text:p>
              </table:table-cell>
              <table:table-cell office:value-type="float" office:value="-45.91398">
                <text:p>-45.91398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1707.2017">
                <text:p>1707.2017</text:p>
              </table:table-cell>
              <table:table-cell office:value-type="float" office:value="-45.647885">
                <text:p>-45.647885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1707.1063">
                <text:p>1707.1063</text:p>
              </table:table-cell>
              <table:table-cell office:value-type="float" office:value="-46.048052">
                <text:p>-46.048052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1707.00915">
                <text:p>1707.00915</text:p>
              </table:table-cell>
              <table:table-cell office:value-type="float" office:value="-43.702118">
                <text:p>-43.702118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1706.90825">
                <text:p>1706.90825</text:p>
              </table:table-cell>
              <table:table-cell office:value-type="float" office:value="-43.45529">
                <text:p>-43.45529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1706.8051">
                <text:p>1706.8051</text:p>
              </table:table-cell>
              <table:table-cell office:value-type="float" office:value="-43.352465">
                <text:p>-43.352465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1706.72835">
                <text:p>1706.72835</text:p>
              </table:table-cell>
              <table:table-cell office:value-type="float" office:value="-43.947338">
                <text:p>-43.947338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1706.65165">
                <text:p>1706.65165</text:p>
              </table:table-cell>
              <table:table-cell office:value-type="float" office:value="-44.425055">
                <text:p>-44.425055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1706.5483">
                <text:p>1706.5483</text:p>
              </table:table-cell>
              <table:table-cell office:value-type="float" office:value="-44.308644">
                <text:p>-44.308644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1706.4449">
                <text:p>1706.4449</text:p>
              </table:table-cell>
              <table:table-cell office:value-type="float" office:value="-45.173268">
                <text:p>-45.173268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1706.34155">
                <text:p>1706.34155</text:p>
              </table:table-cell>
              <table:table-cell office:value-type="float" office:value="-45.549575">
                <text:p>-45.549575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1706.2382">
                <text:p>1706.2382</text:p>
              </table:table-cell>
              <table:table-cell office:value-type="float" office:value="-45.362579">
                <text:p>-45.362579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1706.13485">
                <text:p>1706.13485</text:p>
              </table:table-cell>
              <table:table-cell office:value-type="float" office:value="-45.914325">
                <text:p>-45.914325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1706.0243">
                <text:p>1706.0243</text:p>
              </table:table-cell>
              <table:table-cell office:value-type="float" office:value="-45.201624">
                <text:p>-45.201624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1705.8768">
                <text:p>1705.8768</text:p>
              </table:table-cell>
              <table:table-cell office:value-type="float" office:value="-44.107489">
                <text:p>-44.107489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1705.6996">
                <text:p>1705.6996</text:p>
              </table:table-cell>
              <table:table-cell office:value-type="float" office:value="-44.517261">
                <text:p>-44.517261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1705.5224">
                <text:p>1705.5224</text:p>
              </table:table-cell>
              <table:table-cell office:value-type="float" office:value="-44.777482">
                <text:p>-44.777482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1705.3452">
                <text:p>1705.3452</text:p>
              </table:table-cell>
              <table:table-cell office:value-type="float" office:value="-44.815564">
                <text:p>-44.815564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1705.168">
                <text:p>1705.168</text:p>
              </table:table-cell>
              <table:table-cell office:value-type="float" office:value="-44.178694">
                <text:p>-44.178694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1705.00165">
                <text:p>1705.00165</text:p>
              </table:table-cell>
              <table:table-cell office:value-type="float" office:value="-44.044198">
                <text:p>-44.044198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1704.855">
                <text:p>1704.855</text:p>
              </table:table-cell>
              <table:table-cell office:value-type="float" office:value="-44.09963">
                <text:p>-44.09963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1704.7172">
                <text:p>1704.7172</text:p>
              </table:table-cell>
              <table:table-cell office:value-type="float" office:value="-44.091982">
                <text:p>-44.091982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1704.5794">
                <text:p>1704.5794</text:p>
              </table:table-cell>
              <table:table-cell office:value-type="float" office:value="-44.171831">
                <text:p>-44.171831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1704.4416">
                <text:p>1704.4416</text:p>
              </table:table-cell>
              <table:table-cell office:value-type="float" office:value="-43.8245">
                <text:p>-43.8245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1704.3038">
                <text:p>1704.3038</text:p>
              </table:table-cell>
              <table:table-cell office:value-type="float" office:value="-44.446946">
                <text:p>-44.446946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1704.166">
                <text:p>1704.166</text:p>
              </table:table-cell>
              <table:table-cell office:value-type="float" office:value="-44.277533">
                <text:p>-44.277533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1704.0256">
                <text:p>1704.0256</text:p>
              </table:table-cell>
              <table:table-cell office:value-type="float" office:value="-44.575105">
                <text:p>-44.575105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1703.8766">
                <text:p>1703.8766</text:p>
              </table:table-cell>
              <table:table-cell office:value-type="float" office:value="-44.83605">
                <text:p>-44.83605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1703.7216">
                <text:p>1703.7216</text:p>
              </table:table-cell>
              <table:table-cell office:value-type="float" office:value="-45.033391">
                <text:p>-45.033391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1703.56655">
                <text:p>1703.56655</text:p>
              </table:table-cell>
              <table:table-cell office:value-type="float" office:value="-45.33027">
                <text:p>-45.33027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1703.4115">
                <text:p>1703.4115</text:p>
              </table:table-cell>
              <table:table-cell office:value-type="float" office:value="-45.106936">
                <text:p>-45.106936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1703.25645">
                <text:p>1703.25645</text:p>
              </table:table-cell>
              <table:table-cell office:value-type="float" office:value="-44.6964">
                <text:p>-44.6964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1703.1014">
                <text:p>1703.1014</text:p>
              </table:table-cell>
              <table:table-cell office:value-type="float" office:value="-45.122489">
                <text:p>-45.122489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1702.95655">
                <text:p>1702.95655</text:p>
              </table:table-cell>
              <table:table-cell office:value-type="float" office:value="-44.838602">
                <text:p>-44.838602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1702.82375">
                <text:p>1702.82375</text:p>
              </table:table-cell>
              <table:table-cell office:value-type="float" office:value="-44.918451">
                <text:p>-44.918451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1702.69285">
                <text:p>1702.69285</text:p>
              </table:table-cell>
              <table:table-cell office:value-type="float" office:value="-44.572012">
                <text:p>-44.572012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1702.5619">
                <text:p>1702.5619</text:p>
              </table:table-cell>
              <table:table-cell office:value-type="float" office:value="-44.645064">
                <text:p>-44.645064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1702.43095">
                <text:p>1702.43095</text:p>
              </table:table-cell>
              <table:table-cell office:value-type="float" office:value="-44.360686">
                <text:p>-44.360686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1702.3">
                <text:p>1702.3</text:p>
              </table:table-cell>
              <table:table-cell office:value-type="float" office:value="-44.206009">
                <text:p>-44.206009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1702.16905">
                <text:p>1702.16905</text:p>
              </table:table-cell>
              <table:table-cell office:value-type="float" office:value="-44.42931">
                <text:p>-44.42931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1702.04075">
                <text:p>1702.04075</text:p>
              </table:table-cell>
              <table:table-cell office:value-type="float" office:value="-44.364689">
                <text:p>-44.364689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1701.9251">
                <text:p>1701.9251</text:p>
              </table:table-cell>
              <table:table-cell office:value-type="float" office:value="-44.200689">
                <text:p>-44.200689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1701.81945">
                <text:p>1701.81945</text:p>
              </table:table-cell>
              <table:table-cell office:value-type="float" office:value="-44.213389">
                <text:p>-44.213389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1701.7138">
                <text:p>1701.7138</text:p>
              </table:table-cell>
              <table:table-cell office:value-type="float" office:value="-44.238791">
                <text:p>-44.238791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1701.60815">
                <text:p>1701.60815</text:p>
              </table:table-cell>
              <table:table-cell office:value-type="float" office:value="-44.803262">
                <text:p>-44.803262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1701.5025">
                <text:p>1701.5025</text:p>
              </table:table-cell>
              <table:table-cell office:value-type="float" office:value="-45.130047">
                <text:p>-45.130047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1701.39685">
                <text:p>1701.39685</text:p>
              </table:table-cell>
              <table:table-cell office:value-type="float" office:value="-45.594453">
                <text:p>-45.594453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1701.2912">
                <text:p>1701.2912</text:p>
              </table:table-cell>
              <table:table-cell office:value-type="float" office:value="-45.849842">
                <text:p>-45.849842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1701.18555">
                <text:p>1701.18555</text:p>
              </table:table-cell>
              <table:table-cell office:value-type="float" office:value="-46.341326">
                <text:p>-46.341326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1701.0799">
                <text:p>1701.0799</text:p>
              </table:table-cell>
              <table:table-cell office:value-type="float" office:value="-46.623257">
                <text:p>-46.623257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1700.935">
                <text:p>1700.935</text:p>
              </table:table-cell>
              <table:table-cell office:value-type="float" office:value="-46.630928">
                <text:p>-46.630928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1700.73725">
                <text:p>1700.73725</text:p>
              </table:table-cell>
              <table:table-cell office:value-type="float" office:value="-46.80684">
                <text:p>-46.80684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1700.5259">
                <text:p>1700.5259</text:p>
              </table:table-cell>
              <table:table-cell office:value-type="float" office:value="-46.862499">
                <text:p>-46.862499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1700.3156">
                <text:p>1700.3156</text:p>
              </table:table-cell>
              <table:table-cell office:value-type="float" office:value="-46.92885">
                <text:p>-46.92885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1700.10755">
                <text:p>1700.10755</text:p>
              </table:table-cell>
              <table:table-cell office:value-type="float" office:value="-46.896801">
                <text:p>-46.896801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1699.94515">
                <text:p>1699.94515</text:p>
              </table:table-cell>
              <table:table-cell office:value-type="float" office:value="-47.038053">
                <text:p>-47.038053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1699.82885">
                <text:p>1699.82885</text:p>
              </table:table-cell>
              <table:table-cell office:value-type="float" office:value="-46.047718">
                <text:p>-46.047718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1699.71415">
                <text:p>1699.71415</text:p>
              </table:table-cell>
              <table:table-cell office:value-type="float" office:value="-46.543726">
                <text:p>-46.543726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1699.5994">
                <text:p>1699.5994</text:p>
              </table:table-cell>
              <table:table-cell office:value-type="float" office:value="-46.305233">
                <text:p>-46.305233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1699.48465">
                <text:p>1699.48465</text:p>
              </table:table-cell>
              <table:table-cell office:value-type="float" office:value="-45.850166">
                <text:p>-45.850166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1699.3699">
                <text:p>1699.3699</text:p>
              </table:table-cell>
              <table:table-cell office:value-type="float" office:value="-45.601964">
                <text:p>-45.601964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1699.25515">
                <text:p>1699.25515</text:p>
              </table:table-cell>
              <table:table-cell office:value-type="float" office:value="-44.397589">
                <text:p>-44.397589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1699.1405">
                <text:p>1699.1405</text:p>
              </table:table-cell>
              <table:table-cell office:value-type="float" office:value="-44.655016">
                <text:p>-44.655016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1699.0263">
                <text:p>1699.0263</text:p>
              </table:table-cell>
              <table:table-cell office:value-type="float" office:value="-44.144455">
                <text:p>-44.144455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1698.9138">
                <text:p>1698.9138</text:p>
              </table:table-cell>
              <table:table-cell office:value-type="float" office:value="-43.618029">
                <text:p>-43.618029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1698.8026">
                <text:p>1698.8026</text:p>
              </table:table-cell>
              <table:table-cell office:value-type="float" office:value="-43.96928">
                <text:p>-43.96928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1698.69145">
                <text:p>1698.69145</text:p>
              </table:table-cell>
              <table:table-cell office:value-type="float" office:value="-43.914767">
                <text:p>-43.914767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1698.58035">
                <text:p>1698.58035</text:p>
              </table:table-cell>
              <table:table-cell office:value-type="float" office:value="-44.200775">
                <text:p>-44.200775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1698.4692">
                <text:p>1698.4692</text:p>
              </table:table-cell>
              <table:table-cell office:value-type="float" office:value="-44.808435">
                <text:p>-44.808435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1698.358">
                <text:p>1698.358</text:p>
              </table:table-cell>
              <table:table-cell office:value-type="float" office:value="-44.980269">
                <text:p>-44.980269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1698.24685">
                <text:p>1698.24685</text:p>
              </table:table-cell>
              <table:table-cell office:value-type="float" office:value="-45.067492">
                <text:p>-45.067492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1698.1354">
                <text:p>1698.1354</text:p>
              </table:table-cell>
              <table:table-cell office:value-type="float" office:value="-45.161851">
                <text:p>-45.161851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1698.0122">
                <text:p>1698.0122</text:p>
              </table:table-cell>
              <table:table-cell office:value-type="float" office:value="-45.043115">
                <text:p>-45.043115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1697.8461">
                <text:p>1697.8461</text:p>
              </table:table-cell>
              <table:table-cell office:value-type="float" office:value="-45.009639">
                <text:p>-45.009639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1697.64845">
                <text:p>1697.64845</text:p>
              </table:table-cell>
              <table:table-cell office:value-type="float" office:value="-45.372104">
                <text:p>-45.372104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1697.45085">
                <text:p>1697.45085</text:p>
              </table:table-cell>
              <table:table-cell office:value-type="float" office:value="-45.518415">
                <text:p>-45.518415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1697.2533">
                <text:p>1697.2533</text:p>
              </table:table-cell>
              <table:table-cell office:value-type="float" office:value="-45.652531">
                <text:p>-45.652531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1697.0656">
                <text:p>1697.0656</text:p>
              </table:table-cell>
              <table:table-cell office:value-type="float" office:value="-45.733599">
                <text:p>-45.733599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1696.91095">
                <text:p>1696.91095</text:p>
              </table:table-cell>
              <table:table-cell office:value-type="float" office:value="-45.978385">
                <text:p>-45.978385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1696.7817">
                <text:p>1696.7817</text:p>
              </table:table-cell>
              <table:table-cell office:value-type="float" office:value="-46.059454">
                <text:p>-46.059454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1696.6547">
                <text:p>1696.6547</text:p>
              </table:table-cell>
              <table:table-cell office:value-type="float" office:value="-46.317938">
                <text:p>-46.317938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1696.5277">
                <text:p>1696.5277</text:p>
              </table:table-cell>
              <table:table-cell office:value-type="float" office:value="-46.447977">
                <text:p>-46.447977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1696.40065">
                <text:p>1696.40065</text:p>
              </table:table-cell>
              <table:table-cell office:value-type="float" office:value="-46.251765">
                <text:p>-46.251765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1696.2736">
                <text:p>1696.2736</text:p>
              </table:table-cell>
              <table:table-cell office:value-type="float" office:value="-45.685059">
                <text:p>-45.685059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1696.1466">
                <text:p>1696.1466</text:p>
              </table:table-cell>
              <table:table-cell office:value-type="float" office:value="-45.000586">
                <text:p>-45.000586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1696.0177">
                <text:p>1696.0177</text:p>
              </table:table-cell>
              <table:table-cell office:value-type="float" office:value="-44.130541">
                <text:p>-44.130541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1695.8841">
                <text:p>1695.8841</text:p>
              </table:table-cell>
              <table:table-cell office:value-type="float" office:value="-43.728445">
                <text:p>-43.728445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1695.7475">
                <text:p>1695.7475</text:p>
              </table:table-cell>
              <table:table-cell office:value-type="float" office:value="-42.644318">
                <text:p>-42.644318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1695.6107">
                <text:p>1695.6107</text:p>
              </table:table-cell>
              <table:table-cell office:value-type="float" office:value="-42.020755">
                <text:p>-42.020755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1695.4739">
                <text:p>1695.4739</text:p>
              </table:table-cell>
              <table:table-cell office:value-type="float" office:value="-41.989467">
                <text:p>-41.989467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1695.3371">
                <text:p>1695.3371</text:p>
              </table:table-cell>
              <table:table-cell office:value-type="float" office:value="-41.597197">
                <text:p>-41.597197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1695.2003">
                <text:p>1695.2003</text:p>
              </table:table-cell>
              <table:table-cell office:value-type="float" office:value="-41.564868">
                <text:p>-41.564868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1695.0568">
                <text:p>1695.0568</text:p>
              </table:table-cell>
              <table:table-cell office:value-type="float" office:value="-41.752261">
                <text:p>-41.752261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1694.8939">
                <text:p>1694.8939</text:p>
              </table:table-cell>
              <table:table-cell office:value-type="float" office:value="-41.707716">
                <text:p>-41.707716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1694.71245">
                <text:p>1694.71245</text:p>
              </table:table-cell>
              <table:table-cell office:value-type="float" office:value="-42.311694">
                <text:p>-42.311694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1694.5252">
                <text:p>1694.5252</text:p>
              </table:table-cell>
              <table:table-cell office:value-type="float" office:value="-42.595478">
                <text:p>-42.595478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1694.338">
                <text:p>1694.338</text:p>
              </table:table-cell>
              <table:table-cell office:value-type="float" office:value="-43.156627">
                <text:p>-43.156627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1694.1524">
                <text:p>1694.1524</text:p>
              </table:table-cell>
              <table:table-cell office:value-type="float" office:value="-43.941419">
                <text:p>-43.941419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1693.98085">
                <text:p>1693.98085</text:p>
              </table:table-cell>
              <table:table-cell office:value-type="float" office:value="-44.070227">
                <text:p>-44.070227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1693.83015">
                <text:p>1693.83015</text:p>
              </table:table-cell>
              <table:table-cell office:value-type="float" office:value="-45.043344">
                <text:p>-45.043344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1693.68785">
                <text:p>1693.68785</text:p>
              </table:table-cell>
              <table:table-cell office:value-type="float" office:value="-45.682034">
                <text:p>-45.682034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1693.54555">
                <text:p>1693.54555</text:p>
              </table:table-cell>
              <table:table-cell office:value-type="float" office:value="-45.93015">
                <text:p>-45.93015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1693.377">
                <text:p>1693.377</text:p>
              </table:table-cell>
              <table:table-cell office:value-type="float" office:value="-45.460705">
                <text:p>-45.460705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1693.2084">
                <text:p>1693.2084</text:p>
              </table:table-cell>
              <table:table-cell office:value-type="float" office:value="-45.203017">
                <text:p>-45.203017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1693.0671">
                <text:p>1693.0671</text:p>
              </table:table-cell>
              <table:table-cell office:value-type="float" office:value="-44.803609">
                <text:p>-44.803609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1692.9408">
                <text:p>1692.9408</text:p>
              </table:table-cell>
              <table:table-cell office:value-type="float" office:value="-44.489837">
                <text:p>-44.489837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1692.829">
                <text:p>1692.829</text:p>
              </table:table-cell>
              <table:table-cell office:value-type="float" office:value="-44.45447">
                <text:p>-44.45447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1692.71775">
                <text:p>1692.71775</text:p>
              </table:table-cell>
              <table:table-cell office:value-type="float" office:value="-44.575443">
                <text:p>-44.575443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1692.60645">
                <text:p>1692.60645</text:p>
              </table:table-cell>
              <table:table-cell office:value-type="float" office:value="-44.854151">
                <text:p>-44.854151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1692.4952">
                <text:p>1692.4952</text:p>
              </table:table-cell>
              <table:table-cell office:value-type="float" office:value="-45.101225">
                <text:p>-45.101225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1692.38395">
                <text:p>1692.38395</text:p>
              </table:table-cell>
              <table:table-cell office:value-type="float" office:value="-45.010901">
                <text:p>-45.010901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1692.2727">
                <text:p>1692.2727</text:p>
              </table:table-cell>
              <table:table-cell office:value-type="float" office:value="-44.683894">
                <text:p>-44.683894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1692.16145">
                <text:p>1692.16145</text:p>
              </table:table-cell>
              <table:table-cell office:value-type="float" office:value="-44.694716">
                <text:p>-44.694716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1692.048">
                <text:p>1692.048</text:p>
              </table:table-cell>
              <table:table-cell office:value-type="float" office:value="-44.691959">
                <text:p>-44.691959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1691.92595">
                <text:p>1691.92595</text:p>
              </table:table-cell>
              <table:table-cell office:value-type="float" office:value="-44.614761">
                <text:p>-44.614761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1691.79575">
                <text:p>1691.79575</text:p>
              </table:table-cell>
              <table:table-cell office:value-type="float" office:value="-44.929181">
                <text:p>-44.929181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1691.66385">
                <text:p>1691.66385</text:p>
              </table:table-cell>
              <table:table-cell office:value-type="float" office:value="-44.883616">
                <text:p>-44.883616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1691.53195">
                <text:p>1691.53195</text:p>
              </table:table-cell>
              <table:table-cell office:value-type="float" office:value="-45.124874">
                <text:p>-45.124874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1691.4001">
                <text:p>1691.4001</text:p>
              </table:table-cell>
              <table:table-cell office:value-type="float" office:value="-45.22615">
                <text:p>-45.22615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1691.2683">
                <text:p>1691.2683</text:p>
              </table:table-cell>
              <table:table-cell office:value-type="float" office:value="-45.011312">
                <text:p>-45.011312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1691.1364">
                <text:p>1691.1364</text:p>
              </table:table-cell>
              <table:table-cell office:value-type="float" office:value="-44.514033">
                <text:p>-44.514033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1691.01525">
                <text:p>1691.01525</text:p>
              </table:table-cell>
              <table:table-cell office:value-type="float" office:value="-44.022828">
                <text:p>-44.022828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1690.91315">
                <text:p>1690.91315</text:p>
              </table:table-cell>
              <table:table-cell office:value-type="float" office:value="-42.544878">
                <text:p>-42.544878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1690.82055">
                <text:p>1690.82055</text:p>
              </table:table-cell>
              <table:table-cell office:value-type="float" office:value="-41.875222">
                <text:p>-41.875222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1690.72925">
                <text:p>1690.72925</text:p>
              </table:table-cell>
              <table:table-cell office:value-type="float" office:value="-41.260674">
                <text:p>-41.260674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1690.63795">
                <text:p>1690.63795</text:p>
              </table:table-cell>
              <table:table-cell office:value-type="float" office:value="-40.758275">
                <text:p>-40.758275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1690.54665">
                <text:p>1690.54665</text:p>
              </table:table-cell>
              <table:table-cell office:value-type="float" office:value="-40.366005">
                <text:p>-40.366005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1690.45535">
                <text:p>1690.45535</text:p>
              </table:table-cell>
              <table:table-cell office:value-type="float" office:value="-39.892459">
                <text:p>-39.892459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1690.36405">
                <text:p>1690.36405</text:p>
              </table:table-cell>
              <table:table-cell office:value-type="float" office:value="-39.796929">
                <text:p>-39.796929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1690.27275">
                <text:p>1690.27275</text:p>
              </table:table-cell>
              <table:table-cell office:value-type="float" office:value="-39.61368">
                <text:p>-39.61368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1690.18145">
                <text:p>1690.18145</text:p>
              </table:table-cell>
              <table:table-cell office:value-type="float" office:value="-39.519148">
                <text:p>-39.519148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1690.08945">
                <text:p>1690.08945</text:p>
              </table:table-cell>
              <table:table-cell office:value-type="float" office:value="-39.771167">
                <text:p>-39.771167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1689.989">
                <text:p>1689.989</text:p>
              </table:table-cell>
              <table:table-cell office:value-type="float" office:value="-39.603873">
                <text:p>-39.603873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1689.8713">
                <text:p>1689.8713</text:p>
              </table:table-cell>
              <table:table-cell office:value-type="float" office:value="-39.137485">
                <text:p>-39.137485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1689.74415">
                <text:p>1689.74415</text:p>
              </table:table-cell>
              <table:table-cell office:value-type="float" office:value="-40.042407">
                <text:p>-40.042407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1689.617">
                <text:p>1689.617</text:p>
              </table:table-cell>
              <table:table-cell office:value-type="float" office:value="-40.353672">
                <text:p>-40.353672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1689.48985">
                <text:p>1689.48985</text:p>
              </table:table-cell>
              <table:table-cell office:value-type="float" office:value="-40.442147">
                <text:p>-40.442147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1689.38275">
                <text:p>1689.38275</text:p>
              </table:table-cell>
              <table:table-cell office:value-type="float" office:value="-41.003517">
                <text:p>-41.003517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1689.27555">
                <text:p>1689.27555</text:p>
              </table:table-cell>
              <table:table-cell office:value-type="float" office:value="-40.297731">
                <text:p>-40.297731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1689.1484">
                <text:p>1689.1484</text:p>
              </table:table-cell>
              <table:table-cell office:value-type="float" office:value="-40.650045">
                <text:p>-40.650045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1689.0232">
                <text:p>1689.0232</text:p>
              </table:table-cell>
              <table:table-cell office:value-type="float" office:value="-40.966485">
                <text:p>-40.966485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1688.904">
                <text:p>1688.904</text:p>
              </table:table-cell>
              <table:table-cell office:value-type="float" office:value="-40.808746">
                <text:p>-40.808746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1688.78905">
                <text:p>1688.78905</text:p>
              </table:table-cell>
              <table:table-cell office:value-type="float" office:value="-41.48683">
                <text:p>-41.48683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1688.67415">
                <text:p>1688.67415</text:p>
              </table:table-cell>
              <table:table-cell office:value-type="float" office:value="-41.400266">
                <text:p>-41.400266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1688.5592">
                <text:p>1688.5592</text:p>
              </table:table-cell>
              <table:table-cell office:value-type="float" office:value="-41.567623">
                <text:p>-41.567623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1688.4442">
                <text:p>1688.4442</text:p>
              </table:table-cell>
              <table:table-cell office:value-type="float" office:value="-42.03026">
                <text:p>-42.03026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1688.3292">
                <text:p>1688.3292</text:p>
              </table:table-cell>
              <table:table-cell office:value-type="float" office:value="-42.690069">
                <text:p>-42.690069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1688.21425">
                <text:p>1688.21425</text:p>
              </table:table-cell>
              <table:table-cell office:value-type="float" office:value="-42.794908">
                <text:p>-42.794908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1688.097">
                <text:p>1688.097</text:p>
              </table:table-cell>
              <table:table-cell office:value-type="float" office:value="-42.691993">
                <text:p>-42.691993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1687.96465">
                <text:p>1687.96465</text:p>
              </table:table-cell>
              <table:table-cell office:value-type="float" office:value="-43.154629">
                <text:p>-43.154629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1687.80725">
                <text:p>1687.80725</text:p>
              </table:table-cell>
              <table:table-cell office:value-type="float" office:value="-43.57206">
                <text:p>-43.57206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1687.63755">
                <text:p>1687.63755</text:p>
              </table:table-cell>
              <table:table-cell office:value-type="float" office:value="-43.63554">
                <text:p>-43.63554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1687.46785">
                <text:p>1687.46785</text:p>
              </table:table-cell>
              <table:table-cell office:value-type="float" office:value="-43.509542">
                <text:p>-43.509542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1687.2982">
                <text:p>1687.2982</text:p>
              </table:table-cell>
              <table:table-cell office:value-type="float" office:value="-43.490305">
                <text:p>-43.490305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1687.12945">
                <text:p>1687.12945</text:p>
              </table:table-cell>
              <table:table-cell office:value-type="float" office:value="-42.770862">
                <text:p>-42.770862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1686.9698">
                <text:p>1686.9698</text:p>
              </table:table-cell>
              <table:table-cell office:value-type="float" office:value="-42.559262">
                <text:p>-42.559262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1686.82285">
                <text:p>1686.82285</text:p>
              </table:table-cell>
              <table:table-cell office:value-type="float" office:value="-42.425568">
                <text:p>-42.425568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1686.6803">
                <text:p>1686.6803</text:p>
              </table:table-cell>
              <table:table-cell office:value-type="float" office:value="-41.954276">
                <text:p>-41.954276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1686.53775">
                <text:p>1686.53775</text:p>
              </table:table-cell>
              <table:table-cell office:value-type="float" office:value="-41.892719">
                <text:p>-41.892719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1686.39525">
                <text:p>1686.39525</text:p>
              </table:table-cell>
              <table:table-cell office:value-type="float" office:value="-41.572432">
                <text:p>-41.572432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1686.2527">
                <text:p>1686.2527</text:p>
              </table:table-cell>
              <table:table-cell office:value-type="float" office:value="-41.315626">
                <text:p>-41.315626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1686.1101">
                <text:p>1686.1101</text:p>
              </table:table-cell>
              <table:table-cell office:value-type="float" office:value="-41.135765">
                <text:p>-41.135765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1685.96535">
                <text:p>1685.96535</text:p>
              </table:table-cell>
              <table:table-cell office:value-type="float" office:value="-40.861646">
                <text:p>-40.861646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1685.8177">
                <text:p>1685.8177</text:p>
              </table:table-cell>
              <table:table-cell office:value-type="float" office:value="-40.852028">
                <text:p>-40.852028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1685.66925">
                <text:p>1685.66925</text:p>
              </table:table-cell>
              <table:table-cell office:value-type="float" office:value="-40.859722">
                <text:p>-40.859722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1685.5208">
                <text:p>1685.5208</text:p>
              </table:table-cell>
              <table:table-cell office:value-type="float" office:value="-41.383915">
                <text:p>-41.383915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1685.37235">
                <text:p>1685.37235</text:p>
              </table:table-cell>
              <table:table-cell office:value-type="float" office:value="-41.230024">
                <text:p>-41.230024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1685.2238">
                <text:p>1685.2238</text:p>
              </table:table-cell>
              <table:table-cell office:value-type="float" office:value="-41.791728">
                <text:p>-41.791728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1685.07495">
                <text:p>1685.07495</text:p>
              </table:table-cell>
              <table:table-cell office:value-type="float" office:value="-41.875406">
                <text:p>-41.875406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1684.9233">
                <text:p>1684.9233</text:p>
              </table:table-cell>
              <table:table-cell office:value-type="float" office:value="-42.572118">
                <text:p>-42.572118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1684.76875">
                <text:p>1684.76875</text:p>
              </table:table-cell>
              <table:table-cell office:value-type="float" office:value="-42.345774">
                <text:p>-42.345774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1684.61385">
                <text:p>1684.61385</text:p>
              </table:table-cell>
              <table:table-cell office:value-type="float" office:value="-42.196061">
                <text:p>-42.196061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1684.4589">
                <text:p>1684.4589</text:p>
              </table:table-cell>
              <table:table-cell office:value-type="float" office:value="-41.967928">
                <text:p>-41.967928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1684.30395">
                <text:p>1684.30395</text:p>
              </table:table-cell>
              <table:table-cell office:value-type="float" office:value="-42.567796">
                <text:p>-42.567796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1684.15105">
                <text:p>1684.15105</text:p>
              </table:table-cell>
              <table:table-cell office:value-type="float" office:value="-42.778616">
                <text:p>-42.778616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1684.01495">
                <text:p>1684.01495</text:p>
              </table:table-cell>
              <table:table-cell office:value-type="float" office:value="-42.859073">
                <text:p>-42.859073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1683.9119">
                <text:p>1683.9119</text:p>
              </table:table-cell>
              <table:table-cell office:value-type="float" office:value="-43.593377">
                <text:p>-43.593377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1683.82705">
                <text:p>1683.82705</text:p>
              </table:table-cell>
              <table:table-cell office:value-type="float" office:value="-43.60458">
                <text:p>-43.60458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1683.7422">
                <text:p>1683.7422</text:p>
              </table:table-cell>
              <table:table-cell office:value-type="float" office:value="-44.304257">
                <text:p>-44.304257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1683.6791">
                <text:p>1683.6791</text:p>
              </table:table-cell>
              <table:table-cell office:value-type="float" office:value="-44.467209">
                <text:p>-44.467209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1683.61555">
                <text:p>1683.61555</text:p>
              </table:table-cell>
              <table:table-cell office:value-type="float" office:value="-44.164729">
                <text:p>-44.164729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1683.5299">
                <text:p>1683.5299</text:p>
              </table:table-cell>
              <table:table-cell office:value-type="float" office:value="-44.512021">
                <text:p>-44.512021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1683.44425">
                <text:p>1683.44425</text:p>
              </table:table-cell>
              <table:table-cell office:value-type="float" office:value="-44.385733">
                <text:p>-44.385733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1683.35855">
                <text:p>1683.35855</text:p>
              </table:table-cell>
              <table:table-cell office:value-type="float" office:value="-44.333792">
                <text:p>-44.333792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1683.27285">
                <text:p>1683.27285</text:p>
              </table:table-cell>
              <table:table-cell office:value-type="float" office:value="-43.849009">
                <text:p>-43.849009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1683.1872">
                <text:p>1683.1872</text:p>
              </table:table-cell>
              <table:table-cell office:value-type="float" office:value="-42.818335">
                <text:p>-42.818335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1683.10155">
                <text:p>1683.10155</text:p>
              </table:table-cell>
              <table:table-cell office:value-type="float" office:value="-42.985361">
                <text:p>-42.985361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1683.005">
                <text:p>1683.005</text:p>
              </table:table-cell>
              <table:table-cell office:value-type="float" office:value="-41.969965">
                <text:p>-41.969965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1682.881">
                <text:p>1682.881</text:p>
              </table:table-cell>
              <table:table-cell office:value-type="float" office:value="-42.118659">
                <text:p>-42.118659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1682.7387">
                <text:p>1682.7387</text:p>
              </table:table-cell>
              <table:table-cell office:value-type="float" office:value="-41.658319">
                <text:p>-41.658319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1682.59475">
                <text:p>1682.59475</text:p>
              </table:table-cell>
              <table:table-cell office:value-type="float" office:value="-41.893581">
                <text:p>-41.893581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1682.45085">
                <text:p>1682.45085</text:p>
              </table:table-cell>
              <table:table-cell office:value-type="float" office:value="-41.653226">
                <text:p>-41.653226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1682.30695">
                <text:p>1682.30695</text:p>
              </table:table-cell>
              <table:table-cell office:value-type="float" office:value="-42.129862">
                <text:p>-42.129862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1682.16305">
                <text:p>1682.16305</text:p>
              </table:table-cell>
              <table:table-cell office:value-type="float" office:value="-42.327442">
                <text:p>-42.327442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1682.0013">
                <text:p>1682.0013</text:p>
              </table:table-cell>
              <table:table-cell office:value-type="float" office:value="-42.511781">
                <text:p>-42.511781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1681.802">
                <text:p>1681.802</text:p>
              </table:table-cell>
              <table:table-cell office:value-type="float" office:value="-42.725656">
                <text:p>-42.725656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1681.58">
                <text:p>1681.58</text:p>
              </table:table-cell>
              <table:table-cell office:value-type="float" office:value="-43.155443">
                <text:p>-43.155443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1681.3551">
                <text:p>1681.3551</text:p>
              </table:table-cell>
              <table:table-cell office:value-type="float" office:value="-43.11165">
                <text:p>-43.11165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1681.1328">
                <text:p>1681.1328</text:p>
              </table:table-cell>
              <table:table-cell office:value-type="float" office:value="-43.430425">
                <text:p>-43.430425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1680.97005">
                <text:p>1680.97005</text:p>
              </table:table-cell>
              <table:table-cell office:value-type="float" office:value="-43.483384">
                <text:p>-43.483384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1680.8722">
                <text:p>1680.8722</text:p>
              </table:table-cell>
              <table:table-cell office:value-type="float" office:value="-43.072948">
                <text:p>-43.072948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1680.78225">
                <text:p>1680.78225</text:p>
              </table:table-cell>
              <table:table-cell office:value-type="float" office:value="-42.895738">
                <text:p>-42.895738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1680.6923">
                <text:p>1680.6923</text:p>
              </table:table-cell>
              <table:table-cell office:value-type="float" office:value="-43.143222">
                <text:p>-43.143222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1680.6023">
                <text:p>1680.6023</text:p>
              </table:table-cell>
              <table:table-cell office:value-type="float" office:value="-43.672817">
                <text:p>-43.672817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1680.51235">
                <text:p>1680.51235</text:p>
              </table:table-cell>
              <table:table-cell office:value-type="float" office:value="-43.552639">
                <text:p>-43.552639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1680.4224">
                <text:p>1680.4224</text:p>
              </table:table-cell>
              <table:table-cell office:value-type="float" office:value="-44.481621">
                <text:p>-44.481621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1680.3324">
                <text:p>1680.3324</text:p>
              </table:table-cell>
              <table:table-cell office:value-type="float" office:value="-44.269629">
                <text:p>-44.269629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1680.24245">
                <text:p>1680.24245</text:p>
              </table:table-cell>
              <table:table-cell office:value-type="float" office:value="-45.022265">
                <text:p>-45.022265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1680.15255">
                <text:p>1680.15255</text:p>
              </table:table-cell>
              <table:table-cell office:value-type="float" office:value="-45.500938">
                <text:p>-45.500938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1680.0619">
                <text:p>1680.0619</text:p>
              </table:table-cell>
              <table:table-cell office:value-type="float" office:value="-45.695462">
                <text:p>-45.695462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1679.9655">
                <text:p>1679.9655</text:p>
              </table:table-cell>
              <table:table-cell office:value-type="float" office:value="-45.305395">
                <text:p>-45.305395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1679.8619">
                <text:p>1679.8619</text:p>
              </table:table-cell>
              <table:table-cell office:value-type="float" office:value="-45.345115">
                <text:p>-45.345115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1679.75605">
                <text:p>1679.75605</text:p>
              </table:table-cell>
              <table:table-cell office:value-type="float" office:value="-45.118">
                <text:p>-45.118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1679.6502">
                <text:p>1679.6502</text:p>
              </table:table-cell>
              <table:table-cell office:value-type="float" office:value="-45.098649">
                <text:p>-45.098649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1679.5444">
                <text:p>1679.5444</text:p>
              </table:table-cell>
              <table:table-cell office:value-type="float" office:value="-45.068096">
                <text:p>-45.068096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1679.4386">
                <text:p>1679.4386</text:p>
              </table:table-cell>
              <table:table-cell office:value-type="float" office:value="-44.656641">
                <text:p>-44.656641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1679.3328">
                <text:p>1679.3328</text:p>
              </table:table-cell>
              <table:table-cell office:value-type="float" office:value="-44.253334">
                <text:p>-44.253334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1679.22695">
                <text:p>1679.22695</text:p>
              </table:table-cell>
              <table:table-cell office:value-type="float" office:value="-44.399991">
                <text:p>-44.399991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1679.1205">
                <text:p>1679.1205</text:p>
              </table:table-cell>
              <table:table-cell office:value-type="float" office:value="-44.299164">
                <text:p>-44.299164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1679.0057">
                <text:p>1679.0057</text:p>
              </table:table-cell>
              <table:table-cell office:value-type="float" office:value="-43.712296">
                <text:p>-43.712296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1678.86615">
                <text:p>1678.86615</text:p>
              </table:table-cell>
              <table:table-cell office:value-type="float" office:value="-43.185994">
                <text:p>-43.185994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1678.70965">
                <text:p>1678.70965</text:p>
              </table:table-cell>
              <table:table-cell office:value-type="float" office:value="-42.803672">
                <text:p>-42.803672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1678.5532">
                <text:p>1678.5532</text:p>
              </table:table-cell>
              <table:table-cell office:value-type="float" office:value="-42.238048">
                <text:p>-42.238048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1678.3968">
                <text:p>1678.3968</text:p>
              </table:table-cell>
              <table:table-cell office:value-type="float" office:value="-41.350045">
                <text:p>-41.350045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1678.24035">
                <text:p>1678.24035</text:p>
              </table:table-cell>
              <table:table-cell office:value-type="float" office:value="-40.964669">
                <text:p>-40.964669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1678.07915">
                <text:p>1678.07915</text:p>
              </table:table-cell>
              <table:table-cell office:value-type="float" office:value="-40.023998">
                <text:p>-40.023998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1677.90175">
                <text:p>1677.90175</text:p>
              </table:table-cell>
              <table:table-cell office:value-type="float" office:value="-40.726652">
                <text:p>-40.726652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1677.7074">
                <text:p>1677.7074</text:p>
              </table:table-cell>
              <table:table-cell office:value-type="float" office:value="-41.022259">
                <text:p>-41.022259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1677.57365">
                <text:p>1677.57365</text:p>
              </table:table-cell>
              <table:table-cell office:value-type="float" office:value="-41.279168">
                <text:p>-41.279168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1677.4412">
                <text:p>1677.4412</text:p>
              </table:table-cell>
              <table:table-cell office:value-type="float" office:value="-41.859911">
                <text:p>-41.859911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1677.244">
                <text:p>1677.244</text:p>
              </table:table-cell>
              <table:table-cell office:value-type="float" office:value="-42.229706">
                <text:p>-42.229706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1677.06075">
                <text:p>1677.06075</text:p>
              </table:table-cell>
              <table:table-cell office:value-type="float" office:value="-43.088167">
                <text:p>-43.088167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1676.9306">
                <text:p>1676.9306</text:p>
              </table:table-cell>
              <table:table-cell office:value-type="float" office:value="-43.867488">
                <text:p>-43.867488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1676.83955">
                <text:p>1676.83955</text:p>
              </table:table-cell>
              <table:table-cell office:value-type="float" office:value="-44.34436">
                <text:p>-44.34436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1676.7485">
                <text:p>1676.7485</text:p>
              </table:table-cell>
              <table:table-cell office:value-type="float" office:value="-44.738746">
                <text:p>-44.738746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1676.6575">
                <text:p>1676.6575</text:p>
              </table:table-cell>
              <table:table-cell office:value-type="float" office:value="-44.850028">
                <text:p>-44.850028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1676.5665">
                <text:p>1676.5665</text:p>
              </table:table-cell>
              <table:table-cell office:value-type="float" office:value="-44.771901">
                <text:p>-44.771901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1676.4755">
                <text:p>1676.4755</text:p>
              </table:table-cell>
              <table:table-cell office:value-type="float" office:value="-44.186347">
                <text:p>-44.186347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1676.3845">
                <text:p>1676.3845</text:p>
              </table:table-cell>
              <table:table-cell office:value-type="float" office:value="-44.457513">
                <text:p>-44.457513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1676.29345">
                <text:p>1676.29345</text:p>
              </table:table-cell>
              <table:table-cell office:value-type="float" office:value="-44.027039">
                <text:p>-44.027039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1676.2024">
                <text:p>1676.2024</text:p>
              </table:table-cell>
              <table:table-cell office:value-type="float" office:value="-43.863366">
                <text:p>-43.863366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1676.1114">
                <text:p>1676.1114</text:p>
              </table:table-cell>
              <table:table-cell office:value-type="float" office:value="-43.649509">
                <text:p>-43.649509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1676.01765">
                <text:p>1676.01765</text:p>
              </table:table-cell>
              <table:table-cell office:value-type="float" office:value="-43.737372">
                <text:p>-43.737372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1675.91395">
                <text:p>1675.91395</text:p>
              </table:table-cell>
              <table:table-cell office:value-type="float" office:value="-43.787267">
                <text:p>-43.787267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1675.803">
                <text:p>1675.803</text:p>
              </table:table-cell>
              <table:table-cell office:value-type="float" office:value="-43.680917">
                <text:p>-43.680917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1675.69205">
                <text:p>1675.69205</text:p>
              </table:table-cell>
              <table:table-cell office:value-type="float" office:value="-45.128996">
                <text:p>-45.128996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1675.58115">
                <text:p>1675.58115</text:p>
              </table:table-cell>
              <table:table-cell office:value-type="float" office:value="-45.436095">
                <text:p>-45.436095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1675.47025">
                <text:p>1675.47025</text:p>
              </table:table-cell>
              <table:table-cell office:value-type="float" office:value="-45.255115">
                <text:p>-45.255115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1675.3593">
                <text:p>1675.3593</text:p>
              </table:table-cell>
              <table:table-cell office:value-type="float" office:value="-45.907143">
                <text:p>-45.907143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1675.24835">
                <text:p>1675.24835</text:p>
              </table:table-cell>
              <table:table-cell office:value-type="float" office:value="-45.767188">
                <text:p>-45.767188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1675.13745">
                <text:p>1675.13745</text:p>
              </table:table-cell>
              <table:table-cell office:value-type="float" office:value="-45.663598">
                <text:p>-45.663598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1675.0232">
                <text:p>1675.0232</text:p>
              </table:table-cell>
              <table:table-cell office:value-type="float" office:value="-45.484655">
                <text:p>-45.484655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1674.8961">
                <text:p>1674.8961</text:p>
              </table:table-cell>
              <table:table-cell office:value-type="float" office:value="-45.049089">
                <text:p>-45.049089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1674.75955">
                <text:p>1674.75955</text:p>
              </table:table-cell>
              <table:table-cell office:value-type="float" office:value="-44.853561">
                <text:p>-44.853561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1674.62305">
                <text:p>1674.62305</text:p>
              </table:table-cell>
              <table:table-cell office:value-type="float" office:value="-44.314851">
                <text:p>-44.314851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1674.4865">
                <text:p>1674.4865</text:p>
              </table:table-cell>
              <table:table-cell office:value-type="float" office:value="-44.283664">
                <text:p>-44.283664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1674.34995">
                <text:p>1674.34995</text:p>
              </table:table-cell>
              <table:table-cell office:value-type="float" office:value="-44.151763">
                <text:p>-44.151763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1674.21345">
                <text:p>1674.21345</text:p>
              </table:table-cell>
              <table:table-cell office:value-type="float" office:value="-43.696699">
                <text:p>-43.696699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1674.07695">
                <text:p>1674.07695</text:p>
              </table:table-cell>
              <table:table-cell office:value-type="float" office:value="-43.781217">
                <text:p>-43.781217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1673.9252">
                <text:p>1673.9252</text:p>
              </table:table-cell>
              <table:table-cell office:value-type="float" office:value="-43.72884">
                <text:p>-43.72884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1673.7572">
                <text:p>1673.7572</text:p>
              </table:table-cell>
              <table:table-cell office:value-type="float" office:value="-43.913442">
                <text:p>-43.913442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1673.58815">
                <text:p>1673.58815</text:p>
              </table:table-cell>
              <table:table-cell office:value-type="float" office:value="-44.1398">
                <text:p>-44.1398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1673.4191">
                <text:p>1673.4191</text:p>
              </table:table-cell>
              <table:table-cell office:value-type="float" office:value="-44.287456">
                <text:p>-44.287456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1673.2501">
                <text:p>1673.2501</text:p>
              </table:table-cell>
              <table:table-cell office:value-type="float" office:value="-44.185907">
                <text:p>-44.185907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1673.0815">
                <text:p>1673.0815</text:p>
              </table:table-cell>
              <table:table-cell office:value-type="float" office:value="-44.124802">
                <text:p>-44.124802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1672.934">
                <text:p>1672.934</text:p>
              </table:table-cell>
              <table:table-cell office:value-type="float" office:value="-43.964475">
                <text:p>-43.964475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1672.8072">
                <text:p>1672.8072</text:p>
              </table:table-cell>
              <table:table-cell office:value-type="float" office:value="-43.542147">
                <text:p>-43.542147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1672.68045">
                <text:p>1672.68045</text:p>
              </table:table-cell>
              <table:table-cell office:value-type="float" office:value="-43.691549">
                <text:p>-43.691549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1672.5537">
                <text:p>1672.5537</text:p>
              </table:table-cell>
              <table:table-cell office:value-type="float" office:value="-43.505478">
                <text:p>-43.505478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1672.4269">
                <text:p>1672.4269</text:p>
              </table:table-cell>
              <table:table-cell office:value-type="float" office:value="-43.612514">
                <text:p>-43.612514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1672.3001">
                <text:p>1672.3001</text:p>
              </table:table-cell>
              <table:table-cell office:value-type="float" office:value="-43.291054">
                <text:p>-43.291054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1672.17335">
                <text:p>1672.17335</text:p>
              </table:table-cell>
              <table:table-cell office:value-type="float" office:value="-44.041572">
                <text:p>-44.041572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1672.0466">
                <text:p>1672.0466</text:p>
              </table:table-cell>
              <table:table-cell office:value-type="float" office:value="-44.489131">
                <text:p>-44.489131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1671.9198">
                <text:p>1671.9198</text:p>
              </table:table-cell>
              <table:table-cell office:value-type="float" office:value="-44.855509">
                <text:p>-44.855509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1671.793">
                <text:p>1671.793</text:p>
              </table:table-cell>
              <table:table-cell office:value-type="float" office:value="-44.981673">
                <text:p>-44.981673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1671.66625">
                <text:p>1671.66625</text:p>
              </table:table-cell>
              <table:table-cell office:value-type="float" office:value="-45.474407">
                <text:p>-45.474407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1671.5395">
                <text:p>1671.5395</text:p>
              </table:table-cell>
              <table:table-cell office:value-type="float" office:value="-45.204364">
                <text:p>-45.204364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1671.4127">
                <text:p>1671.4127</text:p>
              </table:table-cell>
              <table:table-cell office:value-type="float" office:value="-45.140894">
                <text:p>-45.140894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1671.28655">
                <text:p>1671.28655</text:p>
              </table:table-cell>
              <table:table-cell office:value-type="float" office:value="-45.285398">
                <text:p>-45.285398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1671.1611">
                <text:p>1671.1611</text:p>
              </table:table-cell>
              <table:table-cell office:value-type="float" office:value="-45.000876">
                <text:p>-45.000876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1671.0375">
                <text:p>1671.0375</text:p>
              </table:table-cell>
              <table:table-cell office:value-type="float" office:value="-44.842806">
                <text:p>-44.842806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1670.9215">
                <text:p>1670.9215</text:p>
              </table:table-cell>
              <table:table-cell office:value-type="float" office:value="-43.912017">
                <text:p>-43.912017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1670.8115">
                <text:p>1670.8115</text:p>
              </table:table-cell>
              <table:table-cell office:value-type="float" office:value="-44.250932">
                <text:p>-44.250932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1670.70175">
                <text:p>1670.70175</text:p>
              </table:table-cell>
              <table:table-cell office:value-type="float" office:value="-43.6899">
                <text:p>-43.6899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1670.592">
                <text:p>1670.592</text:p>
              </table:table-cell>
              <table:table-cell office:value-type="float" office:value="-43.539457">
                <text:p>-43.539457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1670.4822">
                <text:p>1670.4822</text:p>
              </table:table-cell>
              <table:table-cell office:value-type="float" office:value="-43.928615">
                <text:p>-43.928615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1670.3724">
                <text:p>1670.3724</text:p>
              </table:table-cell>
              <table:table-cell office:value-type="float" office:value="-43.893525">
                <text:p>-43.893525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1670.2626">
                <text:p>1670.2626</text:p>
              </table:table-cell>
              <table:table-cell office:value-type="float" office:value="-43.758383">
                <text:p>-43.758383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1670.1528">
                <text:p>1670.1528</text:p>
              </table:table-cell>
              <table:table-cell office:value-type="float" office:value="-43.593654">
                <text:p>-43.593654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1670.03995">
                <text:p>1670.03995</text:p>
              </table:table-cell>
              <table:table-cell office:value-type="float" office:value="-42.503638">
                <text:p>-42.503638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1669.9131">
                <text:p>1669.9131</text:p>
              </table:table-cell>
              <table:table-cell office:value-type="float" office:value="-43.090344">
                <text:p>-43.090344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1669.77395">
                <text:p>1669.77395</text:p>
              </table:table-cell>
              <table:table-cell office:value-type="float" office:value="-43.092853">
                <text:p>-43.092853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1669.63345">
                <text:p>1669.63345</text:p>
              </table:table-cell>
              <table:table-cell office:value-type="float" office:value="-42.863352">
                <text:p>-42.863352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1669.4929">
                <text:p>1669.4929</text:p>
              </table:table-cell>
              <table:table-cell office:value-type="float" office:value="-42.930826">
                <text:p>-42.930826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1669.35235">
                <text:p>1669.35235</text:p>
              </table:table-cell>
              <table:table-cell office:value-type="float" office:value="-42.725651">
                <text:p>-42.725651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1669.2118">
                <text:p>1669.2118</text:p>
              </table:table-cell>
              <table:table-cell office:value-type="float" office:value="-42.655858">
                <text:p>-42.655858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1669.0714">
                <text:p>1669.0714</text:p>
              </table:table-cell>
              <table:table-cell office:value-type="float" office:value="-42.523563">
                <text:p>-42.523563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1668.93175">
                <text:p>1668.93175</text:p>
              </table:table-cell>
              <table:table-cell office:value-type="float" office:value="-42.451261">
                <text:p>-42.451261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1668.7928">
                <text:p>1668.7928</text:p>
              </table:table-cell>
              <table:table-cell office:value-type="float" office:value="-42.571343">
                <text:p>-42.571343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1668.65395">
                <text:p>1668.65395</text:p>
              </table:table-cell>
              <table:table-cell office:value-type="float" office:value="-42.698617">
                <text:p>-42.698617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1668.51505">
                <text:p>1668.51505</text:p>
              </table:table-cell>
              <table:table-cell office:value-type="float" office:value="-42.935016">
                <text:p>-42.935016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1668.3762">
                <text:p>1668.3762</text:p>
              </table:table-cell>
              <table:table-cell office:value-type="float" office:value="-43.174795">
                <text:p>-43.174795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1668.2374">
                <text:p>1668.2374</text:p>
              </table:table-cell>
              <table:table-cell office:value-type="float" office:value="-43.395316">
                <text:p>-43.395316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1668.09885">
                <text:p>1668.09885</text:p>
              </table:table-cell>
              <table:table-cell office:value-type="float" office:value="-43.603772">
                <text:p>-43.603772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1667.9668">
                <text:p>1667.9668</text:p>
              </table:table-cell>
              <table:table-cell office:value-type="float" office:value="-43.737126">
                <text:p>-43.737126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1667.84305">
                <text:p>1667.84305</text:p>
              </table:table-cell>
              <table:table-cell office:value-type="float" office:value="-44.003535">
                <text:p>-44.003535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1667.72135">
                <text:p>1667.72135</text:p>
              </table:table-cell>
              <table:table-cell office:value-type="float" office:value="-44.265142">
                <text:p>-44.265142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1667.59965">
                <text:p>1667.59965</text:p>
              </table:table-cell>
              <table:table-cell office:value-type="float" office:value="-44.311282">
                <text:p>-44.311282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1667.478">
                <text:p>1667.478</text:p>
              </table:table-cell>
              <table:table-cell office:value-type="float" office:value="-44.458923">
                <text:p>-44.458923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1667.35635">
                <text:p>1667.35635</text:p>
              </table:table-cell>
              <table:table-cell office:value-type="float" office:value="-44.559505">
                <text:p>-44.559505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1667.23465">
                <text:p>1667.23465</text:p>
              </table:table-cell>
              <table:table-cell office:value-type="float" office:value="-44.893546">
                <text:p>-44.893546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1667.11295">
                <text:p>1667.11295</text:p>
              </table:table-cell>
              <table:table-cell office:value-type="float" office:value="-45.361183">
                <text:p>-45.361183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1666.9869">
                <text:p>1666.9869</text:p>
              </table:table-cell>
              <table:table-cell office:value-type="float" office:value="-45.750969">
                <text:p>-45.750969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1666.8539">
                <text:p>1666.8539</text:p>
              </table:table-cell>
              <table:table-cell office:value-type="float" office:value="-46.168122">
                <text:p>-46.168122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1666.71805">
                <text:p>1666.71805</text:p>
              </table:table-cell>
              <table:table-cell office:value-type="float" office:value="-46.403508">
                <text:p>-46.403508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1666.58195">
                <text:p>1666.58195</text:p>
              </table:table-cell>
              <table:table-cell office:value-type="float" office:value="-46.80232">
                <text:p>-46.80232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1666.44585">
                <text:p>1666.44585</text:p>
              </table:table-cell>
              <table:table-cell office:value-type="float" office:value="-46.94388">
                <text:p>-46.94388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1666.3098">
                <text:p>1666.3098</text:p>
              </table:table-cell>
              <table:table-cell office:value-type="float" office:value="-46.894793">
                <text:p>-46.894793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1666.17375">
                <text:p>1666.17375</text:p>
              </table:table-cell>
              <table:table-cell office:value-type="float" office:value="-46.802545">
                <text:p>-46.802545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1666.03175">
                <text:p>1666.03175</text:p>
              </table:table-cell>
              <table:table-cell office:value-type="float" office:value="-46.559123">
                <text:p>-46.559123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1665.87655">
                <text:p>1665.87655</text:p>
              </table:table-cell>
              <table:table-cell office:value-type="float" office:value="-46.02993">
                <text:p>-46.02993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1665.71165">
                <text:p>1665.71165</text:p>
              </table:table-cell>
              <table:table-cell office:value-type="float" office:value="-45.719047">
                <text:p>-45.719047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1665.54435">
                <text:p>1665.54435</text:p>
              </table:table-cell>
              <table:table-cell office:value-type="float" office:value="-45.504067">
                <text:p>-45.504067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1665.37705">
                <text:p>1665.37705</text:p>
              </table:table-cell>
              <table:table-cell office:value-type="float" office:value="-45.124038">
                <text:p>-45.124038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1665.20975">
                <text:p>1665.20975</text:p>
              </table:table-cell>
              <table:table-cell office:value-type="float" office:value="-44.726074">
                <text:p>-44.726074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1665.03905">
                <text:p>1665.03905</text:p>
              </table:table-cell>
              <table:table-cell office:value-type="float" office:value="-44.438885">
                <text:p>-44.438885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1664.86075">
                <text:p>1664.86075</text:p>
              </table:table-cell>
              <table:table-cell office:value-type="float" office:value="-44.496287">
                <text:p>-44.496287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1664.67705">
                <text:p>1664.67705</text:p>
              </table:table-cell>
              <table:table-cell office:value-type="float" office:value="-43.8297">
                <text:p>-43.8297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1664.5388">
                <text:p>1664.5388</text:p>
              </table:table-cell>
              <table:table-cell office:value-type="float" office:value="-45.093072">
                <text:p>-45.093072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1664.40005">
                <text:p>1664.40005</text:p>
              </table:table-cell>
              <table:table-cell office:value-type="float" office:value="-45.235238">
                <text:p>-45.235238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1664.2151">
                <text:p>1664.2151</text:p>
              </table:table-cell>
              <table:table-cell office:value-type="float" office:value="-45.195408">
                <text:p>-45.195408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1664.04755">
                <text:p>1664.04755</text:p>
              </table:table-cell>
              <table:table-cell office:value-type="float" office:value="-45.886386">
                <text:p>-45.886386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1663.9319">
                <text:p>1663.9319</text:p>
              </table:table-cell>
              <table:table-cell office:value-type="float" office:value="-46.587491">
                <text:p>-46.587491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1663.8516">
                <text:p>1663.8516</text:p>
              </table:table-cell>
              <table:table-cell office:value-type="float" office:value="-47.040807">
                <text:p>-47.040807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1663.77125">
                <text:p>1663.77125</text:p>
              </table:table-cell>
              <table:table-cell office:value-type="float" office:value="-47.427584">
                <text:p>-47.427584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1663.69095">
                <text:p>1663.69095</text:p>
              </table:table-cell>
              <table:table-cell office:value-type="float" office:value="-47.637546">
                <text:p>-47.637546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1663.61065">
                <text:p>1663.61065</text:p>
              </table:table-cell>
              <table:table-cell office:value-type="float" office:value="-47.845888">
                <text:p>-47.845888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1663.53035">
                <text:p>1663.53035</text:p>
              </table:table-cell>
              <table:table-cell office:value-type="float" office:value="-46.999804">
                <text:p>-46.999804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1663.45005">
                <text:p>1663.45005</text:p>
              </table:table-cell>
              <table:table-cell office:value-type="float" office:value="-47.421978">
                <text:p>-47.421978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1663.3698">
                <text:p>1663.3698</text:p>
              </table:table-cell>
              <table:table-cell office:value-type="float" office:value="-47.178267">
                <text:p>-47.178267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1663.28955">
                <text:p>1663.28955</text:p>
              </table:table-cell>
              <table:table-cell office:value-type="float" office:value="-46.600914">
                <text:p>-46.600914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1663.2092">
                <text:p>1663.2092</text:p>
              </table:table-cell>
              <table:table-cell office:value-type="float" office:value="-45.861398">
                <text:p>-45.861398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1663.12885">
                <text:p>1663.12885</text:p>
              </table:table-cell>
              <table:table-cell office:value-type="float" office:value="-45.265692">
                <text:p>-45.265692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1663.0481">
                <text:p>1663.0481</text:p>
              </table:table-cell>
              <table:table-cell office:value-type="float" office:value="-44.767192">
                <text:p>-44.767192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1662.9652">
                <text:p>1662.9652</text:p>
              </table:table-cell>
              <table:table-cell office:value-type="float" office:value="-44.216039">
                <text:p>-44.216039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1662.8798">
                <text:p>1662.8798</text:p>
              </table:table-cell>
              <table:table-cell office:value-type="float" office:value="-44.054003">
                <text:p>-44.054003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1662.79365">
                <text:p>1662.79365</text:p>
              </table:table-cell>
              <table:table-cell office:value-type="float" office:value="-43.897867">
                <text:p>-43.897867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1662.7075">
                <text:p>1662.7075</text:p>
              </table:table-cell>
              <table:table-cell office:value-type="float" office:value="-44.25528">
                <text:p>-44.25528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1662.6213">
                <text:p>1662.6213</text:p>
              </table:table-cell>
              <table:table-cell office:value-type="float" office:value="-44.421026">
                <text:p>-44.421026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1662.5351">
                <text:p>1662.5351</text:p>
              </table:table-cell>
              <table:table-cell office:value-type="float" office:value="-44.797386">
                <text:p>-44.797386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1662.44895">
                <text:p>1662.44895</text:p>
              </table:table-cell>
              <table:table-cell office:value-type="float" office:value="-45.29391">
                <text:p>-45.29391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1662.36275">
                <text:p>1662.36275</text:p>
              </table:table-cell>
              <table:table-cell office:value-type="float" office:value="-45.464595">
                <text:p>-45.464595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1662.27655">
                <text:p>1662.27655</text:p>
              </table:table-cell>
              <table:table-cell office:value-type="float" office:value="-45.838968">
                <text:p>-45.838968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1662.19045">
                <text:p>1662.19045</text:p>
              </table:table-cell>
              <table:table-cell office:value-type="float" office:value="-45.854011">
                <text:p>-45.854011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1662.10405">
                <text:p>1662.10405</text:p>
              </table:table-cell>
              <table:table-cell office:value-type="float" office:value="-45.839637">
                <text:p>-45.839637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1662.0127">
                <text:p>1662.0127</text:p>
              </table:table-cell>
              <table:table-cell office:value-type="float" office:value="-43.589476">
                <text:p>-43.589476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1661.90375">
                <text:p>1661.90375</text:p>
              </table:table-cell>
              <table:table-cell office:value-type="float" office:value="-43.412336">
                <text:p>-43.412336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1661.78185">
                <text:p>1661.78185</text:p>
              </table:table-cell>
              <table:table-cell office:value-type="float" office:value="-43.371882">
                <text:p>-43.371882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1661.66005">
                <text:p>1661.66005</text:p>
              </table:table-cell>
              <table:table-cell office:value-type="float" office:value="-43.696421">
                <text:p>-43.696421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1661.53825">
                <text:p>1661.53825</text:p>
              </table:table-cell>
              <table:table-cell office:value-type="float" office:value="-43.540153">
                <text:p>-43.540153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1661.4164">
                <text:p>1661.4164</text:p>
              </table:table-cell>
              <table:table-cell office:value-type="float" office:value="-43.934666">
                <text:p>-43.934666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1661.2946">
                <text:p>1661.2946</text:p>
              </table:table-cell>
              <table:table-cell office:value-type="float" office:value="-43.776922">
                <text:p>-43.776922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1661.1728">
                <text:p>1661.1728</text:p>
              </table:table-cell>
              <table:table-cell office:value-type="float" office:value="-44.044109">
                <text:p>-44.044109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1661.04825">
                <text:p>1661.04825</text:p>
              </table:table-cell>
              <table:table-cell office:value-type="float" office:value="-43.917258">
                <text:p>-43.917258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1660.9158">
                <text:p>1660.9158</text:p>
              </table:table-cell>
              <table:table-cell office:value-type="float" office:value="-44.291444">
                <text:p>-44.291444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1660.7764">
                <text:p>1660.7764</text:p>
              </table:table-cell>
              <table:table-cell office:value-type="float" office:value="-44.345465">
                <text:p>-44.345465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1660.6351">
                <text:p>1660.6351</text:p>
              </table:table-cell>
              <table:table-cell office:value-type="float" office:value="-44.662403">
                <text:p>-44.662403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1660.49375">
                <text:p>1660.49375</text:p>
              </table:table-cell>
              <table:table-cell office:value-type="float" office:value="-44.965505">
                <text:p>-44.965505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1660.35245">
                <text:p>1660.35245</text:p>
              </table:table-cell>
              <table:table-cell office:value-type="float" office:value="-45.224525">
                <text:p>-45.224525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1660.21115">
                <text:p>1660.21115</text:p>
              </table:table-cell>
              <table:table-cell office:value-type="float" office:value="-45.013132">
                <text:p>-45.013132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1660.06735">
                <text:p>1660.06735</text:p>
              </table:table-cell>
              <table:table-cell office:value-type="float" office:value="-44.556466">
                <text:p>-44.556466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1659.91245">
                <text:p>1659.91245</text:p>
              </table:table-cell>
              <table:table-cell office:value-type="float" office:value="-43.776206">
                <text:p>-43.776206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1659.7466">
                <text:p>1659.7466</text:p>
              </table:table-cell>
              <table:table-cell office:value-type="float" office:value="-43.368443">
                <text:p>-43.368443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1659.5784">
                <text:p>1659.5784</text:p>
              </table:table-cell>
              <table:table-cell office:value-type="float" office:value="-42.999471">
                <text:p>-42.999471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1659.4102">
                <text:p>1659.4102</text:p>
              </table:table-cell>
              <table:table-cell office:value-type="float" office:value="-42.21419">
                <text:p>-42.21419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1659.24195">
                <text:p>1659.24195</text:p>
              </table:table-cell>
              <table:table-cell office:value-type="float" office:value="-41.663512">
                <text:p>-41.663512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1659.0734">
                <text:p>1659.0734</text:p>
              </table:table-cell>
              <table:table-cell office:value-type="float" office:value="-41.484144">
                <text:p>-41.484144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1658.9005">
                <text:p>1658.9005</text:p>
              </table:table-cell>
              <table:table-cell office:value-type="float" office:value="-41.407127">
                <text:p>-41.407127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1658.72345">
                <text:p>1658.72345</text:p>
              </table:table-cell>
              <table:table-cell office:value-type="float" office:value="-41.358879">
                <text:p>-41.358879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1658.54635">
                <text:p>1658.54635</text:p>
              </table:table-cell>
              <table:table-cell office:value-type="float" office:value="-41.319633">
                <text:p>-41.319633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1658.3693">
                <text:p>1658.3693</text:p>
              </table:table-cell>
              <table:table-cell office:value-type="float" office:value="-41.550905">
                <text:p>-41.550905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1658.1936">
                <text:p>1658.1936</text:p>
              </table:table-cell>
              <table:table-cell office:value-type="float" office:value="-41.773555">
                <text:p>-41.773555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1658.03225">
                <text:p>1658.03225</text:p>
              </table:table-cell>
              <table:table-cell office:value-type="float" office:value="-42.215488">
                <text:p>-42.215488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1657.9075">
                <text:p>1657.9075</text:p>
              </table:table-cell>
              <table:table-cell office:value-type="float" office:value="-42.265426">
                <text:p>-42.265426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1657.8063">
                <text:p>1657.8063</text:p>
              </table:table-cell>
              <table:table-cell office:value-type="float" office:value="-42.548111">
                <text:p>-42.548111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1657.70515">
                <text:p>1657.70515</text:p>
              </table:table-cell>
              <table:table-cell office:value-type="float" office:value="-42.849357">
                <text:p>-42.849357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1657.604">
                <text:p>1657.604</text:p>
              </table:table-cell>
              <table:table-cell office:value-type="float" office:value="-43.215589">
                <text:p>-43.215589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1657.5028">
                <text:p>1657.5028</text:p>
              </table:table-cell>
              <table:table-cell office:value-type="float" office:value="-43.642969">
                <text:p>-43.642969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1657.4016">
                <text:p>1657.4016</text:p>
              </table:table-cell>
              <table:table-cell office:value-type="float" office:value="-44.231385">
                <text:p>-44.231385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1657.3004">
                <text:p>1657.3004</text:p>
              </table:table-cell>
              <table:table-cell office:value-type="float" office:value="-44.263603">
                <text:p>-44.263603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1657.1992">
                <text:p>1657.1992</text:p>
              </table:table-cell>
              <table:table-cell office:value-type="float" office:value="-44.474458">
                <text:p>-44.474458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1657.09715">
                <text:p>1657.09715</text:p>
              </table:table-cell>
              <table:table-cell office:value-type="float" office:value="-44.373694">
                <text:p>-44.373694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1656.98365">
                <text:p>1656.98365</text:p>
              </table:table-cell>
              <table:table-cell office:value-type="float" office:value="-44.400152">
                <text:p>-44.400152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1656.84785">
                <text:p>1656.84785</text:p>
              </table:table-cell>
              <table:table-cell office:value-type="float" office:value="-44.721443">
                <text:p>-44.721443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1656.7003">
                <text:p>1656.7003</text:p>
              </table:table-cell>
              <table:table-cell office:value-type="float" office:value="-44.554593">
                <text:p>-44.554593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1656.55275">
                <text:p>1656.55275</text:p>
              </table:table-cell>
              <table:table-cell office:value-type="float" office:value="-44.97082">
                <text:p>-44.97082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1656.4052">
                <text:p>1656.4052</text:p>
              </table:table-cell>
              <table:table-cell office:value-type="float" office:value="-44.978263">
                <text:p>-44.978263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1656.2576">
                <text:p>1656.2576</text:p>
              </table:table-cell>
              <table:table-cell office:value-type="float" office:value="-45.037201">
                <text:p>-45.037201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1656.1116">
                <text:p>1656.1116</text:p>
              </table:table-cell>
              <table:table-cell office:value-type="float" office:value="-45.159618">
                <text:p>-45.159618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1655.98045">
                <text:p>1655.98045</text:p>
              </table:table-cell>
              <table:table-cell office:value-type="float" office:value="-44.936623">
                <text:p>-44.936623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1655.8694">
                <text:p>1655.8694</text:p>
              </table:table-cell>
              <table:table-cell office:value-type="float" office:value="-44.242669">
                <text:p>-44.242669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1655.7652">
                <text:p>1655.7652</text:p>
              </table:table-cell>
              <table:table-cell office:value-type="float" office:value="-41.627524">
                <text:p>-41.627524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1655.66105">
                <text:p>1655.66105</text:p>
              </table:table-cell>
              <table:table-cell office:value-type="float" office:value="-43.354468">
                <text:p>-43.354468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1655.55695">
                <text:p>1655.55695</text:p>
              </table:table-cell>
              <table:table-cell office:value-type="float" office:value="-43.089036">
                <text:p>-43.089036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1655.4528">
                <text:p>1655.4528</text:p>
              </table:table-cell>
              <table:table-cell office:value-type="float" office:value="-41.62818">
                <text:p>-41.62818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1655.3486">
                <text:p>1655.3486</text:p>
              </table:table-cell>
              <table:table-cell office:value-type="float" office:value="-41.753844">
                <text:p>-41.753844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1655.24445">
                <text:p>1655.24445</text:p>
              </table:table-cell>
              <table:table-cell office:value-type="float" office:value="-40.793936">
                <text:p>-40.793936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1655.1403">
                <text:p>1655.1403</text:p>
              </table:table-cell>
              <table:table-cell office:value-type="float" office:value="-38.73233">
                <text:p>-38.73233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1655.0332">
                <text:p>1655.0332</text:p>
              </table:table-cell>
              <table:table-cell office:value-type="float" office:value="-41.696866">
                <text:p>-41.696866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1654.9135">
                <text:p>1654.9135</text:p>
              </table:table-cell>
              <table:table-cell office:value-type="float" office:value="-40.666912">
                <text:p>-40.666912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1654.7832">
                <text:p>1654.7832</text:p>
              </table:table-cell>
              <table:table-cell office:value-type="float" office:value="-41.578985">
                <text:p>-41.578985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1654.652">
                <text:p>1654.652</text:p>
              </table:table-cell>
              <table:table-cell office:value-type="float" office:value="-42.690514">
                <text:p>-42.690514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1654.52085">
                <text:p>1654.52085</text:p>
              </table:table-cell>
              <table:table-cell office:value-type="float" office:value="-43.485574">
                <text:p>-43.485574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1654.38975">
                <text:p>1654.38975</text:p>
              </table:table-cell>
              <table:table-cell office:value-type="float" office:value="-43.929471">
                <text:p>-43.929471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1654.25855">
                <text:p>1654.25855</text:p>
              </table:table-cell>
              <table:table-cell office:value-type="float" office:value="-44.17004">
                <text:p>-44.17004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1654.1254">
                <text:p>1654.1254</text:p>
              </table:table-cell>
              <table:table-cell office:value-type="float" office:value="-44.178692">
                <text:p>-44.178692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1653.97045">
                <text:p>1653.97045</text:p>
              </table:table-cell>
              <table:table-cell office:value-type="float" office:value="-44.043393">
                <text:p>-44.043393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1653.7723">
                <text:p>1653.7723</text:p>
              </table:table-cell>
              <table:table-cell office:value-type="float" office:value="-43.211875">
                <text:p>-43.211875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1653.55095">
                <text:p>1653.55095</text:p>
              </table:table-cell>
              <table:table-cell office:value-type="float" office:value="-43.998628">
                <text:p>-43.998628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1653.3296">
                <text:p>1653.3296</text:p>
              </table:table-cell>
              <table:table-cell office:value-type="float" office:value="-44.288868">
                <text:p>-44.288868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1653.1124">
                <text:p>1653.1124</text:p>
              </table:table-cell>
              <table:table-cell office:value-type="float" office:value="-44.016058">
                <text:p>-44.016058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1652.91345">
                <text:p>1652.91345</text:p>
              </table:table-cell>
              <table:table-cell office:value-type="float" office:value="-44.001863">
                <text:p>-44.001863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1652.7325">
                <text:p>1652.7325</text:p>
              </table:table-cell>
              <table:table-cell office:value-type="float" office:value="-44.437259">
                <text:p>-44.437259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1652.55545">
                <text:p>1652.55545</text:p>
              </table:table-cell>
              <table:table-cell office:value-type="float" office:value="-44.923006">
                <text:p>-44.923006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1652.41005">
                <text:p>1652.41005</text:p>
              </table:table-cell>
              <table:table-cell office:value-type="float" office:value="-44.810186">
                <text:p>-44.810186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1652.26445">
                <text:p>1652.26445</text:p>
              </table:table-cell>
              <table:table-cell office:value-type="float" office:value="-45.17478">
                <text:p>-45.17478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1652.08635">
                <text:p>1652.08635</text:p>
              </table:table-cell>
              <table:table-cell office:value-type="float" office:value="-45.281864">
                <text:p>-45.281864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1651.89305">
                <text:p>1651.89305</text:p>
              </table:table-cell>
              <table:table-cell office:value-type="float" office:value="-45.061482">
                <text:p>-45.061482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1651.6847">
                <text:p>1651.6847</text:p>
              </table:table-cell>
              <table:table-cell office:value-type="float" office:value="-45.157596">
                <text:p>-45.157596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1651.47585">
                <text:p>1651.47585</text:p>
              </table:table-cell>
              <table:table-cell office:value-type="float" office:value="-45.167186">
                <text:p>-45.167186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1651.26745">
                <text:p>1651.26745</text:p>
              </table:table-cell>
              <table:table-cell office:value-type="float" office:value="-45.13986">
                <text:p>-45.13986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1651.06825">
                <text:p>1651.06825</text:p>
              </table:table-cell>
              <table:table-cell office:value-type="float" office:value="-45.188425">
                <text:p>-45.188425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1650.91175">
                <text:p>1650.91175</text:p>
              </table:table-cell>
              <table:table-cell office:value-type="float" office:value="-45.208865">
                <text:p>-45.208865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1650.78935">
                <text:p>1650.78935</text:p>
              </table:table-cell>
              <table:table-cell office:value-type="float" office:value="-45.10736">
                <text:p>-45.10736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1650.66695">
                <text:p>1650.66695</text:p>
              </table:table-cell>
              <table:table-cell office:value-type="float" office:value="-44.888588">
                <text:p>-44.888588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1650.54455">
                <text:p>1650.54455</text:p>
              </table:table-cell>
              <table:table-cell office:value-type="float" office:value="-44.722277">
                <text:p>-44.722277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1650.42215">
                <text:p>1650.42215</text:p>
              </table:table-cell>
              <table:table-cell office:value-type="float" office:value="-44.393552">
                <text:p>-44.393552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1650.2997">
                <text:p>1650.2997</text:p>
              </table:table-cell>
              <table:table-cell office:value-type="float" office:value="-44.22346">
                <text:p>-44.22346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1650.1773">
                <text:p>1650.1773</text:p>
              </table:table-cell>
              <table:table-cell office:value-type="float" office:value="-43.605566">
                <text:p>-43.605566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1650.05535">
                <text:p>1650.05535</text:p>
              </table:table-cell>
              <table:table-cell office:value-type="float" office:value="-43.374564">
                <text:p>-43.374564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1649.9351">
                <text:p>1649.9351</text:p>
              </table:table-cell>
              <table:table-cell office:value-type="float" office:value="-42.88011">
                <text:p>-42.88011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1649.81645">
                <text:p>1649.81645</text:p>
              </table:table-cell>
              <table:table-cell office:value-type="float" office:value="-42.954506">
                <text:p>-42.954506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1649.6981">
                <text:p>1649.6981</text:p>
              </table:table-cell>
              <table:table-cell office:value-type="float" office:value="-42.892538">
                <text:p>-42.892538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1649.57975">
                <text:p>1649.57975</text:p>
              </table:table-cell>
              <table:table-cell office:value-type="float" office:value="-42.918587">
                <text:p>-42.918587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1649.46145">
                <text:p>1649.46145</text:p>
              </table:table-cell>
              <table:table-cell office:value-type="float" office:value="-42.839828">
                <text:p>-42.839828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1649.34315">
                <text:p>1649.34315</text:p>
              </table:table-cell>
              <table:table-cell office:value-type="float" office:value="-43.105671">
                <text:p>-43.105671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1649.22485">
                <text:p>1649.22485</text:p>
              </table:table-cell>
              <table:table-cell office:value-type="float" office:value="-42.996052">
                <text:p>-42.996052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1649.10555">
                <text:p>1649.10555</text:p>
              </table:table-cell>
              <table:table-cell office:value-type="float" office:value="-42.846532">
                <text:p>-42.846532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1648.9764">
                <text:p>1648.9764</text:p>
              </table:table-cell>
              <table:table-cell office:value-type="float" office:value="-42.85818">
                <text:p>-42.85818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1648.83025">
                <text:p>1648.83025</text:p>
              </table:table-cell>
              <table:table-cell office:value-type="float" office:value="-42.809252">
                <text:p>-42.809252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1648.67595">
                <text:p>1648.67595</text:p>
              </table:table-cell>
              <table:table-cell office:value-type="float" office:value="-42.814728">
                <text:p>-42.814728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1648.5216">
                <text:p>1648.5216</text:p>
              </table:table-cell>
              <table:table-cell office:value-type="float" office:value="-42.838835">
                <text:p>-42.838835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1648.36725">
                <text:p>1648.36725</text:p>
              </table:table-cell>
              <table:table-cell office:value-type="float" office:value="-42.296481">
                <text:p>-42.296481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1648.21295">
                <text:p>1648.21295</text:p>
              </table:table-cell>
              <table:table-cell office:value-type="float" office:value="-42.570439">
                <text:p>-42.570439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1648.06135">
                <text:p>1648.06135</text:p>
              </table:table-cell>
              <table:table-cell office:value-type="float" office:value="-41.94843">
                <text:p>-41.94843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1647.917">
                <text:p>1647.917</text:p>
              </table:table-cell>
              <table:table-cell office:value-type="float" office:value="-41.919047">
                <text:p>-41.919047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1647.77885">
                <text:p>1647.77885</text:p>
              </table:table-cell>
              <table:table-cell office:value-type="float" office:value="-41.784624">
                <text:p>-41.784624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1647.6423">
                <text:p>1647.6423</text:p>
              </table:table-cell>
              <table:table-cell office:value-type="float" office:value="-41.623125">
                <text:p>-41.623125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1647.50575">
                <text:p>1647.50575</text:p>
              </table:table-cell>
              <table:table-cell office:value-type="float" office:value="-41.823925">
                <text:p>-41.823925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1647.36925">
                <text:p>1647.36925</text:p>
              </table:table-cell>
              <table:table-cell office:value-type="float" office:value="-41.682732">
                <text:p>-41.682732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1647.2327">
                <text:p>1647.2327</text:p>
              </table:table-cell>
              <table:table-cell office:value-type="float" office:value="-41.698495">
                <text:p>-41.698495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1647.09625">
                <text:p>1647.09625</text:p>
              </table:table-cell>
              <table:table-cell office:value-type="float" office:value="-41.632993">
                <text:p>-41.632993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1646.96175">
                <text:p>1646.96175</text:p>
              </table:table-cell>
              <table:table-cell office:value-type="float" office:value="-41.504162">
                <text:p>-41.504162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1646.82965">
                <text:p>1646.82965</text:p>
              </table:table-cell>
              <table:table-cell office:value-type="float" office:value="-41.045929">
                <text:p>-41.045929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1646.6982">
                <text:p>1646.6982</text:p>
              </table:table-cell>
              <table:table-cell office:value-type="float" office:value="-41.213482">
                <text:p>-41.213482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1646.56675">
                <text:p>1646.56675</text:p>
              </table:table-cell>
              <table:table-cell office:value-type="float" office:value="-41.182189">
                <text:p>-41.182189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1646.43525">
                <text:p>1646.43525</text:p>
              </table:table-cell>
              <table:table-cell office:value-type="float" office:value="-41.29258">
                <text:p>-41.29258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1646.30375">
                <text:p>1646.30375</text:p>
              </table:table-cell>
              <table:table-cell office:value-type="float" office:value="-41.500894">
                <text:p>-41.500894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1646.1723">
                <text:p>1646.1723</text:p>
              </table:table-cell>
              <table:table-cell office:value-type="float" office:value="-41.843412">
                <text:p>-41.843412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1646.0432">
                <text:p>1646.0432</text:p>
              </table:table-cell>
              <table:table-cell office:value-type="float" office:value="-42.388157">
                <text:p>-42.388157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1645.9232">
                <text:p>1645.9232</text:p>
              </table:table-cell>
              <table:table-cell office:value-type="float" office:value="-42.969801">
                <text:p>-42.969801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1645.81045">
                <text:p>1645.81045</text:p>
              </table:table-cell>
              <table:table-cell office:value-type="float" office:value="-43.324136">
                <text:p>-43.324136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1645.69825">
                <text:p>1645.69825</text:p>
              </table:table-cell>
              <table:table-cell office:value-type="float" office:value="-43.645436">
                <text:p>-43.645436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1645.58605">
                <text:p>1645.58605</text:p>
              </table:table-cell>
              <table:table-cell office:value-type="float" office:value="-43.901304">
                <text:p>-43.901304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1645.4738">
                <text:p>1645.4738</text:p>
              </table:table-cell>
              <table:table-cell office:value-type="float" office:value="-43.283723">
                <text:p>-43.283723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1645.3616">
                <text:p>1645.3616</text:p>
              </table:table-cell>
              <table:table-cell office:value-type="float" office:value="-43.934041">
                <text:p>-43.934041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1645.2494">
                <text:p>1645.2494</text:p>
              </table:table-cell>
              <table:table-cell office:value-type="float" office:value="-43.890448">
                <text:p>-43.890448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1645.1372">
                <text:p>1645.1372</text:p>
              </table:table-cell>
              <table:table-cell office:value-type="float" office:value="-43.670008">
                <text:p>-43.670008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1645.0158">
                <text:p>1645.0158</text:p>
              </table:table-cell>
              <table:table-cell office:value-type="float" office:value="-43.265316">
                <text:p>-43.265316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1644.8614">
                <text:p>1644.8614</text:p>
              </table:table-cell>
              <table:table-cell office:value-type="float" office:value="-42.855806">
                <text:p>-42.855806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1644.68315">
                <text:p>1644.68315</text:p>
              </table:table-cell>
              <table:table-cell office:value-type="float" office:value="-42.433996">
                <text:p>-42.433996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1644.5049">
                <text:p>1644.5049</text:p>
              </table:table-cell>
              <table:table-cell office:value-type="float" office:value="-42.088035">
                <text:p>-42.088035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1644.32665">
                <text:p>1644.32665</text:p>
              </table:table-cell>
              <table:table-cell office:value-type="float" office:value="-41.855058">
                <text:p>-41.855058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1644.1487">
                <text:p>1644.1487</text:p>
              </table:table-cell>
              <table:table-cell office:value-type="float" office:value="-41.851683">
                <text:p>-41.851683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1643.97715">
                <text:p>1643.97715</text:p>
              </table:table-cell>
              <table:table-cell office:value-type="float" office:value="-41.890326">
                <text:p>-41.890326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1643.81535">
                <text:p>1643.81535</text:p>
              </table:table-cell>
              <table:table-cell office:value-type="float" office:value="-42.666953">
                <text:p>-42.666953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1643.65725">
                <text:p>1643.65725</text:p>
              </table:table-cell>
              <table:table-cell office:value-type="float" office:value="-43.055664">
                <text:p>-43.055664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1643.4991">
                <text:p>1643.4991</text:p>
              </table:table-cell>
              <table:table-cell office:value-type="float" office:value="-43.587084">
                <text:p>-43.587084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1643.34095">
                <text:p>1643.34095</text:p>
              </table:table-cell>
              <table:table-cell office:value-type="float" office:value="-43.997013">
                <text:p>-43.997013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1643.18285">
                <text:p>1643.18285</text:p>
              </table:table-cell>
              <table:table-cell office:value-type="float" office:value="-44.51432">
                <text:p>-44.51432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1643.0301">
                <text:p>1643.0301</text:p>
              </table:table-cell>
              <table:table-cell office:value-type="float" office:value="-44.801245">
                <text:p>-44.801245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1642.893">
                <text:p>1642.893</text:p>
              </table:table-cell>
              <table:table-cell office:value-type="float" office:value="-44.994422">
                <text:p>-44.994422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1642.76625">
                <text:p>1642.76625</text:p>
              </table:table-cell>
              <table:table-cell office:value-type="float" office:value="-44.778395">
                <text:p>-44.778395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1642.6395">
                <text:p>1642.6395</text:p>
              </table:table-cell>
              <table:table-cell office:value-type="float" office:value="-44.65636">
                <text:p>-44.65636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1642.5127">
                <text:p>1642.5127</text:p>
              </table:table-cell>
              <table:table-cell office:value-type="float" office:value="-44.407772">
                <text:p>-44.407772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1642.38595">
                <text:p>1642.38595</text:p>
              </table:table-cell>
              <table:table-cell office:value-type="float" office:value="-44.273744">
                <text:p>-44.273744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1642.2592">
                <text:p>1642.2592</text:p>
              </table:table-cell>
              <table:table-cell office:value-type="float" office:value="-43.995905">
                <text:p>-43.995905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1642.13235">
                <text:p>1642.13235</text:p>
              </table:table-cell>
              <table:table-cell office:value-type="float" office:value="-43.82214">
                <text:p>-43.82214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1641.9993">
                <text:p>1641.9993</text:p>
              </table:table-cell>
              <table:table-cell office:value-type="float" office:value="-43.606832">
                <text:p>-43.606832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1641.8525">
                <text:p>1641.8525</text:p>
              </table:table-cell>
              <table:table-cell office:value-type="float" office:value="-43.681899">
                <text:p>-43.681899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1641.69815">
                <text:p>1641.69815</text:p>
              </table:table-cell>
              <table:table-cell office:value-type="float" office:value="-43.726692">
                <text:p>-43.726692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1641.54385">
                <text:p>1641.54385</text:p>
              </table:table-cell>
              <table:table-cell office:value-type="float" office:value="-43.79151">
                <text:p>-43.79151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1641.3895">
                <text:p>1641.3895</text:p>
              </table:table-cell>
              <table:table-cell office:value-type="float" office:value="-43.743817">
                <text:p>-43.743817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1641.2351">
                <text:p>1641.2351</text:p>
              </table:table-cell>
              <table:table-cell office:value-type="float" office:value="-43.707643">
                <text:p>-43.707643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1641.08175">
                <text:p>1641.08175</text:p>
              </table:table-cell>
              <table:table-cell office:value-type="float" office:value="-43.489253">
                <text:p>-43.489253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1640.93615">
                <text:p>1640.93615</text:p>
              </table:table-cell>
              <table:table-cell office:value-type="float" office:value="-43.448972">
                <text:p>-43.448972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1640.7984">
                <text:p>1640.7984</text:p>
              </table:table-cell>
              <table:table-cell office:value-type="float" office:value="-43.166796">
                <text:p>-43.166796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1640.66185">
                <text:p>1640.66185</text:p>
              </table:table-cell>
              <table:table-cell office:value-type="float" office:value="-43.220813">
                <text:p>-43.220813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1640.5253">
                <text:p>1640.5253</text:p>
              </table:table-cell>
              <table:table-cell office:value-type="float" office:value="-43.073391">
                <text:p>-43.073391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1640.38875">
                <text:p>1640.38875</text:p>
              </table:table-cell>
              <table:table-cell office:value-type="float" office:value="-42.830952">
                <text:p>-42.830952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1640.25225">
                <text:p>1640.25225</text:p>
              </table:table-cell>
              <table:table-cell office:value-type="float" office:value="-42.832458">
                <text:p>-42.832458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1640.11125">
                <text:p>1640.11125</text:p>
              </table:table-cell>
              <table:table-cell office:value-type="float" office:value="-42.587733">
                <text:p>-42.587733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1639.94205">
                <text:p>1639.94205</text:p>
              </table:table-cell>
              <table:table-cell office:value-type="float" office:value="-42.151814">
                <text:p>-42.151814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1639.72725">
                <text:p>1639.72725</text:p>
              </table:table-cell>
              <table:table-cell office:value-type="float" office:value="-42.015524">
                <text:p>-42.015524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1639.4906">
                <text:p>1639.4906</text:p>
              </table:table-cell>
              <table:table-cell office:value-type="float" office:value="-41.706609">
                <text:p>-41.706609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1639.25395">
                <text:p>1639.25395</text:p>
              </table:table-cell>
              <table:table-cell office:value-type="float" office:value="-41.890288">
                <text:p>-41.890288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1639.0406">
                <text:p>1639.0406</text:p>
              </table:table-cell>
              <table:table-cell office:value-type="float" office:value="-41.798448">
                <text:p>-41.798448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1638.8754">
                <text:p>1638.8754</text:p>
              </table:table-cell>
              <table:table-cell office:value-type="float" office:value="-41.680518">
                <text:p>-41.680518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1638.71485">
                <text:p>1638.71485</text:p>
              </table:table-cell>
              <table:table-cell office:value-type="float" office:value="-41.60955">
                <text:p>-41.60955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1638.55625">
                <text:p>1638.55625</text:p>
              </table:table-cell>
              <table:table-cell office:value-type="float" office:value="-41.686779">
                <text:p>-41.686779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1638.41975">
                <text:p>1638.41975</text:p>
              </table:table-cell>
              <table:table-cell office:value-type="float" office:value="-41.774445">
                <text:p>-41.774445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1638.28325">
                <text:p>1638.28325</text:p>
              </table:table-cell>
              <table:table-cell office:value-type="float" office:value="-41.729568">
                <text:p>-41.729568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1638.1467">
                <text:p>1638.1467</text:p>
              </table:table-cell>
              <table:table-cell office:value-type="float" office:value="-41.586591">
                <text:p>-41.586591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1638.01015">
                <text:p>1638.01015</text:p>
              </table:table-cell>
              <table:table-cell office:value-type="float" office:value="-41.987346">
                <text:p>-41.987346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1637.87365">
                <text:p>1637.87365</text:p>
              </table:table-cell>
              <table:table-cell office:value-type="float" office:value="-42.548822">
                <text:p>-42.548822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1637.7371">
                <text:p>1637.7371</text:p>
              </table:table-cell>
              <table:table-cell office:value-type="float" office:value="-42.851476">
                <text:p>-42.851476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1637.60055">
                <text:p>1637.60055</text:p>
              </table:table-cell>
              <table:table-cell office:value-type="float" office:value="-43.277279">
                <text:p>-43.277279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1637.46405">
                <text:p>1637.46405</text:p>
              </table:table-cell>
              <table:table-cell office:value-type="float" office:value="-43.784486">
                <text:p>-43.784486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1637.32755">
                <text:p>1637.32755</text:p>
              </table:table-cell>
              <table:table-cell office:value-type="float" office:value="-44.258296">
                <text:p>-44.258296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1637.191">
                <text:p>1637.191</text:p>
              </table:table-cell>
              <table:table-cell office:value-type="float" office:value="-44.786375">
                <text:p>-44.786375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1637.05495">
                <text:p>1637.05495</text:p>
              </table:table-cell>
              <table:table-cell office:value-type="float" office:value="-44.961706">
                <text:p>-44.961706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1636.92385">
                <text:p>1636.92385</text:p>
              </table:table-cell>
              <table:table-cell office:value-type="float" office:value="-44.87404">
                <text:p>-44.87404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1636.7971">
                <text:p>1636.7971</text:p>
              </table:table-cell>
              <table:table-cell office:value-type="float" office:value="-44.403361">
                <text:p>-44.403361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1636.6703">
                <text:p>1636.6703</text:p>
              </table:table-cell>
              <table:table-cell office:value-type="float" office:value="-44.544252">
                <text:p>-44.544252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1636.5435">
                <text:p>1636.5435</text:p>
              </table:table-cell>
              <table:table-cell office:value-type="float" office:value="-44.292736">
                <text:p>-44.292736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1636.4167">
                <text:p>1636.4167</text:p>
              </table:table-cell>
              <table:table-cell office:value-type="float" office:value="-43.932682">
                <text:p>-43.932682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1636.28995">
                <text:p>1636.28995</text:p>
              </table:table-cell>
              <table:table-cell office:value-type="float" office:value="-43.774049">
                <text:p>-43.774049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1636.1632">
                <text:p>1636.1632</text:p>
              </table:table-cell>
              <table:table-cell office:value-type="float" office:value="-43.111341">
                <text:p>-43.111341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1636.02375">
                <text:p>1636.02375</text:p>
              </table:table-cell>
              <table:table-cell office:value-type="float" office:value="-43.081076">
                <text:p>-43.081076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1635.8472">
                <text:p>1635.8472</text:p>
              </table:table-cell>
              <table:table-cell office:value-type="float" office:value="-43.185439">
                <text:p>-43.185439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1635.6423">
                <text:p>1635.6423</text:p>
              </table:table-cell>
              <table:table-cell office:value-type="float" office:value="-43.256406">
                <text:p>-43.256406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1635.43355">
                <text:p>1635.43355</text:p>
              </table:table-cell>
              <table:table-cell office:value-type="float" office:value="-43.160392">
                <text:p>-43.160392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1635.2266">
                <text:p>1635.2266</text:p>
              </table:table-cell>
              <table:table-cell office:value-type="float" office:value="-43.652988">
                <text:p>-43.652988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1635.0427">
                <text:p>1635.0427</text:p>
              </table:table-cell>
              <table:table-cell office:value-type="float" office:value="-43.977975">
                <text:p>-43.977975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1634.9159">
                <text:p>1634.9159</text:p>
              </table:table-cell>
              <table:table-cell office:value-type="float" office:value="-44.177418">
                <text:p>-44.177418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1634.8249">
                <text:p>1634.8249</text:p>
              </table:table-cell>
              <table:table-cell office:value-type="float" office:value="-45.315601">
                <text:p>-45.315601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1634.7339">
                <text:p>1634.7339</text:p>
              </table:table-cell>
              <table:table-cell office:value-type="float" office:value="-45.535928">
                <text:p>-45.535928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1634.6429">
                <text:p>1634.6429</text:p>
              </table:table-cell>
              <table:table-cell office:value-type="float" office:value="-45.690471">
                <text:p>-45.690471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1634.55185">
                <text:p>1634.55185</text:p>
              </table:table-cell>
              <table:table-cell office:value-type="float" office:value="-45.121949">
                <text:p>-45.121949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1634.4608">
                <text:p>1634.4608</text:p>
              </table:table-cell>
              <table:table-cell office:value-type="float" office:value="-45.265583">
                <text:p>-45.265583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1634.3698">
                <text:p>1634.3698</text:p>
              </table:table-cell>
              <table:table-cell office:value-type="float" office:value="-45.552852">
                <text:p>-45.552852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1634.2788">
                <text:p>1634.2788</text:p>
              </table:table-cell>
              <table:table-cell office:value-type="float" office:value="-45.54567">
                <text:p>-45.54567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1634.1878">
                <text:p>1634.1878</text:p>
              </table:table-cell>
              <table:table-cell office:value-type="float" office:value="-45.307648">
                <text:p>-45.307648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1634.0968">
                <text:p>1634.0968</text:p>
              </table:table-cell>
              <table:table-cell office:value-type="float" office:value="-45.206078">
                <text:p>-45.206078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1634.00575">
                <text:p>1634.00575</text:p>
              </table:table-cell>
              <table:table-cell office:value-type="float" office:value="-45.05321">
                <text:p>-45.05321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1633.9147">
                <text:p>1633.9147</text:p>
              </table:table-cell>
              <table:table-cell office:value-type="float" office:value="-44.872641">
                <text:p>-44.872641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1633.8237">
                <text:p>1633.8237</text:p>
              </table:table-cell>
              <table:table-cell office:value-type="float" office:value="-44.824421">
                <text:p>-44.824421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1633.7327">
                <text:p>1633.7327</text:p>
              </table:table-cell>
              <table:table-cell office:value-type="float" office:value="-44.927017">
                <text:p>-44.927017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1633.6417">
                <text:p>1633.6417</text:p>
              </table:table-cell>
              <table:table-cell office:value-type="float" office:value="-44.778253">
                <text:p>-44.778253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1633.55065">
                <text:p>1633.55065</text:p>
              </table:table-cell>
              <table:table-cell office:value-type="float" office:value="-44.662319">
                <text:p>-44.662319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1633.4596">
                <text:p>1633.4596</text:p>
              </table:table-cell>
              <table:table-cell office:value-type="float" office:value="-44.428401">
                <text:p>-44.428401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1633.3686">
                <text:p>1633.3686</text:p>
              </table:table-cell>
              <table:table-cell office:value-type="float" office:value="-44.13908">
                <text:p>-44.13908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1633.2776">
                <text:p>1633.2776</text:p>
              </table:table-cell>
              <table:table-cell office:value-type="float" office:value="-43.787176">
                <text:p>-43.787176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1633.1866">
                <text:p>1633.1866</text:p>
              </table:table-cell>
              <table:table-cell office:value-type="float" office:value="-43.643542">
                <text:p>-43.643542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1633.094">
                <text:p>1633.094</text:p>
              </table:table-cell>
              <table:table-cell office:value-type="float" office:value="-42.819696">
                <text:p>-42.819696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1632.9835">
                <text:p>1632.9835</text:p>
              </table:table-cell>
              <table:table-cell office:value-type="float" office:value="-42.798151">
                <text:p>-42.798151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1632.8314">
                <text:p>1632.8314</text:p>
              </table:table-cell>
              <table:table-cell office:value-type="float" office:value="-42.83406">
                <text:p>-42.83406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1632.65395">
                <text:p>1632.65395</text:p>
              </table:table-cell>
              <table:table-cell office:value-type="float" office:value="-43.065927">
                <text:p>-43.065927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1632.5217">
                <text:p>1632.5217</text:p>
              </table:table-cell>
              <table:table-cell office:value-type="float" office:value="-43.335754">
                <text:p>-43.335754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1632.38945">
                <text:p>1632.38945</text:p>
              </table:table-cell>
              <table:table-cell office:value-type="float" office:value="-43.552231">
                <text:p>-43.552231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1632.21205">
                <text:p>1632.21205</text:p>
              </table:table-cell>
              <table:table-cell office:value-type="float" office:value="-43.773838">
                <text:p>-43.773838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1632.04">
                <text:p>1632.04</text:p>
              </table:table-cell>
              <table:table-cell office:value-type="float" office:value="-43.756397">
                <text:p>-43.756397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1631.8856">
                <text:p>1631.8856</text:p>
              </table:table-cell>
              <table:table-cell office:value-type="float" office:value="-43.863097">
                <text:p>-43.863097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1631.7436">
                <text:p>1631.7436</text:p>
              </table:table-cell>
              <table:table-cell office:value-type="float" office:value="-43.951329">
                <text:p>-43.951329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1631.6016">
                <text:p>1631.6016</text:p>
              </table:table-cell>
              <table:table-cell office:value-type="float" office:value="-43.885668">
                <text:p>-43.885668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1631.4596">
                <text:p>1631.4596</text:p>
              </table:table-cell>
              <table:table-cell office:value-type="float" office:value="-43.961589">
                <text:p>-43.961589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1631.31765">
                <text:p>1631.31765</text:p>
              </table:table-cell>
              <table:table-cell office:value-type="float" office:value="-43.795384">
                <text:p>-43.795384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1631.17565">
                <text:p>1631.17565</text:p>
              </table:table-cell>
              <table:table-cell office:value-type="float" office:value="-43.828214">
                <text:p>-43.828214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1631.03435">
                <text:p>1631.03435</text:p>
              </table:table-cell>
              <table:table-cell office:value-type="float" office:value="-43.814877">
                <text:p>-43.814877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1630.8958">
                <text:p>1630.8958</text:p>
              </table:table-cell>
              <table:table-cell office:value-type="float" office:value="-43.8395">
                <text:p>-43.8395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1630.75925">
                <text:p>1630.75925</text:p>
              </table:table-cell>
              <table:table-cell office:value-type="float" office:value="-43.833344">
                <text:p>-43.833344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1630.6228">
                <text:p>1630.6228</text:p>
              </table:table-cell>
              <table:table-cell office:value-type="float" office:value="-44.404803">
                <text:p>-44.404803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1630.4863">
                <text:p>1630.4863</text:p>
              </table:table-cell>
              <table:table-cell office:value-type="float" office:value="-44.498166">
                <text:p>-44.498166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1630.34975">
                <text:p>1630.34975</text:p>
              </table:table-cell>
              <table:table-cell office:value-type="float" office:value="-44.222183">
                <text:p>-44.222183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1630.2132">
                <text:p>1630.2132</text:p>
              </table:table-cell>
              <table:table-cell office:value-type="float" office:value="-44.541256">
                <text:p>-44.541256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1630.0776">
                <text:p>1630.0776</text:p>
              </table:table-cell>
              <table:table-cell office:value-type="float" office:value="-44.19756">
                <text:p>-44.19756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1629.94775">
                <text:p>1629.94775</text:p>
              </table:table-cell>
              <table:table-cell office:value-type="float" office:value="-44.391466">
                <text:p>-44.391466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1629.82395">
                <text:p>1629.82395</text:p>
              </table:table-cell>
              <table:table-cell office:value-type="float" office:value="-44.275533">
                <text:p>-44.275533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1629.70155">
                <text:p>1629.70155</text:p>
              </table:table-cell>
              <table:table-cell office:value-type="float" office:value="-43.988264">
                <text:p>-43.988264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1629.57915">
                <text:p>1629.57915</text:p>
              </table:table-cell>
              <table:table-cell office:value-type="float" office:value="-44.091886">
                <text:p>-44.091886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1629.4567">
                <text:p>1629.4567</text:p>
              </table:table-cell>
              <table:table-cell office:value-type="float" office:value="-44.001601">
                <text:p>-44.001601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1629.3343">
                <text:p>1629.3343</text:p>
              </table:table-cell>
              <table:table-cell office:value-type="float" office:value="-44.215001">
                <text:p>-44.215001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1629.2119">
                <text:p>1629.2119</text:p>
              </table:table-cell>
              <table:table-cell office:value-type="float" office:value="-44.403777">
                <text:p>-44.403777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1629.08905">
                <text:p>1629.08905</text:p>
              </table:table-cell>
              <table:table-cell office:value-type="float" office:value="-44.490984">
                <text:p>-44.490984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1628.96315">
                <text:p>1628.96315</text:p>
              </table:table-cell>
              <table:table-cell office:value-type="float" office:value="-44.756707">
                <text:p>-44.756707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1628.83315">
                <text:p>1628.83315</text:p>
              </table:table-cell>
              <table:table-cell office:value-type="float" office:value="-44.729007">
                <text:p>-44.729007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1628.7017">
                <text:p>1628.7017</text:p>
              </table:table-cell>
              <table:table-cell office:value-type="float" office:value="-45.045002">
                <text:p>-45.045002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1628.57025">
                <text:p>1628.57025</text:p>
              </table:table-cell>
              <table:table-cell office:value-type="float" office:value="-45.042715">
                <text:p>-45.042715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1628.4388">
                <text:p>1628.4388</text:p>
              </table:table-cell>
              <table:table-cell office:value-type="float" office:value="-45.435641">
                <text:p>-45.435641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1628.3074">
                <text:p>1628.3074</text:p>
              </table:table-cell>
              <table:table-cell office:value-type="float" office:value="-45.817427">
                <text:p>-45.817427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1628.17595">
                <text:p>1628.17595</text:p>
              </table:table-cell>
              <table:table-cell office:value-type="float" office:value="-46.258962">
                <text:p>-46.258962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1628.0502">
                <text:p>1628.0502</text:p>
              </table:table-cell>
              <table:table-cell office:value-type="float" office:value="-46.468589">
                <text:p>-46.468589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1627.9435">
                <text:p>1627.9435</text:p>
              </table:table-cell>
              <table:table-cell office:value-type="float" office:value="-45.99161">
                <text:p>-45.99161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1627.85245">
                <text:p>1627.85245</text:p>
              </table:table-cell>
              <table:table-cell office:value-type="float" office:value="-46.570872">
                <text:p>-46.570872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1627.76375">
                <text:p>1627.76375</text:p>
              </table:table-cell>
              <table:table-cell office:value-type="float" office:value="-46.655938">
                <text:p>-46.655938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1627.675">
                <text:p>1627.675</text:p>
              </table:table-cell>
              <table:table-cell office:value-type="float" office:value="-46.695433">
                <text:p>-46.695433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1627.58625">
                <text:p>1627.58625</text:p>
              </table:table-cell>
              <table:table-cell office:value-type="float" office:value="-46.416942">
                <text:p>-46.416942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1627.49755">
                <text:p>1627.49755</text:p>
              </table:table-cell>
              <table:table-cell office:value-type="float" office:value="-45.778944">
                <text:p>-45.778944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1627.4088">
                <text:p>1627.4088</text:p>
              </table:table-cell>
              <table:table-cell office:value-type="float" office:value="-45.599697">
                <text:p>-45.599697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1627.32">
                <text:p>1627.32</text:p>
              </table:table-cell>
              <table:table-cell office:value-type="float" office:value="-44.925243">
                <text:p>-44.925243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1627.23125">
                <text:p>1627.23125</text:p>
              </table:table-cell>
              <table:table-cell office:value-type="float" office:value="-44.165721">
                <text:p>-44.165721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1627.14255">
                <text:p>1627.14255</text:p>
              </table:table-cell>
              <table:table-cell office:value-type="float" office:value="-43.660387">
                <text:p>-43.660387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1627.0475">
                <text:p>1627.0475</text:p>
              </table:table-cell>
              <table:table-cell office:value-type="float" office:value="-43.339362">
                <text:p>-43.339362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1626.9263">
                <text:p>1626.9263</text:p>
              </table:table-cell>
              <table:table-cell office:value-type="float" office:value="-42.88365">
                <text:p>-42.88365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1626.77515">
                <text:p>1626.77515</text:p>
              </table:table-cell>
              <table:table-cell office:value-type="float" office:value="-42.88365">
                <text:p>-42.88365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1626.6138">
                <text:p>1626.6138</text:p>
              </table:table-cell>
              <table:table-cell office:value-type="float" office:value="-43.00416">
                <text:p>-43.00416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1626.45245">
                <text:p>1626.45245</text:p>
              </table:table-cell>
              <table:table-cell office:value-type="float" office:value="-43.314045">
                <text:p>-43.314045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1626.2911">
                <text:p>1626.2911</text:p>
              </table:table-cell>
              <table:table-cell office:value-type="float" office:value="-43.727224">
                <text:p>-43.727224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1626.1335">
                <text:p>1626.1335</text:p>
              </table:table-cell>
              <table:table-cell office:value-type="float" office:value="-43.774821">
                <text:p>-43.774821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1625.99045">
                <text:p>1625.99045</text:p>
              </table:table-cell>
              <table:table-cell office:value-type="float" office:value="-44.288257">
                <text:p>-44.288257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1625.8655">
                <text:p>1625.8655</text:p>
              </table:table-cell>
              <table:table-cell office:value-type="float" office:value="-44.467504">
                <text:p>-44.467504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1625.74785">
                <text:p>1625.74785</text:p>
              </table:table-cell>
              <table:table-cell office:value-type="float" office:value="-44.623459">
                <text:p>-44.623459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1625.63025">
                <text:p>1625.63025</text:p>
              </table:table-cell>
              <table:table-cell office:value-type="float" office:value="-44.380413">
                <text:p>-44.380413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1625.51265">
                <text:p>1625.51265</text:p>
              </table:table-cell>
              <table:table-cell office:value-type="float" office:value="-44.222432">
                <text:p>-44.222432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1625.395">
                <text:p>1625.395</text:p>
              </table:table-cell>
              <table:table-cell office:value-type="float" office:value="-43.805202">
                <text:p>-43.805202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1625.2774">
                <text:p>1625.2774</text:p>
              </table:table-cell>
              <table:table-cell office:value-type="float" office:value="-43.276575">
                <text:p>-43.276575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1625.15975">
                <text:p>1625.15975</text:p>
              </table:table-cell>
              <table:table-cell office:value-type="float" office:value="-42.558575">
                <text:p>-42.558575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1625.0421">
                <text:p>1625.0421</text:p>
              </table:table-cell>
              <table:table-cell office:value-type="float" office:value="-41.866904">
                <text:p>-41.866904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1624.9245">
                <text:p>1624.9245</text:p>
              </table:table-cell>
              <table:table-cell office:value-type="float" office:value="-41.531702">
                <text:p>-41.531702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1624.80685">
                <text:p>1624.80685</text:p>
              </table:table-cell>
              <table:table-cell office:value-type="float" office:value="-41.404102">
                <text:p>-41.404102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1624.6892">
                <text:p>1624.6892</text:p>
              </table:table-cell>
              <table:table-cell office:value-type="float" office:value="-43.831532">
                <text:p>-43.831532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1624.5716">
                <text:p>1624.5716</text:p>
              </table:table-cell>
              <table:table-cell office:value-type="float" office:value="-43.271512">
                <text:p>-43.271512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1624.454">
                <text:p>1624.454</text:p>
              </table:table-cell>
              <table:table-cell office:value-type="float" office:value="-43.229991">
                <text:p>-43.229991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1624.3364">
                <text:p>1624.3364</text:p>
              </table:table-cell>
              <table:table-cell office:value-type="float" office:value="-43.336324">
                <text:p>-43.336324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1624.21875">
                <text:p>1624.21875</text:p>
              </table:table-cell>
              <table:table-cell office:value-type="float" office:value="-43.413289">
                <text:p>-43.413289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1624.0994">
                <text:p>1624.0994</text:p>
              </table:table-cell>
              <table:table-cell office:value-type="float" office:value="-43.351515">
                <text:p>-43.351515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1623.9674">
                <text:p>1623.9674</text:p>
              </table:table-cell>
              <table:table-cell office:value-type="float" office:value="-43.745453">
                <text:p>-43.745453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1623.8147">
                <text:p>1623.8147</text:p>
              </table:table-cell>
              <table:table-cell office:value-type="float" office:value="-41.657276">
                <text:p>-41.657276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1623.6523">
                <text:p>1623.6523</text:p>
              </table:table-cell>
              <table:table-cell office:value-type="float" office:value="-46.985064">
                <text:p>-46.985064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1623.48985">
                <text:p>1623.48985</text:p>
              </table:table-cell>
              <table:table-cell office:value-type="float" office:value="-45.476149">
                <text:p>-45.476149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1623.3274">
                <text:p>1623.3274</text:p>
              </table:table-cell>
              <table:table-cell office:value-type="float" office:value="-44.485733">
                <text:p>-44.485733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1623.165">
                <text:p>1623.165</text:p>
              </table:table-cell>
              <table:table-cell office:value-type="float" office:value="-44.800152">
                <text:p>-44.800152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1623.00945">
                <text:p>1623.00945</text:p>
              </table:table-cell>
              <table:table-cell office:value-type="float" office:value="-44.933417">
                <text:p>-44.933417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1622.8663">
                <text:p>1622.8663</text:p>
              </table:table-cell>
              <table:table-cell office:value-type="float" office:value="-44.713375">
                <text:p>-44.713375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1622.72925">
                <text:p>1622.72925</text:p>
              </table:table-cell>
              <table:table-cell office:value-type="float" office:value="-44.682383">
                <text:p>-44.682383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1622.59275">
                <text:p>1622.59275</text:p>
              </table:table-cell>
              <table:table-cell office:value-type="float" office:value="-44.703044">
                <text:p>-44.703044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1622.4563">
                <text:p>1622.4563</text:p>
              </table:table-cell>
              <table:table-cell office:value-type="float" office:value="-44.591473">
                <text:p>-44.591473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1622.1834">
                <text:p>1622.1834</text:p>
              </table:table-cell>
              <table:table-cell office:value-type="float" office:value="-43.877327">
                <text:p>-43.877327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1622.0477">
                <text:p>1622.0477</text:p>
              </table:table-cell>
              <table:table-cell office:value-type="float" office:value="-43.854966">
                <text:p>-43.854966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1621.91685">
                <text:p>1621.91685</text:p>
              </table:table-cell>
              <table:table-cell office:value-type="float" office:value="-43.921032">
                <text:p>-43.921032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1621.79005">
                <text:p>1621.79005</text:p>
              </table:table-cell>
              <table:table-cell office:value-type="float" office:value="-43.83972">
                <text:p>-43.83972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1621.6632">
                <text:p>1621.6632</text:p>
              </table:table-cell>
              <table:table-cell office:value-type="float" office:value="-43.610013">
                <text:p>-43.610013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1621.5364">
                <text:p>1621.5364</text:p>
              </table:table-cell>
              <table:table-cell office:value-type="float" office:value="-43.424011">
                <text:p>-43.424011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1621.40965">
                <text:p>1621.40965</text:p>
              </table:table-cell>
              <table:table-cell office:value-type="float" office:value="-43.489061">
                <text:p>-43.489061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1621.28285">
                <text:p>1621.28285</text:p>
              </table:table-cell>
              <table:table-cell office:value-type="float" office:value="-43.225812">
                <text:p>-43.225812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1621.156">
                <text:p>1621.156</text:p>
              </table:table-cell>
              <table:table-cell office:value-type="float" office:value="-43.226828">
                <text:p>-43.226828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1621.03165">
                <text:p>1621.03165</text:p>
              </table:table-cell>
              <table:table-cell office:value-type="float" office:value="-43.219714">
                <text:p>-43.219714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1620.91285">
                <text:p>1620.91285</text:p>
              </table:table-cell>
              <table:table-cell office:value-type="float" office:value="-43.061155">
                <text:p>-43.061155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1620.7979">
                <text:p>1620.7979</text:p>
              </table:table-cell>
              <table:table-cell office:value-type="float" office:value="-43.227845">
                <text:p>-43.227845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1620.6837">
                <text:p>1620.6837</text:p>
              </table:table-cell>
              <table:table-cell office:value-type="float" office:value="-43.158729">
                <text:p>-43.158729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1620.5695">
                <text:p>1620.5695</text:p>
              </table:table-cell>
              <table:table-cell office:value-type="float" office:value="-43.172959">
                <text:p>-43.172959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1620.4553">
                <text:p>1620.4553</text:p>
              </table:table-cell>
              <table:table-cell office:value-type="float" office:value="-43.139418">
                <text:p>-43.139418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1620.3411">
                <text:p>1620.3411</text:p>
              </table:table-cell>
              <table:table-cell office:value-type="float" office:value="-42.946301">
                <text:p>-42.946301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1620.2269">
                <text:p>1620.2269</text:p>
              </table:table-cell>
              <table:table-cell office:value-type="float" office:value="-42.957481">
                <text:p>-42.957481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1620.11245">
                <text:p>1620.11245</text:p>
              </table:table-cell>
              <table:table-cell office:value-type="float" office:value="-42.732856">
                <text:p>-42.732856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1619.95065">
                <text:p>1619.95065</text:p>
              </table:table-cell>
              <table:table-cell office:value-type="float" office:value="-42.631216">
                <text:p>-42.631216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1619.78165">
                <text:p>1619.78165</text:p>
              </table:table-cell>
              <table:table-cell office:value-type="float" office:value="-42.79384">
                <text:p>-42.79384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1619.6526">
                <text:p>1619.6526</text:p>
              </table:table-cell>
              <table:table-cell office:value-type="float" office:value="-42.504165">
                <text:p>-42.504165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1619.52355">
                <text:p>1619.52355</text:p>
              </table:table-cell>
              <table:table-cell office:value-type="float" office:value="-42.598691">
                <text:p>-42.598691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1619.3945">
                <text:p>1619.3945</text:p>
              </table:table-cell>
              <table:table-cell office:value-type="float" office:value="-42.505182">
                <text:p>-42.505182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1619.26545">
                <text:p>1619.26545</text:p>
              </table:table-cell>
              <table:table-cell office:value-type="float" office:value="-41.862814">
                <text:p>-41.862814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1619.13555">
                <text:p>1619.13555</text:p>
              </table:table-cell>
              <table:table-cell office:value-type="float" office:value="-41.819109">
                <text:p>-41.819109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1618.998">
                <text:p>1618.998</text:p>
              </table:table-cell>
              <table:table-cell office:value-type="float" office:value="-41.683927">
                <text:p>-41.683927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1618.84215">
                <text:p>1618.84215</text:p>
              </table:table-cell>
              <table:table-cell office:value-type="float" office:value="-42.08744">
                <text:p>-42.08744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1618.6748">
                <text:p>1618.6748</text:p>
              </table:table-cell>
              <table:table-cell office:value-type="float" office:value="-42.516362">
                <text:p>-42.516362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1618.50745">
                <text:p>1618.50745</text:p>
              </table:table-cell>
              <table:table-cell office:value-type="float" office:value="-43.057089">
                <text:p>-43.057089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1618.3401">
                <text:p>1618.3401</text:p>
              </table:table-cell>
              <table:table-cell office:value-type="float" office:value="-43.614078">
                <text:p>-43.614078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1618.17275">
                <text:p>1618.17275</text:p>
              </table:table-cell>
              <table:table-cell office:value-type="float" office:value="-44.123297">
                <text:p>-44.123297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1618.02025">
                <text:p>1618.02025</text:p>
              </table:table-cell>
              <table:table-cell office:value-type="float" office:value="-44.566449">
                <text:p>-44.566449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1617.89755">
                <text:p>1617.89755</text:p>
              </table:table-cell>
              <table:table-cell office:value-type="float" office:value="-45.004519">
                <text:p>-45.004519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1617.79045">
                <text:p>1617.79045</text:p>
              </table:table-cell>
              <table:table-cell office:value-type="float" office:value="-45.235242">
                <text:p>-45.235242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1617.68395">
                <text:p>1617.68395</text:p>
              </table:table-cell>
              <table:table-cell office:value-type="float" office:value="-45.389736">
                <text:p>-45.389736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1617.57745">
                <text:p>1617.57745</text:p>
              </table:table-cell>
              <table:table-cell office:value-type="float" office:value="-45.17934">
                <text:p>-45.17934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1617.47095">
                <text:p>1617.47095</text:p>
              </table:table-cell>
              <table:table-cell office:value-type="float" office:value="-44.951666">
                <text:p>-44.951666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1617.3645">
                <text:p>1617.3645</text:p>
              </table:table-cell>
              <table:table-cell office:value-type="float" office:value="-44.850629">
                <text:p>-44.850629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1617.25805">
                <text:p>1617.25805</text:p>
              </table:table-cell>
              <table:table-cell office:value-type="float" office:value="-45.010617">
                <text:p>-45.010617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1617.15155">
                <text:p>1617.15155</text:p>
              </table:table-cell>
              <table:table-cell office:value-type="float" office:value="-43.317857">
                <text:p>-43.317857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1617.03715">
                <text:p>1617.03715</text:p>
              </table:table-cell>
              <table:table-cell office:value-type="float" office:value="-43.642426">
                <text:p>-43.642426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1616.8767">
                <text:p>1616.8767</text:p>
              </table:table-cell>
              <table:table-cell office:value-type="float" office:value="-43.378881">
                <text:p>-43.378881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1616.67405">
                <text:p>1616.67405</text:p>
              </table:table-cell>
              <table:table-cell office:value-type="float" office:value="-43.455712">
                <text:p>-43.455712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1616.4673">
                <text:p>1616.4673</text:p>
              </table:table-cell>
              <table:table-cell office:value-type="float" office:value="-43.390524">
                <text:p>-43.390524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1616.26075">
                <text:p>1616.26075</text:p>
              </table:table-cell>
              <table:table-cell office:value-type="float" office:value="-43.436984">
                <text:p>-43.436984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1616.0605">
                <text:p>1616.0605</text:p>
              </table:table-cell>
              <table:table-cell office:value-type="float" office:value="-42.963196">
                <text:p>-42.963196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1615.887">
                <text:p>1615.887</text:p>
              </table:table-cell>
              <table:table-cell office:value-type="float" office:value="-42.773397">
                <text:p>-42.773397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1615.73425">
                <text:p>1615.73425</text:p>
              </table:table-cell>
              <table:table-cell office:value-type="float" office:value="-43.069375">
                <text:p>-43.069375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1615.5815">
                <text:p>1615.5815</text:p>
              </table:table-cell>
              <table:table-cell office:value-type="float" office:value="-43.085897">
                <text:p>-43.085897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1615.4287">
                <text:p>1615.4287</text:p>
              </table:table-cell>
              <table:table-cell office:value-type="float" office:value="-44.179583">
                <text:p>-44.179583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1615.2759">
                <text:p>1615.2759</text:p>
              </table:table-cell>
              <table:table-cell office:value-type="float" office:value="-43.481993">
                <text:p>-43.481993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1615.12345">
                <text:p>1615.12345</text:p>
              </table:table-cell>
              <table:table-cell office:value-type="float" office:value="-43.666536">
                <text:p>-43.666536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1614.97285">
                <text:p>1614.97285</text:p>
              </table:table-cell>
              <table:table-cell office:value-type="float" office:value="-43.885486">
                <text:p>-43.885486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1614.82505">
                <text:p>1614.82505</text:p>
              </table:table-cell>
              <table:table-cell office:value-type="float" office:value="-43.985902">
                <text:p>-43.985902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1614.6786">
                <text:p>1614.6786</text:p>
              </table:table-cell>
              <table:table-cell office:value-type="float" office:value="-43.956187">
                <text:p>-43.956187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1614.5322">
                <text:p>1614.5322</text:p>
              </table:table-cell>
              <table:table-cell office:value-type="float" office:value="-44.042258">
                <text:p>-44.042258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1614.3858">
                <text:p>1614.3858</text:p>
              </table:table-cell>
              <table:table-cell office:value-type="float" office:value="-44.299447">
                <text:p>-44.299447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1614.2394">
                <text:p>1614.2394</text:p>
              </table:table-cell>
              <table:table-cell office:value-type="float" office:value="-44.085293">
                <text:p>-44.085293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1614.0941">
                <text:p>1614.0941</text:p>
              </table:table-cell>
              <table:table-cell office:value-type="float" office:value="-44.014592">
                <text:p>-44.014592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1613.9547">
                <text:p>1613.9547</text:p>
              </table:table-cell>
              <table:table-cell office:value-type="float" office:value="-44.127304">
                <text:p>-44.127304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1613.8223">
                <text:p>1613.8223</text:p>
              </table:table-cell>
              <table:table-cell office:value-type="float" office:value="-44.166241">
                <text:p>-44.166241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1613.69215">
                <text:p>1613.69215</text:p>
              </table:table-cell>
              <table:table-cell office:value-type="float" office:value="-44.192882">
                <text:p>-44.192882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1613.562">
                <text:p>1613.562</text:p>
              </table:table-cell>
              <table:table-cell office:value-type="float" office:value="-43.681579">
                <text:p>-43.681579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1613.4318">
                <text:p>1613.4318</text:p>
              </table:table-cell>
              <table:table-cell office:value-type="float" office:value="-44.195956">
                <text:p>-44.195956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1613.30165">
                <text:p>1613.30165</text:p>
              </table:table-cell>
              <table:table-cell office:value-type="float" office:value="-44.222597">
                <text:p>-44.222597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1613.1715">
                <text:p>1613.1715</text:p>
              </table:table-cell>
              <table:table-cell office:value-type="float" office:value="-43.759453">
                <text:p>-43.759453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1613.04135">
                <text:p>1613.04135</text:p>
              </table:table-cell>
              <table:table-cell office:value-type="float" office:value="-43.61805">
                <text:p>-43.61805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1612.9112">
                <text:p>1612.9112</text:p>
              </table:table-cell>
              <table:table-cell office:value-type="float" office:value="-43.23278">
                <text:p>-43.23278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1612.78015">
                <text:p>1612.78015</text:p>
              </table:table-cell>
              <table:table-cell office:value-type="float" office:value="-42.531915">
                <text:p>-42.531915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1612.6483">
                <text:p>1612.6483</text:p>
              </table:table-cell>
              <table:table-cell office:value-type="float" office:value="-42.22042">
                <text:p>-42.22042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1612.51645">
                <text:p>1612.51645</text:p>
              </table:table-cell>
              <table:table-cell office:value-type="float" office:value="-41.970404">
                <text:p>-41.970404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1612.38455">
                <text:p>1612.38455</text:p>
              </table:table-cell>
              <table:table-cell office:value-type="float" office:value="-41.874086">
                <text:p>-41.874086</text:p>
              </table:table-cell>
            </table:table-row>
            <table:table-row>
              <table:table-cell office:value-type="string">
                <text:p>3356</text:p>
              </table:table-cell>
              <table:table-cell office:value-type="float" office:value="1612.2527">
                <text:p>1612.2527</text:p>
              </table:table-cell>
              <table:table-cell office:value-type="float" office:value="-41.896628">
                <text:p>-41.896628</text:p>
              </table:table-cell>
            </table:table-row>
            <table:table-row>
              <table:table-cell office:value-type="string">
                <text:p>3357</text:p>
              </table:table-cell>
              <table:table-cell office:value-type="float" office:value="1612.1209">
                <text:p>1612.1209</text:p>
              </table:table-cell>
              <table:table-cell office:value-type="float" office:value="-42.025735">
                <text:p>-42.025735</text:p>
              </table:table-cell>
            </table:table-row>
            <table:table-row>
              <table:table-cell office:value-type="string">
                <text:p>3358</text:p>
              </table:table-cell>
              <table:table-cell office:value-type="float" office:value="1611.98905">
                <text:p>1611.98905</text:p>
              </table:table-cell>
              <table:table-cell office:value-type="float" office:value="-42.306491">
                <text:p>-42.306491</text:p>
              </table:table-cell>
            </table:table-row>
            <table:table-row>
              <table:table-cell office:value-type="string">
                <text:p>3359</text:p>
              </table:table-cell>
              <table:table-cell office:value-type="float" office:value="1611.8572">
                <text:p>1611.8572</text:p>
              </table:table-cell>
              <table:table-cell office:value-type="float" office:value="-42.654874">
                <text:p>-42.654874</text:p>
              </table:table-cell>
            </table:table-row>
            <table:table-row>
              <table:table-cell office:value-type="string">
                <text:p>3360</text:p>
              </table:table-cell>
              <table:table-cell office:value-type="float" office:value="1611.72535">
                <text:p>1611.72535</text:p>
              </table:table-cell>
              <table:table-cell office:value-type="float" office:value="-43.213311">
                <text:p>-43.213311</text:p>
              </table:table-cell>
            </table:table-row>
            <table:table-row>
              <table:table-cell office:value-type="string">
                <text:p>3361</text:p>
              </table:table-cell>
              <table:table-cell office:value-type="float" office:value="1611.59345">
                <text:p>1611.59345</text:p>
              </table:table-cell>
              <table:table-cell office:value-type="float" office:value="-43.712319">
                <text:p>-43.712319</text:p>
              </table:table-cell>
            </table:table-row>
            <table:table-row>
              <table:table-cell office:value-type="string">
                <text:p>3362</text:p>
              </table:table-cell>
              <table:table-cell office:value-type="float" office:value="1611.4616">
                <text:p>1611.4616</text:p>
              </table:table-cell>
              <table:table-cell office:value-type="float" office:value="-44.224647">
                <text:p>-44.224647</text:p>
              </table:table-cell>
            </table:table-row>
            <table:table-row>
              <table:table-cell office:value-type="string">
                <text:p>3363</text:p>
              </table:table-cell>
              <table:table-cell office:value-type="float" office:value="1611.32975">
                <text:p>1611.32975</text:p>
              </table:table-cell>
              <table:table-cell office:value-type="float" office:value="-44.422405">
                <text:p>-44.422405</text:p>
              </table:table-cell>
            </table:table-row>
            <table:table-row>
              <table:table-cell office:value-type="string">
                <text:p>3364</text:p>
              </table:table-cell>
              <table:table-cell office:value-type="float" office:value="1611.19785">
                <text:p>1611.19785</text:p>
              </table:table-cell>
              <table:table-cell office:value-type="float" office:value="-44.539216">
                <text:p>-44.539216</text:p>
              </table:table-cell>
            </table:table-row>
            <table:table-row>
              <table:table-cell office:value-type="string">
                <text:p>3365</text:p>
              </table:table-cell>
              <table:table-cell office:value-type="float" office:value="1611.0645">
                <text:p>1611.0645</text:p>
              </table:table-cell>
              <table:table-cell office:value-type="float" office:value="-44.651928">
                <text:p>-44.651928</text:p>
              </table:table-cell>
            </table:table-row>
            <table:table-row>
              <table:table-cell office:value-type="string">
                <text:p>3366</text:p>
              </table:table-cell>
              <table:table-cell office:value-type="float" office:value="1610.9244">
                <text:p>1610.9244</text:p>
              </table:table-cell>
              <table:table-cell office:value-type="float" office:value="-44.166241">
                <text:p>-44.166241</text:p>
              </table:table-cell>
            </table:table-row>
            <table:table-row>
              <table:table-cell office:value-type="string">
                <text:p>3367</text:p>
              </table:table-cell>
              <table:table-cell office:value-type="float" office:value="1610.7775">
                <text:p>1610.7775</text:p>
              </table:table-cell>
              <table:table-cell office:value-type="float" office:value="-44.388592">
                <text:p>-44.388592</text:p>
              </table:table-cell>
            </table:table-row>
            <table:table-row>
              <table:table-cell office:value-type="string">
                <text:p>3368</text:p>
              </table:table-cell>
              <table:table-cell office:value-type="float" office:value="1610.62915">
                <text:p>1610.62915</text:p>
              </table:table-cell>
              <table:table-cell office:value-type="float" office:value="-44.175463">
                <text:p>-44.175463</text:p>
              </table:table-cell>
            </table:table-row>
            <table:table-row>
              <table:table-cell office:value-type="string">
                <text:p>3369</text:p>
              </table:table-cell>
              <table:table-cell office:value-type="float" office:value="1610.48085">
                <text:p>1610.48085</text:p>
              </table:table-cell>
              <table:table-cell office:value-type="float" office:value="-43.909053">
                <text:p>-43.909053</text:p>
              </table:table-cell>
            </table:table-row>
            <table:table-row>
              <table:table-cell office:value-type="string">
                <text:p>3370</text:p>
              </table:table-cell>
              <table:table-cell office:value-type="float" office:value="1610.3325">
                <text:p>1610.3325</text:p>
              </table:table-cell>
              <table:table-cell office:value-type="float" office:value="-43.821957">
                <text:p>-43.821957</text:p>
              </table:table-cell>
            </table:table-row>
            <table:table-row>
              <table:table-cell office:value-type="string">
                <text:p>3371</text:p>
              </table:table-cell>
              <table:table-cell office:value-type="float" office:value="1610.18435">
                <text:p>1610.18435</text:p>
              </table:table-cell>
              <table:table-cell office:value-type="float" office:value="-43.556571">
                <text:p>-43.556571</text:p>
              </table:table-cell>
            </table:table-row>
            <table:table-row>
              <table:table-cell office:value-type="string">
                <text:p>3372</text:p>
              </table:table-cell>
              <table:table-cell office:value-type="float" office:value="1610.04165">
                <text:p>1610.04165</text:p>
              </table:table-cell>
              <table:table-cell office:value-type="float" office:value="-43.484845">
                <text:p>-43.484845</text:p>
              </table:table-cell>
            </table:table-row>
            <table:table-row>
              <table:table-cell office:value-type="string">
                <text:p>3373</text:p>
              </table:table-cell>
              <table:table-cell office:value-type="float" office:value="1609.92055">
                <text:p>1609.92055</text:p>
              </table:table-cell>
              <table:table-cell office:value-type="float" office:value="-43.356763">
                <text:p>-43.356763</text:p>
              </table:table-cell>
            </table:table-row>
            <table:table-row>
              <table:table-cell office:value-type="string">
                <text:p>3374</text:p>
              </table:table-cell>
              <table:table-cell office:value-type="float" office:value="1609.81585">
                <text:p>1609.81585</text:p>
              </table:table-cell>
              <table:table-cell office:value-type="float" office:value="-43.190769">
                <text:p>-43.190769</text:p>
              </table:table-cell>
            </table:table-row>
            <table:table-row>
              <table:table-cell office:value-type="string">
                <text:p>3375</text:p>
              </table:table-cell>
              <table:table-cell office:value-type="float" office:value="1609.7111">
                <text:p>1609.7111</text:p>
              </table:table-cell>
              <table:table-cell office:value-type="float" office:value="-43.167202">
                <text:p>-43.167202</text:p>
              </table:table-cell>
            </table:table-row>
            <table:table-row>
              <table:table-cell office:value-type="string">
                <text:p>3376</text:p>
              </table:table-cell>
              <table:table-cell office:value-type="float" office:value="1609.6064">
                <text:p>1609.6064</text:p>
              </table:table-cell>
              <table:table-cell office:value-type="float" office:value="-43.195892">
                <text:p>-43.195892</text:p>
              </table:table-cell>
            </table:table-row>
            <table:table-row>
              <table:table-cell office:value-type="string">
                <text:p>3377</text:p>
              </table:table-cell>
              <table:table-cell office:value-type="float" office:value="1609.50175">
                <text:p>1609.50175</text:p>
              </table:table-cell>
              <table:table-cell office:value-type="float" office:value="-43.108796">
                <text:p>-43.108796</text:p>
              </table:table-cell>
            </table:table-row>
            <table:table-row>
              <table:table-cell office:value-type="string">
                <text:p>3378</text:p>
              </table:table-cell>
              <table:table-cell office:value-type="float" office:value="1609.39705">
                <text:p>1609.39705</text:p>
              </table:table-cell>
              <table:table-cell office:value-type="float" office:value="-42.715329">
                <text:p>-42.715329</text:p>
              </table:table-cell>
            </table:table-row>
            <table:table-row>
              <table:table-cell office:value-type="string">
                <text:p>3379</text:p>
              </table:table-cell>
              <table:table-cell office:value-type="float" office:value="1609.2923">
                <text:p>1609.2923</text:p>
              </table:table-cell>
              <table:table-cell office:value-type="float" office:value="-42.391537">
                <text:p>-42.391537</text:p>
              </table:table-cell>
            </table:table-row>
            <table:table-row>
              <table:table-cell office:value-type="string">
                <text:p>3380</text:p>
              </table:table-cell>
              <table:table-cell office:value-type="float" office:value="1609.18755">
                <text:p>1609.18755</text:p>
              </table:table-cell>
              <table:table-cell office:value-type="float" office:value="-42.159965">
                <text:p>-42.159965</text:p>
              </table:table-cell>
            </table:table-row>
            <table:table-row>
              <table:table-cell office:value-type="string">
                <text:p>3381</text:p>
              </table:table-cell>
              <table:table-cell office:value-type="float" office:value="1609.0815">
                <text:p>1609.0815</text:p>
              </table:table-cell>
              <table:table-cell office:value-type="float" office:value="-42.012415">
                <text:p>-42.012415</text:p>
              </table:table-cell>
            </table:table-row>
            <table:table-row>
              <table:table-cell office:value-type="string">
                <text:p>3382</text:p>
              </table:table-cell>
              <table:table-cell office:value-type="float" office:value="1608.95905">
                <text:p>1608.95905</text:p>
              </table:table-cell>
              <table:table-cell office:value-type="float" office:value="-41.881259">
                <text:p>-41.881259</text:p>
              </table:table-cell>
            </table:table-row>
            <table:table-row>
              <table:table-cell office:value-type="string">
                <text:p>3383</text:p>
              </table:table-cell>
              <table:table-cell office:value-type="float" office:value="1608.8129">
                <text:p>1608.8129</text:p>
              </table:table-cell>
              <table:table-cell office:value-type="float" office:value="-41.648789">
                <text:p>-41.648789</text:p>
              </table:table-cell>
            </table:table-row>
            <table:table-row>
              <table:table-cell office:value-type="string">
                <text:p>3384</text:p>
              </table:table-cell>
              <table:table-cell office:value-type="float" office:value="1608.6581">
                <text:p>1608.6581</text:p>
              </table:table-cell>
              <table:table-cell office:value-type="float" office:value="-41.513192">
                <text:p>-41.513192</text:p>
              </table:table-cell>
            </table:table-row>
            <table:table-row>
              <table:table-cell office:value-type="string">
                <text:p>3385</text:p>
              </table:table-cell>
              <table:table-cell office:value-type="float" office:value="1608.5033">
                <text:p>1608.5033</text:p>
              </table:table-cell>
              <table:table-cell office:value-type="float" office:value="-41.712653">
                <text:p>-41.712653</text:p>
              </table:table-cell>
            </table:table-row>
            <table:table-row>
              <table:table-cell office:value-type="string">
                <text:p>3386</text:p>
              </table:table-cell>
              <table:table-cell office:value-type="float" office:value="1608.3485">
                <text:p>1608.3485</text:p>
              </table:table-cell>
              <table:table-cell office:value-type="float" office:value="-41.921221">
                <text:p>-41.921221</text:p>
              </table:table-cell>
            </table:table-row>
            <table:table-row>
              <table:table-cell office:value-type="string">
                <text:p>3387</text:p>
              </table:table-cell>
              <table:table-cell office:value-type="float" office:value="1608.1937">
                <text:p>1608.1937</text:p>
              </table:table-cell>
              <table:table-cell office:value-type="float" office:value="-42.19252">
                <text:p>-42.19252</text:p>
              </table:table-cell>
            </table:table-row>
            <table:table-row>
              <table:table-cell office:value-type="string">
                <text:p>3388</text:p>
              </table:table-cell>
              <table:table-cell office:value-type="float" office:value="1608.0358">
                <text:p>1608.0358</text:p>
              </table:table-cell>
              <table:table-cell office:value-type="float" office:value="-42.166347">
                <text:p>-42.166347</text:p>
              </table:table-cell>
            </table:table-row>
            <table:table-row>
              <table:table-cell office:value-type="string">
                <text:p>3389</text:p>
              </table:table-cell>
              <table:table-cell office:value-type="float" office:value="1607.86655">
                <text:p>1607.86655</text:p>
              </table:table-cell>
              <table:table-cell office:value-type="float" office:value="-42.325553">
                <text:p>-42.325553</text:p>
              </table:table-cell>
            </table:table-row>
            <table:table-row>
              <table:table-cell office:value-type="string">
                <text:p>3390</text:p>
              </table:table-cell>
              <table:table-cell office:value-type="float" office:value="1607.6888">
                <text:p>1607.6888</text:p>
              </table:table-cell>
              <table:table-cell office:value-type="float" office:value="-42.717257">
                <text:p>-42.717257</text:p>
              </table:table-cell>
            </table:table-row>
            <table:table-row>
              <table:table-cell office:value-type="string">
                <text:p>3391</text:p>
              </table:table-cell>
              <table:table-cell office:value-type="float" office:value="1607.51075">
                <text:p>1607.51075</text:p>
              </table:table-cell>
              <table:table-cell office:value-type="float" office:value="-42.876328">
                <text:p>-42.876328</text:p>
              </table:table-cell>
            </table:table-row>
            <table:table-row>
              <table:table-cell office:value-type="string">
                <text:p>3392</text:p>
              </table:table-cell>
              <table:table-cell office:value-type="float" office:value="1607.3327">
                <text:p>1607.3327</text:p>
              </table:table-cell>
              <table:table-cell office:value-type="float" office:value="-43.104119">
                <text:p>-43.104119</text:p>
              </table:table-cell>
            </table:table-row>
            <table:table-row>
              <table:table-cell office:value-type="string">
                <text:p>3393</text:p>
              </table:table-cell>
              <table:table-cell office:value-type="float" office:value="1607.15535">
                <text:p>1607.15535</text:p>
              </table:table-cell>
              <table:table-cell office:value-type="float" office:value="-43.174069">
                <text:p>-43.174069</text:p>
              </table:table-cell>
            </table:table-row>
            <table:table-row>
              <table:table-cell office:value-type="string">
                <text:p>3394</text:p>
              </table:table-cell>
              <table:table-cell office:value-type="float" office:value="1606.98245">
                <text:p>1606.98245</text:p>
              </table:table-cell>
              <table:table-cell office:value-type="float" office:value="-43.218939">
                <text:p>-43.218939</text:p>
              </table:table-cell>
            </table:table-row>
            <table:table-row>
              <table:table-cell office:value-type="string">
                <text:p>3395</text:p>
              </table:table-cell>
              <table:table-cell office:value-type="float" office:value="1606.817">
                <text:p>1606.817</text:p>
              </table:table-cell>
              <table:table-cell office:value-type="float" office:value="-43.361739">
                <text:p>-43.361739</text:p>
              </table:table-cell>
            </table:table-row>
            <table:table-row>
              <table:table-cell office:value-type="string">
                <text:p>3396</text:p>
              </table:table-cell>
              <table:table-cell office:value-type="float" office:value="1606.65515">
                <text:p>1606.65515</text:p>
              </table:table-cell>
              <table:table-cell office:value-type="float" office:value="-43.493409">
                <text:p>-43.493409</text:p>
              </table:table-cell>
            </table:table-row>
            <table:table-row>
              <table:table-cell office:value-type="string">
                <text:p>3397</text:p>
              </table:table-cell>
              <table:table-cell office:value-type="float" office:value="1606.4933">
                <text:p>1606.4933</text:p>
              </table:table-cell>
              <table:table-cell office:value-type="float" office:value="-43.551298">
                <text:p>-43.551298</text:p>
              </table:table-cell>
            </table:table-row>
            <table:table-row>
              <table:table-cell office:value-type="string">
                <text:p>3398</text:p>
              </table:table-cell>
              <table:table-cell office:value-type="float" office:value="1606.3315">
                <text:p>1606.3315</text:p>
              </table:table-cell>
              <table:table-cell office:value-type="float" office:value="-43.558516">
                <text:p>-43.558516</text:p>
              </table:table-cell>
            </table:table-row>
            <table:table-row>
              <table:table-cell office:value-type="string">
                <text:p>3399</text:p>
              </table:table-cell>
              <table:table-cell office:value-type="float" office:value="1606.16965">
                <text:p>1606.16965</text:p>
              </table:table-cell>
              <table:table-cell office:value-type="float" office:value="-43.334245">
                <text:p>-43.334245</text:p>
              </table:table-cell>
            </table:table-row>
            <table:table-row>
              <table:table-cell office:value-type="string">
                <text:p>3400</text:p>
              </table:table-cell>
              <table:table-cell office:value-type="float" office:value="1605.99585">
                <text:p>1605.99585</text:p>
              </table:table-cell>
              <table:table-cell office:value-type="float" office:value="-42.958999">
                <text:p>-42.958999</text:p>
              </table:table-cell>
            </table:table-row>
            <table:table-row>
              <table:table-cell office:value-type="string">
                <text:p>3401</text:p>
              </table:table-cell>
              <table:table-cell office:value-type="float" office:value="1605.76595">
                <text:p>1605.76595</text:p>
              </table:table-cell>
              <table:table-cell office:value-type="float" office:value="-42.962169">
                <text:p>-42.962169</text:p>
              </table:table-cell>
            </table:table-row>
            <table:table-row>
              <table:table-cell office:value-type="string">
                <text:p>3402</text:p>
              </table:table-cell>
              <table:table-cell office:value-type="float" office:value="1605.52235">
                <text:p>1605.52235</text:p>
              </table:table-cell>
              <table:table-cell office:value-type="float" office:value="-43.33372">
                <text:p>-43.33372</text:p>
              </table:table-cell>
            </table:table-row>
            <table:table-row>
              <table:table-cell office:value-type="string">
                <text:p>3403</text:p>
              </table:table-cell>
              <table:table-cell office:value-type="float" office:value="1605.3092">
                <text:p>1605.3092</text:p>
              </table:table-cell>
              <table:table-cell office:value-type="float" office:value="-43.315724">
                <text:p>-43.315724</text:p>
              </table:table-cell>
            </table:table-row>
            <table:table-row>
              <table:table-cell office:value-type="string">
                <text:p>3404</text:p>
              </table:table-cell>
              <table:table-cell office:value-type="float" office:value="1605.1044">
                <text:p>1605.1044</text:p>
              </table:table-cell>
              <table:table-cell office:value-type="float" office:value="-43.259332">
                <text:p>-43.259332</text:p>
              </table:table-cell>
            </table:table-row>
            <table:table-row>
              <table:table-cell office:value-type="string">
                <text:p>3405</text:p>
              </table:table-cell>
              <table:table-cell office:value-type="float" office:value="1604.93">
                <text:p>1604.93</text:p>
              </table:table-cell>
              <table:table-cell office:value-type="float" office:value="-43.200781">
                <text:p>-43.200781</text:p>
              </table:table-cell>
            </table:table-row>
            <table:table-row>
              <table:table-cell office:value-type="string">
                <text:p>3406</text:p>
              </table:table-cell>
              <table:table-cell office:value-type="float" office:value="1604.7841">
                <text:p>1604.7841</text:p>
              </table:table-cell>
              <table:table-cell office:value-type="float" office:value="-43.439785">
                <text:p>-43.439785</text:p>
              </table:table-cell>
            </table:table-row>
            <table:table-row>
              <table:table-cell office:value-type="string">
                <text:p>3407</text:p>
              </table:table-cell>
              <table:table-cell office:value-type="float" office:value="1604.6447">
                <text:p>1604.6447</text:p>
              </table:table-cell>
              <table:table-cell office:value-type="float" office:value="-43.438907">
                <text:p>-43.438907</text:p>
              </table:table-cell>
            </table:table-row>
            <table:table-row>
              <table:table-cell office:value-type="string">
                <text:p>3408</text:p>
              </table:table-cell>
              <table:table-cell office:value-type="float" office:value="1604.5053">
                <text:p>1604.5053</text:p>
              </table:table-cell>
              <table:table-cell office:value-type="float" office:value="-43.44916">
                <text:p>-43.44916</text:p>
              </table:table-cell>
            </table:table-row>
            <table:table-row>
              <table:table-cell office:value-type="string">
                <text:p>3409</text:p>
              </table:table-cell>
              <table:table-cell office:value-type="float" office:value="1604.36595">
                <text:p>1604.36595</text:p>
              </table:table-cell>
              <table:table-cell office:value-type="float" office:value="-43.317976">
                <text:p>-43.317976</text:p>
              </table:table-cell>
            </table:table-row>
            <table:table-row>
              <table:table-cell office:value-type="string">
                <text:p>3410</text:p>
              </table:table-cell>
              <table:table-cell office:value-type="float" office:value="1604.2266">
                <text:p>1604.2266</text:p>
              </table:table-cell>
              <table:table-cell office:value-type="float" office:value="-43.325194">
                <text:p>-43.325194</text:p>
              </table:table-cell>
            </table:table-row>
            <table:table-row>
              <table:table-cell office:value-type="string">
                <text:p>3411</text:p>
              </table:table-cell>
              <table:table-cell office:value-type="float" office:value="1604.0872">
                <text:p>1604.0872</text:p>
              </table:table-cell>
              <table:table-cell office:value-type="float" office:value="-43.12499">
                <text:p>-43.12499</text:p>
              </table:table-cell>
            </table:table-row>
            <table:table-row>
              <table:table-cell office:value-type="string">
                <text:p>3412</text:p>
              </table:table-cell>
              <table:table-cell office:value-type="float" office:value="1603.94785">
                <text:p>1603.94785</text:p>
              </table:table-cell>
              <table:table-cell office:value-type="float" office:value="-43.080605">
                <text:p>-43.080605</text:p>
              </table:table-cell>
            </table:table-row>
            <table:table-row>
              <table:table-cell office:value-type="string">
                <text:p>3413</text:p>
              </table:table-cell>
              <table:table-cell office:value-type="float" office:value="1603.8085">
                <text:p>1603.8085</text:p>
              </table:table-cell>
              <table:table-cell office:value-type="float" office:value="-43.075681">
                <text:p>-43.075681</text:p>
              </table:table-cell>
            </table:table-row>
            <table:table-row>
              <table:table-cell office:value-type="string">
                <text:p>3414</text:p>
              </table:table-cell>
              <table:table-cell office:value-type="float" office:value="1603.6691">
                <text:p>1603.6691</text:p>
              </table:table-cell>
              <table:table-cell office:value-type="float" office:value="-43.116504">
                <text:p>-43.116504</text:p>
              </table:table-cell>
            </table:table-row>
            <table:table-row>
              <table:table-cell office:value-type="string">
                <text:p>3415</text:p>
              </table:table-cell>
              <table:table-cell office:value-type="float" office:value="1603.52975">
                <text:p>1603.52975</text:p>
              </table:table-cell>
              <table:table-cell office:value-type="float" office:value="-43.326165">
                <text:p>-43.326165</text:p>
              </table:table-cell>
            </table:table-row>
            <table:table-row>
              <table:table-cell office:value-type="string">
                <text:p>3416</text:p>
              </table:table-cell>
              <table:table-cell office:value-type="float" office:value="1603.3904">
                <text:p>1603.3904</text:p>
              </table:table-cell>
              <table:table-cell office:value-type="float" office:value="-43.396197">
                <text:p>-43.396197</text:p>
              </table:table-cell>
            </table:table-row>
            <table:table-row>
              <table:table-cell office:value-type="string">
                <text:p>3417</text:p>
              </table:table-cell>
              <table:table-cell office:value-type="float" office:value="1603.251">
                <text:p>1603.251</text:p>
              </table:table-cell>
              <table:table-cell office:value-type="float" office:value="-43.805102">
                <text:p>-43.805102</text:p>
              </table:table-cell>
            </table:table-row>
            <table:table-row>
              <table:table-cell office:value-type="string">
                <text:p>3418</text:p>
              </table:table-cell>
              <table:table-cell office:value-type="float" office:value="1603.1086">
                <text:p>1603.1086</text:p>
              </table:table-cell>
              <table:table-cell office:value-type="float" office:value="-43.884158">
                <text:p>-43.884158</text:p>
              </table:table-cell>
            </table:table-row>
            <table:table-row>
              <table:table-cell office:value-type="string">
                <text:p>3419</text:p>
              </table:table-cell>
              <table:table-cell office:value-type="float" office:value="1602.93355">
                <text:p>1602.93355</text:p>
              </table:table-cell>
              <table:table-cell office:value-type="float" office:value="-43.883497">
                <text:p>-43.883497</text:p>
              </table:table-cell>
            </table:table-row>
            <table:table-row>
              <table:table-cell office:value-type="string">
                <text:p>3420</text:p>
              </table:table-cell>
              <table:table-cell office:value-type="float" office:value="1602.7104">
                <text:p>1602.7104</text:p>
              </table:table-cell>
              <table:table-cell office:value-type="float" office:value="-44.034473">
                <text:p>-44.034473</text:p>
              </table:table-cell>
            </table:table-row>
            <table:table-row>
              <table:table-cell office:value-type="string">
                <text:p>3421</text:p>
              </table:table-cell>
              <table:table-cell office:value-type="float" office:value="1602.2272">
                <text:p>1602.2272</text:p>
              </table:table-cell>
              <table:table-cell office:value-type="float" office:value="-44.420405">
                <text:p>-44.420405</text:p>
              </table:table-cell>
            </table:table-row>
            <table:table-row>
              <table:table-cell office:value-type="string">
                <text:p>3422</text:p>
              </table:table-cell>
              <table:table-cell office:value-type="float" office:value="1602.00585">
                <text:p>1602.00585</text:p>
              </table:table-cell>
              <table:table-cell office:value-type="float" office:value="-44.653747">
                <text:p>-44.653747</text:p>
              </table:table-cell>
            </table:table-row>
            <table:table-row>
              <table:table-cell office:value-type="string">
                <text:p>3423</text:p>
              </table:table-cell>
              <table:table-cell office:value-type="float" office:value="1601.8181">
                <text:p>1601.8181</text:p>
              </table:table-cell>
              <table:table-cell office:value-type="float" office:value="-44.821047">
                <text:p>-44.821047</text:p>
              </table:table-cell>
            </table:table-row>
            <table:table-row>
              <table:table-cell office:value-type="string">
                <text:p>3424</text:p>
              </table:table-cell>
              <table:table-cell office:value-type="float" office:value="1601.64465">
                <text:p>1601.64465</text:p>
              </table:table-cell>
              <table:table-cell office:value-type="float" office:value="-45.165196">
                <text:p>-45.165196</text:p>
              </table:table-cell>
            </table:table-row>
            <table:table-row>
              <table:table-cell office:value-type="string">
                <text:p>3425</text:p>
              </table:table-cell>
              <table:table-cell office:value-type="float" office:value="1601.4721">
                <text:p>1601.4721</text:p>
              </table:table-cell>
              <table:table-cell office:value-type="float" office:value="-45.734049">
                <text:p>-45.734049</text:p>
              </table:table-cell>
            </table:table-row>
            <table:table-row>
              <table:table-cell office:value-type="string">
                <text:p>3426</text:p>
              </table:table-cell>
              <table:table-cell office:value-type="float" office:value="1601.2995">
                <text:p>1601.2995</text:p>
              </table:table-cell>
              <table:table-cell office:value-type="float" office:value="-45.947675">
                <text:p>-45.947675</text:p>
              </table:table-cell>
            </table:table-row>
            <table:table-row>
              <table:table-cell office:value-type="string">
                <text:p>3427</text:p>
              </table:table-cell>
              <table:table-cell office:value-type="float" office:value="1601.13125">
                <text:p>1601.13125</text:p>
              </table:table-cell>
              <table:table-cell office:value-type="float" office:value="-46.344521">
                <text:p>-46.344521</text:p>
              </table:table-cell>
            </table:table-row>
            <table:table-row>
              <table:table-cell office:value-type="string">
                <text:p>3428</text:p>
              </table:table-cell>
              <table:table-cell office:value-type="float" office:value="1600.9858">
                <text:p>1600.9858</text:p>
              </table:table-cell>
              <table:table-cell office:value-type="float" office:value="-46.595801">
                <text:p>-46.595801</text:p>
              </table:table-cell>
            </table:table-row>
            <table:table-row>
              <table:table-cell office:value-type="string">
                <text:p>3429</text:p>
              </table:table-cell>
              <table:table-cell office:value-type="float" office:value="1600.87145">
                <text:p>1600.87145</text:p>
              </table:table-cell>
              <table:table-cell office:value-type="float" office:value="-46.788179">
                <text:p>-46.788179</text:p>
              </table:table-cell>
            </table:table-row>
            <table:table-row>
              <table:table-cell office:value-type="string">
                <text:p>3430</text:p>
              </table:table-cell>
              <table:table-cell office:value-type="float" office:value="1600.76975">
                <text:p>1600.76975</text:p>
              </table:table-cell>
              <table:table-cell office:value-type="float" office:value="-47.138399">
                <text:p>-47.138399</text:p>
              </table:table-cell>
            </table:table-row>
            <table:table-row>
              <table:table-cell office:value-type="string">
                <text:p>3431</text:p>
              </table:table-cell>
              <table:table-cell office:value-type="float" office:value="1600.6681">
                <text:p>1600.6681</text:p>
              </table:table-cell>
              <table:table-cell office:value-type="float" office:value="-47.226561">
                <text:p>-47.226561</text:p>
              </table:table-cell>
            </table:table-row>
            <table:table-row>
              <table:table-cell office:value-type="string">
                <text:p>3432</text:p>
              </table:table-cell>
              <table:table-cell office:value-type="float" office:value="1600.46485">
                <text:p>1600.46485</text:p>
              </table:table-cell>
              <table:table-cell office:value-type="float" office:value="-46.553244">
                <text:p>-46.553244</text:p>
              </table:table-cell>
            </table:table-row>
            <table:table-row>
              <table:table-cell office:value-type="string">
                <text:p>3433</text:p>
              </table:table-cell>
              <table:table-cell office:value-type="float" office:value="1600.3632">
                <text:p>1600.3632</text:p>
              </table:table-cell>
              <table:table-cell office:value-type="float" office:value="-45.937579">
                <text:p>-45.937579</text:p>
              </table:table-cell>
            </table:table-row>
            <table:table-row>
              <table:table-cell office:value-type="string">
                <text:p>3434</text:p>
              </table:table-cell>
              <table:table-cell office:value-type="float" office:value="1600.0564">
                <text:p>1600.0564</text:p>
              </table:table-cell>
              <table:table-cell office:value-type="float" office:value="-44.267264">
                <text:p>-44.267264</text:p>
              </table:table-cell>
            </table:table-row>
            <table:table-row>
              <table:table-cell office:value-type="string">
                <text:p>3435</text:p>
              </table:table-cell>
              <table:table-cell office:value-type="float" office:value="1599.9446">
                <text:p>1599.9446</text:p>
              </table:table-cell>
              <table:table-cell office:value-type="float" office:value="-43.215058">
                <text:p>-43.215058</text:p>
              </table:table-cell>
            </table:table-row>
            <table:table-row>
              <table:table-cell office:value-type="string">
                <text:p>3436</text:p>
              </table:table-cell>
              <table:table-cell office:value-type="float" office:value="1599.8237">
                <text:p>1599.8237</text:p>
              </table:table-cell>
              <table:table-cell office:value-type="float" office:value="-42.768483">
                <text:p>-42.768483</text:p>
              </table:table-cell>
            </table:table-row>
            <table:table-row>
              <table:table-cell office:value-type="string">
                <text:p>3437</text:p>
              </table:table-cell>
              <table:table-cell office:value-type="float" office:value="1599.7003">
                <text:p>1599.7003</text:p>
              </table:table-cell>
              <table:table-cell office:value-type="float" office:value="-42.516647">
                <text:p>-42.516647</text:p>
              </table:table-cell>
            </table:table-row>
            <table:table-row>
              <table:table-cell office:value-type="string">
                <text:p>3438</text:p>
              </table:table-cell>
              <table:table-cell office:value-type="float" office:value="1599.5769">
                <text:p>1599.5769</text:p>
              </table:table-cell>
              <table:table-cell office:value-type="float" office:value="-42.450374">
                <text:p>-42.450374</text:p>
              </table:table-cell>
            </table:table-row>
            <table:table-row>
              <table:table-cell office:value-type="string">
                <text:p>3439</text:p>
              </table:table-cell>
              <table:table-cell office:value-type="float" office:value="1599.4535">
                <text:p>1599.4535</text:p>
              </table:table-cell>
              <table:table-cell office:value-type="float" office:value="-42.626761">
                <text:p>-42.626761</text:p>
              </table:table-cell>
            </table:table-row>
            <table:table-row>
              <table:table-cell office:value-type="string">
                <text:p>3440</text:p>
              </table:table-cell>
              <table:table-cell office:value-type="float" office:value="1599.33005">
                <text:p>1599.33005</text:p>
              </table:table-cell>
              <table:table-cell office:value-type="float" office:value="-42.542136">
                <text:p>-42.542136</text:p>
              </table:table-cell>
            </table:table-row>
            <table:table-row>
              <table:table-cell office:value-type="string">
                <text:p>3441</text:p>
              </table:table-cell>
              <table:table-cell office:value-type="float" office:value="1599.2066">
                <text:p>1599.2066</text:p>
              </table:table-cell>
              <table:table-cell office:value-type="float" office:value="-42.536019">
                <text:p>-42.536019</text:p>
              </table:table-cell>
            </table:table-row>
            <table:table-row>
              <table:table-cell office:value-type="string">
                <text:p>3442</text:p>
              </table:table-cell>
              <table:table-cell office:value-type="float" office:value="1599.08335">
                <text:p>1599.08335</text:p>
              </table:table-cell>
              <table:table-cell office:value-type="float" office:value="-42.65429">
                <text:p>-42.65429</text:p>
              </table:table-cell>
            </table:table-row>
            <table:table-row>
              <table:table-cell office:value-type="string">
                <text:p>3443</text:p>
              </table:table-cell>
              <table:table-cell office:value-type="float" office:value="1598.961">
                <text:p>1598.961</text:p>
              </table:table-cell>
              <table:table-cell office:value-type="float" office:value="-42.477903">
                <text:p>-42.477903</text:p>
              </table:table-cell>
            </table:table-row>
            <table:table-row>
              <table:table-cell office:value-type="string">
                <text:p>3444</text:p>
              </table:table-cell>
              <table:table-cell office:value-type="float" office:value="1598.8398">
                <text:p>1598.8398</text:p>
              </table:table-cell>
              <table:table-cell office:value-type="float" office:value="-42.486059">
                <text:p>-42.486059</text:p>
              </table:table-cell>
            </table:table-row>
            <table:table-row>
              <table:table-cell office:value-type="string">
                <text:p>3445</text:p>
              </table:table-cell>
              <table:table-cell office:value-type="float" office:value="1598.59645">
                <text:p>1598.59645</text:p>
              </table:table-cell>
              <table:table-cell office:value-type="float" office:value="-42.507673">
                <text:p>-42.507673</text:p>
              </table:table-cell>
            </table:table-row>
            <table:table-row>
              <table:table-cell office:value-type="string">
                <text:p>3446</text:p>
              </table:table-cell>
              <table:table-cell office:value-type="float" office:value="1598.4722">
                <text:p>1598.4722</text:p>
              </table:table-cell>
              <table:table-cell office:value-type="float" office:value="-42.628174">
                <text:p>-42.628174</text:p>
              </table:table-cell>
            </table:table-row>
            <table:table-row>
              <table:table-cell office:value-type="string">
                <text:p>3447</text:p>
              </table:table-cell>
              <table:table-cell office:value-type="float" office:value="1598.34795">
                <text:p>1598.34795</text:p>
              </table:table-cell>
              <table:table-cell office:value-type="float" office:value="-42.721227">
                <text:p>-42.721227</text:p>
              </table:table-cell>
            </table:table-row>
            <table:table-row>
              <table:table-cell office:value-type="string">
                <text:p>3448</text:p>
              </table:table-cell>
              <table:table-cell office:value-type="float" office:value="1598.2237">
                <text:p>1598.2237</text:p>
              </table:table-cell>
              <table:table-cell office:value-type="float" office:value="-42.848835">
                <text:p>-42.848835</text:p>
              </table:table-cell>
            </table:table-row>
            <table:table-row>
              <table:table-cell office:value-type="string">
                <text:p>3449</text:p>
              </table:table-cell>
              <table:table-cell office:value-type="float" office:value="1598.0981">
                <text:p>1598.0981</text:p>
              </table:table-cell>
              <table:table-cell office:value-type="float" office:value="-42.710437">
                <text:p>-42.710437</text:p>
              </table:table-cell>
            </table:table-row>
            <table:table-row>
              <table:table-cell office:value-type="string">
                <text:p>3450</text:p>
              </table:table-cell>
              <table:table-cell office:value-type="float" office:value="1597.96515">
                <text:p>1597.96515</text:p>
              </table:table-cell>
              <table:table-cell office:value-type="float" office:value="-42.388">
                <text:p>-42.388</text:p>
              </table:table-cell>
            </table:table-row>
            <table:table-row>
              <table:table-cell office:value-type="string">
                <text:p>3451</text:p>
              </table:table-cell>
              <table:table-cell office:value-type="float" office:value="1597.82115">
                <text:p>1597.82115</text:p>
              </table:table-cell>
              <table:table-cell office:value-type="float" office:value="-42.319686">
                <text:p>-42.319686</text:p>
              </table:table-cell>
            </table:table-row>
            <table:table-row>
              <table:table-cell office:value-type="string">
                <text:p>3452</text:p>
              </table:table-cell>
              <table:table-cell office:value-type="float" office:value="1597.67205">
                <text:p>1597.67205</text:p>
              </table:table-cell>
              <table:table-cell office:value-type="float" office:value="-42.328503">
                <text:p>-42.328503</text:p>
              </table:table-cell>
            </table:table-row>
            <table:table-row>
              <table:table-cell office:value-type="string">
                <text:p>3453</text:p>
              </table:table-cell>
              <table:table-cell office:value-type="float" office:value="1597.4931">
                <text:p>1597.4931</text:p>
              </table:table-cell>
              <table:table-cell office:value-type="float" office:value="-42.238851">
                <text:p>-42.238851</text:p>
              </table:table-cell>
            </table:table-row>
            <table:table-row>
              <table:table-cell office:value-type="string">
                <text:p>3454</text:p>
              </table:table-cell>
              <table:table-cell office:value-type="float" office:value="1597.3142">
                <text:p>1597.3142</text:p>
              </table:table-cell>
              <table:table-cell office:value-type="float" office:value="-42.329914">
                <text:p>-42.329914</text:p>
              </table:table-cell>
            </table:table-row>
            <table:table-row>
              <table:table-cell office:value-type="string">
                <text:p>3455</text:p>
              </table:table-cell>
              <table:table-cell office:value-type="float" office:value="1597.16535">
                <text:p>1597.16535</text:p>
              </table:table-cell>
              <table:table-cell office:value-type="float" office:value="-42.25724">
                <text:p>-42.25724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1597.0194">
                <text:p>1597.0194</text:p>
              </table:table-cell>
              <table:table-cell office:value-type="float" office:value="-42.258951">
                <text:p>-42.258951</text:p>
              </table:table-cell>
            </table:table-row>
            <table:table-row>
              <table:table-cell office:value-type="string">
                <text:p>3457</text:p>
              </table:table-cell>
              <table:table-cell office:value-type="float" office:value="1596.8812">
                <text:p>1596.8812</text:p>
              </table:table-cell>
              <table:table-cell office:value-type="float" office:value="-42.512435">
                <text:p>-42.512435</text:p>
              </table:table-cell>
            </table:table-row>
            <table:table-row>
              <table:table-cell office:value-type="string">
                <text:p>3458</text:p>
              </table:table-cell>
              <table:table-cell office:value-type="float" office:value="1596.74805">
                <text:p>1596.74805</text:p>
              </table:table-cell>
              <table:table-cell office:value-type="float" office:value="-43.108996">
                <text:p>-43.108996</text:p>
              </table:table-cell>
            </table:table-row>
            <table:table-row>
              <table:table-cell office:value-type="string">
                <text:p>3459</text:p>
              </table:table-cell>
              <table:table-cell office:value-type="float" office:value="1596.61495">
                <text:p>1596.61495</text:p>
              </table:table-cell>
              <table:table-cell office:value-type="float" office:value="-43.407047">
                <text:p>-43.407047</text:p>
              </table:table-cell>
            </table:table-row>
            <table:table-row>
              <table:table-cell office:value-type="string">
                <text:p>3460</text:p>
              </table:table-cell>
              <table:table-cell office:value-type="float" office:value="1596.48185">
                <text:p>1596.48185</text:p>
              </table:table-cell>
              <table:table-cell office:value-type="float" office:value="-43.820603">
                <text:p>-43.820603</text:p>
              </table:table-cell>
            </table:table-row>
            <table:table-row>
              <table:table-cell office:value-type="string">
                <text:p>3461</text:p>
              </table:table-cell>
              <table:table-cell office:value-type="float" office:value="1596.3487">
                <text:p>1596.3487</text:p>
              </table:table-cell>
              <table:table-cell office:value-type="float" office:value="-44.42228">
                <text:p>-44.42228</text:p>
              </table:table-cell>
            </table:table-row>
            <table:table-row>
              <table:table-cell office:value-type="string">
                <text:p>3462</text:p>
              </table:table-cell>
              <table:table-cell office:value-type="float" office:value="1596.21555">
                <text:p>1596.21555</text:p>
              </table:table-cell>
              <table:table-cell office:value-type="float" office:value="-44.790475">
                <text:p>-44.790475</text:p>
              </table:table-cell>
            </table:table-row>
            <table:table-row>
              <table:table-cell office:value-type="string">
                <text:p>3463</text:p>
              </table:table-cell>
              <table:table-cell office:value-type="float" office:value="1596.08145">
                <text:p>1596.08145</text:p>
              </table:table-cell>
              <table:table-cell office:value-type="float" office:value="-45.148518">
                <text:p>-45.148518</text:p>
              </table:table-cell>
            </table:table-row>
            <table:table-row>
              <table:table-cell office:value-type="string">
                <text:p>3464</text:p>
              </table:table-cell>
              <table:table-cell office:value-type="float" office:value="1595.9413">
                <text:p>1595.9413</text:p>
              </table:table-cell>
              <table:table-cell office:value-type="float" office:value="-45.299454">
                <text:p>-45.299454</text:p>
              </table:table-cell>
            </table:table-row>
            <table:table-row>
              <table:table-cell office:value-type="string">
                <text:p>3465</text:p>
              </table:table-cell>
              <table:table-cell office:value-type="float" office:value="1595.64505">
                <text:p>1595.64505</text:p>
              </table:table-cell>
              <table:table-cell office:value-type="float" office:value="-44.48179">
                <text:p>-44.48179</text:p>
              </table:table-cell>
            </table:table-row>
            <table:table-row>
              <table:table-cell office:value-type="string">
                <text:p>3466</text:p>
              </table:table-cell>
              <table:table-cell office:value-type="float" office:value="1595.49595">
                <text:p>1595.49595</text:p>
              </table:table-cell>
              <table:table-cell office:value-type="float" office:value="-44.558441">
                <text:p>-44.558441</text:p>
              </table:table-cell>
            </table:table-row>
            <table:table-row>
              <table:table-cell office:value-type="string">
                <text:p>3467</text:p>
              </table:table-cell>
              <table:table-cell office:value-type="float" office:value="1595.34685">
                <text:p>1595.34685</text:p>
              </table:table-cell>
              <table:table-cell office:value-type="float" office:value="-44.717498">
                <text:p>-44.717498</text:p>
              </table:table-cell>
            </table:table-row>
            <table:table-row>
              <table:table-cell office:value-type="string">
                <text:p>3468</text:p>
              </table:table-cell>
              <table:table-cell office:value-type="float" office:value="1595.19785">
                <text:p>1595.19785</text:p>
              </table:table-cell>
              <table:table-cell office:value-type="float" office:value="-43.190769">
                <text:p>-43.190769</text:p>
              </table:table-cell>
            </table:table-row>
            <table:table-row>
              <table:table-cell office:value-type="string">
                <text:p>3469</text:p>
              </table:table-cell>
              <table:table-cell office:value-type="float" office:value="1595.05245">
                <text:p>1595.05245</text:p>
              </table:table-cell>
              <table:table-cell office:value-type="float" office:value="-43.167202">
                <text:p>-43.167202</text:p>
              </table:table-cell>
            </table:table-row>
            <table:table-row>
              <table:table-cell office:value-type="string">
                <text:p>3470</text:p>
              </table:table-cell>
              <table:table-cell office:value-type="float" office:value="1594.92825">
                <text:p>1594.92825</text:p>
              </table:table-cell>
              <table:table-cell office:value-type="float" office:value="-43.195892">
                <text:p>-43.195892</text:p>
              </table:table-cell>
            </table:table-row>
            <table:table-row>
              <table:table-cell office:value-type="string">
                <text:p>3471</text:p>
              </table:table-cell>
              <table:table-cell office:value-type="float" office:value="1594.82175">
                <text:p>1594.82175</text:p>
              </table:table-cell>
              <table:table-cell office:value-type="float" office:value="-43.108796">
                <text:p>-43.108796</text:p>
              </table:table-cell>
            </table:table-row>
            <table:table-row>
              <table:table-cell office:value-type="string">
                <text:p>3472</text:p>
              </table:table-cell>
              <table:table-cell office:value-type="float" office:value="1594.71525">
                <text:p>1594.71525</text:p>
              </table:table-cell>
              <table:table-cell office:value-type="float" office:value="-42.715329">
                <text:p>-42.715329</text:p>
              </table:table-cell>
            </table:table-row>
            <table:table-row>
              <table:table-cell office:value-type="string">
                <text:p>3473</text:p>
              </table:table-cell>
              <table:table-cell office:value-type="float" office:value="1594.60875">
                <text:p>1594.60875</text:p>
              </table:table-cell>
              <table:table-cell office:value-type="float" office:value="-46.270514">
                <text:p>-46.270514</text:p>
              </table:table-cell>
            </table:table-row>
            <table:table-row>
              <table:table-cell office:value-type="string">
                <text:p>3474</text:p>
              </table:table-cell>
              <table:table-cell office:value-type="float" office:value="1594.50225">
                <text:p>1594.50225</text:p>
              </table:table-cell>
              <table:table-cell office:value-type="float" office:value="-45.889039">
                <text:p>-45.889039</text:p>
              </table:table-cell>
            </table:table-row>
            <table:table-row>
              <table:table-cell office:value-type="string">
                <text:p>3475</text:p>
              </table:table-cell>
              <table:table-cell office:value-type="float" office:value="1594.39575">
                <text:p>1594.39575</text:p>
              </table:table-cell>
              <table:table-cell office:value-type="float" office:value="-45.588199">
                <text:p>-45.588199</text:p>
              </table:table-cell>
            </table:table-row>
            <table:table-row>
              <table:table-cell office:value-type="string">
                <text:p>3476</text:p>
              </table:table-cell>
              <table:table-cell office:value-type="float" office:value="1594.2893">
                <text:p>1594.2893</text:p>
              </table:table-cell>
              <table:table-cell office:value-type="float" office:value="-45.020438">
                <text:p>-45.020438</text:p>
              </table:table-cell>
            </table:table-row>
            <table:table-row>
              <table:table-cell office:value-type="string">
                <text:p>3477</text:p>
              </table:table-cell>
              <table:table-cell office:value-type="float" office:value="1594.18285">
                <text:p>1594.18285</text:p>
              </table:table-cell>
              <table:table-cell office:value-type="float" office:value="-44.495273">
                <text:p>-44.495273</text:p>
              </table:table-cell>
            </table:table-row>
            <table:table-row>
              <table:table-cell office:value-type="string">
                <text:p>3478</text:p>
              </table:table-cell>
              <table:table-cell office:value-type="float" office:value="1594.0759">
                <text:p>1594.0759</text:p>
              </table:table-cell>
              <table:table-cell office:value-type="float" office:value="-43.783363">
                <text:p>-43.783363</text:p>
              </table:table-cell>
            </table:table-row>
            <table:table-row>
              <table:table-cell office:value-type="string">
                <text:p>3479</text:p>
              </table:table-cell>
              <table:table-cell office:value-type="float" office:value="1593.9527">
                <text:p>1593.9527</text:p>
              </table:table-cell>
              <table:table-cell office:value-type="float" office:value="-42.885303">
                <text:p>-42.885303</text:p>
              </table:table-cell>
            </table:table-row>
            <table:table-row>
              <table:table-cell office:value-type="string">
                <text:p>3480</text:p>
              </table:table-cell>
              <table:table-cell office:value-type="float" office:value="1593.8086">
                <text:p>1593.8086</text:p>
              </table:table-cell>
              <table:table-cell office:value-type="float" office:value="-42.909367">
                <text:p>-42.909367</text:p>
              </table:table-cell>
            </table:table-row>
            <table:table-row>
              <table:table-cell office:value-type="string">
                <text:p>3481</text:p>
              </table:table-cell>
              <table:table-cell office:value-type="float" office:value="1593.6595">
                <text:p>1593.6595</text:p>
              </table:table-cell>
              <table:table-cell office:value-type="float" office:value="-42.850189">
                <text:p>-42.850189</text:p>
              </table:table-cell>
            </table:table-row>
            <table:table-row>
              <table:table-cell office:value-type="string">
                <text:p>3482</text:p>
              </table:table-cell>
              <table:table-cell office:value-type="float" office:value="2003.81925">
                <text:p>2003.81925</text:p>
              </table:table-cell>
              <table:table-cell office:value-type="float" office:value="-42.261109">
                <text:p>-42.2611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5.2$Windows_X86_64 LibreOffice_project/dd0751754f11728f69b42ee2af6667006862467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